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42.04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26.1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303.96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9.5pt"/>
    </style:style>
    <style:style style:name="co15" style:family="table-column">
      <style:table-column-properties fo:break-before="auto" style:column-width="53.21pt"/>
    </style:style>
    <style:style style:name="co16" style:family="table-column">
      <style:table-column-properties fo:break-before="auto" style:column-width="47.59pt"/>
    </style:style>
    <style:style style:name="co17" style:family="table-column">
      <style:table-column-properties fo:break-before="auto" style:column-width="184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.25pt" fo:break-before="auto" style:use-optimal-row-height="false"/>
    </style:style>
    <style:style style:name="ta1" style:family="table" style:master-page-name="PageStyle_5f_Analise">
      <style:table-properties table:display="true" style:writing-mode="lr-tb"/>
    </style:style>
    <style:style style:name="ta2" style:family="table" style:master-page-name="PageStyle_5f_Formulas_20_Display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Página11">
      <style:table-properties table:display="true" style:writing-mode="lr-tb"/>
    </style:style>
    <style:style style:name="ta5" style:family="table" style:master-page-name="PageStyle_5f_Página15">
      <style:table-properties table:display="true" style:writing-mode="lr-tb"/>
    </style:style>
    <style:style style:name="ta6" style:family="table" style:master-page-name="PageStyle_5f_Página19">
      <style:table-properties table:display="true" style:writing-mode="lr-tb"/>
    </style:style>
    <style:style style:name="ta7" style:family="table" style:master-page-name="PageStyle_5f_Página1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000000" style:rotation-align="none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1.76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4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5" style:family="table-cell" style:parent-style-name="Default" style:data-style-name="N2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8" style:family="table-cell" style:parent-style-name="Default" style:data-style-name="N125">
      <style:table-cell-properties fo:background-color="#000000" style:rotation-align="none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a4c2f4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0" style:family="table-cell" style:parent-style-name="Default" style:data-style-name="N2">
      <style:table-cell-properties fo:background-color="#000000" style:rotation-align="none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1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2" style:family="table-cell" style:parent-style-name="Default" style:data-style-name="N2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 style:data-style-name="N125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5" style:family="table-cell" style:parent-style-name="Default" style:data-style-name="N125">
      <style:table-cell-properties fo:background-color="#000000" style:rotation-align="none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6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4ccc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7" style:family="table-cell" style:parent-style-name="Default" style:data-style-name="N2">
      <style:table-cell-properties fo:background-color="#000000" style:rotation-align="non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1" style:family="table-cell" style:parent-style-name="Default" style:data-style-name="N125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2" style:family="table-cell" style:parent-style-name="Default" style:data-style-name="N125">
      <style:table-cell-properties fo:background-color="#000000" style:rotation-align="non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3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4" style:family="table-cell" style:parent-style-name="Default" style:data-style-name="N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5" style:family="table-cell" style:parent-style-name="Default" style:data-style-name="N2">
      <style:table-cell-properties fo:background-color="#000000" style:rotation-align="non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6" style:family="table-cell" style:parent-style-name="Default" style:data-style-name="N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7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8" style:family="table-cell" style:parent-style-name="Default" style:data-style-name="N2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0" style:family="table-cell" style:parent-style-name="Default" style:data-style-name="N125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1" style:family="table-cell" style:parent-style-name="Default" style:data-style-name="N125">
      <style:table-cell-properties fo:background-color="#000000" style:rotation-align="non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e599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3" style:family="table-cell" style:parent-style-name="Default" style:data-style-name="N2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4" style:family="table-cell" style:parent-style-name="Default" style:data-style-name="N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5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6" style:family="table-cell" style:parent-style-name="Default" style:data-style-name="N2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7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8" style:family="table-cell" style:parent-style-name="Default" style:data-style-name="N125">
      <style:table-cell-properties fo:border-bottom="none" fo:background-color="#000000" style:diagonal-bl-tr="none" style:diagonal-tl-br="none" fo:border-left="none" fo:border-right="none" style:rotation-align="none" fo:border-top="0.74pt solid #ffffff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9" style:family="table-cell" style:parent-style-name="Default" style:data-style-name="N125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0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1" style:family="table-cell" style:parent-style-name="Default" style:data-style-name="N2">
      <style:table-cell-properties fo:border-bottom="none" fo:background-color="#000000" style:diagonal-bl-tr="none" style:diagonal-tl-br="none" fo:border-left="none" fo:border-right="0.74pt solid #ffffff" style:rotation-align="none" fo:border-top="0.74pt solid #ffffff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2" style:family="table-cell" style:parent-style-name="Default" style:data-style-name="N2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ffffff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4" style:family="table-cell" style:parent-style-name="Default" style:data-style-name="N125">
      <style:table-cell-properties fo:border-bottom="none" fo:background-color="#000000" style:diagonal-bl-tr="none" style:diagonal-tl-br="none" fo:border-left="none" fo:border-right="0.74pt solid #ffffff" style:rotation-align="none" fo:border-top="0.74pt solid #ffffff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5" style:family="table-cell" style:parent-style-name="Default" style:data-style-name="N125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6" style:family="table-cell" style:parent-style-name="Default" style:data-style-name="N125">
      <style:table-cell-properties fo:border-bottom="0.74pt solid #ffffff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5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solid" style:text-line-through-type="singl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8" style:family="table-cell" style:parent-style-name="Default">
      <style:table-cell-properties fo:background-color="#0000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3" style:family="table-cell" style:parent-style-name="Default" style:data-style-name="N1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a4c2f4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ackground-color="#2012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9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ea9999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5" style:family="table-cell" style:parent-style-name="Default">
      <style:table-cell-properties fo:background-color="#20124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6" style:family="table-cell" style:parent-style-name="Default">
      <style:table-cell-properties fo:background-color="#20124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7" style:family="table-cell" style:parent-style-name="Default">
      <style:table-cell-properties fo:background-color="#2012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8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9" style:family="table-cell" style:parent-style-name="Default" style:data-style-name="N11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1" style:family="table-cell" style:parent-style-name="Default" style:data-style-name="N125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9cb9c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fe599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6" style:family="table-cell" style:parent-style-name="Default" style:data-style-name="N1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0" style:family="table-cell" style:parent-style-name="Default" style:data-style-name="N126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1" style:family="table-cell" style:parent-style-name="Default" style:data-style-name="N126">
      <style:table-cell-properties fo:border-bottom="0.74pt solid #ffffff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3" style:family="table-cell" style:parent-style-name="Default" style:data-style-name="N126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4" style:family="table-cell" style:parent-style-name="Default" style:data-style-name="N126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05" style:family="table-cell" style:parent-style-name="Default" style:data-style-name="N126">
      <style:table-cell-properties fo:border-bottom="0.74pt solid #ffffff" fo:background-color="#000000" style:diagonal-bl-tr="none" style:diagonal-tl-br="none" fo:border-left="none" fo:border-right="0.74pt solid #ffffff" style:rotation-align="none" fo:border-top="none"/>
      <style:text-properties fo:color="#ffff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order-bottom="none" fo:background-color="#000000" style:diagonal-bl-tr="none" style:diagonal-tl-br="none" fo:border-left="none" fo:border-right="0.74pt solid #ffffff" style:rotation-align="none" fo:border-top="non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8" style:family="table-cell" style:parent-style-name="Default">
      <style:table-cell-properties fo:border-bottom="2.49pt solid #ffffff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ffffff" style:direction="ltr" fo:border-right="none" style:rotation-angle="0" style:rotation-align="none" style:shrink-to-fit="false" fo:border-top="2.49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ffffff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1" style:family="table-cell" style:parent-style-name="Default">
      <style:table-cell-properties fo:border-bottom="2.49pt solid #ffffff" fo:background-color="#000000" style:diagonal-bl-tr="none" style:diagonal-tl-br="none" style:text-align-source="value-type" style:repeat-content="false" fo:wrap-option="no-wrap" fo:border-left="2.49pt solid #ffffff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2.49pt solid #ffffff" style:rotation-align="none" fo:border-top="2.49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2.49pt solid #ffffff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6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7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8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9" style:family="table-cell" style:parent-style-name="Default" style:data-style-name="N127">
      <style:table-cell-properties fo:background-color="#000000" style:rotation-align="non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0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1" style:family="table-cell" style:parent-style-name="Default" style:data-style-name="N2">
      <style:table-cell-properties fo:background-color="#000000" style:rotation-align="non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2" style:family="table-cell" style:parent-style-name="Default" style:data-style-name="N125">
      <style:table-cell-properties fo:background-color="#000000" style:rotation-align="non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3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4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fa8dc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7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8" style:family="table-cell" style:parent-style-name="Default" style:data-style-name="N127">
      <style:table-cell-properties fo:background-color="#000000" style:rotation-align="non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9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0" style:family="table-cell" style:parent-style-name="Default" style:data-style-name="N2">
      <style:table-cell-properties fo:background-color="#000000" style:rotation-align="non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1" style:family="table-cell" style:parent-style-name="Default" style:data-style-name="N125">
      <style:table-cell-properties fo:background-color="#000000" style:rotation-align="non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2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e06666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3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4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5" style:family="table-cell" style:parent-style-name="Default" style:data-style-name="N127">
      <style:table-cell-properties fo:background-color="#000000" style:rotation-align="non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6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7" style:family="table-cell" style:parent-style-name="Default" style:data-style-name="N2">
      <style:table-cell-properties fo:background-color="#000000" style:rotation-align="non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8" style:family="table-cell" style:parent-style-name="Default" style:data-style-name="N125">
      <style:table-cell-properties fo:background-color="#000000" style:rotation-align="non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9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6b26b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0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2" style:family="table-cell" style:parent-style-name="Default" style:data-style-name="N127">
      <style:table-cell-properties fo:background-color="#000000" style:rotation-align="non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3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000000" style:rotation-align="non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5" style:family="table-cell" style:parent-style-name="Default" style:data-style-name="N125">
      <style:table-cell-properties fo:background-color="#000000" style:rotation-align="non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6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fe59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7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8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9" style:family="table-cell" style:parent-style-name="Default" style:data-style-name="N127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0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1" style:family="table-cell" style:parent-style-name="Default" style:data-style-name="N125">
      <style:table-cell-properties fo:background-color="#000000" style:rotation-align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2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3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4" style:family="table-cell" style:parent-style-name="Default" style:data-style-name="N2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5" style:family="table-cell" style:parent-style-name="Default" style:data-style-name="N127">
      <style:table-cell-properties fo:border-bottom="none" fo:background-color="#000000" style:diagonal-bl-tr="none" style:diagonal-tl-br="none" fo:border-left="none" fo:border-right="2.49pt solid #ffffff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6" style:family="table-cell" style:parent-style-name="Default" style:data-style-name="N127">
      <style:table-cell-properties fo:border-bottom="2.49pt solid #ffffff" fo:background-color="#000000" style:diagonal-bl-tr="none" style:diagonal-tl-br="none" fo:border-left="none" fo:border-right="2.49pt solid #ffffff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7" style:family="table-cell" style:parent-style-name="Default" style:data-style-name="N125">
      <style:table-cell-properties fo:border-bottom="none" fo:background-color="#000000" style:diagonal-bl-tr="none" style:diagonal-tl-br="none" fo:border-left="none" fo:border-right="2.49pt solid #ffffff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8" style:family="table-cell" style:parent-style-name="Default" style:data-style-name="N125">
      <style:table-cell-properties fo:border-bottom="2.49pt solid #ffffff" fo:background-color="#000000" style:diagonal-bl-tr="none" style:diagonal-tl-br="none" fo:border-left="none" fo:border-right="2.49pt solid #ffffff" style:rotation-align="none" fo:border-top="non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9" style:family="table-cell" style:parent-style-name="Default" style:data-style-name="N2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0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b45f0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38761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87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Analise.$AD$5:.$AD$8])" table:allow-empty-cell="true" table:display-list="unsorted" table:base-cell-address="Analise.AF16"/>
        <table:content-validation table:name="val2" table:condition="of:cell-content-is-in-list([$Analise.$AE$4:.$AI$4])" table:allow-empty-cell="true" table:display-list="unsorted" table:base-cell-address="Analise.AG16"/>
      </table:content-validations>
      <table:table table:name="Analise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9" table:visibility="collapse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10" table:visibility="collapse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10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1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calcext:value-type="string">
            <text:p>Laborer</text:p>
          </table:table-cell>
          <table:table-cell table:style-name="ce4" office:value-type="string" calcext:value-type="string">
            <text:p>Cloth</text:p>
          </table:table-cell>
          <table:table-cell table:style-name="ce4" office:value-type="string" calcext:value-type="string">
            <text:p>Leather</text:p>
          </table:table-cell>
          <table:table-cell table:style-name="ce4" office:value-type="string" calcext:value-type="string">
            <text:p>Metalbar</text:p>
          </table:table-cell>
          <table:table-cell table:style-name="ce4" office:value-type="string" calcext:value-type="string">
            <text:p>Planks</text:p>
          </table:table-cell>
          <table:table-cell table:style-name="ce3"/>
          <table:table-cell table:style-name="ce5" table:number-columns-repeated="6"/>
          <table:table-cell table:style-name="ce20" table:number-columns-repeated="4"/>
          <table:table-cell table:style-name="ce27" table:number-columns-repeated="4"/>
          <table:table-cell table:style-name="ce35" table:number-columns-repeated="4"/>
          <table:table-cell table:style-name="ce43" table:number-columns-repeated="4"/>
          <table:table-cell table:style-name="ce2" office:value-type="string" calcext:value-type="string">
            <text:p>Created by: <text:s text:c="6"/>IGN - AuBurnGG</text:p>
          </table:table-cell>
          <table:table-cell table:style-name="ce58" office:value-type="string" calcext:value-type="string">
            <text:p>Laborers:</text:p>
          </table:table-cell>
          <table:table-cell table:style-name="ce72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988"/>
        </table:table-row>
        <table:table-row table:style-name="ro1">
          <table:table-cell table:style-name="ce2" office:value-type="string" calcext:value-type="string">
            <text:p>Blacksmi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table:number-columns-repeated="6"/>
          <table:table-cell table:style-name="ce20" table:number-columns-repeated="4"/>
          <table:table-cell table:style-name="ce27"/>
          <table:table-cell table:style-name="ce34" table:number-columns-repeated="3"/>
          <table:table-cell table:style-name="ce36" table:number-columns-repeated="4"/>
          <table:table-cell table:style-name="ce44"/>
          <table:table-cell table:style-name="ce43" table:number-columns-repeated="3"/>
          <table:table-cell table:style-name="ce57" office:value-type="string" calcext:value-type="string">
            <text:p>* Send me a in-game message if you have any questions.</text:p>
          </table:table-cell>
          <table:table-cell table:style-name="ce58" office:value-type="string" calcext:value-type="string">
            <text:p>Happiness:</text:p>
          </table:table-cell>
          <table:table-cell table:style-name="ce73" office:value-type="percentage" office:value="1" calcext:value-type="percentage">
            <text:p>100%</text:p>
          </table:table-cell>
          <table:table-cell table:style-name="ce3"/>
          <table:table-cell table:style-name="ce91" table:number-columns-repeated="2"/>
          <table:table-cell table:style-name="ce3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4"/>
          <table:table-cell table:number-columns-repeated="3" table:style-name="ce13" office:value-type="string" calcext:value-type="string">
            <text:p>T4</text:p>
          </table:table-cell>
          <table:table-cell table:style-name="ce14" office:value-type="string" calcext:value-type="string">
            <text:p>T4</text:p>
          </table:table-cell>
          <table:table-cell table:number-columns-repeated="3" table:style-name="ce13" office:value-type="string" calcext:value-type="string">
            <text:p>T5</text:p>
          </table:table-cell>
          <table:table-cell table:style-name="ce21" office:value-type="string" calcext:value-type="string">
            <text:p>T5</text:p>
          </table:table-cell>
          <table:table-cell table:number-columns-repeated="3" table:style-name="ce13" office:value-type="string" calcext:value-type="string">
            <text:p>T6</text:p>
          </table:table-cell>
          <table:table-cell table:style-name="ce28" office:value-type="string" calcext:value-type="string">
            <text:p>T6</text:p>
          </table:table-cell>
          <table:table-cell table:number-columns-repeated="3" table:style-name="ce13" office:value-type="string" calcext:value-type="string">
            <text:p>T7</text:p>
          </table:table-cell>
          <table:table-cell table:style-name="ce37" office:value-type="string" calcext:value-type="string">
            <text:p>T7</text:p>
          </table:table-cell>
          <table:table-cell table:number-columns-repeated="3" table:style-name="ce13" office:value-type="string" calcext:value-type="string">
            <text:p>T8</text:p>
          </table:table-cell>
          <table:table-cell table:style-name="ce45" office:value-type="string" calcext:value-type="string">
            <text:p>T8</text:p>
          </table:table-cell>
          <table:table-cell table:style-name="ce2" office:value-type="string" calcext:value-type="string">
            <text:p>* I don't play anymore. Have fun!</text:p>
          </table:table-cell>
          <table:table-cell table:style-name="ce59" office:value-type="string" calcext:value-type="string" table:number-columns-spanned="6" table:number-rows-spanned="1">
            <text:p>Profit of one laborer at 100% Happiness</text:p>
          </table:table-cell>
          <table:covered-table-cell table:number-columns-repeated="4" table:style-name="ce74"/>
          <table:covered-table-cell table:style-name="ce98"/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Imbu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Quantity</text:p>
          </table:table-cell>
          <table:table-cell table:style-name="ce4"/>
          <table:table-cell table:style-name="ce14" office:value-type="string" calcext:value-type="string">
            <text:p>Flat</text:p>
          </table:table-cell>
          <table:table-cell table:style-name="ce14" office:value-type="string" calcext:value-type="string">
            <text:p>.1</text:p>
          </table:table-cell>
          <table:table-cell table:style-name="ce14" office:value-type="string" calcext:value-type="string">
            <text:p>.2</text:p>
          </table:table-cell>
          <table:table-cell table:style-name="ce14" office:value-type="string" calcext:value-type="string">
            <text:p>.3</text:p>
          </table:table-cell>
          <table:table-cell table:style-name="ce21" office:value-type="string" calcext:value-type="string">
            <text:p>Flat</text:p>
          </table:table-cell>
          <table:table-cell table:style-name="ce21" office:value-type="string" calcext:value-type="string">
            <text:p>.1</text:p>
          </table:table-cell>
          <table:table-cell table:style-name="ce21" office:value-type="string" calcext:value-type="string">
            <text:p>.2</text:p>
          </table:table-cell>
          <table:table-cell table:style-name="ce21" office:value-type="string" calcext:value-type="string">
            <text:p>.3</text:p>
          </table:table-cell>
          <table:table-cell table:style-name="ce28" office:value-type="string" calcext:value-type="string">
            <text:p>Flat</text:p>
          </table:table-cell>
          <table:table-cell table:style-name="ce28" office:value-type="string" calcext:value-type="string">
            <text:p>.1</text:p>
          </table:table-cell>
          <table:table-cell table:style-name="ce28" office:value-type="string" calcext:value-type="string">
            <text:p>.2</text:p>
          </table:table-cell>
          <table:table-cell table:style-name="ce28" office:value-type="string" calcext:value-type="string">
            <text:p>.3</text:p>
          </table:table-cell>
          <table:table-cell table:style-name="ce37" office:value-type="string" calcext:value-type="string">
            <text:p>Flat</text:p>
          </table:table-cell>
          <table:table-cell table:style-name="ce37" office:value-type="string" calcext:value-type="string">
            <text:p>.1</text:p>
          </table:table-cell>
          <table:table-cell table:style-name="ce37" office:value-type="string" calcext:value-type="string">
            <text:p>.2</text:p>
          </table:table-cell>
          <table:table-cell table:style-name="ce37" office:value-type="string" calcext:value-type="string">
            <text:p>.3</text:p>
          </table:table-cell>
          <table:table-cell table:style-name="ce45" office:value-type="string" calcext:value-type="string">
            <text:p>Flat</text:p>
          </table:table-cell>
          <table:table-cell table:style-name="ce45" office:value-type="string" calcext:value-type="string">
            <text:p>.1</text:p>
          </table:table-cell>
          <table:table-cell table:style-name="ce45" office:value-type="string" calcext:value-type="string">
            <text:p>.2</text:p>
          </table:table-cell>
          <table:table-cell table:style-name="ce45" office:value-type="string" calcext:value-type="string">
            <text:p>.3</text:p>
          </table:table-cell>
          <table:table-cell table:style-name="ce3"/>
          <table:table-cell table:style-name="ce60"/>
          <table:table-cell table:style-name="ce75" office:value-type="string" calcext:value-type="string">
            <text:p>T4</text:p>
          </table:table-cell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T6</text:p>
          </table:table-cell>
          <table:table-cell table:style-name="ce95" office:value-type="string" calcext:value-type="string">
            <text:p>T7</text:p>
          </table:table-cell>
          <table:table-cell table:style-name="ce99" office:value-type="string" calcext:value-type="string">
            <text:p>T8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6" office:value-type="string" calcext:value-type="string">
            <text:p>Blacksmith</text:p>
          </table:table-cell>
          <table:table-cell table:style-name="ce10" office:value-type="string" calcext:value-type="string">
            <text:p>Cloth</text:p>
          </table:table-cell>
          <table:table-cell table:style-name="ce15" table:formula="of:=IF(INDEX([.$A$1:.$E$5];MATCH([.$G5];[.$A$1:.$A$5];0);MATCH([.$H5];[.$A$1:.$E$1];0))*INDEX([.$A$13:.$B$18];MATCH([.I$3];[.$A$13:.$A$18];0);2)*INDEX([.$A$7:.$B$11];MATCH([.I$4];[.$A$7:.$A$11];0);2)*[.$AE$2]*[.$AE$1]/18000=0;&quot;&quot;;INDEX([.$A$1:.$E$5];MATCH([.$G5];[.$A$1:.$A$5];0);MATCH([.$H5];[.$A$1:.$E$1];0))*INDEX([.$A$13:.$B$18];MATCH([.I$3];[.$A$13:.$A$18];0);2)*INDEX([.$A$7:.$B$11];MATCH([.I$4];[.$A$7:.$A$11];0);2)*[.$AE$2]*[.$AE$1]/(2000*IF([.$G5]=&quot;Blacksmith&quot;;10;IF([.$G5]=&quot;Fletcher&quot;;11;IF([.$G5]=&quot;Imbuer&quot;;10;IF([.$G5]=&quot;Tinker&quot;;9;))))))" office:value-type="float" office:value="1.5112" calcext:value-type="float">
            <text:p>1.51</text:p>
          </table:table-cell>
          <table:table-cell table:style-name="ce15" table:formula="of:=IF(INDEX([.$A$1:.$E$5];MATCH([.$G5];[.$A$1:.$A$5];0);MATCH([.$H5];[.$A$1:.$E$1];0))*INDEX([.$A$13:.$B$18];MATCH([.J$3];[.$A$13:.$A$18];0);2)*INDEX([.$A$7:.$B$11];MATCH([.J$4];[.$A$7:.$A$11];0);2)*[.$AE$2]*[.$AE$1]/18000=0;&quot;&quot;;INDEX([.$A$1:.$E$5];MATCH([.$G5];[.$A$1:.$A$5];0);MATCH([.$H5];[.$A$1:.$E$1];0))*INDEX([.$A$13:.$B$18];MATCH([.J$3];[.$A$13:.$A$18];0);2)*INDEX([.$A$7:.$B$11];MATCH([.J$4];[.$A$7:.$A$11];0);2)*[.$AE$2]*[.$AE$1]/(2000*IF([.$G5]=&quot;Blacksmith&quot;;10;IF([.$G5]=&quot;Fletcher&quot;;11;IF([.$G5]=&quot;Imbuer&quot;;10;IF([.$G5]=&quot;Tinker&quot;;9;))))))" office:value-type="float" office:value="0.08" calcext:value-type="float">
            <text:p>0.08</text:p>
          </table:table-cell>
          <table:table-cell table:style-name="ce15" table:formula="of:=IF(INDEX([.$A$1:.$E$5];MATCH([.$G5];[.$A$1:.$A$5];0);MATCH([.$H5];[.$A$1:.$E$1];0))*INDEX([.$A$13:.$B$18];MATCH([.K$3];[.$A$13:.$A$18];0);2)*INDEX([.$A$7:.$B$11];MATCH([.K$4];[.$A$7:.$A$11];0);2)*[.$AE$2]*[.$AE$1]/18000=0;&quot;&quot;;INDEX([.$A$1:.$E$5];MATCH([.$G5];[.$A$1:.$A$5];0);MATCH([.$H5];[.$A$1:.$E$1];0))*INDEX([.$A$13:.$B$18];MATCH([.K$3];[.$A$13:.$A$18];0);2)*INDEX([.$A$7:.$B$11];MATCH([.K$4];[.$A$7:.$A$11];0);2)*[.$AE$2]*[.$AE$1]/(2000*IF([.$G5]=&quot;Blacksmith&quot;;10;IF([.$G5]=&quot;Fletcher&quot;;11;IF([.$G5]=&quot;Imbuer&quot;;10;IF([.$G5]=&quot;Tinker&quot;;9;))))))" office:value-type="float" office:value="0.008" calcext:value-type="float">
            <text:p>0.01</text:p>
          </table:table-cell>
          <table:table-cell table:style-name="ce15" table:formula="of:=IF(INDEX([.$A$1:.$E$5];MATCH([.$G5];[.$A$1:.$A$5];0);MATCH([.$H5];[.$A$1:.$E$1];0))*INDEX([.$A$13:.$B$18];MATCH([.L$3];[.$A$13:.$A$18];0);2)*INDEX([.$A$7:.$B$11];MATCH([.L$4];[.$A$7:.$A$11];0);2)*[.$AE$2]*[.$AE$1]/18000=0;&quot;&quot;;INDEX([.$A$1:.$E$5];MATCH([.$G5];[.$A$1:.$A$5];0);MATCH([.$H5];[.$A$1:.$E$1];0))*INDEX([.$A$13:.$B$18];MATCH([.L$3];[.$A$13:.$A$18];0);2)*INDEX([.$A$7:.$B$11];MATCH([.L$4];[.$A$7:.$A$11];0);2)*[.$AE$2]*[.$AE$1]/(2000*IF([.$G5]=&quot;Blacksmith&quot;;10;IF([.$G5]=&quot;Fletcher&quot;;11;IF([.$G5]=&quot;Imbuer&quot;;10;IF([.$G5]=&quot;Tinker&quot;;9;))))))" office:value-type="float" office:value="0.0008" calcext:value-type="float">
            <text:p>0.00</text:p>
          </table:table-cell>
          <table:table-cell table:style-name="ce22" table:formula="of:=IF(INDEX([.$A$1:.$E$5];MATCH([.$G5];[.$A$1:.$A$5];0);MATCH([.$H5];[.$A$1:.$E$1];0))*INDEX([.$A$13:.$B$18];MATCH([.M$3];[.$A$13:.$A$18];0);2)*INDEX([.$A$7:.$B$11];MATCH([.M$4];[.$A$7:.$A$11];0);2)*[.$AE$2]*[.$AE$1]/18000=0;&quot;&quot;;INDEX([.$A$1:.$E$5];MATCH([.$G5];[.$A$1:.$A$5];0);MATCH([.$H5];[.$A$1:.$E$1];0))*INDEX([.$A$13:.$B$18];MATCH([.M$3];[.$A$13:.$A$18];0);2)*INDEX([.$A$7:.$B$11];MATCH([.M$4];[.$A$7:.$A$11];0);2)*[.$AE$2]*[.$AE$1]/(2000*IF([.$G5]=&quot;Blacksmith&quot;;10;IF([.$G5]=&quot;Fletcher&quot;;11;IF([.$G5]=&quot;Imbuer&quot;;10;IF([.$G5]=&quot;Tinker&quot;;9;))))))" office:value-type="float" office:value="0.7556" calcext:value-type="float">
            <text:p>0.76</text:p>
          </table:table-cell>
          <table:table-cell table:style-name="ce22" table:formula="of:=IF(INDEX([.$A$1:.$E$5];MATCH([.$G5];[.$A$1:.$A$5];0);MATCH([.$H5];[.$A$1:.$E$1];0))*INDEX([.$A$13:.$B$18];MATCH([.N$3];[.$A$13:.$A$18];0);2)*INDEX([.$A$7:.$B$11];MATCH([.N$4];[.$A$7:.$A$11];0);2)*[.$AE$2]*[.$AE$1]/18000=0;&quot;&quot;;INDEX([.$A$1:.$E$5];MATCH([.$G5];[.$A$1:.$A$5];0);MATCH([.$H5];[.$A$1:.$E$1];0))*INDEX([.$A$13:.$B$18];MATCH([.N$3];[.$A$13:.$A$18];0);2)*INDEX([.$A$7:.$B$11];MATCH([.N$4];[.$A$7:.$A$11];0);2)*[.$AE$2]*[.$AE$1]/(2000*IF([.$G5]=&quot;Blacksmith&quot;;10;IF([.$G5]=&quot;Fletcher&quot;;11;IF([.$G5]=&quot;Imbuer&quot;;10;IF([.$G5]=&quot;Tinker&quot;;9;))))))" office:value-type="float" office:value="0.04" calcext:value-type="float">
            <text:p>0.04</text:p>
          </table:table-cell>
          <table:table-cell table:style-name="ce22" table:formula="of:=IF(INDEX([.$A$1:.$E$5];MATCH([.$G5];[.$A$1:.$A$5];0);MATCH([.$H5];[.$A$1:.$E$1];0))*INDEX([.$A$13:.$B$18];MATCH([.O$3];[.$A$13:.$A$18];0);2)*INDEX([.$A$7:.$B$11];MATCH([.O$4];[.$A$7:.$A$11];0);2)*[.$AE$2]*[.$AE$1]/18000=0;&quot;&quot;;INDEX([.$A$1:.$E$5];MATCH([.$G5];[.$A$1:.$A$5];0);MATCH([.$H5];[.$A$1:.$E$1];0))*INDEX([.$A$13:.$B$18];MATCH([.O$3];[.$A$13:.$A$18];0);2)*INDEX([.$A$7:.$B$11];MATCH([.O$4];[.$A$7:.$A$11];0);2)*[.$AE$2]*[.$AE$1]/(2000*IF([.$G5]=&quot;Blacksmith&quot;;10;IF([.$G5]=&quot;Fletcher&quot;;11;IF([.$G5]=&quot;Imbuer&quot;;10;IF([.$G5]=&quot;Tinker&quot;;9;))))))" office:value-type="float" office:value="0.004" calcext:value-type="float">
            <text:p>0.00</text:p>
          </table:table-cell>
          <table:table-cell table:style-name="ce22" table:formula="of:=IF(INDEX([.$A$1:.$E$5];MATCH([.$G5];[.$A$1:.$A$5];0);MATCH([.$H5];[.$A$1:.$E$1];0))*INDEX([.$A$13:.$B$18];MATCH([.P$3];[.$A$13:.$A$18];0);2)*INDEX([.$A$7:.$B$11];MATCH([.P$4];[.$A$7:.$A$11];0);2)*[.$AE$2]*[.$AE$1]/18000=0;&quot;&quot;;INDEX([.$A$1:.$E$5];MATCH([.$G5];[.$A$1:.$A$5];0);MATCH([.$H5];[.$A$1:.$E$1];0))*INDEX([.$A$13:.$B$18];MATCH([.P$3];[.$A$13:.$A$18];0);2)*INDEX([.$A$7:.$B$11];MATCH([.P$4];[.$A$7:.$A$11];0);2)*[.$AE$2]*[.$AE$1]/(2000*IF([.$G5]=&quot;Blacksmith&quot;;10;IF([.$G5]=&quot;Fletcher&quot;;11;IF([.$G5]=&quot;Imbuer&quot;;10;IF([.$G5]=&quot;Tinker&quot;;9;))))))" office:value-type="float" office:value="0.0004" calcext:value-type="float">
            <text:p>0.00</text:p>
          </table:table-cell>
          <table:table-cell table:style-name="ce29" table:formula="of:=IF(INDEX([.$A$1:.$E$5];MATCH([.$G5];[.$A$1:.$A$5];0);MATCH([.$H5];[.$A$1:.$E$1];0))*INDEX([.$A$13:.$B$18];MATCH([.Q$3];[.$A$13:.$A$18];0);2)*INDEX([.$A$7:.$B$11];MATCH([.Q$4];[.$A$7:.$A$11];0);2)*[.$AE$2]*[.$AE$1]/18000=0;&quot;&quot;;INDEX([.$A$1:.$E$5];MATCH([.$G5];[.$A$1:.$A$5];0);MATCH([.$H5];[.$A$1:.$E$1];0))*INDEX([.$A$13:.$B$18];MATCH([.Q$3];[.$A$13:.$A$18];0);2)*INDEX([.$A$7:.$B$11];MATCH([.Q$4];[.$A$7:.$A$11];0);2)*[.$AE$2]*[.$AE$1]/(2000*IF([.$G5]=&quot;Blacksmith&quot;;10;IF([.$G5]=&quot;Fletcher&quot;;11;IF([.$G5]=&quot;Imbuer&quot;;10;IF([.$G5]=&quot;Tinker&quot;;9;))))))" office:value-type="float" office:value="0.50370185" calcext:value-type="float">
            <text:p>0.50</text:p>
          </table:table-cell>
          <table:table-cell table:style-name="ce29" table:formula="of:=IF(INDEX([.$A$1:.$E$5];MATCH([.$G5];[.$A$1:.$A$5];0);MATCH([.$H5];[.$A$1:.$E$1];0))*INDEX([.$A$13:.$B$18];MATCH([.R$3];[.$A$13:.$A$18];0);2)*INDEX([.$A$7:.$B$11];MATCH([.R$4];[.$A$7:.$A$11];0);2)*[.$AE$2]*[.$AE$1]/18000=0;&quot;&quot;;INDEX([.$A$1:.$E$5];MATCH([.$G5];[.$A$1:.$A$5];0);MATCH([.$H5];[.$A$1:.$E$1];0))*INDEX([.$A$13:.$B$18];MATCH([.R$3];[.$A$13:.$A$18];0);2)*INDEX([.$A$7:.$B$11];MATCH([.R$4];[.$A$7:.$A$11];0);2)*[.$AE$2]*[.$AE$1]/(2000*IF([.$G5]=&quot;Blacksmith&quot;;10;IF([.$G5]=&quot;Fletcher&quot;;11;IF([.$G5]=&quot;Imbuer&quot;;10;IF([.$G5]=&quot;Tinker&quot;;9;))))))" office:value-type="float" office:value="0.026665" calcext:value-type="float">
            <text:p>0.03</text:p>
          </table:table-cell>
          <table:table-cell table:style-name="ce29" table:formula="of:=IF(INDEX([.$A$1:.$E$5];MATCH([.$G5];[.$A$1:.$A$5];0);MATCH([.$H5];[.$A$1:.$E$1];0))*INDEX([.$A$13:.$B$18];MATCH([.S$3];[.$A$13:.$A$18];0);2)*INDEX([.$A$7:.$B$11];MATCH([.S$4];[.$A$7:.$A$11];0);2)*[.$AE$2]*[.$AE$1]/18000=0;&quot;&quot;;INDEX([.$A$1:.$E$5];MATCH([.$G5];[.$A$1:.$A$5];0);MATCH([.$H5];[.$A$1:.$E$1];0))*INDEX([.$A$13:.$B$18];MATCH([.S$3];[.$A$13:.$A$18];0);2)*INDEX([.$A$7:.$B$11];MATCH([.S$4];[.$A$7:.$A$11];0);2)*[.$AE$2]*[.$AE$1]/(2000*IF([.$G5]=&quot;Blacksmith&quot;;10;IF([.$G5]=&quot;Fletcher&quot;;11;IF([.$G5]=&quot;Imbuer&quot;;10;IF([.$G5]=&quot;Tinker&quot;;9;))))))" office:value-type="float" office:value="0.0026665" calcext:value-type="float">
            <text:p>0.00</text:p>
          </table:table-cell>
          <table:table-cell table:style-name="ce29" table:formula="of:=IF(INDEX([.$A$1:.$E$5];MATCH([.$G5];[.$A$1:.$A$5];0);MATCH([.$H5];[.$A$1:.$E$1];0))*INDEX([.$A$13:.$B$18];MATCH([.T$3];[.$A$13:.$A$18];0);2)*INDEX([.$A$7:.$B$11];MATCH([.T$4];[.$A$7:.$A$11];0);2)*[.$AE$2]*[.$AE$1]/18000=0;&quot;&quot;;INDEX([.$A$1:.$E$5];MATCH([.$G5];[.$A$1:.$A$5];0);MATCH([.$H5];[.$A$1:.$E$1];0))*INDEX([.$A$13:.$B$18];MATCH([.T$3];[.$A$13:.$A$18];0);2)*INDEX([.$A$7:.$B$11];MATCH([.T$4];[.$A$7:.$A$11];0);2)*[.$AE$2]*[.$AE$1]/(2000*IF([.$G5]=&quot;Blacksmith&quot;;10;IF([.$G5]=&quot;Fletcher&quot;;11;IF([.$G5]=&quot;Imbuer&quot;;10;IF([.$G5]=&quot;Tinker&quot;;9;))))))" office:value-type="float" office:value="0.00026665" calcext:value-type="float">
            <text:p>0.00</text:p>
          </table:table-cell>
          <table:table-cell table:style-name="ce38" table:formula="of:=IF(INDEX([.$A$1:.$E$5];MATCH([.$G5];[.$A$1:.$A$5];0);MATCH([.$H5];[.$A$1:.$E$1];0))*INDEX([.$A$13:.$B$18];MATCH([.U$3];[.$A$13:.$A$18];0);2)*INDEX([.$A$7:.$B$11];MATCH([.U$4];[.$A$7:.$A$11];0);2)*[.$AE$2]*[.$AE$1]/18000=0;&quot;&quot;;INDEX([.$A$1:.$E$5];MATCH([.$G5];[.$A$1:.$A$5];0);MATCH([.$H5];[.$A$1:.$E$1];0))*INDEX([.$A$13:.$B$18];MATCH([.U$3];[.$A$13:.$A$18];0);2)*INDEX([.$A$7:.$B$11];MATCH([.U$4];[.$A$7:.$A$11];0);2)*[.$AE$2]*[.$AE$1]/(2000*IF([.$G5]=&quot;Blacksmith&quot;;10;IF([.$G5]=&quot;Fletcher&quot;;11;IF([.$G5]=&quot;Imbuer&quot;;10;IF([.$G5]=&quot;Tinker&quot;;9;))))))" office:value-type="float" office:value="0.4407037" calcext:value-type="float">
            <text:p>0.44</text:p>
          </table:table-cell>
          <table:table-cell table:style-name="ce38" table:formula="of:=IF(INDEX([.$A$1:.$E$5];MATCH([.$G5];[.$A$1:.$A$5];0);MATCH([.$H5];[.$A$1:.$E$1];0))*INDEX([.$A$13:.$B$18];MATCH([.V$3];[.$A$13:.$A$18];0);2)*INDEX([.$A$7:.$B$11];MATCH([.V$4];[.$A$7:.$A$11];0);2)*[.$AE$2]*[.$AE$1]/18000=0;&quot;&quot;;INDEX([.$A$1:.$E$5];MATCH([.$G5];[.$A$1:.$A$5];0);MATCH([.$H5];[.$A$1:.$E$1];0))*INDEX([.$A$13:.$B$18];MATCH([.V$3];[.$A$13:.$A$18];0);2)*INDEX([.$A$7:.$B$11];MATCH([.V$4];[.$A$7:.$A$11];0);2)*[.$AE$2]*[.$AE$1]/(2000*IF([.$G5]=&quot;Blacksmith&quot;;10;IF([.$G5]=&quot;Fletcher&quot;;11;IF([.$G5]=&quot;Imbuer&quot;;10;IF([.$G5]=&quot;Tinker&quot;;9;))))))" office:value-type="float" office:value="0.02333" calcext:value-type="float">
            <text:p>0.02</text:p>
          </table:table-cell>
          <table:table-cell table:style-name="ce38" table:formula="of:=IF(INDEX([.$A$1:.$E$5];MATCH([.$G5];[.$A$1:.$A$5];0);MATCH([.$H5];[.$A$1:.$E$1];0))*INDEX([.$A$13:.$B$18];MATCH([.W$3];[.$A$13:.$A$18];0);2)*INDEX([.$A$7:.$B$11];MATCH([.W$4];[.$A$7:.$A$11];0);2)*[.$AE$2]*[.$AE$1]/18000=0;&quot;&quot;;INDEX([.$A$1:.$E$5];MATCH([.$G5];[.$A$1:.$A$5];0);MATCH([.$H5];[.$A$1:.$E$1];0))*INDEX([.$A$13:.$B$18];MATCH([.W$3];[.$A$13:.$A$18];0);2)*INDEX([.$A$7:.$B$11];MATCH([.W$4];[.$A$7:.$A$11];0);2)*[.$AE$2]*[.$AE$1]/(2000*IF([.$G5]=&quot;Blacksmith&quot;;10;IF([.$G5]=&quot;Fletcher&quot;;11;IF([.$G5]=&quot;Imbuer&quot;;10;IF([.$G5]=&quot;Tinker&quot;;9;))))))" office:value-type="float" office:value="0.002333" calcext:value-type="float">
            <text:p>0.00</text:p>
          </table:table-cell>
          <table:table-cell table:style-name="ce38" table:formula="of:=IF(INDEX([.$A$1:.$E$5];MATCH([.$G5];[.$A$1:.$A$5];0);MATCH([.$H5];[.$A$1:.$E$1];0))*INDEX([.$A$13:.$B$18];MATCH([.X$3];[.$A$13:.$A$18];0);2)*INDEX([.$A$7:.$B$11];MATCH([.X$4];[.$A$7:.$A$11];0);2)*[.$AE$2]*[.$AE$1]/18000=0;&quot;&quot;;INDEX([.$A$1:.$E$5];MATCH([.$G5];[.$A$1:.$A$5];0);MATCH([.$H5];[.$A$1:.$E$1];0))*INDEX([.$A$13:.$B$18];MATCH([.X$3];[.$A$13:.$A$18];0);2)*INDEX([.$A$7:.$B$11];MATCH([.X$4];[.$A$7:.$A$11];0);2)*[.$AE$2]*[.$AE$1]/(2000*IF([.$G5]=&quot;Blacksmith&quot;;10;IF([.$G5]=&quot;Fletcher&quot;;11;IF([.$G5]=&quot;Imbuer&quot;;10;IF([.$G5]=&quot;Tinker&quot;;9;))))))" office:value-type="float" office:value="0.0002333" calcext:value-type="float">
            <text:p>0.00</text:p>
          </table:table-cell>
          <table:table-cell table:style-name="ce46" table:formula="of:=IF(INDEX([.$A$1:.$E$5];MATCH([.$G5];[.$A$1:.$A$5];0);MATCH([.$H5];[.$A$1:.$E$1];0))*INDEX([.$A$13:.$B$18];MATCH([.Y$3];[.$A$13:.$A$18];0);2)*INDEX([.$A$7:.$B$11];MATCH([.Y$4];[.$A$7:.$A$11];0);2)*[.$AE$2]*[.$AE$1]/18000=0;&quot;&quot;;INDEX([.$A$1:.$E$5];MATCH([.$G5];[.$A$1:.$A$5];0);MATCH([.$H5];[.$A$1:.$E$1];0))*INDEX([.$A$13:.$B$18];MATCH([.Y$3];[.$A$13:.$A$18];0);2)*INDEX([.$A$7:.$B$11];MATCH([.Y$4];[.$A$7:.$A$11];0);2)*[.$AE$2]*[.$AE$1]/(2000*IF([.$G5]=&quot;Blacksmith&quot;;10;IF([.$G5]=&quot;Fletcher&quot;;11;IF([.$G5]=&quot;Imbuer&quot;;10;IF([.$G5]=&quot;Tinker&quot;;9;))))))" office:value-type="float" office:value="0.3778" calcext:value-type="float">
            <text:p>0.38</text:p>
          </table:table-cell>
          <table:table-cell table:style-name="ce46" table:formula="of:=IF(INDEX([.$A$1:.$E$5];MATCH([.$G5];[.$A$1:.$A$5];0);MATCH([.$H5];[.$A$1:.$E$1];0))*INDEX([.$A$13:.$B$18];MATCH([.Z$3];[.$A$13:.$A$18];0);2)*INDEX([.$A$7:.$B$11];MATCH([.Z$4];[.$A$7:.$A$11];0);2)*[.$AE$2]*[.$AE$1]/18000=0;&quot;&quot;;INDEX([.$A$1:.$E$5];MATCH([.$G5];[.$A$1:.$A$5];0);MATCH([.$H5];[.$A$1:.$E$1];0))*INDEX([.$A$13:.$B$18];MATCH([.Z$3];[.$A$13:.$A$18];0);2)*INDEX([.$A$7:.$B$11];MATCH([.Z$4];[.$A$7:.$A$11];0);2)*[.$AE$2]*[.$AE$1]/(2000*IF([.$G5]=&quot;Blacksmith&quot;;10;IF([.$G5]=&quot;Fletcher&quot;;11;IF([.$G5]=&quot;Imbuer&quot;;10;IF([.$G5]=&quot;Tinker&quot;;9;))))))" office:value-type="float" office:value="0.02" calcext:value-type="float">
            <text:p>0.02</text:p>
          </table:table-cell>
          <table:table-cell table:style-name="ce46" table:formula="of:=IF(INDEX([.$A$1:.$E$5];MATCH([.$G5];[.$A$1:.$A$5];0);MATCH([.$H5];[.$A$1:.$E$1];0))*INDEX([.$A$13:.$B$18];MATCH([.AA$3];[.$A$13:.$A$18];0);2)*INDEX([.$A$7:.$B$11];MATCH([.AA$4];[.$A$7:.$A$11];0);2)*[.$AE$2]*[.$AE$1]/18000=0;&quot;&quot;;INDEX([.$A$1:.$E$5];MATCH([.$G5];[.$A$1:.$A$5];0);MATCH([.$H5];[.$A$1:.$E$1];0))*INDEX([.$A$13:.$B$18];MATCH([.AA$3];[.$A$13:.$A$18];0);2)*INDEX([.$A$7:.$B$11];MATCH([.AA$4];[.$A$7:.$A$11];0);2)*[.$AE$2]*[.$AE$1]/(2000*IF([.$G5]=&quot;Blacksmith&quot;;10;IF([.$G5]=&quot;Fletcher&quot;;11;IF([.$G5]=&quot;Imbuer&quot;;10;IF([.$G5]=&quot;Tinker&quot;;9;))))))" office:value-type="float" office:value="0.002" calcext:value-type="float">
            <text:p>0.00</text:p>
          </table:table-cell>
          <table:table-cell table:style-name="ce51" table:formula="of:=IF(INDEX([.$A$1:.$E$5];MATCH([.$G5];[.$A$1:.$A$5];0);MATCH([.$H5];[.$A$1:.$E$1];0))*INDEX([.$A$13:.$B$18];MATCH([.AB$3];[.$A$13:.$A$18];0);2)*INDEX([.$A$7:.$B$11];MATCH([.AB$4];[.$A$7:.$A$11];0);2)*[.$AE$2]*[.$AE$1]/18000=0;&quot;&quot;;INDEX([.$A$1:.$E$5];MATCH([.$G5];[.$A$1:.$A$5];0);MATCH([.$H5];[.$A$1:.$E$1];0))*INDEX([.$A$13:.$B$18];MATCH([.AB$3];[.$A$13:.$A$18];0);2)*INDEX([.$A$7:.$B$11];MATCH([.AB$4];[.$A$7:.$A$11];0);2)*[.$AE$2]*[.$AE$1]/(2000*IF([.$G5]=&quot;Blacksmith&quot;;10;IF([.$G5]=&quot;Fletcher&quot;;11;IF([.$G5]=&quot;Imbuer&quot;;10;IF([.$G5]=&quot;Tinker&quot;;9;))))))" office:value-type="float" office:value="0.0002" calcext:value-type="float">
            <text:p>0.00</text:p>
          </table:table-cell>
          <table:table-cell table:style-name="ce3"/>
          <table:table-cell table:style-name="ce61" office:value-type="string" calcext:value-type="string">
            <text:p>Blacksmith</text:p>
          </table:table-cell>
          <table:table-cell table:style-name="ce76" table:number-matrix-columns-spanned="1" table:number-matrix-rows-spanned="1" table:formula="of:=SUM([$Analise.$I$23:.$L$26])-INDEX([$DATA.$A$1:.$D$121];MATCH([.AE$4]&amp;&quot;_JOURNAL_WARRIOR_FULL&quot;;[$DATA.$A$1:.$A$121];0);4)*[.$AE$1]+INDEX([$DATA.$A$1:.$D$121];MATCH([.AE$4]&amp;&quot;_JOURNAL_WARRIO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M$23:.$P$26])-INDEX([$DATA.$A$1:.$D$121];MATCH([.AF$4]&amp;&quot;_JOURNAL_WARRIOR_FULL&quot;;[$DATA.$A$1:.$A$121];0);4)*[.$AE$1]+INDEX([$DATA.$A$1:.$D$121];MATCH([.AF$4]&amp;&quot;_JOURNAL_WARRIO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Q$23:.$T$26])-INDEX([$DATA.$A$1:.$D$121];MATCH([.AG$4]&amp;&quot;_JOURNAL_WARRIOR_FULL&quot;;[$DATA.$A$1:.$A$121];0);4)*[.$AE$1]+INDEX([$DATA.$A$1:.$D$121];MATCH([.AG$4]&amp;&quot;_JOURNAL_WARRIO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U$23:.$X$26])-INDEX([$DATA.$A$1:.$D$121];MATCH([.AH$4]&amp;&quot;_JOURNAL_WARRIOR_FULL&quot;;[$DATA.$A$1:.$A$121];0);4)*[.$AE$1]+INDEX([$DATA.$A$1:.$D$121];MATCH([.AH$4]&amp;&quot;_JOURNAL_WARRIOR_EMPTY&quot;;[$DATA.$A$1:.$A$121];0);4)*[.$AE$1]" office:value-type="string" office:string-value="" calcext:value-type="error">
            <text:p>#VALUE!</text:p>
          </table:table-cell>
          <table:table-cell table:style-name="ce100" table:number-matrix-columns-spanned="1" table:number-matrix-rows-spanned="1" table:formula="of:=SUM([$Analise.$Y$23:.$AB$26])-INDEX([$DATA.$A$1:.$D$121];MATCH([.AI$4]&amp;&quot;_JOURNAL_WARRIOR_FULL&quot;;[$DATA.$A$1:.$A$121];0);4)*[.$AE$1]+INDEX([$DATA.$A$1:.$D$121];MATCH([.AI$4]&amp;&quot;_JOURNAL_WARRIOR_EMPTY&quot;;[$DATA.$A$1:.$A$121];0);4)*[.$AE$1]" office:value-type="string" office:string-value="" calcext:value-type="error">
            <text:p>#VALUE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Leather</text:p>
          </table:table-cell>
          <table:table-cell table:style-name="ce5" table:formula="of:=IF(INDEX([.$A$1:.$E$5];MATCH([.$G6];[.$A$1:.$A$5];0);MATCH([.$H6];[.$A$1:.$E$1];0))*INDEX([.$A$13:.$B$18];MATCH([.I$3];[.$A$13:.$A$18];0);2)*INDEX([.$A$7:.$B$11];MATCH([.I$4];[.$A$7:.$A$11];0);2)*[.$AE$2]*[.$AE$1]/18000=0;&quot;&quot;;INDEX([.$A$1:.$E$5];MATCH([.$G6];[.$A$1:.$A$5];0);MATCH([.$H6];[.$A$1:.$E$1];0))*INDEX([.$A$13:.$B$18];MATCH([.I$3];[.$A$13:.$A$18];0);2)*INDEX([.$A$7:.$B$11];MATCH([.I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5" table:formula="of:=IF(INDEX([.$A$1:.$E$5];MATCH([.$G6];[.$A$1:.$A$5];0);MATCH([.$H6];[.$A$1:.$E$1];0))*INDEX([.$A$13:.$B$18];MATCH([.J$3];[.$A$13:.$A$18];0);2)*INDEX([.$A$7:.$B$11];MATCH([.J$4];[.$A$7:.$A$11];0);2)*[.$AE$2]*[.$AE$1]/18000=0;&quot;&quot;;INDEX([.$A$1:.$E$5];MATCH([.$G6];[.$A$1:.$A$5];0);MATCH([.$H6];[.$A$1:.$E$1];0))*INDEX([.$A$13:.$B$18];MATCH([.J$3];[.$A$13:.$A$18];0);2)*INDEX([.$A$7:.$B$11];MATCH([.J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5" table:formula="of:=IF(INDEX([.$A$1:.$E$5];MATCH([.$G6];[.$A$1:.$A$5];0);MATCH([.$H6];[.$A$1:.$E$1];0))*INDEX([.$A$13:.$B$18];MATCH([.K$3];[.$A$13:.$A$18];0);2)*INDEX([.$A$7:.$B$11];MATCH([.K$4];[.$A$7:.$A$11];0);2)*[.$AE$2]*[.$AE$1]/18000=0;&quot;&quot;;INDEX([.$A$1:.$E$5];MATCH([.$G6];[.$A$1:.$A$5];0);MATCH([.$H6];[.$A$1:.$E$1];0))*INDEX([.$A$13:.$B$18];MATCH([.K$3];[.$A$13:.$A$18];0);2)*INDEX([.$A$7:.$B$11];MATCH([.K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5" table:formula="of:=IF(INDEX([.$A$1:.$E$5];MATCH([.$G6];[.$A$1:.$A$5];0);MATCH([.$H6];[.$A$1:.$E$1];0))*INDEX([.$A$13:.$B$18];MATCH([.L$3];[.$A$13:.$A$18];0);2)*INDEX([.$A$7:.$B$11];MATCH([.L$4];[.$A$7:.$A$11];0);2)*[.$AE$2]*[.$AE$1]/18000=0;&quot;&quot;;INDEX([.$A$1:.$E$5];MATCH([.$G6];[.$A$1:.$A$5];0);MATCH([.$H6];[.$A$1:.$E$1];0))*INDEX([.$A$13:.$B$18];MATCH([.L$3];[.$A$13:.$A$18];0);2)*INDEX([.$A$7:.$B$11];MATCH([.L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0" table:formula="of:=IF(INDEX([.$A$1:.$E$5];MATCH([.$G6];[.$A$1:.$A$5];0);MATCH([.$H6];[.$A$1:.$E$1];0))*INDEX([.$A$13:.$B$18];MATCH([.M$3];[.$A$13:.$A$18];0);2)*INDEX([.$A$7:.$B$11];MATCH([.M$4];[.$A$7:.$A$11];0);2)*[.$AE$2]*[.$AE$1]/18000=0;&quot;&quot;;INDEX([.$A$1:.$E$5];MATCH([.$G6];[.$A$1:.$A$5];0);MATCH([.$H6];[.$A$1:.$E$1];0))*INDEX([.$A$13:.$B$18];MATCH([.M$3];[.$A$13:.$A$18];0);2)*INDEX([.$A$7:.$B$11];MATCH([.M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0" table:formula="of:=IF(INDEX([.$A$1:.$E$5];MATCH([.$G6];[.$A$1:.$A$5];0);MATCH([.$H6];[.$A$1:.$E$1];0))*INDEX([.$A$13:.$B$18];MATCH([.N$3];[.$A$13:.$A$18];0);2)*INDEX([.$A$7:.$B$11];MATCH([.N$4];[.$A$7:.$A$11];0);2)*[.$AE$2]*[.$AE$1]/18000=0;&quot;&quot;;INDEX([.$A$1:.$E$5];MATCH([.$G6];[.$A$1:.$A$5];0);MATCH([.$H6];[.$A$1:.$E$1];0))*INDEX([.$A$13:.$B$18];MATCH([.N$3];[.$A$13:.$A$18];0);2)*INDEX([.$A$7:.$B$11];MATCH([.N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0" table:formula="of:=IF(INDEX([.$A$1:.$E$5];MATCH([.$G6];[.$A$1:.$A$5];0);MATCH([.$H6];[.$A$1:.$E$1];0))*INDEX([.$A$13:.$B$18];MATCH([.O$3];[.$A$13:.$A$18];0);2)*INDEX([.$A$7:.$B$11];MATCH([.O$4];[.$A$7:.$A$11];0);2)*[.$AE$2]*[.$AE$1]/18000=0;&quot;&quot;;INDEX([.$A$1:.$E$5];MATCH([.$G6];[.$A$1:.$A$5];0);MATCH([.$H6];[.$A$1:.$E$1];0))*INDEX([.$A$13:.$B$18];MATCH([.O$3];[.$A$13:.$A$18];0);2)*INDEX([.$A$7:.$B$11];MATCH([.O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0" table:formula="of:=IF(INDEX([.$A$1:.$E$5];MATCH([.$G6];[.$A$1:.$A$5];0);MATCH([.$H6];[.$A$1:.$E$1];0))*INDEX([.$A$13:.$B$18];MATCH([.P$3];[.$A$13:.$A$18];0);2)*INDEX([.$A$7:.$B$11];MATCH([.P$4];[.$A$7:.$A$11];0);2)*[.$AE$2]*[.$AE$1]/18000=0;&quot;&quot;;INDEX([.$A$1:.$E$5];MATCH([.$G6];[.$A$1:.$A$5];0);MATCH([.$H6];[.$A$1:.$E$1];0))*INDEX([.$A$13:.$B$18];MATCH([.P$3];[.$A$13:.$A$18];0);2)*INDEX([.$A$7:.$B$11];MATCH([.P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7" table:formula="of:=IF(INDEX([.$A$1:.$E$5];MATCH([.$G6];[.$A$1:.$A$5];0);MATCH([.$H6];[.$A$1:.$E$1];0))*INDEX([.$A$13:.$B$18];MATCH([.Q$3];[.$A$13:.$A$18];0);2)*INDEX([.$A$7:.$B$11];MATCH([.Q$4];[.$A$7:.$A$11];0);2)*[.$AE$2]*[.$AE$1]/18000=0;&quot;&quot;;INDEX([.$A$1:.$E$5];MATCH([.$G6];[.$A$1:.$A$5];0);MATCH([.$H6];[.$A$1:.$E$1];0))*INDEX([.$A$13:.$B$18];MATCH([.Q$3];[.$A$13:.$A$18];0);2)*INDEX([.$A$7:.$B$11];MATCH([.Q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7" table:formula="of:=IF(INDEX([.$A$1:.$E$5];MATCH([.$G6];[.$A$1:.$A$5];0);MATCH([.$H6];[.$A$1:.$E$1];0))*INDEX([.$A$13:.$B$18];MATCH([.R$3];[.$A$13:.$A$18];0);2)*INDEX([.$A$7:.$B$11];MATCH([.R$4];[.$A$7:.$A$11];0);2)*[.$AE$2]*[.$AE$1]/18000=0;&quot;&quot;;INDEX([.$A$1:.$E$5];MATCH([.$G6];[.$A$1:.$A$5];0);MATCH([.$H6];[.$A$1:.$E$1];0))*INDEX([.$A$13:.$B$18];MATCH([.R$3];[.$A$13:.$A$18];0);2)*INDEX([.$A$7:.$B$11];MATCH([.R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7" table:formula="of:=IF(INDEX([.$A$1:.$E$5];MATCH([.$G6];[.$A$1:.$A$5];0);MATCH([.$H6];[.$A$1:.$E$1];0))*INDEX([.$A$13:.$B$18];MATCH([.S$3];[.$A$13:.$A$18];0);2)*INDEX([.$A$7:.$B$11];MATCH([.S$4];[.$A$7:.$A$11];0);2)*[.$AE$2]*[.$AE$1]/18000=0;&quot;&quot;;INDEX([.$A$1:.$E$5];MATCH([.$G6];[.$A$1:.$A$5];0);MATCH([.$H6];[.$A$1:.$E$1];0))*INDEX([.$A$13:.$B$18];MATCH([.S$3];[.$A$13:.$A$18];0);2)*INDEX([.$A$7:.$B$11];MATCH([.S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27" table:formula="of:=IF(INDEX([.$A$1:.$E$5];MATCH([.$G6];[.$A$1:.$A$5];0);MATCH([.$H6];[.$A$1:.$E$1];0))*INDEX([.$A$13:.$B$18];MATCH([.T$3];[.$A$13:.$A$18];0);2)*INDEX([.$A$7:.$B$11];MATCH([.T$4];[.$A$7:.$A$11];0);2)*[.$AE$2]*[.$AE$1]/18000=0;&quot;&quot;;INDEX([.$A$1:.$E$5];MATCH([.$G6];[.$A$1:.$A$5];0);MATCH([.$H6];[.$A$1:.$E$1];0))*INDEX([.$A$13:.$B$18];MATCH([.T$3];[.$A$13:.$A$18];0);2)*INDEX([.$A$7:.$B$11];MATCH([.T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35" table:formula="of:=IF(INDEX([.$A$1:.$E$5];MATCH([.$G6];[.$A$1:.$A$5];0);MATCH([.$H6];[.$A$1:.$E$1];0))*INDEX([.$A$13:.$B$18];MATCH([.U$3];[.$A$13:.$A$18];0);2)*INDEX([.$A$7:.$B$11];MATCH([.U$4];[.$A$7:.$A$11];0);2)*[.$AE$2]*[.$AE$1]/18000=0;&quot;&quot;;INDEX([.$A$1:.$E$5];MATCH([.$G6];[.$A$1:.$A$5];0);MATCH([.$H6];[.$A$1:.$E$1];0))*INDEX([.$A$13:.$B$18];MATCH([.U$3];[.$A$13:.$A$18];0);2)*INDEX([.$A$7:.$B$11];MATCH([.U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35" table:formula="of:=IF(INDEX([.$A$1:.$E$5];MATCH([.$G6];[.$A$1:.$A$5];0);MATCH([.$H6];[.$A$1:.$E$1];0))*INDEX([.$A$13:.$B$18];MATCH([.V$3];[.$A$13:.$A$18];0);2)*INDEX([.$A$7:.$B$11];MATCH([.V$4];[.$A$7:.$A$11];0);2)*[.$AE$2]*[.$AE$1]/18000=0;&quot;&quot;;INDEX([.$A$1:.$E$5];MATCH([.$G6];[.$A$1:.$A$5];0);MATCH([.$H6];[.$A$1:.$E$1];0))*INDEX([.$A$13:.$B$18];MATCH([.V$3];[.$A$13:.$A$18];0);2)*INDEX([.$A$7:.$B$11];MATCH([.V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35" table:formula="of:=IF(INDEX([.$A$1:.$E$5];MATCH([.$G6];[.$A$1:.$A$5];0);MATCH([.$H6];[.$A$1:.$E$1];0))*INDEX([.$A$13:.$B$18];MATCH([.W$3];[.$A$13:.$A$18];0);2)*INDEX([.$A$7:.$B$11];MATCH([.W$4];[.$A$7:.$A$11];0);2)*[.$AE$2]*[.$AE$1]/18000=0;&quot;&quot;;INDEX([.$A$1:.$E$5];MATCH([.$G6];[.$A$1:.$A$5];0);MATCH([.$H6];[.$A$1:.$E$1];0))*INDEX([.$A$13:.$B$18];MATCH([.W$3];[.$A$13:.$A$18];0);2)*INDEX([.$A$7:.$B$11];MATCH([.W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35" table:formula="of:=IF(INDEX([.$A$1:.$E$5];MATCH([.$G6];[.$A$1:.$A$5];0);MATCH([.$H6];[.$A$1:.$E$1];0))*INDEX([.$A$13:.$B$18];MATCH([.X$3];[.$A$13:.$A$18];0);2)*INDEX([.$A$7:.$B$11];MATCH([.X$4];[.$A$7:.$A$11];0);2)*[.$AE$2]*[.$AE$1]/18000=0;&quot;&quot;;INDEX([.$A$1:.$E$5];MATCH([.$G6];[.$A$1:.$A$5];0);MATCH([.$H6];[.$A$1:.$E$1];0))*INDEX([.$A$13:.$B$18];MATCH([.X$3];[.$A$13:.$A$18];0);2)*INDEX([.$A$7:.$B$11];MATCH([.X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43" table:formula="of:=IF(INDEX([.$A$1:.$E$5];MATCH([.$G6];[.$A$1:.$A$5];0);MATCH([.$H6];[.$A$1:.$E$1];0))*INDEX([.$A$13:.$B$18];MATCH([.Y$3];[.$A$13:.$A$18];0);2)*INDEX([.$A$7:.$B$11];MATCH([.Y$4];[.$A$7:.$A$11];0);2)*[.$AE$2]*[.$AE$1]/18000=0;&quot;&quot;;INDEX([.$A$1:.$E$5];MATCH([.$G6];[.$A$1:.$A$5];0);MATCH([.$H6];[.$A$1:.$E$1];0))*INDEX([.$A$13:.$B$18];MATCH([.Y$3];[.$A$13:.$A$18];0);2)*INDEX([.$A$7:.$B$11];MATCH([.Y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43" table:formula="of:=IF(INDEX([.$A$1:.$E$5];MATCH([.$G6];[.$A$1:.$A$5];0);MATCH([.$H6];[.$A$1:.$E$1];0))*INDEX([.$A$13:.$B$18];MATCH([.Z$3];[.$A$13:.$A$18];0);2)*INDEX([.$A$7:.$B$11];MATCH([.Z$4];[.$A$7:.$A$11];0);2)*[.$AE$2]*[.$AE$1]/18000=0;&quot;&quot;;INDEX([.$A$1:.$E$5];MATCH([.$G6];[.$A$1:.$A$5];0);MATCH([.$H6];[.$A$1:.$E$1];0))*INDEX([.$A$13:.$B$18];MATCH([.Z$3];[.$A$13:.$A$18];0);2)*INDEX([.$A$7:.$B$11];MATCH([.Z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43" table:formula="of:=IF(INDEX([.$A$1:.$E$5];MATCH([.$G6];[.$A$1:.$A$5];0);MATCH([.$H6];[.$A$1:.$E$1];0))*INDEX([.$A$13:.$B$18];MATCH([.AA$3];[.$A$13:.$A$18];0);2)*INDEX([.$A$7:.$B$11];MATCH([.AA$4];[.$A$7:.$A$11];0);2)*[.$AE$2]*[.$AE$1]/18000=0;&quot;&quot;;INDEX([.$A$1:.$E$5];MATCH([.$G6];[.$A$1:.$A$5];0);MATCH([.$H6];[.$A$1:.$E$1];0))*INDEX([.$A$13:.$B$18];MATCH([.AA$3];[.$A$13:.$A$18];0);2)*INDEX([.$A$7:.$B$11];MATCH([.AA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52" table:formula="of:=IF(INDEX([.$A$1:.$E$5];MATCH([.$G6];[.$A$1:.$A$5];0);MATCH([.$H6];[.$A$1:.$E$1];0))*INDEX([.$A$13:.$B$18];MATCH([.AB$3];[.$A$13:.$A$18];0);2)*INDEX([.$A$7:.$B$11];MATCH([.AB$4];[.$A$7:.$A$11];0);2)*[.$AE$2]*[.$AE$1]/18000=0;&quot;&quot;;INDEX([.$A$1:.$E$5];MATCH([.$G6];[.$A$1:.$A$5];0);MATCH([.$H6];[.$A$1:.$E$1];0))*INDEX([.$A$13:.$B$18];MATCH([.AB$3];[.$A$13:.$A$18];0);2)*INDEX([.$A$7:.$B$11];MATCH([.AB$4];[.$A$7:.$A$11];0);2)*[.$AE$2]*[.$AE$1]/(2000*IF([.$G6]=&quot;Blacksmith&quot;;10;IF([.$G6]=&quot;Fletcher&quot;;11;IF([.$G6]=&quot;Imbuer&quot;;10;IF([.$G6]=&quot;Tinker&quot;;9;))))))">
            <text:p/>
          </table:table-cell>
          <table:table-cell table:style-name="ce3"/>
          <table:table-cell table:style-name="ce62" office:value-type="string" calcext:value-type="string">
            <text:p>Fletcher</text:p>
          </table:table-cell>
          <table:table-cell table:style-name="ce76" table:number-matrix-columns-spanned="1" table:number-matrix-rows-spanned="1" table:formula="of:=SUM([$Analise.$I$27:.$L$30])-INDEX([$DATA.$A$1:.$D$121];MATCH([.AE$4]&amp;&quot;_JOURNAL_HUNTER_FULL&quot;;[$DATA.$A$1:.$A$121];0);4)*[.$AE$1]+INDEX([$DATA.$A$1:.$D$121];MATCH([.AE$4]&amp;&quot;_JOURNAL_HUNTE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M$27:.$P$30])-INDEX([$DATA.$A$1:.$D$121];MATCH([.AF$4]&amp;&quot;_JOURNAL_HUNTER_FULL&quot;;[$DATA.$A$1:.$A$121];0);4)*[.$AE$1]+INDEX([$DATA.$A$1:.$D$121];MATCH([.AF$4]&amp;&quot;_JOURNAL_HUNTE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Q$27:.$T$30])-INDEX([$DATA.$A$1:.$D$121];MATCH([.AG$4]&amp;&quot;_JOURNAL_HUNTER_FULL&quot;;[$DATA.$A$1:.$A$121];0);4)*[.$AE$1]+INDEX([$DATA.$A$1:.$D$121];MATCH([.AG$4]&amp;&quot;_JOURNAL_HUNTER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U$27:.$X$30])-INDEX([$DATA.$A$1:.$D$121];MATCH([.AH$4]&amp;&quot;_JOURNAL_HUNTER_FULL&quot;;[$DATA.$A$1:.$A$121];0);4)*[.$AE$1]+INDEX([$DATA.$A$1:.$D$121];MATCH([.AH$4]&amp;&quot;_JOURNAL_HUNTER_EMPTY&quot;;[$DATA.$A$1:.$A$121];0);4)*[.$AE$1]" office:value-type="string" office:string-value="" calcext:value-type="error">
            <text:p>#VALUE!</text:p>
          </table:table-cell>
          <table:table-cell table:style-name="ce100" table:number-matrix-columns-spanned="1" table:number-matrix-rows-spanned="1" table:formula="of:=SUM([$Analise.$Y$27:.$AB$30])-INDEX([$DATA.$A$1:.$D$121];MATCH([.AI$4]&amp;&quot;_JOURNAL_HUNTER_FULL&quot;;[$DATA.$A$1:.$A$121];0);4)*[.$AE$1]+INDEX([$DATA.$A$1:.$D$121];MATCH([.AI$4]&amp;&quot;_JOURNAL_HUNTER_EMPTY&quot;;[$DATA.$A$1:.$A$121];0);4)*[.$AE$1]" office:value-type="string" office:string-value="" calcext:value-type="error">
            <text:p>#VALUE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Const.</text:p>
          </table:table-cell>
          <table:table-cell table:style-name="ce4" office:value-type="string" calcext:value-type="string">
            <text:p>Valor</text:p>
          </table:table-cell>
          <table:table-cell table:style-name="ce3" table:number-columns-repeated="4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Metalbar</text:p>
          </table:table-cell>
          <table:table-cell table:style-name="ce5" table:formula="of:=IF(INDEX([.$A$1:.$E$5];MATCH([.$G7];[.$A$1:.$A$5];0);MATCH([.$H7];[.$A$1:.$E$1];0))*INDEX([.$A$13:.$B$18];MATCH([.I$3];[.$A$13:.$A$18];0);2)*INDEX([.$A$7:.$B$11];MATCH([.I$4];[.$A$7:.$A$11];0);2)*[.$AE$2]*[.$AE$1]/18000=0;&quot;&quot;;INDEX([.$A$1:.$E$5];MATCH([.$G7];[.$A$1:.$A$5];0);MATCH([.$H7];[.$A$1:.$E$1];0))*INDEX([.$A$13:.$B$18];MATCH([.I$3];[.$A$13:.$A$18];0);2)*INDEX([.$A$7:.$B$11];MATCH([.I$4];[.$A$7:.$A$11];0);2)*[.$AE$2]*[.$AE$1]/(2000*IF([.$G7]=&quot;Blacksmith&quot;;10;IF([.$G7]=&quot;Fletcher&quot;;11;IF([.$G7]=&quot;Imbuer&quot;;10;IF([.$G7]=&quot;Tinker&quot;;9;))))))" office:value-type="float" office:value="10.5784" calcext:value-type="float">
            <text:p>10.58</text:p>
          </table:table-cell>
          <table:table-cell table:style-name="ce5" table:formula="of:=IF(INDEX([.$A$1:.$E$5];MATCH([.$G7];[.$A$1:.$A$5];0);MATCH([.$H7];[.$A$1:.$E$1];0))*INDEX([.$A$13:.$B$18];MATCH([.J$3];[.$A$13:.$A$18];0);2)*INDEX([.$A$7:.$B$11];MATCH([.J$4];[.$A$7:.$A$11];0);2)*[.$AE$2]*[.$AE$1]/18000=0;&quot;&quot;;INDEX([.$A$1:.$E$5];MATCH([.$G7];[.$A$1:.$A$5];0);MATCH([.$H7];[.$A$1:.$E$1];0))*INDEX([.$A$13:.$B$18];MATCH([.J$3];[.$A$13:.$A$18];0);2)*INDEX([.$A$7:.$B$11];MATCH([.J$4];[.$A$7:.$A$11];0);2)*[.$AE$2]*[.$AE$1]/(2000*IF([.$G7]=&quot;Blacksmith&quot;;10;IF([.$G7]=&quot;Fletcher&quot;;11;IF([.$G7]=&quot;Imbuer&quot;;10;IF([.$G7]=&quot;Tinker&quot;;9;))))))" office:value-type="float" office:value="0.56" calcext:value-type="float">
            <text:p>0.56</text:p>
          </table:table-cell>
          <table:table-cell table:style-name="ce5" table:formula="of:=IF(INDEX([.$A$1:.$E$5];MATCH([.$G7];[.$A$1:.$A$5];0);MATCH([.$H7];[.$A$1:.$E$1];0))*INDEX([.$A$13:.$B$18];MATCH([.K$3];[.$A$13:.$A$18];0);2)*INDEX([.$A$7:.$B$11];MATCH([.K$4];[.$A$7:.$A$11];0);2)*[.$AE$2]*[.$AE$1]/18000=0;&quot;&quot;;INDEX([.$A$1:.$E$5];MATCH([.$G7];[.$A$1:.$A$5];0);MATCH([.$H7];[.$A$1:.$E$1];0))*INDEX([.$A$13:.$B$18];MATCH([.K$3];[.$A$13:.$A$18];0);2)*INDEX([.$A$7:.$B$11];MATCH([.K$4];[.$A$7:.$A$11];0);2)*[.$AE$2]*[.$AE$1]/(2000*IF([.$G7]=&quot;Blacksmith&quot;;10;IF([.$G7]=&quot;Fletcher&quot;;11;IF([.$G7]=&quot;Imbuer&quot;;10;IF([.$G7]=&quot;Tinker&quot;;9;))))))" office:value-type="float" office:value="0.056" calcext:value-type="float">
            <text:p>0.06</text:p>
          </table:table-cell>
          <table:table-cell table:style-name="ce5" table:formula="of:=IF(INDEX([.$A$1:.$E$5];MATCH([.$G7];[.$A$1:.$A$5];0);MATCH([.$H7];[.$A$1:.$E$1];0))*INDEX([.$A$13:.$B$18];MATCH([.L$3];[.$A$13:.$A$18];0);2)*INDEX([.$A$7:.$B$11];MATCH([.L$4];[.$A$7:.$A$11];0);2)*[.$AE$2]*[.$AE$1]/18000=0;&quot;&quot;;INDEX([.$A$1:.$E$5];MATCH([.$G7];[.$A$1:.$A$5];0);MATCH([.$H7];[.$A$1:.$E$1];0))*INDEX([.$A$13:.$B$18];MATCH([.L$3];[.$A$13:.$A$18];0);2)*INDEX([.$A$7:.$B$11];MATCH([.L$4];[.$A$7:.$A$11];0);2)*[.$AE$2]*[.$AE$1]/(2000*IF([.$G7]=&quot;Blacksmith&quot;;10;IF([.$G7]=&quot;Fletcher&quot;;11;IF([.$G7]=&quot;Imbuer&quot;;10;IF([.$G7]=&quot;Tinker&quot;;9;))))))" office:value-type="float" office:value="0.0056" calcext:value-type="float">
            <text:p>0.01</text:p>
          </table:table-cell>
          <table:table-cell table:style-name="ce20" table:formula="of:=IF(INDEX([.$A$1:.$E$5];MATCH([.$G7];[.$A$1:.$A$5];0);MATCH([.$H7];[.$A$1:.$E$1];0))*INDEX([.$A$13:.$B$18];MATCH([.M$3];[.$A$13:.$A$18];0);2)*INDEX([.$A$7:.$B$11];MATCH([.M$4];[.$A$7:.$A$11];0);2)*[.$AE$2]*[.$AE$1]/18000=0;&quot;&quot;;INDEX([.$A$1:.$E$5];MATCH([.$G7];[.$A$1:.$A$5];0);MATCH([.$H7];[.$A$1:.$E$1];0))*INDEX([.$A$13:.$B$18];MATCH([.M$3];[.$A$13:.$A$18];0);2)*INDEX([.$A$7:.$B$11];MATCH([.M$4];[.$A$7:.$A$11];0);2)*[.$AE$2]*[.$AE$1]/(2000*IF([.$G7]=&quot;Blacksmith&quot;;10;IF([.$G7]=&quot;Fletcher&quot;;11;IF([.$G7]=&quot;Imbuer&quot;;10;IF([.$G7]=&quot;Tinker&quot;;9;))))))" office:value-type="float" office:value="5.2892" calcext:value-type="float">
            <text:p>5.29</text:p>
          </table:table-cell>
          <table:table-cell table:style-name="ce20" table:formula="of:=IF(INDEX([.$A$1:.$E$5];MATCH([.$G7];[.$A$1:.$A$5];0);MATCH([.$H7];[.$A$1:.$E$1];0))*INDEX([.$A$13:.$B$18];MATCH([.N$3];[.$A$13:.$A$18];0);2)*INDEX([.$A$7:.$B$11];MATCH([.N$4];[.$A$7:.$A$11];0);2)*[.$AE$2]*[.$AE$1]/18000=0;&quot;&quot;;INDEX([.$A$1:.$E$5];MATCH([.$G7];[.$A$1:.$A$5];0);MATCH([.$H7];[.$A$1:.$E$1];0))*INDEX([.$A$13:.$B$18];MATCH([.N$3];[.$A$13:.$A$18];0);2)*INDEX([.$A$7:.$B$11];MATCH([.N$4];[.$A$7:.$A$11];0);2)*[.$AE$2]*[.$AE$1]/(2000*IF([.$G7]=&quot;Blacksmith&quot;;10;IF([.$G7]=&quot;Fletcher&quot;;11;IF([.$G7]=&quot;Imbuer&quot;;10;IF([.$G7]=&quot;Tinker&quot;;9;))))))" office:value-type="float" office:value="0.28" calcext:value-type="float">
            <text:p>0.28</text:p>
          </table:table-cell>
          <table:table-cell table:style-name="ce20" table:formula="of:=IF(INDEX([.$A$1:.$E$5];MATCH([.$G7];[.$A$1:.$A$5];0);MATCH([.$H7];[.$A$1:.$E$1];0))*INDEX([.$A$13:.$B$18];MATCH([.O$3];[.$A$13:.$A$18];0);2)*INDEX([.$A$7:.$B$11];MATCH([.O$4];[.$A$7:.$A$11];0);2)*[.$AE$2]*[.$AE$1]/18000=0;&quot;&quot;;INDEX([.$A$1:.$E$5];MATCH([.$G7];[.$A$1:.$A$5];0);MATCH([.$H7];[.$A$1:.$E$1];0))*INDEX([.$A$13:.$B$18];MATCH([.O$3];[.$A$13:.$A$18];0);2)*INDEX([.$A$7:.$B$11];MATCH([.O$4];[.$A$7:.$A$11];0);2)*[.$AE$2]*[.$AE$1]/(2000*IF([.$G7]=&quot;Blacksmith&quot;;10;IF([.$G7]=&quot;Fletcher&quot;;11;IF([.$G7]=&quot;Imbuer&quot;;10;IF([.$G7]=&quot;Tinker&quot;;9;))))))" office:value-type="float" office:value="0.028" calcext:value-type="float">
            <text:p>0.03</text:p>
          </table:table-cell>
          <table:table-cell table:style-name="ce20" table:formula="of:=IF(INDEX([.$A$1:.$E$5];MATCH([.$G7];[.$A$1:.$A$5];0);MATCH([.$H7];[.$A$1:.$E$1];0))*INDEX([.$A$13:.$B$18];MATCH([.P$3];[.$A$13:.$A$18];0);2)*INDEX([.$A$7:.$B$11];MATCH([.P$4];[.$A$7:.$A$11];0);2)*[.$AE$2]*[.$AE$1]/18000=0;&quot;&quot;;INDEX([.$A$1:.$E$5];MATCH([.$G7];[.$A$1:.$A$5];0);MATCH([.$H7];[.$A$1:.$E$1];0))*INDEX([.$A$13:.$B$18];MATCH([.P$3];[.$A$13:.$A$18];0);2)*INDEX([.$A$7:.$B$11];MATCH([.P$4];[.$A$7:.$A$11];0);2)*[.$AE$2]*[.$AE$1]/(2000*IF([.$G7]=&quot;Blacksmith&quot;;10;IF([.$G7]=&quot;Fletcher&quot;;11;IF([.$G7]=&quot;Imbuer&quot;;10;IF([.$G7]=&quot;Tinker&quot;;9;))))))" office:value-type="float" office:value="0.0028" calcext:value-type="float">
            <text:p>0.00</text:p>
          </table:table-cell>
          <table:table-cell table:style-name="ce27" table:formula="of:=IF(INDEX([.$A$1:.$E$5];MATCH([.$G7];[.$A$1:.$A$5];0);MATCH([.$H7];[.$A$1:.$E$1];0))*INDEX([.$A$13:.$B$18];MATCH([.Q$3];[.$A$13:.$A$18];0);2)*INDEX([.$A$7:.$B$11];MATCH([.Q$4];[.$A$7:.$A$11];0);2)*[.$AE$2]*[.$AE$1]/18000=0;&quot;&quot;;INDEX([.$A$1:.$E$5];MATCH([.$G7];[.$A$1:.$A$5];0);MATCH([.$H7];[.$A$1:.$E$1];0))*INDEX([.$A$13:.$B$18];MATCH([.Q$3];[.$A$13:.$A$18];0);2)*INDEX([.$A$7:.$B$11];MATCH([.Q$4];[.$A$7:.$A$11];0);2)*[.$AE$2]*[.$AE$1]/(2000*IF([.$G7]=&quot;Blacksmith&quot;;10;IF([.$G7]=&quot;Fletcher&quot;;11;IF([.$G7]=&quot;Imbuer&quot;;10;IF([.$G7]=&quot;Tinker&quot;;9;))))))" office:value-type="float" office:value="3.52591295" calcext:value-type="float">
            <text:p>3.53</text:p>
          </table:table-cell>
          <table:table-cell table:style-name="ce27" table:formula="of:=IF(INDEX([.$A$1:.$E$5];MATCH([.$G7];[.$A$1:.$A$5];0);MATCH([.$H7];[.$A$1:.$E$1];0))*INDEX([.$A$13:.$B$18];MATCH([.R$3];[.$A$13:.$A$18];0);2)*INDEX([.$A$7:.$B$11];MATCH([.R$4];[.$A$7:.$A$11];0);2)*[.$AE$2]*[.$AE$1]/18000=0;&quot;&quot;;INDEX([.$A$1:.$E$5];MATCH([.$G7];[.$A$1:.$A$5];0);MATCH([.$H7];[.$A$1:.$E$1];0))*INDEX([.$A$13:.$B$18];MATCH([.R$3];[.$A$13:.$A$18];0);2)*INDEX([.$A$7:.$B$11];MATCH([.R$4];[.$A$7:.$A$11];0);2)*[.$AE$2]*[.$AE$1]/(2000*IF([.$G7]=&quot;Blacksmith&quot;;10;IF([.$G7]=&quot;Fletcher&quot;;11;IF([.$G7]=&quot;Imbuer&quot;;10;IF([.$G7]=&quot;Tinker&quot;;9;))))))" office:value-type="float" office:value="0.186655" calcext:value-type="float">
            <text:p>0.19</text:p>
          </table:table-cell>
          <table:table-cell table:style-name="ce27" table:formula="of:=IF(INDEX([.$A$1:.$E$5];MATCH([.$G7];[.$A$1:.$A$5];0);MATCH([.$H7];[.$A$1:.$E$1];0))*INDEX([.$A$13:.$B$18];MATCH([.S$3];[.$A$13:.$A$18];0);2)*INDEX([.$A$7:.$B$11];MATCH([.S$4];[.$A$7:.$A$11];0);2)*[.$AE$2]*[.$AE$1]/18000=0;&quot;&quot;;INDEX([.$A$1:.$E$5];MATCH([.$G7];[.$A$1:.$A$5];0);MATCH([.$H7];[.$A$1:.$E$1];0))*INDEX([.$A$13:.$B$18];MATCH([.S$3];[.$A$13:.$A$18];0);2)*INDEX([.$A$7:.$B$11];MATCH([.S$4];[.$A$7:.$A$11];0);2)*[.$AE$2]*[.$AE$1]/(2000*IF([.$G7]=&quot;Blacksmith&quot;;10;IF([.$G7]=&quot;Fletcher&quot;;11;IF([.$G7]=&quot;Imbuer&quot;;10;IF([.$G7]=&quot;Tinker&quot;;9;))))))" office:value-type="float" office:value="0.0186655" calcext:value-type="float">
            <text:p>0.02</text:p>
          </table:table-cell>
          <table:table-cell table:style-name="ce27" table:formula="of:=IF(INDEX([.$A$1:.$E$5];MATCH([.$G7];[.$A$1:.$A$5];0);MATCH([.$H7];[.$A$1:.$E$1];0))*INDEX([.$A$13:.$B$18];MATCH([.T$3];[.$A$13:.$A$18];0);2)*INDEX([.$A$7:.$B$11];MATCH([.T$4];[.$A$7:.$A$11];0);2)*[.$AE$2]*[.$AE$1]/18000=0;&quot;&quot;;INDEX([.$A$1:.$E$5];MATCH([.$G7];[.$A$1:.$A$5];0);MATCH([.$H7];[.$A$1:.$E$1];0))*INDEX([.$A$13:.$B$18];MATCH([.T$3];[.$A$13:.$A$18];0);2)*INDEX([.$A$7:.$B$11];MATCH([.T$4];[.$A$7:.$A$11];0);2)*[.$AE$2]*[.$AE$1]/(2000*IF([.$G7]=&quot;Blacksmith&quot;;10;IF([.$G7]=&quot;Fletcher&quot;;11;IF([.$G7]=&quot;Imbuer&quot;;10;IF([.$G7]=&quot;Tinker&quot;;9;))))))" office:value-type="float" office:value="0.00186655" calcext:value-type="float">
            <text:p>0.00</text:p>
          </table:table-cell>
          <table:table-cell table:style-name="ce35" table:formula="of:=IF(INDEX([.$A$1:.$E$5];MATCH([.$G7];[.$A$1:.$A$5];0);MATCH([.$H7];[.$A$1:.$E$1];0))*INDEX([.$A$13:.$B$18];MATCH([.U$3];[.$A$13:.$A$18];0);2)*INDEX([.$A$7:.$B$11];MATCH([.U$4];[.$A$7:.$A$11];0);2)*[.$AE$2]*[.$AE$1]/18000=0;&quot;&quot;;INDEX([.$A$1:.$E$5];MATCH([.$G7];[.$A$1:.$A$5];0);MATCH([.$H7];[.$A$1:.$E$1];0))*INDEX([.$A$13:.$B$18];MATCH([.U$3];[.$A$13:.$A$18];0);2)*INDEX([.$A$7:.$B$11];MATCH([.U$4];[.$A$7:.$A$11];0);2)*[.$AE$2]*[.$AE$1]/(2000*IF([.$G7]=&quot;Blacksmith&quot;;10;IF([.$G7]=&quot;Fletcher&quot;;11;IF([.$G7]=&quot;Imbuer&quot;;10;IF([.$G7]=&quot;Tinker&quot;;9;))))))" office:value-type="float" office:value="3.0849259" calcext:value-type="float">
            <text:p>3.08</text:p>
          </table:table-cell>
          <table:table-cell table:style-name="ce35" table:formula="of:=IF(INDEX([.$A$1:.$E$5];MATCH([.$G7];[.$A$1:.$A$5];0);MATCH([.$H7];[.$A$1:.$E$1];0))*INDEX([.$A$13:.$B$18];MATCH([.V$3];[.$A$13:.$A$18];0);2)*INDEX([.$A$7:.$B$11];MATCH([.V$4];[.$A$7:.$A$11];0);2)*[.$AE$2]*[.$AE$1]/18000=0;&quot;&quot;;INDEX([.$A$1:.$E$5];MATCH([.$G7];[.$A$1:.$A$5];0);MATCH([.$H7];[.$A$1:.$E$1];0))*INDEX([.$A$13:.$B$18];MATCH([.V$3];[.$A$13:.$A$18];0);2)*INDEX([.$A$7:.$B$11];MATCH([.V$4];[.$A$7:.$A$11];0);2)*[.$AE$2]*[.$AE$1]/(2000*IF([.$G7]=&quot;Blacksmith&quot;;10;IF([.$G7]=&quot;Fletcher&quot;;11;IF([.$G7]=&quot;Imbuer&quot;;10;IF([.$G7]=&quot;Tinker&quot;;9;))))))" office:value-type="float" office:value="0.16331" calcext:value-type="float">
            <text:p>0.16</text:p>
          </table:table-cell>
          <table:table-cell table:style-name="ce35" table:formula="of:=IF(INDEX([.$A$1:.$E$5];MATCH([.$G7];[.$A$1:.$A$5];0);MATCH([.$H7];[.$A$1:.$E$1];0))*INDEX([.$A$13:.$B$18];MATCH([.W$3];[.$A$13:.$A$18];0);2)*INDEX([.$A$7:.$B$11];MATCH([.W$4];[.$A$7:.$A$11];0);2)*[.$AE$2]*[.$AE$1]/18000=0;&quot;&quot;;INDEX([.$A$1:.$E$5];MATCH([.$G7];[.$A$1:.$A$5];0);MATCH([.$H7];[.$A$1:.$E$1];0))*INDEX([.$A$13:.$B$18];MATCH([.W$3];[.$A$13:.$A$18];0);2)*INDEX([.$A$7:.$B$11];MATCH([.W$4];[.$A$7:.$A$11];0);2)*[.$AE$2]*[.$AE$1]/(2000*IF([.$G7]=&quot;Blacksmith&quot;;10;IF([.$G7]=&quot;Fletcher&quot;;11;IF([.$G7]=&quot;Imbuer&quot;;10;IF([.$G7]=&quot;Tinker&quot;;9;))))))" office:value-type="float" office:value="0.016331" calcext:value-type="float">
            <text:p>0.02</text:p>
          </table:table-cell>
          <table:table-cell table:style-name="ce35" table:formula="of:=IF(INDEX([.$A$1:.$E$5];MATCH([.$G7];[.$A$1:.$A$5];0);MATCH([.$H7];[.$A$1:.$E$1];0))*INDEX([.$A$13:.$B$18];MATCH([.X$3];[.$A$13:.$A$18];0);2)*INDEX([.$A$7:.$B$11];MATCH([.X$4];[.$A$7:.$A$11];0);2)*[.$AE$2]*[.$AE$1]/18000=0;&quot;&quot;;INDEX([.$A$1:.$E$5];MATCH([.$G7];[.$A$1:.$A$5];0);MATCH([.$H7];[.$A$1:.$E$1];0))*INDEX([.$A$13:.$B$18];MATCH([.X$3];[.$A$13:.$A$18];0);2)*INDEX([.$A$7:.$B$11];MATCH([.X$4];[.$A$7:.$A$11];0);2)*[.$AE$2]*[.$AE$1]/(2000*IF([.$G7]=&quot;Blacksmith&quot;;10;IF([.$G7]=&quot;Fletcher&quot;;11;IF([.$G7]=&quot;Imbuer&quot;;10;IF([.$G7]=&quot;Tinker&quot;;9;))))))" office:value-type="float" office:value="0.0016331" calcext:value-type="float">
            <text:p>0.00</text:p>
          </table:table-cell>
          <table:table-cell table:style-name="ce43" table:formula="of:=IF(INDEX([.$A$1:.$E$5];MATCH([.$G7];[.$A$1:.$A$5];0);MATCH([.$H7];[.$A$1:.$E$1];0))*INDEX([.$A$13:.$B$18];MATCH([.Y$3];[.$A$13:.$A$18];0);2)*INDEX([.$A$7:.$B$11];MATCH([.Y$4];[.$A$7:.$A$11];0);2)*[.$AE$2]*[.$AE$1]/18000=0;&quot;&quot;;INDEX([.$A$1:.$E$5];MATCH([.$G7];[.$A$1:.$A$5];0);MATCH([.$H7];[.$A$1:.$E$1];0))*INDEX([.$A$13:.$B$18];MATCH([.Y$3];[.$A$13:.$A$18];0);2)*INDEX([.$A$7:.$B$11];MATCH([.Y$4];[.$A$7:.$A$11];0);2)*[.$AE$2]*[.$AE$1]/(2000*IF([.$G7]=&quot;Blacksmith&quot;;10;IF([.$G7]=&quot;Fletcher&quot;;11;IF([.$G7]=&quot;Imbuer&quot;;10;IF([.$G7]=&quot;Tinker&quot;;9;))))))" office:value-type="float" office:value="2.6446" calcext:value-type="float">
            <text:p>2.64</text:p>
          </table:table-cell>
          <table:table-cell table:style-name="ce43" table:formula="of:=IF(INDEX([.$A$1:.$E$5];MATCH([.$G7];[.$A$1:.$A$5];0);MATCH([.$H7];[.$A$1:.$E$1];0))*INDEX([.$A$13:.$B$18];MATCH([.Z$3];[.$A$13:.$A$18];0);2)*INDEX([.$A$7:.$B$11];MATCH([.Z$4];[.$A$7:.$A$11];0);2)*[.$AE$2]*[.$AE$1]/18000=0;&quot;&quot;;INDEX([.$A$1:.$E$5];MATCH([.$G7];[.$A$1:.$A$5];0);MATCH([.$H7];[.$A$1:.$E$1];0))*INDEX([.$A$13:.$B$18];MATCH([.Z$3];[.$A$13:.$A$18];0);2)*INDEX([.$A$7:.$B$11];MATCH([.Z$4];[.$A$7:.$A$11];0);2)*[.$AE$2]*[.$AE$1]/(2000*IF([.$G7]=&quot;Blacksmith&quot;;10;IF([.$G7]=&quot;Fletcher&quot;;11;IF([.$G7]=&quot;Imbuer&quot;;10;IF([.$G7]=&quot;Tinker&quot;;9;))))))" office:value-type="float" office:value="0.14" calcext:value-type="float">
            <text:p>0.14</text:p>
          </table:table-cell>
          <table:table-cell table:style-name="ce43" table:formula="of:=IF(INDEX([.$A$1:.$E$5];MATCH([.$G7];[.$A$1:.$A$5];0);MATCH([.$H7];[.$A$1:.$E$1];0))*INDEX([.$A$13:.$B$18];MATCH([.AA$3];[.$A$13:.$A$18];0);2)*INDEX([.$A$7:.$B$11];MATCH([.AA$4];[.$A$7:.$A$11];0);2)*[.$AE$2]*[.$AE$1]/18000=0;&quot;&quot;;INDEX([.$A$1:.$E$5];MATCH([.$G7];[.$A$1:.$A$5];0);MATCH([.$H7];[.$A$1:.$E$1];0))*INDEX([.$A$13:.$B$18];MATCH([.AA$3];[.$A$13:.$A$18];0);2)*INDEX([.$A$7:.$B$11];MATCH([.AA$4];[.$A$7:.$A$11];0);2)*[.$AE$2]*[.$AE$1]/(2000*IF([.$G7]=&quot;Blacksmith&quot;;10;IF([.$G7]=&quot;Fletcher&quot;;11;IF([.$G7]=&quot;Imbuer&quot;;10;IF([.$G7]=&quot;Tinker&quot;;9;))))))" office:value-type="float" office:value="0.014" calcext:value-type="float">
            <text:p>0.01</text:p>
          </table:table-cell>
          <table:table-cell table:style-name="ce52" table:formula="of:=IF(INDEX([.$A$1:.$E$5];MATCH([.$G7];[.$A$1:.$A$5];0);MATCH([.$H7];[.$A$1:.$E$1];0))*INDEX([.$A$13:.$B$18];MATCH([.AB$3];[.$A$13:.$A$18];0);2)*INDEX([.$A$7:.$B$11];MATCH([.AB$4];[.$A$7:.$A$11];0);2)*[.$AE$2]*[.$AE$1]/18000=0;&quot;&quot;;INDEX([.$A$1:.$E$5];MATCH([.$G7];[.$A$1:.$A$5];0);MATCH([.$H7];[.$A$1:.$E$1];0))*INDEX([.$A$13:.$B$18];MATCH([.AB$3];[.$A$13:.$A$18];0);2)*INDEX([.$A$7:.$B$11];MATCH([.AB$4];[.$A$7:.$A$11];0);2)*[.$AE$2]*[.$AE$1]/(2000*IF([.$G7]=&quot;Blacksmith&quot;;10;IF([.$G7]=&quot;Fletcher&quot;;11;IF([.$G7]=&quot;Imbuer&quot;;10;IF([.$G7]=&quot;Tinker&quot;;9;))))))" office:value-type="float" office:value="0.0014" calcext:value-type="float">
            <text:p>0.00</text:p>
          </table:table-cell>
          <table:table-cell table:style-name="ce3"/>
          <table:table-cell table:style-name="ce62" office:value-type="string" calcext:value-type="string">
            <text:p>Imbuer</text:p>
          </table:table-cell>
          <table:table-cell table:style-name="ce76" table:number-matrix-columns-spanned="1" table:number-matrix-rows-spanned="1" table:formula="of:=SUM([$Analise.$I$31:.$L$34])-INDEX([$DATA.$A$1:.$D$121];MATCH([.AE$4]&amp;&quot;_JOURNAL_MAGE_FULL&quot;;[$DATA.$A$1:.$A$121];0);4)*[.$AE$1]+INDEX([$DATA.$A$1:.$D$121];MATCH([.AE$4]&amp;&quot;_JOURNAL_MAGE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M$31:.$P$34])-INDEX([$DATA.$A$1:.$D$121];MATCH([.AF$4]&amp;&quot;_JOURNAL_MAGE_FULL&quot;;[$DATA.$A$1:.$A$121];0);4)*[.$AE$1]+INDEX([$DATA.$A$1:.$D$121];MATCH([.AF$4]&amp;&quot;_JOURNAL_MAGE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Q$31:.$T$34])-INDEX([$DATA.$A$1:.$D$121];MATCH([.AG$4]&amp;&quot;_JOURNAL_MAGE_FULL&quot;;[$DATA.$A$1:.$A$121];0);4)*[.$AE$1]+INDEX([$DATA.$A$1:.$D$121];MATCH([.AG$4]&amp;&quot;_JOURNAL_MAGE_EMPTY&quot;;[$DATA.$A$1:.$A$121];0);4)*[.$AE$1]" office:value-type="string" office:string-value="" calcext:value-type="error">
            <text:p>#VALUE!</text:p>
          </table:table-cell>
          <table:table-cell table:style-name="ce76" table:number-matrix-columns-spanned="1" table:number-matrix-rows-spanned="1" table:formula="of:=SUM([$Analise.$U$31:.$X$34])-INDEX([$DATA.$A$1:.$D$121];MATCH([.AH$4]&amp;&quot;_JOURNAL_MAGE_FULL&quot;;[$DATA.$A$1:.$A$121];0);4)*[.$AE$1]+INDEX([$DATA.$A$1:.$D$121];MATCH([.AH$4]&amp;&quot;_JOURNAL_MAGE_EMPTY&quot;;[$DATA.$A$1:.$A$121];0);4)*[.$AE$1]" office:value-type="string" office:string-value="" calcext:value-type="error">
            <text:p>#VALUE!</text:p>
          </table:table-cell>
          <table:table-cell table:style-name="ce100" table:number-matrix-columns-spanned="1" table:number-matrix-rows-spanned="1" table:formula="of:=SUM([$Analise.$Y$31:.$AB$34])-INDEX([$DATA.$A$1:.$D$121];MATCH([.AI$4]&amp;&quot;_JOURNAL_MAGE_FULL&quot;;[$DATA.$A$1:.$A$121];0);4)*[.$AE$1]+INDEX([$DATA.$A$1:.$D$121];MATCH([.AI$4]&amp;&quot;_JOURNAL_MAGE_EMPTY&quot;;[$DATA.$A$1:.$A$121];0);4)*[.$AE$1]" office:value-type="string" office:string-value="" calcext:value-type="error">
            <text:p>#VALUE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Flat</text:p>
          </table:table-cell>
          <table:table-cell table:style-name="ce2" office:value-type="float" office:value="1889" calcext:value-type="float">
            <text:p>1889</text:p>
          </table:table-cell>
          <table:table-cell table:style-name="ce3" table:number-columns-repeated="4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Planks</text:p>
          </table:table-cell>
          <table:table-cell table:style-name="ce5" table:formula="of:=IF(INDEX([.$A$1:.$E$5];MATCH([.$G8];[.$A$1:.$A$5];0);MATCH([.$H8];[.$A$1:.$E$1];0))*INDEX([.$A$13:.$B$18];MATCH([.I$3];[.$A$13:.$A$18];0);2)*INDEX([.$A$7:.$B$11];MATCH([.I$4];[.$A$7:.$A$11];0);2)*[.$AE$2]*[.$AE$1]/18000=0;&quot;&quot;;INDEX([.$A$1:.$E$5];MATCH([.$G8];[.$A$1:.$A$5];0);MATCH([.$H8];[.$A$1:.$E$1];0))*INDEX([.$A$13:.$B$18];MATCH([.I$3];[.$A$13:.$A$18];0);2)*INDEX([.$A$7:.$B$11];MATCH([.I$4];[.$A$7:.$A$11];0);2)*[.$AE$2]*[.$AE$1]/(2000*IF([.$G8]=&quot;Blacksmith&quot;;10;IF([.$G8]=&quot;Fletcher&quot;;11;IF([.$G8]=&quot;Imbuer&quot;;10;IF([.$G8]=&quot;Tinker&quot;;9;))))))" office:value-type="float" office:value="3.0224" calcext:value-type="float">
            <text:p>3.02</text:p>
          </table:table-cell>
          <table:table-cell table:style-name="ce5" table:formula="of:=IF(INDEX([.$A$1:.$E$5];MATCH([.$G8];[.$A$1:.$A$5];0);MATCH([.$H8];[.$A$1:.$E$1];0))*INDEX([.$A$13:.$B$18];MATCH([.J$3];[.$A$13:.$A$18];0);2)*INDEX([.$A$7:.$B$11];MATCH([.J$4];[.$A$7:.$A$11];0);2)*[.$AE$2]*[.$AE$1]/18000=0;&quot;&quot;;INDEX([.$A$1:.$E$5];MATCH([.$G8];[.$A$1:.$A$5];0);MATCH([.$H8];[.$A$1:.$E$1];0))*INDEX([.$A$13:.$B$18];MATCH([.J$3];[.$A$13:.$A$18];0);2)*INDEX([.$A$7:.$B$11];MATCH([.J$4];[.$A$7:.$A$11];0);2)*[.$AE$2]*[.$AE$1]/(2000*IF([.$G8]=&quot;Blacksmith&quot;;10;IF([.$G8]=&quot;Fletcher&quot;;11;IF([.$G8]=&quot;Imbuer&quot;;10;IF([.$G8]=&quot;Tinker&quot;;9;))))))" office:value-type="float" office:value="0.16" calcext:value-type="float">
            <text:p>0.16</text:p>
          </table:table-cell>
          <table:table-cell table:style-name="ce5" table:formula="of:=IF(INDEX([.$A$1:.$E$5];MATCH([.$G8];[.$A$1:.$A$5];0);MATCH([.$H8];[.$A$1:.$E$1];0))*INDEX([.$A$13:.$B$18];MATCH([.K$3];[.$A$13:.$A$18];0);2)*INDEX([.$A$7:.$B$11];MATCH([.K$4];[.$A$7:.$A$11];0);2)*[.$AE$2]*[.$AE$1]/18000=0;&quot;&quot;;INDEX([.$A$1:.$E$5];MATCH([.$G8];[.$A$1:.$A$5];0);MATCH([.$H8];[.$A$1:.$E$1];0))*INDEX([.$A$13:.$B$18];MATCH([.K$3];[.$A$13:.$A$18];0);2)*INDEX([.$A$7:.$B$11];MATCH([.K$4];[.$A$7:.$A$11];0);2)*[.$AE$2]*[.$AE$1]/(2000*IF([.$G8]=&quot;Blacksmith&quot;;10;IF([.$G8]=&quot;Fletcher&quot;;11;IF([.$G8]=&quot;Imbuer&quot;;10;IF([.$G8]=&quot;Tinker&quot;;9;))))))" office:value-type="float" office:value="0.016" calcext:value-type="float">
            <text:p>0.02</text:p>
          </table:table-cell>
          <table:table-cell table:style-name="ce5" table:formula="of:=IF(INDEX([.$A$1:.$E$5];MATCH([.$G8];[.$A$1:.$A$5];0);MATCH([.$H8];[.$A$1:.$E$1];0))*INDEX([.$A$13:.$B$18];MATCH([.L$3];[.$A$13:.$A$18];0);2)*INDEX([.$A$7:.$B$11];MATCH([.L$4];[.$A$7:.$A$11];0);2)*[.$AE$2]*[.$AE$1]/18000=0;&quot;&quot;;INDEX([.$A$1:.$E$5];MATCH([.$G8];[.$A$1:.$A$5];0);MATCH([.$H8];[.$A$1:.$E$1];0))*INDEX([.$A$13:.$B$18];MATCH([.L$3];[.$A$13:.$A$18];0);2)*INDEX([.$A$7:.$B$11];MATCH([.L$4];[.$A$7:.$A$11];0);2)*[.$AE$2]*[.$AE$1]/(2000*IF([.$G8]=&quot;Blacksmith&quot;;10;IF([.$G8]=&quot;Fletcher&quot;;11;IF([.$G8]=&quot;Imbuer&quot;;10;IF([.$G8]=&quot;Tinker&quot;;9;))))))" office:value-type="float" office:value="0.0016" calcext:value-type="float">
            <text:p>0.00</text:p>
          </table:table-cell>
          <table:table-cell table:style-name="ce20" table:formula="of:=IF(INDEX([.$A$1:.$E$5];MATCH([.$G8];[.$A$1:.$A$5];0);MATCH([.$H8];[.$A$1:.$E$1];0))*INDEX([.$A$13:.$B$18];MATCH([.M$3];[.$A$13:.$A$18];0);2)*INDEX([.$A$7:.$B$11];MATCH([.M$4];[.$A$7:.$A$11];0);2)*[.$AE$2]*[.$AE$1]/18000=0;&quot;&quot;;INDEX([.$A$1:.$E$5];MATCH([.$G8];[.$A$1:.$A$5];0);MATCH([.$H8];[.$A$1:.$E$1];0))*INDEX([.$A$13:.$B$18];MATCH([.M$3];[.$A$13:.$A$18];0);2)*INDEX([.$A$7:.$B$11];MATCH([.M$4];[.$A$7:.$A$11];0);2)*[.$AE$2]*[.$AE$1]/(2000*IF([.$G8]=&quot;Blacksmith&quot;;10;IF([.$G8]=&quot;Fletcher&quot;;11;IF([.$G8]=&quot;Imbuer&quot;;10;IF([.$G8]=&quot;Tinker&quot;;9;))))))" office:value-type="float" office:value="1.5112" calcext:value-type="float">
            <text:p>1.51</text:p>
          </table:table-cell>
          <table:table-cell table:style-name="ce20" table:formula="of:=IF(INDEX([.$A$1:.$E$5];MATCH([.$G8];[.$A$1:.$A$5];0);MATCH([.$H8];[.$A$1:.$E$1];0))*INDEX([.$A$13:.$B$18];MATCH([.N$3];[.$A$13:.$A$18];0);2)*INDEX([.$A$7:.$B$11];MATCH([.N$4];[.$A$7:.$A$11];0);2)*[.$AE$2]*[.$AE$1]/18000=0;&quot;&quot;;INDEX([.$A$1:.$E$5];MATCH([.$G8];[.$A$1:.$A$5];0);MATCH([.$H8];[.$A$1:.$E$1];0))*INDEX([.$A$13:.$B$18];MATCH([.N$3];[.$A$13:.$A$18];0);2)*INDEX([.$A$7:.$B$11];MATCH([.N$4];[.$A$7:.$A$11];0);2)*[.$AE$2]*[.$AE$1]/(2000*IF([.$G8]=&quot;Blacksmith&quot;;10;IF([.$G8]=&quot;Fletcher&quot;;11;IF([.$G8]=&quot;Imbuer&quot;;10;IF([.$G8]=&quot;Tinker&quot;;9;))))))" office:value-type="float" office:value="0.08" calcext:value-type="float">
            <text:p>0.08</text:p>
          </table:table-cell>
          <table:table-cell table:style-name="ce20" table:formula="of:=IF(INDEX([.$A$1:.$E$5];MATCH([.$G8];[.$A$1:.$A$5];0);MATCH([.$H8];[.$A$1:.$E$1];0))*INDEX([.$A$13:.$B$18];MATCH([.O$3];[.$A$13:.$A$18];0);2)*INDEX([.$A$7:.$B$11];MATCH([.O$4];[.$A$7:.$A$11];0);2)*[.$AE$2]*[.$AE$1]/18000=0;&quot;&quot;;INDEX([.$A$1:.$E$5];MATCH([.$G8];[.$A$1:.$A$5];0);MATCH([.$H8];[.$A$1:.$E$1];0))*INDEX([.$A$13:.$B$18];MATCH([.O$3];[.$A$13:.$A$18];0);2)*INDEX([.$A$7:.$B$11];MATCH([.O$4];[.$A$7:.$A$11];0);2)*[.$AE$2]*[.$AE$1]/(2000*IF([.$G8]=&quot;Blacksmith&quot;;10;IF([.$G8]=&quot;Fletcher&quot;;11;IF([.$G8]=&quot;Imbuer&quot;;10;IF([.$G8]=&quot;Tinker&quot;;9;))))))" office:value-type="float" office:value="0.008" calcext:value-type="float">
            <text:p>0.01</text:p>
          </table:table-cell>
          <table:table-cell table:style-name="ce20" table:formula="of:=IF(INDEX([.$A$1:.$E$5];MATCH([.$G8];[.$A$1:.$A$5];0);MATCH([.$H8];[.$A$1:.$E$1];0))*INDEX([.$A$13:.$B$18];MATCH([.P$3];[.$A$13:.$A$18];0);2)*INDEX([.$A$7:.$B$11];MATCH([.P$4];[.$A$7:.$A$11];0);2)*[.$AE$2]*[.$AE$1]/18000=0;&quot;&quot;;INDEX([.$A$1:.$E$5];MATCH([.$G8];[.$A$1:.$A$5];0);MATCH([.$H8];[.$A$1:.$E$1];0))*INDEX([.$A$13:.$B$18];MATCH([.P$3];[.$A$13:.$A$18];0);2)*INDEX([.$A$7:.$B$11];MATCH([.P$4];[.$A$7:.$A$11];0);2)*[.$AE$2]*[.$AE$1]/(2000*IF([.$G8]=&quot;Blacksmith&quot;;10;IF([.$G8]=&quot;Fletcher&quot;;11;IF([.$G8]=&quot;Imbuer&quot;;10;IF([.$G8]=&quot;Tinker&quot;;9;))))))" office:value-type="float" office:value="0.0008" calcext:value-type="float">
            <text:p>0.00</text:p>
          </table:table-cell>
          <table:table-cell table:style-name="ce27" table:formula="of:=IF(INDEX([.$A$1:.$E$5];MATCH([.$G8];[.$A$1:.$A$5];0);MATCH([.$H8];[.$A$1:.$E$1];0))*INDEX([.$A$13:.$B$18];MATCH([.Q$3];[.$A$13:.$A$18];0);2)*INDEX([.$A$7:.$B$11];MATCH([.Q$4];[.$A$7:.$A$11];0);2)*[.$AE$2]*[.$AE$1]/18000=0;&quot;&quot;;INDEX([.$A$1:.$E$5];MATCH([.$G8];[.$A$1:.$A$5];0);MATCH([.$H8];[.$A$1:.$E$1];0))*INDEX([.$A$13:.$B$18];MATCH([.Q$3];[.$A$13:.$A$18];0);2)*INDEX([.$A$7:.$B$11];MATCH([.Q$4];[.$A$7:.$A$11];0);2)*[.$AE$2]*[.$AE$1]/(2000*IF([.$G8]=&quot;Blacksmith&quot;;10;IF([.$G8]=&quot;Fletcher&quot;;11;IF([.$G8]=&quot;Imbuer&quot;;10;IF([.$G8]=&quot;Tinker&quot;;9;))))))" office:value-type="float" office:value="1.0074037" calcext:value-type="float">
            <text:p>1.01</text:p>
          </table:table-cell>
          <table:table-cell table:style-name="ce27" table:formula="of:=IF(INDEX([.$A$1:.$E$5];MATCH([.$G8];[.$A$1:.$A$5];0);MATCH([.$H8];[.$A$1:.$E$1];0))*INDEX([.$A$13:.$B$18];MATCH([.R$3];[.$A$13:.$A$18];0);2)*INDEX([.$A$7:.$B$11];MATCH([.R$4];[.$A$7:.$A$11];0);2)*[.$AE$2]*[.$AE$1]/18000=0;&quot;&quot;;INDEX([.$A$1:.$E$5];MATCH([.$G8];[.$A$1:.$A$5];0);MATCH([.$H8];[.$A$1:.$E$1];0))*INDEX([.$A$13:.$B$18];MATCH([.R$3];[.$A$13:.$A$18];0);2)*INDEX([.$A$7:.$B$11];MATCH([.R$4];[.$A$7:.$A$11];0);2)*[.$AE$2]*[.$AE$1]/(2000*IF([.$G8]=&quot;Blacksmith&quot;;10;IF([.$G8]=&quot;Fletcher&quot;;11;IF([.$G8]=&quot;Imbuer&quot;;10;IF([.$G8]=&quot;Tinker&quot;;9;))))))" office:value-type="float" office:value="0.05333" calcext:value-type="float">
            <text:p>0.05</text:p>
          </table:table-cell>
          <table:table-cell table:style-name="ce27" table:formula="of:=IF(INDEX([.$A$1:.$E$5];MATCH([.$G8];[.$A$1:.$A$5];0);MATCH([.$H8];[.$A$1:.$E$1];0))*INDEX([.$A$13:.$B$18];MATCH([.S$3];[.$A$13:.$A$18];0);2)*INDEX([.$A$7:.$B$11];MATCH([.S$4];[.$A$7:.$A$11];0);2)*[.$AE$2]*[.$AE$1]/18000=0;&quot;&quot;;INDEX([.$A$1:.$E$5];MATCH([.$G8];[.$A$1:.$A$5];0);MATCH([.$H8];[.$A$1:.$E$1];0))*INDEX([.$A$13:.$B$18];MATCH([.S$3];[.$A$13:.$A$18];0);2)*INDEX([.$A$7:.$B$11];MATCH([.S$4];[.$A$7:.$A$11];0);2)*[.$AE$2]*[.$AE$1]/(2000*IF([.$G8]=&quot;Blacksmith&quot;;10;IF([.$G8]=&quot;Fletcher&quot;;11;IF([.$G8]=&quot;Imbuer&quot;;10;IF([.$G8]=&quot;Tinker&quot;;9;))))))" office:value-type="float" office:value="0.005333" calcext:value-type="float">
            <text:p>0.01</text:p>
          </table:table-cell>
          <table:table-cell table:style-name="ce27" table:formula="of:=IF(INDEX([.$A$1:.$E$5];MATCH([.$G8];[.$A$1:.$A$5];0);MATCH([.$H8];[.$A$1:.$E$1];0))*INDEX([.$A$13:.$B$18];MATCH([.T$3];[.$A$13:.$A$18];0);2)*INDEX([.$A$7:.$B$11];MATCH([.T$4];[.$A$7:.$A$11];0);2)*[.$AE$2]*[.$AE$1]/18000=0;&quot;&quot;;INDEX([.$A$1:.$E$5];MATCH([.$G8];[.$A$1:.$A$5];0);MATCH([.$H8];[.$A$1:.$E$1];0))*INDEX([.$A$13:.$B$18];MATCH([.T$3];[.$A$13:.$A$18];0);2)*INDEX([.$A$7:.$B$11];MATCH([.T$4];[.$A$7:.$A$11];0);2)*[.$AE$2]*[.$AE$1]/(2000*IF([.$G8]=&quot;Blacksmith&quot;;10;IF([.$G8]=&quot;Fletcher&quot;;11;IF([.$G8]=&quot;Imbuer&quot;;10;IF([.$G8]=&quot;Tinker&quot;;9;))))))" office:value-type="float" office:value="0.0005333" calcext:value-type="float">
            <text:p>0.00</text:p>
          </table:table-cell>
          <table:table-cell table:style-name="ce35" table:formula="of:=IF(INDEX([.$A$1:.$E$5];MATCH([.$G8];[.$A$1:.$A$5];0);MATCH([.$H8];[.$A$1:.$E$1];0))*INDEX([.$A$13:.$B$18];MATCH([.U$3];[.$A$13:.$A$18];0);2)*INDEX([.$A$7:.$B$11];MATCH([.U$4];[.$A$7:.$A$11];0);2)*[.$AE$2]*[.$AE$1]/18000=0;&quot;&quot;;INDEX([.$A$1:.$E$5];MATCH([.$G8];[.$A$1:.$A$5];0);MATCH([.$H8];[.$A$1:.$E$1];0))*INDEX([.$A$13:.$B$18];MATCH([.U$3];[.$A$13:.$A$18];0);2)*INDEX([.$A$7:.$B$11];MATCH([.U$4];[.$A$7:.$A$11];0);2)*[.$AE$2]*[.$AE$1]/(2000*IF([.$G8]=&quot;Blacksmith&quot;;10;IF([.$G8]=&quot;Fletcher&quot;;11;IF([.$G8]=&quot;Imbuer&quot;;10;IF([.$G8]=&quot;Tinker&quot;;9;))))))" office:value-type="float" office:value="0.8814074" calcext:value-type="float">
            <text:p>0.88</text:p>
          </table:table-cell>
          <table:table-cell table:style-name="ce35" table:formula="of:=IF(INDEX([.$A$1:.$E$5];MATCH([.$G8];[.$A$1:.$A$5];0);MATCH([.$H8];[.$A$1:.$E$1];0))*INDEX([.$A$13:.$B$18];MATCH([.V$3];[.$A$13:.$A$18];0);2)*INDEX([.$A$7:.$B$11];MATCH([.V$4];[.$A$7:.$A$11];0);2)*[.$AE$2]*[.$AE$1]/18000=0;&quot;&quot;;INDEX([.$A$1:.$E$5];MATCH([.$G8];[.$A$1:.$A$5];0);MATCH([.$H8];[.$A$1:.$E$1];0))*INDEX([.$A$13:.$B$18];MATCH([.V$3];[.$A$13:.$A$18];0);2)*INDEX([.$A$7:.$B$11];MATCH([.V$4];[.$A$7:.$A$11];0);2)*[.$AE$2]*[.$AE$1]/(2000*IF([.$G8]=&quot;Blacksmith&quot;;10;IF([.$G8]=&quot;Fletcher&quot;;11;IF([.$G8]=&quot;Imbuer&quot;;10;IF([.$G8]=&quot;Tinker&quot;;9;))))))" office:value-type="float" office:value="0.04666" calcext:value-type="float">
            <text:p>0.05</text:p>
          </table:table-cell>
          <table:table-cell table:style-name="ce35" table:formula="of:=IF(INDEX([.$A$1:.$E$5];MATCH([.$G8];[.$A$1:.$A$5];0);MATCH([.$H8];[.$A$1:.$E$1];0))*INDEX([.$A$13:.$B$18];MATCH([.W$3];[.$A$13:.$A$18];0);2)*INDEX([.$A$7:.$B$11];MATCH([.W$4];[.$A$7:.$A$11];0);2)*[.$AE$2]*[.$AE$1]/18000=0;&quot;&quot;;INDEX([.$A$1:.$E$5];MATCH([.$G8];[.$A$1:.$A$5];0);MATCH([.$H8];[.$A$1:.$E$1];0))*INDEX([.$A$13:.$B$18];MATCH([.W$3];[.$A$13:.$A$18];0);2)*INDEX([.$A$7:.$B$11];MATCH([.W$4];[.$A$7:.$A$11];0);2)*[.$AE$2]*[.$AE$1]/(2000*IF([.$G8]=&quot;Blacksmith&quot;;10;IF([.$G8]=&quot;Fletcher&quot;;11;IF([.$G8]=&quot;Imbuer&quot;;10;IF([.$G8]=&quot;Tinker&quot;;9;))))))" office:value-type="float" office:value="0.004666" calcext:value-type="float">
            <text:p>0.00</text:p>
          </table:table-cell>
          <table:table-cell table:style-name="ce35" table:formula="of:=IF(INDEX([.$A$1:.$E$5];MATCH([.$G8];[.$A$1:.$A$5];0);MATCH([.$H8];[.$A$1:.$E$1];0))*INDEX([.$A$13:.$B$18];MATCH([.X$3];[.$A$13:.$A$18];0);2)*INDEX([.$A$7:.$B$11];MATCH([.X$4];[.$A$7:.$A$11];0);2)*[.$AE$2]*[.$AE$1]/18000=0;&quot;&quot;;INDEX([.$A$1:.$E$5];MATCH([.$G8];[.$A$1:.$A$5];0);MATCH([.$H8];[.$A$1:.$E$1];0))*INDEX([.$A$13:.$B$18];MATCH([.X$3];[.$A$13:.$A$18];0);2)*INDEX([.$A$7:.$B$11];MATCH([.X$4];[.$A$7:.$A$11];0);2)*[.$AE$2]*[.$AE$1]/(2000*IF([.$G8]=&quot;Blacksmith&quot;;10;IF([.$G8]=&quot;Fletcher&quot;;11;IF([.$G8]=&quot;Imbuer&quot;;10;IF([.$G8]=&quot;Tinker&quot;;9;))))))" office:value-type="float" office:value="0.0004666" calcext:value-type="float">
            <text:p>0.00</text:p>
          </table:table-cell>
          <table:table-cell table:style-name="ce43" table:formula="of:=IF(INDEX([.$A$1:.$E$5];MATCH([.$G8];[.$A$1:.$A$5];0);MATCH([.$H8];[.$A$1:.$E$1];0))*INDEX([.$A$13:.$B$18];MATCH([.Y$3];[.$A$13:.$A$18];0);2)*INDEX([.$A$7:.$B$11];MATCH([.Y$4];[.$A$7:.$A$11];0);2)*[.$AE$2]*[.$AE$1]/18000=0;&quot;&quot;;INDEX([.$A$1:.$E$5];MATCH([.$G8];[.$A$1:.$A$5];0);MATCH([.$H8];[.$A$1:.$E$1];0))*INDEX([.$A$13:.$B$18];MATCH([.Y$3];[.$A$13:.$A$18];0);2)*INDEX([.$A$7:.$B$11];MATCH([.Y$4];[.$A$7:.$A$11];0);2)*[.$AE$2]*[.$AE$1]/(2000*IF([.$G8]=&quot;Blacksmith&quot;;10;IF([.$G8]=&quot;Fletcher&quot;;11;IF([.$G8]=&quot;Imbuer&quot;;10;IF([.$G8]=&quot;Tinker&quot;;9;))))))" office:value-type="float" office:value="0.7556" calcext:value-type="float">
            <text:p>0.76</text:p>
          </table:table-cell>
          <table:table-cell table:style-name="ce43" table:formula="of:=IF(INDEX([.$A$1:.$E$5];MATCH([.$G8];[.$A$1:.$A$5];0);MATCH([.$H8];[.$A$1:.$E$1];0))*INDEX([.$A$13:.$B$18];MATCH([.Z$3];[.$A$13:.$A$18];0);2)*INDEX([.$A$7:.$B$11];MATCH([.Z$4];[.$A$7:.$A$11];0);2)*[.$AE$2]*[.$AE$1]/18000=0;&quot;&quot;;INDEX([.$A$1:.$E$5];MATCH([.$G8];[.$A$1:.$A$5];0);MATCH([.$H8];[.$A$1:.$E$1];0))*INDEX([.$A$13:.$B$18];MATCH([.Z$3];[.$A$13:.$A$18];0);2)*INDEX([.$A$7:.$B$11];MATCH([.Z$4];[.$A$7:.$A$11];0);2)*[.$AE$2]*[.$AE$1]/(2000*IF([.$G8]=&quot;Blacksmith&quot;;10;IF([.$G8]=&quot;Fletcher&quot;;11;IF([.$G8]=&quot;Imbuer&quot;;10;IF([.$G8]=&quot;Tinker&quot;;9;))))))" office:value-type="float" office:value="0.04" calcext:value-type="float">
            <text:p>0.04</text:p>
          </table:table-cell>
          <table:table-cell table:style-name="ce43" table:formula="of:=IF(INDEX([.$A$1:.$E$5];MATCH([.$G8];[.$A$1:.$A$5];0);MATCH([.$H8];[.$A$1:.$E$1];0))*INDEX([.$A$13:.$B$18];MATCH([.AA$3];[.$A$13:.$A$18];0);2)*INDEX([.$A$7:.$B$11];MATCH([.AA$4];[.$A$7:.$A$11];0);2)*[.$AE$2]*[.$AE$1]/18000=0;&quot;&quot;;INDEX([.$A$1:.$E$5];MATCH([.$G8];[.$A$1:.$A$5];0);MATCH([.$H8];[.$A$1:.$E$1];0))*INDEX([.$A$13:.$B$18];MATCH([.AA$3];[.$A$13:.$A$18];0);2)*INDEX([.$A$7:.$B$11];MATCH([.AA$4];[.$A$7:.$A$11];0);2)*[.$AE$2]*[.$AE$1]/(2000*IF([.$G8]=&quot;Blacksmith&quot;;10;IF([.$G8]=&quot;Fletcher&quot;;11;IF([.$G8]=&quot;Imbuer&quot;;10;IF([.$G8]=&quot;Tinker&quot;;9;))))))" office:value-type="float" office:value="0.004" calcext:value-type="float">
            <text:p>0.00</text:p>
          </table:table-cell>
          <table:table-cell table:style-name="ce52" table:formula="of:=IF(INDEX([.$A$1:.$E$5];MATCH([.$G8];[.$A$1:.$A$5];0);MATCH([.$H8];[.$A$1:.$E$1];0))*INDEX([.$A$13:.$B$18];MATCH([.AB$3];[.$A$13:.$A$18];0);2)*INDEX([.$A$7:.$B$11];MATCH([.AB$4];[.$A$7:.$A$11];0);2)*[.$AE$2]*[.$AE$1]/18000=0;&quot;&quot;;INDEX([.$A$1:.$E$5];MATCH([.$G8];[.$A$1:.$A$5];0);MATCH([.$H8];[.$A$1:.$E$1];0))*INDEX([.$A$13:.$B$18];MATCH([.AB$3];[.$A$13:.$A$18];0);2)*INDEX([.$A$7:.$B$11];MATCH([.AB$4];[.$A$7:.$A$11];0);2)*[.$AE$2]*[.$AE$1]/(2000*IF([.$G8]=&quot;Blacksmith&quot;;10;IF([.$G8]=&quot;Fletcher&quot;;11;IF([.$G8]=&quot;Imbuer&quot;;10;IF([.$G8]=&quot;Tinker&quot;;9;))))))" office:value-type="float" office:value="0.0004" calcext:value-type="float">
            <text:p>0.00</text:p>
          </table:table-cell>
          <table:table-cell table:style-name="ce3"/>
          <table:table-cell table:style-name="ce63" office:value-type="string" calcext:value-type="string">
            <text:p>Tinker</text:p>
          </table:table-cell>
          <table:table-cell table:style-name="ce77" table:number-matrix-columns-spanned="1" table:number-matrix-rows-spanned="1" table:formula="of:=SUM([$Analise.$I$35:.$L$38])-INDEX([$DATA.$A$1:.$D$121];MATCH([.AE$4]&amp;&quot;_JOURNAL_TOOLMAKER_FULL&quot;;[$DATA.$A$1:.$A$121];0);4)*[.$AE$1]+INDEX([$DATA.$A$1:.$D$121];MATCH([.AE$4]&amp;&quot;_JOURNAL_TOOLMAKER_EMPTY&quot;;[$DATA.$A$1:.$A$121];0);4)*[.$AE$1]" office:value-type="float" office:value="3179.68266666667" calcext:value-type="float">
            <text:p>3,179.7 S</text:p>
          </table:table-cell>
          <table:table-cell table:style-name="ce77" table:number-matrix-columns-spanned="1" table:number-matrix-rows-spanned="1" table:formula="of:=SUM([$Analise.$M$35:.$P$38])-INDEX([$DATA.$A$1:.$D$121];MATCH([.AF$4]&amp;&quot;_JOURNAL_TOOLMAKER_FULL&quot;;[$DATA.$A$1:.$A$121];0);4)*[.$AE$1]+INDEX([$DATA.$A$1:.$D$121];MATCH([.AF$4]&amp;&quot;_JOURNAL_TOOLMAKER_EMPTY&quot;;[$DATA.$A$1:.$A$121];0);4)*[.$AE$1]" office:value-type="float" office:value="1237.26355555556" calcext:value-type="float">
            <text:p>1,237.3 S</text:p>
          </table:table-cell>
          <table:table-cell table:style-name="ce77" table:number-matrix-columns-spanned="1" table:number-matrix-rows-spanned="1" table:formula="of:=SUM([$Analise.$Q$35:.$T$38])-INDEX([$DATA.$A$1:.$D$121];MATCH([.AG$4]&amp;&quot;_JOURNAL_TOOLMAKER_FULL&quot;;[$DATA.$A$1:.$A$121];0);4)*[.$AE$1]+INDEX([$DATA.$A$1:.$D$121];MATCH([.AG$4]&amp;&quot;_JOURNAL_TOOLMAKER_EMPTY&quot;;[$DATA.$A$1:.$A$121];0);4)*[.$AE$1]" office:value-type="float" office:value="4232.55439305555" calcext:value-type="float">
            <text:p>4,232.6 S</text:p>
          </table:table-cell>
          <table:table-cell table:style-name="ce77" table:number-matrix-columns-spanned="1" table:number-matrix-rows-spanned="1" table:formula="of:=SUM([$Analise.$U$35:.$X$38])-INDEX([$DATA.$A$1:.$D$121];MATCH([.AH$4]&amp;&quot;_JOURNAL_TOOLMAKER_FULL&quot;;[$DATA.$A$1:.$A$121];0);4)*[.$AE$1]+INDEX([$DATA.$A$1:.$D$121];MATCH([.AH$4]&amp;&quot;_JOURNAL_TOOLMAKER_EMPTY&quot;;[$DATA.$A$1:.$A$121];0);4)*[.$AE$1]" office:value-type="float" office:value="11452.0157237778" calcext:value-type="float">
            <text:p>11,452.0 S</text:p>
          </table:table-cell>
          <table:table-cell table:style-name="ce101" table:number-matrix-columns-spanned="1" table:number-matrix-rows-spanned="1" table:formula="of:=SUM([$Analise.$Y$35:.$AB$38])-INDEX([$DATA.$A$1:.$D$121];MATCH([.AI$4]&amp;&quot;_JOURNAL_TOOLMAKER_FULL&quot;;[$DATA.$A$1:.$A$121];0);4)*[.$AE$1]+INDEX([$DATA.$A$1:.$D$121];MATCH([.AI$4]&amp;&quot;_JOURNAL_TOOLMAKER_EMPTY&quot;;[$DATA.$A$1:.$A$121];0);4)*[.$AE$1]" office:value-type="float" office:value="13727.5735555556" calcext:value-type="float">
            <text:p>13,727.6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4"/>
          <table:table-cell table:style-name="ce6" office:value-type="string" calcext:value-type="string">
            <text:p>Fletcher</text:p>
          </table:table-cell>
          <table:table-cell table:style-name="ce10" office:value-type="string" calcext:value-type="string">
            <text:p>Cloth</text:p>
          </table:table-cell>
          <table:table-cell table:style-name="ce15" table:formula="of:=IF(INDEX([.$A$1:.$E$5];MATCH([.$G9];[.$A$1:.$A$5];0);MATCH([.$H9];[.$A$1:.$E$1];0))*INDEX([.$A$13:.$B$18];MATCH([.I$3];[.$A$13:.$A$18];0);2)*INDEX([.$A$7:.$B$11];MATCH([.I$4];[.$A$7:.$A$11];0);2)*[.$AE$2]*[.$AE$1]/18000=0;&quot;&quot;;INDEX([.$A$1:.$E$5];MATCH([.$G9];[.$A$1:.$A$5];0);MATCH([.$H9];[.$A$1:.$E$1];0))*INDEX([.$A$13:.$B$18];MATCH([.I$3];[.$A$13:.$A$18];0);2)*INDEX([.$A$7:.$B$11];MATCH([.I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15" table:formula="of:=IF(INDEX([.$A$1:.$E$5];MATCH([.$G9];[.$A$1:.$A$5];0);MATCH([.$H9];[.$A$1:.$E$1];0))*INDEX([.$A$13:.$B$18];MATCH([.J$3];[.$A$13:.$A$18];0);2)*INDEX([.$A$7:.$B$11];MATCH([.J$4];[.$A$7:.$A$11];0);2)*[.$AE$2]*[.$AE$1]/18000=0;&quot;&quot;;INDEX([.$A$1:.$E$5];MATCH([.$G9];[.$A$1:.$A$5];0);MATCH([.$H9];[.$A$1:.$E$1];0))*INDEX([.$A$13:.$B$18];MATCH([.J$3];[.$A$13:.$A$18];0);2)*INDEX([.$A$7:.$B$11];MATCH([.J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15" table:formula="of:=IF(INDEX([.$A$1:.$E$5];MATCH([.$G9];[.$A$1:.$A$5];0);MATCH([.$H9];[.$A$1:.$E$1];0))*INDEX([.$A$13:.$B$18];MATCH([.K$3];[.$A$13:.$A$18];0);2)*INDEX([.$A$7:.$B$11];MATCH([.K$4];[.$A$7:.$A$11];0);2)*[.$AE$2]*[.$AE$1]/18000=0;&quot;&quot;;INDEX([.$A$1:.$E$5];MATCH([.$G9];[.$A$1:.$A$5];0);MATCH([.$H9];[.$A$1:.$E$1];0))*INDEX([.$A$13:.$B$18];MATCH([.K$3];[.$A$13:.$A$18];0);2)*INDEX([.$A$7:.$B$11];MATCH([.K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15" table:formula="of:=IF(INDEX([.$A$1:.$E$5];MATCH([.$G9];[.$A$1:.$A$5];0);MATCH([.$H9];[.$A$1:.$E$1];0))*INDEX([.$A$13:.$B$18];MATCH([.L$3];[.$A$13:.$A$18];0);2)*INDEX([.$A$7:.$B$11];MATCH([.L$4];[.$A$7:.$A$11];0);2)*[.$AE$2]*[.$AE$1]/18000=0;&quot;&quot;;INDEX([.$A$1:.$E$5];MATCH([.$G9];[.$A$1:.$A$5];0);MATCH([.$H9];[.$A$1:.$E$1];0))*INDEX([.$A$13:.$B$18];MATCH([.L$3];[.$A$13:.$A$18];0);2)*INDEX([.$A$7:.$B$11];MATCH([.L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2" table:formula="of:=IF(INDEX([.$A$1:.$E$5];MATCH([.$G9];[.$A$1:.$A$5];0);MATCH([.$H9];[.$A$1:.$E$1];0))*INDEX([.$A$13:.$B$18];MATCH([.M$3];[.$A$13:.$A$18];0);2)*INDEX([.$A$7:.$B$11];MATCH([.M$4];[.$A$7:.$A$11];0);2)*[.$AE$2]*[.$AE$1]/18000=0;&quot;&quot;;INDEX([.$A$1:.$E$5];MATCH([.$G9];[.$A$1:.$A$5];0);MATCH([.$H9];[.$A$1:.$E$1];0))*INDEX([.$A$13:.$B$18];MATCH([.M$3];[.$A$13:.$A$18];0);2)*INDEX([.$A$7:.$B$11];MATCH([.M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2" table:formula="of:=IF(INDEX([.$A$1:.$E$5];MATCH([.$G9];[.$A$1:.$A$5];0);MATCH([.$H9];[.$A$1:.$E$1];0))*INDEX([.$A$13:.$B$18];MATCH([.N$3];[.$A$13:.$A$18];0);2)*INDEX([.$A$7:.$B$11];MATCH([.N$4];[.$A$7:.$A$11];0);2)*[.$AE$2]*[.$AE$1]/18000=0;&quot;&quot;;INDEX([.$A$1:.$E$5];MATCH([.$G9];[.$A$1:.$A$5];0);MATCH([.$H9];[.$A$1:.$E$1];0))*INDEX([.$A$13:.$B$18];MATCH([.N$3];[.$A$13:.$A$18];0);2)*INDEX([.$A$7:.$B$11];MATCH([.N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2" table:formula="of:=IF(INDEX([.$A$1:.$E$5];MATCH([.$G9];[.$A$1:.$A$5];0);MATCH([.$H9];[.$A$1:.$E$1];0))*INDEX([.$A$13:.$B$18];MATCH([.O$3];[.$A$13:.$A$18];0);2)*INDEX([.$A$7:.$B$11];MATCH([.O$4];[.$A$7:.$A$11];0);2)*[.$AE$2]*[.$AE$1]/18000=0;&quot;&quot;;INDEX([.$A$1:.$E$5];MATCH([.$G9];[.$A$1:.$A$5];0);MATCH([.$H9];[.$A$1:.$E$1];0))*INDEX([.$A$13:.$B$18];MATCH([.O$3];[.$A$13:.$A$18];0);2)*INDEX([.$A$7:.$B$11];MATCH([.O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2" table:formula="of:=IF(INDEX([.$A$1:.$E$5];MATCH([.$G9];[.$A$1:.$A$5];0);MATCH([.$H9];[.$A$1:.$E$1];0))*INDEX([.$A$13:.$B$18];MATCH([.P$3];[.$A$13:.$A$18];0);2)*INDEX([.$A$7:.$B$11];MATCH([.P$4];[.$A$7:.$A$11];0);2)*[.$AE$2]*[.$AE$1]/18000=0;&quot;&quot;;INDEX([.$A$1:.$E$5];MATCH([.$G9];[.$A$1:.$A$5];0);MATCH([.$H9];[.$A$1:.$E$1];0))*INDEX([.$A$13:.$B$18];MATCH([.P$3];[.$A$13:.$A$18];0);2)*INDEX([.$A$7:.$B$11];MATCH([.P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9" table:formula="of:=IF(INDEX([.$A$1:.$E$5];MATCH([.$G9];[.$A$1:.$A$5];0);MATCH([.$H9];[.$A$1:.$E$1];0))*INDEX([.$A$13:.$B$18];MATCH([.Q$3];[.$A$13:.$A$18];0);2)*INDEX([.$A$7:.$B$11];MATCH([.Q$4];[.$A$7:.$A$11];0);2)*[.$AE$2]*[.$AE$1]/18000=0;&quot;&quot;;INDEX([.$A$1:.$E$5];MATCH([.$G9];[.$A$1:.$A$5];0);MATCH([.$H9];[.$A$1:.$E$1];0))*INDEX([.$A$13:.$B$18];MATCH([.Q$3];[.$A$13:.$A$18];0);2)*INDEX([.$A$7:.$B$11];MATCH([.Q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9" table:formula="of:=IF(INDEX([.$A$1:.$E$5];MATCH([.$G9];[.$A$1:.$A$5];0);MATCH([.$H9];[.$A$1:.$E$1];0))*INDEX([.$A$13:.$B$18];MATCH([.R$3];[.$A$13:.$A$18];0);2)*INDEX([.$A$7:.$B$11];MATCH([.R$4];[.$A$7:.$A$11];0);2)*[.$AE$2]*[.$AE$1]/18000=0;&quot;&quot;;INDEX([.$A$1:.$E$5];MATCH([.$G9];[.$A$1:.$A$5];0);MATCH([.$H9];[.$A$1:.$E$1];0))*INDEX([.$A$13:.$B$18];MATCH([.R$3];[.$A$13:.$A$18];0);2)*INDEX([.$A$7:.$B$11];MATCH([.R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9" table:formula="of:=IF(INDEX([.$A$1:.$E$5];MATCH([.$G9];[.$A$1:.$A$5];0);MATCH([.$H9];[.$A$1:.$E$1];0))*INDEX([.$A$13:.$B$18];MATCH([.S$3];[.$A$13:.$A$18];0);2)*INDEX([.$A$7:.$B$11];MATCH([.S$4];[.$A$7:.$A$11];0);2)*[.$AE$2]*[.$AE$1]/18000=0;&quot;&quot;;INDEX([.$A$1:.$E$5];MATCH([.$G9];[.$A$1:.$A$5];0);MATCH([.$H9];[.$A$1:.$E$1];0))*INDEX([.$A$13:.$B$18];MATCH([.S$3];[.$A$13:.$A$18];0);2)*INDEX([.$A$7:.$B$11];MATCH([.S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29" table:formula="of:=IF(INDEX([.$A$1:.$E$5];MATCH([.$G9];[.$A$1:.$A$5];0);MATCH([.$H9];[.$A$1:.$E$1];0))*INDEX([.$A$13:.$B$18];MATCH([.T$3];[.$A$13:.$A$18];0);2)*INDEX([.$A$7:.$B$11];MATCH([.T$4];[.$A$7:.$A$11];0);2)*[.$AE$2]*[.$AE$1]/18000=0;&quot;&quot;;INDEX([.$A$1:.$E$5];MATCH([.$G9];[.$A$1:.$A$5];0);MATCH([.$H9];[.$A$1:.$E$1];0))*INDEX([.$A$13:.$B$18];MATCH([.T$3];[.$A$13:.$A$18];0);2)*INDEX([.$A$7:.$B$11];MATCH([.T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38" table:formula="of:=IF(INDEX([.$A$1:.$E$5];MATCH([.$G9];[.$A$1:.$A$5];0);MATCH([.$H9];[.$A$1:.$E$1];0))*INDEX([.$A$13:.$B$18];MATCH([.U$3];[.$A$13:.$A$18];0);2)*INDEX([.$A$7:.$B$11];MATCH([.U$4];[.$A$7:.$A$11];0);2)*[.$AE$2]*[.$AE$1]/18000=0;&quot;&quot;;INDEX([.$A$1:.$E$5];MATCH([.$G9];[.$A$1:.$A$5];0);MATCH([.$H9];[.$A$1:.$E$1];0))*INDEX([.$A$13:.$B$18];MATCH([.U$3];[.$A$13:.$A$18];0);2)*INDEX([.$A$7:.$B$11];MATCH([.U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38" table:formula="of:=IF(INDEX([.$A$1:.$E$5];MATCH([.$G9];[.$A$1:.$A$5];0);MATCH([.$H9];[.$A$1:.$E$1];0))*INDEX([.$A$13:.$B$18];MATCH([.V$3];[.$A$13:.$A$18];0);2)*INDEX([.$A$7:.$B$11];MATCH([.V$4];[.$A$7:.$A$11];0);2)*[.$AE$2]*[.$AE$1]/18000=0;&quot;&quot;;INDEX([.$A$1:.$E$5];MATCH([.$G9];[.$A$1:.$A$5];0);MATCH([.$H9];[.$A$1:.$E$1];0))*INDEX([.$A$13:.$B$18];MATCH([.V$3];[.$A$13:.$A$18];0);2)*INDEX([.$A$7:.$B$11];MATCH([.V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38" table:formula="of:=IF(INDEX([.$A$1:.$E$5];MATCH([.$G9];[.$A$1:.$A$5];0);MATCH([.$H9];[.$A$1:.$E$1];0))*INDEX([.$A$13:.$B$18];MATCH([.W$3];[.$A$13:.$A$18];0);2)*INDEX([.$A$7:.$B$11];MATCH([.W$4];[.$A$7:.$A$11];0);2)*[.$AE$2]*[.$AE$1]/18000=0;&quot;&quot;;INDEX([.$A$1:.$E$5];MATCH([.$G9];[.$A$1:.$A$5];0);MATCH([.$H9];[.$A$1:.$E$1];0))*INDEX([.$A$13:.$B$18];MATCH([.W$3];[.$A$13:.$A$18];0);2)*INDEX([.$A$7:.$B$11];MATCH([.W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38" table:formula="of:=IF(INDEX([.$A$1:.$E$5];MATCH([.$G9];[.$A$1:.$A$5];0);MATCH([.$H9];[.$A$1:.$E$1];0))*INDEX([.$A$13:.$B$18];MATCH([.X$3];[.$A$13:.$A$18];0);2)*INDEX([.$A$7:.$B$11];MATCH([.X$4];[.$A$7:.$A$11];0);2)*[.$AE$2]*[.$AE$1]/18000=0;&quot;&quot;;INDEX([.$A$1:.$E$5];MATCH([.$G9];[.$A$1:.$A$5];0);MATCH([.$H9];[.$A$1:.$E$1];0))*INDEX([.$A$13:.$B$18];MATCH([.X$3];[.$A$13:.$A$18];0);2)*INDEX([.$A$7:.$B$11];MATCH([.X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46" table:formula="of:=IF(INDEX([.$A$1:.$E$5];MATCH([.$G9];[.$A$1:.$A$5];0);MATCH([.$H9];[.$A$1:.$E$1];0))*INDEX([.$A$13:.$B$18];MATCH([.Y$3];[.$A$13:.$A$18];0);2)*INDEX([.$A$7:.$B$11];MATCH([.Y$4];[.$A$7:.$A$11];0);2)*[.$AE$2]*[.$AE$1]/18000=0;&quot;&quot;;INDEX([.$A$1:.$E$5];MATCH([.$G9];[.$A$1:.$A$5];0);MATCH([.$H9];[.$A$1:.$E$1];0))*INDEX([.$A$13:.$B$18];MATCH([.Y$3];[.$A$13:.$A$18];0);2)*INDEX([.$A$7:.$B$11];MATCH([.Y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46" table:formula="of:=IF(INDEX([.$A$1:.$E$5];MATCH([.$G9];[.$A$1:.$A$5];0);MATCH([.$H9];[.$A$1:.$E$1];0))*INDEX([.$A$13:.$B$18];MATCH([.Z$3];[.$A$13:.$A$18];0);2)*INDEX([.$A$7:.$B$11];MATCH([.Z$4];[.$A$7:.$A$11];0);2)*[.$AE$2]*[.$AE$1]/18000=0;&quot;&quot;;INDEX([.$A$1:.$E$5];MATCH([.$G9];[.$A$1:.$A$5];0);MATCH([.$H9];[.$A$1:.$E$1];0))*INDEX([.$A$13:.$B$18];MATCH([.Z$3];[.$A$13:.$A$18];0);2)*INDEX([.$A$7:.$B$11];MATCH([.Z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46" table:formula="of:=IF(INDEX([.$A$1:.$E$5];MATCH([.$G9];[.$A$1:.$A$5];0);MATCH([.$H9];[.$A$1:.$E$1];0))*INDEX([.$A$13:.$B$18];MATCH([.AA$3];[.$A$13:.$A$18];0);2)*INDEX([.$A$7:.$B$11];MATCH([.AA$4];[.$A$7:.$A$11];0);2)*[.$AE$2]*[.$AE$1]/18000=0;&quot;&quot;;INDEX([.$A$1:.$E$5];MATCH([.$G9];[.$A$1:.$A$5];0);MATCH([.$H9];[.$A$1:.$E$1];0))*INDEX([.$A$13:.$B$18];MATCH([.AA$3];[.$A$13:.$A$18];0);2)*INDEX([.$A$7:.$B$11];MATCH([.AA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51" table:formula="of:=IF(INDEX([.$A$1:.$E$5];MATCH([.$G9];[.$A$1:.$A$5];0);MATCH([.$H9];[.$A$1:.$E$1];0))*INDEX([.$A$13:.$B$18];MATCH([.AB$3];[.$A$13:.$A$18];0);2)*INDEX([.$A$7:.$B$11];MATCH([.AB$4];[.$A$7:.$A$11];0);2)*[.$AE$2]*[.$AE$1]/18000=0;&quot;&quot;;INDEX([.$A$1:.$E$5];MATCH([.$G9];[.$A$1:.$A$5];0);MATCH([.$H9];[.$A$1:.$E$1];0))*INDEX([.$A$13:.$B$18];MATCH([.AB$3];[.$A$13:.$A$18];0);2)*INDEX([.$A$7:.$B$11];MATCH([.AB$4];[.$A$7:.$A$11];0);2)*[.$AE$2]*[.$AE$1]/(2000*IF([.$G9]=&quot;Blacksmith&quot;;10;IF([.$G9]=&quot;Fletcher&quot;;11;IF([.$G9]=&quot;Imbuer&quot;;10;IF([.$G9]=&quot;Tinker&quot;;9;))))))">
            <text:p/>
          </table:table-cell>
          <table:table-cell table:style-name="ce3" table:number-columns-repeated="8"/>
          <table:table-cell table:number-columns-repeated="988"/>
        </table:table-row>
        <table:table-row table:style-name="ro1">
          <table:table-cell table:style-name="ce2" office:value-type="string" calcext:value-type="string">
            <text:p>.2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4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Leather</text:p>
          </table:table-cell>
          <table:table-cell table:style-name="ce5" table:formula="of:=IF(INDEX([.$A$1:.$E$5];MATCH([.$G10];[.$A$1:.$A$5];0);MATCH([.$H10];[.$A$1:.$E$1];0))*INDEX([.$A$13:.$B$18];MATCH([.I$3];[.$A$13:.$A$18];0);2)*INDEX([.$A$7:.$B$11];MATCH([.I$4];[.$A$7:.$A$11];0);2)*[.$AE$2]*[.$AE$1]/18000=0;&quot;&quot;;INDEX([.$A$1:.$E$5];MATCH([.$G10];[.$A$1:.$A$5];0);MATCH([.$H10];[.$A$1:.$E$1];0))*INDEX([.$A$13:.$B$18];MATCH([.I$3];[.$A$13:.$A$18];0);2)*INDEX([.$A$7:.$B$11];MATCH([.I$4];[.$A$7:.$A$11];0);2)*[.$AE$2]*[.$AE$1]/(2000*IF([.$G10]=&quot;Blacksmith&quot;;10;IF([.$G10]=&quot;Fletcher&quot;;11;IF([.$G10]=&quot;Imbuer&quot;;10;IF([.$G10]=&quot;Tinker&quot;;9;))))))" office:value-type="float" office:value="6.86909090909091" calcext:value-type="float">
            <text:p>6.87</text:p>
          </table:table-cell>
          <table:table-cell table:style-name="ce5" table:formula="of:=IF(INDEX([.$A$1:.$E$5];MATCH([.$G10];[.$A$1:.$A$5];0);MATCH([.$H10];[.$A$1:.$E$1];0))*INDEX([.$A$13:.$B$18];MATCH([.J$3];[.$A$13:.$A$18];0);2)*INDEX([.$A$7:.$B$11];MATCH([.J$4];[.$A$7:.$A$11];0);2)*[.$AE$2]*[.$AE$1]/18000=0;&quot;&quot;;INDEX([.$A$1:.$E$5];MATCH([.$G10];[.$A$1:.$A$5];0);MATCH([.$H10];[.$A$1:.$E$1];0))*INDEX([.$A$13:.$B$18];MATCH([.J$3];[.$A$13:.$A$18];0);2)*INDEX([.$A$7:.$B$11];MATCH([.J$4];[.$A$7:.$A$11];0);2)*[.$AE$2]*[.$AE$1]/(2000*IF([.$G10]=&quot;Blacksmith&quot;;10;IF([.$G10]=&quot;Fletcher&quot;;11;IF([.$G10]=&quot;Imbuer&quot;;10;IF([.$G10]=&quot;Tinker&quot;;9;))))))" office:value-type="float" office:value="0.363636363636364" calcext:value-type="float">
            <text:p>0.36</text:p>
          </table:table-cell>
          <table:table-cell table:style-name="ce5" table:formula="of:=IF(INDEX([.$A$1:.$E$5];MATCH([.$G10];[.$A$1:.$A$5];0);MATCH([.$H10];[.$A$1:.$E$1];0))*INDEX([.$A$13:.$B$18];MATCH([.K$3];[.$A$13:.$A$18];0);2)*INDEX([.$A$7:.$B$11];MATCH([.K$4];[.$A$7:.$A$11];0);2)*[.$AE$2]*[.$AE$1]/18000=0;&quot;&quot;;INDEX([.$A$1:.$E$5];MATCH([.$G10];[.$A$1:.$A$5];0);MATCH([.$H10];[.$A$1:.$E$1];0))*INDEX([.$A$13:.$B$18];MATCH([.K$3];[.$A$13:.$A$18];0);2)*INDEX([.$A$7:.$B$11];MATCH([.K$4];[.$A$7:.$A$11];0);2)*[.$AE$2]*[.$AE$1]/(2000*IF([.$G10]=&quot;Blacksmith&quot;;10;IF([.$G10]=&quot;Fletcher&quot;;11;IF([.$G10]=&quot;Imbuer&quot;;10;IF([.$G10]=&quot;Tinker&quot;;9;))))))" office:value-type="float" office:value="0.0363636363636364" calcext:value-type="float">
            <text:p>0.04</text:p>
          </table:table-cell>
          <table:table-cell table:style-name="ce5" table:formula="of:=IF(INDEX([.$A$1:.$E$5];MATCH([.$G10];[.$A$1:.$A$5];0);MATCH([.$H10];[.$A$1:.$E$1];0))*INDEX([.$A$13:.$B$18];MATCH([.L$3];[.$A$13:.$A$18];0);2)*INDEX([.$A$7:.$B$11];MATCH([.L$4];[.$A$7:.$A$11];0);2)*[.$AE$2]*[.$AE$1]/18000=0;&quot;&quot;;INDEX([.$A$1:.$E$5];MATCH([.$G10];[.$A$1:.$A$5];0);MATCH([.$H10];[.$A$1:.$E$1];0))*INDEX([.$A$13:.$B$18];MATCH([.L$3];[.$A$13:.$A$18];0);2)*INDEX([.$A$7:.$B$11];MATCH([.L$4];[.$A$7:.$A$11];0);2)*[.$AE$2]*[.$AE$1]/(2000*IF([.$G10]=&quot;Blacksmith&quot;;10;IF([.$G10]=&quot;Fletcher&quot;;11;IF([.$G10]=&quot;Imbuer&quot;;10;IF([.$G10]=&quot;Tinker&quot;;9;))))))" office:value-type="float" office:value="0.00363636363636364" calcext:value-type="float">
            <text:p>0.00</text:p>
          </table:table-cell>
          <table:table-cell table:style-name="ce20" table:formula="of:=IF(INDEX([.$A$1:.$E$5];MATCH([.$G10];[.$A$1:.$A$5];0);MATCH([.$H10];[.$A$1:.$E$1];0))*INDEX([.$A$13:.$B$18];MATCH([.M$3];[.$A$13:.$A$18];0);2)*INDEX([.$A$7:.$B$11];MATCH([.M$4];[.$A$7:.$A$11];0);2)*[.$AE$2]*[.$AE$1]/18000=0;&quot;&quot;;INDEX([.$A$1:.$E$5];MATCH([.$G10];[.$A$1:.$A$5];0);MATCH([.$H10];[.$A$1:.$E$1];0))*INDEX([.$A$13:.$B$18];MATCH([.M$3];[.$A$13:.$A$18];0);2)*INDEX([.$A$7:.$B$11];MATCH([.M$4];[.$A$7:.$A$11];0);2)*[.$AE$2]*[.$AE$1]/(2000*IF([.$G10]=&quot;Blacksmith&quot;;10;IF([.$G10]=&quot;Fletcher&quot;;11;IF([.$G10]=&quot;Imbuer&quot;;10;IF([.$G10]=&quot;Tinker&quot;;9;))))))" office:value-type="float" office:value="3.43454545454545" calcext:value-type="float">
            <text:p>3.43</text:p>
          </table:table-cell>
          <table:table-cell table:style-name="ce20" table:formula="of:=IF(INDEX([.$A$1:.$E$5];MATCH([.$G10];[.$A$1:.$A$5];0);MATCH([.$H10];[.$A$1:.$E$1];0))*INDEX([.$A$13:.$B$18];MATCH([.N$3];[.$A$13:.$A$18];0);2)*INDEX([.$A$7:.$B$11];MATCH([.N$4];[.$A$7:.$A$11];0);2)*[.$AE$2]*[.$AE$1]/18000=0;&quot;&quot;;INDEX([.$A$1:.$E$5];MATCH([.$G10];[.$A$1:.$A$5];0);MATCH([.$H10];[.$A$1:.$E$1];0))*INDEX([.$A$13:.$B$18];MATCH([.N$3];[.$A$13:.$A$18];0);2)*INDEX([.$A$7:.$B$11];MATCH([.N$4];[.$A$7:.$A$11];0);2)*[.$AE$2]*[.$AE$1]/(2000*IF([.$G10]=&quot;Blacksmith&quot;;10;IF([.$G10]=&quot;Fletcher&quot;;11;IF([.$G10]=&quot;Imbuer&quot;;10;IF([.$G10]=&quot;Tinker&quot;;9;))))))" office:value-type="float" office:value="0.181818181818182" calcext:value-type="float">
            <text:p>0.18</text:p>
          </table:table-cell>
          <table:table-cell table:style-name="ce20" table:formula="of:=IF(INDEX([.$A$1:.$E$5];MATCH([.$G10];[.$A$1:.$A$5];0);MATCH([.$H10];[.$A$1:.$E$1];0))*INDEX([.$A$13:.$B$18];MATCH([.O$3];[.$A$13:.$A$18];0);2)*INDEX([.$A$7:.$B$11];MATCH([.O$4];[.$A$7:.$A$11];0);2)*[.$AE$2]*[.$AE$1]/18000=0;&quot;&quot;;INDEX([.$A$1:.$E$5];MATCH([.$G10];[.$A$1:.$A$5];0);MATCH([.$H10];[.$A$1:.$E$1];0))*INDEX([.$A$13:.$B$18];MATCH([.O$3];[.$A$13:.$A$18];0);2)*INDEX([.$A$7:.$B$11];MATCH([.O$4];[.$A$7:.$A$11];0);2)*[.$AE$2]*[.$AE$1]/(2000*IF([.$G10]=&quot;Blacksmith&quot;;10;IF([.$G10]=&quot;Fletcher&quot;;11;IF([.$G10]=&quot;Imbuer&quot;;10;IF([.$G10]=&quot;Tinker&quot;;9;))))))" office:value-type="float" office:value="0.0181818181818182" calcext:value-type="float">
            <text:p>0.02</text:p>
          </table:table-cell>
          <table:table-cell table:style-name="ce20" table:formula="of:=IF(INDEX([.$A$1:.$E$5];MATCH([.$G10];[.$A$1:.$A$5];0);MATCH([.$H10];[.$A$1:.$E$1];0))*INDEX([.$A$13:.$B$18];MATCH([.P$3];[.$A$13:.$A$18];0);2)*INDEX([.$A$7:.$B$11];MATCH([.P$4];[.$A$7:.$A$11];0);2)*[.$AE$2]*[.$AE$1]/18000=0;&quot;&quot;;INDEX([.$A$1:.$E$5];MATCH([.$G10];[.$A$1:.$A$5];0);MATCH([.$H10];[.$A$1:.$E$1];0))*INDEX([.$A$13:.$B$18];MATCH([.P$3];[.$A$13:.$A$18];0);2)*INDEX([.$A$7:.$B$11];MATCH([.P$4];[.$A$7:.$A$11];0);2)*[.$AE$2]*[.$AE$1]/(2000*IF([.$G10]=&quot;Blacksmith&quot;;10;IF([.$G10]=&quot;Fletcher&quot;;11;IF([.$G10]=&quot;Imbuer&quot;;10;IF([.$G10]=&quot;Tinker&quot;;9;))))))" office:value-type="float" office:value="0.00181818181818182" calcext:value-type="float">
            <text:p>0.00</text:p>
          </table:table-cell>
          <table:table-cell table:style-name="ce27" table:formula="of:=IF(INDEX([.$A$1:.$E$5];MATCH([.$G10];[.$A$1:.$A$5];0);MATCH([.$H10];[.$A$1:.$E$1];0))*INDEX([.$A$13:.$B$18];MATCH([.Q$3];[.$A$13:.$A$18];0);2)*INDEX([.$A$7:.$B$11];MATCH([.Q$4];[.$A$7:.$A$11];0);2)*[.$AE$2]*[.$AE$1]/18000=0;&quot;&quot;;INDEX([.$A$1:.$E$5];MATCH([.$G10];[.$A$1:.$A$5];0);MATCH([.$H10];[.$A$1:.$E$1];0))*INDEX([.$A$13:.$B$18];MATCH([.Q$3];[.$A$13:.$A$18];0);2)*INDEX([.$A$7:.$B$11];MATCH([.Q$4];[.$A$7:.$A$11];0);2)*[.$AE$2]*[.$AE$1]/(2000*IF([.$G10]=&quot;Blacksmith&quot;;10;IF([.$G10]=&quot;Fletcher&quot;;11;IF([.$G10]=&quot;Imbuer&quot;;10;IF([.$G10]=&quot;Tinker&quot;;9;))))))" office:value-type="float" office:value="2.28955386363636" calcext:value-type="float">
            <text:p>2.29</text:p>
          </table:table-cell>
          <table:table-cell table:style-name="ce27" table:formula="of:=IF(INDEX([.$A$1:.$E$5];MATCH([.$G10];[.$A$1:.$A$5];0);MATCH([.$H10];[.$A$1:.$E$1];0))*INDEX([.$A$13:.$B$18];MATCH([.R$3];[.$A$13:.$A$18];0);2)*INDEX([.$A$7:.$B$11];MATCH([.R$4];[.$A$7:.$A$11];0);2)*[.$AE$2]*[.$AE$1]/18000=0;&quot;&quot;;INDEX([.$A$1:.$E$5];MATCH([.$G10];[.$A$1:.$A$5];0);MATCH([.$H10];[.$A$1:.$E$1];0))*INDEX([.$A$13:.$B$18];MATCH([.R$3];[.$A$13:.$A$18];0);2)*INDEX([.$A$7:.$B$11];MATCH([.R$4];[.$A$7:.$A$11];0);2)*[.$AE$2]*[.$AE$1]/(2000*IF([.$G10]=&quot;Blacksmith&quot;;10;IF([.$G10]=&quot;Fletcher&quot;;11;IF([.$G10]=&quot;Imbuer&quot;;10;IF([.$G10]=&quot;Tinker&quot;;9;))))))" office:value-type="float" office:value="0.121204545454545" calcext:value-type="float">
            <text:p>0.12</text:p>
          </table:table-cell>
          <table:table-cell table:style-name="ce27" table:formula="of:=IF(INDEX([.$A$1:.$E$5];MATCH([.$G10];[.$A$1:.$A$5];0);MATCH([.$H10];[.$A$1:.$E$1];0))*INDEX([.$A$13:.$B$18];MATCH([.S$3];[.$A$13:.$A$18];0);2)*INDEX([.$A$7:.$B$11];MATCH([.S$4];[.$A$7:.$A$11];0);2)*[.$AE$2]*[.$AE$1]/18000=0;&quot;&quot;;INDEX([.$A$1:.$E$5];MATCH([.$G10];[.$A$1:.$A$5];0);MATCH([.$H10];[.$A$1:.$E$1];0))*INDEX([.$A$13:.$B$18];MATCH([.S$3];[.$A$13:.$A$18];0);2)*INDEX([.$A$7:.$B$11];MATCH([.S$4];[.$A$7:.$A$11];0);2)*[.$AE$2]*[.$AE$1]/(2000*IF([.$G10]=&quot;Blacksmith&quot;;10;IF([.$G10]=&quot;Fletcher&quot;;11;IF([.$G10]=&quot;Imbuer&quot;;10;IF([.$G10]=&quot;Tinker&quot;;9;))))))" office:value-type="float" office:value="0.0121204545454545" calcext:value-type="float">
            <text:p>0.01</text:p>
          </table:table-cell>
          <table:table-cell table:style-name="ce27" table:formula="of:=IF(INDEX([.$A$1:.$E$5];MATCH([.$G10];[.$A$1:.$A$5];0);MATCH([.$H10];[.$A$1:.$E$1];0))*INDEX([.$A$13:.$B$18];MATCH([.T$3];[.$A$13:.$A$18];0);2)*INDEX([.$A$7:.$B$11];MATCH([.T$4];[.$A$7:.$A$11];0);2)*[.$AE$2]*[.$AE$1]/18000=0;&quot;&quot;;INDEX([.$A$1:.$E$5];MATCH([.$G10];[.$A$1:.$A$5];0);MATCH([.$H10];[.$A$1:.$E$1];0))*INDEX([.$A$13:.$B$18];MATCH([.T$3];[.$A$13:.$A$18];0);2)*INDEX([.$A$7:.$B$11];MATCH([.T$4];[.$A$7:.$A$11];0);2)*[.$AE$2]*[.$AE$1]/(2000*IF([.$G10]=&quot;Blacksmith&quot;;10;IF([.$G10]=&quot;Fletcher&quot;;11;IF([.$G10]=&quot;Imbuer&quot;;10;IF([.$G10]=&quot;Tinker&quot;;9;))))))" office:value-type="float" office:value="0.00121204545454545" calcext:value-type="float">
            <text:p>0.00</text:p>
          </table:table-cell>
          <table:table-cell table:style-name="ce35" table:formula="of:=IF(INDEX([.$A$1:.$E$5];MATCH([.$G10];[.$A$1:.$A$5];0);MATCH([.$H10];[.$A$1:.$E$1];0))*INDEX([.$A$13:.$B$18];MATCH([.U$3];[.$A$13:.$A$18];0);2)*INDEX([.$A$7:.$B$11];MATCH([.U$4];[.$A$7:.$A$11];0);2)*[.$AE$2]*[.$AE$1]/18000=0;&quot;&quot;;INDEX([.$A$1:.$E$5];MATCH([.$G10];[.$A$1:.$A$5];0);MATCH([.$H10];[.$A$1:.$E$1];0))*INDEX([.$A$13:.$B$18];MATCH([.U$3];[.$A$13:.$A$18];0);2)*INDEX([.$A$7:.$B$11];MATCH([.U$4];[.$A$7:.$A$11];0);2)*[.$AE$2]*[.$AE$1]/(2000*IF([.$G10]=&quot;Blacksmith&quot;;10;IF([.$G10]=&quot;Fletcher&quot;;11;IF([.$G10]=&quot;Imbuer&quot;;10;IF([.$G10]=&quot;Tinker&quot;;9;))))))" office:value-type="float" office:value="2.00319863636364" calcext:value-type="float">
            <text:p>2.00</text:p>
          </table:table-cell>
          <table:table-cell table:style-name="ce35" table:formula="of:=IF(INDEX([.$A$1:.$E$5];MATCH([.$G10];[.$A$1:.$A$5];0);MATCH([.$H10];[.$A$1:.$E$1];0))*INDEX([.$A$13:.$B$18];MATCH([.V$3];[.$A$13:.$A$18];0);2)*INDEX([.$A$7:.$B$11];MATCH([.V$4];[.$A$7:.$A$11];0);2)*[.$AE$2]*[.$AE$1]/18000=0;&quot;&quot;;INDEX([.$A$1:.$E$5];MATCH([.$G10];[.$A$1:.$A$5];0);MATCH([.$H10];[.$A$1:.$E$1];0))*INDEX([.$A$13:.$B$18];MATCH([.V$3];[.$A$13:.$A$18];0);2)*INDEX([.$A$7:.$B$11];MATCH([.V$4];[.$A$7:.$A$11];0);2)*[.$AE$2]*[.$AE$1]/(2000*IF([.$G10]=&quot;Blacksmith&quot;;10;IF([.$G10]=&quot;Fletcher&quot;;11;IF([.$G10]=&quot;Imbuer&quot;;10;IF([.$G10]=&quot;Tinker&quot;;9;))))))" office:value-type="float" office:value="0.106045454545455" calcext:value-type="float">
            <text:p>0.11</text:p>
          </table:table-cell>
          <table:table-cell table:style-name="ce35" table:formula="of:=IF(INDEX([.$A$1:.$E$5];MATCH([.$G10];[.$A$1:.$A$5];0);MATCH([.$H10];[.$A$1:.$E$1];0))*INDEX([.$A$13:.$B$18];MATCH([.W$3];[.$A$13:.$A$18];0);2)*INDEX([.$A$7:.$B$11];MATCH([.W$4];[.$A$7:.$A$11];0);2)*[.$AE$2]*[.$AE$1]/18000=0;&quot;&quot;;INDEX([.$A$1:.$E$5];MATCH([.$G10];[.$A$1:.$A$5];0);MATCH([.$H10];[.$A$1:.$E$1];0))*INDEX([.$A$13:.$B$18];MATCH([.W$3];[.$A$13:.$A$18];0);2)*INDEX([.$A$7:.$B$11];MATCH([.W$4];[.$A$7:.$A$11];0);2)*[.$AE$2]*[.$AE$1]/(2000*IF([.$G10]=&quot;Blacksmith&quot;;10;IF([.$G10]=&quot;Fletcher&quot;;11;IF([.$G10]=&quot;Imbuer&quot;;10;IF([.$G10]=&quot;Tinker&quot;;9;))))))" office:value-type="float" office:value="0.0106045454545455" calcext:value-type="float">
            <text:p>0.01</text:p>
          </table:table-cell>
          <table:table-cell table:style-name="ce35" table:formula="of:=IF(INDEX([.$A$1:.$E$5];MATCH([.$G10];[.$A$1:.$A$5];0);MATCH([.$H10];[.$A$1:.$E$1];0))*INDEX([.$A$13:.$B$18];MATCH([.X$3];[.$A$13:.$A$18];0);2)*INDEX([.$A$7:.$B$11];MATCH([.X$4];[.$A$7:.$A$11];0);2)*[.$AE$2]*[.$AE$1]/18000=0;&quot;&quot;;INDEX([.$A$1:.$E$5];MATCH([.$G10];[.$A$1:.$A$5];0);MATCH([.$H10];[.$A$1:.$E$1];0))*INDEX([.$A$13:.$B$18];MATCH([.X$3];[.$A$13:.$A$18];0);2)*INDEX([.$A$7:.$B$11];MATCH([.X$4];[.$A$7:.$A$11];0);2)*[.$AE$2]*[.$AE$1]/(2000*IF([.$G10]=&quot;Blacksmith&quot;;10;IF([.$G10]=&quot;Fletcher&quot;;11;IF([.$G10]=&quot;Imbuer&quot;;10;IF([.$G10]=&quot;Tinker&quot;;9;))))))" office:value-type="float" office:value="0.00106045454545455" calcext:value-type="float">
            <text:p>0.00</text:p>
          </table:table-cell>
          <table:table-cell table:style-name="ce43" table:formula="of:=IF(INDEX([.$A$1:.$E$5];MATCH([.$G10];[.$A$1:.$A$5];0);MATCH([.$H10];[.$A$1:.$E$1];0))*INDEX([.$A$13:.$B$18];MATCH([.Y$3];[.$A$13:.$A$18];0);2)*INDEX([.$A$7:.$B$11];MATCH([.Y$4];[.$A$7:.$A$11];0);2)*[.$AE$2]*[.$AE$1]/18000=0;&quot;&quot;;INDEX([.$A$1:.$E$5];MATCH([.$G10];[.$A$1:.$A$5];0);MATCH([.$H10];[.$A$1:.$E$1];0))*INDEX([.$A$13:.$B$18];MATCH([.Y$3];[.$A$13:.$A$18];0);2)*INDEX([.$A$7:.$B$11];MATCH([.Y$4];[.$A$7:.$A$11];0);2)*[.$AE$2]*[.$AE$1]/(2000*IF([.$G10]=&quot;Blacksmith&quot;;10;IF([.$G10]=&quot;Fletcher&quot;;11;IF([.$G10]=&quot;Imbuer&quot;;10;IF([.$G10]=&quot;Tinker&quot;;9;))))))" office:value-type="float" office:value="1.71727272727273" calcext:value-type="float">
            <text:p>1.72</text:p>
          </table:table-cell>
          <table:table-cell table:style-name="ce43" table:formula="of:=IF(INDEX([.$A$1:.$E$5];MATCH([.$G10];[.$A$1:.$A$5];0);MATCH([.$H10];[.$A$1:.$E$1];0))*INDEX([.$A$13:.$B$18];MATCH([.Z$3];[.$A$13:.$A$18];0);2)*INDEX([.$A$7:.$B$11];MATCH([.Z$4];[.$A$7:.$A$11];0);2)*[.$AE$2]*[.$AE$1]/18000=0;&quot;&quot;;INDEX([.$A$1:.$E$5];MATCH([.$G10];[.$A$1:.$A$5];0);MATCH([.$H10];[.$A$1:.$E$1];0))*INDEX([.$A$13:.$B$18];MATCH([.Z$3];[.$A$13:.$A$18];0);2)*INDEX([.$A$7:.$B$11];MATCH([.Z$4];[.$A$7:.$A$11];0);2)*[.$AE$2]*[.$AE$1]/(2000*IF([.$G10]=&quot;Blacksmith&quot;;10;IF([.$G10]=&quot;Fletcher&quot;;11;IF([.$G10]=&quot;Imbuer&quot;;10;IF([.$G10]=&quot;Tinker&quot;;9;))))))" office:value-type="float" office:value="0.0909090909090909" calcext:value-type="float">
            <text:p>0.09</text:p>
          </table:table-cell>
          <table:table-cell table:style-name="ce43" table:formula="of:=IF(INDEX([.$A$1:.$E$5];MATCH([.$G10];[.$A$1:.$A$5];0);MATCH([.$H10];[.$A$1:.$E$1];0))*INDEX([.$A$13:.$B$18];MATCH([.AA$3];[.$A$13:.$A$18];0);2)*INDEX([.$A$7:.$B$11];MATCH([.AA$4];[.$A$7:.$A$11];0);2)*[.$AE$2]*[.$AE$1]/18000=0;&quot;&quot;;INDEX([.$A$1:.$E$5];MATCH([.$G10];[.$A$1:.$A$5];0);MATCH([.$H10];[.$A$1:.$E$1];0))*INDEX([.$A$13:.$B$18];MATCH([.AA$3];[.$A$13:.$A$18];0);2)*INDEX([.$A$7:.$B$11];MATCH([.AA$4];[.$A$7:.$A$11];0);2)*[.$AE$2]*[.$AE$1]/(2000*IF([.$G10]=&quot;Blacksmith&quot;;10;IF([.$G10]=&quot;Fletcher&quot;;11;IF([.$G10]=&quot;Imbuer&quot;;10;IF([.$G10]=&quot;Tinker&quot;;9;))))))" office:value-type="float" office:value="0.00909090909090909" calcext:value-type="float">
            <text:p>0.01</text:p>
          </table:table-cell>
          <table:table-cell table:style-name="ce52" table:formula="of:=IF(INDEX([.$A$1:.$E$5];MATCH([.$G10];[.$A$1:.$A$5];0);MATCH([.$H10];[.$A$1:.$E$1];0))*INDEX([.$A$13:.$B$18];MATCH([.AB$3];[.$A$13:.$A$18];0);2)*INDEX([.$A$7:.$B$11];MATCH([.AB$4];[.$A$7:.$A$11];0);2)*[.$AE$2]*[.$AE$1]/18000=0;&quot;&quot;;INDEX([.$A$1:.$E$5];MATCH([.$G10];[.$A$1:.$A$5];0);MATCH([.$H10];[.$A$1:.$E$1];0))*INDEX([.$A$13:.$B$18];MATCH([.AB$3];[.$A$13:.$A$18];0);2)*INDEX([.$A$7:.$B$11];MATCH([.AB$4];[.$A$7:.$A$11];0);2)*[.$AE$2]*[.$AE$1]/(2000*IF([.$G10]=&quot;Blacksmith&quot;;10;IF([.$G10]=&quot;Fletcher&quot;;11;IF([.$G10]=&quot;Imbuer&quot;;10;IF([.$G10]=&quot;Tinker&quot;;9;))))))" office:value-type="float" office:value="0.000909090909090909" calcext:value-type="float">
            <text:p>0.00</text:p>
          </table:table-cell>
          <table:table-cell table:style-name="ce3"/>
          <table:table-cell table:style-name="ce2" office:value-type="string" calcext:value-type="string">
            <text:p>* PROFIT = LABORER_yield + EMPTY_journal_price - FULL_journal_price</text:p>
          </table:table-cell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string" calcext:value-type="string">
            <text:p>.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Metalbar</text:p>
          </table:table-cell>
          <table:table-cell table:style-name="ce5" table:formula="of:=IF(INDEX([.$A$1:.$E$5];MATCH([.$G11];[.$A$1:.$A$5];0);MATCH([.$H11];[.$A$1:.$E$1];0))*INDEX([.$A$13:.$B$18];MATCH([.I$3];[.$A$13:.$A$18];0);2)*INDEX([.$A$7:.$B$11];MATCH([.I$4];[.$A$7:.$A$11];0);2)*[.$AE$2]*[.$AE$1]/18000=0;&quot;&quot;;INDEX([.$A$1:.$E$5];MATCH([.$G11];[.$A$1:.$A$5];0);MATCH([.$H11];[.$A$1:.$E$1];0))*INDEX([.$A$13:.$B$18];MATCH([.I$3];[.$A$13:.$A$18];0);2)*INDEX([.$A$7:.$B$11];MATCH([.I$4];[.$A$7:.$A$11];0);2)*[.$AE$2]*[.$AE$1]/(2000*IF([.$G11]=&quot;Blacksmith&quot;;10;IF([.$G11]=&quot;Fletcher&quot;;11;IF([.$G11]=&quot;Imbuer&quot;;10;IF([.$G11]=&quot;Tinker&quot;;9;))))))" office:value-type="float" office:value="4.12145454545455" calcext:value-type="float">
            <text:p>4.12</text:p>
          </table:table-cell>
          <table:table-cell table:style-name="ce5" table:formula="of:=IF(INDEX([.$A$1:.$E$5];MATCH([.$G11];[.$A$1:.$A$5];0);MATCH([.$H11];[.$A$1:.$E$1];0))*INDEX([.$A$13:.$B$18];MATCH([.J$3];[.$A$13:.$A$18];0);2)*INDEX([.$A$7:.$B$11];MATCH([.J$4];[.$A$7:.$A$11];0);2)*[.$AE$2]*[.$AE$1]/18000=0;&quot;&quot;;INDEX([.$A$1:.$E$5];MATCH([.$G11];[.$A$1:.$A$5];0);MATCH([.$H11];[.$A$1:.$E$1];0))*INDEX([.$A$13:.$B$18];MATCH([.J$3];[.$A$13:.$A$18];0);2)*INDEX([.$A$7:.$B$11];MATCH([.J$4];[.$A$7:.$A$11];0);2)*[.$AE$2]*[.$AE$1]/(2000*IF([.$G11]=&quot;Blacksmith&quot;;10;IF([.$G11]=&quot;Fletcher&quot;;11;IF([.$G11]=&quot;Imbuer&quot;;10;IF([.$G11]=&quot;Tinker&quot;;9;))))))" office:value-type="float" office:value="0.218181818181818" calcext:value-type="float">
            <text:p>0.22</text:p>
          </table:table-cell>
          <table:table-cell table:style-name="ce5" table:formula="of:=IF(INDEX([.$A$1:.$E$5];MATCH([.$G11];[.$A$1:.$A$5];0);MATCH([.$H11];[.$A$1:.$E$1];0))*INDEX([.$A$13:.$B$18];MATCH([.K$3];[.$A$13:.$A$18];0);2)*INDEX([.$A$7:.$B$11];MATCH([.K$4];[.$A$7:.$A$11];0);2)*[.$AE$2]*[.$AE$1]/18000=0;&quot;&quot;;INDEX([.$A$1:.$E$5];MATCH([.$G11];[.$A$1:.$A$5];0);MATCH([.$H11];[.$A$1:.$E$1];0))*INDEX([.$A$13:.$B$18];MATCH([.K$3];[.$A$13:.$A$18];0);2)*INDEX([.$A$7:.$B$11];MATCH([.K$4];[.$A$7:.$A$11];0);2)*[.$AE$2]*[.$AE$1]/(2000*IF([.$G11]=&quot;Blacksmith&quot;;10;IF([.$G11]=&quot;Fletcher&quot;;11;IF([.$G11]=&quot;Imbuer&quot;;10;IF([.$G11]=&quot;Tinker&quot;;9;))))))" office:value-type="float" office:value="0.0218181818181818" calcext:value-type="float">
            <text:p>0.02</text:p>
          </table:table-cell>
          <table:table-cell table:style-name="ce5" table:formula="of:=IF(INDEX([.$A$1:.$E$5];MATCH([.$G11];[.$A$1:.$A$5];0);MATCH([.$H11];[.$A$1:.$E$1];0))*INDEX([.$A$13:.$B$18];MATCH([.L$3];[.$A$13:.$A$18];0);2)*INDEX([.$A$7:.$B$11];MATCH([.L$4];[.$A$7:.$A$11];0);2)*[.$AE$2]*[.$AE$1]/18000=0;&quot;&quot;;INDEX([.$A$1:.$E$5];MATCH([.$G11];[.$A$1:.$A$5];0);MATCH([.$H11];[.$A$1:.$E$1];0))*INDEX([.$A$13:.$B$18];MATCH([.L$3];[.$A$13:.$A$18];0);2)*INDEX([.$A$7:.$B$11];MATCH([.L$4];[.$A$7:.$A$11];0);2)*[.$AE$2]*[.$AE$1]/(2000*IF([.$G11]=&quot;Blacksmith&quot;;10;IF([.$G11]=&quot;Fletcher&quot;;11;IF([.$G11]=&quot;Imbuer&quot;;10;IF([.$G11]=&quot;Tinker&quot;;9;))))))" office:value-type="float" office:value="0.00218181818181818" calcext:value-type="float">
            <text:p>0.00</text:p>
          </table:table-cell>
          <table:table-cell table:style-name="ce20" table:formula="of:=IF(INDEX([.$A$1:.$E$5];MATCH([.$G11];[.$A$1:.$A$5];0);MATCH([.$H11];[.$A$1:.$E$1];0))*INDEX([.$A$13:.$B$18];MATCH([.M$3];[.$A$13:.$A$18];0);2)*INDEX([.$A$7:.$B$11];MATCH([.M$4];[.$A$7:.$A$11];0);2)*[.$AE$2]*[.$AE$1]/18000=0;&quot;&quot;;INDEX([.$A$1:.$E$5];MATCH([.$G11];[.$A$1:.$A$5];0);MATCH([.$H11];[.$A$1:.$E$1];0))*INDEX([.$A$13:.$B$18];MATCH([.M$3];[.$A$13:.$A$18];0);2)*INDEX([.$A$7:.$B$11];MATCH([.M$4];[.$A$7:.$A$11];0);2)*[.$AE$2]*[.$AE$1]/(2000*IF([.$G11]=&quot;Blacksmith&quot;;10;IF([.$G11]=&quot;Fletcher&quot;;11;IF([.$G11]=&quot;Imbuer&quot;;10;IF([.$G11]=&quot;Tinker&quot;;9;))))))" office:value-type="float" office:value="2.06072727272727" calcext:value-type="float">
            <text:p>2.06</text:p>
          </table:table-cell>
          <table:table-cell table:style-name="ce20" table:formula="of:=IF(INDEX([.$A$1:.$E$5];MATCH([.$G11];[.$A$1:.$A$5];0);MATCH([.$H11];[.$A$1:.$E$1];0))*INDEX([.$A$13:.$B$18];MATCH([.N$3];[.$A$13:.$A$18];0);2)*INDEX([.$A$7:.$B$11];MATCH([.N$4];[.$A$7:.$A$11];0);2)*[.$AE$2]*[.$AE$1]/18000=0;&quot;&quot;;INDEX([.$A$1:.$E$5];MATCH([.$G11];[.$A$1:.$A$5];0);MATCH([.$H11];[.$A$1:.$E$1];0))*INDEX([.$A$13:.$B$18];MATCH([.N$3];[.$A$13:.$A$18];0);2)*INDEX([.$A$7:.$B$11];MATCH([.N$4];[.$A$7:.$A$11];0);2)*[.$AE$2]*[.$AE$1]/(2000*IF([.$G11]=&quot;Blacksmith&quot;;10;IF([.$G11]=&quot;Fletcher&quot;;11;IF([.$G11]=&quot;Imbuer&quot;;10;IF([.$G11]=&quot;Tinker&quot;;9;))))))" office:value-type="float" office:value="0.109090909090909" calcext:value-type="float">
            <text:p>0.11</text:p>
          </table:table-cell>
          <table:table-cell table:style-name="ce20" table:formula="of:=IF(INDEX([.$A$1:.$E$5];MATCH([.$G11];[.$A$1:.$A$5];0);MATCH([.$H11];[.$A$1:.$E$1];0))*INDEX([.$A$13:.$B$18];MATCH([.O$3];[.$A$13:.$A$18];0);2)*INDEX([.$A$7:.$B$11];MATCH([.O$4];[.$A$7:.$A$11];0);2)*[.$AE$2]*[.$AE$1]/18000=0;&quot;&quot;;INDEX([.$A$1:.$E$5];MATCH([.$G11];[.$A$1:.$A$5];0);MATCH([.$H11];[.$A$1:.$E$1];0))*INDEX([.$A$13:.$B$18];MATCH([.O$3];[.$A$13:.$A$18];0);2)*INDEX([.$A$7:.$B$11];MATCH([.O$4];[.$A$7:.$A$11];0);2)*[.$AE$2]*[.$AE$1]/(2000*IF([.$G11]=&quot;Blacksmith&quot;;10;IF([.$G11]=&quot;Fletcher&quot;;11;IF([.$G11]=&quot;Imbuer&quot;;10;IF([.$G11]=&quot;Tinker&quot;;9;))))))" office:value-type="float" office:value="0.0109090909090909" calcext:value-type="float">
            <text:p>0.01</text:p>
          </table:table-cell>
          <table:table-cell table:style-name="ce20" table:formula="of:=IF(INDEX([.$A$1:.$E$5];MATCH([.$G11];[.$A$1:.$A$5];0);MATCH([.$H11];[.$A$1:.$E$1];0))*INDEX([.$A$13:.$B$18];MATCH([.P$3];[.$A$13:.$A$18];0);2)*INDEX([.$A$7:.$B$11];MATCH([.P$4];[.$A$7:.$A$11];0);2)*[.$AE$2]*[.$AE$1]/18000=0;&quot;&quot;;INDEX([.$A$1:.$E$5];MATCH([.$G11];[.$A$1:.$A$5];0);MATCH([.$H11];[.$A$1:.$E$1];0))*INDEX([.$A$13:.$B$18];MATCH([.P$3];[.$A$13:.$A$18];0);2)*INDEX([.$A$7:.$B$11];MATCH([.P$4];[.$A$7:.$A$11];0);2)*[.$AE$2]*[.$AE$1]/(2000*IF([.$G11]=&quot;Blacksmith&quot;;10;IF([.$G11]=&quot;Fletcher&quot;;11;IF([.$G11]=&quot;Imbuer&quot;;10;IF([.$G11]=&quot;Tinker&quot;;9;))))))" office:value-type="float" office:value="0.00109090909090909" calcext:value-type="float">
            <text:p>0.00</text:p>
          </table:table-cell>
          <table:table-cell table:style-name="ce27" table:formula="of:=IF(INDEX([.$A$1:.$E$5];MATCH([.$G11];[.$A$1:.$A$5];0);MATCH([.$H11];[.$A$1:.$E$1];0))*INDEX([.$A$13:.$B$18];MATCH([.Q$3];[.$A$13:.$A$18];0);2)*INDEX([.$A$7:.$B$11];MATCH([.Q$4];[.$A$7:.$A$11];0);2)*[.$AE$2]*[.$AE$1]/18000=0;&quot;&quot;;INDEX([.$A$1:.$E$5];MATCH([.$G11];[.$A$1:.$A$5];0);MATCH([.$H11];[.$A$1:.$E$1];0))*INDEX([.$A$13:.$B$18];MATCH([.Q$3];[.$A$13:.$A$18];0);2)*INDEX([.$A$7:.$B$11];MATCH([.Q$4];[.$A$7:.$A$11];0);2)*[.$AE$2]*[.$AE$1]/(2000*IF([.$G11]=&quot;Blacksmith&quot;;10;IF([.$G11]=&quot;Fletcher&quot;;11;IF([.$G11]=&quot;Imbuer&quot;;10;IF([.$G11]=&quot;Tinker&quot;;9;))))))" office:value-type="float" office:value="1.37373231818182" calcext:value-type="float">
            <text:p>1.37</text:p>
          </table:table-cell>
          <table:table-cell table:style-name="ce27" table:formula="of:=IF(INDEX([.$A$1:.$E$5];MATCH([.$G11];[.$A$1:.$A$5];0);MATCH([.$H11];[.$A$1:.$E$1];0))*INDEX([.$A$13:.$B$18];MATCH([.R$3];[.$A$13:.$A$18];0);2)*INDEX([.$A$7:.$B$11];MATCH([.R$4];[.$A$7:.$A$11];0);2)*[.$AE$2]*[.$AE$1]/18000=0;&quot;&quot;;INDEX([.$A$1:.$E$5];MATCH([.$G11];[.$A$1:.$A$5];0);MATCH([.$H11];[.$A$1:.$E$1];0))*INDEX([.$A$13:.$B$18];MATCH([.R$3];[.$A$13:.$A$18];0);2)*INDEX([.$A$7:.$B$11];MATCH([.R$4];[.$A$7:.$A$11];0);2)*[.$AE$2]*[.$AE$1]/(2000*IF([.$G11]=&quot;Blacksmith&quot;;10;IF([.$G11]=&quot;Fletcher&quot;;11;IF([.$G11]=&quot;Imbuer&quot;;10;IF([.$G11]=&quot;Tinker&quot;;9;))))))" office:value-type="float" office:value="0.0727227272727273" calcext:value-type="float">
            <text:p>0.07</text:p>
          </table:table-cell>
          <table:table-cell table:style-name="ce27" table:formula="of:=IF(INDEX([.$A$1:.$E$5];MATCH([.$G11];[.$A$1:.$A$5];0);MATCH([.$H11];[.$A$1:.$E$1];0))*INDEX([.$A$13:.$B$18];MATCH([.S$3];[.$A$13:.$A$18];0);2)*INDEX([.$A$7:.$B$11];MATCH([.S$4];[.$A$7:.$A$11];0);2)*[.$AE$2]*[.$AE$1]/18000=0;&quot;&quot;;INDEX([.$A$1:.$E$5];MATCH([.$G11];[.$A$1:.$A$5];0);MATCH([.$H11];[.$A$1:.$E$1];0))*INDEX([.$A$13:.$B$18];MATCH([.S$3];[.$A$13:.$A$18];0);2)*INDEX([.$A$7:.$B$11];MATCH([.S$4];[.$A$7:.$A$11];0);2)*[.$AE$2]*[.$AE$1]/(2000*IF([.$G11]=&quot;Blacksmith&quot;;10;IF([.$G11]=&quot;Fletcher&quot;;11;IF([.$G11]=&quot;Imbuer&quot;;10;IF([.$G11]=&quot;Tinker&quot;;9;))))))" office:value-type="float" office:value="0.00727227272727273" calcext:value-type="float">
            <text:p>0.01</text:p>
          </table:table-cell>
          <table:table-cell table:style-name="ce27" table:formula="of:=IF(INDEX([.$A$1:.$E$5];MATCH([.$G11];[.$A$1:.$A$5];0);MATCH([.$H11];[.$A$1:.$E$1];0))*INDEX([.$A$13:.$B$18];MATCH([.T$3];[.$A$13:.$A$18];0);2)*INDEX([.$A$7:.$B$11];MATCH([.T$4];[.$A$7:.$A$11];0);2)*[.$AE$2]*[.$AE$1]/18000=0;&quot;&quot;;INDEX([.$A$1:.$E$5];MATCH([.$G11];[.$A$1:.$A$5];0);MATCH([.$H11];[.$A$1:.$E$1];0))*INDEX([.$A$13:.$B$18];MATCH([.T$3];[.$A$13:.$A$18];0);2)*INDEX([.$A$7:.$B$11];MATCH([.T$4];[.$A$7:.$A$11];0);2)*[.$AE$2]*[.$AE$1]/(2000*IF([.$G11]=&quot;Blacksmith&quot;;10;IF([.$G11]=&quot;Fletcher&quot;;11;IF([.$G11]=&quot;Imbuer&quot;;10;IF([.$G11]=&quot;Tinker&quot;;9;))))))" office:value-type="float" office:value="0.000727227272727273" calcext:value-type="float">
            <text:p>0.00</text:p>
          </table:table-cell>
          <table:table-cell table:style-name="ce35" table:formula="of:=IF(INDEX([.$A$1:.$E$5];MATCH([.$G11];[.$A$1:.$A$5];0);MATCH([.$H11];[.$A$1:.$E$1];0))*INDEX([.$A$13:.$B$18];MATCH([.U$3];[.$A$13:.$A$18];0);2)*INDEX([.$A$7:.$B$11];MATCH([.U$4];[.$A$7:.$A$11];0);2)*[.$AE$2]*[.$AE$1]/18000=0;&quot;&quot;;INDEX([.$A$1:.$E$5];MATCH([.$G11];[.$A$1:.$A$5];0);MATCH([.$H11];[.$A$1:.$E$1];0))*INDEX([.$A$13:.$B$18];MATCH([.U$3];[.$A$13:.$A$18];0);2)*INDEX([.$A$7:.$B$11];MATCH([.U$4];[.$A$7:.$A$11];0);2)*[.$AE$2]*[.$AE$1]/(2000*IF([.$G11]=&quot;Blacksmith&quot;;10;IF([.$G11]=&quot;Fletcher&quot;;11;IF([.$G11]=&quot;Imbuer&quot;;10;IF([.$G11]=&quot;Tinker&quot;;9;))))))" office:value-type="float" office:value="1.20191918181818" calcext:value-type="float">
            <text:p>1.20</text:p>
          </table:table-cell>
          <table:table-cell table:style-name="ce35" table:formula="of:=IF(INDEX([.$A$1:.$E$5];MATCH([.$G11];[.$A$1:.$A$5];0);MATCH([.$H11];[.$A$1:.$E$1];0))*INDEX([.$A$13:.$B$18];MATCH([.V$3];[.$A$13:.$A$18];0);2)*INDEX([.$A$7:.$B$11];MATCH([.V$4];[.$A$7:.$A$11];0);2)*[.$AE$2]*[.$AE$1]/18000=0;&quot;&quot;;INDEX([.$A$1:.$E$5];MATCH([.$G11];[.$A$1:.$A$5];0);MATCH([.$H11];[.$A$1:.$E$1];0))*INDEX([.$A$13:.$B$18];MATCH([.V$3];[.$A$13:.$A$18];0);2)*INDEX([.$A$7:.$B$11];MATCH([.V$4];[.$A$7:.$A$11];0);2)*[.$AE$2]*[.$AE$1]/(2000*IF([.$G11]=&quot;Blacksmith&quot;;10;IF([.$G11]=&quot;Fletcher&quot;;11;IF([.$G11]=&quot;Imbuer&quot;;10;IF([.$G11]=&quot;Tinker&quot;;9;))))))" office:value-type="float" office:value="0.0636272727272727" calcext:value-type="float">
            <text:p>0.06</text:p>
          </table:table-cell>
          <table:table-cell table:style-name="ce35" table:formula="of:=IF(INDEX([.$A$1:.$E$5];MATCH([.$G11];[.$A$1:.$A$5];0);MATCH([.$H11];[.$A$1:.$E$1];0))*INDEX([.$A$13:.$B$18];MATCH([.W$3];[.$A$13:.$A$18];0);2)*INDEX([.$A$7:.$B$11];MATCH([.W$4];[.$A$7:.$A$11];0);2)*[.$AE$2]*[.$AE$1]/18000=0;&quot;&quot;;INDEX([.$A$1:.$E$5];MATCH([.$G11];[.$A$1:.$A$5];0);MATCH([.$H11];[.$A$1:.$E$1];0))*INDEX([.$A$13:.$B$18];MATCH([.W$3];[.$A$13:.$A$18];0);2)*INDEX([.$A$7:.$B$11];MATCH([.W$4];[.$A$7:.$A$11];0);2)*[.$AE$2]*[.$AE$1]/(2000*IF([.$G11]=&quot;Blacksmith&quot;;10;IF([.$G11]=&quot;Fletcher&quot;;11;IF([.$G11]=&quot;Imbuer&quot;;10;IF([.$G11]=&quot;Tinker&quot;;9;))))))" office:value-type="float" office:value="0.00636272727272727" calcext:value-type="float">
            <text:p>0.01</text:p>
          </table:table-cell>
          <table:table-cell table:style-name="ce35" table:formula="of:=IF(INDEX([.$A$1:.$E$5];MATCH([.$G11];[.$A$1:.$A$5];0);MATCH([.$H11];[.$A$1:.$E$1];0))*INDEX([.$A$13:.$B$18];MATCH([.X$3];[.$A$13:.$A$18];0);2)*INDEX([.$A$7:.$B$11];MATCH([.X$4];[.$A$7:.$A$11];0);2)*[.$AE$2]*[.$AE$1]/18000=0;&quot;&quot;;INDEX([.$A$1:.$E$5];MATCH([.$G11];[.$A$1:.$A$5];0);MATCH([.$H11];[.$A$1:.$E$1];0))*INDEX([.$A$13:.$B$18];MATCH([.X$3];[.$A$13:.$A$18];0);2)*INDEX([.$A$7:.$B$11];MATCH([.X$4];[.$A$7:.$A$11];0);2)*[.$AE$2]*[.$AE$1]/(2000*IF([.$G11]=&quot;Blacksmith&quot;;10;IF([.$G11]=&quot;Fletcher&quot;;11;IF([.$G11]=&quot;Imbuer&quot;;10;IF([.$G11]=&quot;Tinker&quot;;9;))))))" office:value-type="float" office:value="0.000636272727272727" calcext:value-type="float">
            <text:p>0.00</text:p>
          </table:table-cell>
          <table:table-cell table:style-name="ce43" table:formula="of:=IF(INDEX([.$A$1:.$E$5];MATCH([.$G11];[.$A$1:.$A$5];0);MATCH([.$H11];[.$A$1:.$E$1];0))*INDEX([.$A$13:.$B$18];MATCH([.Y$3];[.$A$13:.$A$18];0);2)*INDEX([.$A$7:.$B$11];MATCH([.Y$4];[.$A$7:.$A$11];0);2)*[.$AE$2]*[.$AE$1]/18000=0;&quot;&quot;;INDEX([.$A$1:.$E$5];MATCH([.$G11];[.$A$1:.$A$5];0);MATCH([.$H11];[.$A$1:.$E$1];0))*INDEX([.$A$13:.$B$18];MATCH([.Y$3];[.$A$13:.$A$18];0);2)*INDEX([.$A$7:.$B$11];MATCH([.Y$4];[.$A$7:.$A$11];0);2)*[.$AE$2]*[.$AE$1]/(2000*IF([.$G11]=&quot;Blacksmith&quot;;10;IF([.$G11]=&quot;Fletcher&quot;;11;IF([.$G11]=&quot;Imbuer&quot;;10;IF([.$G11]=&quot;Tinker&quot;;9;))))))" office:value-type="float" office:value="1.03036363636364" calcext:value-type="float">
            <text:p>1.03</text:p>
          </table:table-cell>
          <table:table-cell table:style-name="ce43" table:formula="of:=IF(INDEX([.$A$1:.$E$5];MATCH([.$G11];[.$A$1:.$A$5];0);MATCH([.$H11];[.$A$1:.$E$1];0))*INDEX([.$A$13:.$B$18];MATCH([.Z$3];[.$A$13:.$A$18];0);2)*INDEX([.$A$7:.$B$11];MATCH([.Z$4];[.$A$7:.$A$11];0);2)*[.$AE$2]*[.$AE$1]/18000=0;&quot;&quot;;INDEX([.$A$1:.$E$5];MATCH([.$G11];[.$A$1:.$A$5];0);MATCH([.$H11];[.$A$1:.$E$1];0))*INDEX([.$A$13:.$B$18];MATCH([.Z$3];[.$A$13:.$A$18];0);2)*INDEX([.$A$7:.$B$11];MATCH([.Z$4];[.$A$7:.$A$11];0);2)*[.$AE$2]*[.$AE$1]/(2000*IF([.$G11]=&quot;Blacksmith&quot;;10;IF([.$G11]=&quot;Fletcher&quot;;11;IF([.$G11]=&quot;Imbuer&quot;;10;IF([.$G11]=&quot;Tinker&quot;;9;))))))" office:value-type="float" office:value="0.0545454545454545" calcext:value-type="float">
            <text:p>0.05</text:p>
          </table:table-cell>
          <table:table-cell table:style-name="ce43" table:formula="of:=IF(INDEX([.$A$1:.$E$5];MATCH([.$G11];[.$A$1:.$A$5];0);MATCH([.$H11];[.$A$1:.$E$1];0))*INDEX([.$A$13:.$B$18];MATCH([.AA$3];[.$A$13:.$A$18];0);2)*INDEX([.$A$7:.$B$11];MATCH([.AA$4];[.$A$7:.$A$11];0);2)*[.$AE$2]*[.$AE$1]/18000=0;&quot;&quot;;INDEX([.$A$1:.$E$5];MATCH([.$G11];[.$A$1:.$A$5];0);MATCH([.$H11];[.$A$1:.$E$1];0))*INDEX([.$A$13:.$B$18];MATCH([.AA$3];[.$A$13:.$A$18];0);2)*INDEX([.$A$7:.$B$11];MATCH([.AA$4];[.$A$7:.$A$11];0);2)*[.$AE$2]*[.$AE$1]/(2000*IF([.$G11]=&quot;Blacksmith&quot;;10;IF([.$G11]=&quot;Fletcher&quot;;11;IF([.$G11]=&quot;Imbuer&quot;;10;IF([.$G11]=&quot;Tinker&quot;;9;))))))" office:value-type="float" office:value="0.00545454545454546" calcext:value-type="float">
            <text:p>0.01</text:p>
          </table:table-cell>
          <table:table-cell table:style-name="ce52" table:formula="of:=IF(INDEX([.$A$1:.$E$5];MATCH([.$G11];[.$A$1:.$A$5];0);MATCH([.$H11];[.$A$1:.$E$1];0))*INDEX([.$A$13:.$B$18];MATCH([.AB$3];[.$A$13:.$A$18];0);2)*INDEX([.$A$7:.$B$11];MATCH([.AB$4];[.$A$7:.$A$11];0);2)*[.$AE$2]*[.$AE$1]/18000=0;&quot;&quot;;INDEX([.$A$1:.$E$5];MATCH([.$G11];[.$A$1:.$A$5];0);MATCH([.$H11];[.$A$1:.$E$1];0))*INDEX([.$A$13:.$B$18];MATCH([.AB$3];[.$A$13:.$A$18];0);2)*INDEX([.$A$7:.$B$11];MATCH([.AB$4];[.$A$7:.$A$11];0);2)*[.$AE$2]*[.$AE$1]/(2000*IF([.$G11]=&quot;Blacksmith&quot;;10;IF([.$G11]=&quot;Fletcher&quot;;11;IF([.$G11]=&quot;Imbuer&quot;;10;IF([.$G11]=&quot;Tinker&quot;;9;))))))" office:value-type="float" office:value="0.000545454545454545" calcext:value-type="float">
            <text:p>0.00</text:p>
          </table:table-cell>
          <table:table-cell table:style-name="ce3"/>
          <table:table-cell table:style-name="ce2" office:value-type="string" calcext:value-type="string">
            <text:p>* LABORER_yield = Selling all materials you got from the laborer.</text:p>
          </table:table-cell>
          <table:table-cell table:style-name="ce3" table:number-columns-repeated="6"/>
          <table:table-cell table:number-columns-repeated="988"/>
        </table:table-row>
        <table:table-row table:style-name="ro1">
          <table:table-cell table:style-name="ce3" table:number-columns-repeated="5"/>
          <table:table-cell table:style-name="ce2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Planks</text:p>
          </table:table-cell>
          <table:table-cell table:style-name="ce5" table:formula="of:=IF(INDEX([.$A$1:.$E$5];MATCH([.$G12];[.$A$1:.$A$5];0);MATCH([.$H12];[.$A$1:.$E$1];0))*INDEX([.$A$13:.$B$18];MATCH([.I$3];[.$A$13:.$A$18];0);2)*INDEX([.$A$7:.$B$11];MATCH([.I$4];[.$A$7:.$A$11];0);2)*[.$AE$2]*[.$AE$1]/18000=0;&quot;&quot;;INDEX([.$A$1:.$E$5];MATCH([.$G12];[.$A$1:.$A$5];0);MATCH([.$H12];[.$A$1:.$E$1];0))*INDEX([.$A$13:.$B$18];MATCH([.I$3];[.$A$13:.$A$18];0);2)*INDEX([.$A$7:.$B$11];MATCH([.I$4];[.$A$7:.$A$11];0);2)*[.$AE$2]*[.$AE$1]/(2000*IF([.$G12]=&quot;Blacksmith&quot;;10;IF([.$G12]=&quot;Fletcher&quot;;11;IF([.$G12]=&quot;Imbuer&quot;;10;IF([.$G12]=&quot;Tinker&quot;;9;))))))" office:value-type="float" office:value="4.12145454545455" calcext:value-type="float">
            <text:p>4.12</text:p>
          </table:table-cell>
          <table:table-cell table:style-name="ce5" table:formula="of:=IF(INDEX([.$A$1:.$E$5];MATCH([.$G12];[.$A$1:.$A$5];0);MATCH([.$H12];[.$A$1:.$E$1];0))*INDEX([.$A$13:.$B$18];MATCH([.J$3];[.$A$13:.$A$18];0);2)*INDEX([.$A$7:.$B$11];MATCH([.J$4];[.$A$7:.$A$11];0);2)*[.$AE$2]*[.$AE$1]/18000=0;&quot;&quot;;INDEX([.$A$1:.$E$5];MATCH([.$G12];[.$A$1:.$A$5];0);MATCH([.$H12];[.$A$1:.$E$1];0))*INDEX([.$A$13:.$B$18];MATCH([.J$3];[.$A$13:.$A$18];0);2)*INDEX([.$A$7:.$B$11];MATCH([.J$4];[.$A$7:.$A$11];0);2)*[.$AE$2]*[.$AE$1]/(2000*IF([.$G12]=&quot;Blacksmith&quot;;10;IF([.$G12]=&quot;Fletcher&quot;;11;IF([.$G12]=&quot;Imbuer&quot;;10;IF([.$G12]=&quot;Tinker&quot;;9;))))))" office:value-type="float" office:value="0.218181818181818" calcext:value-type="float">
            <text:p>0.22</text:p>
          </table:table-cell>
          <table:table-cell table:style-name="ce5" table:formula="of:=IF(INDEX([.$A$1:.$E$5];MATCH([.$G12];[.$A$1:.$A$5];0);MATCH([.$H12];[.$A$1:.$E$1];0))*INDEX([.$A$13:.$B$18];MATCH([.K$3];[.$A$13:.$A$18];0);2)*INDEX([.$A$7:.$B$11];MATCH([.K$4];[.$A$7:.$A$11];0);2)*[.$AE$2]*[.$AE$1]/18000=0;&quot;&quot;;INDEX([.$A$1:.$E$5];MATCH([.$G12];[.$A$1:.$A$5];0);MATCH([.$H12];[.$A$1:.$E$1];0))*INDEX([.$A$13:.$B$18];MATCH([.K$3];[.$A$13:.$A$18];0);2)*INDEX([.$A$7:.$B$11];MATCH([.K$4];[.$A$7:.$A$11];0);2)*[.$AE$2]*[.$AE$1]/(2000*IF([.$G12]=&quot;Blacksmith&quot;;10;IF([.$G12]=&quot;Fletcher&quot;;11;IF([.$G12]=&quot;Imbuer&quot;;10;IF([.$G12]=&quot;Tinker&quot;;9;))))))" office:value-type="float" office:value="0.0218181818181818" calcext:value-type="float">
            <text:p>0.02</text:p>
          </table:table-cell>
          <table:table-cell table:style-name="ce5" table:formula="of:=IF(INDEX([.$A$1:.$E$5];MATCH([.$G12];[.$A$1:.$A$5];0);MATCH([.$H12];[.$A$1:.$E$1];0))*INDEX([.$A$13:.$B$18];MATCH([.L$3];[.$A$13:.$A$18];0);2)*INDEX([.$A$7:.$B$11];MATCH([.L$4];[.$A$7:.$A$11];0);2)*[.$AE$2]*[.$AE$1]/18000=0;&quot;&quot;;INDEX([.$A$1:.$E$5];MATCH([.$G12];[.$A$1:.$A$5];0);MATCH([.$H12];[.$A$1:.$E$1];0))*INDEX([.$A$13:.$B$18];MATCH([.L$3];[.$A$13:.$A$18];0);2)*INDEX([.$A$7:.$B$11];MATCH([.L$4];[.$A$7:.$A$11];0);2)*[.$AE$2]*[.$AE$1]/(2000*IF([.$G12]=&quot;Blacksmith&quot;;10;IF([.$G12]=&quot;Fletcher&quot;;11;IF([.$G12]=&quot;Imbuer&quot;;10;IF([.$G12]=&quot;Tinker&quot;;9;))))))" office:value-type="float" office:value="0.00218181818181818" calcext:value-type="float">
            <text:p>0.00</text:p>
          </table:table-cell>
          <table:table-cell table:style-name="ce20" table:formula="of:=IF(INDEX([.$A$1:.$E$5];MATCH([.$G12];[.$A$1:.$A$5];0);MATCH([.$H12];[.$A$1:.$E$1];0))*INDEX([.$A$13:.$B$18];MATCH([.M$3];[.$A$13:.$A$18];0);2)*INDEX([.$A$7:.$B$11];MATCH([.M$4];[.$A$7:.$A$11];0);2)*[.$AE$2]*[.$AE$1]/18000=0;&quot;&quot;;INDEX([.$A$1:.$E$5];MATCH([.$G12];[.$A$1:.$A$5];0);MATCH([.$H12];[.$A$1:.$E$1];0))*INDEX([.$A$13:.$B$18];MATCH([.M$3];[.$A$13:.$A$18];0);2)*INDEX([.$A$7:.$B$11];MATCH([.M$4];[.$A$7:.$A$11];0);2)*[.$AE$2]*[.$AE$1]/(2000*IF([.$G12]=&quot;Blacksmith&quot;;10;IF([.$G12]=&quot;Fletcher&quot;;11;IF([.$G12]=&quot;Imbuer&quot;;10;IF([.$G12]=&quot;Tinker&quot;;9;))))))" office:value-type="float" office:value="2.06072727272727" calcext:value-type="float">
            <text:p>2.06</text:p>
          </table:table-cell>
          <table:table-cell table:style-name="ce20" table:formula="of:=IF(INDEX([.$A$1:.$E$5];MATCH([.$G12];[.$A$1:.$A$5];0);MATCH([.$H12];[.$A$1:.$E$1];0))*INDEX([.$A$13:.$B$18];MATCH([.N$3];[.$A$13:.$A$18];0);2)*INDEX([.$A$7:.$B$11];MATCH([.N$4];[.$A$7:.$A$11];0);2)*[.$AE$2]*[.$AE$1]/18000=0;&quot;&quot;;INDEX([.$A$1:.$E$5];MATCH([.$G12];[.$A$1:.$A$5];0);MATCH([.$H12];[.$A$1:.$E$1];0))*INDEX([.$A$13:.$B$18];MATCH([.N$3];[.$A$13:.$A$18];0);2)*INDEX([.$A$7:.$B$11];MATCH([.N$4];[.$A$7:.$A$11];0);2)*[.$AE$2]*[.$AE$1]/(2000*IF([.$G12]=&quot;Blacksmith&quot;;10;IF([.$G12]=&quot;Fletcher&quot;;11;IF([.$G12]=&quot;Imbuer&quot;;10;IF([.$G12]=&quot;Tinker&quot;;9;))))))" office:value-type="float" office:value="0.109090909090909" calcext:value-type="float">
            <text:p>0.11</text:p>
          </table:table-cell>
          <table:table-cell table:style-name="ce20" table:formula="of:=IF(INDEX([.$A$1:.$E$5];MATCH([.$G12];[.$A$1:.$A$5];0);MATCH([.$H12];[.$A$1:.$E$1];0))*INDEX([.$A$13:.$B$18];MATCH([.O$3];[.$A$13:.$A$18];0);2)*INDEX([.$A$7:.$B$11];MATCH([.O$4];[.$A$7:.$A$11];0);2)*[.$AE$2]*[.$AE$1]/18000=0;&quot;&quot;;INDEX([.$A$1:.$E$5];MATCH([.$G12];[.$A$1:.$A$5];0);MATCH([.$H12];[.$A$1:.$E$1];0))*INDEX([.$A$13:.$B$18];MATCH([.O$3];[.$A$13:.$A$18];0);2)*INDEX([.$A$7:.$B$11];MATCH([.O$4];[.$A$7:.$A$11];0);2)*[.$AE$2]*[.$AE$1]/(2000*IF([.$G12]=&quot;Blacksmith&quot;;10;IF([.$G12]=&quot;Fletcher&quot;;11;IF([.$G12]=&quot;Imbuer&quot;;10;IF([.$G12]=&quot;Tinker&quot;;9;))))))" office:value-type="float" office:value="0.0109090909090909" calcext:value-type="float">
            <text:p>0.01</text:p>
          </table:table-cell>
          <table:table-cell table:style-name="ce20" table:formula="of:=IF(INDEX([.$A$1:.$E$5];MATCH([.$G12];[.$A$1:.$A$5];0);MATCH([.$H12];[.$A$1:.$E$1];0))*INDEX([.$A$13:.$B$18];MATCH([.P$3];[.$A$13:.$A$18];0);2)*INDEX([.$A$7:.$B$11];MATCH([.P$4];[.$A$7:.$A$11];0);2)*[.$AE$2]*[.$AE$1]/18000=0;&quot;&quot;;INDEX([.$A$1:.$E$5];MATCH([.$G12];[.$A$1:.$A$5];0);MATCH([.$H12];[.$A$1:.$E$1];0))*INDEX([.$A$13:.$B$18];MATCH([.P$3];[.$A$13:.$A$18];0);2)*INDEX([.$A$7:.$B$11];MATCH([.P$4];[.$A$7:.$A$11];0);2)*[.$AE$2]*[.$AE$1]/(2000*IF([.$G12]=&quot;Blacksmith&quot;;10;IF([.$G12]=&quot;Fletcher&quot;;11;IF([.$G12]=&quot;Imbuer&quot;;10;IF([.$G12]=&quot;Tinker&quot;;9;))))))" office:value-type="float" office:value="0.00109090909090909" calcext:value-type="float">
            <text:p>0.00</text:p>
          </table:table-cell>
          <table:table-cell table:style-name="ce27" table:formula="of:=IF(INDEX([.$A$1:.$E$5];MATCH([.$G12];[.$A$1:.$A$5];0);MATCH([.$H12];[.$A$1:.$E$1];0))*INDEX([.$A$13:.$B$18];MATCH([.Q$3];[.$A$13:.$A$18];0);2)*INDEX([.$A$7:.$B$11];MATCH([.Q$4];[.$A$7:.$A$11];0);2)*[.$AE$2]*[.$AE$1]/18000=0;&quot;&quot;;INDEX([.$A$1:.$E$5];MATCH([.$G12];[.$A$1:.$A$5];0);MATCH([.$H12];[.$A$1:.$E$1];0))*INDEX([.$A$13:.$B$18];MATCH([.Q$3];[.$A$13:.$A$18];0);2)*INDEX([.$A$7:.$B$11];MATCH([.Q$4];[.$A$7:.$A$11];0);2)*[.$AE$2]*[.$AE$1]/(2000*IF([.$G12]=&quot;Blacksmith&quot;;10;IF([.$G12]=&quot;Fletcher&quot;;11;IF([.$G12]=&quot;Imbuer&quot;;10;IF([.$G12]=&quot;Tinker&quot;;9;))))))" office:value-type="float" office:value="1.37373231818182" calcext:value-type="float">
            <text:p>1.37</text:p>
          </table:table-cell>
          <table:table-cell table:style-name="ce27" table:formula="of:=IF(INDEX([.$A$1:.$E$5];MATCH([.$G12];[.$A$1:.$A$5];0);MATCH([.$H12];[.$A$1:.$E$1];0))*INDEX([.$A$13:.$B$18];MATCH([.R$3];[.$A$13:.$A$18];0);2)*INDEX([.$A$7:.$B$11];MATCH([.R$4];[.$A$7:.$A$11];0);2)*[.$AE$2]*[.$AE$1]/18000=0;&quot;&quot;;INDEX([.$A$1:.$E$5];MATCH([.$G12];[.$A$1:.$A$5];0);MATCH([.$H12];[.$A$1:.$E$1];0))*INDEX([.$A$13:.$B$18];MATCH([.R$3];[.$A$13:.$A$18];0);2)*INDEX([.$A$7:.$B$11];MATCH([.R$4];[.$A$7:.$A$11];0);2)*[.$AE$2]*[.$AE$1]/(2000*IF([.$G12]=&quot;Blacksmith&quot;;10;IF([.$G12]=&quot;Fletcher&quot;;11;IF([.$G12]=&quot;Imbuer&quot;;10;IF([.$G12]=&quot;Tinker&quot;;9;))))))" office:value-type="float" office:value="0.0727227272727273" calcext:value-type="float">
            <text:p>0.07</text:p>
          </table:table-cell>
          <table:table-cell table:style-name="ce27" table:formula="of:=IF(INDEX([.$A$1:.$E$5];MATCH([.$G12];[.$A$1:.$A$5];0);MATCH([.$H12];[.$A$1:.$E$1];0))*INDEX([.$A$13:.$B$18];MATCH([.S$3];[.$A$13:.$A$18];0);2)*INDEX([.$A$7:.$B$11];MATCH([.S$4];[.$A$7:.$A$11];0);2)*[.$AE$2]*[.$AE$1]/18000=0;&quot;&quot;;INDEX([.$A$1:.$E$5];MATCH([.$G12];[.$A$1:.$A$5];0);MATCH([.$H12];[.$A$1:.$E$1];0))*INDEX([.$A$13:.$B$18];MATCH([.S$3];[.$A$13:.$A$18];0);2)*INDEX([.$A$7:.$B$11];MATCH([.S$4];[.$A$7:.$A$11];0);2)*[.$AE$2]*[.$AE$1]/(2000*IF([.$G12]=&quot;Blacksmith&quot;;10;IF([.$G12]=&quot;Fletcher&quot;;11;IF([.$G12]=&quot;Imbuer&quot;;10;IF([.$G12]=&quot;Tinker&quot;;9;))))))" office:value-type="float" office:value="0.00727227272727273" calcext:value-type="float">
            <text:p>0.01</text:p>
          </table:table-cell>
          <table:table-cell table:style-name="ce27" table:formula="of:=IF(INDEX([.$A$1:.$E$5];MATCH([.$G12];[.$A$1:.$A$5];0);MATCH([.$H12];[.$A$1:.$E$1];0))*INDEX([.$A$13:.$B$18];MATCH([.T$3];[.$A$13:.$A$18];0);2)*INDEX([.$A$7:.$B$11];MATCH([.T$4];[.$A$7:.$A$11];0);2)*[.$AE$2]*[.$AE$1]/18000=0;&quot;&quot;;INDEX([.$A$1:.$E$5];MATCH([.$G12];[.$A$1:.$A$5];0);MATCH([.$H12];[.$A$1:.$E$1];0))*INDEX([.$A$13:.$B$18];MATCH([.T$3];[.$A$13:.$A$18];0);2)*INDEX([.$A$7:.$B$11];MATCH([.T$4];[.$A$7:.$A$11];0);2)*[.$AE$2]*[.$AE$1]/(2000*IF([.$G12]=&quot;Blacksmith&quot;;10;IF([.$G12]=&quot;Fletcher&quot;;11;IF([.$G12]=&quot;Imbuer&quot;;10;IF([.$G12]=&quot;Tinker&quot;;9;))))))" office:value-type="float" office:value="0.000727227272727273" calcext:value-type="float">
            <text:p>0.00</text:p>
          </table:table-cell>
          <table:table-cell table:style-name="ce35" table:formula="of:=IF(INDEX([.$A$1:.$E$5];MATCH([.$G12];[.$A$1:.$A$5];0);MATCH([.$H12];[.$A$1:.$E$1];0))*INDEX([.$A$13:.$B$18];MATCH([.U$3];[.$A$13:.$A$18];0);2)*INDEX([.$A$7:.$B$11];MATCH([.U$4];[.$A$7:.$A$11];0);2)*[.$AE$2]*[.$AE$1]/18000=0;&quot;&quot;;INDEX([.$A$1:.$E$5];MATCH([.$G12];[.$A$1:.$A$5];0);MATCH([.$H12];[.$A$1:.$E$1];0))*INDEX([.$A$13:.$B$18];MATCH([.U$3];[.$A$13:.$A$18];0);2)*INDEX([.$A$7:.$B$11];MATCH([.U$4];[.$A$7:.$A$11];0);2)*[.$AE$2]*[.$AE$1]/(2000*IF([.$G12]=&quot;Blacksmith&quot;;10;IF([.$G12]=&quot;Fletcher&quot;;11;IF([.$G12]=&quot;Imbuer&quot;;10;IF([.$G12]=&quot;Tinker&quot;;9;))))))" office:value-type="float" office:value="1.20191918181818" calcext:value-type="float">
            <text:p>1.20</text:p>
          </table:table-cell>
          <table:table-cell table:style-name="ce35" table:formula="of:=IF(INDEX([.$A$1:.$E$5];MATCH([.$G12];[.$A$1:.$A$5];0);MATCH([.$H12];[.$A$1:.$E$1];0))*INDEX([.$A$13:.$B$18];MATCH([.V$3];[.$A$13:.$A$18];0);2)*INDEX([.$A$7:.$B$11];MATCH([.V$4];[.$A$7:.$A$11];0);2)*[.$AE$2]*[.$AE$1]/18000=0;&quot;&quot;;INDEX([.$A$1:.$E$5];MATCH([.$G12];[.$A$1:.$A$5];0);MATCH([.$H12];[.$A$1:.$E$1];0))*INDEX([.$A$13:.$B$18];MATCH([.V$3];[.$A$13:.$A$18];0);2)*INDEX([.$A$7:.$B$11];MATCH([.V$4];[.$A$7:.$A$11];0);2)*[.$AE$2]*[.$AE$1]/(2000*IF([.$G12]=&quot;Blacksmith&quot;;10;IF([.$G12]=&quot;Fletcher&quot;;11;IF([.$G12]=&quot;Imbuer&quot;;10;IF([.$G12]=&quot;Tinker&quot;;9;))))))" office:value-type="float" office:value="0.0636272727272727" calcext:value-type="float">
            <text:p>0.06</text:p>
          </table:table-cell>
          <table:table-cell table:style-name="ce35" table:formula="of:=IF(INDEX([.$A$1:.$E$5];MATCH([.$G12];[.$A$1:.$A$5];0);MATCH([.$H12];[.$A$1:.$E$1];0))*INDEX([.$A$13:.$B$18];MATCH([.W$3];[.$A$13:.$A$18];0);2)*INDEX([.$A$7:.$B$11];MATCH([.W$4];[.$A$7:.$A$11];0);2)*[.$AE$2]*[.$AE$1]/18000=0;&quot;&quot;;INDEX([.$A$1:.$E$5];MATCH([.$G12];[.$A$1:.$A$5];0);MATCH([.$H12];[.$A$1:.$E$1];0))*INDEX([.$A$13:.$B$18];MATCH([.W$3];[.$A$13:.$A$18];0);2)*INDEX([.$A$7:.$B$11];MATCH([.W$4];[.$A$7:.$A$11];0);2)*[.$AE$2]*[.$AE$1]/(2000*IF([.$G12]=&quot;Blacksmith&quot;;10;IF([.$G12]=&quot;Fletcher&quot;;11;IF([.$G12]=&quot;Imbuer&quot;;10;IF([.$G12]=&quot;Tinker&quot;;9;))))))" office:value-type="float" office:value="0.00636272727272727" calcext:value-type="float">
            <text:p>0.01</text:p>
          </table:table-cell>
          <table:table-cell table:style-name="ce35" table:formula="of:=IF(INDEX([.$A$1:.$E$5];MATCH([.$G12];[.$A$1:.$A$5];0);MATCH([.$H12];[.$A$1:.$E$1];0))*INDEX([.$A$13:.$B$18];MATCH([.X$3];[.$A$13:.$A$18];0);2)*INDEX([.$A$7:.$B$11];MATCH([.X$4];[.$A$7:.$A$11];0);2)*[.$AE$2]*[.$AE$1]/18000=0;&quot;&quot;;INDEX([.$A$1:.$E$5];MATCH([.$G12];[.$A$1:.$A$5];0);MATCH([.$H12];[.$A$1:.$E$1];0))*INDEX([.$A$13:.$B$18];MATCH([.X$3];[.$A$13:.$A$18];0);2)*INDEX([.$A$7:.$B$11];MATCH([.X$4];[.$A$7:.$A$11];0);2)*[.$AE$2]*[.$AE$1]/(2000*IF([.$G12]=&quot;Blacksmith&quot;;10;IF([.$G12]=&quot;Fletcher&quot;;11;IF([.$G12]=&quot;Imbuer&quot;;10;IF([.$G12]=&quot;Tinker&quot;;9;))))))" office:value-type="float" office:value="0.000636272727272727" calcext:value-type="float">
            <text:p>0.00</text:p>
          </table:table-cell>
          <table:table-cell table:style-name="ce43" table:formula="of:=IF(INDEX([.$A$1:.$E$5];MATCH([.$G12];[.$A$1:.$A$5];0);MATCH([.$H12];[.$A$1:.$E$1];0))*INDEX([.$A$13:.$B$18];MATCH([.Y$3];[.$A$13:.$A$18];0);2)*INDEX([.$A$7:.$B$11];MATCH([.Y$4];[.$A$7:.$A$11];0);2)*[.$AE$2]*[.$AE$1]/18000=0;&quot;&quot;;INDEX([.$A$1:.$E$5];MATCH([.$G12];[.$A$1:.$A$5];0);MATCH([.$H12];[.$A$1:.$E$1];0))*INDEX([.$A$13:.$B$18];MATCH([.Y$3];[.$A$13:.$A$18];0);2)*INDEX([.$A$7:.$B$11];MATCH([.Y$4];[.$A$7:.$A$11];0);2)*[.$AE$2]*[.$AE$1]/(2000*IF([.$G12]=&quot;Blacksmith&quot;;10;IF([.$G12]=&quot;Fletcher&quot;;11;IF([.$G12]=&quot;Imbuer&quot;;10;IF([.$G12]=&quot;Tinker&quot;;9;))))))" office:value-type="float" office:value="1.03036363636364" calcext:value-type="float">
            <text:p>1.03</text:p>
          </table:table-cell>
          <table:table-cell table:style-name="ce43" table:formula="of:=IF(INDEX([.$A$1:.$E$5];MATCH([.$G12];[.$A$1:.$A$5];0);MATCH([.$H12];[.$A$1:.$E$1];0))*INDEX([.$A$13:.$B$18];MATCH([.Z$3];[.$A$13:.$A$18];0);2)*INDEX([.$A$7:.$B$11];MATCH([.Z$4];[.$A$7:.$A$11];0);2)*[.$AE$2]*[.$AE$1]/18000=0;&quot;&quot;;INDEX([.$A$1:.$E$5];MATCH([.$G12];[.$A$1:.$A$5];0);MATCH([.$H12];[.$A$1:.$E$1];0))*INDEX([.$A$13:.$B$18];MATCH([.Z$3];[.$A$13:.$A$18];0);2)*INDEX([.$A$7:.$B$11];MATCH([.Z$4];[.$A$7:.$A$11];0);2)*[.$AE$2]*[.$AE$1]/(2000*IF([.$G12]=&quot;Blacksmith&quot;;10;IF([.$G12]=&quot;Fletcher&quot;;11;IF([.$G12]=&quot;Imbuer&quot;;10;IF([.$G12]=&quot;Tinker&quot;;9;))))))" office:value-type="float" office:value="0.0545454545454545" calcext:value-type="float">
            <text:p>0.05</text:p>
          </table:table-cell>
          <table:table-cell table:style-name="ce43" table:formula="of:=IF(INDEX([.$A$1:.$E$5];MATCH([.$G12];[.$A$1:.$A$5];0);MATCH([.$H12];[.$A$1:.$E$1];0))*INDEX([.$A$13:.$B$18];MATCH([.AA$3];[.$A$13:.$A$18];0);2)*INDEX([.$A$7:.$B$11];MATCH([.AA$4];[.$A$7:.$A$11];0);2)*[.$AE$2]*[.$AE$1]/18000=0;&quot;&quot;;INDEX([.$A$1:.$E$5];MATCH([.$G12];[.$A$1:.$A$5];0);MATCH([.$H12];[.$A$1:.$E$1];0))*INDEX([.$A$13:.$B$18];MATCH([.AA$3];[.$A$13:.$A$18];0);2)*INDEX([.$A$7:.$B$11];MATCH([.AA$4];[.$A$7:.$A$11];0);2)*[.$AE$2]*[.$AE$1]/(2000*IF([.$G12]=&quot;Blacksmith&quot;;10;IF([.$G12]=&quot;Fletcher&quot;;11;IF([.$G12]=&quot;Imbuer&quot;;10;IF([.$G12]=&quot;Tinker&quot;;9;))))))" office:value-type="float" office:value="0.00545454545454546" calcext:value-type="float">
            <text:p>0.01</text:p>
          </table:table-cell>
          <table:table-cell table:style-name="ce52" table:formula="of:=IF(INDEX([.$A$1:.$E$5];MATCH([.$G12];[.$A$1:.$A$5];0);MATCH([.$H12];[.$A$1:.$E$1];0))*INDEX([.$A$13:.$B$18];MATCH([.AB$3];[.$A$13:.$A$18];0);2)*INDEX([.$A$7:.$B$11];MATCH([.AB$4];[.$A$7:.$A$11];0);2)*[.$AE$2]*[.$AE$1]/18000=0;&quot;&quot;;INDEX([.$A$1:.$E$5];MATCH([.$G12];[.$A$1:.$A$5];0);MATCH([.$H12];[.$A$1:.$E$1];0))*INDEX([.$A$13:.$B$18];MATCH([.AB$3];[.$A$13:.$A$18];0);2)*INDEX([.$A$7:.$B$11];MATCH([.AB$4];[.$A$7:.$A$11];0);2)*[.$AE$2]*[.$AE$1]/(2000*IF([.$G12]=&quot;Blacksmith&quot;;10;IF([.$G12]=&quot;Fletcher&quot;;11;IF([.$G12]=&quot;Imbuer&quot;;10;IF([.$G12]=&quot;Tinker&quot;;9;))))))" office:value-type="float" office:value="0.000545454545454545" calcext:value-type="float">
            <text:p>0.00</text:p>
          </table:table-cell>
          <table:table-cell table:style-name="ce3"/>
          <table:table-cell table:style-name="ce64" table:formula="of:=HYPERLINK(&quot;https://www.albion-online-data.com/&quot;;&quot;* The calculation takes in cosideration the most recent Caerleon AH prices, according to Albion-Online-Data-Project. Install their client to help the community.&quot;)" office:value-type="string" office:string-value="* The calculation takes in cosideration the most recent Caerleon AH prices, according to Albion-Online-Data-Project. Install their client to help the community." calcext:value-type="string" table:number-columns-spanned="6" table:number-rows-spanned="1">
            <text:p>* The calculation takes in cosideration the most recent Caerleon AH prices, according to Albion-Online-Data-Project. Install their client to help the community.</text:p>
          </table:table-cell>
          <table:covered-table-cell table:number-columns-repeated="5"/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Multipl.</text:p>
          </table:table-cell>
          <table:table-cell table:style-name="ce3" table:number-columns-repeated="4"/>
          <table:table-cell table:style-name="ce6" office:value-type="string" calcext:value-type="string">
            <text:p>Imbuer</text:p>
          </table:table-cell>
          <table:table-cell table:style-name="ce10" office:value-type="string" calcext:value-type="string">
            <text:p>Cloth</text:p>
          </table:table-cell>
          <table:table-cell table:style-name="ce15" table:formula="of:=IF(INDEX([.$A$1:.$E$5];MATCH([.$G13];[.$A$1:.$A$5];0);MATCH([.$H13];[.$A$1:.$E$1];0))*INDEX([.$A$13:.$B$18];MATCH([.I$3];[.$A$13:.$A$18];0);2)*INDEX([.$A$7:.$B$11];MATCH([.I$4];[.$A$7:.$A$11];0);2)*[.$AE$2]*[.$AE$1]/18000=0;&quot;&quot;;INDEX([.$A$1:.$E$5];MATCH([.$G13];[.$A$1:.$A$5];0);MATCH([.$H13];[.$A$1:.$E$1];0))*INDEX([.$A$13:.$B$18];MATCH([.I$3];[.$A$13:.$A$18];0);2)*INDEX([.$A$7:.$B$11];MATCH([.I$4];[.$A$7:.$A$11];0);2)*[.$AE$2]*[.$AE$1]/(2000*IF([.$G13]=&quot;Blacksmith&quot;;10;IF([.$G13]=&quot;Fletcher&quot;;11;IF([.$G13]=&quot;Imbuer&quot;;10;IF([.$G13]=&quot;Tinker&quot;;9;))))))" office:value-type="float" office:value="7.556" calcext:value-type="float">
            <text:p>7.56</text:p>
          </table:table-cell>
          <table:table-cell table:style-name="ce15" table:formula="of:=IF(INDEX([.$A$1:.$E$5];MATCH([.$G13];[.$A$1:.$A$5];0);MATCH([.$H13];[.$A$1:.$E$1];0))*INDEX([.$A$13:.$B$18];MATCH([.J$3];[.$A$13:.$A$18];0);2)*INDEX([.$A$7:.$B$11];MATCH([.J$4];[.$A$7:.$A$11];0);2)*[.$AE$2]*[.$AE$1]/18000=0;&quot;&quot;;INDEX([.$A$1:.$E$5];MATCH([.$G13];[.$A$1:.$A$5];0);MATCH([.$H13];[.$A$1:.$E$1];0))*INDEX([.$A$13:.$B$18];MATCH([.J$3];[.$A$13:.$A$18];0);2)*INDEX([.$A$7:.$B$11];MATCH([.J$4];[.$A$7:.$A$11];0);2)*[.$AE$2]*[.$AE$1]/(2000*IF([.$G13]=&quot;Blacksmith&quot;;10;IF([.$G13]=&quot;Fletcher&quot;;11;IF([.$G13]=&quot;Imbuer&quot;;10;IF([.$G13]=&quot;Tinker&quot;;9;))))))" office:value-type="float" office:value="0.4" calcext:value-type="float">
            <text:p>0.40</text:p>
          </table:table-cell>
          <table:table-cell table:style-name="ce15" table:formula="of:=IF(INDEX([.$A$1:.$E$5];MATCH([.$G13];[.$A$1:.$A$5];0);MATCH([.$H13];[.$A$1:.$E$1];0))*INDEX([.$A$13:.$B$18];MATCH([.K$3];[.$A$13:.$A$18];0);2)*INDEX([.$A$7:.$B$11];MATCH([.K$4];[.$A$7:.$A$11];0);2)*[.$AE$2]*[.$AE$1]/18000=0;&quot;&quot;;INDEX([.$A$1:.$E$5];MATCH([.$G13];[.$A$1:.$A$5];0);MATCH([.$H13];[.$A$1:.$E$1];0))*INDEX([.$A$13:.$B$18];MATCH([.K$3];[.$A$13:.$A$18];0);2)*INDEX([.$A$7:.$B$11];MATCH([.K$4];[.$A$7:.$A$11];0);2)*[.$AE$2]*[.$AE$1]/(2000*IF([.$G13]=&quot;Blacksmith&quot;;10;IF([.$G13]=&quot;Fletcher&quot;;11;IF([.$G13]=&quot;Imbuer&quot;;10;IF([.$G13]=&quot;Tinker&quot;;9;))))))" office:value-type="float" office:value="0.04" calcext:value-type="float">
            <text:p>0.04</text:p>
          </table:table-cell>
          <table:table-cell table:style-name="ce15" table:formula="of:=IF(INDEX([.$A$1:.$E$5];MATCH([.$G13];[.$A$1:.$A$5];0);MATCH([.$H13];[.$A$1:.$E$1];0))*INDEX([.$A$13:.$B$18];MATCH([.L$3];[.$A$13:.$A$18];0);2)*INDEX([.$A$7:.$B$11];MATCH([.L$4];[.$A$7:.$A$11];0);2)*[.$AE$2]*[.$AE$1]/18000=0;&quot;&quot;;INDEX([.$A$1:.$E$5];MATCH([.$G13];[.$A$1:.$A$5];0);MATCH([.$H13];[.$A$1:.$E$1];0))*INDEX([.$A$13:.$B$18];MATCH([.L$3];[.$A$13:.$A$18];0);2)*INDEX([.$A$7:.$B$11];MATCH([.L$4];[.$A$7:.$A$11];0);2)*[.$AE$2]*[.$AE$1]/(2000*IF([.$G13]=&quot;Blacksmith&quot;;10;IF([.$G13]=&quot;Fletcher&quot;;11;IF([.$G13]=&quot;Imbuer&quot;;10;IF([.$G13]=&quot;Tinker&quot;;9;))))))" office:value-type="float" office:value="0.004" calcext:value-type="float">
            <text:p>0.00</text:p>
          </table:table-cell>
          <table:table-cell table:style-name="ce22" table:formula="of:=IF(INDEX([.$A$1:.$E$5];MATCH([.$G13];[.$A$1:.$A$5];0);MATCH([.$H13];[.$A$1:.$E$1];0))*INDEX([.$A$13:.$B$18];MATCH([.M$3];[.$A$13:.$A$18];0);2)*INDEX([.$A$7:.$B$11];MATCH([.M$4];[.$A$7:.$A$11];0);2)*[.$AE$2]*[.$AE$1]/18000=0;&quot;&quot;;INDEX([.$A$1:.$E$5];MATCH([.$G13];[.$A$1:.$A$5];0);MATCH([.$H13];[.$A$1:.$E$1];0))*INDEX([.$A$13:.$B$18];MATCH([.M$3];[.$A$13:.$A$18];0);2)*INDEX([.$A$7:.$B$11];MATCH([.M$4];[.$A$7:.$A$11];0);2)*[.$AE$2]*[.$AE$1]/(2000*IF([.$G13]=&quot;Blacksmith&quot;;10;IF([.$G13]=&quot;Fletcher&quot;;11;IF([.$G13]=&quot;Imbuer&quot;;10;IF([.$G13]=&quot;Tinker&quot;;9;))))))" office:value-type="float" office:value="3.778" calcext:value-type="float">
            <text:p>3.78</text:p>
          </table:table-cell>
          <table:table-cell table:style-name="ce22" table:formula="of:=IF(INDEX([.$A$1:.$E$5];MATCH([.$G13];[.$A$1:.$A$5];0);MATCH([.$H13];[.$A$1:.$E$1];0))*INDEX([.$A$13:.$B$18];MATCH([.N$3];[.$A$13:.$A$18];0);2)*INDEX([.$A$7:.$B$11];MATCH([.N$4];[.$A$7:.$A$11];0);2)*[.$AE$2]*[.$AE$1]/18000=0;&quot;&quot;;INDEX([.$A$1:.$E$5];MATCH([.$G13];[.$A$1:.$A$5];0);MATCH([.$H13];[.$A$1:.$E$1];0))*INDEX([.$A$13:.$B$18];MATCH([.N$3];[.$A$13:.$A$18];0);2)*INDEX([.$A$7:.$B$11];MATCH([.N$4];[.$A$7:.$A$11];0);2)*[.$AE$2]*[.$AE$1]/(2000*IF([.$G13]=&quot;Blacksmith&quot;;10;IF([.$G13]=&quot;Fletcher&quot;;11;IF([.$G13]=&quot;Imbuer&quot;;10;IF([.$G13]=&quot;Tinker&quot;;9;))))))" office:value-type="float" office:value="0.2" calcext:value-type="float">
            <text:p>0.20</text:p>
          </table:table-cell>
          <table:table-cell table:style-name="ce22" table:formula="of:=IF(INDEX([.$A$1:.$E$5];MATCH([.$G13];[.$A$1:.$A$5];0);MATCH([.$H13];[.$A$1:.$E$1];0))*INDEX([.$A$13:.$B$18];MATCH([.O$3];[.$A$13:.$A$18];0);2)*INDEX([.$A$7:.$B$11];MATCH([.O$4];[.$A$7:.$A$11];0);2)*[.$AE$2]*[.$AE$1]/18000=0;&quot;&quot;;INDEX([.$A$1:.$E$5];MATCH([.$G13];[.$A$1:.$A$5];0);MATCH([.$H13];[.$A$1:.$E$1];0))*INDEX([.$A$13:.$B$18];MATCH([.O$3];[.$A$13:.$A$18];0);2)*INDEX([.$A$7:.$B$11];MATCH([.O$4];[.$A$7:.$A$11];0);2)*[.$AE$2]*[.$AE$1]/(2000*IF([.$G13]=&quot;Blacksmith&quot;;10;IF([.$G13]=&quot;Fletcher&quot;;11;IF([.$G13]=&quot;Imbuer&quot;;10;IF([.$G13]=&quot;Tinker&quot;;9;))))))" office:value-type="float" office:value="0.02" calcext:value-type="float">
            <text:p>0.02</text:p>
          </table:table-cell>
          <table:table-cell table:style-name="ce22" table:formula="of:=IF(INDEX([.$A$1:.$E$5];MATCH([.$G13];[.$A$1:.$A$5];0);MATCH([.$H13];[.$A$1:.$E$1];0))*INDEX([.$A$13:.$B$18];MATCH([.P$3];[.$A$13:.$A$18];0);2)*INDEX([.$A$7:.$B$11];MATCH([.P$4];[.$A$7:.$A$11];0);2)*[.$AE$2]*[.$AE$1]/18000=0;&quot;&quot;;INDEX([.$A$1:.$E$5];MATCH([.$G13];[.$A$1:.$A$5];0);MATCH([.$H13];[.$A$1:.$E$1];0))*INDEX([.$A$13:.$B$18];MATCH([.P$3];[.$A$13:.$A$18];0);2)*INDEX([.$A$7:.$B$11];MATCH([.P$4];[.$A$7:.$A$11];0);2)*[.$AE$2]*[.$AE$1]/(2000*IF([.$G13]=&quot;Blacksmith&quot;;10;IF([.$G13]=&quot;Fletcher&quot;;11;IF([.$G13]=&quot;Imbuer&quot;;10;IF([.$G13]=&quot;Tinker&quot;;9;))))))" office:value-type="float" office:value="0.002" calcext:value-type="float">
            <text:p>0.00</text:p>
          </table:table-cell>
          <table:table-cell table:style-name="ce29" table:formula="of:=IF(INDEX([.$A$1:.$E$5];MATCH([.$G13];[.$A$1:.$A$5];0);MATCH([.$H13];[.$A$1:.$E$1];0))*INDEX([.$A$13:.$B$18];MATCH([.Q$3];[.$A$13:.$A$18];0);2)*INDEX([.$A$7:.$B$11];MATCH([.Q$4];[.$A$7:.$A$11];0);2)*[.$AE$2]*[.$AE$1]/18000=0;&quot;&quot;;INDEX([.$A$1:.$E$5];MATCH([.$G13];[.$A$1:.$A$5];0);MATCH([.$H13];[.$A$1:.$E$1];0))*INDEX([.$A$13:.$B$18];MATCH([.Q$3];[.$A$13:.$A$18];0);2)*INDEX([.$A$7:.$B$11];MATCH([.Q$4];[.$A$7:.$A$11];0);2)*[.$AE$2]*[.$AE$1]/(2000*IF([.$G13]=&quot;Blacksmith&quot;;10;IF([.$G13]=&quot;Fletcher&quot;;11;IF([.$G13]=&quot;Imbuer&quot;;10;IF([.$G13]=&quot;Tinker&quot;;9;))))))" office:value-type="float" office:value="2.51850925" calcext:value-type="float">
            <text:p>2.52</text:p>
          </table:table-cell>
          <table:table-cell table:style-name="ce29" table:formula="of:=IF(INDEX([.$A$1:.$E$5];MATCH([.$G13];[.$A$1:.$A$5];0);MATCH([.$H13];[.$A$1:.$E$1];0))*INDEX([.$A$13:.$B$18];MATCH([.R$3];[.$A$13:.$A$18];0);2)*INDEX([.$A$7:.$B$11];MATCH([.R$4];[.$A$7:.$A$11];0);2)*[.$AE$2]*[.$AE$1]/18000=0;&quot;&quot;;INDEX([.$A$1:.$E$5];MATCH([.$G13];[.$A$1:.$A$5];0);MATCH([.$H13];[.$A$1:.$E$1];0))*INDEX([.$A$13:.$B$18];MATCH([.R$3];[.$A$13:.$A$18];0);2)*INDEX([.$A$7:.$B$11];MATCH([.R$4];[.$A$7:.$A$11];0);2)*[.$AE$2]*[.$AE$1]/(2000*IF([.$G13]=&quot;Blacksmith&quot;;10;IF([.$G13]=&quot;Fletcher&quot;;11;IF([.$G13]=&quot;Imbuer&quot;;10;IF([.$G13]=&quot;Tinker&quot;;9;))))))" office:value-type="float" office:value="0.133325" calcext:value-type="float">
            <text:p>0.13</text:p>
          </table:table-cell>
          <table:table-cell table:style-name="ce29" table:formula="of:=IF(INDEX([.$A$1:.$E$5];MATCH([.$G13];[.$A$1:.$A$5];0);MATCH([.$H13];[.$A$1:.$E$1];0))*INDEX([.$A$13:.$B$18];MATCH([.S$3];[.$A$13:.$A$18];0);2)*INDEX([.$A$7:.$B$11];MATCH([.S$4];[.$A$7:.$A$11];0);2)*[.$AE$2]*[.$AE$1]/18000=0;&quot;&quot;;INDEX([.$A$1:.$E$5];MATCH([.$G13];[.$A$1:.$A$5];0);MATCH([.$H13];[.$A$1:.$E$1];0))*INDEX([.$A$13:.$B$18];MATCH([.S$3];[.$A$13:.$A$18];0);2)*INDEX([.$A$7:.$B$11];MATCH([.S$4];[.$A$7:.$A$11];0);2)*[.$AE$2]*[.$AE$1]/(2000*IF([.$G13]=&quot;Blacksmith&quot;;10;IF([.$G13]=&quot;Fletcher&quot;;11;IF([.$G13]=&quot;Imbuer&quot;;10;IF([.$G13]=&quot;Tinker&quot;;9;))))))" office:value-type="float" office:value="0.0133325" calcext:value-type="float">
            <text:p>0.01</text:p>
          </table:table-cell>
          <table:table-cell table:style-name="ce29" table:formula="of:=IF(INDEX([.$A$1:.$E$5];MATCH([.$G13];[.$A$1:.$A$5];0);MATCH([.$H13];[.$A$1:.$E$1];0))*INDEX([.$A$13:.$B$18];MATCH([.T$3];[.$A$13:.$A$18];0);2)*INDEX([.$A$7:.$B$11];MATCH([.T$4];[.$A$7:.$A$11];0);2)*[.$AE$2]*[.$AE$1]/18000=0;&quot;&quot;;INDEX([.$A$1:.$E$5];MATCH([.$G13];[.$A$1:.$A$5];0);MATCH([.$H13];[.$A$1:.$E$1];0))*INDEX([.$A$13:.$B$18];MATCH([.T$3];[.$A$13:.$A$18];0);2)*INDEX([.$A$7:.$B$11];MATCH([.T$4];[.$A$7:.$A$11];0);2)*[.$AE$2]*[.$AE$1]/(2000*IF([.$G13]=&quot;Blacksmith&quot;;10;IF([.$G13]=&quot;Fletcher&quot;;11;IF([.$G13]=&quot;Imbuer&quot;;10;IF([.$G13]=&quot;Tinker&quot;;9;))))))" office:value-type="float" office:value="0.00133325" calcext:value-type="float">
            <text:p>0.00</text:p>
          </table:table-cell>
          <table:table-cell table:style-name="ce38" table:formula="of:=IF(INDEX([.$A$1:.$E$5];MATCH([.$G13];[.$A$1:.$A$5];0);MATCH([.$H13];[.$A$1:.$E$1];0))*INDEX([.$A$13:.$B$18];MATCH([.U$3];[.$A$13:.$A$18];0);2)*INDEX([.$A$7:.$B$11];MATCH([.U$4];[.$A$7:.$A$11];0);2)*[.$AE$2]*[.$AE$1]/18000=0;&quot;&quot;;INDEX([.$A$1:.$E$5];MATCH([.$G13];[.$A$1:.$A$5];0);MATCH([.$H13];[.$A$1:.$E$1];0))*INDEX([.$A$13:.$B$18];MATCH([.U$3];[.$A$13:.$A$18];0);2)*INDEX([.$A$7:.$B$11];MATCH([.U$4];[.$A$7:.$A$11];0);2)*[.$AE$2]*[.$AE$1]/(2000*IF([.$G13]=&quot;Blacksmith&quot;;10;IF([.$G13]=&quot;Fletcher&quot;;11;IF([.$G13]=&quot;Imbuer&quot;;10;IF([.$G13]=&quot;Tinker&quot;;9;))))))" office:value-type="float" office:value="2.2035185" calcext:value-type="float">
            <text:p>2.20</text:p>
          </table:table-cell>
          <table:table-cell table:style-name="ce38" table:formula="of:=IF(INDEX([.$A$1:.$E$5];MATCH([.$G13];[.$A$1:.$A$5];0);MATCH([.$H13];[.$A$1:.$E$1];0))*INDEX([.$A$13:.$B$18];MATCH([.V$3];[.$A$13:.$A$18];0);2)*INDEX([.$A$7:.$B$11];MATCH([.V$4];[.$A$7:.$A$11];0);2)*[.$AE$2]*[.$AE$1]/18000=0;&quot;&quot;;INDEX([.$A$1:.$E$5];MATCH([.$G13];[.$A$1:.$A$5];0);MATCH([.$H13];[.$A$1:.$E$1];0))*INDEX([.$A$13:.$B$18];MATCH([.V$3];[.$A$13:.$A$18];0);2)*INDEX([.$A$7:.$B$11];MATCH([.V$4];[.$A$7:.$A$11];0);2)*[.$AE$2]*[.$AE$1]/(2000*IF([.$G13]=&quot;Blacksmith&quot;;10;IF([.$G13]=&quot;Fletcher&quot;;11;IF([.$G13]=&quot;Imbuer&quot;;10;IF([.$G13]=&quot;Tinker&quot;;9;))))))" office:value-type="float" office:value="0.11665" calcext:value-type="float">
            <text:p>0.12</text:p>
          </table:table-cell>
          <table:table-cell table:style-name="ce38" table:formula="of:=IF(INDEX([.$A$1:.$E$5];MATCH([.$G13];[.$A$1:.$A$5];0);MATCH([.$H13];[.$A$1:.$E$1];0))*INDEX([.$A$13:.$B$18];MATCH([.W$3];[.$A$13:.$A$18];0);2)*INDEX([.$A$7:.$B$11];MATCH([.W$4];[.$A$7:.$A$11];0);2)*[.$AE$2]*[.$AE$1]/18000=0;&quot;&quot;;INDEX([.$A$1:.$E$5];MATCH([.$G13];[.$A$1:.$A$5];0);MATCH([.$H13];[.$A$1:.$E$1];0))*INDEX([.$A$13:.$B$18];MATCH([.W$3];[.$A$13:.$A$18];0);2)*INDEX([.$A$7:.$B$11];MATCH([.W$4];[.$A$7:.$A$11];0);2)*[.$AE$2]*[.$AE$1]/(2000*IF([.$G13]=&quot;Blacksmith&quot;;10;IF([.$G13]=&quot;Fletcher&quot;;11;IF([.$G13]=&quot;Imbuer&quot;;10;IF([.$G13]=&quot;Tinker&quot;;9;))))))" office:value-type="float" office:value="0.011665" calcext:value-type="float">
            <text:p>0.01</text:p>
          </table:table-cell>
          <table:table-cell table:style-name="ce38" table:formula="of:=IF(INDEX([.$A$1:.$E$5];MATCH([.$G13];[.$A$1:.$A$5];0);MATCH([.$H13];[.$A$1:.$E$1];0))*INDEX([.$A$13:.$B$18];MATCH([.X$3];[.$A$13:.$A$18];0);2)*INDEX([.$A$7:.$B$11];MATCH([.X$4];[.$A$7:.$A$11];0);2)*[.$AE$2]*[.$AE$1]/18000=0;&quot;&quot;;INDEX([.$A$1:.$E$5];MATCH([.$G13];[.$A$1:.$A$5];0);MATCH([.$H13];[.$A$1:.$E$1];0))*INDEX([.$A$13:.$B$18];MATCH([.X$3];[.$A$13:.$A$18];0);2)*INDEX([.$A$7:.$B$11];MATCH([.X$4];[.$A$7:.$A$11];0);2)*[.$AE$2]*[.$AE$1]/(2000*IF([.$G13]=&quot;Blacksmith&quot;;10;IF([.$G13]=&quot;Fletcher&quot;;11;IF([.$G13]=&quot;Imbuer&quot;;10;IF([.$G13]=&quot;Tinker&quot;;9;))))))" office:value-type="float" office:value="0.0011665" calcext:value-type="float">
            <text:p>0.00</text:p>
          </table:table-cell>
          <table:table-cell table:style-name="ce46" table:formula="of:=IF(INDEX([.$A$1:.$E$5];MATCH([.$G13];[.$A$1:.$A$5];0);MATCH([.$H13];[.$A$1:.$E$1];0))*INDEX([.$A$13:.$B$18];MATCH([.Y$3];[.$A$13:.$A$18];0);2)*INDEX([.$A$7:.$B$11];MATCH([.Y$4];[.$A$7:.$A$11];0);2)*[.$AE$2]*[.$AE$1]/18000=0;&quot;&quot;;INDEX([.$A$1:.$E$5];MATCH([.$G13];[.$A$1:.$A$5];0);MATCH([.$H13];[.$A$1:.$E$1];0))*INDEX([.$A$13:.$B$18];MATCH([.Y$3];[.$A$13:.$A$18];0);2)*INDEX([.$A$7:.$B$11];MATCH([.Y$4];[.$A$7:.$A$11];0);2)*[.$AE$2]*[.$AE$1]/(2000*IF([.$G13]=&quot;Blacksmith&quot;;10;IF([.$G13]=&quot;Fletcher&quot;;11;IF([.$G13]=&quot;Imbuer&quot;;10;IF([.$G13]=&quot;Tinker&quot;;9;))))))" office:value-type="float" office:value="1.889" calcext:value-type="float">
            <text:p>1.89</text:p>
          </table:table-cell>
          <table:table-cell table:style-name="ce46" table:formula="of:=IF(INDEX([.$A$1:.$E$5];MATCH([.$G13];[.$A$1:.$A$5];0);MATCH([.$H13];[.$A$1:.$E$1];0))*INDEX([.$A$13:.$B$18];MATCH([.Z$3];[.$A$13:.$A$18];0);2)*INDEX([.$A$7:.$B$11];MATCH([.Z$4];[.$A$7:.$A$11];0);2)*[.$AE$2]*[.$AE$1]/18000=0;&quot;&quot;;INDEX([.$A$1:.$E$5];MATCH([.$G13];[.$A$1:.$A$5];0);MATCH([.$H13];[.$A$1:.$E$1];0))*INDEX([.$A$13:.$B$18];MATCH([.Z$3];[.$A$13:.$A$18];0);2)*INDEX([.$A$7:.$B$11];MATCH([.Z$4];[.$A$7:.$A$11];0);2)*[.$AE$2]*[.$AE$1]/(2000*IF([.$G13]=&quot;Blacksmith&quot;;10;IF([.$G13]=&quot;Fletcher&quot;;11;IF([.$G13]=&quot;Imbuer&quot;;10;IF([.$G13]=&quot;Tinker&quot;;9;))))))" office:value-type="float" office:value="0.1" calcext:value-type="float">
            <text:p>0.10</text:p>
          </table:table-cell>
          <table:table-cell table:style-name="ce46" table:formula="of:=IF(INDEX([.$A$1:.$E$5];MATCH([.$G13];[.$A$1:.$A$5];0);MATCH([.$H13];[.$A$1:.$E$1];0))*INDEX([.$A$13:.$B$18];MATCH([.AA$3];[.$A$13:.$A$18];0);2)*INDEX([.$A$7:.$B$11];MATCH([.AA$4];[.$A$7:.$A$11];0);2)*[.$AE$2]*[.$AE$1]/18000=0;&quot;&quot;;INDEX([.$A$1:.$E$5];MATCH([.$G13];[.$A$1:.$A$5];0);MATCH([.$H13];[.$A$1:.$E$1];0))*INDEX([.$A$13:.$B$18];MATCH([.AA$3];[.$A$13:.$A$18];0);2)*INDEX([.$A$7:.$B$11];MATCH([.AA$4];[.$A$7:.$A$11];0);2)*[.$AE$2]*[.$AE$1]/(2000*IF([.$G13]=&quot;Blacksmith&quot;;10;IF([.$G13]=&quot;Fletcher&quot;;11;IF([.$G13]=&quot;Imbuer&quot;;10;IF([.$G13]=&quot;Tinker&quot;;9;))))))" office:value-type="float" office:value="0.01" calcext:value-type="float">
            <text:p>0.01</text:p>
          </table:table-cell>
          <table:table-cell table:style-name="ce51" table:formula="of:=IF(INDEX([.$A$1:.$E$5];MATCH([.$G13];[.$A$1:.$A$5];0);MATCH([.$H13];[.$A$1:.$E$1];0))*INDEX([.$A$13:.$B$18];MATCH([.AB$3];[.$A$13:.$A$18];0);2)*INDEX([.$A$7:.$B$11];MATCH([.AB$4];[.$A$7:.$A$11];0);2)*[.$AE$2]*[.$AE$1]/18000=0;&quot;&quot;;INDEX([.$A$1:.$E$5];MATCH([.$G13];[.$A$1:.$A$5];0);MATCH([.$H13];[.$A$1:.$E$1];0))*INDEX([.$A$13:.$B$18];MATCH([.AB$3];[.$A$13:.$A$18];0);2)*INDEX([.$A$7:.$B$11];MATCH([.AB$4];[.$A$7:.$A$11];0);2)*[.$AE$2]*[.$AE$1]/(2000*IF([.$G13]=&quot;Blacksmith&quot;;10;IF([.$G13]=&quot;Fletcher&quot;;11;IF([.$G13]=&quot;Imbuer&quot;;10;IF([.$G13]=&quot;Tinker&quot;;9;))))))" office:value-type="float" office:value="0.001" calcext:value-type="float">
            <text:p>0.00</text:p>
          </table:table-cell>
          <table:table-cell table:style-name="ce3" table:number-columns-repeated="8"/>
          <table:table-cell table:number-columns-repeated="988"/>
        </table:table-row>
        <table:table-row table:style-name="ro1">
          <table:table-cell table:style-name="ce2" office:value-type="string" calcext:value-type="string">
            <text:p>T4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number-columns-repeated="4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Leather</text:p>
          </table:table-cell>
          <table:table-cell table:style-name="ce5" table:formula="of:=IF(INDEX([.$A$1:.$E$5];MATCH([.$G14];[.$A$1:.$A$5];0);MATCH([.$H14];[.$A$1:.$E$1];0))*INDEX([.$A$13:.$B$18];MATCH([.I$3];[.$A$13:.$A$18];0);2)*INDEX([.$A$7:.$B$11];MATCH([.I$4];[.$A$7:.$A$11];0);2)*[.$AE$2]*[.$AE$1]/18000=0;&quot;&quot;;INDEX([.$A$1:.$E$5];MATCH([.$G14];[.$A$1:.$A$5];0);MATCH([.$H14];[.$A$1:.$E$1];0))*INDEX([.$A$13:.$B$18];MATCH([.I$3];[.$A$13:.$A$18];0);2)*INDEX([.$A$7:.$B$11];MATCH([.I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5" table:formula="of:=IF(INDEX([.$A$1:.$E$5];MATCH([.$G14];[.$A$1:.$A$5];0);MATCH([.$H14];[.$A$1:.$E$1];0))*INDEX([.$A$13:.$B$18];MATCH([.J$3];[.$A$13:.$A$18];0);2)*INDEX([.$A$7:.$B$11];MATCH([.J$4];[.$A$7:.$A$11];0);2)*[.$AE$2]*[.$AE$1]/18000=0;&quot;&quot;;INDEX([.$A$1:.$E$5];MATCH([.$G14];[.$A$1:.$A$5];0);MATCH([.$H14];[.$A$1:.$E$1];0))*INDEX([.$A$13:.$B$18];MATCH([.J$3];[.$A$13:.$A$18];0);2)*INDEX([.$A$7:.$B$11];MATCH([.J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5" table:formula="of:=IF(INDEX([.$A$1:.$E$5];MATCH([.$G14];[.$A$1:.$A$5];0);MATCH([.$H14];[.$A$1:.$E$1];0))*INDEX([.$A$13:.$B$18];MATCH([.K$3];[.$A$13:.$A$18];0);2)*INDEX([.$A$7:.$B$11];MATCH([.K$4];[.$A$7:.$A$11];0);2)*[.$AE$2]*[.$AE$1]/18000=0;&quot;&quot;;INDEX([.$A$1:.$E$5];MATCH([.$G14];[.$A$1:.$A$5];0);MATCH([.$H14];[.$A$1:.$E$1];0))*INDEX([.$A$13:.$B$18];MATCH([.K$3];[.$A$13:.$A$18];0);2)*INDEX([.$A$7:.$B$11];MATCH([.K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5" table:formula="of:=IF(INDEX([.$A$1:.$E$5];MATCH([.$G14];[.$A$1:.$A$5];0);MATCH([.$H14];[.$A$1:.$E$1];0))*INDEX([.$A$13:.$B$18];MATCH([.L$3];[.$A$13:.$A$18];0);2)*INDEX([.$A$7:.$B$11];MATCH([.L$4];[.$A$7:.$A$11];0);2)*[.$AE$2]*[.$AE$1]/18000=0;&quot;&quot;;INDEX([.$A$1:.$E$5];MATCH([.$G14];[.$A$1:.$A$5];0);MATCH([.$H14];[.$A$1:.$E$1];0))*INDEX([.$A$13:.$B$18];MATCH([.L$3];[.$A$13:.$A$18];0);2)*INDEX([.$A$7:.$B$11];MATCH([.L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0" table:formula="of:=IF(INDEX([.$A$1:.$E$5];MATCH([.$G14];[.$A$1:.$A$5];0);MATCH([.$H14];[.$A$1:.$E$1];0))*INDEX([.$A$13:.$B$18];MATCH([.M$3];[.$A$13:.$A$18];0);2)*INDEX([.$A$7:.$B$11];MATCH([.M$4];[.$A$7:.$A$11];0);2)*[.$AE$2]*[.$AE$1]/18000=0;&quot;&quot;;INDEX([.$A$1:.$E$5];MATCH([.$G14];[.$A$1:.$A$5];0);MATCH([.$H14];[.$A$1:.$E$1];0))*INDEX([.$A$13:.$B$18];MATCH([.M$3];[.$A$13:.$A$18];0);2)*INDEX([.$A$7:.$B$11];MATCH([.M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0" table:formula="of:=IF(INDEX([.$A$1:.$E$5];MATCH([.$G14];[.$A$1:.$A$5];0);MATCH([.$H14];[.$A$1:.$E$1];0))*INDEX([.$A$13:.$B$18];MATCH([.N$3];[.$A$13:.$A$18];0);2)*INDEX([.$A$7:.$B$11];MATCH([.N$4];[.$A$7:.$A$11];0);2)*[.$AE$2]*[.$AE$1]/18000=0;&quot;&quot;;INDEX([.$A$1:.$E$5];MATCH([.$G14];[.$A$1:.$A$5];0);MATCH([.$H14];[.$A$1:.$E$1];0))*INDEX([.$A$13:.$B$18];MATCH([.N$3];[.$A$13:.$A$18];0);2)*INDEX([.$A$7:.$B$11];MATCH([.N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0" table:formula="of:=IF(INDEX([.$A$1:.$E$5];MATCH([.$G14];[.$A$1:.$A$5];0);MATCH([.$H14];[.$A$1:.$E$1];0))*INDEX([.$A$13:.$B$18];MATCH([.O$3];[.$A$13:.$A$18];0);2)*INDEX([.$A$7:.$B$11];MATCH([.O$4];[.$A$7:.$A$11];0);2)*[.$AE$2]*[.$AE$1]/18000=0;&quot;&quot;;INDEX([.$A$1:.$E$5];MATCH([.$G14];[.$A$1:.$A$5];0);MATCH([.$H14];[.$A$1:.$E$1];0))*INDEX([.$A$13:.$B$18];MATCH([.O$3];[.$A$13:.$A$18];0);2)*INDEX([.$A$7:.$B$11];MATCH([.O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0" table:formula="of:=IF(INDEX([.$A$1:.$E$5];MATCH([.$G14];[.$A$1:.$A$5];0);MATCH([.$H14];[.$A$1:.$E$1];0))*INDEX([.$A$13:.$B$18];MATCH([.P$3];[.$A$13:.$A$18];0);2)*INDEX([.$A$7:.$B$11];MATCH([.P$4];[.$A$7:.$A$11];0);2)*[.$AE$2]*[.$AE$1]/18000=0;&quot;&quot;;INDEX([.$A$1:.$E$5];MATCH([.$G14];[.$A$1:.$A$5];0);MATCH([.$H14];[.$A$1:.$E$1];0))*INDEX([.$A$13:.$B$18];MATCH([.P$3];[.$A$13:.$A$18];0);2)*INDEX([.$A$7:.$B$11];MATCH([.P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7" table:formula="of:=IF(INDEX([.$A$1:.$E$5];MATCH([.$G14];[.$A$1:.$A$5];0);MATCH([.$H14];[.$A$1:.$E$1];0))*INDEX([.$A$13:.$B$18];MATCH([.Q$3];[.$A$13:.$A$18];0);2)*INDEX([.$A$7:.$B$11];MATCH([.Q$4];[.$A$7:.$A$11];0);2)*[.$AE$2]*[.$AE$1]/18000=0;&quot;&quot;;INDEX([.$A$1:.$E$5];MATCH([.$G14];[.$A$1:.$A$5];0);MATCH([.$H14];[.$A$1:.$E$1];0))*INDEX([.$A$13:.$B$18];MATCH([.Q$3];[.$A$13:.$A$18];0);2)*INDEX([.$A$7:.$B$11];MATCH([.Q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7" table:formula="of:=IF(INDEX([.$A$1:.$E$5];MATCH([.$G14];[.$A$1:.$A$5];0);MATCH([.$H14];[.$A$1:.$E$1];0))*INDEX([.$A$13:.$B$18];MATCH([.R$3];[.$A$13:.$A$18];0);2)*INDEX([.$A$7:.$B$11];MATCH([.R$4];[.$A$7:.$A$11];0);2)*[.$AE$2]*[.$AE$1]/18000=0;&quot;&quot;;INDEX([.$A$1:.$E$5];MATCH([.$G14];[.$A$1:.$A$5];0);MATCH([.$H14];[.$A$1:.$E$1];0))*INDEX([.$A$13:.$B$18];MATCH([.R$3];[.$A$13:.$A$18];0);2)*INDEX([.$A$7:.$B$11];MATCH([.R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7" table:formula="of:=IF(INDEX([.$A$1:.$E$5];MATCH([.$G14];[.$A$1:.$A$5];0);MATCH([.$H14];[.$A$1:.$E$1];0))*INDEX([.$A$13:.$B$18];MATCH([.S$3];[.$A$13:.$A$18];0);2)*INDEX([.$A$7:.$B$11];MATCH([.S$4];[.$A$7:.$A$11];0);2)*[.$AE$2]*[.$AE$1]/18000=0;&quot;&quot;;INDEX([.$A$1:.$E$5];MATCH([.$G14];[.$A$1:.$A$5];0);MATCH([.$H14];[.$A$1:.$E$1];0))*INDEX([.$A$13:.$B$18];MATCH([.S$3];[.$A$13:.$A$18];0);2)*INDEX([.$A$7:.$B$11];MATCH([.S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27" table:formula="of:=IF(INDEX([.$A$1:.$E$5];MATCH([.$G14];[.$A$1:.$A$5];0);MATCH([.$H14];[.$A$1:.$E$1];0))*INDEX([.$A$13:.$B$18];MATCH([.T$3];[.$A$13:.$A$18];0);2)*INDEX([.$A$7:.$B$11];MATCH([.T$4];[.$A$7:.$A$11];0);2)*[.$AE$2]*[.$AE$1]/18000=0;&quot;&quot;;INDEX([.$A$1:.$E$5];MATCH([.$G14];[.$A$1:.$A$5];0);MATCH([.$H14];[.$A$1:.$E$1];0))*INDEX([.$A$13:.$B$18];MATCH([.T$3];[.$A$13:.$A$18];0);2)*INDEX([.$A$7:.$B$11];MATCH([.T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35" table:formula="of:=IF(INDEX([.$A$1:.$E$5];MATCH([.$G14];[.$A$1:.$A$5];0);MATCH([.$H14];[.$A$1:.$E$1];0))*INDEX([.$A$13:.$B$18];MATCH([.U$3];[.$A$13:.$A$18];0);2)*INDEX([.$A$7:.$B$11];MATCH([.U$4];[.$A$7:.$A$11];0);2)*[.$AE$2]*[.$AE$1]/18000=0;&quot;&quot;;INDEX([.$A$1:.$E$5];MATCH([.$G14];[.$A$1:.$A$5];0);MATCH([.$H14];[.$A$1:.$E$1];0))*INDEX([.$A$13:.$B$18];MATCH([.U$3];[.$A$13:.$A$18];0);2)*INDEX([.$A$7:.$B$11];MATCH([.U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35" table:formula="of:=IF(INDEX([.$A$1:.$E$5];MATCH([.$G14];[.$A$1:.$A$5];0);MATCH([.$H14];[.$A$1:.$E$1];0))*INDEX([.$A$13:.$B$18];MATCH([.V$3];[.$A$13:.$A$18];0);2)*INDEX([.$A$7:.$B$11];MATCH([.V$4];[.$A$7:.$A$11];0);2)*[.$AE$2]*[.$AE$1]/18000=0;&quot;&quot;;INDEX([.$A$1:.$E$5];MATCH([.$G14];[.$A$1:.$A$5];0);MATCH([.$H14];[.$A$1:.$E$1];0))*INDEX([.$A$13:.$B$18];MATCH([.V$3];[.$A$13:.$A$18];0);2)*INDEX([.$A$7:.$B$11];MATCH([.V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35" table:formula="of:=IF(INDEX([.$A$1:.$E$5];MATCH([.$G14];[.$A$1:.$A$5];0);MATCH([.$H14];[.$A$1:.$E$1];0))*INDEX([.$A$13:.$B$18];MATCH([.W$3];[.$A$13:.$A$18];0);2)*INDEX([.$A$7:.$B$11];MATCH([.W$4];[.$A$7:.$A$11];0);2)*[.$AE$2]*[.$AE$1]/18000=0;&quot;&quot;;INDEX([.$A$1:.$E$5];MATCH([.$G14];[.$A$1:.$A$5];0);MATCH([.$H14];[.$A$1:.$E$1];0))*INDEX([.$A$13:.$B$18];MATCH([.W$3];[.$A$13:.$A$18];0);2)*INDEX([.$A$7:.$B$11];MATCH([.W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35" table:formula="of:=IF(INDEX([.$A$1:.$E$5];MATCH([.$G14];[.$A$1:.$A$5];0);MATCH([.$H14];[.$A$1:.$E$1];0))*INDEX([.$A$13:.$B$18];MATCH([.X$3];[.$A$13:.$A$18];0);2)*INDEX([.$A$7:.$B$11];MATCH([.X$4];[.$A$7:.$A$11];0);2)*[.$AE$2]*[.$AE$1]/18000=0;&quot;&quot;;INDEX([.$A$1:.$E$5];MATCH([.$G14];[.$A$1:.$A$5];0);MATCH([.$H14];[.$A$1:.$E$1];0))*INDEX([.$A$13:.$B$18];MATCH([.X$3];[.$A$13:.$A$18];0);2)*INDEX([.$A$7:.$B$11];MATCH([.X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43" table:formula="of:=IF(INDEX([.$A$1:.$E$5];MATCH([.$G14];[.$A$1:.$A$5];0);MATCH([.$H14];[.$A$1:.$E$1];0))*INDEX([.$A$13:.$B$18];MATCH([.Y$3];[.$A$13:.$A$18];0);2)*INDEX([.$A$7:.$B$11];MATCH([.Y$4];[.$A$7:.$A$11];0);2)*[.$AE$2]*[.$AE$1]/18000=0;&quot;&quot;;INDEX([.$A$1:.$E$5];MATCH([.$G14];[.$A$1:.$A$5];0);MATCH([.$H14];[.$A$1:.$E$1];0))*INDEX([.$A$13:.$B$18];MATCH([.Y$3];[.$A$13:.$A$18];0);2)*INDEX([.$A$7:.$B$11];MATCH([.Y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43" table:formula="of:=IF(INDEX([.$A$1:.$E$5];MATCH([.$G14];[.$A$1:.$A$5];0);MATCH([.$H14];[.$A$1:.$E$1];0))*INDEX([.$A$13:.$B$18];MATCH([.Z$3];[.$A$13:.$A$18];0);2)*INDEX([.$A$7:.$B$11];MATCH([.Z$4];[.$A$7:.$A$11];0);2)*[.$AE$2]*[.$AE$1]/18000=0;&quot;&quot;;INDEX([.$A$1:.$E$5];MATCH([.$G14];[.$A$1:.$A$5];0);MATCH([.$H14];[.$A$1:.$E$1];0))*INDEX([.$A$13:.$B$18];MATCH([.Z$3];[.$A$13:.$A$18];0);2)*INDEX([.$A$7:.$B$11];MATCH([.Z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43" table:formula="of:=IF(INDEX([.$A$1:.$E$5];MATCH([.$G14];[.$A$1:.$A$5];0);MATCH([.$H14];[.$A$1:.$E$1];0))*INDEX([.$A$13:.$B$18];MATCH([.AA$3];[.$A$13:.$A$18];0);2)*INDEX([.$A$7:.$B$11];MATCH([.AA$4];[.$A$7:.$A$11];0);2)*[.$AE$2]*[.$AE$1]/18000=0;&quot;&quot;;INDEX([.$A$1:.$E$5];MATCH([.$G14];[.$A$1:.$A$5];0);MATCH([.$H14];[.$A$1:.$E$1];0))*INDEX([.$A$13:.$B$18];MATCH([.AA$3];[.$A$13:.$A$18];0);2)*INDEX([.$A$7:.$B$11];MATCH([.AA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52" table:formula="of:=IF(INDEX([.$A$1:.$E$5];MATCH([.$G14];[.$A$1:.$A$5];0);MATCH([.$H14];[.$A$1:.$E$1];0))*INDEX([.$A$13:.$B$18];MATCH([.AB$3];[.$A$13:.$A$18];0);2)*INDEX([.$A$7:.$B$11];MATCH([.AB$4];[.$A$7:.$A$11];0);2)*[.$AE$2]*[.$AE$1]/18000=0;&quot;&quot;;INDEX([.$A$1:.$E$5];MATCH([.$G14];[.$A$1:.$A$5];0);MATCH([.$H14];[.$A$1:.$E$1];0))*INDEX([.$A$13:.$B$18];MATCH([.AB$3];[.$A$13:.$A$18];0);2)*INDEX([.$A$7:.$B$11];MATCH([.AB$4];[.$A$7:.$A$11];0);2)*[.$AE$2]*[.$AE$1]/(2000*IF([.$G14]=&quot;Blacksmith&quot;;10;IF([.$G14]=&quot;Fletcher&quot;;11;IF([.$G14]=&quot;Imbuer&quot;;10;IF([.$G14]=&quot;Tinker&quot;;9;))))))">
            <text:p/>
          </table:table-cell>
          <table:table-cell table:style-name="ce3"/>
          <table:table-cell table:style-name="ce59" office:value-type="string" calcext:value-type="string" table:number-columns-spanned="6" table:number-rows-spanned="1">
            <text:p>Weighted Average Calculator</text:p>
          </table:table-cell>
          <table:covered-table-cell table:number-columns-repeated="4" table:style-name="ce74"/>
          <table:covered-table-cell table:style-name="ce98"/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4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Metalbar</text:p>
          </table:table-cell>
          <table:table-cell table:style-name="ce5" table:formula="of:=IF(INDEX([.$A$1:.$E$5];MATCH([.$G15];[.$A$1:.$A$5];0);MATCH([.$H15];[.$A$1:.$E$1];0))*INDEX([.$A$13:.$B$18];MATCH([.I$3];[.$A$13:.$A$18];0);2)*INDEX([.$A$7:.$B$11];MATCH([.I$4];[.$A$7:.$A$11];0);2)*[.$AE$2]*[.$AE$1]/18000=0;&quot;&quot;;INDEX([.$A$1:.$E$5];MATCH([.$G15];[.$A$1:.$A$5];0);MATCH([.$H15];[.$A$1:.$E$1];0))*INDEX([.$A$13:.$B$18];MATCH([.I$3];[.$A$13:.$A$18];0);2)*INDEX([.$A$7:.$B$11];MATCH([.I$4];[.$A$7:.$A$11];0);2)*[.$AE$2]*[.$AE$1]/(2000*IF([.$G15]=&quot;Blacksmith&quot;;10;IF([.$G15]=&quot;Fletcher&quot;;11;IF([.$G15]=&quot;Imbuer&quot;;10;IF([.$G15]=&quot;Tinker&quot;;9;))))))" office:value-type="float" office:value="1.5112" calcext:value-type="float">
            <text:p>1.51</text:p>
          </table:table-cell>
          <table:table-cell table:style-name="ce5" table:formula="of:=IF(INDEX([.$A$1:.$E$5];MATCH([.$G15];[.$A$1:.$A$5];0);MATCH([.$H15];[.$A$1:.$E$1];0))*INDEX([.$A$13:.$B$18];MATCH([.J$3];[.$A$13:.$A$18];0);2)*INDEX([.$A$7:.$B$11];MATCH([.J$4];[.$A$7:.$A$11];0);2)*[.$AE$2]*[.$AE$1]/18000=0;&quot;&quot;;INDEX([.$A$1:.$E$5];MATCH([.$G15];[.$A$1:.$A$5];0);MATCH([.$H15];[.$A$1:.$E$1];0))*INDEX([.$A$13:.$B$18];MATCH([.J$3];[.$A$13:.$A$18];0);2)*INDEX([.$A$7:.$B$11];MATCH([.J$4];[.$A$7:.$A$11];0);2)*[.$AE$2]*[.$AE$1]/(2000*IF([.$G15]=&quot;Blacksmith&quot;;10;IF([.$G15]=&quot;Fletcher&quot;;11;IF([.$G15]=&quot;Imbuer&quot;;10;IF([.$G15]=&quot;Tinker&quot;;9;))))))" office:value-type="float" office:value="0.08" calcext:value-type="float">
            <text:p>0.08</text:p>
          </table:table-cell>
          <table:table-cell table:style-name="ce5" table:formula="of:=IF(INDEX([.$A$1:.$E$5];MATCH([.$G15];[.$A$1:.$A$5];0);MATCH([.$H15];[.$A$1:.$E$1];0))*INDEX([.$A$13:.$B$18];MATCH([.K$3];[.$A$13:.$A$18];0);2)*INDEX([.$A$7:.$B$11];MATCH([.K$4];[.$A$7:.$A$11];0);2)*[.$AE$2]*[.$AE$1]/18000=0;&quot;&quot;;INDEX([.$A$1:.$E$5];MATCH([.$G15];[.$A$1:.$A$5];0);MATCH([.$H15];[.$A$1:.$E$1];0))*INDEX([.$A$13:.$B$18];MATCH([.K$3];[.$A$13:.$A$18];0);2)*INDEX([.$A$7:.$B$11];MATCH([.K$4];[.$A$7:.$A$11];0);2)*[.$AE$2]*[.$AE$1]/(2000*IF([.$G15]=&quot;Blacksmith&quot;;10;IF([.$G15]=&quot;Fletcher&quot;;11;IF([.$G15]=&quot;Imbuer&quot;;10;IF([.$G15]=&quot;Tinker&quot;;9;))))))" office:value-type="float" office:value="0.008" calcext:value-type="float">
            <text:p>0.01</text:p>
          </table:table-cell>
          <table:table-cell table:style-name="ce5" table:formula="of:=IF(INDEX([.$A$1:.$E$5];MATCH([.$G15];[.$A$1:.$A$5];0);MATCH([.$H15];[.$A$1:.$E$1];0))*INDEX([.$A$13:.$B$18];MATCH([.L$3];[.$A$13:.$A$18];0);2)*INDEX([.$A$7:.$B$11];MATCH([.L$4];[.$A$7:.$A$11];0);2)*[.$AE$2]*[.$AE$1]/18000=0;&quot;&quot;;INDEX([.$A$1:.$E$5];MATCH([.$G15];[.$A$1:.$A$5];0);MATCH([.$H15];[.$A$1:.$E$1];0))*INDEX([.$A$13:.$B$18];MATCH([.L$3];[.$A$13:.$A$18];0);2)*INDEX([.$A$7:.$B$11];MATCH([.L$4];[.$A$7:.$A$11];0);2)*[.$AE$2]*[.$AE$1]/(2000*IF([.$G15]=&quot;Blacksmith&quot;;10;IF([.$G15]=&quot;Fletcher&quot;;11;IF([.$G15]=&quot;Imbuer&quot;;10;IF([.$G15]=&quot;Tinker&quot;;9;))))))" office:value-type="float" office:value="0.0008" calcext:value-type="float">
            <text:p>0.00</text:p>
          </table:table-cell>
          <table:table-cell table:style-name="ce20" table:formula="of:=IF(INDEX([.$A$1:.$E$5];MATCH([.$G15];[.$A$1:.$A$5];0);MATCH([.$H15];[.$A$1:.$E$1];0))*INDEX([.$A$13:.$B$18];MATCH([.M$3];[.$A$13:.$A$18];0);2)*INDEX([.$A$7:.$B$11];MATCH([.M$4];[.$A$7:.$A$11];0);2)*[.$AE$2]*[.$AE$1]/18000=0;&quot;&quot;;INDEX([.$A$1:.$E$5];MATCH([.$G15];[.$A$1:.$A$5];0);MATCH([.$H15];[.$A$1:.$E$1];0))*INDEX([.$A$13:.$B$18];MATCH([.M$3];[.$A$13:.$A$18];0);2)*INDEX([.$A$7:.$B$11];MATCH([.M$4];[.$A$7:.$A$11];0);2)*[.$AE$2]*[.$AE$1]/(2000*IF([.$G15]=&quot;Blacksmith&quot;;10;IF([.$G15]=&quot;Fletcher&quot;;11;IF([.$G15]=&quot;Imbuer&quot;;10;IF([.$G15]=&quot;Tinker&quot;;9;))))))" office:value-type="float" office:value="0.7556" calcext:value-type="float">
            <text:p>0.76</text:p>
          </table:table-cell>
          <table:table-cell table:style-name="ce20" table:formula="of:=IF(INDEX([.$A$1:.$E$5];MATCH([.$G15];[.$A$1:.$A$5];0);MATCH([.$H15];[.$A$1:.$E$1];0))*INDEX([.$A$13:.$B$18];MATCH([.N$3];[.$A$13:.$A$18];0);2)*INDEX([.$A$7:.$B$11];MATCH([.N$4];[.$A$7:.$A$11];0);2)*[.$AE$2]*[.$AE$1]/18000=0;&quot;&quot;;INDEX([.$A$1:.$E$5];MATCH([.$G15];[.$A$1:.$A$5];0);MATCH([.$H15];[.$A$1:.$E$1];0))*INDEX([.$A$13:.$B$18];MATCH([.N$3];[.$A$13:.$A$18];0);2)*INDEX([.$A$7:.$B$11];MATCH([.N$4];[.$A$7:.$A$11];0);2)*[.$AE$2]*[.$AE$1]/(2000*IF([.$G15]=&quot;Blacksmith&quot;;10;IF([.$G15]=&quot;Fletcher&quot;;11;IF([.$G15]=&quot;Imbuer&quot;;10;IF([.$G15]=&quot;Tinker&quot;;9;))))))" office:value-type="float" office:value="0.04" calcext:value-type="float">
            <text:p>0.04</text:p>
          </table:table-cell>
          <table:table-cell table:style-name="ce20" table:formula="of:=IF(INDEX([.$A$1:.$E$5];MATCH([.$G15];[.$A$1:.$A$5];0);MATCH([.$H15];[.$A$1:.$E$1];0))*INDEX([.$A$13:.$B$18];MATCH([.O$3];[.$A$13:.$A$18];0);2)*INDEX([.$A$7:.$B$11];MATCH([.O$4];[.$A$7:.$A$11];0);2)*[.$AE$2]*[.$AE$1]/18000=0;&quot;&quot;;INDEX([.$A$1:.$E$5];MATCH([.$G15];[.$A$1:.$A$5];0);MATCH([.$H15];[.$A$1:.$E$1];0))*INDEX([.$A$13:.$B$18];MATCH([.O$3];[.$A$13:.$A$18];0);2)*INDEX([.$A$7:.$B$11];MATCH([.O$4];[.$A$7:.$A$11];0);2)*[.$AE$2]*[.$AE$1]/(2000*IF([.$G15]=&quot;Blacksmith&quot;;10;IF([.$G15]=&quot;Fletcher&quot;;11;IF([.$G15]=&quot;Imbuer&quot;;10;IF([.$G15]=&quot;Tinker&quot;;9;))))))" office:value-type="float" office:value="0.004" calcext:value-type="float">
            <text:p>0.00</text:p>
          </table:table-cell>
          <table:table-cell table:style-name="ce20" table:formula="of:=IF(INDEX([.$A$1:.$E$5];MATCH([.$G15];[.$A$1:.$A$5];0);MATCH([.$H15];[.$A$1:.$E$1];0))*INDEX([.$A$13:.$B$18];MATCH([.P$3];[.$A$13:.$A$18];0);2)*INDEX([.$A$7:.$B$11];MATCH([.P$4];[.$A$7:.$A$11];0);2)*[.$AE$2]*[.$AE$1]/18000=0;&quot;&quot;;INDEX([.$A$1:.$E$5];MATCH([.$G15];[.$A$1:.$A$5];0);MATCH([.$H15];[.$A$1:.$E$1];0))*INDEX([.$A$13:.$B$18];MATCH([.P$3];[.$A$13:.$A$18];0);2)*INDEX([.$A$7:.$B$11];MATCH([.P$4];[.$A$7:.$A$11];0);2)*[.$AE$2]*[.$AE$1]/(2000*IF([.$G15]=&quot;Blacksmith&quot;;10;IF([.$G15]=&quot;Fletcher&quot;;11;IF([.$G15]=&quot;Imbuer&quot;;10;IF([.$G15]=&quot;Tinker&quot;;9;))))))" office:value-type="float" office:value="0.0004" calcext:value-type="float">
            <text:p>0.00</text:p>
          </table:table-cell>
          <table:table-cell table:style-name="ce27" table:formula="of:=IF(INDEX([.$A$1:.$E$5];MATCH([.$G15];[.$A$1:.$A$5];0);MATCH([.$H15];[.$A$1:.$E$1];0))*INDEX([.$A$13:.$B$18];MATCH([.Q$3];[.$A$13:.$A$18];0);2)*INDEX([.$A$7:.$B$11];MATCH([.Q$4];[.$A$7:.$A$11];0);2)*[.$AE$2]*[.$AE$1]/18000=0;&quot;&quot;;INDEX([.$A$1:.$E$5];MATCH([.$G15];[.$A$1:.$A$5];0);MATCH([.$H15];[.$A$1:.$E$1];0))*INDEX([.$A$13:.$B$18];MATCH([.Q$3];[.$A$13:.$A$18];0);2)*INDEX([.$A$7:.$B$11];MATCH([.Q$4];[.$A$7:.$A$11];0);2)*[.$AE$2]*[.$AE$1]/(2000*IF([.$G15]=&quot;Blacksmith&quot;;10;IF([.$G15]=&quot;Fletcher&quot;;11;IF([.$G15]=&quot;Imbuer&quot;;10;IF([.$G15]=&quot;Tinker&quot;;9;))))))" office:value-type="float" office:value="0.50370185" calcext:value-type="float">
            <text:p>0.50</text:p>
          </table:table-cell>
          <table:table-cell table:style-name="ce27" table:formula="of:=IF(INDEX([.$A$1:.$E$5];MATCH([.$G15];[.$A$1:.$A$5];0);MATCH([.$H15];[.$A$1:.$E$1];0))*INDEX([.$A$13:.$B$18];MATCH([.R$3];[.$A$13:.$A$18];0);2)*INDEX([.$A$7:.$B$11];MATCH([.R$4];[.$A$7:.$A$11];0);2)*[.$AE$2]*[.$AE$1]/18000=0;&quot;&quot;;INDEX([.$A$1:.$E$5];MATCH([.$G15];[.$A$1:.$A$5];0);MATCH([.$H15];[.$A$1:.$E$1];0))*INDEX([.$A$13:.$B$18];MATCH([.R$3];[.$A$13:.$A$18];0);2)*INDEX([.$A$7:.$B$11];MATCH([.R$4];[.$A$7:.$A$11];0);2)*[.$AE$2]*[.$AE$1]/(2000*IF([.$G15]=&quot;Blacksmith&quot;;10;IF([.$G15]=&quot;Fletcher&quot;;11;IF([.$G15]=&quot;Imbuer&quot;;10;IF([.$G15]=&quot;Tinker&quot;;9;))))))" office:value-type="float" office:value="0.026665" calcext:value-type="float">
            <text:p>0.03</text:p>
          </table:table-cell>
          <table:table-cell table:style-name="ce27" table:formula="of:=IF(INDEX([.$A$1:.$E$5];MATCH([.$G15];[.$A$1:.$A$5];0);MATCH([.$H15];[.$A$1:.$E$1];0))*INDEX([.$A$13:.$B$18];MATCH([.S$3];[.$A$13:.$A$18];0);2)*INDEX([.$A$7:.$B$11];MATCH([.S$4];[.$A$7:.$A$11];0);2)*[.$AE$2]*[.$AE$1]/18000=0;&quot;&quot;;INDEX([.$A$1:.$E$5];MATCH([.$G15];[.$A$1:.$A$5];0);MATCH([.$H15];[.$A$1:.$E$1];0))*INDEX([.$A$13:.$B$18];MATCH([.S$3];[.$A$13:.$A$18];0);2)*INDEX([.$A$7:.$B$11];MATCH([.S$4];[.$A$7:.$A$11];0);2)*[.$AE$2]*[.$AE$1]/(2000*IF([.$G15]=&quot;Blacksmith&quot;;10;IF([.$G15]=&quot;Fletcher&quot;;11;IF([.$G15]=&quot;Imbuer&quot;;10;IF([.$G15]=&quot;Tinker&quot;;9;))))))" office:value-type="float" office:value="0.0026665" calcext:value-type="float">
            <text:p>0.00</text:p>
          </table:table-cell>
          <table:table-cell table:style-name="ce27" table:formula="of:=IF(INDEX([.$A$1:.$E$5];MATCH([.$G15];[.$A$1:.$A$5];0);MATCH([.$H15];[.$A$1:.$E$1];0))*INDEX([.$A$13:.$B$18];MATCH([.T$3];[.$A$13:.$A$18];0);2)*INDEX([.$A$7:.$B$11];MATCH([.T$4];[.$A$7:.$A$11];0);2)*[.$AE$2]*[.$AE$1]/18000=0;&quot;&quot;;INDEX([.$A$1:.$E$5];MATCH([.$G15];[.$A$1:.$A$5];0);MATCH([.$H15];[.$A$1:.$E$1];0))*INDEX([.$A$13:.$B$18];MATCH([.T$3];[.$A$13:.$A$18];0);2)*INDEX([.$A$7:.$B$11];MATCH([.T$4];[.$A$7:.$A$11];0);2)*[.$AE$2]*[.$AE$1]/(2000*IF([.$G15]=&quot;Blacksmith&quot;;10;IF([.$G15]=&quot;Fletcher&quot;;11;IF([.$G15]=&quot;Imbuer&quot;;10;IF([.$G15]=&quot;Tinker&quot;;9;))))))" office:value-type="float" office:value="0.00026665" calcext:value-type="float">
            <text:p>0.00</text:p>
          </table:table-cell>
          <table:table-cell table:style-name="ce35" table:formula="of:=IF(INDEX([.$A$1:.$E$5];MATCH([.$G15];[.$A$1:.$A$5];0);MATCH([.$H15];[.$A$1:.$E$1];0))*INDEX([.$A$13:.$B$18];MATCH([.U$3];[.$A$13:.$A$18];0);2)*INDEX([.$A$7:.$B$11];MATCH([.U$4];[.$A$7:.$A$11];0);2)*[.$AE$2]*[.$AE$1]/18000=0;&quot;&quot;;INDEX([.$A$1:.$E$5];MATCH([.$G15];[.$A$1:.$A$5];0);MATCH([.$H15];[.$A$1:.$E$1];0))*INDEX([.$A$13:.$B$18];MATCH([.U$3];[.$A$13:.$A$18];0);2)*INDEX([.$A$7:.$B$11];MATCH([.U$4];[.$A$7:.$A$11];0);2)*[.$AE$2]*[.$AE$1]/(2000*IF([.$G15]=&quot;Blacksmith&quot;;10;IF([.$G15]=&quot;Fletcher&quot;;11;IF([.$G15]=&quot;Imbuer&quot;;10;IF([.$G15]=&quot;Tinker&quot;;9;))))))" office:value-type="float" office:value="0.4407037" calcext:value-type="float">
            <text:p>0.44</text:p>
          </table:table-cell>
          <table:table-cell table:style-name="ce35" table:formula="of:=IF(INDEX([.$A$1:.$E$5];MATCH([.$G15];[.$A$1:.$A$5];0);MATCH([.$H15];[.$A$1:.$E$1];0))*INDEX([.$A$13:.$B$18];MATCH([.V$3];[.$A$13:.$A$18];0);2)*INDEX([.$A$7:.$B$11];MATCH([.V$4];[.$A$7:.$A$11];0);2)*[.$AE$2]*[.$AE$1]/18000=0;&quot;&quot;;INDEX([.$A$1:.$E$5];MATCH([.$G15];[.$A$1:.$A$5];0);MATCH([.$H15];[.$A$1:.$E$1];0))*INDEX([.$A$13:.$B$18];MATCH([.V$3];[.$A$13:.$A$18];0);2)*INDEX([.$A$7:.$B$11];MATCH([.V$4];[.$A$7:.$A$11];0);2)*[.$AE$2]*[.$AE$1]/(2000*IF([.$G15]=&quot;Blacksmith&quot;;10;IF([.$G15]=&quot;Fletcher&quot;;11;IF([.$G15]=&quot;Imbuer&quot;;10;IF([.$G15]=&quot;Tinker&quot;;9;))))))" office:value-type="float" office:value="0.02333" calcext:value-type="float">
            <text:p>0.02</text:p>
          </table:table-cell>
          <table:table-cell table:style-name="ce35" table:formula="of:=IF(INDEX([.$A$1:.$E$5];MATCH([.$G15];[.$A$1:.$A$5];0);MATCH([.$H15];[.$A$1:.$E$1];0))*INDEX([.$A$13:.$B$18];MATCH([.W$3];[.$A$13:.$A$18];0);2)*INDEX([.$A$7:.$B$11];MATCH([.W$4];[.$A$7:.$A$11];0);2)*[.$AE$2]*[.$AE$1]/18000=0;&quot;&quot;;INDEX([.$A$1:.$E$5];MATCH([.$G15];[.$A$1:.$A$5];0);MATCH([.$H15];[.$A$1:.$E$1];0))*INDEX([.$A$13:.$B$18];MATCH([.W$3];[.$A$13:.$A$18];0);2)*INDEX([.$A$7:.$B$11];MATCH([.W$4];[.$A$7:.$A$11];0);2)*[.$AE$2]*[.$AE$1]/(2000*IF([.$G15]=&quot;Blacksmith&quot;;10;IF([.$G15]=&quot;Fletcher&quot;;11;IF([.$G15]=&quot;Imbuer&quot;;10;IF([.$G15]=&quot;Tinker&quot;;9;))))))" office:value-type="float" office:value="0.002333" calcext:value-type="float">
            <text:p>0.00</text:p>
          </table:table-cell>
          <table:table-cell table:style-name="ce35" table:formula="of:=IF(INDEX([.$A$1:.$E$5];MATCH([.$G15];[.$A$1:.$A$5];0);MATCH([.$H15];[.$A$1:.$E$1];0))*INDEX([.$A$13:.$B$18];MATCH([.X$3];[.$A$13:.$A$18];0);2)*INDEX([.$A$7:.$B$11];MATCH([.X$4];[.$A$7:.$A$11];0);2)*[.$AE$2]*[.$AE$1]/18000=0;&quot;&quot;;INDEX([.$A$1:.$E$5];MATCH([.$G15];[.$A$1:.$A$5];0);MATCH([.$H15];[.$A$1:.$E$1];0))*INDEX([.$A$13:.$B$18];MATCH([.X$3];[.$A$13:.$A$18];0);2)*INDEX([.$A$7:.$B$11];MATCH([.X$4];[.$A$7:.$A$11];0);2)*[.$AE$2]*[.$AE$1]/(2000*IF([.$G15]=&quot;Blacksmith&quot;;10;IF([.$G15]=&quot;Fletcher&quot;;11;IF([.$G15]=&quot;Imbuer&quot;;10;IF([.$G15]=&quot;Tinker&quot;;9;))))))" office:value-type="float" office:value="0.0002333" calcext:value-type="float">
            <text:p>0.00</text:p>
          </table:table-cell>
          <table:table-cell table:style-name="ce43" table:formula="of:=IF(INDEX([.$A$1:.$E$5];MATCH([.$G15];[.$A$1:.$A$5];0);MATCH([.$H15];[.$A$1:.$E$1];0))*INDEX([.$A$13:.$B$18];MATCH([.Y$3];[.$A$13:.$A$18];0);2)*INDEX([.$A$7:.$B$11];MATCH([.Y$4];[.$A$7:.$A$11];0);2)*[.$AE$2]*[.$AE$1]/18000=0;&quot;&quot;;INDEX([.$A$1:.$E$5];MATCH([.$G15];[.$A$1:.$A$5];0);MATCH([.$H15];[.$A$1:.$E$1];0))*INDEX([.$A$13:.$B$18];MATCH([.Y$3];[.$A$13:.$A$18];0);2)*INDEX([.$A$7:.$B$11];MATCH([.Y$4];[.$A$7:.$A$11];0);2)*[.$AE$2]*[.$AE$1]/(2000*IF([.$G15]=&quot;Blacksmith&quot;;10;IF([.$G15]=&quot;Fletcher&quot;;11;IF([.$G15]=&quot;Imbuer&quot;;10;IF([.$G15]=&quot;Tinker&quot;;9;))))))" office:value-type="float" office:value="0.3778" calcext:value-type="float">
            <text:p>0.38</text:p>
          </table:table-cell>
          <table:table-cell table:style-name="ce43" table:formula="of:=IF(INDEX([.$A$1:.$E$5];MATCH([.$G15];[.$A$1:.$A$5];0);MATCH([.$H15];[.$A$1:.$E$1];0))*INDEX([.$A$13:.$B$18];MATCH([.Z$3];[.$A$13:.$A$18];0);2)*INDEX([.$A$7:.$B$11];MATCH([.Z$4];[.$A$7:.$A$11];0);2)*[.$AE$2]*[.$AE$1]/18000=0;&quot;&quot;;INDEX([.$A$1:.$E$5];MATCH([.$G15];[.$A$1:.$A$5];0);MATCH([.$H15];[.$A$1:.$E$1];0))*INDEX([.$A$13:.$B$18];MATCH([.Z$3];[.$A$13:.$A$18];0);2)*INDEX([.$A$7:.$B$11];MATCH([.Z$4];[.$A$7:.$A$11];0);2)*[.$AE$2]*[.$AE$1]/(2000*IF([.$G15]=&quot;Blacksmith&quot;;10;IF([.$G15]=&quot;Fletcher&quot;;11;IF([.$G15]=&quot;Imbuer&quot;;10;IF([.$G15]=&quot;Tinker&quot;;9;))))))" office:value-type="float" office:value="0.02" calcext:value-type="float">
            <text:p>0.02</text:p>
          </table:table-cell>
          <table:table-cell table:style-name="ce43" table:formula="of:=IF(INDEX([.$A$1:.$E$5];MATCH([.$G15];[.$A$1:.$A$5];0);MATCH([.$H15];[.$A$1:.$E$1];0))*INDEX([.$A$13:.$B$18];MATCH([.AA$3];[.$A$13:.$A$18];0);2)*INDEX([.$A$7:.$B$11];MATCH([.AA$4];[.$A$7:.$A$11];0);2)*[.$AE$2]*[.$AE$1]/18000=0;&quot;&quot;;INDEX([.$A$1:.$E$5];MATCH([.$G15];[.$A$1:.$A$5];0);MATCH([.$H15];[.$A$1:.$E$1];0))*INDEX([.$A$13:.$B$18];MATCH([.AA$3];[.$A$13:.$A$18];0);2)*INDEX([.$A$7:.$B$11];MATCH([.AA$4];[.$A$7:.$A$11];0);2)*[.$AE$2]*[.$AE$1]/(2000*IF([.$G15]=&quot;Blacksmith&quot;;10;IF([.$G15]=&quot;Fletcher&quot;;11;IF([.$G15]=&quot;Imbuer&quot;;10;IF([.$G15]=&quot;Tinker&quot;;9;))))))" office:value-type="float" office:value="0.002" calcext:value-type="float">
            <text:p>0.00</text:p>
          </table:table-cell>
          <table:table-cell table:style-name="ce52" table:formula="of:=IF(INDEX([.$A$1:.$E$5];MATCH([.$G15];[.$A$1:.$A$5];0);MATCH([.$H15];[.$A$1:.$E$1];0))*INDEX([.$A$13:.$B$18];MATCH([.AB$3];[.$A$13:.$A$18];0);2)*INDEX([.$A$7:.$B$11];MATCH([.AB$4];[.$A$7:.$A$11];0);2)*[.$AE$2]*[.$AE$1]/18000=0;&quot;&quot;;INDEX([.$A$1:.$E$5];MATCH([.$G15];[.$A$1:.$A$5];0);MATCH([.$H15];[.$A$1:.$E$1];0))*INDEX([.$A$13:.$B$18];MATCH([.AB$3];[.$A$13:.$A$18];0);2)*INDEX([.$A$7:.$B$11];MATCH([.AB$4];[.$A$7:.$A$11];0);2)*[.$AE$2]*[.$AE$1]/(2000*IF([.$G15]=&quot;Blacksmith&quot;;10;IF([.$G15]=&quot;Fletcher&quot;;11;IF([.$G15]=&quot;Imbuer&quot;;10;IF([.$G15]=&quot;Tinker&quot;;9;))))))" office:value-type="float" office:value="0.0002" calcext:value-type="float">
            <text:p>0.00</text:p>
          </table:table-cell>
          <table:table-cell table:style-name="ce3"/>
          <table:table-cell table:style-name="ce65" office:value-type="string" calcext:value-type="string">
            <text:p>Variables</text:p>
          </table:table-cell>
          <table:table-cell table:style-name="ce4" office:value-type="string" calcext:value-type="string">
            <text:p>Amount of</text:p>
          </table:table-cell>
          <table:table-cell table:style-name="ce1" office:value-type="string" calcext:value-type="string">
            <text:p>Laborers</text:p>
          </table:table-cell>
          <table:table-cell table:style-name="ce1" office:value-type="string" calcext:value-type="string">
            <text:p>Jounal Tier</text:p>
          </table:table-cell>
          <table:table-cell table:style-name="ce4" office:value-type="string" calcext:value-type="string">
            <text:p>Happiness rate</text:p>
          </table:table-cell>
          <table:table-cell table:style-name="ce102" office:value-type="string" calcext:value-type="string">
            <text:p>Profit of one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2" office:value-type="float" office:value="5.333" calcext:value-type="float">
            <text:p>5.333</text:p>
          </table:table-cell>
          <table:table-cell table:style-name="ce3" table:number-columns-repeated="4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Planks</text:p>
          </table:table-cell>
          <table:table-cell table:style-name="ce5" table:formula="of:=IF(INDEX([.$A$1:.$E$5];MATCH([.$G16];[.$A$1:.$A$5];0);MATCH([.$H16];[.$A$1:.$E$1];0))*INDEX([.$A$13:.$B$18];MATCH([.I$3];[.$A$13:.$A$18];0);2)*INDEX([.$A$7:.$B$11];MATCH([.I$4];[.$A$7:.$A$11];0);2)*[.$AE$2]*[.$AE$1]/18000=0;&quot;&quot;;INDEX([.$A$1:.$E$5];MATCH([.$G16];[.$A$1:.$A$5];0);MATCH([.$H16];[.$A$1:.$E$1];0))*INDEX([.$A$13:.$B$18];MATCH([.I$3];[.$A$13:.$A$18];0);2)*INDEX([.$A$7:.$B$11];MATCH([.I$4];[.$A$7:.$A$11];0);2)*[.$AE$2]*[.$AE$1]/(2000*IF([.$G16]=&quot;Blacksmith&quot;;10;IF([.$G16]=&quot;Fletcher&quot;;11;IF([.$G16]=&quot;Imbuer&quot;;10;IF([.$G16]=&quot;Tinker&quot;;9;))))))" office:value-type="float" office:value="6.0448" calcext:value-type="float">
            <text:p>6.04</text:p>
          </table:table-cell>
          <table:table-cell table:style-name="ce5" table:formula="of:=IF(INDEX([.$A$1:.$E$5];MATCH([.$G16];[.$A$1:.$A$5];0);MATCH([.$H16];[.$A$1:.$E$1];0))*INDEX([.$A$13:.$B$18];MATCH([.J$3];[.$A$13:.$A$18];0);2)*INDEX([.$A$7:.$B$11];MATCH([.J$4];[.$A$7:.$A$11];0);2)*[.$AE$2]*[.$AE$1]/18000=0;&quot;&quot;;INDEX([.$A$1:.$E$5];MATCH([.$G16];[.$A$1:.$A$5];0);MATCH([.$H16];[.$A$1:.$E$1];0))*INDEX([.$A$13:.$B$18];MATCH([.J$3];[.$A$13:.$A$18];0);2)*INDEX([.$A$7:.$B$11];MATCH([.J$4];[.$A$7:.$A$11];0);2)*[.$AE$2]*[.$AE$1]/(2000*IF([.$G16]=&quot;Blacksmith&quot;;10;IF([.$G16]=&quot;Fletcher&quot;;11;IF([.$G16]=&quot;Imbuer&quot;;10;IF([.$G16]=&quot;Tinker&quot;;9;))))))" office:value-type="float" office:value="0.32" calcext:value-type="float">
            <text:p>0.32</text:p>
          </table:table-cell>
          <table:table-cell table:style-name="ce5" table:formula="of:=IF(INDEX([.$A$1:.$E$5];MATCH([.$G16];[.$A$1:.$A$5];0);MATCH([.$H16];[.$A$1:.$E$1];0))*INDEX([.$A$13:.$B$18];MATCH([.K$3];[.$A$13:.$A$18];0);2)*INDEX([.$A$7:.$B$11];MATCH([.K$4];[.$A$7:.$A$11];0);2)*[.$AE$2]*[.$AE$1]/18000=0;&quot;&quot;;INDEX([.$A$1:.$E$5];MATCH([.$G16];[.$A$1:.$A$5];0);MATCH([.$H16];[.$A$1:.$E$1];0))*INDEX([.$A$13:.$B$18];MATCH([.K$3];[.$A$13:.$A$18];0);2)*INDEX([.$A$7:.$B$11];MATCH([.K$4];[.$A$7:.$A$11];0);2)*[.$AE$2]*[.$AE$1]/(2000*IF([.$G16]=&quot;Blacksmith&quot;;10;IF([.$G16]=&quot;Fletcher&quot;;11;IF([.$G16]=&quot;Imbuer&quot;;10;IF([.$G16]=&quot;Tinker&quot;;9;))))))" office:value-type="float" office:value="0.032" calcext:value-type="float">
            <text:p>0.03</text:p>
          </table:table-cell>
          <table:table-cell table:style-name="ce5" table:formula="of:=IF(INDEX([.$A$1:.$E$5];MATCH([.$G16];[.$A$1:.$A$5];0);MATCH([.$H16];[.$A$1:.$E$1];0))*INDEX([.$A$13:.$B$18];MATCH([.L$3];[.$A$13:.$A$18];0);2)*INDEX([.$A$7:.$B$11];MATCH([.L$4];[.$A$7:.$A$11];0);2)*[.$AE$2]*[.$AE$1]/18000=0;&quot;&quot;;INDEX([.$A$1:.$E$5];MATCH([.$G16];[.$A$1:.$A$5];0);MATCH([.$H16];[.$A$1:.$E$1];0))*INDEX([.$A$13:.$B$18];MATCH([.L$3];[.$A$13:.$A$18];0);2)*INDEX([.$A$7:.$B$11];MATCH([.L$4];[.$A$7:.$A$11];0);2)*[.$AE$2]*[.$AE$1]/(2000*IF([.$G16]=&quot;Blacksmith&quot;;10;IF([.$G16]=&quot;Fletcher&quot;;11;IF([.$G16]=&quot;Imbuer&quot;;10;IF([.$G16]=&quot;Tinker&quot;;9;))))))" office:value-type="float" office:value="0.0032" calcext:value-type="float">
            <text:p>0.00</text:p>
          </table:table-cell>
          <table:table-cell table:style-name="ce20" table:formula="of:=IF(INDEX([.$A$1:.$E$5];MATCH([.$G16];[.$A$1:.$A$5];0);MATCH([.$H16];[.$A$1:.$E$1];0))*INDEX([.$A$13:.$B$18];MATCH([.M$3];[.$A$13:.$A$18];0);2)*INDEX([.$A$7:.$B$11];MATCH([.M$4];[.$A$7:.$A$11];0);2)*[.$AE$2]*[.$AE$1]/18000=0;&quot;&quot;;INDEX([.$A$1:.$E$5];MATCH([.$G16];[.$A$1:.$A$5];0);MATCH([.$H16];[.$A$1:.$E$1];0))*INDEX([.$A$13:.$B$18];MATCH([.M$3];[.$A$13:.$A$18];0);2)*INDEX([.$A$7:.$B$11];MATCH([.M$4];[.$A$7:.$A$11];0);2)*[.$AE$2]*[.$AE$1]/(2000*IF([.$G16]=&quot;Blacksmith&quot;;10;IF([.$G16]=&quot;Fletcher&quot;;11;IF([.$G16]=&quot;Imbuer&quot;;10;IF([.$G16]=&quot;Tinker&quot;;9;))))))" office:value-type="float" office:value="3.0224" calcext:value-type="float">
            <text:p>3.02</text:p>
          </table:table-cell>
          <table:table-cell table:style-name="ce20" table:formula="of:=IF(INDEX([.$A$1:.$E$5];MATCH([.$G16];[.$A$1:.$A$5];0);MATCH([.$H16];[.$A$1:.$E$1];0))*INDEX([.$A$13:.$B$18];MATCH([.N$3];[.$A$13:.$A$18];0);2)*INDEX([.$A$7:.$B$11];MATCH([.N$4];[.$A$7:.$A$11];0);2)*[.$AE$2]*[.$AE$1]/18000=0;&quot;&quot;;INDEX([.$A$1:.$E$5];MATCH([.$G16];[.$A$1:.$A$5];0);MATCH([.$H16];[.$A$1:.$E$1];0))*INDEX([.$A$13:.$B$18];MATCH([.N$3];[.$A$13:.$A$18];0);2)*INDEX([.$A$7:.$B$11];MATCH([.N$4];[.$A$7:.$A$11];0);2)*[.$AE$2]*[.$AE$1]/(2000*IF([.$G16]=&quot;Blacksmith&quot;;10;IF([.$G16]=&quot;Fletcher&quot;;11;IF([.$G16]=&quot;Imbuer&quot;;10;IF([.$G16]=&quot;Tinker&quot;;9;))))))" office:value-type="float" office:value="0.16" calcext:value-type="float">
            <text:p>0.16</text:p>
          </table:table-cell>
          <table:table-cell table:style-name="ce20" table:formula="of:=IF(INDEX([.$A$1:.$E$5];MATCH([.$G16];[.$A$1:.$A$5];0);MATCH([.$H16];[.$A$1:.$E$1];0))*INDEX([.$A$13:.$B$18];MATCH([.O$3];[.$A$13:.$A$18];0);2)*INDEX([.$A$7:.$B$11];MATCH([.O$4];[.$A$7:.$A$11];0);2)*[.$AE$2]*[.$AE$1]/18000=0;&quot;&quot;;INDEX([.$A$1:.$E$5];MATCH([.$G16];[.$A$1:.$A$5];0);MATCH([.$H16];[.$A$1:.$E$1];0))*INDEX([.$A$13:.$B$18];MATCH([.O$3];[.$A$13:.$A$18];0);2)*INDEX([.$A$7:.$B$11];MATCH([.O$4];[.$A$7:.$A$11];0);2)*[.$AE$2]*[.$AE$1]/(2000*IF([.$G16]=&quot;Blacksmith&quot;;10;IF([.$G16]=&quot;Fletcher&quot;;11;IF([.$G16]=&quot;Imbuer&quot;;10;IF([.$G16]=&quot;Tinker&quot;;9;))))))" office:value-type="float" office:value="0.016" calcext:value-type="float">
            <text:p>0.02</text:p>
          </table:table-cell>
          <table:table-cell table:style-name="ce20" table:formula="of:=IF(INDEX([.$A$1:.$E$5];MATCH([.$G16];[.$A$1:.$A$5];0);MATCH([.$H16];[.$A$1:.$E$1];0))*INDEX([.$A$13:.$B$18];MATCH([.P$3];[.$A$13:.$A$18];0);2)*INDEX([.$A$7:.$B$11];MATCH([.P$4];[.$A$7:.$A$11];0);2)*[.$AE$2]*[.$AE$1]/18000=0;&quot;&quot;;INDEX([.$A$1:.$E$5];MATCH([.$G16];[.$A$1:.$A$5];0);MATCH([.$H16];[.$A$1:.$E$1];0))*INDEX([.$A$13:.$B$18];MATCH([.P$3];[.$A$13:.$A$18];0);2)*INDEX([.$A$7:.$B$11];MATCH([.P$4];[.$A$7:.$A$11];0);2)*[.$AE$2]*[.$AE$1]/(2000*IF([.$G16]=&quot;Blacksmith&quot;;10;IF([.$G16]=&quot;Fletcher&quot;;11;IF([.$G16]=&quot;Imbuer&quot;;10;IF([.$G16]=&quot;Tinker&quot;;9;))))))" office:value-type="float" office:value="0.0016" calcext:value-type="float">
            <text:p>0.00</text:p>
          </table:table-cell>
          <table:table-cell table:style-name="ce27" table:formula="of:=IF(INDEX([.$A$1:.$E$5];MATCH([.$G16];[.$A$1:.$A$5];0);MATCH([.$H16];[.$A$1:.$E$1];0))*INDEX([.$A$13:.$B$18];MATCH([.Q$3];[.$A$13:.$A$18];0);2)*INDEX([.$A$7:.$B$11];MATCH([.Q$4];[.$A$7:.$A$11];0);2)*[.$AE$2]*[.$AE$1]/18000=0;&quot;&quot;;INDEX([.$A$1:.$E$5];MATCH([.$G16];[.$A$1:.$A$5];0);MATCH([.$H16];[.$A$1:.$E$1];0))*INDEX([.$A$13:.$B$18];MATCH([.Q$3];[.$A$13:.$A$18];0);2)*INDEX([.$A$7:.$B$11];MATCH([.Q$4];[.$A$7:.$A$11];0);2)*[.$AE$2]*[.$AE$1]/(2000*IF([.$G16]=&quot;Blacksmith&quot;;10;IF([.$G16]=&quot;Fletcher&quot;;11;IF([.$G16]=&quot;Imbuer&quot;;10;IF([.$G16]=&quot;Tinker&quot;;9;))))))" office:value-type="float" office:value="2.0148074" calcext:value-type="float">
            <text:p>2.01</text:p>
          </table:table-cell>
          <table:table-cell table:style-name="ce27" table:formula="of:=IF(INDEX([.$A$1:.$E$5];MATCH([.$G16];[.$A$1:.$A$5];0);MATCH([.$H16];[.$A$1:.$E$1];0))*INDEX([.$A$13:.$B$18];MATCH([.R$3];[.$A$13:.$A$18];0);2)*INDEX([.$A$7:.$B$11];MATCH([.R$4];[.$A$7:.$A$11];0);2)*[.$AE$2]*[.$AE$1]/18000=0;&quot;&quot;;INDEX([.$A$1:.$E$5];MATCH([.$G16];[.$A$1:.$A$5];0);MATCH([.$H16];[.$A$1:.$E$1];0))*INDEX([.$A$13:.$B$18];MATCH([.R$3];[.$A$13:.$A$18];0);2)*INDEX([.$A$7:.$B$11];MATCH([.R$4];[.$A$7:.$A$11];0);2)*[.$AE$2]*[.$AE$1]/(2000*IF([.$G16]=&quot;Blacksmith&quot;;10;IF([.$G16]=&quot;Fletcher&quot;;11;IF([.$G16]=&quot;Imbuer&quot;;10;IF([.$G16]=&quot;Tinker&quot;;9;))))))" office:value-type="float" office:value="0.10666" calcext:value-type="float">
            <text:p>0.11</text:p>
          </table:table-cell>
          <table:table-cell table:style-name="ce27" table:formula="of:=IF(INDEX([.$A$1:.$E$5];MATCH([.$G16];[.$A$1:.$A$5];0);MATCH([.$H16];[.$A$1:.$E$1];0))*INDEX([.$A$13:.$B$18];MATCH([.S$3];[.$A$13:.$A$18];0);2)*INDEX([.$A$7:.$B$11];MATCH([.S$4];[.$A$7:.$A$11];0);2)*[.$AE$2]*[.$AE$1]/18000=0;&quot;&quot;;INDEX([.$A$1:.$E$5];MATCH([.$G16];[.$A$1:.$A$5];0);MATCH([.$H16];[.$A$1:.$E$1];0))*INDEX([.$A$13:.$B$18];MATCH([.S$3];[.$A$13:.$A$18];0);2)*INDEX([.$A$7:.$B$11];MATCH([.S$4];[.$A$7:.$A$11];0);2)*[.$AE$2]*[.$AE$1]/(2000*IF([.$G16]=&quot;Blacksmith&quot;;10;IF([.$G16]=&quot;Fletcher&quot;;11;IF([.$G16]=&quot;Imbuer&quot;;10;IF([.$G16]=&quot;Tinker&quot;;9;))))))" office:value-type="float" office:value="0.010666" calcext:value-type="float">
            <text:p>0.01</text:p>
          </table:table-cell>
          <table:table-cell table:style-name="ce27" table:formula="of:=IF(INDEX([.$A$1:.$E$5];MATCH([.$G16];[.$A$1:.$A$5];0);MATCH([.$H16];[.$A$1:.$E$1];0))*INDEX([.$A$13:.$B$18];MATCH([.T$3];[.$A$13:.$A$18];0);2)*INDEX([.$A$7:.$B$11];MATCH([.T$4];[.$A$7:.$A$11];0);2)*[.$AE$2]*[.$AE$1]/18000=0;&quot;&quot;;INDEX([.$A$1:.$E$5];MATCH([.$G16];[.$A$1:.$A$5];0);MATCH([.$H16];[.$A$1:.$E$1];0))*INDEX([.$A$13:.$B$18];MATCH([.T$3];[.$A$13:.$A$18];0);2)*INDEX([.$A$7:.$B$11];MATCH([.T$4];[.$A$7:.$A$11];0);2)*[.$AE$2]*[.$AE$1]/(2000*IF([.$G16]=&quot;Blacksmith&quot;;10;IF([.$G16]=&quot;Fletcher&quot;;11;IF([.$G16]=&quot;Imbuer&quot;;10;IF([.$G16]=&quot;Tinker&quot;;9;))))))" office:value-type="float" office:value="0.0010666" calcext:value-type="float">
            <text:p>0.00</text:p>
          </table:table-cell>
          <table:table-cell table:style-name="ce35" table:formula="of:=IF(INDEX([.$A$1:.$E$5];MATCH([.$G16];[.$A$1:.$A$5];0);MATCH([.$H16];[.$A$1:.$E$1];0))*INDEX([.$A$13:.$B$18];MATCH([.U$3];[.$A$13:.$A$18];0);2)*INDEX([.$A$7:.$B$11];MATCH([.U$4];[.$A$7:.$A$11];0);2)*[.$AE$2]*[.$AE$1]/18000=0;&quot;&quot;;INDEX([.$A$1:.$E$5];MATCH([.$G16];[.$A$1:.$A$5];0);MATCH([.$H16];[.$A$1:.$E$1];0))*INDEX([.$A$13:.$B$18];MATCH([.U$3];[.$A$13:.$A$18];0);2)*INDEX([.$A$7:.$B$11];MATCH([.U$4];[.$A$7:.$A$11];0);2)*[.$AE$2]*[.$AE$1]/(2000*IF([.$G16]=&quot;Blacksmith&quot;;10;IF([.$G16]=&quot;Fletcher&quot;;11;IF([.$G16]=&quot;Imbuer&quot;;10;IF([.$G16]=&quot;Tinker&quot;;9;))))))" office:value-type="float" office:value="1.7628148" calcext:value-type="float">
            <text:p>1.76</text:p>
          </table:table-cell>
          <table:table-cell table:style-name="ce35" table:formula="of:=IF(INDEX([.$A$1:.$E$5];MATCH([.$G16];[.$A$1:.$A$5];0);MATCH([.$H16];[.$A$1:.$E$1];0))*INDEX([.$A$13:.$B$18];MATCH([.V$3];[.$A$13:.$A$18];0);2)*INDEX([.$A$7:.$B$11];MATCH([.V$4];[.$A$7:.$A$11];0);2)*[.$AE$2]*[.$AE$1]/18000=0;&quot;&quot;;INDEX([.$A$1:.$E$5];MATCH([.$G16];[.$A$1:.$A$5];0);MATCH([.$H16];[.$A$1:.$E$1];0))*INDEX([.$A$13:.$B$18];MATCH([.V$3];[.$A$13:.$A$18];0);2)*INDEX([.$A$7:.$B$11];MATCH([.V$4];[.$A$7:.$A$11];0);2)*[.$AE$2]*[.$AE$1]/(2000*IF([.$G16]=&quot;Blacksmith&quot;;10;IF([.$G16]=&quot;Fletcher&quot;;11;IF([.$G16]=&quot;Imbuer&quot;;10;IF([.$G16]=&quot;Tinker&quot;;9;))))))" office:value-type="float" office:value="0.09332" calcext:value-type="float">
            <text:p>0.09</text:p>
          </table:table-cell>
          <table:table-cell table:style-name="ce35" table:formula="of:=IF(INDEX([.$A$1:.$E$5];MATCH([.$G16];[.$A$1:.$A$5];0);MATCH([.$H16];[.$A$1:.$E$1];0))*INDEX([.$A$13:.$B$18];MATCH([.W$3];[.$A$13:.$A$18];0);2)*INDEX([.$A$7:.$B$11];MATCH([.W$4];[.$A$7:.$A$11];0);2)*[.$AE$2]*[.$AE$1]/18000=0;&quot;&quot;;INDEX([.$A$1:.$E$5];MATCH([.$G16];[.$A$1:.$A$5];0);MATCH([.$H16];[.$A$1:.$E$1];0))*INDEX([.$A$13:.$B$18];MATCH([.W$3];[.$A$13:.$A$18];0);2)*INDEX([.$A$7:.$B$11];MATCH([.W$4];[.$A$7:.$A$11];0);2)*[.$AE$2]*[.$AE$1]/(2000*IF([.$G16]=&quot;Blacksmith&quot;;10;IF([.$G16]=&quot;Fletcher&quot;;11;IF([.$G16]=&quot;Imbuer&quot;;10;IF([.$G16]=&quot;Tinker&quot;;9;))))))" office:value-type="float" office:value="0.009332" calcext:value-type="float">
            <text:p>0.01</text:p>
          </table:table-cell>
          <table:table-cell table:style-name="ce35" table:formula="of:=IF(INDEX([.$A$1:.$E$5];MATCH([.$G16];[.$A$1:.$A$5];0);MATCH([.$H16];[.$A$1:.$E$1];0))*INDEX([.$A$13:.$B$18];MATCH([.X$3];[.$A$13:.$A$18];0);2)*INDEX([.$A$7:.$B$11];MATCH([.X$4];[.$A$7:.$A$11];0);2)*[.$AE$2]*[.$AE$1]/18000=0;&quot;&quot;;INDEX([.$A$1:.$E$5];MATCH([.$G16];[.$A$1:.$A$5];0);MATCH([.$H16];[.$A$1:.$E$1];0))*INDEX([.$A$13:.$B$18];MATCH([.X$3];[.$A$13:.$A$18];0);2)*INDEX([.$A$7:.$B$11];MATCH([.X$4];[.$A$7:.$A$11];0);2)*[.$AE$2]*[.$AE$1]/(2000*IF([.$G16]=&quot;Blacksmith&quot;;10;IF([.$G16]=&quot;Fletcher&quot;;11;IF([.$G16]=&quot;Imbuer&quot;;10;IF([.$G16]=&quot;Tinker&quot;;9;))))))" office:value-type="float" office:value="0.0009332" calcext:value-type="float">
            <text:p>0.00</text:p>
          </table:table-cell>
          <table:table-cell table:style-name="ce43" table:formula="of:=IF(INDEX([.$A$1:.$E$5];MATCH([.$G16];[.$A$1:.$A$5];0);MATCH([.$H16];[.$A$1:.$E$1];0))*INDEX([.$A$13:.$B$18];MATCH([.Y$3];[.$A$13:.$A$18];0);2)*INDEX([.$A$7:.$B$11];MATCH([.Y$4];[.$A$7:.$A$11];0);2)*[.$AE$2]*[.$AE$1]/18000=0;&quot;&quot;;INDEX([.$A$1:.$E$5];MATCH([.$G16];[.$A$1:.$A$5];0);MATCH([.$H16];[.$A$1:.$E$1];0))*INDEX([.$A$13:.$B$18];MATCH([.Y$3];[.$A$13:.$A$18];0);2)*INDEX([.$A$7:.$B$11];MATCH([.Y$4];[.$A$7:.$A$11];0);2)*[.$AE$2]*[.$AE$1]/(2000*IF([.$G16]=&quot;Blacksmith&quot;;10;IF([.$G16]=&quot;Fletcher&quot;;11;IF([.$G16]=&quot;Imbuer&quot;;10;IF([.$G16]=&quot;Tinker&quot;;9;))))))" office:value-type="float" office:value="1.5112" calcext:value-type="float">
            <text:p>1.51</text:p>
          </table:table-cell>
          <table:table-cell table:style-name="ce43" table:formula="of:=IF(INDEX([.$A$1:.$E$5];MATCH([.$G16];[.$A$1:.$A$5];0);MATCH([.$H16];[.$A$1:.$E$1];0))*INDEX([.$A$13:.$B$18];MATCH([.Z$3];[.$A$13:.$A$18];0);2)*INDEX([.$A$7:.$B$11];MATCH([.Z$4];[.$A$7:.$A$11];0);2)*[.$AE$2]*[.$AE$1]/18000=0;&quot;&quot;;INDEX([.$A$1:.$E$5];MATCH([.$G16];[.$A$1:.$A$5];0);MATCH([.$H16];[.$A$1:.$E$1];0))*INDEX([.$A$13:.$B$18];MATCH([.Z$3];[.$A$13:.$A$18];0);2)*INDEX([.$A$7:.$B$11];MATCH([.Z$4];[.$A$7:.$A$11];0);2)*[.$AE$2]*[.$AE$1]/(2000*IF([.$G16]=&quot;Blacksmith&quot;;10;IF([.$G16]=&quot;Fletcher&quot;;11;IF([.$G16]=&quot;Imbuer&quot;;10;IF([.$G16]=&quot;Tinker&quot;;9;))))))" office:value-type="float" office:value="0.08" calcext:value-type="float">
            <text:p>0.08</text:p>
          </table:table-cell>
          <table:table-cell table:style-name="ce43" table:formula="of:=IF(INDEX([.$A$1:.$E$5];MATCH([.$G16];[.$A$1:.$A$5];0);MATCH([.$H16];[.$A$1:.$E$1];0))*INDEX([.$A$13:.$B$18];MATCH([.AA$3];[.$A$13:.$A$18];0);2)*INDEX([.$A$7:.$B$11];MATCH([.AA$4];[.$A$7:.$A$11];0);2)*[.$AE$2]*[.$AE$1]/18000=0;&quot;&quot;;INDEX([.$A$1:.$E$5];MATCH([.$G16];[.$A$1:.$A$5];0);MATCH([.$H16];[.$A$1:.$E$1];0))*INDEX([.$A$13:.$B$18];MATCH([.AA$3];[.$A$13:.$A$18];0);2)*INDEX([.$A$7:.$B$11];MATCH([.AA$4];[.$A$7:.$A$11];0);2)*[.$AE$2]*[.$AE$1]/(2000*IF([.$G16]=&quot;Blacksmith&quot;;10;IF([.$G16]=&quot;Fletcher&quot;;11;IF([.$G16]=&quot;Imbuer&quot;;10;IF([.$G16]=&quot;Tinker&quot;;9;))))))" office:value-type="float" office:value="0.008" calcext:value-type="float">
            <text:p>0.01</text:p>
          </table:table-cell>
          <table:table-cell table:style-name="ce52" table:formula="of:=IF(INDEX([.$A$1:.$E$5];MATCH([.$G16];[.$A$1:.$A$5];0);MATCH([.$H16];[.$A$1:.$E$1];0))*INDEX([.$A$13:.$B$18];MATCH([.AB$3];[.$A$13:.$A$18];0);2)*INDEX([.$A$7:.$B$11];MATCH([.AB$4];[.$A$7:.$A$11];0);2)*[.$AE$2]*[.$AE$1]/18000=0;&quot;&quot;;INDEX([.$A$1:.$E$5];MATCH([.$G16];[.$A$1:.$A$5];0);MATCH([.$H16];[.$A$1:.$E$1];0))*INDEX([.$A$13:.$B$18];MATCH([.AB$3];[.$A$13:.$A$18];0);2)*INDEX([.$A$7:.$B$11];MATCH([.AB$4];[.$A$7:.$A$11];0);2)*[.$AE$2]*[.$AE$1]/(2000*IF([.$G16]=&quot;Blacksmith&quot;;10;IF([.$G16]=&quot;Fletcher&quot;;11;IF([.$G16]=&quot;Imbuer&quot;;10;IF([.$G16]=&quot;Tinker&quot;;9;))))))" office:value-type="float" office:value="0.0008" calcext:value-type="float">
            <text:p>0.00</text:p>
          </table:table-cell>
          <table:table-cell table:style-name="ce3"/>
          <table:table-cell table:style-name="ce65" office:value-type="string" calcext:value-type="string">
            <text:p>V. 1</text:p>
          </table:table-cell>
          <table:table-cell table:style-name="ce78" office:value-type="float" office:value="10" calcext:value-type="float">
            <text:p>10</text:p>
          </table:table-cell>
          <table:table-cell table:style-name="ce85" table:content-validation-name="val1" office:value-type="string" calcext:value-type="string">
            <text:p>Blacksmith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5" calcext:value-type="percentage">
            <text:p>150%</text:p>
          </table:table-cell>
          <table:table-cell table:style-name="ce103" table:number-matrix-columns-spanned="1" table:number-matrix-rows-spanned="1" table:formula="of:=IFERROR(INDEX([$Analise.$AD$4:.$AI$8];MATCH(#REF!;[$Analise.$AD$4:.$AD$8];0);MATCH(#REF!;[$Analise.$AD$4:.$AI$4];0))/[.$AE$1];0)+SUM(IF(AND(#REF!=&quot;T4&quot;;#REF!=&quot;Blacksmith&quot;);[.I23];IF(AND(#REF!=&quot;T5&quot;;#REF!=&quot;Blacksmith&quot;);[.$M$23];IF(AND(#REF!=&quot;T6&quot;;#REF!=&quot;Blacksmith&quot;);[.$Q$23];IF(AND(#REF!=&quot;T7&quot;;#REF!=&quot;Blacksmith&quot;);[.$U$23];IF(AND(#REF!=&quot;T8&quot;;#REF!=&quot;Blacksmith&quot;);[.$Y$23];IF(AND(#REF!=&quot;T4&quot;;#REF!=&quot;Fletcher&quot;);[.I27];IF(AND(#REF!=&quot;T5&quot;;#REF!=&quot;Fletcher&quot;);[.$M$27];IF(AND(#REF!=&quot;T6&quot;;#REF!=&quot;Fletcher&quot;);[.$Q$27];IF(AND(#REF!=&quot;T7&quot;;#REF!=&quot;Fletcher&quot;);[.$U$27];IF(AND(#REF!=&quot;T8&quot;;#REF!=&quot;Fletcher&quot;);[.$Y$27];IF(AND(#REF!=&quot;T4&quot;;#REF!=&quot;Imbuer&quot;);[.$I$31];IF(AND(#REF!=&quot;T5&quot;;#REF!=&quot;Imbuer&quot;);[.$M$31];IF(AND(#REF!=&quot;T6&quot;;#REF!=&quot;Imbuer&quot;);[.$Q$31];IF(AND(#REF!=&quot;T7&quot;;#REF!=&quot;Imbuer&quot;);[.$U$31];IF(AND(#REF!=&quot;T8&quot;;#REF!=&quot;Imbuer&quot;);[.$Y$31];IF(AND(#REF!=&quot;T4&quot;;#REF!=&quot;Tinker&quot;);[.$I$35];IF(AND(#REF!=&quot;T5&quot;;#REF!=&quot;Tinker&quot;);[.$M$35];IF(AND(#REF!=&quot;T6&quot;;#REF!=&quot;Tinker&quot;);[.$Q$35];IF(AND(#REF!=&quot;T7&quot;;#REF!=&quot;Tinker&quot;);[.$U$35];IF(AND(#REF!=&quot;T8&quot;;#REF!=&quot;Tinker&quot;);[.$Y$35])))))))))))))))))))):IF(AND(#REF!=&quot;T4&quot;;#REF!=&quot;Blacksmith&quot;);[.$L$26];IF(AND(#REF!=&quot;T5&quot;;#REF!=&quot;Blacksmith&quot;);[.$P$26];IF(AND(#REF!=&quot;T6&quot;;#REF!=&quot;Blacksmith&quot;);[.$T$26];IF(AND(#REF!=&quot;T7&quot;;#REF!=&quot;Blacksmith&quot;);[.$X$26];IF(AND(#REF!=&quot;T8&quot;;#REF!=&quot;Blacksmith&quot;);[.$AB$26];IF(AND(#REF!=&quot;T4&quot;;#REF!=&quot;Fletcher&quot;);[.$L$30];IF(AND(#REF!=&quot;T5&quot;;#REF!=&quot;Fletcher&quot;);[.$P$30];IF(AND(#REF!=&quot;T6&quot;;#REF!=&quot;Fletcher&quot;);[.$T$30];IF(AND(#REF!=&quot;T7&quot;;#REF!=&quot;Fletcher&quot;);[.$X$30];IF(AND(#REF!=&quot;T8&quot;;#REF!=&quot;Fletcher&quot;);[.$AB$30];IF(AND(#REF!=&quot;T4&quot;;#REF!=&quot;Imbuer&quot;);[.$L$34];IF(AND(#REF!=&quot;T5&quot;;#REF!=&quot;Imbuer&quot;);[.$P$34];IF(AND(#REF!=&quot;T6&quot;;#REF!=&quot;Imbuer&quot;);[.$T$34];IF(AND(#REF!=&quot;T7&quot;;#REF!=&quot;Imbuer&quot;);[.$X$34];IF(AND(#REF!=&quot;T8&quot;;#REF!=&quot;Imbuer&quot;);[.$AB$34];IF(AND(#REF!=&quot;T4&quot;;#REF!=&quot;Tinker&quot;);[.$L$38];IF(AND(#REF!=&quot;T5&quot;;#REF!=&quot;Tinker&quot;);[.$P$38];IF(AND(#REF!=&quot;T6&quot;;#REF!=&quot;Tinker&quot;);[.$T$38];IF(AND(#REF!=&quot;T7&quot;;#REF!=&quot;Tinker&quot;);[.$X$38];IF(AND(#REF!=&quot;T8&quot;;#REF!=&quot;Tinker&quot;);[.$AB$38])))))))))))))))))))))*[.$AH16]/[.$AE$1]-SUM(IF(AND(#REF!=&quot;T4&quot;;#REF!=&quot;Blacksmith&quot;);[.I23];IF(AND(#REF!=&quot;T5&quot;;#REF!=&quot;Blacksmith&quot;);[.$M$23];IF(AND(#REF!=&quot;T6&quot;;#REF!=&quot;Blacksmith&quot;);[.$Q$23];IF(AND(#REF!=&quot;T7&quot;;#REF!=&quot;Blacksmith&quot;);[.$U$23];IF(AND(#REF!=&quot;T8&quot;;#REF!=&quot;Blacksmith&quot;);[.$Y$23];IF(AND(#REF!=&quot;T4&quot;;#REF!=&quot;Fletcher&quot;);[.I27];IF(AND(#REF!=&quot;T5&quot;;#REF!=&quot;Fletcher&quot;);[.$M$27];IF(AND(#REF!=&quot;T6&quot;;#REF!=&quot;Fletcher&quot;);[.$Q$27];IF(AND(#REF!=&quot;T7&quot;;#REF!=&quot;Fletcher&quot;);[.$U$27];IF(AND(#REF!=&quot;T8&quot;;#REF!=&quot;Fletcher&quot;);[.$Y$27];IF(AND(#REF!=&quot;T4&quot;;#REF!=&quot;Imbuer&quot;);[.$I$31];IF(AND(#REF!=&quot;T5&quot;;#REF!=&quot;Imbuer&quot;);[.$M$31];IF(AND(#REF!=&quot;T6&quot;;#REF!=&quot;Imbuer&quot;);[.$Q$31];IF(AND(#REF!=&quot;T7&quot;;#REF!=&quot;Imbuer&quot;);[.$U$31];IF(AND(#REF!=&quot;T8&quot;;#REF!=&quot;Imbuer&quot;);[.$Y$31];IF(AND(#REF!=&quot;T4&quot;;#REF!=&quot;Tinker&quot;);[.$I$35];IF(AND(#REF!=&quot;T5&quot;;#REF!=&quot;Tinker&quot;);[.$M$35];IF(AND(#REF!=&quot;T6&quot;;#REF!=&quot;Tinker&quot;);[.$Q$35];IF(AND(#REF!=&quot;T7&quot;;#REF!=&quot;Tinker&quot;);[.$U$35];IF(AND(#REF!=&quot;T8&quot;;#REF!=&quot;Tinker&quot;);[.$Y$35])))))))))))))))))))):IF(AND(#REF!=&quot;T4&quot;;#REF!=&quot;Blacksmith&quot;);[.$L$26];IF(AND(#REF!=&quot;T5&quot;;#REF!=&quot;Blacksmith&quot;);[.$P$26];IF(AND(#REF!=&quot;T6&quot;;#REF!=&quot;Blacksmith&quot;);[.$T$26];IF(AND(#REF!=&quot;T7&quot;;#REF!=&quot;Blacksmith&quot;);[.$X$26];IF(AND(#REF!=&quot;T8&quot;;#REF!=&quot;Blacksmith&quot;);[.$AB$26];IF(AND(#REF!=&quot;T4&quot;;#REF!=&quot;Fletcher&quot;);[.$L$30];IF(AND(#REF!=&quot;T5&quot;;#REF!=&quot;Fletcher&quot;);[.$P$30];IF(AND(#REF!=&quot;T6&quot;;#REF!=&quot;Fletcher&quot;);[.$T$30];IF(AND(#REF!=&quot;T7&quot;;#REF!=&quot;Fletcher&quot;);[.$X$30];IF(AND(#REF!=&quot;T8&quot;;#REF!=&quot;Fletcher&quot;);[.$AB$30];IF(AND(#REF!=&quot;T4&quot;;#REF!=&quot;Imbuer&quot;);[.$L$34];IF(AND(#REF!=&quot;T5&quot;;#REF!=&quot;Imbuer&quot;);[.$P$34];IF(AND(#REF!=&quot;T6&quot;;#REF!=&quot;Imbuer&quot;);[.$T$34];IF(AND(#REF!=&quot;T7&quot;;#REF!=&quot;Imbuer&quot;);[.$X$34];IF(AND(#REF!=&quot;T8&quot;;#REF!=&quot;Imbuer&quot;);[.$AB$34];IF(AND(#REF!=&quot;T4&quot;;#REF!=&quot;Tinker&quot;);[.$L$38];IF(AND(#REF!=&quot;T5&quot;;#REF!=&quot;Tinker&quot;);[.$P$38];IF(AND(#REF!=&quot;T6&quot;;#REF!=&quot;Tinker&quot;);[.$T$38];IF(AND(#REF!=&quot;T7&quot;;#REF!=&quot;Tinker&quot;);[.$X$38];IF(AND(#REF!=&quot;T8&quot;;#REF!=&quot;Tinker&quot;);[.$AB$38])))))))))))))))))))))/[.$AE$1]" office:value-type="string" office:string-value="" calcext:value-type="error">
            <text:p>#REF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7</text:p>
          </table:table-cell>
          <table:table-cell table:style-name="ce2" office:value-type="float" office:value="4.666" calcext:value-type="float">
            <text:p>4.666</text:p>
          </table:table-cell>
          <table:table-cell table:style-name="ce3" table:number-columns-repeated="4"/>
          <table:table-cell table:style-name="ce8" office:value-type="string" calcext:value-type="string">
            <text:p>Tinker</text:p>
          </table:table-cell>
          <table:table-cell table:style-name="ce11" office:value-type="string" calcext:value-type="string">
            <text:p>Cloth</text:p>
          </table:table-cell>
          <table:table-cell table:style-name="ce15" table:formula="of:=IF(INDEX([.$A$1:.$E$5];MATCH([.$G17];[.$A$1:.$A$5];0);MATCH([.$H17];[.$A$1:.$E$1];0))*INDEX([.$A$13:.$B$18];MATCH([.I$3];[.$A$13:.$A$18];0);2)*INDEX([.$A$7:.$B$11];MATCH([.I$4];[.$A$7:.$A$11];0);2)*[.$AE$2]*[.$AE$1]/18000=0;&quot;&quot;;INDEX([.$A$1:.$E$5];MATCH([.$G17];[.$A$1:.$A$5];0);MATCH([.$H17];[.$A$1:.$E$1];0))*INDEX([.$A$13:.$B$18];MATCH([.I$3];[.$A$13:.$A$18];0);2)*INDEX([.$A$7:.$B$11];MATCH([.I$4];[.$A$7:.$A$11];0);2)*[.$AE$2]*[.$AE$1]/(2000*IF([.$G17]=&quot;Blacksmith&quot;;10;IF([.$G17]=&quot;Fletcher&quot;;11;IF([.$G17]=&quot;Imbuer&quot;;10;IF([.$G17]=&quot;Tinker&quot;;9;))))))" office:value-type="float" office:value="3.35822222222222" calcext:value-type="float">
            <text:p>3.36</text:p>
          </table:table-cell>
          <table:table-cell table:style-name="ce15" table:formula="of:=IF(INDEX([.$A$1:.$E$5];MATCH([.$G17];[.$A$1:.$A$5];0);MATCH([.$H17];[.$A$1:.$E$1];0))*INDEX([.$A$13:.$B$18];MATCH([.J$3];[.$A$13:.$A$18];0);2)*INDEX([.$A$7:.$B$11];MATCH([.J$4];[.$A$7:.$A$11];0);2)*[.$AE$2]*[.$AE$1]/18000=0;&quot;&quot;;INDEX([.$A$1:.$E$5];MATCH([.$G17];[.$A$1:.$A$5];0);MATCH([.$H17];[.$A$1:.$E$1];0))*INDEX([.$A$13:.$B$18];MATCH([.J$3];[.$A$13:.$A$18];0);2)*INDEX([.$A$7:.$B$11];MATCH([.J$4];[.$A$7:.$A$11];0);2)*[.$AE$2]*[.$AE$1]/(2000*IF([.$G17]=&quot;Blacksmith&quot;;10;IF([.$G17]=&quot;Fletcher&quot;;11;IF([.$G17]=&quot;Imbuer&quot;;10;IF([.$G17]=&quot;Tinker&quot;;9;))))))" office:value-type="float" office:value="0.177777777777778" calcext:value-type="float">
            <text:p>0.18</text:p>
          </table:table-cell>
          <table:table-cell table:style-name="ce15" table:formula="of:=IF(INDEX([.$A$1:.$E$5];MATCH([.$G17];[.$A$1:.$A$5];0);MATCH([.$H17];[.$A$1:.$E$1];0))*INDEX([.$A$13:.$B$18];MATCH([.K$3];[.$A$13:.$A$18];0);2)*INDEX([.$A$7:.$B$11];MATCH([.K$4];[.$A$7:.$A$11];0);2)*[.$AE$2]*[.$AE$1]/18000=0;&quot;&quot;;INDEX([.$A$1:.$E$5];MATCH([.$G17];[.$A$1:.$A$5];0);MATCH([.$H17];[.$A$1:.$E$1];0))*INDEX([.$A$13:.$B$18];MATCH([.K$3];[.$A$13:.$A$18];0);2)*INDEX([.$A$7:.$B$11];MATCH([.K$4];[.$A$7:.$A$11];0);2)*[.$AE$2]*[.$AE$1]/(2000*IF([.$G17]=&quot;Blacksmith&quot;;10;IF([.$G17]=&quot;Fletcher&quot;;11;IF([.$G17]=&quot;Imbuer&quot;;10;IF([.$G17]=&quot;Tinker&quot;;9;))))))" office:value-type="float" office:value="0.0177777777777778" calcext:value-type="float">
            <text:p>0.02</text:p>
          </table:table-cell>
          <table:table-cell table:style-name="ce15" table:formula="of:=IF(INDEX([.$A$1:.$E$5];MATCH([.$G17];[.$A$1:.$A$5];0);MATCH([.$H17];[.$A$1:.$E$1];0))*INDEX([.$A$13:.$B$18];MATCH([.L$3];[.$A$13:.$A$18];0);2)*INDEX([.$A$7:.$B$11];MATCH([.L$4];[.$A$7:.$A$11];0);2)*[.$AE$2]*[.$AE$1]/18000=0;&quot;&quot;;INDEX([.$A$1:.$E$5];MATCH([.$G17];[.$A$1:.$A$5];0);MATCH([.$H17];[.$A$1:.$E$1];0))*INDEX([.$A$13:.$B$18];MATCH([.L$3];[.$A$13:.$A$18];0);2)*INDEX([.$A$7:.$B$11];MATCH([.L$4];[.$A$7:.$A$11];0);2)*[.$AE$2]*[.$AE$1]/(2000*IF([.$G17]=&quot;Blacksmith&quot;;10;IF([.$G17]=&quot;Fletcher&quot;;11;IF([.$G17]=&quot;Imbuer&quot;;10;IF([.$G17]=&quot;Tinker&quot;;9;))))))" office:value-type="float" office:value="0.00177777777777778" calcext:value-type="float">
            <text:p>0.00</text:p>
          </table:table-cell>
          <table:table-cell table:style-name="ce22" table:formula="of:=IF(INDEX([.$A$1:.$E$5];MATCH([.$G17];[.$A$1:.$A$5];0);MATCH([.$H17];[.$A$1:.$E$1];0))*INDEX([.$A$13:.$B$18];MATCH([.M$3];[.$A$13:.$A$18];0);2)*INDEX([.$A$7:.$B$11];MATCH([.M$4];[.$A$7:.$A$11];0);2)*[.$AE$2]*[.$AE$1]/18000=0;&quot;&quot;;INDEX([.$A$1:.$E$5];MATCH([.$G17];[.$A$1:.$A$5];0);MATCH([.$H17];[.$A$1:.$E$1];0))*INDEX([.$A$13:.$B$18];MATCH([.M$3];[.$A$13:.$A$18];0);2)*INDEX([.$A$7:.$B$11];MATCH([.M$4];[.$A$7:.$A$11];0);2)*[.$AE$2]*[.$AE$1]/(2000*IF([.$G17]=&quot;Blacksmith&quot;;10;IF([.$G17]=&quot;Fletcher&quot;;11;IF([.$G17]=&quot;Imbuer&quot;;10;IF([.$G17]=&quot;Tinker&quot;;9;))))))" office:value-type="float" office:value="1.67911111111111" calcext:value-type="float">
            <text:p>1.68</text:p>
          </table:table-cell>
          <table:table-cell table:style-name="ce22" table:formula="of:=IF(INDEX([.$A$1:.$E$5];MATCH([.$G17];[.$A$1:.$A$5];0);MATCH([.$H17];[.$A$1:.$E$1];0))*INDEX([.$A$13:.$B$18];MATCH([.N$3];[.$A$13:.$A$18];0);2)*INDEX([.$A$7:.$B$11];MATCH([.N$4];[.$A$7:.$A$11];0);2)*[.$AE$2]*[.$AE$1]/18000=0;&quot;&quot;;INDEX([.$A$1:.$E$5];MATCH([.$G17];[.$A$1:.$A$5];0);MATCH([.$H17];[.$A$1:.$E$1];0))*INDEX([.$A$13:.$B$18];MATCH([.N$3];[.$A$13:.$A$18];0);2)*INDEX([.$A$7:.$B$11];MATCH([.N$4];[.$A$7:.$A$11];0);2)*[.$AE$2]*[.$AE$1]/(2000*IF([.$G17]=&quot;Blacksmith&quot;;10;IF([.$G17]=&quot;Fletcher&quot;;11;IF([.$G17]=&quot;Imbuer&quot;;10;IF([.$G17]=&quot;Tinker&quot;;9;))))))" office:value-type="float" office:value="0.0888888888888889" calcext:value-type="float">
            <text:p>0.09</text:p>
          </table:table-cell>
          <table:table-cell table:style-name="ce22" table:formula="of:=IF(INDEX([.$A$1:.$E$5];MATCH([.$G17];[.$A$1:.$A$5];0);MATCH([.$H17];[.$A$1:.$E$1];0))*INDEX([.$A$13:.$B$18];MATCH([.O$3];[.$A$13:.$A$18];0);2)*INDEX([.$A$7:.$B$11];MATCH([.O$4];[.$A$7:.$A$11];0);2)*[.$AE$2]*[.$AE$1]/18000=0;&quot;&quot;;INDEX([.$A$1:.$E$5];MATCH([.$G17];[.$A$1:.$A$5];0);MATCH([.$H17];[.$A$1:.$E$1];0))*INDEX([.$A$13:.$B$18];MATCH([.O$3];[.$A$13:.$A$18];0);2)*INDEX([.$A$7:.$B$11];MATCH([.O$4];[.$A$7:.$A$11];0);2)*[.$AE$2]*[.$AE$1]/(2000*IF([.$G17]=&quot;Blacksmith&quot;;10;IF([.$G17]=&quot;Fletcher&quot;;11;IF([.$G17]=&quot;Imbuer&quot;;10;IF([.$G17]=&quot;Tinker&quot;;9;))))))" office:value-type="float" office:value="0.00888888888888889" calcext:value-type="float">
            <text:p>0.01</text:p>
          </table:table-cell>
          <table:table-cell table:style-name="ce22" table:formula="of:=IF(INDEX([.$A$1:.$E$5];MATCH([.$G17];[.$A$1:.$A$5];0);MATCH([.$H17];[.$A$1:.$E$1];0))*INDEX([.$A$13:.$B$18];MATCH([.P$3];[.$A$13:.$A$18];0);2)*INDEX([.$A$7:.$B$11];MATCH([.P$4];[.$A$7:.$A$11];0);2)*[.$AE$2]*[.$AE$1]/18000=0;&quot;&quot;;INDEX([.$A$1:.$E$5];MATCH([.$G17];[.$A$1:.$A$5];0);MATCH([.$H17];[.$A$1:.$E$1];0))*INDEX([.$A$13:.$B$18];MATCH([.P$3];[.$A$13:.$A$18];0);2)*INDEX([.$A$7:.$B$11];MATCH([.P$4];[.$A$7:.$A$11];0);2)*[.$AE$2]*[.$AE$1]/(2000*IF([.$G17]=&quot;Blacksmith&quot;;10;IF([.$G17]=&quot;Fletcher&quot;;11;IF([.$G17]=&quot;Imbuer&quot;;10;IF([.$G17]=&quot;Tinker&quot;;9;))))))" office:value-type="float" office:value="0.000888888888888889" calcext:value-type="float">
            <text:p>0.00</text:p>
          </table:table-cell>
          <table:table-cell table:style-name="ce29" table:formula="of:=IF(INDEX([.$A$1:.$E$5];MATCH([.$G17];[.$A$1:.$A$5];0);MATCH([.$H17];[.$A$1:.$E$1];0))*INDEX([.$A$13:.$B$18];MATCH([.Q$3];[.$A$13:.$A$18];0);2)*INDEX([.$A$7:.$B$11];MATCH([.Q$4];[.$A$7:.$A$11];0);2)*[.$AE$2]*[.$AE$1]/18000=0;&quot;&quot;;INDEX([.$A$1:.$E$5];MATCH([.$G17];[.$A$1:.$A$5];0);MATCH([.$H17];[.$A$1:.$E$1];0))*INDEX([.$A$13:.$B$18];MATCH([.Q$3];[.$A$13:.$A$18];0);2)*INDEX([.$A$7:.$B$11];MATCH([.Q$4];[.$A$7:.$A$11];0);2)*[.$AE$2]*[.$AE$1]/(2000*IF([.$G17]=&quot;Blacksmith&quot;;10;IF([.$G17]=&quot;Fletcher&quot;;11;IF([.$G17]=&quot;Imbuer&quot;;10;IF([.$G17]=&quot;Tinker&quot;;9;))))))" office:value-type="float" office:value="1.11933744444444" calcext:value-type="float">
            <text:p>1.12</text:p>
          </table:table-cell>
          <table:table-cell table:style-name="ce29" table:formula="of:=IF(INDEX([.$A$1:.$E$5];MATCH([.$G17];[.$A$1:.$A$5];0);MATCH([.$H17];[.$A$1:.$E$1];0))*INDEX([.$A$13:.$B$18];MATCH([.R$3];[.$A$13:.$A$18];0);2)*INDEX([.$A$7:.$B$11];MATCH([.R$4];[.$A$7:.$A$11];0);2)*[.$AE$2]*[.$AE$1]/18000=0;&quot;&quot;;INDEX([.$A$1:.$E$5];MATCH([.$G17];[.$A$1:.$A$5];0);MATCH([.$H17];[.$A$1:.$E$1];0))*INDEX([.$A$13:.$B$18];MATCH([.R$3];[.$A$13:.$A$18];0);2)*INDEX([.$A$7:.$B$11];MATCH([.R$4];[.$A$7:.$A$11];0);2)*[.$AE$2]*[.$AE$1]/(2000*IF([.$G17]=&quot;Blacksmith&quot;;10;IF([.$G17]=&quot;Fletcher&quot;;11;IF([.$G17]=&quot;Imbuer&quot;;10;IF([.$G17]=&quot;Tinker&quot;;9;))))))" office:value-type="float" office:value="0.0592555555555556" calcext:value-type="float">
            <text:p>0.06</text:p>
          </table:table-cell>
          <table:table-cell table:style-name="ce29" table:formula="of:=IF(INDEX([.$A$1:.$E$5];MATCH([.$G17];[.$A$1:.$A$5];0);MATCH([.$H17];[.$A$1:.$E$1];0))*INDEX([.$A$13:.$B$18];MATCH([.S$3];[.$A$13:.$A$18];0);2)*INDEX([.$A$7:.$B$11];MATCH([.S$4];[.$A$7:.$A$11];0);2)*[.$AE$2]*[.$AE$1]/18000=0;&quot;&quot;;INDEX([.$A$1:.$E$5];MATCH([.$G17];[.$A$1:.$A$5];0);MATCH([.$H17];[.$A$1:.$E$1];0))*INDEX([.$A$13:.$B$18];MATCH([.S$3];[.$A$13:.$A$18];0);2)*INDEX([.$A$7:.$B$11];MATCH([.S$4];[.$A$7:.$A$11];0);2)*[.$AE$2]*[.$AE$1]/(2000*IF([.$G17]=&quot;Blacksmith&quot;;10;IF([.$G17]=&quot;Fletcher&quot;;11;IF([.$G17]=&quot;Imbuer&quot;;10;IF([.$G17]=&quot;Tinker&quot;;9;))))))" office:value-type="float" office:value="0.00592555555555556" calcext:value-type="float">
            <text:p>0.01</text:p>
          </table:table-cell>
          <table:table-cell table:style-name="ce29" table:formula="of:=IF(INDEX([.$A$1:.$E$5];MATCH([.$G17];[.$A$1:.$A$5];0);MATCH([.$H17];[.$A$1:.$E$1];0))*INDEX([.$A$13:.$B$18];MATCH([.T$3];[.$A$13:.$A$18];0);2)*INDEX([.$A$7:.$B$11];MATCH([.T$4];[.$A$7:.$A$11];0);2)*[.$AE$2]*[.$AE$1]/18000=0;&quot;&quot;;INDEX([.$A$1:.$E$5];MATCH([.$G17];[.$A$1:.$A$5];0);MATCH([.$H17];[.$A$1:.$E$1];0))*INDEX([.$A$13:.$B$18];MATCH([.T$3];[.$A$13:.$A$18];0);2)*INDEX([.$A$7:.$B$11];MATCH([.T$4];[.$A$7:.$A$11];0);2)*[.$AE$2]*[.$AE$1]/(2000*IF([.$G17]=&quot;Blacksmith&quot;;10;IF([.$G17]=&quot;Fletcher&quot;;11;IF([.$G17]=&quot;Imbuer&quot;;10;IF([.$G17]=&quot;Tinker&quot;;9;))))))" office:value-type="float" office:value="0.000592555555555556" calcext:value-type="float">
            <text:p>0.00</text:p>
          </table:table-cell>
          <table:table-cell table:style-name="ce38" table:formula="of:=IF(INDEX([.$A$1:.$E$5];MATCH([.$G17];[.$A$1:.$A$5];0);MATCH([.$H17];[.$A$1:.$E$1];0))*INDEX([.$A$13:.$B$18];MATCH([.U$3];[.$A$13:.$A$18];0);2)*INDEX([.$A$7:.$B$11];MATCH([.U$4];[.$A$7:.$A$11];0);2)*[.$AE$2]*[.$AE$1]/18000=0;&quot;&quot;;INDEX([.$A$1:.$E$5];MATCH([.$G17];[.$A$1:.$A$5];0);MATCH([.$H17];[.$A$1:.$E$1];0))*INDEX([.$A$13:.$B$18];MATCH([.U$3];[.$A$13:.$A$18];0);2)*INDEX([.$A$7:.$B$11];MATCH([.U$4];[.$A$7:.$A$11];0);2)*[.$AE$2]*[.$AE$1]/(2000*IF([.$G17]=&quot;Blacksmith&quot;;10;IF([.$G17]=&quot;Fletcher&quot;;11;IF([.$G17]=&quot;Imbuer&quot;;10;IF([.$G17]=&quot;Tinker&quot;;9;))))))" office:value-type="float" office:value="0.979341555555556" calcext:value-type="float">
            <text:p>0.98</text:p>
          </table:table-cell>
          <table:table-cell table:style-name="ce38" table:formula="of:=IF(INDEX([.$A$1:.$E$5];MATCH([.$G17];[.$A$1:.$A$5];0);MATCH([.$H17];[.$A$1:.$E$1];0))*INDEX([.$A$13:.$B$18];MATCH([.V$3];[.$A$13:.$A$18];0);2)*INDEX([.$A$7:.$B$11];MATCH([.V$4];[.$A$7:.$A$11];0);2)*[.$AE$2]*[.$AE$1]/18000=0;&quot;&quot;;INDEX([.$A$1:.$E$5];MATCH([.$G17];[.$A$1:.$A$5];0);MATCH([.$H17];[.$A$1:.$E$1];0))*INDEX([.$A$13:.$B$18];MATCH([.V$3];[.$A$13:.$A$18];0);2)*INDEX([.$A$7:.$B$11];MATCH([.V$4];[.$A$7:.$A$11];0);2)*[.$AE$2]*[.$AE$1]/(2000*IF([.$G17]=&quot;Blacksmith&quot;;10;IF([.$G17]=&quot;Fletcher&quot;;11;IF([.$G17]=&quot;Imbuer&quot;;10;IF([.$G17]=&quot;Tinker&quot;;9;))))))" office:value-type="float" office:value="0.0518444444444445" calcext:value-type="float">
            <text:p>0.05</text:p>
          </table:table-cell>
          <table:table-cell table:style-name="ce38" table:formula="of:=IF(INDEX([.$A$1:.$E$5];MATCH([.$G17];[.$A$1:.$A$5];0);MATCH([.$H17];[.$A$1:.$E$1];0))*INDEX([.$A$13:.$B$18];MATCH([.W$3];[.$A$13:.$A$18];0);2)*INDEX([.$A$7:.$B$11];MATCH([.W$4];[.$A$7:.$A$11];0);2)*[.$AE$2]*[.$AE$1]/18000=0;&quot;&quot;;INDEX([.$A$1:.$E$5];MATCH([.$G17];[.$A$1:.$A$5];0);MATCH([.$H17];[.$A$1:.$E$1];0))*INDEX([.$A$13:.$B$18];MATCH([.W$3];[.$A$13:.$A$18];0);2)*INDEX([.$A$7:.$B$11];MATCH([.W$4];[.$A$7:.$A$11];0);2)*[.$AE$2]*[.$AE$1]/(2000*IF([.$G17]=&quot;Blacksmith&quot;;10;IF([.$G17]=&quot;Fletcher&quot;;11;IF([.$G17]=&quot;Imbuer&quot;;10;IF([.$G17]=&quot;Tinker&quot;;9;))))))" office:value-type="float" office:value="0.00518444444444445" calcext:value-type="float">
            <text:p>0.01</text:p>
          </table:table-cell>
          <table:table-cell table:style-name="ce38" table:formula="of:=IF(INDEX([.$A$1:.$E$5];MATCH([.$G17];[.$A$1:.$A$5];0);MATCH([.$H17];[.$A$1:.$E$1];0))*INDEX([.$A$13:.$B$18];MATCH([.X$3];[.$A$13:.$A$18];0);2)*INDEX([.$A$7:.$B$11];MATCH([.X$4];[.$A$7:.$A$11];0);2)*[.$AE$2]*[.$AE$1]/18000=0;&quot;&quot;;INDEX([.$A$1:.$E$5];MATCH([.$G17];[.$A$1:.$A$5];0);MATCH([.$H17];[.$A$1:.$E$1];0))*INDEX([.$A$13:.$B$18];MATCH([.X$3];[.$A$13:.$A$18];0);2)*INDEX([.$A$7:.$B$11];MATCH([.X$4];[.$A$7:.$A$11];0);2)*[.$AE$2]*[.$AE$1]/(2000*IF([.$G17]=&quot;Blacksmith&quot;;10;IF([.$G17]=&quot;Fletcher&quot;;11;IF([.$G17]=&quot;Imbuer&quot;;10;IF([.$G17]=&quot;Tinker&quot;;9;))))))" office:value-type="float" office:value="0.000518444444444445" calcext:value-type="float">
            <text:p>0.00</text:p>
          </table:table-cell>
          <table:table-cell table:style-name="ce46" table:formula="of:=IF(INDEX([.$A$1:.$E$5];MATCH([.$G17];[.$A$1:.$A$5];0);MATCH([.$H17];[.$A$1:.$E$1];0))*INDEX([.$A$13:.$B$18];MATCH([.Y$3];[.$A$13:.$A$18];0);2)*INDEX([.$A$7:.$B$11];MATCH([.Y$4];[.$A$7:.$A$11];0);2)*[.$AE$2]*[.$AE$1]/18000=0;&quot;&quot;;INDEX([.$A$1:.$E$5];MATCH([.$G17];[.$A$1:.$A$5];0);MATCH([.$H17];[.$A$1:.$E$1];0))*INDEX([.$A$13:.$B$18];MATCH([.Y$3];[.$A$13:.$A$18];0);2)*INDEX([.$A$7:.$B$11];MATCH([.Y$4];[.$A$7:.$A$11];0);2)*[.$AE$2]*[.$AE$1]/(2000*IF([.$G17]=&quot;Blacksmith&quot;;10;IF([.$G17]=&quot;Fletcher&quot;;11;IF([.$G17]=&quot;Imbuer&quot;;10;IF([.$G17]=&quot;Tinker&quot;;9;))))))" office:value-type="float" office:value="0.839555555555556" calcext:value-type="float">
            <text:p>0.84</text:p>
          </table:table-cell>
          <table:table-cell table:style-name="ce46" table:formula="of:=IF(INDEX([.$A$1:.$E$5];MATCH([.$G17];[.$A$1:.$A$5];0);MATCH([.$H17];[.$A$1:.$E$1];0))*INDEX([.$A$13:.$B$18];MATCH([.Z$3];[.$A$13:.$A$18];0);2)*INDEX([.$A$7:.$B$11];MATCH([.Z$4];[.$A$7:.$A$11];0);2)*[.$AE$2]*[.$AE$1]/18000=0;&quot;&quot;;INDEX([.$A$1:.$E$5];MATCH([.$G17];[.$A$1:.$A$5];0);MATCH([.$H17];[.$A$1:.$E$1];0))*INDEX([.$A$13:.$B$18];MATCH([.Z$3];[.$A$13:.$A$18];0);2)*INDEX([.$A$7:.$B$11];MATCH([.Z$4];[.$A$7:.$A$11];0);2)*[.$AE$2]*[.$AE$1]/(2000*IF([.$G17]=&quot;Blacksmith&quot;;10;IF([.$G17]=&quot;Fletcher&quot;;11;IF([.$G17]=&quot;Imbuer&quot;;10;IF([.$G17]=&quot;Tinker&quot;;9;))))))" office:value-type="float" office:value="0.0444444444444444" calcext:value-type="float">
            <text:p>0.04</text:p>
          </table:table-cell>
          <table:table-cell table:style-name="ce46" table:formula="of:=IF(INDEX([.$A$1:.$E$5];MATCH([.$G17];[.$A$1:.$A$5];0);MATCH([.$H17];[.$A$1:.$E$1];0))*INDEX([.$A$13:.$B$18];MATCH([.AA$3];[.$A$13:.$A$18];0);2)*INDEX([.$A$7:.$B$11];MATCH([.AA$4];[.$A$7:.$A$11];0);2)*[.$AE$2]*[.$AE$1]/18000=0;&quot;&quot;;INDEX([.$A$1:.$E$5];MATCH([.$G17];[.$A$1:.$A$5];0);MATCH([.$H17];[.$A$1:.$E$1];0))*INDEX([.$A$13:.$B$18];MATCH([.AA$3];[.$A$13:.$A$18];0);2)*INDEX([.$A$7:.$B$11];MATCH([.AA$4];[.$A$7:.$A$11];0);2)*[.$AE$2]*[.$AE$1]/(2000*IF([.$G17]=&quot;Blacksmith&quot;;10;IF([.$G17]=&quot;Fletcher&quot;;11;IF([.$G17]=&quot;Imbuer&quot;;10;IF([.$G17]=&quot;Tinker&quot;;9;))))))" office:value-type="float" office:value="0.00444444444444444" calcext:value-type="float">
            <text:p>0.00</text:p>
          </table:table-cell>
          <table:table-cell table:style-name="ce51" table:formula="of:=IF(INDEX([.$A$1:.$E$5];MATCH([.$G17];[.$A$1:.$A$5];0);MATCH([.$H17];[.$A$1:.$E$1];0))*INDEX([.$A$13:.$B$18];MATCH([.AB$3];[.$A$13:.$A$18];0);2)*INDEX([.$A$7:.$B$11];MATCH([.AB$4];[.$A$7:.$A$11];0);2)*[.$AE$2]*[.$AE$1]/18000=0;&quot;&quot;;INDEX([.$A$1:.$E$5];MATCH([.$G17];[.$A$1:.$A$5];0);MATCH([.$H17];[.$A$1:.$E$1];0))*INDEX([.$A$13:.$B$18];MATCH([.AB$3];[.$A$13:.$A$18];0);2)*INDEX([.$A$7:.$B$11];MATCH([.AB$4];[.$A$7:.$A$11];0);2)*[.$AE$2]*[.$AE$1]/(2000*IF([.$G17]=&quot;Blacksmith&quot;;10;IF([.$G17]=&quot;Fletcher&quot;;11;IF([.$G17]=&quot;Imbuer&quot;;10;IF([.$G17]=&quot;Tinker&quot;;9;))))))" office:value-type="float" office:value="0.000444444444444444" calcext:value-type="float">
            <text:p>0.00</text:p>
          </table:table-cell>
          <table:table-cell table:style-name="ce3"/>
          <table:table-cell table:style-name="ce65" office:value-type="string" calcext:value-type="string">
            <text:p>V. 2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15" calcext:value-type="percentage">
            <text:p>115%</text:p>
          </table:table-cell>
          <table:table-cell table:style-name="ce103" table:number-matrix-columns-spanned="1" table:number-matrix-rows-spanned="1" table:formula="of:=IFERROR(INDEX([$Analise.$AD$4:.$AI$8];MATCH([$Analise.$AF17];[$Analise.$AD$4:.$AD$8];0);MATCH(#REF!;[$Analise.$AD$4:.$AI$4];0))/[.$AE$1];0)+SUM(IF(AND(#REF!=&quot;T4&quot;;[.$AF17]=&quot;Blacksmith&quot;);[.I24];IF(AND(#REF!=&quot;T5&quot;;[.$AF17]=&quot;Blacksmith&quot;);[.$M$23];IF(AND(#REF!=&quot;T6&quot;;[.$AF17]=&quot;Blacksmith&quot;);[.$Q$23];IF(AND(#REF!=&quot;T7&quot;;[.$AF17]=&quot;Blacksmith&quot;);[.$U$23];IF(AND(#REF!=&quot;T8&quot;;[.$AF17]=&quot;Blacksmith&quot;);[.$Y$23];IF(AND(#REF!=&quot;T4&quot;;[.$AF17]=&quot;Fletcher&quot;);[.I28];IF(AND(#REF!=&quot;T5&quot;;[.$AF17]=&quot;Fletcher&quot;);[.$M$27];IF(AND(#REF!=&quot;T6&quot;;[.$AF17]=&quot;Fletcher&quot;);[.$Q$27];IF(AND(#REF!=&quot;T7&quot;;[.$AF17]=&quot;Fletcher&quot;);[.$U$27];IF(AND(#REF!=&quot;T8&quot;;[.$AF17]=&quot;Fletcher&quot;);[.$Y$27];IF(AND(#REF!=&quot;T4&quot;;[.$AF17]=&quot;Imbuer&quot;);[.$I$31];IF(AND(#REF!=&quot;T5&quot;;[.$AF17]=&quot;Imbuer&quot;);[.$M$31];IF(AND(#REF!=&quot;T6&quot;;[.$AF17]=&quot;Imbuer&quot;);[.$Q$31];IF(AND(#REF!=&quot;T7&quot;;[.$AF17]=&quot;Imbuer&quot;);[.$U$31];IF(AND(#REF!=&quot;T8&quot;;[.$AF17]=&quot;Imbuer&quot;);[.$Y$31];IF(AND(#REF!=&quot;T4&quot;;[.$AF17]=&quot;Tinker&quot;);[.$I$35];IF(AND(#REF!=&quot;T5&quot;;[.$AF17]=&quot;Tinker&quot;);[.$M$35];IF(AND(#REF!=&quot;T6&quot;;[.$AF17]=&quot;Tinker&quot;);[.$Q$35];IF(AND(#REF!=&quot;T7&quot;;[.$AF17]=&quot;Tinker&quot;);[.$U$35];IF(AND(#REF!=&quot;T8&quot;;[.$AF17]=&quot;Tinker&quot;);[.$Y$35])))))))))))))))))))):IF(AND(#REF!=&quot;T4&quot;;[.$AF17]=&quot;Blacksmith&quot;);[.$L$26];IF(AND(#REF!=&quot;T5&quot;;[.$AF17]=&quot;Blacksmith&quot;);[.$P$26];IF(AND(#REF!=&quot;T6&quot;;[.$AF17]=&quot;Blacksmith&quot;);[.$T$26];IF(AND(#REF!=&quot;T7&quot;;[.$AF17]=&quot;Blacksmith&quot;);[.$X$26];IF(AND(#REF!=&quot;T8&quot;;[.$AF17]=&quot;Blacksmith&quot;);[.$AB$26];IF(AND(#REF!=&quot;T4&quot;;[.$AF17]=&quot;Fletcher&quot;);[.$L$30];IF(AND(#REF!=&quot;T5&quot;;[.$AF17]=&quot;Fletcher&quot;);[.$P$30];IF(AND(#REF!=&quot;T6&quot;;[.$AF17]=&quot;Fletcher&quot;);[.$T$30];IF(AND(#REF!=&quot;T7&quot;;[.$AF17]=&quot;Fletcher&quot;);[.$X$30];IF(AND(#REF!=&quot;T8&quot;;[.$AF17]=&quot;Fletcher&quot;);[.$AB$30];IF(AND(#REF!=&quot;T4&quot;;[.$AF17]=&quot;Imbuer&quot;);[.$L$34];IF(AND(#REF!=&quot;T5&quot;;[.$AF17]=&quot;Imbuer&quot;);[.$P$34];IF(AND(#REF!=&quot;T6&quot;;[.$AF17]=&quot;Imbuer&quot;);[.$T$34];IF(AND(#REF!=&quot;T7&quot;;[.$AF17]=&quot;Imbuer&quot;);[.$X$34];IF(AND(#REF!=&quot;T8&quot;;[.$AF17]=&quot;Imbuer&quot;);[.$AB$34];IF(AND(#REF!=&quot;T4&quot;;[.$AF17]=&quot;Tinker&quot;);[.$L$38];IF(AND(#REF!=&quot;T5&quot;;[.$AF17]=&quot;Tinker&quot;);[.$P$38];IF(AND(#REF!=&quot;T6&quot;;[.$AF17]=&quot;Tinker&quot;);[.$T$38];IF(AND(#REF!=&quot;T7&quot;;[.$AF17]=&quot;Tinker&quot;);[.$X$38];IF(AND(#REF!=&quot;T8&quot;;[.$AF17]=&quot;Tinker&quot;);[.$AB$38])))))))))))))))))))))*[.$AH17]/[.$AE$1]-SUM(IF(AND(#REF!=&quot;T4&quot;;[.$AF17]=&quot;Blacksmith&quot;);[.I24];IF(AND(#REF!=&quot;T5&quot;;[.$AF17]=&quot;Blacksmith&quot;);[.$M$23];IF(AND(#REF!=&quot;T6&quot;;[.$AF17]=&quot;Blacksmith&quot;);[.$Q$23];IF(AND(#REF!=&quot;T7&quot;;[.$AF17]=&quot;Blacksmith&quot;);[.$U$23];IF(AND(#REF!=&quot;T8&quot;;[.$AF17]=&quot;Blacksmith&quot;);[.$Y$23];IF(AND(#REF!=&quot;T4&quot;;[.$AF17]=&quot;Fletcher&quot;);[.I28];IF(AND(#REF!=&quot;T5&quot;;[.$AF17]=&quot;Fletcher&quot;);[.$M$27];IF(AND(#REF!=&quot;T6&quot;;[.$AF17]=&quot;Fletcher&quot;);[.$Q$27];IF(AND(#REF!=&quot;T7&quot;;[.$AF17]=&quot;Fletcher&quot;);[.$U$27];IF(AND(#REF!=&quot;T8&quot;;[.$AF17]=&quot;Fletcher&quot;);[.$Y$27];IF(AND(#REF!=&quot;T4&quot;;[.$AF17]=&quot;Imbuer&quot;);[.$I$31];IF(AND(#REF!=&quot;T5&quot;;[.$AF17]=&quot;Imbuer&quot;);[.$M$31];IF(AND(#REF!=&quot;T6&quot;;[.$AF17]=&quot;Imbuer&quot;);[.$Q$31];IF(AND(#REF!=&quot;T7&quot;;[.$AF17]=&quot;Imbuer&quot;);[.$U$31];IF(AND(#REF!=&quot;T8&quot;;[.$AF17]=&quot;Imbuer&quot;);[.$Y$31];IF(AND(#REF!=&quot;T4&quot;;[.$AF17]=&quot;Tinker&quot;);[.$I$35];IF(AND(#REF!=&quot;T5&quot;;[.$AF17]=&quot;Tinker&quot;);[.$M$35];IF(AND(#REF!=&quot;T6&quot;;[.$AF17]=&quot;Tinker&quot;);[.$Q$35];IF(AND(#REF!=&quot;T7&quot;;[.$AF17]=&quot;Tinker&quot;);[.$U$35];IF(AND(#REF!=&quot;T8&quot;;[.$AF17]=&quot;Tinker&quot;);[.$Y$35])))))))))))))))))))):IF(AND(#REF!=&quot;T4&quot;;[.$AF17]=&quot;Blacksmith&quot;);[.$L$26];IF(AND(#REF!=&quot;T5&quot;;[.$AF17]=&quot;Blacksmith&quot;);[.$P$26];IF(AND(#REF!=&quot;T6&quot;;[.$AF17]=&quot;Blacksmith&quot;);[.$T$26];IF(AND(#REF!=&quot;T7&quot;;[.$AF17]=&quot;Blacksmith&quot;);[.$X$26];IF(AND(#REF!=&quot;T8&quot;;[.$AF17]=&quot;Blacksmith&quot;);[.$AB$26];IF(AND(#REF!=&quot;T4&quot;;[.$AF17]=&quot;Fletcher&quot;);[.$L$30];IF(AND(#REF!=&quot;T5&quot;;[.$AF17]=&quot;Fletcher&quot;);[.$P$30];IF(AND(#REF!=&quot;T6&quot;;[.$AF17]=&quot;Fletcher&quot;);[.$T$30];IF(AND(#REF!=&quot;T7&quot;;[.$AF17]=&quot;Fletcher&quot;);[.$X$30];IF(AND(#REF!=&quot;T8&quot;;[.$AF17]=&quot;Fletcher&quot;);[.$AB$30];IF(AND(#REF!=&quot;T4&quot;;[.$AF17]=&quot;Imbuer&quot;);[.$L$34];IF(AND(#REF!=&quot;T5&quot;;[.$AF17]=&quot;Imbuer&quot;);[.$P$34];IF(AND(#REF!=&quot;T6&quot;;[.$AF17]=&quot;Imbuer&quot;);[.$T$34];IF(AND(#REF!=&quot;T7&quot;;[.$AF17]=&quot;Imbuer&quot;);[.$X$34];IF(AND(#REF!=&quot;T8&quot;;[.$AF17]=&quot;Imbuer&quot;);[.$AB$34];IF(AND(#REF!=&quot;T4&quot;;[.$AF17]=&quot;Tinker&quot;);[.$L$38];IF(AND(#REF!=&quot;T5&quot;;[.$AF17]=&quot;Tinker&quot;);[.$P$38];IF(AND(#REF!=&quot;T6&quot;;[.$AF17]=&quot;Tinker&quot;);[.$T$38];IF(AND(#REF!=&quot;T7&quot;;[.$AF17]=&quot;Tinker&quot;);[.$X$38];IF(AND(#REF!=&quot;T8&quot;;[.$AF17]=&quot;Tinker&quot;);[.$AB$38])))))))))))))))))))))/[.$AE$1]" office:value-type="string" office:string-value="" calcext:value-type="error">
            <text:p>#REF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2" office:value-type="string" calcext:value-type="string">
            <text:p>T8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4"/>
          <table:table-cell table:style-name="ce7" office:value-type="string" calcext:value-type="string">
            <text:p>Tinker</text:p>
          </table:table-cell>
          <table:table-cell table:style-name="ce4" office:value-type="string" calcext:value-type="string">
            <text:p>Leather</text:p>
          </table:table-cell>
          <table:table-cell table:style-name="ce5" table:formula="of:=IF(INDEX([.$A$1:.$E$5];MATCH([.$G18];[.$A$1:.$A$5];0);MATCH([.$H18];[.$A$1:.$E$1];0))*INDEX([.$A$13:.$B$18];MATCH([.I$3];[.$A$13:.$A$18];0);2)*INDEX([.$A$7:.$B$11];MATCH([.I$4];[.$A$7:.$A$11];0);2)*[.$AE$2]*[.$AE$1]/18000=0;&quot;&quot;;INDEX([.$A$1:.$E$5];MATCH([.$G18];[.$A$1:.$A$5];0);MATCH([.$H18];[.$A$1:.$E$1];0))*INDEX([.$A$13:.$B$18];MATCH([.I$3];[.$A$13:.$A$18];0);2)*INDEX([.$A$7:.$B$11];MATCH([.I$4];[.$A$7:.$A$11];0);2)*[.$AE$2]*[.$AE$1]/(2000*IF([.$G18]=&quot;Blacksmith&quot;;10;IF([.$G18]=&quot;Fletcher&quot;;11;IF([.$G18]=&quot;Imbuer&quot;;10;IF([.$G18]=&quot;Tinker&quot;;9;))))))" office:value-type="float" office:value="1.67911111111111" calcext:value-type="float">
            <text:p>1.68</text:p>
          </table:table-cell>
          <table:table-cell table:style-name="ce5" table:formula="of:=IF(INDEX([.$A$1:.$E$5];MATCH([.$G18];[.$A$1:.$A$5];0);MATCH([.$H18];[.$A$1:.$E$1];0))*INDEX([.$A$13:.$B$18];MATCH([.J$3];[.$A$13:.$A$18];0);2)*INDEX([.$A$7:.$B$11];MATCH([.J$4];[.$A$7:.$A$11];0);2)*[.$AE$2]*[.$AE$1]/18000=0;&quot;&quot;;INDEX([.$A$1:.$E$5];MATCH([.$G18];[.$A$1:.$A$5];0);MATCH([.$H18];[.$A$1:.$E$1];0))*INDEX([.$A$13:.$B$18];MATCH([.J$3];[.$A$13:.$A$18];0);2)*INDEX([.$A$7:.$B$11];MATCH([.J$4];[.$A$7:.$A$11];0);2)*[.$AE$2]*[.$AE$1]/(2000*IF([.$G18]=&quot;Blacksmith&quot;;10;IF([.$G18]=&quot;Fletcher&quot;;11;IF([.$G18]=&quot;Imbuer&quot;;10;IF([.$G18]=&quot;Tinker&quot;;9;))))))" office:value-type="float" office:value="0.0888888888888889" calcext:value-type="float">
            <text:p>0.09</text:p>
          </table:table-cell>
          <table:table-cell table:style-name="ce5" table:formula="of:=IF(INDEX([.$A$1:.$E$5];MATCH([.$G18];[.$A$1:.$A$5];0);MATCH([.$H18];[.$A$1:.$E$1];0))*INDEX([.$A$13:.$B$18];MATCH([.K$3];[.$A$13:.$A$18];0);2)*INDEX([.$A$7:.$B$11];MATCH([.K$4];[.$A$7:.$A$11];0);2)*[.$AE$2]*[.$AE$1]/18000=0;&quot;&quot;;INDEX([.$A$1:.$E$5];MATCH([.$G18];[.$A$1:.$A$5];0);MATCH([.$H18];[.$A$1:.$E$1];0))*INDEX([.$A$13:.$B$18];MATCH([.K$3];[.$A$13:.$A$18];0);2)*INDEX([.$A$7:.$B$11];MATCH([.K$4];[.$A$7:.$A$11];0);2)*[.$AE$2]*[.$AE$1]/(2000*IF([.$G18]=&quot;Blacksmith&quot;;10;IF([.$G18]=&quot;Fletcher&quot;;11;IF([.$G18]=&quot;Imbuer&quot;;10;IF([.$G18]=&quot;Tinker&quot;;9;))))))" office:value-type="float" office:value="0.00888888888888889" calcext:value-type="float">
            <text:p>0.01</text:p>
          </table:table-cell>
          <table:table-cell table:style-name="ce5" table:formula="of:=IF(INDEX([.$A$1:.$E$5];MATCH([.$G18];[.$A$1:.$A$5];0);MATCH([.$H18];[.$A$1:.$E$1];0))*INDEX([.$A$13:.$B$18];MATCH([.L$3];[.$A$13:.$A$18];0);2)*INDEX([.$A$7:.$B$11];MATCH([.L$4];[.$A$7:.$A$11];0);2)*[.$AE$2]*[.$AE$1]/18000=0;&quot;&quot;;INDEX([.$A$1:.$E$5];MATCH([.$G18];[.$A$1:.$A$5];0);MATCH([.$H18];[.$A$1:.$E$1];0))*INDEX([.$A$13:.$B$18];MATCH([.L$3];[.$A$13:.$A$18];0);2)*INDEX([.$A$7:.$B$11];MATCH([.L$4];[.$A$7:.$A$11];0);2)*[.$AE$2]*[.$AE$1]/(2000*IF([.$G18]=&quot;Blacksmith&quot;;10;IF([.$G18]=&quot;Fletcher&quot;;11;IF([.$G18]=&quot;Imbuer&quot;;10;IF([.$G18]=&quot;Tinker&quot;;9;))))))" office:value-type="float" office:value="0.000888888888888889" calcext:value-type="float">
            <text:p>0.00</text:p>
          </table:table-cell>
          <table:table-cell table:style-name="ce20" table:formula="of:=IF(INDEX([.$A$1:.$E$5];MATCH([.$G18];[.$A$1:.$A$5];0);MATCH([.$H18];[.$A$1:.$E$1];0))*INDEX([.$A$13:.$B$18];MATCH([.M$3];[.$A$13:.$A$18];0);2)*INDEX([.$A$7:.$B$11];MATCH([.M$4];[.$A$7:.$A$11];0);2)*[.$AE$2]*[.$AE$1]/18000=0;&quot;&quot;;INDEX([.$A$1:.$E$5];MATCH([.$G18];[.$A$1:.$A$5];0);MATCH([.$H18];[.$A$1:.$E$1];0))*INDEX([.$A$13:.$B$18];MATCH([.M$3];[.$A$13:.$A$18];0);2)*INDEX([.$A$7:.$B$11];MATCH([.M$4];[.$A$7:.$A$11];0);2)*[.$AE$2]*[.$AE$1]/(2000*IF([.$G18]=&quot;Blacksmith&quot;;10;IF([.$G18]=&quot;Fletcher&quot;;11;IF([.$G18]=&quot;Imbuer&quot;;10;IF([.$G18]=&quot;Tinker&quot;;9;))))))" office:value-type="float" office:value="0.839555555555556" calcext:value-type="float">
            <text:p>0.84</text:p>
          </table:table-cell>
          <table:table-cell table:style-name="ce20" table:formula="of:=IF(INDEX([.$A$1:.$E$5];MATCH([.$G18];[.$A$1:.$A$5];0);MATCH([.$H18];[.$A$1:.$E$1];0))*INDEX([.$A$13:.$B$18];MATCH([.N$3];[.$A$13:.$A$18];0);2)*INDEX([.$A$7:.$B$11];MATCH([.N$4];[.$A$7:.$A$11];0);2)*[.$AE$2]*[.$AE$1]/18000=0;&quot;&quot;;INDEX([.$A$1:.$E$5];MATCH([.$G18];[.$A$1:.$A$5];0);MATCH([.$H18];[.$A$1:.$E$1];0))*INDEX([.$A$13:.$B$18];MATCH([.N$3];[.$A$13:.$A$18];0);2)*INDEX([.$A$7:.$B$11];MATCH([.N$4];[.$A$7:.$A$11];0);2)*[.$AE$2]*[.$AE$1]/(2000*IF([.$G18]=&quot;Blacksmith&quot;;10;IF([.$G18]=&quot;Fletcher&quot;;11;IF([.$G18]=&quot;Imbuer&quot;;10;IF([.$G18]=&quot;Tinker&quot;;9;))))))" office:value-type="float" office:value="0.0444444444444444" calcext:value-type="float">
            <text:p>0.04</text:p>
          </table:table-cell>
          <table:table-cell table:style-name="ce20" table:formula="of:=IF(INDEX([.$A$1:.$E$5];MATCH([.$G18];[.$A$1:.$A$5];0);MATCH([.$H18];[.$A$1:.$E$1];0))*INDEX([.$A$13:.$B$18];MATCH([.O$3];[.$A$13:.$A$18];0);2)*INDEX([.$A$7:.$B$11];MATCH([.O$4];[.$A$7:.$A$11];0);2)*[.$AE$2]*[.$AE$1]/18000=0;&quot;&quot;;INDEX([.$A$1:.$E$5];MATCH([.$G18];[.$A$1:.$A$5];0);MATCH([.$H18];[.$A$1:.$E$1];0))*INDEX([.$A$13:.$B$18];MATCH([.O$3];[.$A$13:.$A$18];0);2)*INDEX([.$A$7:.$B$11];MATCH([.O$4];[.$A$7:.$A$11];0);2)*[.$AE$2]*[.$AE$1]/(2000*IF([.$G18]=&quot;Blacksmith&quot;;10;IF([.$G18]=&quot;Fletcher&quot;;11;IF([.$G18]=&quot;Imbuer&quot;;10;IF([.$G18]=&quot;Tinker&quot;;9;))))))" office:value-type="float" office:value="0.00444444444444444" calcext:value-type="float">
            <text:p>0.00</text:p>
          </table:table-cell>
          <table:table-cell table:style-name="ce20" table:formula="of:=IF(INDEX([.$A$1:.$E$5];MATCH([.$G18];[.$A$1:.$A$5];0);MATCH([.$H18];[.$A$1:.$E$1];0))*INDEX([.$A$13:.$B$18];MATCH([.P$3];[.$A$13:.$A$18];0);2)*INDEX([.$A$7:.$B$11];MATCH([.P$4];[.$A$7:.$A$11];0);2)*[.$AE$2]*[.$AE$1]/18000=0;&quot;&quot;;INDEX([.$A$1:.$E$5];MATCH([.$G18];[.$A$1:.$A$5];0);MATCH([.$H18];[.$A$1:.$E$1];0))*INDEX([.$A$13:.$B$18];MATCH([.P$3];[.$A$13:.$A$18];0);2)*INDEX([.$A$7:.$B$11];MATCH([.P$4];[.$A$7:.$A$11];0);2)*[.$AE$2]*[.$AE$1]/(2000*IF([.$G18]=&quot;Blacksmith&quot;;10;IF([.$G18]=&quot;Fletcher&quot;;11;IF([.$G18]=&quot;Imbuer&quot;;10;IF([.$G18]=&quot;Tinker&quot;;9;))))))" office:value-type="float" office:value="0.000444444444444444" calcext:value-type="float">
            <text:p>0.00</text:p>
          </table:table-cell>
          <table:table-cell table:style-name="ce27" table:formula="of:=IF(INDEX([.$A$1:.$E$5];MATCH([.$G18];[.$A$1:.$A$5];0);MATCH([.$H18];[.$A$1:.$E$1];0))*INDEX([.$A$13:.$B$18];MATCH([.Q$3];[.$A$13:.$A$18];0);2)*INDEX([.$A$7:.$B$11];MATCH([.Q$4];[.$A$7:.$A$11];0);2)*[.$AE$2]*[.$AE$1]/18000=0;&quot;&quot;;INDEX([.$A$1:.$E$5];MATCH([.$G18];[.$A$1:.$A$5];0);MATCH([.$H18];[.$A$1:.$E$1];0))*INDEX([.$A$13:.$B$18];MATCH([.Q$3];[.$A$13:.$A$18];0);2)*INDEX([.$A$7:.$B$11];MATCH([.Q$4];[.$A$7:.$A$11];0);2)*[.$AE$2]*[.$AE$1]/(2000*IF([.$G18]=&quot;Blacksmith&quot;;10;IF([.$G18]=&quot;Fletcher&quot;;11;IF([.$G18]=&quot;Imbuer&quot;;10;IF([.$G18]=&quot;Tinker&quot;;9;))))))" office:value-type="float" office:value="0.559668722222222" calcext:value-type="float">
            <text:p>0.56</text:p>
          </table:table-cell>
          <table:table-cell table:style-name="ce27" table:formula="of:=IF(INDEX([.$A$1:.$E$5];MATCH([.$G18];[.$A$1:.$A$5];0);MATCH([.$H18];[.$A$1:.$E$1];0))*INDEX([.$A$13:.$B$18];MATCH([.R$3];[.$A$13:.$A$18];0);2)*INDEX([.$A$7:.$B$11];MATCH([.R$4];[.$A$7:.$A$11];0);2)*[.$AE$2]*[.$AE$1]/18000=0;&quot;&quot;;INDEX([.$A$1:.$E$5];MATCH([.$G18];[.$A$1:.$A$5];0);MATCH([.$H18];[.$A$1:.$E$1];0))*INDEX([.$A$13:.$B$18];MATCH([.R$3];[.$A$13:.$A$18];0);2)*INDEX([.$A$7:.$B$11];MATCH([.R$4];[.$A$7:.$A$11];0);2)*[.$AE$2]*[.$AE$1]/(2000*IF([.$G18]=&quot;Blacksmith&quot;;10;IF([.$G18]=&quot;Fletcher&quot;;11;IF([.$G18]=&quot;Imbuer&quot;;10;IF([.$G18]=&quot;Tinker&quot;;9;))))))" office:value-type="float" office:value="0.0296277777777778" calcext:value-type="float">
            <text:p>0.03</text:p>
          </table:table-cell>
          <table:table-cell table:style-name="ce27" table:formula="of:=IF(INDEX([.$A$1:.$E$5];MATCH([.$G18];[.$A$1:.$A$5];0);MATCH([.$H18];[.$A$1:.$E$1];0))*INDEX([.$A$13:.$B$18];MATCH([.S$3];[.$A$13:.$A$18];0);2)*INDEX([.$A$7:.$B$11];MATCH([.S$4];[.$A$7:.$A$11];0);2)*[.$AE$2]*[.$AE$1]/18000=0;&quot;&quot;;INDEX([.$A$1:.$E$5];MATCH([.$G18];[.$A$1:.$A$5];0);MATCH([.$H18];[.$A$1:.$E$1];0))*INDEX([.$A$13:.$B$18];MATCH([.S$3];[.$A$13:.$A$18];0);2)*INDEX([.$A$7:.$B$11];MATCH([.S$4];[.$A$7:.$A$11];0);2)*[.$AE$2]*[.$AE$1]/(2000*IF([.$G18]=&quot;Blacksmith&quot;;10;IF([.$G18]=&quot;Fletcher&quot;;11;IF([.$G18]=&quot;Imbuer&quot;;10;IF([.$G18]=&quot;Tinker&quot;;9;))))))" office:value-type="float" office:value="0.00296277777777778" calcext:value-type="float">
            <text:p>0.00</text:p>
          </table:table-cell>
          <table:table-cell table:style-name="ce27" table:formula="of:=IF(INDEX([.$A$1:.$E$5];MATCH([.$G18];[.$A$1:.$A$5];0);MATCH([.$H18];[.$A$1:.$E$1];0))*INDEX([.$A$13:.$B$18];MATCH([.T$3];[.$A$13:.$A$18];0);2)*INDEX([.$A$7:.$B$11];MATCH([.T$4];[.$A$7:.$A$11];0);2)*[.$AE$2]*[.$AE$1]/18000=0;&quot;&quot;;INDEX([.$A$1:.$E$5];MATCH([.$G18];[.$A$1:.$A$5];0);MATCH([.$H18];[.$A$1:.$E$1];0))*INDEX([.$A$13:.$B$18];MATCH([.T$3];[.$A$13:.$A$18];0);2)*INDEX([.$A$7:.$B$11];MATCH([.T$4];[.$A$7:.$A$11];0);2)*[.$AE$2]*[.$AE$1]/(2000*IF([.$G18]=&quot;Blacksmith&quot;;10;IF([.$G18]=&quot;Fletcher&quot;;11;IF([.$G18]=&quot;Imbuer&quot;;10;IF([.$G18]=&quot;Tinker&quot;;9;))))))" office:value-type="float" office:value="0.000296277777777778" calcext:value-type="float">
            <text:p>0.00</text:p>
          </table:table-cell>
          <table:table-cell table:style-name="ce35" table:formula="of:=IF(INDEX([.$A$1:.$E$5];MATCH([.$G18];[.$A$1:.$A$5];0);MATCH([.$H18];[.$A$1:.$E$1];0))*INDEX([.$A$13:.$B$18];MATCH([.U$3];[.$A$13:.$A$18];0);2)*INDEX([.$A$7:.$B$11];MATCH([.U$4];[.$A$7:.$A$11];0);2)*[.$AE$2]*[.$AE$1]/18000=0;&quot;&quot;;INDEX([.$A$1:.$E$5];MATCH([.$G18];[.$A$1:.$A$5];0);MATCH([.$H18];[.$A$1:.$E$1];0))*INDEX([.$A$13:.$B$18];MATCH([.U$3];[.$A$13:.$A$18];0);2)*INDEX([.$A$7:.$B$11];MATCH([.U$4];[.$A$7:.$A$11];0);2)*[.$AE$2]*[.$AE$1]/(2000*IF([.$G18]=&quot;Blacksmith&quot;;10;IF([.$G18]=&quot;Fletcher&quot;;11;IF([.$G18]=&quot;Imbuer&quot;;10;IF([.$G18]=&quot;Tinker&quot;;9;))))))" office:value-type="float" office:value="0.489670777777778" calcext:value-type="float">
            <text:p>0.49</text:p>
          </table:table-cell>
          <table:table-cell table:style-name="ce35" table:formula="of:=IF(INDEX([.$A$1:.$E$5];MATCH([.$G18];[.$A$1:.$A$5];0);MATCH([.$H18];[.$A$1:.$E$1];0))*INDEX([.$A$13:.$B$18];MATCH([.V$3];[.$A$13:.$A$18];0);2)*INDEX([.$A$7:.$B$11];MATCH([.V$4];[.$A$7:.$A$11];0);2)*[.$AE$2]*[.$AE$1]/18000=0;&quot;&quot;;INDEX([.$A$1:.$E$5];MATCH([.$G18];[.$A$1:.$A$5];0);MATCH([.$H18];[.$A$1:.$E$1];0))*INDEX([.$A$13:.$B$18];MATCH([.V$3];[.$A$13:.$A$18];0);2)*INDEX([.$A$7:.$B$11];MATCH([.V$4];[.$A$7:.$A$11];0);2)*[.$AE$2]*[.$AE$1]/(2000*IF([.$G18]=&quot;Blacksmith&quot;;10;IF([.$G18]=&quot;Fletcher&quot;;11;IF([.$G18]=&quot;Imbuer&quot;;10;IF([.$G18]=&quot;Tinker&quot;;9;))))))" office:value-type="float" office:value="0.0259222222222222" calcext:value-type="float">
            <text:p>0.03</text:p>
          </table:table-cell>
          <table:table-cell table:style-name="ce35" table:formula="of:=IF(INDEX([.$A$1:.$E$5];MATCH([.$G18];[.$A$1:.$A$5];0);MATCH([.$H18];[.$A$1:.$E$1];0))*INDEX([.$A$13:.$B$18];MATCH([.W$3];[.$A$13:.$A$18];0);2)*INDEX([.$A$7:.$B$11];MATCH([.W$4];[.$A$7:.$A$11];0);2)*[.$AE$2]*[.$AE$1]/18000=0;&quot;&quot;;INDEX([.$A$1:.$E$5];MATCH([.$G18];[.$A$1:.$A$5];0);MATCH([.$H18];[.$A$1:.$E$1];0))*INDEX([.$A$13:.$B$18];MATCH([.W$3];[.$A$13:.$A$18];0);2)*INDEX([.$A$7:.$B$11];MATCH([.W$4];[.$A$7:.$A$11];0);2)*[.$AE$2]*[.$AE$1]/(2000*IF([.$G18]=&quot;Blacksmith&quot;;10;IF([.$G18]=&quot;Fletcher&quot;;11;IF([.$G18]=&quot;Imbuer&quot;;10;IF([.$G18]=&quot;Tinker&quot;;9;))))))" office:value-type="float" office:value="0.00259222222222222" calcext:value-type="float">
            <text:p>0.00</text:p>
          </table:table-cell>
          <table:table-cell table:style-name="ce35" table:formula="of:=IF(INDEX([.$A$1:.$E$5];MATCH([.$G18];[.$A$1:.$A$5];0);MATCH([.$H18];[.$A$1:.$E$1];0))*INDEX([.$A$13:.$B$18];MATCH([.X$3];[.$A$13:.$A$18];0);2)*INDEX([.$A$7:.$B$11];MATCH([.X$4];[.$A$7:.$A$11];0);2)*[.$AE$2]*[.$AE$1]/18000=0;&quot;&quot;;INDEX([.$A$1:.$E$5];MATCH([.$G18];[.$A$1:.$A$5];0);MATCH([.$H18];[.$A$1:.$E$1];0))*INDEX([.$A$13:.$B$18];MATCH([.X$3];[.$A$13:.$A$18];0);2)*INDEX([.$A$7:.$B$11];MATCH([.X$4];[.$A$7:.$A$11];0);2)*[.$AE$2]*[.$AE$1]/(2000*IF([.$G18]=&quot;Blacksmith&quot;;10;IF([.$G18]=&quot;Fletcher&quot;;11;IF([.$G18]=&quot;Imbuer&quot;;10;IF([.$G18]=&quot;Tinker&quot;;9;))))))" office:value-type="float" office:value="0.000259222222222222" calcext:value-type="float">
            <text:p>0.00</text:p>
          </table:table-cell>
          <table:table-cell table:style-name="ce43" table:formula="of:=IF(INDEX([.$A$1:.$E$5];MATCH([.$G18];[.$A$1:.$A$5];0);MATCH([.$H18];[.$A$1:.$E$1];0))*INDEX([.$A$13:.$B$18];MATCH([.Y$3];[.$A$13:.$A$18];0);2)*INDEX([.$A$7:.$B$11];MATCH([.Y$4];[.$A$7:.$A$11];0);2)*[.$AE$2]*[.$AE$1]/18000=0;&quot;&quot;;INDEX([.$A$1:.$E$5];MATCH([.$G18];[.$A$1:.$A$5];0);MATCH([.$H18];[.$A$1:.$E$1];0))*INDEX([.$A$13:.$B$18];MATCH([.Y$3];[.$A$13:.$A$18];0);2)*INDEX([.$A$7:.$B$11];MATCH([.Y$4];[.$A$7:.$A$11];0);2)*[.$AE$2]*[.$AE$1]/(2000*IF([.$G18]=&quot;Blacksmith&quot;;10;IF([.$G18]=&quot;Fletcher&quot;;11;IF([.$G18]=&quot;Imbuer&quot;;10;IF([.$G18]=&quot;Tinker&quot;;9;))))))" office:value-type="float" office:value="0.419777777777778" calcext:value-type="float">
            <text:p>0.42</text:p>
          </table:table-cell>
          <table:table-cell table:style-name="ce43" table:formula="of:=IF(INDEX([.$A$1:.$E$5];MATCH([.$G18];[.$A$1:.$A$5];0);MATCH([.$H18];[.$A$1:.$E$1];0))*INDEX([.$A$13:.$B$18];MATCH([.Z$3];[.$A$13:.$A$18];0);2)*INDEX([.$A$7:.$B$11];MATCH([.Z$4];[.$A$7:.$A$11];0);2)*[.$AE$2]*[.$AE$1]/18000=0;&quot;&quot;;INDEX([.$A$1:.$E$5];MATCH([.$G18];[.$A$1:.$A$5];0);MATCH([.$H18];[.$A$1:.$E$1];0))*INDEX([.$A$13:.$B$18];MATCH([.Z$3];[.$A$13:.$A$18];0);2)*INDEX([.$A$7:.$B$11];MATCH([.Z$4];[.$A$7:.$A$11];0);2)*[.$AE$2]*[.$AE$1]/(2000*IF([.$G18]=&quot;Blacksmith&quot;;10;IF([.$G18]=&quot;Fletcher&quot;;11;IF([.$G18]=&quot;Imbuer&quot;;10;IF([.$G18]=&quot;Tinker&quot;;9;))))))" office:value-type="float" office:value="0.0222222222222222" calcext:value-type="float">
            <text:p>0.02</text:p>
          </table:table-cell>
          <table:table-cell table:style-name="ce43" table:formula="of:=IF(INDEX([.$A$1:.$E$5];MATCH([.$G18];[.$A$1:.$A$5];0);MATCH([.$H18];[.$A$1:.$E$1];0))*INDEX([.$A$13:.$B$18];MATCH([.AA$3];[.$A$13:.$A$18];0);2)*INDEX([.$A$7:.$B$11];MATCH([.AA$4];[.$A$7:.$A$11];0);2)*[.$AE$2]*[.$AE$1]/18000=0;&quot;&quot;;INDEX([.$A$1:.$E$5];MATCH([.$G18];[.$A$1:.$A$5];0);MATCH([.$H18];[.$A$1:.$E$1];0))*INDEX([.$A$13:.$B$18];MATCH([.AA$3];[.$A$13:.$A$18];0);2)*INDEX([.$A$7:.$B$11];MATCH([.AA$4];[.$A$7:.$A$11];0);2)*[.$AE$2]*[.$AE$1]/(2000*IF([.$G18]=&quot;Blacksmith&quot;;10;IF([.$G18]=&quot;Fletcher&quot;;11;IF([.$G18]=&quot;Imbuer&quot;;10;IF([.$G18]=&quot;Tinker&quot;;9;))))))" office:value-type="float" office:value="0.00222222222222222" calcext:value-type="float">
            <text:p>0.00</text:p>
          </table:table-cell>
          <table:table-cell table:style-name="ce52" table:formula="of:=IF(INDEX([.$A$1:.$E$5];MATCH([.$G18];[.$A$1:.$A$5];0);MATCH([.$H18];[.$A$1:.$E$1];0))*INDEX([.$A$13:.$B$18];MATCH([.AB$3];[.$A$13:.$A$18];0);2)*INDEX([.$A$7:.$B$11];MATCH([.AB$4];[.$A$7:.$A$11];0);2)*[.$AE$2]*[.$AE$1]/18000=0;&quot;&quot;;INDEX([.$A$1:.$E$5];MATCH([.$G18];[.$A$1:.$A$5];0);MATCH([.$H18];[.$A$1:.$E$1];0))*INDEX([.$A$13:.$B$18];MATCH([.AB$3];[.$A$13:.$A$18];0);2)*INDEX([.$A$7:.$B$11];MATCH([.AB$4];[.$A$7:.$A$11];0);2)*[.$AE$2]*[.$AE$1]/(2000*IF([.$G18]=&quot;Blacksmith&quot;;10;IF([.$G18]=&quot;Fletcher&quot;;11;IF([.$G18]=&quot;Imbuer&quot;;10;IF([.$G18]=&quot;Tinker&quot;;9;))))))" office:value-type="float" office:value="0.000222222222222222" calcext:value-type="float">
            <text:p>0.00</text:p>
          </table:table-cell>
          <table:table-cell table:style-name="ce3"/>
          <table:table-cell table:style-name="ce65" office:value-type="string" calcext:value-type="string">
            <text:p>V. 3</text:p>
          </table:table-cell>
          <table:table-cell table:style-name="ce78" office:value-type="float" office:value="0" calcext:value-type="float">
            <text:p>0</text:p>
          </table:table-cell>
          <table:table-cell table:style-name="ce87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5" calcext:value-type="percentage">
            <text:p>150%</text:p>
          </table:table-cell>
          <table:table-cell table:style-name="ce103" table:number-matrix-columns-spanned="1" table:number-matrix-rows-spanned="1" table:formula="of:=IFERROR(INDEX([$Analise.$AD$4:.$AI$8];MATCH(#REF!;[$Analise.$AD$4:.$AD$8];0);MATCH(#REF!;[$Analise.$AD$4:.$AI$4];0))/[.$AE$1];0)+SUM(IF(AND(#REF!=&quot;T4&quot;;#REF!=&quot;Blacksmith&quot;);[.I25];IF(AND(#REF!=&quot;T5&quot;;#REF!=&quot;Blacksmith&quot;);[.$M$23];IF(AND(#REF!=&quot;T6&quot;;#REF!=&quot;Blacksmith&quot;);[.$Q$23];IF(AND(#REF!=&quot;T7&quot;;#REF!=&quot;Blacksmith&quot;);[.$U$23];IF(AND(#REF!=&quot;T8&quot;;#REF!=&quot;Blacksmith&quot;);[.$Y$23];IF(AND(#REF!=&quot;T4&quot;;#REF!=&quot;Fletcher&quot;);[.I29];IF(AND(#REF!=&quot;T5&quot;;#REF!=&quot;Fletcher&quot;);[.$M$27];IF(AND(#REF!=&quot;T6&quot;;#REF!=&quot;Fletcher&quot;);[.$Q$27];IF(AND(#REF!=&quot;T7&quot;;#REF!=&quot;Fletcher&quot;);[.$U$27];IF(AND(#REF!=&quot;T8&quot;;#REF!=&quot;Fletcher&quot;);[.$Y$27];IF(AND(#REF!=&quot;T4&quot;;#REF!=&quot;Imbuer&quot;);[.$I$31];IF(AND(#REF!=&quot;T5&quot;;#REF!=&quot;Imbuer&quot;);[.$M$31];IF(AND(#REF!=&quot;T6&quot;;#REF!=&quot;Imbuer&quot;);[.$Q$31];IF(AND(#REF!=&quot;T7&quot;;#REF!=&quot;Imbuer&quot;);[.$U$31];IF(AND(#REF!=&quot;T8&quot;;#REF!=&quot;Imbuer&quot;);[.$Y$31];IF(AND(#REF!=&quot;T4&quot;;#REF!=&quot;Tinker&quot;);[.$I$35];IF(AND(#REF!=&quot;T5&quot;;#REF!=&quot;Tinker&quot;);[.$M$35];IF(AND(#REF!=&quot;T6&quot;;#REF!=&quot;Tinker&quot;);[.$Q$35];IF(AND(#REF!=&quot;T7&quot;;#REF!=&quot;Tinker&quot;);[.$U$35];IF(AND(#REF!=&quot;T8&quot;;#REF!=&quot;Tinker&quot;);[.$Y$35])))))))))))))))))))):IF(AND(#REF!=&quot;T4&quot;;#REF!=&quot;Blacksmith&quot;);[.$L$26];IF(AND(#REF!=&quot;T5&quot;;#REF!=&quot;Blacksmith&quot;);[.$P$26];IF(AND(#REF!=&quot;T6&quot;;#REF!=&quot;Blacksmith&quot;);[.$T$26];IF(AND(#REF!=&quot;T7&quot;;#REF!=&quot;Blacksmith&quot;);[.$X$26];IF(AND(#REF!=&quot;T8&quot;;#REF!=&quot;Blacksmith&quot;);[.$AB$26];IF(AND(#REF!=&quot;T4&quot;;#REF!=&quot;Fletcher&quot;);[.$L$30];IF(AND(#REF!=&quot;T5&quot;;#REF!=&quot;Fletcher&quot;);[.$P$30];IF(AND(#REF!=&quot;T6&quot;;#REF!=&quot;Fletcher&quot;);[.$T$30];IF(AND(#REF!=&quot;T7&quot;;#REF!=&quot;Fletcher&quot;);[.$X$30];IF(AND(#REF!=&quot;T8&quot;;#REF!=&quot;Fletcher&quot;);[.$AB$30];IF(AND(#REF!=&quot;T4&quot;;#REF!=&quot;Imbuer&quot;);[.$L$34];IF(AND(#REF!=&quot;T5&quot;;#REF!=&quot;Imbuer&quot;);[.$P$34];IF(AND(#REF!=&quot;T6&quot;;#REF!=&quot;Imbuer&quot;);[.$T$34];IF(AND(#REF!=&quot;T7&quot;;#REF!=&quot;Imbuer&quot;);[.$X$34];IF(AND(#REF!=&quot;T8&quot;;#REF!=&quot;Imbuer&quot;);[.$AB$34];IF(AND(#REF!=&quot;T4&quot;;#REF!=&quot;Tinker&quot;);[.$L$38];IF(AND(#REF!=&quot;T5&quot;;#REF!=&quot;Tinker&quot;);[.$P$38];IF(AND(#REF!=&quot;T6&quot;;#REF!=&quot;Tinker&quot;);[.$T$38];IF(AND(#REF!=&quot;T7&quot;;#REF!=&quot;Tinker&quot;);[.$X$38];IF(AND(#REF!=&quot;T8&quot;;#REF!=&quot;Tinker&quot;);[.$AB$38])))))))))))))))))))))*[.$AH18]/[.$AE$1]-SUM(IF(AND(#REF!=&quot;T4&quot;;#REF!=&quot;Blacksmith&quot;);[.I25];IF(AND(#REF!=&quot;T5&quot;;#REF!=&quot;Blacksmith&quot;);[.$M$23];IF(AND(#REF!=&quot;T6&quot;;#REF!=&quot;Blacksmith&quot;);[.$Q$23];IF(AND(#REF!=&quot;T7&quot;;#REF!=&quot;Blacksmith&quot;);[.$U$23];IF(AND(#REF!=&quot;T8&quot;;#REF!=&quot;Blacksmith&quot;);[.$Y$23];IF(AND(#REF!=&quot;T4&quot;;#REF!=&quot;Fletcher&quot;);[.I29];IF(AND(#REF!=&quot;T5&quot;;#REF!=&quot;Fletcher&quot;);[.$M$27];IF(AND(#REF!=&quot;T6&quot;;#REF!=&quot;Fletcher&quot;);[.$Q$27];IF(AND(#REF!=&quot;T7&quot;;#REF!=&quot;Fletcher&quot;);[.$U$27];IF(AND(#REF!=&quot;T8&quot;;#REF!=&quot;Fletcher&quot;);[.$Y$27];IF(AND(#REF!=&quot;T4&quot;;#REF!=&quot;Imbuer&quot;);[.$I$31];IF(AND(#REF!=&quot;T5&quot;;#REF!=&quot;Imbuer&quot;);[.$M$31];IF(AND(#REF!=&quot;T6&quot;;#REF!=&quot;Imbuer&quot;);[.$Q$31];IF(AND(#REF!=&quot;T7&quot;;#REF!=&quot;Imbuer&quot;);[.$U$31];IF(AND(#REF!=&quot;T8&quot;;#REF!=&quot;Imbuer&quot;);[.$Y$31];IF(AND(#REF!=&quot;T4&quot;;#REF!=&quot;Tinker&quot;);[.$I$35];IF(AND(#REF!=&quot;T5&quot;;#REF!=&quot;Tinker&quot;);[.$M$35];IF(AND(#REF!=&quot;T6&quot;;#REF!=&quot;Tinker&quot;);[.$Q$35];IF(AND(#REF!=&quot;T7&quot;;#REF!=&quot;Tinker&quot;);[.$U$35];IF(AND(#REF!=&quot;T8&quot;;#REF!=&quot;Tinker&quot;);[.$Y$35])))))))))))))))))))):IF(AND(#REF!=&quot;T4&quot;;#REF!=&quot;Blacksmith&quot;);[.$L$26];IF(AND(#REF!=&quot;T5&quot;;#REF!=&quot;Blacksmith&quot;);[.$P$26];IF(AND(#REF!=&quot;T6&quot;;#REF!=&quot;Blacksmith&quot;);[.$T$26];IF(AND(#REF!=&quot;T7&quot;;#REF!=&quot;Blacksmith&quot;);[.$X$26];IF(AND(#REF!=&quot;T8&quot;;#REF!=&quot;Blacksmith&quot;);[.$AB$26];IF(AND(#REF!=&quot;T4&quot;;#REF!=&quot;Fletcher&quot;);[.$L$30];IF(AND(#REF!=&quot;T5&quot;;#REF!=&quot;Fletcher&quot;);[.$P$30];IF(AND(#REF!=&quot;T6&quot;;#REF!=&quot;Fletcher&quot;);[.$T$30];IF(AND(#REF!=&quot;T7&quot;;#REF!=&quot;Fletcher&quot;);[.$X$30];IF(AND(#REF!=&quot;T8&quot;;#REF!=&quot;Fletcher&quot;);[.$AB$30];IF(AND(#REF!=&quot;T4&quot;;#REF!=&quot;Imbuer&quot;);[.$L$34];IF(AND(#REF!=&quot;T5&quot;;#REF!=&quot;Imbuer&quot;);[.$P$34];IF(AND(#REF!=&quot;T6&quot;;#REF!=&quot;Imbuer&quot;);[.$T$34];IF(AND(#REF!=&quot;T7&quot;;#REF!=&quot;Imbuer&quot;);[.$X$34];IF(AND(#REF!=&quot;T8&quot;;#REF!=&quot;Imbuer&quot;);[.$AB$34];IF(AND(#REF!=&quot;T4&quot;;#REF!=&quot;Tinker&quot;);[.$L$38];IF(AND(#REF!=&quot;T5&quot;;#REF!=&quot;Tinker&quot;);[.$P$38];IF(AND(#REF!=&quot;T6&quot;;#REF!=&quot;Tinker&quot;);[.$T$38];IF(AND(#REF!=&quot;T7&quot;;#REF!=&quot;Tinker&quot;);[.$X$38];IF(AND(#REF!=&quot;T8&quot;;#REF!=&quot;Tinker&quot;);[.$AB$38])))))))))))))))))))))/[.$AE$1]" office:value-type="string" office:string-value="" calcext:value-type="error">
            <text:p>#REF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Tinker</text:p>
          </table:table-cell>
          <table:table-cell table:style-name="ce4" office:value-type="string" calcext:value-type="string">
            <text:p>Metalbar</text:p>
          </table:table-cell>
          <table:table-cell table:style-name="ce5" table:formula="of:=IF(INDEX([.$A$1:.$E$5];MATCH([.$G19];[.$A$1:.$A$5];0);MATCH([.$H19];[.$A$1:.$E$1];0))*INDEX([.$A$13:.$B$18];MATCH([.I$3];[.$A$13:.$A$18];0);2)*INDEX([.$A$7:.$B$11];MATCH([.I$4];[.$A$7:.$A$11];0);2)*[.$AE$2]*[.$AE$1]/18000=0;&quot;&quot;;INDEX([.$A$1:.$E$5];MATCH([.$G19];[.$A$1:.$A$5];0);MATCH([.$H19];[.$A$1:.$E$1];0))*INDEX([.$A$13:.$B$18];MATCH([.I$3];[.$A$13:.$A$18];0);2)*INDEX([.$A$7:.$B$11];MATCH([.I$4];[.$A$7:.$A$11];0);2)*[.$AE$2]*[.$AE$1]/(2000*IF([.$G19]=&quot;Blacksmith&quot;;10;IF([.$G19]=&quot;Fletcher&quot;;11;IF([.$G19]=&quot;Imbuer&quot;;10;IF([.$G19]=&quot;Tinker&quot;;9;))))))" office:value-type="float" office:value="3.35822222222222" calcext:value-type="float">
            <text:p>3.36</text:p>
          </table:table-cell>
          <table:table-cell table:style-name="ce5" table:formula="of:=IF(INDEX([.$A$1:.$E$5];MATCH([.$G19];[.$A$1:.$A$5];0);MATCH([.$H19];[.$A$1:.$E$1];0))*INDEX([.$A$13:.$B$18];MATCH([.J$3];[.$A$13:.$A$18];0);2)*INDEX([.$A$7:.$B$11];MATCH([.J$4];[.$A$7:.$A$11];0);2)*[.$AE$2]*[.$AE$1]/18000=0;&quot;&quot;;INDEX([.$A$1:.$E$5];MATCH([.$G19];[.$A$1:.$A$5];0);MATCH([.$H19];[.$A$1:.$E$1];0))*INDEX([.$A$13:.$B$18];MATCH([.J$3];[.$A$13:.$A$18];0);2)*INDEX([.$A$7:.$B$11];MATCH([.J$4];[.$A$7:.$A$11];0);2)*[.$AE$2]*[.$AE$1]/(2000*IF([.$G19]=&quot;Blacksmith&quot;;10;IF([.$G19]=&quot;Fletcher&quot;;11;IF([.$G19]=&quot;Imbuer&quot;;10;IF([.$G19]=&quot;Tinker&quot;;9;))))))" office:value-type="float" office:value="0.177777777777778" calcext:value-type="float">
            <text:p>0.18</text:p>
          </table:table-cell>
          <table:table-cell table:style-name="ce5" table:formula="of:=IF(INDEX([.$A$1:.$E$5];MATCH([.$G19];[.$A$1:.$A$5];0);MATCH([.$H19];[.$A$1:.$E$1];0))*INDEX([.$A$13:.$B$18];MATCH([.K$3];[.$A$13:.$A$18];0);2)*INDEX([.$A$7:.$B$11];MATCH([.K$4];[.$A$7:.$A$11];0);2)*[.$AE$2]*[.$AE$1]/18000=0;&quot;&quot;;INDEX([.$A$1:.$E$5];MATCH([.$G19];[.$A$1:.$A$5];0);MATCH([.$H19];[.$A$1:.$E$1];0))*INDEX([.$A$13:.$B$18];MATCH([.K$3];[.$A$13:.$A$18];0);2)*INDEX([.$A$7:.$B$11];MATCH([.K$4];[.$A$7:.$A$11];0);2)*[.$AE$2]*[.$AE$1]/(2000*IF([.$G19]=&quot;Blacksmith&quot;;10;IF([.$G19]=&quot;Fletcher&quot;;11;IF([.$G19]=&quot;Imbuer&quot;;10;IF([.$G19]=&quot;Tinker&quot;;9;))))))" office:value-type="float" office:value="0.0177777777777778" calcext:value-type="float">
            <text:p>0.02</text:p>
          </table:table-cell>
          <table:table-cell table:style-name="ce5" table:formula="of:=IF(INDEX([.$A$1:.$E$5];MATCH([.$G19];[.$A$1:.$A$5];0);MATCH([.$H19];[.$A$1:.$E$1];0))*INDEX([.$A$13:.$B$18];MATCH([.L$3];[.$A$13:.$A$18];0);2)*INDEX([.$A$7:.$B$11];MATCH([.L$4];[.$A$7:.$A$11];0);2)*[.$AE$2]*[.$AE$1]/18000=0;&quot;&quot;;INDEX([.$A$1:.$E$5];MATCH([.$G19];[.$A$1:.$A$5];0);MATCH([.$H19];[.$A$1:.$E$1];0))*INDEX([.$A$13:.$B$18];MATCH([.L$3];[.$A$13:.$A$18];0);2)*INDEX([.$A$7:.$B$11];MATCH([.L$4];[.$A$7:.$A$11];0);2)*[.$AE$2]*[.$AE$1]/(2000*IF([.$G19]=&quot;Blacksmith&quot;;10;IF([.$G19]=&quot;Fletcher&quot;;11;IF([.$G19]=&quot;Imbuer&quot;;10;IF([.$G19]=&quot;Tinker&quot;;9;))))))" office:value-type="float" office:value="0.00177777777777778" calcext:value-type="float">
            <text:p>0.00</text:p>
          </table:table-cell>
          <table:table-cell table:style-name="ce20" table:formula="of:=IF(INDEX([.$A$1:.$E$5];MATCH([.$G19];[.$A$1:.$A$5];0);MATCH([.$H19];[.$A$1:.$E$1];0))*INDEX([.$A$13:.$B$18];MATCH([.M$3];[.$A$13:.$A$18];0);2)*INDEX([.$A$7:.$B$11];MATCH([.M$4];[.$A$7:.$A$11];0);2)*[.$AE$2]*[.$AE$1]/18000=0;&quot;&quot;;INDEX([.$A$1:.$E$5];MATCH([.$G19];[.$A$1:.$A$5];0);MATCH([.$H19];[.$A$1:.$E$1];0))*INDEX([.$A$13:.$B$18];MATCH([.M$3];[.$A$13:.$A$18];0);2)*INDEX([.$A$7:.$B$11];MATCH([.M$4];[.$A$7:.$A$11];0);2)*[.$AE$2]*[.$AE$1]/(2000*IF([.$G19]=&quot;Blacksmith&quot;;10;IF([.$G19]=&quot;Fletcher&quot;;11;IF([.$G19]=&quot;Imbuer&quot;;10;IF([.$G19]=&quot;Tinker&quot;;9;))))))" office:value-type="float" office:value="1.67911111111111" calcext:value-type="float">
            <text:p>1.68</text:p>
          </table:table-cell>
          <table:table-cell table:style-name="ce20" table:formula="of:=IF(INDEX([.$A$1:.$E$5];MATCH([.$G19];[.$A$1:.$A$5];0);MATCH([.$H19];[.$A$1:.$E$1];0))*INDEX([.$A$13:.$B$18];MATCH([.N$3];[.$A$13:.$A$18];0);2)*INDEX([.$A$7:.$B$11];MATCH([.N$4];[.$A$7:.$A$11];0);2)*[.$AE$2]*[.$AE$1]/18000=0;&quot;&quot;;INDEX([.$A$1:.$E$5];MATCH([.$G19];[.$A$1:.$A$5];0);MATCH([.$H19];[.$A$1:.$E$1];0))*INDEX([.$A$13:.$B$18];MATCH([.N$3];[.$A$13:.$A$18];0);2)*INDEX([.$A$7:.$B$11];MATCH([.N$4];[.$A$7:.$A$11];0);2)*[.$AE$2]*[.$AE$1]/(2000*IF([.$G19]=&quot;Blacksmith&quot;;10;IF([.$G19]=&quot;Fletcher&quot;;11;IF([.$G19]=&quot;Imbuer&quot;;10;IF([.$G19]=&quot;Tinker&quot;;9;))))))" office:value-type="float" office:value="0.0888888888888889" calcext:value-type="float">
            <text:p>0.09</text:p>
          </table:table-cell>
          <table:table-cell table:style-name="ce20" table:formula="of:=IF(INDEX([.$A$1:.$E$5];MATCH([.$G19];[.$A$1:.$A$5];0);MATCH([.$H19];[.$A$1:.$E$1];0))*INDEX([.$A$13:.$B$18];MATCH([.O$3];[.$A$13:.$A$18];0);2)*INDEX([.$A$7:.$B$11];MATCH([.O$4];[.$A$7:.$A$11];0);2)*[.$AE$2]*[.$AE$1]/18000=0;&quot;&quot;;INDEX([.$A$1:.$E$5];MATCH([.$G19];[.$A$1:.$A$5];0);MATCH([.$H19];[.$A$1:.$E$1];0))*INDEX([.$A$13:.$B$18];MATCH([.O$3];[.$A$13:.$A$18];0);2)*INDEX([.$A$7:.$B$11];MATCH([.O$4];[.$A$7:.$A$11];0);2)*[.$AE$2]*[.$AE$1]/(2000*IF([.$G19]=&quot;Blacksmith&quot;;10;IF([.$G19]=&quot;Fletcher&quot;;11;IF([.$G19]=&quot;Imbuer&quot;;10;IF([.$G19]=&quot;Tinker&quot;;9;))))))" office:value-type="float" office:value="0.00888888888888889" calcext:value-type="float">
            <text:p>0.01</text:p>
          </table:table-cell>
          <table:table-cell table:style-name="ce20" table:formula="of:=IF(INDEX([.$A$1:.$E$5];MATCH([.$G19];[.$A$1:.$A$5];0);MATCH([.$H19];[.$A$1:.$E$1];0))*INDEX([.$A$13:.$B$18];MATCH([.P$3];[.$A$13:.$A$18];0);2)*INDEX([.$A$7:.$B$11];MATCH([.P$4];[.$A$7:.$A$11];0);2)*[.$AE$2]*[.$AE$1]/18000=0;&quot;&quot;;INDEX([.$A$1:.$E$5];MATCH([.$G19];[.$A$1:.$A$5];0);MATCH([.$H19];[.$A$1:.$E$1];0))*INDEX([.$A$13:.$B$18];MATCH([.P$3];[.$A$13:.$A$18];0);2)*INDEX([.$A$7:.$B$11];MATCH([.P$4];[.$A$7:.$A$11];0);2)*[.$AE$2]*[.$AE$1]/(2000*IF([.$G19]=&quot;Blacksmith&quot;;10;IF([.$G19]=&quot;Fletcher&quot;;11;IF([.$G19]=&quot;Imbuer&quot;;10;IF([.$G19]=&quot;Tinker&quot;;9;))))))" office:value-type="float" office:value="0.000888888888888889" calcext:value-type="float">
            <text:p>0.00</text:p>
          </table:table-cell>
          <table:table-cell table:style-name="ce27" table:formula="of:=IF(INDEX([.$A$1:.$E$5];MATCH([.$G19];[.$A$1:.$A$5];0);MATCH([.$H19];[.$A$1:.$E$1];0))*INDEX([.$A$13:.$B$18];MATCH([.Q$3];[.$A$13:.$A$18];0);2)*INDEX([.$A$7:.$B$11];MATCH([.Q$4];[.$A$7:.$A$11];0);2)*[.$AE$2]*[.$AE$1]/18000=0;&quot;&quot;;INDEX([.$A$1:.$E$5];MATCH([.$G19];[.$A$1:.$A$5];0);MATCH([.$H19];[.$A$1:.$E$1];0))*INDEX([.$A$13:.$B$18];MATCH([.Q$3];[.$A$13:.$A$18];0);2)*INDEX([.$A$7:.$B$11];MATCH([.Q$4];[.$A$7:.$A$11];0);2)*[.$AE$2]*[.$AE$1]/(2000*IF([.$G19]=&quot;Blacksmith&quot;;10;IF([.$G19]=&quot;Fletcher&quot;;11;IF([.$G19]=&quot;Imbuer&quot;;10;IF([.$G19]=&quot;Tinker&quot;;9;))))))" office:value-type="float" office:value="1.11933744444444" calcext:value-type="float">
            <text:p>1.12</text:p>
          </table:table-cell>
          <table:table-cell table:style-name="ce27" table:formula="of:=IF(INDEX([.$A$1:.$E$5];MATCH([.$G19];[.$A$1:.$A$5];0);MATCH([.$H19];[.$A$1:.$E$1];0))*INDEX([.$A$13:.$B$18];MATCH([.R$3];[.$A$13:.$A$18];0);2)*INDEX([.$A$7:.$B$11];MATCH([.R$4];[.$A$7:.$A$11];0);2)*[.$AE$2]*[.$AE$1]/18000=0;&quot;&quot;;INDEX([.$A$1:.$E$5];MATCH([.$G19];[.$A$1:.$A$5];0);MATCH([.$H19];[.$A$1:.$E$1];0))*INDEX([.$A$13:.$B$18];MATCH([.R$3];[.$A$13:.$A$18];0);2)*INDEX([.$A$7:.$B$11];MATCH([.R$4];[.$A$7:.$A$11];0);2)*[.$AE$2]*[.$AE$1]/(2000*IF([.$G19]=&quot;Blacksmith&quot;;10;IF([.$G19]=&quot;Fletcher&quot;;11;IF([.$G19]=&quot;Imbuer&quot;;10;IF([.$G19]=&quot;Tinker&quot;;9;))))))" office:value-type="float" office:value="0.0592555555555556" calcext:value-type="float">
            <text:p>0.06</text:p>
          </table:table-cell>
          <table:table-cell table:style-name="ce27" table:formula="of:=IF(INDEX([.$A$1:.$E$5];MATCH([.$G19];[.$A$1:.$A$5];0);MATCH([.$H19];[.$A$1:.$E$1];0))*INDEX([.$A$13:.$B$18];MATCH([.S$3];[.$A$13:.$A$18];0);2)*INDEX([.$A$7:.$B$11];MATCH([.S$4];[.$A$7:.$A$11];0);2)*[.$AE$2]*[.$AE$1]/18000=0;&quot;&quot;;INDEX([.$A$1:.$E$5];MATCH([.$G19];[.$A$1:.$A$5];0);MATCH([.$H19];[.$A$1:.$E$1];0))*INDEX([.$A$13:.$B$18];MATCH([.S$3];[.$A$13:.$A$18];0);2)*INDEX([.$A$7:.$B$11];MATCH([.S$4];[.$A$7:.$A$11];0);2)*[.$AE$2]*[.$AE$1]/(2000*IF([.$G19]=&quot;Blacksmith&quot;;10;IF([.$G19]=&quot;Fletcher&quot;;11;IF([.$G19]=&quot;Imbuer&quot;;10;IF([.$G19]=&quot;Tinker&quot;;9;))))))" office:value-type="float" office:value="0.00592555555555556" calcext:value-type="float">
            <text:p>0.01</text:p>
          </table:table-cell>
          <table:table-cell table:style-name="ce27" table:formula="of:=IF(INDEX([.$A$1:.$E$5];MATCH([.$G19];[.$A$1:.$A$5];0);MATCH([.$H19];[.$A$1:.$E$1];0))*INDEX([.$A$13:.$B$18];MATCH([.T$3];[.$A$13:.$A$18];0);2)*INDEX([.$A$7:.$B$11];MATCH([.T$4];[.$A$7:.$A$11];0);2)*[.$AE$2]*[.$AE$1]/18000=0;&quot;&quot;;INDEX([.$A$1:.$E$5];MATCH([.$G19];[.$A$1:.$A$5];0);MATCH([.$H19];[.$A$1:.$E$1];0))*INDEX([.$A$13:.$B$18];MATCH([.T$3];[.$A$13:.$A$18];0);2)*INDEX([.$A$7:.$B$11];MATCH([.T$4];[.$A$7:.$A$11];0);2)*[.$AE$2]*[.$AE$1]/(2000*IF([.$G19]=&quot;Blacksmith&quot;;10;IF([.$G19]=&quot;Fletcher&quot;;11;IF([.$G19]=&quot;Imbuer&quot;;10;IF([.$G19]=&quot;Tinker&quot;;9;))))))" office:value-type="float" office:value="0.000592555555555556" calcext:value-type="float">
            <text:p>0.00</text:p>
          </table:table-cell>
          <table:table-cell table:style-name="ce35" table:formula="of:=IF(INDEX([.$A$1:.$E$5];MATCH([.$G19];[.$A$1:.$A$5];0);MATCH([.$H19];[.$A$1:.$E$1];0))*INDEX([.$A$13:.$B$18];MATCH([.U$3];[.$A$13:.$A$18];0);2)*INDEX([.$A$7:.$B$11];MATCH([.U$4];[.$A$7:.$A$11];0);2)*[.$AE$2]*[.$AE$1]/18000=0;&quot;&quot;;INDEX([.$A$1:.$E$5];MATCH([.$G19];[.$A$1:.$A$5];0);MATCH([.$H19];[.$A$1:.$E$1];0))*INDEX([.$A$13:.$B$18];MATCH([.U$3];[.$A$13:.$A$18];0);2)*INDEX([.$A$7:.$B$11];MATCH([.U$4];[.$A$7:.$A$11];0);2)*[.$AE$2]*[.$AE$1]/(2000*IF([.$G19]=&quot;Blacksmith&quot;;10;IF([.$G19]=&quot;Fletcher&quot;;11;IF([.$G19]=&quot;Imbuer&quot;;10;IF([.$G19]=&quot;Tinker&quot;;9;))))))" office:value-type="float" office:value="0.979341555555556" calcext:value-type="float">
            <text:p>0.98</text:p>
          </table:table-cell>
          <table:table-cell table:style-name="ce35" table:formula="of:=IF(INDEX([.$A$1:.$E$5];MATCH([.$G19];[.$A$1:.$A$5];0);MATCH([.$H19];[.$A$1:.$E$1];0))*INDEX([.$A$13:.$B$18];MATCH([.V$3];[.$A$13:.$A$18];0);2)*INDEX([.$A$7:.$B$11];MATCH([.V$4];[.$A$7:.$A$11];0);2)*[.$AE$2]*[.$AE$1]/18000=0;&quot;&quot;;INDEX([.$A$1:.$E$5];MATCH([.$G19];[.$A$1:.$A$5];0);MATCH([.$H19];[.$A$1:.$E$1];0))*INDEX([.$A$13:.$B$18];MATCH([.V$3];[.$A$13:.$A$18];0);2)*INDEX([.$A$7:.$B$11];MATCH([.V$4];[.$A$7:.$A$11];0);2)*[.$AE$2]*[.$AE$1]/(2000*IF([.$G19]=&quot;Blacksmith&quot;;10;IF([.$G19]=&quot;Fletcher&quot;;11;IF([.$G19]=&quot;Imbuer&quot;;10;IF([.$G19]=&quot;Tinker&quot;;9;))))))" office:value-type="float" office:value="0.0518444444444445" calcext:value-type="float">
            <text:p>0.05</text:p>
          </table:table-cell>
          <table:table-cell table:style-name="ce35" table:formula="of:=IF(INDEX([.$A$1:.$E$5];MATCH([.$G19];[.$A$1:.$A$5];0);MATCH([.$H19];[.$A$1:.$E$1];0))*INDEX([.$A$13:.$B$18];MATCH([.W$3];[.$A$13:.$A$18];0);2)*INDEX([.$A$7:.$B$11];MATCH([.W$4];[.$A$7:.$A$11];0);2)*[.$AE$2]*[.$AE$1]/18000=0;&quot;&quot;;INDEX([.$A$1:.$E$5];MATCH([.$G19];[.$A$1:.$A$5];0);MATCH([.$H19];[.$A$1:.$E$1];0))*INDEX([.$A$13:.$B$18];MATCH([.W$3];[.$A$13:.$A$18];0);2)*INDEX([.$A$7:.$B$11];MATCH([.W$4];[.$A$7:.$A$11];0);2)*[.$AE$2]*[.$AE$1]/(2000*IF([.$G19]=&quot;Blacksmith&quot;;10;IF([.$G19]=&quot;Fletcher&quot;;11;IF([.$G19]=&quot;Imbuer&quot;;10;IF([.$G19]=&quot;Tinker&quot;;9;))))))" office:value-type="float" office:value="0.00518444444444445" calcext:value-type="float">
            <text:p>0.01</text:p>
          </table:table-cell>
          <table:table-cell table:style-name="ce35" table:formula="of:=IF(INDEX([.$A$1:.$E$5];MATCH([.$G19];[.$A$1:.$A$5];0);MATCH([.$H19];[.$A$1:.$E$1];0))*INDEX([.$A$13:.$B$18];MATCH([.X$3];[.$A$13:.$A$18];0);2)*INDEX([.$A$7:.$B$11];MATCH([.X$4];[.$A$7:.$A$11];0);2)*[.$AE$2]*[.$AE$1]/18000=0;&quot;&quot;;INDEX([.$A$1:.$E$5];MATCH([.$G19];[.$A$1:.$A$5];0);MATCH([.$H19];[.$A$1:.$E$1];0))*INDEX([.$A$13:.$B$18];MATCH([.X$3];[.$A$13:.$A$18];0);2)*INDEX([.$A$7:.$B$11];MATCH([.X$4];[.$A$7:.$A$11];0);2)*[.$AE$2]*[.$AE$1]/(2000*IF([.$G19]=&quot;Blacksmith&quot;;10;IF([.$G19]=&quot;Fletcher&quot;;11;IF([.$G19]=&quot;Imbuer&quot;;10;IF([.$G19]=&quot;Tinker&quot;;9;))))))" office:value-type="float" office:value="0.000518444444444445" calcext:value-type="float">
            <text:p>0.00</text:p>
          </table:table-cell>
          <table:table-cell table:style-name="ce43" table:formula="of:=IF(INDEX([.$A$1:.$E$5];MATCH([.$G19];[.$A$1:.$A$5];0);MATCH([.$H19];[.$A$1:.$E$1];0))*INDEX([.$A$13:.$B$18];MATCH([.Y$3];[.$A$13:.$A$18];0);2)*INDEX([.$A$7:.$B$11];MATCH([.Y$4];[.$A$7:.$A$11];0);2)*[.$AE$2]*[.$AE$1]/18000=0;&quot;&quot;;INDEX([.$A$1:.$E$5];MATCH([.$G19];[.$A$1:.$A$5];0);MATCH([.$H19];[.$A$1:.$E$1];0))*INDEX([.$A$13:.$B$18];MATCH([.Y$3];[.$A$13:.$A$18];0);2)*INDEX([.$A$7:.$B$11];MATCH([.Y$4];[.$A$7:.$A$11];0);2)*[.$AE$2]*[.$AE$1]/(2000*IF([.$G19]=&quot;Blacksmith&quot;;10;IF([.$G19]=&quot;Fletcher&quot;;11;IF([.$G19]=&quot;Imbuer&quot;;10;IF([.$G19]=&quot;Tinker&quot;;9;))))))" office:value-type="float" office:value="0.839555555555556" calcext:value-type="float">
            <text:p>0.84</text:p>
          </table:table-cell>
          <table:table-cell table:style-name="ce43" table:formula="of:=IF(INDEX([.$A$1:.$E$5];MATCH([.$G19];[.$A$1:.$A$5];0);MATCH([.$H19];[.$A$1:.$E$1];0))*INDEX([.$A$13:.$B$18];MATCH([.Z$3];[.$A$13:.$A$18];0);2)*INDEX([.$A$7:.$B$11];MATCH([.Z$4];[.$A$7:.$A$11];0);2)*[.$AE$2]*[.$AE$1]/18000=0;&quot;&quot;;INDEX([.$A$1:.$E$5];MATCH([.$G19];[.$A$1:.$A$5];0);MATCH([.$H19];[.$A$1:.$E$1];0))*INDEX([.$A$13:.$B$18];MATCH([.Z$3];[.$A$13:.$A$18];0);2)*INDEX([.$A$7:.$B$11];MATCH([.Z$4];[.$A$7:.$A$11];0);2)*[.$AE$2]*[.$AE$1]/(2000*IF([.$G19]=&quot;Blacksmith&quot;;10;IF([.$G19]=&quot;Fletcher&quot;;11;IF([.$G19]=&quot;Imbuer&quot;;10;IF([.$G19]=&quot;Tinker&quot;;9;))))))" office:value-type="float" office:value="0.0444444444444444" calcext:value-type="float">
            <text:p>0.04</text:p>
          </table:table-cell>
          <table:table-cell table:style-name="ce43" table:formula="of:=IF(INDEX([.$A$1:.$E$5];MATCH([.$G19];[.$A$1:.$A$5];0);MATCH([.$H19];[.$A$1:.$E$1];0))*INDEX([.$A$13:.$B$18];MATCH([.AA$3];[.$A$13:.$A$18];0);2)*INDEX([.$A$7:.$B$11];MATCH([.AA$4];[.$A$7:.$A$11];0);2)*[.$AE$2]*[.$AE$1]/18000=0;&quot;&quot;;INDEX([.$A$1:.$E$5];MATCH([.$G19];[.$A$1:.$A$5];0);MATCH([.$H19];[.$A$1:.$E$1];0))*INDEX([.$A$13:.$B$18];MATCH([.AA$3];[.$A$13:.$A$18];0);2)*INDEX([.$A$7:.$B$11];MATCH([.AA$4];[.$A$7:.$A$11];0);2)*[.$AE$2]*[.$AE$1]/(2000*IF([.$G19]=&quot;Blacksmith&quot;;10;IF([.$G19]=&quot;Fletcher&quot;;11;IF([.$G19]=&quot;Imbuer&quot;;10;IF([.$G19]=&quot;Tinker&quot;;9;))))))" office:value-type="float" office:value="0.00444444444444444" calcext:value-type="float">
            <text:p>0.00</text:p>
          </table:table-cell>
          <table:table-cell table:style-name="ce52" table:formula="of:=IF(INDEX([.$A$1:.$E$5];MATCH([.$G19];[.$A$1:.$A$5];0);MATCH([.$H19];[.$A$1:.$E$1];0))*INDEX([.$A$13:.$B$18];MATCH([.AB$3];[.$A$13:.$A$18];0);2)*INDEX([.$A$7:.$B$11];MATCH([.AB$4];[.$A$7:.$A$11];0);2)*[.$AE$2]*[.$AE$1]/18000=0;&quot;&quot;;INDEX([.$A$1:.$E$5];MATCH([.$G19];[.$A$1:.$A$5];0);MATCH([.$H19];[.$A$1:.$E$1];0))*INDEX([.$A$13:.$B$18];MATCH([.AB$3];[.$A$13:.$A$18];0);2)*INDEX([.$A$7:.$B$11];MATCH([.AB$4];[.$A$7:.$A$11];0);2)*[.$AE$2]*[.$AE$1]/(2000*IF([.$G19]=&quot;Blacksmith&quot;;10;IF([.$G19]=&quot;Fletcher&quot;;11;IF([.$G19]=&quot;Imbuer&quot;;10;IF([.$G19]=&quot;Tinker&quot;;9;))))))" office:value-type="float" office:value="0.000444444444444444" calcext:value-type="float">
            <text:p>0.00</text:p>
          </table:table-cell>
          <table:table-cell table:style-name="ce3"/>
          <table:table-cell table:style-name="ce65" office:value-type="string" calcext:value-type="string">
            <text:p>V. 4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17" calcext:value-type="percentage">
            <text:p>117%</text:p>
          </table:table-cell>
          <table:table-cell table:style-name="ce103" table:number-matrix-columns-spanned="1" table:number-matrix-rows-spanned="1" table:formula="of:=IFERROR(INDEX([$Analise.$AD$4:.$AI$8];MATCH([$Analise.$AF18];[$Analise.$AD$4:.$AD$8];0);MATCH([$Analise.$AG18];[$Analise.$AD$4:.$AI$4];0))/[.$AE$1];0)+SUM(IF(AND([.$AG18]=&quot;T4&quot;;[.$AF18]=&quot;Blacksmith&quot;);[.I26];IF(AND([.$AG18]=&quot;T5&quot;;[.$AF18]=&quot;Blacksmith&quot;);[.$M$23];IF(AND([.$AG18]=&quot;T6&quot;;[.$AF18]=&quot;Blacksmith&quot;);[.$Q$23];IF(AND([.$AG18]=&quot;T7&quot;;[.$AF18]=&quot;Blacksmith&quot;);[.$U$23];IF(AND([.$AG18]=&quot;T8&quot;;[.$AF18]=&quot;Blacksmith&quot;);[.$Y$23];IF(AND([.$AG18]=&quot;T4&quot;;[.$AF18]=&quot;Fletcher&quot;);[.I30];IF(AND([.$AG18]=&quot;T5&quot;;[.$AF18]=&quot;Fletcher&quot;);[.$M$27];IF(AND([.$AG18]=&quot;T6&quot;;[.$AF18]=&quot;Fletcher&quot;);[.$Q$27];IF(AND([.$AG18]=&quot;T7&quot;;[.$AF18]=&quot;Fletcher&quot;);[.$U$27];IF(AND([.$AG18]=&quot;T8&quot;;[.$AF18]=&quot;Fletcher&quot;);[.$Y$27];IF(AND([.$AG18]=&quot;T4&quot;;[.$AF18]=&quot;Imbuer&quot;);[.$I$31];IF(AND([.$AG18]=&quot;T5&quot;;[.$AF18]=&quot;Imbuer&quot;);[.$M$31];IF(AND([.$AG18]=&quot;T6&quot;;[.$AF18]=&quot;Imbuer&quot;);[.$Q$31];IF(AND([.$AG18]=&quot;T7&quot;;[.$AF18]=&quot;Imbuer&quot;);[.$U$31];IF(AND([.$AG18]=&quot;T8&quot;;[.$AF18]=&quot;Imbuer&quot;);[.$Y$31];IF(AND([.$AG18]=&quot;T4&quot;;[.$AF18]=&quot;Tinker&quot;);[.$I$35];IF(AND([.$AG18]=&quot;T5&quot;;[.$AF18]=&quot;Tinker&quot;);[.$M$35];IF(AND([.$AG18]=&quot;T6&quot;;[.$AF18]=&quot;Tinker&quot;);[.$Q$35];IF(AND([.$AG18]=&quot;T7&quot;;[.$AF18]=&quot;Tinker&quot;);[.$U$35];IF(AND([.$AG18]=&quot;T8&quot;;[.$AF18]=&quot;Tinker&quot;);[.$Y$35])))))))))))))))))))):IF(AND([.$AG18]=&quot;T4&quot;;[.$AF18]=&quot;Blacksmith&quot;);[.$L$26];IF(AND([.$AG18]=&quot;T5&quot;;[.$AF18]=&quot;Blacksmith&quot;);[.$P$26];IF(AND([.$AG18]=&quot;T6&quot;;[.$AF18]=&quot;Blacksmith&quot;);[.$T$26];IF(AND([.$AG18]=&quot;T7&quot;;[.$AF18]=&quot;Blacksmith&quot;);[.$X$26];IF(AND([.$AG18]=&quot;T8&quot;;[.$AF18]=&quot;Blacksmith&quot;);[.$AB$26];IF(AND([.$AG18]=&quot;T4&quot;;[.$AF18]=&quot;Fletcher&quot;);[.$L$30];IF(AND([.$AG18]=&quot;T5&quot;;[.$AF18]=&quot;Fletcher&quot;);[.$P$30];IF(AND([.$AG18]=&quot;T6&quot;;[.$AF18]=&quot;Fletcher&quot;);[.$T$30];IF(AND([.$AG18]=&quot;T7&quot;;[.$AF18]=&quot;Fletcher&quot;);[.$X$30];IF(AND([.$AG18]=&quot;T8&quot;;[.$AF18]=&quot;Fletcher&quot;);[.$AB$30];IF(AND([.$AG18]=&quot;T4&quot;;[.$AF18]=&quot;Imbuer&quot;);[.$L$34];IF(AND([.$AG18]=&quot;T5&quot;;[.$AF18]=&quot;Imbuer&quot;);[.$P$34];IF(AND([.$AG18]=&quot;T6&quot;;[.$AF18]=&quot;Imbuer&quot;);[.$T$34];IF(AND([.$AG18]=&quot;T7&quot;;[.$AF18]=&quot;Imbuer&quot;);[.$X$34];IF(AND([.$AG18]=&quot;T8&quot;;[.$AF18]=&quot;Imbuer&quot;);[.$AB$34];IF(AND([.$AG18]=&quot;T4&quot;;[.$AF18]=&quot;Tinker&quot;);[.$L$38];IF(AND([.$AG18]=&quot;T5&quot;;[.$AF18]=&quot;Tinker&quot;);[.$P$38];IF(AND([.$AG18]=&quot;T6&quot;;[.$AF18]=&quot;Tinker&quot;);[.$T$38];IF(AND([.$AG18]=&quot;T7&quot;;[.$AF18]=&quot;Tinker&quot;);[.$X$38];IF(AND([.$AG18]=&quot;T8&quot;;[.$AF18]=&quot;Tinker&quot;);[.$AB$38])))))))))))))))))))))*[.$AH19]/[.$AE$1]-SUM(IF(AND([.$AG18]=&quot;T4&quot;;[.$AF18]=&quot;Blacksmith&quot;);[.I26];IF(AND([.$AG18]=&quot;T5&quot;;[.$AF18]=&quot;Blacksmith&quot;);[.$M$23];IF(AND([.$AG18]=&quot;T6&quot;;[.$AF18]=&quot;Blacksmith&quot;);[.$Q$23];IF(AND([.$AG18]=&quot;T7&quot;;[.$AF18]=&quot;Blacksmith&quot;);[.$U$23];IF(AND([.$AG18]=&quot;T8&quot;;[.$AF18]=&quot;Blacksmith&quot;);[.$Y$23];IF(AND([.$AG18]=&quot;T4&quot;;[.$AF18]=&quot;Fletcher&quot;);[.I30];IF(AND([.$AG18]=&quot;T5&quot;;[.$AF18]=&quot;Fletcher&quot;);[.$M$27];IF(AND([.$AG18]=&quot;T6&quot;;[.$AF18]=&quot;Fletcher&quot;);[.$Q$27];IF(AND([.$AG18]=&quot;T7&quot;;[.$AF18]=&quot;Fletcher&quot;);[.$U$27];IF(AND([.$AG18]=&quot;T8&quot;;[.$AF18]=&quot;Fletcher&quot;);[.$Y$27];IF(AND([.$AG18]=&quot;T4&quot;;[.$AF18]=&quot;Imbuer&quot;);[.$I$31];IF(AND([.$AG18]=&quot;T5&quot;;[.$AF18]=&quot;Imbuer&quot;);[.$M$31];IF(AND([.$AG18]=&quot;T6&quot;;[.$AF18]=&quot;Imbuer&quot;);[.$Q$31];IF(AND([.$AG18]=&quot;T7&quot;;[.$AF18]=&quot;Imbuer&quot;);[.$U$31];IF(AND([.$AG18]=&quot;T8&quot;;[.$AF18]=&quot;Imbuer&quot;);[.$Y$31];IF(AND([.$AG18]=&quot;T4&quot;;[.$AF18]=&quot;Tinker&quot;);[.$I$35];IF(AND([.$AG18]=&quot;T5&quot;;[.$AF18]=&quot;Tinker&quot;);[.$M$35];IF(AND([.$AG18]=&quot;T6&quot;;[.$AF18]=&quot;Tinker&quot;);[.$Q$35];IF(AND([.$AG18]=&quot;T7&quot;;[.$AF18]=&quot;Tinker&quot;);[.$U$35];IF(AND([.$AG18]=&quot;T8&quot;;[.$AF18]=&quot;Tinker&quot;);[.$Y$35])))))))))))))))))))):IF(AND([.$AG18]=&quot;T4&quot;;[.$AF18]=&quot;Blacksmith&quot;);[.$L$26];IF(AND([.$AG18]=&quot;T5&quot;;[.$AF18]=&quot;Blacksmith&quot;);[.$P$26];IF(AND([.$AG18]=&quot;T6&quot;;[.$AF18]=&quot;Blacksmith&quot;);[.$T$26];IF(AND([.$AG18]=&quot;T7&quot;;[.$AF18]=&quot;Blacksmith&quot;);[.$X$26];IF(AND([.$AG18]=&quot;T8&quot;;[.$AF18]=&quot;Blacksmith&quot;);[.$AB$26];IF(AND([.$AG18]=&quot;T4&quot;;[.$AF18]=&quot;Fletcher&quot;);[.$L$30];IF(AND([.$AG18]=&quot;T5&quot;;[.$AF18]=&quot;Fletcher&quot;);[.$P$30];IF(AND([.$AG18]=&quot;T6&quot;;[.$AF18]=&quot;Fletcher&quot;);[.$T$30];IF(AND([.$AG18]=&quot;T7&quot;;[.$AF18]=&quot;Fletcher&quot;);[.$X$30];IF(AND([.$AG18]=&quot;T8&quot;;[.$AF18]=&quot;Fletcher&quot;);[.$AB$30];IF(AND([.$AG18]=&quot;T4&quot;;[.$AF18]=&quot;Imbuer&quot;);[.$L$34];IF(AND([.$AG18]=&quot;T5&quot;;[.$AF18]=&quot;Imbuer&quot;);[.$P$34];IF(AND([.$AG18]=&quot;T6&quot;;[.$AF18]=&quot;Imbuer&quot;);[.$T$34];IF(AND([.$AG18]=&quot;T7&quot;;[.$AF18]=&quot;Imbuer&quot;);[.$X$34];IF(AND([.$AG18]=&quot;T8&quot;;[.$AF18]=&quot;Imbuer&quot;);[.$AB$34];IF(AND([.$AG18]=&quot;T4&quot;;[.$AF18]=&quot;Tinker&quot;);[.$L$38];IF(AND([.$AG18]=&quot;T5&quot;;[.$AF18]=&quot;Tinker&quot;);[.$P$38];IF(AND([.$AG18]=&quot;T6&quot;;[.$AF18]=&quot;Tinker&quot;);[.$T$38];IF(AND([.$AG18]=&quot;T7&quot;;[.$AF18]=&quot;Tinker&quot;);[.$X$38];IF(AND([.$AG18]=&quot;T8&quot;;[.$AF18]=&quot;Tinker&quot;);[.$AB$38])))))))))))))))))))))/[.$AE$1]" office:value-type="float" office:value="2875.76836" calcext:value-type="float">
            <text:p>2,875.8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9" office:value-type="string" calcext:value-type="string">
            <text:p>Tinker</text:p>
          </table:table-cell>
          <table:table-cell table:style-name="ce12" office:value-type="string" calcext:value-type="string">
            <text:p>Planks</text:p>
          </table:table-cell>
          <table:table-cell table:style-name="ce16" table:formula="of:=IF(INDEX([.$A$1:.$E$5];MATCH([.$G20];[.$A$1:.$A$5];0);MATCH([.$H20];[.$A$1:.$E$1];0))*INDEX([.$A$13:.$B$18];MATCH([.I$3];[.$A$13:.$A$18];0);2)*INDEX([.$A$7:.$B$11];MATCH([.I$4];[.$A$7:.$A$11];0);2)*[.$AE$2]*[.$AE$1]/18000=0;&quot;&quot;;INDEX([.$A$1:.$E$5];MATCH([.$G20];[.$A$1:.$A$5];0);MATCH([.$H20];[.$A$1:.$E$1];0))*INDEX([.$A$13:.$B$18];MATCH([.I$3];[.$A$13:.$A$18];0);2)*INDEX([.$A$7:.$B$11];MATCH([.I$4];[.$A$7:.$A$11];0);2)*[.$AE$2]*[.$AE$1]/(2000*IF([.$G20]=&quot;Blacksmith&quot;;10;IF([.$G20]=&quot;Fletcher&quot;;11;IF([.$G20]=&quot;Imbuer&quot;;10;IF([.$G20]=&quot;Tinker&quot;;9;))))))" office:value-type="float" office:value="6.71644444444445" calcext:value-type="float">
            <text:p>6.72</text:p>
          </table:table-cell>
          <table:table-cell table:style-name="ce16" table:formula="of:=IF(INDEX([.$A$1:.$E$5];MATCH([.$G20];[.$A$1:.$A$5];0);MATCH([.$H20];[.$A$1:.$E$1];0))*INDEX([.$A$13:.$B$18];MATCH([.J$3];[.$A$13:.$A$18];0);2)*INDEX([.$A$7:.$B$11];MATCH([.J$4];[.$A$7:.$A$11];0);2)*[.$AE$2]*[.$AE$1]/18000=0;&quot;&quot;;INDEX([.$A$1:.$E$5];MATCH([.$G20];[.$A$1:.$A$5];0);MATCH([.$H20];[.$A$1:.$E$1];0))*INDEX([.$A$13:.$B$18];MATCH([.J$3];[.$A$13:.$A$18];0);2)*INDEX([.$A$7:.$B$11];MATCH([.J$4];[.$A$7:.$A$11];0);2)*[.$AE$2]*[.$AE$1]/(2000*IF([.$G20]=&quot;Blacksmith&quot;;10;IF([.$G20]=&quot;Fletcher&quot;;11;IF([.$G20]=&quot;Imbuer&quot;;10;IF([.$G20]=&quot;Tinker&quot;;9;))))))" office:value-type="float" office:value="0.355555555555556" calcext:value-type="float">
            <text:p>0.36</text:p>
          </table:table-cell>
          <table:table-cell table:style-name="ce16" table:formula="of:=IF(INDEX([.$A$1:.$E$5];MATCH([.$G20];[.$A$1:.$A$5];0);MATCH([.$H20];[.$A$1:.$E$1];0))*INDEX([.$A$13:.$B$18];MATCH([.K$3];[.$A$13:.$A$18];0);2)*INDEX([.$A$7:.$B$11];MATCH([.K$4];[.$A$7:.$A$11];0);2)*[.$AE$2]*[.$AE$1]/18000=0;&quot;&quot;;INDEX([.$A$1:.$E$5];MATCH([.$G20];[.$A$1:.$A$5];0);MATCH([.$H20];[.$A$1:.$E$1];0))*INDEX([.$A$13:.$B$18];MATCH([.K$3];[.$A$13:.$A$18];0);2)*INDEX([.$A$7:.$B$11];MATCH([.K$4];[.$A$7:.$A$11];0);2)*[.$AE$2]*[.$AE$1]/(2000*IF([.$G20]=&quot;Blacksmith&quot;;10;IF([.$G20]=&quot;Fletcher&quot;;11;IF([.$G20]=&quot;Imbuer&quot;;10;IF([.$G20]=&quot;Tinker&quot;;9;))))))" office:value-type="float" office:value="0.0355555555555556" calcext:value-type="float">
            <text:p>0.04</text:p>
          </table:table-cell>
          <table:table-cell table:style-name="ce16" table:formula="of:=IF(INDEX([.$A$1:.$E$5];MATCH([.$G20];[.$A$1:.$A$5];0);MATCH([.$H20];[.$A$1:.$E$1];0))*INDEX([.$A$13:.$B$18];MATCH([.L$3];[.$A$13:.$A$18];0);2)*INDEX([.$A$7:.$B$11];MATCH([.L$4];[.$A$7:.$A$11];0);2)*[.$AE$2]*[.$AE$1]/18000=0;&quot;&quot;;INDEX([.$A$1:.$E$5];MATCH([.$G20];[.$A$1:.$A$5];0);MATCH([.$H20];[.$A$1:.$E$1];0))*INDEX([.$A$13:.$B$18];MATCH([.L$3];[.$A$13:.$A$18];0);2)*INDEX([.$A$7:.$B$11];MATCH([.L$4];[.$A$7:.$A$11];0);2)*[.$AE$2]*[.$AE$1]/(2000*IF([.$G20]=&quot;Blacksmith&quot;;10;IF([.$G20]=&quot;Fletcher&quot;;11;IF([.$G20]=&quot;Imbuer&quot;;10;IF([.$G20]=&quot;Tinker&quot;;9;))))))" office:value-type="float" office:value="0.00355555555555556" calcext:value-type="float">
            <text:p>0.00</text:p>
          </table:table-cell>
          <table:table-cell table:style-name="ce23" table:formula="of:=IF(INDEX([.$A$1:.$E$5];MATCH([.$G20];[.$A$1:.$A$5];0);MATCH([.$H20];[.$A$1:.$E$1];0))*INDEX([.$A$13:.$B$18];MATCH([.M$3];[.$A$13:.$A$18];0);2)*INDEX([.$A$7:.$B$11];MATCH([.M$4];[.$A$7:.$A$11];0);2)*[.$AE$2]*[.$AE$1]/18000=0;&quot;&quot;;INDEX([.$A$1:.$E$5];MATCH([.$G20];[.$A$1:.$A$5];0);MATCH([.$H20];[.$A$1:.$E$1];0))*INDEX([.$A$13:.$B$18];MATCH([.M$3];[.$A$13:.$A$18];0);2)*INDEX([.$A$7:.$B$11];MATCH([.M$4];[.$A$7:.$A$11];0);2)*[.$AE$2]*[.$AE$1]/(2000*IF([.$G20]=&quot;Blacksmith&quot;;10;IF([.$G20]=&quot;Fletcher&quot;;11;IF([.$G20]=&quot;Imbuer&quot;;10;IF([.$G20]=&quot;Tinker&quot;;9;))))))" office:value-type="float" office:value="3.35822222222222" calcext:value-type="float">
            <text:p>3.36</text:p>
          </table:table-cell>
          <table:table-cell table:style-name="ce23" table:formula="of:=IF(INDEX([.$A$1:.$E$5];MATCH([.$G20];[.$A$1:.$A$5];0);MATCH([.$H20];[.$A$1:.$E$1];0))*INDEX([.$A$13:.$B$18];MATCH([.N$3];[.$A$13:.$A$18];0);2)*INDEX([.$A$7:.$B$11];MATCH([.N$4];[.$A$7:.$A$11];0);2)*[.$AE$2]*[.$AE$1]/18000=0;&quot;&quot;;INDEX([.$A$1:.$E$5];MATCH([.$G20];[.$A$1:.$A$5];0);MATCH([.$H20];[.$A$1:.$E$1];0))*INDEX([.$A$13:.$B$18];MATCH([.N$3];[.$A$13:.$A$18];0);2)*INDEX([.$A$7:.$B$11];MATCH([.N$4];[.$A$7:.$A$11];0);2)*[.$AE$2]*[.$AE$1]/(2000*IF([.$G20]=&quot;Blacksmith&quot;;10;IF([.$G20]=&quot;Fletcher&quot;;11;IF([.$G20]=&quot;Imbuer&quot;;10;IF([.$G20]=&quot;Tinker&quot;;9;))))))" office:value-type="float" office:value="0.177777777777778" calcext:value-type="float">
            <text:p>0.18</text:p>
          </table:table-cell>
          <table:table-cell table:style-name="ce23" table:formula="of:=IF(INDEX([.$A$1:.$E$5];MATCH([.$G20];[.$A$1:.$A$5];0);MATCH([.$H20];[.$A$1:.$E$1];0))*INDEX([.$A$13:.$B$18];MATCH([.O$3];[.$A$13:.$A$18];0);2)*INDEX([.$A$7:.$B$11];MATCH([.O$4];[.$A$7:.$A$11];0);2)*[.$AE$2]*[.$AE$1]/18000=0;&quot;&quot;;INDEX([.$A$1:.$E$5];MATCH([.$G20];[.$A$1:.$A$5];0);MATCH([.$H20];[.$A$1:.$E$1];0))*INDEX([.$A$13:.$B$18];MATCH([.O$3];[.$A$13:.$A$18];0);2)*INDEX([.$A$7:.$B$11];MATCH([.O$4];[.$A$7:.$A$11];0);2)*[.$AE$2]*[.$AE$1]/(2000*IF([.$G20]=&quot;Blacksmith&quot;;10;IF([.$G20]=&quot;Fletcher&quot;;11;IF([.$G20]=&quot;Imbuer&quot;;10;IF([.$G20]=&quot;Tinker&quot;;9;))))))" office:value-type="float" office:value="0.0177777777777778" calcext:value-type="float">
            <text:p>0.02</text:p>
          </table:table-cell>
          <table:table-cell table:style-name="ce23" table:formula="of:=IF(INDEX([.$A$1:.$E$5];MATCH([.$G20];[.$A$1:.$A$5];0);MATCH([.$H20];[.$A$1:.$E$1];0))*INDEX([.$A$13:.$B$18];MATCH([.P$3];[.$A$13:.$A$18];0);2)*INDEX([.$A$7:.$B$11];MATCH([.P$4];[.$A$7:.$A$11];0);2)*[.$AE$2]*[.$AE$1]/18000=0;&quot;&quot;;INDEX([.$A$1:.$E$5];MATCH([.$G20];[.$A$1:.$A$5];0);MATCH([.$H20];[.$A$1:.$E$1];0))*INDEX([.$A$13:.$B$18];MATCH([.P$3];[.$A$13:.$A$18];0);2)*INDEX([.$A$7:.$B$11];MATCH([.P$4];[.$A$7:.$A$11];0);2)*[.$AE$2]*[.$AE$1]/(2000*IF([.$G20]=&quot;Blacksmith&quot;;10;IF([.$G20]=&quot;Fletcher&quot;;11;IF([.$G20]=&quot;Imbuer&quot;;10;IF([.$G20]=&quot;Tinker&quot;;9;))))))" office:value-type="float" office:value="0.00177777777777778" calcext:value-type="float">
            <text:p>0.00</text:p>
          </table:table-cell>
          <table:table-cell table:style-name="ce30" table:formula="of:=IF(INDEX([.$A$1:.$E$5];MATCH([.$G20];[.$A$1:.$A$5];0);MATCH([.$H20];[.$A$1:.$E$1];0))*INDEX([.$A$13:.$B$18];MATCH([.Q$3];[.$A$13:.$A$18];0);2)*INDEX([.$A$7:.$B$11];MATCH([.Q$4];[.$A$7:.$A$11];0);2)*[.$AE$2]*[.$AE$1]/18000=0;&quot;&quot;;INDEX([.$A$1:.$E$5];MATCH([.$G20];[.$A$1:.$A$5];0);MATCH([.$H20];[.$A$1:.$E$1];0))*INDEX([.$A$13:.$B$18];MATCH([.Q$3];[.$A$13:.$A$18];0);2)*INDEX([.$A$7:.$B$11];MATCH([.Q$4];[.$A$7:.$A$11];0);2)*[.$AE$2]*[.$AE$1]/(2000*IF([.$G20]=&quot;Blacksmith&quot;;10;IF([.$G20]=&quot;Fletcher&quot;;11;IF([.$G20]=&quot;Imbuer&quot;;10;IF([.$G20]=&quot;Tinker&quot;;9;))))))" office:value-type="float" office:value="2.23867488888889" calcext:value-type="float">
            <text:p>2.24</text:p>
          </table:table-cell>
          <table:table-cell table:style-name="ce30" table:formula="of:=IF(INDEX([.$A$1:.$E$5];MATCH([.$G20];[.$A$1:.$A$5];0);MATCH([.$H20];[.$A$1:.$E$1];0))*INDEX([.$A$13:.$B$18];MATCH([.R$3];[.$A$13:.$A$18];0);2)*INDEX([.$A$7:.$B$11];MATCH([.R$4];[.$A$7:.$A$11];0);2)*[.$AE$2]*[.$AE$1]/18000=0;&quot;&quot;;INDEX([.$A$1:.$E$5];MATCH([.$G20];[.$A$1:.$A$5];0);MATCH([.$H20];[.$A$1:.$E$1];0))*INDEX([.$A$13:.$B$18];MATCH([.R$3];[.$A$13:.$A$18];0);2)*INDEX([.$A$7:.$B$11];MATCH([.R$4];[.$A$7:.$A$11];0);2)*[.$AE$2]*[.$AE$1]/(2000*IF([.$G20]=&quot;Blacksmith&quot;;10;IF([.$G20]=&quot;Fletcher&quot;;11;IF([.$G20]=&quot;Imbuer&quot;;10;IF([.$G20]=&quot;Tinker&quot;;9;))))))" office:value-type="float" office:value="0.118511111111111" calcext:value-type="float">
            <text:p>0.12</text:p>
          </table:table-cell>
          <table:table-cell table:style-name="ce30" table:formula="of:=IF(INDEX([.$A$1:.$E$5];MATCH([.$G20];[.$A$1:.$A$5];0);MATCH([.$H20];[.$A$1:.$E$1];0))*INDEX([.$A$13:.$B$18];MATCH([.S$3];[.$A$13:.$A$18];0);2)*INDEX([.$A$7:.$B$11];MATCH([.S$4];[.$A$7:.$A$11];0);2)*[.$AE$2]*[.$AE$1]/18000=0;&quot;&quot;;INDEX([.$A$1:.$E$5];MATCH([.$G20];[.$A$1:.$A$5];0);MATCH([.$H20];[.$A$1:.$E$1];0))*INDEX([.$A$13:.$B$18];MATCH([.S$3];[.$A$13:.$A$18];0);2)*INDEX([.$A$7:.$B$11];MATCH([.S$4];[.$A$7:.$A$11];0);2)*[.$AE$2]*[.$AE$1]/(2000*IF([.$G20]=&quot;Blacksmith&quot;;10;IF([.$G20]=&quot;Fletcher&quot;;11;IF([.$G20]=&quot;Imbuer&quot;;10;IF([.$G20]=&quot;Tinker&quot;;9;))))))" office:value-type="float" office:value="0.0118511111111111" calcext:value-type="float">
            <text:p>0.01</text:p>
          </table:table-cell>
          <table:table-cell table:style-name="ce30" table:formula="of:=IF(INDEX([.$A$1:.$E$5];MATCH([.$G20];[.$A$1:.$A$5];0);MATCH([.$H20];[.$A$1:.$E$1];0))*INDEX([.$A$13:.$B$18];MATCH([.T$3];[.$A$13:.$A$18];0);2)*INDEX([.$A$7:.$B$11];MATCH([.T$4];[.$A$7:.$A$11];0);2)*[.$AE$2]*[.$AE$1]/18000=0;&quot;&quot;;INDEX([.$A$1:.$E$5];MATCH([.$G20];[.$A$1:.$A$5];0);MATCH([.$H20];[.$A$1:.$E$1];0))*INDEX([.$A$13:.$B$18];MATCH([.T$3];[.$A$13:.$A$18];0);2)*INDEX([.$A$7:.$B$11];MATCH([.T$4];[.$A$7:.$A$11];0);2)*[.$AE$2]*[.$AE$1]/(2000*IF([.$G20]=&quot;Blacksmith&quot;;10;IF([.$G20]=&quot;Fletcher&quot;;11;IF([.$G20]=&quot;Imbuer&quot;;10;IF([.$G20]=&quot;Tinker&quot;;9;))))))" office:value-type="float" office:value="0.00118511111111111" calcext:value-type="float">
            <text:p>0.00</text:p>
          </table:table-cell>
          <table:table-cell table:style-name="ce39" table:formula="of:=IF(INDEX([.$A$1:.$E$5];MATCH([.$G20];[.$A$1:.$A$5];0);MATCH([.$H20];[.$A$1:.$E$1];0))*INDEX([.$A$13:.$B$18];MATCH([.U$3];[.$A$13:.$A$18];0);2)*INDEX([.$A$7:.$B$11];MATCH([.U$4];[.$A$7:.$A$11];0);2)*[.$AE$2]*[.$AE$1]/18000=0;&quot;&quot;;INDEX([.$A$1:.$E$5];MATCH([.$G20];[.$A$1:.$A$5];0);MATCH([.$H20];[.$A$1:.$E$1];0))*INDEX([.$A$13:.$B$18];MATCH([.U$3];[.$A$13:.$A$18];0);2)*INDEX([.$A$7:.$B$11];MATCH([.U$4];[.$A$7:.$A$11];0);2)*[.$AE$2]*[.$AE$1]/(2000*IF([.$G20]=&quot;Blacksmith&quot;;10;IF([.$G20]=&quot;Fletcher&quot;;11;IF([.$G20]=&quot;Imbuer&quot;;10;IF([.$G20]=&quot;Tinker&quot;;9;))))))" office:value-type="float" office:value="1.95868311111111" calcext:value-type="float">
            <text:p>1.96</text:p>
          </table:table-cell>
          <table:table-cell table:style-name="ce39" table:formula="of:=IF(INDEX([.$A$1:.$E$5];MATCH([.$G20];[.$A$1:.$A$5];0);MATCH([.$H20];[.$A$1:.$E$1];0))*INDEX([.$A$13:.$B$18];MATCH([.V$3];[.$A$13:.$A$18];0);2)*INDEX([.$A$7:.$B$11];MATCH([.V$4];[.$A$7:.$A$11];0);2)*[.$AE$2]*[.$AE$1]/18000=0;&quot;&quot;;INDEX([.$A$1:.$E$5];MATCH([.$G20];[.$A$1:.$A$5];0);MATCH([.$H20];[.$A$1:.$E$1];0))*INDEX([.$A$13:.$B$18];MATCH([.V$3];[.$A$13:.$A$18];0);2)*INDEX([.$A$7:.$B$11];MATCH([.V$4];[.$A$7:.$A$11];0);2)*[.$AE$2]*[.$AE$1]/(2000*IF([.$G20]=&quot;Blacksmith&quot;;10;IF([.$G20]=&quot;Fletcher&quot;;11;IF([.$G20]=&quot;Imbuer&quot;;10;IF([.$G20]=&quot;Tinker&quot;;9;))))))" office:value-type="float" office:value="0.103688888888889" calcext:value-type="float">
            <text:p>0.10</text:p>
          </table:table-cell>
          <table:table-cell table:style-name="ce39" table:formula="of:=IF(INDEX([.$A$1:.$E$5];MATCH([.$G20];[.$A$1:.$A$5];0);MATCH([.$H20];[.$A$1:.$E$1];0))*INDEX([.$A$13:.$B$18];MATCH([.W$3];[.$A$13:.$A$18];0);2)*INDEX([.$A$7:.$B$11];MATCH([.W$4];[.$A$7:.$A$11];0);2)*[.$AE$2]*[.$AE$1]/18000=0;&quot;&quot;;INDEX([.$A$1:.$E$5];MATCH([.$G20];[.$A$1:.$A$5];0);MATCH([.$H20];[.$A$1:.$E$1];0))*INDEX([.$A$13:.$B$18];MATCH([.W$3];[.$A$13:.$A$18];0);2)*INDEX([.$A$7:.$B$11];MATCH([.W$4];[.$A$7:.$A$11];0);2)*[.$AE$2]*[.$AE$1]/(2000*IF([.$G20]=&quot;Blacksmith&quot;;10;IF([.$G20]=&quot;Fletcher&quot;;11;IF([.$G20]=&quot;Imbuer&quot;;10;IF([.$G20]=&quot;Tinker&quot;;9;))))))" office:value-type="float" office:value="0.0103688888888889" calcext:value-type="float">
            <text:p>0.01</text:p>
          </table:table-cell>
          <table:table-cell table:style-name="ce39" table:formula="of:=IF(INDEX([.$A$1:.$E$5];MATCH([.$G20];[.$A$1:.$A$5];0);MATCH([.$H20];[.$A$1:.$E$1];0))*INDEX([.$A$13:.$B$18];MATCH([.X$3];[.$A$13:.$A$18];0);2)*INDEX([.$A$7:.$B$11];MATCH([.X$4];[.$A$7:.$A$11];0);2)*[.$AE$2]*[.$AE$1]/18000=0;&quot;&quot;;INDEX([.$A$1:.$E$5];MATCH([.$G20];[.$A$1:.$A$5];0);MATCH([.$H20];[.$A$1:.$E$1];0))*INDEX([.$A$13:.$B$18];MATCH([.X$3];[.$A$13:.$A$18];0);2)*INDEX([.$A$7:.$B$11];MATCH([.X$4];[.$A$7:.$A$11];0);2)*[.$AE$2]*[.$AE$1]/(2000*IF([.$G20]=&quot;Blacksmith&quot;;10;IF([.$G20]=&quot;Fletcher&quot;;11;IF([.$G20]=&quot;Imbuer&quot;;10;IF([.$G20]=&quot;Tinker&quot;;9;))))))" office:value-type="float" office:value="0.00103688888888889" calcext:value-type="float">
            <text:p>0.00</text:p>
          </table:table-cell>
          <table:table-cell table:style-name="ce47" table:formula="of:=IF(INDEX([.$A$1:.$E$5];MATCH([.$G20];[.$A$1:.$A$5];0);MATCH([.$H20];[.$A$1:.$E$1];0))*INDEX([.$A$13:.$B$18];MATCH([.Y$3];[.$A$13:.$A$18];0);2)*INDEX([.$A$7:.$B$11];MATCH([.Y$4];[.$A$7:.$A$11];0);2)*[.$AE$2]*[.$AE$1]/18000=0;&quot;&quot;;INDEX([.$A$1:.$E$5];MATCH([.$G20];[.$A$1:.$A$5];0);MATCH([.$H20];[.$A$1:.$E$1];0))*INDEX([.$A$13:.$B$18];MATCH([.Y$3];[.$A$13:.$A$18];0);2)*INDEX([.$A$7:.$B$11];MATCH([.Y$4];[.$A$7:.$A$11];0);2)*[.$AE$2]*[.$AE$1]/(2000*IF([.$G20]=&quot;Blacksmith&quot;;10;IF([.$G20]=&quot;Fletcher&quot;;11;IF([.$G20]=&quot;Imbuer&quot;;10;IF([.$G20]=&quot;Tinker&quot;;9;))))))" office:value-type="float" office:value="1.67911111111111" calcext:value-type="float">
            <text:p>1.68</text:p>
          </table:table-cell>
          <table:table-cell table:style-name="ce47" table:formula="of:=IF(INDEX([.$A$1:.$E$5];MATCH([.$G20];[.$A$1:.$A$5];0);MATCH([.$H20];[.$A$1:.$E$1];0))*INDEX([.$A$13:.$B$18];MATCH([.Z$3];[.$A$13:.$A$18];0);2)*INDEX([.$A$7:.$B$11];MATCH([.Z$4];[.$A$7:.$A$11];0);2)*[.$AE$2]*[.$AE$1]/18000=0;&quot;&quot;;INDEX([.$A$1:.$E$5];MATCH([.$G20];[.$A$1:.$A$5];0);MATCH([.$H20];[.$A$1:.$E$1];0))*INDEX([.$A$13:.$B$18];MATCH([.Z$3];[.$A$13:.$A$18];0);2)*INDEX([.$A$7:.$B$11];MATCH([.Z$4];[.$A$7:.$A$11];0);2)*[.$AE$2]*[.$AE$1]/(2000*IF([.$G20]=&quot;Blacksmith&quot;;10;IF([.$G20]=&quot;Fletcher&quot;;11;IF([.$G20]=&quot;Imbuer&quot;;10;IF([.$G20]=&quot;Tinker&quot;;9;))))))" office:value-type="float" office:value="0.0888888888888889" calcext:value-type="float">
            <text:p>0.09</text:p>
          </table:table-cell>
          <table:table-cell table:style-name="ce47" table:formula="of:=IF(INDEX([.$A$1:.$E$5];MATCH([.$G20];[.$A$1:.$A$5];0);MATCH([.$H20];[.$A$1:.$E$1];0))*INDEX([.$A$13:.$B$18];MATCH([.AA$3];[.$A$13:.$A$18];0);2)*INDEX([.$A$7:.$B$11];MATCH([.AA$4];[.$A$7:.$A$11];0);2)*[.$AE$2]*[.$AE$1]/18000=0;&quot;&quot;;INDEX([.$A$1:.$E$5];MATCH([.$G20];[.$A$1:.$A$5];0);MATCH([.$H20];[.$A$1:.$E$1];0))*INDEX([.$A$13:.$B$18];MATCH([.AA$3];[.$A$13:.$A$18];0);2)*INDEX([.$A$7:.$B$11];MATCH([.AA$4];[.$A$7:.$A$11];0);2)*[.$AE$2]*[.$AE$1]/(2000*IF([.$G20]=&quot;Blacksmith&quot;;10;IF([.$G20]=&quot;Fletcher&quot;;11;IF([.$G20]=&quot;Imbuer&quot;;10;IF([.$G20]=&quot;Tinker&quot;;9;))))))" office:value-type="float" office:value="0.00888888888888889" calcext:value-type="float">
            <text:p>0.01</text:p>
          </table:table-cell>
          <table:table-cell table:style-name="ce53" table:formula="of:=IF(INDEX([.$A$1:.$E$5];MATCH([.$G20];[.$A$1:.$A$5];0);MATCH([.$H20];[.$A$1:.$E$1];0))*INDEX([.$A$13:.$B$18];MATCH([.AB$3];[.$A$13:.$A$18];0);2)*INDEX([.$A$7:.$B$11];MATCH([.AB$4];[.$A$7:.$A$11];0);2)*[.$AE$2]*[.$AE$1]/18000=0;&quot;&quot;;INDEX([.$A$1:.$E$5];MATCH([.$G20];[.$A$1:.$A$5];0);MATCH([.$H20];[.$A$1:.$E$1];0))*INDEX([.$A$13:.$B$18];MATCH([.AB$3];[.$A$13:.$A$18];0);2)*INDEX([.$A$7:.$B$11];MATCH([.AB$4];[.$A$7:.$A$11];0);2)*[.$AE$2]*[.$AE$1]/(2000*IF([.$G20]=&quot;Blacksmith&quot;;10;IF([.$G20]=&quot;Fletcher&quot;;11;IF([.$G20]=&quot;Imbuer&quot;;10;IF([.$G20]=&quot;Tinker&quot;;9;))))))" office:value-type="float" office:value="0.000888888888888889" calcext:value-type="float">
            <text:p>0.00</text:p>
          </table:table-cell>
          <table:table-cell table:style-name="ce3"/>
          <table:table-cell table:style-name="ce65" office:value-type="string" calcext:value-type="string">
            <text:p>V. 5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15" calcext:value-type="percentage">
            <text:p>115%</text:p>
          </table:table-cell>
          <table:table-cell table:style-name="ce103" table:number-matrix-columns-spanned="1" table:number-matrix-rows-spanned="1" table:formula="of:=IFERROR(INDEX([$Analise.$AD$4:.$AI$8];MATCH([$Analise.$AF20];[$Analise.$AD$4:.$AD$8];0);MATCH([$Analise.$AG20];[$Analise.$AD$4:.$AI$4];0))/[.$AE$1];0)+SUM(IF(AND([.$AG20]=&quot;T4&quot;;[.$AF20]=&quot;Blacksmith&quot;);[.I27];IF(AND([.$AG20]=&quot;T5&quot;;[.$AF20]=&quot;Blacksmith&quot;);[.$M$23];IF(AND([.$AG20]=&quot;T6&quot;;[.$AF20]=&quot;Blacksmith&quot;);[.$Q$23];IF(AND([.$AG20]=&quot;T7&quot;;[.$AF20]=&quot;Blacksmith&quot;);[.$U$23];IF(AND([.$AG20]=&quot;T8&quot;;[.$AF20]=&quot;Blacksmith&quot;);[.$Y$23];IF(AND([.$AG20]=&quot;T4&quot;;[.$AF20]=&quot;Fletcher&quot;);[.I31];IF(AND([.$AG20]=&quot;T5&quot;;[.$AF20]=&quot;Fletcher&quot;);[.$M$27];IF(AND([.$AG20]=&quot;T6&quot;;[.$AF20]=&quot;Fletcher&quot;);[.$Q$27];IF(AND([.$AG20]=&quot;T7&quot;;[.$AF20]=&quot;Fletcher&quot;);[.$U$27];IF(AND([.$AG20]=&quot;T8&quot;;[.$AF20]=&quot;Fletcher&quot;);[.$Y$27];IF(AND([.$AG20]=&quot;T4&quot;;[.$AF20]=&quot;Imbuer&quot;);[.$I$31];IF(AND([.$AG20]=&quot;T5&quot;;[.$AF20]=&quot;Imbuer&quot;);[.$M$31];IF(AND([.$AG20]=&quot;T6&quot;;[.$AF20]=&quot;Imbuer&quot;);[.$Q$31];IF(AND([.$AG20]=&quot;T7&quot;;[.$AF20]=&quot;Imbuer&quot;);[.$U$31];IF(AND([.$AG20]=&quot;T8&quot;;[.$AF20]=&quot;Imbuer&quot;);[.$Y$31];IF(AND([.$AG20]=&quot;T4&quot;;[.$AF20]=&quot;Tinker&quot;);[.$I$35];IF(AND([.$AG20]=&quot;T5&quot;;[.$AF20]=&quot;Tinker&quot;);[.$M$35];IF(AND([.$AG20]=&quot;T6&quot;;[.$AF20]=&quot;Tinker&quot;);[.$Q$35];IF(AND([.$AG20]=&quot;T7&quot;;[.$AF20]=&quot;Tinker&quot;);[.$U$35];IF(AND([.$AG20]=&quot;T8&quot;;[.$AF20]=&quot;Tinker&quot;);[.$Y$35])))))))))))))))))))):IF(AND([.$AG20]=&quot;T4&quot;;[.$AF20]=&quot;Blacksmith&quot;);[.$L$26];IF(AND([.$AG20]=&quot;T5&quot;;[.$AF20]=&quot;Blacksmith&quot;);[.$P$26];IF(AND([.$AG20]=&quot;T6&quot;;[.$AF20]=&quot;Blacksmith&quot;);[.$T$26];IF(AND([.$AG20]=&quot;T7&quot;;[.$AF20]=&quot;Blacksmith&quot;);[.$X$26];IF(AND([.$AG20]=&quot;T8&quot;;[.$AF20]=&quot;Blacksmith&quot;);[.$AB$26];IF(AND([.$AG20]=&quot;T4&quot;;[.$AF20]=&quot;Fletcher&quot;);[.$L$30];IF(AND([.$AG20]=&quot;T5&quot;;[.$AF20]=&quot;Fletcher&quot;);[.$P$30];IF(AND([.$AG20]=&quot;T6&quot;;[.$AF20]=&quot;Fletcher&quot;);[.$T$30];IF(AND([.$AG20]=&quot;T7&quot;;[.$AF20]=&quot;Fletcher&quot;);[.$X$30];IF(AND([.$AG20]=&quot;T8&quot;;[.$AF20]=&quot;Fletcher&quot;);[.$AB$30];IF(AND([.$AG20]=&quot;T4&quot;;[.$AF20]=&quot;Imbuer&quot;);[.$L$34];IF(AND([.$AG20]=&quot;T5&quot;;[.$AF20]=&quot;Imbuer&quot;);[.$P$34];IF(AND([.$AG20]=&quot;T6&quot;;[.$AF20]=&quot;Imbuer&quot;);[.$T$34];IF(AND([.$AG20]=&quot;T7&quot;;[.$AF20]=&quot;Imbuer&quot;);[.$X$34];IF(AND([.$AG20]=&quot;T8&quot;;[.$AF20]=&quot;Imbuer&quot;);[.$AB$34];IF(AND([.$AG20]=&quot;T4&quot;;[.$AF20]=&quot;Tinker&quot;);[.$L$38];IF(AND([.$AG20]=&quot;T5&quot;;[.$AF20]=&quot;Tinker&quot;);[.$P$38];IF(AND([.$AG20]=&quot;T6&quot;;[.$AF20]=&quot;Tinker&quot;);[.$T$38];IF(AND([.$AG20]=&quot;T7&quot;;[.$AF20]=&quot;Tinker&quot;);[.$X$38];IF(AND([.$AG20]=&quot;T8&quot;;[.$AF20]=&quot;Tinker&quot;);[.$AB$38])))))))))))))))))))))*[.$AH20]/[.$AE$1]-SUM(IF(AND([.$AG20]=&quot;T4&quot;;[.$AF20]=&quot;Blacksmith&quot;);[.I27];IF(AND([.$AG20]=&quot;T5&quot;;[.$AF20]=&quot;Blacksmith&quot;);[.$M$23];IF(AND([.$AG20]=&quot;T6&quot;;[.$AF20]=&quot;Blacksmith&quot;);[.$Q$23];IF(AND([.$AG20]=&quot;T7&quot;;[.$AF20]=&quot;Blacksmith&quot;);[.$U$23];IF(AND([.$AG20]=&quot;T8&quot;;[.$AF20]=&quot;Blacksmith&quot;);[.$Y$23];IF(AND([.$AG20]=&quot;T4&quot;;[.$AF20]=&quot;Fletcher&quot;);[.I31];IF(AND([.$AG20]=&quot;T5&quot;;[.$AF20]=&quot;Fletcher&quot;);[.$M$27];IF(AND([.$AG20]=&quot;T6&quot;;[.$AF20]=&quot;Fletcher&quot;);[.$Q$27];IF(AND([.$AG20]=&quot;T7&quot;;[.$AF20]=&quot;Fletcher&quot;);[.$U$27];IF(AND([.$AG20]=&quot;T8&quot;;[.$AF20]=&quot;Fletcher&quot;);[.$Y$27];IF(AND([.$AG20]=&quot;T4&quot;;[.$AF20]=&quot;Imbuer&quot;);[.$I$31];IF(AND([.$AG20]=&quot;T5&quot;;[.$AF20]=&quot;Imbuer&quot;);[.$M$31];IF(AND([.$AG20]=&quot;T6&quot;;[.$AF20]=&quot;Imbuer&quot;);[.$Q$31];IF(AND([.$AG20]=&quot;T7&quot;;[.$AF20]=&quot;Imbuer&quot;);[.$U$31];IF(AND([.$AG20]=&quot;T8&quot;;[.$AF20]=&quot;Imbuer&quot;);[.$Y$31];IF(AND([.$AG20]=&quot;T4&quot;;[.$AF20]=&quot;Tinker&quot;);[.$I$35];IF(AND([.$AG20]=&quot;T5&quot;;[.$AF20]=&quot;Tinker&quot;);[.$M$35];IF(AND([.$AG20]=&quot;T6&quot;;[.$AF20]=&quot;Tinker&quot;);[.$Q$35];IF(AND([.$AG20]=&quot;T7&quot;;[.$AF20]=&quot;Tinker&quot;);[.$U$35];IF(AND([.$AG20]=&quot;T8&quot;;[.$AF20]=&quot;Tinker&quot;);[.$Y$35])))))))))))))))))))):IF(AND([.$AG20]=&quot;T4&quot;;[.$AF20]=&quot;Blacksmith&quot;);[.$L$26];IF(AND([.$AG20]=&quot;T5&quot;;[.$AF20]=&quot;Blacksmith&quot;);[.$P$26];IF(AND([.$AG20]=&quot;T6&quot;;[.$AF20]=&quot;Blacksmith&quot;);[.$T$26];IF(AND([.$AG20]=&quot;T7&quot;;[.$AF20]=&quot;Blacksmith&quot;);[.$X$26];IF(AND([.$AG20]=&quot;T8&quot;;[.$AF20]=&quot;Blacksmith&quot;);[.$AB$26];IF(AND([.$AG20]=&quot;T4&quot;;[.$AF20]=&quot;Fletcher&quot;);[.$L$30];IF(AND([.$AG20]=&quot;T5&quot;;[.$AF20]=&quot;Fletcher&quot;);[.$P$30];IF(AND([.$AG20]=&quot;T6&quot;;[.$AF20]=&quot;Fletcher&quot;);[.$T$30];IF(AND([.$AG20]=&quot;T7&quot;;[.$AF20]=&quot;Fletcher&quot;);[.$X$30];IF(AND([.$AG20]=&quot;T8&quot;;[.$AF20]=&quot;Fletcher&quot;);[.$AB$30];IF(AND([.$AG20]=&quot;T4&quot;;[.$AF20]=&quot;Imbuer&quot;);[.$L$34];IF(AND([.$AG20]=&quot;T5&quot;;[.$AF20]=&quot;Imbuer&quot;);[.$P$34];IF(AND([.$AG20]=&quot;T6&quot;;[.$AF20]=&quot;Imbuer&quot;);[.$T$34];IF(AND([.$AG20]=&quot;T7&quot;;[.$AF20]=&quot;Imbuer&quot;);[.$X$34];IF(AND([.$AG20]=&quot;T8&quot;;[.$AF20]=&quot;Imbuer&quot;);[.$AB$34];IF(AND([.$AG20]=&quot;T4&quot;;[.$AF20]=&quot;Tinker&quot;);[.$L$38];IF(AND([.$AG20]=&quot;T5&quot;;[.$AF20]=&quot;Tinker&quot;);[.$P$38];IF(AND([.$AG20]=&quot;T6&quot;;[.$AF20]=&quot;Tinker&quot;);[.$T$38];IF(AND([.$AG20]=&quot;T7&quot;;[.$AF20]=&quot;Tinker&quot;);[.$X$38];IF(AND([.$AG20]=&quot;T8&quot;;[.$AF20]=&quot;Tinker&quot;);[.$AB$38])))))))))))))))))))))/[.$AE$1]" office:value-type="float" office:value="2683.00308888889" calcext:value-type="float">
            <text:p>2,683.0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8"/>
          <table:table-cell table:style-name="ce5" table:number-columns-repeated="4"/>
          <table:table-cell table:style-name="ce20" table:number-columns-repeated="4"/>
          <table:table-cell table:style-name="ce27" table:number-columns-repeated="4"/>
          <table:table-cell table:style-name="ce35" table:number-columns-repeated="4"/>
          <table:table-cell table:style-name="ce43" table:number-columns-repeated="4"/>
          <table:table-cell table:style-name="ce3"/>
          <table:table-cell table:style-name="ce65" office:value-type="string" calcext:value-type="string">
            <text:p>V. 6</text:p>
          </table:table-cell>
          <table:table-cell table:style-name="ce78" office:value-type="float" office:value="0" calcext:value-type="float">
            <text:p>0</text:p>
          </table:table-cell>
          <table:table-cell table:style-name="ce87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13" calcext:value-type="percentage">
            <text:p>113%</text:p>
          </table:table-cell>
          <table:table-cell table:style-name="ce103" table:number-matrix-columns-spanned="1" table:number-matrix-rows-spanned="1" table:formula="of:=IFERROR(INDEX([$Analise.$AD$4:.$AI$8];MATCH([$Analise.$AF21];[$Analise.$AD$4:.$AD$8];0);MATCH([$Analise.$AG21];[$Analise.$AD$4:.$AI$4];0))/[.$AE$1];0)+SUM(IF(AND([.$AG21]=&quot;T4&quot;;[.$AF21]=&quot;Blacksmith&quot;);[.I28];IF(AND([.$AG21]=&quot;T5&quot;;[.$AF21]=&quot;Blacksmith&quot;);[.$M$23];IF(AND([.$AG21]=&quot;T6&quot;;[.$AF21]=&quot;Blacksmith&quot;);[.$Q$23];IF(AND([.$AG21]=&quot;T7&quot;;[.$AF21]=&quot;Blacksmith&quot;);[.$U$23];IF(AND([.$AG21]=&quot;T8&quot;;[.$AF21]=&quot;Blacksmith&quot;);[.$Y$23];IF(AND([.$AG21]=&quot;T4&quot;;[.$AF21]=&quot;Fletcher&quot;);[.I32];IF(AND([.$AG21]=&quot;T5&quot;;[.$AF21]=&quot;Fletcher&quot;);[.$M$27];IF(AND([.$AG21]=&quot;T6&quot;;[.$AF21]=&quot;Fletcher&quot;);[.$Q$27];IF(AND([.$AG21]=&quot;T7&quot;;[.$AF21]=&quot;Fletcher&quot;);[.$U$27];IF(AND([.$AG21]=&quot;T8&quot;;[.$AF21]=&quot;Fletcher&quot;);[.$Y$27];IF(AND([.$AG21]=&quot;T4&quot;;[.$AF21]=&quot;Imbuer&quot;);[.$I$31];IF(AND([.$AG21]=&quot;T5&quot;;[.$AF21]=&quot;Imbuer&quot;);[.$M$31];IF(AND([.$AG21]=&quot;T6&quot;;[.$AF21]=&quot;Imbuer&quot;);[.$Q$31];IF(AND([.$AG21]=&quot;T7&quot;;[.$AF21]=&quot;Imbuer&quot;);[.$U$31];IF(AND([.$AG21]=&quot;T8&quot;;[.$AF21]=&quot;Imbuer&quot;);[.$Y$31];IF(AND([.$AG21]=&quot;T4&quot;;[.$AF21]=&quot;Tinker&quot;);[.$I$35];IF(AND([.$AG21]=&quot;T5&quot;;[.$AF21]=&quot;Tinker&quot;);[.$M$35];IF(AND([.$AG21]=&quot;T6&quot;;[.$AF21]=&quot;Tinker&quot;);[.$Q$35];IF(AND([.$AG21]=&quot;T7&quot;;[.$AF21]=&quot;Tinker&quot;);[.$U$35];IF(AND([.$AG21]=&quot;T8&quot;;[.$AF21]=&quot;Tinker&quot;);[.$Y$35])))))))))))))))))))):IF(AND([.$AG21]=&quot;T4&quot;;[.$AF21]=&quot;Blacksmith&quot;);[.$L$26];IF(AND([.$AG21]=&quot;T5&quot;;[.$AF21]=&quot;Blacksmith&quot;);[.$P$26];IF(AND([.$AG21]=&quot;T6&quot;;[.$AF21]=&quot;Blacksmith&quot;);[.$T$26];IF(AND([.$AG21]=&quot;T7&quot;;[.$AF21]=&quot;Blacksmith&quot;);[.$X$26];IF(AND([.$AG21]=&quot;T8&quot;;[.$AF21]=&quot;Blacksmith&quot;);[.$AB$26];IF(AND([.$AG21]=&quot;T4&quot;;[.$AF21]=&quot;Fletcher&quot;);[.$L$30];IF(AND([.$AG21]=&quot;T5&quot;;[.$AF21]=&quot;Fletcher&quot;);[.$P$30];IF(AND([.$AG21]=&quot;T6&quot;;[.$AF21]=&quot;Fletcher&quot;);[.$T$30];IF(AND([.$AG21]=&quot;T7&quot;;[.$AF21]=&quot;Fletcher&quot;);[.$X$30];IF(AND([.$AG21]=&quot;T8&quot;;[.$AF21]=&quot;Fletcher&quot;);[.$AB$30];IF(AND([.$AG21]=&quot;T4&quot;;[.$AF21]=&quot;Imbuer&quot;);[.$L$34];IF(AND([.$AG21]=&quot;T5&quot;;[.$AF21]=&quot;Imbuer&quot;);[.$P$34];IF(AND([.$AG21]=&quot;T6&quot;;[.$AF21]=&quot;Imbuer&quot;);[.$T$34];IF(AND([.$AG21]=&quot;T7&quot;;[.$AF21]=&quot;Imbuer&quot;);[.$X$34];IF(AND([.$AG21]=&quot;T8&quot;;[.$AF21]=&quot;Imbuer&quot;);[.$AB$34];IF(AND([.$AG21]=&quot;T4&quot;;[.$AF21]=&quot;Tinker&quot;);[.$L$38];IF(AND([.$AG21]=&quot;T5&quot;;[.$AF21]=&quot;Tinker&quot;);[.$P$38];IF(AND([.$AG21]=&quot;T6&quot;;[.$AF21]=&quot;Tinker&quot;);[.$T$38];IF(AND([.$AG21]=&quot;T7&quot;;[.$AF21]=&quot;Tinker&quot;);[.$X$38];IF(AND([.$AG21]=&quot;T8&quot;;[.$AF21]=&quot;Tinker&quot;);[.$AB$38])))))))))))))))))))))*[.$AH21]/[.$AE$1]-SUM(IF(AND([.$AG21]=&quot;T4&quot;;[.$AF21]=&quot;Blacksmith&quot;);[.I28];IF(AND([.$AG21]=&quot;T5&quot;;[.$AF21]=&quot;Blacksmith&quot;);[.$M$23];IF(AND([.$AG21]=&quot;T6&quot;;[.$AF21]=&quot;Blacksmith&quot;);[.$Q$23];IF(AND([.$AG21]=&quot;T7&quot;;[.$AF21]=&quot;Blacksmith&quot;);[.$U$23];IF(AND([.$AG21]=&quot;T8&quot;;[.$AF21]=&quot;Blacksmith&quot;);[.$Y$23];IF(AND([.$AG21]=&quot;T4&quot;;[.$AF21]=&quot;Fletcher&quot;);[.I32];IF(AND([.$AG21]=&quot;T5&quot;;[.$AF21]=&quot;Fletcher&quot;);[.$M$27];IF(AND([.$AG21]=&quot;T6&quot;;[.$AF21]=&quot;Fletcher&quot;);[.$Q$27];IF(AND([.$AG21]=&quot;T7&quot;;[.$AF21]=&quot;Fletcher&quot;);[.$U$27];IF(AND([.$AG21]=&quot;T8&quot;;[.$AF21]=&quot;Fletcher&quot;);[.$Y$27];IF(AND([.$AG21]=&quot;T4&quot;;[.$AF21]=&quot;Imbuer&quot;);[.$I$31];IF(AND([.$AG21]=&quot;T5&quot;;[.$AF21]=&quot;Imbuer&quot;);[.$M$31];IF(AND([.$AG21]=&quot;T6&quot;;[.$AF21]=&quot;Imbuer&quot;);[.$Q$31];IF(AND([.$AG21]=&quot;T7&quot;;[.$AF21]=&quot;Imbuer&quot;);[.$U$31];IF(AND([.$AG21]=&quot;T8&quot;;[.$AF21]=&quot;Imbuer&quot;);[.$Y$31];IF(AND([.$AG21]=&quot;T4&quot;;[.$AF21]=&quot;Tinker&quot;);[.$I$35];IF(AND([.$AG21]=&quot;T5&quot;;[.$AF21]=&quot;Tinker&quot;);[.$M$35];IF(AND([.$AG21]=&quot;T6&quot;;[.$AF21]=&quot;Tinker&quot;);[.$Q$35];IF(AND([.$AG21]=&quot;T7&quot;;[.$AF21]=&quot;Tinker&quot;);[.$U$35];IF(AND([.$AG21]=&quot;T8&quot;;[.$AF21]=&quot;Tinker&quot;);[.$Y$35])))))))))))))))))))):IF(AND([.$AG21]=&quot;T4&quot;;[.$AF21]=&quot;Blacksmith&quot;);[.$L$26];IF(AND([.$AG21]=&quot;T5&quot;;[.$AF21]=&quot;Blacksmith&quot;);[.$P$26];IF(AND([.$AG21]=&quot;T6&quot;;[.$AF21]=&quot;Blacksmith&quot;);[.$T$26];IF(AND([.$AG21]=&quot;T7&quot;;[.$AF21]=&quot;Blacksmith&quot;);[.$X$26];IF(AND([.$AG21]=&quot;T8&quot;;[.$AF21]=&quot;Blacksmith&quot;);[.$AB$26];IF(AND([.$AG21]=&quot;T4&quot;;[.$AF21]=&quot;Fletcher&quot;);[.$L$30];IF(AND([.$AG21]=&quot;T5&quot;;[.$AF21]=&quot;Fletcher&quot;);[.$P$30];IF(AND([.$AG21]=&quot;T6&quot;;[.$AF21]=&quot;Fletcher&quot;);[.$T$30];IF(AND([.$AG21]=&quot;T7&quot;;[.$AF21]=&quot;Fletcher&quot;);[.$X$30];IF(AND([.$AG21]=&quot;T8&quot;;[.$AF21]=&quot;Fletcher&quot;);[.$AB$30];IF(AND([.$AG21]=&quot;T4&quot;;[.$AF21]=&quot;Imbuer&quot;);[.$L$34];IF(AND([.$AG21]=&quot;T5&quot;;[.$AF21]=&quot;Imbuer&quot;);[.$P$34];IF(AND([.$AG21]=&quot;T6&quot;;[.$AF21]=&quot;Imbuer&quot;);[.$T$34];IF(AND([.$AG21]=&quot;T7&quot;;[.$AF21]=&quot;Imbuer&quot;);[.$X$34];IF(AND([.$AG21]=&quot;T8&quot;;[.$AF21]=&quot;Imbuer&quot;);[.$AB$34];IF(AND([.$AG21]=&quot;T4&quot;;[.$AF21]=&quot;Tinker&quot;);[.$L$38];IF(AND([.$AG21]=&quot;T5&quot;;[.$AF21]=&quot;Tinker&quot;);[.$P$38];IF(AND([.$AG21]=&quot;T6&quot;;[.$AF21]=&quot;Tinker&quot;);[.$T$38];IF(AND([.$AG21]=&quot;T7&quot;;[.$AF21]=&quot;Tinker&quot;);[.$X$38];IF(AND([.$AG21]=&quot;T8&quot;;[.$AF21]=&quot;Tinker&quot;);[.$AB$38])))))))))))))))))))))/[.$AE$1]" office:value-type="float" office:value="2490.23781777778" calcext:value-type="float">
            <text:p>2,490.2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Return</text:p>
          </table:table-cell>
          <table:table-cell table:style-name="ce3"/>
          <table:table-cell table:style-name="ce5" table:number-columns-repeated="4"/>
          <table:table-cell table:style-name="ce20" table:number-columns-repeated="4"/>
          <table:table-cell table:style-name="ce27" table:number-columns-repeated="4"/>
          <table:table-cell table:style-name="ce35" table:number-columns-repeated="4"/>
          <table:table-cell table:style-name="ce43" table:number-columns-repeated="4"/>
          <table:table-cell table:style-name="ce3"/>
          <table:table-cell table:style-name="ce65" office:value-type="string" calcext:value-type="string">
            <text:p>V. 7</text:p>
          </table:table-cell>
          <table:table-cell table:style-name="ce78" office:value-type="float" office:value="10" calcext:value-type="float">
            <text:p>10</text:p>
          </table:table-cell>
          <table:table-cell table:style-name="ce86" table:content-validation-name="val1" office:value-type="string" calcext:value-type="string">
            <text:p>Fletcher</text:p>
          </table:table-cell>
          <table:table-cell table:style-name="ce86" table:content-validation-name="val2" office:value-type="string" calcext:value-type="string">
            <text:p>T8</text:p>
          </table:table-cell>
          <table:table-cell table:style-name="ce96" office:value-type="percentage" office:value="1.5" calcext:value-type="percentage">
            <text:p>150%</text:p>
          </table:table-cell>
          <table:table-cell table:style-name="ce103" table:number-matrix-columns-spanned="1" table:number-matrix-rows-spanned="1" table:formula="of:=IFERROR(INDEX([$Analise.$AD$4:.$AI$8];MATCH([$Analise.$AF22];[$Analise.$AD$4:.$AD$8];0);MATCH([$Analise.$AG22];[$Analise.$AD$4:.$AI$4];0))/[.$AE$1];0)+SUM(IF(AND([.$AG22]=&quot;T4&quot;;[.$AF22]=&quot;Blacksmith&quot;);[.I29];IF(AND([.$AG22]=&quot;T5&quot;;[.$AF22]=&quot;Blacksmith&quot;);[.$M$23];IF(AND([.$AG22]=&quot;T6&quot;;[.$AF22]=&quot;Blacksmith&quot;);[.$Q$23];IF(AND([.$AG22]=&quot;T7&quot;;[.$AF22]=&quot;Blacksmith&quot;);[.$U$23];IF(AND([.$AG22]=&quot;T8&quot;;[.$AF22]=&quot;Blacksmith&quot;);[.$Y$23];IF(AND([.$AG22]=&quot;T4&quot;;[.$AF22]=&quot;Fletcher&quot;);[.I33];IF(AND([.$AG22]=&quot;T5&quot;;[.$AF22]=&quot;Fletcher&quot;);[.$M$27];IF(AND([.$AG22]=&quot;T6&quot;;[.$AF22]=&quot;Fletcher&quot;);[.$Q$27];IF(AND([.$AG22]=&quot;T7&quot;;[.$AF22]=&quot;Fletcher&quot;);[.$U$27];IF(AND([.$AG22]=&quot;T8&quot;;[.$AF22]=&quot;Fletcher&quot;);[.$Y$27];IF(AND([.$AG22]=&quot;T4&quot;;[.$AF22]=&quot;Imbuer&quot;);[.$I$31];IF(AND([.$AG22]=&quot;T5&quot;;[.$AF22]=&quot;Imbuer&quot;);[.$M$31];IF(AND([.$AG22]=&quot;T6&quot;;[.$AF22]=&quot;Imbuer&quot;);[.$Q$31];IF(AND([.$AG22]=&quot;T7&quot;;[.$AF22]=&quot;Imbuer&quot;);[.$U$31];IF(AND([.$AG22]=&quot;T8&quot;;[.$AF22]=&quot;Imbuer&quot;);[.$Y$31];IF(AND([.$AG22]=&quot;T4&quot;;[.$AF22]=&quot;Tinker&quot;);[.$I$35];IF(AND([.$AG22]=&quot;T5&quot;;[.$AF22]=&quot;Tinker&quot;);[.$M$35];IF(AND([.$AG22]=&quot;T6&quot;;[.$AF22]=&quot;Tinker&quot;);[.$Q$35];IF(AND([.$AG22]=&quot;T7&quot;;[.$AF22]=&quot;Tinker&quot;);[.$U$35];IF(AND([.$AG22]=&quot;T8&quot;;[.$AF22]=&quot;Tinker&quot;);[.$Y$35])))))))))))))))))))):IF(AND([.$AG22]=&quot;T4&quot;;[.$AF22]=&quot;Blacksmith&quot;);[.$L$26];IF(AND([.$AG22]=&quot;T5&quot;;[.$AF22]=&quot;Blacksmith&quot;);[.$P$26];IF(AND([.$AG22]=&quot;T6&quot;;[.$AF22]=&quot;Blacksmith&quot;);[.$T$26];IF(AND([.$AG22]=&quot;T7&quot;;[.$AF22]=&quot;Blacksmith&quot;);[.$X$26];IF(AND([.$AG22]=&quot;T8&quot;;[.$AF22]=&quot;Blacksmith&quot;);[.$AB$26];IF(AND([.$AG22]=&quot;T4&quot;;[.$AF22]=&quot;Fletcher&quot;);[.$L$30];IF(AND([.$AG22]=&quot;T5&quot;;[.$AF22]=&quot;Fletcher&quot;);[.$P$30];IF(AND([.$AG22]=&quot;T6&quot;;[.$AF22]=&quot;Fletcher&quot;);[.$T$30];IF(AND([.$AG22]=&quot;T7&quot;;[.$AF22]=&quot;Fletcher&quot;);[.$X$30];IF(AND([.$AG22]=&quot;T8&quot;;[.$AF22]=&quot;Fletcher&quot;);[.$AB$30];IF(AND([.$AG22]=&quot;T4&quot;;[.$AF22]=&quot;Imbuer&quot;);[.$L$34];IF(AND([.$AG22]=&quot;T5&quot;;[.$AF22]=&quot;Imbuer&quot;);[.$P$34];IF(AND([.$AG22]=&quot;T6&quot;;[.$AF22]=&quot;Imbuer&quot;);[.$T$34];IF(AND([.$AG22]=&quot;T7&quot;;[.$AF22]=&quot;Imbuer&quot;);[.$X$34];IF(AND([.$AG22]=&quot;T8&quot;;[.$AF22]=&quot;Imbuer&quot;);[.$AB$34];IF(AND([.$AG22]=&quot;T4&quot;;[.$AF22]=&quot;Tinker&quot;);[.$L$38];IF(AND([.$AG22]=&quot;T5&quot;;[.$AF22]=&quot;Tinker&quot;);[.$P$38];IF(AND([.$AG22]=&quot;T6&quot;;[.$AF22]=&quot;Tinker&quot;);[.$T$38];IF(AND([.$AG22]=&quot;T7&quot;;[.$AF22]=&quot;Tinker&quot;);[.$X$38];IF(AND([.$AG22]=&quot;T8&quot;;[.$AF22]=&quot;Tinker&quot;);[.$AB$38])))))))))))))))))))))*[.$AH22]/[.$AE$1]-SUM(IF(AND([.$AG22]=&quot;T4&quot;;[.$AF22]=&quot;Blacksmith&quot;);[.I29];IF(AND([.$AG22]=&quot;T5&quot;;[.$AF22]=&quot;Blacksmith&quot;);[.$M$23];IF(AND([.$AG22]=&quot;T6&quot;;[.$AF22]=&quot;Blacksmith&quot;);[.$Q$23];IF(AND([.$AG22]=&quot;T7&quot;;[.$AF22]=&quot;Blacksmith&quot;);[.$U$23];IF(AND([.$AG22]=&quot;T8&quot;;[.$AF22]=&quot;Blacksmith&quot;);[.$Y$23];IF(AND([.$AG22]=&quot;T4&quot;;[.$AF22]=&quot;Fletcher&quot;);[.I33];IF(AND([.$AG22]=&quot;T5&quot;;[.$AF22]=&quot;Fletcher&quot;);[.$M$27];IF(AND([.$AG22]=&quot;T6&quot;;[.$AF22]=&quot;Fletcher&quot;);[.$Q$27];IF(AND([.$AG22]=&quot;T7&quot;;[.$AF22]=&quot;Fletcher&quot;);[.$U$27];IF(AND([.$AG22]=&quot;T8&quot;;[.$AF22]=&quot;Fletcher&quot;);[.$Y$27];IF(AND([.$AG22]=&quot;T4&quot;;[.$AF22]=&quot;Imbuer&quot;);[.$I$31];IF(AND([.$AG22]=&quot;T5&quot;;[.$AF22]=&quot;Imbuer&quot;);[.$M$31];IF(AND([.$AG22]=&quot;T6&quot;;[.$AF22]=&quot;Imbuer&quot;);[.$Q$31];IF(AND([.$AG22]=&quot;T7&quot;;[.$AF22]=&quot;Imbuer&quot;);[.$U$31];IF(AND([.$AG22]=&quot;T8&quot;;[.$AF22]=&quot;Imbuer&quot;);[.$Y$31];IF(AND([.$AG22]=&quot;T4&quot;;[.$AF22]=&quot;Tinker&quot;);[.$I$35];IF(AND([.$AG22]=&quot;T5&quot;;[.$AF22]=&quot;Tinker&quot;);[.$M$35];IF(AND([.$AG22]=&quot;T6&quot;;[.$AF22]=&quot;Tinker&quot;);[.$Q$35];IF(AND([.$AG22]=&quot;T7&quot;;[.$AF22]=&quot;Tinker&quot;);[.$U$35];IF(AND([.$AG22]=&quot;T8&quot;;[.$AF22]=&quot;Tinker&quot;);[.$Y$35])))))))))))))))))))):IF(AND([.$AG22]=&quot;T4&quot;;[.$AF22]=&quot;Blacksmith&quot;);[.$L$26];IF(AND([.$AG22]=&quot;T5&quot;;[.$AF22]=&quot;Blacksmith&quot;);[.$P$26];IF(AND([.$AG22]=&quot;T6&quot;;[.$AF22]=&quot;Blacksmith&quot;);[.$T$26];IF(AND([.$AG22]=&quot;T7&quot;;[.$AF22]=&quot;Blacksmith&quot;);[.$X$26];IF(AND([.$AG22]=&quot;T8&quot;;[.$AF22]=&quot;Blacksmith&quot;);[.$AB$26];IF(AND([.$AG22]=&quot;T4&quot;;[.$AF22]=&quot;Fletcher&quot;);[.$L$30];IF(AND([.$AG22]=&quot;T5&quot;;[.$AF22]=&quot;Fletcher&quot;);[.$P$30];IF(AND([.$AG22]=&quot;T6&quot;;[.$AF22]=&quot;Fletcher&quot;);[.$T$30];IF(AND([.$AG22]=&quot;T7&quot;;[.$AF22]=&quot;Fletcher&quot;);[.$X$30];IF(AND([.$AG22]=&quot;T8&quot;;[.$AF22]=&quot;Fletcher&quot;);[.$AB$30];IF(AND([.$AG22]=&quot;T4&quot;;[.$AF22]=&quot;Imbuer&quot;);[.$L$34];IF(AND([.$AG22]=&quot;T5&quot;;[.$AF22]=&quot;Imbuer&quot;);[.$P$34];IF(AND([.$AG22]=&quot;T6&quot;;[.$AF22]=&quot;Imbuer&quot;);[.$T$34];IF(AND([.$AG22]=&quot;T7&quot;;[.$AF22]=&quot;Imbuer&quot;);[.$X$34];IF(AND([.$AG22]=&quot;T8&quot;;[.$AF22]=&quot;Imbuer&quot;);[.$AB$34];IF(AND([.$AG22]=&quot;T4&quot;;[.$AF22]=&quot;Tinker&quot;);[.$L$38];IF(AND([.$AG22]=&quot;T5&quot;;[.$AF22]=&quot;Tinker&quot;);[.$P$38];IF(AND([.$AG22]=&quot;T6&quot;;[.$AF22]=&quot;Tinker&quot;);[.$T$38];IF(AND([.$AG22]=&quot;T7&quot;;[.$AF22]=&quot;Tinker&quot;);[.$X$38];IF(AND([.$AG22]=&quot;T8&quot;;[.$AF22]=&quot;Tinker&quot;);[.$AB$38])))))))))))))))))))))/[.$AE$1]" office:value-type="string" office:string-value="" calcext:value-type="error">
            <text:p>#VALUE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6" office:value-type="string" calcext:value-type="string">
            <text:p>Blacksmith</text:p>
          </table:table-cell>
          <table:table-cell table:style-name="ce10" office:value-type="string" calcext:value-type="string">
            <text:p>Cloth</text:p>
          </table:table-cell>
          <table:table-cell table:style-name="ce17" table:number-matrix-columns-spanned="1" table:number-matrix-rows-spanned="1" table:formula="of:=IF(INDEX([$DATA.$A$1:.$D$121];MATCH([.I$3]&amp;&quot;_&quot;&amp;[.$H5]&amp;IF([.I$4]=&quot;Flat&quot;;&quot;&quot;;IF([.I$4]=&quot;.1&quot;;&quot;_LEVEL1@1&quot;;IF([.I$4]=&quot;.2&quot;;&quot;_LEVEL2@2&quot;;IF([.I$4]=&quot;.3&quot;;&quot;_LEVEL3@3&quot;))));[$DATA.$A$1:.$A$121];0);4)*[.I5]=0;&quot;&quot;;INDEX([$DATA.$A$1:.$D$121];MATCH([.I$3]&amp;&quot;_&quot;&amp;[.$H5]&amp;IF([.I$4]=&quot;Flat&quot;;&quot;&quot;;IF([.I$4]=&quot;.1&quot;;&quot;_LEVEL1@1&quot;;IF([.I$4]=&quot;.2&quot;;&quot;_LEVEL2@2&quot;;IF([.I$4]=&quot;.3&quot;;&quot;_LEVEL3@3&quot;))));[$DATA.$A$1:.$A$121];0);4)*[.I5])" office:value-type="float" office:value="474.5168" calcext:value-type="float">
            <text:p>475 S</text:p>
          </table:table-cell>
          <table:table-cell table:style-name="ce17" table:number-matrix-columns-spanned="1" table:number-matrix-rows-spanned="1" table:formula="of:=IF(INDEX([$DATA.$A$1:.$D$121];MATCH([.J$3]&amp;&quot;_&quot;&amp;[.$H5]&amp;IF([.J$4]=&quot;Flat&quot;;&quot;&quot;;IF([.J$4]=&quot;.1&quot;;&quot;_LEVEL1@1&quot;;IF([.J$4]=&quot;.2&quot;;&quot;_LEVEL2@2&quot;;IF([.J$4]=&quot;.3&quot;;&quot;_LEVEL3@3&quot;))));[$DATA.$A$1:.$A$121];0);4)*[.J5]=0;&quot;&quot;;INDEX([$DATA.$A$1:.$D$121];MATCH([.J$3]&amp;&quot;_&quot;&amp;[.$H5]&amp;IF([.J$4]=&quot;Flat&quot;;&quot;&quot;;IF([.J$4]=&quot;.1&quot;;&quot;_LEVEL1@1&quot;;IF([.J$4]=&quot;.2&quot;;&quot;_LEVEL2@2&quot;;IF([.J$4]=&quot;.3&quot;;&quot;_LEVEL3@3&quot;))));[$DATA.$A$1:.$A$121];0);4)*[.J5])" office:value-type="float" office:value="34.16" calcext:value-type="float">
            <text:p>34 S</text:p>
          </table:table-cell>
          <table:table-cell table:style-name="ce17" table:number-matrix-columns-spanned="1" table:number-matrix-rows-spanned="1" table:formula="of:=IF(INDEX([$DATA.$A$1:.$D$121];MATCH([.K$3]&amp;&quot;_&quot;&amp;[.$H5]&amp;IF([.K$4]=&quot;Flat&quot;;&quot;&quot;;IF([.K$4]=&quot;.1&quot;;&quot;_LEVEL1@1&quot;;IF([.K$4]=&quot;.2&quot;;&quot;_LEVEL2@2&quot;;IF([.K$4]=&quot;.3&quot;;&quot;_LEVEL3@3&quot;))));[$DATA.$A$1:.$A$121];0);4)*[.K5]=0;&quot;&quot;;INDEX([$DATA.$A$1:.$D$121];MATCH([.K$3]&amp;&quot;_&quot;&amp;[.$H5]&amp;IF([.K$4]=&quot;Flat&quot;;&quot;&quot;;IF([.K$4]=&quot;.1&quot;;&quot;_LEVEL1@1&quot;;IF([.K$4]=&quot;.2&quot;;&quot;_LEVEL2@2&quot;;IF([.K$4]=&quot;.3&quot;;&quot;_LEVEL3@3&quot;))));[$DATA.$A$1:.$A$121];0);4)*[.K5])" office:value-type="float" office:value="18.352" calcext:value-type="float">
            <text:p>18 S</text:p>
          </table:table-cell>
          <table:table-cell table:style-name="ce17" table:number-matrix-columns-spanned="1" table:number-matrix-rows-spanned="1" table:formula="of:=IF(INDEX([$DATA.$A$1:.$D$121];MATCH([.L$3]&amp;&quot;_&quot;&amp;[.$H5]&amp;IF([.L$4]=&quot;Flat&quot;;&quot;&quot;;IF([.L$4]=&quot;.1&quot;;&quot;_LEVEL1@1&quot;;IF([.L$4]=&quot;.2&quot;;&quot;_LEVEL2@2&quot;;IF([.L$4]=&quot;.3&quot;;&quot;_LEVEL3@3&quot;))));[$DATA.$A$1:.$A$121];0);4)*[.L5]=0;&quot;&quot;;INDEX([$DATA.$A$1:.$D$121];MATCH([.L$3]&amp;&quot;_&quot;&amp;[.$H5]&amp;IF([.L$4]=&quot;Flat&quot;;&quot;&quot;;IF([.L$4]=&quot;.1&quot;;&quot;_LEVEL1@1&quot;;IF([.L$4]=&quot;.2&quot;;&quot;_LEVEL2@2&quot;;IF([.L$4]=&quot;.3&quot;;&quot;_LEVEL3@3&quot;))));[$DATA.$A$1:.$A$121];0);4)*[.L5])" office:value-type="float" office:value="7.96" calcext:value-type="float">
            <text:p>08 S</text:p>
          </table:table-cell>
          <table:table-cell table:style-name="ce24" table:number-matrix-columns-spanned="1" table:number-matrix-rows-spanned="1" table:formula="of:=IF(INDEX([$DATA.$A$1:.$D$121];MATCH([.M$3]&amp;&quot;_&quot;&amp;[.$H5]&amp;IF([.M$4]=&quot;Flat&quot;;&quot;&quot;;IF([.M$4]=&quot;.1&quot;;&quot;_LEVEL1@1&quot;;IF([.M$4]=&quot;.2&quot;;&quot;_LEVEL2@2&quot;;IF([.M$4]=&quot;.3&quot;;&quot;_LEVEL3@3&quot;))));[$DATA.$A$1:.$A$121];0);4)*[.M5]=0;&quot;&quot;;INDEX([$DATA.$A$1:.$D$121];MATCH([.M$3]&amp;&quot;_&quot;&amp;[.$H5]&amp;IF([.M$4]=&quot;Flat&quot;;&quot;&quot;;IF([.M$4]=&quot;.1&quot;;&quot;_LEVEL1@1&quot;;IF([.M$4]=&quot;.2&quot;;&quot;_LEVEL2@2&quot;;IF([.M$4]=&quot;.3&quot;;&quot;_LEVEL3@3&quot;))));[$DATA.$A$1:.$A$121];0);4)*[.M5])" office:value-type="float" office:value="1153.8012" calcext:value-type="float">
            <text:p>1,154 S</text:p>
          </table:table-cell>
          <table:table-cell table:style-name="ce24" table:number-matrix-columns-spanned="1" table:number-matrix-rows-spanned="1" table:formula="of:=IF(INDEX([$DATA.$A$1:.$D$121];MATCH([.N$3]&amp;&quot;_&quot;&amp;[.$H5]&amp;IF([.N$4]=&quot;Flat&quot;;&quot;&quot;;IF([.N$4]=&quot;.1&quot;;&quot;_LEVEL1@1&quot;;IF([.N$4]=&quot;.2&quot;;&quot;_LEVEL2@2&quot;;IF([.N$4]=&quot;.3&quot;;&quot;_LEVEL3@3&quot;))));[$DATA.$A$1:.$A$121];0);4)*[.N5]=0;&quot;&quot;;INDEX([$DATA.$A$1:.$D$121];MATCH([.N$3]&amp;&quot;_&quot;&amp;[.$H5]&amp;IF([.N$4]=&quot;Flat&quot;;&quot;&quot;;IF([.N$4]=&quot;.1&quot;;&quot;_LEVEL1@1&quot;;IF([.N$4]=&quot;.2&quot;;&quot;_LEVEL2@2&quot;;IF([.N$4]=&quot;.3&quot;;&quot;_LEVEL3@3&quot;))));[$DATA.$A$1:.$A$121];0);4)*[.N5])" office:value-type="float" office:value="82.36" calcext:value-type="float">
            <text:p>82 S</text:p>
          </table:table-cell>
          <table:table-cell table:style-name="ce24" table:number-matrix-columns-spanned="1" table:number-matrix-rows-spanned="1" table:formula="of:=IF(INDEX([$DATA.$A$1:.$D$121];MATCH([.O$3]&amp;&quot;_&quot;&amp;[.$H5]&amp;IF([.O$4]=&quot;Flat&quot;;&quot;&quot;;IF([.O$4]=&quot;.1&quot;;&quot;_LEVEL1@1&quot;;IF([.O$4]=&quot;.2&quot;;&quot;_LEVEL2@2&quot;;IF([.O$4]=&quot;.3&quot;;&quot;_LEVEL3@3&quot;))));[$DATA.$A$1:.$A$121];0);4)*[.O5]=0;&quot;&quot;;INDEX([$DATA.$A$1:.$D$121];MATCH([.O$3]&amp;&quot;_&quot;&amp;[.$H5]&amp;IF([.O$4]=&quot;Flat&quot;;&quot;&quot;;IF([.O$4]=&quot;.1&quot;;&quot;_LEVEL1@1&quot;;IF([.O$4]=&quot;.2&quot;;&quot;_LEVEL2@2&quot;;IF([.O$4]=&quot;.3&quot;;&quot;_LEVEL3@3&quot;))));[$DATA.$A$1:.$A$121];0);4)*[.O5])" office:value-type="float" office:value="23.084" calcext:value-type="float">
            <text:p>23 S</text:p>
          </table:table-cell>
          <table:table-cell table:style-name="ce24" table:number-matrix-columns-spanned="1" table:number-matrix-rows-spanned="1" table:formula="of:=IF(INDEX([$DATA.$A$1:.$D$121];MATCH([.P$3]&amp;&quot;_&quot;&amp;[.$H5]&amp;IF([.P$4]=&quot;Flat&quot;;&quot;&quot;;IF([.P$4]=&quot;.1&quot;;&quot;_LEVEL1@1&quot;;IF([.P$4]=&quot;.2&quot;;&quot;_LEVEL2@2&quot;;IF([.P$4]=&quot;.3&quot;;&quot;_LEVEL3@3&quot;))));[$DATA.$A$1:.$A$121];0);4)*[.P5]=0;&quot;&quot;;INDEX([$DATA.$A$1:.$D$121];MATCH([.P$3]&amp;&quot;_&quot;&amp;[.$H5]&amp;IF([.P$4]=&quot;Flat&quot;;&quot;&quot;;IF([.P$4]=&quot;.1&quot;;&quot;_LEVEL1@1&quot;;IF([.P$4]=&quot;.2&quot;;&quot;_LEVEL2@2&quot;;IF([.P$4]=&quot;.3&quot;;&quot;_LEVEL3@3&quot;))));[$DATA.$A$1:.$A$121];0);4)*[.P5])" office:value-type="float" office:value="7.62" calcext:value-type="float">
            <text:p>08 S</text:p>
          </table:table-cell>
          <table:table-cell table:style-name="ce31" table:number-matrix-columns-spanned="1" table:number-matrix-rows-spanned="1" table:formula="of:=IF(INDEX([$DATA.$A$1:.$D$121];MATCH([.Q$3]&amp;&quot;_&quot;&amp;[.$H5]&amp;IF([.Q$4]=&quot;Flat&quot;;&quot;&quot;;IF([.Q$4]=&quot;.1&quot;;&quot;_LEVEL1@1&quot;;IF([.Q$4]=&quot;.2&quot;;&quot;_LEVEL2@2&quot;;IF([.Q$4]=&quot;.3&quot;;&quot;_LEVEL3@3&quot;))));[$DATA.$A$1:.$A$121];0);4)*[.Q5]=0;&quot;&quot;;INDEX([$DATA.$A$1:.$D$121];MATCH([.Q$3]&amp;&quot;_&quot;&amp;[.$H5]&amp;IF([.Q$4]=&quot;Flat&quot;;&quot;&quot;;IF([.Q$4]=&quot;.1&quot;;&quot;_LEVEL1@1&quot;;IF([.Q$4]=&quot;.2&quot;;&quot;_LEVEL2@2&quot;;IF([.Q$4]=&quot;.3&quot;;&quot;_LEVEL3@3&quot;))));[$DATA.$A$1:.$A$121];0);4)*[.Q5])" office:value-type="float" office:value="1832.4673303" calcext:value-type="float">
            <text:p>1,832 S</text:p>
          </table:table-cell>
          <table:table-cell table:style-name="ce31" table:number-matrix-columns-spanned="1" table:number-matrix-rows-spanned="1" table:formula="of:=IF(INDEX([$DATA.$A$1:.$D$121];MATCH([.R$3]&amp;&quot;_&quot;&amp;[.$H5]&amp;IF([.R$4]=&quot;Flat&quot;;&quot;&quot;;IF([.R$4]=&quot;.1&quot;;&quot;_LEVEL1@1&quot;;IF([.R$4]=&quot;.2&quot;;&quot;_LEVEL2@2&quot;;IF([.R$4]=&quot;.3&quot;;&quot;_LEVEL3@3&quot;))));[$DATA.$A$1:.$A$121];0);4)*[.R5]=0;&quot;&quot;;INDEX([$DATA.$A$1:.$D$121];MATCH([.R$3]&amp;&quot;_&quot;&amp;[.$H5]&amp;IF([.R$4]=&quot;Flat&quot;;&quot;&quot;;IF([.R$4]=&quot;.1&quot;;&quot;_LEVEL1@1&quot;;IF([.R$4]=&quot;.2&quot;;&quot;_LEVEL2@2&quot;;IF([.R$4]=&quot;.3&quot;;&quot;_LEVEL3@3&quot;))));[$DATA.$A$1:.$A$121];0);4)*[.R5])" office:value-type="float" office:value="177.74889" calcext:value-type="float">
            <text:p>178 S</text:p>
          </table:table-cell>
          <table:table-cell table:style-name="ce31" table:number-matrix-columns-spanned="1" table:number-matrix-rows-spanned="1" table:formula="of:=IF(INDEX([$DATA.$A$1:.$D$121];MATCH([.S$3]&amp;&quot;_&quot;&amp;[.$H5]&amp;IF([.S$4]=&quot;Flat&quot;;&quot;&quot;;IF([.S$4]=&quot;.1&quot;;&quot;_LEVEL1@1&quot;;IF([.S$4]=&quot;.2&quot;;&quot;_LEVEL2@2&quot;;IF([.S$4]=&quot;.3&quot;;&quot;_LEVEL3@3&quot;))));[$DATA.$A$1:.$A$121];0);4)*[.S5]=0;&quot;&quot;;INDEX([$DATA.$A$1:.$D$121];MATCH([.S$3]&amp;&quot;_&quot;&amp;[.$H5]&amp;IF([.S$4]=&quot;Flat&quot;;&quot;&quot;;IF([.S$4]=&quot;.1&quot;;&quot;_LEVEL1@1&quot;;IF([.S$4]=&quot;.2&quot;;&quot;_LEVEL2@2&quot;;IF([.S$4]=&quot;.3&quot;;&quot;_LEVEL3@3&quot;))));[$DATA.$A$1:.$A$121];0);4)*[.S5])" office:value-type="float" office:value="43.703935" calcext:value-type="float">
            <text:p>44 S</text:p>
          </table:table-cell>
          <table:table-cell table:style-name="ce31" table:number-matrix-columns-spanned="1" table:number-matrix-rows-spanned="1" table:formula="of:=IF(INDEX([$DATA.$A$1:.$D$121];MATCH([.T$3]&amp;&quot;_&quot;&amp;[.$H5]&amp;IF([.T$4]=&quot;Flat&quot;;&quot;&quot;;IF([.T$4]=&quot;.1&quot;;&quot;_LEVEL1@1&quot;;IF([.T$4]=&quot;.2&quot;;&quot;_LEVEL2@2&quot;;IF([.T$4]=&quot;.3&quot;;&quot;_LEVEL3@3&quot;))));[$DATA.$A$1:.$A$121];0);4)*[.T5]=0;&quot;&quot;;INDEX([$DATA.$A$1:.$D$121];MATCH([.T$3]&amp;&quot;_&quot;&amp;[.$H5]&amp;IF([.T$4]=&quot;Flat&quot;;&quot;&quot;;IF([.T$4]=&quot;.1&quot;;&quot;_LEVEL1@1&quot;;IF([.T$4]=&quot;.2&quot;;&quot;_LEVEL2@2&quot;;IF([.T$4]=&quot;.3&quot;;&quot;_LEVEL3@3&quot;))));[$DATA.$A$1:.$A$121];0);4)*[.T5])" office:value-type="float" office:value="13.0007874" calcext:value-type="float">
            <text:p>13 S</text:p>
          </table:table-cell>
          <table:table-cell table:style-name="ce40" table:number-matrix-columns-spanned="1" table:number-matrix-rows-spanned="1" table:formula="of:=IF(INDEX([$DATA.$A$1:.$D$121];MATCH([.U$3]&amp;&quot;_&quot;&amp;[.$H5]&amp;IF([.U$4]=&quot;Flat&quot;;&quot;&quot;;IF([.U$4]=&quot;.1&quot;;&quot;_LEVEL1@1&quot;;IF([.U$4]=&quot;.2&quot;;&quot;_LEVEL2@2&quot;;IF([.U$4]=&quot;.3&quot;;&quot;_LEVEL3@3&quot;))));[$DATA.$A$1:.$A$121];0);4)*[.U5]=0;&quot;&quot;;INDEX([$DATA.$A$1:.$D$121];MATCH([.U$3]&amp;&quot;_&quot;&amp;[.$H5]&amp;IF([.U$4]=&quot;Flat&quot;;&quot;&quot;;IF([.U$4]=&quot;.1&quot;;&quot;_LEVEL1@1&quot;;IF([.U$4]=&quot;.2&quot;;&quot;_LEVEL2@2&quot;;IF([.U$4]=&quot;.3&quot;;&quot;_LEVEL3@3&quot;))));[$DATA.$A$1:.$A$121];0);4)*[.U5])" office:value-type="float" office:value="4096.3408915" calcext:value-type="float">
            <text:p>4,096 S</text:p>
          </table:table-cell>
          <table:table-cell table:style-name="ce40" table:number-matrix-columns-spanned="1" table:number-matrix-rows-spanned="1" table:formula="of:=IF(INDEX([$DATA.$A$1:.$D$121];MATCH([.V$3]&amp;&quot;_&quot;&amp;[.$H5]&amp;IF([.V$4]=&quot;Flat&quot;;&quot;&quot;;IF([.V$4]=&quot;.1&quot;;&quot;_LEVEL1@1&quot;;IF([.V$4]=&quot;.2&quot;;&quot;_LEVEL2@2&quot;;IF([.V$4]=&quot;.3&quot;;&quot;_LEVEL3@3&quot;))));[$DATA.$A$1:.$A$121];0);4)*[.V5]=0;&quot;&quot;;INDEX([$DATA.$A$1:.$D$121];MATCH([.V$3]&amp;&quot;_&quot;&amp;[.$H5]&amp;IF([.V$4]=&quot;Flat&quot;;&quot;&quot;;IF([.V$4]=&quot;.1&quot;;&quot;_LEVEL1@1&quot;;IF([.V$4]=&quot;.2&quot;;&quot;_LEVEL2@2&quot;;IF([.V$4]=&quot;.3&quot;;&quot;_LEVEL3@3&quot;))));[$DATA.$A$1:.$A$121];0);4)*[.V5])" office:value-type="float" office:value="402.30252" calcext:value-type="float">
            <text:p>402 S</text:p>
          </table:table-cell>
          <table:table-cell table:style-name="ce40" table:number-matrix-columns-spanned="1" table:number-matrix-rows-spanned="1" table:formula="of:=IF(INDEX([$DATA.$A$1:.$D$121];MATCH([.W$3]&amp;&quot;_&quot;&amp;[.$H5]&amp;IF([.W$4]=&quot;Flat&quot;;&quot;&quot;;IF([.W$4]=&quot;.1&quot;;&quot;_LEVEL1@1&quot;;IF([.W$4]=&quot;.2&quot;;&quot;_LEVEL2@2&quot;;IF([.W$4]=&quot;.3&quot;;&quot;_LEVEL3@3&quot;))));[$DATA.$A$1:.$A$121];0);4)*[.W5]=0;&quot;&quot;;INDEX([$DATA.$A$1:.$D$121];MATCH([.W$3]&amp;&quot;_&quot;&amp;[.$H5]&amp;IF([.W$4]=&quot;Flat&quot;;&quot;&quot;;IF([.W$4]=&quot;.1&quot;;&quot;_LEVEL1@1&quot;;IF([.W$4]=&quot;.2&quot;;&quot;_LEVEL2@2&quot;;IF([.W$4]=&quot;.3&quot;;&quot;_LEVEL3@3&quot;))));[$DATA.$A$1:.$A$121];0);4)*[.W5])" office:value-type="float" office:value="86.160023" calcext:value-type="float">
            <text:p>86 S</text:p>
          </table:table-cell>
          <table:table-cell table:style-name="ce40" table:number-matrix-columns-spanned="1" table:number-matrix-rows-spanned="1" table:formula="of:=IF(INDEX([$DATA.$A$1:.$D$121];MATCH([.X$3]&amp;&quot;_&quot;&amp;[.$H5]&amp;IF([.X$4]=&quot;Flat&quot;;&quot;&quot;;IF([.X$4]=&quot;.1&quot;;&quot;_LEVEL1@1&quot;;IF([.X$4]=&quot;.2&quot;;&quot;_LEVEL2@2&quot;;IF([.X$4]=&quot;.3&quot;;&quot;_LEVEL3@3&quot;))));[$DATA.$A$1:.$A$121];0);4)*[.X5]=0;&quot;&quot;;INDEX([$DATA.$A$1:.$D$121];MATCH([.X$3]&amp;&quot;_&quot;&amp;[.$H5]&amp;IF([.X$4]=&quot;Flat&quot;;&quot;&quot;;IF([.X$4]=&quot;.1&quot;;&quot;_LEVEL1@1&quot;;IF([.X$4]=&quot;.2&quot;;&quot;_LEVEL2@2&quot;;IF([.X$4]=&quot;.3&quot;;&quot;_LEVEL3@3&quot;))));[$DATA.$A$1:.$A$121];0);4)*[.X5])" office:value-type="float" office:value="22.8428696" calcext:value-type="float">
            <text:p>23 S</text:p>
          </table:table-cell>
          <table:table-cell table:style-name="ce48" table:number-matrix-columns-spanned="1" table:number-matrix-rows-spanned="1" table:formula="of:=IF(INDEX([$DATA.$A$1:.$D$121];MATCH([.Y$3]&amp;&quot;_&quot;&amp;[.$H5]&amp;IF([.Y$4]=&quot;Flat&quot;;&quot;&quot;;IF([.Y$4]=&quot;.1&quot;;&quot;_LEVEL1@1&quot;;IF([.Y$4]=&quot;.2&quot;;&quot;_LEVEL2@2&quot;;IF([.Y$4]=&quot;.3&quot;;&quot;_LEVEL3@3&quot;))));[$DATA.$A$1:.$A$121];0);4)*[.Y5]=0;&quot;&quot;;INDEX([$DATA.$A$1:.$D$121];MATCH([.Y$3]&amp;&quot;_&quot;&amp;[.$H5]&amp;IF([.Y$4]=&quot;Flat&quot;;&quot;&quot;;IF([.Y$4]=&quot;.1&quot;;&quot;_LEVEL1@1&quot;;IF([.Y$4]=&quot;.2&quot;;&quot;_LEVEL2@2&quot;;IF([.Y$4]=&quot;.3&quot;;&quot;_LEVEL3@3&quot;))));[$DATA.$A$1:.$A$121];0);4)*[.Y5])" office:value-type="float" office:value="9253.8332" calcext:value-type="float">
            <text:p>9,254 S</text:p>
          </table:table-cell>
          <table:table-cell table:style-name="ce48" table:number-matrix-columns-spanned="1" table:number-matrix-rows-spanned="1" table:formula="of:=IF(INDEX([$DATA.$A$1:.$D$121];MATCH([.Z$3]&amp;&quot;_&quot;&amp;[.$H5]&amp;IF([.Z$4]=&quot;Flat&quot;;&quot;&quot;;IF([.Z$4]=&quot;.1&quot;;&quot;_LEVEL1@1&quot;;IF([.Z$4]=&quot;.2&quot;;&quot;_LEVEL2@2&quot;;IF([.Z$4]=&quot;.3&quot;;&quot;_LEVEL3@3&quot;))));[$DATA.$A$1:.$A$121];0);4)*[.Z5]=0;&quot;&quot;;INDEX([$DATA.$A$1:.$D$121];MATCH([.Z$3]&amp;&quot;_&quot;&amp;[.$H5]&amp;IF([.Z$4]=&quot;Flat&quot;;&quot;&quot;;IF([.Z$4]=&quot;.1&quot;;&quot;_LEVEL1@1&quot;;IF([.Z$4]=&quot;.2&quot;;&quot;_LEVEL2@2&quot;;IF([.Z$4]=&quot;.3&quot;;&quot;_LEVEL3@3&quot;))));[$DATA.$A$1:.$A$121];0);4)*[.Z5])" office:value-type="float" office:value="791.9" calcext:value-type="float">
            <text:p>792 S</text:p>
          </table:table-cell>
          <table:table-cell table:style-name="ce48" table:number-matrix-columns-spanned="1" table:number-matrix-rows-spanned="1" table:formula="of:=IF(INDEX([$DATA.$A$1:.$D$121];MATCH([.AA$3]&amp;&quot;_&quot;&amp;[.$H5]&amp;IF([.AA$4]=&quot;Flat&quot;;&quot;&quot;;IF([.AA$4]=&quot;.1&quot;;&quot;_LEVEL1@1&quot;;IF([.AA$4]=&quot;.2&quot;;&quot;_LEVEL2@2&quot;;IF([.AA$4]=&quot;.3&quot;;&quot;_LEVEL3@3&quot;))));[$DATA.$A$1:.$A$121];0);4)*[.AA5]=0;&quot;&quot;;INDEX([$DATA.$A$1:.$D$121];MATCH([.AA$3]&amp;&quot;_&quot;&amp;[.$H5]&amp;IF([.AA$4]=&quot;Flat&quot;;&quot;&quot;;IF([.AA$4]=&quot;.1&quot;;&quot;_LEVEL1@1&quot;;IF([.AA$4]=&quot;.2&quot;;&quot;_LEVEL2@2&quot;;IF([.AA$4]=&quot;.3&quot;;&quot;_LEVEL3@3&quot;))));[$DATA.$A$1:.$A$121];0);4)*[.AA5])" office:value-type="float" office:value="155.484" calcext:value-type="float">
            <text:p>155 S</text:p>
          </table:table-cell>
          <table:table-cell table:style-name="ce54" table:number-matrix-columns-spanned="1" table:number-matrix-rows-spanned="1" table:formula="of:=IF(INDEX([$DATA.$A$1:.$D$121];MATCH([.AB$3]&amp;&quot;_&quot;&amp;[.$H5]&amp;IF([.AB$4]=&quot;Flat&quot;;&quot;&quot;;IF([.AB$4]=&quot;.1&quot;;&quot;_LEVEL1@1&quot;;IF([.AB$4]=&quot;.2&quot;;&quot;_LEVEL2@2&quot;;IF([.AB$4]=&quot;.3&quot;;&quot;_LEVEL3@3&quot;))));[$DATA.$A$1:.$A$121];0);4)*[.AB5]=0;&quot;&quot;;INDEX([$DATA.$A$1:.$D$121];MATCH([.AB$3]&amp;&quot;_&quot;&amp;[.$H5]&amp;IF([.AB$4]=&quot;Flat&quot;;&quot;&quot;;IF([.AB$4]=&quot;.1&quot;;&quot;_LEVEL1@1&quot;;IF([.AB$4]=&quot;.2&quot;;&quot;_LEVEL2@2&quot;;IF([.AB$4]=&quot;.3&quot;;&quot;_LEVEL3@3&quot;))));[$DATA.$A$1:.$A$121];0);4)*[.AB5])" office:value-type="float" office:value="38.599" calcext:value-type="float">
            <text:p>39 S</text:p>
          </table:table-cell>
          <table:table-cell table:style-name="ce3"/>
          <table:table-cell table:style-name="ce65" office:value-type="string" calcext:value-type="string">
            <text:p>V. 8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5" calcext:value-type="percentage">
            <text:p>150%</text:p>
          </table:table-cell>
          <table:table-cell table:style-name="ce103" table:number-matrix-columns-spanned="1" table:number-matrix-rows-spanned="1" table:formula="of:=IFERROR(INDEX([$Analise.$AD$4:.$AI$8];MATCH([$Analise.$AE23];[$Analise.$AD$4:.$AD$8];0);MATCH([$Analise.$AG23];[$Analise.$AD$4:.$AI$4];0))/[.$AE$1];0)+SUM(IF(AND([.$AG23]=&quot;T4&quot;;[.$AE23]=&quot;Blacksmith&quot;);[.I30];IF(AND([.$AG23]=&quot;T5&quot;;[.$AE23]=&quot;Blacksmith&quot;);[.$M$23];IF(AND([.$AG23]=&quot;T6&quot;;[.$AE23]=&quot;Blacksmith&quot;);[.$Q$23];IF(AND([.$AG23]=&quot;T7&quot;;[.$AE23]=&quot;Blacksmith&quot;);[.$U$23];IF(AND([.$AG23]=&quot;T8&quot;;[.$AE23]=&quot;Blacksmith&quot;);[.$Y$23];IF(AND([.$AG23]=&quot;T4&quot;;[.$AE23]=&quot;Fletcher&quot;);[.I34];IF(AND([.$AG23]=&quot;T5&quot;;[.$AE23]=&quot;Fletcher&quot;);[.$M$27];IF(AND([.$AG23]=&quot;T6&quot;;[.$AE23]=&quot;Fletcher&quot;);[.$Q$27];IF(AND([.$AG23]=&quot;T7&quot;;[.$AE23]=&quot;Fletcher&quot;);[.$U$27];IF(AND([.$AG23]=&quot;T8&quot;;[.$AE23]=&quot;Fletcher&quot;);[.$Y$27];IF(AND([.$AG23]=&quot;T4&quot;;[.$AE23]=&quot;Imbuer&quot;);[.$I$31];IF(AND([.$AG23]=&quot;T5&quot;;[.$AE23]=&quot;Imbuer&quot;);[.$M$31];IF(AND([.$AG23]=&quot;T6&quot;;[.$AE23]=&quot;Imbuer&quot;);[.$Q$31];IF(AND([.$AG23]=&quot;T7&quot;;[.$AE23]=&quot;Imbuer&quot;);[.$U$31];IF(AND([.$AG23]=&quot;T8&quot;;[.$AE23]=&quot;Imbuer&quot;);[.$Y$31];IF(AND([.$AG23]=&quot;T4&quot;;[.$AE23]=&quot;Tinker&quot;);[.$I$35];IF(AND([.$AG23]=&quot;T5&quot;;[.$AE23]=&quot;Tinker&quot;);[.$M$35];IF(AND([.$AG23]=&quot;T6&quot;;[.$AE23]=&quot;Tinker&quot;);[.$Q$35];IF(AND([.$AG23]=&quot;T7&quot;;[.$AE23]=&quot;Tinker&quot;);[.$U$35];IF(AND([.$AG23]=&quot;T8&quot;;[.$AE23]=&quot;Tinker&quot;);[.$Y$35])))))))))))))))))))):IF(AND([.$AG23]=&quot;T4&quot;;[.$AE23]=&quot;Blacksmith&quot;);[.$L$26];IF(AND([.$AG23]=&quot;T5&quot;;[.$AE23]=&quot;Blacksmith&quot;);[.$P$26];IF(AND([.$AG23]=&quot;T6&quot;;[.$AE23]=&quot;Blacksmith&quot;);[.$T$26];IF(AND([.$AG23]=&quot;T7&quot;;[.$AE23]=&quot;Blacksmith&quot;);[.$X$26];IF(AND([.$AG23]=&quot;T8&quot;;[.$AE23]=&quot;Blacksmith&quot;);[.$AB$26];IF(AND([.$AG23]=&quot;T4&quot;;[.$AE23]=&quot;Fletcher&quot;);[.$L$30];IF(AND([.$AG23]=&quot;T5&quot;;[.$AE23]=&quot;Fletcher&quot;);[.$P$30];IF(AND([.$AG23]=&quot;T6&quot;;[.$AE23]=&quot;Fletcher&quot;);[.$T$30];IF(AND([.$AG23]=&quot;T7&quot;;[.$AE23]=&quot;Fletcher&quot;);[.$X$30];IF(AND([.$AG23]=&quot;T8&quot;;[.$AE23]=&quot;Fletcher&quot;);[.$AB$30];IF(AND([.$AG23]=&quot;T4&quot;;[.$AE23]=&quot;Imbuer&quot;);[.$L$34];IF(AND([.$AG23]=&quot;T5&quot;;[.$AE23]=&quot;Imbuer&quot;);[.$P$34];IF(AND([.$AG23]=&quot;T6&quot;;[.$AE23]=&quot;Imbuer&quot;);[.$T$34];IF(AND([.$AG23]=&quot;T7&quot;;[.$AE23]=&quot;Imbuer&quot;);[.$X$34];IF(AND([.$AG23]=&quot;T8&quot;;[.$AE23]=&quot;Imbuer&quot;);[.$AB$34];IF(AND([.$AG23]=&quot;T4&quot;;[.$AE23]=&quot;Tinker&quot;);[.$L$38];IF(AND([.$AG23]=&quot;T5&quot;;[.$AE23]=&quot;Tinker&quot;);[.$P$38];IF(AND([.$AG23]=&quot;T6&quot;;[.$AE23]=&quot;Tinker&quot;);[.$T$38];IF(AND([.$AG23]=&quot;T7&quot;;[.$AE23]=&quot;Tinker&quot;);[.$X$38];IF(AND([.$AG23]=&quot;T8&quot;;[.$AE23]=&quot;Tinker&quot;);[.$AB$38])))))))))))))))))))))*[.$AH23]/[.$AE$1]-SUM(IF(AND([.$AG23]=&quot;T4&quot;;[.$AE23]=&quot;Blacksmith&quot;);[.I30];IF(AND([.$AG23]=&quot;T5&quot;;[.$AE23]=&quot;Blacksmith&quot;);[.$M$23];IF(AND([.$AG23]=&quot;T6&quot;;[.$AE23]=&quot;Blacksmith&quot;);[.$Q$23];IF(AND([.$AG23]=&quot;T7&quot;;[.$AE23]=&quot;Blacksmith&quot;);[.$U$23];IF(AND([.$AG23]=&quot;T8&quot;;[.$AE23]=&quot;Blacksmith&quot;);[.$Y$23];IF(AND([.$AG23]=&quot;T4&quot;;[.$AE23]=&quot;Fletcher&quot;);[.I34];IF(AND([.$AG23]=&quot;T5&quot;;[.$AE23]=&quot;Fletcher&quot;);[.$M$27];IF(AND([.$AG23]=&quot;T6&quot;;[.$AE23]=&quot;Fletcher&quot;);[.$Q$27];IF(AND([.$AG23]=&quot;T7&quot;;[.$AE23]=&quot;Fletcher&quot;);[.$U$27];IF(AND([.$AG23]=&quot;T8&quot;;[.$AE23]=&quot;Fletcher&quot;);[.$Y$27];IF(AND([.$AG23]=&quot;T4&quot;;[.$AE23]=&quot;Imbuer&quot;);[.$I$31];IF(AND([.$AG23]=&quot;T5&quot;;[.$AE23]=&quot;Imbuer&quot;);[.$M$31];IF(AND([.$AG23]=&quot;T6&quot;;[.$AE23]=&quot;Imbuer&quot;);[.$Q$31];IF(AND([.$AG23]=&quot;T7&quot;;[.$AE23]=&quot;Imbuer&quot;);[.$U$31];IF(AND([.$AG23]=&quot;T8&quot;;[.$AE23]=&quot;Imbuer&quot;);[.$Y$31];IF(AND([.$AG23]=&quot;T4&quot;;[.$AE23]=&quot;Tinker&quot;);[.$I$35];IF(AND([.$AG23]=&quot;T5&quot;;[.$AE23]=&quot;Tinker&quot;);[.$M$35];IF(AND([.$AG23]=&quot;T6&quot;;[.$AE23]=&quot;Tinker&quot;);[.$Q$35];IF(AND([.$AG23]=&quot;T7&quot;;[.$AE23]=&quot;Tinker&quot;);[.$U$35];IF(AND([.$AG23]=&quot;T8&quot;;[.$AE23]=&quot;Tinker&quot;);[.$Y$35])))))))))))))))))))):IF(AND([.$AG23]=&quot;T4&quot;;[.$AE23]=&quot;Blacksmith&quot;);[.$L$26];IF(AND([.$AG23]=&quot;T5&quot;;[.$AE23]=&quot;Blacksmith&quot;);[.$P$26];IF(AND([.$AG23]=&quot;T6&quot;;[.$AE23]=&quot;Blacksmith&quot;);[.$T$26];IF(AND([.$AG23]=&quot;T7&quot;;[.$AE23]=&quot;Blacksmith&quot;);[.$X$26];IF(AND([.$AG23]=&quot;T8&quot;;[.$AE23]=&quot;Blacksmith&quot;);[.$AB$26];IF(AND([.$AG23]=&quot;T4&quot;;[.$AE23]=&quot;Fletcher&quot;);[.$L$30];IF(AND([.$AG23]=&quot;T5&quot;;[.$AE23]=&quot;Fletcher&quot;);[.$P$30];IF(AND([.$AG23]=&quot;T6&quot;;[.$AE23]=&quot;Fletcher&quot;);[.$T$30];IF(AND([.$AG23]=&quot;T7&quot;;[.$AE23]=&quot;Fletcher&quot;);[.$X$30];IF(AND([.$AG23]=&quot;T8&quot;;[.$AE23]=&quot;Fletcher&quot;);[.$AB$30];IF(AND([.$AG23]=&quot;T4&quot;;[.$AE23]=&quot;Imbuer&quot;);[.$L$34];IF(AND([.$AG23]=&quot;T5&quot;;[.$AE23]=&quot;Imbuer&quot;);[.$P$34];IF(AND([.$AG23]=&quot;T6&quot;;[.$AE23]=&quot;Imbuer&quot;);[.$T$34];IF(AND([.$AG23]=&quot;T7&quot;;[.$AE23]=&quot;Imbuer&quot;);[.$X$34];IF(AND([.$AG23]=&quot;T8&quot;;[.$AE23]=&quot;Imbuer&quot;);[.$AB$34];IF(AND([.$AG23]=&quot;T4&quot;;[.$AE23]=&quot;Tinker&quot;);[.$L$38];IF(AND([.$AG23]=&quot;T5&quot;;[.$AE23]=&quot;Tinker&quot;);[.$P$38];IF(AND([.$AG23]=&quot;T6&quot;;[.$AE23]=&quot;Tinker&quot;);[.$T$38];IF(AND([.$AG23]=&quot;T7&quot;;[.$AE23]=&quot;Tinker&quot;);[.$X$38];IF(AND([.$AG23]=&quot;T8&quot;;[.$AE23]=&quot;Tinker&quot;);[.$AB$38])))))))))))))))))))))/[.$AE$1]" office:value-type="string" office:string-value="" calcext:value-type="error">
            <text:p>Err:502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Leather</text:p>
          </table:table-cell>
          <table:table-cell table:style-name="ce18" table:number-matrix-columns-spanned="1" table:number-matrix-rows-spanned="1" table:formula="of:=IF(INDEX([$DATA.$A$1:.$D$121];MATCH([.I$3]&amp;&quot;_&quot;&amp;[.$H6]&amp;IF([.I$4]=&quot;Flat&quot;;&quot;&quot;;IF([.I$4]=&quot;.1&quot;;&quot;_LEVEL1@1&quot;;IF([.I$4]=&quot;.2&quot;;&quot;_LEVEL2@2&quot;;IF([.I$4]=&quot;.3&quot;;&quot;_LEVEL3@3&quot;))));[$DATA.$A$1:.$A$121];0);4)*[.I6]=0;&quot;&quot;;INDEX([$DATA.$A$1:.$D$121];MATCH([.I$3]&amp;&quot;_&quot;&amp;[.$H6]&amp;IF([.I$4]=&quot;Flat&quot;;&quot;&quot;;IF([.I$4]=&quot;.1&quot;;&quot;_LEVEL1@1&quot;;IF([.I$4]=&quot;.2&quot;;&quot;_LEVEL2@2&quot;;IF([.I$4]=&quot;.3&quot;;&quot;_LEVEL3@3&quot;))));[$DATA.$A$1:.$A$121];0);4)*[.I6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J$3]&amp;&quot;_&quot;&amp;[.$H6]&amp;IF([.J$4]=&quot;Flat&quot;;&quot;&quot;;IF([.J$4]=&quot;.1&quot;;&quot;_LEVEL1@1&quot;;IF([.J$4]=&quot;.2&quot;;&quot;_LEVEL2@2&quot;;IF([.J$4]=&quot;.3&quot;;&quot;_LEVEL3@3&quot;))));[$DATA.$A$1:.$A$121];0);4)*[.J6]=0;&quot;&quot;;INDEX([$DATA.$A$1:.$D$121];MATCH([.J$3]&amp;&quot;_&quot;&amp;[.$H6]&amp;IF([.J$4]=&quot;Flat&quot;;&quot;&quot;;IF([.J$4]=&quot;.1&quot;;&quot;_LEVEL1@1&quot;;IF([.J$4]=&quot;.2&quot;;&quot;_LEVEL2@2&quot;;IF([.J$4]=&quot;.3&quot;;&quot;_LEVEL3@3&quot;))));[$DATA.$A$1:.$A$121];0);4)*[.J6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K$3]&amp;&quot;_&quot;&amp;[.$H6]&amp;IF([.K$4]=&quot;Flat&quot;;&quot;&quot;;IF([.K$4]=&quot;.1&quot;;&quot;_LEVEL1@1&quot;;IF([.K$4]=&quot;.2&quot;;&quot;_LEVEL2@2&quot;;IF([.K$4]=&quot;.3&quot;;&quot;_LEVEL3@3&quot;))));[$DATA.$A$1:.$A$121];0);4)*[.K6]=0;&quot;&quot;;INDEX([$DATA.$A$1:.$D$121];MATCH([.K$3]&amp;&quot;_&quot;&amp;[.$H6]&amp;IF([.K$4]=&quot;Flat&quot;;&quot;&quot;;IF([.K$4]=&quot;.1&quot;;&quot;_LEVEL1@1&quot;;IF([.K$4]=&quot;.2&quot;;&quot;_LEVEL2@2&quot;;IF([.K$4]=&quot;.3&quot;;&quot;_LEVEL3@3&quot;))));[$DATA.$A$1:.$A$121];0);4)*[.K6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L$3]&amp;&quot;_&quot;&amp;[.$H6]&amp;IF([.L$4]=&quot;Flat&quot;;&quot;&quot;;IF([.L$4]=&quot;.1&quot;;&quot;_LEVEL1@1&quot;;IF([.L$4]=&quot;.2&quot;;&quot;_LEVEL2@2&quot;;IF([.L$4]=&quot;.3&quot;;&quot;_LEVEL3@3&quot;))));[$DATA.$A$1:.$A$121];0);4)*[.L6]=0;&quot;&quot;;INDEX([$DATA.$A$1:.$D$121];MATCH([.L$3]&amp;&quot;_&quot;&amp;[.$H6]&amp;IF([.L$4]=&quot;Flat&quot;;&quot;&quot;;IF([.L$4]=&quot;.1&quot;;&quot;_LEVEL1@1&quot;;IF([.L$4]=&quot;.2&quot;;&quot;_LEVEL2@2&quot;;IF([.L$4]=&quot;.3&quot;;&quot;_LEVEL3@3&quot;))));[$DATA.$A$1:.$A$121];0);4)*[.L6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M$3]&amp;&quot;_&quot;&amp;[.$H6]&amp;IF([.M$4]=&quot;Flat&quot;;&quot;&quot;;IF([.M$4]=&quot;.1&quot;;&quot;_LEVEL1@1&quot;;IF([.M$4]=&quot;.2&quot;;&quot;_LEVEL2@2&quot;;IF([.M$4]=&quot;.3&quot;;&quot;_LEVEL3@3&quot;))));[$DATA.$A$1:.$A$121];0);4)*[.M6]=0;&quot;&quot;;INDEX([$DATA.$A$1:.$D$121];MATCH([.M$3]&amp;&quot;_&quot;&amp;[.$H6]&amp;IF([.M$4]=&quot;Flat&quot;;&quot;&quot;;IF([.M$4]=&quot;.1&quot;;&quot;_LEVEL1@1&quot;;IF([.M$4]=&quot;.2&quot;;&quot;_LEVEL2@2&quot;;IF([.M$4]=&quot;.3&quot;;&quot;_LEVEL3@3&quot;))));[$DATA.$A$1:.$A$121];0);4)*[.M6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N$3]&amp;&quot;_&quot;&amp;[.$H6]&amp;IF([.N$4]=&quot;Flat&quot;;&quot;&quot;;IF([.N$4]=&quot;.1&quot;;&quot;_LEVEL1@1&quot;;IF([.N$4]=&quot;.2&quot;;&quot;_LEVEL2@2&quot;;IF([.N$4]=&quot;.3&quot;;&quot;_LEVEL3@3&quot;))));[$DATA.$A$1:.$A$121];0);4)*[.N6]=0;&quot;&quot;;INDEX([$DATA.$A$1:.$D$121];MATCH([.N$3]&amp;&quot;_&quot;&amp;[.$H6]&amp;IF([.N$4]=&quot;Flat&quot;;&quot;&quot;;IF([.N$4]=&quot;.1&quot;;&quot;_LEVEL1@1&quot;;IF([.N$4]=&quot;.2&quot;;&quot;_LEVEL2@2&quot;;IF([.N$4]=&quot;.3&quot;;&quot;_LEVEL3@3&quot;))));[$DATA.$A$1:.$A$121];0);4)*[.N6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O$3]&amp;&quot;_&quot;&amp;[.$H6]&amp;IF([.O$4]=&quot;Flat&quot;;&quot;&quot;;IF([.O$4]=&quot;.1&quot;;&quot;_LEVEL1@1&quot;;IF([.O$4]=&quot;.2&quot;;&quot;_LEVEL2@2&quot;;IF([.O$4]=&quot;.3&quot;;&quot;_LEVEL3@3&quot;))));[$DATA.$A$1:.$A$121];0);4)*[.O6]=0;&quot;&quot;;INDEX([$DATA.$A$1:.$D$121];MATCH([.O$3]&amp;&quot;_&quot;&amp;[.$H6]&amp;IF([.O$4]=&quot;Flat&quot;;&quot;&quot;;IF([.O$4]=&quot;.1&quot;;&quot;_LEVEL1@1&quot;;IF([.O$4]=&quot;.2&quot;;&quot;_LEVEL2@2&quot;;IF([.O$4]=&quot;.3&quot;;&quot;_LEVEL3@3&quot;))));[$DATA.$A$1:.$A$121];0);4)*[.O6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P$3]&amp;&quot;_&quot;&amp;[.$H6]&amp;IF([.P$4]=&quot;Flat&quot;;&quot;&quot;;IF([.P$4]=&quot;.1&quot;;&quot;_LEVEL1@1&quot;;IF([.P$4]=&quot;.2&quot;;&quot;_LEVEL2@2&quot;;IF([.P$4]=&quot;.3&quot;;&quot;_LEVEL3@3&quot;))));[$DATA.$A$1:.$A$121];0);4)*[.P6]=0;&quot;&quot;;INDEX([$DATA.$A$1:.$D$121];MATCH([.P$3]&amp;&quot;_&quot;&amp;[.$H6]&amp;IF([.P$4]=&quot;Flat&quot;;&quot;&quot;;IF([.P$4]=&quot;.1&quot;;&quot;_LEVEL1@1&quot;;IF([.P$4]=&quot;.2&quot;;&quot;_LEVEL2@2&quot;;IF([.P$4]=&quot;.3&quot;;&quot;_LEVEL3@3&quot;))));[$DATA.$A$1:.$A$121];0);4)*[.P6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Q$3]&amp;&quot;_&quot;&amp;[.$H6]&amp;IF([.Q$4]=&quot;Flat&quot;;&quot;&quot;;IF([.Q$4]=&quot;.1&quot;;&quot;_LEVEL1@1&quot;;IF([.Q$4]=&quot;.2&quot;;&quot;_LEVEL2@2&quot;;IF([.Q$4]=&quot;.3&quot;;&quot;_LEVEL3@3&quot;))));[$DATA.$A$1:.$A$121];0);4)*[.Q6]=0;&quot;&quot;;INDEX([$DATA.$A$1:.$D$121];MATCH([.Q$3]&amp;&quot;_&quot;&amp;[.$H6]&amp;IF([.Q$4]=&quot;Flat&quot;;&quot;&quot;;IF([.Q$4]=&quot;.1&quot;;&quot;_LEVEL1@1&quot;;IF([.Q$4]=&quot;.2&quot;;&quot;_LEVEL2@2&quot;;IF([.Q$4]=&quot;.3&quot;;&quot;_LEVEL3@3&quot;))));[$DATA.$A$1:.$A$121];0);4)*[.Q6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R$3]&amp;&quot;_&quot;&amp;[.$H6]&amp;IF([.R$4]=&quot;Flat&quot;;&quot;&quot;;IF([.R$4]=&quot;.1&quot;;&quot;_LEVEL1@1&quot;;IF([.R$4]=&quot;.2&quot;;&quot;_LEVEL2@2&quot;;IF([.R$4]=&quot;.3&quot;;&quot;_LEVEL3@3&quot;))));[$DATA.$A$1:.$A$121];0);4)*[.R6]=0;&quot;&quot;;INDEX([$DATA.$A$1:.$D$121];MATCH([.R$3]&amp;&quot;_&quot;&amp;[.$H6]&amp;IF([.R$4]=&quot;Flat&quot;;&quot;&quot;;IF([.R$4]=&quot;.1&quot;;&quot;_LEVEL1@1&quot;;IF([.R$4]=&quot;.2&quot;;&quot;_LEVEL2@2&quot;;IF([.R$4]=&quot;.3&quot;;&quot;_LEVEL3@3&quot;))));[$DATA.$A$1:.$A$121];0);4)*[.R6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S$3]&amp;&quot;_&quot;&amp;[.$H6]&amp;IF([.S$4]=&quot;Flat&quot;;&quot;&quot;;IF([.S$4]=&quot;.1&quot;;&quot;_LEVEL1@1&quot;;IF([.S$4]=&quot;.2&quot;;&quot;_LEVEL2@2&quot;;IF([.S$4]=&quot;.3&quot;;&quot;_LEVEL3@3&quot;))));[$DATA.$A$1:.$A$121];0);4)*[.S6]=0;&quot;&quot;;INDEX([$DATA.$A$1:.$D$121];MATCH([.S$3]&amp;&quot;_&quot;&amp;[.$H6]&amp;IF([.S$4]=&quot;Flat&quot;;&quot;&quot;;IF([.S$4]=&quot;.1&quot;;&quot;_LEVEL1@1&quot;;IF([.S$4]=&quot;.2&quot;;&quot;_LEVEL2@2&quot;;IF([.S$4]=&quot;.3&quot;;&quot;_LEVEL3@3&quot;))));[$DATA.$A$1:.$A$121];0);4)*[.S6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T$3]&amp;&quot;_&quot;&amp;[.$H6]&amp;IF([.T$4]=&quot;Flat&quot;;&quot;&quot;;IF([.T$4]=&quot;.1&quot;;&quot;_LEVEL1@1&quot;;IF([.T$4]=&quot;.2&quot;;&quot;_LEVEL2@2&quot;;IF([.T$4]=&quot;.3&quot;;&quot;_LEVEL3@3&quot;))));[$DATA.$A$1:.$A$121];0);4)*[.T6]=0;&quot;&quot;;INDEX([$DATA.$A$1:.$D$121];MATCH([.T$3]&amp;&quot;_&quot;&amp;[.$H6]&amp;IF([.T$4]=&quot;Flat&quot;;&quot;&quot;;IF([.T$4]=&quot;.1&quot;;&quot;_LEVEL1@1&quot;;IF([.T$4]=&quot;.2&quot;;&quot;_LEVEL2@2&quot;;IF([.T$4]=&quot;.3&quot;;&quot;_LEVEL3@3&quot;))));[$DATA.$A$1:.$A$121];0);4)*[.T6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U$3]&amp;&quot;_&quot;&amp;[.$H6]&amp;IF([.U$4]=&quot;Flat&quot;;&quot;&quot;;IF([.U$4]=&quot;.1&quot;;&quot;_LEVEL1@1&quot;;IF([.U$4]=&quot;.2&quot;;&quot;_LEVEL2@2&quot;;IF([.U$4]=&quot;.3&quot;;&quot;_LEVEL3@3&quot;))));[$DATA.$A$1:.$A$121];0);4)*[.U6]=0;&quot;&quot;;INDEX([$DATA.$A$1:.$D$121];MATCH([.U$3]&amp;&quot;_&quot;&amp;[.$H6]&amp;IF([.U$4]=&quot;Flat&quot;;&quot;&quot;;IF([.U$4]=&quot;.1&quot;;&quot;_LEVEL1@1&quot;;IF([.U$4]=&quot;.2&quot;;&quot;_LEVEL2@2&quot;;IF([.U$4]=&quot;.3&quot;;&quot;_LEVEL3@3&quot;))));[$DATA.$A$1:.$A$121];0);4)*[.U6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V$3]&amp;&quot;_&quot;&amp;[.$H6]&amp;IF([.V$4]=&quot;Flat&quot;;&quot;&quot;;IF([.V$4]=&quot;.1&quot;;&quot;_LEVEL1@1&quot;;IF([.V$4]=&quot;.2&quot;;&quot;_LEVEL2@2&quot;;IF([.V$4]=&quot;.3&quot;;&quot;_LEVEL3@3&quot;))));[$DATA.$A$1:.$A$121];0);4)*[.V6]=0;&quot;&quot;;INDEX([$DATA.$A$1:.$D$121];MATCH([.V$3]&amp;&quot;_&quot;&amp;[.$H6]&amp;IF([.V$4]=&quot;Flat&quot;;&quot;&quot;;IF([.V$4]=&quot;.1&quot;;&quot;_LEVEL1@1&quot;;IF([.V$4]=&quot;.2&quot;;&quot;_LEVEL2@2&quot;;IF([.V$4]=&quot;.3&quot;;&quot;_LEVEL3@3&quot;))));[$DATA.$A$1:.$A$121];0);4)*[.V6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W$3]&amp;&quot;_&quot;&amp;[.$H6]&amp;IF([.W$4]=&quot;Flat&quot;;&quot;&quot;;IF([.W$4]=&quot;.1&quot;;&quot;_LEVEL1@1&quot;;IF([.W$4]=&quot;.2&quot;;&quot;_LEVEL2@2&quot;;IF([.W$4]=&quot;.3&quot;;&quot;_LEVEL3@3&quot;))));[$DATA.$A$1:.$A$121];0);4)*[.W6]=0;&quot;&quot;;INDEX([$DATA.$A$1:.$D$121];MATCH([.W$3]&amp;&quot;_&quot;&amp;[.$H6]&amp;IF([.W$4]=&quot;Flat&quot;;&quot;&quot;;IF([.W$4]=&quot;.1&quot;;&quot;_LEVEL1@1&quot;;IF([.W$4]=&quot;.2&quot;;&quot;_LEVEL2@2&quot;;IF([.W$4]=&quot;.3&quot;;&quot;_LEVEL3@3&quot;))));[$DATA.$A$1:.$A$121];0);4)*[.W6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X$3]&amp;&quot;_&quot;&amp;[.$H6]&amp;IF([.X$4]=&quot;Flat&quot;;&quot;&quot;;IF([.X$4]=&quot;.1&quot;;&quot;_LEVEL1@1&quot;;IF([.X$4]=&quot;.2&quot;;&quot;_LEVEL2@2&quot;;IF([.X$4]=&quot;.3&quot;;&quot;_LEVEL3@3&quot;))));[$DATA.$A$1:.$A$121];0);4)*[.X6]=0;&quot;&quot;;INDEX([$DATA.$A$1:.$D$121];MATCH([.X$3]&amp;&quot;_&quot;&amp;[.$H6]&amp;IF([.X$4]=&quot;Flat&quot;;&quot;&quot;;IF([.X$4]=&quot;.1&quot;;&quot;_LEVEL1@1&quot;;IF([.X$4]=&quot;.2&quot;;&quot;_LEVEL2@2&quot;;IF([.X$4]=&quot;.3&quot;;&quot;_LEVEL3@3&quot;))));[$DATA.$A$1:.$A$121];0);4)*[.X6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Y$3]&amp;&quot;_&quot;&amp;[.$H6]&amp;IF([.Y$4]=&quot;Flat&quot;;&quot;&quot;;IF([.Y$4]=&quot;.1&quot;;&quot;_LEVEL1@1&quot;;IF([.Y$4]=&quot;.2&quot;;&quot;_LEVEL2@2&quot;;IF([.Y$4]=&quot;.3&quot;;&quot;_LEVEL3@3&quot;))));[$DATA.$A$1:.$A$121];0);4)*[.Y6]=0;&quot;&quot;;INDEX([$DATA.$A$1:.$D$121];MATCH([.Y$3]&amp;&quot;_&quot;&amp;[.$H6]&amp;IF([.Y$4]=&quot;Flat&quot;;&quot;&quot;;IF([.Y$4]=&quot;.1&quot;;&quot;_LEVEL1@1&quot;;IF([.Y$4]=&quot;.2&quot;;&quot;_LEVEL2@2&quot;;IF([.Y$4]=&quot;.3&quot;;&quot;_LEVEL3@3&quot;))));[$DATA.$A$1:.$A$121];0);4)*[.Y6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Z$3]&amp;&quot;_&quot;&amp;[.$H6]&amp;IF([.Z$4]=&quot;Flat&quot;;&quot;&quot;;IF([.Z$4]=&quot;.1&quot;;&quot;_LEVEL1@1&quot;;IF([.Z$4]=&quot;.2&quot;;&quot;_LEVEL2@2&quot;;IF([.Z$4]=&quot;.3&quot;;&quot;_LEVEL3@3&quot;))));[$DATA.$A$1:.$A$121];0);4)*[.Z6]=0;&quot;&quot;;INDEX([$DATA.$A$1:.$D$121];MATCH([.Z$3]&amp;&quot;_&quot;&amp;[.$H6]&amp;IF([.Z$4]=&quot;Flat&quot;;&quot;&quot;;IF([.Z$4]=&quot;.1&quot;;&quot;_LEVEL1@1&quot;;IF([.Z$4]=&quot;.2&quot;;&quot;_LEVEL2@2&quot;;IF([.Z$4]=&quot;.3&quot;;&quot;_LEVEL3@3&quot;))));[$DATA.$A$1:.$A$121];0);4)*[.Z6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AA$3]&amp;&quot;_&quot;&amp;[.$H6]&amp;IF([.AA$4]=&quot;Flat&quot;;&quot;&quot;;IF([.AA$4]=&quot;.1&quot;;&quot;_LEVEL1@1&quot;;IF([.AA$4]=&quot;.2&quot;;&quot;_LEVEL2@2&quot;;IF([.AA$4]=&quot;.3&quot;;&quot;_LEVEL3@3&quot;))));[$DATA.$A$1:.$A$121];0);4)*[.AA6]=0;&quot;&quot;;INDEX([$DATA.$A$1:.$D$121];MATCH([.AA$3]&amp;&quot;_&quot;&amp;[.$H6]&amp;IF([.AA$4]=&quot;Flat&quot;;&quot;&quot;;IF([.AA$4]=&quot;.1&quot;;&quot;_LEVEL1@1&quot;;IF([.AA$4]=&quot;.2&quot;;&quot;_LEVEL2@2&quot;;IF([.AA$4]=&quot;.3&quot;;&quot;_LEVEL3@3&quot;))));[$DATA.$A$1:.$A$121];0);4)*[.AA6])" office:value-type="string" office:string-value="" calcext:value-type="error">
            <text:p>#VALUE!</text:p>
          </table:table-cell>
          <table:table-cell table:style-name="ce55" table:number-matrix-columns-spanned="1" table:number-matrix-rows-spanned="1" table:formula="of:=IF(INDEX([$DATA.$A$1:.$D$121];MATCH([.AB$3]&amp;&quot;_&quot;&amp;[.$H6]&amp;IF([.AB$4]=&quot;Flat&quot;;&quot;&quot;;IF([.AB$4]=&quot;.1&quot;;&quot;_LEVEL1@1&quot;;IF([.AB$4]=&quot;.2&quot;;&quot;_LEVEL2@2&quot;;IF([.AB$4]=&quot;.3&quot;;&quot;_LEVEL3@3&quot;))));[$DATA.$A$1:.$A$121];0);4)*[.AB6]=0;&quot;&quot;;INDEX([$DATA.$A$1:.$D$121];MATCH([.AB$3]&amp;&quot;_&quot;&amp;[.$H6]&amp;IF([.AB$4]=&quot;Flat&quot;;&quot;&quot;;IF([.AB$4]=&quot;.1&quot;;&quot;_LEVEL1@1&quot;;IF([.AB$4]=&quot;.2&quot;;&quot;_LEVEL2@2&quot;;IF([.AB$4]=&quot;.3&quot;;&quot;_LEVEL3@3&quot;))));[$DATA.$A$1:.$A$121];0);4)*[.AB6])" office:value-type="string" office:string-value="" calcext:value-type="error">
            <text:p>#VALUE!</text:p>
          </table:table-cell>
          <table:table-cell table:style-name="ce3"/>
          <table:table-cell table:style-name="ce65" office:value-type="string" calcext:value-type="string">
            <text:p>V. 9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175" calcext:value-type="percentage">
            <text:p>118%</text:p>
          </table:table-cell>
          <table:table-cell table:style-name="ce103" table:number-matrix-columns-spanned="1" table:number-matrix-rows-spanned="1" table:formula="of:=IFERROR(INDEX([$Analise.$AD$4:.$AI$8];MATCH([$Analise.$AF24];[$Analise.$AD$4:.$AD$8];0);MATCH([$Analise.$AG24];[$Analise.$AD$4:.$AI$4];0))/[.$AE$1];0)+SUM(IF(AND([.$AG24]=&quot;T4&quot;;[.$AF24]=&quot;Blacksmith&quot;);[.I31];IF(AND([.$AG24]=&quot;T5&quot;;[.$AF24]=&quot;Blacksmith&quot;);[.$M$23];IF(AND([.$AG24]=&quot;T6&quot;;[.$AF24]=&quot;Blacksmith&quot;);[.$Q$23];IF(AND([.$AG24]=&quot;T7&quot;;[.$AF24]=&quot;Blacksmith&quot;);[.$U$23];IF(AND([.$AG24]=&quot;T8&quot;;[.$AF24]=&quot;Blacksmith&quot;);[.$Y$23];IF(AND([.$AG24]=&quot;T4&quot;;[.$AF24]=&quot;Fletcher&quot;);[.I35];IF(AND([.$AG24]=&quot;T5&quot;;[.$AF24]=&quot;Fletcher&quot;);[.$M$27];IF(AND([.$AG24]=&quot;T6&quot;;[.$AF24]=&quot;Fletcher&quot;);[.$Q$27];IF(AND([.$AG24]=&quot;T7&quot;;[.$AF24]=&quot;Fletcher&quot;);[.$U$27];IF(AND([.$AG24]=&quot;T8&quot;;[.$AF24]=&quot;Fletcher&quot;);[.$Y$27];IF(AND([.$AG24]=&quot;T4&quot;;[.$AF24]=&quot;Imbuer&quot;);[.$I$31];IF(AND([.$AG24]=&quot;T5&quot;;[.$AF24]=&quot;Imbuer&quot;);[.$M$31];IF(AND([.$AG24]=&quot;T6&quot;;[.$AF24]=&quot;Imbuer&quot;);[.$Q$31];IF(AND([.$AG24]=&quot;T7&quot;;[.$AF24]=&quot;Imbuer&quot;);[.$U$31];IF(AND([.$AG24]=&quot;T8&quot;;[.$AF24]=&quot;Imbuer&quot;);[.$Y$31];IF(AND([.$AG24]=&quot;T4&quot;;[.$AF24]=&quot;Tinker&quot;);[.$I$35];IF(AND([.$AG24]=&quot;T5&quot;;[.$AF24]=&quot;Tinker&quot;);[.$M$35];IF(AND([.$AG24]=&quot;T6&quot;;[.$AF24]=&quot;Tinker&quot;);[.$Q$35];IF(AND([.$AG24]=&quot;T7&quot;;[.$AF24]=&quot;Tinker&quot;);[.$U$35];IF(AND([.$AG24]=&quot;T8&quot;;[.$AF24]=&quot;Tinker&quot;);[.$Y$35])))))))))))))))))))):IF(AND([.$AG24]=&quot;T4&quot;;[.$AF24]=&quot;Blacksmith&quot;);[.$L$26];IF(AND([.$AG24]=&quot;T5&quot;;[.$AF24]=&quot;Blacksmith&quot;);[.$P$26];IF(AND([.$AG24]=&quot;T6&quot;;[.$AF24]=&quot;Blacksmith&quot;);[.$T$26];IF(AND([.$AG24]=&quot;T7&quot;;[.$AF24]=&quot;Blacksmith&quot;);[.$X$26];IF(AND([.$AG24]=&quot;T8&quot;;[.$AF24]=&quot;Blacksmith&quot;);[.$AB$26];IF(AND([.$AG24]=&quot;T4&quot;;[.$AF24]=&quot;Fletcher&quot;);[.$L$30];IF(AND([.$AG24]=&quot;T5&quot;;[.$AF24]=&quot;Fletcher&quot;);[.$P$30];IF(AND([.$AG24]=&quot;T6&quot;;[.$AF24]=&quot;Fletcher&quot;);[.$T$30];IF(AND([.$AG24]=&quot;T7&quot;;[.$AF24]=&quot;Fletcher&quot;);[.$X$30];IF(AND([.$AG24]=&quot;T8&quot;;[.$AF24]=&quot;Fletcher&quot;);[.$AB$30];IF(AND([.$AG24]=&quot;T4&quot;;[.$AF24]=&quot;Imbuer&quot;);[.$L$34];IF(AND([.$AG24]=&quot;T5&quot;;[.$AF24]=&quot;Imbuer&quot;);[.$P$34];IF(AND([.$AG24]=&quot;T6&quot;;[.$AF24]=&quot;Imbuer&quot;);[.$T$34];IF(AND([.$AG24]=&quot;T7&quot;;[.$AF24]=&quot;Imbuer&quot;);[.$X$34];IF(AND([.$AG24]=&quot;T8&quot;;[.$AF24]=&quot;Imbuer&quot;);[.$AB$34];IF(AND([.$AG24]=&quot;T4&quot;;[.$AF24]=&quot;Tinker&quot;);[.$L$38];IF(AND([.$AG24]=&quot;T5&quot;;[.$AF24]=&quot;Tinker&quot;);[.$P$38];IF(AND([.$AG24]=&quot;T6&quot;;[.$AF24]=&quot;Tinker&quot;);[.$T$38];IF(AND([.$AG24]=&quot;T7&quot;;[.$AF24]=&quot;Tinker&quot;);[.$X$38];IF(AND([.$AG24]=&quot;T8&quot;;[.$AF24]=&quot;Tinker&quot;);[.$AB$38])))))))))))))))))))))*[.$AH24]/[.$AE$1]-SUM(IF(AND([.$AG24]=&quot;T4&quot;;[.$AF24]=&quot;Blacksmith&quot;);[.I31];IF(AND([.$AG24]=&quot;T5&quot;;[.$AF24]=&quot;Blacksmith&quot;);[.$M$23];IF(AND([.$AG24]=&quot;T6&quot;;[.$AF24]=&quot;Blacksmith&quot;);[.$Q$23];IF(AND([.$AG24]=&quot;T7&quot;;[.$AF24]=&quot;Blacksmith&quot;);[.$U$23];IF(AND([.$AG24]=&quot;T8&quot;;[.$AF24]=&quot;Blacksmith&quot;);[.$Y$23];IF(AND([.$AG24]=&quot;T4&quot;;[.$AF24]=&quot;Fletcher&quot;);[.I35];IF(AND([.$AG24]=&quot;T5&quot;;[.$AF24]=&quot;Fletcher&quot;);[.$M$27];IF(AND([.$AG24]=&quot;T6&quot;;[.$AF24]=&quot;Fletcher&quot;);[.$Q$27];IF(AND([.$AG24]=&quot;T7&quot;;[.$AF24]=&quot;Fletcher&quot;);[.$U$27];IF(AND([.$AG24]=&quot;T8&quot;;[.$AF24]=&quot;Fletcher&quot;);[.$Y$27];IF(AND([.$AG24]=&quot;T4&quot;;[.$AF24]=&quot;Imbuer&quot;);[.$I$31];IF(AND([.$AG24]=&quot;T5&quot;;[.$AF24]=&quot;Imbuer&quot;);[.$M$31];IF(AND([.$AG24]=&quot;T6&quot;;[.$AF24]=&quot;Imbuer&quot;);[.$Q$31];IF(AND([.$AG24]=&quot;T7&quot;;[.$AF24]=&quot;Imbuer&quot;);[.$U$31];IF(AND([.$AG24]=&quot;T8&quot;;[.$AF24]=&quot;Imbuer&quot;);[.$Y$31];IF(AND([.$AG24]=&quot;T4&quot;;[.$AF24]=&quot;Tinker&quot;);[.$I$35];IF(AND([.$AG24]=&quot;T5&quot;;[.$AF24]=&quot;Tinker&quot;);[.$M$35];IF(AND([.$AG24]=&quot;T6&quot;;[.$AF24]=&quot;Tinker&quot;);[.$Q$35];IF(AND([.$AG24]=&quot;T7&quot;;[.$AF24]=&quot;Tinker&quot;);[.$U$35];IF(AND([.$AG24]=&quot;T8&quot;;[.$AF24]=&quot;Tinker&quot;);[.$Y$35])))))))))))))))))))):IF(AND([.$AG24]=&quot;T4&quot;;[.$AF24]=&quot;Blacksmith&quot;);[.$L$26];IF(AND([.$AG24]=&quot;T5&quot;;[.$AF24]=&quot;Blacksmith&quot;);[.$P$26];IF(AND([.$AG24]=&quot;T6&quot;;[.$AF24]=&quot;Blacksmith&quot;);[.$T$26];IF(AND([.$AG24]=&quot;T7&quot;;[.$AF24]=&quot;Blacksmith&quot;);[.$X$26];IF(AND([.$AG24]=&quot;T8&quot;;[.$AF24]=&quot;Blacksmith&quot;);[.$AB$26];IF(AND([.$AG24]=&quot;T4&quot;;[.$AF24]=&quot;Fletcher&quot;);[.$L$30];IF(AND([.$AG24]=&quot;T5&quot;;[.$AF24]=&quot;Fletcher&quot;);[.$P$30];IF(AND([.$AG24]=&quot;T6&quot;;[.$AF24]=&quot;Fletcher&quot;);[.$T$30];IF(AND([.$AG24]=&quot;T7&quot;;[.$AF24]=&quot;Fletcher&quot;);[.$X$30];IF(AND([.$AG24]=&quot;T8&quot;;[.$AF24]=&quot;Fletcher&quot;);[.$AB$30];IF(AND([.$AG24]=&quot;T4&quot;;[.$AF24]=&quot;Imbuer&quot;);[.$L$34];IF(AND([.$AG24]=&quot;T5&quot;;[.$AF24]=&quot;Imbuer&quot;);[.$P$34];IF(AND([.$AG24]=&quot;T6&quot;;[.$AF24]=&quot;Imbuer&quot;);[.$T$34];IF(AND([.$AG24]=&quot;T7&quot;;[.$AF24]=&quot;Imbuer&quot;);[.$X$34];IF(AND([.$AG24]=&quot;T8&quot;;[.$AF24]=&quot;Imbuer&quot;);[.$AB$34];IF(AND([.$AG24]=&quot;T4&quot;;[.$AF24]=&quot;Tinker&quot;);[.$L$38];IF(AND([.$AG24]=&quot;T5&quot;;[.$AF24]=&quot;Tinker&quot;);[.$P$38];IF(AND([.$AG24]=&quot;T6&quot;;[.$AF24]=&quot;Tinker&quot;);[.$T$38];IF(AND([.$AG24]=&quot;T7&quot;;[.$AF24]=&quot;Tinker&quot;);[.$X$38];IF(AND([.$AG24]=&quot;T8&quot;;[.$AF24]=&quot;Tinker&quot;);[.$AB$38])))))))))))))))))))))/[.$AE$1]" office:value-type="float" office:value="2923.95967777778" calcext:value-type="float">
            <text:p>2,924.0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Metalbar</text:p>
          </table:table-cell>
          <table:table-cell table:style-name="ce18" table:number-matrix-columns-spanned="1" table:number-matrix-rows-spanned="1" table:formula="of:=IF(INDEX([$DATA.$A$1:.$D$121];MATCH([.I$3]&amp;&quot;_&quot;&amp;[.$H7]&amp;IF([.I$4]=&quot;Flat&quot;;&quot;&quot;;IF([.I$4]=&quot;.1&quot;;&quot;_LEVEL1@1&quot;;IF([.I$4]=&quot;.2&quot;;&quot;_LEVEL2@2&quot;;IF([.I$4]=&quot;.3&quot;;&quot;_LEVEL3@3&quot;))));[$DATA.$A$1:.$A$121];0);4)*[.I7]=0;&quot;&quot;;INDEX([$DATA.$A$1:.$D$121];MATCH([.I$3]&amp;&quot;_&quot;&amp;[.$H7]&amp;IF([.I$4]=&quot;Flat&quot;;&quot;&quot;;IF([.I$4]=&quot;.1&quot;;&quot;_LEVEL1@1&quot;;IF([.I$4]=&quot;.2&quot;;&quot;_LEVEL2@2&quot;;IF([.I$4]=&quot;.3&quot;;&quot;_LEVEL3@3&quot;))));[$DATA.$A$1:.$A$121];0);4)*[.I7])" office:value-type="float" office:value="2274.356" calcext:value-type="float">
            <text:p>2,274 S</text:p>
          </table:table-cell>
          <table:table-cell table:style-name="ce18" table:number-matrix-columns-spanned="1" table:number-matrix-rows-spanned="1" table:formula="of:=IF(INDEX([$DATA.$A$1:.$D$121];MATCH([.J$3]&amp;&quot;_&quot;&amp;[.$H7]&amp;IF([.J$4]=&quot;Flat&quot;;&quot;&quot;;IF([.J$4]=&quot;.1&quot;;&quot;_LEVEL1@1&quot;;IF([.J$4]=&quot;.2&quot;;&quot;_LEVEL2@2&quot;;IF([.J$4]=&quot;.3&quot;;&quot;_LEVEL3@3&quot;))));[$DATA.$A$1:.$A$121];0);4)*[.J7]=0;&quot;&quot;;INDEX([$DATA.$A$1:.$D$121];MATCH([.J$3]&amp;&quot;_&quot;&amp;[.$H7]&amp;IF([.J$4]=&quot;Flat&quot;;&quot;&quot;;IF([.J$4]=&quot;.1&quot;;&quot;_LEVEL1@1&quot;;IF([.J$4]=&quot;.2&quot;;&quot;_LEVEL2@2&quot;;IF([.J$4]=&quot;.3&quot;;&quot;_LEVEL3@3&quot;))));[$DATA.$A$1:.$A$121];0);4)*[.J7])" office:value-type="float" office:value="213.92" calcext:value-type="float">
            <text:p>214 S</text:p>
          </table:table-cell>
          <table:table-cell table:style-name="ce18" table:number-matrix-columns-spanned="1" table:number-matrix-rows-spanned="1" table:formula="of:=IF(INDEX([$DATA.$A$1:.$D$121];MATCH([.K$3]&amp;&quot;_&quot;&amp;[.$H7]&amp;IF([.K$4]=&quot;Flat&quot;;&quot;&quot;;IF([.K$4]=&quot;.1&quot;;&quot;_LEVEL1@1&quot;;IF([.K$4]=&quot;.2&quot;;&quot;_LEVEL2@2&quot;;IF([.K$4]=&quot;.3&quot;;&quot;_LEVEL3@3&quot;))));[$DATA.$A$1:.$A$121];0);4)*[.K7]=0;&quot;&quot;;INDEX([$DATA.$A$1:.$D$121];MATCH([.K$3]&amp;&quot;_&quot;&amp;[.$H7]&amp;IF([.K$4]=&quot;Flat&quot;;&quot;&quot;;IF([.K$4]=&quot;.1&quot;;&quot;_LEVEL1@1&quot;;IF([.K$4]=&quot;.2&quot;;&quot;_LEVEL2@2&quot;;IF([.K$4]=&quot;.3&quot;;&quot;_LEVEL3@3&quot;))));[$DATA.$A$1:.$A$121];0);4)*[.K7])" office:value-type="float" office:value="151.144" calcext:value-type="float">
            <text:p>151 S</text:p>
          </table:table-cell>
          <table:table-cell table:style-name="ce18" table:number-matrix-columns-spanned="1" table:number-matrix-rows-spanned="1" table:formula="of:=IF(INDEX([$DATA.$A$1:.$D$121];MATCH([.L$3]&amp;&quot;_&quot;&amp;[.$H7]&amp;IF([.L$4]=&quot;Flat&quot;;&quot;&quot;;IF([.L$4]=&quot;.1&quot;;&quot;_LEVEL1@1&quot;;IF([.L$4]=&quot;.2&quot;;&quot;_LEVEL2@2&quot;;IF([.L$4]=&quot;.3&quot;;&quot;_LEVEL3@3&quot;))));[$DATA.$A$1:.$A$121];0);4)*[.L7]=0;&quot;&quot;;INDEX([$DATA.$A$1:.$D$121];MATCH([.L$3]&amp;&quot;_&quot;&amp;[.$H7]&amp;IF([.L$4]=&quot;Flat&quot;;&quot;&quot;;IF([.L$4]=&quot;.1&quot;;&quot;_LEVEL1@1&quot;;IF([.L$4]=&quot;.2&quot;;&quot;_LEVEL2@2&quot;;IF([.L$4]=&quot;.3&quot;;&quot;_LEVEL3@3&quot;))));[$DATA.$A$1:.$A$121];0);4)*[.L7])" office:value-type="float" office:value="45.8024" calcext:value-type="float">
            <text:p>46 S</text:p>
          </table:table-cell>
          <table:table-cell table:style-name="ce25" table:number-matrix-columns-spanned="1" table:number-matrix-rows-spanned="1" table:formula="of:=IF(INDEX([$DATA.$A$1:.$D$121];MATCH([.M$3]&amp;&quot;_&quot;&amp;[.$H7]&amp;IF([.M$4]=&quot;Flat&quot;;&quot;&quot;;IF([.M$4]=&quot;.1&quot;;&quot;_LEVEL1@1&quot;;IF([.M$4]=&quot;.2&quot;;&quot;_LEVEL2@2&quot;;IF([.M$4]=&quot;.3&quot;;&quot;_LEVEL3@3&quot;))));[$DATA.$A$1:.$A$121];0);4)*[.M7]=0;&quot;&quot;;INDEX([$DATA.$A$1:.$D$121];MATCH([.M$3]&amp;&quot;_&quot;&amp;[.$H7]&amp;IF([.M$4]=&quot;Flat&quot;;&quot;&quot;;IF([.M$4]=&quot;.1&quot;;&quot;_LEVEL1@1&quot;;IF([.M$4]=&quot;.2&quot;;&quot;_LEVEL2@2&quot;;IF([.M$4]=&quot;.3&quot;;&quot;_LEVEL3@3&quot;))));[$DATA.$A$1:.$A$121];0);4)*[.M7])" office:value-type="float" office:value="4850.1964" calcext:value-type="float">
            <text:p>4,850 S</text:p>
          </table:table-cell>
          <table:table-cell table:style-name="ce25" table:number-matrix-columns-spanned="1" table:number-matrix-rows-spanned="1" table:formula="of:=IF(INDEX([$DATA.$A$1:.$D$121];MATCH([.N$3]&amp;&quot;_&quot;&amp;[.$H7]&amp;IF([.N$4]=&quot;Flat&quot;;&quot;&quot;;IF([.N$4]=&quot;.1&quot;;&quot;_LEVEL1@1&quot;;IF([.N$4]=&quot;.2&quot;;&quot;_LEVEL2@2&quot;;IF([.N$4]=&quot;.3&quot;;&quot;_LEVEL3@3&quot;))));[$DATA.$A$1:.$A$121];0);4)*[.N7]=0;&quot;&quot;;INDEX([$DATA.$A$1:.$D$121];MATCH([.N$3]&amp;&quot;_&quot;&amp;[.$H7]&amp;IF([.N$4]=&quot;Flat&quot;;&quot;&quot;;IF([.N$4]=&quot;.1&quot;;&quot;_LEVEL1@1&quot;;IF([.N$4]=&quot;.2&quot;;&quot;_LEVEL2@2&quot;;IF([.N$4]=&quot;.3&quot;;&quot;_LEVEL3@3&quot;))));[$DATA.$A$1:.$A$121];0);4)*[.N7])" office:value-type="float" office:value="507.08" calcext:value-type="float">
            <text:p>507 S</text:p>
          </table:table-cell>
          <table:table-cell table:style-name="ce25" table:number-matrix-columns-spanned="1" table:number-matrix-rows-spanned="1" table:formula="of:=IF(INDEX([$DATA.$A$1:.$D$121];MATCH([.O$3]&amp;&quot;_&quot;&amp;[.$H7]&amp;IF([.O$4]=&quot;Flat&quot;;&quot;&quot;;IF([.O$4]=&quot;.1&quot;;&quot;_LEVEL1@1&quot;;IF([.O$4]=&quot;.2&quot;;&quot;_LEVEL2@2&quot;;IF([.O$4]=&quot;.3&quot;;&quot;_LEVEL3@3&quot;))));[$DATA.$A$1:.$A$121];0);4)*[.O7]=0;&quot;&quot;;INDEX([$DATA.$A$1:.$D$121];MATCH([.O$3]&amp;&quot;_&quot;&amp;[.$H7]&amp;IF([.O$4]=&quot;Flat&quot;;&quot;&quot;;IF([.O$4]=&quot;.1&quot;;&quot;_LEVEL1@1&quot;;IF([.O$4]=&quot;.2&quot;;&quot;_LEVEL2@2&quot;;IF([.O$4]=&quot;.3&quot;;&quot;_LEVEL3@3&quot;))));[$DATA.$A$1:.$A$121];0);4)*[.O7])" office:value-type="float" office:value="156.128" calcext:value-type="float">
            <text:p>156 S</text:p>
          </table:table-cell>
          <table:table-cell table:style-name="ce25" table:number-matrix-columns-spanned="1" table:number-matrix-rows-spanned="1" table:formula="of:=IF(INDEX([$DATA.$A$1:.$D$121];MATCH([.P$3]&amp;&quot;_&quot;&amp;[.$H7]&amp;IF([.P$4]=&quot;Flat&quot;;&quot;&quot;;IF([.P$4]=&quot;.1&quot;;&quot;_LEVEL1@1&quot;;IF([.P$4]=&quot;.2&quot;;&quot;_LEVEL2@2&quot;;IF([.P$4]=&quot;.3&quot;;&quot;_LEVEL3@3&quot;))));[$DATA.$A$1:.$A$121];0);4)*[.P7]=0;&quot;&quot;;INDEX([$DATA.$A$1:.$D$121];MATCH([.P$3]&amp;&quot;_&quot;&amp;[.$H7]&amp;IF([.P$4]=&quot;Flat&quot;;&quot;&quot;;IF([.P$4]=&quot;.1&quot;;&quot;_LEVEL1@1&quot;;IF([.P$4]=&quot;.2&quot;;&quot;_LEVEL2@2&quot;;IF([.P$4]=&quot;.3&quot;;&quot;_LEVEL3@3&quot;))));[$DATA.$A$1:.$A$121];0);4)*[.P7])" office:value-type="float" office:value="32.8888" calcext:value-type="float">
            <text:p>33 S</text:p>
          </table:table-cell>
          <table:table-cell table:style-name="ce32" table:number-matrix-columns-spanned="1" table:number-matrix-rows-spanned="1" table:formula="of:=IF(INDEX([$DATA.$A$1:.$D$121];MATCH([.Q$3]&amp;&quot;_&quot;&amp;[.$H7]&amp;IF([.Q$4]=&quot;Flat&quot;;&quot;&quot;;IF([.Q$4]=&quot;.1&quot;;&quot;_LEVEL1@1&quot;;IF([.Q$4]=&quot;.2&quot;;&quot;_LEVEL2@2&quot;;IF([.Q$4]=&quot;.3&quot;;&quot;_LEVEL3@3&quot;))));[$DATA.$A$1:.$A$121];0);4)*[.Q7]=0;&quot;&quot;;INDEX([$DATA.$A$1:.$D$121];MATCH([.Q$3]&amp;&quot;_&quot;&amp;[.$H7]&amp;IF([.Q$4]=&quot;Flat&quot;;&quot;&quot;;IF([.Q$4]=&quot;.1&quot;;&quot;_LEVEL1@1&quot;;IF([.Q$4]=&quot;.2&quot;;&quot;_LEVEL2@2&quot;;IF([.Q$4]=&quot;.3&quot;;&quot;_LEVEL3@3&quot;))));[$DATA.$A$1:.$A$121];0);4)*[.Q7])" office:value-type="float" office:value="8811.25646205" calcext:value-type="float">
            <text:p>8,811 S</text:p>
          </table:table-cell>
          <table:table-cell table:style-name="ce32" table:number-matrix-columns-spanned="1" table:number-matrix-rows-spanned="1" table:formula="of:=IF(INDEX([$DATA.$A$1:.$D$121];MATCH([.R$3]&amp;&quot;_&quot;&amp;[.$H7]&amp;IF([.R$4]=&quot;Flat&quot;;&quot;&quot;;IF([.R$4]=&quot;.1&quot;;&quot;_LEVEL1@1&quot;;IF([.R$4]=&quot;.2&quot;;&quot;_LEVEL2@2&quot;;IF([.R$4]=&quot;.3&quot;;&quot;_LEVEL3@3&quot;))));[$DATA.$A$1:.$A$121];0);4)*[.R7]=0;&quot;&quot;;INDEX([$DATA.$A$1:.$D$121];MATCH([.R$3]&amp;&quot;_&quot;&amp;[.$H7]&amp;IF([.R$4]=&quot;Flat&quot;;&quot;&quot;;IF([.R$4]=&quot;.1&quot;;&quot;_LEVEL1@1&quot;;IF([.R$4]=&quot;.2&quot;;&quot;_LEVEL2@2&quot;;IF([.R$4]=&quot;.3&quot;;&quot;_LEVEL3@3&quot;))));[$DATA.$A$1:.$A$121];0);4)*[.R7])" office:value-type="float" office:value="995.61777" calcext:value-type="float">
            <text:p>996 S</text:p>
          </table:table-cell>
          <table:table-cell table:style-name="ce32" table:number-matrix-columns-spanned="1" table:number-matrix-rows-spanned="1" table:formula="of:=IF(INDEX([$DATA.$A$1:.$D$121];MATCH([.S$3]&amp;&quot;_&quot;&amp;[.$H7]&amp;IF([.S$4]=&quot;Flat&quot;;&quot;&quot;;IF([.S$4]=&quot;.1&quot;;&quot;_LEVEL1@1&quot;;IF([.S$4]=&quot;.2&quot;;&quot;_LEVEL2@2&quot;;IF([.S$4]=&quot;.3&quot;;&quot;_LEVEL3@3&quot;))));[$DATA.$A$1:.$A$121];0);4)*[.S7]=0;&quot;&quot;;INDEX([$DATA.$A$1:.$D$121];MATCH([.S$3]&amp;&quot;_&quot;&amp;[.$H7]&amp;IF([.S$4]=&quot;Flat&quot;;&quot;&quot;;IF([.S$4]=&quot;.1&quot;;&quot;_LEVEL1@1&quot;;IF([.S$4]=&quot;.2&quot;;&quot;_LEVEL2@2&quot;;IF([.S$4]=&quot;.3&quot;;&quot;_LEVEL3@3&quot;))));[$DATA.$A$1:.$A$121];0);4)*[.S7])" office:value-type="float" office:value="296.40814" calcext:value-type="float">
            <text:p>296 S</text:p>
          </table:table-cell>
          <table:table-cell table:style-name="ce32" table:number-matrix-columns-spanned="1" table:number-matrix-rows-spanned="1" table:formula="of:=IF(INDEX([$DATA.$A$1:.$D$121];MATCH([.T$3]&amp;&quot;_&quot;&amp;[.$H7]&amp;IF([.T$4]=&quot;Flat&quot;;&quot;&quot;;IF([.T$4]=&quot;.1&quot;;&quot;_LEVEL1@1&quot;;IF([.T$4]=&quot;.2&quot;;&quot;_LEVEL2@2&quot;;IF([.T$4]=&quot;.3&quot;;&quot;_LEVEL3@3&quot;))));[$DATA.$A$1:.$A$121];0);4)*[.T7]=0;&quot;&quot;;INDEX([$DATA.$A$1:.$D$121];MATCH([.T$3]&amp;&quot;_&quot;&amp;[.$H7]&amp;IF([.T$4]=&quot;Flat&quot;;&quot;&quot;;IF([.T$4]=&quot;.1&quot;;&quot;_LEVEL1@1&quot;;IF([.T$4]=&quot;.2&quot;;&quot;_LEVEL2@2&quot;;IF([.T$4]=&quot;.3&quot;;&quot;_LEVEL3@3&quot;))));[$DATA.$A$1:.$A$121];0);4)*[.T7])" office:value-type="float" office:value="89.5944" calcext:value-type="float">
            <text:p>90 S</text:p>
          </table:table-cell>
          <table:table-cell table:style-name="ce41" table:number-matrix-columns-spanned="1" table:number-matrix-rows-spanned="1" table:formula="of:=IF(INDEX([$DATA.$A$1:.$D$121];MATCH([.U$3]&amp;&quot;_&quot;&amp;[.$H7]&amp;IF([.U$4]=&quot;Flat&quot;;&quot;&quot;;IF([.U$4]=&quot;.1&quot;;&quot;_LEVEL1@1&quot;;IF([.U$4]=&quot;.2&quot;;&quot;_LEVEL2@2&quot;;IF([.U$4]=&quot;.3&quot;;&quot;_LEVEL3@3&quot;))));[$DATA.$A$1:.$A$121];0);4)*[.U7]=0;&quot;&quot;;INDEX([$DATA.$A$1:.$D$121];MATCH([.U$3]&amp;&quot;_&quot;&amp;[.$H7]&amp;IF([.U$4]=&quot;Flat&quot;;&quot;&quot;;IF([.U$4]=&quot;.1&quot;;&quot;_LEVEL1@1&quot;;IF([.U$4]=&quot;.2&quot;;&quot;_LEVEL2@2&quot;;IF([.U$4]=&quot;.3&quot;;&quot;_LEVEL3@3&quot;))));[$DATA.$A$1:.$A$121];0);4)*[.U7])" office:value-type="float" office:value="15211.7696129" calcext:value-type="float">
            <text:p>15,212 S</text:p>
          </table:table-cell>
          <table:table-cell table:style-name="ce41" table:number-matrix-columns-spanned="1" table:number-matrix-rows-spanned="1" table:formula="of:=IF(INDEX([$DATA.$A$1:.$D$121];MATCH([.V$3]&amp;&quot;_&quot;&amp;[.$H7]&amp;IF([.V$4]=&quot;Flat&quot;;&quot;&quot;;IF([.V$4]=&quot;.1&quot;;&quot;_LEVEL1@1&quot;;IF([.V$4]=&quot;.2&quot;;&quot;_LEVEL2@2&quot;;IF([.V$4]=&quot;.3&quot;;&quot;_LEVEL3@3&quot;))));[$DATA.$A$1:.$A$121];0);4)*[.V7]=0;&quot;&quot;;INDEX([$DATA.$A$1:.$D$121];MATCH([.V$3]&amp;&quot;_&quot;&amp;[.$H7]&amp;IF([.V$4]=&quot;Flat&quot;;&quot;&quot;;IF([.V$4]=&quot;.1&quot;;&quot;_LEVEL1@1&quot;;IF([.V$4]=&quot;.2&quot;;&quot;_LEVEL2@2&quot;;IF([.V$4]=&quot;.3&quot;;&quot;_LEVEL3@3&quot;))));[$DATA.$A$1:.$A$121];0);4)*[.V7])" office:value-type="float" office:value="2198.64253" calcext:value-type="float">
            <text:p>2,199 S</text:p>
          </table:table-cell>
          <table:table-cell table:style-name="ce41" table:number-matrix-columns-spanned="1" table:number-matrix-rows-spanned="1" table:formula="of:=IF(INDEX([$DATA.$A$1:.$D$121];MATCH([.W$3]&amp;&quot;_&quot;&amp;[.$H7]&amp;IF([.W$4]=&quot;Flat&quot;;&quot;&quot;;IF([.W$4]=&quot;.1&quot;;&quot;_LEVEL1@1&quot;;IF([.W$4]=&quot;.2&quot;;&quot;_LEVEL2@2&quot;;IF([.W$4]=&quot;.3&quot;;&quot;_LEVEL3@3&quot;))));[$DATA.$A$1:.$A$121];0);4)*[.W7]=0;&quot;&quot;;INDEX([$DATA.$A$1:.$D$121];MATCH([.W$3]&amp;&quot;_&quot;&amp;[.$H7]&amp;IF([.W$4]=&quot;Flat&quot;;&quot;&quot;;IF([.W$4]=&quot;.1&quot;;&quot;_LEVEL1@1&quot;;IF([.W$4]=&quot;.2&quot;;&quot;_LEVEL2@2&quot;;IF([.W$4]=&quot;.3&quot;;&quot;_LEVEL3@3&quot;))));[$DATA.$A$1:.$A$121];0);4)*[.W7])" office:value-type="float" office:value="530.153253" calcext:value-type="float">
            <text:p>530 S</text:p>
          </table:table-cell>
          <table:table-cell table:style-name="ce41" table:number-matrix-columns-spanned="1" table:number-matrix-rows-spanned="1" table:formula="of:=IF(INDEX([$DATA.$A$1:.$D$121];MATCH([.X$3]&amp;&quot;_&quot;&amp;[.$H7]&amp;IF([.X$4]=&quot;Flat&quot;;&quot;&quot;;IF([.X$4]=&quot;.1&quot;;&quot;_LEVEL1@1&quot;;IF([.X$4]=&quot;.2&quot;;&quot;_LEVEL2@2&quot;;IF([.X$4]=&quot;.3&quot;;&quot;_LEVEL3@3&quot;))));[$DATA.$A$1:.$A$121];0);4)*[.X7]=0;&quot;&quot;;INDEX([$DATA.$A$1:.$D$121];MATCH([.X$3]&amp;&quot;_&quot;&amp;[.$H7]&amp;IF([.X$4]=&quot;Flat&quot;;&quot;&quot;;IF([.X$4]=&quot;.1&quot;;&quot;_LEVEL1@1&quot;;IF([.X$4]=&quot;.2&quot;;&quot;_LEVEL2@2&quot;;IF([.X$4]=&quot;.3&quot;;&quot;_LEVEL3@3&quot;))));[$DATA.$A$1:.$A$121];0);4)*[.X7])" office:value-type="float" office:value="152.2179848" calcext:value-type="float">
            <text:p>152 S</text:p>
          </table:table-cell>
          <table:table-cell table:style-name="ce49" table:number-matrix-columns-spanned="1" table:number-matrix-rows-spanned="1" table:formula="of:=IF(INDEX([$DATA.$A$1:.$D$121];MATCH([.Y$3]&amp;&quot;_&quot;&amp;[.$H7]&amp;IF([.Y$4]=&quot;Flat&quot;;&quot;&quot;;IF([.Y$4]=&quot;.1&quot;;&quot;_LEVEL1@1&quot;;IF([.Y$4]=&quot;.2&quot;;&quot;_LEVEL2@2&quot;;IF([.Y$4]=&quot;.3&quot;;&quot;_LEVEL3@3&quot;))));[$DATA.$A$1:.$A$121];0);4)*[.Y7]=0;&quot;&quot;;INDEX([$DATA.$A$1:.$D$121];MATCH([.Y$3]&amp;&quot;_&quot;&amp;[.$H7]&amp;IF([.Y$4]=&quot;Flat&quot;;&quot;&quot;;IF([.Y$4]=&quot;.1&quot;;&quot;_LEVEL1@1&quot;;IF([.Y$4]=&quot;.2&quot;;&quot;_LEVEL2@2&quot;;IF([.Y$4]=&quot;.3&quot;;&quot;_LEVEL3@3&quot;))));[$DATA.$A$1:.$A$121];0);4)*[.Y7])" office:value-type="float" office:value="31156.0326" calcext:value-type="float">
            <text:p>31,156 S</text:p>
          </table:table-cell>
          <table:table-cell table:style-name="ce49" table:number-matrix-columns-spanned="1" table:number-matrix-rows-spanned="1" table:formula="of:=IF(INDEX([$DATA.$A$1:.$D$121];MATCH([.Z$3]&amp;&quot;_&quot;&amp;[.$H7]&amp;IF([.Z$4]=&quot;Flat&quot;;&quot;&quot;;IF([.Z$4]=&quot;.1&quot;;&quot;_LEVEL1@1&quot;;IF([.Z$4]=&quot;.2&quot;;&quot;_LEVEL2@2&quot;;IF([.Z$4]=&quot;.3&quot;;&quot;_LEVEL3@3&quot;))));[$DATA.$A$1:.$A$121];0);4)*[.Z7]=0;&quot;&quot;;INDEX([$DATA.$A$1:.$D$121];MATCH([.Z$3]&amp;&quot;_&quot;&amp;[.$H7]&amp;IF([.Z$4]=&quot;Flat&quot;;&quot;&quot;;IF([.Z$4]=&quot;.1&quot;;&quot;_LEVEL1@1&quot;;IF([.Z$4]=&quot;.2&quot;;&quot;_LEVEL2@2&quot;;IF([.Z$4]=&quot;.3&quot;;&quot;_LEVEL3@3&quot;))));[$DATA.$A$1:.$A$121];0);4)*[.Z7])" office:value-type="float" office:value="4946.48" calcext:value-type="float">
            <text:p>4,946 S</text:p>
          </table:table-cell>
          <table:table-cell table:style-name="ce49" table:number-matrix-columns-spanned="1" table:number-matrix-rows-spanned="1" table:formula="of:=IF(INDEX([$DATA.$A$1:.$D$121];MATCH([.AA$3]&amp;&quot;_&quot;&amp;[.$H7]&amp;IF([.AA$4]=&quot;Flat&quot;;&quot;&quot;;IF([.AA$4]=&quot;.1&quot;;&quot;_LEVEL1@1&quot;;IF([.AA$4]=&quot;.2&quot;;&quot;_LEVEL2@2&quot;;IF([.AA$4]=&quot;.3&quot;;&quot;_LEVEL3@3&quot;))));[$DATA.$A$1:.$A$121];0);4)*[.AA7]=0;&quot;&quot;;INDEX([$DATA.$A$1:.$D$121];MATCH([.AA$3]&amp;&quot;_&quot;&amp;[.$H7]&amp;IF([.AA$4]=&quot;Flat&quot;;&quot;&quot;;IF([.AA$4]=&quot;.1&quot;;&quot;_LEVEL1@1&quot;;IF([.AA$4]=&quot;.2&quot;;&quot;_LEVEL2@2&quot;;IF([.AA$4]=&quot;.3&quot;;&quot;_LEVEL3@3&quot;))));[$DATA.$A$1:.$A$121];0);4)*[.AA7])" office:value-type="float" office:value="1024.254" calcext:value-type="float">
            <text:p>1,024 S</text:p>
          </table:table-cell>
          <table:table-cell table:style-name="ce55" table:number-matrix-columns-spanned="1" table:number-matrix-rows-spanned="1" table:formula="of:=IF(INDEX([$DATA.$A$1:.$D$121];MATCH([.AB$3]&amp;&quot;_&quot;&amp;[.$H7]&amp;IF([.AB$4]=&quot;Flat&quot;;&quot;&quot;;IF([.AB$4]=&quot;.1&quot;;&quot;_LEVEL1@1&quot;;IF([.AB$4]=&quot;.2&quot;;&quot;_LEVEL2@2&quot;;IF([.AB$4]=&quot;.3&quot;;&quot;_LEVEL3@3&quot;))));[$DATA.$A$1:.$A$121];0);4)*[.AB7]=0;&quot;&quot;;INDEX([$DATA.$A$1:.$D$121];MATCH([.AB$3]&amp;&quot;_&quot;&amp;[.$H7]&amp;IF([.AB$4]=&quot;Flat&quot;;&quot;&quot;;IF([.AB$4]=&quot;.1&quot;;&quot;_LEVEL1@1&quot;;IF([.AB$4]=&quot;.2&quot;;&quot;_LEVEL2@2&quot;;IF([.AB$4]=&quot;.3&quot;;&quot;_LEVEL3@3&quot;))));[$DATA.$A$1:.$A$121];0);4)*[.AB7])" office:value-type="float" office:value="265.6948" calcext:value-type="float">
            <text:p>266 S</text:p>
          </table:table-cell>
          <table:table-cell table:style-name="ce3"/>
          <table:table-cell table:style-name="ce65" office:value-type="string" calcext:value-type="string">
            <text:p>V. 10</text:p>
          </table:table-cell>
          <table:table-cell table:style-name="ce78" office:value-type="float" office:value="0" calcext:value-type="float">
            <text:p>0</text:p>
          </table:table-cell>
          <table:table-cell table:style-name="ce86" table:content-validation-name="val1" office:value-type="string" calcext:value-type="string">
            <text:p>Tinker</text:p>
          </table:table-cell>
          <table:table-cell table:style-name="ce86" table:content-validation-name="val2" office:value-type="string" calcext:value-type="string">
            <text:p>T5</text:p>
          </table:table-cell>
          <table:table-cell table:style-name="ce96" office:value-type="percentage" office:value="1.5" calcext:value-type="percentage">
            <text:p>150%</text:p>
          </table:table-cell>
          <table:table-cell table:style-name="ce103" table:number-matrix-columns-spanned="1" table:number-matrix-rows-spanned="1" table:formula="of:=IFERROR(INDEX([$Analise.$AD$4:.$AI$8];MATCH([$Analise.$AF25];[$Analise.$AD$4:.$AD$8];0);MATCH([$Analise.$AG25];[$Analise.$AD$4:.$AI$4];0))/[.$AE$1];0)+SUM(IF(AND([.$AG25]=&quot;T4&quot;;[.$AF25]=&quot;Blacksmith&quot;);[.I32];IF(AND([.$AG25]=&quot;T5&quot;;[.$AF25]=&quot;Blacksmith&quot;);[.$M$23];IF(AND([.$AG25]=&quot;T6&quot;;[.$AF25]=&quot;Blacksmith&quot;);[.$Q$23];IF(AND([.$AG25]=&quot;T7&quot;;[.$AF25]=&quot;Blacksmith&quot;);[.$U$23];IF(AND([.$AG25]=&quot;T8&quot;;[.$AF25]=&quot;Blacksmith&quot;);[.$Y$23];IF(AND([.$AG25]=&quot;T4&quot;;[.$AF25]=&quot;Fletcher&quot;);[.I36];IF(AND([.$AG25]=&quot;T5&quot;;[.$AF25]=&quot;Fletcher&quot;);[.$M$27];IF(AND([.$AG25]=&quot;T6&quot;;[.$AF25]=&quot;Fletcher&quot;);[.$Q$27];IF(AND([.$AG25]=&quot;T7&quot;;[.$AF25]=&quot;Fletcher&quot;);[.$U$27];IF(AND([.$AG25]=&quot;T8&quot;;[.$AF25]=&quot;Fletcher&quot;);[.$Y$27];IF(AND([.$AG25]=&quot;T4&quot;;[.$AF25]=&quot;Imbuer&quot;);[.$I$31];IF(AND([.$AG25]=&quot;T5&quot;;[.$AF25]=&quot;Imbuer&quot;);[.$M$31];IF(AND([.$AG25]=&quot;T6&quot;;[.$AF25]=&quot;Imbuer&quot;);[.$Q$31];IF(AND([.$AG25]=&quot;T7&quot;;[.$AF25]=&quot;Imbuer&quot;);[.$U$31];IF(AND([.$AG25]=&quot;T8&quot;;[.$AF25]=&quot;Imbuer&quot;);[.$Y$31];IF(AND([.$AG25]=&quot;T4&quot;;[.$AF25]=&quot;Tinker&quot;);[.$I$35];IF(AND([.$AG25]=&quot;T5&quot;;[.$AF25]=&quot;Tinker&quot;);[.$M$35];IF(AND([.$AG25]=&quot;T6&quot;;[.$AF25]=&quot;Tinker&quot;);[.$Q$35];IF(AND([.$AG25]=&quot;T7&quot;;[.$AF25]=&quot;Tinker&quot;);[.$U$35];IF(AND([.$AG25]=&quot;T8&quot;;[.$AF25]=&quot;Tinker&quot;);[.$Y$35])))))))))))))))))))):IF(AND([.$AG25]=&quot;T4&quot;;[.$AF25]=&quot;Blacksmith&quot;);[.$L$26];IF(AND([.$AG25]=&quot;T5&quot;;[.$AF25]=&quot;Blacksmith&quot;);[.$P$26];IF(AND([.$AG25]=&quot;T6&quot;;[.$AF25]=&quot;Blacksmith&quot;);[.$T$26];IF(AND([.$AG25]=&quot;T7&quot;;[.$AF25]=&quot;Blacksmith&quot;);[.$X$26];IF(AND([.$AG25]=&quot;T8&quot;;[.$AF25]=&quot;Blacksmith&quot;);[.$AB$26];IF(AND([.$AG25]=&quot;T4&quot;;[.$AF25]=&quot;Fletcher&quot;);[.$L$30];IF(AND([.$AG25]=&quot;T5&quot;;[.$AF25]=&quot;Fletcher&quot;);[.$P$30];IF(AND([.$AG25]=&quot;T6&quot;;[.$AF25]=&quot;Fletcher&quot;);[.$T$30];IF(AND([.$AG25]=&quot;T7&quot;;[.$AF25]=&quot;Fletcher&quot;);[.$X$30];IF(AND([.$AG25]=&quot;T8&quot;;[.$AF25]=&quot;Fletcher&quot;);[.$AB$30];IF(AND([.$AG25]=&quot;T4&quot;;[.$AF25]=&quot;Imbuer&quot;);[.$L$34];IF(AND([.$AG25]=&quot;T5&quot;;[.$AF25]=&quot;Imbuer&quot;);[.$P$34];IF(AND([.$AG25]=&quot;T6&quot;;[.$AF25]=&quot;Imbuer&quot;);[.$T$34];IF(AND([.$AG25]=&quot;T7&quot;;[.$AF25]=&quot;Imbuer&quot;);[.$X$34];IF(AND([.$AG25]=&quot;T8&quot;;[.$AF25]=&quot;Imbuer&quot;);[.$AB$34];IF(AND([.$AG25]=&quot;T4&quot;;[.$AF25]=&quot;Tinker&quot;);[.$L$38];IF(AND([.$AG25]=&quot;T5&quot;;[.$AF25]=&quot;Tinker&quot;);[.$P$38];IF(AND([.$AG25]=&quot;T6&quot;;[.$AF25]=&quot;Tinker&quot;);[.$T$38];IF(AND([.$AG25]=&quot;T7&quot;;[.$AF25]=&quot;Tinker&quot;);[.$X$38];IF(AND([.$AG25]=&quot;T8&quot;;[.$AF25]=&quot;Tinker&quot;);[.$AB$38])))))))))))))))))))))*[.$AH25]/[.$AE$1]-SUM(IF(AND([.$AG25]=&quot;T4&quot;;[.$AF25]=&quot;Blacksmith&quot;);[.I32];IF(AND([.$AG25]=&quot;T5&quot;;[.$AF25]=&quot;Blacksmith&quot;);[.$M$23];IF(AND([.$AG25]=&quot;T6&quot;;[.$AF25]=&quot;Blacksmith&quot;);[.$Q$23];IF(AND([.$AG25]=&quot;T7&quot;;[.$AF25]=&quot;Blacksmith&quot;);[.$U$23];IF(AND([.$AG25]=&quot;T8&quot;;[.$AF25]=&quot;Blacksmith&quot;);[.$Y$23];IF(AND([.$AG25]=&quot;T4&quot;;[.$AF25]=&quot;Fletcher&quot;);[.I36];IF(AND([.$AG25]=&quot;T5&quot;;[.$AF25]=&quot;Fletcher&quot;);[.$M$27];IF(AND([.$AG25]=&quot;T6&quot;;[.$AF25]=&quot;Fletcher&quot;);[.$Q$27];IF(AND([.$AG25]=&quot;T7&quot;;[.$AF25]=&quot;Fletcher&quot;);[.$U$27];IF(AND([.$AG25]=&quot;T8&quot;;[.$AF25]=&quot;Fletcher&quot;);[.$Y$27];IF(AND([.$AG25]=&quot;T4&quot;;[.$AF25]=&quot;Imbuer&quot;);[.$I$31];IF(AND([.$AG25]=&quot;T5&quot;;[.$AF25]=&quot;Imbuer&quot;);[.$M$31];IF(AND([.$AG25]=&quot;T6&quot;;[.$AF25]=&quot;Imbuer&quot;);[.$Q$31];IF(AND([.$AG25]=&quot;T7&quot;;[.$AF25]=&quot;Imbuer&quot;);[.$U$31];IF(AND([.$AG25]=&quot;T8&quot;;[.$AF25]=&quot;Imbuer&quot;);[.$Y$31];IF(AND([.$AG25]=&quot;T4&quot;;[.$AF25]=&quot;Tinker&quot;);[.$I$35];IF(AND([.$AG25]=&quot;T5&quot;;[.$AF25]=&quot;Tinker&quot;);[.$M$35];IF(AND([.$AG25]=&quot;T6&quot;;[.$AF25]=&quot;Tinker&quot;);[.$Q$35];IF(AND([.$AG25]=&quot;T7&quot;;[.$AF25]=&quot;Tinker&quot;);[.$U$35];IF(AND([.$AG25]=&quot;T8&quot;;[.$AF25]=&quot;Tinker&quot;);[.$Y$35])))))))))))))))))))):IF(AND([.$AG25]=&quot;T4&quot;;[.$AF25]=&quot;Blacksmith&quot;);[.$L$26];IF(AND([.$AG25]=&quot;T5&quot;;[.$AF25]=&quot;Blacksmith&quot;);[.$P$26];IF(AND([.$AG25]=&quot;T6&quot;;[.$AF25]=&quot;Blacksmith&quot;);[.$T$26];IF(AND([.$AG25]=&quot;T7&quot;;[.$AF25]=&quot;Blacksmith&quot;);[.$X$26];IF(AND([.$AG25]=&quot;T8&quot;;[.$AF25]=&quot;Blacksmith&quot;);[.$AB$26];IF(AND([.$AG25]=&quot;T4&quot;;[.$AF25]=&quot;Fletcher&quot;);[.$L$30];IF(AND([.$AG25]=&quot;T5&quot;;[.$AF25]=&quot;Fletcher&quot;);[.$P$30];IF(AND([.$AG25]=&quot;T6&quot;;[.$AF25]=&quot;Fletcher&quot;);[.$T$30];IF(AND([.$AG25]=&quot;T7&quot;;[.$AF25]=&quot;Fletcher&quot;);[.$X$30];IF(AND([.$AG25]=&quot;T8&quot;;[.$AF25]=&quot;Fletcher&quot;);[.$AB$30];IF(AND([.$AG25]=&quot;T4&quot;;[.$AF25]=&quot;Imbuer&quot;);[.$L$34];IF(AND([.$AG25]=&quot;T5&quot;;[.$AF25]=&quot;Imbuer&quot;);[.$P$34];IF(AND([.$AG25]=&quot;T6&quot;;[.$AF25]=&quot;Imbuer&quot;);[.$T$34];IF(AND([.$AG25]=&quot;T7&quot;;[.$AF25]=&quot;Imbuer&quot;);[.$X$34];IF(AND([.$AG25]=&quot;T8&quot;;[.$AF25]=&quot;Imbuer&quot;);[.$AB$34];IF(AND([.$AG25]=&quot;T4&quot;;[.$AF25]=&quot;Tinker&quot;);[.$L$38];IF(AND([.$AG25]=&quot;T5&quot;;[.$AF25]=&quot;Tinker&quot;);[.$P$38];IF(AND([.$AG25]=&quot;T6&quot;;[.$AF25]=&quot;Tinker&quot;);[.$T$38];IF(AND([.$AG25]=&quot;T7&quot;;[.$AF25]=&quot;Tinker&quot;);[.$X$38];IF(AND([.$AG25]=&quot;T8&quot;;[.$AF25]=&quot;Tinker&quot;);[.$AB$38])))))))))))))))))))))/[.$AE$1]" office:value-type="float" office:value="6056.39533333333" calcext:value-type="float">
            <text:p>6,056.4 S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Blacksmith</text:p>
          </table:table-cell>
          <table:table-cell table:style-name="ce4" office:value-type="string" calcext:value-type="string">
            <text:p>Planks</text:p>
          </table:table-cell>
          <table:table-cell table:style-name="ce18" table:number-matrix-columns-spanned="1" table:number-matrix-rows-spanned="1" table:formula="of:=IF(INDEX([$DATA.$A$1:.$D$121];MATCH([.I$3]&amp;&quot;_&quot;&amp;[.$H8]&amp;IF([.I$4]=&quot;Flat&quot;;&quot;&quot;;IF([.I$4]=&quot;.1&quot;;&quot;_LEVEL1@1&quot;;IF([.I$4]=&quot;.2&quot;;&quot;_LEVEL2@2&quot;;IF([.I$4]=&quot;.3&quot;;&quot;_LEVEL3@3&quot;))));[$DATA.$A$1:.$A$121];0);4)*[.I8]=0;&quot;&quot;;INDEX([$DATA.$A$1:.$D$121];MATCH([.I$3]&amp;&quot;_&quot;&amp;[.$H8]&amp;IF([.I$4]=&quot;Flat&quot;;&quot;&quot;;IF([.I$4]=&quot;.1&quot;;&quot;_LEVEL1@1&quot;;IF([.I$4]=&quot;.2&quot;;&quot;_LEVEL2@2&quot;;IF([.I$4]=&quot;.3&quot;;&quot;_LEVEL3@3&quot;))));[$DATA.$A$1:.$A$121];0);4)*[.I8])" office:value-type="float" office:value="610.5248" calcext:value-type="float">
            <text:p>611 S</text:p>
          </table:table-cell>
          <table:table-cell table:style-name="ce18" table:number-matrix-columns-spanned="1" table:number-matrix-rows-spanned="1" table:formula="of:=IF(INDEX([$DATA.$A$1:.$D$121];MATCH([.J$3]&amp;&quot;_&quot;&amp;[.$H8]&amp;IF([.J$4]=&quot;Flat&quot;;&quot;&quot;;IF([.J$4]=&quot;.1&quot;;&quot;_LEVEL1@1&quot;;IF([.J$4]=&quot;.2&quot;;&quot;_LEVEL2@2&quot;;IF([.J$4]=&quot;.3&quot;;&quot;_LEVEL3@3&quot;))));[$DATA.$A$1:.$A$121];0);4)*[.J8]=0;&quot;&quot;;INDEX([$DATA.$A$1:.$D$121];MATCH([.J$3]&amp;&quot;_&quot;&amp;[.$H8]&amp;IF([.J$4]=&quot;Flat&quot;;&quot;&quot;;IF([.J$4]=&quot;.1&quot;;&quot;_LEVEL1@1&quot;;IF([.J$4]=&quot;.2&quot;;&quot;_LEVEL2@2&quot;;IF([.J$4]=&quot;.3&quot;;&quot;_LEVEL3@3&quot;))));[$DATA.$A$1:.$A$121];0);4)*[.J8])" office:value-type="float" office:value="49.6" calcext:value-type="float">
            <text:p>50 S</text:p>
          </table:table-cell>
          <table:table-cell table:style-name="ce18" table:number-matrix-columns-spanned="1" table:number-matrix-rows-spanned="1" table:formula="of:=IF(INDEX([$DATA.$A$1:.$D$121];MATCH([.K$3]&amp;&quot;_&quot;&amp;[.$H8]&amp;IF([.K$4]=&quot;Flat&quot;;&quot;&quot;;IF([.K$4]=&quot;.1&quot;;&quot;_LEVEL1@1&quot;;IF([.K$4]=&quot;.2&quot;;&quot;_LEVEL2@2&quot;;IF([.K$4]=&quot;.3&quot;;&quot;_LEVEL3@3&quot;))));[$DATA.$A$1:.$A$121];0);4)*[.K8]=0;&quot;&quot;;INDEX([$DATA.$A$1:.$D$121];MATCH([.K$3]&amp;&quot;_&quot;&amp;[.$H8]&amp;IF([.K$4]=&quot;Flat&quot;;&quot;&quot;;IF([.K$4]=&quot;.1&quot;;&quot;_LEVEL1@1&quot;;IF([.K$4]=&quot;.2&quot;;&quot;_LEVEL2@2&quot;;IF([.K$4]=&quot;.3&quot;;&quot;_LEVEL3@3&quot;))));[$DATA.$A$1:.$A$121];0);4)*[.K8])" office:value-type="float" office:value="19.68" calcext:value-type="float">
            <text:p>20 S</text:p>
          </table:table-cell>
          <table:table-cell table:style-name="ce18" table:number-matrix-columns-spanned="1" table:number-matrix-rows-spanned="1" table:formula="of:=IF(INDEX([$DATA.$A$1:.$D$121];MATCH([.L$3]&amp;&quot;_&quot;&amp;[.$H8]&amp;IF([.L$4]=&quot;Flat&quot;;&quot;&quot;;IF([.L$4]=&quot;.1&quot;;&quot;_LEVEL1@1&quot;;IF([.L$4]=&quot;.2&quot;;&quot;_LEVEL2@2&quot;;IF([.L$4]=&quot;.3&quot;;&quot;_LEVEL3@3&quot;))));[$DATA.$A$1:.$A$121];0);4)*[.L8]=0;&quot;&quot;;INDEX([$DATA.$A$1:.$D$121];MATCH([.L$3]&amp;&quot;_&quot;&amp;[.$H8]&amp;IF([.L$4]=&quot;Flat&quot;;&quot;&quot;;IF([.L$4]=&quot;.1&quot;;&quot;_LEVEL1@1&quot;;IF([.L$4]=&quot;.2&quot;;&quot;_LEVEL2@2&quot;;IF([.L$4]=&quot;.3&quot;;&quot;_LEVEL3@3&quot;))));[$DATA.$A$1:.$A$121];0);4)*[.L8])" office:value-type="float" office:value="9.7616" calcext:value-type="float">
            <text:p>10 S</text:p>
          </table:table-cell>
          <table:table-cell table:style-name="ce25" table:number-matrix-columns-spanned="1" table:number-matrix-rows-spanned="1" table:formula="of:=IF(INDEX([$DATA.$A$1:.$D$121];MATCH([.M$3]&amp;&quot;_&quot;&amp;[.$H8]&amp;IF([.M$4]=&quot;Flat&quot;;&quot;&quot;;IF([.M$4]=&quot;.1&quot;;&quot;_LEVEL1@1&quot;;IF([.M$4]=&quot;.2&quot;;&quot;_LEVEL2@2&quot;;IF([.M$4]=&quot;.3&quot;;&quot;_LEVEL3@3&quot;))));[$DATA.$A$1:.$A$121];0);4)*[.M8]=0;&quot;&quot;;INDEX([$DATA.$A$1:.$D$121];MATCH([.M$3]&amp;&quot;_&quot;&amp;[.$H8]&amp;IF([.M$4]=&quot;Flat&quot;;&quot;&quot;;IF([.M$4]=&quot;.1&quot;;&quot;_LEVEL1@1&quot;;IF([.M$4]=&quot;.2&quot;;&quot;_LEVEL2@2&quot;;IF([.M$4]=&quot;.3&quot;;&quot;_LEVEL3@3&quot;))));[$DATA.$A$1:.$A$121];0);4)*[.M8])" office:value-type="float" office:value="1415.9944" calcext:value-type="float">
            <text:p>1,416 S</text:p>
          </table:table-cell>
          <table:table-cell table:style-name="ce25" table:number-matrix-columns-spanned="1" table:number-matrix-rows-spanned="1" table:formula="of:=IF(INDEX([$DATA.$A$1:.$D$121];MATCH([.N$3]&amp;&quot;_&quot;&amp;[.$H8]&amp;IF([.N$4]=&quot;Flat&quot;;&quot;&quot;;IF([.N$4]=&quot;.1&quot;;&quot;_LEVEL1@1&quot;;IF([.N$4]=&quot;.2&quot;;&quot;_LEVEL2@2&quot;;IF([.N$4]=&quot;.3&quot;;&quot;_LEVEL3@3&quot;))));[$DATA.$A$1:.$A$121];0);4)*[.N8]=0;&quot;&quot;;INDEX([$DATA.$A$1:.$D$121];MATCH([.N$3]&amp;&quot;_&quot;&amp;[.$H8]&amp;IF([.N$4]=&quot;Flat&quot;;&quot;&quot;;IF([.N$4]=&quot;.1&quot;;&quot;_LEVEL1@1&quot;;IF([.N$4]=&quot;.2&quot;;&quot;_LEVEL2@2&quot;;IF([.N$4]=&quot;.3&quot;;&quot;_LEVEL3@3&quot;))));[$DATA.$A$1:.$A$121];0);4)*[.N8])" office:value-type="float" office:value="138.8" calcext:value-type="float">
            <text:p>139 S</text:p>
          </table:table-cell>
          <table:table-cell table:style-name="ce25" table:number-matrix-columns-spanned="1" table:number-matrix-rows-spanned="1" table:formula="of:=IF(INDEX([$DATA.$A$1:.$D$121];MATCH([.O$3]&amp;&quot;_&quot;&amp;[.$H8]&amp;IF([.O$4]=&quot;Flat&quot;;&quot;&quot;;IF([.O$4]=&quot;.1&quot;;&quot;_LEVEL1@1&quot;;IF([.O$4]=&quot;.2&quot;;&quot;_LEVEL2@2&quot;;IF([.O$4]=&quot;.3&quot;;&quot;_LEVEL3@3&quot;))));[$DATA.$A$1:.$A$121];0);4)*[.O8]=0;&quot;&quot;;INDEX([$DATA.$A$1:.$D$121];MATCH([.O$3]&amp;&quot;_&quot;&amp;[.$H8]&amp;IF([.O$4]=&quot;Flat&quot;;&quot;&quot;;IF([.O$4]=&quot;.1&quot;;&quot;_LEVEL1@1&quot;;IF([.O$4]=&quot;.2&quot;;&quot;_LEVEL2@2&quot;;IF([.O$4]=&quot;.3&quot;;&quot;_LEVEL3@3&quot;))));[$DATA.$A$1:.$A$121];0);4)*[.O8])" office:value-type="float" office:value="41.56" calcext:value-type="float">
            <text:p>42 S</text:p>
          </table:table-cell>
          <table:table-cell table:style-name="ce25" table:number-matrix-columns-spanned="1" table:number-matrix-rows-spanned="1" table:formula="of:=IF(INDEX([$DATA.$A$1:.$D$121];MATCH([.P$3]&amp;&quot;_&quot;&amp;[.$H8]&amp;IF([.P$4]=&quot;Flat&quot;;&quot;&quot;;IF([.P$4]=&quot;.1&quot;;&quot;_LEVEL1@1&quot;;IF([.P$4]=&quot;.2&quot;;&quot;_LEVEL2@2&quot;;IF([.P$4]=&quot;.3&quot;;&quot;_LEVEL3@3&quot;))));[$DATA.$A$1:.$A$121];0);4)*[.P8]=0;&quot;&quot;;INDEX([$DATA.$A$1:.$D$121];MATCH([.P$3]&amp;&quot;_&quot;&amp;[.$H8]&amp;IF([.P$4]=&quot;Flat&quot;;&quot;&quot;;IF([.P$4]=&quot;.1&quot;;&quot;_LEVEL1@1&quot;;IF([.P$4]=&quot;.2&quot;;&quot;_LEVEL2@2&quot;;IF([.P$4]=&quot;.3&quot;;&quot;_LEVEL3@3&quot;))));[$DATA.$A$1:.$A$121];0);4)*[.P8])" office:value-type="float" office:value="14.4" calcext:value-type="float">
            <text:p>14 S</text:p>
          </table:table-cell>
          <table:table-cell table:style-name="ce32" table:number-matrix-columns-spanned="1" table:number-matrix-rows-spanned="1" table:formula="of:=IF(INDEX([$DATA.$A$1:.$D$121];MATCH([.Q$3]&amp;&quot;_&quot;&amp;[.$H8]&amp;IF([.Q$4]=&quot;Flat&quot;;&quot;&quot;;IF([.Q$4]=&quot;.1&quot;;&quot;_LEVEL1@1&quot;;IF([.Q$4]=&quot;.2&quot;;&quot;_LEVEL2@2&quot;;IF([.Q$4]=&quot;.3&quot;;&quot;_LEVEL3@3&quot;))));[$DATA.$A$1:.$A$121];0);4)*[.Q8]=0;&quot;&quot;;INDEX([$DATA.$A$1:.$D$121];MATCH([.Q$3]&amp;&quot;_&quot;&amp;[.$H8]&amp;IF([.Q$4]=&quot;Flat&quot;;&quot;&quot;;IF([.Q$4]=&quot;.1&quot;;&quot;_LEVEL1@1&quot;;IF([.Q$4]=&quot;.2&quot;;&quot;_LEVEL2@2&quot;;IF([.Q$4]=&quot;.3&quot;;&quot;_LEVEL3@3&quot;))));[$DATA.$A$1:.$A$121];0);4)*[.Q8])" office:value-type="float" office:value="1899.9633782" calcext:value-type="float">
            <text:p>1,900 S</text:p>
          </table:table-cell>
          <table:table-cell table:style-name="ce32" table:number-matrix-columns-spanned="1" table:number-matrix-rows-spanned="1" table:formula="of:=IF(INDEX([$DATA.$A$1:.$D$121];MATCH([.R$3]&amp;&quot;_&quot;&amp;[.$H8]&amp;IF([.R$4]=&quot;Flat&quot;;&quot;&quot;;IF([.R$4]=&quot;.1&quot;;&quot;_LEVEL1@1&quot;;IF([.R$4]=&quot;.2&quot;;&quot;_LEVEL2@2&quot;;IF([.R$4]=&quot;.3&quot;;&quot;_LEVEL3@3&quot;))));[$DATA.$A$1:.$A$121];0);4)*[.R8]=0;&quot;&quot;;INDEX([$DATA.$A$1:.$D$121];MATCH([.R$3]&amp;&quot;_&quot;&amp;[.$H8]&amp;IF([.R$4]=&quot;Flat&quot;;&quot;&quot;;IF([.R$4]=&quot;.1&quot;;&quot;_LEVEL1@1&quot;;IF([.R$4]=&quot;.2&quot;;&quot;_LEVEL2@2&quot;;IF([.R$4]=&quot;.3&quot;;&quot;_LEVEL3@3&quot;))));[$DATA.$A$1:.$A$121];0);4)*[.R8])" office:value-type="float" office:value="231.55886" calcext:value-type="float">
            <text:p>232 S</text:p>
          </table:table-cell>
          <table:table-cell table:style-name="ce32" table:number-matrix-columns-spanned="1" table:number-matrix-rows-spanned="1" table:formula="of:=IF(INDEX([$DATA.$A$1:.$D$121];MATCH([.S$3]&amp;&quot;_&quot;&amp;[.$H8]&amp;IF([.S$4]=&quot;Flat&quot;;&quot;&quot;;IF([.S$4]=&quot;.1&quot;;&quot;_LEVEL1@1&quot;;IF([.S$4]=&quot;.2&quot;;&quot;_LEVEL2@2&quot;;IF([.S$4]=&quot;.3&quot;;&quot;_LEVEL3@3&quot;))));[$DATA.$A$1:.$A$121];0);4)*[.S8]=0;&quot;&quot;;INDEX([$DATA.$A$1:.$D$121];MATCH([.S$3]&amp;&quot;_&quot;&amp;[.$H8]&amp;IF([.S$4]=&quot;Flat&quot;;&quot;&quot;;IF([.S$4]=&quot;.1&quot;;&quot;_LEVEL1@1&quot;;IF([.S$4]=&quot;.2&quot;;&quot;_LEVEL2@2&quot;;IF([.S$4]=&quot;.3&quot;;&quot;_LEVEL3@3&quot;))));[$DATA.$A$1:.$A$121];0);4)*[.S8])" office:value-type="float" office:value="80.90161" calcext:value-type="float">
            <text:p>81 S</text:p>
          </table:table-cell>
          <table:table-cell table:style-name="ce32" table:number-matrix-columns-spanned="1" table:number-matrix-rows-spanned="1" table:formula="of:=IF(INDEX([$DATA.$A$1:.$D$121];MATCH([.T$3]&amp;&quot;_&quot;&amp;[.$H8]&amp;IF([.T$4]=&quot;Flat&quot;;&quot;&quot;;IF([.T$4]=&quot;.1&quot;;&quot;_LEVEL1@1&quot;;IF([.T$4]=&quot;.2&quot;;&quot;_LEVEL2@2&quot;;IF([.T$4]=&quot;.3&quot;;&quot;_LEVEL3@3&quot;))));[$DATA.$A$1:.$A$121];0);4)*[.T8]=0;&quot;&quot;;INDEX([$DATA.$A$1:.$D$121];MATCH([.T$3]&amp;&quot;_&quot;&amp;[.$H8]&amp;IF([.T$4]=&quot;Flat&quot;;&quot;&quot;;IF([.T$4]=&quot;.1&quot;;&quot;_LEVEL1@1&quot;;IF([.T$4]=&quot;.2&quot;;&quot;_LEVEL2@2&quot;;IF([.T$4]=&quot;.3&quot;;&quot;_LEVEL3@3&quot;))));[$DATA.$A$1:.$A$121];0);4)*[.T8])" office:value-type="float" office:value="25.5434701" calcext:value-type="float">
            <text:p>26 S</text:p>
          </table:table-cell>
          <table:table-cell table:style-name="ce41" table:number-matrix-columns-spanned="1" table:number-matrix-rows-spanned="1" table:formula="of:=IF(INDEX([$DATA.$A$1:.$D$121];MATCH([.U$3]&amp;&quot;_&quot;&amp;[.$H8]&amp;IF([.U$4]=&quot;Flat&quot;;&quot;&quot;;IF([.U$4]=&quot;.1&quot;;&quot;_LEVEL1@1&quot;;IF([.U$4]=&quot;.2&quot;;&quot;_LEVEL2@2&quot;;IF([.U$4]=&quot;.3&quot;;&quot;_LEVEL3@3&quot;))));[$DATA.$A$1:.$A$121];0);4)*[.U8]=0;&quot;&quot;;INDEX([$DATA.$A$1:.$D$121];MATCH([.U$3]&amp;&quot;_&quot;&amp;[.$H8]&amp;IF([.U$4]=&quot;Flat&quot;;&quot;&quot;;IF([.U$4]=&quot;.1&quot;;&quot;_LEVEL1@1&quot;;IF([.U$4]=&quot;.2&quot;;&quot;_LEVEL2@2&quot;;IF([.U$4]=&quot;.3&quot;;&quot;_LEVEL3@3&quot;))));[$DATA.$A$1:.$A$121];0);4)*[.U8])" office:value-type="float" office:value="3870.2598934" calcext:value-type="float">
            <text:p>3,870 S</text:p>
          </table:table-cell>
          <table:table-cell table:style-name="ce41" table:number-matrix-columns-spanned="1" table:number-matrix-rows-spanned="1" table:formula="of:=IF(INDEX([$DATA.$A$1:.$D$121];MATCH([.V$3]&amp;&quot;_&quot;&amp;[.$H8]&amp;IF([.V$4]=&quot;Flat&quot;;&quot;&quot;;IF([.V$4]=&quot;.1&quot;;&quot;_LEVEL1@1&quot;;IF([.V$4]=&quot;.2&quot;;&quot;_LEVEL2@2&quot;;IF([.V$4]=&quot;.3&quot;;&quot;_LEVEL3@3&quot;))));[$DATA.$A$1:.$A$121];0);4)*[.V8]=0;&quot;&quot;;INDEX([$DATA.$A$1:.$D$121];MATCH([.V$3]&amp;&quot;_&quot;&amp;[.$H8]&amp;IF([.V$4]=&quot;Flat&quot;;&quot;&quot;;IF([.V$4]=&quot;.1&quot;;&quot;_LEVEL1@1&quot;;IF([.V$4]=&quot;.2&quot;;&quot;_LEVEL2@2&quot;;IF([.V$4]=&quot;.3&quot;;&quot;_LEVEL3@3&quot;))));[$DATA.$A$1:.$A$121];0);4)*[.V8])" office:value-type="float" office:value="546.1553" calcext:value-type="float">
            <text:p>546 S</text:p>
          </table:table-cell>
          <table:table-cell table:style-name="ce41" table:number-matrix-columns-spanned="1" table:number-matrix-rows-spanned="1" table:formula="of:=IF(INDEX([$DATA.$A$1:.$D$121];MATCH([.W$3]&amp;&quot;_&quot;&amp;[.$H8]&amp;IF([.W$4]=&quot;Flat&quot;;&quot;&quot;;IF([.W$4]=&quot;.1&quot;;&quot;_LEVEL1@1&quot;;IF([.W$4]=&quot;.2&quot;;&quot;_LEVEL2@2&quot;;IF([.W$4]=&quot;.3&quot;;&quot;_LEVEL3@3&quot;))));[$DATA.$A$1:.$A$121];0);4)*[.W8]=0;&quot;&quot;;INDEX([$DATA.$A$1:.$D$121];MATCH([.W$3]&amp;&quot;_&quot;&amp;[.$H8]&amp;IF([.W$4]=&quot;Flat&quot;;&quot;&quot;;IF([.W$4]=&quot;.1&quot;;&quot;_LEVEL1@1&quot;;IF([.W$4]=&quot;.2&quot;;&quot;_LEVEL2@2&quot;;IF([.W$4]=&quot;.3&quot;;&quot;_LEVEL3@3&quot;))));[$DATA.$A$1:.$A$121];0);4)*[.W8])" office:value-type="float" office:value="152.830164" calcext:value-type="float">
            <text:p>153 S</text:p>
          </table:table-cell>
          <table:table-cell table:style-name="ce41" table:number-matrix-columns-spanned="1" table:number-matrix-rows-spanned="1" table:formula="of:=IF(INDEX([$DATA.$A$1:.$D$121];MATCH([.X$3]&amp;&quot;_&quot;&amp;[.$H8]&amp;IF([.X$4]=&quot;Flat&quot;;&quot;&quot;;IF([.X$4]=&quot;.1&quot;;&quot;_LEVEL1@1&quot;;IF([.X$4]=&quot;.2&quot;;&quot;_LEVEL2@2&quot;;IF([.X$4]=&quot;.3&quot;;&quot;_LEVEL3@3&quot;))));[$DATA.$A$1:.$A$121];0);4)*[.X8]=0;&quot;&quot;;INDEX([$DATA.$A$1:.$D$121];MATCH([.X$3]&amp;&quot;_&quot;&amp;[.$H8]&amp;IF([.X$4]=&quot;Flat&quot;;&quot;&quot;;IF([.X$4]=&quot;.1&quot;;&quot;_LEVEL1@1&quot;;IF([.X$4]=&quot;.2&quot;;&quot;_LEVEL2@2&quot;;IF([.X$4]=&quot;.3&quot;;&quot;_LEVEL3@3&quot;))));[$DATA.$A$1:.$A$121];0);4)*[.X8])" office:value-type="float" office:value="38.2584004" calcext:value-type="float">
            <text:p>38 S</text:p>
          </table:table-cell>
          <table:table-cell table:style-name="ce49" table:number-matrix-columns-spanned="1" table:number-matrix-rows-spanned="1" table:formula="of:=IF(INDEX([$DATA.$A$1:.$D$121];MATCH([.Y$3]&amp;&quot;_&quot;&amp;[.$H8]&amp;IF([.Y$4]=&quot;Flat&quot;;&quot;&quot;;IF([.Y$4]=&quot;.1&quot;;&quot;_LEVEL1@1&quot;;IF([.Y$4]=&quot;.2&quot;;&quot;_LEVEL2@2&quot;;IF([.Y$4]=&quot;.3&quot;;&quot;_LEVEL3@3&quot;))));[$DATA.$A$1:.$A$121];0);4)*[.Y8]=0;&quot;&quot;;INDEX([$DATA.$A$1:.$D$121];MATCH([.Y$3]&amp;&quot;_&quot;&amp;[.$H8]&amp;IF([.Y$4]=&quot;Flat&quot;;&quot;&quot;;IF([.Y$4]=&quot;.1&quot;;&quot;_LEVEL1@1&quot;;IF([.Y$4]=&quot;.2&quot;;&quot;_LEVEL2@2&quot;;IF([.Y$4]=&quot;.3&quot;;&quot;_LEVEL3@3&quot;))));[$DATA.$A$1:.$A$121];0);4)*[.Y8])" office:value-type="float" office:value="8310.8444" calcext:value-type="float">
            <text:p>8,311 S</text:p>
          </table:table-cell>
          <table:table-cell table:style-name="ce49" table:number-matrix-columns-spanned="1" table:number-matrix-rows-spanned="1" table:formula="of:=IF(INDEX([$DATA.$A$1:.$D$121];MATCH([.Z$3]&amp;&quot;_&quot;&amp;[.$H8]&amp;IF([.Z$4]=&quot;Flat&quot;;&quot;&quot;;IF([.Z$4]=&quot;.1&quot;;&quot;_LEVEL1@1&quot;;IF([.Z$4]=&quot;.2&quot;;&quot;_LEVEL2@2&quot;;IF([.Z$4]=&quot;.3&quot;;&quot;_LEVEL3@3&quot;))));[$DATA.$A$1:.$A$121];0);4)*[.Z8]=0;&quot;&quot;;INDEX([$DATA.$A$1:.$D$121];MATCH([.Z$3]&amp;&quot;_&quot;&amp;[.$H8]&amp;IF([.Z$4]=&quot;Flat&quot;;&quot;&quot;;IF([.Z$4]=&quot;.1&quot;;&quot;_LEVEL1@1&quot;;IF([.Z$4]=&quot;.2&quot;;&quot;_LEVEL2@2&quot;;IF([.Z$4]=&quot;.3&quot;;&quot;_LEVEL3@3&quot;))));[$DATA.$A$1:.$A$121];0);4)*[.Z8])" office:value-type="float" office:value="1156.64" calcext:value-type="float">
            <text:p>1,157 S</text:p>
          </table:table-cell>
          <table:table-cell table:style-name="ce49" table:number-matrix-columns-spanned="1" table:number-matrix-rows-spanned="1" table:formula="of:=IF(INDEX([$DATA.$A$1:.$D$121];MATCH([.AA$3]&amp;&quot;_&quot;&amp;[.$H8]&amp;IF([.AA$4]=&quot;Flat&quot;;&quot;&quot;;IF([.AA$4]=&quot;.1&quot;;&quot;_LEVEL1@1&quot;;IF([.AA$4]=&quot;.2&quot;;&quot;_LEVEL2@2&quot;;IF([.AA$4]=&quot;.3&quot;;&quot;_LEVEL3@3&quot;))));[$DATA.$A$1:.$A$121];0);4)*[.AA8]=0;&quot;&quot;;INDEX([$DATA.$A$1:.$D$121];MATCH([.AA$3]&amp;&quot;_&quot;&amp;[.$H8]&amp;IF([.AA$4]=&quot;Flat&quot;;&quot;&quot;;IF([.AA$4]=&quot;.1&quot;;&quot;_LEVEL1@1&quot;;IF([.AA$4]=&quot;.2&quot;;&quot;_LEVEL2@2&quot;;IF([.AA$4]=&quot;.3&quot;;&quot;_LEVEL3@3&quot;))));[$DATA.$A$1:.$A$121];0);4)*[.AA8])" office:value-type="float" office:value="279.992" calcext:value-type="float">
            <text:p>280 S</text:p>
          </table:table-cell>
          <table:table-cell table:style-name="ce55" table:number-matrix-columns-spanned="1" table:number-matrix-rows-spanned="1" table:formula="of:=IF(INDEX([$DATA.$A$1:.$D$121];MATCH([.AB$3]&amp;&quot;_&quot;&amp;[.$H8]&amp;IF([.AB$4]=&quot;Flat&quot;;&quot;&quot;;IF([.AB$4]=&quot;.1&quot;;&quot;_LEVEL1@1&quot;;IF([.AB$4]=&quot;.2&quot;;&quot;_LEVEL2@2&quot;;IF([.AB$4]=&quot;.3&quot;;&quot;_LEVEL3@3&quot;))));[$DATA.$A$1:.$A$121];0);4)*[.AB8]=0;&quot;&quot;;INDEX([$DATA.$A$1:.$D$121];MATCH([.AB$3]&amp;&quot;_&quot;&amp;[.$H8]&amp;IF([.AB$4]=&quot;Flat&quot;;&quot;&quot;;IF([.AB$4]=&quot;.1&quot;;&quot;_LEVEL1@1&quot;;IF([.AB$4]=&quot;.2&quot;;&quot;_LEVEL2@2&quot;;IF([.AB$4]=&quot;.3&quot;;&quot;_LEVEL3@3&quot;))));[$DATA.$A$1:.$A$121];0);4)*[.AB8])" office:value-type="float" office:value="70.0252" calcext:value-type="float">
            <text:p>70 S</text:p>
          </table:table-cell>
          <table:table-cell table:style-name="ce3"/>
          <table:table-cell table:style-name="ce66" office:value-type="string" calcext:value-type="string">
            <text:p>EACH</text:p>
          </table:table-cell>
          <table:table-cell table:style-name="ce79" table:number-columns-repeated="4"/>
          <table:table-cell table:style-name="ce104" table:formula="of:=IFERROR(__xludf.dummyfunction(&quot;AVERAGE.WEIGHTED(AI16:AI25,AE16:AE25)&quot;);&quot;#REF!&quot;)" office:value-type="string" office:string-value="#REF!" calcext:value-type="string">
            <text:p>#REF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6" office:value-type="string" calcext:value-type="string">
            <text:p>Fletcher</text:p>
          </table:table-cell>
          <table:table-cell table:style-name="ce10" office:value-type="string" calcext:value-type="string">
            <text:p>Cloth</text:p>
          </table:table-cell>
          <table:table-cell table:style-name="ce17" table:number-matrix-columns-spanned="1" table:number-matrix-rows-spanned="1" table:formula="of:=IF(INDEX([$DATA.$A$1:.$D$121];MATCH([.I$3]&amp;&quot;_&quot;&amp;[.$H9]&amp;IF([.I$4]=&quot;Flat&quot;;&quot;&quot;;IF([.I$4]=&quot;.1&quot;;&quot;_LEVEL1@1&quot;;IF([.I$4]=&quot;.2&quot;;&quot;_LEVEL2@2&quot;;IF([.I$4]=&quot;.3&quot;;&quot;_LEVEL3@3&quot;))));[$DATA.$A$1:.$A$121];0);4)*[.I9]=0;&quot;&quot;;INDEX([$DATA.$A$1:.$D$121];MATCH([.I$3]&amp;&quot;_&quot;&amp;[.$H9]&amp;IF([.I$4]=&quot;Flat&quot;;&quot;&quot;;IF([.I$4]=&quot;.1&quot;;&quot;_LEVEL1@1&quot;;IF([.I$4]=&quot;.2&quot;;&quot;_LEVEL2@2&quot;;IF([.I$4]=&quot;.3&quot;;&quot;_LEVEL3@3&quot;))));[$DATA.$A$1:.$A$121];0);4)*[.I9])" office:value-type="string" office:string-value="" calcext:value-type="error">
            <text:p>#VALUE!</text:p>
          </table:table-cell>
          <table:table-cell table:style-name="ce17" table:number-matrix-columns-spanned="1" table:number-matrix-rows-spanned="1" table:formula="of:=IF(INDEX([$DATA.$A$1:.$D$121];MATCH([.J$3]&amp;&quot;_&quot;&amp;[.$H9]&amp;IF([.J$4]=&quot;Flat&quot;;&quot;&quot;;IF([.J$4]=&quot;.1&quot;;&quot;_LEVEL1@1&quot;;IF([.J$4]=&quot;.2&quot;;&quot;_LEVEL2@2&quot;;IF([.J$4]=&quot;.3&quot;;&quot;_LEVEL3@3&quot;))));[$DATA.$A$1:.$A$121];0);4)*[.J9]=0;&quot;&quot;;INDEX([$DATA.$A$1:.$D$121];MATCH([.J$3]&amp;&quot;_&quot;&amp;[.$H9]&amp;IF([.J$4]=&quot;Flat&quot;;&quot;&quot;;IF([.J$4]=&quot;.1&quot;;&quot;_LEVEL1@1&quot;;IF([.J$4]=&quot;.2&quot;;&quot;_LEVEL2@2&quot;;IF([.J$4]=&quot;.3&quot;;&quot;_LEVEL3@3&quot;))));[$DATA.$A$1:.$A$121];0);4)*[.J9])" office:value-type="string" office:string-value="" calcext:value-type="error">
            <text:p>#VALUE!</text:p>
          </table:table-cell>
          <table:table-cell table:style-name="ce17" table:number-matrix-columns-spanned="1" table:number-matrix-rows-spanned="1" table:formula="of:=IF(INDEX([$DATA.$A$1:.$D$121];MATCH([.K$3]&amp;&quot;_&quot;&amp;[.$H9]&amp;IF([.K$4]=&quot;Flat&quot;;&quot;&quot;;IF([.K$4]=&quot;.1&quot;;&quot;_LEVEL1@1&quot;;IF([.K$4]=&quot;.2&quot;;&quot;_LEVEL2@2&quot;;IF([.K$4]=&quot;.3&quot;;&quot;_LEVEL3@3&quot;))));[$DATA.$A$1:.$A$121];0);4)*[.K9]=0;&quot;&quot;;INDEX([$DATA.$A$1:.$D$121];MATCH([.K$3]&amp;&quot;_&quot;&amp;[.$H9]&amp;IF([.K$4]=&quot;Flat&quot;;&quot;&quot;;IF([.K$4]=&quot;.1&quot;;&quot;_LEVEL1@1&quot;;IF([.K$4]=&quot;.2&quot;;&quot;_LEVEL2@2&quot;;IF([.K$4]=&quot;.3&quot;;&quot;_LEVEL3@3&quot;))));[$DATA.$A$1:.$A$121];0);4)*[.K9])" office:value-type="string" office:string-value="" calcext:value-type="error">
            <text:p>#VALUE!</text:p>
          </table:table-cell>
          <table:table-cell table:style-name="ce17" table:number-matrix-columns-spanned="1" table:number-matrix-rows-spanned="1" table:formula="of:=IF(INDEX([$DATA.$A$1:.$D$121];MATCH([.L$3]&amp;&quot;_&quot;&amp;[.$H9]&amp;IF([.L$4]=&quot;Flat&quot;;&quot;&quot;;IF([.L$4]=&quot;.1&quot;;&quot;_LEVEL1@1&quot;;IF([.L$4]=&quot;.2&quot;;&quot;_LEVEL2@2&quot;;IF([.L$4]=&quot;.3&quot;;&quot;_LEVEL3@3&quot;))));[$DATA.$A$1:.$A$121];0);4)*[.L9]=0;&quot;&quot;;INDEX([$DATA.$A$1:.$D$121];MATCH([.L$3]&amp;&quot;_&quot;&amp;[.$H9]&amp;IF([.L$4]=&quot;Flat&quot;;&quot;&quot;;IF([.L$4]=&quot;.1&quot;;&quot;_LEVEL1@1&quot;;IF([.L$4]=&quot;.2&quot;;&quot;_LEVEL2@2&quot;;IF([.L$4]=&quot;.3&quot;;&quot;_LEVEL3@3&quot;))));[$DATA.$A$1:.$A$121];0);4)*[.L9])" office:value-type="string" office:string-value="" calcext:value-type="error">
            <text:p>#VALUE!</text:p>
          </table:table-cell>
          <table:table-cell table:style-name="ce24" table:number-matrix-columns-spanned="1" table:number-matrix-rows-spanned="1" table:formula="of:=IF(INDEX([$DATA.$A$1:.$D$121];MATCH([.M$3]&amp;&quot;_&quot;&amp;[.$H9]&amp;IF([.M$4]=&quot;Flat&quot;;&quot;&quot;;IF([.M$4]=&quot;.1&quot;;&quot;_LEVEL1@1&quot;;IF([.M$4]=&quot;.2&quot;;&quot;_LEVEL2@2&quot;;IF([.M$4]=&quot;.3&quot;;&quot;_LEVEL3@3&quot;))));[$DATA.$A$1:.$A$121];0);4)*[.M9]=0;&quot;&quot;;INDEX([$DATA.$A$1:.$D$121];MATCH([.M$3]&amp;&quot;_&quot;&amp;[.$H9]&amp;IF([.M$4]=&quot;Flat&quot;;&quot;&quot;;IF([.M$4]=&quot;.1&quot;;&quot;_LEVEL1@1&quot;;IF([.M$4]=&quot;.2&quot;;&quot;_LEVEL2@2&quot;;IF([.M$4]=&quot;.3&quot;;&quot;_LEVEL3@3&quot;))));[$DATA.$A$1:.$A$121];0);4)*[.M9])" office:value-type="string" office:string-value="" calcext:value-type="error">
            <text:p>#VALUE!</text:p>
          </table:table-cell>
          <table:table-cell table:style-name="ce24" table:number-matrix-columns-spanned="1" table:number-matrix-rows-spanned="1" table:formula="of:=IF(INDEX([$DATA.$A$1:.$D$121];MATCH([.N$3]&amp;&quot;_&quot;&amp;[.$H9]&amp;IF([.N$4]=&quot;Flat&quot;;&quot;&quot;;IF([.N$4]=&quot;.1&quot;;&quot;_LEVEL1@1&quot;;IF([.N$4]=&quot;.2&quot;;&quot;_LEVEL2@2&quot;;IF([.N$4]=&quot;.3&quot;;&quot;_LEVEL3@3&quot;))));[$DATA.$A$1:.$A$121];0);4)*[.N9]=0;&quot;&quot;;INDEX([$DATA.$A$1:.$D$121];MATCH([.N$3]&amp;&quot;_&quot;&amp;[.$H9]&amp;IF([.N$4]=&quot;Flat&quot;;&quot;&quot;;IF([.N$4]=&quot;.1&quot;;&quot;_LEVEL1@1&quot;;IF([.N$4]=&quot;.2&quot;;&quot;_LEVEL2@2&quot;;IF([.N$4]=&quot;.3&quot;;&quot;_LEVEL3@3&quot;))));[$DATA.$A$1:.$A$121];0);4)*[.N9])" office:value-type="string" office:string-value="" calcext:value-type="error">
            <text:p>#VALUE!</text:p>
          </table:table-cell>
          <table:table-cell table:style-name="ce24" table:number-matrix-columns-spanned="1" table:number-matrix-rows-spanned="1" table:formula="of:=IF(INDEX([$DATA.$A$1:.$D$121];MATCH([.O$3]&amp;&quot;_&quot;&amp;[.$H9]&amp;IF([.O$4]=&quot;Flat&quot;;&quot;&quot;;IF([.O$4]=&quot;.1&quot;;&quot;_LEVEL1@1&quot;;IF([.O$4]=&quot;.2&quot;;&quot;_LEVEL2@2&quot;;IF([.O$4]=&quot;.3&quot;;&quot;_LEVEL3@3&quot;))));[$DATA.$A$1:.$A$121];0);4)*[.O9]=0;&quot;&quot;;INDEX([$DATA.$A$1:.$D$121];MATCH([.O$3]&amp;&quot;_&quot;&amp;[.$H9]&amp;IF([.O$4]=&quot;Flat&quot;;&quot;&quot;;IF([.O$4]=&quot;.1&quot;;&quot;_LEVEL1@1&quot;;IF([.O$4]=&quot;.2&quot;;&quot;_LEVEL2@2&quot;;IF([.O$4]=&quot;.3&quot;;&quot;_LEVEL3@3&quot;))));[$DATA.$A$1:.$A$121];0);4)*[.O9])" office:value-type="string" office:string-value="" calcext:value-type="error">
            <text:p>#VALUE!</text:p>
          </table:table-cell>
          <table:table-cell table:style-name="ce24" table:number-matrix-columns-spanned="1" table:number-matrix-rows-spanned="1" table:formula="of:=IF(INDEX([$DATA.$A$1:.$D$121];MATCH([.P$3]&amp;&quot;_&quot;&amp;[.$H9]&amp;IF([.P$4]=&quot;Flat&quot;;&quot;&quot;;IF([.P$4]=&quot;.1&quot;;&quot;_LEVEL1@1&quot;;IF([.P$4]=&quot;.2&quot;;&quot;_LEVEL2@2&quot;;IF([.P$4]=&quot;.3&quot;;&quot;_LEVEL3@3&quot;))));[$DATA.$A$1:.$A$121];0);4)*[.P9]=0;&quot;&quot;;INDEX([$DATA.$A$1:.$D$121];MATCH([.P$3]&amp;&quot;_&quot;&amp;[.$H9]&amp;IF([.P$4]=&quot;Flat&quot;;&quot;&quot;;IF([.P$4]=&quot;.1&quot;;&quot;_LEVEL1@1&quot;;IF([.P$4]=&quot;.2&quot;;&quot;_LEVEL2@2&quot;;IF([.P$4]=&quot;.3&quot;;&quot;_LEVEL3@3&quot;))));[$DATA.$A$1:.$A$121];0);4)*[.P9])" office:value-type="string" office:string-value="" calcext:value-type="error">
            <text:p>#VALUE!</text:p>
          </table:table-cell>
          <table:table-cell table:style-name="ce31" table:number-matrix-columns-spanned="1" table:number-matrix-rows-spanned="1" table:formula="of:=IF(INDEX([$DATA.$A$1:.$D$121];MATCH([.Q$3]&amp;&quot;_&quot;&amp;[.$H9]&amp;IF([.Q$4]=&quot;Flat&quot;;&quot;&quot;;IF([.Q$4]=&quot;.1&quot;;&quot;_LEVEL1@1&quot;;IF([.Q$4]=&quot;.2&quot;;&quot;_LEVEL2@2&quot;;IF([.Q$4]=&quot;.3&quot;;&quot;_LEVEL3@3&quot;))));[$DATA.$A$1:.$A$121];0);4)*[.Q9]=0;&quot;&quot;;INDEX([$DATA.$A$1:.$D$121];MATCH([.Q$3]&amp;&quot;_&quot;&amp;[.$H9]&amp;IF([.Q$4]=&quot;Flat&quot;;&quot;&quot;;IF([.Q$4]=&quot;.1&quot;;&quot;_LEVEL1@1&quot;;IF([.Q$4]=&quot;.2&quot;;&quot;_LEVEL2@2&quot;;IF([.Q$4]=&quot;.3&quot;;&quot;_LEVEL3@3&quot;))));[$DATA.$A$1:.$A$121];0);4)*[.Q9])" office:value-type="string" office:string-value="" calcext:value-type="error">
            <text:p>#VALUE!</text:p>
          </table:table-cell>
          <table:table-cell table:style-name="ce31" table:number-matrix-columns-spanned="1" table:number-matrix-rows-spanned="1" table:formula="of:=IF(INDEX([$DATA.$A$1:.$D$121];MATCH([.R$3]&amp;&quot;_&quot;&amp;[.$H9]&amp;IF([.R$4]=&quot;Flat&quot;;&quot;&quot;;IF([.R$4]=&quot;.1&quot;;&quot;_LEVEL1@1&quot;;IF([.R$4]=&quot;.2&quot;;&quot;_LEVEL2@2&quot;;IF([.R$4]=&quot;.3&quot;;&quot;_LEVEL3@3&quot;))));[$DATA.$A$1:.$A$121];0);4)*[.R9]=0;&quot;&quot;;INDEX([$DATA.$A$1:.$D$121];MATCH([.R$3]&amp;&quot;_&quot;&amp;[.$H9]&amp;IF([.R$4]=&quot;Flat&quot;;&quot;&quot;;IF([.R$4]=&quot;.1&quot;;&quot;_LEVEL1@1&quot;;IF([.R$4]=&quot;.2&quot;;&quot;_LEVEL2@2&quot;;IF([.R$4]=&quot;.3&quot;;&quot;_LEVEL3@3&quot;))));[$DATA.$A$1:.$A$121];0);4)*[.R9])" office:value-type="string" office:string-value="" calcext:value-type="error">
            <text:p>#VALUE!</text:p>
          </table:table-cell>
          <table:table-cell table:style-name="ce31" table:number-matrix-columns-spanned="1" table:number-matrix-rows-spanned="1" table:formula="of:=IF(INDEX([$DATA.$A$1:.$D$121];MATCH([.S$3]&amp;&quot;_&quot;&amp;[.$H9]&amp;IF([.S$4]=&quot;Flat&quot;;&quot;&quot;;IF([.S$4]=&quot;.1&quot;;&quot;_LEVEL1@1&quot;;IF([.S$4]=&quot;.2&quot;;&quot;_LEVEL2@2&quot;;IF([.S$4]=&quot;.3&quot;;&quot;_LEVEL3@3&quot;))));[$DATA.$A$1:.$A$121];0);4)*[.S9]=0;&quot;&quot;;INDEX([$DATA.$A$1:.$D$121];MATCH([.S$3]&amp;&quot;_&quot;&amp;[.$H9]&amp;IF([.S$4]=&quot;Flat&quot;;&quot;&quot;;IF([.S$4]=&quot;.1&quot;;&quot;_LEVEL1@1&quot;;IF([.S$4]=&quot;.2&quot;;&quot;_LEVEL2@2&quot;;IF([.S$4]=&quot;.3&quot;;&quot;_LEVEL3@3&quot;))));[$DATA.$A$1:.$A$121];0);4)*[.S9])" office:value-type="string" office:string-value="" calcext:value-type="error">
            <text:p>#VALUE!</text:p>
          </table:table-cell>
          <table:table-cell table:style-name="ce31" table:number-matrix-columns-spanned="1" table:number-matrix-rows-spanned="1" table:formula="of:=IF(INDEX([$DATA.$A$1:.$D$121];MATCH([.T$3]&amp;&quot;_&quot;&amp;[.$H9]&amp;IF([.T$4]=&quot;Flat&quot;;&quot;&quot;;IF([.T$4]=&quot;.1&quot;;&quot;_LEVEL1@1&quot;;IF([.T$4]=&quot;.2&quot;;&quot;_LEVEL2@2&quot;;IF([.T$4]=&quot;.3&quot;;&quot;_LEVEL3@3&quot;))));[$DATA.$A$1:.$A$121];0);4)*[.T9]=0;&quot;&quot;;INDEX([$DATA.$A$1:.$D$121];MATCH([.T$3]&amp;&quot;_&quot;&amp;[.$H9]&amp;IF([.T$4]=&quot;Flat&quot;;&quot;&quot;;IF([.T$4]=&quot;.1&quot;;&quot;_LEVEL1@1&quot;;IF([.T$4]=&quot;.2&quot;;&quot;_LEVEL2@2&quot;;IF([.T$4]=&quot;.3&quot;;&quot;_LEVEL3@3&quot;))));[$DATA.$A$1:.$A$121];0);4)*[.T9])" office:value-type="string" office:string-value="" calcext:value-type="error">
            <text:p>#VALUE!</text:p>
          </table:table-cell>
          <table:table-cell table:style-name="ce40" table:number-matrix-columns-spanned="1" table:number-matrix-rows-spanned="1" table:formula="of:=IF(INDEX([$DATA.$A$1:.$D$121];MATCH([.U$3]&amp;&quot;_&quot;&amp;[.$H9]&amp;IF([.U$4]=&quot;Flat&quot;;&quot;&quot;;IF([.U$4]=&quot;.1&quot;;&quot;_LEVEL1@1&quot;;IF([.U$4]=&quot;.2&quot;;&quot;_LEVEL2@2&quot;;IF([.U$4]=&quot;.3&quot;;&quot;_LEVEL3@3&quot;))));[$DATA.$A$1:.$A$121];0);4)*[.U9]=0;&quot;&quot;;INDEX([$DATA.$A$1:.$D$121];MATCH([.U$3]&amp;&quot;_&quot;&amp;[.$H9]&amp;IF([.U$4]=&quot;Flat&quot;;&quot;&quot;;IF([.U$4]=&quot;.1&quot;;&quot;_LEVEL1@1&quot;;IF([.U$4]=&quot;.2&quot;;&quot;_LEVEL2@2&quot;;IF([.U$4]=&quot;.3&quot;;&quot;_LEVEL3@3&quot;))));[$DATA.$A$1:.$A$121];0);4)*[.U9])" office:value-type="string" office:string-value="" calcext:value-type="error">
            <text:p>#VALUE!</text:p>
          </table:table-cell>
          <table:table-cell table:style-name="ce40" table:number-matrix-columns-spanned="1" table:number-matrix-rows-spanned="1" table:formula="of:=IF(INDEX([$DATA.$A$1:.$D$121];MATCH([.V$3]&amp;&quot;_&quot;&amp;[.$H9]&amp;IF([.V$4]=&quot;Flat&quot;;&quot;&quot;;IF([.V$4]=&quot;.1&quot;;&quot;_LEVEL1@1&quot;;IF([.V$4]=&quot;.2&quot;;&quot;_LEVEL2@2&quot;;IF([.V$4]=&quot;.3&quot;;&quot;_LEVEL3@3&quot;))));[$DATA.$A$1:.$A$121];0);4)*[.V9]=0;&quot;&quot;;INDEX([$DATA.$A$1:.$D$121];MATCH([.V$3]&amp;&quot;_&quot;&amp;[.$H9]&amp;IF([.V$4]=&quot;Flat&quot;;&quot;&quot;;IF([.V$4]=&quot;.1&quot;;&quot;_LEVEL1@1&quot;;IF([.V$4]=&quot;.2&quot;;&quot;_LEVEL2@2&quot;;IF([.V$4]=&quot;.3&quot;;&quot;_LEVEL3@3&quot;))));[$DATA.$A$1:.$A$121];0);4)*[.V9])" office:value-type="string" office:string-value="" calcext:value-type="error">
            <text:p>#VALUE!</text:p>
          </table:table-cell>
          <table:table-cell table:style-name="ce40" table:number-matrix-columns-spanned="1" table:number-matrix-rows-spanned="1" table:formula="of:=IF(INDEX([$DATA.$A$1:.$D$121];MATCH([.W$3]&amp;&quot;_&quot;&amp;[.$H9]&amp;IF([.W$4]=&quot;Flat&quot;;&quot;&quot;;IF([.W$4]=&quot;.1&quot;;&quot;_LEVEL1@1&quot;;IF([.W$4]=&quot;.2&quot;;&quot;_LEVEL2@2&quot;;IF([.W$4]=&quot;.3&quot;;&quot;_LEVEL3@3&quot;))));[$DATA.$A$1:.$A$121];0);4)*[.W9]=0;&quot;&quot;;INDEX([$DATA.$A$1:.$D$121];MATCH([.W$3]&amp;&quot;_&quot;&amp;[.$H9]&amp;IF([.W$4]=&quot;Flat&quot;;&quot;&quot;;IF([.W$4]=&quot;.1&quot;;&quot;_LEVEL1@1&quot;;IF([.W$4]=&quot;.2&quot;;&quot;_LEVEL2@2&quot;;IF([.W$4]=&quot;.3&quot;;&quot;_LEVEL3@3&quot;))));[$DATA.$A$1:.$A$121];0);4)*[.W9])" office:value-type="string" office:string-value="" calcext:value-type="error">
            <text:p>#VALUE!</text:p>
          </table:table-cell>
          <table:table-cell table:style-name="ce40" table:number-matrix-columns-spanned="1" table:number-matrix-rows-spanned="1" table:formula="of:=IF(INDEX([$DATA.$A$1:.$D$121];MATCH([.X$3]&amp;&quot;_&quot;&amp;[.$H9]&amp;IF([.X$4]=&quot;Flat&quot;;&quot;&quot;;IF([.X$4]=&quot;.1&quot;;&quot;_LEVEL1@1&quot;;IF([.X$4]=&quot;.2&quot;;&quot;_LEVEL2@2&quot;;IF([.X$4]=&quot;.3&quot;;&quot;_LEVEL3@3&quot;))));[$DATA.$A$1:.$A$121];0);4)*[.X9]=0;&quot;&quot;;INDEX([$DATA.$A$1:.$D$121];MATCH([.X$3]&amp;&quot;_&quot;&amp;[.$H9]&amp;IF([.X$4]=&quot;Flat&quot;;&quot;&quot;;IF([.X$4]=&quot;.1&quot;;&quot;_LEVEL1@1&quot;;IF([.X$4]=&quot;.2&quot;;&quot;_LEVEL2@2&quot;;IF([.X$4]=&quot;.3&quot;;&quot;_LEVEL3@3&quot;))));[$DATA.$A$1:.$A$121];0);4)*[.X9])" office:value-type="string" office:string-value="" calcext:value-type="error">
            <text:p>#VALUE!</text:p>
          </table:table-cell>
          <table:table-cell table:style-name="ce48" table:number-matrix-columns-spanned="1" table:number-matrix-rows-spanned="1" table:formula="of:=IF(INDEX([$DATA.$A$1:.$D$121];MATCH([.Y$3]&amp;&quot;_&quot;&amp;[.$H9]&amp;IF([.Y$4]=&quot;Flat&quot;;&quot;&quot;;IF([.Y$4]=&quot;.1&quot;;&quot;_LEVEL1@1&quot;;IF([.Y$4]=&quot;.2&quot;;&quot;_LEVEL2@2&quot;;IF([.Y$4]=&quot;.3&quot;;&quot;_LEVEL3@3&quot;))));[$DATA.$A$1:.$A$121];0);4)*[.Y9]=0;&quot;&quot;;INDEX([$DATA.$A$1:.$D$121];MATCH([.Y$3]&amp;&quot;_&quot;&amp;[.$H9]&amp;IF([.Y$4]=&quot;Flat&quot;;&quot;&quot;;IF([.Y$4]=&quot;.1&quot;;&quot;_LEVEL1@1&quot;;IF([.Y$4]=&quot;.2&quot;;&quot;_LEVEL2@2&quot;;IF([.Y$4]=&quot;.3&quot;;&quot;_LEVEL3@3&quot;))));[$DATA.$A$1:.$A$121];0);4)*[.Y9])" office:value-type="string" office:string-value="" calcext:value-type="error">
            <text:p>#VALUE!</text:p>
          </table:table-cell>
          <table:table-cell table:style-name="ce48" table:number-matrix-columns-spanned="1" table:number-matrix-rows-spanned="1" table:formula="of:=IF(INDEX([$DATA.$A$1:.$D$121];MATCH([.Z$3]&amp;&quot;_&quot;&amp;[.$H9]&amp;IF([.Z$4]=&quot;Flat&quot;;&quot;&quot;;IF([.Z$4]=&quot;.1&quot;;&quot;_LEVEL1@1&quot;;IF([.Z$4]=&quot;.2&quot;;&quot;_LEVEL2@2&quot;;IF([.Z$4]=&quot;.3&quot;;&quot;_LEVEL3@3&quot;))));[$DATA.$A$1:.$A$121];0);4)*[.Z9]=0;&quot;&quot;;INDEX([$DATA.$A$1:.$D$121];MATCH([.Z$3]&amp;&quot;_&quot;&amp;[.$H9]&amp;IF([.Z$4]=&quot;Flat&quot;;&quot;&quot;;IF([.Z$4]=&quot;.1&quot;;&quot;_LEVEL1@1&quot;;IF([.Z$4]=&quot;.2&quot;;&quot;_LEVEL2@2&quot;;IF([.Z$4]=&quot;.3&quot;;&quot;_LEVEL3@3&quot;))));[$DATA.$A$1:.$A$121];0);4)*[.Z9])" office:value-type="string" office:string-value="" calcext:value-type="error">
            <text:p>#VALUE!</text:p>
          </table:table-cell>
          <table:table-cell table:style-name="ce48" table:number-matrix-columns-spanned="1" table:number-matrix-rows-spanned="1" table:formula="of:=IF(INDEX([$DATA.$A$1:.$D$121];MATCH([.AA$3]&amp;&quot;_&quot;&amp;[.$H9]&amp;IF([.AA$4]=&quot;Flat&quot;;&quot;&quot;;IF([.AA$4]=&quot;.1&quot;;&quot;_LEVEL1@1&quot;;IF([.AA$4]=&quot;.2&quot;;&quot;_LEVEL2@2&quot;;IF([.AA$4]=&quot;.3&quot;;&quot;_LEVEL3@3&quot;))));[$DATA.$A$1:.$A$121];0);4)*[.AA9]=0;&quot;&quot;;INDEX([$DATA.$A$1:.$D$121];MATCH([.AA$3]&amp;&quot;_&quot;&amp;[.$H9]&amp;IF([.AA$4]=&quot;Flat&quot;;&quot;&quot;;IF([.AA$4]=&quot;.1&quot;;&quot;_LEVEL1@1&quot;;IF([.AA$4]=&quot;.2&quot;;&quot;_LEVEL2@2&quot;;IF([.AA$4]=&quot;.3&quot;;&quot;_LEVEL3@3&quot;))));[$DATA.$A$1:.$A$121];0);4)*[.AA9])" office:value-type="string" office:string-value="" calcext:value-type="error">
            <text:p>#VALUE!</text:p>
          </table:table-cell>
          <table:table-cell table:style-name="ce54" table:number-matrix-columns-spanned="1" table:number-matrix-rows-spanned="1" table:formula="of:=IF(INDEX([$DATA.$A$1:.$D$121];MATCH([.AB$3]&amp;&quot;_&quot;&amp;[.$H9]&amp;IF([.AB$4]=&quot;Flat&quot;;&quot;&quot;;IF([.AB$4]=&quot;.1&quot;;&quot;_LEVEL1@1&quot;;IF([.AB$4]=&quot;.2&quot;;&quot;_LEVEL2@2&quot;;IF([.AB$4]=&quot;.3&quot;;&quot;_LEVEL3@3&quot;))));[$DATA.$A$1:.$A$121];0);4)*[.AB9]=0;&quot;&quot;;INDEX([$DATA.$A$1:.$D$121];MATCH([.AB$3]&amp;&quot;_&quot;&amp;[.$H9]&amp;IF([.AB$4]=&quot;Flat&quot;;&quot;&quot;;IF([.AB$4]=&quot;.1&quot;;&quot;_LEVEL1@1&quot;;IF([.AB$4]=&quot;.2&quot;;&quot;_LEVEL2@2&quot;;IF([.AB$4]=&quot;.3&quot;;&quot;_LEVEL3@3&quot;))));[$DATA.$A$1:.$A$121];0);4)*[.AB9])" office:value-type="string" office:string-value="" calcext:value-type="error">
            <text:p>#VALUE!</text:p>
          </table:table-cell>
          <table:table-cell table:style-name="ce3"/>
          <table:table-cell table:style-name="ce67" office:value-type="string" calcext:value-type="string">
            <text:p>TOTAL</text:p>
          </table:table-cell>
          <table:table-cell table:style-name="ce80" table:number-columns-repeated="4"/>
          <table:table-cell table:style-name="ce105" table:formula="of:=IFERROR(__xludf.dummyfunction(&quot;AVERAGE.WEIGHTED(AI16:AI25,AE16:AE25)*SUM(AE16:AE25)&quot;);&quot;#REF!&quot;)" office:value-type="string" office:string-value="#REF!" calcext:value-type="string">
            <text:p>#REF!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Leather</text:p>
          </table:table-cell>
          <table:table-cell table:style-name="ce18" table:number-matrix-columns-spanned="1" table:number-matrix-rows-spanned="1" table:formula="of:=IF(INDEX([$DATA.$A$1:.$D$121];MATCH([.I$3]&amp;&quot;_&quot;&amp;[.$H10]&amp;IF([.I$4]=&quot;Flat&quot;;&quot;&quot;;IF([.I$4]=&quot;.1&quot;;&quot;_LEVEL1@1&quot;;IF([.I$4]=&quot;.2&quot;;&quot;_LEVEL2@2&quot;;IF([.I$4]=&quot;.3&quot;;&quot;_LEVEL3@3&quot;))));[$DATA.$A$1:.$A$121];0);4)*[.I10]=0;&quot;&quot;;INDEX([$DATA.$A$1:.$D$121];MATCH([.I$3]&amp;&quot;_&quot;&amp;[.$H10]&amp;IF([.I$4]=&quot;Flat&quot;;&quot;&quot;;IF([.I$4]=&quot;.1&quot;;&quot;_LEVEL1@1&quot;;IF([.I$4]=&quot;.2&quot;;&quot;_LEVEL2@2&quot;;IF([.I$4]=&quot;.3&quot;;&quot;_LEVEL3@3&quot;))));[$DATA.$A$1:.$A$121];0);4)*[.I10])" office:value-type="float" office:value="3008.66181818182" calcext:value-type="float">
            <text:p>3,009 S</text:p>
          </table:table-cell>
          <table:table-cell table:style-name="ce18" table:number-matrix-columns-spanned="1" table:number-matrix-rows-spanned="1" table:formula="of:=IF(INDEX([$DATA.$A$1:.$D$121];MATCH([.J$3]&amp;&quot;_&quot;&amp;[.$H10]&amp;IF([.J$4]=&quot;Flat&quot;;&quot;&quot;;IF([.J$4]=&quot;.1&quot;;&quot;_LEVEL1@1&quot;;IF([.J$4]=&quot;.2&quot;;&quot;_LEVEL2@2&quot;;IF([.J$4]=&quot;.3&quot;;&quot;_LEVEL3@3&quot;))));[$DATA.$A$1:.$A$121];0);4)*[.J10]=0;&quot;&quot;;INDEX([$DATA.$A$1:.$D$121];MATCH([.J$3]&amp;&quot;_&quot;&amp;[.$H10]&amp;IF([.J$4]=&quot;Flat&quot;;&quot;&quot;;IF([.J$4]=&quot;.1&quot;;&quot;_LEVEL1@1&quot;;IF([.J$4]=&quot;.2&quot;;&quot;_LEVEL2@2&quot;;IF([.J$4]=&quot;.3&quot;;&quot;_LEVEL3@3&quot;))));[$DATA.$A$1:.$A$121];0);4)*[.J10])" office:value-type="float" office:value="258.181818181818" calcext:value-type="float">
            <text:p>258 S</text:p>
          </table:table-cell>
          <table:table-cell table:style-name="ce18" table:number-matrix-columns-spanned="1" table:number-matrix-rows-spanned="1" table:formula="of:=IF(INDEX([$DATA.$A$1:.$D$121];MATCH([.K$3]&amp;&quot;_&quot;&amp;[.$H10]&amp;IF([.K$4]=&quot;Flat&quot;;&quot;&quot;;IF([.K$4]=&quot;.1&quot;;&quot;_LEVEL1@1&quot;;IF([.K$4]=&quot;.2&quot;;&quot;_LEVEL2@2&quot;;IF([.K$4]=&quot;.3&quot;;&quot;_LEVEL3@3&quot;))));[$DATA.$A$1:.$A$121];0);4)*[.K10]=0;&quot;&quot;;INDEX([$DATA.$A$1:.$D$121];MATCH([.K$3]&amp;&quot;_&quot;&amp;[.$H10]&amp;IF([.K$4]=&quot;Flat&quot;;&quot;&quot;;IF([.K$4]=&quot;.1&quot;;&quot;_LEVEL1@1&quot;;IF([.K$4]=&quot;.2&quot;;&quot;_LEVEL2@2&quot;;IF([.K$4]=&quot;.3&quot;;&quot;_LEVEL3@3&quot;))));[$DATA.$A$1:.$A$121];0);4)*[.K10])" office:value-type="float" office:value="69.8909090909091" calcext:value-type="float">
            <text:p>70 S</text:p>
          </table:table-cell>
          <table:table-cell table:style-name="ce18" table:number-matrix-columns-spanned="1" table:number-matrix-rows-spanned="1" table:formula="of:=IF(INDEX([$DATA.$A$1:.$D$121];MATCH([.L$3]&amp;&quot;_&quot;&amp;[.$H10]&amp;IF([.L$4]=&quot;Flat&quot;;&quot;&quot;;IF([.L$4]=&quot;.1&quot;;&quot;_LEVEL1@1&quot;;IF([.L$4]=&quot;.2&quot;;&quot;_LEVEL2@2&quot;;IF([.L$4]=&quot;.3&quot;;&quot;_LEVEL3@3&quot;))));[$DATA.$A$1:.$A$121];0);4)*[.L10]=0;&quot;&quot;;INDEX([$DATA.$A$1:.$D$121];MATCH([.L$3]&amp;&quot;_&quot;&amp;[.$H10]&amp;IF([.L$4]=&quot;Flat&quot;;&quot;&quot;;IF([.L$4]=&quot;.1&quot;;&quot;_LEVEL1@1&quot;;IF([.L$4]=&quot;.2&quot;;&quot;_LEVEL2@2&quot;;IF([.L$4]=&quot;.3&quot;;&quot;_LEVEL3@3&quot;))));[$DATA.$A$1:.$A$121];0);4)*[.L10])" office:value-type="float" office:value="34.1636363636364" calcext:value-type="float">
            <text:p>34 S</text:p>
          </table:table-cell>
          <table:table-cell table:style-name="ce25" table:number-matrix-columns-spanned="1" table:number-matrix-rows-spanned="1" table:formula="of:=IF(INDEX([$DATA.$A$1:.$D$121];MATCH([.M$3]&amp;&quot;_&quot;&amp;[.$H10]&amp;IF([.M$4]=&quot;Flat&quot;;&quot;&quot;;IF([.M$4]=&quot;.1&quot;;&quot;_LEVEL1@1&quot;;IF([.M$4]=&quot;.2&quot;;&quot;_LEVEL2@2&quot;;IF([.M$4]=&quot;.3&quot;;&quot;_LEVEL3@3&quot;))));[$DATA.$A$1:.$A$121];0);4)*[.M10]=0;&quot;&quot;;INDEX([$DATA.$A$1:.$D$121];MATCH([.M$3]&amp;&quot;_&quot;&amp;[.$H10]&amp;IF([.M$4]=&quot;Flat&quot;;&quot;&quot;;IF([.M$4]=&quot;.1&quot;;&quot;_LEVEL1@1&quot;;IF([.M$4]=&quot;.2&quot;;&quot;_LEVEL2@2&quot;;IF([.M$4]=&quot;.3&quot;;&quot;_LEVEL3@3&quot;))));[$DATA.$A$1:.$A$121];0);4)*[.M10])" office:value-type="float" office:value="5478.1" calcext:value-type="float">
            <text:p>5,478 S</text:p>
          </table:table-cell>
          <table:table-cell table:style-name="ce25" table:number-matrix-columns-spanned="1" table:number-matrix-rows-spanned="1" table:formula="of:=IF(INDEX([$DATA.$A$1:.$D$121];MATCH([.N$3]&amp;&quot;_&quot;&amp;[.$H10]&amp;IF([.N$4]=&quot;Flat&quot;;&quot;&quot;;IF([.N$4]=&quot;.1&quot;;&quot;_LEVEL1@1&quot;;IF([.N$4]=&quot;.2&quot;;&quot;_LEVEL2@2&quot;;IF([.N$4]=&quot;.3&quot;;&quot;_LEVEL3@3&quot;))));[$DATA.$A$1:.$A$121];0);4)*[.N10]=0;&quot;&quot;;INDEX([$DATA.$A$1:.$D$121];MATCH([.N$3]&amp;&quot;_&quot;&amp;[.$H10]&amp;IF([.N$4]=&quot;Flat&quot;;&quot;&quot;;IF([.N$4]=&quot;.1&quot;;&quot;_LEVEL1@1&quot;;IF([.N$4]=&quot;.2&quot;;&quot;_LEVEL2@2&quot;;IF([.N$4]=&quot;.3&quot;;&quot;_LEVEL3@3&quot;))));[$DATA.$A$1:.$A$121];0);4)*[.N10])" office:value-type="float" office:value="438.545454545455" calcext:value-type="float">
            <text:p>439 S</text:p>
          </table:table-cell>
          <table:table-cell table:style-name="ce25" table:number-matrix-columns-spanned="1" table:number-matrix-rows-spanned="1" table:formula="of:=IF(INDEX([$DATA.$A$1:.$D$121];MATCH([.O$3]&amp;&quot;_&quot;&amp;[.$H10]&amp;IF([.O$4]=&quot;Flat&quot;;&quot;&quot;;IF([.O$4]=&quot;.1&quot;;&quot;_LEVEL1@1&quot;;IF([.O$4]=&quot;.2&quot;;&quot;_LEVEL2@2&quot;;IF([.O$4]=&quot;.3&quot;;&quot;_LEVEL3@3&quot;))));[$DATA.$A$1:.$A$121];0);4)*[.O10]=0;&quot;&quot;;INDEX([$DATA.$A$1:.$D$121];MATCH([.O$3]&amp;&quot;_&quot;&amp;[.$H10]&amp;IF([.O$4]=&quot;Flat&quot;;&quot;&quot;;IF([.O$4]=&quot;.1&quot;;&quot;_LEVEL1@1&quot;;IF([.O$4]=&quot;.2&quot;;&quot;_LEVEL2@2&quot;;IF([.O$4]=&quot;.3&quot;;&quot;_LEVEL3@3&quot;))));[$DATA.$A$1:.$A$121];0);4)*[.O10])" office:value-type="float" office:value="116.145454545455" calcext:value-type="float">
            <text:p>116 S</text:p>
          </table:table-cell>
          <table:table-cell table:style-name="ce25" table:number-matrix-columns-spanned="1" table:number-matrix-rows-spanned="1" table:formula="of:=IF(INDEX([$DATA.$A$1:.$D$121];MATCH([.P$3]&amp;&quot;_&quot;&amp;[.$H10]&amp;IF([.P$4]=&quot;Flat&quot;;&quot;&quot;;IF([.P$4]=&quot;.1&quot;;&quot;_LEVEL1@1&quot;;IF([.P$4]=&quot;.2&quot;;&quot;_LEVEL2@2&quot;;IF([.P$4]=&quot;.3&quot;;&quot;_LEVEL3@3&quot;))));[$DATA.$A$1:.$A$121];0);4)*[.P10]=0;&quot;&quot;;INDEX([$DATA.$A$1:.$D$121];MATCH([.P$3]&amp;&quot;_&quot;&amp;[.$H10]&amp;IF([.P$4]=&quot;Flat&quot;;&quot;&quot;;IF([.P$4]=&quot;.1&quot;;&quot;_LEVEL1@1&quot;;IF([.P$4]=&quot;.2&quot;;&quot;_LEVEL2@2&quot;;IF([.P$4]=&quot;.3&quot;;&quot;_LEVEL3@3&quot;))));[$DATA.$A$1:.$A$121];0);4)*[.P10])" office:value-type="float" office:value="33.3127272727273" calcext:value-type="float">
            <text:p>33 S</text:p>
          </table:table-cell>
          <table:table-cell table:style-name="ce32" table:number-matrix-columns-spanned="1" table:number-matrix-rows-spanned="1" table:formula="of:=IF(INDEX([$DATA.$A$1:.$D$121];MATCH([.Q$3]&amp;&quot;_&quot;&amp;[.$H10]&amp;IF([.Q$4]=&quot;Flat&quot;;&quot;&quot;;IF([.Q$4]=&quot;.1&quot;;&quot;_LEVEL1@1&quot;;IF([.Q$4]=&quot;.2&quot;;&quot;_LEVEL2@2&quot;;IF([.Q$4]=&quot;.3&quot;;&quot;_LEVEL3@3&quot;))));[$DATA.$A$1:.$A$121];0);4)*[.Q10]=0;&quot;&quot;;INDEX([$DATA.$A$1:.$D$121];MATCH([.Q$3]&amp;&quot;_&quot;&amp;[.$H10]&amp;IF([.Q$4]=&quot;Flat&quot;;&quot;&quot;;IF([.Q$4]=&quot;.1&quot;;&quot;_LEVEL1@1&quot;;IF([.Q$4]=&quot;.2&quot;;&quot;_LEVEL2@2&quot;;IF([.Q$4]=&quot;.3&quot;;&quot;_LEVEL3@3&quot;))));[$DATA.$A$1:.$A$121];0);4)*[.Q10])" office:value-type="float" office:value="10064.8787845455" calcext:value-type="float">
            <text:p>10,065 S</text:p>
          </table:table-cell>
          <table:table-cell table:style-name="ce32" table:number-matrix-columns-spanned="1" table:number-matrix-rows-spanned="1" table:formula="of:=IF(INDEX([$DATA.$A$1:.$D$121];MATCH([.R$3]&amp;&quot;_&quot;&amp;[.$H10]&amp;IF([.R$4]=&quot;Flat&quot;;&quot;&quot;;IF([.R$4]=&quot;.1&quot;;&quot;_LEVEL1@1&quot;;IF([.R$4]=&quot;.2&quot;;&quot;_LEVEL2@2&quot;;IF([.R$4]=&quot;.3&quot;;&quot;_LEVEL3@3&quot;))));[$DATA.$A$1:.$A$121];0);4)*[.R10]=0;&quot;&quot;;INDEX([$DATA.$A$1:.$D$121];MATCH([.R$3]&amp;&quot;_&quot;&amp;[.$H10]&amp;IF([.R$4]=&quot;Flat&quot;;&quot;&quot;;IF([.R$4]=&quot;.1&quot;;&quot;_LEVEL1@1&quot;;IF([.R$4]=&quot;.2&quot;;&quot;_LEVEL2@2&quot;;IF([.R$4]=&quot;.3&quot;;&quot;_LEVEL3@3&quot;))));[$DATA.$A$1:.$A$121];0);4)*[.R10])" office:value-type="float" office:value="897.156045454545" calcext:value-type="float">
            <text:p>897 S</text:p>
          </table:table-cell>
          <table:table-cell table:style-name="ce32" table:number-matrix-columns-spanned="1" table:number-matrix-rows-spanned="1" table:formula="of:=IF(INDEX([$DATA.$A$1:.$D$121];MATCH([.S$3]&amp;&quot;_&quot;&amp;[.$H10]&amp;IF([.S$4]=&quot;Flat&quot;;&quot;&quot;;IF([.S$4]=&quot;.1&quot;;&quot;_LEVEL1@1&quot;;IF([.S$4]=&quot;.2&quot;;&quot;_LEVEL2@2&quot;;IF([.S$4]=&quot;.3&quot;;&quot;_LEVEL3@3&quot;))));[$DATA.$A$1:.$A$121];0);4)*[.S10]=0;&quot;&quot;;INDEX([$DATA.$A$1:.$D$121];MATCH([.S$3]&amp;&quot;_&quot;&amp;[.$H10]&amp;IF([.S$4]=&quot;Flat&quot;;&quot;&quot;;IF([.S$4]=&quot;.1&quot;;&quot;_LEVEL1@1&quot;;IF([.S$4]=&quot;.2&quot;;&quot;_LEVEL2@2&quot;;IF([.S$4]=&quot;.3&quot;;&quot;_LEVEL3@3&quot;))));[$DATA.$A$1:.$A$121];0);4)*[.S10])" office:value-type="float" office:value="193.139443181818" calcext:value-type="float">
            <text:p>193 S</text:p>
          </table:table-cell>
          <table:table-cell table:style-name="ce32" table:number-matrix-columns-spanned="1" table:number-matrix-rows-spanned="1" table:formula="of:=IF(INDEX([$DATA.$A$1:.$D$121];MATCH([.T$3]&amp;&quot;_&quot;&amp;[.$H10]&amp;IF([.T$4]=&quot;Flat&quot;;&quot;&quot;;IF([.T$4]=&quot;.1&quot;;&quot;_LEVEL1@1&quot;;IF([.T$4]=&quot;.2&quot;;&quot;_LEVEL2@2&quot;;IF([.T$4]=&quot;.3&quot;;&quot;_LEVEL3@3&quot;))));[$DATA.$A$1:.$A$121];0);4)*[.T10]=0;&quot;&quot;;INDEX([$DATA.$A$1:.$D$121];MATCH([.T$3]&amp;&quot;_&quot;&amp;[.$H10]&amp;IF([.T$4]=&quot;Flat&quot;;&quot;&quot;;IF([.T$4]=&quot;.1&quot;;&quot;_LEVEL1@1&quot;;IF([.T$4]=&quot;.2&quot;;&quot;_LEVEL2@2&quot;;IF([.T$4]=&quot;.3&quot;;&quot;_LEVEL3@3&quot;))));[$DATA.$A$1:.$A$121];0);4)*[.T10])" office:value-type="float" office:value="59.2435697727273" calcext:value-type="float">
            <text:p>59 S</text:p>
          </table:table-cell>
          <table:table-cell table:style-name="ce41" table:number-matrix-columns-spanned="1" table:number-matrix-rows-spanned="1" table:formula="of:=IF(INDEX([$DATA.$A$1:.$D$121];MATCH([.U$3]&amp;&quot;_&quot;&amp;[.$H10]&amp;IF([.U$4]=&quot;Flat&quot;;&quot;&quot;;IF([.U$4]=&quot;.1&quot;;&quot;_LEVEL1@1&quot;;IF([.U$4]=&quot;.2&quot;;&quot;_LEVEL2@2&quot;;IF([.U$4]=&quot;.3&quot;;&quot;_LEVEL3@3&quot;))));[$DATA.$A$1:.$A$121];0);4)*[.U10]=0;&quot;&quot;;INDEX([$DATA.$A$1:.$D$121];MATCH([.U$3]&amp;&quot;_&quot;&amp;[.$H10]&amp;IF([.U$4]=&quot;Flat&quot;;&quot;&quot;;IF([.U$4]=&quot;.1&quot;;&quot;_LEVEL1@1&quot;;IF([.U$4]=&quot;.2&quot;;&quot;_LEVEL2@2&quot;;IF([.U$4]=&quot;.3&quot;;&quot;_LEVEL3@3&quot;))));[$DATA.$A$1:.$A$121];0);4)*[.U10])" office:value-type="float" office:value="17521.9784722727" calcext:value-type="float">
            <text:p>17,522 S</text:p>
          </table:table-cell>
          <table:table-cell table:style-name="ce41" table:number-matrix-columns-spanned="1" table:number-matrix-rows-spanned="1" table:formula="of:=IF(INDEX([$DATA.$A$1:.$D$121];MATCH([.V$3]&amp;&quot;_&quot;&amp;[.$H10]&amp;IF([.V$4]=&quot;Flat&quot;;&quot;&quot;;IF([.V$4]=&quot;.1&quot;;&quot;_LEVEL1@1&quot;;IF([.V$4]=&quot;.2&quot;;&quot;_LEVEL2@2&quot;;IF([.V$4]=&quot;.3&quot;;&quot;_LEVEL3@3&quot;))));[$DATA.$A$1:.$A$121];0);4)*[.V10]=0;&quot;&quot;;INDEX([$DATA.$A$1:.$D$121];MATCH([.V$3]&amp;&quot;_&quot;&amp;[.$H10]&amp;IF([.V$4]=&quot;Flat&quot;;&quot;&quot;;IF([.V$4]=&quot;.1&quot;;&quot;_LEVEL1@1&quot;;IF([.V$4]=&quot;.2&quot;;&quot;_LEVEL2@2&quot;;IF([.V$4]=&quot;.3&quot;;&quot;_LEVEL3@3&quot;))));[$DATA.$A$1:.$A$121];0);4)*[.V10])" office:value-type="float" office:value="1770.747" calcext:value-type="float">
            <text:p>1,771 S</text:p>
          </table:table-cell>
          <table:table-cell table:style-name="ce41" table:number-matrix-columns-spanned="1" table:number-matrix-rows-spanned="1" table:formula="of:=IF(INDEX([$DATA.$A$1:.$D$121];MATCH([.W$3]&amp;&quot;_&quot;&amp;[.$H10]&amp;IF([.W$4]=&quot;Flat&quot;;&quot;&quot;;IF([.W$4]=&quot;.1&quot;;&quot;_LEVEL1@1&quot;;IF([.W$4]=&quot;.2&quot;;&quot;_LEVEL2@2&quot;;IF([.W$4]=&quot;.3&quot;;&quot;_LEVEL3@3&quot;))));[$DATA.$A$1:.$A$121];0);4)*[.W10]=0;&quot;&quot;;INDEX([$DATA.$A$1:.$D$121];MATCH([.W$3]&amp;&quot;_&quot;&amp;[.$H10]&amp;IF([.W$4]=&quot;Flat&quot;;&quot;&quot;;IF([.W$4]=&quot;.1&quot;;&quot;_LEVEL1@1&quot;;IF([.W$4]=&quot;.2&quot;;&quot;_LEVEL2@2&quot;;IF([.W$4]=&quot;.3&quot;;&quot;_LEVEL3@3&quot;))));[$DATA.$A$1:.$A$121];0);4)*[.W10])" office:value-type="float" office:value="373.173954545455" calcext:value-type="float">
            <text:p>373 S</text:p>
          </table:table-cell>
          <table:table-cell table:style-name="ce41" table:number-matrix-columns-spanned="1" table:number-matrix-rows-spanned="1" table:formula="of:=IF(INDEX([$DATA.$A$1:.$D$121];MATCH([.X$3]&amp;&quot;_&quot;&amp;[.$H10]&amp;IF([.X$4]=&quot;Flat&quot;;&quot;&quot;;IF([.X$4]=&quot;.1&quot;;&quot;_LEVEL1@1&quot;;IF([.X$4]=&quot;.2&quot;;&quot;_LEVEL2@2&quot;;IF([.X$4]=&quot;.3&quot;;&quot;_LEVEL3@3&quot;))));[$DATA.$A$1:.$A$121];0);4)*[.X10]=0;&quot;&quot;;INDEX([$DATA.$A$1:.$D$121];MATCH([.X$3]&amp;&quot;_&quot;&amp;[.$H10]&amp;IF([.X$4]=&quot;Flat&quot;;&quot;&quot;;IF([.X$4]=&quot;.1&quot;;&quot;_LEVEL1@1&quot;;IF([.X$4]=&quot;.2&quot;;&quot;_LEVEL2@2&quot;;IF([.X$4]=&quot;.3&quot;;&quot;_LEVEL3@3&quot;))));[$DATA.$A$1:.$A$121];0);4)*[.X10])" office:value-type="float" office:value="85.679425" calcext:value-type="float">
            <text:p>86 S</text:p>
          </table:table-cell>
          <table:table-cell table:style-name="ce49" table:number-matrix-columns-spanned="1" table:number-matrix-rows-spanned="1" table:formula="of:=IF(INDEX([$DATA.$A$1:.$D$121];MATCH([.Y$3]&amp;&quot;_&quot;&amp;[.$H10]&amp;IF([.Y$4]=&quot;Flat&quot;;&quot;&quot;;IF([.Y$4]=&quot;.1&quot;;&quot;_LEVEL1@1&quot;;IF([.Y$4]=&quot;.2&quot;;&quot;_LEVEL2@2&quot;;IF([.Y$4]=&quot;.3&quot;;&quot;_LEVEL3@3&quot;))));[$DATA.$A$1:.$A$121];0);4)*[.Y10]=0;&quot;&quot;;INDEX([$DATA.$A$1:.$D$121];MATCH([.Y$3]&amp;&quot;_&quot;&amp;[.$H10]&amp;IF([.Y$4]=&quot;Flat&quot;;&quot;&quot;;IF([.Y$4]=&quot;.1&quot;;&quot;_LEVEL1@1&quot;;IF([.Y$4]=&quot;.2&quot;;&quot;_LEVEL2@2&quot;;IF([.Y$4]=&quot;.3&quot;;&quot;_LEVEL3@3&quot;))));[$DATA.$A$1:.$A$121];0);4)*[.Y10])" office:value-type="float" office:value="41384.5554545455" calcext:value-type="float">
            <text:p>41,385 S</text:p>
          </table:table-cell>
          <table:table-cell table:style-name="ce49" table:number-matrix-columns-spanned="1" table:number-matrix-rows-spanned="1" table:formula="of:=IF(INDEX([$DATA.$A$1:.$D$121];MATCH([.Z$3]&amp;&quot;_&quot;&amp;[.$H10]&amp;IF([.Z$4]=&quot;Flat&quot;;&quot;&quot;;IF([.Z$4]=&quot;.1&quot;;&quot;_LEVEL1@1&quot;;IF([.Z$4]=&quot;.2&quot;;&quot;_LEVEL2@2&quot;;IF([.Z$4]=&quot;.3&quot;;&quot;_LEVEL3@3&quot;))));[$DATA.$A$1:.$A$121];0);4)*[.Z10]=0;&quot;&quot;;INDEX([$DATA.$A$1:.$D$121];MATCH([.Z$3]&amp;&quot;_&quot;&amp;[.$H10]&amp;IF([.Z$4]=&quot;Flat&quot;;&quot;&quot;;IF([.Z$4]=&quot;.1&quot;;&quot;_LEVEL1@1&quot;;IF([.Z$4]=&quot;.2&quot;;&quot;_LEVEL2@2&quot;;IF([.Z$4]=&quot;.3&quot;;&quot;_LEVEL3@3&quot;))));[$DATA.$A$1:.$A$121];0);4)*[.Z10])" office:value-type="float" office:value="3937.63636363636" calcext:value-type="float">
            <text:p>3,938 S</text:p>
          </table:table-cell>
          <table:table-cell table:style-name="ce49" table:number-matrix-columns-spanned="1" table:number-matrix-rows-spanned="1" table:formula="of:=IF(INDEX([$DATA.$A$1:.$D$121];MATCH([.AA$3]&amp;&quot;_&quot;&amp;[.$H10]&amp;IF([.AA$4]=&quot;Flat&quot;;&quot;&quot;;IF([.AA$4]=&quot;.1&quot;;&quot;_LEVEL1@1&quot;;IF([.AA$4]=&quot;.2&quot;;&quot;_LEVEL2@2&quot;;IF([.AA$4]=&quot;.3&quot;;&quot;_LEVEL3@3&quot;))));[$DATA.$A$1:.$A$121];0);4)*[.AA10]=0;&quot;&quot;;INDEX([$DATA.$A$1:.$D$121];MATCH([.AA$3]&amp;&quot;_&quot;&amp;[.$H10]&amp;IF([.AA$4]=&quot;Flat&quot;;&quot;&quot;;IF([.AA$4]=&quot;.1&quot;;&quot;_LEVEL1@1&quot;;IF([.AA$4]=&quot;.2&quot;;&quot;_LEVEL2@2&quot;;IF([.AA$4]=&quot;.3&quot;;&quot;_LEVEL3@3&quot;))));[$DATA.$A$1:.$A$121];0);4)*[.AA10])" office:value-type="float" office:value="764.090909090909" calcext:value-type="float">
            <text:p>764 S</text:p>
          </table:table-cell>
          <table:table-cell table:style-name="ce55" table:number-matrix-columns-spanned="1" table:number-matrix-rows-spanned="1" table:formula="of:=IF(INDEX([$DATA.$A$1:.$D$121];MATCH([.AB$3]&amp;&quot;_&quot;&amp;[.$H10]&amp;IF([.AB$4]=&quot;Flat&quot;;&quot;&quot;;IF([.AB$4]=&quot;.1&quot;;&quot;_LEVEL1@1&quot;;IF([.AB$4]=&quot;.2&quot;;&quot;_LEVEL2@2&quot;;IF([.AB$4]=&quot;.3&quot;;&quot;_LEVEL3@3&quot;))));[$DATA.$A$1:.$A$121];0);4)*[.AB10]=0;&quot;&quot;;INDEX([$DATA.$A$1:.$D$121];MATCH([.AB$3]&amp;&quot;_&quot;&amp;[.$H10]&amp;IF([.AB$4]=&quot;Flat&quot;;&quot;&quot;;IF([.AB$4]=&quot;.1&quot;;&quot;_LEVEL1@1&quot;;IF([.AB$4]=&quot;.2&quot;;&quot;_LEVEL2@2&quot;;IF([.AB$4]=&quot;.3&quot;;&quot;_LEVEL3@3&quot;))));[$DATA.$A$1:.$A$121];0);4)*[.AB10])" office:value-type="float" office:value="161.990909090909" calcext:value-type="float">
            <text:p>162 S</text:p>
          </table:table-cell>
          <table:table-cell table:style-name="ce3"/>
          <table:table-cell table:style-name="ce68" table:number-columns-spanned="6" table:number-rows-spanned="1"/>
          <table:covered-table-cell table:number-columns-repeated="5"/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Metalbar</text:p>
          </table:table-cell>
          <table:table-cell table:style-name="ce18" table:number-matrix-columns-spanned="1" table:number-matrix-rows-spanned="1" table:formula="of:=IF(INDEX([$DATA.$A$1:.$D$121];MATCH([.I$3]&amp;&quot;_&quot;&amp;[.$H11]&amp;IF([.I$4]=&quot;Flat&quot;;&quot;&quot;;IF([.I$4]=&quot;.1&quot;;&quot;_LEVEL1@1&quot;;IF([.I$4]=&quot;.2&quot;;&quot;_LEVEL2@2&quot;;IF([.I$4]=&quot;.3&quot;;&quot;_LEVEL3@3&quot;))));[$DATA.$A$1:.$A$121];0);4)*[.I11]=0;&quot;&quot;;INDEX([$DATA.$A$1:.$D$121];MATCH([.I$3]&amp;&quot;_&quot;&amp;[.$H11]&amp;IF([.I$4]=&quot;Flat&quot;;&quot;&quot;;IF([.I$4]=&quot;.1&quot;;&quot;_LEVEL1@1&quot;;IF([.I$4]=&quot;.2&quot;;&quot;_LEVEL2@2&quot;;IF([.I$4]=&quot;.3&quot;;&quot;_LEVEL3@3&quot;))));[$DATA.$A$1:.$A$121];0);4)*[.I11])" office:value-type="float" office:value="886.112727272727" calcext:value-type="float">
            <text:p>886 S</text:p>
          </table:table-cell>
          <table:table-cell table:style-name="ce18" table:number-matrix-columns-spanned="1" table:number-matrix-rows-spanned="1" table:formula="of:=IF(INDEX([$DATA.$A$1:.$D$121];MATCH([.J$3]&amp;&quot;_&quot;&amp;[.$H11]&amp;IF([.J$4]=&quot;Flat&quot;;&quot;&quot;;IF([.J$4]=&quot;.1&quot;;&quot;_LEVEL1@1&quot;;IF([.J$4]=&quot;.2&quot;;&quot;_LEVEL2@2&quot;;IF([.J$4]=&quot;.3&quot;;&quot;_LEVEL3@3&quot;))));[$DATA.$A$1:.$A$121];0);4)*[.J11]=0;&quot;&quot;;INDEX([$DATA.$A$1:.$D$121];MATCH([.J$3]&amp;&quot;_&quot;&amp;[.$H11]&amp;IF([.J$4]=&quot;Flat&quot;;&quot;&quot;;IF([.J$4]=&quot;.1&quot;;&quot;_LEVEL1@1&quot;;IF([.J$4]=&quot;.2&quot;;&quot;_LEVEL2@2&quot;;IF([.J$4]=&quot;.3&quot;;&quot;_LEVEL3@3&quot;))));[$DATA.$A$1:.$A$121];0);4)*[.J11])" office:value-type="float" office:value="83.3454545454545" calcext:value-type="float">
            <text:p>83 S</text:p>
          </table:table-cell>
          <table:table-cell table:style-name="ce18" table:number-matrix-columns-spanned="1" table:number-matrix-rows-spanned="1" table:formula="of:=IF(INDEX([$DATA.$A$1:.$D$121];MATCH([.K$3]&amp;&quot;_&quot;&amp;[.$H11]&amp;IF([.K$4]=&quot;Flat&quot;;&quot;&quot;;IF([.K$4]=&quot;.1&quot;;&quot;_LEVEL1@1&quot;;IF([.K$4]=&quot;.2&quot;;&quot;_LEVEL2@2&quot;;IF([.K$4]=&quot;.3&quot;;&quot;_LEVEL3@3&quot;))));[$DATA.$A$1:.$A$121];0);4)*[.K11]=0;&quot;&quot;;INDEX([$DATA.$A$1:.$D$121];MATCH([.K$3]&amp;&quot;_&quot;&amp;[.$H11]&amp;IF([.K$4]=&quot;Flat&quot;;&quot;&quot;;IF([.K$4]=&quot;.1&quot;;&quot;_LEVEL1@1&quot;;IF([.K$4]=&quot;.2&quot;;&quot;_LEVEL2@2&quot;;IF([.K$4]=&quot;.3&quot;;&quot;_LEVEL3@3&quot;))));[$DATA.$A$1:.$A$121];0);4)*[.K11])" office:value-type="float" office:value="58.8872727272727" calcext:value-type="float">
            <text:p>59 S</text:p>
          </table:table-cell>
          <table:table-cell table:style-name="ce18" table:number-matrix-columns-spanned="1" table:number-matrix-rows-spanned="1" table:formula="of:=IF(INDEX([$DATA.$A$1:.$D$121];MATCH([.L$3]&amp;&quot;_&quot;&amp;[.$H11]&amp;IF([.L$4]=&quot;Flat&quot;;&quot;&quot;;IF([.L$4]=&quot;.1&quot;;&quot;_LEVEL1@1&quot;;IF([.L$4]=&quot;.2&quot;;&quot;_LEVEL2@2&quot;;IF([.L$4]=&quot;.3&quot;;&quot;_LEVEL3@3&quot;))));[$DATA.$A$1:.$A$121];0);4)*[.L11]=0;&quot;&quot;;INDEX([$DATA.$A$1:.$D$121];MATCH([.L$3]&amp;&quot;_&quot;&amp;[.$H11]&amp;IF([.L$4]=&quot;Flat&quot;;&quot;&quot;;IF([.L$4]=&quot;.1&quot;;&quot;_LEVEL1@1&quot;;IF([.L$4]=&quot;.2&quot;;&quot;_LEVEL2@2&quot;;IF([.L$4]=&quot;.3&quot;;&quot;_LEVEL3@3&quot;))));[$DATA.$A$1:.$A$121];0);4)*[.L11])" office:value-type="float" office:value="17.8450909090909" calcext:value-type="float">
            <text:p>18 S</text:p>
          </table:table-cell>
          <table:table-cell table:style-name="ce25" table:number-matrix-columns-spanned="1" table:number-matrix-rows-spanned="1" table:formula="of:=IF(INDEX([$DATA.$A$1:.$D$121];MATCH([.M$3]&amp;&quot;_&quot;&amp;[.$H11]&amp;IF([.M$4]=&quot;Flat&quot;;&quot;&quot;;IF([.M$4]=&quot;.1&quot;;&quot;_LEVEL1@1&quot;;IF([.M$4]=&quot;.2&quot;;&quot;_LEVEL2@2&quot;;IF([.M$4]=&quot;.3&quot;;&quot;_LEVEL3@3&quot;))));[$DATA.$A$1:.$A$121];0);4)*[.M11]=0;&quot;&quot;;INDEX([$DATA.$A$1:.$D$121];MATCH([.M$3]&amp;&quot;_&quot;&amp;[.$H11]&amp;IF([.M$4]=&quot;Flat&quot;;&quot;&quot;;IF([.M$4]=&quot;.1&quot;;&quot;_LEVEL1@1&quot;;IF([.M$4]=&quot;.2&quot;;&quot;_LEVEL2@2&quot;;IF([.M$4]=&quot;.3&quot;;&quot;_LEVEL3@3&quot;))));[$DATA.$A$1:.$A$121];0);4)*[.M11])" office:value-type="float" office:value="1889.68690909091" calcext:value-type="float">
            <text:p>1,890 S</text:p>
          </table:table-cell>
          <table:table-cell table:style-name="ce25" table:number-matrix-columns-spanned="1" table:number-matrix-rows-spanned="1" table:formula="of:=IF(INDEX([$DATA.$A$1:.$D$121];MATCH([.N$3]&amp;&quot;_&quot;&amp;[.$H11]&amp;IF([.N$4]=&quot;Flat&quot;;&quot;&quot;;IF([.N$4]=&quot;.1&quot;;&quot;_LEVEL1@1&quot;;IF([.N$4]=&quot;.2&quot;;&quot;_LEVEL2@2&quot;;IF([.N$4]=&quot;.3&quot;;&quot;_LEVEL3@3&quot;))));[$DATA.$A$1:.$A$121];0);4)*[.N11]=0;&quot;&quot;;INDEX([$DATA.$A$1:.$D$121];MATCH([.N$3]&amp;&quot;_&quot;&amp;[.$H11]&amp;IF([.N$4]=&quot;Flat&quot;;&quot;&quot;;IF([.N$4]=&quot;.1&quot;;&quot;_LEVEL1@1&quot;;IF([.N$4]=&quot;.2&quot;;&quot;_LEVEL2@2&quot;;IF([.N$4]=&quot;.3&quot;;&quot;_LEVEL3@3&quot;))));[$DATA.$A$1:.$A$121];0);4)*[.N11])" office:value-type="float" office:value="197.563636363636" calcext:value-type="float">
            <text:p>198 S</text:p>
          </table:table-cell>
          <table:table-cell table:style-name="ce25" table:number-matrix-columns-spanned="1" table:number-matrix-rows-spanned="1" table:formula="of:=IF(INDEX([$DATA.$A$1:.$D$121];MATCH([.O$3]&amp;&quot;_&quot;&amp;[.$H11]&amp;IF([.O$4]=&quot;Flat&quot;;&quot;&quot;;IF([.O$4]=&quot;.1&quot;;&quot;_LEVEL1@1&quot;;IF([.O$4]=&quot;.2&quot;;&quot;_LEVEL2@2&quot;;IF([.O$4]=&quot;.3&quot;;&quot;_LEVEL3@3&quot;))));[$DATA.$A$1:.$A$121];0);4)*[.O11]=0;&quot;&quot;;INDEX([$DATA.$A$1:.$D$121];MATCH([.O$3]&amp;&quot;_&quot;&amp;[.$H11]&amp;IF([.O$4]=&quot;Flat&quot;;&quot;&quot;;IF([.O$4]=&quot;.1&quot;;&quot;_LEVEL1@1&quot;;IF([.O$4]=&quot;.2&quot;;&quot;_LEVEL2@2&quot;;IF([.O$4]=&quot;.3&quot;;&quot;_LEVEL3@3&quot;))));[$DATA.$A$1:.$A$121];0);4)*[.O11])" office:value-type="float" office:value="60.8290909090909" calcext:value-type="float">
            <text:p>61 S</text:p>
          </table:table-cell>
          <table:table-cell table:style-name="ce25" table:number-matrix-columns-spanned="1" table:number-matrix-rows-spanned="1" table:formula="of:=IF(INDEX([$DATA.$A$1:.$D$121];MATCH([.P$3]&amp;&quot;_&quot;&amp;[.$H11]&amp;IF([.P$4]=&quot;Flat&quot;;&quot;&quot;;IF([.P$4]=&quot;.1&quot;;&quot;_LEVEL1@1&quot;;IF([.P$4]=&quot;.2&quot;;&quot;_LEVEL2@2&quot;;IF([.P$4]=&quot;.3&quot;;&quot;_LEVEL3@3&quot;))));[$DATA.$A$1:.$A$121];0);4)*[.P11]=0;&quot;&quot;;INDEX([$DATA.$A$1:.$D$121];MATCH([.P$3]&amp;&quot;_&quot;&amp;[.$H11]&amp;IF([.P$4]=&quot;Flat&quot;;&quot;&quot;;IF([.P$4]=&quot;.1&quot;;&quot;_LEVEL1@1&quot;;IF([.P$4]=&quot;.2&quot;;&quot;_LEVEL2@2&quot;;IF([.P$4]=&quot;.3&quot;;&quot;_LEVEL3@3&quot;))));[$DATA.$A$1:.$A$121];0);4)*[.P11])" office:value-type="float" office:value="12.8138181818182" calcext:value-type="float">
            <text:p>13 S</text:p>
          </table:table-cell>
          <table:table-cell table:style-name="ce32" table:number-matrix-columns-spanned="1" table:number-matrix-rows-spanned="1" table:formula="of:=IF(INDEX([$DATA.$A$1:.$D$121];MATCH([.Q$3]&amp;&quot;_&quot;&amp;[.$H11]&amp;IF([.Q$4]=&quot;Flat&quot;;&quot;&quot;;IF([.Q$4]=&quot;.1&quot;;&quot;_LEVEL1@1&quot;;IF([.Q$4]=&quot;.2&quot;;&quot;_LEVEL2@2&quot;;IF([.Q$4]=&quot;.3&quot;;&quot;_LEVEL3@3&quot;))));[$DATA.$A$1:.$A$121];0);4)*[.Q11]=0;&quot;&quot;;INDEX([$DATA.$A$1:.$D$121];MATCH([.Q$3]&amp;&quot;_&quot;&amp;[.$H11]&amp;IF([.Q$4]=&quot;Flat&quot;;&quot;&quot;;IF([.Q$4]=&quot;.1&quot;;&quot;_LEVEL1@1&quot;;IF([.Q$4]=&quot;.2&quot;;&quot;_LEVEL2@2&quot;;IF([.Q$4]=&quot;.3&quot;;&quot;_LEVEL3@3&quot;))));[$DATA.$A$1:.$A$121];0);4)*[.Q11])" office:value-type="float" office:value="3432.95706313636" calcext:value-type="float">
            <text:p>3,433 S</text:p>
          </table:table-cell>
          <table:table-cell table:style-name="ce32" table:number-matrix-columns-spanned="1" table:number-matrix-rows-spanned="1" table:formula="of:=IF(INDEX([$DATA.$A$1:.$D$121];MATCH([.R$3]&amp;&quot;_&quot;&amp;[.$H11]&amp;IF([.R$4]=&quot;Flat&quot;;&quot;&quot;;IF([.R$4]=&quot;.1&quot;;&quot;_LEVEL1@1&quot;;IF([.R$4]=&quot;.2&quot;;&quot;_LEVEL2@2&quot;;IF([.R$4]=&quot;.3&quot;;&quot;_LEVEL3@3&quot;))));[$DATA.$A$1:.$A$121];0);4)*[.R11]=0;&quot;&quot;;INDEX([$DATA.$A$1:.$D$121];MATCH([.R$3]&amp;&quot;_&quot;&amp;[.$H11]&amp;IF([.R$4]=&quot;Flat&quot;;&quot;&quot;;IF([.R$4]=&quot;.1&quot;;&quot;_LEVEL1@1&quot;;IF([.R$4]=&quot;.2&quot;;&quot;_LEVEL2@2&quot;;IF([.R$4]=&quot;.3&quot;;&quot;_LEVEL3@3&quot;))));[$DATA.$A$1:.$A$121];0);4)*[.R11])" office:value-type="float" office:value="387.903027272727" calcext:value-type="float">
            <text:p>388 S</text:p>
          </table:table-cell>
          <table:table-cell table:style-name="ce32" table:number-matrix-columns-spanned="1" table:number-matrix-rows-spanned="1" table:formula="of:=IF(INDEX([$DATA.$A$1:.$D$121];MATCH([.S$3]&amp;&quot;_&quot;&amp;[.$H11]&amp;IF([.S$4]=&quot;Flat&quot;;&quot;&quot;;IF([.S$4]=&quot;.1&quot;;&quot;_LEVEL1@1&quot;;IF([.S$4]=&quot;.2&quot;;&quot;_LEVEL2@2&quot;;IF([.S$4]=&quot;.3&quot;;&quot;_LEVEL3@3&quot;))));[$DATA.$A$1:.$A$121];0);4)*[.S11]=0;&quot;&quot;;INDEX([$DATA.$A$1:.$D$121];MATCH([.S$3]&amp;&quot;_&quot;&amp;[.$H11]&amp;IF([.S$4]=&quot;Flat&quot;;&quot;&quot;;IF([.S$4]=&quot;.1&quot;;&quot;_LEVEL1@1&quot;;IF([.S$4]=&quot;.2&quot;;&quot;_LEVEL2@2&quot;;IF([.S$4]=&quot;.3&quot;;&quot;_LEVEL3@3&quot;))));[$DATA.$A$1:.$A$121];0);4)*[.S11])" office:value-type="float" office:value="115.483690909091" calcext:value-type="float">
            <text:p>115 S</text:p>
          </table:table-cell>
          <table:table-cell table:style-name="ce32" table:number-matrix-columns-spanned="1" table:number-matrix-rows-spanned="1" table:formula="of:=IF(INDEX([$DATA.$A$1:.$D$121];MATCH([.T$3]&amp;&quot;_&quot;&amp;[.$H11]&amp;IF([.T$4]=&quot;Flat&quot;;&quot;&quot;;IF([.T$4]=&quot;.1&quot;;&quot;_LEVEL1@1&quot;;IF([.T$4]=&quot;.2&quot;;&quot;_LEVEL2@2&quot;;IF([.T$4]=&quot;.3&quot;;&quot;_LEVEL3@3&quot;))));[$DATA.$A$1:.$A$121];0);4)*[.T11]=0;&quot;&quot;;INDEX([$DATA.$A$1:.$D$121];MATCH([.T$3]&amp;&quot;_&quot;&amp;[.$H11]&amp;IF([.T$4]=&quot;Flat&quot;;&quot;&quot;;IF([.T$4]=&quot;.1&quot;;&quot;_LEVEL1@1&quot;;IF([.T$4]=&quot;.2&quot;;&quot;_LEVEL2@2&quot;;IF([.T$4]=&quot;.3&quot;;&quot;_LEVEL3@3&quot;))));[$DATA.$A$1:.$A$121];0);4)*[.T11])" office:value-type="float" office:value="34.9069090909091" calcext:value-type="float">
            <text:p>35 S</text:p>
          </table:table-cell>
          <table:table-cell table:style-name="ce41" table:number-matrix-columns-spanned="1" table:number-matrix-rows-spanned="1" table:formula="of:=IF(INDEX([$DATA.$A$1:.$D$121];MATCH([.U$3]&amp;&quot;_&quot;&amp;[.$H11]&amp;IF([.U$4]=&quot;Flat&quot;;&quot;&quot;;IF([.U$4]=&quot;.1&quot;;&quot;_LEVEL1@1&quot;;IF([.U$4]=&quot;.2&quot;;&quot;_LEVEL2@2&quot;;IF([.U$4]=&quot;.3&quot;;&quot;_LEVEL3@3&quot;))));[$DATA.$A$1:.$A$121];0);4)*[.U11]=0;&quot;&quot;;INDEX([$DATA.$A$1:.$D$121];MATCH([.U$3]&amp;&quot;_&quot;&amp;[.$H11]&amp;IF([.U$4]=&quot;Flat&quot;;&quot;&quot;;IF([.U$4]=&quot;.1&quot;;&quot;_LEVEL1@1&quot;;IF([.U$4]=&quot;.2&quot;;&quot;_LEVEL2@2&quot;;IF([.U$4]=&quot;.3&quot;;&quot;_LEVEL3@3&quot;))));[$DATA.$A$1:.$A$121];0);4)*[.U11])" office:value-type="float" office:value="5926.66348554545" calcext:value-type="float">
            <text:p>5,927 S</text:p>
          </table:table-cell>
          <table:table-cell table:style-name="ce41" table:number-matrix-columns-spanned="1" table:number-matrix-rows-spanned="1" table:formula="of:=IF(INDEX([$DATA.$A$1:.$D$121];MATCH([.V$3]&amp;&quot;_&quot;&amp;[.$H11]&amp;IF([.V$4]=&quot;Flat&quot;;&quot;&quot;;IF([.V$4]=&quot;.1&quot;;&quot;_LEVEL1@1&quot;;IF([.V$4]=&quot;.2&quot;;&quot;_LEVEL2@2&quot;;IF([.V$4]=&quot;.3&quot;;&quot;_LEVEL3@3&quot;))));[$DATA.$A$1:.$A$121];0);4)*[.V11]=0;&quot;&quot;;INDEX([$DATA.$A$1:.$D$121];MATCH([.V$3]&amp;&quot;_&quot;&amp;[.$H11]&amp;IF([.V$4]=&quot;Flat&quot;;&quot;&quot;;IF([.V$4]=&quot;.1&quot;;&quot;_LEVEL1@1&quot;;IF([.V$4]=&quot;.2&quot;;&quot;_LEVEL2@2&quot;;IF([.V$4]=&quot;.3&quot;;&quot;_LEVEL3@3&quot;))));[$DATA.$A$1:.$A$121];0);4)*[.V11])" office:value-type="float" office:value="856.613972727273" calcext:value-type="float">
            <text:p>857 S</text:p>
          </table:table-cell>
          <table:table-cell table:style-name="ce41" table:number-matrix-columns-spanned="1" table:number-matrix-rows-spanned="1" table:formula="of:=IF(INDEX([$DATA.$A$1:.$D$121];MATCH([.W$3]&amp;&quot;_&quot;&amp;[.$H11]&amp;IF([.W$4]=&quot;Flat&quot;;&quot;&quot;;IF([.W$4]=&quot;.1&quot;;&quot;_LEVEL1@1&quot;;IF([.W$4]=&quot;.2&quot;;&quot;_LEVEL2@2&quot;;IF([.W$4]=&quot;.3&quot;;&quot;_LEVEL3@3&quot;))));[$DATA.$A$1:.$A$121];0);4)*[.W11]=0;&quot;&quot;;INDEX([$DATA.$A$1:.$D$121];MATCH([.W$3]&amp;&quot;_&quot;&amp;[.$H11]&amp;IF([.W$4]=&quot;Flat&quot;;&quot;&quot;;IF([.W$4]=&quot;.1&quot;;&quot;_LEVEL1@1&quot;;IF([.W$4]=&quot;.2&quot;;&quot;_LEVEL2@2&quot;;IF([.W$4]=&quot;.3&quot;;&quot;_LEVEL3@3&quot;))));[$DATA.$A$1:.$A$121];0);4)*[.W11])" office:value-type="float" office:value="206.553215454545" calcext:value-type="float">
            <text:p>207 S</text:p>
          </table:table-cell>
          <table:table-cell table:style-name="ce41" table:number-matrix-columns-spanned="1" table:number-matrix-rows-spanned="1" table:formula="of:=IF(INDEX([$DATA.$A$1:.$D$121];MATCH([.X$3]&amp;&quot;_&quot;&amp;[.$H11]&amp;IF([.X$4]=&quot;Flat&quot;;&quot;&quot;;IF([.X$4]=&quot;.1&quot;;&quot;_LEVEL1@1&quot;;IF([.X$4]=&quot;.2&quot;;&quot;_LEVEL2@2&quot;;IF([.X$4]=&quot;.3&quot;;&quot;_LEVEL3@3&quot;))));[$DATA.$A$1:.$A$121];0);4)*[.X11]=0;&quot;&quot;;INDEX([$DATA.$A$1:.$D$121];MATCH([.X$3]&amp;&quot;_&quot;&amp;[.$H11]&amp;IF([.X$4]=&quot;Flat&quot;;&quot;&quot;;IF([.X$4]=&quot;.1&quot;;&quot;_LEVEL1@1&quot;;IF([.X$4]=&quot;.2&quot;;&quot;_LEVEL2@2&quot;;IF([.X$4]=&quot;.3&quot;;&quot;_LEVEL3@3&quot;))));[$DATA.$A$1:.$A$121];0);4)*[.X11])" office:value-type="float" office:value="59.3057083636364" calcext:value-type="float">
            <text:p>59 S</text:p>
          </table:table-cell>
          <table:table-cell table:style-name="ce49" table:number-matrix-columns-spanned="1" table:number-matrix-rows-spanned="1" table:formula="of:=IF(INDEX([$DATA.$A$1:.$D$121];MATCH([.Y$3]&amp;&quot;_&quot;&amp;[.$H11]&amp;IF([.Y$4]=&quot;Flat&quot;;&quot;&quot;;IF([.Y$4]=&quot;.1&quot;;&quot;_LEVEL1@1&quot;;IF([.Y$4]=&quot;.2&quot;;&quot;_LEVEL2@2&quot;;IF([.Y$4]=&quot;.3&quot;;&quot;_LEVEL3@3&quot;))));[$DATA.$A$1:.$A$121];0);4)*[.Y11]=0;&quot;&quot;;INDEX([$DATA.$A$1:.$D$121];MATCH([.Y$3]&amp;&quot;_&quot;&amp;[.$H11]&amp;IF([.Y$4]=&quot;Flat&quot;;&quot;&quot;;IF([.Y$4]=&quot;.1&quot;;&quot;_LEVEL1@1&quot;;IF([.Y$4]=&quot;.2&quot;;&quot;_LEVEL2@2&quot;;IF([.Y$4]=&quot;.3&quot;;&quot;_LEVEL3@3&quot;))));[$DATA.$A$1:.$A$121];0);4)*[.Y11])" office:value-type="float" office:value="12138.714" calcext:value-type="float">
            <text:p>12,139 S</text:p>
          </table:table-cell>
          <table:table-cell table:style-name="ce49" table:number-matrix-columns-spanned="1" table:number-matrix-rows-spanned="1" table:formula="of:=IF(INDEX([$DATA.$A$1:.$D$121];MATCH([.Z$3]&amp;&quot;_&quot;&amp;[.$H11]&amp;IF([.Z$4]=&quot;Flat&quot;;&quot;&quot;;IF([.Z$4]=&quot;.1&quot;;&quot;_LEVEL1@1&quot;;IF([.Z$4]=&quot;.2&quot;;&quot;_LEVEL2@2&quot;;IF([.Z$4]=&quot;.3&quot;;&quot;_LEVEL3@3&quot;))));[$DATA.$A$1:.$A$121];0);4)*[.Z11]=0;&quot;&quot;;INDEX([$DATA.$A$1:.$D$121];MATCH([.Z$3]&amp;&quot;_&quot;&amp;[.$H11]&amp;IF([.Z$4]=&quot;Flat&quot;;&quot;&quot;;IF([.Z$4]=&quot;.1&quot;;&quot;_LEVEL1@1&quot;;IF([.Z$4]=&quot;.2&quot;;&quot;_LEVEL2@2&quot;;IF([.Z$4]=&quot;.3&quot;;&quot;_LEVEL3@3&quot;))));[$DATA.$A$1:.$A$121];0);4)*[.Z11])" office:value-type="float" office:value="1927.2" calcext:value-type="float">
            <text:p>1,927 S</text:p>
          </table:table-cell>
          <table:table-cell table:style-name="ce49" table:number-matrix-columns-spanned="1" table:number-matrix-rows-spanned="1" table:formula="of:=IF(INDEX([$DATA.$A$1:.$D$121];MATCH([.AA$3]&amp;&quot;_&quot;&amp;[.$H11]&amp;IF([.AA$4]=&quot;Flat&quot;;&quot;&quot;;IF([.AA$4]=&quot;.1&quot;;&quot;_LEVEL1@1&quot;;IF([.AA$4]=&quot;.2&quot;;&quot;_LEVEL2@2&quot;;IF([.AA$4]=&quot;.3&quot;;&quot;_LEVEL3@3&quot;))));[$DATA.$A$1:.$A$121];0);4)*[.AA11]=0;&quot;&quot;;INDEX([$DATA.$A$1:.$D$121];MATCH([.AA$3]&amp;&quot;_&quot;&amp;[.$H11]&amp;IF([.AA$4]=&quot;Flat&quot;;&quot;&quot;;IF([.AA$4]=&quot;.1&quot;;&quot;_LEVEL1@1&quot;;IF([.AA$4]=&quot;.2&quot;;&quot;_LEVEL2@2&quot;;IF([.AA$4]=&quot;.3&quot;;&quot;_LEVEL3@3&quot;))));[$DATA.$A$1:.$A$121];0);4)*[.AA11])" office:value-type="float" office:value="399.06" calcext:value-type="float">
            <text:p>399 S</text:p>
          </table:table-cell>
          <table:table-cell table:style-name="ce55" table:number-matrix-columns-spanned="1" table:number-matrix-rows-spanned="1" table:formula="of:=IF(INDEX([$DATA.$A$1:.$D$121];MATCH([.AB$3]&amp;&quot;_&quot;&amp;[.$H11]&amp;IF([.AB$4]=&quot;Flat&quot;;&quot;&quot;;IF([.AB$4]=&quot;.1&quot;;&quot;_LEVEL1@1&quot;;IF([.AB$4]=&quot;.2&quot;;&quot;_LEVEL2@2&quot;;IF([.AB$4]=&quot;.3&quot;;&quot;_LEVEL3@3&quot;))));[$DATA.$A$1:.$A$121];0);4)*[.AB11]=0;&quot;&quot;;INDEX([$DATA.$A$1:.$D$121];MATCH([.AB$3]&amp;&quot;_&quot;&amp;[.$H11]&amp;IF([.AB$4]=&quot;Flat&quot;;&quot;&quot;;IF([.AB$4]=&quot;.1&quot;;&quot;_LEVEL1@1&quot;;IF([.AB$4]=&quot;.2&quot;;&quot;_LEVEL2@2&quot;;IF([.AB$4]=&quot;.3&quot;;&quot;_LEVEL3@3&quot;))));[$DATA.$A$1:.$A$121];0);4)*[.AB11])" office:value-type="float" office:value="103.517454545455" calcext:value-type="float">
            <text:p>104 S</text:p>
          </table:table-cell>
          <table:table-cell table:style-name="ce3" table:number-columns-repeated="3"/>
          <table:table-cell table:style-name="ce2"/>
          <table:table-cell table:style-name="ce3" table:number-columns-repeated="4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Fletcher</text:p>
          </table:table-cell>
          <table:table-cell table:style-name="ce4" office:value-type="string" calcext:value-type="string">
            <text:p>Planks</text:p>
          </table:table-cell>
          <table:table-cell table:style-name="ce18" table:number-matrix-columns-spanned="1" table:number-matrix-rows-spanned="1" table:formula="of:=IF(INDEX([$DATA.$A$1:.$D$121];MATCH([.I$3]&amp;&quot;_&quot;&amp;[.$H12]&amp;IF([.I$4]=&quot;Flat&quot;;&quot;&quot;;IF([.I$4]=&quot;.1&quot;;&quot;_LEVEL1@1&quot;;IF([.I$4]=&quot;.2&quot;;&quot;_LEVEL2@2&quot;;IF([.I$4]=&quot;.3&quot;;&quot;_LEVEL3@3&quot;))));[$DATA.$A$1:.$A$121];0);4)*[.I12]=0;&quot;&quot;;INDEX([$DATA.$A$1:.$D$121];MATCH([.I$3]&amp;&quot;_&quot;&amp;[.$H12]&amp;IF([.I$4]=&quot;Flat&quot;;&quot;&quot;;IF([.I$4]=&quot;.1&quot;;&quot;_LEVEL1@1&quot;;IF([.I$4]=&quot;.2&quot;;&quot;_LEVEL2@2&quot;;IF([.I$4]=&quot;.3&quot;;&quot;_LEVEL3@3&quot;))));[$DATA.$A$1:.$A$121];0);4)*[.I12])" office:value-type="float" office:value="832.533818181818" calcext:value-type="float">
            <text:p>833 S</text:p>
          </table:table-cell>
          <table:table-cell table:style-name="ce18" table:number-matrix-columns-spanned="1" table:number-matrix-rows-spanned="1" table:formula="of:=IF(INDEX([$DATA.$A$1:.$D$121];MATCH([.J$3]&amp;&quot;_&quot;&amp;[.$H12]&amp;IF([.J$4]=&quot;Flat&quot;;&quot;&quot;;IF([.J$4]=&quot;.1&quot;;&quot;_LEVEL1@1&quot;;IF([.J$4]=&quot;.2&quot;;&quot;_LEVEL2@2&quot;;IF([.J$4]=&quot;.3&quot;;&quot;_LEVEL3@3&quot;))));[$DATA.$A$1:.$A$121];0);4)*[.J12]=0;&quot;&quot;;INDEX([$DATA.$A$1:.$D$121];MATCH([.J$3]&amp;&quot;_&quot;&amp;[.$H12]&amp;IF([.J$4]=&quot;Flat&quot;;&quot;&quot;;IF([.J$4]=&quot;.1&quot;;&quot;_LEVEL1@1&quot;;IF([.J$4]=&quot;.2&quot;;&quot;_LEVEL2@2&quot;;IF([.J$4]=&quot;.3&quot;;&quot;_LEVEL3@3&quot;))));[$DATA.$A$1:.$A$121];0);4)*[.J12])" office:value-type="float" office:value="67.6363636363636" calcext:value-type="float">
            <text:p>68 S</text:p>
          </table:table-cell>
          <table:table-cell table:style-name="ce18" table:number-matrix-columns-spanned="1" table:number-matrix-rows-spanned="1" table:formula="of:=IF(INDEX([$DATA.$A$1:.$D$121];MATCH([.K$3]&amp;&quot;_&quot;&amp;[.$H12]&amp;IF([.K$4]=&quot;Flat&quot;;&quot;&quot;;IF([.K$4]=&quot;.1&quot;;&quot;_LEVEL1@1&quot;;IF([.K$4]=&quot;.2&quot;;&quot;_LEVEL2@2&quot;;IF([.K$4]=&quot;.3&quot;;&quot;_LEVEL3@3&quot;))));[$DATA.$A$1:.$A$121];0);4)*[.K12]=0;&quot;&quot;;INDEX([$DATA.$A$1:.$D$121];MATCH([.K$3]&amp;&quot;_&quot;&amp;[.$H12]&amp;IF([.K$4]=&quot;Flat&quot;;&quot;&quot;;IF([.K$4]=&quot;.1&quot;;&quot;_LEVEL1@1&quot;;IF([.K$4]=&quot;.2&quot;;&quot;_LEVEL2@2&quot;;IF([.K$4]=&quot;.3&quot;;&quot;_LEVEL3@3&quot;))));[$DATA.$A$1:.$A$121];0);4)*[.K12])" office:value-type="float" office:value="26.8363636363636" calcext:value-type="float">
            <text:p>27 S</text:p>
          </table:table-cell>
          <table:table-cell table:style-name="ce18" table:number-matrix-columns-spanned="1" table:number-matrix-rows-spanned="1" table:formula="of:=IF(INDEX([$DATA.$A$1:.$D$121];MATCH([.L$3]&amp;&quot;_&quot;&amp;[.$H12]&amp;IF([.L$4]=&quot;Flat&quot;;&quot;&quot;;IF([.L$4]=&quot;.1&quot;;&quot;_LEVEL1@1&quot;;IF([.L$4]=&quot;.2&quot;;&quot;_LEVEL2@2&quot;;IF([.L$4]=&quot;.3&quot;;&quot;_LEVEL3@3&quot;))));[$DATA.$A$1:.$A$121];0);4)*[.L12]=0;&quot;&quot;;INDEX([$DATA.$A$1:.$D$121];MATCH([.L$3]&amp;&quot;_&quot;&amp;[.$H12]&amp;IF([.L$4]=&quot;Flat&quot;;&quot;&quot;;IF([.L$4]=&quot;.1&quot;;&quot;_LEVEL1@1&quot;;IF([.L$4]=&quot;.2&quot;;&quot;_LEVEL2@2&quot;;IF([.L$4]=&quot;.3&quot;;&quot;_LEVEL3@3&quot;))));[$DATA.$A$1:.$A$121];0);4)*[.L12])" office:value-type="float" office:value="13.3112727272727" calcext:value-type="float">
            <text:p>13 S</text:p>
          </table:table-cell>
          <table:table-cell table:style-name="ce25" table:number-matrix-columns-spanned="1" table:number-matrix-rows-spanned="1" table:formula="of:=IF(INDEX([$DATA.$A$1:.$D$121];MATCH([.M$3]&amp;&quot;_&quot;&amp;[.$H12]&amp;IF([.M$4]=&quot;Flat&quot;;&quot;&quot;;IF([.M$4]=&quot;.1&quot;;&quot;_LEVEL1@1&quot;;IF([.M$4]=&quot;.2&quot;;&quot;_LEVEL2@2&quot;;IF([.M$4]=&quot;.3&quot;;&quot;_LEVEL3@3&quot;))));[$DATA.$A$1:.$A$121];0);4)*[.M12]=0;&quot;&quot;;INDEX([$DATA.$A$1:.$D$121];MATCH([.M$3]&amp;&quot;_&quot;&amp;[.$H12]&amp;IF([.M$4]=&quot;Flat&quot;;&quot;&quot;;IF([.M$4]=&quot;.1&quot;;&quot;_LEVEL1@1&quot;;IF([.M$4]=&quot;.2&quot;;&quot;_LEVEL2@2&quot;;IF([.M$4]=&quot;.3&quot;;&quot;_LEVEL3@3&quot;))));[$DATA.$A$1:.$A$121];0);4)*[.M12])" office:value-type="float" office:value="1930.90145454545" calcext:value-type="float">
            <text:p>1,931 S</text:p>
          </table:table-cell>
          <table:table-cell table:style-name="ce25" table:number-matrix-columns-spanned="1" table:number-matrix-rows-spanned="1" table:formula="of:=IF(INDEX([$DATA.$A$1:.$D$121];MATCH([.N$3]&amp;&quot;_&quot;&amp;[.$H12]&amp;IF([.N$4]=&quot;Flat&quot;;&quot;&quot;;IF([.N$4]=&quot;.1&quot;;&quot;_LEVEL1@1&quot;;IF([.N$4]=&quot;.2&quot;;&quot;_LEVEL2@2&quot;;IF([.N$4]=&quot;.3&quot;;&quot;_LEVEL3@3&quot;))));[$DATA.$A$1:.$A$121];0);4)*[.N12]=0;&quot;&quot;;INDEX([$DATA.$A$1:.$D$121];MATCH([.N$3]&amp;&quot;_&quot;&amp;[.$H12]&amp;IF([.N$4]=&quot;Flat&quot;;&quot;&quot;;IF([.N$4]=&quot;.1&quot;;&quot;_LEVEL1@1&quot;;IF([.N$4]=&quot;.2&quot;;&quot;_LEVEL2@2&quot;;IF([.N$4]=&quot;.3&quot;;&quot;_LEVEL3@3&quot;))));[$DATA.$A$1:.$A$121];0);4)*[.N12])" office:value-type="float" office:value="189.272727272727" calcext:value-type="float">
            <text:p>189 S</text:p>
          </table:table-cell>
          <table:table-cell table:style-name="ce25" table:number-matrix-columns-spanned="1" table:number-matrix-rows-spanned="1" table:formula="of:=IF(INDEX([$DATA.$A$1:.$D$121];MATCH([.O$3]&amp;&quot;_&quot;&amp;[.$H12]&amp;IF([.O$4]=&quot;Flat&quot;;&quot;&quot;;IF([.O$4]=&quot;.1&quot;;&quot;_LEVEL1@1&quot;;IF([.O$4]=&quot;.2&quot;;&quot;_LEVEL2@2&quot;;IF([.O$4]=&quot;.3&quot;;&quot;_LEVEL3@3&quot;))));[$DATA.$A$1:.$A$121];0);4)*[.O12]=0;&quot;&quot;;INDEX([$DATA.$A$1:.$D$121];MATCH([.O$3]&amp;&quot;_&quot;&amp;[.$H12]&amp;IF([.O$4]=&quot;Flat&quot;;&quot;&quot;;IF([.O$4]=&quot;.1&quot;;&quot;_LEVEL1@1&quot;;IF([.O$4]=&quot;.2&quot;;&quot;_LEVEL2@2&quot;;IF([.O$4]=&quot;.3&quot;;&quot;_LEVEL3@3&quot;))));[$DATA.$A$1:.$A$121];0);4)*[.O12])" office:value-type="float" office:value="56.6727272727273" calcext:value-type="float">
            <text:p>57 S</text:p>
          </table:table-cell>
          <table:table-cell table:style-name="ce25" table:number-matrix-columns-spanned="1" table:number-matrix-rows-spanned="1" table:formula="of:=IF(INDEX([$DATA.$A$1:.$D$121];MATCH([.P$3]&amp;&quot;_&quot;&amp;[.$H12]&amp;IF([.P$4]=&quot;Flat&quot;;&quot;&quot;;IF([.P$4]=&quot;.1&quot;;&quot;_LEVEL1@1&quot;;IF([.P$4]=&quot;.2&quot;;&quot;_LEVEL2@2&quot;;IF([.P$4]=&quot;.3&quot;;&quot;_LEVEL3@3&quot;))));[$DATA.$A$1:.$A$121];0);4)*[.P12]=0;&quot;&quot;;INDEX([$DATA.$A$1:.$D$121];MATCH([.P$3]&amp;&quot;_&quot;&amp;[.$H12]&amp;IF([.P$4]=&quot;Flat&quot;;&quot;&quot;;IF([.P$4]=&quot;.1&quot;;&quot;_LEVEL1@1&quot;;IF([.P$4]=&quot;.2&quot;;&quot;_LEVEL2@2&quot;;IF([.P$4]=&quot;.3&quot;;&quot;_LEVEL3@3&quot;))));[$DATA.$A$1:.$A$121];0);4)*[.P12])" office:value-type="float" office:value="19.6363636363636" calcext:value-type="float">
            <text:p>20 S</text:p>
          </table:table-cell>
          <table:table-cell table:style-name="ce32" table:number-matrix-columns-spanned="1" table:number-matrix-rows-spanned="1" table:formula="of:=IF(INDEX([$DATA.$A$1:.$D$121];MATCH([.Q$3]&amp;&quot;_&quot;&amp;[.$H12]&amp;IF([.Q$4]=&quot;Flat&quot;;&quot;&quot;;IF([.Q$4]=&quot;.1&quot;;&quot;_LEVEL1@1&quot;;IF([.Q$4]=&quot;.2&quot;;&quot;_LEVEL2@2&quot;;IF([.Q$4]=&quot;.3&quot;;&quot;_LEVEL3@3&quot;))));[$DATA.$A$1:.$A$121];0);4)*[.Q12]=0;&quot;&quot;;INDEX([$DATA.$A$1:.$D$121];MATCH([.Q$3]&amp;&quot;_&quot;&amp;[.$H12]&amp;IF([.Q$4]=&quot;Flat&quot;;&quot;&quot;;IF([.Q$4]=&quot;.1&quot;;&quot;_LEVEL1@1&quot;;IF([.Q$4]=&quot;.2&quot;;&quot;_LEVEL2@2&quot;;IF([.Q$4]=&quot;.3&quot;;&quot;_LEVEL3@3&quot;))));[$DATA.$A$1:.$A$121];0);4)*[.Q12])" office:value-type="float" office:value="2590.85915209091" calcext:value-type="float">
            <text:p>2,591 S</text:p>
          </table:table-cell>
          <table:table-cell table:style-name="ce32" table:number-matrix-columns-spanned="1" table:number-matrix-rows-spanned="1" table:formula="of:=IF(INDEX([$DATA.$A$1:.$D$121];MATCH([.R$3]&amp;&quot;_&quot;&amp;[.$H12]&amp;IF([.R$4]=&quot;Flat&quot;;&quot;&quot;;IF([.R$4]=&quot;.1&quot;;&quot;_LEVEL1@1&quot;;IF([.R$4]=&quot;.2&quot;;&quot;_LEVEL2@2&quot;;IF([.R$4]=&quot;.3&quot;;&quot;_LEVEL3@3&quot;))));[$DATA.$A$1:.$A$121];0);4)*[.R12]=0;&quot;&quot;;INDEX([$DATA.$A$1:.$D$121];MATCH([.R$3]&amp;&quot;_&quot;&amp;[.$H12]&amp;IF([.R$4]=&quot;Flat&quot;;&quot;&quot;;IF([.R$4]=&quot;.1&quot;;&quot;_LEVEL1@1&quot;;IF([.R$4]=&quot;.2&quot;;&quot;_LEVEL2@2&quot;;IF([.R$4]=&quot;.3&quot;;&quot;_LEVEL3@3&quot;))));[$DATA.$A$1:.$A$121];0);4)*[.R12])" office:value-type="float" office:value="315.762081818182" calcext:value-type="float">
            <text:p>316 S</text:p>
          </table:table-cell>
          <table:table-cell table:style-name="ce32" table:number-matrix-columns-spanned="1" table:number-matrix-rows-spanned="1" table:formula="of:=IF(INDEX([$DATA.$A$1:.$D$121];MATCH([.S$3]&amp;&quot;_&quot;&amp;[.$H12]&amp;IF([.S$4]=&quot;Flat&quot;;&quot;&quot;;IF([.S$4]=&quot;.1&quot;;&quot;_LEVEL1@1&quot;;IF([.S$4]=&quot;.2&quot;;&quot;_LEVEL2@2&quot;;IF([.S$4]=&quot;.3&quot;;&quot;_LEVEL3@3&quot;))));[$DATA.$A$1:.$A$121];0);4)*[.S12]=0;&quot;&quot;;INDEX([$DATA.$A$1:.$D$121];MATCH([.S$3]&amp;&quot;_&quot;&amp;[.$H12]&amp;IF([.S$4]=&quot;Flat&quot;;&quot;&quot;;IF([.S$4]=&quot;.1&quot;;&quot;_LEVEL1@1&quot;;IF([.S$4]=&quot;.2&quot;;&quot;_LEVEL2@2&quot;;IF([.S$4]=&quot;.3&quot;;&quot;_LEVEL3@3&quot;))));[$DATA.$A$1:.$A$121];0);4)*[.S12])" office:value-type="float" office:value="110.320377272727" calcext:value-type="float">
            <text:p>110 S</text:p>
          </table:table-cell>
          <table:table-cell table:style-name="ce32" table:number-matrix-columns-spanned="1" table:number-matrix-rows-spanned="1" table:formula="of:=IF(INDEX([$DATA.$A$1:.$D$121];MATCH([.T$3]&amp;&quot;_&quot;&amp;[.$H12]&amp;IF([.T$4]=&quot;Flat&quot;;&quot;&quot;;IF([.T$4]=&quot;.1&quot;;&quot;_LEVEL1@1&quot;;IF([.T$4]=&quot;.2&quot;;&quot;_LEVEL2@2&quot;;IF([.T$4]=&quot;.3&quot;;&quot;_LEVEL3@3&quot;))));[$DATA.$A$1:.$A$121];0);4)*[.T12]=0;&quot;&quot;;INDEX([$DATA.$A$1:.$D$121];MATCH([.T$3]&amp;&quot;_&quot;&amp;[.$H12]&amp;IF([.T$4]=&quot;Flat&quot;;&quot;&quot;;IF([.T$4]=&quot;.1&quot;;&quot;_LEVEL1@1&quot;;IF([.T$4]=&quot;.2&quot;;&quot;_LEVEL2@2&quot;;IF([.T$4]=&quot;.3&quot;;&quot;_LEVEL3@3&quot;))));[$DATA.$A$1:.$A$121];0);4)*[.T12])" office:value-type="float" office:value="34.8320046818182" calcext:value-type="float">
            <text:p>35 S</text:p>
          </table:table-cell>
          <table:table-cell table:style-name="ce41" table:number-matrix-columns-spanned="1" table:number-matrix-rows-spanned="1" table:formula="of:=IF(INDEX([$DATA.$A$1:.$D$121];MATCH([.U$3]&amp;&quot;_&quot;&amp;[.$H12]&amp;IF([.U$4]=&quot;Flat&quot;;&quot;&quot;;IF([.U$4]=&quot;.1&quot;;&quot;_LEVEL1@1&quot;;IF([.U$4]=&quot;.2&quot;;&quot;_LEVEL2@2&quot;;IF([.U$4]=&quot;.3&quot;;&quot;_LEVEL3@3&quot;))));[$DATA.$A$1:.$A$121];0);4)*[.U12]=0;&quot;&quot;;INDEX([$DATA.$A$1:.$D$121];MATCH([.U$3]&amp;&quot;_&quot;&amp;[.$H12]&amp;IF([.U$4]=&quot;Flat&quot;;&quot;&quot;;IF([.U$4]=&quot;.1&quot;;&quot;_LEVEL1@1&quot;;IF([.U$4]=&quot;.2&quot;;&quot;_LEVEL2@2&quot;;IF([.U$4]=&quot;.3&quot;;&quot;_LEVEL3@3&quot;))));[$DATA.$A$1:.$A$121];0);4)*[.U12])" office:value-type="float" office:value="5277.62712736364" calcext:value-type="float">
            <text:p>5,278 S</text:p>
          </table:table-cell>
          <table:table-cell table:style-name="ce41" table:number-matrix-columns-spanned="1" table:number-matrix-rows-spanned="1" table:formula="of:=IF(INDEX([$DATA.$A$1:.$D$121];MATCH([.V$3]&amp;&quot;_&quot;&amp;[.$H12]&amp;IF([.V$4]=&quot;Flat&quot;;&quot;&quot;;IF([.V$4]=&quot;.1&quot;;&quot;_LEVEL1@1&quot;;IF([.V$4]=&quot;.2&quot;;&quot;_LEVEL2@2&quot;;IF([.V$4]=&quot;.3&quot;;&quot;_LEVEL3@3&quot;))));[$DATA.$A$1:.$A$121];0);4)*[.V12]=0;&quot;&quot;;INDEX([$DATA.$A$1:.$D$121];MATCH([.V$3]&amp;&quot;_&quot;&amp;[.$H12]&amp;IF([.V$4]=&quot;Flat&quot;;&quot;&quot;;IF([.V$4]=&quot;.1&quot;;&quot;_LEVEL1@1&quot;;IF([.V$4]=&quot;.2&quot;;&quot;_LEVEL2@2&quot;;IF([.V$4]=&quot;.3&quot;;&quot;_LEVEL3@3&quot;))));[$DATA.$A$1:.$A$121];0);4)*[.V12])" office:value-type="float" office:value="744.757227272727" calcext:value-type="float">
            <text:p>745 S</text:p>
          </table:table-cell>
          <table:table-cell table:style-name="ce41" table:number-matrix-columns-spanned="1" table:number-matrix-rows-spanned="1" table:formula="of:=IF(INDEX([$DATA.$A$1:.$D$121];MATCH([.W$3]&amp;&quot;_&quot;&amp;[.$H12]&amp;IF([.W$4]=&quot;Flat&quot;;&quot;&quot;;IF([.W$4]=&quot;.1&quot;;&quot;_LEVEL1@1&quot;;IF([.W$4]=&quot;.2&quot;;&quot;_LEVEL2@2&quot;;IF([.W$4]=&quot;.3&quot;;&quot;_LEVEL3@3&quot;))));[$DATA.$A$1:.$A$121];0);4)*[.W12]=0;&quot;&quot;;INDEX([$DATA.$A$1:.$D$121];MATCH([.W$3]&amp;&quot;_&quot;&amp;[.$H12]&amp;IF([.W$4]=&quot;Flat&quot;;&quot;&quot;;IF([.W$4]=&quot;.1&quot;;&quot;_LEVEL1@1&quot;;IF([.W$4]=&quot;.2&quot;;&quot;_LEVEL2@2&quot;;IF([.W$4]=&quot;.3&quot;;&quot;_LEVEL3@3&quot;))));[$DATA.$A$1:.$A$121];0);4)*[.W12])" office:value-type="float" office:value="208.404769090909" calcext:value-type="float">
            <text:p>208 S</text:p>
          </table:table-cell>
          <table:table-cell table:style-name="ce41" table:number-matrix-columns-spanned="1" table:number-matrix-rows-spanned="1" table:formula="of:=IF(INDEX([$DATA.$A$1:.$D$121];MATCH([.X$3]&amp;&quot;_&quot;&amp;[.$H12]&amp;IF([.X$4]=&quot;Flat&quot;;&quot;&quot;;IF([.X$4]=&quot;.1&quot;;&quot;_LEVEL1@1&quot;;IF([.X$4]=&quot;.2&quot;;&quot;_LEVEL2@2&quot;;IF([.X$4]=&quot;.3&quot;;&quot;_LEVEL3@3&quot;))));[$DATA.$A$1:.$A$121];0);4)*[.X12]=0;&quot;&quot;;INDEX([$DATA.$A$1:.$D$121];MATCH([.X$3]&amp;&quot;_&quot;&amp;[.$H12]&amp;IF([.X$4]=&quot;Flat&quot;;&quot;&quot;;IF([.X$4]=&quot;.1&quot;;&quot;_LEVEL1@1&quot;;IF([.X$4]=&quot;.2&quot;;&quot;_LEVEL2@2&quot;;IF([.X$4]=&quot;.3&quot;;&quot;_LEVEL3@3&quot;))));[$DATA.$A$1:.$A$121];0);4)*[.X12])" office:value-type="float" office:value="52.170546" calcext:value-type="float">
            <text:p>52 S</text:p>
          </table:table-cell>
          <table:table-cell table:style-name="ce49" table:number-matrix-columns-spanned="1" table:number-matrix-rows-spanned="1" table:formula="of:=IF(INDEX([$DATA.$A$1:.$D$121];MATCH([.Y$3]&amp;&quot;_&quot;&amp;[.$H12]&amp;IF([.Y$4]=&quot;Flat&quot;;&quot;&quot;;IF([.Y$4]=&quot;.1&quot;;&quot;_LEVEL1@1&quot;;IF([.Y$4]=&quot;.2&quot;;&quot;_LEVEL2@2&quot;;IF([.Y$4]=&quot;.3&quot;;&quot;_LEVEL3@3&quot;))));[$DATA.$A$1:.$A$121];0);4)*[.Y12]=0;&quot;&quot;;INDEX([$DATA.$A$1:.$D$121];MATCH([.Y$3]&amp;&quot;_&quot;&amp;[.$H12]&amp;IF([.Y$4]=&quot;Flat&quot;;&quot;&quot;;IF([.Y$4]=&quot;.1&quot;;&quot;_LEVEL1@1&quot;;IF([.Y$4]=&quot;.2&quot;;&quot;_LEVEL2@2&quot;;IF([.Y$4]=&quot;.3&quot;;&quot;_LEVEL3@3&quot;))));[$DATA.$A$1:.$A$121];0);4)*[.Y12])" office:value-type="float" office:value="11332.9696363636" calcext:value-type="float">
            <text:p>11,333 S</text:p>
          </table:table-cell>
          <table:table-cell table:style-name="ce49" table:number-matrix-columns-spanned="1" table:number-matrix-rows-spanned="1" table:formula="of:=IF(INDEX([$DATA.$A$1:.$D$121];MATCH([.Z$3]&amp;&quot;_&quot;&amp;[.$H12]&amp;IF([.Z$4]=&quot;Flat&quot;;&quot;&quot;;IF([.Z$4]=&quot;.1&quot;;&quot;_LEVEL1@1&quot;;IF([.Z$4]=&quot;.2&quot;;&quot;_LEVEL2@2&quot;;IF([.Z$4]=&quot;.3&quot;;&quot;_LEVEL3@3&quot;))));[$DATA.$A$1:.$A$121];0);4)*[.Z12]=0;&quot;&quot;;INDEX([$DATA.$A$1:.$D$121];MATCH([.Z$3]&amp;&quot;_&quot;&amp;[.$H12]&amp;IF([.Z$4]=&quot;Flat&quot;;&quot;&quot;;IF([.Z$4]=&quot;.1&quot;;&quot;_LEVEL1@1&quot;;IF([.Z$4]=&quot;.2&quot;;&quot;_LEVEL2@2&quot;;IF([.Z$4]=&quot;.3&quot;;&quot;_LEVEL3@3&quot;))));[$DATA.$A$1:.$A$121];0);4)*[.Z12])" office:value-type="float" office:value="1577.23636363636" calcext:value-type="float">
            <text:p>1,577 S</text:p>
          </table:table-cell>
          <table:table-cell table:style-name="ce49" table:number-matrix-columns-spanned="1" table:number-matrix-rows-spanned="1" table:formula="of:=IF(INDEX([$DATA.$A$1:.$D$121];MATCH([.AA$3]&amp;&quot;_&quot;&amp;[.$H12]&amp;IF([.AA$4]=&quot;Flat&quot;;&quot;&quot;;IF([.AA$4]=&quot;.1&quot;;&quot;_LEVEL1@1&quot;;IF([.AA$4]=&quot;.2&quot;;&quot;_LEVEL2@2&quot;;IF([.AA$4]=&quot;.3&quot;;&quot;_LEVEL3@3&quot;))));[$DATA.$A$1:.$A$121];0);4)*[.AA12]=0;&quot;&quot;;INDEX([$DATA.$A$1:.$D$121];MATCH([.AA$3]&amp;&quot;_&quot;&amp;[.$H12]&amp;IF([.AA$4]=&quot;Flat&quot;;&quot;&quot;;IF([.AA$4]=&quot;.1&quot;;&quot;_LEVEL1@1&quot;;IF([.AA$4]=&quot;.2&quot;;&quot;_LEVEL2@2&quot;;IF([.AA$4]=&quot;.3&quot;;&quot;_LEVEL3@3&quot;))));[$DATA.$A$1:.$A$121];0);4)*[.AA12])" office:value-type="float" office:value="381.807272727273" calcext:value-type="float">
            <text:p>382 S</text:p>
          </table:table-cell>
          <table:table-cell table:style-name="ce55" table:number-matrix-columns-spanned="1" table:number-matrix-rows-spanned="1" table:formula="of:=IF(INDEX([$DATA.$A$1:.$D$121];MATCH([.AB$3]&amp;&quot;_&quot;&amp;[.$H12]&amp;IF([.AB$4]=&quot;Flat&quot;;&quot;&quot;;IF([.AB$4]=&quot;.1&quot;;&quot;_LEVEL1@1&quot;;IF([.AB$4]=&quot;.2&quot;;&quot;_LEVEL2@2&quot;;IF([.AB$4]=&quot;.3&quot;;&quot;_LEVEL3@3&quot;))));[$DATA.$A$1:.$A$121];0);4)*[.AB12]=0;&quot;&quot;;INDEX([$DATA.$A$1:.$D$121];MATCH([.AB$3]&amp;&quot;_&quot;&amp;[.$H12]&amp;IF([.AB$4]=&quot;Flat&quot;;&quot;&quot;;IF([.AB$4]=&quot;.1&quot;;&quot;_LEVEL1@1&quot;;IF([.AB$4]=&quot;.2&quot;;&quot;_LEVEL2@2&quot;;IF([.AB$4]=&quot;.3&quot;;&quot;_LEVEL3@3&quot;))));[$DATA.$A$1:.$A$121];0);4)*[.AB12])" office:value-type="float" office:value="95.4889090909091" calcext:value-type="float">
            <text:p>95 S</text:p>
          </table:table-cell>
          <table:table-cell table:style-name="ce3"/>
          <table:table-cell table:style-name="ce59" office:value-type="string" calcext:value-type="string" table:number-columns-spanned="6" table:number-rows-spanned="1">
            <text:p>(Happiness x Return rate) Reference Table</text:p>
          </table:table-cell>
          <table:covered-table-cell table:number-columns-repeated="4" table:style-name="ce74"/>
          <table:covered-table-cell table:style-name="ce98"/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6" office:value-type="string" calcext:value-type="string">
            <text:p>Imbuer</text:p>
          </table:table-cell>
          <table:table-cell table:style-name="ce10" office:value-type="string" calcext:value-type="string">
            <text:p>Cloth</text:p>
          </table:table-cell>
          <table:table-cell table:style-name="ce17" table:number-matrix-columns-spanned="1" table:number-matrix-rows-spanned="1" table:formula="of:=IF(INDEX([$DATA.$A$1:.$D$121];MATCH([.I$3]&amp;&quot;_&quot;&amp;[.$H13]&amp;IF([.I$4]=&quot;Flat&quot;;&quot;&quot;;IF([.I$4]=&quot;.1&quot;;&quot;_LEVEL1@1&quot;;IF([.I$4]=&quot;.2&quot;;&quot;_LEVEL2@2&quot;;IF([.I$4]=&quot;.3&quot;;&quot;_LEVEL3@3&quot;))));[$DATA.$A$1:.$A$121];0);4)*[.I13]=0;&quot;&quot;;INDEX([$DATA.$A$1:.$D$121];MATCH([.I$3]&amp;&quot;_&quot;&amp;[.$H13]&amp;IF([.I$4]=&quot;Flat&quot;;&quot;&quot;;IF([.I$4]=&quot;.1&quot;;&quot;_LEVEL1@1&quot;;IF([.I$4]=&quot;.2&quot;;&quot;_LEVEL2@2&quot;;IF([.I$4]=&quot;.3&quot;;&quot;_LEVEL3@3&quot;))));[$DATA.$A$1:.$A$121];0);4)*[.I13])" office:value-type="float" office:value="2372.584" calcext:value-type="float">
            <text:p>2,373 S</text:p>
          </table:table-cell>
          <table:table-cell table:style-name="ce17" table:number-matrix-columns-spanned="1" table:number-matrix-rows-spanned="1" table:formula="of:=IF(INDEX([$DATA.$A$1:.$D$121];MATCH([.J$3]&amp;&quot;_&quot;&amp;[.$H13]&amp;IF([.J$4]=&quot;Flat&quot;;&quot;&quot;;IF([.J$4]=&quot;.1&quot;;&quot;_LEVEL1@1&quot;;IF([.J$4]=&quot;.2&quot;;&quot;_LEVEL2@2&quot;;IF([.J$4]=&quot;.3&quot;;&quot;_LEVEL3@3&quot;))));[$DATA.$A$1:.$A$121];0);4)*[.J13]=0;&quot;&quot;;INDEX([$DATA.$A$1:.$D$121];MATCH([.J$3]&amp;&quot;_&quot;&amp;[.$H13]&amp;IF([.J$4]=&quot;Flat&quot;;&quot;&quot;;IF([.J$4]=&quot;.1&quot;;&quot;_LEVEL1@1&quot;;IF([.J$4]=&quot;.2&quot;;&quot;_LEVEL2@2&quot;;IF([.J$4]=&quot;.3&quot;;&quot;_LEVEL3@3&quot;))));[$DATA.$A$1:.$A$121];0);4)*[.J13])" office:value-type="float" office:value="170.8" calcext:value-type="float">
            <text:p>171 S</text:p>
          </table:table-cell>
          <table:table-cell table:style-name="ce17" table:number-matrix-columns-spanned="1" table:number-matrix-rows-spanned="1" table:formula="of:=IF(INDEX([$DATA.$A$1:.$D$121];MATCH([.K$3]&amp;&quot;_&quot;&amp;[.$H13]&amp;IF([.K$4]=&quot;Flat&quot;;&quot;&quot;;IF([.K$4]=&quot;.1&quot;;&quot;_LEVEL1@1&quot;;IF([.K$4]=&quot;.2&quot;;&quot;_LEVEL2@2&quot;;IF([.K$4]=&quot;.3&quot;;&quot;_LEVEL3@3&quot;))));[$DATA.$A$1:.$A$121];0);4)*[.K13]=0;&quot;&quot;;INDEX([$DATA.$A$1:.$D$121];MATCH([.K$3]&amp;&quot;_&quot;&amp;[.$H13]&amp;IF([.K$4]=&quot;Flat&quot;;&quot;&quot;;IF([.K$4]=&quot;.1&quot;;&quot;_LEVEL1@1&quot;;IF([.K$4]=&quot;.2&quot;;&quot;_LEVEL2@2&quot;;IF([.K$4]=&quot;.3&quot;;&quot;_LEVEL3@3&quot;))));[$DATA.$A$1:.$A$121];0);4)*[.K13])" office:value-type="float" office:value="91.76" calcext:value-type="float">
            <text:p>92 S</text:p>
          </table:table-cell>
          <table:table-cell table:style-name="ce17" table:number-matrix-columns-spanned="1" table:number-matrix-rows-spanned="1" table:formula="of:=IF(INDEX([$DATA.$A$1:.$D$121];MATCH([.L$3]&amp;&quot;_&quot;&amp;[.$H13]&amp;IF([.L$4]=&quot;Flat&quot;;&quot;&quot;;IF([.L$4]=&quot;.1&quot;;&quot;_LEVEL1@1&quot;;IF([.L$4]=&quot;.2&quot;;&quot;_LEVEL2@2&quot;;IF([.L$4]=&quot;.3&quot;;&quot;_LEVEL3@3&quot;))));[$DATA.$A$1:.$A$121];0);4)*[.L13]=0;&quot;&quot;;INDEX([$DATA.$A$1:.$D$121];MATCH([.L$3]&amp;&quot;_&quot;&amp;[.$H13]&amp;IF([.L$4]=&quot;Flat&quot;;&quot;&quot;;IF([.L$4]=&quot;.1&quot;;&quot;_LEVEL1@1&quot;;IF([.L$4]=&quot;.2&quot;;&quot;_LEVEL2@2&quot;;IF([.L$4]=&quot;.3&quot;;&quot;_LEVEL3@3&quot;))));[$DATA.$A$1:.$A$121];0);4)*[.L13])" office:value-type="float" office:value="39.8" calcext:value-type="float">
            <text:p>40 S</text:p>
          </table:table-cell>
          <table:table-cell table:style-name="ce24" table:number-matrix-columns-spanned="1" table:number-matrix-rows-spanned="1" table:formula="of:=IF(INDEX([$DATA.$A$1:.$D$121];MATCH([.M$3]&amp;&quot;_&quot;&amp;[.$H13]&amp;IF([.M$4]=&quot;Flat&quot;;&quot;&quot;;IF([.M$4]=&quot;.1&quot;;&quot;_LEVEL1@1&quot;;IF([.M$4]=&quot;.2&quot;;&quot;_LEVEL2@2&quot;;IF([.M$4]=&quot;.3&quot;;&quot;_LEVEL3@3&quot;))));[$DATA.$A$1:.$A$121];0);4)*[.M13]=0;&quot;&quot;;INDEX([$DATA.$A$1:.$D$121];MATCH([.M$3]&amp;&quot;_&quot;&amp;[.$H13]&amp;IF([.M$4]=&quot;Flat&quot;;&quot;&quot;;IF([.M$4]=&quot;.1&quot;;&quot;_LEVEL1@1&quot;;IF([.M$4]=&quot;.2&quot;;&quot;_LEVEL2@2&quot;;IF([.M$4]=&quot;.3&quot;;&quot;_LEVEL3@3&quot;))));[$DATA.$A$1:.$A$121];0);4)*[.M13])" office:value-type="float" office:value="5769.006" calcext:value-type="float">
            <text:p>5,769 S</text:p>
          </table:table-cell>
          <table:table-cell table:style-name="ce24" table:number-matrix-columns-spanned="1" table:number-matrix-rows-spanned="1" table:formula="of:=IF(INDEX([$DATA.$A$1:.$D$121];MATCH([.N$3]&amp;&quot;_&quot;&amp;[.$H13]&amp;IF([.N$4]=&quot;Flat&quot;;&quot;&quot;;IF([.N$4]=&quot;.1&quot;;&quot;_LEVEL1@1&quot;;IF([.N$4]=&quot;.2&quot;;&quot;_LEVEL2@2&quot;;IF([.N$4]=&quot;.3&quot;;&quot;_LEVEL3@3&quot;))));[$DATA.$A$1:.$A$121];0);4)*[.N13]=0;&quot;&quot;;INDEX([$DATA.$A$1:.$D$121];MATCH([.N$3]&amp;&quot;_&quot;&amp;[.$H13]&amp;IF([.N$4]=&quot;Flat&quot;;&quot;&quot;;IF([.N$4]=&quot;.1&quot;;&quot;_LEVEL1@1&quot;;IF([.N$4]=&quot;.2&quot;;&quot;_LEVEL2@2&quot;;IF([.N$4]=&quot;.3&quot;;&quot;_LEVEL3@3&quot;))));[$DATA.$A$1:.$A$121];0);4)*[.N13])" office:value-type="float" office:value="411.8" calcext:value-type="float">
            <text:p>412 S</text:p>
          </table:table-cell>
          <table:table-cell table:style-name="ce24" table:number-matrix-columns-spanned="1" table:number-matrix-rows-spanned="1" table:formula="of:=IF(INDEX([$DATA.$A$1:.$D$121];MATCH([.O$3]&amp;&quot;_&quot;&amp;[.$H13]&amp;IF([.O$4]=&quot;Flat&quot;;&quot;&quot;;IF([.O$4]=&quot;.1&quot;;&quot;_LEVEL1@1&quot;;IF([.O$4]=&quot;.2&quot;;&quot;_LEVEL2@2&quot;;IF([.O$4]=&quot;.3&quot;;&quot;_LEVEL3@3&quot;))));[$DATA.$A$1:.$A$121];0);4)*[.O13]=0;&quot;&quot;;INDEX([$DATA.$A$1:.$D$121];MATCH([.O$3]&amp;&quot;_&quot;&amp;[.$H13]&amp;IF([.O$4]=&quot;Flat&quot;;&quot;&quot;;IF([.O$4]=&quot;.1&quot;;&quot;_LEVEL1@1&quot;;IF([.O$4]=&quot;.2&quot;;&quot;_LEVEL2@2&quot;;IF([.O$4]=&quot;.3&quot;;&quot;_LEVEL3@3&quot;))));[$DATA.$A$1:.$A$121];0);4)*[.O13])" office:value-type="float" office:value="115.42" calcext:value-type="float">
            <text:p>115 S</text:p>
          </table:table-cell>
          <table:table-cell table:style-name="ce24" table:number-matrix-columns-spanned="1" table:number-matrix-rows-spanned="1" table:formula="of:=IF(INDEX([$DATA.$A$1:.$D$121];MATCH([.P$3]&amp;&quot;_&quot;&amp;[.$H13]&amp;IF([.P$4]=&quot;Flat&quot;;&quot;&quot;;IF([.P$4]=&quot;.1&quot;;&quot;_LEVEL1@1&quot;;IF([.P$4]=&quot;.2&quot;;&quot;_LEVEL2@2&quot;;IF([.P$4]=&quot;.3&quot;;&quot;_LEVEL3@3&quot;))));[$DATA.$A$1:.$A$121];0);4)*[.P13]=0;&quot;&quot;;INDEX([$DATA.$A$1:.$D$121];MATCH([.P$3]&amp;&quot;_&quot;&amp;[.$H13]&amp;IF([.P$4]=&quot;Flat&quot;;&quot;&quot;;IF([.P$4]=&quot;.1&quot;;&quot;_LEVEL1@1&quot;;IF([.P$4]=&quot;.2&quot;;&quot;_LEVEL2@2&quot;;IF([.P$4]=&quot;.3&quot;;&quot;_LEVEL3@3&quot;))));[$DATA.$A$1:.$A$121];0);4)*[.P13])" office:value-type="float" office:value="38.1" calcext:value-type="float">
            <text:p>38 S</text:p>
          </table:table-cell>
          <table:table-cell table:style-name="ce31" table:number-matrix-columns-spanned="1" table:number-matrix-rows-spanned="1" table:formula="of:=IF(INDEX([$DATA.$A$1:.$D$121];MATCH([.Q$3]&amp;&quot;_&quot;&amp;[.$H13]&amp;IF([.Q$4]=&quot;Flat&quot;;&quot;&quot;;IF([.Q$4]=&quot;.1&quot;;&quot;_LEVEL1@1&quot;;IF([.Q$4]=&quot;.2&quot;;&quot;_LEVEL2@2&quot;;IF([.Q$4]=&quot;.3&quot;;&quot;_LEVEL3@3&quot;))));[$DATA.$A$1:.$A$121];0);4)*[.Q13]=0;&quot;&quot;;INDEX([$DATA.$A$1:.$D$121];MATCH([.Q$3]&amp;&quot;_&quot;&amp;[.$H13]&amp;IF([.Q$4]=&quot;Flat&quot;;&quot;&quot;;IF([.Q$4]=&quot;.1&quot;;&quot;_LEVEL1@1&quot;;IF([.Q$4]=&quot;.2&quot;;&quot;_LEVEL2@2&quot;;IF([.Q$4]=&quot;.3&quot;;&quot;_LEVEL3@3&quot;))));[$DATA.$A$1:.$A$121];0);4)*[.Q13])" office:value-type="float" office:value="9162.3366515" calcext:value-type="float">
            <text:p>9,162 S</text:p>
          </table:table-cell>
          <table:table-cell table:style-name="ce31" table:number-matrix-columns-spanned="1" table:number-matrix-rows-spanned="1" table:formula="of:=IF(INDEX([$DATA.$A$1:.$D$121];MATCH([.R$3]&amp;&quot;_&quot;&amp;[.$H13]&amp;IF([.R$4]=&quot;Flat&quot;;&quot;&quot;;IF([.R$4]=&quot;.1&quot;;&quot;_LEVEL1@1&quot;;IF([.R$4]=&quot;.2&quot;;&quot;_LEVEL2@2&quot;;IF([.R$4]=&quot;.3&quot;;&quot;_LEVEL3@3&quot;))));[$DATA.$A$1:.$A$121];0);4)*[.R13]=0;&quot;&quot;;INDEX([$DATA.$A$1:.$D$121];MATCH([.R$3]&amp;&quot;_&quot;&amp;[.$H13]&amp;IF([.R$4]=&quot;Flat&quot;;&quot;&quot;;IF([.R$4]=&quot;.1&quot;;&quot;_LEVEL1@1&quot;;IF([.R$4]=&quot;.2&quot;;&quot;_LEVEL2@2&quot;;IF([.R$4]=&quot;.3&quot;;&quot;_LEVEL3@3&quot;))));[$DATA.$A$1:.$A$121];0);4)*[.R13])" office:value-type="float" office:value="888.74445" calcext:value-type="float">
            <text:p>889 S</text:p>
          </table:table-cell>
          <table:table-cell table:style-name="ce31" table:number-matrix-columns-spanned="1" table:number-matrix-rows-spanned="1" table:formula="of:=IF(INDEX([$DATA.$A$1:.$D$121];MATCH([.S$3]&amp;&quot;_&quot;&amp;[.$H13]&amp;IF([.S$4]=&quot;Flat&quot;;&quot;&quot;;IF([.S$4]=&quot;.1&quot;;&quot;_LEVEL1@1&quot;;IF([.S$4]=&quot;.2&quot;;&quot;_LEVEL2@2&quot;;IF([.S$4]=&quot;.3&quot;;&quot;_LEVEL3@3&quot;))));[$DATA.$A$1:.$A$121];0);4)*[.S13]=0;&quot;&quot;;INDEX([$DATA.$A$1:.$D$121];MATCH([.S$3]&amp;&quot;_&quot;&amp;[.$H13]&amp;IF([.S$4]=&quot;Flat&quot;;&quot;&quot;;IF([.S$4]=&quot;.1&quot;;&quot;_LEVEL1@1&quot;;IF([.S$4]=&quot;.2&quot;;&quot;_LEVEL2@2&quot;;IF([.S$4]=&quot;.3&quot;;&quot;_LEVEL3@3&quot;))));[$DATA.$A$1:.$A$121];0);4)*[.S13])" office:value-type="float" office:value="218.519675" calcext:value-type="float">
            <text:p>219 S</text:p>
          </table:table-cell>
          <table:table-cell table:style-name="ce31" table:number-matrix-columns-spanned="1" table:number-matrix-rows-spanned="1" table:formula="of:=IF(INDEX([$DATA.$A$1:.$D$121];MATCH([.T$3]&amp;&quot;_&quot;&amp;[.$H13]&amp;IF([.T$4]=&quot;Flat&quot;;&quot;&quot;;IF([.T$4]=&quot;.1&quot;;&quot;_LEVEL1@1&quot;;IF([.T$4]=&quot;.2&quot;;&quot;_LEVEL2@2&quot;;IF([.T$4]=&quot;.3&quot;;&quot;_LEVEL3@3&quot;))));[$DATA.$A$1:.$A$121];0);4)*[.T13]=0;&quot;&quot;;INDEX([$DATA.$A$1:.$D$121];MATCH([.T$3]&amp;&quot;_&quot;&amp;[.$H13]&amp;IF([.T$4]=&quot;Flat&quot;;&quot;&quot;;IF([.T$4]=&quot;.1&quot;;&quot;_LEVEL1@1&quot;;IF([.T$4]=&quot;.2&quot;;&quot;_LEVEL2@2&quot;;IF([.T$4]=&quot;.3&quot;;&quot;_LEVEL3@3&quot;))));[$DATA.$A$1:.$A$121];0);4)*[.T13])" office:value-type="float" office:value="65.003937" calcext:value-type="float">
            <text:p>65 S</text:p>
          </table:table-cell>
          <table:table-cell table:style-name="ce40" table:number-matrix-columns-spanned="1" table:number-matrix-rows-spanned="1" table:formula="of:=IF(INDEX([$DATA.$A$1:.$D$121];MATCH([.U$3]&amp;&quot;_&quot;&amp;[.$H13]&amp;IF([.U$4]=&quot;Flat&quot;;&quot;&quot;;IF([.U$4]=&quot;.1&quot;;&quot;_LEVEL1@1&quot;;IF([.U$4]=&quot;.2&quot;;&quot;_LEVEL2@2&quot;;IF([.U$4]=&quot;.3&quot;;&quot;_LEVEL3@3&quot;))));[$DATA.$A$1:.$A$121];0);4)*[.U13]=0;&quot;&quot;;INDEX([$DATA.$A$1:.$D$121];MATCH([.U$3]&amp;&quot;_&quot;&amp;[.$H13]&amp;IF([.U$4]=&quot;Flat&quot;;&quot;&quot;;IF([.U$4]=&quot;.1&quot;;&quot;_LEVEL1@1&quot;;IF([.U$4]=&quot;.2&quot;;&quot;_LEVEL2@2&quot;;IF([.U$4]=&quot;.3&quot;;&quot;_LEVEL3@3&quot;))));[$DATA.$A$1:.$A$121];0);4)*[.U13])" office:value-type="float" office:value="20481.7044575" calcext:value-type="float">
            <text:p>20,482 S</text:p>
          </table:table-cell>
          <table:table-cell table:style-name="ce40" table:number-matrix-columns-spanned="1" table:number-matrix-rows-spanned="1" table:formula="of:=IF(INDEX([$DATA.$A$1:.$D$121];MATCH([.V$3]&amp;&quot;_&quot;&amp;[.$H13]&amp;IF([.V$4]=&quot;Flat&quot;;&quot;&quot;;IF([.V$4]=&quot;.1&quot;;&quot;_LEVEL1@1&quot;;IF([.V$4]=&quot;.2&quot;;&quot;_LEVEL2@2&quot;;IF([.V$4]=&quot;.3&quot;;&quot;_LEVEL3@3&quot;))));[$DATA.$A$1:.$A$121];0);4)*[.V13]=0;&quot;&quot;;INDEX([$DATA.$A$1:.$D$121];MATCH([.V$3]&amp;&quot;_&quot;&amp;[.$H13]&amp;IF([.V$4]=&quot;Flat&quot;;&quot;&quot;;IF([.V$4]=&quot;.1&quot;;&quot;_LEVEL1@1&quot;;IF([.V$4]=&quot;.2&quot;;&quot;_LEVEL2@2&quot;;IF([.V$4]=&quot;.3&quot;;&quot;_LEVEL3@3&quot;))));[$DATA.$A$1:.$A$121];0);4)*[.V13])" office:value-type="float" office:value="2011.5126" calcext:value-type="float">
            <text:p>2,012 S</text:p>
          </table:table-cell>
          <table:table-cell table:style-name="ce40" table:number-matrix-columns-spanned="1" table:number-matrix-rows-spanned="1" table:formula="of:=IF(INDEX([$DATA.$A$1:.$D$121];MATCH([.W$3]&amp;&quot;_&quot;&amp;[.$H13]&amp;IF([.W$4]=&quot;Flat&quot;;&quot;&quot;;IF([.W$4]=&quot;.1&quot;;&quot;_LEVEL1@1&quot;;IF([.W$4]=&quot;.2&quot;;&quot;_LEVEL2@2&quot;;IF([.W$4]=&quot;.3&quot;;&quot;_LEVEL3@3&quot;))));[$DATA.$A$1:.$A$121];0);4)*[.W13]=0;&quot;&quot;;INDEX([$DATA.$A$1:.$D$121];MATCH([.W$3]&amp;&quot;_&quot;&amp;[.$H13]&amp;IF([.W$4]=&quot;Flat&quot;;&quot;&quot;;IF([.W$4]=&quot;.1&quot;;&quot;_LEVEL1@1&quot;;IF([.W$4]=&quot;.2&quot;;&quot;_LEVEL2@2&quot;;IF([.W$4]=&quot;.3&quot;;&quot;_LEVEL3@3&quot;))));[$DATA.$A$1:.$A$121];0);4)*[.W13])" office:value-type="float" office:value="430.800115" calcext:value-type="float">
            <text:p>431 S</text:p>
          </table:table-cell>
          <table:table-cell table:style-name="ce40" table:number-matrix-columns-spanned="1" table:number-matrix-rows-spanned="1" table:formula="of:=IF(INDEX([$DATA.$A$1:.$D$121];MATCH([.X$3]&amp;&quot;_&quot;&amp;[.$H13]&amp;IF([.X$4]=&quot;Flat&quot;;&quot;&quot;;IF([.X$4]=&quot;.1&quot;;&quot;_LEVEL1@1&quot;;IF([.X$4]=&quot;.2&quot;;&quot;_LEVEL2@2&quot;;IF([.X$4]=&quot;.3&quot;;&quot;_LEVEL3@3&quot;))));[$DATA.$A$1:.$A$121];0);4)*[.X13]=0;&quot;&quot;;INDEX([$DATA.$A$1:.$D$121];MATCH([.X$3]&amp;&quot;_&quot;&amp;[.$H13]&amp;IF([.X$4]=&quot;Flat&quot;;&quot;&quot;;IF([.X$4]=&quot;.1&quot;;&quot;_LEVEL1@1&quot;;IF([.X$4]=&quot;.2&quot;;&quot;_LEVEL2@2&quot;;IF([.X$4]=&quot;.3&quot;;&quot;_LEVEL3@3&quot;))));[$DATA.$A$1:.$A$121];0);4)*[.X13])" office:value-type="float" office:value="114.214348" calcext:value-type="float">
            <text:p>114 S</text:p>
          </table:table-cell>
          <table:table-cell table:style-name="ce48" table:number-matrix-columns-spanned="1" table:number-matrix-rows-spanned="1" table:formula="of:=IF(INDEX([$DATA.$A$1:.$D$121];MATCH([.Y$3]&amp;&quot;_&quot;&amp;[.$H13]&amp;IF([.Y$4]=&quot;Flat&quot;;&quot;&quot;;IF([.Y$4]=&quot;.1&quot;;&quot;_LEVEL1@1&quot;;IF([.Y$4]=&quot;.2&quot;;&quot;_LEVEL2@2&quot;;IF([.Y$4]=&quot;.3&quot;;&quot;_LEVEL3@3&quot;))));[$DATA.$A$1:.$A$121];0);4)*[.Y13]=0;&quot;&quot;;INDEX([$DATA.$A$1:.$D$121];MATCH([.Y$3]&amp;&quot;_&quot;&amp;[.$H13]&amp;IF([.Y$4]=&quot;Flat&quot;;&quot;&quot;;IF([.Y$4]=&quot;.1&quot;;&quot;_LEVEL1@1&quot;;IF([.Y$4]=&quot;.2&quot;;&quot;_LEVEL2@2&quot;;IF([.Y$4]=&quot;.3&quot;;&quot;_LEVEL3@3&quot;))));[$DATA.$A$1:.$A$121];0);4)*[.Y13])" office:value-type="float" office:value="46269.166" calcext:value-type="float">
            <text:p>46,269 S</text:p>
          </table:table-cell>
          <table:table-cell table:style-name="ce48" table:number-matrix-columns-spanned="1" table:number-matrix-rows-spanned="1" table:formula="of:=IF(INDEX([$DATA.$A$1:.$D$121];MATCH([.Z$3]&amp;&quot;_&quot;&amp;[.$H13]&amp;IF([.Z$4]=&quot;Flat&quot;;&quot;&quot;;IF([.Z$4]=&quot;.1&quot;;&quot;_LEVEL1@1&quot;;IF([.Z$4]=&quot;.2&quot;;&quot;_LEVEL2@2&quot;;IF([.Z$4]=&quot;.3&quot;;&quot;_LEVEL3@3&quot;))));[$DATA.$A$1:.$A$121];0);4)*[.Z13]=0;&quot;&quot;;INDEX([$DATA.$A$1:.$D$121];MATCH([.Z$3]&amp;&quot;_&quot;&amp;[.$H13]&amp;IF([.Z$4]=&quot;Flat&quot;;&quot;&quot;;IF([.Z$4]=&quot;.1&quot;;&quot;_LEVEL1@1&quot;;IF([.Z$4]=&quot;.2&quot;;&quot;_LEVEL2@2&quot;;IF([.Z$4]=&quot;.3&quot;;&quot;_LEVEL3@3&quot;))));[$DATA.$A$1:.$A$121];0);4)*[.Z13])" office:value-type="float" office:value="3959.5" calcext:value-type="float">
            <text:p>3,960 S</text:p>
          </table:table-cell>
          <table:table-cell table:style-name="ce48" table:number-matrix-columns-spanned="1" table:number-matrix-rows-spanned="1" table:formula="of:=IF(INDEX([$DATA.$A$1:.$D$121];MATCH([.AA$3]&amp;&quot;_&quot;&amp;[.$H13]&amp;IF([.AA$4]=&quot;Flat&quot;;&quot;&quot;;IF([.AA$4]=&quot;.1&quot;;&quot;_LEVEL1@1&quot;;IF([.AA$4]=&quot;.2&quot;;&quot;_LEVEL2@2&quot;;IF([.AA$4]=&quot;.3&quot;;&quot;_LEVEL3@3&quot;))));[$DATA.$A$1:.$A$121];0);4)*[.AA13]=0;&quot;&quot;;INDEX([$DATA.$A$1:.$D$121];MATCH([.AA$3]&amp;&quot;_&quot;&amp;[.$H13]&amp;IF([.AA$4]=&quot;Flat&quot;;&quot;&quot;;IF([.AA$4]=&quot;.1&quot;;&quot;_LEVEL1@1&quot;;IF([.AA$4]=&quot;.2&quot;;&quot;_LEVEL2@2&quot;;IF([.AA$4]=&quot;.3&quot;;&quot;_LEVEL3@3&quot;))));[$DATA.$A$1:.$A$121];0);4)*[.AA13])" office:value-type="float" office:value="777.42" calcext:value-type="float">
            <text:p>777 S</text:p>
          </table:table-cell>
          <table:table-cell table:style-name="ce54" table:number-matrix-columns-spanned="1" table:number-matrix-rows-spanned="1" table:formula="of:=IF(INDEX([$DATA.$A$1:.$D$121];MATCH([.AB$3]&amp;&quot;_&quot;&amp;[.$H13]&amp;IF([.AB$4]=&quot;Flat&quot;;&quot;&quot;;IF([.AB$4]=&quot;.1&quot;;&quot;_LEVEL1@1&quot;;IF([.AB$4]=&quot;.2&quot;;&quot;_LEVEL2@2&quot;;IF([.AB$4]=&quot;.3&quot;;&quot;_LEVEL3@3&quot;))));[$DATA.$A$1:.$A$121];0);4)*[.AB13]=0;&quot;&quot;;INDEX([$DATA.$A$1:.$D$121];MATCH([.AB$3]&amp;&quot;_&quot;&amp;[.$H13]&amp;IF([.AB$4]=&quot;Flat&quot;;&quot;&quot;;IF([.AB$4]=&quot;.1&quot;;&quot;_LEVEL1@1&quot;;IF([.AB$4]=&quot;.2&quot;;&quot;_LEVEL2@2&quot;;IF([.AB$4]=&quot;.3&quot;;&quot;_LEVEL3@3&quot;))));[$DATA.$A$1:.$A$121];0);4)*[.AB13])" office:value-type="float" office:value="192.995" calcext:value-type="float">
            <text:p>193 S</text:p>
          </table:table-cell>
          <table:table-cell table:style-name="ce3"/>
          <table:table-cell table:style-name="ce69" office:value-type="string" calcext:value-type="string">
            <text:p>House Tier</text:p>
          </table:table-cell>
          <table:table-cell table:style-name="ce81" office:value-type="string" calcext:value-type="string">
            <text:p>Happiness</text:p>
          </table:table-cell>
          <table:table-cell table:style-name="ce4" office:value-type="string" calcext:value-type="string">
            <text:p>Journal Tier -1</text:p>
          </table:table-cell>
          <table:table-cell table:style-name="ce4" office:value-type="string" calcext:value-type="string">
            <text:p>Journal Tier +0</text:p>
          </table:table-cell>
          <table:table-cell table:style-name="ce4" office:value-type="string" calcext:value-type="string">
            <text:p>Journal Tier +1</text:p>
          </table:table-cell>
          <table:table-cell table:style-name="ce102" office:value-type="string" calcext:value-type="string">
            <text:p>Journal Tier +2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Leather</text:p>
          </table:table-cell>
          <table:table-cell table:style-name="ce18" table:number-matrix-columns-spanned="1" table:number-matrix-rows-spanned="1" table:formula="of:=IF(INDEX([$DATA.$A$1:.$D$121];MATCH([.I$3]&amp;&quot;_&quot;&amp;[.$H14]&amp;IF([.I$4]=&quot;Flat&quot;;&quot;&quot;;IF([.I$4]=&quot;.1&quot;;&quot;_LEVEL1@1&quot;;IF([.I$4]=&quot;.2&quot;;&quot;_LEVEL2@2&quot;;IF([.I$4]=&quot;.3&quot;;&quot;_LEVEL3@3&quot;))));[$DATA.$A$1:.$A$121];0);4)*[.I14]=0;&quot;&quot;;INDEX([$DATA.$A$1:.$D$121];MATCH([.I$3]&amp;&quot;_&quot;&amp;[.$H14]&amp;IF([.I$4]=&quot;Flat&quot;;&quot;&quot;;IF([.I$4]=&quot;.1&quot;;&quot;_LEVEL1@1&quot;;IF([.I$4]=&quot;.2&quot;;&quot;_LEVEL2@2&quot;;IF([.I$4]=&quot;.3&quot;;&quot;_LEVEL3@3&quot;))));[$DATA.$A$1:.$A$121];0);4)*[.I14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J$3]&amp;&quot;_&quot;&amp;[.$H14]&amp;IF([.J$4]=&quot;Flat&quot;;&quot;&quot;;IF([.J$4]=&quot;.1&quot;;&quot;_LEVEL1@1&quot;;IF([.J$4]=&quot;.2&quot;;&quot;_LEVEL2@2&quot;;IF([.J$4]=&quot;.3&quot;;&quot;_LEVEL3@3&quot;))));[$DATA.$A$1:.$A$121];0);4)*[.J14]=0;&quot;&quot;;INDEX([$DATA.$A$1:.$D$121];MATCH([.J$3]&amp;&quot;_&quot;&amp;[.$H14]&amp;IF([.J$4]=&quot;Flat&quot;;&quot;&quot;;IF([.J$4]=&quot;.1&quot;;&quot;_LEVEL1@1&quot;;IF([.J$4]=&quot;.2&quot;;&quot;_LEVEL2@2&quot;;IF([.J$4]=&quot;.3&quot;;&quot;_LEVEL3@3&quot;))));[$DATA.$A$1:.$A$121];0);4)*[.J14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K$3]&amp;&quot;_&quot;&amp;[.$H14]&amp;IF([.K$4]=&quot;Flat&quot;;&quot;&quot;;IF([.K$4]=&quot;.1&quot;;&quot;_LEVEL1@1&quot;;IF([.K$4]=&quot;.2&quot;;&quot;_LEVEL2@2&quot;;IF([.K$4]=&quot;.3&quot;;&quot;_LEVEL3@3&quot;))));[$DATA.$A$1:.$A$121];0);4)*[.K14]=0;&quot;&quot;;INDEX([$DATA.$A$1:.$D$121];MATCH([.K$3]&amp;&quot;_&quot;&amp;[.$H14]&amp;IF([.K$4]=&quot;Flat&quot;;&quot;&quot;;IF([.K$4]=&quot;.1&quot;;&quot;_LEVEL1@1&quot;;IF([.K$4]=&quot;.2&quot;;&quot;_LEVEL2@2&quot;;IF([.K$4]=&quot;.3&quot;;&quot;_LEVEL3@3&quot;))));[$DATA.$A$1:.$A$121];0);4)*[.K14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IF(INDEX([$DATA.$A$1:.$D$121];MATCH([.L$3]&amp;&quot;_&quot;&amp;[.$H14]&amp;IF([.L$4]=&quot;Flat&quot;;&quot;&quot;;IF([.L$4]=&quot;.1&quot;;&quot;_LEVEL1@1&quot;;IF([.L$4]=&quot;.2&quot;;&quot;_LEVEL2@2&quot;;IF([.L$4]=&quot;.3&quot;;&quot;_LEVEL3@3&quot;))));[$DATA.$A$1:.$A$121];0);4)*[.L14]=0;&quot;&quot;;INDEX([$DATA.$A$1:.$D$121];MATCH([.L$3]&amp;&quot;_&quot;&amp;[.$H14]&amp;IF([.L$4]=&quot;Flat&quot;;&quot;&quot;;IF([.L$4]=&quot;.1&quot;;&quot;_LEVEL1@1&quot;;IF([.L$4]=&quot;.2&quot;;&quot;_LEVEL2@2&quot;;IF([.L$4]=&quot;.3&quot;;&quot;_LEVEL3@3&quot;))));[$DATA.$A$1:.$A$121];0);4)*[.L14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M$3]&amp;&quot;_&quot;&amp;[.$H14]&amp;IF([.M$4]=&quot;Flat&quot;;&quot;&quot;;IF([.M$4]=&quot;.1&quot;;&quot;_LEVEL1@1&quot;;IF([.M$4]=&quot;.2&quot;;&quot;_LEVEL2@2&quot;;IF([.M$4]=&quot;.3&quot;;&quot;_LEVEL3@3&quot;))));[$DATA.$A$1:.$A$121];0);4)*[.M14]=0;&quot;&quot;;INDEX([$DATA.$A$1:.$D$121];MATCH([.M$3]&amp;&quot;_&quot;&amp;[.$H14]&amp;IF([.M$4]=&quot;Flat&quot;;&quot;&quot;;IF([.M$4]=&quot;.1&quot;;&quot;_LEVEL1@1&quot;;IF([.M$4]=&quot;.2&quot;;&quot;_LEVEL2@2&quot;;IF([.M$4]=&quot;.3&quot;;&quot;_LEVEL3@3&quot;))));[$DATA.$A$1:.$A$121];0);4)*[.M14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N$3]&amp;&quot;_&quot;&amp;[.$H14]&amp;IF([.N$4]=&quot;Flat&quot;;&quot;&quot;;IF([.N$4]=&quot;.1&quot;;&quot;_LEVEL1@1&quot;;IF([.N$4]=&quot;.2&quot;;&quot;_LEVEL2@2&quot;;IF([.N$4]=&quot;.3&quot;;&quot;_LEVEL3@3&quot;))));[$DATA.$A$1:.$A$121];0);4)*[.N14]=0;&quot;&quot;;INDEX([$DATA.$A$1:.$D$121];MATCH([.N$3]&amp;&quot;_&quot;&amp;[.$H14]&amp;IF([.N$4]=&quot;Flat&quot;;&quot;&quot;;IF([.N$4]=&quot;.1&quot;;&quot;_LEVEL1@1&quot;;IF([.N$4]=&quot;.2&quot;;&quot;_LEVEL2@2&quot;;IF([.N$4]=&quot;.3&quot;;&quot;_LEVEL3@3&quot;))));[$DATA.$A$1:.$A$121];0);4)*[.N14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O$3]&amp;&quot;_&quot;&amp;[.$H14]&amp;IF([.O$4]=&quot;Flat&quot;;&quot;&quot;;IF([.O$4]=&quot;.1&quot;;&quot;_LEVEL1@1&quot;;IF([.O$4]=&quot;.2&quot;;&quot;_LEVEL2@2&quot;;IF([.O$4]=&quot;.3&quot;;&quot;_LEVEL3@3&quot;))));[$DATA.$A$1:.$A$121];0);4)*[.O14]=0;&quot;&quot;;INDEX([$DATA.$A$1:.$D$121];MATCH([.O$3]&amp;&quot;_&quot;&amp;[.$H14]&amp;IF([.O$4]=&quot;Flat&quot;;&quot;&quot;;IF([.O$4]=&quot;.1&quot;;&quot;_LEVEL1@1&quot;;IF([.O$4]=&quot;.2&quot;;&quot;_LEVEL2@2&quot;;IF([.O$4]=&quot;.3&quot;;&quot;_LEVEL3@3&quot;))));[$DATA.$A$1:.$A$121];0);4)*[.O14])" office:value-type="string" office:string-value="" calcext:value-type="error">
            <text:p>#VALUE!</text:p>
          </table:table-cell>
          <table:table-cell table:style-name="ce25" table:number-matrix-columns-spanned="1" table:number-matrix-rows-spanned="1" table:formula="of:=IF(INDEX([$DATA.$A$1:.$D$121];MATCH([.P$3]&amp;&quot;_&quot;&amp;[.$H14]&amp;IF([.P$4]=&quot;Flat&quot;;&quot;&quot;;IF([.P$4]=&quot;.1&quot;;&quot;_LEVEL1@1&quot;;IF([.P$4]=&quot;.2&quot;;&quot;_LEVEL2@2&quot;;IF([.P$4]=&quot;.3&quot;;&quot;_LEVEL3@3&quot;))));[$DATA.$A$1:.$A$121];0);4)*[.P14]=0;&quot;&quot;;INDEX([$DATA.$A$1:.$D$121];MATCH([.P$3]&amp;&quot;_&quot;&amp;[.$H14]&amp;IF([.P$4]=&quot;Flat&quot;;&quot;&quot;;IF([.P$4]=&quot;.1&quot;;&quot;_LEVEL1@1&quot;;IF([.P$4]=&quot;.2&quot;;&quot;_LEVEL2@2&quot;;IF([.P$4]=&quot;.3&quot;;&quot;_LEVEL3@3&quot;))));[$DATA.$A$1:.$A$121];0);4)*[.P14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Q$3]&amp;&quot;_&quot;&amp;[.$H14]&amp;IF([.Q$4]=&quot;Flat&quot;;&quot;&quot;;IF([.Q$4]=&quot;.1&quot;;&quot;_LEVEL1@1&quot;;IF([.Q$4]=&quot;.2&quot;;&quot;_LEVEL2@2&quot;;IF([.Q$4]=&quot;.3&quot;;&quot;_LEVEL3@3&quot;))));[$DATA.$A$1:.$A$121];0);4)*[.Q14]=0;&quot;&quot;;INDEX([$DATA.$A$1:.$D$121];MATCH([.Q$3]&amp;&quot;_&quot;&amp;[.$H14]&amp;IF([.Q$4]=&quot;Flat&quot;;&quot;&quot;;IF([.Q$4]=&quot;.1&quot;;&quot;_LEVEL1@1&quot;;IF([.Q$4]=&quot;.2&quot;;&quot;_LEVEL2@2&quot;;IF([.Q$4]=&quot;.3&quot;;&quot;_LEVEL3@3&quot;))));[$DATA.$A$1:.$A$121];0);4)*[.Q14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R$3]&amp;&quot;_&quot;&amp;[.$H14]&amp;IF([.R$4]=&quot;Flat&quot;;&quot;&quot;;IF([.R$4]=&quot;.1&quot;;&quot;_LEVEL1@1&quot;;IF([.R$4]=&quot;.2&quot;;&quot;_LEVEL2@2&quot;;IF([.R$4]=&quot;.3&quot;;&quot;_LEVEL3@3&quot;))));[$DATA.$A$1:.$A$121];0);4)*[.R14]=0;&quot;&quot;;INDEX([$DATA.$A$1:.$D$121];MATCH([.R$3]&amp;&quot;_&quot;&amp;[.$H14]&amp;IF([.R$4]=&quot;Flat&quot;;&quot;&quot;;IF([.R$4]=&quot;.1&quot;;&quot;_LEVEL1@1&quot;;IF([.R$4]=&quot;.2&quot;;&quot;_LEVEL2@2&quot;;IF([.R$4]=&quot;.3&quot;;&quot;_LEVEL3@3&quot;))));[$DATA.$A$1:.$A$121];0);4)*[.R14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S$3]&amp;&quot;_&quot;&amp;[.$H14]&amp;IF([.S$4]=&quot;Flat&quot;;&quot;&quot;;IF([.S$4]=&quot;.1&quot;;&quot;_LEVEL1@1&quot;;IF([.S$4]=&quot;.2&quot;;&quot;_LEVEL2@2&quot;;IF([.S$4]=&quot;.3&quot;;&quot;_LEVEL3@3&quot;))));[$DATA.$A$1:.$A$121];0);4)*[.S14]=0;&quot;&quot;;INDEX([$DATA.$A$1:.$D$121];MATCH([.S$3]&amp;&quot;_&quot;&amp;[.$H14]&amp;IF([.S$4]=&quot;Flat&quot;;&quot;&quot;;IF([.S$4]=&quot;.1&quot;;&quot;_LEVEL1@1&quot;;IF([.S$4]=&quot;.2&quot;;&quot;_LEVEL2@2&quot;;IF([.S$4]=&quot;.3&quot;;&quot;_LEVEL3@3&quot;))));[$DATA.$A$1:.$A$121];0);4)*[.S14])" office:value-type="string" office:string-value="" calcext:value-type="error">
            <text:p>#VALUE!</text:p>
          </table:table-cell>
          <table:table-cell table:style-name="ce32" table:number-matrix-columns-spanned="1" table:number-matrix-rows-spanned="1" table:formula="of:=IF(INDEX([$DATA.$A$1:.$D$121];MATCH([.T$3]&amp;&quot;_&quot;&amp;[.$H14]&amp;IF([.T$4]=&quot;Flat&quot;;&quot;&quot;;IF([.T$4]=&quot;.1&quot;;&quot;_LEVEL1@1&quot;;IF([.T$4]=&quot;.2&quot;;&quot;_LEVEL2@2&quot;;IF([.T$4]=&quot;.3&quot;;&quot;_LEVEL3@3&quot;))));[$DATA.$A$1:.$A$121];0);4)*[.T14]=0;&quot;&quot;;INDEX([$DATA.$A$1:.$D$121];MATCH([.T$3]&amp;&quot;_&quot;&amp;[.$H14]&amp;IF([.T$4]=&quot;Flat&quot;;&quot;&quot;;IF([.T$4]=&quot;.1&quot;;&quot;_LEVEL1@1&quot;;IF([.T$4]=&quot;.2&quot;;&quot;_LEVEL2@2&quot;;IF([.T$4]=&quot;.3&quot;;&quot;_LEVEL3@3&quot;))));[$DATA.$A$1:.$A$121];0);4)*[.T14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U$3]&amp;&quot;_&quot;&amp;[.$H14]&amp;IF([.U$4]=&quot;Flat&quot;;&quot;&quot;;IF([.U$4]=&quot;.1&quot;;&quot;_LEVEL1@1&quot;;IF([.U$4]=&quot;.2&quot;;&quot;_LEVEL2@2&quot;;IF([.U$4]=&quot;.3&quot;;&quot;_LEVEL3@3&quot;))));[$DATA.$A$1:.$A$121];0);4)*[.U14]=0;&quot;&quot;;INDEX([$DATA.$A$1:.$D$121];MATCH([.U$3]&amp;&quot;_&quot;&amp;[.$H14]&amp;IF([.U$4]=&quot;Flat&quot;;&quot;&quot;;IF([.U$4]=&quot;.1&quot;;&quot;_LEVEL1@1&quot;;IF([.U$4]=&quot;.2&quot;;&quot;_LEVEL2@2&quot;;IF([.U$4]=&quot;.3&quot;;&quot;_LEVEL3@3&quot;))));[$DATA.$A$1:.$A$121];0);4)*[.U14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V$3]&amp;&quot;_&quot;&amp;[.$H14]&amp;IF([.V$4]=&quot;Flat&quot;;&quot;&quot;;IF([.V$4]=&quot;.1&quot;;&quot;_LEVEL1@1&quot;;IF([.V$4]=&quot;.2&quot;;&quot;_LEVEL2@2&quot;;IF([.V$4]=&quot;.3&quot;;&quot;_LEVEL3@3&quot;))));[$DATA.$A$1:.$A$121];0);4)*[.V14]=0;&quot;&quot;;INDEX([$DATA.$A$1:.$D$121];MATCH([.V$3]&amp;&quot;_&quot;&amp;[.$H14]&amp;IF([.V$4]=&quot;Flat&quot;;&quot;&quot;;IF([.V$4]=&quot;.1&quot;;&quot;_LEVEL1@1&quot;;IF([.V$4]=&quot;.2&quot;;&quot;_LEVEL2@2&quot;;IF([.V$4]=&quot;.3&quot;;&quot;_LEVEL3@3&quot;))));[$DATA.$A$1:.$A$121];0);4)*[.V14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W$3]&amp;&quot;_&quot;&amp;[.$H14]&amp;IF([.W$4]=&quot;Flat&quot;;&quot;&quot;;IF([.W$4]=&quot;.1&quot;;&quot;_LEVEL1@1&quot;;IF([.W$4]=&quot;.2&quot;;&quot;_LEVEL2@2&quot;;IF([.W$4]=&quot;.3&quot;;&quot;_LEVEL3@3&quot;))));[$DATA.$A$1:.$A$121];0);4)*[.W14]=0;&quot;&quot;;INDEX([$DATA.$A$1:.$D$121];MATCH([.W$3]&amp;&quot;_&quot;&amp;[.$H14]&amp;IF([.W$4]=&quot;Flat&quot;;&quot;&quot;;IF([.W$4]=&quot;.1&quot;;&quot;_LEVEL1@1&quot;;IF([.W$4]=&quot;.2&quot;;&quot;_LEVEL2@2&quot;;IF([.W$4]=&quot;.3&quot;;&quot;_LEVEL3@3&quot;))));[$DATA.$A$1:.$A$121];0);4)*[.W14])" office:value-type="string" office:string-value="" calcext:value-type="error">
            <text:p>#VALUE!</text:p>
          </table:table-cell>
          <table:table-cell table:style-name="ce41" table:number-matrix-columns-spanned="1" table:number-matrix-rows-spanned="1" table:formula="of:=IF(INDEX([$DATA.$A$1:.$D$121];MATCH([.X$3]&amp;&quot;_&quot;&amp;[.$H14]&amp;IF([.X$4]=&quot;Flat&quot;;&quot;&quot;;IF([.X$4]=&quot;.1&quot;;&quot;_LEVEL1@1&quot;;IF([.X$4]=&quot;.2&quot;;&quot;_LEVEL2@2&quot;;IF([.X$4]=&quot;.3&quot;;&quot;_LEVEL3@3&quot;))));[$DATA.$A$1:.$A$121];0);4)*[.X14]=0;&quot;&quot;;INDEX([$DATA.$A$1:.$D$121];MATCH([.X$3]&amp;&quot;_&quot;&amp;[.$H14]&amp;IF([.X$4]=&quot;Flat&quot;;&quot;&quot;;IF([.X$4]=&quot;.1&quot;;&quot;_LEVEL1@1&quot;;IF([.X$4]=&quot;.2&quot;;&quot;_LEVEL2@2&quot;;IF([.X$4]=&quot;.3&quot;;&quot;_LEVEL3@3&quot;))));[$DATA.$A$1:.$A$121];0);4)*[.X14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Y$3]&amp;&quot;_&quot;&amp;[.$H14]&amp;IF([.Y$4]=&quot;Flat&quot;;&quot;&quot;;IF([.Y$4]=&quot;.1&quot;;&quot;_LEVEL1@1&quot;;IF([.Y$4]=&quot;.2&quot;;&quot;_LEVEL2@2&quot;;IF([.Y$4]=&quot;.3&quot;;&quot;_LEVEL3@3&quot;))));[$DATA.$A$1:.$A$121];0);4)*[.Y14]=0;&quot;&quot;;INDEX([$DATA.$A$1:.$D$121];MATCH([.Y$3]&amp;&quot;_&quot;&amp;[.$H14]&amp;IF([.Y$4]=&quot;Flat&quot;;&quot;&quot;;IF([.Y$4]=&quot;.1&quot;;&quot;_LEVEL1@1&quot;;IF([.Y$4]=&quot;.2&quot;;&quot;_LEVEL2@2&quot;;IF([.Y$4]=&quot;.3&quot;;&quot;_LEVEL3@3&quot;))));[$DATA.$A$1:.$A$121];0);4)*[.Y14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Z$3]&amp;&quot;_&quot;&amp;[.$H14]&amp;IF([.Z$4]=&quot;Flat&quot;;&quot;&quot;;IF([.Z$4]=&quot;.1&quot;;&quot;_LEVEL1@1&quot;;IF([.Z$4]=&quot;.2&quot;;&quot;_LEVEL2@2&quot;;IF([.Z$4]=&quot;.3&quot;;&quot;_LEVEL3@3&quot;))));[$DATA.$A$1:.$A$121];0);4)*[.Z14]=0;&quot;&quot;;INDEX([$DATA.$A$1:.$D$121];MATCH([.Z$3]&amp;&quot;_&quot;&amp;[.$H14]&amp;IF([.Z$4]=&quot;Flat&quot;;&quot;&quot;;IF([.Z$4]=&quot;.1&quot;;&quot;_LEVEL1@1&quot;;IF([.Z$4]=&quot;.2&quot;;&quot;_LEVEL2@2&quot;;IF([.Z$4]=&quot;.3&quot;;&quot;_LEVEL3@3&quot;))));[$DATA.$A$1:.$A$121];0);4)*[.Z14])" office:value-type="string" office:string-value="" calcext:value-type="error">
            <text:p>#VALUE!</text:p>
          </table:table-cell>
          <table:table-cell table:style-name="ce49" table:number-matrix-columns-spanned="1" table:number-matrix-rows-spanned="1" table:formula="of:=IF(INDEX([$DATA.$A$1:.$D$121];MATCH([.AA$3]&amp;&quot;_&quot;&amp;[.$H14]&amp;IF([.AA$4]=&quot;Flat&quot;;&quot;&quot;;IF([.AA$4]=&quot;.1&quot;;&quot;_LEVEL1@1&quot;;IF([.AA$4]=&quot;.2&quot;;&quot;_LEVEL2@2&quot;;IF([.AA$4]=&quot;.3&quot;;&quot;_LEVEL3@3&quot;))));[$DATA.$A$1:.$A$121];0);4)*[.AA14]=0;&quot;&quot;;INDEX([$DATA.$A$1:.$D$121];MATCH([.AA$3]&amp;&quot;_&quot;&amp;[.$H14]&amp;IF([.AA$4]=&quot;Flat&quot;;&quot;&quot;;IF([.AA$4]=&quot;.1&quot;;&quot;_LEVEL1@1&quot;;IF([.AA$4]=&quot;.2&quot;;&quot;_LEVEL2@2&quot;;IF([.AA$4]=&quot;.3&quot;;&quot;_LEVEL3@3&quot;))));[$DATA.$A$1:.$A$121];0);4)*[.AA14])" office:value-type="string" office:string-value="" calcext:value-type="error">
            <text:p>#VALUE!</text:p>
          </table:table-cell>
          <table:table-cell table:style-name="ce55" table:number-matrix-columns-spanned="1" table:number-matrix-rows-spanned="1" table:formula="of:=IF(INDEX([$DATA.$A$1:.$D$121];MATCH([.AB$3]&amp;&quot;_&quot;&amp;[.$H14]&amp;IF([.AB$4]=&quot;Flat&quot;;&quot;&quot;;IF([.AB$4]=&quot;.1&quot;;&quot;_LEVEL1@1&quot;;IF([.AB$4]=&quot;.2&quot;;&quot;_LEVEL2@2&quot;;IF([.AB$4]=&quot;.3&quot;;&quot;_LEVEL3@3&quot;))));[$DATA.$A$1:.$A$121];0);4)*[.AB14]=0;&quot;&quot;;INDEX([$DATA.$A$1:.$D$121];MATCH([.AB$3]&amp;&quot;_&quot;&amp;[.$H14]&amp;IF([.AB$4]=&quot;Flat&quot;;&quot;&quot;;IF([.AB$4]=&quot;.1&quot;;&quot;_LEVEL1@1&quot;;IF([.AB$4]=&quot;.2&quot;;&quot;_LEVEL2@2&quot;;IF([.AB$4]=&quot;.3&quot;;&quot;_LEVEL3@3&quot;))));[$DATA.$A$1:.$A$121];0);4)*[.AB14])" office:value-type="string" office:string-value="" calcext:value-type="error">
            <text:p>#VALUE!</text:p>
          </table:table-cell>
          <table:table-cell table:style-name="ce3"/>
          <table:table-cell table:style-name="ce70" office:value-type="float" office:value="2" calcext:value-type="float">
            <text:p>2</text:p>
          </table:table-cell>
          <table:table-cell table:style-name="ce82" office:value-type="float" office:value="205" calcext:value-type="float">
            <text:p>205</text:p>
          </table:table-cell>
          <table:table-cell table:style-name="ce88" office:value-type="string" calcext:value-type="string">
            <text:p>-</text:p>
          </table:table-cell>
          <table:table-cell table:style-name="ce93" table:formula="of:=1+([.AE32]-[.AD32]*100)/200" office:value-type="percentage" office:value="1.025" calcext:value-type="percentage">
            <text:p>102.50%</text:p>
          </table:table-cell>
          <table:table-cell table:style-name="ce89" table:formula="of:=[.AE32]/([.AD33]*100)" office:value-type="percentage" office:value="0.683333333333333" calcext:value-type="percentage">
            <text:p>68.33%</text:p>
          </table:table-cell>
          <table:table-cell table:style-name="ce106" table:formula="of:=[.AE32]/([.AD34]*100)" office:value-type="percentage" office:value="0.5125" calcext:value-type="percentage">
            <text:p>51.25%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Metalbar</text:p>
          </table:table-cell>
          <table:table-cell table:style-name="ce18" table:number-matrix-columns-spanned="1" table:number-matrix-rows-spanned="1" table:formula="of:=IF(INDEX([$DATA.$A$1:.$D$121];MATCH([.I$3]&amp;&quot;_&quot;&amp;[.$H15]&amp;IF([.I$4]=&quot;Flat&quot;;&quot;&quot;;IF([.I$4]=&quot;.1&quot;;&quot;_LEVEL1@1&quot;;IF([.I$4]=&quot;.2&quot;;&quot;_LEVEL2@2&quot;;IF([.I$4]=&quot;.3&quot;;&quot;_LEVEL3@3&quot;))));[$DATA.$A$1:.$A$121];0);4)*[.I15]=0;&quot;&quot;;INDEX([$DATA.$A$1:.$D$121];MATCH([.I$3]&amp;&quot;_&quot;&amp;[.$H15]&amp;IF([.I$4]=&quot;Flat&quot;;&quot;&quot;;IF([.I$4]=&quot;.1&quot;;&quot;_LEVEL1@1&quot;;IF([.I$4]=&quot;.2&quot;;&quot;_LEVEL2@2&quot;;IF([.I$4]=&quot;.3&quot;;&quot;_LEVEL3@3&quot;))));[$DATA.$A$1:.$A$121];0);4)*[.I15])" office:value-type="float" office:value="324.908" calcext:value-type="float">
            <text:p>325 S</text:p>
          </table:table-cell>
          <table:table-cell table:style-name="ce18" table:number-matrix-columns-spanned="1" table:number-matrix-rows-spanned="1" table:formula="of:=IF(INDEX([$DATA.$A$1:.$D$121];MATCH([.J$3]&amp;&quot;_&quot;&amp;[.$H15]&amp;IF([.J$4]=&quot;Flat&quot;;&quot;&quot;;IF([.J$4]=&quot;.1&quot;;&quot;_LEVEL1@1&quot;;IF([.J$4]=&quot;.2&quot;;&quot;_LEVEL2@2&quot;;IF([.J$4]=&quot;.3&quot;;&quot;_LEVEL3@3&quot;))));[$DATA.$A$1:.$A$121];0);4)*[.J15]=0;&quot;&quot;;INDEX([$DATA.$A$1:.$D$121];MATCH([.J$3]&amp;&quot;_&quot;&amp;[.$H15]&amp;IF([.J$4]=&quot;Flat&quot;;&quot;&quot;;IF([.J$4]=&quot;.1&quot;;&quot;_LEVEL1@1&quot;;IF([.J$4]=&quot;.2&quot;;&quot;_LEVEL2@2&quot;;IF([.J$4]=&quot;.3&quot;;&quot;_LEVEL3@3&quot;))));[$DATA.$A$1:.$A$121];0);4)*[.J15])" office:value-type="float" office:value="30.56" calcext:value-type="float">
            <text:p>31 S</text:p>
          </table:table-cell>
          <table:table-cell table:style-name="ce18" table:number-matrix-columns-spanned="1" table:number-matrix-rows-spanned="1" table:formula="of:=IF(INDEX([$DATA.$A$1:.$D$121];MATCH([.K$3]&amp;&quot;_&quot;&amp;[.$H15]&amp;IF([.K$4]=&quot;Flat&quot;;&quot;&quot;;IF([.K$4]=&quot;.1&quot;;&quot;_LEVEL1@1&quot;;IF([.K$4]=&quot;.2&quot;;&quot;_LEVEL2@2&quot;;IF([.K$4]=&quot;.3&quot;;&quot;_LEVEL3@3&quot;))));[$DATA.$A$1:.$A$121];0);4)*[.K15]=0;&quot;&quot;;INDEX([$DATA.$A$1:.$D$121];MATCH([.K$3]&amp;&quot;_&quot;&amp;[.$H15]&amp;IF([.K$4]=&quot;Flat&quot;;&quot;&quot;;IF([.K$4]=&quot;.1&quot;;&quot;_LEVEL1@1&quot;;IF([.K$4]=&quot;.2&quot;;&quot;_LEVEL2@2&quot;;IF([.K$4]=&quot;.3&quot;;&quot;_LEVEL3@3&quot;))));[$DATA.$A$1:.$A$121];0);4)*[.K15])" office:value-type="float" office:value="21.592" calcext:value-type="float">
            <text:p>22 S</text:p>
          </table:table-cell>
          <table:table-cell table:style-name="ce18" table:number-matrix-columns-spanned="1" table:number-matrix-rows-spanned="1" table:formula="of:=IF(INDEX([$DATA.$A$1:.$D$121];MATCH([.L$3]&amp;&quot;_&quot;&amp;[.$H15]&amp;IF([.L$4]=&quot;Flat&quot;;&quot;&quot;;IF([.L$4]=&quot;.1&quot;;&quot;_LEVEL1@1&quot;;IF([.L$4]=&quot;.2&quot;;&quot;_LEVEL2@2&quot;;IF([.L$4]=&quot;.3&quot;;&quot;_LEVEL3@3&quot;))));[$DATA.$A$1:.$A$121];0);4)*[.L15]=0;&quot;&quot;;INDEX([$DATA.$A$1:.$D$121];MATCH([.L$3]&amp;&quot;_&quot;&amp;[.$H15]&amp;IF([.L$4]=&quot;Flat&quot;;&quot;&quot;;IF([.L$4]=&quot;.1&quot;;&quot;_LEVEL1@1&quot;;IF([.L$4]=&quot;.2&quot;;&quot;_LEVEL2@2&quot;;IF([.L$4]=&quot;.3&quot;;&quot;_LEVEL3@3&quot;))));[$DATA.$A$1:.$A$121];0);4)*[.L15])" office:value-type="float" office:value="6.5432" calcext:value-type="float">
            <text:p>07 S</text:p>
          </table:table-cell>
          <table:table-cell table:style-name="ce25" table:number-matrix-columns-spanned="1" table:number-matrix-rows-spanned="1" table:formula="of:=IF(INDEX([$DATA.$A$1:.$D$121];MATCH([.M$3]&amp;&quot;_&quot;&amp;[.$H15]&amp;IF([.M$4]=&quot;Flat&quot;;&quot;&quot;;IF([.M$4]=&quot;.1&quot;;&quot;_LEVEL1@1&quot;;IF([.M$4]=&quot;.2&quot;;&quot;_LEVEL2@2&quot;;IF([.M$4]=&quot;.3&quot;;&quot;_LEVEL3@3&quot;))));[$DATA.$A$1:.$A$121];0);4)*[.M15]=0;&quot;&quot;;INDEX([$DATA.$A$1:.$D$121];MATCH([.M$3]&amp;&quot;_&quot;&amp;[.$H15]&amp;IF([.M$4]=&quot;Flat&quot;;&quot;&quot;;IF([.M$4]=&quot;.1&quot;;&quot;_LEVEL1@1&quot;;IF([.M$4]=&quot;.2&quot;;&quot;_LEVEL2@2&quot;;IF([.M$4]=&quot;.3&quot;;&quot;_LEVEL3@3&quot;))));[$DATA.$A$1:.$A$121];0);4)*[.M15])" office:value-type="float" office:value="692.8852" calcext:value-type="float">
            <text:p>693 S</text:p>
          </table:table-cell>
          <table:table-cell table:style-name="ce25" table:number-matrix-columns-spanned="1" table:number-matrix-rows-spanned="1" table:formula="of:=IF(INDEX([$DATA.$A$1:.$D$121];MATCH([.N$3]&amp;&quot;_&quot;&amp;[.$H15]&amp;IF([.N$4]=&quot;Flat&quot;;&quot;&quot;;IF([.N$4]=&quot;.1&quot;;&quot;_LEVEL1@1&quot;;IF([.N$4]=&quot;.2&quot;;&quot;_LEVEL2@2&quot;;IF([.N$4]=&quot;.3&quot;;&quot;_LEVEL3@3&quot;))));[$DATA.$A$1:.$A$121];0);4)*[.N15]=0;&quot;&quot;;INDEX([$DATA.$A$1:.$D$121];MATCH([.N$3]&amp;&quot;_&quot;&amp;[.$H15]&amp;IF([.N$4]=&quot;Flat&quot;;&quot;&quot;;IF([.N$4]=&quot;.1&quot;;&quot;_LEVEL1@1&quot;;IF([.N$4]=&quot;.2&quot;;&quot;_LEVEL2@2&quot;;IF([.N$4]=&quot;.3&quot;;&quot;_LEVEL3@3&quot;))));[$DATA.$A$1:.$A$121];0);4)*[.N15])" office:value-type="float" office:value="72.44" calcext:value-type="float">
            <text:p>72 S</text:p>
          </table:table-cell>
          <table:table-cell table:style-name="ce25" table:number-matrix-columns-spanned="1" table:number-matrix-rows-spanned="1" table:formula="of:=IF(INDEX([$DATA.$A$1:.$D$121];MATCH([.O$3]&amp;&quot;_&quot;&amp;[.$H15]&amp;IF([.O$4]=&quot;Flat&quot;;&quot;&quot;;IF([.O$4]=&quot;.1&quot;;&quot;_LEVEL1@1&quot;;IF([.O$4]=&quot;.2&quot;;&quot;_LEVEL2@2&quot;;IF([.O$4]=&quot;.3&quot;;&quot;_LEVEL3@3&quot;))));[$DATA.$A$1:.$A$121];0);4)*[.O15]=0;&quot;&quot;;INDEX([$DATA.$A$1:.$D$121];MATCH([.O$3]&amp;&quot;_&quot;&amp;[.$H15]&amp;IF([.O$4]=&quot;Flat&quot;;&quot;&quot;;IF([.O$4]=&quot;.1&quot;;&quot;_LEVEL1@1&quot;;IF([.O$4]=&quot;.2&quot;;&quot;_LEVEL2@2&quot;;IF([.O$4]=&quot;.3&quot;;&quot;_LEVEL3@3&quot;))));[$DATA.$A$1:.$A$121];0);4)*[.O15])" office:value-type="float" office:value="22.304" calcext:value-type="float">
            <text:p>22 S</text:p>
          </table:table-cell>
          <table:table-cell table:style-name="ce25" table:number-matrix-columns-spanned="1" table:number-matrix-rows-spanned="1" table:formula="of:=IF(INDEX([$DATA.$A$1:.$D$121];MATCH([.P$3]&amp;&quot;_&quot;&amp;[.$H15]&amp;IF([.P$4]=&quot;Flat&quot;;&quot;&quot;;IF([.P$4]=&quot;.1&quot;;&quot;_LEVEL1@1&quot;;IF([.P$4]=&quot;.2&quot;;&quot;_LEVEL2@2&quot;;IF([.P$4]=&quot;.3&quot;;&quot;_LEVEL3@3&quot;))));[$DATA.$A$1:.$A$121];0);4)*[.P15]=0;&quot;&quot;;INDEX([$DATA.$A$1:.$D$121];MATCH([.P$3]&amp;&quot;_&quot;&amp;[.$H15]&amp;IF([.P$4]=&quot;Flat&quot;;&quot;&quot;;IF([.P$4]=&quot;.1&quot;;&quot;_LEVEL1@1&quot;;IF([.P$4]=&quot;.2&quot;;&quot;_LEVEL2@2&quot;;IF([.P$4]=&quot;.3&quot;;&quot;_LEVEL3@3&quot;))));[$DATA.$A$1:.$A$121];0);4)*[.P15])" office:value-type="float" office:value="4.6984" calcext:value-type="float">
            <text:p>05 S</text:p>
          </table:table-cell>
          <table:table-cell table:style-name="ce32" table:number-matrix-columns-spanned="1" table:number-matrix-rows-spanned="1" table:formula="of:=IF(INDEX([$DATA.$A$1:.$D$121];MATCH([.Q$3]&amp;&quot;_&quot;&amp;[.$H15]&amp;IF([.Q$4]=&quot;Flat&quot;;&quot;&quot;;IF([.Q$4]=&quot;.1&quot;;&quot;_LEVEL1@1&quot;;IF([.Q$4]=&quot;.2&quot;;&quot;_LEVEL2@2&quot;;IF([.Q$4]=&quot;.3&quot;;&quot;_LEVEL3@3&quot;))));[$DATA.$A$1:.$A$121];0);4)*[.Q15]=0;&quot;&quot;;INDEX([$DATA.$A$1:.$D$121];MATCH([.Q$3]&amp;&quot;_&quot;&amp;[.$H15]&amp;IF([.Q$4]=&quot;Flat&quot;;&quot;&quot;;IF([.Q$4]=&quot;.1&quot;;&quot;_LEVEL1@1&quot;;IF([.Q$4]=&quot;.2&quot;;&quot;_LEVEL2@2&quot;;IF([.Q$4]=&quot;.3&quot;;&quot;_LEVEL3@3&quot;))));[$DATA.$A$1:.$A$121];0);4)*[.Q15])" office:value-type="float" office:value="1258.75092315" calcext:value-type="float">
            <text:p>1,259 S</text:p>
          </table:table-cell>
          <table:table-cell table:style-name="ce32" table:number-matrix-columns-spanned="1" table:number-matrix-rows-spanned="1" table:formula="of:=IF(INDEX([$DATA.$A$1:.$D$121];MATCH([.R$3]&amp;&quot;_&quot;&amp;[.$H15]&amp;IF([.R$4]=&quot;Flat&quot;;&quot;&quot;;IF([.R$4]=&quot;.1&quot;;&quot;_LEVEL1@1&quot;;IF([.R$4]=&quot;.2&quot;;&quot;_LEVEL2@2&quot;;IF([.R$4]=&quot;.3&quot;;&quot;_LEVEL3@3&quot;))));[$DATA.$A$1:.$A$121];0);4)*[.R15]=0;&quot;&quot;;INDEX([$DATA.$A$1:.$D$121];MATCH([.R$3]&amp;&quot;_&quot;&amp;[.$H15]&amp;IF([.R$4]=&quot;Flat&quot;;&quot;&quot;;IF([.R$4]=&quot;.1&quot;;&quot;_LEVEL1@1&quot;;IF([.R$4]=&quot;.2&quot;;&quot;_LEVEL2@2&quot;;IF([.R$4]=&quot;.3&quot;;&quot;_LEVEL3@3&quot;))));[$DATA.$A$1:.$A$121];0);4)*[.R15])" office:value-type="float" office:value="142.23111" calcext:value-type="float">
            <text:p>142 S</text:p>
          </table:table-cell>
          <table:table-cell table:style-name="ce32" table:number-matrix-columns-spanned="1" table:number-matrix-rows-spanned="1" table:formula="of:=IF(INDEX([$DATA.$A$1:.$D$121];MATCH([.S$3]&amp;&quot;_&quot;&amp;[.$H15]&amp;IF([.S$4]=&quot;Flat&quot;;&quot;&quot;;IF([.S$4]=&quot;.1&quot;;&quot;_LEVEL1@1&quot;;IF([.S$4]=&quot;.2&quot;;&quot;_LEVEL2@2&quot;;IF([.S$4]=&quot;.3&quot;;&quot;_LEVEL3@3&quot;))));[$DATA.$A$1:.$A$121];0);4)*[.S15]=0;&quot;&quot;;INDEX([$DATA.$A$1:.$D$121];MATCH([.S$3]&amp;&quot;_&quot;&amp;[.$H15]&amp;IF([.S$4]=&quot;Flat&quot;;&quot;&quot;;IF([.S$4]=&quot;.1&quot;;&quot;_LEVEL1@1&quot;;IF([.S$4]=&quot;.2&quot;;&quot;_LEVEL2@2&quot;;IF([.S$4]=&quot;.3&quot;;&quot;_LEVEL3@3&quot;))));[$DATA.$A$1:.$A$121];0);4)*[.S15])" office:value-type="float" office:value="42.34402" calcext:value-type="float">
            <text:p>42 S</text:p>
          </table:table-cell>
          <table:table-cell table:style-name="ce32" table:number-matrix-columns-spanned="1" table:number-matrix-rows-spanned="1" table:formula="of:=IF(INDEX([$DATA.$A$1:.$D$121];MATCH([.T$3]&amp;&quot;_&quot;&amp;[.$H15]&amp;IF([.T$4]=&quot;Flat&quot;;&quot;&quot;;IF([.T$4]=&quot;.1&quot;;&quot;_LEVEL1@1&quot;;IF([.T$4]=&quot;.2&quot;;&quot;_LEVEL2@2&quot;;IF([.T$4]=&quot;.3&quot;;&quot;_LEVEL3@3&quot;))));[$DATA.$A$1:.$A$121];0);4)*[.T15]=0;&quot;&quot;;INDEX([$DATA.$A$1:.$D$121];MATCH([.T$3]&amp;&quot;_&quot;&amp;[.$H15]&amp;IF([.T$4]=&quot;Flat&quot;;&quot;&quot;;IF([.T$4]=&quot;.1&quot;;&quot;_LEVEL1@1&quot;;IF([.T$4]=&quot;.2&quot;;&quot;_LEVEL2@2&quot;;IF([.T$4]=&quot;.3&quot;;&quot;_LEVEL3@3&quot;))));[$DATA.$A$1:.$A$121];0);4)*[.T15])" office:value-type="float" office:value="12.7992" calcext:value-type="float">
            <text:p>13 S</text:p>
          </table:table-cell>
          <table:table-cell table:style-name="ce41" table:number-matrix-columns-spanned="1" table:number-matrix-rows-spanned="1" table:formula="of:=IF(INDEX([$DATA.$A$1:.$D$121];MATCH([.U$3]&amp;&quot;_&quot;&amp;[.$H15]&amp;IF([.U$4]=&quot;Flat&quot;;&quot;&quot;;IF([.U$4]=&quot;.1&quot;;&quot;_LEVEL1@1&quot;;IF([.U$4]=&quot;.2&quot;;&quot;_LEVEL2@2&quot;;IF([.U$4]=&quot;.3&quot;;&quot;_LEVEL3@3&quot;))));[$DATA.$A$1:.$A$121];0);4)*[.U15]=0;&quot;&quot;;INDEX([$DATA.$A$1:.$D$121];MATCH([.U$3]&amp;&quot;_&quot;&amp;[.$H15]&amp;IF([.U$4]=&quot;Flat&quot;;&quot;&quot;;IF([.U$4]=&quot;.1&quot;;&quot;_LEVEL1@1&quot;;IF([.U$4]=&quot;.2&quot;;&quot;_LEVEL2@2&quot;;IF([.U$4]=&quot;.3&quot;;&quot;_LEVEL3@3&quot;))));[$DATA.$A$1:.$A$121];0);4)*[.U15])" office:value-type="float" office:value="2173.1099447" calcext:value-type="float">
            <text:p>2,173 S</text:p>
          </table:table-cell>
          <table:table-cell table:style-name="ce41" table:number-matrix-columns-spanned="1" table:number-matrix-rows-spanned="1" table:formula="of:=IF(INDEX([$DATA.$A$1:.$D$121];MATCH([.V$3]&amp;&quot;_&quot;&amp;[.$H15]&amp;IF([.V$4]=&quot;Flat&quot;;&quot;&quot;;IF([.V$4]=&quot;.1&quot;;&quot;_LEVEL1@1&quot;;IF([.V$4]=&quot;.2&quot;;&quot;_LEVEL2@2&quot;;IF([.V$4]=&quot;.3&quot;;&quot;_LEVEL3@3&quot;))));[$DATA.$A$1:.$A$121];0);4)*[.V15]=0;&quot;&quot;;INDEX([$DATA.$A$1:.$D$121];MATCH([.V$3]&amp;&quot;_&quot;&amp;[.$H15]&amp;IF([.V$4]=&quot;Flat&quot;;&quot;&quot;;IF([.V$4]=&quot;.1&quot;;&quot;_LEVEL1@1&quot;;IF([.V$4]=&quot;.2&quot;;&quot;_LEVEL2@2&quot;;IF([.V$4]=&quot;.3&quot;;&quot;_LEVEL3@3&quot;))));[$DATA.$A$1:.$A$121];0);4)*[.V15])" office:value-type="float" office:value="314.09179" calcext:value-type="float">
            <text:p>314 S</text:p>
          </table:table-cell>
          <table:table-cell table:style-name="ce41" table:number-matrix-columns-spanned="1" table:number-matrix-rows-spanned="1" table:formula="of:=IF(INDEX([$DATA.$A$1:.$D$121];MATCH([.W$3]&amp;&quot;_&quot;&amp;[.$H15]&amp;IF([.W$4]=&quot;Flat&quot;;&quot;&quot;;IF([.W$4]=&quot;.1&quot;;&quot;_LEVEL1@1&quot;;IF([.W$4]=&quot;.2&quot;;&quot;_LEVEL2@2&quot;;IF([.W$4]=&quot;.3&quot;;&quot;_LEVEL3@3&quot;))));[$DATA.$A$1:.$A$121];0);4)*[.W15]=0;&quot;&quot;;INDEX([$DATA.$A$1:.$D$121];MATCH([.W$3]&amp;&quot;_&quot;&amp;[.$H15]&amp;IF([.W$4]=&quot;Flat&quot;;&quot;&quot;;IF([.W$4]=&quot;.1&quot;;&quot;_LEVEL1@1&quot;;IF([.W$4]=&quot;.2&quot;;&quot;_LEVEL2@2&quot;;IF([.W$4]=&quot;.3&quot;;&quot;_LEVEL3@3&quot;))));[$DATA.$A$1:.$A$121];0);4)*[.W15])" office:value-type="float" office:value="75.736179" calcext:value-type="float">
            <text:p>76 S</text:p>
          </table:table-cell>
          <table:table-cell table:style-name="ce41" table:number-matrix-columns-spanned="1" table:number-matrix-rows-spanned="1" table:formula="of:=IF(INDEX([$DATA.$A$1:.$D$121];MATCH([.X$3]&amp;&quot;_&quot;&amp;[.$H15]&amp;IF([.X$4]=&quot;Flat&quot;;&quot;&quot;;IF([.X$4]=&quot;.1&quot;;&quot;_LEVEL1@1&quot;;IF([.X$4]=&quot;.2&quot;;&quot;_LEVEL2@2&quot;;IF([.X$4]=&quot;.3&quot;;&quot;_LEVEL3@3&quot;))));[$DATA.$A$1:.$A$121];0);4)*[.X15]=0;&quot;&quot;;INDEX([$DATA.$A$1:.$D$121];MATCH([.X$3]&amp;&quot;_&quot;&amp;[.$H15]&amp;IF([.X$4]=&quot;Flat&quot;;&quot;&quot;;IF([.X$4]=&quot;.1&quot;;&quot;_LEVEL1@1&quot;;IF([.X$4]=&quot;.2&quot;;&quot;_LEVEL2@2&quot;;IF([.X$4]=&quot;.3&quot;;&quot;_LEVEL3@3&quot;))));[$DATA.$A$1:.$A$121];0);4)*[.X15])" office:value-type="float" office:value="21.7454264" calcext:value-type="float">
            <text:p>22 S</text:p>
          </table:table-cell>
          <table:table-cell table:style-name="ce49" table:number-matrix-columns-spanned="1" table:number-matrix-rows-spanned="1" table:formula="of:=IF(INDEX([$DATA.$A$1:.$D$121];MATCH([.Y$3]&amp;&quot;_&quot;&amp;[.$H15]&amp;IF([.Y$4]=&quot;Flat&quot;;&quot;&quot;;IF([.Y$4]=&quot;.1&quot;;&quot;_LEVEL1@1&quot;;IF([.Y$4]=&quot;.2&quot;;&quot;_LEVEL2@2&quot;;IF([.Y$4]=&quot;.3&quot;;&quot;_LEVEL3@3&quot;))));[$DATA.$A$1:.$A$121];0);4)*[.Y15]=0;&quot;&quot;;INDEX([$DATA.$A$1:.$D$121];MATCH([.Y$3]&amp;&quot;_&quot;&amp;[.$H15]&amp;IF([.Y$4]=&quot;Flat&quot;;&quot;&quot;;IF([.Y$4]=&quot;.1&quot;;&quot;_LEVEL1@1&quot;;IF([.Y$4]=&quot;.2&quot;;&quot;_LEVEL2@2&quot;;IF([.Y$4]=&quot;.3&quot;;&quot;_LEVEL3@3&quot;))));[$DATA.$A$1:.$A$121];0);4)*[.Y15])" office:value-type="float" office:value="4450.8618" calcext:value-type="float">
            <text:p>4,451 S</text:p>
          </table:table-cell>
          <table:table-cell table:style-name="ce49" table:number-matrix-columns-spanned="1" table:number-matrix-rows-spanned="1" table:formula="of:=IF(INDEX([$DATA.$A$1:.$D$121];MATCH([.Z$3]&amp;&quot;_&quot;&amp;[.$H15]&amp;IF([.Z$4]=&quot;Flat&quot;;&quot;&quot;;IF([.Z$4]=&quot;.1&quot;;&quot;_LEVEL1@1&quot;;IF([.Z$4]=&quot;.2&quot;;&quot;_LEVEL2@2&quot;;IF([.Z$4]=&quot;.3&quot;;&quot;_LEVEL3@3&quot;))));[$DATA.$A$1:.$A$121];0);4)*[.Z15]=0;&quot;&quot;;INDEX([$DATA.$A$1:.$D$121];MATCH([.Z$3]&amp;&quot;_&quot;&amp;[.$H15]&amp;IF([.Z$4]=&quot;Flat&quot;;&quot;&quot;;IF([.Z$4]=&quot;.1&quot;;&quot;_LEVEL1@1&quot;;IF([.Z$4]=&quot;.2&quot;;&quot;_LEVEL2@2&quot;;IF([.Z$4]=&quot;.3&quot;;&quot;_LEVEL3@3&quot;))));[$DATA.$A$1:.$A$121];0);4)*[.Z15])" office:value-type="float" office:value="706.64" calcext:value-type="float">
            <text:p>707 S</text:p>
          </table:table-cell>
          <table:table-cell table:style-name="ce49" table:number-matrix-columns-spanned="1" table:number-matrix-rows-spanned="1" table:formula="of:=IF(INDEX([$DATA.$A$1:.$D$121];MATCH([.AA$3]&amp;&quot;_&quot;&amp;[.$H15]&amp;IF([.AA$4]=&quot;Flat&quot;;&quot;&quot;;IF([.AA$4]=&quot;.1&quot;;&quot;_LEVEL1@1&quot;;IF([.AA$4]=&quot;.2&quot;;&quot;_LEVEL2@2&quot;;IF([.AA$4]=&quot;.3&quot;;&quot;_LEVEL3@3&quot;))));[$DATA.$A$1:.$A$121];0);4)*[.AA15]=0;&quot;&quot;;INDEX([$DATA.$A$1:.$D$121];MATCH([.AA$3]&amp;&quot;_&quot;&amp;[.$H15]&amp;IF([.AA$4]=&quot;Flat&quot;;&quot;&quot;;IF([.AA$4]=&quot;.1&quot;;&quot;_LEVEL1@1&quot;;IF([.AA$4]=&quot;.2&quot;;&quot;_LEVEL2@2&quot;;IF([.AA$4]=&quot;.3&quot;;&quot;_LEVEL3@3&quot;))));[$DATA.$A$1:.$A$121];0);4)*[.AA15])" office:value-type="float" office:value="146.322" calcext:value-type="float">
            <text:p>146 S</text:p>
          </table:table-cell>
          <table:table-cell table:style-name="ce55" table:number-matrix-columns-spanned="1" table:number-matrix-rows-spanned="1" table:formula="of:=IF(INDEX([$DATA.$A$1:.$D$121];MATCH([.AB$3]&amp;&quot;_&quot;&amp;[.$H15]&amp;IF([.AB$4]=&quot;Flat&quot;;&quot;&quot;;IF([.AB$4]=&quot;.1&quot;;&quot;_LEVEL1@1&quot;;IF([.AB$4]=&quot;.2&quot;;&quot;_LEVEL2@2&quot;;IF([.AB$4]=&quot;.3&quot;;&quot;_LEVEL3@3&quot;))));[$DATA.$A$1:.$A$121];0);4)*[.AB15]=0;&quot;&quot;;INDEX([$DATA.$A$1:.$D$121];MATCH([.AB$3]&amp;&quot;_&quot;&amp;[.$H15]&amp;IF([.AB$4]=&quot;Flat&quot;;&quot;&quot;;IF([.AB$4]=&quot;.1&quot;;&quot;_LEVEL1@1&quot;;IF([.AB$4]=&quot;.2&quot;;&quot;_LEVEL2@2&quot;;IF([.AB$4]=&quot;.3&quot;;&quot;_LEVEL3@3&quot;))));[$DATA.$A$1:.$A$121];0);4)*[.AB15])" office:value-type="float" office:value="37.9564" calcext:value-type="float">
            <text:p>38 S</text:p>
          </table:table-cell>
          <table:table-cell table:style-name="ce3"/>
          <table:table-cell table:style-name="ce70" office:value-type="float" office:value="3" calcext:value-type="float">
            <text:p>3</text:p>
          </table:table-cell>
          <table:table-cell table:style-name="ce82" office:value-type="float" office:value="310" calcext:value-type="float">
            <text:p>310</text:p>
          </table:table-cell>
          <table:table-cell table:style-name="ce89" office:value-type="percentage" office:value="1.5" calcext:value-type="percentage">
            <text:p>150.00%</text:p>
          </table:table-cell>
          <table:table-cell table:style-name="ce93" table:formula="of:=1+([.AE33]-[.AD33]*100)/200" office:value-type="percentage" office:value="1.05" calcext:value-type="percentage">
            <text:p>105.00%</text:p>
          </table:table-cell>
          <table:table-cell table:style-name="ce89" table:formula="of:=[.AE33]/([.AD34]*100)" office:value-type="percentage" office:value="0.775" calcext:value-type="percentage">
            <text:p>77.50%</text:p>
          </table:table-cell>
          <table:table-cell table:style-name="ce106" table:formula="of:=[.AE33]/([.AD35]*100)" office:value-type="percentage" office:value="0.62" calcext:value-type="percentage">
            <text:p>62.00%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Imbuer</text:p>
          </table:table-cell>
          <table:table-cell table:style-name="ce4" office:value-type="string" calcext:value-type="string">
            <text:p>Planks</text:p>
          </table:table-cell>
          <table:table-cell table:style-name="ce18" table:number-matrix-columns-spanned="1" table:number-matrix-rows-spanned="1" table:formula="of:=IF(INDEX([$DATA.$A$1:.$D$121];MATCH([.I$3]&amp;&quot;_&quot;&amp;[.$H16]&amp;IF([.I$4]=&quot;Flat&quot;;&quot;&quot;;IF([.I$4]=&quot;.1&quot;;&quot;_LEVEL1@1&quot;;IF([.I$4]=&quot;.2&quot;;&quot;_LEVEL2@2&quot;;IF([.I$4]=&quot;.3&quot;;&quot;_LEVEL3@3&quot;))));[$DATA.$A$1:.$A$121];0);4)*[.I16]=0;&quot;&quot;;INDEX([$DATA.$A$1:.$D$121];MATCH([.I$3]&amp;&quot;_&quot;&amp;[.$H16]&amp;IF([.I$4]=&quot;Flat&quot;;&quot;&quot;;IF([.I$4]=&quot;.1&quot;;&quot;_LEVEL1@1&quot;;IF([.I$4]=&quot;.2&quot;;&quot;_LEVEL2@2&quot;;IF([.I$4]=&quot;.3&quot;;&quot;_LEVEL3@3&quot;))));[$DATA.$A$1:.$A$121];0);4)*[.I16])" office:value-type="float" office:value="1221.0496" calcext:value-type="float">
            <text:p>1,221 S</text:p>
          </table:table-cell>
          <table:table-cell table:style-name="ce18" table:number-matrix-columns-spanned="1" table:number-matrix-rows-spanned="1" table:formula="of:=IF(INDEX([$DATA.$A$1:.$D$121];MATCH([.J$3]&amp;&quot;_&quot;&amp;[.$H16]&amp;IF([.J$4]=&quot;Flat&quot;;&quot;&quot;;IF([.J$4]=&quot;.1&quot;;&quot;_LEVEL1@1&quot;;IF([.J$4]=&quot;.2&quot;;&quot;_LEVEL2@2&quot;;IF([.J$4]=&quot;.3&quot;;&quot;_LEVEL3@3&quot;))));[$DATA.$A$1:.$A$121];0);4)*[.J16]=0;&quot;&quot;;INDEX([$DATA.$A$1:.$D$121];MATCH([.J$3]&amp;&quot;_&quot;&amp;[.$H16]&amp;IF([.J$4]=&quot;Flat&quot;;&quot;&quot;;IF([.J$4]=&quot;.1&quot;;&quot;_LEVEL1@1&quot;;IF([.J$4]=&quot;.2&quot;;&quot;_LEVEL2@2&quot;;IF([.J$4]=&quot;.3&quot;;&quot;_LEVEL3@3&quot;))));[$DATA.$A$1:.$A$121];0);4)*[.J16])" office:value-type="float" office:value="99.2" calcext:value-type="float">
            <text:p>99 S</text:p>
          </table:table-cell>
          <table:table-cell table:style-name="ce18" table:number-matrix-columns-spanned="1" table:number-matrix-rows-spanned="1" table:formula="of:=IF(INDEX([$DATA.$A$1:.$D$121];MATCH([.K$3]&amp;&quot;_&quot;&amp;[.$H16]&amp;IF([.K$4]=&quot;Flat&quot;;&quot;&quot;;IF([.K$4]=&quot;.1&quot;;&quot;_LEVEL1@1&quot;;IF([.K$4]=&quot;.2&quot;;&quot;_LEVEL2@2&quot;;IF([.K$4]=&quot;.3&quot;;&quot;_LEVEL3@3&quot;))));[$DATA.$A$1:.$A$121];0);4)*[.K16]=0;&quot;&quot;;INDEX([$DATA.$A$1:.$D$121];MATCH([.K$3]&amp;&quot;_&quot;&amp;[.$H16]&amp;IF([.K$4]=&quot;Flat&quot;;&quot;&quot;;IF([.K$4]=&quot;.1&quot;;&quot;_LEVEL1@1&quot;;IF([.K$4]=&quot;.2&quot;;&quot;_LEVEL2@2&quot;;IF([.K$4]=&quot;.3&quot;;&quot;_LEVEL3@3&quot;))));[$DATA.$A$1:.$A$121];0);4)*[.K16])" office:value-type="float" office:value="39.36" calcext:value-type="float">
            <text:p>39 S</text:p>
          </table:table-cell>
          <table:table-cell table:style-name="ce18" table:number-matrix-columns-spanned="1" table:number-matrix-rows-spanned="1" table:formula="of:=IF(INDEX([$DATA.$A$1:.$D$121];MATCH([.L$3]&amp;&quot;_&quot;&amp;[.$H16]&amp;IF([.L$4]=&quot;Flat&quot;;&quot;&quot;;IF([.L$4]=&quot;.1&quot;;&quot;_LEVEL1@1&quot;;IF([.L$4]=&quot;.2&quot;;&quot;_LEVEL2@2&quot;;IF([.L$4]=&quot;.3&quot;;&quot;_LEVEL3@3&quot;))));[$DATA.$A$1:.$A$121];0);4)*[.L16]=0;&quot;&quot;;INDEX([$DATA.$A$1:.$D$121];MATCH([.L$3]&amp;&quot;_&quot;&amp;[.$H16]&amp;IF([.L$4]=&quot;Flat&quot;;&quot;&quot;;IF([.L$4]=&quot;.1&quot;;&quot;_LEVEL1@1&quot;;IF([.L$4]=&quot;.2&quot;;&quot;_LEVEL2@2&quot;;IF([.L$4]=&quot;.3&quot;;&quot;_LEVEL3@3&quot;))));[$DATA.$A$1:.$A$121];0);4)*[.L16])" office:value-type="float" office:value="19.5232" calcext:value-type="float">
            <text:p>20 S</text:p>
          </table:table-cell>
          <table:table-cell table:style-name="ce25" table:number-matrix-columns-spanned="1" table:number-matrix-rows-spanned="1" table:formula="of:=IF(INDEX([$DATA.$A$1:.$D$121];MATCH([.M$3]&amp;&quot;_&quot;&amp;[.$H16]&amp;IF([.M$4]=&quot;Flat&quot;;&quot;&quot;;IF([.M$4]=&quot;.1&quot;;&quot;_LEVEL1@1&quot;;IF([.M$4]=&quot;.2&quot;;&quot;_LEVEL2@2&quot;;IF([.M$4]=&quot;.3&quot;;&quot;_LEVEL3@3&quot;))));[$DATA.$A$1:.$A$121];0);4)*[.M16]=0;&quot;&quot;;INDEX([$DATA.$A$1:.$D$121];MATCH([.M$3]&amp;&quot;_&quot;&amp;[.$H16]&amp;IF([.M$4]=&quot;Flat&quot;;&quot;&quot;;IF([.M$4]=&quot;.1&quot;;&quot;_LEVEL1@1&quot;;IF([.M$4]=&quot;.2&quot;;&quot;_LEVEL2@2&quot;;IF([.M$4]=&quot;.3&quot;;&quot;_LEVEL3@3&quot;))));[$DATA.$A$1:.$A$121];0);4)*[.M16])" office:value-type="float" office:value="2831.9888" calcext:value-type="float">
            <text:p>2,832 S</text:p>
          </table:table-cell>
          <table:table-cell table:style-name="ce25" table:number-matrix-columns-spanned="1" table:number-matrix-rows-spanned="1" table:formula="of:=IF(INDEX([$DATA.$A$1:.$D$121];MATCH([.N$3]&amp;&quot;_&quot;&amp;[.$H16]&amp;IF([.N$4]=&quot;Flat&quot;;&quot;&quot;;IF([.N$4]=&quot;.1&quot;;&quot;_LEVEL1@1&quot;;IF([.N$4]=&quot;.2&quot;;&quot;_LEVEL2@2&quot;;IF([.N$4]=&quot;.3&quot;;&quot;_LEVEL3@3&quot;))));[$DATA.$A$1:.$A$121];0);4)*[.N16]=0;&quot;&quot;;INDEX([$DATA.$A$1:.$D$121];MATCH([.N$3]&amp;&quot;_&quot;&amp;[.$H16]&amp;IF([.N$4]=&quot;Flat&quot;;&quot;&quot;;IF([.N$4]=&quot;.1&quot;;&quot;_LEVEL1@1&quot;;IF([.N$4]=&quot;.2&quot;;&quot;_LEVEL2@2&quot;;IF([.N$4]=&quot;.3&quot;;&quot;_LEVEL3@3&quot;))));[$DATA.$A$1:.$A$121];0);4)*[.N16])" office:value-type="float" office:value="277.6" calcext:value-type="float">
            <text:p>278 S</text:p>
          </table:table-cell>
          <table:table-cell table:style-name="ce25" table:number-matrix-columns-spanned="1" table:number-matrix-rows-spanned="1" table:formula="of:=IF(INDEX([$DATA.$A$1:.$D$121];MATCH([.O$3]&amp;&quot;_&quot;&amp;[.$H16]&amp;IF([.O$4]=&quot;Flat&quot;;&quot;&quot;;IF([.O$4]=&quot;.1&quot;;&quot;_LEVEL1@1&quot;;IF([.O$4]=&quot;.2&quot;;&quot;_LEVEL2@2&quot;;IF([.O$4]=&quot;.3&quot;;&quot;_LEVEL3@3&quot;))));[$DATA.$A$1:.$A$121];0);4)*[.O16]=0;&quot;&quot;;INDEX([$DATA.$A$1:.$D$121];MATCH([.O$3]&amp;&quot;_&quot;&amp;[.$H16]&amp;IF([.O$4]=&quot;Flat&quot;;&quot;&quot;;IF([.O$4]=&quot;.1&quot;;&quot;_LEVEL1@1&quot;;IF([.O$4]=&quot;.2&quot;;&quot;_LEVEL2@2&quot;;IF([.O$4]=&quot;.3&quot;;&quot;_LEVEL3@3&quot;))));[$DATA.$A$1:.$A$121];0);4)*[.O16])" office:value-type="float" office:value="83.12" calcext:value-type="float">
            <text:p>83 S</text:p>
          </table:table-cell>
          <table:table-cell table:style-name="ce25" table:number-matrix-columns-spanned="1" table:number-matrix-rows-spanned="1" table:formula="of:=IF(INDEX([$DATA.$A$1:.$D$121];MATCH([.P$3]&amp;&quot;_&quot;&amp;[.$H16]&amp;IF([.P$4]=&quot;Flat&quot;;&quot;&quot;;IF([.P$4]=&quot;.1&quot;;&quot;_LEVEL1@1&quot;;IF([.P$4]=&quot;.2&quot;;&quot;_LEVEL2@2&quot;;IF([.P$4]=&quot;.3&quot;;&quot;_LEVEL3@3&quot;))));[$DATA.$A$1:.$A$121];0);4)*[.P16]=0;&quot;&quot;;INDEX([$DATA.$A$1:.$D$121];MATCH([.P$3]&amp;&quot;_&quot;&amp;[.$H16]&amp;IF([.P$4]=&quot;Flat&quot;;&quot;&quot;;IF([.P$4]=&quot;.1&quot;;&quot;_LEVEL1@1&quot;;IF([.P$4]=&quot;.2&quot;;&quot;_LEVEL2@2&quot;;IF([.P$4]=&quot;.3&quot;;&quot;_LEVEL3@3&quot;))));[$DATA.$A$1:.$A$121];0);4)*[.P16])" office:value-type="float" office:value="28.8" calcext:value-type="float">
            <text:p>29 S</text:p>
          </table:table-cell>
          <table:table-cell table:style-name="ce32" table:number-matrix-columns-spanned="1" table:number-matrix-rows-spanned="1" table:formula="of:=IF(INDEX([$DATA.$A$1:.$D$121];MATCH([.Q$3]&amp;&quot;_&quot;&amp;[.$H16]&amp;IF([.Q$4]=&quot;Flat&quot;;&quot;&quot;;IF([.Q$4]=&quot;.1&quot;;&quot;_LEVEL1@1&quot;;IF([.Q$4]=&quot;.2&quot;;&quot;_LEVEL2@2&quot;;IF([.Q$4]=&quot;.3&quot;;&quot;_LEVEL3@3&quot;))));[$DATA.$A$1:.$A$121];0);4)*[.Q16]=0;&quot;&quot;;INDEX([$DATA.$A$1:.$D$121];MATCH([.Q$3]&amp;&quot;_&quot;&amp;[.$H16]&amp;IF([.Q$4]=&quot;Flat&quot;;&quot;&quot;;IF([.Q$4]=&quot;.1&quot;;&quot;_LEVEL1@1&quot;;IF([.Q$4]=&quot;.2&quot;;&quot;_LEVEL2@2&quot;;IF([.Q$4]=&quot;.3&quot;;&quot;_LEVEL3@3&quot;))));[$DATA.$A$1:.$A$121];0);4)*[.Q16])" office:value-type="float" office:value="3799.9267564" calcext:value-type="float">
            <text:p>3,800 S</text:p>
          </table:table-cell>
          <table:table-cell table:style-name="ce32" table:number-matrix-columns-spanned="1" table:number-matrix-rows-spanned="1" table:formula="of:=IF(INDEX([$DATA.$A$1:.$D$121];MATCH([.R$3]&amp;&quot;_&quot;&amp;[.$H16]&amp;IF([.R$4]=&quot;Flat&quot;;&quot;&quot;;IF([.R$4]=&quot;.1&quot;;&quot;_LEVEL1@1&quot;;IF([.R$4]=&quot;.2&quot;;&quot;_LEVEL2@2&quot;;IF([.R$4]=&quot;.3&quot;;&quot;_LEVEL3@3&quot;))));[$DATA.$A$1:.$A$121];0);4)*[.R16]=0;&quot;&quot;;INDEX([$DATA.$A$1:.$D$121];MATCH([.R$3]&amp;&quot;_&quot;&amp;[.$H16]&amp;IF([.R$4]=&quot;Flat&quot;;&quot;&quot;;IF([.R$4]=&quot;.1&quot;;&quot;_LEVEL1@1&quot;;IF([.R$4]=&quot;.2&quot;;&quot;_LEVEL2@2&quot;;IF([.R$4]=&quot;.3&quot;;&quot;_LEVEL3@3&quot;))));[$DATA.$A$1:.$A$121];0);4)*[.R16])" office:value-type="float" office:value="463.11772" calcext:value-type="float">
            <text:p>463 S</text:p>
          </table:table-cell>
          <table:table-cell table:style-name="ce32" table:number-matrix-columns-spanned="1" table:number-matrix-rows-spanned="1" table:formula="of:=IF(INDEX([$DATA.$A$1:.$D$121];MATCH([.S$3]&amp;&quot;_&quot;&amp;[.$H16]&amp;IF([.S$4]=&quot;Flat&quot;;&quot;&quot;;IF([.S$4]=&quot;.1&quot;;&quot;_LEVEL1@1&quot;;IF([.S$4]=&quot;.2&quot;;&quot;_LEVEL2@2&quot;;IF([.S$4]=&quot;.3&quot;;&quot;_LEVEL3@3&quot;))));[$DATA.$A$1:.$A$121];0);4)*[.S16]=0;&quot;&quot;;INDEX([$DATA.$A$1:.$D$121];MATCH([.S$3]&amp;&quot;_&quot;&amp;[.$H16]&amp;IF([.S$4]=&quot;Flat&quot;;&quot;&quot;;IF([.S$4]=&quot;.1&quot;;&quot;_LEVEL1@1&quot;;IF([.S$4]=&quot;.2&quot;;&quot;_LEVEL2@2&quot;;IF([.S$4]=&quot;.3&quot;;&quot;_LEVEL3@3&quot;))));[$DATA.$A$1:.$A$121];0);4)*[.S16])" office:value-type="float" office:value="161.80322" calcext:value-type="float">
            <text:p>162 S</text:p>
          </table:table-cell>
          <table:table-cell table:style-name="ce32" table:number-matrix-columns-spanned="1" table:number-matrix-rows-spanned="1" table:formula="of:=IF(INDEX([$DATA.$A$1:.$D$121];MATCH([.T$3]&amp;&quot;_&quot;&amp;[.$H16]&amp;IF([.T$4]=&quot;Flat&quot;;&quot;&quot;;IF([.T$4]=&quot;.1&quot;;&quot;_LEVEL1@1&quot;;IF([.T$4]=&quot;.2&quot;;&quot;_LEVEL2@2&quot;;IF([.T$4]=&quot;.3&quot;;&quot;_LEVEL3@3&quot;))));[$DATA.$A$1:.$A$121];0);4)*[.T16]=0;&quot;&quot;;INDEX([$DATA.$A$1:.$D$121];MATCH([.T$3]&amp;&quot;_&quot;&amp;[.$H16]&amp;IF([.T$4]=&quot;Flat&quot;;&quot;&quot;;IF([.T$4]=&quot;.1&quot;;&quot;_LEVEL1@1&quot;;IF([.T$4]=&quot;.2&quot;;&quot;_LEVEL2@2&quot;;IF([.T$4]=&quot;.3&quot;;&quot;_LEVEL3@3&quot;))));[$DATA.$A$1:.$A$121];0);4)*[.T16])" office:value-type="float" office:value="51.0869402" calcext:value-type="float">
            <text:p>51 S</text:p>
          </table:table-cell>
          <table:table-cell table:style-name="ce41" table:number-matrix-columns-spanned="1" table:number-matrix-rows-spanned="1" table:formula="of:=IF(INDEX([$DATA.$A$1:.$D$121];MATCH([.U$3]&amp;&quot;_&quot;&amp;[.$H16]&amp;IF([.U$4]=&quot;Flat&quot;;&quot;&quot;;IF([.U$4]=&quot;.1&quot;;&quot;_LEVEL1@1&quot;;IF([.U$4]=&quot;.2&quot;;&quot;_LEVEL2@2&quot;;IF([.U$4]=&quot;.3&quot;;&quot;_LEVEL3@3&quot;))));[$DATA.$A$1:.$A$121];0);4)*[.U16]=0;&quot;&quot;;INDEX([$DATA.$A$1:.$D$121];MATCH([.U$3]&amp;&quot;_&quot;&amp;[.$H16]&amp;IF([.U$4]=&quot;Flat&quot;;&quot;&quot;;IF([.U$4]=&quot;.1&quot;;&quot;_LEVEL1@1&quot;;IF([.U$4]=&quot;.2&quot;;&quot;_LEVEL2@2&quot;;IF([.U$4]=&quot;.3&quot;;&quot;_LEVEL3@3&quot;))));[$DATA.$A$1:.$A$121];0);4)*[.U16])" office:value-type="float" office:value="7740.5197868" calcext:value-type="float">
            <text:p>7,741 S</text:p>
          </table:table-cell>
          <table:table-cell table:style-name="ce41" table:number-matrix-columns-spanned="1" table:number-matrix-rows-spanned="1" table:formula="of:=IF(INDEX([$DATA.$A$1:.$D$121];MATCH([.V$3]&amp;&quot;_&quot;&amp;[.$H16]&amp;IF([.V$4]=&quot;Flat&quot;;&quot;&quot;;IF([.V$4]=&quot;.1&quot;;&quot;_LEVEL1@1&quot;;IF([.V$4]=&quot;.2&quot;;&quot;_LEVEL2@2&quot;;IF([.V$4]=&quot;.3&quot;;&quot;_LEVEL3@3&quot;))));[$DATA.$A$1:.$A$121];0);4)*[.V16]=0;&quot;&quot;;INDEX([$DATA.$A$1:.$D$121];MATCH([.V$3]&amp;&quot;_&quot;&amp;[.$H16]&amp;IF([.V$4]=&quot;Flat&quot;;&quot;&quot;;IF([.V$4]=&quot;.1&quot;;&quot;_LEVEL1@1&quot;;IF([.V$4]=&quot;.2&quot;;&quot;_LEVEL2@2&quot;;IF([.V$4]=&quot;.3&quot;;&quot;_LEVEL3@3&quot;))));[$DATA.$A$1:.$A$121];0);4)*[.V16])" office:value-type="float" office:value="1092.3106" calcext:value-type="float">
            <text:p>1,092 S</text:p>
          </table:table-cell>
          <table:table-cell table:style-name="ce41" table:number-matrix-columns-spanned="1" table:number-matrix-rows-spanned="1" table:formula="of:=IF(INDEX([$DATA.$A$1:.$D$121];MATCH([.W$3]&amp;&quot;_&quot;&amp;[.$H16]&amp;IF([.W$4]=&quot;Flat&quot;;&quot;&quot;;IF([.W$4]=&quot;.1&quot;;&quot;_LEVEL1@1&quot;;IF([.W$4]=&quot;.2&quot;;&quot;_LEVEL2@2&quot;;IF([.W$4]=&quot;.3&quot;;&quot;_LEVEL3@3&quot;))));[$DATA.$A$1:.$A$121];0);4)*[.W16]=0;&quot;&quot;;INDEX([$DATA.$A$1:.$D$121];MATCH([.W$3]&amp;&quot;_&quot;&amp;[.$H16]&amp;IF([.W$4]=&quot;Flat&quot;;&quot;&quot;;IF([.W$4]=&quot;.1&quot;;&quot;_LEVEL1@1&quot;;IF([.W$4]=&quot;.2&quot;;&quot;_LEVEL2@2&quot;;IF([.W$4]=&quot;.3&quot;;&quot;_LEVEL3@3&quot;))));[$DATA.$A$1:.$A$121];0);4)*[.W16])" office:value-type="float" office:value="305.660328" calcext:value-type="float">
            <text:p>306 S</text:p>
          </table:table-cell>
          <table:table-cell table:style-name="ce41" table:number-matrix-columns-spanned="1" table:number-matrix-rows-spanned="1" table:formula="of:=IF(INDEX([$DATA.$A$1:.$D$121];MATCH([.X$3]&amp;&quot;_&quot;&amp;[.$H16]&amp;IF([.X$4]=&quot;Flat&quot;;&quot;&quot;;IF([.X$4]=&quot;.1&quot;;&quot;_LEVEL1@1&quot;;IF([.X$4]=&quot;.2&quot;;&quot;_LEVEL2@2&quot;;IF([.X$4]=&quot;.3&quot;;&quot;_LEVEL3@3&quot;))));[$DATA.$A$1:.$A$121];0);4)*[.X16]=0;&quot;&quot;;INDEX([$DATA.$A$1:.$D$121];MATCH([.X$3]&amp;&quot;_&quot;&amp;[.$H16]&amp;IF([.X$4]=&quot;Flat&quot;;&quot;&quot;;IF([.X$4]=&quot;.1&quot;;&quot;_LEVEL1@1&quot;;IF([.X$4]=&quot;.2&quot;;&quot;_LEVEL2@2&quot;;IF([.X$4]=&quot;.3&quot;;&quot;_LEVEL3@3&quot;))));[$DATA.$A$1:.$A$121];0);4)*[.X16])" office:value-type="float" office:value="76.5168008" calcext:value-type="float">
            <text:p>77 S</text:p>
          </table:table-cell>
          <table:table-cell table:style-name="ce49" table:number-matrix-columns-spanned="1" table:number-matrix-rows-spanned="1" table:formula="of:=IF(INDEX([$DATA.$A$1:.$D$121];MATCH([.Y$3]&amp;&quot;_&quot;&amp;[.$H16]&amp;IF([.Y$4]=&quot;Flat&quot;;&quot;&quot;;IF([.Y$4]=&quot;.1&quot;;&quot;_LEVEL1@1&quot;;IF([.Y$4]=&quot;.2&quot;;&quot;_LEVEL2@2&quot;;IF([.Y$4]=&quot;.3&quot;;&quot;_LEVEL3@3&quot;))));[$DATA.$A$1:.$A$121];0);4)*[.Y16]=0;&quot;&quot;;INDEX([$DATA.$A$1:.$D$121];MATCH([.Y$3]&amp;&quot;_&quot;&amp;[.$H16]&amp;IF([.Y$4]=&quot;Flat&quot;;&quot;&quot;;IF([.Y$4]=&quot;.1&quot;;&quot;_LEVEL1@1&quot;;IF([.Y$4]=&quot;.2&quot;;&quot;_LEVEL2@2&quot;;IF([.Y$4]=&quot;.3&quot;;&quot;_LEVEL3@3&quot;))));[$DATA.$A$1:.$A$121];0);4)*[.Y16])" office:value-type="float" office:value="16621.6888" calcext:value-type="float">
            <text:p>16,622 S</text:p>
          </table:table-cell>
          <table:table-cell table:style-name="ce49" table:number-matrix-columns-spanned="1" table:number-matrix-rows-spanned="1" table:formula="of:=IF(INDEX([$DATA.$A$1:.$D$121];MATCH([.Z$3]&amp;&quot;_&quot;&amp;[.$H16]&amp;IF([.Z$4]=&quot;Flat&quot;;&quot;&quot;;IF([.Z$4]=&quot;.1&quot;;&quot;_LEVEL1@1&quot;;IF([.Z$4]=&quot;.2&quot;;&quot;_LEVEL2@2&quot;;IF([.Z$4]=&quot;.3&quot;;&quot;_LEVEL3@3&quot;))));[$DATA.$A$1:.$A$121];0);4)*[.Z16]=0;&quot;&quot;;INDEX([$DATA.$A$1:.$D$121];MATCH([.Z$3]&amp;&quot;_&quot;&amp;[.$H16]&amp;IF([.Z$4]=&quot;Flat&quot;;&quot;&quot;;IF([.Z$4]=&quot;.1&quot;;&quot;_LEVEL1@1&quot;;IF([.Z$4]=&quot;.2&quot;;&quot;_LEVEL2@2&quot;;IF([.Z$4]=&quot;.3&quot;;&quot;_LEVEL3@3&quot;))));[$DATA.$A$1:.$A$121];0);4)*[.Z16])" office:value-type="float" office:value="2313.28" calcext:value-type="float">
            <text:p>2,313 S</text:p>
          </table:table-cell>
          <table:table-cell table:style-name="ce49" table:number-matrix-columns-spanned="1" table:number-matrix-rows-spanned="1" table:formula="of:=IF(INDEX([$DATA.$A$1:.$D$121];MATCH([.AA$3]&amp;&quot;_&quot;&amp;[.$H16]&amp;IF([.AA$4]=&quot;Flat&quot;;&quot;&quot;;IF([.AA$4]=&quot;.1&quot;;&quot;_LEVEL1@1&quot;;IF([.AA$4]=&quot;.2&quot;;&quot;_LEVEL2@2&quot;;IF([.AA$4]=&quot;.3&quot;;&quot;_LEVEL3@3&quot;))));[$DATA.$A$1:.$A$121];0);4)*[.AA16]=0;&quot;&quot;;INDEX([$DATA.$A$1:.$D$121];MATCH([.AA$3]&amp;&quot;_&quot;&amp;[.$H16]&amp;IF([.AA$4]=&quot;Flat&quot;;&quot;&quot;;IF([.AA$4]=&quot;.1&quot;;&quot;_LEVEL1@1&quot;;IF([.AA$4]=&quot;.2&quot;;&quot;_LEVEL2@2&quot;;IF([.AA$4]=&quot;.3&quot;;&quot;_LEVEL3@3&quot;))));[$DATA.$A$1:.$A$121];0);4)*[.AA16])" office:value-type="float" office:value="559.984" calcext:value-type="float">
            <text:p>560 S</text:p>
          </table:table-cell>
          <table:table-cell table:style-name="ce55" table:number-matrix-columns-spanned="1" table:number-matrix-rows-spanned="1" table:formula="of:=IF(INDEX([$DATA.$A$1:.$D$121];MATCH([.AB$3]&amp;&quot;_&quot;&amp;[.$H16]&amp;IF([.AB$4]=&quot;Flat&quot;;&quot;&quot;;IF([.AB$4]=&quot;.1&quot;;&quot;_LEVEL1@1&quot;;IF([.AB$4]=&quot;.2&quot;;&quot;_LEVEL2@2&quot;;IF([.AB$4]=&quot;.3&quot;;&quot;_LEVEL3@3&quot;))));[$DATA.$A$1:.$A$121];0);4)*[.AB16]=0;&quot;&quot;;INDEX([$DATA.$A$1:.$D$121];MATCH([.AB$3]&amp;&quot;_&quot;&amp;[.$H16]&amp;IF([.AB$4]=&quot;Flat&quot;;&quot;&quot;;IF([.AB$4]=&quot;.1&quot;;&quot;_LEVEL1@1&quot;;IF([.AB$4]=&quot;.2&quot;;&quot;_LEVEL2@2&quot;;IF([.AB$4]=&quot;.3&quot;;&quot;_LEVEL3@3&quot;))));[$DATA.$A$1:.$A$121];0);4)*[.AB16])" office:value-type="float" office:value="140.0504" calcext:value-type="float">
            <text:p>140 S</text:p>
          </table:table-cell>
          <table:table-cell table:style-name="ce3"/>
          <table:table-cell table:style-name="ce70" office:value-type="float" office:value="4" calcext:value-type="float">
            <text:p>4</text:p>
          </table:table-cell>
          <table:table-cell table:style-name="ce82" office:value-type="float" office:value="415" calcext:value-type="float">
            <text:p>415</text:p>
          </table:table-cell>
          <table:table-cell table:style-name="ce89" office:value-type="percentage" office:value="1.5" calcext:value-type="percentage">
            <text:p>150.00%</text:p>
          </table:table-cell>
          <table:table-cell table:style-name="ce93" table:formula="of:=1+([.AE34]-[.AD34]*100)/200" office:value-type="percentage" office:value="1.075" calcext:value-type="percentage">
            <text:p>107.50%</text:p>
          </table:table-cell>
          <table:table-cell table:style-name="ce89" table:formula="of:=[.AE34]/([.AD35]*100)" office:value-type="percentage" office:value="0.83" calcext:value-type="percentage">
            <text:p>83.00%</text:p>
          </table:table-cell>
          <table:table-cell table:style-name="ce106" table:formula="of:=[.AE34]/([.AD36]*100)" office:value-type="percentage" office:value="0.691666666666667" calcext:value-type="percentage">
            <text:p>69.17%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6" office:value-type="string" calcext:value-type="string">
            <text:p>Tinker</text:p>
          </table:table-cell>
          <table:table-cell table:style-name="ce10" office:value-type="string" calcext:value-type="string">
            <text:p>Cloth</text:p>
          </table:table-cell>
          <table:table-cell table:style-name="ce17" table:number-matrix-columns-spanned="1" table:number-matrix-rows-spanned="1" table:formula="of:=IF(INDEX([$DATA.$A$1:.$D$121];MATCH([.I$3]&amp;&quot;_&quot;&amp;[.$H17]&amp;IF([.I$4]=&quot;Flat&quot;;&quot;&quot;;IF([.I$4]=&quot;.1&quot;;&quot;_LEVEL1@1&quot;;IF([.I$4]=&quot;.2&quot;;&quot;_LEVEL2@2&quot;;IF([.I$4]=&quot;.3&quot;;&quot;_LEVEL3@3&quot;))));[$DATA.$A$1:.$A$121];0);4)*[.I17]=0;&quot;&quot;;INDEX([$DATA.$A$1:.$D$121];MATCH([.I$3]&amp;&quot;_&quot;&amp;[.$H17]&amp;IF([.I$4]=&quot;Flat&quot;;&quot;&quot;;IF([.I$4]=&quot;.1&quot;;&quot;_LEVEL1@1&quot;;IF([.I$4]=&quot;.2&quot;;&quot;_LEVEL2@2&quot;;IF([.I$4]=&quot;.3&quot;;&quot;_LEVEL3@3&quot;))));[$DATA.$A$1:.$A$121];0);4)*[.I17])" office:value-type="float" office:value="1054.48177777778" calcext:value-type="float">
            <text:p>1,054 S</text:p>
          </table:table-cell>
          <table:table-cell table:style-name="ce17" table:number-matrix-columns-spanned="1" table:number-matrix-rows-spanned="1" table:formula="of:=IF(INDEX([$DATA.$A$1:.$D$121];MATCH([.J$3]&amp;&quot;_&quot;&amp;[.$H17]&amp;IF([.J$4]=&quot;Flat&quot;;&quot;&quot;;IF([.J$4]=&quot;.1&quot;;&quot;_LEVEL1@1&quot;;IF([.J$4]=&quot;.2&quot;;&quot;_LEVEL2@2&quot;;IF([.J$4]=&quot;.3&quot;;&quot;_LEVEL3@3&quot;))));[$DATA.$A$1:.$A$121];0);4)*[.J17]=0;&quot;&quot;;INDEX([$DATA.$A$1:.$D$121];MATCH([.J$3]&amp;&quot;_&quot;&amp;[.$H17]&amp;IF([.J$4]=&quot;Flat&quot;;&quot;&quot;;IF([.J$4]=&quot;.1&quot;;&quot;_LEVEL1@1&quot;;IF([.J$4]=&quot;.2&quot;;&quot;_LEVEL2@2&quot;;IF([.J$4]=&quot;.3&quot;;&quot;_LEVEL3@3&quot;))));[$DATA.$A$1:.$A$121];0);4)*[.J17])" office:value-type="float" office:value="75.9111111111111" calcext:value-type="float">
            <text:p>76 S</text:p>
          </table:table-cell>
          <table:table-cell table:style-name="ce17" table:number-matrix-columns-spanned="1" table:number-matrix-rows-spanned="1" table:formula="of:=IF(INDEX([$DATA.$A$1:.$D$121];MATCH([.K$3]&amp;&quot;_&quot;&amp;[.$H17]&amp;IF([.K$4]=&quot;Flat&quot;;&quot;&quot;;IF([.K$4]=&quot;.1&quot;;&quot;_LEVEL1@1&quot;;IF([.K$4]=&quot;.2&quot;;&quot;_LEVEL2@2&quot;;IF([.K$4]=&quot;.3&quot;;&quot;_LEVEL3@3&quot;))));[$DATA.$A$1:.$A$121];0);4)*[.K17]=0;&quot;&quot;;INDEX([$DATA.$A$1:.$D$121];MATCH([.K$3]&amp;&quot;_&quot;&amp;[.$H17]&amp;IF([.K$4]=&quot;Flat&quot;;&quot;&quot;;IF([.K$4]=&quot;.1&quot;;&quot;_LEVEL1@1&quot;;IF([.K$4]=&quot;.2&quot;;&quot;_LEVEL2@2&quot;;IF([.K$4]=&quot;.3&quot;;&quot;_LEVEL3@3&quot;))));[$DATA.$A$1:.$A$121];0);4)*[.K17])" office:value-type="float" office:value="40.7822222222222" calcext:value-type="float">
            <text:p>41 S</text:p>
          </table:table-cell>
          <table:table-cell table:style-name="ce17" table:number-matrix-columns-spanned="1" table:number-matrix-rows-spanned="1" table:formula="of:=IF(INDEX([$DATA.$A$1:.$D$121];MATCH([.L$3]&amp;&quot;_&quot;&amp;[.$H17]&amp;IF([.L$4]=&quot;Flat&quot;;&quot;&quot;;IF([.L$4]=&quot;.1&quot;;&quot;_LEVEL1@1&quot;;IF([.L$4]=&quot;.2&quot;;&quot;_LEVEL2@2&quot;;IF([.L$4]=&quot;.3&quot;;&quot;_LEVEL3@3&quot;))));[$DATA.$A$1:.$A$121];0);4)*[.L17]=0;&quot;&quot;;INDEX([$DATA.$A$1:.$D$121];MATCH([.L$3]&amp;&quot;_&quot;&amp;[.$H17]&amp;IF([.L$4]=&quot;Flat&quot;;&quot;&quot;;IF([.L$4]=&quot;.1&quot;;&quot;_LEVEL1@1&quot;;IF([.L$4]=&quot;.2&quot;;&quot;_LEVEL2@2&quot;;IF([.L$4]=&quot;.3&quot;;&quot;_LEVEL3@3&quot;))));[$DATA.$A$1:.$A$121];0);4)*[.L17])" office:value-type="float" office:value="17.6888888888889" calcext:value-type="float">
            <text:p>18 S</text:p>
          </table:table-cell>
          <table:table-cell table:style-name="ce24" table:number-matrix-columns-spanned="1" table:number-matrix-rows-spanned="1" table:formula="of:=IF(INDEX([$DATA.$A$1:.$D$121];MATCH([.M$3]&amp;&quot;_&quot;&amp;[.$H17]&amp;IF([.M$4]=&quot;Flat&quot;;&quot;&quot;;IF([.M$4]=&quot;.1&quot;;&quot;_LEVEL1@1&quot;;IF([.M$4]=&quot;.2&quot;;&quot;_LEVEL2@2&quot;;IF([.M$4]=&quot;.3&quot;;&quot;_LEVEL3@3&quot;))));[$DATA.$A$1:.$A$121];0);4)*[.M17]=0;&quot;&quot;;INDEX([$DATA.$A$1:.$D$121];MATCH([.M$3]&amp;&quot;_&quot;&amp;[.$H17]&amp;IF([.M$4]=&quot;Flat&quot;;&quot;&quot;;IF([.M$4]=&quot;.1&quot;;&quot;_LEVEL1@1&quot;;IF([.M$4]=&quot;.2&quot;;&quot;_LEVEL2@2&quot;;IF([.M$4]=&quot;.3&quot;;&quot;_LEVEL3@3&quot;))));[$DATA.$A$1:.$A$121];0);4)*[.M17])" office:value-type="float" office:value="2564.00266666667" calcext:value-type="float">
            <text:p>2,564 S</text:p>
          </table:table-cell>
          <table:table-cell table:style-name="ce24" table:number-matrix-columns-spanned="1" table:number-matrix-rows-spanned="1" table:formula="of:=IF(INDEX([$DATA.$A$1:.$D$121];MATCH([.N$3]&amp;&quot;_&quot;&amp;[.$H17]&amp;IF([.N$4]=&quot;Flat&quot;;&quot;&quot;;IF([.N$4]=&quot;.1&quot;;&quot;_LEVEL1@1&quot;;IF([.N$4]=&quot;.2&quot;;&quot;_LEVEL2@2&quot;;IF([.N$4]=&quot;.3&quot;;&quot;_LEVEL3@3&quot;))));[$DATA.$A$1:.$A$121];0);4)*[.N17]=0;&quot;&quot;;INDEX([$DATA.$A$1:.$D$121];MATCH([.N$3]&amp;&quot;_&quot;&amp;[.$H17]&amp;IF([.N$4]=&quot;Flat&quot;;&quot;&quot;;IF([.N$4]=&quot;.1&quot;;&quot;_LEVEL1@1&quot;;IF([.N$4]=&quot;.2&quot;;&quot;_LEVEL2@2&quot;;IF([.N$4]=&quot;.3&quot;;&quot;_LEVEL3@3&quot;))));[$DATA.$A$1:.$A$121];0);4)*[.N17])" office:value-type="float" office:value="183.022222222222" calcext:value-type="float">
            <text:p>183 S</text:p>
          </table:table-cell>
          <table:table-cell table:style-name="ce24" table:number-matrix-columns-spanned="1" table:number-matrix-rows-spanned="1" table:formula="of:=IF(INDEX([$DATA.$A$1:.$D$121];MATCH([.O$3]&amp;&quot;_&quot;&amp;[.$H17]&amp;IF([.O$4]=&quot;Flat&quot;;&quot;&quot;;IF([.O$4]=&quot;.1&quot;;&quot;_LEVEL1@1&quot;;IF([.O$4]=&quot;.2&quot;;&quot;_LEVEL2@2&quot;;IF([.O$4]=&quot;.3&quot;;&quot;_LEVEL3@3&quot;))));[$DATA.$A$1:.$A$121];0);4)*[.O17]=0;&quot;&quot;;INDEX([$DATA.$A$1:.$D$121];MATCH([.O$3]&amp;&quot;_&quot;&amp;[.$H17]&amp;IF([.O$4]=&quot;Flat&quot;;&quot;&quot;;IF([.O$4]=&quot;.1&quot;;&quot;_LEVEL1@1&quot;;IF([.O$4]=&quot;.2&quot;;&quot;_LEVEL2@2&quot;;IF([.O$4]=&quot;.3&quot;;&quot;_LEVEL3@3&quot;))));[$DATA.$A$1:.$A$121];0);4)*[.O17])" office:value-type="float" office:value="51.2977777777778" calcext:value-type="float">
            <text:p>51 S</text:p>
          </table:table-cell>
          <table:table-cell table:style-name="ce24" table:number-matrix-columns-spanned="1" table:number-matrix-rows-spanned="1" table:formula="of:=IF(INDEX([$DATA.$A$1:.$D$121];MATCH([.P$3]&amp;&quot;_&quot;&amp;[.$H17]&amp;IF([.P$4]=&quot;Flat&quot;;&quot;&quot;;IF([.P$4]=&quot;.1&quot;;&quot;_LEVEL1@1&quot;;IF([.P$4]=&quot;.2&quot;;&quot;_LEVEL2@2&quot;;IF([.P$4]=&quot;.3&quot;;&quot;_LEVEL3@3&quot;))));[$DATA.$A$1:.$A$121];0);4)*[.P17]=0;&quot;&quot;;INDEX([$DATA.$A$1:.$D$121];MATCH([.P$3]&amp;&quot;_&quot;&amp;[.$H17]&amp;IF([.P$4]=&quot;Flat&quot;;&quot;&quot;;IF([.P$4]=&quot;.1&quot;;&quot;_LEVEL1@1&quot;;IF([.P$4]=&quot;.2&quot;;&quot;_LEVEL2@2&quot;;IF([.P$4]=&quot;.3&quot;;&quot;_LEVEL3@3&quot;))));[$DATA.$A$1:.$A$121];0);4)*[.P17])" office:value-type="float" office:value="16.9333333333333" calcext:value-type="float">
            <text:p>17 S</text:p>
          </table:table-cell>
          <table:table-cell table:style-name="ce31" table:number-matrix-columns-spanned="1" table:number-matrix-rows-spanned="1" table:formula="of:=IF(INDEX([$DATA.$A$1:.$D$121];MATCH([.Q$3]&amp;&quot;_&quot;&amp;[.$H17]&amp;IF([.Q$4]=&quot;Flat&quot;;&quot;&quot;;IF([.Q$4]=&quot;.1&quot;;&quot;_LEVEL1@1&quot;;IF([.Q$4]=&quot;.2&quot;;&quot;_LEVEL2@2&quot;;IF([.Q$4]=&quot;.3&quot;;&quot;_LEVEL3@3&quot;))));[$DATA.$A$1:.$A$121];0);4)*[.Q17]=0;&quot;&quot;;INDEX([$DATA.$A$1:.$D$121];MATCH([.Q$3]&amp;&quot;_&quot;&amp;[.$H17]&amp;IF([.Q$4]=&quot;Flat&quot;;&quot;&quot;;IF([.Q$4]=&quot;.1&quot;;&quot;_LEVEL1@1&quot;;IF([.Q$4]=&quot;.2&quot;;&quot;_LEVEL2@2&quot;;IF([.Q$4]=&quot;.3&quot;;&quot;_LEVEL3@3&quot;))));[$DATA.$A$1:.$A$121];0);4)*[.Q17])" office:value-type="float" office:value="4072.14962288889" calcext:value-type="float">
            <text:p>4,072 S</text:p>
          </table:table-cell>
          <table:table-cell table:style-name="ce31" table:number-matrix-columns-spanned="1" table:number-matrix-rows-spanned="1" table:formula="of:=IF(INDEX([$DATA.$A$1:.$D$121];MATCH([.R$3]&amp;&quot;_&quot;&amp;[.$H17]&amp;IF([.R$4]=&quot;Flat&quot;;&quot;&quot;;IF([.R$4]=&quot;.1&quot;;&quot;_LEVEL1@1&quot;;IF([.R$4]=&quot;.2&quot;;&quot;_LEVEL2@2&quot;;IF([.R$4]=&quot;.3&quot;;&quot;_LEVEL3@3&quot;))));[$DATA.$A$1:.$A$121];0);4)*[.R17]=0;&quot;&quot;;INDEX([$DATA.$A$1:.$D$121];MATCH([.R$3]&amp;&quot;_&quot;&amp;[.$H17]&amp;IF([.R$4]=&quot;Flat&quot;;&quot;&quot;;IF([.R$4]=&quot;.1&quot;;&quot;_LEVEL1@1&quot;;IF([.R$4]=&quot;.2&quot;;&quot;_LEVEL2@2&quot;;IF([.R$4]=&quot;.3&quot;;&quot;_LEVEL3@3&quot;))));[$DATA.$A$1:.$A$121];0);4)*[.R17])" office:value-type="float" office:value="394.997533333333" calcext:value-type="float">
            <text:p>395 S</text:p>
          </table:table-cell>
          <table:table-cell table:style-name="ce31" table:number-matrix-columns-spanned="1" table:number-matrix-rows-spanned="1" table:formula="of:=IF(INDEX([$DATA.$A$1:.$D$121];MATCH([.S$3]&amp;&quot;_&quot;&amp;[.$H17]&amp;IF([.S$4]=&quot;Flat&quot;;&quot;&quot;;IF([.S$4]=&quot;.1&quot;;&quot;_LEVEL1@1&quot;;IF([.S$4]=&quot;.2&quot;;&quot;_LEVEL2@2&quot;;IF([.S$4]=&quot;.3&quot;;&quot;_LEVEL3@3&quot;))));[$DATA.$A$1:.$A$121];0);4)*[.S17]=0;&quot;&quot;;INDEX([$DATA.$A$1:.$D$121];MATCH([.S$3]&amp;&quot;_&quot;&amp;[.$H17]&amp;IF([.S$4]=&quot;Flat&quot;;&quot;&quot;;IF([.S$4]=&quot;.1&quot;;&quot;_LEVEL1@1&quot;;IF([.S$4]=&quot;.2&quot;;&quot;_LEVEL2@2&quot;;IF([.S$4]=&quot;.3&quot;;&quot;_LEVEL3@3&quot;))));[$DATA.$A$1:.$A$121];0);4)*[.S17])" office:value-type="float" office:value="97.1198555555556" calcext:value-type="float">
            <text:p>97 S</text:p>
          </table:table-cell>
          <table:table-cell table:style-name="ce31" table:number-matrix-columns-spanned="1" table:number-matrix-rows-spanned="1" table:formula="of:=IF(INDEX([$DATA.$A$1:.$D$121];MATCH([.T$3]&amp;&quot;_&quot;&amp;[.$H17]&amp;IF([.T$4]=&quot;Flat&quot;;&quot;&quot;;IF([.T$4]=&quot;.1&quot;;&quot;_LEVEL1@1&quot;;IF([.T$4]=&quot;.2&quot;;&quot;_LEVEL2@2&quot;;IF([.T$4]=&quot;.3&quot;;&quot;_LEVEL3@3&quot;))));[$DATA.$A$1:.$A$121];0);4)*[.T17]=0;&quot;&quot;;INDEX([$DATA.$A$1:.$D$121];MATCH([.T$3]&amp;&quot;_&quot;&amp;[.$H17]&amp;IF([.T$4]=&quot;Flat&quot;;&quot;&quot;;IF([.T$4]=&quot;.1&quot;;&quot;_LEVEL1@1&quot;;IF([.T$4]=&quot;.2&quot;;&quot;_LEVEL2@2&quot;;IF([.T$4]=&quot;.3&quot;;&quot;_LEVEL3@3&quot;))));[$DATA.$A$1:.$A$121];0);4)*[.T17])" office:value-type="float" office:value="28.8906386666667" calcext:value-type="float">
            <text:p>29 S</text:p>
          </table:table-cell>
          <table:table-cell table:style-name="ce40" table:number-matrix-columns-spanned="1" table:number-matrix-rows-spanned="1" table:formula="of:=IF(INDEX([$DATA.$A$1:.$D$121];MATCH([.U$3]&amp;&quot;_&quot;&amp;[.$H17]&amp;IF([.U$4]=&quot;Flat&quot;;&quot;&quot;;IF([.U$4]=&quot;.1&quot;;&quot;_LEVEL1@1&quot;;IF([.U$4]=&quot;.2&quot;;&quot;_LEVEL2@2&quot;;IF([.U$4]=&quot;.3&quot;;&quot;_LEVEL3@3&quot;))));[$DATA.$A$1:.$A$121];0);4)*[.U17]=0;&quot;&quot;;INDEX([$DATA.$A$1:.$D$121];MATCH([.U$3]&amp;&quot;_&quot;&amp;[.$H17]&amp;IF([.U$4]=&quot;Flat&quot;;&quot;&quot;;IF([.U$4]=&quot;.1&quot;;&quot;_LEVEL1@1&quot;;IF([.U$4]=&quot;.2&quot;;&quot;_LEVEL2@2&quot;;IF([.U$4]=&quot;.3&quot;;&quot;_LEVEL3@3&quot;))));[$DATA.$A$1:.$A$121];0);4)*[.U17])" office:value-type="float" office:value="9102.97975888889" calcext:value-type="float">
            <text:p>9,103 S</text:p>
          </table:table-cell>
          <table:table-cell table:style-name="ce40" table:number-matrix-columns-spanned="1" table:number-matrix-rows-spanned="1" table:formula="of:=IF(INDEX([$DATA.$A$1:.$D$121];MATCH([.V$3]&amp;&quot;_&quot;&amp;[.$H17]&amp;IF([.V$4]=&quot;Flat&quot;;&quot;&quot;;IF([.V$4]=&quot;.1&quot;;&quot;_LEVEL1@1&quot;;IF([.V$4]=&quot;.2&quot;;&quot;_LEVEL2@2&quot;;IF([.V$4]=&quot;.3&quot;;&quot;_LEVEL3@3&quot;))));[$DATA.$A$1:.$A$121];0);4)*[.V17]=0;&quot;&quot;;INDEX([$DATA.$A$1:.$D$121];MATCH([.V$3]&amp;&quot;_&quot;&amp;[.$H17]&amp;IF([.V$4]=&quot;Flat&quot;;&quot;&quot;;IF([.V$4]=&quot;.1&quot;;&quot;_LEVEL1@1&quot;;IF([.V$4]=&quot;.2&quot;;&quot;_LEVEL2@2&quot;;IF([.V$4]=&quot;.3&quot;;&quot;_LEVEL3@3&quot;))));[$DATA.$A$1:.$A$121];0);4)*[.V17])" office:value-type="float" office:value="894.0056" calcext:value-type="float">
            <text:p>894 S</text:p>
          </table:table-cell>
          <table:table-cell table:style-name="ce40" table:number-matrix-columns-spanned="1" table:number-matrix-rows-spanned="1" table:formula="of:=IF(INDEX([$DATA.$A$1:.$D$121];MATCH([.W$3]&amp;&quot;_&quot;&amp;[.$H17]&amp;IF([.W$4]=&quot;Flat&quot;;&quot;&quot;;IF([.W$4]=&quot;.1&quot;;&quot;_LEVEL1@1&quot;;IF([.W$4]=&quot;.2&quot;;&quot;_LEVEL2@2&quot;;IF([.W$4]=&quot;.3&quot;;&quot;_LEVEL3@3&quot;))));[$DATA.$A$1:.$A$121];0);4)*[.W17]=0;&quot;&quot;;INDEX([$DATA.$A$1:.$D$121];MATCH([.W$3]&amp;&quot;_&quot;&amp;[.$H17]&amp;IF([.W$4]=&quot;Flat&quot;;&quot;&quot;;IF([.W$4]=&quot;.1&quot;;&quot;_LEVEL1@1&quot;;IF([.W$4]=&quot;.2&quot;;&quot;_LEVEL2@2&quot;;IF([.W$4]=&quot;.3&quot;;&quot;_LEVEL3@3&quot;))));[$DATA.$A$1:.$A$121];0);4)*[.W17])" office:value-type="float" office:value="191.466717777778" calcext:value-type="float">
            <text:p>191 S</text:p>
          </table:table-cell>
          <table:table-cell table:style-name="ce40" table:number-matrix-columns-spanned="1" table:number-matrix-rows-spanned="1" table:formula="of:=IF(INDEX([$DATA.$A$1:.$D$121];MATCH([.X$3]&amp;&quot;_&quot;&amp;[.$H17]&amp;IF([.X$4]=&quot;Flat&quot;;&quot;&quot;;IF([.X$4]=&quot;.1&quot;;&quot;_LEVEL1@1&quot;;IF([.X$4]=&quot;.2&quot;;&quot;_LEVEL2@2&quot;;IF([.X$4]=&quot;.3&quot;;&quot;_LEVEL3@3&quot;))));[$DATA.$A$1:.$A$121];0);4)*[.X17]=0;&quot;&quot;;INDEX([$DATA.$A$1:.$D$121];MATCH([.X$3]&amp;&quot;_&quot;&amp;[.$H17]&amp;IF([.X$4]=&quot;Flat&quot;;&quot;&quot;;IF([.X$4]=&quot;.1&quot;;&quot;_LEVEL1@1&quot;;IF([.X$4]=&quot;.2&quot;;&quot;_LEVEL2@2&quot;;IF([.X$4]=&quot;.3&quot;;&quot;_LEVEL3@3&quot;))));[$DATA.$A$1:.$A$121];0);4)*[.X17])" office:value-type="float" office:value="50.7619324444445" calcext:value-type="float">
            <text:p>51 S</text:p>
          </table:table-cell>
          <table:table-cell table:style-name="ce48" table:number-matrix-columns-spanned="1" table:number-matrix-rows-spanned="1" table:formula="of:=IF(INDEX([$DATA.$A$1:.$D$121];MATCH([.Y$3]&amp;&quot;_&quot;&amp;[.$H17]&amp;IF([.Y$4]=&quot;Flat&quot;;&quot;&quot;;IF([.Y$4]=&quot;.1&quot;;&quot;_LEVEL1@1&quot;;IF([.Y$4]=&quot;.2&quot;;&quot;_LEVEL2@2&quot;;IF([.Y$4]=&quot;.3&quot;;&quot;_LEVEL3@3&quot;))));[$DATA.$A$1:.$A$121];0);4)*[.Y17]=0;&quot;&quot;;INDEX([$DATA.$A$1:.$D$121];MATCH([.Y$3]&amp;&quot;_&quot;&amp;[.$H17]&amp;IF([.Y$4]=&quot;Flat&quot;;&quot;&quot;;IF([.Y$4]=&quot;.1&quot;;&quot;_LEVEL1@1&quot;;IF([.Y$4]=&quot;.2&quot;;&quot;_LEVEL2@2&quot;;IF([.Y$4]=&quot;.3&quot;;&quot;_LEVEL3@3&quot;))));[$DATA.$A$1:.$A$121];0);4)*[.Y17])" office:value-type="float" office:value="20564.0737777778" calcext:value-type="float">
            <text:p>20,564 S</text:p>
          </table:table-cell>
          <table:table-cell table:style-name="ce48" table:number-matrix-columns-spanned="1" table:number-matrix-rows-spanned="1" table:formula="of:=IF(INDEX([$DATA.$A$1:.$D$121];MATCH([.Z$3]&amp;&quot;_&quot;&amp;[.$H17]&amp;IF([.Z$4]=&quot;Flat&quot;;&quot;&quot;;IF([.Z$4]=&quot;.1&quot;;&quot;_LEVEL1@1&quot;;IF([.Z$4]=&quot;.2&quot;;&quot;_LEVEL2@2&quot;;IF([.Z$4]=&quot;.3&quot;;&quot;_LEVEL3@3&quot;))));[$DATA.$A$1:.$A$121];0);4)*[.Z17]=0;&quot;&quot;;INDEX([$DATA.$A$1:.$D$121];MATCH([.Z$3]&amp;&quot;_&quot;&amp;[.$H17]&amp;IF([.Z$4]=&quot;Flat&quot;;&quot;&quot;;IF([.Z$4]=&quot;.1&quot;;&quot;_LEVEL1@1&quot;;IF([.Z$4]=&quot;.2&quot;;&quot;_LEVEL2@2&quot;;IF([.Z$4]=&quot;.3&quot;;&quot;_LEVEL3@3&quot;))));[$DATA.$A$1:.$A$121];0);4)*[.Z17])" office:value-type="float" office:value="1759.77777777778" calcext:value-type="float">
            <text:p>1,760 S</text:p>
          </table:table-cell>
          <table:table-cell table:style-name="ce48" table:number-matrix-columns-spanned="1" table:number-matrix-rows-spanned="1" table:formula="of:=IF(INDEX([$DATA.$A$1:.$D$121];MATCH([.AA$3]&amp;&quot;_&quot;&amp;[.$H17]&amp;IF([.AA$4]=&quot;Flat&quot;;&quot;&quot;;IF([.AA$4]=&quot;.1&quot;;&quot;_LEVEL1@1&quot;;IF([.AA$4]=&quot;.2&quot;;&quot;_LEVEL2@2&quot;;IF([.AA$4]=&quot;.3&quot;;&quot;_LEVEL3@3&quot;))));[$DATA.$A$1:.$A$121];0);4)*[.AA17]=0;&quot;&quot;;INDEX([$DATA.$A$1:.$D$121];MATCH([.AA$3]&amp;&quot;_&quot;&amp;[.$H17]&amp;IF([.AA$4]=&quot;Flat&quot;;&quot;&quot;;IF([.AA$4]=&quot;.1&quot;;&quot;_LEVEL1@1&quot;;IF([.AA$4]=&quot;.2&quot;;&quot;_LEVEL2@2&quot;;IF([.AA$4]=&quot;.3&quot;;&quot;_LEVEL3@3&quot;))));[$DATA.$A$1:.$A$121];0);4)*[.AA17])" office:value-type="float" office:value="345.52" calcext:value-type="float">
            <text:p>346 S</text:p>
          </table:table-cell>
          <table:table-cell table:style-name="ce54" table:number-matrix-columns-spanned="1" table:number-matrix-rows-spanned="1" table:formula="of:=IF(INDEX([$DATA.$A$1:.$D$121];MATCH([.AB$3]&amp;&quot;_&quot;&amp;[.$H17]&amp;IF([.AB$4]=&quot;Flat&quot;;&quot;&quot;;IF([.AB$4]=&quot;.1&quot;;&quot;_LEVEL1@1&quot;;IF([.AB$4]=&quot;.2&quot;;&quot;_LEVEL2@2&quot;;IF([.AB$4]=&quot;.3&quot;;&quot;_LEVEL3@3&quot;))));[$DATA.$A$1:.$A$121];0);4)*[.AB17]=0;&quot;&quot;;INDEX([$DATA.$A$1:.$D$121];MATCH([.AB$3]&amp;&quot;_&quot;&amp;[.$H17]&amp;IF([.AB$4]=&quot;Flat&quot;;&quot;&quot;;IF([.AB$4]=&quot;.1&quot;;&quot;_LEVEL1@1&quot;;IF([.AB$4]=&quot;.2&quot;;&quot;_LEVEL2@2&quot;;IF([.AB$4]=&quot;.3&quot;;&quot;_LEVEL3@3&quot;))));[$DATA.$A$1:.$A$121];0);4)*[.AB17])" office:value-type="float" office:value="85.7755555555556" calcext:value-type="float">
            <text:p>86 S</text:p>
          </table:table-cell>
          <table:table-cell table:style-name="ce3"/>
          <table:table-cell table:style-name="ce70" office:value-type="float" office:value="5" calcext:value-type="float">
            <text:p>5</text:p>
          </table:table-cell>
          <table:table-cell table:style-name="ce82" office:value-type="float" office:value="520" calcext:value-type="float">
            <text:p>520</text:p>
          </table:table-cell>
          <table:table-cell table:style-name="ce89" office:value-type="percentage" office:value="1.5" calcext:value-type="percentage">
            <text:p>150.00%</text:p>
          </table:table-cell>
          <table:table-cell table:style-name="ce93" table:formula="of:=1+([.AE35]-[.AD35]*100)/200" office:value-type="percentage" office:value="1.1" calcext:value-type="percentage">
            <text:p>110.00%</text:p>
          </table:table-cell>
          <table:table-cell table:style-name="ce89" table:formula="of:=[.AE35]/([.AD36]*100)" office:value-type="percentage" office:value="0.866666666666667" calcext:value-type="percentage">
            <text:p>86.67%</text:p>
          </table:table-cell>
          <table:table-cell table:style-name="ce106" table:formula="of:=[.AE35]/([.AD37]*100)" office:value-type="percentage" office:value="0.742857142857143" calcext:value-type="percentage">
            <text:p>74.29%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Tinker</text:p>
          </table:table-cell>
          <table:table-cell table:style-name="ce4" office:value-type="string" calcext:value-type="string">
            <text:p>Leather</text:p>
          </table:table-cell>
          <table:table-cell table:style-name="ce18" table:number-matrix-columns-spanned="1" table:number-matrix-rows-spanned="1" table:formula="of:=IF(INDEX([$DATA.$A$1:.$D$121];MATCH([.I$3]&amp;&quot;_&quot;&amp;[.$H18]&amp;IF([.I$4]=&quot;Flat&quot;;&quot;&quot;;IF([.I$4]=&quot;.1&quot;;&quot;_LEVEL1@1&quot;;IF([.I$4]=&quot;.2&quot;;&quot;_LEVEL2@2&quot;;IF([.I$4]=&quot;.3&quot;;&quot;_LEVEL3@3&quot;))));[$DATA.$A$1:.$A$121];0);4)*[.I18]=0;&quot;&quot;;INDEX([$DATA.$A$1:.$D$121];MATCH([.I$3]&amp;&quot;_&quot;&amp;[.$H18]&amp;IF([.I$4]=&quot;Flat&quot;;&quot;&quot;;IF([.I$4]=&quot;.1&quot;;&quot;_LEVEL1@1&quot;;IF([.I$4]=&quot;.2&quot;;&quot;_LEVEL2@2&quot;;IF([.I$4]=&quot;.3&quot;;&quot;_LEVEL3@3&quot;))));[$DATA.$A$1:.$A$121];0);4)*[.I18])" office:value-type="float" office:value="735.450666666667" calcext:value-type="float">
            <text:p>735 S</text:p>
          </table:table-cell>
          <table:table-cell table:style-name="ce18" table:number-matrix-columns-spanned="1" table:number-matrix-rows-spanned="1" table:formula="of:=IF(INDEX([$DATA.$A$1:.$D$121];MATCH([.J$3]&amp;&quot;_&quot;&amp;[.$H18]&amp;IF([.J$4]=&quot;Flat&quot;;&quot;&quot;;IF([.J$4]=&quot;.1&quot;;&quot;_LEVEL1@1&quot;;IF([.J$4]=&quot;.2&quot;;&quot;_LEVEL2@2&quot;;IF([.J$4]=&quot;.3&quot;;&quot;_LEVEL3@3&quot;))));[$DATA.$A$1:.$A$121];0);4)*[.J18]=0;&quot;&quot;;INDEX([$DATA.$A$1:.$D$121];MATCH([.J$3]&amp;&quot;_&quot;&amp;[.$H18]&amp;IF([.J$4]=&quot;Flat&quot;;&quot;&quot;;IF([.J$4]=&quot;.1&quot;;&quot;_LEVEL1@1&quot;;IF([.J$4]=&quot;.2&quot;;&quot;_LEVEL2@2&quot;;IF([.J$4]=&quot;.3&quot;;&quot;_LEVEL3@3&quot;))));[$DATA.$A$1:.$A$121];0);4)*[.J18])" office:value-type="float" office:value="63.1111111111111" calcext:value-type="float">
            <text:p>63 S</text:p>
          </table:table-cell>
          <table:table-cell table:style-name="ce18" table:number-matrix-columns-spanned="1" table:number-matrix-rows-spanned="1" table:formula="of:=IF(INDEX([$DATA.$A$1:.$D$121];MATCH([.K$3]&amp;&quot;_&quot;&amp;[.$H18]&amp;IF([.K$4]=&quot;Flat&quot;;&quot;&quot;;IF([.K$4]=&quot;.1&quot;;&quot;_LEVEL1@1&quot;;IF([.K$4]=&quot;.2&quot;;&quot;_LEVEL2@2&quot;;IF([.K$4]=&quot;.3&quot;;&quot;_LEVEL3@3&quot;))));[$DATA.$A$1:.$A$121];0);4)*[.K18]=0;&quot;&quot;;INDEX([$DATA.$A$1:.$D$121];MATCH([.K$3]&amp;&quot;_&quot;&amp;[.$H18]&amp;IF([.K$4]=&quot;Flat&quot;;&quot;&quot;;IF([.K$4]=&quot;.1&quot;;&quot;_LEVEL1@1&quot;;IF([.K$4]=&quot;.2&quot;;&quot;_LEVEL2@2&quot;;IF([.K$4]=&quot;.3&quot;;&quot;_LEVEL3@3&quot;))));[$DATA.$A$1:.$A$121];0);4)*[.K18])" office:value-type="float" office:value="17.0844444444444" calcext:value-type="float">
            <text:p>17 S</text:p>
          </table:table-cell>
          <table:table-cell table:style-name="ce18" table:number-matrix-columns-spanned="1" table:number-matrix-rows-spanned="1" table:formula="of:=IF(INDEX([$DATA.$A$1:.$D$121];MATCH([.L$3]&amp;&quot;_&quot;&amp;[.$H18]&amp;IF([.L$4]=&quot;Flat&quot;;&quot;&quot;;IF([.L$4]=&quot;.1&quot;;&quot;_LEVEL1@1&quot;;IF([.L$4]=&quot;.2&quot;;&quot;_LEVEL2@2&quot;;IF([.L$4]=&quot;.3&quot;;&quot;_LEVEL3@3&quot;))));[$DATA.$A$1:.$A$121];0);4)*[.L18]=0;&quot;&quot;;INDEX([$DATA.$A$1:.$D$121];MATCH([.L$3]&amp;&quot;_&quot;&amp;[.$H18]&amp;IF([.L$4]=&quot;Flat&quot;;&quot;&quot;;IF([.L$4]=&quot;.1&quot;;&quot;_LEVEL1@1&quot;;IF([.L$4]=&quot;.2&quot;;&quot;_LEVEL2@2&quot;;IF([.L$4]=&quot;.3&quot;;&quot;_LEVEL3@3&quot;))));[$DATA.$A$1:.$A$121];0);4)*[.L18])" office:value-type="float" office:value="8.35111111111111" calcext:value-type="float">
            <text:p>08 S</text:p>
          </table:table-cell>
          <table:table-cell table:style-name="ce25" table:number-matrix-columns-spanned="1" table:number-matrix-rows-spanned="1" table:formula="of:=IF(INDEX([$DATA.$A$1:.$D$121];MATCH([.M$3]&amp;&quot;_&quot;&amp;[.$H18]&amp;IF([.M$4]=&quot;Flat&quot;;&quot;&quot;;IF([.M$4]=&quot;.1&quot;;&quot;_LEVEL1@1&quot;;IF([.M$4]=&quot;.2&quot;;&quot;_LEVEL2@2&quot;;IF([.M$4]=&quot;.3&quot;;&quot;_LEVEL3@3&quot;))));[$DATA.$A$1:.$A$121];0);4)*[.M18]=0;&quot;&quot;;INDEX([$DATA.$A$1:.$D$121];MATCH([.M$3]&amp;&quot;_&quot;&amp;[.$H18]&amp;IF([.M$4]=&quot;Flat&quot;;&quot;&quot;;IF([.M$4]=&quot;.1&quot;;&quot;_LEVEL1@1&quot;;IF([.M$4]=&quot;.2&quot;;&quot;_LEVEL2@2&quot;;IF([.M$4]=&quot;.3&quot;;&quot;_LEVEL3@3&quot;))));[$DATA.$A$1:.$A$121];0);4)*[.M18])" office:value-type="float" office:value="1339.09111111111" calcext:value-type="float">
            <text:p>1,339 S</text:p>
          </table:table-cell>
          <table:table-cell table:style-name="ce25" table:number-matrix-columns-spanned="1" table:number-matrix-rows-spanned="1" table:formula="of:=IF(INDEX([$DATA.$A$1:.$D$121];MATCH([.N$3]&amp;&quot;_&quot;&amp;[.$H18]&amp;IF([.N$4]=&quot;Flat&quot;;&quot;&quot;;IF([.N$4]=&quot;.1&quot;;&quot;_LEVEL1@1&quot;;IF([.N$4]=&quot;.2&quot;;&quot;_LEVEL2@2&quot;;IF([.N$4]=&quot;.3&quot;;&quot;_LEVEL3@3&quot;))));[$DATA.$A$1:.$A$121];0);4)*[.N18]=0;&quot;&quot;;INDEX([$DATA.$A$1:.$D$121];MATCH([.N$3]&amp;&quot;_&quot;&amp;[.$H18]&amp;IF([.N$4]=&quot;Flat&quot;;&quot;&quot;;IF([.N$4]=&quot;.1&quot;;&quot;_LEVEL1@1&quot;;IF([.N$4]=&quot;.2&quot;;&quot;_LEVEL2@2&quot;;IF([.N$4]=&quot;.3&quot;;&quot;_LEVEL3@3&quot;))));[$DATA.$A$1:.$A$121];0);4)*[.N18])" office:value-type="float" office:value="107.2" calcext:value-type="float">
            <text:p>107 S</text:p>
          </table:table-cell>
          <table:table-cell table:style-name="ce25" table:number-matrix-columns-spanned="1" table:number-matrix-rows-spanned="1" table:formula="of:=IF(INDEX([$DATA.$A$1:.$D$121];MATCH([.O$3]&amp;&quot;_&quot;&amp;[.$H18]&amp;IF([.O$4]=&quot;Flat&quot;;&quot;&quot;;IF([.O$4]=&quot;.1&quot;;&quot;_LEVEL1@1&quot;;IF([.O$4]=&quot;.2&quot;;&quot;_LEVEL2@2&quot;;IF([.O$4]=&quot;.3&quot;;&quot;_LEVEL3@3&quot;))));[$DATA.$A$1:.$A$121];0);4)*[.O18]=0;&quot;&quot;;INDEX([$DATA.$A$1:.$D$121];MATCH([.O$3]&amp;&quot;_&quot;&amp;[.$H18]&amp;IF([.O$4]=&quot;Flat&quot;;&quot;&quot;;IF([.O$4]=&quot;.1&quot;;&quot;_LEVEL1@1&quot;;IF([.O$4]=&quot;.2&quot;;&quot;_LEVEL2@2&quot;;IF([.O$4]=&quot;.3&quot;;&quot;_LEVEL3@3&quot;))));[$DATA.$A$1:.$A$121];0);4)*[.O18])" office:value-type="float" office:value="28.3911111111111" calcext:value-type="float">
            <text:p>28 S</text:p>
          </table:table-cell>
          <table:table-cell table:style-name="ce25" table:number-matrix-columns-spanned="1" table:number-matrix-rows-spanned="1" table:formula="of:=IF(INDEX([$DATA.$A$1:.$D$121];MATCH([.P$3]&amp;&quot;_&quot;&amp;[.$H18]&amp;IF([.P$4]=&quot;Flat&quot;;&quot;&quot;;IF([.P$4]=&quot;.1&quot;;&quot;_LEVEL1@1&quot;;IF([.P$4]=&quot;.2&quot;;&quot;_LEVEL2@2&quot;;IF([.P$4]=&quot;.3&quot;;&quot;_LEVEL3@3&quot;))));[$DATA.$A$1:.$A$121];0);4)*[.P18]=0;&quot;&quot;;INDEX([$DATA.$A$1:.$D$121];MATCH([.P$3]&amp;&quot;_&quot;&amp;[.$H18]&amp;IF([.P$4]=&quot;Flat&quot;;&quot;&quot;;IF([.P$4]=&quot;.1&quot;;&quot;_LEVEL1@1&quot;;IF([.P$4]=&quot;.2&quot;;&quot;_LEVEL2@2&quot;;IF([.P$4]=&quot;.3&quot;;&quot;_LEVEL3@3&quot;))));[$DATA.$A$1:.$A$121];0);4)*[.P18])" office:value-type="float" office:value="8.14311111111111" calcext:value-type="float">
            <text:p>08 S</text:p>
          </table:table-cell>
          <table:table-cell table:style-name="ce32" table:number-matrix-columns-spanned="1" table:number-matrix-rows-spanned="1" table:formula="of:=IF(INDEX([$DATA.$A$1:.$D$121];MATCH([.Q$3]&amp;&quot;_&quot;&amp;[.$H18]&amp;IF([.Q$4]=&quot;Flat&quot;;&quot;&quot;;IF([.Q$4]=&quot;.1&quot;;&quot;_LEVEL1@1&quot;;IF([.Q$4]=&quot;.2&quot;;&quot;_LEVEL2@2&quot;;IF([.Q$4]=&quot;.3&quot;;&quot;_LEVEL3@3&quot;))));[$DATA.$A$1:.$A$121];0);4)*[.Q18]=0;&quot;&quot;;INDEX([$DATA.$A$1:.$D$121];MATCH([.Q$3]&amp;&quot;_&quot;&amp;[.$H18]&amp;IF([.Q$4]=&quot;Flat&quot;;&quot;&quot;;IF([.Q$4]=&quot;.1&quot;;&quot;_LEVEL1@1&quot;;IF([.Q$4]=&quot;.2&quot;;&quot;_LEVEL2@2&quot;;IF([.Q$4]=&quot;.3&quot;;&quot;_LEVEL3@3&quot;))));[$DATA.$A$1:.$A$121];0);4)*[.Q18])" office:value-type="float" office:value="2460.30370288889" calcext:value-type="float">
            <text:p>2,460 S</text:p>
          </table:table-cell>
          <table:table-cell table:style-name="ce32" table:number-matrix-columns-spanned="1" table:number-matrix-rows-spanned="1" table:formula="of:=IF(INDEX([$DATA.$A$1:.$D$121];MATCH([.R$3]&amp;&quot;_&quot;&amp;[.$H18]&amp;IF([.R$4]=&quot;Flat&quot;;&quot;&quot;;IF([.R$4]=&quot;.1&quot;;&quot;_LEVEL1@1&quot;;IF([.R$4]=&quot;.2&quot;;&quot;_LEVEL2@2&quot;;IF([.R$4]=&quot;.3&quot;;&quot;_LEVEL3@3&quot;))));[$DATA.$A$1:.$A$121];0);4)*[.R18]=0;&quot;&quot;;INDEX([$DATA.$A$1:.$D$121];MATCH([.R$3]&amp;&quot;_&quot;&amp;[.$H18]&amp;IF([.R$4]=&quot;Flat&quot;;&quot;&quot;;IF([.R$4]=&quot;.1&quot;;&quot;_LEVEL1@1&quot;;IF([.R$4]=&quot;.2&quot;;&quot;_LEVEL2@2&quot;;IF([.R$4]=&quot;.3&quot;;&quot;_LEVEL3@3&quot;))));[$DATA.$A$1:.$A$121];0);4)*[.R18])" office:value-type="float" office:value="219.304811111111" calcext:value-type="float">
            <text:p>219 S</text:p>
          </table:table-cell>
          <table:table-cell table:style-name="ce32" table:number-matrix-columns-spanned="1" table:number-matrix-rows-spanned="1" table:formula="of:=IF(INDEX([$DATA.$A$1:.$D$121];MATCH([.S$3]&amp;&quot;_&quot;&amp;[.$H18]&amp;IF([.S$4]=&quot;Flat&quot;;&quot;&quot;;IF([.S$4]=&quot;.1&quot;;&quot;_LEVEL1@1&quot;;IF([.S$4]=&quot;.2&quot;;&quot;_LEVEL2@2&quot;;IF([.S$4]=&quot;.3&quot;;&quot;_LEVEL3@3&quot;))));[$DATA.$A$1:.$A$121];0);4)*[.S18]=0;&quot;&quot;;INDEX([$DATA.$A$1:.$D$121];MATCH([.S$3]&amp;&quot;_&quot;&amp;[.$H18]&amp;IF([.S$4]=&quot;Flat&quot;;&quot;&quot;;IF([.S$4]=&quot;.1&quot;;&quot;_LEVEL1@1&quot;;IF([.S$4]=&quot;.2&quot;;&quot;_LEVEL2@2&quot;;IF([.S$4]=&quot;.3&quot;;&quot;_LEVEL3@3&quot;))));[$DATA.$A$1:.$A$121];0);4)*[.S18])" office:value-type="float" office:value="47.2118638888889" calcext:value-type="float">
            <text:p>47 S</text:p>
          </table:table-cell>
          <table:table-cell table:style-name="ce32" table:number-matrix-columns-spanned="1" table:number-matrix-rows-spanned="1" table:formula="of:=IF(INDEX([$DATA.$A$1:.$D$121];MATCH([.T$3]&amp;&quot;_&quot;&amp;[.$H18]&amp;IF([.T$4]=&quot;Flat&quot;;&quot;&quot;;IF([.T$4]=&quot;.1&quot;;&quot;_LEVEL1@1&quot;;IF([.T$4]=&quot;.2&quot;;&quot;_LEVEL2@2&quot;;IF([.T$4]=&quot;.3&quot;;&quot;_LEVEL3@3&quot;))));[$DATA.$A$1:.$A$121];0);4)*[.T18]=0;&quot;&quot;;INDEX([$DATA.$A$1:.$D$121];MATCH([.T$3]&amp;&quot;_&quot;&amp;[.$H18]&amp;IF([.T$4]=&quot;Flat&quot;;&quot;&quot;;IF([.T$4]=&quot;.1&quot;;&quot;_LEVEL1@1&quot;;IF([.T$4]=&quot;.2&quot;;&quot;_LEVEL2@2&quot;;IF([.T$4]=&quot;.3&quot;;&quot;_LEVEL3@3&quot;))));[$DATA.$A$1:.$A$121];0);4)*[.T18])" office:value-type="float" office:value="14.4817615" calcext:value-type="float">
            <text:p>14 S</text:p>
          </table:table-cell>
          <table:table-cell table:style-name="ce41" table:number-matrix-columns-spanned="1" table:number-matrix-rows-spanned="1" table:formula="of:=IF(INDEX([$DATA.$A$1:.$D$121];MATCH([.U$3]&amp;&quot;_&quot;&amp;[.$H18]&amp;IF([.U$4]=&quot;Flat&quot;;&quot;&quot;;IF([.U$4]=&quot;.1&quot;;&quot;_LEVEL1@1&quot;;IF([.U$4]=&quot;.2&quot;;&quot;_LEVEL2@2&quot;;IF([.U$4]=&quot;.3&quot;;&quot;_LEVEL3@3&quot;))));[$DATA.$A$1:.$A$121];0);4)*[.U18]=0;&quot;&quot;;INDEX([$DATA.$A$1:.$D$121];MATCH([.U$3]&amp;&quot;_&quot;&amp;[.$H18]&amp;IF([.U$4]=&quot;Flat&quot;;&quot;&quot;;IF([.U$4]=&quot;.1&quot;;&quot;_LEVEL1@1&quot;;IF([.U$4]=&quot;.2&quot;;&quot;_LEVEL2@2&quot;;IF([.U$4]=&quot;.3&quot;;&quot;_LEVEL3@3&quot;))));[$DATA.$A$1:.$A$121];0);4)*[.U18])" office:value-type="float" office:value="4283.15029322222" calcext:value-type="float">
            <text:p>4,283 S</text:p>
          </table:table-cell>
          <table:table-cell table:style-name="ce41" table:number-matrix-columns-spanned="1" table:number-matrix-rows-spanned="1" table:formula="of:=IF(INDEX([$DATA.$A$1:.$D$121];MATCH([.V$3]&amp;&quot;_&quot;&amp;[.$H18]&amp;IF([.V$4]=&quot;Flat&quot;;&quot;&quot;;IF([.V$4]=&quot;.1&quot;;&quot;_LEVEL1@1&quot;;IF([.V$4]=&quot;.2&quot;;&quot;_LEVEL2@2&quot;;IF([.V$4]=&quot;.3&quot;;&quot;_LEVEL3@3&quot;))));[$DATA.$A$1:.$A$121];0);4)*[.V18]=0;&quot;&quot;;INDEX([$DATA.$A$1:.$D$121];MATCH([.V$3]&amp;&quot;_&quot;&amp;[.$H18]&amp;IF([.V$4]=&quot;Flat&quot;;&quot;&quot;;IF([.V$4]=&quot;.1&quot;;&quot;_LEVEL1@1&quot;;IF([.V$4]=&quot;.2&quot;;&quot;_LEVEL2@2&quot;;IF([.V$4]=&quot;.3&quot;;&quot;_LEVEL3@3&quot;))));[$DATA.$A$1:.$A$121];0);4)*[.V18])" office:value-type="float" office:value="432.849266666667" calcext:value-type="float">
            <text:p>433 S</text:p>
          </table:table-cell>
          <table:table-cell table:style-name="ce41" table:number-matrix-columns-spanned="1" table:number-matrix-rows-spanned="1" table:formula="of:=IF(INDEX([$DATA.$A$1:.$D$121];MATCH([.W$3]&amp;&quot;_&quot;&amp;[.$H18]&amp;IF([.W$4]=&quot;Flat&quot;;&quot;&quot;;IF([.W$4]=&quot;.1&quot;;&quot;_LEVEL1@1&quot;;IF([.W$4]=&quot;.2&quot;;&quot;_LEVEL2@2&quot;;IF([.W$4]=&quot;.3&quot;;&quot;_LEVEL3@3&quot;))));[$DATA.$A$1:.$A$121];0);4)*[.W18]=0;&quot;&quot;;INDEX([$DATA.$A$1:.$D$121];MATCH([.W$3]&amp;&quot;_&quot;&amp;[.$H18]&amp;IF([.W$4]=&quot;Flat&quot;;&quot;&quot;;IF([.W$4]=&quot;.1&quot;;&quot;_LEVEL1@1&quot;;IF([.W$4]=&quot;.2&quot;;&quot;_LEVEL2@2&quot;;IF([.W$4]=&quot;.3&quot;;&quot;_LEVEL3@3&quot;))));[$DATA.$A$1:.$A$121];0);4)*[.W18])" office:value-type="float" office:value="91.2203" calcext:value-type="float">
            <text:p>91 S</text:p>
          </table:table-cell>
          <table:table-cell table:style-name="ce41" table:number-matrix-columns-spanned="1" table:number-matrix-rows-spanned="1" table:formula="of:=IF(INDEX([$DATA.$A$1:.$D$121];MATCH([.X$3]&amp;&quot;_&quot;&amp;[.$H18]&amp;IF([.X$4]=&quot;Flat&quot;;&quot;&quot;;IF([.X$4]=&quot;.1&quot;;&quot;_LEVEL1@1&quot;;IF([.X$4]=&quot;.2&quot;;&quot;_LEVEL2@2&quot;;IF([.X$4]=&quot;.3&quot;;&quot;_LEVEL3@3&quot;))));[$DATA.$A$1:.$A$121];0);4)*[.X18]=0;&quot;&quot;;INDEX([$DATA.$A$1:.$D$121];MATCH([.X$3]&amp;&quot;_&quot;&amp;[.$H18]&amp;IF([.X$4]=&quot;Flat&quot;;&quot;&quot;;IF([.X$4]=&quot;.1&quot;;&quot;_LEVEL1@1&quot;;IF([.X$4]=&quot;.2&quot;;&quot;_LEVEL2@2&quot;;IF([.X$4]=&quot;.3&quot;;&quot;_LEVEL3@3&quot;))));[$DATA.$A$1:.$A$121];0);4)*[.X18])" office:value-type="float" office:value="20.9438594444444" calcext:value-type="float">
            <text:p>21 S</text:p>
          </table:table-cell>
          <table:table-cell table:style-name="ce49" table:number-matrix-columns-spanned="1" table:number-matrix-rows-spanned="1" table:formula="of:=IF(INDEX([$DATA.$A$1:.$D$121];MATCH([.Y$3]&amp;&quot;_&quot;&amp;[.$H18]&amp;IF([.Y$4]=&quot;Flat&quot;;&quot;&quot;;IF([.Y$4]=&quot;.1&quot;;&quot;_LEVEL1@1&quot;;IF([.Y$4]=&quot;.2&quot;;&quot;_LEVEL2@2&quot;;IF([.Y$4]=&quot;.3&quot;;&quot;_LEVEL3@3&quot;))));[$DATA.$A$1:.$A$121];0);4)*[.Y18]=0;&quot;&quot;;INDEX([$DATA.$A$1:.$D$121];MATCH([.Y$3]&amp;&quot;_&quot;&amp;[.$H18]&amp;IF([.Y$4]=&quot;Flat&quot;;&quot;&quot;;IF([.Y$4]=&quot;.1&quot;;&quot;_LEVEL1@1&quot;;IF([.Y$4]=&quot;.2&quot;;&quot;_LEVEL2@2&quot;;IF([.Y$4]=&quot;.3&quot;;&quot;_LEVEL3@3&quot;))));[$DATA.$A$1:.$A$121];0);4)*[.Y18])" office:value-type="float" office:value="10116.2246666667" calcext:value-type="float">
            <text:p>10,116 S</text:p>
          </table:table-cell>
          <table:table-cell table:style-name="ce49" table:number-matrix-columns-spanned="1" table:number-matrix-rows-spanned="1" table:formula="of:=IF(INDEX([$DATA.$A$1:.$D$121];MATCH([.Z$3]&amp;&quot;_&quot;&amp;[.$H18]&amp;IF([.Z$4]=&quot;Flat&quot;;&quot;&quot;;IF([.Z$4]=&quot;.1&quot;;&quot;_LEVEL1@1&quot;;IF([.Z$4]=&quot;.2&quot;;&quot;_LEVEL2@2&quot;;IF([.Z$4]=&quot;.3&quot;;&quot;_LEVEL3@3&quot;))));[$DATA.$A$1:.$A$121];0);4)*[.Z18]=0;&quot;&quot;;INDEX([$DATA.$A$1:.$D$121];MATCH([.Z$3]&amp;&quot;_&quot;&amp;[.$H18]&amp;IF([.Z$4]=&quot;Flat&quot;;&quot;&quot;;IF([.Z$4]=&quot;.1&quot;;&quot;_LEVEL1@1&quot;;IF([.Z$4]=&quot;.2&quot;;&quot;_LEVEL2@2&quot;;IF([.Z$4]=&quot;.3&quot;;&quot;_LEVEL3@3&quot;))));[$DATA.$A$1:.$A$121];0);4)*[.Z18])" office:value-type="float" office:value="962.533333333333" calcext:value-type="float">
            <text:p>963 S</text:p>
          </table:table-cell>
          <table:table-cell table:style-name="ce49" table:number-matrix-columns-spanned="1" table:number-matrix-rows-spanned="1" table:formula="of:=IF(INDEX([$DATA.$A$1:.$D$121];MATCH([.AA$3]&amp;&quot;_&quot;&amp;[.$H18]&amp;IF([.AA$4]=&quot;Flat&quot;;&quot;&quot;;IF([.AA$4]=&quot;.1&quot;;&quot;_LEVEL1@1&quot;;IF([.AA$4]=&quot;.2&quot;;&quot;_LEVEL2@2&quot;;IF([.AA$4]=&quot;.3&quot;;&quot;_LEVEL3@3&quot;))));[$DATA.$A$1:.$A$121];0);4)*[.AA18]=0;&quot;&quot;;INDEX([$DATA.$A$1:.$D$121];MATCH([.AA$3]&amp;&quot;_&quot;&amp;[.$H18]&amp;IF([.AA$4]=&quot;Flat&quot;;&quot;&quot;;IF([.AA$4]=&quot;.1&quot;;&quot;_LEVEL1@1&quot;;IF([.AA$4]=&quot;.2&quot;;&quot;_LEVEL2@2&quot;;IF([.AA$4]=&quot;.3&quot;;&quot;_LEVEL3@3&quot;))));[$DATA.$A$1:.$A$121];0);4)*[.AA18])" office:value-type="float" office:value="186.777777777778" calcext:value-type="float">
            <text:p>187 S</text:p>
          </table:table-cell>
          <table:table-cell table:style-name="ce55" table:number-matrix-columns-spanned="1" table:number-matrix-rows-spanned="1" table:formula="of:=IF(INDEX([$DATA.$A$1:.$D$121];MATCH([.AB$3]&amp;&quot;_&quot;&amp;[.$H18]&amp;IF([.AB$4]=&quot;Flat&quot;;&quot;&quot;;IF([.AB$4]=&quot;.1&quot;;&quot;_LEVEL1@1&quot;;IF([.AB$4]=&quot;.2&quot;;&quot;_LEVEL2@2&quot;;IF([.AB$4]=&quot;.3&quot;;&quot;_LEVEL3@3&quot;))));[$DATA.$A$1:.$A$121];0);4)*[.AB18]=0;&quot;&quot;;INDEX([$DATA.$A$1:.$D$121];MATCH([.AB$3]&amp;&quot;_&quot;&amp;[.$H18]&amp;IF([.AB$4]=&quot;Flat&quot;;&quot;&quot;;IF([.AB$4]=&quot;.1&quot;;&quot;_LEVEL1@1&quot;;IF([.AB$4]=&quot;.2&quot;;&quot;_LEVEL2@2&quot;;IF([.AB$4]=&quot;.3&quot;;&quot;_LEVEL3@3&quot;))));[$DATA.$A$1:.$A$121];0);4)*[.AB18])" office:value-type="float" office:value="39.5977777777778" calcext:value-type="float">
            <text:p>40 S</text:p>
          </table:table-cell>
          <table:table-cell table:style-name="ce3"/>
          <table:table-cell table:style-name="ce70" office:value-type="float" office:value="6" calcext:value-type="float">
            <text:p>6</text:p>
          </table:table-cell>
          <table:table-cell table:style-name="ce82" office:value-type="float" office:value="625" calcext:value-type="float">
            <text:p>625</text:p>
          </table:table-cell>
          <table:table-cell table:style-name="ce89" office:value-type="percentage" office:value="1.5" calcext:value-type="percentage">
            <text:p>150.00%</text:p>
          </table:table-cell>
          <table:table-cell table:style-name="ce93" table:formula="of:=1+([.AE36]-[.AD36]*100)/200" office:value-type="percentage" office:value="1.125" calcext:value-type="percentage">
            <text:p>112.50%</text:p>
          </table:table-cell>
          <table:table-cell table:style-name="ce89" table:formula="of:=[.AE36]/([.AD37]*100)" office:value-type="percentage" office:value="0.892857142857143" calcext:value-type="percentage">
            <text:p>89.29%</text:p>
          </table:table-cell>
          <table:table-cell table:style-name="ce106" table:formula="of:=[.AE36]/([.AD38]*100)" office:value-type="percentage" office:value="0.78125" calcext:value-type="percentage">
            <text:p>78.13%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7" office:value-type="string" calcext:value-type="string">
            <text:p>Tinker</text:p>
          </table:table-cell>
          <table:table-cell table:style-name="ce4" office:value-type="string" calcext:value-type="string">
            <text:p>Metalbar</text:p>
          </table:table-cell>
          <table:table-cell table:style-name="ce18" table:number-matrix-columns-spanned="1" table:number-matrix-rows-spanned="1" table:formula="of:=IF(INDEX([$DATA.$A$1:.$D$121];MATCH([.I$3]&amp;&quot;_&quot;&amp;[.$H19]&amp;IF([.I$4]=&quot;Flat&quot;;&quot;&quot;;IF([.I$4]=&quot;.1&quot;;&quot;_LEVEL1@1&quot;;IF([.I$4]=&quot;.2&quot;;&quot;_LEVEL2@2&quot;;IF([.I$4]=&quot;.3&quot;;&quot;_LEVEL3@3&quot;))));[$DATA.$A$1:.$A$121];0);4)*[.I19]=0;&quot;&quot;;INDEX([$DATA.$A$1:.$D$121];MATCH([.I$3]&amp;&quot;_&quot;&amp;[.$H19]&amp;IF([.I$4]=&quot;Flat&quot;;&quot;&quot;;IF([.I$4]=&quot;.1&quot;;&quot;_LEVEL1@1&quot;;IF([.I$4]=&quot;.2&quot;;&quot;_LEVEL2@2&quot;;IF([.I$4]=&quot;.3&quot;;&quot;_LEVEL3@3&quot;))));[$DATA.$A$1:.$A$121];0);4)*[.I19])" office:value-type="float" office:value="722.017777777778" calcext:value-type="float">
            <text:p>722 S</text:p>
          </table:table-cell>
          <table:table-cell table:style-name="ce18" table:number-matrix-columns-spanned="1" table:number-matrix-rows-spanned="1" table:formula="of:=IF(INDEX([$DATA.$A$1:.$D$121];MATCH([.J$3]&amp;&quot;_&quot;&amp;[.$H19]&amp;IF([.J$4]=&quot;Flat&quot;;&quot;&quot;;IF([.J$4]=&quot;.1&quot;;&quot;_LEVEL1@1&quot;;IF([.J$4]=&quot;.2&quot;;&quot;_LEVEL2@2&quot;;IF([.J$4]=&quot;.3&quot;;&quot;_LEVEL3@3&quot;))));[$DATA.$A$1:.$A$121];0);4)*[.J19]=0;&quot;&quot;;INDEX([$DATA.$A$1:.$D$121];MATCH([.J$3]&amp;&quot;_&quot;&amp;[.$H19]&amp;IF([.J$4]=&quot;Flat&quot;;&quot;&quot;;IF([.J$4]=&quot;.1&quot;;&quot;_LEVEL1@1&quot;;IF([.J$4]=&quot;.2&quot;;&quot;_LEVEL2@2&quot;;IF([.J$4]=&quot;.3&quot;;&quot;_LEVEL3@3&quot;))));[$DATA.$A$1:.$A$121];0);4)*[.J19])" office:value-type="float" office:value="67.9111111111111" calcext:value-type="float">
            <text:p>68 S</text:p>
          </table:table-cell>
          <table:table-cell table:style-name="ce18" table:number-matrix-columns-spanned="1" table:number-matrix-rows-spanned="1" table:formula="of:=IF(INDEX([$DATA.$A$1:.$D$121];MATCH([.K$3]&amp;&quot;_&quot;&amp;[.$H19]&amp;IF([.K$4]=&quot;Flat&quot;;&quot;&quot;;IF([.K$4]=&quot;.1&quot;;&quot;_LEVEL1@1&quot;;IF([.K$4]=&quot;.2&quot;;&quot;_LEVEL2@2&quot;;IF([.K$4]=&quot;.3&quot;;&quot;_LEVEL3@3&quot;))));[$DATA.$A$1:.$A$121];0);4)*[.K19]=0;&quot;&quot;;INDEX([$DATA.$A$1:.$D$121];MATCH([.K$3]&amp;&quot;_&quot;&amp;[.$H19]&amp;IF([.K$4]=&quot;Flat&quot;;&quot;&quot;;IF([.K$4]=&quot;.1&quot;;&quot;_LEVEL1@1&quot;;IF([.K$4]=&quot;.2&quot;;&quot;_LEVEL2@2&quot;;IF([.K$4]=&quot;.3&quot;;&quot;_LEVEL3@3&quot;))));[$DATA.$A$1:.$A$121];0);4)*[.K19])" office:value-type="float" office:value="47.9822222222222" calcext:value-type="float">
            <text:p>48 S</text:p>
          </table:table-cell>
          <table:table-cell table:style-name="ce18" table:number-matrix-columns-spanned="1" table:number-matrix-rows-spanned="1" table:formula="of:=IF(INDEX([$DATA.$A$1:.$D$121];MATCH([.L$3]&amp;&quot;_&quot;&amp;[.$H19]&amp;IF([.L$4]=&quot;Flat&quot;;&quot;&quot;;IF([.L$4]=&quot;.1&quot;;&quot;_LEVEL1@1&quot;;IF([.L$4]=&quot;.2&quot;;&quot;_LEVEL2@2&quot;;IF([.L$4]=&quot;.3&quot;;&quot;_LEVEL3@3&quot;))));[$DATA.$A$1:.$A$121];0);4)*[.L19]=0;&quot;&quot;;INDEX([$DATA.$A$1:.$D$121];MATCH([.L$3]&amp;&quot;_&quot;&amp;[.$H19]&amp;IF([.L$4]=&quot;Flat&quot;;&quot;&quot;;IF([.L$4]=&quot;.1&quot;;&quot;_LEVEL1@1&quot;;IF([.L$4]=&quot;.2&quot;;&quot;_LEVEL2@2&quot;;IF([.L$4]=&quot;.3&quot;;&quot;_LEVEL3@3&quot;))));[$DATA.$A$1:.$A$121];0);4)*[.L19])" office:value-type="float" office:value="14.5404444444444" calcext:value-type="float">
            <text:p>15 S</text:p>
          </table:table-cell>
          <table:table-cell table:style-name="ce25" table:number-matrix-columns-spanned="1" table:number-matrix-rows-spanned="1" table:formula="of:=IF(INDEX([$DATA.$A$1:.$D$121];MATCH([.M$3]&amp;&quot;_&quot;&amp;[.$H19]&amp;IF([.M$4]=&quot;Flat&quot;;&quot;&quot;;IF([.M$4]=&quot;.1&quot;;&quot;_LEVEL1@1&quot;;IF([.M$4]=&quot;.2&quot;;&quot;_LEVEL2@2&quot;;IF([.M$4]=&quot;.3&quot;;&quot;_LEVEL3@3&quot;))));[$DATA.$A$1:.$A$121];0);4)*[.M19]=0;&quot;&quot;;INDEX([$DATA.$A$1:.$D$121];MATCH([.M$3]&amp;&quot;_&quot;&amp;[.$H19]&amp;IF([.M$4]=&quot;Flat&quot;;&quot;&quot;;IF([.M$4]=&quot;.1&quot;;&quot;_LEVEL1@1&quot;;IF([.M$4]=&quot;.2&quot;;&quot;_LEVEL2@2&quot;;IF([.M$4]=&quot;.3&quot;;&quot;_LEVEL3@3&quot;))));[$DATA.$A$1:.$A$121];0);4)*[.M19])" office:value-type="float" office:value="1539.74488888889" calcext:value-type="float">
            <text:p>1,540 S</text:p>
          </table:table-cell>
          <table:table-cell table:style-name="ce25" table:number-matrix-columns-spanned="1" table:number-matrix-rows-spanned="1" table:formula="of:=IF(INDEX([$DATA.$A$1:.$D$121];MATCH([.N$3]&amp;&quot;_&quot;&amp;[.$H19]&amp;IF([.N$4]=&quot;Flat&quot;;&quot;&quot;;IF([.N$4]=&quot;.1&quot;;&quot;_LEVEL1@1&quot;;IF([.N$4]=&quot;.2&quot;;&quot;_LEVEL2@2&quot;;IF([.N$4]=&quot;.3&quot;;&quot;_LEVEL3@3&quot;))));[$DATA.$A$1:.$A$121];0);4)*[.N19]=0;&quot;&quot;;INDEX([$DATA.$A$1:.$D$121];MATCH([.N$3]&amp;&quot;_&quot;&amp;[.$H19]&amp;IF([.N$4]=&quot;Flat&quot;;&quot;&quot;;IF([.N$4]=&quot;.1&quot;;&quot;_LEVEL1@1&quot;;IF([.N$4]=&quot;.2&quot;;&quot;_LEVEL2@2&quot;;IF([.N$4]=&quot;.3&quot;;&quot;_LEVEL3@3&quot;))));[$DATA.$A$1:.$A$121];0);4)*[.N19])" office:value-type="float" office:value="160.977777777778" calcext:value-type="float">
            <text:p>161 S</text:p>
          </table:table-cell>
          <table:table-cell table:style-name="ce25" table:number-matrix-columns-spanned="1" table:number-matrix-rows-spanned="1" table:formula="of:=IF(INDEX([$DATA.$A$1:.$D$121];MATCH([.O$3]&amp;&quot;_&quot;&amp;[.$H19]&amp;IF([.O$4]=&quot;Flat&quot;;&quot;&quot;;IF([.O$4]=&quot;.1&quot;;&quot;_LEVEL1@1&quot;;IF([.O$4]=&quot;.2&quot;;&quot;_LEVEL2@2&quot;;IF([.O$4]=&quot;.3&quot;;&quot;_LEVEL3@3&quot;))));[$DATA.$A$1:.$A$121];0);4)*[.O19]=0;&quot;&quot;;INDEX([$DATA.$A$1:.$D$121];MATCH([.O$3]&amp;&quot;_&quot;&amp;[.$H19]&amp;IF([.O$4]=&quot;Flat&quot;;&quot;&quot;;IF([.O$4]=&quot;.1&quot;;&quot;_LEVEL1@1&quot;;IF([.O$4]=&quot;.2&quot;;&quot;_LEVEL2@2&quot;;IF([.O$4]=&quot;.3&quot;;&quot;_LEVEL3@3&quot;))));[$DATA.$A$1:.$A$121];0);4)*[.O19])" office:value-type="float" office:value="49.5644444444445" calcext:value-type="float">
            <text:p>50 S</text:p>
          </table:table-cell>
          <table:table-cell table:style-name="ce25" table:number-matrix-columns-spanned="1" table:number-matrix-rows-spanned="1" table:formula="of:=IF(INDEX([$DATA.$A$1:.$D$121];MATCH([.P$3]&amp;&quot;_&quot;&amp;[.$H19]&amp;IF([.P$4]=&quot;Flat&quot;;&quot;&quot;;IF([.P$4]=&quot;.1&quot;;&quot;_LEVEL1@1&quot;;IF([.P$4]=&quot;.2&quot;;&quot;_LEVEL2@2&quot;;IF([.P$4]=&quot;.3&quot;;&quot;_LEVEL3@3&quot;))));[$DATA.$A$1:.$A$121];0);4)*[.P19]=0;&quot;&quot;;INDEX([$DATA.$A$1:.$D$121];MATCH([.P$3]&amp;&quot;_&quot;&amp;[.$H19]&amp;IF([.P$4]=&quot;Flat&quot;;&quot;&quot;;IF([.P$4]=&quot;.1&quot;;&quot;_LEVEL1@1&quot;;IF([.P$4]=&quot;.2&quot;;&quot;_LEVEL2@2&quot;;IF([.P$4]=&quot;.3&quot;;&quot;_LEVEL3@3&quot;))));[$DATA.$A$1:.$A$121];0);4)*[.P19])" office:value-type="float" office:value="10.4408888888889" calcext:value-type="float">
            <text:p>10 S</text:p>
          </table:table-cell>
          <table:table-cell table:style-name="ce32" table:number-matrix-columns-spanned="1" table:number-matrix-rows-spanned="1" table:formula="of:=IF(INDEX([$DATA.$A$1:.$D$121];MATCH([.Q$3]&amp;&quot;_&quot;&amp;[.$H19]&amp;IF([.Q$4]=&quot;Flat&quot;;&quot;&quot;;IF([.Q$4]=&quot;.1&quot;;&quot;_LEVEL1@1&quot;;IF([.Q$4]=&quot;.2&quot;;&quot;_LEVEL2@2&quot;;IF([.Q$4]=&quot;.3&quot;;&quot;_LEVEL3@3&quot;))));[$DATA.$A$1:.$A$121];0);4)*[.Q19]=0;&quot;&quot;;INDEX([$DATA.$A$1:.$D$121];MATCH([.Q$3]&amp;&quot;_&quot;&amp;[.$H19]&amp;IF([.Q$4]=&quot;Flat&quot;;&quot;&quot;;IF([.Q$4]=&quot;.1&quot;;&quot;_LEVEL1@1&quot;;IF([.Q$4]=&quot;.2&quot;;&quot;_LEVEL2@2&quot;;IF([.Q$4]=&quot;.3&quot;;&quot;_LEVEL3@3&quot;))));[$DATA.$A$1:.$A$121];0);4)*[.Q19])" office:value-type="float" office:value="2797.22427366667" calcext:value-type="float">
            <text:p>2,797 S</text:p>
          </table:table-cell>
          <table:table-cell table:style-name="ce32" table:number-matrix-columns-spanned="1" table:number-matrix-rows-spanned="1" table:formula="of:=IF(INDEX([$DATA.$A$1:.$D$121];MATCH([.R$3]&amp;&quot;_&quot;&amp;[.$H19]&amp;IF([.R$4]=&quot;Flat&quot;;&quot;&quot;;IF([.R$4]=&quot;.1&quot;;&quot;_LEVEL1@1&quot;;IF([.R$4]=&quot;.2&quot;;&quot;_LEVEL2@2&quot;;IF([.R$4]=&quot;.3&quot;;&quot;_LEVEL3@3&quot;))));[$DATA.$A$1:.$A$121];0);4)*[.R19]=0;&quot;&quot;;INDEX([$DATA.$A$1:.$D$121];MATCH([.R$3]&amp;&quot;_&quot;&amp;[.$H19]&amp;IF([.R$4]=&quot;Flat&quot;;&quot;&quot;;IF([.R$4]=&quot;.1&quot;;&quot;_LEVEL1@1&quot;;IF([.R$4]=&quot;.2&quot;;&quot;_LEVEL2@2&quot;;IF([.R$4]=&quot;.3&quot;;&quot;_LEVEL3@3&quot;))));[$DATA.$A$1:.$A$121];0);4)*[.R19])" office:value-type="float" office:value="316.069133333333" calcext:value-type="float">
            <text:p>316 S</text:p>
          </table:table-cell>
          <table:table-cell table:style-name="ce32" table:number-matrix-columns-spanned="1" table:number-matrix-rows-spanned="1" table:formula="of:=IF(INDEX([$DATA.$A$1:.$D$121];MATCH([.S$3]&amp;&quot;_&quot;&amp;[.$H19]&amp;IF([.S$4]=&quot;Flat&quot;;&quot;&quot;;IF([.S$4]=&quot;.1&quot;;&quot;_LEVEL1@1&quot;;IF([.S$4]=&quot;.2&quot;;&quot;_LEVEL2@2&quot;;IF([.S$4]=&quot;.3&quot;;&quot;_LEVEL3@3&quot;))));[$DATA.$A$1:.$A$121];0);4)*[.S19]=0;&quot;&quot;;INDEX([$DATA.$A$1:.$D$121];MATCH([.S$3]&amp;&quot;_&quot;&amp;[.$H19]&amp;IF([.S$4]=&quot;Flat&quot;;&quot;&quot;;IF([.S$4]=&quot;.1&quot;;&quot;_LEVEL1@1&quot;;IF([.S$4]=&quot;.2&quot;;&quot;_LEVEL2@2&quot;;IF([.S$4]=&quot;.3&quot;;&quot;_LEVEL3@3&quot;))));[$DATA.$A$1:.$A$121];0);4)*[.S19])" office:value-type="float" office:value="94.0978222222222" calcext:value-type="float">
            <text:p>94 S</text:p>
          </table:table-cell>
          <table:table-cell table:style-name="ce32" table:number-matrix-columns-spanned="1" table:number-matrix-rows-spanned="1" table:formula="of:=IF(INDEX([$DATA.$A$1:.$D$121];MATCH([.T$3]&amp;&quot;_&quot;&amp;[.$H19]&amp;IF([.T$4]=&quot;Flat&quot;;&quot;&quot;;IF([.T$4]=&quot;.1&quot;;&quot;_LEVEL1@1&quot;;IF([.T$4]=&quot;.2&quot;;&quot;_LEVEL2@2&quot;;IF([.T$4]=&quot;.3&quot;;&quot;_LEVEL3@3&quot;))));[$DATA.$A$1:.$A$121];0);4)*[.T19]=0;&quot;&quot;;INDEX([$DATA.$A$1:.$D$121];MATCH([.T$3]&amp;&quot;_&quot;&amp;[.$H19]&amp;IF([.T$4]=&quot;Flat&quot;;&quot;&quot;;IF([.T$4]=&quot;.1&quot;;&quot;_LEVEL1@1&quot;;IF([.T$4]=&quot;.2&quot;;&quot;_LEVEL2@2&quot;;IF([.T$4]=&quot;.3&quot;;&quot;_LEVEL3@3&quot;))));[$DATA.$A$1:.$A$121];0);4)*[.T19])" office:value-type="float" office:value="28.4426666666667" calcext:value-type="float">
            <text:p>28 S</text:p>
          </table:table-cell>
          <table:table-cell table:style-name="ce41" table:number-matrix-columns-spanned="1" table:number-matrix-rows-spanned="1" table:formula="of:=IF(INDEX([$DATA.$A$1:.$D$121];MATCH([.U$3]&amp;&quot;_&quot;&amp;[.$H19]&amp;IF([.U$4]=&quot;Flat&quot;;&quot;&quot;;IF([.U$4]=&quot;.1&quot;;&quot;_LEVEL1@1&quot;;IF([.U$4]=&quot;.2&quot;;&quot;_LEVEL2@2&quot;;IF([.U$4]=&quot;.3&quot;;&quot;_LEVEL3@3&quot;))));[$DATA.$A$1:.$A$121];0);4)*[.U19]=0;&quot;&quot;;INDEX([$DATA.$A$1:.$D$121];MATCH([.U$3]&amp;&quot;_&quot;&amp;[.$H19]&amp;IF([.U$4]=&quot;Flat&quot;;&quot;&quot;;IF([.U$4]=&quot;.1&quot;;&quot;_LEVEL1@1&quot;;IF([.U$4]=&quot;.2&quot;;&quot;_LEVEL2@2&quot;;IF([.U$4]=&quot;.3&quot;;&quot;_LEVEL3@3&quot;))));[$DATA.$A$1:.$A$121];0);4)*[.U19])" office:value-type="float" office:value="4829.13321044444" calcext:value-type="float">
            <text:p>4,829 S</text:p>
          </table:table-cell>
          <table:table-cell table:style-name="ce41" table:number-matrix-columns-spanned="1" table:number-matrix-rows-spanned="1" table:formula="of:=IF(INDEX([$DATA.$A$1:.$D$121];MATCH([.V$3]&amp;&quot;_&quot;&amp;[.$H19]&amp;IF([.V$4]=&quot;Flat&quot;;&quot;&quot;;IF([.V$4]=&quot;.1&quot;;&quot;_LEVEL1@1&quot;;IF([.V$4]=&quot;.2&quot;;&quot;_LEVEL2@2&quot;;IF([.V$4]=&quot;.3&quot;;&quot;_LEVEL3@3&quot;))));[$DATA.$A$1:.$A$121];0);4)*[.V19]=0;&quot;&quot;;INDEX([$DATA.$A$1:.$D$121];MATCH([.V$3]&amp;&quot;_&quot;&amp;[.$H19]&amp;IF([.V$4]=&quot;Flat&quot;;&quot;&quot;;IF([.V$4]=&quot;.1&quot;;&quot;_LEVEL1@1&quot;;IF([.V$4]=&quot;.2&quot;;&quot;_LEVEL2@2&quot;;IF([.V$4]=&quot;.3&quot;;&quot;_LEVEL3@3&quot;))));[$DATA.$A$1:.$A$121];0);4)*[.V19])" office:value-type="float" office:value="697.981755555556" calcext:value-type="float">
            <text:p>698 S</text:p>
          </table:table-cell>
          <table:table-cell table:style-name="ce41" table:number-matrix-columns-spanned="1" table:number-matrix-rows-spanned="1" table:formula="of:=IF(INDEX([$DATA.$A$1:.$D$121];MATCH([.W$3]&amp;&quot;_&quot;&amp;[.$H19]&amp;IF([.W$4]=&quot;Flat&quot;;&quot;&quot;;IF([.W$4]=&quot;.1&quot;;&quot;_LEVEL1@1&quot;;IF([.W$4]=&quot;.2&quot;;&quot;_LEVEL2@2&quot;;IF([.W$4]=&quot;.3&quot;;&quot;_LEVEL3@3&quot;))));[$DATA.$A$1:.$A$121];0);4)*[.W19]=0;&quot;&quot;;INDEX([$DATA.$A$1:.$D$121];MATCH([.W$3]&amp;&quot;_&quot;&amp;[.$H19]&amp;IF([.W$4]=&quot;Flat&quot;;&quot;&quot;;IF([.W$4]=&quot;.1&quot;;&quot;_LEVEL1@1&quot;;IF([.W$4]=&quot;.2&quot;;&quot;_LEVEL2@2&quot;;IF([.W$4]=&quot;.3&quot;;&quot;_LEVEL3@3&quot;))));[$DATA.$A$1:.$A$121];0);4)*[.W19])" office:value-type="float" office:value="168.30262" calcext:value-type="float">
            <text:p>168 S</text:p>
          </table:table-cell>
          <table:table-cell table:style-name="ce41" table:number-matrix-columns-spanned="1" table:number-matrix-rows-spanned="1" table:formula="of:=IF(INDEX([$DATA.$A$1:.$D$121];MATCH([.X$3]&amp;&quot;_&quot;&amp;[.$H19]&amp;IF([.X$4]=&quot;Flat&quot;;&quot;&quot;;IF([.X$4]=&quot;.1&quot;;&quot;_LEVEL1@1&quot;;IF([.X$4]=&quot;.2&quot;;&quot;_LEVEL2@2&quot;;IF([.X$4]=&quot;.3&quot;;&quot;_LEVEL3@3&quot;))));[$DATA.$A$1:.$A$121];0);4)*[.X19]=0;&quot;&quot;;INDEX([$DATA.$A$1:.$D$121];MATCH([.X$3]&amp;&quot;_&quot;&amp;[.$H19]&amp;IF([.X$4]=&quot;Flat&quot;;&quot;&quot;;IF([.X$4]=&quot;.1&quot;;&quot;_LEVEL1@1&quot;;IF([.X$4]=&quot;.2&quot;;&quot;_LEVEL2@2&quot;;IF([.X$4]=&quot;.3&quot;;&quot;_LEVEL3@3&quot;))));[$DATA.$A$1:.$A$121];0);4)*[.X19])" office:value-type="float" office:value="48.3231697777778" calcext:value-type="float">
            <text:p>48 S</text:p>
          </table:table-cell>
          <table:table-cell table:style-name="ce49" table:number-matrix-columns-spanned="1" table:number-matrix-rows-spanned="1" table:formula="of:=IF(INDEX([$DATA.$A$1:.$D$121];MATCH([.Y$3]&amp;&quot;_&quot;&amp;[.$H19]&amp;IF([.Y$4]=&quot;Flat&quot;;&quot;&quot;;IF([.Y$4]=&quot;.1&quot;;&quot;_LEVEL1@1&quot;;IF([.Y$4]=&quot;.2&quot;;&quot;_LEVEL2@2&quot;;IF([.Y$4]=&quot;.3&quot;;&quot;_LEVEL3@3&quot;))));[$DATA.$A$1:.$A$121];0);4)*[.Y19]=0;&quot;&quot;;INDEX([$DATA.$A$1:.$D$121];MATCH([.Y$3]&amp;&quot;_&quot;&amp;[.$H19]&amp;IF([.Y$4]=&quot;Flat&quot;;&quot;&quot;;IF([.Y$4]=&quot;.1&quot;;&quot;_LEVEL1@1&quot;;IF([.Y$4]=&quot;.2&quot;;&quot;_LEVEL2@2&quot;;IF([.Y$4]=&quot;.3&quot;;&quot;_LEVEL3@3&quot;))));[$DATA.$A$1:.$A$121];0);4)*[.Y19])" office:value-type="float" office:value="9890.804" calcext:value-type="float">
            <text:p>9,891 S</text:p>
          </table:table-cell>
          <table:table-cell table:style-name="ce49" table:number-matrix-columns-spanned="1" table:number-matrix-rows-spanned="1" table:formula="of:=IF(INDEX([$DATA.$A$1:.$D$121];MATCH([.Z$3]&amp;&quot;_&quot;&amp;[.$H19]&amp;IF([.Z$4]=&quot;Flat&quot;;&quot;&quot;;IF([.Z$4]=&quot;.1&quot;;&quot;_LEVEL1@1&quot;;IF([.Z$4]=&quot;.2&quot;;&quot;_LEVEL2@2&quot;;IF([.Z$4]=&quot;.3&quot;;&quot;_LEVEL3@3&quot;))));[$DATA.$A$1:.$A$121];0);4)*[.Z19]=0;&quot;&quot;;INDEX([$DATA.$A$1:.$D$121];MATCH([.Z$3]&amp;&quot;_&quot;&amp;[.$H19]&amp;IF([.Z$4]=&quot;Flat&quot;;&quot;&quot;;IF([.Z$4]=&quot;.1&quot;;&quot;_LEVEL1@1&quot;;IF([.Z$4]=&quot;.2&quot;;&quot;_LEVEL2@2&quot;;IF([.Z$4]=&quot;.3&quot;;&quot;_LEVEL3@3&quot;))));[$DATA.$A$1:.$A$121];0);4)*[.Z19])" office:value-type="float" office:value="1570.31111111111" calcext:value-type="float">
            <text:p>1,570 S</text:p>
          </table:table-cell>
          <table:table-cell table:style-name="ce49" table:number-matrix-columns-spanned="1" table:number-matrix-rows-spanned="1" table:formula="of:=IF(INDEX([$DATA.$A$1:.$D$121];MATCH([.AA$3]&amp;&quot;_&quot;&amp;[.$H19]&amp;IF([.AA$4]=&quot;Flat&quot;;&quot;&quot;;IF([.AA$4]=&quot;.1&quot;;&quot;_LEVEL1@1&quot;;IF([.AA$4]=&quot;.2&quot;;&quot;_LEVEL2@2&quot;;IF([.AA$4]=&quot;.3&quot;;&quot;_LEVEL3@3&quot;))));[$DATA.$A$1:.$A$121];0);4)*[.AA19]=0;&quot;&quot;;INDEX([$DATA.$A$1:.$D$121];MATCH([.AA$3]&amp;&quot;_&quot;&amp;[.$H19]&amp;IF([.AA$4]=&quot;Flat&quot;;&quot;&quot;;IF([.AA$4]=&quot;.1&quot;;&quot;_LEVEL1@1&quot;;IF([.AA$4]=&quot;.2&quot;;&quot;_LEVEL2@2&quot;;IF([.AA$4]=&quot;.3&quot;;&quot;_LEVEL3@3&quot;))));[$DATA.$A$1:.$A$121];0);4)*[.AA19])" office:value-type="float" office:value="325.16" calcext:value-type="float">
            <text:p>325 S</text:p>
          </table:table-cell>
          <table:table-cell table:style-name="ce55" table:number-matrix-columns-spanned="1" table:number-matrix-rows-spanned="1" table:formula="of:=IF(INDEX([$DATA.$A$1:.$D$121];MATCH([.AB$3]&amp;&quot;_&quot;&amp;[.$H19]&amp;IF([.AB$4]=&quot;Flat&quot;;&quot;&quot;;IF([.AB$4]=&quot;.1&quot;;&quot;_LEVEL1@1&quot;;IF([.AB$4]=&quot;.2&quot;;&quot;_LEVEL2@2&quot;;IF([.AB$4]=&quot;.3&quot;;&quot;_LEVEL3@3&quot;))));[$DATA.$A$1:.$A$121];0);4)*[.AB19]=0;&quot;&quot;;INDEX([$DATA.$A$1:.$D$121];MATCH([.AB$3]&amp;&quot;_&quot;&amp;[.$H19]&amp;IF([.AB$4]=&quot;Flat&quot;;&quot;&quot;;IF([.AB$4]=&quot;.1&quot;;&quot;_LEVEL1@1&quot;;IF([.AB$4]=&quot;.2&quot;;&quot;_LEVEL2@2&quot;;IF([.AB$4]=&quot;.3&quot;;&quot;_LEVEL3@3&quot;))));[$DATA.$A$1:.$A$121];0);4)*[.AB19])" office:value-type="float" office:value="84.3475555555556" calcext:value-type="float">
            <text:p>84 S</text:p>
          </table:table-cell>
          <table:table-cell table:style-name="ce3"/>
          <table:table-cell table:style-name="ce70" office:value-type="float" office:value="7" calcext:value-type="float">
            <text:p>7</text:p>
          </table:table-cell>
          <table:table-cell table:style-name="ce82" office:value-type="float" office:value="730" calcext:value-type="float">
            <text:p>730</text:p>
          </table:table-cell>
          <table:table-cell table:style-name="ce89" office:value-type="percentage" office:value="1.5" calcext:value-type="percentage">
            <text:p>150.00%</text:p>
          </table:table-cell>
          <table:table-cell table:style-name="ce93" table:formula="of:=1+([.AE37]-[.AD37]*100)/200" office:value-type="percentage" office:value="1.15" calcext:value-type="percentage">
            <text:p>115.00%</text:p>
          </table:table-cell>
          <table:table-cell table:style-name="ce89" table:formula="of:=[.AE37]/([.AD38]*100)" office:value-type="percentage" office:value="0.9125" calcext:value-type="percentage">
            <text:p>91.25%</text:p>
          </table:table-cell>
          <table:table-cell table:style-name="ce107" office:value-type="string" calcext:value-type="string">
            <text:p>-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6"/>
          <table:table-cell table:style-name="ce9" office:value-type="string" calcext:value-type="string">
            <text:p>Tinker</text:p>
          </table:table-cell>
          <table:table-cell table:style-name="ce12" office:value-type="string" calcext:value-type="string">
            <text:p>Planks</text:p>
          </table:table-cell>
          <table:table-cell table:style-name="ce19" table:number-matrix-columns-spanned="1" table:number-matrix-rows-spanned="1" table:formula="of:=IF(INDEX([$DATA.$A$1:.$D$121];MATCH([.I$3]&amp;&quot;_&quot;&amp;[.$H20]&amp;IF([.I$4]=&quot;Flat&quot;;&quot;&quot;;IF([.I$4]=&quot;.1&quot;;&quot;_LEVEL1@1&quot;;IF([.I$4]=&quot;.2&quot;;&quot;_LEVEL2@2&quot;;IF([.I$4]=&quot;.3&quot;;&quot;_LEVEL3@3&quot;))));[$DATA.$A$1:.$A$121];0);4)*[.I20]=0;&quot;&quot;;INDEX([$DATA.$A$1:.$D$121];MATCH([.I$3]&amp;&quot;_&quot;&amp;[.$H20]&amp;IF([.I$4]=&quot;Flat&quot;;&quot;&quot;;IF([.I$4]=&quot;.1&quot;;&quot;_LEVEL1@1&quot;;IF([.I$4]=&quot;.2&quot;;&quot;_LEVEL2@2&quot;;IF([.I$4]=&quot;.3&quot;;&quot;_LEVEL3@3&quot;))));[$DATA.$A$1:.$A$121];0);4)*[.I20])" office:value-type="float" office:value="1356.72177777778" calcext:value-type="float">
            <text:p>1,357 S</text:p>
          </table:table-cell>
          <table:table-cell table:style-name="ce19" table:number-matrix-columns-spanned="1" table:number-matrix-rows-spanned="1" table:formula="of:=IF(INDEX([$DATA.$A$1:.$D$121];MATCH([.J$3]&amp;&quot;_&quot;&amp;[.$H20]&amp;IF([.J$4]=&quot;Flat&quot;;&quot;&quot;;IF([.J$4]=&quot;.1&quot;;&quot;_LEVEL1@1&quot;;IF([.J$4]=&quot;.2&quot;;&quot;_LEVEL2@2&quot;;IF([.J$4]=&quot;.3&quot;;&quot;_LEVEL3@3&quot;))));[$DATA.$A$1:.$A$121];0);4)*[.J20]=0;&quot;&quot;;INDEX([$DATA.$A$1:.$D$121];MATCH([.J$3]&amp;&quot;_&quot;&amp;[.$H20]&amp;IF([.J$4]=&quot;Flat&quot;;&quot;&quot;;IF([.J$4]=&quot;.1&quot;;&quot;_LEVEL1@1&quot;;IF([.J$4]=&quot;.2&quot;;&quot;_LEVEL2@2&quot;;IF([.J$4]=&quot;.3&quot;;&quot;_LEVEL3@3&quot;))));[$DATA.$A$1:.$A$121];0);4)*[.J20])" office:value-type="float" office:value="110.222222222222" calcext:value-type="float">
            <text:p>110 S</text:p>
          </table:table-cell>
          <table:table-cell table:style-name="ce19" table:number-matrix-columns-spanned="1" table:number-matrix-rows-spanned="1" table:formula="of:=IF(INDEX([$DATA.$A$1:.$D$121];MATCH([.K$3]&amp;&quot;_&quot;&amp;[.$H20]&amp;IF([.K$4]=&quot;Flat&quot;;&quot;&quot;;IF([.K$4]=&quot;.1&quot;;&quot;_LEVEL1@1&quot;;IF([.K$4]=&quot;.2&quot;;&quot;_LEVEL2@2&quot;;IF([.K$4]=&quot;.3&quot;;&quot;_LEVEL3@3&quot;))));[$DATA.$A$1:.$A$121];0);4)*[.K20]=0;&quot;&quot;;INDEX([$DATA.$A$1:.$D$121];MATCH([.K$3]&amp;&quot;_&quot;&amp;[.$H20]&amp;IF([.K$4]=&quot;Flat&quot;;&quot;&quot;;IF([.K$4]=&quot;.1&quot;;&quot;_LEVEL1@1&quot;;IF([.K$4]=&quot;.2&quot;;&quot;_LEVEL2@2&quot;;IF([.K$4]=&quot;.3&quot;;&quot;_LEVEL3@3&quot;))));[$DATA.$A$1:.$A$121];0);4)*[.K20])" office:value-type="float" office:value="43.7333333333333" calcext:value-type="float">
            <text:p>44 S</text:p>
          </table:table-cell>
          <table:table-cell table:style-name="ce19" table:number-matrix-columns-spanned="1" table:number-matrix-rows-spanned="1" table:formula="of:=IF(INDEX([$DATA.$A$1:.$D$121];MATCH([.L$3]&amp;&quot;_&quot;&amp;[.$H20]&amp;IF([.L$4]=&quot;Flat&quot;;&quot;&quot;;IF([.L$4]=&quot;.1&quot;;&quot;_LEVEL1@1&quot;;IF([.L$4]=&quot;.2&quot;;&quot;_LEVEL2@2&quot;;IF([.L$4]=&quot;.3&quot;;&quot;_LEVEL3@3&quot;))));[$DATA.$A$1:.$A$121];0);4)*[.L20]=0;&quot;&quot;;INDEX([$DATA.$A$1:.$D$121];MATCH([.L$3]&amp;&quot;_&quot;&amp;[.$H20]&amp;IF([.L$4]=&quot;Flat&quot;;&quot;&quot;;IF([.L$4]=&quot;.1&quot;;&quot;_LEVEL1@1&quot;;IF([.L$4]=&quot;.2&quot;;&quot;_LEVEL2@2&quot;;IF([.L$4]=&quot;.3&quot;;&quot;_LEVEL3@3&quot;))));[$DATA.$A$1:.$A$121];0);4)*[.L20])" office:value-type="float" office:value="21.6924444444444" calcext:value-type="float">
            <text:p>22 S</text:p>
          </table:table-cell>
          <table:table-cell table:style-name="ce26" table:number-matrix-columns-spanned="1" table:number-matrix-rows-spanned="1" table:formula="of:=IF(INDEX([$DATA.$A$1:.$D$121];MATCH([.M$3]&amp;&quot;_&quot;&amp;[.$H20]&amp;IF([.M$4]=&quot;Flat&quot;;&quot;&quot;;IF([.M$4]=&quot;.1&quot;;&quot;_LEVEL1@1&quot;;IF([.M$4]=&quot;.2&quot;;&quot;_LEVEL2@2&quot;;IF([.M$4]=&quot;.3&quot;;&quot;_LEVEL3@3&quot;))));[$DATA.$A$1:.$A$121];0);4)*[.M20]=0;&quot;&quot;;INDEX([$DATA.$A$1:.$D$121];MATCH([.M$3]&amp;&quot;_&quot;&amp;[.$H20]&amp;IF([.M$4]=&quot;Flat&quot;;&quot;&quot;;IF([.M$4]=&quot;.1&quot;;&quot;_LEVEL1@1&quot;;IF([.M$4]=&quot;.2&quot;;&quot;_LEVEL2@2&quot;;IF([.M$4]=&quot;.3&quot;;&quot;_LEVEL3@3&quot;))));[$DATA.$A$1:.$A$121];0);4)*[.M20])" office:value-type="float" office:value="3146.65422222222" calcext:value-type="float">
            <text:p>3,147 S</text:p>
          </table:table-cell>
          <table:table-cell table:style-name="ce26" table:number-matrix-columns-spanned="1" table:number-matrix-rows-spanned="1" table:formula="of:=IF(INDEX([$DATA.$A$1:.$D$121];MATCH([.N$3]&amp;&quot;_&quot;&amp;[.$H20]&amp;IF([.N$4]=&quot;Flat&quot;;&quot;&quot;;IF([.N$4]=&quot;.1&quot;;&quot;_LEVEL1@1&quot;;IF([.N$4]=&quot;.2&quot;;&quot;_LEVEL2@2&quot;;IF([.N$4]=&quot;.3&quot;;&quot;_LEVEL3@3&quot;))));[$DATA.$A$1:.$A$121];0);4)*[.N20]=0;&quot;&quot;;INDEX([$DATA.$A$1:.$D$121];MATCH([.N$3]&amp;&quot;_&quot;&amp;[.$H20]&amp;IF([.N$4]=&quot;Flat&quot;;&quot;&quot;;IF([.N$4]=&quot;.1&quot;;&quot;_LEVEL1@1&quot;;IF([.N$4]=&quot;.2&quot;;&quot;_LEVEL2@2&quot;;IF([.N$4]=&quot;.3&quot;;&quot;_LEVEL3@3&quot;))));[$DATA.$A$1:.$A$121];0);4)*[.N20])" office:value-type="float" office:value="308.444444444444" calcext:value-type="float">
            <text:p>308 S</text:p>
          </table:table-cell>
          <table:table-cell table:style-name="ce26" table:number-matrix-columns-spanned="1" table:number-matrix-rows-spanned="1" table:formula="of:=IF(INDEX([$DATA.$A$1:.$D$121];MATCH([.O$3]&amp;&quot;_&quot;&amp;[.$H20]&amp;IF([.O$4]=&quot;Flat&quot;;&quot;&quot;;IF([.O$4]=&quot;.1&quot;;&quot;_LEVEL1@1&quot;;IF([.O$4]=&quot;.2&quot;;&quot;_LEVEL2@2&quot;;IF([.O$4]=&quot;.3&quot;;&quot;_LEVEL3@3&quot;))));[$DATA.$A$1:.$A$121];0);4)*[.O20]=0;&quot;&quot;;INDEX([$DATA.$A$1:.$D$121];MATCH([.O$3]&amp;&quot;_&quot;&amp;[.$H20]&amp;IF([.O$4]=&quot;Flat&quot;;&quot;&quot;;IF([.O$4]=&quot;.1&quot;;&quot;_LEVEL1@1&quot;;IF([.O$4]=&quot;.2&quot;;&quot;_LEVEL2@2&quot;;IF([.O$4]=&quot;.3&quot;;&quot;_LEVEL3@3&quot;))));[$DATA.$A$1:.$A$121];0);4)*[.O20])" office:value-type="float" office:value="92.3555555555556" calcext:value-type="float">
            <text:p>92 S</text:p>
          </table:table-cell>
          <table:table-cell table:style-name="ce26" table:number-matrix-columns-spanned="1" table:number-matrix-rows-spanned="1" table:formula="of:=IF(INDEX([$DATA.$A$1:.$D$121];MATCH([.P$3]&amp;&quot;_&quot;&amp;[.$H20]&amp;IF([.P$4]=&quot;Flat&quot;;&quot;&quot;;IF([.P$4]=&quot;.1&quot;;&quot;_LEVEL1@1&quot;;IF([.P$4]=&quot;.2&quot;;&quot;_LEVEL2@2&quot;;IF([.P$4]=&quot;.3&quot;;&quot;_LEVEL3@3&quot;))));[$DATA.$A$1:.$A$121];0);4)*[.P20]=0;&quot;&quot;;INDEX([$DATA.$A$1:.$D$121];MATCH([.P$3]&amp;&quot;_&quot;&amp;[.$H20]&amp;IF([.P$4]=&quot;Flat&quot;;&quot;&quot;;IF([.P$4]=&quot;.1&quot;;&quot;_LEVEL1@1&quot;;IF([.P$4]=&quot;.2&quot;;&quot;_LEVEL2@2&quot;;IF([.P$4]=&quot;.3&quot;;&quot;_LEVEL3@3&quot;))));[$DATA.$A$1:.$A$121];0);4)*[.P20])" office:value-type="float" office:value="32" calcext:value-type="float">
            <text:p>32 S</text:p>
          </table:table-cell>
          <table:table-cell table:style-name="ce33" table:number-matrix-columns-spanned="1" table:number-matrix-rows-spanned="1" table:formula="of:=IF(INDEX([$DATA.$A$1:.$D$121];MATCH([.Q$3]&amp;&quot;_&quot;&amp;[.$H20]&amp;IF([.Q$4]=&quot;Flat&quot;;&quot;&quot;;IF([.Q$4]=&quot;.1&quot;;&quot;_LEVEL1@1&quot;;IF([.Q$4]=&quot;.2&quot;;&quot;_LEVEL2@2&quot;;IF([.Q$4]=&quot;.3&quot;;&quot;_LEVEL3@3&quot;))));[$DATA.$A$1:.$A$121];0);4)*[.Q20]=0;&quot;&quot;;INDEX([$DATA.$A$1:.$D$121];MATCH([.Q$3]&amp;&quot;_&quot;&amp;[.$H20]&amp;IF([.Q$4]=&quot;Flat&quot;;&quot;&quot;;IF([.Q$4]=&quot;.1&quot;;&quot;_LEVEL1@1&quot;;IF([.Q$4]=&quot;.2&quot;;&quot;_LEVEL2@2&quot;;IF([.Q$4]=&quot;.3&quot;;&quot;_LEVEL3@3&quot;))));[$DATA.$A$1:.$A$121];0);4)*[.Q20])" office:value-type="float" office:value="4222.14084044444" calcext:value-type="float">
            <text:p>4,222 S</text:p>
          </table:table-cell>
          <table:table-cell table:style-name="ce33" table:number-matrix-columns-spanned="1" table:number-matrix-rows-spanned="1" table:formula="of:=IF(INDEX([$DATA.$A$1:.$D$121];MATCH([.R$3]&amp;&quot;_&quot;&amp;[.$H20]&amp;IF([.R$4]=&quot;Flat&quot;;&quot;&quot;;IF([.R$4]=&quot;.1&quot;;&quot;_LEVEL1@1&quot;;IF([.R$4]=&quot;.2&quot;;&quot;_LEVEL2@2&quot;;IF([.R$4]=&quot;.3&quot;;&quot;_LEVEL3@3&quot;))));[$DATA.$A$1:.$A$121];0);4)*[.R20]=0;&quot;&quot;;INDEX([$DATA.$A$1:.$D$121];MATCH([.R$3]&amp;&quot;_&quot;&amp;[.$H20]&amp;IF([.R$4]=&quot;Flat&quot;;&quot;&quot;;IF([.R$4]=&quot;.1&quot;;&quot;_LEVEL1@1&quot;;IF([.R$4]=&quot;.2&quot;;&quot;_LEVEL2@2&quot;;IF([.R$4]=&quot;.3&quot;;&quot;_LEVEL3@3&quot;))));[$DATA.$A$1:.$A$121];0);4)*[.R20])" office:value-type="float" office:value="514.575244444445" calcext:value-type="float">
            <text:p>515 S</text:p>
          </table:table-cell>
          <table:table-cell table:style-name="ce33" table:number-matrix-columns-spanned="1" table:number-matrix-rows-spanned="1" table:formula="of:=IF(INDEX([$DATA.$A$1:.$D$121];MATCH([.S$3]&amp;&quot;_&quot;&amp;[.$H20]&amp;IF([.S$4]=&quot;Flat&quot;;&quot;&quot;;IF([.S$4]=&quot;.1&quot;;&quot;_LEVEL1@1&quot;;IF([.S$4]=&quot;.2&quot;;&quot;_LEVEL2@2&quot;;IF([.S$4]=&quot;.3&quot;;&quot;_LEVEL3@3&quot;))));[$DATA.$A$1:.$A$121];0);4)*[.S20]=0;&quot;&quot;;INDEX([$DATA.$A$1:.$D$121];MATCH([.S$3]&amp;&quot;_&quot;&amp;[.$H20]&amp;IF([.S$4]=&quot;Flat&quot;;&quot;&quot;;IF([.S$4]=&quot;.1&quot;;&quot;_LEVEL1@1&quot;;IF([.S$4]=&quot;.2&quot;;&quot;_LEVEL2@2&quot;;IF([.S$4]=&quot;.3&quot;;&quot;_LEVEL3@3&quot;))));[$DATA.$A$1:.$A$121];0);4)*[.S20])" office:value-type="float" office:value="179.781355555556" calcext:value-type="float">
            <text:p>180 S</text:p>
          </table:table-cell>
          <table:table-cell table:style-name="ce33" table:number-matrix-columns-spanned="1" table:number-matrix-rows-spanned="1" table:formula="of:=IF(INDEX([$DATA.$A$1:.$D$121];MATCH([.T$3]&amp;&quot;_&quot;&amp;[.$H20]&amp;IF([.T$4]=&quot;Flat&quot;;&quot;&quot;;IF([.T$4]=&quot;.1&quot;;&quot;_LEVEL1@1&quot;;IF([.T$4]=&quot;.2&quot;;&quot;_LEVEL2@2&quot;;IF([.T$4]=&quot;.3&quot;;&quot;_LEVEL3@3&quot;))));[$DATA.$A$1:.$A$121];0);4)*[.T20]=0;&quot;&quot;;INDEX([$DATA.$A$1:.$D$121];MATCH([.T$3]&amp;&quot;_&quot;&amp;[.$H20]&amp;IF([.T$4]=&quot;Flat&quot;;&quot;&quot;;IF([.T$4]=&quot;.1&quot;;&quot;_LEVEL1@1&quot;;IF([.T$4]=&quot;.2&quot;;&quot;_LEVEL2@2&quot;;IF([.T$4]=&quot;.3&quot;;&quot;_LEVEL3@3&quot;))));[$DATA.$A$1:.$A$121];0);4)*[.T20])" office:value-type="float" office:value="56.7632668888889" calcext:value-type="float">
            <text:p>57 S</text:p>
          </table:table-cell>
          <table:table-cell table:style-name="ce42" table:number-matrix-columns-spanned="1" table:number-matrix-rows-spanned="1" table:formula="of:=IF(INDEX([$DATA.$A$1:.$D$121];MATCH([.U$3]&amp;&quot;_&quot;&amp;[.$H20]&amp;IF([.U$4]=&quot;Flat&quot;;&quot;&quot;;IF([.U$4]=&quot;.1&quot;;&quot;_LEVEL1@1&quot;;IF([.U$4]=&quot;.2&quot;;&quot;_LEVEL2@2&quot;;IF([.U$4]=&quot;.3&quot;;&quot;_LEVEL3@3&quot;))));[$DATA.$A$1:.$A$121];0);4)*[.U20]=0;&quot;&quot;;INDEX([$DATA.$A$1:.$D$121];MATCH([.U$3]&amp;&quot;_&quot;&amp;[.$H20]&amp;IF([.U$4]=&quot;Flat&quot;;&quot;&quot;;IF([.U$4]=&quot;.1&quot;;&quot;_LEVEL1@1&quot;;IF([.U$4]=&quot;.2&quot;;&quot;_LEVEL2@2&quot;;IF([.U$4]=&quot;.3&quot;;&quot;_LEVEL3@3&quot;))));[$DATA.$A$1:.$A$121];0);4)*[.U20])" office:value-type="float" office:value="8600.57754088889" calcext:value-type="float">
            <text:p>8,601 S</text:p>
          </table:table-cell>
          <table:table-cell table:style-name="ce42" table:number-matrix-columns-spanned="1" table:number-matrix-rows-spanned="1" table:formula="of:=IF(INDEX([$DATA.$A$1:.$D$121];MATCH([.V$3]&amp;&quot;_&quot;&amp;[.$H20]&amp;IF([.V$4]=&quot;Flat&quot;;&quot;&quot;;IF([.V$4]=&quot;.1&quot;;&quot;_LEVEL1@1&quot;;IF([.V$4]=&quot;.2&quot;;&quot;_LEVEL2@2&quot;;IF([.V$4]=&quot;.3&quot;;&quot;_LEVEL3@3&quot;))));[$DATA.$A$1:.$A$121];0);4)*[.V20]=0;&quot;&quot;;INDEX([$DATA.$A$1:.$D$121];MATCH([.V$3]&amp;&quot;_&quot;&amp;[.$H20]&amp;IF([.V$4]=&quot;Flat&quot;;&quot;&quot;;IF([.V$4]=&quot;.1&quot;;&quot;_LEVEL1@1&quot;;IF([.V$4]=&quot;.2&quot;;&quot;_LEVEL2@2&quot;;IF([.V$4]=&quot;.3&quot;;&quot;_LEVEL3@3&quot;))));[$DATA.$A$1:.$A$121];0);4)*[.V20])" office:value-type="float" office:value="1213.67844444444" calcext:value-type="float">
            <text:p>1,214 S</text:p>
          </table:table-cell>
          <table:table-cell table:style-name="ce42" table:number-matrix-columns-spanned="1" table:number-matrix-rows-spanned="1" table:formula="of:=IF(INDEX([$DATA.$A$1:.$D$121];MATCH([.W$3]&amp;&quot;_&quot;&amp;[.$H20]&amp;IF([.W$4]=&quot;Flat&quot;;&quot;&quot;;IF([.W$4]=&quot;.1&quot;;&quot;_LEVEL1@1&quot;;IF([.W$4]=&quot;.2&quot;;&quot;_LEVEL2@2&quot;;IF([.W$4]=&quot;.3&quot;;&quot;_LEVEL3@3&quot;))));[$DATA.$A$1:.$A$121];0);4)*[.W20]=0;&quot;&quot;;INDEX([$DATA.$A$1:.$D$121];MATCH([.W$3]&amp;&quot;_&quot;&amp;[.$H20]&amp;IF([.W$4]=&quot;Flat&quot;;&quot;&quot;;IF([.W$4]=&quot;.1&quot;;&quot;_LEVEL1@1&quot;;IF([.W$4]=&quot;.2&quot;;&quot;_LEVEL2@2&quot;;IF([.W$4]=&quot;.3&quot;;&quot;_LEVEL3@3&quot;))));[$DATA.$A$1:.$A$121];0);4)*[.W20])" office:value-type="float" office:value="339.622586666667" calcext:value-type="float">
            <text:p>340 S</text:p>
          </table:table-cell>
          <table:table-cell table:style-name="ce42" table:number-matrix-columns-spanned="1" table:number-matrix-rows-spanned="1" table:formula="of:=IF(INDEX([$DATA.$A$1:.$D$121];MATCH([.X$3]&amp;&quot;_&quot;&amp;[.$H20]&amp;IF([.X$4]=&quot;Flat&quot;;&quot;&quot;;IF([.X$4]=&quot;.1&quot;;&quot;_LEVEL1@1&quot;;IF([.X$4]=&quot;.2&quot;;&quot;_LEVEL2@2&quot;;IF([.X$4]=&quot;.3&quot;;&quot;_LEVEL3@3&quot;))));[$DATA.$A$1:.$A$121];0);4)*[.X20]=0;&quot;&quot;;INDEX([$DATA.$A$1:.$D$121];MATCH([.X$3]&amp;&quot;_&quot;&amp;[.$H20]&amp;IF([.X$4]=&quot;Flat&quot;;&quot;&quot;;IF([.X$4]=&quot;.1&quot;;&quot;_LEVEL1@1&quot;;IF([.X$4]=&quot;.2&quot;;&quot;_LEVEL2@2&quot;;IF([.X$4]=&quot;.3&quot;;&quot;_LEVEL3@3&quot;))));[$DATA.$A$1:.$A$121];0);4)*[.X20])" office:value-type="float" office:value="85.0186675555556" calcext:value-type="float">
            <text:p>85 S</text:p>
          </table:table-cell>
          <table:table-cell table:style-name="ce50" table:number-matrix-columns-spanned="1" table:number-matrix-rows-spanned="1" table:formula="of:=IF(INDEX([$DATA.$A$1:.$D$121];MATCH([.Y$3]&amp;&quot;_&quot;&amp;[.$H20]&amp;IF([.Y$4]=&quot;Flat&quot;;&quot;&quot;;IF([.Y$4]=&quot;.1&quot;;&quot;_LEVEL1@1&quot;;IF([.Y$4]=&quot;.2&quot;;&quot;_LEVEL2@2&quot;;IF([.Y$4]=&quot;.3&quot;;&quot;_LEVEL3@3&quot;))));[$DATA.$A$1:.$A$121];0);4)*[.Y20]=0;&quot;&quot;;INDEX([$DATA.$A$1:.$D$121];MATCH([.Y$3]&amp;&quot;_&quot;&amp;[.$H20]&amp;IF([.Y$4]=&quot;Flat&quot;;&quot;&quot;;IF([.Y$4]=&quot;.1&quot;;&quot;_LEVEL1@1&quot;;IF([.Y$4]=&quot;.2&quot;;&quot;_LEVEL2@2&quot;;IF([.Y$4]=&quot;.3&quot;;&quot;_LEVEL3@3&quot;))));[$DATA.$A$1:.$A$121];0);4)*[.Y20])" office:value-type="float" office:value="18468.5431111111" calcext:value-type="float">
            <text:p>18,469 S</text:p>
          </table:table-cell>
          <table:table-cell table:style-name="ce50" table:number-matrix-columns-spanned="1" table:number-matrix-rows-spanned="1" table:formula="of:=IF(INDEX([$DATA.$A$1:.$D$121];MATCH([.Z$3]&amp;&quot;_&quot;&amp;[.$H20]&amp;IF([.Z$4]=&quot;Flat&quot;;&quot;&quot;;IF([.Z$4]=&quot;.1&quot;;&quot;_LEVEL1@1&quot;;IF([.Z$4]=&quot;.2&quot;;&quot;_LEVEL2@2&quot;;IF([.Z$4]=&quot;.3&quot;;&quot;_LEVEL3@3&quot;))));[$DATA.$A$1:.$A$121];0);4)*[.Z20]=0;&quot;&quot;;INDEX([$DATA.$A$1:.$D$121];MATCH([.Z$3]&amp;&quot;_&quot;&amp;[.$H20]&amp;IF([.Z$4]=&quot;Flat&quot;;&quot;&quot;;IF([.Z$4]=&quot;.1&quot;;&quot;_LEVEL1@1&quot;;IF([.Z$4]=&quot;.2&quot;;&quot;_LEVEL2@2&quot;;IF([.Z$4]=&quot;.3&quot;;&quot;_LEVEL3@3&quot;))));[$DATA.$A$1:.$A$121];0);4)*[.Z20])" office:value-type="float" office:value="2570.31111111111" calcext:value-type="float">
            <text:p>2,570 S</text:p>
          </table:table-cell>
          <table:table-cell table:style-name="ce50" table:number-matrix-columns-spanned="1" table:number-matrix-rows-spanned="1" table:formula="of:=IF(INDEX([$DATA.$A$1:.$D$121];MATCH([.AA$3]&amp;&quot;_&quot;&amp;[.$H20]&amp;IF([.AA$4]=&quot;Flat&quot;;&quot;&quot;;IF([.AA$4]=&quot;.1&quot;;&quot;_LEVEL1@1&quot;;IF([.AA$4]=&quot;.2&quot;;&quot;_LEVEL2@2&quot;;IF([.AA$4]=&quot;.3&quot;;&quot;_LEVEL3@3&quot;))));[$DATA.$A$1:.$A$121];0);4)*[.AA20]=0;&quot;&quot;;INDEX([$DATA.$A$1:.$D$121];MATCH([.AA$3]&amp;&quot;_&quot;&amp;[.$H20]&amp;IF([.AA$4]=&quot;Flat&quot;;&quot;&quot;;IF([.AA$4]=&quot;.1&quot;;&quot;_LEVEL1@1&quot;;IF([.AA$4]=&quot;.2&quot;;&quot;_LEVEL2@2&quot;;IF([.AA$4]=&quot;.3&quot;;&quot;_LEVEL3@3&quot;))));[$DATA.$A$1:.$A$121];0);4)*[.AA20])" office:value-type="float" office:value="622.204444444444" calcext:value-type="float">
            <text:p>622 S</text:p>
          </table:table-cell>
          <table:table-cell table:style-name="ce56" table:number-matrix-columns-spanned="1" table:number-matrix-rows-spanned="1" table:formula="of:=IF(INDEX([$DATA.$A$1:.$D$121];MATCH([.AB$3]&amp;&quot;_&quot;&amp;[.$H20]&amp;IF([.AB$4]=&quot;Flat&quot;;&quot;&quot;;IF([.AB$4]=&quot;.1&quot;;&quot;_LEVEL1@1&quot;;IF([.AB$4]=&quot;.2&quot;;&quot;_LEVEL2@2&quot;;IF([.AB$4]=&quot;.3&quot;;&quot;_LEVEL3@3&quot;))));[$DATA.$A$1:.$A$121];0);4)*[.AB20]=0;&quot;&quot;;INDEX([$DATA.$A$1:.$D$121];MATCH([.AB$3]&amp;&quot;_&quot;&amp;[.$H20]&amp;IF([.AB$4]=&quot;Flat&quot;;&quot;&quot;;IF([.AB$4]=&quot;.1&quot;;&quot;_LEVEL1@1&quot;;IF([.AB$4]=&quot;.2&quot;;&quot;_LEVEL2@2&quot;;IF([.AB$4]=&quot;.3&quot;;&quot;_LEVEL3@3&quot;))));[$DATA.$A$1:.$A$121];0);4)*[.AB20])" office:value-type="float" office:value="155.611555555556" calcext:value-type="float">
            <text:p>156 S</text:p>
          </table:table-cell>
          <table:table-cell table:style-name="ce3"/>
          <table:table-cell table:style-name="ce71" office:value-type="float" office:value="8" calcext:value-type="float">
            <text:p>8</text:p>
          </table:table-cell>
          <table:table-cell table:style-name="ce83" office:value-type="float" office:value="835" calcext:value-type="float">
            <text:p>835</text:p>
          </table:table-cell>
          <table:table-cell table:style-name="ce90" office:value-type="percentage" office:value="1.5" calcext:value-type="percentage">
            <text:p>150.00%</text:p>
          </table:table-cell>
          <table:table-cell table:style-name="ce94" table:formula="of:=1+([.AE38]-[.AD38]*100)/200" office:value-type="percentage" office:value="1.175" calcext:value-type="percentage">
            <text:p>117.50%</text:p>
          </table:table-cell>
          <table:table-cell table:style-name="ce97" office:value-type="string" calcext:value-type="string">
            <text:p>-</text:p>
          </table:table-cell>
          <table:table-cell table:style-name="ce108" office:value-type="string" calcext:value-type="string">
            <text:p>-</text:p>
          </table:table-cell>
          <table:table-cell table:style-name="ce3"/>
          <table:table-cell table:number-columns-repeated="988"/>
        </table:table-row>
        <table:table-row table:style-name="ro1">
          <table:table-cell table:style-name="ce3" table:number-columns-repeated="8"/>
          <table:table-cell table:style-name="ce5" table:number-columns-repeated="4"/>
          <table:table-cell table:style-name="ce20" table:number-columns-repeated="4"/>
          <table:table-cell table:style-name="ce27" table:number-columns-repeated="4"/>
          <table:table-cell table:style-name="ce35" table:number-columns-repeated="4"/>
          <table:table-cell table:style-name="ce43" table:number-columns-repeated="4"/>
          <table:table-cell table:style-name="ce3"/>
          <table:table-cell table:style-name="ce2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3" table:number-columns-repeated="8"/>
          <table:table-cell table:style-name="ce5" table:number-columns-repeated="4"/>
          <table:table-cell table:style-name="ce20" table:number-columns-repeated="4"/>
          <table:table-cell table:style-name="ce27" table:number-columns-repeated="4"/>
          <table:table-cell table:style-name="ce35" table:number-columns-repeated="4"/>
          <table:table-cell table:style-name="ce43" table:number-columns-repeated="4"/>
          <table:table-cell table:style-name="ce3" table:number-columns-repeated="8"/>
          <table:table-cell table:number-columns-repeated="98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nalise.AE5:Analise.AI8">
            <calcext:color-scale>
              <calcext:color-scale-entry calcext:value="0" calcext:type="percent" calcext:color="#000000"/>
              <calcext:color-scale-entry calcext:value="100" calcext:type="percent" calcext:color="#999999"/>
            </calcext:color-scale>
          </calcext:conditional-format>
        </calcext:conditional-formats>
      </table:table>
      <table:table table:name="Formulas Display" table:style-name="ta2">
        <table:table-column table:style-name="co1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4" table:default-cell-style-name="Default"/>
        <table:table-column table:style-name="co13" table:number-columns-repeated="994" table:default-cell-style-name="Default"/>
        <table:table-row table:style-name="ro3">
          <table:table-cell table:style-name="ce109" table:number-columns-repeated="2"/>
          <table:table-cell table:style-name="ce114" table:number-columns-repeated="4"/>
          <table:table-cell table:style-name="ce110"/>
          <table:table-cell table:style-name="ce116" table:number-columns-repeated="22"/>
          <table:table-cell table:style-name="ce169"/>
          <table:table-cell table:number-columns-repeated="994"/>
        </table:table-row>
        <table:table-row table:style-name="ro1">
          <table:table-cell table:style-name="ce109" table:number-columns-repeated="6"/>
          <table:table-cell table:style-name="ce111"/>
          <table:table-cell table:style-name="ce117" office:value-type="string" calcext:value-type="string" table:number-columns-spanned="2" table:number-rows-spanned="2">
            <text:p>Quantity</text:p>
          </table:table-cell>
          <table:covered-table-cell table:style-name="ce122"/>
          <table:table-cell table:style-name="ce127" office:value-type="string" calcext:value-type="string">
            <text:p>T4</text:p>
          </table:table-cell>
          <table:table-cell table:number-columns-repeated="3" table:style-name="ce134" office:value-type="string" calcext:value-type="string">
            <text:p>T4</text:p>
          </table:table-cell>
          <table:table-cell table:number-columns-repeated="4" table:style-name="ce136" office:value-type="string" calcext:value-type="string">
            <text:p>T5</text:p>
          </table:table-cell>
          <table:table-cell table:number-columns-repeated="4" table:style-name="ce143" office:value-type="string" calcext:value-type="string">
            <text:p>T6</text:p>
          </table:table-cell>
          <table:table-cell table:number-columns-repeated="4" table:style-name="ce150" office:value-type="string" calcext:value-type="string">
            <text:p>T7</text:p>
          </table:table-cell>
          <table:table-cell table:number-columns-repeated="3" table:style-name="ce157" office:value-type="string" calcext:value-type="string">
            <text:p>T8</text:p>
          </table:table-cell>
          <table:table-cell table:style-name="ce163" office:value-type="string" calcext:value-type="string">
            <text:p>T8</text:p>
          </table:table-cell>
          <table:table-cell table:style-name="ce170"/>
          <table:table-cell table:number-columns-repeated="994"/>
        </table:table-row>
        <table:table-row table:style-name="ro1">
          <table:table-cell table:style-name="ce110" table:number-columns-repeated="7"/>
          <table:covered-table-cell table:style-name="ce118"/>
          <table:covered-table-cell table:style-name="ce123"/>
          <table:table-cell table:style-name="ce128" office:value-type="string" calcext:value-type="string">
            <text:p>Flat</text:p>
          </table:table-cell>
          <table:table-cell table:style-name="ce135" office:value-type="string" calcext:value-type="string">
            <text:p>.1</text:p>
          </table:table-cell>
          <table:table-cell table:style-name="ce135" office:value-type="string" calcext:value-type="string">
            <text:p>.2</text:p>
          </table:table-cell>
          <table:table-cell table:style-name="ce135" office:value-type="string" calcext:value-type="string">
            <text:p>.3</text:p>
          </table:table-cell>
          <table:table-cell table:style-name="ce137" office:value-type="string" calcext:value-type="string">
            <text:p>Flat</text:p>
          </table:table-cell>
          <table:table-cell table:style-name="ce137" office:value-type="string" calcext:value-type="string">
            <text:p>.1</text:p>
          </table:table-cell>
          <table:table-cell table:style-name="ce137" office:value-type="string" calcext:value-type="string">
            <text:p>.2</text:p>
          </table:table-cell>
          <table:table-cell table:style-name="ce137" office:value-type="string" calcext:value-type="string">
            <text:p>.3</text:p>
          </table:table-cell>
          <table:table-cell table:style-name="ce144" office:value-type="string" calcext:value-type="string">
            <text:p>Flat</text:p>
          </table:table-cell>
          <table:table-cell table:style-name="ce144" office:value-type="string" calcext:value-type="string">
            <text:p>.1</text:p>
          </table:table-cell>
          <table:table-cell table:style-name="ce144" office:value-type="string" calcext:value-type="string">
            <text:p>.2</text:p>
          </table:table-cell>
          <table:table-cell table:style-name="ce144" office:value-type="string" calcext:value-type="string">
            <text:p>.3</text:p>
          </table:table-cell>
          <table:table-cell table:style-name="ce151" office:value-type="string" calcext:value-type="string">
            <text:p>Flat</text:p>
          </table:table-cell>
          <table:table-cell table:style-name="ce151" office:value-type="string" calcext:value-type="string">
            <text:p>.1</text:p>
          </table:table-cell>
          <table:table-cell table:style-name="ce151" office:value-type="string" calcext:value-type="string">
            <text:p>.2</text:p>
          </table:table-cell>
          <table:table-cell table:style-name="ce151" office:value-type="string" calcext:value-type="string">
            <text:p>.3</text:p>
          </table:table-cell>
          <table:table-cell table:style-name="ce158" office:value-type="string" calcext:value-type="string">
            <text:p>Flat</text:p>
          </table:table-cell>
          <table:table-cell table:style-name="ce158" office:value-type="string" calcext:value-type="string">
            <text:p>.1</text:p>
          </table:table-cell>
          <table:table-cell table:style-name="ce158" office:value-type="string" calcext:value-type="string">
            <text:p>.2</text:p>
          </table:table-cell>
          <table:table-cell table:style-name="ce164" office:value-type="string" calcext:value-type="string">
            <text:p>.3</text:p>
          </table:table-cell>
          <table:table-cell table:style-name="ce170"/>
          <table:table-cell table:number-columns-repeated="994"/>
        </table:table-row>
        <table:table-row table:style-name="ro1">
          <table:table-cell table:style-name="ce110" table:number-columns-repeated="6"/>
          <table:table-cell table:style-name="ce111"/>
          <table:table-cell table:style-name="ce119" office:value-type="string" calcext:value-type="string">
            <text:p>Blacksmith</text:p>
          </table:table-cell>
          <table:table-cell table:style-name="ce124" office:value-type="string" calcext:value-type="string">
            <text:p>Cloth</text:p>
          </table:table-cell>
          <table:table-cell table:style-name="ce129" table:formula="of:=IF( INDEX([.$B$5:.$F$9];MATCH([.$H4];[.$B$5:.$B$9];0);MATCH([.$I4];[.$B$5:.$F$5];0))*INDEX([.$B$17:.$C$22];MATCH([.J$2];[.$B$17:.$B$22];0);2)*INDEX([.$B$11:.$C$15];MATCH([.J$3];[.$B$11:.$B$15];0);2)/18000&lt;&gt;0;INDEX([.$B$5:.$F$9];MATCH([.$H4];[.$B$5:.$B$9];0);MATCH([.$I4];[.$B$5:.$F$5];0))*INDEX([.$B$17:.$C$22];MATCH([.J$2];[.$B$17:.$B$22];0);2)*INDEX([.$B$11:.$C$15];MATCH([.J$3];[.$B$11:.$B$15];0);2)/(2000*IF([.$H4]=&quot;Blacksmith&quot;;10;IF([.$H4]=&quot;Fletcher&quot;;11;IF([.$H4]=&quot;Imbuer&quot;;10;IF([.$H4]=&quot;Tinker&quot;;9;)))));&quot;&quot;)" office:value-type="float" office:value="1.5112" calcext:value-type="float">
            <text:p>1.511</text:p>
          </table:table-cell>
          <table:table-cell table:style-name="ce129" table:formula="of:=IF( INDEX([.$B$5:.$F$9];MATCH([.$H4];[.$B$5:.$B$9];0);MATCH([.$I4];[.$B$5:.$F$5];0))*INDEX([.$B$17:.$C$22];MATCH([.K$2];[.$B$17:.$B$22];0);2)*INDEX([.$B$11:.$C$15];MATCH([.K$3];[.$B$11:.$B$15];0);2)/18000&lt;&gt;0;INDEX([.$B$5:.$F$9];MATCH([.$H4];[.$B$5:.$B$9];0);MATCH([.$I4];[.$B$5:.$F$5];0))*INDEX([.$B$17:.$C$22];MATCH([.K$2];[.$B$17:.$B$22];0);2)*INDEX([.$B$11:.$C$15];MATCH([.K$3];[.$B$11:.$B$15];0);2)/(2000*IF([.$H4]=&quot;Blacksmith&quot;;10;IF([.$H4]=&quot;Fletcher&quot;;11;IF([.$H4]=&quot;Imbuer&quot;;10;IF([.$H4]=&quot;Tinker&quot;;9;)))));&quot;&quot;)" office:value-type="float" office:value="0.08" calcext:value-type="float">
            <text:p>0.080</text:p>
          </table:table-cell>
          <table:table-cell table:style-name="ce129" table:formula="of:=IF( INDEX([.$B$5:.$F$9];MATCH([.$H4];[.$B$5:.$B$9];0);MATCH([.$I4];[.$B$5:.$F$5];0))*INDEX([.$B$17:.$C$22];MATCH([.L$2];[.$B$17:.$B$22];0);2)*INDEX([.$B$11:.$C$15];MATCH([.L$3];[.$B$11:.$B$15];0);2)/18000&lt;&gt;0;INDEX([.$B$5:.$F$9];MATCH([.$H4];[.$B$5:.$B$9];0);MATCH([.$I4];[.$B$5:.$F$5];0))*INDEX([.$B$17:.$C$22];MATCH([.L$2];[.$B$17:.$B$22];0);2)*INDEX([.$B$11:.$C$15];MATCH([.L$3];[.$B$11:.$B$15];0);2)/(2000*IF([.$H4]=&quot;Blacksmith&quot;;10;IF([.$H4]=&quot;Fletcher&quot;;11;IF([.$H4]=&quot;Imbuer&quot;;10;IF([.$H4]=&quot;Tinker&quot;;9;)))));&quot;&quot;)" office:value-type="float" office:value="0.008" calcext:value-type="float">
            <text:p>0.008</text:p>
          </table:table-cell>
          <table:table-cell table:style-name="ce129" table:formula="of:=IF( INDEX([.$B$5:.$F$9];MATCH([.$H4];[.$B$5:.$B$9];0);MATCH([.$I4];[.$B$5:.$F$5];0))*INDEX([.$B$17:.$C$22];MATCH([.M$2];[.$B$17:.$B$22];0);2)*INDEX([.$B$11:.$C$15];MATCH([.M$3];[.$B$11:.$B$15];0);2)/18000&lt;&gt;0;INDEX([.$B$5:.$F$9];MATCH([.$H4];[.$B$5:.$B$9];0);MATCH([.$I4];[.$B$5:.$F$5];0))*INDEX([.$B$17:.$C$22];MATCH([.M$2];[.$B$17:.$B$22];0);2)*INDEX([.$B$11:.$C$15];MATCH([.M$3];[.$B$11:.$B$15];0);2)/(2000*IF([.$H4]=&quot;Blacksmith&quot;;10;IF([.$H4]=&quot;Fletcher&quot;;11;IF([.$H4]=&quot;Imbuer&quot;;10;IF([.$H4]=&quot;Tinker&quot;;9;)))));&quot;&quot;)" office:value-type="float" office:value="0.0008" calcext:value-type="float">
            <text:p>0.001</text:p>
          </table:table-cell>
          <table:table-cell table:style-name="ce138" table:formula="of:=IF( INDEX([.$B$5:.$F$9];MATCH([.$H4];[.$B$5:.$B$9];0);MATCH([.$I4];[.$B$5:.$F$5];0))*INDEX([.$B$17:.$C$22];MATCH([.N$2];[.$B$17:.$B$22];0);2)*INDEX([.$B$11:.$C$15];MATCH([.N$3];[.$B$11:.$B$15];0);2)/18000&lt;&gt;0;INDEX([.$B$5:.$F$9];MATCH([.$H4];[.$B$5:.$B$9];0);MATCH([.$I4];[.$B$5:.$F$5];0))*INDEX([.$B$17:.$C$22];MATCH([.N$2];[.$B$17:.$B$22];0);2)*INDEX([.$B$11:.$C$15];MATCH([.N$3];[.$B$11:.$B$15];0);2)/(2000*IF([.$H4]=&quot;Blacksmith&quot;;10;IF([.$H4]=&quot;Fletcher&quot;;11;IF([.$H4]=&quot;Imbuer&quot;;10;IF([.$H4]=&quot;Tinker&quot;;9;)))));&quot;&quot;)" office:value-type="float" office:value="0.7556" calcext:value-type="float">
            <text:p>0.756</text:p>
          </table:table-cell>
          <table:table-cell table:style-name="ce138" table:formula="of:=IF( INDEX([.$B$5:.$F$9];MATCH([.$H4];[.$B$5:.$B$9];0);MATCH([.$I4];[.$B$5:.$F$5];0))*INDEX([.$B$17:.$C$22];MATCH([.O$2];[.$B$17:.$B$22];0);2)*INDEX([.$B$11:.$C$15];MATCH([.O$3];[.$B$11:.$B$15];0);2)/18000&lt;&gt;0;INDEX([.$B$5:.$F$9];MATCH([.$H4];[.$B$5:.$B$9];0);MATCH([.$I4];[.$B$5:.$F$5];0))*INDEX([.$B$17:.$C$22];MATCH([.O$2];[.$B$17:.$B$22];0);2)*INDEX([.$B$11:.$C$15];MATCH([.O$3];[.$B$11:.$B$15];0);2)/(2000*IF([.$H4]=&quot;Blacksmith&quot;;10;IF([.$H4]=&quot;Fletcher&quot;;11;IF([.$H4]=&quot;Imbuer&quot;;10;IF([.$H4]=&quot;Tinker&quot;;9;)))));&quot;&quot;)" office:value-type="float" office:value="0.04" calcext:value-type="float">
            <text:p>0.040</text:p>
          </table:table-cell>
          <table:table-cell table:style-name="ce138" table:formula="of:=IF( INDEX([.$B$5:.$F$9];MATCH([.$H4];[.$B$5:.$B$9];0);MATCH([.$I4];[.$B$5:.$F$5];0))*INDEX([.$B$17:.$C$22];MATCH([.P$2];[.$B$17:.$B$22];0);2)*INDEX([.$B$11:.$C$15];MATCH([.P$3];[.$B$11:.$B$15];0);2)/18000&lt;&gt;0;INDEX([.$B$5:.$F$9];MATCH([.$H4];[.$B$5:.$B$9];0);MATCH([.$I4];[.$B$5:.$F$5];0))*INDEX([.$B$17:.$C$22];MATCH([.P$2];[.$B$17:.$B$22];0);2)*INDEX([.$B$11:.$C$15];MATCH([.P$3];[.$B$11:.$B$15];0);2)/(2000*IF([.$H4]=&quot;Blacksmith&quot;;10;IF([.$H4]=&quot;Fletcher&quot;;11;IF([.$H4]=&quot;Imbuer&quot;;10;IF([.$H4]=&quot;Tinker&quot;;9;)))));&quot;&quot;)" office:value-type="float" office:value="0.004" calcext:value-type="float">
            <text:p>0.004</text:p>
          </table:table-cell>
          <table:table-cell table:style-name="ce138" table:formula="of:=IF( INDEX([.$B$5:.$F$9];MATCH([.$H4];[.$B$5:.$B$9];0);MATCH([.$I4];[.$B$5:.$F$5];0))*INDEX([.$B$17:.$C$22];MATCH([.Q$2];[.$B$17:.$B$22];0);2)*INDEX([.$B$11:.$C$15];MATCH([.Q$3];[.$B$11:.$B$15];0);2)/18000&lt;&gt;0;INDEX([.$B$5:.$F$9];MATCH([.$H4];[.$B$5:.$B$9];0);MATCH([.$I4];[.$B$5:.$F$5];0))*INDEX([.$B$17:.$C$22];MATCH([.Q$2];[.$B$17:.$B$22];0);2)*INDEX([.$B$11:.$C$15];MATCH([.Q$3];[.$B$11:.$B$15];0);2)/(2000*IF([.$H4]=&quot;Blacksmith&quot;;10;IF([.$H4]=&quot;Fletcher&quot;;11;IF([.$H4]=&quot;Imbuer&quot;;10;IF([.$H4]=&quot;Tinker&quot;;9;)))));&quot;&quot;)" office:value-type="float" office:value="0.0004" calcext:value-type="float">
            <text:p>0.000</text:p>
          </table:table-cell>
          <table:table-cell table:style-name="ce145" table:formula="of:=IF( INDEX([.$B$5:.$F$9];MATCH([.$H4];[.$B$5:.$B$9];0);MATCH([.$I4];[.$B$5:.$F$5];0))*INDEX([.$B$17:.$C$22];MATCH([.R$2];[.$B$17:.$B$22];0);2)*INDEX([.$B$11:.$C$15];MATCH([.R$3];[.$B$11:.$B$15];0);2)/18000&lt;&gt;0;INDEX([.$B$5:.$F$9];MATCH([.$H4];[.$B$5:.$B$9];0);MATCH([.$I4];[.$B$5:.$F$5];0))*INDEX([.$B$17:.$C$22];MATCH([.R$2];[.$B$17:.$B$22];0);2)*INDEX([.$B$11:.$C$15];MATCH([.R$3];[.$B$11:.$B$15];0);2)/(2000*IF([.$H4]=&quot;Blacksmith&quot;;10;IF([.$H4]=&quot;Fletcher&quot;;11;IF([.$H4]=&quot;Imbuer&quot;;10;IF([.$H4]=&quot;Tinker&quot;;9;)))));&quot;&quot;)" office:value-type="float" office:value="0.50370185" calcext:value-type="float">
            <text:p>0.504</text:p>
          </table:table-cell>
          <table:table-cell table:style-name="ce145" table:formula="of:=IF( INDEX([.$B$5:.$F$9];MATCH([.$H4];[.$B$5:.$B$9];0);MATCH([.$I4];[.$B$5:.$F$5];0))*INDEX([.$B$17:.$C$22];MATCH([.S$2];[.$B$17:.$B$22];0);2)*INDEX([.$B$11:.$C$15];MATCH([.S$3];[.$B$11:.$B$15];0);2)/18000&lt;&gt;0;INDEX([.$B$5:.$F$9];MATCH([.$H4];[.$B$5:.$B$9];0);MATCH([.$I4];[.$B$5:.$F$5];0))*INDEX([.$B$17:.$C$22];MATCH([.S$2];[.$B$17:.$B$22];0);2)*INDEX([.$B$11:.$C$15];MATCH([.S$3];[.$B$11:.$B$15];0);2)/(2000*IF([.$H4]=&quot;Blacksmith&quot;;10;IF([.$H4]=&quot;Fletcher&quot;;11;IF([.$H4]=&quot;Imbuer&quot;;10;IF([.$H4]=&quot;Tinker&quot;;9;)))));&quot;&quot;)" office:value-type="float" office:value="0.026665" calcext:value-type="float">
            <text:p>0.027</text:p>
          </table:table-cell>
          <table:table-cell table:style-name="ce145" table:formula="of:=IF( INDEX([.$B$5:.$F$9];MATCH([.$H4];[.$B$5:.$B$9];0);MATCH([.$I4];[.$B$5:.$F$5];0))*INDEX([.$B$17:.$C$22];MATCH([.T$2];[.$B$17:.$B$22];0);2)*INDEX([.$B$11:.$C$15];MATCH([.T$3];[.$B$11:.$B$15];0);2)/18000&lt;&gt;0;INDEX([.$B$5:.$F$9];MATCH([.$H4];[.$B$5:.$B$9];0);MATCH([.$I4];[.$B$5:.$F$5];0))*INDEX([.$B$17:.$C$22];MATCH([.T$2];[.$B$17:.$B$22];0);2)*INDEX([.$B$11:.$C$15];MATCH([.T$3];[.$B$11:.$B$15];0);2)/(2000*IF([.$H4]=&quot;Blacksmith&quot;;10;IF([.$H4]=&quot;Fletcher&quot;;11;IF([.$H4]=&quot;Imbuer&quot;;10;IF([.$H4]=&quot;Tinker&quot;;9;)))));&quot;&quot;)" office:value-type="float" office:value="0.0026665" calcext:value-type="float">
            <text:p>0.003</text:p>
          </table:table-cell>
          <table:table-cell table:style-name="ce145" table:formula="of:=IF( INDEX([.$B$5:.$F$9];MATCH([.$H4];[.$B$5:.$B$9];0);MATCH([.$I4];[.$B$5:.$F$5];0))*INDEX([.$B$17:.$C$22];MATCH([.U$2];[.$B$17:.$B$22];0);2)*INDEX([.$B$11:.$C$15];MATCH([.U$3];[.$B$11:.$B$15];0);2)/18000&lt;&gt;0;INDEX([.$B$5:.$F$9];MATCH([.$H4];[.$B$5:.$B$9];0);MATCH([.$I4];[.$B$5:.$F$5];0))*INDEX([.$B$17:.$C$22];MATCH([.U$2];[.$B$17:.$B$22];0);2)*INDEX([.$B$11:.$C$15];MATCH([.U$3];[.$B$11:.$B$15];0);2)/(2000*IF([.$H4]=&quot;Blacksmith&quot;;10;IF([.$H4]=&quot;Fletcher&quot;;11;IF([.$H4]=&quot;Imbuer&quot;;10;IF([.$H4]=&quot;Tinker&quot;;9;)))));&quot;&quot;)" office:value-type="float" office:value="0.00026665" calcext:value-type="float">
            <text:p>0.000</text:p>
          </table:table-cell>
          <table:table-cell table:style-name="ce152" table:formula="of:=IF( INDEX([.$B$5:.$F$9];MATCH([.$H4];[.$B$5:.$B$9];0);MATCH([.$I4];[.$B$5:.$F$5];0))*INDEX([.$B$17:.$C$22];MATCH([.V$2];[.$B$17:.$B$22];0);2)*INDEX([.$B$11:.$C$15];MATCH([.V$3];[.$B$11:.$B$15];0);2)/18000&lt;&gt;0;INDEX([.$B$5:.$F$9];MATCH([.$H4];[.$B$5:.$B$9];0);MATCH([.$I4];[.$B$5:.$F$5];0))*INDEX([.$B$17:.$C$22];MATCH([.V$2];[.$B$17:.$B$22];0);2)*INDEX([.$B$11:.$C$15];MATCH([.V$3];[.$B$11:.$B$15];0);2)/(2000*IF([.$H4]=&quot;Blacksmith&quot;;10;IF([.$H4]=&quot;Fletcher&quot;;11;IF([.$H4]=&quot;Imbuer&quot;;10;IF([.$H4]=&quot;Tinker&quot;;9;)))));&quot;&quot;)" office:value-type="float" office:value="0.4407037" calcext:value-type="float">
            <text:p>0.441</text:p>
          </table:table-cell>
          <table:table-cell table:style-name="ce152" table:formula="of:=IF( INDEX([.$B$5:.$F$9];MATCH([.$H4];[.$B$5:.$B$9];0);MATCH([.$I4];[.$B$5:.$F$5];0))*INDEX([.$B$17:.$C$22];MATCH([.W$2];[.$B$17:.$B$22];0);2)*INDEX([.$B$11:.$C$15];MATCH([.W$3];[.$B$11:.$B$15];0);2)/18000&lt;&gt;0;INDEX([.$B$5:.$F$9];MATCH([.$H4];[.$B$5:.$B$9];0);MATCH([.$I4];[.$B$5:.$F$5];0))*INDEX([.$B$17:.$C$22];MATCH([.W$2];[.$B$17:.$B$22];0);2)*INDEX([.$B$11:.$C$15];MATCH([.W$3];[.$B$11:.$B$15];0);2)/(2000*IF([.$H4]=&quot;Blacksmith&quot;;10;IF([.$H4]=&quot;Fletcher&quot;;11;IF([.$H4]=&quot;Imbuer&quot;;10;IF([.$H4]=&quot;Tinker&quot;;9;)))));&quot;&quot;)" office:value-type="float" office:value="0.02333" calcext:value-type="float">
            <text:p>0.023</text:p>
          </table:table-cell>
          <table:table-cell table:style-name="ce152" table:formula="of:=IF( INDEX([.$B$5:.$F$9];MATCH([.$H4];[.$B$5:.$B$9];0);MATCH([.$I4];[.$B$5:.$F$5];0))*INDEX([.$B$17:.$C$22];MATCH([.X$2];[.$B$17:.$B$22];0);2)*INDEX([.$B$11:.$C$15];MATCH([.X$3];[.$B$11:.$B$15];0);2)/18000&lt;&gt;0;INDEX([.$B$5:.$F$9];MATCH([.$H4];[.$B$5:.$B$9];0);MATCH([.$I4];[.$B$5:.$F$5];0))*INDEX([.$B$17:.$C$22];MATCH([.X$2];[.$B$17:.$B$22];0);2)*INDEX([.$B$11:.$C$15];MATCH([.X$3];[.$B$11:.$B$15];0);2)/(2000*IF([.$H4]=&quot;Blacksmith&quot;;10;IF([.$H4]=&quot;Fletcher&quot;;11;IF([.$H4]=&quot;Imbuer&quot;;10;IF([.$H4]=&quot;Tinker&quot;;9;)))));&quot;&quot;)" office:value-type="float" office:value="0.002333" calcext:value-type="float">
            <text:p>0.002</text:p>
          </table:table-cell>
          <table:table-cell table:style-name="ce152" table:formula="of:=IF( INDEX([.$B$5:.$F$9];MATCH([.$H4];[.$B$5:.$B$9];0);MATCH([.$I4];[.$B$5:.$F$5];0))*INDEX([.$B$17:.$C$22];MATCH([.Y$2];[.$B$17:.$B$22];0);2)*INDEX([.$B$11:.$C$15];MATCH([.Y$3];[.$B$11:.$B$15];0);2)/18000&lt;&gt;0;INDEX([.$B$5:.$F$9];MATCH([.$H4];[.$B$5:.$B$9];0);MATCH([.$I4];[.$B$5:.$F$5];0))*INDEX([.$B$17:.$C$22];MATCH([.Y$2];[.$B$17:.$B$22];0);2)*INDEX([.$B$11:.$C$15];MATCH([.Y$3];[.$B$11:.$B$15];0);2)/(2000*IF([.$H4]=&quot;Blacksmith&quot;;10;IF([.$H4]=&quot;Fletcher&quot;;11;IF([.$H4]=&quot;Imbuer&quot;;10;IF([.$H4]=&quot;Tinker&quot;;9;)))));&quot;&quot;)" office:value-type="float" office:value="0.0002333" calcext:value-type="float">
            <text:p>0.000</text:p>
          </table:table-cell>
          <table:table-cell table:style-name="ce159" table:formula="of:=IF( INDEX([.$B$5:.$F$9];MATCH([.$H4];[.$B$5:.$B$9];0);MATCH([.$I4];[.$B$5:.$F$5];0))*INDEX([.$B$17:.$C$22];MATCH([.Z$2];[.$B$17:.$B$22];0);2)*INDEX([.$B$11:.$C$15];MATCH([.Z$3];[.$B$11:.$B$15];0);2)/18000&lt;&gt;0;INDEX([.$B$5:.$F$9];MATCH([.$H4];[.$B$5:.$B$9];0);MATCH([.$I4];[.$B$5:.$F$5];0))*INDEX([.$B$17:.$C$22];MATCH([.Z$2];[.$B$17:.$B$22];0);2)*INDEX([.$B$11:.$C$15];MATCH([.Z$3];[.$B$11:.$B$15];0);2)/(2000*IF([.$H4]=&quot;Blacksmith&quot;;10;IF([.$H4]=&quot;Fletcher&quot;;11;IF([.$H4]=&quot;Imbuer&quot;;10;IF([.$H4]=&quot;Tinker&quot;;9;)))));&quot;&quot;)" office:value-type="float" office:value="0.3778" calcext:value-type="float">
            <text:p>0.378</text:p>
          </table:table-cell>
          <table:table-cell table:style-name="ce159" table:formula="of:=IF( INDEX([.$B$5:.$F$9];MATCH([.$H4];[.$B$5:.$B$9];0);MATCH([.$I4];[.$B$5:.$F$5];0))*INDEX([.$B$17:.$C$22];MATCH([.AA$2];[.$B$17:.$B$22];0);2)*INDEX([.$B$11:.$C$15];MATCH([.AA$3];[.$B$11:.$B$15];0);2)/18000&lt;&gt;0;INDEX([.$B$5:.$F$9];MATCH([.$H4];[.$B$5:.$B$9];0);MATCH([.$I4];[.$B$5:.$F$5];0))*INDEX([.$B$17:.$C$22];MATCH([.AA$2];[.$B$17:.$B$22];0);2)*INDEX([.$B$11:.$C$15];MATCH([.AA$3];[.$B$11:.$B$15];0);2)/(2000*IF([.$H4]=&quot;Blacksmith&quot;;10;IF([.$H4]=&quot;Fletcher&quot;;11;IF([.$H4]=&quot;Imbuer&quot;;10;IF([.$H4]=&quot;Tinker&quot;;9;)))));&quot;&quot;)" office:value-type="float" office:value="0.02" calcext:value-type="float">
            <text:p>0.020</text:p>
          </table:table-cell>
          <table:table-cell table:style-name="ce159" table:formula="of:=IF( INDEX([.$B$5:.$F$9];MATCH([.$H4];[.$B$5:.$B$9];0);MATCH([.$I4];[.$B$5:.$F$5];0))*INDEX([.$B$17:.$C$22];MATCH([.AB$2];[.$B$17:.$B$22];0);2)*INDEX([.$B$11:.$C$15];MATCH([.AB$3];[.$B$11:.$B$15];0);2)/18000&lt;&gt;0;INDEX([.$B$5:.$F$9];MATCH([.$H4];[.$B$5:.$B$9];0);MATCH([.$I4];[.$B$5:.$F$5];0))*INDEX([.$B$17:.$C$22];MATCH([.AB$2];[.$B$17:.$B$22];0);2)*INDEX([.$B$11:.$C$15];MATCH([.AB$3];[.$B$11:.$B$15];0);2)/(2000*IF([.$H4]=&quot;Blacksmith&quot;;10;IF([.$H4]=&quot;Fletcher&quot;;11;IF([.$H4]=&quot;Imbuer&quot;;10;IF([.$H4]=&quot;Tinker&quot;;9;)))));&quot;&quot;)" office:value-type="float" office:value="0.002" calcext:value-type="float">
            <text:p>0.002</text:p>
          </table:table-cell>
          <table:table-cell table:style-name="ce165" table:formula="of:=IF( INDEX([.$B$5:.$F$9];MATCH([.$H4];[.$B$5:.$B$9];0);MATCH([.$I4];[.$B$5:.$F$5];0))*INDEX([.$B$17:.$C$22];MATCH([.AC$2];[.$B$17:.$B$22];0);2)*INDEX([.$B$11:.$C$15];MATCH([.AC$3];[.$B$11:.$B$15];0);2)/18000&lt;&gt;0;INDEX([.$B$5:.$F$9];MATCH([.$H4];[.$B$5:.$B$9];0);MATCH([.$I4];[.$B$5:.$F$5];0))*INDEX([.$B$17:.$C$22];MATCH([.AC$2];[.$B$17:.$B$22];0);2)*INDEX([.$B$11:.$C$15];MATCH([.AC$3];[.$B$11:.$B$15];0);2)/(2000*IF([.$H4]=&quot;Blacksmith&quot;;10;IF([.$H4]=&quot;Fletcher&quot;;11;IF([.$H4]=&quot;Imbuer&quot;;10;IF([.$H4]=&quot;Tinker&quot;;9;)))));&quot;&quot;)" office:value-type="float" office:value="0.0002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2" office:value-type="string" calcext:value-type="string">
            <text:p>Laborer</text:p>
          </table:table-cell>
          <table:table-cell table:style-name="ce115" office:value-type="string" calcext:value-type="string">
            <text:p>Cloth</text:p>
          </table:table-cell>
          <table:table-cell table:style-name="ce115" office:value-type="string" calcext:value-type="string">
            <text:p>Leather</text:p>
          </table:table-cell>
          <table:table-cell table:style-name="ce115" office:value-type="string" calcext:value-type="string">
            <text:p>Metalbar</text:p>
          </table:table-cell>
          <table:table-cell table:style-name="ce115" office:value-type="string" calcext:value-type="string">
            <text:p>Planks</text:p>
          </table:table-cell>
          <table:table-cell table:style-name="ce111"/>
          <table:table-cell table:style-name="ce120" office:value-type="string" calcext:value-type="string">
            <text:p>Blacksmith</text:p>
          </table:table-cell>
          <table:table-cell table:style-name="ce125" office:value-type="string" calcext:value-type="string">
            <text:p>Leather</text:p>
          </table:table-cell>
          <table:table-cell table:style-name="ce129" table:formula="of:=IF( INDEX([.$B$5:.$F$9];MATCH([.$H5];[.$B$5:.$B$9];0);MATCH([.$I5];[.$B$5:.$F$5];0))*INDEX([.$B$17:.$C$22];MATCH([.J$2];[.$B$17:.$B$22];0);2)*INDEX([.$B$11:.$C$15];MATCH([.J$3];[.$B$11:.$B$15];0);2)/18000&lt;&gt;0;INDEX([.$B$5:.$F$9];MATCH([.$H5];[.$B$5:.$B$9];0);MATCH([.$I5];[.$B$5:.$F$5];0))*INDEX([.$B$17:.$C$22];MATCH([.J$2];[.$B$17:.$B$22];0);2)*INDEX([.$B$11:.$C$15];MATCH([.J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29" table:formula="of:=IF( INDEX([.$B$5:.$F$9];MATCH([.$H5];[.$B$5:.$B$9];0);MATCH([.$I5];[.$B$5:.$F$5];0))*INDEX([.$B$17:.$C$22];MATCH([.K$2];[.$B$17:.$B$22];0);2)*INDEX([.$B$11:.$C$15];MATCH([.K$3];[.$B$11:.$B$15];0);2)/18000&lt;&gt;0;INDEX([.$B$5:.$F$9];MATCH([.$H5];[.$B$5:.$B$9];0);MATCH([.$I5];[.$B$5:.$F$5];0))*INDEX([.$B$17:.$C$22];MATCH([.K$2];[.$B$17:.$B$22];0);2)*INDEX([.$B$11:.$C$15];MATCH([.K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29" table:formula="of:=IF( INDEX([.$B$5:.$F$9];MATCH([.$H5];[.$B$5:.$B$9];0);MATCH([.$I5];[.$B$5:.$F$5];0))*INDEX([.$B$17:.$C$22];MATCH([.L$2];[.$B$17:.$B$22];0);2)*INDEX([.$B$11:.$C$15];MATCH([.L$3];[.$B$11:.$B$15];0);2)/18000&lt;&gt;0;INDEX([.$B$5:.$F$9];MATCH([.$H5];[.$B$5:.$B$9];0);MATCH([.$I5];[.$B$5:.$F$5];0))*INDEX([.$B$17:.$C$22];MATCH([.L$2];[.$B$17:.$B$22];0);2)*INDEX([.$B$11:.$C$15];MATCH([.L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29" table:formula="of:=IF( INDEX([.$B$5:.$F$9];MATCH([.$H5];[.$B$5:.$B$9];0);MATCH([.$I5];[.$B$5:.$F$5];0))*INDEX([.$B$17:.$C$22];MATCH([.M$2];[.$B$17:.$B$22];0);2)*INDEX([.$B$11:.$C$15];MATCH([.M$3];[.$B$11:.$B$15];0);2)/18000&lt;&gt;0;INDEX([.$B$5:.$F$9];MATCH([.$H5];[.$B$5:.$B$9];0);MATCH([.$I5];[.$B$5:.$F$5];0))*INDEX([.$B$17:.$C$22];MATCH([.M$2];[.$B$17:.$B$22];0);2)*INDEX([.$B$11:.$C$15];MATCH([.M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38" table:formula="of:=IF( INDEX([.$B$5:.$F$9];MATCH([.$H5];[.$B$5:.$B$9];0);MATCH([.$I5];[.$B$5:.$F$5];0))*INDEX([.$B$17:.$C$22];MATCH([.N$2];[.$B$17:.$B$22];0);2)*INDEX([.$B$11:.$C$15];MATCH([.N$3];[.$B$11:.$B$15];0);2)/18000&lt;&gt;0;INDEX([.$B$5:.$F$9];MATCH([.$H5];[.$B$5:.$B$9];0);MATCH([.$I5];[.$B$5:.$F$5];0))*INDEX([.$B$17:.$C$22];MATCH([.N$2];[.$B$17:.$B$22];0);2)*INDEX([.$B$11:.$C$15];MATCH([.N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38" table:formula="of:=IF( INDEX([.$B$5:.$F$9];MATCH([.$H5];[.$B$5:.$B$9];0);MATCH([.$I5];[.$B$5:.$F$5];0))*INDEX([.$B$17:.$C$22];MATCH([.O$2];[.$B$17:.$B$22];0);2)*INDEX([.$B$11:.$C$15];MATCH([.O$3];[.$B$11:.$B$15];0);2)/18000&lt;&gt;0;INDEX([.$B$5:.$F$9];MATCH([.$H5];[.$B$5:.$B$9];0);MATCH([.$I5];[.$B$5:.$F$5];0))*INDEX([.$B$17:.$C$22];MATCH([.O$2];[.$B$17:.$B$22];0);2)*INDEX([.$B$11:.$C$15];MATCH([.O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38" table:formula="of:=IF( INDEX([.$B$5:.$F$9];MATCH([.$H5];[.$B$5:.$B$9];0);MATCH([.$I5];[.$B$5:.$F$5];0))*INDEX([.$B$17:.$C$22];MATCH([.P$2];[.$B$17:.$B$22];0);2)*INDEX([.$B$11:.$C$15];MATCH([.P$3];[.$B$11:.$B$15];0);2)/18000&lt;&gt;0;INDEX([.$B$5:.$F$9];MATCH([.$H5];[.$B$5:.$B$9];0);MATCH([.$I5];[.$B$5:.$F$5];0))*INDEX([.$B$17:.$C$22];MATCH([.P$2];[.$B$17:.$B$22];0);2)*INDEX([.$B$11:.$C$15];MATCH([.P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38" table:formula="of:=IF( INDEX([.$B$5:.$F$9];MATCH([.$H5];[.$B$5:.$B$9];0);MATCH([.$I5];[.$B$5:.$F$5];0))*INDEX([.$B$17:.$C$22];MATCH([.Q$2];[.$B$17:.$B$22];0);2)*INDEX([.$B$11:.$C$15];MATCH([.Q$3];[.$B$11:.$B$15];0);2)/18000&lt;&gt;0;INDEX([.$B$5:.$F$9];MATCH([.$H5];[.$B$5:.$B$9];0);MATCH([.$I5];[.$B$5:.$F$5];0))*INDEX([.$B$17:.$C$22];MATCH([.Q$2];[.$B$17:.$B$22];0);2)*INDEX([.$B$11:.$C$15];MATCH([.Q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45" table:formula="of:=IF( INDEX([.$B$5:.$F$9];MATCH([.$H5];[.$B$5:.$B$9];0);MATCH([.$I5];[.$B$5:.$F$5];0))*INDEX([.$B$17:.$C$22];MATCH([.R$2];[.$B$17:.$B$22];0);2)*INDEX([.$B$11:.$C$15];MATCH([.R$3];[.$B$11:.$B$15];0);2)/18000&lt;&gt;0;INDEX([.$B$5:.$F$9];MATCH([.$H5];[.$B$5:.$B$9];0);MATCH([.$I5];[.$B$5:.$F$5];0))*INDEX([.$B$17:.$C$22];MATCH([.R$2];[.$B$17:.$B$22];0);2)*INDEX([.$B$11:.$C$15];MATCH([.R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45" table:formula="of:=IF( INDEX([.$B$5:.$F$9];MATCH([.$H5];[.$B$5:.$B$9];0);MATCH([.$I5];[.$B$5:.$F$5];0))*INDEX([.$B$17:.$C$22];MATCH([.S$2];[.$B$17:.$B$22];0);2)*INDEX([.$B$11:.$C$15];MATCH([.S$3];[.$B$11:.$B$15];0);2)/18000&lt;&gt;0;INDEX([.$B$5:.$F$9];MATCH([.$H5];[.$B$5:.$B$9];0);MATCH([.$I5];[.$B$5:.$F$5];0))*INDEX([.$B$17:.$C$22];MATCH([.S$2];[.$B$17:.$B$22];0);2)*INDEX([.$B$11:.$C$15];MATCH([.S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45" table:formula="of:=IF( INDEX([.$B$5:.$F$9];MATCH([.$H5];[.$B$5:.$B$9];0);MATCH([.$I5];[.$B$5:.$F$5];0))*INDEX([.$B$17:.$C$22];MATCH([.T$2];[.$B$17:.$B$22];0);2)*INDEX([.$B$11:.$C$15];MATCH([.T$3];[.$B$11:.$B$15];0);2)/18000&lt;&gt;0;INDEX([.$B$5:.$F$9];MATCH([.$H5];[.$B$5:.$B$9];0);MATCH([.$I5];[.$B$5:.$F$5];0))*INDEX([.$B$17:.$C$22];MATCH([.T$2];[.$B$17:.$B$22];0);2)*INDEX([.$B$11:.$C$15];MATCH([.T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45" table:formula="of:=IF( INDEX([.$B$5:.$F$9];MATCH([.$H5];[.$B$5:.$B$9];0);MATCH([.$I5];[.$B$5:.$F$5];0))*INDEX([.$B$17:.$C$22];MATCH([.U$2];[.$B$17:.$B$22];0);2)*INDEX([.$B$11:.$C$15];MATCH([.U$3];[.$B$11:.$B$15];0);2)/18000&lt;&gt;0;INDEX([.$B$5:.$F$9];MATCH([.$H5];[.$B$5:.$B$9];0);MATCH([.$I5];[.$B$5:.$F$5];0))*INDEX([.$B$17:.$C$22];MATCH([.U$2];[.$B$17:.$B$22];0);2)*INDEX([.$B$11:.$C$15];MATCH([.U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2" table:formula="of:=IF( INDEX([.$B$5:.$F$9];MATCH([.$H5];[.$B$5:.$B$9];0);MATCH([.$I5];[.$B$5:.$F$5];0))*INDEX([.$B$17:.$C$22];MATCH([.V$2];[.$B$17:.$B$22];0);2)*INDEX([.$B$11:.$C$15];MATCH([.V$3];[.$B$11:.$B$15];0);2)/18000&lt;&gt;0;INDEX([.$B$5:.$F$9];MATCH([.$H5];[.$B$5:.$B$9];0);MATCH([.$I5];[.$B$5:.$F$5];0))*INDEX([.$B$17:.$C$22];MATCH([.V$2];[.$B$17:.$B$22];0);2)*INDEX([.$B$11:.$C$15];MATCH([.V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2" table:formula="of:=IF( INDEX([.$B$5:.$F$9];MATCH([.$H5];[.$B$5:.$B$9];0);MATCH([.$I5];[.$B$5:.$F$5];0))*INDEX([.$B$17:.$C$22];MATCH([.W$2];[.$B$17:.$B$22];0);2)*INDEX([.$B$11:.$C$15];MATCH([.W$3];[.$B$11:.$B$15];0);2)/18000&lt;&gt;0;INDEX([.$B$5:.$F$9];MATCH([.$H5];[.$B$5:.$B$9];0);MATCH([.$I5];[.$B$5:.$F$5];0))*INDEX([.$B$17:.$C$22];MATCH([.W$2];[.$B$17:.$B$22];0);2)*INDEX([.$B$11:.$C$15];MATCH([.W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2" table:formula="of:=IF( INDEX([.$B$5:.$F$9];MATCH([.$H5];[.$B$5:.$B$9];0);MATCH([.$I5];[.$B$5:.$F$5];0))*INDEX([.$B$17:.$C$22];MATCH([.X$2];[.$B$17:.$B$22];0);2)*INDEX([.$B$11:.$C$15];MATCH([.X$3];[.$B$11:.$B$15];0);2)/18000&lt;&gt;0;INDEX([.$B$5:.$F$9];MATCH([.$H5];[.$B$5:.$B$9];0);MATCH([.$I5];[.$B$5:.$F$5];0))*INDEX([.$B$17:.$C$22];MATCH([.X$2];[.$B$17:.$B$22];0);2)*INDEX([.$B$11:.$C$15];MATCH([.X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2" table:formula="of:=IF( INDEX([.$B$5:.$F$9];MATCH([.$H5];[.$B$5:.$B$9];0);MATCH([.$I5];[.$B$5:.$F$5];0))*INDEX([.$B$17:.$C$22];MATCH([.Y$2];[.$B$17:.$B$22];0);2)*INDEX([.$B$11:.$C$15];MATCH([.Y$3];[.$B$11:.$B$15];0);2)/18000&lt;&gt;0;INDEX([.$B$5:.$F$9];MATCH([.$H5];[.$B$5:.$B$9];0);MATCH([.$I5];[.$B$5:.$F$5];0))*INDEX([.$B$17:.$C$22];MATCH([.Y$2];[.$B$17:.$B$22];0);2)*INDEX([.$B$11:.$C$15];MATCH([.Y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9" table:formula="of:=IF( INDEX([.$B$5:.$F$9];MATCH([.$H5];[.$B$5:.$B$9];0);MATCH([.$I5];[.$B$5:.$F$5];0))*INDEX([.$B$17:.$C$22];MATCH([.Z$2];[.$B$17:.$B$22];0);2)*INDEX([.$B$11:.$C$15];MATCH([.Z$3];[.$B$11:.$B$15];0);2)/18000&lt;&gt;0;INDEX([.$B$5:.$F$9];MATCH([.$H5];[.$B$5:.$B$9];0);MATCH([.$I5];[.$B$5:.$F$5];0))*INDEX([.$B$17:.$C$22];MATCH([.Z$2];[.$B$17:.$B$22];0);2)*INDEX([.$B$11:.$C$15];MATCH([.Z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9" table:formula="of:=IF( INDEX([.$B$5:.$F$9];MATCH([.$H5];[.$B$5:.$B$9];0);MATCH([.$I5];[.$B$5:.$F$5];0))*INDEX([.$B$17:.$C$22];MATCH([.AA$2];[.$B$17:.$B$22];0);2)*INDEX([.$B$11:.$C$15];MATCH([.AA$3];[.$B$11:.$B$15];0);2)/18000&lt;&gt;0;INDEX([.$B$5:.$F$9];MATCH([.$H5];[.$B$5:.$B$9];0);MATCH([.$I5];[.$B$5:.$F$5];0))*INDEX([.$B$17:.$C$22];MATCH([.AA$2];[.$B$17:.$B$22];0);2)*INDEX([.$B$11:.$C$15];MATCH([.AA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59" table:formula="of:=IF( INDEX([.$B$5:.$F$9];MATCH([.$H5];[.$B$5:.$B$9];0);MATCH([.$I5];[.$B$5:.$F$5];0))*INDEX([.$B$17:.$C$22];MATCH([.AB$2];[.$B$17:.$B$22];0);2)*INDEX([.$B$11:.$C$15];MATCH([.AB$3];[.$B$11:.$B$15];0);2)/18000&lt;&gt;0;INDEX([.$B$5:.$F$9];MATCH([.$H5];[.$B$5:.$B$9];0);MATCH([.$I5];[.$B$5:.$F$5];0))*INDEX([.$B$17:.$C$22];MATCH([.AB$2];[.$B$17:.$B$22];0);2)*INDEX([.$B$11:.$C$15];MATCH([.AB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65" table:formula="of:=IF( INDEX([.$B$5:.$F$9];MATCH([.$H5];[.$B$5:.$B$9];0);MATCH([.$I5];[.$B$5:.$F$5];0))*INDEX([.$B$17:.$C$22];MATCH([.AC$2];[.$B$17:.$B$22];0);2)*INDEX([.$B$11:.$C$15];MATCH([.AC$3];[.$B$11:.$B$15];0);2)/18000&lt;&gt;0;INDEX([.$B$5:.$F$9];MATCH([.$H5];[.$B$5:.$B$9];0);MATCH([.$I5];[.$B$5:.$F$5];0))*INDEX([.$B$17:.$C$22];MATCH([.AC$2];[.$B$17:.$B$22];0);2)*INDEX([.$B$11:.$C$15];MATCH([.AC$3];[.$B$11:.$B$15];0);2)/(2000*IF([.$H5]=&quot;Blacksmith&quot;;10;IF([.$H5]=&quot;Fletcher&quot;;11;IF([.$H5]=&quot;Imbuer&quot;;10;IF([.$H5]=&quot;Tinker&quot;;9;)))));&quot;&quot;)">
            <text:p/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Blacksmith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2" calcext:value-type="float">
            <text:p>2</text:p>
          </table:table-cell>
          <table:table-cell table:style-name="ce111"/>
          <table:table-cell table:style-name="ce120" office:value-type="string" calcext:value-type="string">
            <text:p>Blacksmith</text:p>
          </table:table-cell>
          <table:table-cell table:style-name="ce125" office:value-type="string" calcext:value-type="string">
            <text:p>Metalbar</text:p>
          </table:table-cell>
          <table:table-cell table:style-name="ce129" table:formula="of:=IF( INDEX([.$B$5:.$F$9];MATCH([.$H6];[.$B$5:.$B$9];0);MATCH([.$I6];[.$B$5:.$F$5];0))*INDEX([.$B$17:.$C$22];MATCH([.J$2];[.$B$17:.$B$22];0);2)*INDEX([.$B$11:.$C$15];MATCH([.J$3];[.$B$11:.$B$15];0);2)/18000&lt;&gt;0;INDEX([.$B$5:.$F$9];MATCH([.$H6];[.$B$5:.$B$9];0);MATCH([.$I6];[.$B$5:.$F$5];0))*INDEX([.$B$17:.$C$22];MATCH([.J$2];[.$B$17:.$B$22];0);2)*INDEX([.$B$11:.$C$15];MATCH([.J$3];[.$B$11:.$B$15];0);2)/(2000*IF([.$H6]=&quot;Blacksmith&quot;;10;IF([.$H6]=&quot;Fletcher&quot;;11;IF([.$H6]=&quot;Imbuer&quot;;10;IF([.$H6]=&quot;Tinker&quot;;9;)))));&quot;&quot;)" office:value-type="float" office:value="10.5784" calcext:value-type="float">
            <text:p>10.578</text:p>
          </table:table-cell>
          <table:table-cell table:style-name="ce129" table:formula="of:=IF( INDEX([.$B$5:.$F$9];MATCH([.$H6];[.$B$5:.$B$9];0);MATCH([.$I6];[.$B$5:.$F$5];0))*INDEX([.$B$17:.$C$22];MATCH([.K$2];[.$B$17:.$B$22];0);2)*INDEX([.$B$11:.$C$15];MATCH([.K$3];[.$B$11:.$B$15];0);2)/18000&lt;&gt;0;INDEX([.$B$5:.$F$9];MATCH([.$H6];[.$B$5:.$B$9];0);MATCH([.$I6];[.$B$5:.$F$5];0))*INDEX([.$B$17:.$C$22];MATCH([.K$2];[.$B$17:.$B$22];0);2)*INDEX([.$B$11:.$C$15];MATCH([.K$3];[.$B$11:.$B$15];0);2)/(2000*IF([.$H6]=&quot;Blacksmith&quot;;10;IF([.$H6]=&quot;Fletcher&quot;;11;IF([.$H6]=&quot;Imbuer&quot;;10;IF([.$H6]=&quot;Tinker&quot;;9;)))));&quot;&quot;)" office:value-type="float" office:value="0.56" calcext:value-type="float">
            <text:p>0.560</text:p>
          </table:table-cell>
          <table:table-cell table:style-name="ce129" table:formula="of:=IF( INDEX([.$B$5:.$F$9];MATCH([.$H6];[.$B$5:.$B$9];0);MATCH([.$I6];[.$B$5:.$F$5];0))*INDEX([.$B$17:.$C$22];MATCH([.L$2];[.$B$17:.$B$22];0);2)*INDEX([.$B$11:.$C$15];MATCH([.L$3];[.$B$11:.$B$15];0);2)/18000&lt;&gt;0;INDEX([.$B$5:.$F$9];MATCH([.$H6];[.$B$5:.$B$9];0);MATCH([.$I6];[.$B$5:.$F$5];0))*INDEX([.$B$17:.$C$22];MATCH([.L$2];[.$B$17:.$B$22];0);2)*INDEX([.$B$11:.$C$15];MATCH([.L$3];[.$B$11:.$B$15];0);2)/(2000*IF([.$H6]=&quot;Blacksmith&quot;;10;IF([.$H6]=&quot;Fletcher&quot;;11;IF([.$H6]=&quot;Imbuer&quot;;10;IF([.$H6]=&quot;Tinker&quot;;9;)))));&quot;&quot;)" office:value-type="float" office:value="0.056" calcext:value-type="float">
            <text:p>0.056</text:p>
          </table:table-cell>
          <table:table-cell table:style-name="ce129" table:formula="of:=IF( INDEX([.$B$5:.$F$9];MATCH([.$H6];[.$B$5:.$B$9];0);MATCH([.$I6];[.$B$5:.$F$5];0))*INDEX([.$B$17:.$C$22];MATCH([.M$2];[.$B$17:.$B$22];0);2)*INDEX([.$B$11:.$C$15];MATCH([.M$3];[.$B$11:.$B$15];0);2)/18000&lt;&gt;0;INDEX([.$B$5:.$F$9];MATCH([.$H6];[.$B$5:.$B$9];0);MATCH([.$I6];[.$B$5:.$F$5];0))*INDEX([.$B$17:.$C$22];MATCH([.M$2];[.$B$17:.$B$22];0);2)*INDEX([.$B$11:.$C$15];MATCH([.M$3];[.$B$11:.$B$15];0);2)/(2000*IF([.$H6]=&quot;Blacksmith&quot;;10;IF([.$H6]=&quot;Fletcher&quot;;11;IF([.$H6]=&quot;Imbuer&quot;;10;IF([.$H6]=&quot;Tinker&quot;;9;)))));&quot;&quot;)" office:value-type="float" office:value="0.0056" calcext:value-type="float">
            <text:p>0.006</text:p>
          </table:table-cell>
          <table:table-cell table:style-name="ce138" table:formula="of:=IF( INDEX([.$B$5:.$F$9];MATCH([.$H6];[.$B$5:.$B$9];0);MATCH([.$I6];[.$B$5:.$F$5];0))*INDEX([.$B$17:.$C$22];MATCH([.N$2];[.$B$17:.$B$22];0);2)*INDEX([.$B$11:.$C$15];MATCH([.N$3];[.$B$11:.$B$15];0);2)/18000&lt;&gt;0;INDEX([.$B$5:.$F$9];MATCH([.$H6];[.$B$5:.$B$9];0);MATCH([.$I6];[.$B$5:.$F$5];0))*INDEX([.$B$17:.$C$22];MATCH([.N$2];[.$B$17:.$B$22];0);2)*INDEX([.$B$11:.$C$15];MATCH([.N$3];[.$B$11:.$B$15];0);2)/(2000*IF([.$H6]=&quot;Blacksmith&quot;;10;IF([.$H6]=&quot;Fletcher&quot;;11;IF([.$H6]=&quot;Imbuer&quot;;10;IF([.$H6]=&quot;Tinker&quot;;9;)))));&quot;&quot;)" office:value-type="float" office:value="5.2892" calcext:value-type="float">
            <text:p>5.289</text:p>
          </table:table-cell>
          <table:table-cell table:style-name="ce138" table:formula="of:=IF( INDEX([.$B$5:.$F$9];MATCH([.$H6];[.$B$5:.$B$9];0);MATCH([.$I6];[.$B$5:.$F$5];0))*INDEX([.$B$17:.$C$22];MATCH([.O$2];[.$B$17:.$B$22];0);2)*INDEX([.$B$11:.$C$15];MATCH([.O$3];[.$B$11:.$B$15];0);2)/18000&lt;&gt;0;INDEX([.$B$5:.$F$9];MATCH([.$H6];[.$B$5:.$B$9];0);MATCH([.$I6];[.$B$5:.$F$5];0))*INDEX([.$B$17:.$C$22];MATCH([.O$2];[.$B$17:.$B$22];0);2)*INDEX([.$B$11:.$C$15];MATCH([.O$3];[.$B$11:.$B$15];0);2)/(2000*IF([.$H6]=&quot;Blacksmith&quot;;10;IF([.$H6]=&quot;Fletcher&quot;;11;IF([.$H6]=&quot;Imbuer&quot;;10;IF([.$H6]=&quot;Tinker&quot;;9;)))));&quot;&quot;)" office:value-type="float" office:value="0.28" calcext:value-type="float">
            <text:p>0.280</text:p>
          </table:table-cell>
          <table:table-cell table:style-name="ce138" table:formula="of:=IF( INDEX([.$B$5:.$F$9];MATCH([.$H6];[.$B$5:.$B$9];0);MATCH([.$I6];[.$B$5:.$F$5];0))*INDEX([.$B$17:.$C$22];MATCH([.P$2];[.$B$17:.$B$22];0);2)*INDEX([.$B$11:.$C$15];MATCH([.P$3];[.$B$11:.$B$15];0);2)/18000&lt;&gt;0;INDEX([.$B$5:.$F$9];MATCH([.$H6];[.$B$5:.$B$9];0);MATCH([.$I6];[.$B$5:.$F$5];0))*INDEX([.$B$17:.$C$22];MATCH([.P$2];[.$B$17:.$B$22];0);2)*INDEX([.$B$11:.$C$15];MATCH([.P$3];[.$B$11:.$B$15];0);2)/(2000*IF([.$H6]=&quot;Blacksmith&quot;;10;IF([.$H6]=&quot;Fletcher&quot;;11;IF([.$H6]=&quot;Imbuer&quot;;10;IF([.$H6]=&quot;Tinker&quot;;9;)))));&quot;&quot;)" office:value-type="float" office:value="0.028" calcext:value-type="float">
            <text:p>0.028</text:p>
          </table:table-cell>
          <table:table-cell table:style-name="ce138" table:formula="of:=IF( INDEX([.$B$5:.$F$9];MATCH([.$H6];[.$B$5:.$B$9];0);MATCH([.$I6];[.$B$5:.$F$5];0))*INDEX([.$B$17:.$C$22];MATCH([.Q$2];[.$B$17:.$B$22];0);2)*INDEX([.$B$11:.$C$15];MATCH([.Q$3];[.$B$11:.$B$15];0);2)/18000&lt;&gt;0;INDEX([.$B$5:.$F$9];MATCH([.$H6];[.$B$5:.$B$9];0);MATCH([.$I6];[.$B$5:.$F$5];0))*INDEX([.$B$17:.$C$22];MATCH([.Q$2];[.$B$17:.$B$22];0);2)*INDEX([.$B$11:.$C$15];MATCH([.Q$3];[.$B$11:.$B$15];0);2)/(2000*IF([.$H6]=&quot;Blacksmith&quot;;10;IF([.$H6]=&quot;Fletcher&quot;;11;IF([.$H6]=&quot;Imbuer&quot;;10;IF([.$H6]=&quot;Tinker&quot;;9;)))));&quot;&quot;)" office:value-type="float" office:value="0.0028" calcext:value-type="float">
            <text:p>0.003</text:p>
          </table:table-cell>
          <table:table-cell table:style-name="ce145" table:formula="of:=IF( INDEX([.$B$5:.$F$9];MATCH([.$H6];[.$B$5:.$B$9];0);MATCH([.$I6];[.$B$5:.$F$5];0))*INDEX([.$B$17:.$C$22];MATCH([.R$2];[.$B$17:.$B$22];0);2)*INDEX([.$B$11:.$C$15];MATCH([.R$3];[.$B$11:.$B$15];0);2)/18000&lt;&gt;0;INDEX([.$B$5:.$F$9];MATCH([.$H6];[.$B$5:.$B$9];0);MATCH([.$I6];[.$B$5:.$F$5];0))*INDEX([.$B$17:.$C$22];MATCH([.R$2];[.$B$17:.$B$22];0);2)*INDEX([.$B$11:.$C$15];MATCH([.R$3];[.$B$11:.$B$15];0);2)/(2000*IF([.$H6]=&quot;Blacksmith&quot;;10;IF([.$H6]=&quot;Fletcher&quot;;11;IF([.$H6]=&quot;Imbuer&quot;;10;IF([.$H6]=&quot;Tinker&quot;;9;)))));&quot;&quot;)" office:value-type="float" office:value="3.52591295" calcext:value-type="float">
            <text:p>3.526</text:p>
          </table:table-cell>
          <table:table-cell table:style-name="ce145" table:formula="of:=IF( INDEX([.$B$5:.$F$9];MATCH([.$H6];[.$B$5:.$B$9];0);MATCH([.$I6];[.$B$5:.$F$5];0))*INDEX([.$B$17:.$C$22];MATCH([.S$2];[.$B$17:.$B$22];0);2)*INDEX([.$B$11:.$C$15];MATCH([.S$3];[.$B$11:.$B$15];0);2)/18000&lt;&gt;0;INDEX([.$B$5:.$F$9];MATCH([.$H6];[.$B$5:.$B$9];0);MATCH([.$I6];[.$B$5:.$F$5];0))*INDEX([.$B$17:.$C$22];MATCH([.S$2];[.$B$17:.$B$22];0);2)*INDEX([.$B$11:.$C$15];MATCH([.S$3];[.$B$11:.$B$15];0);2)/(2000*IF([.$H6]=&quot;Blacksmith&quot;;10;IF([.$H6]=&quot;Fletcher&quot;;11;IF([.$H6]=&quot;Imbuer&quot;;10;IF([.$H6]=&quot;Tinker&quot;;9;)))));&quot;&quot;)" office:value-type="float" office:value="0.186655" calcext:value-type="float">
            <text:p>0.187</text:p>
          </table:table-cell>
          <table:table-cell table:style-name="ce145" table:formula="of:=IF( INDEX([.$B$5:.$F$9];MATCH([.$H6];[.$B$5:.$B$9];0);MATCH([.$I6];[.$B$5:.$F$5];0))*INDEX([.$B$17:.$C$22];MATCH([.T$2];[.$B$17:.$B$22];0);2)*INDEX([.$B$11:.$C$15];MATCH([.T$3];[.$B$11:.$B$15];0);2)/18000&lt;&gt;0;INDEX([.$B$5:.$F$9];MATCH([.$H6];[.$B$5:.$B$9];0);MATCH([.$I6];[.$B$5:.$F$5];0))*INDEX([.$B$17:.$C$22];MATCH([.T$2];[.$B$17:.$B$22];0);2)*INDEX([.$B$11:.$C$15];MATCH([.T$3];[.$B$11:.$B$15];0);2)/(2000*IF([.$H6]=&quot;Blacksmith&quot;;10;IF([.$H6]=&quot;Fletcher&quot;;11;IF([.$H6]=&quot;Imbuer&quot;;10;IF([.$H6]=&quot;Tinker&quot;;9;)))));&quot;&quot;)" office:value-type="float" office:value="0.0186655" calcext:value-type="float">
            <text:p>0.019</text:p>
          </table:table-cell>
          <table:table-cell table:style-name="ce145" table:formula="of:=IF( INDEX([.$B$5:.$F$9];MATCH([.$H6];[.$B$5:.$B$9];0);MATCH([.$I6];[.$B$5:.$F$5];0))*INDEX([.$B$17:.$C$22];MATCH([.U$2];[.$B$17:.$B$22];0);2)*INDEX([.$B$11:.$C$15];MATCH([.U$3];[.$B$11:.$B$15];0);2)/18000&lt;&gt;0;INDEX([.$B$5:.$F$9];MATCH([.$H6];[.$B$5:.$B$9];0);MATCH([.$I6];[.$B$5:.$F$5];0))*INDEX([.$B$17:.$C$22];MATCH([.U$2];[.$B$17:.$B$22];0);2)*INDEX([.$B$11:.$C$15];MATCH([.U$3];[.$B$11:.$B$15];0);2)/(2000*IF([.$H6]=&quot;Blacksmith&quot;;10;IF([.$H6]=&quot;Fletcher&quot;;11;IF([.$H6]=&quot;Imbuer&quot;;10;IF([.$H6]=&quot;Tinker&quot;;9;)))));&quot;&quot;)" office:value-type="float" office:value="0.00186655" calcext:value-type="float">
            <text:p>0.002</text:p>
          </table:table-cell>
          <table:table-cell table:style-name="ce152" table:formula="of:=IF( INDEX([.$B$5:.$F$9];MATCH([.$H6];[.$B$5:.$B$9];0);MATCH([.$I6];[.$B$5:.$F$5];0))*INDEX([.$B$17:.$C$22];MATCH([.V$2];[.$B$17:.$B$22];0);2)*INDEX([.$B$11:.$C$15];MATCH([.V$3];[.$B$11:.$B$15];0);2)/18000&lt;&gt;0;INDEX([.$B$5:.$F$9];MATCH([.$H6];[.$B$5:.$B$9];0);MATCH([.$I6];[.$B$5:.$F$5];0))*INDEX([.$B$17:.$C$22];MATCH([.V$2];[.$B$17:.$B$22];0);2)*INDEX([.$B$11:.$C$15];MATCH([.V$3];[.$B$11:.$B$15];0);2)/(2000*IF([.$H6]=&quot;Blacksmith&quot;;10;IF([.$H6]=&quot;Fletcher&quot;;11;IF([.$H6]=&quot;Imbuer&quot;;10;IF([.$H6]=&quot;Tinker&quot;;9;)))));&quot;&quot;)" office:value-type="float" office:value="3.0849259" calcext:value-type="float">
            <text:p>3.085</text:p>
          </table:table-cell>
          <table:table-cell table:style-name="ce152" table:formula="of:=IF( INDEX([.$B$5:.$F$9];MATCH([.$H6];[.$B$5:.$B$9];0);MATCH([.$I6];[.$B$5:.$F$5];0))*INDEX([.$B$17:.$C$22];MATCH([.W$2];[.$B$17:.$B$22];0);2)*INDEX([.$B$11:.$C$15];MATCH([.W$3];[.$B$11:.$B$15];0);2)/18000&lt;&gt;0;INDEX([.$B$5:.$F$9];MATCH([.$H6];[.$B$5:.$B$9];0);MATCH([.$I6];[.$B$5:.$F$5];0))*INDEX([.$B$17:.$C$22];MATCH([.W$2];[.$B$17:.$B$22];0);2)*INDEX([.$B$11:.$C$15];MATCH([.W$3];[.$B$11:.$B$15];0);2)/(2000*IF([.$H6]=&quot;Blacksmith&quot;;10;IF([.$H6]=&quot;Fletcher&quot;;11;IF([.$H6]=&quot;Imbuer&quot;;10;IF([.$H6]=&quot;Tinker&quot;;9;)))));&quot;&quot;)" office:value-type="float" office:value="0.16331" calcext:value-type="float">
            <text:p>0.163</text:p>
          </table:table-cell>
          <table:table-cell table:style-name="ce152" table:formula="of:=IF( INDEX([.$B$5:.$F$9];MATCH([.$H6];[.$B$5:.$B$9];0);MATCH([.$I6];[.$B$5:.$F$5];0))*INDEX([.$B$17:.$C$22];MATCH([.X$2];[.$B$17:.$B$22];0);2)*INDEX([.$B$11:.$C$15];MATCH([.X$3];[.$B$11:.$B$15];0);2)/18000&lt;&gt;0;INDEX([.$B$5:.$F$9];MATCH([.$H6];[.$B$5:.$B$9];0);MATCH([.$I6];[.$B$5:.$F$5];0))*INDEX([.$B$17:.$C$22];MATCH([.X$2];[.$B$17:.$B$22];0);2)*INDEX([.$B$11:.$C$15];MATCH([.X$3];[.$B$11:.$B$15];0);2)/(2000*IF([.$H6]=&quot;Blacksmith&quot;;10;IF([.$H6]=&quot;Fletcher&quot;;11;IF([.$H6]=&quot;Imbuer&quot;;10;IF([.$H6]=&quot;Tinker&quot;;9;)))));&quot;&quot;)" office:value-type="float" office:value="0.016331" calcext:value-type="float">
            <text:p>0.016</text:p>
          </table:table-cell>
          <table:table-cell table:style-name="ce152" table:formula="of:=IF( INDEX([.$B$5:.$F$9];MATCH([.$H6];[.$B$5:.$B$9];0);MATCH([.$I6];[.$B$5:.$F$5];0))*INDEX([.$B$17:.$C$22];MATCH([.Y$2];[.$B$17:.$B$22];0);2)*INDEX([.$B$11:.$C$15];MATCH([.Y$3];[.$B$11:.$B$15];0);2)/18000&lt;&gt;0;INDEX([.$B$5:.$F$9];MATCH([.$H6];[.$B$5:.$B$9];0);MATCH([.$I6];[.$B$5:.$F$5];0))*INDEX([.$B$17:.$C$22];MATCH([.Y$2];[.$B$17:.$B$22];0);2)*INDEX([.$B$11:.$C$15];MATCH([.Y$3];[.$B$11:.$B$15];0);2)/(2000*IF([.$H6]=&quot;Blacksmith&quot;;10;IF([.$H6]=&quot;Fletcher&quot;;11;IF([.$H6]=&quot;Imbuer&quot;;10;IF([.$H6]=&quot;Tinker&quot;;9;)))));&quot;&quot;)" office:value-type="float" office:value="0.0016331" calcext:value-type="float">
            <text:p>0.002</text:p>
          </table:table-cell>
          <table:table-cell table:style-name="ce159" table:formula="of:=IF( INDEX([.$B$5:.$F$9];MATCH([.$H6];[.$B$5:.$B$9];0);MATCH([.$I6];[.$B$5:.$F$5];0))*INDEX([.$B$17:.$C$22];MATCH([.Z$2];[.$B$17:.$B$22];0);2)*INDEX([.$B$11:.$C$15];MATCH([.Z$3];[.$B$11:.$B$15];0);2)/18000&lt;&gt;0;INDEX([.$B$5:.$F$9];MATCH([.$H6];[.$B$5:.$B$9];0);MATCH([.$I6];[.$B$5:.$F$5];0))*INDEX([.$B$17:.$C$22];MATCH([.Z$2];[.$B$17:.$B$22];0);2)*INDEX([.$B$11:.$C$15];MATCH([.Z$3];[.$B$11:.$B$15];0);2)/(2000*IF([.$H6]=&quot;Blacksmith&quot;;10;IF([.$H6]=&quot;Fletcher&quot;;11;IF([.$H6]=&quot;Imbuer&quot;;10;IF([.$H6]=&quot;Tinker&quot;;9;)))));&quot;&quot;)" office:value-type="float" office:value="2.6446" calcext:value-type="float">
            <text:p>2.645</text:p>
          </table:table-cell>
          <table:table-cell table:style-name="ce159" table:formula="of:=IF( INDEX([.$B$5:.$F$9];MATCH([.$H6];[.$B$5:.$B$9];0);MATCH([.$I6];[.$B$5:.$F$5];0))*INDEX([.$B$17:.$C$22];MATCH([.AA$2];[.$B$17:.$B$22];0);2)*INDEX([.$B$11:.$C$15];MATCH([.AA$3];[.$B$11:.$B$15];0);2)/18000&lt;&gt;0;INDEX([.$B$5:.$F$9];MATCH([.$H6];[.$B$5:.$B$9];0);MATCH([.$I6];[.$B$5:.$F$5];0))*INDEX([.$B$17:.$C$22];MATCH([.AA$2];[.$B$17:.$B$22];0);2)*INDEX([.$B$11:.$C$15];MATCH([.AA$3];[.$B$11:.$B$15];0);2)/(2000*IF([.$H6]=&quot;Blacksmith&quot;;10;IF([.$H6]=&quot;Fletcher&quot;;11;IF([.$H6]=&quot;Imbuer&quot;;10;IF([.$H6]=&quot;Tinker&quot;;9;)))));&quot;&quot;)" office:value-type="float" office:value="0.14" calcext:value-type="float">
            <text:p>0.140</text:p>
          </table:table-cell>
          <table:table-cell table:style-name="ce159" table:formula="of:=IF( INDEX([.$B$5:.$F$9];MATCH([.$H6];[.$B$5:.$B$9];0);MATCH([.$I6];[.$B$5:.$F$5];0))*INDEX([.$B$17:.$C$22];MATCH([.AB$2];[.$B$17:.$B$22];0);2)*INDEX([.$B$11:.$C$15];MATCH([.AB$3];[.$B$11:.$B$15];0);2)/18000&lt;&gt;0;INDEX([.$B$5:.$F$9];MATCH([.$H6];[.$B$5:.$B$9];0);MATCH([.$I6];[.$B$5:.$F$5];0))*INDEX([.$B$17:.$C$22];MATCH([.AB$2];[.$B$17:.$B$22];0);2)*INDEX([.$B$11:.$C$15];MATCH([.AB$3];[.$B$11:.$B$15];0);2)/(2000*IF([.$H6]=&quot;Blacksmith&quot;;10;IF([.$H6]=&quot;Fletcher&quot;;11;IF([.$H6]=&quot;Imbuer&quot;;10;IF([.$H6]=&quot;Tinker&quot;;9;)))));&quot;&quot;)" office:value-type="float" office:value="0.014" calcext:value-type="float">
            <text:p>0.014</text:p>
          </table:table-cell>
          <table:table-cell table:style-name="ce165" table:formula="of:=IF( INDEX([.$B$5:.$F$9];MATCH([.$H6];[.$B$5:.$B$9];0);MATCH([.$I6];[.$B$5:.$F$5];0))*INDEX([.$B$17:.$C$22];MATCH([.AC$2];[.$B$17:.$B$22];0);2)*INDEX([.$B$11:.$C$15];MATCH([.AC$3];[.$B$11:.$B$15];0);2)/18000&lt;&gt;0;INDEX([.$B$5:.$F$9];MATCH([.$H6];[.$B$5:.$B$9];0);MATCH([.$I6];[.$B$5:.$F$5];0))*INDEX([.$B$17:.$C$22];MATCH([.AC$2];[.$B$17:.$B$22];0);2)*INDEX([.$B$11:.$C$15];MATCH([.AC$3];[.$B$11:.$B$15];0);2)/(2000*IF([.$H6]=&quot;Blacksmith&quot;;10;IF([.$H6]=&quot;Fletcher&quot;;11;IF([.$H6]=&quot;Imbuer&quot;;10;IF([.$H6]=&quot;Tinker&quot;;9;)))));&quot;&quot;)" office:value-type="float" office:value="0.0014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1"/>
          <table:table-cell table:style-name="ce113" office:value-type="string" calcext:value-type="string">
            <text:p>Fletcher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style-name="ce111"/>
          <table:table-cell table:style-name="ce121" office:value-type="string" calcext:value-type="string">
            <text:p>Blacksmith</text:p>
          </table:table-cell>
          <table:table-cell table:style-name="ce126" office:value-type="string" calcext:value-type="string">
            <text:p>Planks</text:p>
          </table:table-cell>
          <table:table-cell table:style-name="ce129" table:formula="of:=IF( INDEX([.$B$5:.$F$9];MATCH([.$H7];[.$B$5:.$B$9];0);MATCH([.$I7];[.$B$5:.$F$5];0))*INDEX([.$B$17:.$C$22];MATCH([.J$2];[.$B$17:.$B$22];0);2)*INDEX([.$B$11:.$C$15];MATCH([.J$3];[.$B$11:.$B$15];0);2)/18000&lt;&gt;0;INDEX([.$B$5:.$F$9];MATCH([.$H7];[.$B$5:.$B$9];0);MATCH([.$I7];[.$B$5:.$F$5];0))*INDEX([.$B$17:.$C$22];MATCH([.J$2];[.$B$17:.$B$22];0);2)*INDEX([.$B$11:.$C$15];MATCH([.J$3];[.$B$11:.$B$15];0);2)/(2000*IF([.$H7]=&quot;Blacksmith&quot;;10;IF([.$H7]=&quot;Fletcher&quot;;11;IF([.$H7]=&quot;Imbuer&quot;;10;IF([.$H7]=&quot;Tinker&quot;;9;)))));&quot;&quot;)" office:value-type="float" office:value="3.0224" calcext:value-type="float">
            <text:p>3.022</text:p>
          </table:table-cell>
          <table:table-cell table:style-name="ce129" table:formula="of:=IF( INDEX([.$B$5:.$F$9];MATCH([.$H7];[.$B$5:.$B$9];0);MATCH([.$I7];[.$B$5:.$F$5];0))*INDEX([.$B$17:.$C$22];MATCH([.K$2];[.$B$17:.$B$22];0);2)*INDEX([.$B$11:.$C$15];MATCH([.K$3];[.$B$11:.$B$15];0);2)/18000&lt;&gt;0;INDEX([.$B$5:.$F$9];MATCH([.$H7];[.$B$5:.$B$9];0);MATCH([.$I7];[.$B$5:.$F$5];0))*INDEX([.$B$17:.$C$22];MATCH([.K$2];[.$B$17:.$B$22];0);2)*INDEX([.$B$11:.$C$15];MATCH([.K$3];[.$B$11:.$B$15];0);2)/(2000*IF([.$H7]=&quot;Blacksmith&quot;;10;IF([.$H7]=&quot;Fletcher&quot;;11;IF([.$H7]=&quot;Imbuer&quot;;10;IF([.$H7]=&quot;Tinker&quot;;9;)))));&quot;&quot;)" office:value-type="float" office:value="0.16" calcext:value-type="float">
            <text:p>0.160</text:p>
          </table:table-cell>
          <table:table-cell table:style-name="ce129" table:formula="of:=IF( INDEX([.$B$5:.$F$9];MATCH([.$H7];[.$B$5:.$B$9];0);MATCH([.$I7];[.$B$5:.$F$5];0))*INDEX([.$B$17:.$C$22];MATCH([.L$2];[.$B$17:.$B$22];0);2)*INDEX([.$B$11:.$C$15];MATCH([.L$3];[.$B$11:.$B$15];0);2)/18000&lt;&gt;0;INDEX([.$B$5:.$F$9];MATCH([.$H7];[.$B$5:.$B$9];0);MATCH([.$I7];[.$B$5:.$F$5];0))*INDEX([.$B$17:.$C$22];MATCH([.L$2];[.$B$17:.$B$22];0);2)*INDEX([.$B$11:.$C$15];MATCH([.L$3];[.$B$11:.$B$15];0);2)/(2000*IF([.$H7]=&quot;Blacksmith&quot;;10;IF([.$H7]=&quot;Fletcher&quot;;11;IF([.$H7]=&quot;Imbuer&quot;;10;IF([.$H7]=&quot;Tinker&quot;;9;)))));&quot;&quot;)" office:value-type="float" office:value="0.016" calcext:value-type="float">
            <text:p>0.016</text:p>
          </table:table-cell>
          <table:table-cell table:style-name="ce129" table:formula="of:=IF( INDEX([.$B$5:.$F$9];MATCH([.$H7];[.$B$5:.$B$9];0);MATCH([.$I7];[.$B$5:.$F$5];0))*INDEX([.$B$17:.$C$22];MATCH([.M$2];[.$B$17:.$B$22];0);2)*INDEX([.$B$11:.$C$15];MATCH([.M$3];[.$B$11:.$B$15];0);2)/18000&lt;&gt;0;INDEX([.$B$5:.$F$9];MATCH([.$H7];[.$B$5:.$B$9];0);MATCH([.$I7];[.$B$5:.$F$5];0))*INDEX([.$B$17:.$C$22];MATCH([.M$2];[.$B$17:.$B$22];0);2)*INDEX([.$B$11:.$C$15];MATCH([.M$3];[.$B$11:.$B$15];0);2)/(2000*IF([.$H7]=&quot;Blacksmith&quot;;10;IF([.$H7]=&quot;Fletcher&quot;;11;IF([.$H7]=&quot;Imbuer&quot;;10;IF([.$H7]=&quot;Tinker&quot;;9;)))));&quot;&quot;)" office:value-type="float" office:value="0.0016" calcext:value-type="float">
            <text:p>0.002</text:p>
          </table:table-cell>
          <table:table-cell table:style-name="ce138" table:formula="of:=IF( INDEX([.$B$5:.$F$9];MATCH([.$H7];[.$B$5:.$B$9];0);MATCH([.$I7];[.$B$5:.$F$5];0))*INDEX([.$B$17:.$C$22];MATCH([.N$2];[.$B$17:.$B$22];0);2)*INDEX([.$B$11:.$C$15];MATCH([.N$3];[.$B$11:.$B$15];0);2)/18000&lt;&gt;0;INDEX([.$B$5:.$F$9];MATCH([.$H7];[.$B$5:.$B$9];0);MATCH([.$I7];[.$B$5:.$F$5];0))*INDEX([.$B$17:.$C$22];MATCH([.N$2];[.$B$17:.$B$22];0);2)*INDEX([.$B$11:.$C$15];MATCH([.N$3];[.$B$11:.$B$15];0);2)/(2000*IF([.$H7]=&quot;Blacksmith&quot;;10;IF([.$H7]=&quot;Fletcher&quot;;11;IF([.$H7]=&quot;Imbuer&quot;;10;IF([.$H7]=&quot;Tinker&quot;;9;)))));&quot;&quot;)" office:value-type="float" office:value="1.5112" calcext:value-type="float">
            <text:p>1.511</text:p>
          </table:table-cell>
          <table:table-cell table:style-name="ce138" table:formula="of:=IF( INDEX([.$B$5:.$F$9];MATCH([.$H7];[.$B$5:.$B$9];0);MATCH([.$I7];[.$B$5:.$F$5];0))*INDEX([.$B$17:.$C$22];MATCH([.O$2];[.$B$17:.$B$22];0);2)*INDEX([.$B$11:.$C$15];MATCH([.O$3];[.$B$11:.$B$15];0);2)/18000&lt;&gt;0;INDEX([.$B$5:.$F$9];MATCH([.$H7];[.$B$5:.$B$9];0);MATCH([.$I7];[.$B$5:.$F$5];0))*INDEX([.$B$17:.$C$22];MATCH([.O$2];[.$B$17:.$B$22];0);2)*INDEX([.$B$11:.$C$15];MATCH([.O$3];[.$B$11:.$B$15];0);2)/(2000*IF([.$H7]=&quot;Blacksmith&quot;;10;IF([.$H7]=&quot;Fletcher&quot;;11;IF([.$H7]=&quot;Imbuer&quot;;10;IF([.$H7]=&quot;Tinker&quot;;9;)))));&quot;&quot;)" office:value-type="float" office:value="0.08" calcext:value-type="float">
            <text:p>0.080</text:p>
          </table:table-cell>
          <table:table-cell table:style-name="ce138" table:formula="of:=IF( INDEX([.$B$5:.$F$9];MATCH([.$H7];[.$B$5:.$B$9];0);MATCH([.$I7];[.$B$5:.$F$5];0))*INDEX([.$B$17:.$C$22];MATCH([.P$2];[.$B$17:.$B$22];0);2)*INDEX([.$B$11:.$C$15];MATCH([.P$3];[.$B$11:.$B$15];0);2)/18000&lt;&gt;0;INDEX([.$B$5:.$F$9];MATCH([.$H7];[.$B$5:.$B$9];0);MATCH([.$I7];[.$B$5:.$F$5];0))*INDEX([.$B$17:.$C$22];MATCH([.P$2];[.$B$17:.$B$22];0);2)*INDEX([.$B$11:.$C$15];MATCH([.P$3];[.$B$11:.$B$15];0);2)/(2000*IF([.$H7]=&quot;Blacksmith&quot;;10;IF([.$H7]=&quot;Fletcher&quot;;11;IF([.$H7]=&quot;Imbuer&quot;;10;IF([.$H7]=&quot;Tinker&quot;;9;)))));&quot;&quot;)" office:value-type="float" office:value="0.008" calcext:value-type="float">
            <text:p>0.008</text:p>
          </table:table-cell>
          <table:table-cell table:style-name="ce138" table:formula="of:=IF( INDEX([.$B$5:.$F$9];MATCH([.$H7];[.$B$5:.$B$9];0);MATCH([.$I7];[.$B$5:.$F$5];0))*INDEX([.$B$17:.$C$22];MATCH([.Q$2];[.$B$17:.$B$22];0);2)*INDEX([.$B$11:.$C$15];MATCH([.Q$3];[.$B$11:.$B$15];0);2)/18000&lt;&gt;0;INDEX([.$B$5:.$F$9];MATCH([.$H7];[.$B$5:.$B$9];0);MATCH([.$I7];[.$B$5:.$F$5];0))*INDEX([.$B$17:.$C$22];MATCH([.Q$2];[.$B$17:.$B$22];0);2)*INDEX([.$B$11:.$C$15];MATCH([.Q$3];[.$B$11:.$B$15];0);2)/(2000*IF([.$H7]=&quot;Blacksmith&quot;;10;IF([.$H7]=&quot;Fletcher&quot;;11;IF([.$H7]=&quot;Imbuer&quot;;10;IF([.$H7]=&quot;Tinker&quot;;9;)))));&quot;&quot;)" office:value-type="float" office:value="0.0008" calcext:value-type="float">
            <text:p>0.001</text:p>
          </table:table-cell>
          <table:table-cell table:style-name="ce145" table:formula="of:=IF( INDEX([.$B$5:.$F$9];MATCH([.$H7];[.$B$5:.$B$9];0);MATCH([.$I7];[.$B$5:.$F$5];0))*INDEX([.$B$17:.$C$22];MATCH([.R$2];[.$B$17:.$B$22];0);2)*INDEX([.$B$11:.$C$15];MATCH([.R$3];[.$B$11:.$B$15];0);2)/18000&lt;&gt;0;INDEX([.$B$5:.$F$9];MATCH([.$H7];[.$B$5:.$B$9];0);MATCH([.$I7];[.$B$5:.$F$5];0))*INDEX([.$B$17:.$C$22];MATCH([.R$2];[.$B$17:.$B$22];0);2)*INDEX([.$B$11:.$C$15];MATCH([.R$3];[.$B$11:.$B$15];0);2)/(2000*IF([.$H7]=&quot;Blacksmith&quot;;10;IF([.$H7]=&quot;Fletcher&quot;;11;IF([.$H7]=&quot;Imbuer&quot;;10;IF([.$H7]=&quot;Tinker&quot;;9;)))));&quot;&quot;)" office:value-type="float" office:value="1.0074037" calcext:value-type="float">
            <text:p>1.007</text:p>
          </table:table-cell>
          <table:table-cell table:style-name="ce145" table:formula="of:=IF( INDEX([.$B$5:.$F$9];MATCH([.$H7];[.$B$5:.$B$9];0);MATCH([.$I7];[.$B$5:.$F$5];0))*INDEX([.$B$17:.$C$22];MATCH([.S$2];[.$B$17:.$B$22];0);2)*INDEX([.$B$11:.$C$15];MATCH([.S$3];[.$B$11:.$B$15];0);2)/18000&lt;&gt;0;INDEX([.$B$5:.$F$9];MATCH([.$H7];[.$B$5:.$B$9];0);MATCH([.$I7];[.$B$5:.$F$5];0))*INDEX([.$B$17:.$C$22];MATCH([.S$2];[.$B$17:.$B$22];0);2)*INDEX([.$B$11:.$C$15];MATCH([.S$3];[.$B$11:.$B$15];0);2)/(2000*IF([.$H7]=&quot;Blacksmith&quot;;10;IF([.$H7]=&quot;Fletcher&quot;;11;IF([.$H7]=&quot;Imbuer&quot;;10;IF([.$H7]=&quot;Tinker&quot;;9;)))));&quot;&quot;)" office:value-type="float" office:value="0.05333" calcext:value-type="float">
            <text:p>0.053</text:p>
          </table:table-cell>
          <table:table-cell table:style-name="ce145" table:formula="of:=IF( INDEX([.$B$5:.$F$9];MATCH([.$H7];[.$B$5:.$B$9];0);MATCH([.$I7];[.$B$5:.$F$5];0))*INDEX([.$B$17:.$C$22];MATCH([.T$2];[.$B$17:.$B$22];0);2)*INDEX([.$B$11:.$C$15];MATCH([.T$3];[.$B$11:.$B$15];0);2)/18000&lt;&gt;0;INDEX([.$B$5:.$F$9];MATCH([.$H7];[.$B$5:.$B$9];0);MATCH([.$I7];[.$B$5:.$F$5];0))*INDEX([.$B$17:.$C$22];MATCH([.T$2];[.$B$17:.$B$22];0);2)*INDEX([.$B$11:.$C$15];MATCH([.T$3];[.$B$11:.$B$15];0);2)/(2000*IF([.$H7]=&quot;Blacksmith&quot;;10;IF([.$H7]=&quot;Fletcher&quot;;11;IF([.$H7]=&quot;Imbuer&quot;;10;IF([.$H7]=&quot;Tinker&quot;;9;)))));&quot;&quot;)" office:value-type="float" office:value="0.005333" calcext:value-type="float">
            <text:p>0.005</text:p>
          </table:table-cell>
          <table:table-cell table:style-name="ce145" table:formula="of:=IF( INDEX([.$B$5:.$F$9];MATCH([.$H7];[.$B$5:.$B$9];0);MATCH([.$I7];[.$B$5:.$F$5];0))*INDEX([.$B$17:.$C$22];MATCH([.U$2];[.$B$17:.$B$22];0);2)*INDEX([.$B$11:.$C$15];MATCH([.U$3];[.$B$11:.$B$15];0);2)/18000&lt;&gt;0;INDEX([.$B$5:.$F$9];MATCH([.$H7];[.$B$5:.$B$9];0);MATCH([.$I7];[.$B$5:.$F$5];0))*INDEX([.$B$17:.$C$22];MATCH([.U$2];[.$B$17:.$B$22];0);2)*INDEX([.$B$11:.$C$15];MATCH([.U$3];[.$B$11:.$B$15];0);2)/(2000*IF([.$H7]=&quot;Blacksmith&quot;;10;IF([.$H7]=&quot;Fletcher&quot;;11;IF([.$H7]=&quot;Imbuer&quot;;10;IF([.$H7]=&quot;Tinker&quot;;9;)))));&quot;&quot;)" office:value-type="float" office:value="0.0005333" calcext:value-type="float">
            <text:p>0.001</text:p>
          </table:table-cell>
          <table:table-cell table:style-name="ce152" table:formula="of:=IF( INDEX([.$B$5:.$F$9];MATCH([.$H7];[.$B$5:.$B$9];0);MATCH([.$I7];[.$B$5:.$F$5];0))*INDEX([.$B$17:.$C$22];MATCH([.V$2];[.$B$17:.$B$22];0);2)*INDEX([.$B$11:.$C$15];MATCH([.V$3];[.$B$11:.$B$15];0);2)/18000&lt;&gt;0;INDEX([.$B$5:.$F$9];MATCH([.$H7];[.$B$5:.$B$9];0);MATCH([.$I7];[.$B$5:.$F$5];0))*INDEX([.$B$17:.$C$22];MATCH([.V$2];[.$B$17:.$B$22];0);2)*INDEX([.$B$11:.$C$15];MATCH([.V$3];[.$B$11:.$B$15];0);2)/(2000*IF([.$H7]=&quot;Blacksmith&quot;;10;IF([.$H7]=&quot;Fletcher&quot;;11;IF([.$H7]=&quot;Imbuer&quot;;10;IF([.$H7]=&quot;Tinker&quot;;9;)))));&quot;&quot;)" office:value-type="float" office:value="0.8814074" calcext:value-type="float">
            <text:p>0.881</text:p>
          </table:table-cell>
          <table:table-cell table:style-name="ce152" table:formula="of:=IF( INDEX([.$B$5:.$F$9];MATCH([.$H7];[.$B$5:.$B$9];0);MATCH([.$I7];[.$B$5:.$F$5];0))*INDEX([.$B$17:.$C$22];MATCH([.W$2];[.$B$17:.$B$22];0);2)*INDEX([.$B$11:.$C$15];MATCH([.W$3];[.$B$11:.$B$15];0);2)/18000&lt;&gt;0;INDEX([.$B$5:.$F$9];MATCH([.$H7];[.$B$5:.$B$9];0);MATCH([.$I7];[.$B$5:.$F$5];0))*INDEX([.$B$17:.$C$22];MATCH([.W$2];[.$B$17:.$B$22];0);2)*INDEX([.$B$11:.$C$15];MATCH([.W$3];[.$B$11:.$B$15];0);2)/(2000*IF([.$H7]=&quot;Blacksmith&quot;;10;IF([.$H7]=&quot;Fletcher&quot;;11;IF([.$H7]=&quot;Imbuer&quot;;10;IF([.$H7]=&quot;Tinker&quot;;9;)))));&quot;&quot;)" office:value-type="float" office:value="0.04666" calcext:value-type="float">
            <text:p>0.047</text:p>
          </table:table-cell>
          <table:table-cell table:style-name="ce152" table:formula="of:=IF( INDEX([.$B$5:.$F$9];MATCH([.$H7];[.$B$5:.$B$9];0);MATCH([.$I7];[.$B$5:.$F$5];0))*INDEX([.$B$17:.$C$22];MATCH([.X$2];[.$B$17:.$B$22];0);2)*INDEX([.$B$11:.$C$15];MATCH([.X$3];[.$B$11:.$B$15];0);2)/18000&lt;&gt;0;INDEX([.$B$5:.$F$9];MATCH([.$H7];[.$B$5:.$B$9];0);MATCH([.$I7];[.$B$5:.$F$5];0))*INDEX([.$B$17:.$C$22];MATCH([.X$2];[.$B$17:.$B$22];0);2)*INDEX([.$B$11:.$C$15];MATCH([.X$3];[.$B$11:.$B$15];0);2)/(2000*IF([.$H7]=&quot;Blacksmith&quot;;10;IF([.$H7]=&quot;Fletcher&quot;;11;IF([.$H7]=&quot;Imbuer&quot;;10;IF([.$H7]=&quot;Tinker&quot;;9;)))));&quot;&quot;)" office:value-type="float" office:value="0.004666" calcext:value-type="float">
            <text:p>0.005</text:p>
          </table:table-cell>
          <table:table-cell table:style-name="ce152" table:formula="of:=IF( INDEX([.$B$5:.$F$9];MATCH([.$H7];[.$B$5:.$B$9];0);MATCH([.$I7];[.$B$5:.$F$5];0))*INDEX([.$B$17:.$C$22];MATCH([.Y$2];[.$B$17:.$B$22];0);2)*INDEX([.$B$11:.$C$15];MATCH([.Y$3];[.$B$11:.$B$15];0);2)/18000&lt;&gt;0;INDEX([.$B$5:.$F$9];MATCH([.$H7];[.$B$5:.$B$9];0);MATCH([.$I7];[.$B$5:.$F$5];0))*INDEX([.$B$17:.$C$22];MATCH([.Y$2];[.$B$17:.$B$22];0);2)*INDEX([.$B$11:.$C$15];MATCH([.Y$3];[.$B$11:.$B$15];0);2)/(2000*IF([.$H7]=&quot;Blacksmith&quot;;10;IF([.$H7]=&quot;Fletcher&quot;;11;IF([.$H7]=&quot;Imbuer&quot;;10;IF([.$H7]=&quot;Tinker&quot;;9;)))));&quot;&quot;)" office:value-type="float" office:value="0.0004666" calcext:value-type="float">
            <text:p>0.000</text:p>
          </table:table-cell>
          <table:table-cell table:style-name="ce159" table:formula="of:=IF( INDEX([.$B$5:.$F$9];MATCH([.$H7];[.$B$5:.$B$9];0);MATCH([.$I7];[.$B$5:.$F$5];0))*INDEX([.$B$17:.$C$22];MATCH([.Z$2];[.$B$17:.$B$22];0);2)*INDEX([.$B$11:.$C$15];MATCH([.Z$3];[.$B$11:.$B$15];0);2)/18000&lt;&gt;0;INDEX([.$B$5:.$F$9];MATCH([.$H7];[.$B$5:.$B$9];0);MATCH([.$I7];[.$B$5:.$F$5];0))*INDEX([.$B$17:.$C$22];MATCH([.Z$2];[.$B$17:.$B$22];0);2)*INDEX([.$B$11:.$C$15];MATCH([.Z$3];[.$B$11:.$B$15];0);2)/(2000*IF([.$H7]=&quot;Blacksmith&quot;;10;IF([.$H7]=&quot;Fletcher&quot;;11;IF([.$H7]=&quot;Imbuer&quot;;10;IF([.$H7]=&quot;Tinker&quot;;9;)))));&quot;&quot;)" office:value-type="float" office:value="0.7556" calcext:value-type="float">
            <text:p>0.756</text:p>
          </table:table-cell>
          <table:table-cell table:style-name="ce159" table:formula="of:=IF( INDEX([.$B$5:.$F$9];MATCH([.$H7];[.$B$5:.$B$9];0);MATCH([.$I7];[.$B$5:.$F$5];0))*INDEX([.$B$17:.$C$22];MATCH([.AA$2];[.$B$17:.$B$22];0);2)*INDEX([.$B$11:.$C$15];MATCH([.AA$3];[.$B$11:.$B$15];0);2)/18000&lt;&gt;0;INDEX([.$B$5:.$F$9];MATCH([.$H7];[.$B$5:.$B$9];0);MATCH([.$I7];[.$B$5:.$F$5];0))*INDEX([.$B$17:.$C$22];MATCH([.AA$2];[.$B$17:.$B$22];0);2)*INDEX([.$B$11:.$C$15];MATCH([.AA$3];[.$B$11:.$B$15];0);2)/(2000*IF([.$H7]=&quot;Blacksmith&quot;;10;IF([.$H7]=&quot;Fletcher&quot;;11;IF([.$H7]=&quot;Imbuer&quot;;10;IF([.$H7]=&quot;Tinker&quot;;9;)))));&quot;&quot;)" office:value-type="float" office:value="0.04" calcext:value-type="float">
            <text:p>0.040</text:p>
          </table:table-cell>
          <table:table-cell table:style-name="ce159" table:formula="of:=IF( INDEX([.$B$5:.$F$9];MATCH([.$H7];[.$B$5:.$B$9];0);MATCH([.$I7];[.$B$5:.$F$5];0))*INDEX([.$B$17:.$C$22];MATCH([.AB$2];[.$B$17:.$B$22];0);2)*INDEX([.$B$11:.$C$15];MATCH([.AB$3];[.$B$11:.$B$15];0);2)/18000&lt;&gt;0;INDEX([.$B$5:.$F$9];MATCH([.$H7];[.$B$5:.$B$9];0);MATCH([.$I7];[.$B$5:.$F$5];0))*INDEX([.$B$17:.$C$22];MATCH([.AB$2];[.$B$17:.$B$22];0);2)*INDEX([.$B$11:.$C$15];MATCH([.AB$3];[.$B$11:.$B$15];0);2)/(2000*IF([.$H7]=&quot;Blacksmith&quot;;10;IF([.$H7]=&quot;Fletcher&quot;;11;IF([.$H7]=&quot;Imbuer&quot;;10;IF([.$H7]=&quot;Tinker&quot;;9;)))));&quot;&quot;)" office:value-type="float" office:value="0.004" calcext:value-type="float">
            <text:p>0.004</text:p>
          </table:table-cell>
          <table:table-cell table:style-name="ce165" table:formula="of:=IF( INDEX([.$B$5:.$F$9];MATCH([.$H7];[.$B$5:.$B$9];0);MATCH([.$I7];[.$B$5:.$F$5];0))*INDEX([.$B$17:.$C$22];MATCH([.AC$2];[.$B$17:.$B$22];0);2)*INDEX([.$B$11:.$C$15];MATCH([.AC$3];[.$B$11:.$B$15];0);2)/18000&lt;&gt;0;INDEX([.$B$5:.$F$9];MATCH([.$H7];[.$B$5:.$B$9];0);MATCH([.$I7];[.$B$5:.$F$5];0))*INDEX([.$B$17:.$C$22];MATCH([.AC$2];[.$B$17:.$B$22];0);2)*INDEX([.$B$11:.$C$15];MATCH([.AC$3];[.$B$11:.$B$15];0);2)/(2000*IF([.$H7]=&quot;Blacksmith&quot;;10;IF([.$H7]=&quot;Fletcher&quot;;11;IF([.$H7]=&quot;Imbuer&quot;;10;IF([.$H7]=&quot;Tinker&quot;;9;)))));&quot;&quot;)" office:value-type="float" office:value="0.0004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Imbuer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4" calcext:value-type="float">
            <text:p>4</text:p>
          </table:table-cell>
          <table:table-cell table:style-name="ce111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Cloth</text:p>
          </table:table-cell>
          <table:table-cell table:style-name="ce129" table:formula="of:=IF( INDEX([.$B$5:.$F$9];MATCH([.$H8];[.$B$5:.$B$9];0);MATCH([.$I8];[.$B$5:.$F$5];0))*INDEX([.$B$17:.$C$22];MATCH([.J$2];[.$B$17:.$B$22];0);2)*INDEX([.$B$11:.$C$15];MATCH([.J$3];[.$B$11:.$B$15];0);2)/18000&lt;&gt;0;INDEX([.$B$5:.$F$9];MATCH([.$H8];[.$B$5:.$B$9];0);MATCH([.$I8];[.$B$5:.$F$5];0))*INDEX([.$B$17:.$C$22];MATCH([.J$2];[.$B$17:.$B$22];0);2)*INDEX([.$B$11:.$C$15];MATCH([.J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29" table:formula="of:=IF( INDEX([.$B$5:.$F$9];MATCH([.$H8];[.$B$5:.$B$9];0);MATCH([.$I8];[.$B$5:.$F$5];0))*INDEX([.$B$17:.$C$22];MATCH([.K$2];[.$B$17:.$B$22];0);2)*INDEX([.$B$11:.$C$15];MATCH([.K$3];[.$B$11:.$B$15];0);2)/18000&lt;&gt;0;INDEX([.$B$5:.$F$9];MATCH([.$H8];[.$B$5:.$B$9];0);MATCH([.$I8];[.$B$5:.$F$5];0))*INDEX([.$B$17:.$C$22];MATCH([.K$2];[.$B$17:.$B$22];0);2)*INDEX([.$B$11:.$C$15];MATCH([.K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29" table:formula="of:=IF( INDEX([.$B$5:.$F$9];MATCH([.$H8];[.$B$5:.$B$9];0);MATCH([.$I8];[.$B$5:.$F$5];0))*INDEX([.$B$17:.$C$22];MATCH([.L$2];[.$B$17:.$B$22];0);2)*INDEX([.$B$11:.$C$15];MATCH([.L$3];[.$B$11:.$B$15];0);2)/18000&lt;&gt;0;INDEX([.$B$5:.$F$9];MATCH([.$H8];[.$B$5:.$B$9];0);MATCH([.$I8];[.$B$5:.$F$5];0))*INDEX([.$B$17:.$C$22];MATCH([.L$2];[.$B$17:.$B$22];0);2)*INDEX([.$B$11:.$C$15];MATCH([.L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29" table:formula="of:=IF( INDEX([.$B$5:.$F$9];MATCH([.$H8];[.$B$5:.$B$9];0);MATCH([.$I8];[.$B$5:.$F$5];0))*INDEX([.$B$17:.$C$22];MATCH([.M$2];[.$B$17:.$B$22];0);2)*INDEX([.$B$11:.$C$15];MATCH([.M$3];[.$B$11:.$B$15];0);2)/18000&lt;&gt;0;INDEX([.$B$5:.$F$9];MATCH([.$H8];[.$B$5:.$B$9];0);MATCH([.$I8];[.$B$5:.$F$5];0))*INDEX([.$B$17:.$C$22];MATCH([.M$2];[.$B$17:.$B$22];0);2)*INDEX([.$B$11:.$C$15];MATCH([.M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38" table:formula="of:=IF( INDEX([.$B$5:.$F$9];MATCH([.$H8];[.$B$5:.$B$9];0);MATCH([.$I8];[.$B$5:.$F$5];0))*INDEX([.$B$17:.$C$22];MATCH([.N$2];[.$B$17:.$B$22];0);2)*INDEX([.$B$11:.$C$15];MATCH([.N$3];[.$B$11:.$B$15];0);2)/18000&lt;&gt;0;INDEX([.$B$5:.$F$9];MATCH([.$H8];[.$B$5:.$B$9];0);MATCH([.$I8];[.$B$5:.$F$5];0))*INDEX([.$B$17:.$C$22];MATCH([.N$2];[.$B$17:.$B$22];0);2)*INDEX([.$B$11:.$C$15];MATCH([.N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38" table:formula="of:=IF( INDEX([.$B$5:.$F$9];MATCH([.$H8];[.$B$5:.$B$9];0);MATCH([.$I8];[.$B$5:.$F$5];0))*INDEX([.$B$17:.$C$22];MATCH([.O$2];[.$B$17:.$B$22];0);2)*INDEX([.$B$11:.$C$15];MATCH([.O$3];[.$B$11:.$B$15];0);2)/18000&lt;&gt;0;INDEX([.$B$5:.$F$9];MATCH([.$H8];[.$B$5:.$B$9];0);MATCH([.$I8];[.$B$5:.$F$5];0))*INDEX([.$B$17:.$C$22];MATCH([.O$2];[.$B$17:.$B$22];0);2)*INDEX([.$B$11:.$C$15];MATCH([.O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38" table:formula="of:=IF( INDEX([.$B$5:.$F$9];MATCH([.$H8];[.$B$5:.$B$9];0);MATCH([.$I8];[.$B$5:.$F$5];0))*INDEX([.$B$17:.$C$22];MATCH([.P$2];[.$B$17:.$B$22];0);2)*INDEX([.$B$11:.$C$15];MATCH([.P$3];[.$B$11:.$B$15];0);2)/18000&lt;&gt;0;INDEX([.$B$5:.$F$9];MATCH([.$H8];[.$B$5:.$B$9];0);MATCH([.$I8];[.$B$5:.$F$5];0))*INDEX([.$B$17:.$C$22];MATCH([.P$2];[.$B$17:.$B$22];0);2)*INDEX([.$B$11:.$C$15];MATCH([.P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38" table:formula="of:=IF( INDEX([.$B$5:.$F$9];MATCH([.$H8];[.$B$5:.$B$9];0);MATCH([.$I8];[.$B$5:.$F$5];0))*INDEX([.$B$17:.$C$22];MATCH([.Q$2];[.$B$17:.$B$22];0);2)*INDEX([.$B$11:.$C$15];MATCH([.Q$3];[.$B$11:.$B$15];0);2)/18000&lt;&gt;0;INDEX([.$B$5:.$F$9];MATCH([.$H8];[.$B$5:.$B$9];0);MATCH([.$I8];[.$B$5:.$F$5];0))*INDEX([.$B$17:.$C$22];MATCH([.Q$2];[.$B$17:.$B$22];0);2)*INDEX([.$B$11:.$C$15];MATCH([.Q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45" table:formula="of:=IF( INDEX([.$B$5:.$F$9];MATCH([.$H8];[.$B$5:.$B$9];0);MATCH([.$I8];[.$B$5:.$F$5];0))*INDEX([.$B$17:.$C$22];MATCH([.R$2];[.$B$17:.$B$22];0);2)*INDEX([.$B$11:.$C$15];MATCH([.R$3];[.$B$11:.$B$15];0);2)/18000&lt;&gt;0;INDEX([.$B$5:.$F$9];MATCH([.$H8];[.$B$5:.$B$9];0);MATCH([.$I8];[.$B$5:.$F$5];0))*INDEX([.$B$17:.$C$22];MATCH([.R$2];[.$B$17:.$B$22];0);2)*INDEX([.$B$11:.$C$15];MATCH([.R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45" table:formula="of:=IF( INDEX([.$B$5:.$F$9];MATCH([.$H8];[.$B$5:.$B$9];0);MATCH([.$I8];[.$B$5:.$F$5];0))*INDEX([.$B$17:.$C$22];MATCH([.S$2];[.$B$17:.$B$22];0);2)*INDEX([.$B$11:.$C$15];MATCH([.S$3];[.$B$11:.$B$15];0);2)/18000&lt;&gt;0;INDEX([.$B$5:.$F$9];MATCH([.$H8];[.$B$5:.$B$9];0);MATCH([.$I8];[.$B$5:.$F$5];0))*INDEX([.$B$17:.$C$22];MATCH([.S$2];[.$B$17:.$B$22];0);2)*INDEX([.$B$11:.$C$15];MATCH([.S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45" table:formula="of:=IF( INDEX([.$B$5:.$F$9];MATCH([.$H8];[.$B$5:.$B$9];0);MATCH([.$I8];[.$B$5:.$F$5];0))*INDEX([.$B$17:.$C$22];MATCH([.T$2];[.$B$17:.$B$22];0);2)*INDEX([.$B$11:.$C$15];MATCH([.T$3];[.$B$11:.$B$15];0);2)/18000&lt;&gt;0;INDEX([.$B$5:.$F$9];MATCH([.$H8];[.$B$5:.$B$9];0);MATCH([.$I8];[.$B$5:.$F$5];0))*INDEX([.$B$17:.$C$22];MATCH([.T$2];[.$B$17:.$B$22];0);2)*INDEX([.$B$11:.$C$15];MATCH([.T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45" table:formula="of:=IF( INDEX([.$B$5:.$F$9];MATCH([.$H8];[.$B$5:.$B$9];0);MATCH([.$I8];[.$B$5:.$F$5];0))*INDEX([.$B$17:.$C$22];MATCH([.U$2];[.$B$17:.$B$22];0);2)*INDEX([.$B$11:.$C$15];MATCH([.U$3];[.$B$11:.$B$15];0);2)/18000&lt;&gt;0;INDEX([.$B$5:.$F$9];MATCH([.$H8];[.$B$5:.$B$9];0);MATCH([.$I8];[.$B$5:.$F$5];0))*INDEX([.$B$17:.$C$22];MATCH([.U$2];[.$B$17:.$B$22];0);2)*INDEX([.$B$11:.$C$15];MATCH([.U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2" table:formula="of:=IF( INDEX([.$B$5:.$F$9];MATCH([.$H8];[.$B$5:.$B$9];0);MATCH([.$I8];[.$B$5:.$F$5];0))*INDEX([.$B$17:.$C$22];MATCH([.V$2];[.$B$17:.$B$22];0);2)*INDEX([.$B$11:.$C$15];MATCH([.V$3];[.$B$11:.$B$15];0);2)/18000&lt;&gt;0;INDEX([.$B$5:.$F$9];MATCH([.$H8];[.$B$5:.$B$9];0);MATCH([.$I8];[.$B$5:.$F$5];0))*INDEX([.$B$17:.$C$22];MATCH([.V$2];[.$B$17:.$B$22];0);2)*INDEX([.$B$11:.$C$15];MATCH([.V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2" table:formula="of:=IF( INDEX([.$B$5:.$F$9];MATCH([.$H8];[.$B$5:.$B$9];0);MATCH([.$I8];[.$B$5:.$F$5];0))*INDEX([.$B$17:.$C$22];MATCH([.W$2];[.$B$17:.$B$22];0);2)*INDEX([.$B$11:.$C$15];MATCH([.W$3];[.$B$11:.$B$15];0);2)/18000&lt;&gt;0;INDEX([.$B$5:.$F$9];MATCH([.$H8];[.$B$5:.$B$9];0);MATCH([.$I8];[.$B$5:.$F$5];0))*INDEX([.$B$17:.$C$22];MATCH([.W$2];[.$B$17:.$B$22];0);2)*INDEX([.$B$11:.$C$15];MATCH([.W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2" table:formula="of:=IF( INDEX([.$B$5:.$F$9];MATCH([.$H8];[.$B$5:.$B$9];0);MATCH([.$I8];[.$B$5:.$F$5];0))*INDEX([.$B$17:.$C$22];MATCH([.X$2];[.$B$17:.$B$22];0);2)*INDEX([.$B$11:.$C$15];MATCH([.X$3];[.$B$11:.$B$15];0);2)/18000&lt;&gt;0;INDEX([.$B$5:.$F$9];MATCH([.$H8];[.$B$5:.$B$9];0);MATCH([.$I8];[.$B$5:.$F$5];0))*INDEX([.$B$17:.$C$22];MATCH([.X$2];[.$B$17:.$B$22];0);2)*INDEX([.$B$11:.$C$15];MATCH([.X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2" table:formula="of:=IF( INDEX([.$B$5:.$F$9];MATCH([.$H8];[.$B$5:.$B$9];0);MATCH([.$I8];[.$B$5:.$F$5];0))*INDEX([.$B$17:.$C$22];MATCH([.Y$2];[.$B$17:.$B$22];0);2)*INDEX([.$B$11:.$C$15];MATCH([.Y$3];[.$B$11:.$B$15];0);2)/18000&lt;&gt;0;INDEX([.$B$5:.$F$9];MATCH([.$H8];[.$B$5:.$B$9];0);MATCH([.$I8];[.$B$5:.$F$5];0))*INDEX([.$B$17:.$C$22];MATCH([.Y$2];[.$B$17:.$B$22];0);2)*INDEX([.$B$11:.$C$15];MATCH([.Y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9" table:formula="of:=IF( INDEX([.$B$5:.$F$9];MATCH([.$H8];[.$B$5:.$B$9];0);MATCH([.$I8];[.$B$5:.$F$5];0))*INDEX([.$B$17:.$C$22];MATCH([.Z$2];[.$B$17:.$B$22];0);2)*INDEX([.$B$11:.$C$15];MATCH([.Z$3];[.$B$11:.$B$15];0);2)/18000&lt;&gt;0;INDEX([.$B$5:.$F$9];MATCH([.$H8];[.$B$5:.$B$9];0);MATCH([.$I8];[.$B$5:.$F$5];0))*INDEX([.$B$17:.$C$22];MATCH([.Z$2];[.$B$17:.$B$22];0);2)*INDEX([.$B$11:.$C$15];MATCH([.Z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9" table:formula="of:=IF( INDEX([.$B$5:.$F$9];MATCH([.$H8];[.$B$5:.$B$9];0);MATCH([.$I8];[.$B$5:.$F$5];0))*INDEX([.$B$17:.$C$22];MATCH([.AA$2];[.$B$17:.$B$22];0);2)*INDEX([.$B$11:.$C$15];MATCH([.AA$3];[.$B$11:.$B$15];0);2)/18000&lt;&gt;0;INDEX([.$B$5:.$F$9];MATCH([.$H8];[.$B$5:.$B$9];0);MATCH([.$I8];[.$B$5:.$F$5];0))*INDEX([.$B$17:.$C$22];MATCH([.AA$2];[.$B$17:.$B$22];0);2)*INDEX([.$B$11:.$C$15];MATCH([.AA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59" table:formula="of:=IF( INDEX([.$B$5:.$F$9];MATCH([.$H8];[.$B$5:.$B$9];0);MATCH([.$I8];[.$B$5:.$F$5];0))*INDEX([.$B$17:.$C$22];MATCH([.AB$2];[.$B$17:.$B$22];0);2)*INDEX([.$B$11:.$C$15];MATCH([.AB$3];[.$B$11:.$B$15];0);2)/18000&lt;&gt;0;INDEX([.$B$5:.$F$9];MATCH([.$H8];[.$B$5:.$B$9];0);MATCH([.$I8];[.$B$5:.$F$5];0))*INDEX([.$B$17:.$C$22];MATCH([.AB$2];[.$B$17:.$B$22];0);2)*INDEX([.$B$11:.$C$15];MATCH([.AB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65" table:formula="of:=IF( INDEX([.$B$5:.$F$9];MATCH([.$H8];[.$B$5:.$B$9];0);MATCH([.$I8];[.$B$5:.$F$5];0))*INDEX([.$B$17:.$C$22];MATCH([.AC$2];[.$B$17:.$B$22];0);2)*INDEX([.$B$11:.$C$15];MATCH([.AC$3];[.$B$11:.$B$15];0);2)/18000&lt;&gt;0;INDEX([.$B$5:.$F$9];MATCH([.$H8];[.$B$5:.$B$9];0);MATCH([.$I8];[.$B$5:.$F$5];0))*INDEX([.$B$17:.$C$22];MATCH([.AC$2];[.$B$17:.$B$22];0);2)*INDEX([.$B$11:.$C$15];MATCH([.AC$3];[.$B$11:.$B$15];0);2)/(2000*IF([.$H8]=&quot;Blacksmith&quot;;10;IF([.$H8]=&quot;Fletcher&quot;;11;IF([.$H8]=&quot;Imbuer&quot;;10;IF([.$H8]=&quot;Tinker&quot;;9;)))));&quot;&quot;)">
            <text:p/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Tinker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4" calcext:value-type="float">
            <text:p>4</text:p>
          </table:table-cell>
          <table:table-cell table:style-name="ce111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Leather</text:p>
          </table:table-cell>
          <table:table-cell table:style-name="ce129" table:formula="of:=IF( INDEX([.$B$5:.$F$9];MATCH([.$H9];[.$B$5:.$B$9];0);MATCH([.$I9];[.$B$5:.$F$5];0))*INDEX([.$B$17:.$C$22];MATCH([.J$2];[.$B$17:.$B$22];0);2)*INDEX([.$B$11:.$C$15];MATCH([.J$3];[.$B$11:.$B$15];0);2)/18000&lt;&gt;0;INDEX([.$B$5:.$F$9];MATCH([.$H9];[.$B$5:.$B$9];0);MATCH([.$I9];[.$B$5:.$F$5];0))*INDEX([.$B$17:.$C$22];MATCH([.J$2];[.$B$17:.$B$22];0);2)*INDEX([.$B$11:.$C$15];MATCH([.J$3];[.$B$11:.$B$15];0);2)/(2000*IF([.$H9]=&quot;Blacksmith&quot;;10;IF([.$H9]=&quot;Fletcher&quot;;11;IF([.$H9]=&quot;Imbuer&quot;;10;IF([.$H9]=&quot;Tinker&quot;;9;)))));&quot;&quot;)" office:value-type="float" office:value="6.86909090909091" calcext:value-type="float">
            <text:p>6.869</text:p>
          </table:table-cell>
          <table:table-cell table:style-name="ce129" table:formula="of:=IF( INDEX([.$B$5:.$F$9];MATCH([.$H9];[.$B$5:.$B$9];0);MATCH([.$I9];[.$B$5:.$F$5];0))*INDEX([.$B$17:.$C$22];MATCH([.K$2];[.$B$17:.$B$22];0);2)*INDEX([.$B$11:.$C$15];MATCH([.K$3];[.$B$11:.$B$15];0);2)/18000&lt;&gt;0;INDEX([.$B$5:.$F$9];MATCH([.$H9];[.$B$5:.$B$9];0);MATCH([.$I9];[.$B$5:.$F$5];0))*INDEX([.$B$17:.$C$22];MATCH([.K$2];[.$B$17:.$B$22];0);2)*INDEX([.$B$11:.$C$15];MATCH([.K$3];[.$B$11:.$B$15];0);2)/(2000*IF([.$H9]=&quot;Blacksmith&quot;;10;IF([.$H9]=&quot;Fletcher&quot;;11;IF([.$H9]=&quot;Imbuer&quot;;10;IF([.$H9]=&quot;Tinker&quot;;9;)))));&quot;&quot;)" office:value-type="float" office:value="0.363636363636364" calcext:value-type="float">
            <text:p>0.364</text:p>
          </table:table-cell>
          <table:table-cell table:style-name="ce129" table:formula="of:=IF( INDEX([.$B$5:.$F$9];MATCH([.$H9];[.$B$5:.$B$9];0);MATCH([.$I9];[.$B$5:.$F$5];0))*INDEX([.$B$17:.$C$22];MATCH([.L$2];[.$B$17:.$B$22];0);2)*INDEX([.$B$11:.$C$15];MATCH([.L$3];[.$B$11:.$B$15];0);2)/18000&lt;&gt;0;INDEX([.$B$5:.$F$9];MATCH([.$H9];[.$B$5:.$B$9];0);MATCH([.$I9];[.$B$5:.$F$5];0))*INDEX([.$B$17:.$C$22];MATCH([.L$2];[.$B$17:.$B$22];0);2)*INDEX([.$B$11:.$C$15];MATCH([.L$3];[.$B$11:.$B$15];0);2)/(2000*IF([.$H9]=&quot;Blacksmith&quot;;10;IF([.$H9]=&quot;Fletcher&quot;;11;IF([.$H9]=&quot;Imbuer&quot;;10;IF([.$H9]=&quot;Tinker&quot;;9;)))));&quot;&quot;)" office:value-type="float" office:value="0.0363636363636364" calcext:value-type="float">
            <text:p>0.036</text:p>
          </table:table-cell>
          <table:table-cell table:style-name="ce129" table:formula="of:=IF( INDEX([.$B$5:.$F$9];MATCH([.$H9];[.$B$5:.$B$9];0);MATCH([.$I9];[.$B$5:.$F$5];0))*INDEX([.$B$17:.$C$22];MATCH([.M$2];[.$B$17:.$B$22];0);2)*INDEX([.$B$11:.$C$15];MATCH([.M$3];[.$B$11:.$B$15];0);2)/18000&lt;&gt;0;INDEX([.$B$5:.$F$9];MATCH([.$H9];[.$B$5:.$B$9];0);MATCH([.$I9];[.$B$5:.$F$5];0))*INDEX([.$B$17:.$C$22];MATCH([.M$2];[.$B$17:.$B$22];0);2)*INDEX([.$B$11:.$C$15];MATCH([.M$3];[.$B$11:.$B$15];0);2)/(2000*IF([.$H9]=&quot;Blacksmith&quot;;10;IF([.$H9]=&quot;Fletcher&quot;;11;IF([.$H9]=&quot;Imbuer&quot;;10;IF([.$H9]=&quot;Tinker&quot;;9;)))));&quot;&quot;)" office:value-type="float" office:value="0.00363636363636364" calcext:value-type="float">
            <text:p>0.004</text:p>
          </table:table-cell>
          <table:table-cell table:style-name="ce138" table:formula="of:=IF( INDEX([.$B$5:.$F$9];MATCH([.$H9];[.$B$5:.$B$9];0);MATCH([.$I9];[.$B$5:.$F$5];0))*INDEX([.$B$17:.$C$22];MATCH([.N$2];[.$B$17:.$B$22];0);2)*INDEX([.$B$11:.$C$15];MATCH([.N$3];[.$B$11:.$B$15];0);2)/18000&lt;&gt;0;INDEX([.$B$5:.$F$9];MATCH([.$H9];[.$B$5:.$B$9];0);MATCH([.$I9];[.$B$5:.$F$5];0))*INDEX([.$B$17:.$C$22];MATCH([.N$2];[.$B$17:.$B$22];0);2)*INDEX([.$B$11:.$C$15];MATCH([.N$3];[.$B$11:.$B$15];0);2)/(2000*IF([.$H9]=&quot;Blacksmith&quot;;10;IF([.$H9]=&quot;Fletcher&quot;;11;IF([.$H9]=&quot;Imbuer&quot;;10;IF([.$H9]=&quot;Tinker&quot;;9;)))));&quot;&quot;)" office:value-type="float" office:value="3.43454545454545" calcext:value-type="float">
            <text:p>3.435</text:p>
          </table:table-cell>
          <table:table-cell table:style-name="ce138" table:formula="of:=IF( INDEX([.$B$5:.$F$9];MATCH([.$H9];[.$B$5:.$B$9];0);MATCH([.$I9];[.$B$5:.$F$5];0))*INDEX([.$B$17:.$C$22];MATCH([.O$2];[.$B$17:.$B$22];0);2)*INDEX([.$B$11:.$C$15];MATCH([.O$3];[.$B$11:.$B$15];0);2)/18000&lt;&gt;0;INDEX([.$B$5:.$F$9];MATCH([.$H9];[.$B$5:.$B$9];0);MATCH([.$I9];[.$B$5:.$F$5];0))*INDEX([.$B$17:.$C$22];MATCH([.O$2];[.$B$17:.$B$22];0);2)*INDEX([.$B$11:.$C$15];MATCH([.O$3];[.$B$11:.$B$15];0);2)/(2000*IF([.$H9]=&quot;Blacksmith&quot;;10;IF([.$H9]=&quot;Fletcher&quot;;11;IF([.$H9]=&quot;Imbuer&quot;;10;IF([.$H9]=&quot;Tinker&quot;;9;)))));&quot;&quot;)" office:value-type="float" office:value="0.181818181818182" calcext:value-type="float">
            <text:p>0.182</text:p>
          </table:table-cell>
          <table:table-cell table:style-name="ce138" table:formula="of:=IF( INDEX([.$B$5:.$F$9];MATCH([.$H9];[.$B$5:.$B$9];0);MATCH([.$I9];[.$B$5:.$F$5];0))*INDEX([.$B$17:.$C$22];MATCH([.P$2];[.$B$17:.$B$22];0);2)*INDEX([.$B$11:.$C$15];MATCH([.P$3];[.$B$11:.$B$15];0);2)/18000&lt;&gt;0;INDEX([.$B$5:.$F$9];MATCH([.$H9];[.$B$5:.$B$9];0);MATCH([.$I9];[.$B$5:.$F$5];0))*INDEX([.$B$17:.$C$22];MATCH([.P$2];[.$B$17:.$B$22];0);2)*INDEX([.$B$11:.$C$15];MATCH([.P$3];[.$B$11:.$B$15];0);2)/(2000*IF([.$H9]=&quot;Blacksmith&quot;;10;IF([.$H9]=&quot;Fletcher&quot;;11;IF([.$H9]=&quot;Imbuer&quot;;10;IF([.$H9]=&quot;Tinker&quot;;9;)))));&quot;&quot;)" office:value-type="float" office:value="0.0181818181818182" calcext:value-type="float">
            <text:p>0.018</text:p>
          </table:table-cell>
          <table:table-cell table:style-name="ce138" table:formula="of:=IF( INDEX([.$B$5:.$F$9];MATCH([.$H9];[.$B$5:.$B$9];0);MATCH([.$I9];[.$B$5:.$F$5];0))*INDEX([.$B$17:.$C$22];MATCH([.Q$2];[.$B$17:.$B$22];0);2)*INDEX([.$B$11:.$C$15];MATCH([.Q$3];[.$B$11:.$B$15];0);2)/18000&lt;&gt;0;INDEX([.$B$5:.$F$9];MATCH([.$H9];[.$B$5:.$B$9];0);MATCH([.$I9];[.$B$5:.$F$5];0))*INDEX([.$B$17:.$C$22];MATCH([.Q$2];[.$B$17:.$B$22];0);2)*INDEX([.$B$11:.$C$15];MATCH([.Q$3];[.$B$11:.$B$15];0);2)/(2000*IF([.$H9]=&quot;Blacksmith&quot;;10;IF([.$H9]=&quot;Fletcher&quot;;11;IF([.$H9]=&quot;Imbuer&quot;;10;IF([.$H9]=&quot;Tinker&quot;;9;)))));&quot;&quot;)" office:value-type="float" office:value="0.00181818181818182" calcext:value-type="float">
            <text:p>0.002</text:p>
          </table:table-cell>
          <table:table-cell table:style-name="ce145" table:formula="of:=IF( INDEX([.$B$5:.$F$9];MATCH([.$H9];[.$B$5:.$B$9];0);MATCH([.$I9];[.$B$5:.$F$5];0))*INDEX([.$B$17:.$C$22];MATCH([.R$2];[.$B$17:.$B$22];0);2)*INDEX([.$B$11:.$C$15];MATCH([.R$3];[.$B$11:.$B$15];0);2)/18000&lt;&gt;0;INDEX([.$B$5:.$F$9];MATCH([.$H9];[.$B$5:.$B$9];0);MATCH([.$I9];[.$B$5:.$F$5];0))*INDEX([.$B$17:.$C$22];MATCH([.R$2];[.$B$17:.$B$22];0);2)*INDEX([.$B$11:.$C$15];MATCH([.R$3];[.$B$11:.$B$15];0);2)/(2000*IF([.$H9]=&quot;Blacksmith&quot;;10;IF([.$H9]=&quot;Fletcher&quot;;11;IF([.$H9]=&quot;Imbuer&quot;;10;IF([.$H9]=&quot;Tinker&quot;;9;)))));&quot;&quot;)" office:value-type="float" office:value="2.28955386363636" calcext:value-type="float">
            <text:p>2.290</text:p>
          </table:table-cell>
          <table:table-cell table:style-name="ce145" table:formula="of:=IF( INDEX([.$B$5:.$F$9];MATCH([.$H9];[.$B$5:.$B$9];0);MATCH([.$I9];[.$B$5:.$F$5];0))*INDEX([.$B$17:.$C$22];MATCH([.S$2];[.$B$17:.$B$22];0);2)*INDEX([.$B$11:.$C$15];MATCH([.S$3];[.$B$11:.$B$15];0);2)/18000&lt;&gt;0;INDEX([.$B$5:.$F$9];MATCH([.$H9];[.$B$5:.$B$9];0);MATCH([.$I9];[.$B$5:.$F$5];0))*INDEX([.$B$17:.$C$22];MATCH([.S$2];[.$B$17:.$B$22];0);2)*INDEX([.$B$11:.$C$15];MATCH([.S$3];[.$B$11:.$B$15];0);2)/(2000*IF([.$H9]=&quot;Blacksmith&quot;;10;IF([.$H9]=&quot;Fletcher&quot;;11;IF([.$H9]=&quot;Imbuer&quot;;10;IF([.$H9]=&quot;Tinker&quot;;9;)))));&quot;&quot;)" office:value-type="float" office:value="0.121204545454545" calcext:value-type="float">
            <text:p>0.121</text:p>
          </table:table-cell>
          <table:table-cell table:style-name="ce145" table:formula="of:=IF( INDEX([.$B$5:.$F$9];MATCH([.$H9];[.$B$5:.$B$9];0);MATCH([.$I9];[.$B$5:.$F$5];0))*INDEX([.$B$17:.$C$22];MATCH([.T$2];[.$B$17:.$B$22];0);2)*INDEX([.$B$11:.$C$15];MATCH([.T$3];[.$B$11:.$B$15];0);2)/18000&lt;&gt;0;INDEX([.$B$5:.$F$9];MATCH([.$H9];[.$B$5:.$B$9];0);MATCH([.$I9];[.$B$5:.$F$5];0))*INDEX([.$B$17:.$C$22];MATCH([.T$2];[.$B$17:.$B$22];0);2)*INDEX([.$B$11:.$C$15];MATCH([.T$3];[.$B$11:.$B$15];0);2)/(2000*IF([.$H9]=&quot;Blacksmith&quot;;10;IF([.$H9]=&quot;Fletcher&quot;;11;IF([.$H9]=&quot;Imbuer&quot;;10;IF([.$H9]=&quot;Tinker&quot;;9;)))));&quot;&quot;)" office:value-type="float" office:value="0.0121204545454545" calcext:value-type="float">
            <text:p>0.012</text:p>
          </table:table-cell>
          <table:table-cell table:style-name="ce145" table:formula="of:=IF( INDEX([.$B$5:.$F$9];MATCH([.$H9];[.$B$5:.$B$9];0);MATCH([.$I9];[.$B$5:.$F$5];0))*INDEX([.$B$17:.$C$22];MATCH([.U$2];[.$B$17:.$B$22];0);2)*INDEX([.$B$11:.$C$15];MATCH([.U$3];[.$B$11:.$B$15];0);2)/18000&lt;&gt;0;INDEX([.$B$5:.$F$9];MATCH([.$H9];[.$B$5:.$B$9];0);MATCH([.$I9];[.$B$5:.$F$5];0))*INDEX([.$B$17:.$C$22];MATCH([.U$2];[.$B$17:.$B$22];0);2)*INDEX([.$B$11:.$C$15];MATCH([.U$3];[.$B$11:.$B$15];0);2)/(2000*IF([.$H9]=&quot;Blacksmith&quot;;10;IF([.$H9]=&quot;Fletcher&quot;;11;IF([.$H9]=&quot;Imbuer&quot;;10;IF([.$H9]=&quot;Tinker&quot;;9;)))));&quot;&quot;)" office:value-type="float" office:value="0.00121204545454545" calcext:value-type="float">
            <text:p>0.001</text:p>
          </table:table-cell>
          <table:table-cell table:style-name="ce152" table:formula="of:=IF( INDEX([.$B$5:.$F$9];MATCH([.$H9];[.$B$5:.$B$9];0);MATCH([.$I9];[.$B$5:.$F$5];0))*INDEX([.$B$17:.$C$22];MATCH([.V$2];[.$B$17:.$B$22];0);2)*INDEX([.$B$11:.$C$15];MATCH([.V$3];[.$B$11:.$B$15];0);2)/18000&lt;&gt;0;INDEX([.$B$5:.$F$9];MATCH([.$H9];[.$B$5:.$B$9];0);MATCH([.$I9];[.$B$5:.$F$5];0))*INDEX([.$B$17:.$C$22];MATCH([.V$2];[.$B$17:.$B$22];0);2)*INDEX([.$B$11:.$C$15];MATCH([.V$3];[.$B$11:.$B$15];0);2)/(2000*IF([.$H9]=&quot;Blacksmith&quot;;10;IF([.$H9]=&quot;Fletcher&quot;;11;IF([.$H9]=&quot;Imbuer&quot;;10;IF([.$H9]=&quot;Tinker&quot;;9;)))));&quot;&quot;)" office:value-type="float" office:value="2.00319863636364" calcext:value-type="float">
            <text:p>2.003</text:p>
          </table:table-cell>
          <table:table-cell table:style-name="ce152" table:formula="of:=IF( INDEX([.$B$5:.$F$9];MATCH([.$H9];[.$B$5:.$B$9];0);MATCH([.$I9];[.$B$5:.$F$5];0))*INDEX([.$B$17:.$C$22];MATCH([.W$2];[.$B$17:.$B$22];0);2)*INDEX([.$B$11:.$C$15];MATCH([.W$3];[.$B$11:.$B$15];0);2)/18000&lt;&gt;0;INDEX([.$B$5:.$F$9];MATCH([.$H9];[.$B$5:.$B$9];0);MATCH([.$I9];[.$B$5:.$F$5];0))*INDEX([.$B$17:.$C$22];MATCH([.W$2];[.$B$17:.$B$22];0);2)*INDEX([.$B$11:.$C$15];MATCH([.W$3];[.$B$11:.$B$15];0);2)/(2000*IF([.$H9]=&quot;Blacksmith&quot;;10;IF([.$H9]=&quot;Fletcher&quot;;11;IF([.$H9]=&quot;Imbuer&quot;;10;IF([.$H9]=&quot;Tinker&quot;;9;)))));&quot;&quot;)" office:value-type="float" office:value="0.106045454545455" calcext:value-type="float">
            <text:p>0.106</text:p>
          </table:table-cell>
          <table:table-cell table:style-name="ce152" table:formula="of:=IF( INDEX([.$B$5:.$F$9];MATCH([.$H9];[.$B$5:.$B$9];0);MATCH([.$I9];[.$B$5:.$F$5];0))*INDEX([.$B$17:.$C$22];MATCH([.X$2];[.$B$17:.$B$22];0);2)*INDEX([.$B$11:.$C$15];MATCH([.X$3];[.$B$11:.$B$15];0);2)/18000&lt;&gt;0;INDEX([.$B$5:.$F$9];MATCH([.$H9];[.$B$5:.$B$9];0);MATCH([.$I9];[.$B$5:.$F$5];0))*INDEX([.$B$17:.$C$22];MATCH([.X$2];[.$B$17:.$B$22];0);2)*INDEX([.$B$11:.$C$15];MATCH([.X$3];[.$B$11:.$B$15];0);2)/(2000*IF([.$H9]=&quot;Blacksmith&quot;;10;IF([.$H9]=&quot;Fletcher&quot;;11;IF([.$H9]=&quot;Imbuer&quot;;10;IF([.$H9]=&quot;Tinker&quot;;9;)))));&quot;&quot;)" office:value-type="float" office:value="0.0106045454545455" calcext:value-type="float">
            <text:p>0.011</text:p>
          </table:table-cell>
          <table:table-cell table:style-name="ce152" table:formula="of:=IF( INDEX([.$B$5:.$F$9];MATCH([.$H9];[.$B$5:.$B$9];0);MATCH([.$I9];[.$B$5:.$F$5];0))*INDEX([.$B$17:.$C$22];MATCH([.Y$2];[.$B$17:.$B$22];0);2)*INDEX([.$B$11:.$C$15];MATCH([.Y$3];[.$B$11:.$B$15];0);2)/18000&lt;&gt;0;INDEX([.$B$5:.$F$9];MATCH([.$H9];[.$B$5:.$B$9];0);MATCH([.$I9];[.$B$5:.$F$5];0))*INDEX([.$B$17:.$C$22];MATCH([.Y$2];[.$B$17:.$B$22];0);2)*INDEX([.$B$11:.$C$15];MATCH([.Y$3];[.$B$11:.$B$15];0);2)/(2000*IF([.$H9]=&quot;Blacksmith&quot;;10;IF([.$H9]=&quot;Fletcher&quot;;11;IF([.$H9]=&quot;Imbuer&quot;;10;IF([.$H9]=&quot;Tinker&quot;;9;)))));&quot;&quot;)" office:value-type="float" office:value="0.00106045454545455" calcext:value-type="float">
            <text:p>0.001</text:p>
          </table:table-cell>
          <table:table-cell table:style-name="ce159" table:formula="of:=IF( INDEX([.$B$5:.$F$9];MATCH([.$H9];[.$B$5:.$B$9];0);MATCH([.$I9];[.$B$5:.$F$5];0))*INDEX([.$B$17:.$C$22];MATCH([.Z$2];[.$B$17:.$B$22];0);2)*INDEX([.$B$11:.$C$15];MATCH([.Z$3];[.$B$11:.$B$15];0);2)/18000&lt;&gt;0;INDEX([.$B$5:.$F$9];MATCH([.$H9];[.$B$5:.$B$9];0);MATCH([.$I9];[.$B$5:.$F$5];0))*INDEX([.$B$17:.$C$22];MATCH([.Z$2];[.$B$17:.$B$22];0);2)*INDEX([.$B$11:.$C$15];MATCH([.Z$3];[.$B$11:.$B$15];0);2)/(2000*IF([.$H9]=&quot;Blacksmith&quot;;10;IF([.$H9]=&quot;Fletcher&quot;;11;IF([.$H9]=&quot;Imbuer&quot;;10;IF([.$H9]=&quot;Tinker&quot;;9;)))));&quot;&quot;)" office:value-type="float" office:value="1.71727272727273" calcext:value-type="float">
            <text:p>1.717</text:p>
          </table:table-cell>
          <table:table-cell table:style-name="ce159" table:formula="of:=IF( INDEX([.$B$5:.$F$9];MATCH([.$H9];[.$B$5:.$B$9];0);MATCH([.$I9];[.$B$5:.$F$5];0))*INDEX([.$B$17:.$C$22];MATCH([.AA$2];[.$B$17:.$B$22];0);2)*INDEX([.$B$11:.$C$15];MATCH([.AA$3];[.$B$11:.$B$15];0);2)/18000&lt;&gt;0;INDEX([.$B$5:.$F$9];MATCH([.$H9];[.$B$5:.$B$9];0);MATCH([.$I9];[.$B$5:.$F$5];0))*INDEX([.$B$17:.$C$22];MATCH([.AA$2];[.$B$17:.$B$22];0);2)*INDEX([.$B$11:.$C$15];MATCH([.AA$3];[.$B$11:.$B$15];0);2)/(2000*IF([.$H9]=&quot;Blacksmith&quot;;10;IF([.$H9]=&quot;Fletcher&quot;;11;IF([.$H9]=&quot;Imbuer&quot;;10;IF([.$H9]=&quot;Tinker&quot;;9;)))));&quot;&quot;)" office:value-type="float" office:value="0.0909090909090909" calcext:value-type="float">
            <text:p>0.091</text:p>
          </table:table-cell>
          <table:table-cell table:style-name="ce159" table:formula="of:=IF( INDEX([.$B$5:.$F$9];MATCH([.$H9];[.$B$5:.$B$9];0);MATCH([.$I9];[.$B$5:.$F$5];0))*INDEX([.$B$17:.$C$22];MATCH([.AB$2];[.$B$17:.$B$22];0);2)*INDEX([.$B$11:.$C$15];MATCH([.AB$3];[.$B$11:.$B$15];0);2)/18000&lt;&gt;0;INDEX([.$B$5:.$F$9];MATCH([.$H9];[.$B$5:.$B$9];0);MATCH([.$I9];[.$B$5:.$F$5];0))*INDEX([.$B$17:.$C$22];MATCH([.AB$2];[.$B$17:.$B$22];0);2)*INDEX([.$B$11:.$C$15];MATCH([.AB$3];[.$B$11:.$B$15];0);2)/(2000*IF([.$H9]=&quot;Blacksmith&quot;;10;IF([.$H9]=&quot;Fletcher&quot;;11;IF([.$H9]=&quot;Imbuer&quot;;10;IF([.$H9]=&quot;Tinker&quot;;9;)))));&quot;&quot;)" office:value-type="float" office:value="0.00909090909090909" calcext:value-type="float">
            <text:p>0.009</text:p>
          </table:table-cell>
          <table:table-cell table:style-name="ce165" table:formula="of:=IF( INDEX([.$B$5:.$F$9];MATCH([.$H9];[.$B$5:.$B$9];0);MATCH([.$I9];[.$B$5:.$F$5];0))*INDEX([.$B$17:.$C$22];MATCH([.AC$2];[.$B$17:.$B$22];0);2)*INDEX([.$B$11:.$C$15];MATCH([.AC$3];[.$B$11:.$B$15];0);2)/18000&lt;&gt;0;INDEX([.$B$5:.$F$9];MATCH([.$H9];[.$B$5:.$B$9];0);MATCH([.$I9];[.$B$5:.$F$5];0))*INDEX([.$B$17:.$C$22];MATCH([.AC$2];[.$B$17:.$B$22];0);2)*INDEX([.$B$11:.$C$15];MATCH([.AC$3];[.$B$11:.$B$15];0);2)/(2000*IF([.$H9]=&quot;Blacksmith&quot;;10;IF([.$H9]=&quot;Fletcher&quot;;11;IF([.$H9]=&quot;Imbuer&quot;;10;IF([.$H9]=&quot;Tinker&quot;;9;)))));&quot;&quot;)" office:value-type="float" office:value="0.000909090909090909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1" table:number-columns-repeated="6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Metalbar</text:p>
          </table:table-cell>
          <table:table-cell table:style-name="ce129" table:formula="of:=IF( INDEX([.$B$5:.$F$9];MATCH([.$H10];[.$B$5:.$B$9];0);MATCH([.$I10];[.$B$5:.$F$5];0))*INDEX([.$B$17:.$C$22];MATCH([.J$2];[.$B$17:.$B$22];0);2)*INDEX([.$B$11:.$C$15];MATCH([.J$3];[.$B$11:.$B$15];0);2)/18000&lt;&gt;0;INDEX([.$B$5:.$F$9];MATCH([.$H10];[.$B$5:.$B$9];0);MATCH([.$I10];[.$B$5:.$F$5];0))*INDEX([.$B$17:.$C$22];MATCH([.J$2];[.$B$17:.$B$22];0);2)*INDEX([.$B$11:.$C$15];MATCH([.J$3];[.$B$11:.$B$15];0);2)/(2000*IF([.$H10]=&quot;Blacksmith&quot;;10;IF([.$H10]=&quot;Fletcher&quot;;11;IF([.$H10]=&quot;Imbuer&quot;;10;IF([.$H10]=&quot;Tinker&quot;;9;)))));&quot;&quot;)" office:value-type="float" office:value="4.12145454545455" calcext:value-type="float">
            <text:p>4.121</text:p>
          </table:table-cell>
          <table:table-cell table:style-name="ce129" table:formula="of:=IF( INDEX([.$B$5:.$F$9];MATCH([.$H10];[.$B$5:.$B$9];0);MATCH([.$I10];[.$B$5:.$F$5];0))*INDEX([.$B$17:.$C$22];MATCH([.K$2];[.$B$17:.$B$22];0);2)*INDEX([.$B$11:.$C$15];MATCH([.K$3];[.$B$11:.$B$15];0);2)/18000&lt;&gt;0;INDEX([.$B$5:.$F$9];MATCH([.$H10];[.$B$5:.$B$9];0);MATCH([.$I10];[.$B$5:.$F$5];0))*INDEX([.$B$17:.$C$22];MATCH([.K$2];[.$B$17:.$B$22];0);2)*INDEX([.$B$11:.$C$15];MATCH([.K$3];[.$B$11:.$B$15];0);2)/(2000*IF([.$H10]=&quot;Blacksmith&quot;;10;IF([.$H10]=&quot;Fletcher&quot;;11;IF([.$H10]=&quot;Imbuer&quot;;10;IF([.$H10]=&quot;Tinker&quot;;9;)))));&quot;&quot;)" office:value-type="float" office:value="0.218181818181818" calcext:value-type="float">
            <text:p>0.218</text:p>
          </table:table-cell>
          <table:table-cell table:style-name="ce129" table:formula="of:=IF( INDEX([.$B$5:.$F$9];MATCH([.$H10];[.$B$5:.$B$9];0);MATCH([.$I10];[.$B$5:.$F$5];0))*INDEX([.$B$17:.$C$22];MATCH([.L$2];[.$B$17:.$B$22];0);2)*INDEX([.$B$11:.$C$15];MATCH([.L$3];[.$B$11:.$B$15];0);2)/18000&lt;&gt;0;INDEX([.$B$5:.$F$9];MATCH([.$H10];[.$B$5:.$B$9];0);MATCH([.$I10];[.$B$5:.$F$5];0))*INDEX([.$B$17:.$C$22];MATCH([.L$2];[.$B$17:.$B$22];0);2)*INDEX([.$B$11:.$C$15];MATCH([.L$3];[.$B$11:.$B$15];0);2)/(2000*IF([.$H10]=&quot;Blacksmith&quot;;10;IF([.$H10]=&quot;Fletcher&quot;;11;IF([.$H10]=&quot;Imbuer&quot;;10;IF([.$H10]=&quot;Tinker&quot;;9;)))));&quot;&quot;)" office:value-type="float" office:value="0.0218181818181818" calcext:value-type="float">
            <text:p>0.022</text:p>
          </table:table-cell>
          <table:table-cell table:style-name="ce129" table:formula="of:=IF( INDEX([.$B$5:.$F$9];MATCH([.$H10];[.$B$5:.$B$9];0);MATCH([.$I10];[.$B$5:.$F$5];0))*INDEX([.$B$17:.$C$22];MATCH([.M$2];[.$B$17:.$B$22];0);2)*INDEX([.$B$11:.$C$15];MATCH([.M$3];[.$B$11:.$B$15];0);2)/18000&lt;&gt;0;INDEX([.$B$5:.$F$9];MATCH([.$H10];[.$B$5:.$B$9];0);MATCH([.$I10];[.$B$5:.$F$5];0))*INDEX([.$B$17:.$C$22];MATCH([.M$2];[.$B$17:.$B$22];0);2)*INDEX([.$B$11:.$C$15];MATCH([.M$3];[.$B$11:.$B$15];0);2)/(2000*IF([.$H10]=&quot;Blacksmith&quot;;10;IF([.$H10]=&quot;Fletcher&quot;;11;IF([.$H10]=&quot;Imbuer&quot;;10;IF([.$H10]=&quot;Tinker&quot;;9;)))));&quot;&quot;)" office:value-type="float" office:value="0.00218181818181818" calcext:value-type="float">
            <text:p>0.002</text:p>
          </table:table-cell>
          <table:table-cell table:style-name="ce138" table:formula="of:=IF( INDEX([.$B$5:.$F$9];MATCH([.$H10];[.$B$5:.$B$9];0);MATCH([.$I10];[.$B$5:.$F$5];0))*INDEX([.$B$17:.$C$22];MATCH([.N$2];[.$B$17:.$B$22];0);2)*INDEX([.$B$11:.$C$15];MATCH([.N$3];[.$B$11:.$B$15];0);2)/18000&lt;&gt;0;INDEX([.$B$5:.$F$9];MATCH([.$H10];[.$B$5:.$B$9];0);MATCH([.$I10];[.$B$5:.$F$5];0))*INDEX([.$B$17:.$C$22];MATCH([.N$2];[.$B$17:.$B$22];0);2)*INDEX([.$B$11:.$C$15];MATCH([.N$3];[.$B$11:.$B$15];0);2)/(2000*IF([.$H10]=&quot;Blacksmith&quot;;10;IF([.$H10]=&quot;Fletcher&quot;;11;IF([.$H10]=&quot;Imbuer&quot;;10;IF([.$H10]=&quot;Tinker&quot;;9;)))));&quot;&quot;)" office:value-type="float" office:value="2.06072727272727" calcext:value-type="float">
            <text:p>2.061</text:p>
          </table:table-cell>
          <table:table-cell table:style-name="ce138" table:formula="of:=IF( INDEX([.$B$5:.$F$9];MATCH([.$H10];[.$B$5:.$B$9];0);MATCH([.$I10];[.$B$5:.$F$5];0))*INDEX([.$B$17:.$C$22];MATCH([.O$2];[.$B$17:.$B$22];0);2)*INDEX([.$B$11:.$C$15];MATCH([.O$3];[.$B$11:.$B$15];0);2)/18000&lt;&gt;0;INDEX([.$B$5:.$F$9];MATCH([.$H10];[.$B$5:.$B$9];0);MATCH([.$I10];[.$B$5:.$F$5];0))*INDEX([.$B$17:.$C$22];MATCH([.O$2];[.$B$17:.$B$22];0);2)*INDEX([.$B$11:.$C$15];MATCH([.O$3];[.$B$11:.$B$15];0);2)/(2000*IF([.$H10]=&quot;Blacksmith&quot;;10;IF([.$H10]=&quot;Fletcher&quot;;11;IF([.$H10]=&quot;Imbuer&quot;;10;IF([.$H10]=&quot;Tinker&quot;;9;)))));&quot;&quot;)" office:value-type="float" office:value="0.109090909090909" calcext:value-type="float">
            <text:p>0.109</text:p>
          </table:table-cell>
          <table:table-cell table:style-name="ce138" table:formula="of:=IF( INDEX([.$B$5:.$F$9];MATCH([.$H10];[.$B$5:.$B$9];0);MATCH([.$I10];[.$B$5:.$F$5];0))*INDEX([.$B$17:.$C$22];MATCH([.P$2];[.$B$17:.$B$22];0);2)*INDEX([.$B$11:.$C$15];MATCH([.P$3];[.$B$11:.$B$15];0);2)/18000&lt;&gt;0;INDEX([.$B$5:.$F$9];MATCH([.$H10];[.$B$5:.$B$9];0);MATCH([.$I10];[.$B$5:.$F$5];0))*INDEX([.$B$17:.$C$22];MATCH([.P$2];[.$B$17:.$B$22];0);2)*INDEX([.$B$11:.$C$15];MATCH([.P$3];[.$B$11:.$B$15];0);2)/(2000*IF([.$H10]=&quot;Blacksmith&quot;;10;IF([.$H10]=&quot;Fletcher&quot;;11;IF([.$H10]=&quot;Imbuer&quot;;10;IF([.$H10]=&quot;Tinker&quot;;9;)))));&quot;&quot;)" office:value-type="float" office:value="0.0109090909090909" calcext:value-type="float">
            <text:p>0.011</text:p>
          </table:table-cell>
          <table:table-cell table:style-name="ce138" table:formula="of:=IF( INDEX([.$B$5:.$F$9];MATCH([.$H10];[.$B$5:.$B$9];0);MATCH([.$I10];[.$B$5:.$F$5];0))*INDEX([.$B$17:.$C$22];MATCH([.Q$2];[.$B$17:.$B$22];0);2)*INDEX([.$B$11:.$C$15];MATCH([.Q$3];[.$B$11:.$B$15];0);2)/18000&lt;&gt;0;INDEX([.$B$5:.$F$9];MATCH([.$H10];[.$B$5:.$B$9];0);MATCH([.$I10];[.$B$5:.$F$5];0))*INDEX([.$B$17:.$C$22];MATCH([.Q$2];[.$B$17:.$B$22];0);2)*INDEX([.$B$11:.$C$15];MATCH([.Q$3];[.$B$11:.$B$15];0);2)/(2000*IF([.$H10]=&quot;Blacksmith&quot;;10;IF([.$H10]=&quot;Fletcher&quot;;11;IF([.$H10]=&quot;Imbuer&quot;;10;IF([.$H10]=&quot;Tinker&quot;;9;)))));&quot;&quot;)" office:value-type="float" office:value="0.00109090909090909" calcext:value-type="float">
            <text:p>0.001</text:p>
          </table:table-cell>
          <table:table-cell table:style-name="ce145" table:formula="of:=IF( INDEX([.$B$5:.$F$9];MATCH([.$H10];[.$B$5:.$B$9];0);MATCH([.$I10];[.$B$5:.$F$5];0))*INDEX([.$B$17:.$C$22];MATCH([.R$2];[.$B$17:.$B$22];0);2)*INDEX([.$B$11:.$C$15];MATCH([.R$3];[.$B$11:.$B$15];0);2)/18000&lt;&gt;0;INDEX([.$B$5:.$F$9];MATCH([.$H10];[.$B$5:.$B$9];0);MATCH([.$I10];[.$B$5:.$F$5];0))*INDEX([.$B$17:.$C$22];MATCH([.R$2];[.$B$17:.$B$22];0);2)*INDEX([.$B$11:.$C$15];MATCH([.R$3];[.$B$11:.$B$15];0);2)/(2000*IF([.$H10]=&quot;Blacksmith&quot;;10;IF([.$H10]=&quot;Fletcher&quot;;11;IF([.$H10]=&quot;Imbuer&quot;;10;IF([.$H10]=&quot;Tinker&quot;;9;)))));&quot;&quot;)" office:value-type="float" office:value="1.37373231818182" calcext:value-type="float">
            <text:p>1.374</text:p>
          </table:table-cell>
          <table:table-cell table:style-name="ce145" table:formula="of:=IF( INDEX([.$B$5:.$F$9];MATCH([.$H10];[.$B$5:.$B$9];0);MATCH([.$I10];[.$B$5:.$F$5];0))*INDEX([.$B$17:.$C$22];MATCH([.S$2];[.$B$17:.$B$22];0);2)*INDEX([.$B$11:.$C$15];MATCH([.S$3];[.$B$11:.$B$15];0);2)/18000&lt;&gt;0;INDEX([.$B$5:.$F$9];MATCH([.$H10];[.$B$5:.$B$9];0);MATCH([.$I10];[.$B$5:.$F$5];0))*INDEX([.$B$17:.$C$22];MATCH([.S$2];[.$B$17:.$B$22];0);2)*INDEX([.$B$11:.$C$15];MATCH([.S$3];[.$B$11:.$B$15];0);2)/(2000*IF([.$H10]=&quot;Blacksmith&quot;;10;IF([.$H10]=&quot;Fletcher&quot;;11;IF([.$H10]=&quot;Imbuer&quot;;10;IF([.$H10]=&quot;Tinker&quot;;9;)))));&quot;&quot;)" office:value-type="float" office:value="0.0727227272727273" calcext:value-type="float">
            <text:p>0.073</text:p>
          </table:table-cell>
          <table:table-cell table:style-name="ce145" table:formula="of:=IF( INDEX([.$B$5:.$F$9];MATCH([.$H10];[.$B$5:.$B$9];0);MATCH([.$I10];[.$B$5:.$F$5];0))*INDEX([.$B$17:.$C$22];MATCH([.T$2];[.$B$17:.$B$22];0);2)*INDEX([.$B$11:.$C$15];MATCH([.T$3];[.$B$11:.$B$15];0);2)/18000&lt;&gt;0;INDEX([.$B$5:.$F$9];MATCH([.$H10];[.$B$5:.$B$9];0);MATCH([.$I10];[.$B$5:.$F$5];0))*INDEX([.$B$17:.$C$22];MATCH([.T$2];[.$B$17:.$B$22];0);2)*INDEX([.$B$11:.$C$15];MATCH([.T$3];[.$B$11:.$B$15];0);2)/(2000*IF([.$H10]=&quot;Blacksmith&quot;;10;IF([.$H10]=&quot;Fletcher&quot;;11;IF([.$H10]=&quot;Imbuer&quot;;10;IF([.$H10]=&quot;Tinker&quot;;9;)))));&quot;&quot;)" office:value-type="float" office:value="0.00727227272727273" calcext:value-type="float">
            <text:p>0.007</text:p>
          </table:table-cell>
          <table:table-cell table:style-name="ce145" table:formula="of:=IF( INDEX([.$B$5:.$F$9];MATCH([.$H10];[.$B$5:.$B$9];0);MATCH([.$I10];[.$B$5:.$F$5];0))*INDEX([.$B$17:.$C$22];MATCH([.U$2];[.$B$17:.$B$22];0);2)*INDEX([.$B$11:.$C$15];MATCH([.U$3];[.$B$11:.$B$15];0);2)/18000&lt;&gt;0;INDEX([.$B$5:.$F$9];MATCH([.$H10];[.$B$5:.$B$9];0);MATCH([.$I10];[.$B$5:.$F$5];0))*INDEX([.$B$17:.$C$22];MATCH([.U$2];[.$B$17:.$B$22];0);2)*INDEX([.$B$11:.$C$15];MATCH([.U$3];[.$B$11:.$B$15];0);2)/(2000*IF([.$H10]=&quot;Blacksmith&quot;;10;IF([.$H10]=&quot;Fletcher&quot;;11;IF([.$H10]=&quot;Imbuer&quot;;10;IF([.$H10]=&quot;Tinker&quot;;9;)))));&quot;&quot;)" office:value-type="float" office:value="0.000727227272727273" calcext:value-type="float">
            <text:p>0.001</text:p>
          </table:table-cell>
          <table:table-cell table:style-name="ce152" table:formula="of:=IF( INDEX([.$B$5:.$F$9];MATCH([.$H10];[.$B$5:.$B$9];0);MATCH([.$I10];[.$B$5:.$F$5];0))*INDEX([.$B$17:.$C$22];MATCH([.V$2];[.$B$17:.$B$22];0);2)*INDEX([.$B$11:.$C$15];MATCH([.V$3];[.$B$11:.$B$15];0);2)/18000&lt;&gt;0;INDEX([.$B$5:.$F$9];MATCH([.$H10];[.$B$5:.$B$9];0);MATCH([.$I10];[.$B$5:.$F$5];0))*INDEX([.$B$17:.$C$22];MATCH([.V$2];[.$B$17:.$B$22];0);2)*INDEX([.$B$11:.$C$15];MATCH([.V$3];[.$B$11:.$B$15];0);2)/(2000*IF([.$H10]=&quot;Blacksmith&quot;;10;IF([.$H10]=&quot;Fletcher&quot;;11;IF([.$H10]=&quot;Imbuer&quot;;10;IF([.$H10]=&quot;Tinker&quot;;9;)))));&quot;&quot;)" office:value-type="float" office:value="1.20191918181818" calcext:value-type="float">
            <text:p>1.202</text:p>
          </table:table-cell>
          <table:table-cell table:style-name="ce152" table:formula="of:=IF( INDEX([.$B$5:.$F$9];MATCH([.$H10];[.$B$5:.$B$9];0);MATCH([.$I10];[.$B$5:.$F$5];0))*INDEX([.$B$17:.$C$22];MATCH([.W$2];[.$B$17:.$B$22];0);2)*INDEX([.$B$11:.$C$15];MATCH([.W$3];[.$B$11:.$B$15];0);2)/18000&lt;&gt;0;INDEX([.$B$5:.$F$9];MATCH([.$H10];[.$B$5:.$B$9];0);MATCH([.$I10];[.$B$5:.$F$5];0))*INDEX([.$B$17:.$C$22];MATCH([.W$2];[.$B$17:.$B$22];0);2)*INDEX([.$B$11:.$C$15];MATCH([.W$3];[.$B$11:.$B$15];0);2)/(2000*IF([.$H10]=&quot;Blacksmith&quot;;10;IF([.$H10]=&quot;Fletcher&quot;;11;IF([.$H10]=&quot;Imbuer&quot;;10;IF([.$H10]=&quot;Tinker&quot;;9;)))));&quot;&quot;)" office:value-type="float" office:value="0.0636272727272727" calcext:value-type="float">
            <text:p>0.064</text:p>
          </table:table-cell>
          <table:table-cell table:style-name="ce152" table:formula="of:=IF( INDEX([.$B$5:.$F$9];MATCH([.$H10];[.$B$5:.$B$9];0);MATCH([.$I10];[.$B$5:.$F$5];0))*INDEX([.$B$17:.$C$22];MATCH([.X$2];[.$B$17:.$B$22];0);2)*INDEX([.$B$11:.$C$15];MATCH([.X$3];[.$B$11:.$B$15];0);2)/18000&lt;&gt;0;INDEX([.$B$5:.$F$9];MATCH([.$H10];[.$B$5:.$B$9];0);MATCH([.$I10];[.$B$5:.$F$5];0))*INDEX([.$B$17:.$C$22];MATCH([.X$2];[.$B$17:.$B$22];0);2)*INDEX([.$B$11:.$C$15];MATCH([.X$3];[.$B$11:.$B$15];0);2)/(2000*IF([.$H10]=&quot;Blacksmith&quot;;10;IF([.$H10]=&quot;Fletcher&quot;;11;IF([.$H10]=&quot;Imbuer&quot;;10;IF([.$H10]=&quot;Tinker&quot;;9;)))));&quot;&quot;)" office:value-type="float" office:value="0.00636272727272727" calcext:value-type="float">
            <text:p>0.006</text:p>
          </table:table-cell>
          <table:table-cell table:style-name="ce152" table:formula="of:=IF( INDEX([.$B$5:.$F$9];MATCH([.$H10];[.$B$5:.$B$9];0);MATCH([.$I10];[.$B$5:.$F$5];0))*INDEX([.$B$17:.$C$22];MATCH([.Y$2];[.$B$17:.$B$22];0);2)*INDEX([.$B$11:.$C$15];MATCH([.Y$3];[.$B$11:.$B$15];0);2)/18000&lt;&gt;0;INDEX([.$B$5:.$F$9];MATCH([.$H10];[.$B$5:.$B$9];0);MATCH([.$I10];[.$B$5:.$F$5];0))*INDEX([.$B$17:.$C$22];MATCH([.Y$2];[.$B$17:.$B$22];0);2)*INDEX([.$B$11:.$C$15];MATCH([.Y$3];[.$B$11:.$B$15];0);2)/(2000*IF([.$H10]=&quot;Blacksmith&quot;;10;IF([.$H10]=&quot;Fletcher&quot;;11;IF([.$H10]=&quot;Imbuer&quot;;10;IF([.$H10]=&quot;Tinker&quot;;9;)))));&quot;&quot;)" office:value-type="float" office:value="0.000636272727272727" calcext:value-type="float">
            <text:p>0.001</text:p>
          </table:table-cell>
          <table:table-cell table:style-name="ce159" table:formula="of:=IF( INDEX([.$B$5:.$F$9];MATCH([.$H10];[.$B$5:.$B$9];0);MATCH([.$I10];[.$B$5:.$F$5];0))*INDEX([.$B$17:.$C$22];MATCH([.Z$2];[.$B$17:.$B$22];0);2)*INDEX([.$B$11:.$C$15];MATCH([.Z$3];[.$B$11:.$B$15];0);2)/18000&lt;&gt;0;INDEX([.$B$5:.$F$9];MATCH([.$H10];[.$B$5:.$B$9];0);MATCH([.$I10];[.$B$5:.$F$5];0))*INDEX([.$B$17:.$C$22];MATCH([.Z$2];[.$B$17:.$B$22];0);2)*INDEX([.$B$11:.$C$15];MATCH([.Z$3];[.$B$11:.$B$15];0);2)/(2000*IF([.$H10]=&quot;Blacksmith&quot;;10;IF([.$H10]=&quot;Fletcher&quot;;11;IF([.$H10]=&quot;Imbuer&quot;;10;IF([.$H10]=&quot;Tinker&quot;;9;)))));&quot;&quot;)" office:value-type="float" office:value="1.03036363636364" calcext:value-type="float">
            <text:p>1.030</text:p>
          </table:table-cell>
          <table:table-cell table:style-name="ce159" table:formula="of:=IF( INDEX([.$B$5:.$F$9];MATCH([.$H10];[.$B$5:.$B$9];0);MATCH([.$I10];[.$B$5:.$F$5];0))*INDEX([.$B$17:.$C$22];MATCH([.AA$2];[.$B$17:.$B$22];0);2)*INDEX([.$B$11:.$C$15];MATCH([.AA$3];[.$B$11:.$B$15];0);2)/18000&lt;&gt;0;INDEX([.$B$5:.$F$9];MATCH([.$H10];[.$B$5:.$B$9];0);MATCH([.$I10];[.$B$5:.$F$5];0))*INDEX([.$B$17:.$C$22];MATCH([.AA$2];[.$B$17:.$B$22];0);2)*INDEX([.$B$11:.$C$15];MATCH([.AA$3];[.$B$11:.$B$15];0);2)/(2000*IF([.$H10]=&quot;Blacksmith&quot;;10;IF([.$H10]=&quot;Fletcher&quot;;11;IF([.$H10]=&quot;Imbuer&quot;;10;IF([.$H10]=&quot;Tinker&quot;;9;)))));&quot;&quot;)" office:value-type="float" office:value="0.0545454545454545" calcext:value-type="float">
            <text:p>0.055</text:p>
          </table:table-cell>
          <table:table-cell table:style-name="ce159" table:formula="of:=IF( INDEX([.$B$5:.$F$9];MATCH([.$H10];[.$B$5:.$B$9];0);MATCH([.$I10];[.$B$5:.$F$5];0))*INDEX([.$B$17:.$C$22];MATCH([.AB$2];[.$B$17:.$B$22];0);2)*INDEX([.$B$11:.$C$15];MATCH([.AB$3];[.$B$11:.$B$15];0);2)/18000&lt;&gt;0;INDEX([.$B$5:.$F$9];MATCH([.$H10];[.$B$5:.$B$9];0);MATCH([.$I10];[.$B$5:.$F$5];0))*INDEX([.$B$17:.$C$22];MATCH([.AB$2];[.$B$17:.$B$22];0);2)*INDEX([.$B$11:.$C$15];MATCH([.AB$3];[.$B$11:.$B$15];0);2)/(2000*IF([.$H10]=&quot;Blacksmith&quot;;10;IF([.$H10]=&quot;Fletcher&quot;;11;IF([.$H10]=&quot;Imbuer&quot;;10;IF([.$H10]=&quot;Tinker&quot;;9;)))));&quot;&quot;)" office:value-type="float" office:value="0.00545454545454546" calcext:value-type="float">
            <text:p>0.005</text:p>
          </table:table-cell>
          <table:table-cell table:style-name="ce165" table:formula="of:=IF( INDEX([.$B$5:.$F$9];MATCH([.$H10];[.$B$5:.$B$9];0);MATCH([.$I10];[.$B$5:.$F$5];0))*INDEX([.$B$17:.$C$22];MATCH([.AC$2];[.$B$17:.$B$22];0);2)*INDEX([.$B$11:.$C$15];MATCH([.AC$3];[.$B$11:.$B$15];0);2)/18000&lt;&gt;0;INDEX([.$B$5:.$F$9];MATCH([.$H10];[.$B$5:.$B$9];0);MATCH([.$I10];[.$B$5:.$F$5];0))*INDEX([.$B$17:.$C$22];MATCH([.AC$2];[.$B$17:.$B$22];0);2)*INDEX([.$B$11:.$C$15];MATCH([.AC$3];[.$B$11:.$B$15];0);2)/(2000*IF([.$H10]=&quot;Blacksmith&quot;;10;IF([.$H10]=&quot;Fletcher&quot;;11;IF([.$H10]=&quot;Imbuer&quot;;10;IF([.$H10]=&quot;Tinker&quot;;9;)))));&quot;&quot;)" office:value-type="float" office:value="0.000545454545454545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Const.</text:p>
          </table:table-cell>
          <table:table-cell table:style-name="ce115" office:value-type="string" calcext:value-type="string">
            <text:p>Value</text:p>
          </table:table-cell>
          <table:table-cell table:style-name="ce111" table:number-columns-repeated="4"/>
          <table:table-cell table:style-name="ce121" office:value-type="string" calcext:value-type="string">
            <text:p>Fletcher</text:p>
          </table:table-cell>
          <table:table-cell table:style-name="ce126" office:value-type="string" calcext:value-type="string">
            <text:p>Planks</text:p>
          </table:table-cell>
          <table:table-cell table:style-name="ce129" table:formula="of:=IF( INDEX([.$B$5:.$F$9];MATCH([.$H11];[.$B$5:.$B$9];0);MATCH([.$I11];[.$B$5:.$F$5];0))*INDEX([.$B$17:.$C$22];MATCH([.J$2];[.$B$17:.$B$22];0);2)*INDEX([.$B$11:.$C$15];MATCH([.J$3];[.$B$11:.$B$15];0);2)/18000&lt;&gt;0;INDEX([.$B$5:.$F$9];MATCH([.$H11];[.$B$5:.$B$9];0);MATCH([.$I11];[.$B$5:.$F$5];0))*INDEX([.$B$17:.$C$22];MATCH([.J$2];[.$B$17:.$B$22];0);2)*INDEX([.$B$11:.$C$15];MATCH([.J$3];[.$B$11:.$B$15];0);2)/(2000*IF([.$H11]=&quot;Blacksmith&quot;;10;IF([.$H11]=&quot;Fletcher&quot;;11;IF([.$H11]=&quot;Imbuer&quot;;10;IF([.$H11]=&quot;Tinker&quot;;9;)))));&quot;&quot;)" office:value-type="float" office:value="4.12145454545455" calcext:value-type="float">
            <text:p>4.121</text:p>
          </table:table-cell>
          <table:table-cell table:style-name="ce129" table:formula="of:=IF( INDEX([.$B$5:.$F$9];MATCH([.$H11];[.$B$5:.$B$9];0);MATCH([.$I11];[.$B$5:.$F$5];0))*INDEX([.$B$17:.$C$22];MATCH([.K$2];[.$B$17:.$B$22];0);2)*INDEX([.$B$11:.$C$15];MATCH([.K$3];[.$B$11:.$B$15];0);2)/18000&lt;&gt;0;INDEX([.$B$5:.$F$9];MATCH([.$H11];[.$B$5:.$B$9];0);MATCH([.$I11];[.$B$5:.$F$5];0))*INDEX([.$B$17:.$C$22];MATCH([.K$2];[.$B$17:.$B$22];0);2)*INDEX([.$B$11:.$C$15];MATCH([.K$3];[.$B$11:.$B$15];0);2)/(2000*IF([.$H11]=&quot;Blacksmith&quot;;10;IF([.$H11]=&quot;Fletcher&quot;;11;IF([.$H11]=&quot;Imbuer&quot;;10;IF([.$H11]=&quot;Tinker&quot;;9;)))));&quot;&quot;)" office:value-type="float" office:value="0.218181818181818" calcext:value-type="float">
            <text:p>0.218</text:p>
          </table:table-cell>
          <table:table-cell table:style-name="ce129" table:formula="of:=IF( INDEX([.$B$5:.$F$9];MATCH([.$H11];[.$B$5:.$B$9];0);MATCH([.$I11];[.$B$5:.$F$5];0))*INDEX([.$B$17:.$C$22];MATCH([.L$2];[.$B$17:.$B$22];0);2)*INDEX([.$B$11:.$C$15];MATCH([.L$3];[.$B$11:.$B$15];0);2)/18000&lt;&gt;0;INDEX([.$B$5:.$F$9];MATCH([.$H11];[.$B$5:.$B$9];0);MATCH([.$I11];[.$B$5:.$F$5];0))*INDEX([.$B$17:.$C$22];MATCH([.L$2];[.$B$17:.$B$22];0);2)*INDEX([.$B$11:.$C$15];MATCH([.L$3];[.$B$11:.$B$15];0);2)/(2000*IF([.$H11]=&quot;Blacksmith&quot;;10;IF([.$H11]=&quot;Fletcher&quot;;11;IF([.$H11]=&quot;Imbuer&quot;;10;IF([.$H11]=&quot;Tinker&quot;;9;)))));&quot;&quot;)" office:value-type="float" office:value="0.0218181818181818" calcext:value-type="float">
            <text:p>0.022</text:p>
          </table:table-cell>
          <table:table-cell table:style-name="ce129" table:formula="of:=IF( INDEX([.$B$5:.$F$9];MATCH([.$H11];[.$B$5:.$B$9];0);MATCH([.$I11];[.$B$5:.$F$5];0))*INDEX([.$B$17:.$C$22];MATCH([.M$2];[.$B$17:.$B$22];0);2)*INDEX([.$B$11:.$C$15];MATCH([.M$3];[.$B$11:.$B$15];0);2)/18000&lt;&gt;0;INDEX([.$B$5:.$F$9];MATCH([.$H11];[.$B$5:.$B$9];0);MATCH([.$I11];[.$B$5:.$F$5];0))*INDEX([.$B$17:.$C$22];MATCH([.M$2];[.$B$17:.$B$22];0);2)*INDEX([.$B$11:.$C$15];MATCH([.M$3];[.$B$11:.$B$15];0);2)/(2000*IF([.$H11]=&quot;Blacksmith&quot;;10;IF([.$H11]=&quot;Fletcher&quot;;11;IF([.$H11]=&quot;Imbuer&quot;;10;IF([.$H11]=&quot;Tinker&quot;;9;)))));&quot;&quot;)" office:value-type="float" office:value="0.00218181818181818" calcext:value-type="float">
            <text:p>0.002</text:p>
          </table:table-cell>
          <table:table-cell table:style-name="ce138" table:formula="of:=IF( INDEX([.$B$5:.$F$9];MATCH([.$H11];[.$B$5:.$B$9];0);MATCH([.$I11];[.$B$5:.$F$5];0))*INDEX([.$B$17:.$C$22];MATCH([.N$2];[.$B$17:.$B$22];0);2)*INDEX([.$B$11:.$C$15];MATCH([.N$3];[.$B$11:.$B$15];0);2)/18000&lt;&gt;0;INDEX([.$B$5:.$F$9];MATCH([.$H11];[.$B$5:.$B$9];0);MATCH([.$I11];[.$B$5:.$F$5];0))*INDEX([.$B$17:.$C$22];MATCH([.N$2];[.$B$17:.$B$22];0);2)*INDEX([.$B$11:.$C$15];MATCH([.N$3];[.$B$11:.$B$15];0);2)/(2000*IF([.$H11]=&quot;Blacksmith&quot;;10;IF([.$H11]=&quot;Fletcher&quot;;11;IF([.$H11]=&quot;Imbuer&quot;;10;IF([.$H11]=&quot;Tinker&quot;;9;)))));&quot;&quot;)" office:value-type="float" office:value="2.06072727272727" calcext:value-type="float">
            <text:p>2.061</text:p>
          </table:table-cell>
          <table:table-cell table:style-name="ce138" table:formula="of:=IF( INDEX([.$B$5:.$F$9];MATCH([.$H11];[.$B$5:.$B$9];0);MATCH([.$I11];[.$B$5:.$F$5];0))*INDEX([.$B$17:.$C$22];MATCH([.O$2];[.$B$17:.$B$22];0);2)*INDEX([.$B$11:.$C$15];MATCH([.O$3];[.$B$11:.$B$15];0);2)/18000&lt;&gt;0;INDEX([.$B$5:.$F$9];MATCH([.$H11];[.$B$5:.$B$9];0);MATCH([.$I11];[.$B$5:.$F$5];0))*INDEX([.$B$17:.$C$22];MATCH([.O$2];[.$B$17:.$B$22];0);2)*INDEX([.$B$11:.$C$15];MATCH([.O$3];[.$B$11:.$B$15];0);2)/(2000*IF([.$H11]=&quot;Blacksmith&quot;;10;IF([.$H11]=&quot;Fletcher&quot;;11;IF([.$H11]=&quot;Imbuer&quot;;10;IF([.$H11]=&quot;Tinker&quot;;9;)))));&quot;&quot;)" office:value-type="float" office:value="0.109090909090909" calcext:value-type="float">
            <text:p>0.109</text:p>
          </table:table-cell>
          <table:table-cell table:style-name="ce138" table:formula="of:=IF( INDEX([.$B$5:.$F$9];MATCH([.$H11];[.$B$5:.$B$9];0);MATCH([.$I11];[.$B$5:.$F$5];0))*INDEX([.$B$17:.$C$22];MATCH([.P$2];[.$B$17:.$B$22];0);2)*INDEX([.$B$11:.$C$15];MATCH([.P$3];[.$B$11:.$B$15];0);2)/18000&lt;&gt;0;INDEX([.$B$5:.$F$9];MATCH([.$H11];[.$B$5:.$B$9];0);MATCH([.$I11];[.$B$5:.$F$5];0))*INDEX([.$B$17:.$C$22];MATCH([.P$2];[.$B$17:.$B$22];0);2)*INDEX([.$B$11:.$C$15];MATCH([.P$3];[.$B$11:.$B$15];0);2)/(2000*IF([.$H11]=&quot;Blacksmith&quot;;10;IF([.$H11]=&quot;Fletcher&quot;;11;IF([.$H11]=&quot;Imbuer&quot;;10;IF([.$H11]=&quot;Tinker&quot;;9;)))));&quot;&quot;)" office:value-type="float" office:value="0.0109090909090909" calcext:value-type="float">
            <text:p>0.011</text:p>
          </table:table-cell>
          <table:table-cell table:style-name="ce138" table:formula="of:=IF( INDEX([.$B$5:.$F$9];MATCH([.$H11];[.$B$5:.$B$9];0);MATCH([.$I11];[.$B$5:.$F$5];0))*INDEX([.$B$17:.$C$22];MATCH([.Q$2];[.$B$17:.$B$22];0);2)*INDEX([.$B$11:.$C$15];MATCH([.Q$3];[.$B$11:.$B$15];0);2)/18000&lt;&gt;0;INDEX([.$B$5:.$F$9];MATCH([.$H11];[.$B$5:.$B$9];0);MATCH([.$I11];[.$B$5:.$F$5];0))*INDEX([.$B$17:.$C$22];MATCH([.Q$2];[.$B$17:.$B$22];0);2)*INDEX([.$B$11:.$C$15];MATCH([.Q$3];[.$B$11:.$B$15];0);2)/(2000*IF([.$H11]=&quot;Blacksmith&quot;;10;IF([.$H11]=&quot;Fletcher&quot;;11;IF([.$H11]=&quot;Imbuer&quot;;10;IF([.$H11]=&quot;Tinker&quot;;9;)))));&quot;&quot;)" office:value-type="float" office:value="0.00109090909090909" calcext:value-type="float">
            <text:p>0.001</text:p>
          </table:table-cell>
          <table:table-cell table:style-name="ce145" table:formula="of:=IF( INDEX([.$B$5:.$F$9];MATCH([.$H11];[.$B$5:.$B$9];0);MATCH([.$I11];[.$B$5:.$F$5];0))*INDEX([.$B$17:.$C$22];MATCH([.R$2];[.$B$17:.$B$22];0);2)*INDEX([.$B$11:.$C$15];MATCH([.R$3];[.$B$11:.$B$15];0);2)/18000&lt;&gt;0;INDEX([.$B$5:.$F$9];MATCH([.$H11];[.$B$5:.$B$9];0);MATCH([.$I11];[.$B$5:.$F$5];0))*INDEX([.$B$17:.$C$22];MATCH([.R$2];[.$B$17:.$B$22];0);2)*INDEX([.$B$11:.$C$15];MATCH([.R$3];[.$B$11:.$B$15];0);2)/(2000*IF([.$H11]=&quot;Blacksmith&quot;;10;IF([.$H11]=&quot;Fletcher&quot;;11;IF([.$H11]=&quot;Imbuer&quot;;10;IF([.$H11]=&quot;Tinker&quot;;9;)))));&quot;&quot;)" office:value-type="float" office:value="1.37373231818182" calcext:value-type="float">
            <text:p>1.374</text:p>
          </table:table-cell>
          <table:table-cell table:style-name="ce145" table:formula="of:=IF( INDEX([.$B$5:.$F$9];MATCH([.$H11];[.$B$5:.$B$9];0);MATCH([.$I11];[.$B$5:.$F$5];0))*INDEX([.$B$17:.$C$22];MATCH([.S$2];[.$B$17:.$B$22];0);2)*INDEX([.$B$11:.$C$15];MATCH([.S$3];[.$B$11:.$B$15];0);2)/18000&lt;&gt;0;INDEX([.$B$5:.$F$9];MATCH([.$H11];[.$B$5:.$B$9];0);MATCH([.$I11];[.$B$5:.$F$5];0))*INDEX([.$B$17:.$C$22];MATCH([.S$2];[.$B$17:.$B$22];0);2)*INDEX([.$B$11:.$C$15];MATCH([.S$3];[.$B$11:.$B$15];0);2)/(2000*IF([.$H11]=&quot;Blacksmith&quot;;10;IF([.$H11]=&quot;Fletcher&quot;;11;IF([.$H11]=&quot;Imbuer&quot;;10;IF([.$H11]=&quot;Tinker&quot;;9;)))));&quot;&quot;)" office:value-type="float" office:value="0.0727227272727273" calcext:value-type="float">
            <text:p>0.073</text:p>
          </table:table-cell>
          <table:table-cell table:style-name="ce145" table:formula="of:=IF( INDEX([.$B$5:.$F$9];MATCH([.$H11];[.$B$5:.$B$9];0);MATCH([.$I11];[.$B$5:.$F$5];0))*INDEX([.$B$17:.$C$22];MATCH([.T$2];[.$B$17:.$B$22];0);2)*INDEX([.$B$11:.$C$15];MATCH([.T$3];[.$B$11:.$B$15];0);2)/18000&lt;&gt;0;INDEX([.$B$5:.$F$9];MATCH([.$H11];[.$B$5:.$B$9];0);MATCH([.$I11];[.$B$5:.$F$5];0))*INDEX([.$B$17:.$C$22];MATCH([.T$2];[.$B$17:.$B$22];0);2)*INDEX([.$B$11:.$C$15];MATCH([.T$3];[.$B$11:.$B$15];0);2)/(2000*IF([.$H11]=&quot;Blacksmith&quot;;10;IF([.$H11]=&quot;Fletcher&quot;;11;IF([.$H11]=&quot;Imbuer&quot;;10;IF([.$H11]=&quot;Tinker&quot;;9;)))));&quot;&quot;)" office:value-type="float" office:value="0.00727227272727273" calcext:value-type="float">
            <text:p>0.007</text:p>
          </table:table-cell>
          <table:table-cell table:style-name="ce145" table:formula="of:=IF( INDEX([.$B$5:.$F$9];MATCH([.$H11];[.$B$5:.$B$9];0);MATCH([.$I11];[.$B$5:.$F$5];0))*INDEX([.$B$17:.$C$22];MATCH([.U$2];[.$B$17:.$B$22];0);2)*INDEX([.$B$11:.$C$15];MATCH([.U$3];[.$B$11:.$B$15];0);2)/18000&lt;&gt;0;INDEX([.$B$5:.$F$9];MATCH([.$H11];[.$B$5:.$B$9];0);MATCH([.$I11];[.$B$5:.$F$5];0))*INDEX([.$B$17:.$C$22];MATCH([.U$2];[.$B$17:.$B$22];0);2)*INDEX([.$B$11:.$C$15];MATCH([.U$3];[.$B$11:.$B$15];0);2)/(2000*IF([.$H11]=&quot;Blacksmith&quot;;10;IF([.$H11]=&quot;Fletcher&quot;;11;IF([.$H11]=&quot;Imbuer&quot;;10;IF([.$H11]=&quot;Tinker&quot;;9;)))));&quot;&quot;)" office:value-type="float" office:value="0.000727227272727273" calcext:value-type="float">
            <text:p>0.001</text:p>
          </table:table-cell>
          <table:table-cell table:style-name="ce152" table:formula="of:=IF( INDEX([.$B$5:.$F$9];MATCH([.$H11];[.$B$5:.$B$9];0);MATCH([.$I11];[.$B$5:.$F$5];0))*INDEX([.$B$17:.$C$22];MATCH([.V$2];[.$B$17:.$B$22];0);2)*INDEX([.$B$11:.$C$15];MATCH([.V$3];[.$B$11:.$B$15];0);2)/18000&lt;&gt;0;INDEX([.$B$5:.$F$9];MATCH([.$H11];[.$B$5:.$B$9];0);MATCH([.$I11];[.$B$5:.$F$5];0))*INDEX([.$B$17:.$C$22];MATCH([.V$2];[.$B$17:.$B$22];0);2)*INDEX([.$B$11:.$C$15];MATCH([.V$3];[.$B$11:.$B$15];0);2)/(2000*IF([.$H11]=&quot;Blacksmith&quot;;10;IF([.$H11]=&quot;Fletcher&quot;;11;IF([.$H11]=&quot;Imbuer&quot;;10;IF([.$H11]=&quot;Tinker&quot;;9;)))));&quot;&quot;)" office:value-type="float" office:value="1.20191918181818" calcext:value-type="float">
            <text:p>1.202</text:p>
          </table:table-cell>
          <table:table-cell table:style-name="ce152" table:formula="of:=IF( INDEX([.$B$5:.$F$9];MATCH([.$H11];[.$B$5:.$B$9];0);MATCH([.$I11];[.$B$5:.$F$5];0))*INDEX([.$B$17:.$C$22];MATCH([.W$2];[.$B$17:.$B$22];0);2)*INDEX([.$B$11:.$C$15];MATCH([.W$3];[.$B$11:.$B$15];0);2)/18000&lt;&gt;0;INDEX([.$B$5:.$F$9];MATCH([.$H11];[.$B$5:.$B$9];0);MATCH([.$I11];[.$B$5:.$F$5];0))*INDEX([.$B$17:.$C$22];MATCH([.W$2];[.$B$17:.$B$22];0);2)*INDEX([.$B$11:.$C$15];MATCH([.W$3];[.$B$11:.$B$15];0);2)/(2000*IF([.$H11]=&quot;Blacksmith&quot;;10;IF([.$H11]=&quot;Fletcher&quot;;11;IF([.$H11]=&quot;Imbuer&quot;;10;IF([.$H11]=&quot;Tinker&quot;;9;)))));&quot;&quot;)" office:value-type="float" office:value="0.0636272727272727" calcext:value-type="float">
            <text:p>0.064</text:p>
          </table:table-cell>
          <table:table-cell table:style-name="ce152" table:formula="of:=IF( INDEX([.$B$5:.$F$9];MATCH([.$H11];[.$B$5:.$B$9];0);MATCH([.$I11];[.$B$5:.$F$5];0))*INDEX([.$B$17:.$C$22];MATCH([.X$2];[.$B$17:.$B$22];0);2)*INDEX([.$B$11:.$C$15];MATCH([.X$3];[.$B$11:.$B$15];0);2)/18000&lt;&gt;0;INDEX([.$B$5:.$F$9];MATCH([.$H11];[.$B$5:.$B$9];0);MATCH([.$I11];[.$B$5:.$F$5];0))*INDEX([.$B$17:.$C$22];MATCH([.X$2];[.$B$17:.$B$22];0);2)*INDEX([.$B$11:.$C$15];MATCH([.X$3];[.$B$11:.$B$15];0);2)/(2000*IF([.$H11]=&quot;Blacksmith&quot;;10;IF([.$H11]=&quot;Fletcher&quot;;11;IF([.$H11]=&quot;Imbuer&quot;;10;IF([.$H11]=&quot;Tinker&quot;;9;)))));&quot;&quot;)" office:value-type="float" office:value="0.00636272727272727" calcext:value-type="float">
            <text:p>0.006</text:p>
          </table:table-cell>
          <table:table-cell table:style-name="ce152" table:formula="of:=IF( INDEX([.$B$5:.$F$9];MATCH([.$H11];[.$B$5:.$B$9];0);MATCH([.$I11];[.$B$5:.$F$5];0))*INDEX([.$B$17:.$C$22];MATCH([.Y$2];[.$B$17:.$B$22];0);2)*INDEX([.$B$11:.$C$15];MATCH([.Y$3];[.$B$11:.$B$15];0);2)/18000&lt;&gt;0;INDEX([.$B$5:.$F$9];MATCH([.$H11];[.$B$5:.$B$9];0);MATCH([.$I11];[.$B$5:.$F$5];0))*INDEX([.$B$17:.$C$22];MATCH([.Y$2];[.$B$17:.$B$22];0);2)*INDEX([.$B$11:.$C$15];MATCH([.Y$3];[.$B$11:.$B$15];0);2)/(2000*IF([.$H11]=&quot;Blacksmith&quot;;10;IF([.$H11]=&quot;Fletcher&quot;;11;IF([.$H11]=&quot;Imbuer&quot;;10;IF([.$H11]=&quot;Tinker&quot;;9;)))));&quot;&quot;)" office:value-type="float" office:value="0.000636272727272727" calcext:value-type="float">
            <text:p>0.001</text:p>
          </table:table-cell>
          <table:table-cell table:style-name="ce159" table:formula="of:=IF( INDEX([.$B$5:.$F$9];MATCH([.$H11];[.$B$5:.$B$9];0);MATCH([.$I11];[.$B$5:.$F$5];0))*INDEX([.$B$17:.$C$22];MATCH([.Z$2];[.$B$17:.$B$22];0);2)*INDEX([.$B$11:.$C$15];MATCH([.Z$3];[.$B$11:.$B$15];0);2)/18000&lt;&gt;0;INDEX([.$B$5:.$F$9];MATCH([.$H11];[.$B$5:.$B$9];0);MATCH([.$I11];[.$B$5:.$F$5];0))*INDEX([.$B$17:.$C$22];MATCH([.Z$2];[.$B$17:.$B$22];0);2)*INDEX([.$B$11:.$C$15];MATCH([.Z$3];[.$B$11:.$B$15];0);2)/(2000*IF([.$H11]=&quot;Blacksmith&quot;;10;IF([.$H11]=&quot;Fletcher&quot;;11;IF([.$H11]=&quot;Imbuer&quot;;10;IF([.$H11]=&quot;Tinker&quot;;9;)))));&quot;&quot;)" office:value-type="float" office:value="1.03036363636364" calcext:value-type="float">
            <text:p>1.030</text:p>
          </table:table-cell>
          <table:table-cell table:style-name="ce159" table:formula="of:=IF( INDEX([.$B$5:.$F$9];MATCH([.$H11];[.$B$5:.$B$9];0);MATCH([.$I11];[.$B$5:.$F$5];0))*INDEX([.$B$17:.$C$22];MATCH([.AA$2];[.$B$17:.$B$22];0);2)*INDEX([.$B$11:.$C$15];MATCH([.AA$3];[.$B$11:.$B$15];0);2)/18000&lt;&gt;0;INDEX([.$B$5:.$F$9];MATCH([.$H11];[.$B$5:.$B$9];0);MATCH([.$I11];[.$B$5:.$F$5];0))*INDEX([.$B$17:.$C$22];MATCH([.AA$2];[.$B$17:.$B$22];0);2)*INDEX([.$B$11:.$C$15];MATCH([.AA$3];[.$B$11:.$B$15];0);2)/(2000*IF([.$H11]=&quot;Blacksmith&quot;;10;IF([.$H11]=&quot;Fletcher&quot;;11;IF([.$H11]=&quot;Imbuer&quot;;10;IF([.$H11]=&quot;Tinker&quot;;9;)))));&quot;&quot;)" office:value-type="float" office:value="0.0545454545454545" calcext:value-type="float">
            <text:p>0.055</text:p>
          </table:table-cell>
          <table:table-cell table:style-name="ce159" table:formula="of:=IF( INDEX([.$B$5:.$F$9];MATCH([.$H11];[.$B$5:.$B$9];0);MATCH([.$I11];[.$B$5:.$F$5];0))*INDEX([.$B$17:.$C$22];MATCH([.AB$2];[.$B$17:.$B$22];0);2)*INDEX([.$B$11:.$C$15];MATCH([.AB$3];[.$B$11:.$B$15];0);2)/18000&lt;&gt;0;INDEX([.$B$5:.$F$9];MATCH([.$H11];[.$B$5:.$B$9];0);MATCH([.$I11];[.$B$5:.$F$5];0))*INDEX([.$B$17:.$C$22];MATCH([.AB$2];[.$B$17:.$B$22];0);2)*INDEX([.$B$11:.$C$15];MATCH([.AB$3];[.$B$11:.$B$15];0);2)/(2000*IF([.$H11]=&quot;Blacksmith&quot;;10;IF([.$H11]=&quot;Fletcher&quot;;11;IF([.$H11]=&quot;Imbuer&quot;;10;IF([.$H11]=&quot;Tinker&quot;;9;)))));&quot;&quot;)" office:value-type="float" office:value="0.00545454545454546" calcext:value-type="float">
            <text:p>0.005</text:p>
          </table:table-cell>
          <table:table-cell table:style-name="ce165" table:formula="of:=IF( INDEX([.$B$5:.$F$9];MATCH([.$H11];[.$B$5:.$B$9];0);MATCH([.$I11];[.$B$5:.$F$5];0))*INDEX([.$B$17:.$C$22];MATCH([.AC$2];[.$B$17:.$B$22];0);2)*INDEX([.$B$11:.$C$15];MATCH([.AC$3];[.$B$11:.$B$15];0);2)/18000&lt;&gt;0;INDEX([.$B$5:.$F$9];MATCH([.$H11];[.$B$5:.$B$9];0);MATCH([.$I11];[.$B$5:.$F$5];0))*INDEX([.$B$17:.$C$22];MATCH([.AC$2];[.$B$17:.$B$22];0);2)*INDEX([.$B$11:.$C$15];MATCH([.AC$3];[.$B$11:.$B$15];0);2)/(2000*IF([.$H11]=&quot;Blacksmith&quot;;10;IF([.$H11]=&quot;Fletcher&quot;;11;IF([.$H11]=&quot;Imbuer&quot;;10;IF([.$H11]=&quot;Tinker&quot;;9;)))));&quot;&quot;)" office:value-type="float" office:value="0.000545454545454545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Flat</text:p>
          </table:table-cell>
          <table:table-cell table:style-name="ce113" office:value-type="float" office:value="1889" calcext:value-type="float">
            <text:p>1889</text:p>
          </table:table-cell>
          <table:table-cell table:style-name="ce111" table:number-columns-repeated="4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Cloth</text:p>
          </table:table-cell>
          <table:table-cell table:style-name="ce129" table:formula="of:=IF( INDEX([.$B$5:.$F$9];MATCH([.$H12];[.$B$5:.$B$9];0);MATCH([.$I12];[.$B$5:.$F$5];0))*INDEX([.$B$17:.$C$22];MATCH([.J$2];[.$B$17:.$B$22];0);2)*INDEX([.$B$11:.$C$15];MATCH([.J$3];[.$B$11:.$B$15];0);2)/18000&lt;&gt;0;INDEX([.$B$5:.$F$9];MATCH([.$H12];[.$B$5:.$B$9];0);MATCH([.$I12];[.$B$5:.$F$5];0))*INDEX([.$B$17:.$C$22];MATCH([.J$2];[.$B$17:.$B$22];0);2)*INDEX([.$B$11:.$C$15];MATCH([.J$3];[.$B$11:.$B$15];0);2)/(2000*IF([.$H12]=&quot;Blacksmith&quot;;10;IF([.$H12]=&quot;Fletcher&quot;;11;IF([.$H12]=&quot;Imbuer&quot;;10;IF([.$H12]=&quot;Tinker&quot;;9;)))));&quot;&quot;)" office:value-type="float" office:value="7.556" calcext:value-type="float">
            <text:p>7.556</text:p>
          </table:table-cell>
          <table:table-cell table:style-name="ce129" table:formula="of:=IF( INDEX([.$B$5:.$F$9];MATCH([.$H12];[.$B$5:.$B$9];0);MATCH([.$I12];[.$B$5:.$F$5];0))*INDEX([.$B$17:.$C$22];MATCH([.K$2];[.$B$17:.$B$22];0);2)*INDEX([.$B$11:.$C$15];MATCH([.K$3];[.$B$11:.$B$15];0);2)/18000&lt;&gt;0;INDEX([.$B$5:.$F$9];MATCH([.$H12];[.$B$5:.$B$9];0);MATCH([.$I12];[.$B$5:.$F$5];0))*INDEX([.$B$17:.$C$22];MATCH([.K$2];[.$B$17:.$B$22];0);2)*INDEX([.$B$11:.$C$15];MATCH([.K$3];[.$B$11:.$B$15];0);2)/(2000*IF([.$H12]=&quot;Blacksmith&quot;;10;IF([.$H12]=&quot;Fletcher&quot;;11;IF([.$H12]=&quot;Imbuer&quot;;10;IF([.$H12]=&quot;Tinker&quot;;9;)))));&quot;&quot;)" office:value-type="float" office:value="0.4" calcext:value-type="float">
            <text:p>0.400</text:p>
          </table:table-cell>
          <table:table-cell table:style-name="ce129" table:formula="of:=IF( INDEX([.$B$5:.$F$9];MATCH([.$H12];[.$B$5:.$B$9];0);MATCH([.$I12];[.$B$5:.$F$5];0))*INDEX([.$B$17:.$C$22];MATCH([.L$2];[.$B$17:.$B$22];0);2)*INDEX([.$B$11:.$C$15];MATCH([.L$3];[.$B$11:.$B$15];0);2)/18000&lt;&gt;0;INDEX([.$B$5:.$F$9];MATCH([.$H12];[.$B$5:.$B$9];0);MATCH([.$I12];[.$B$5:.$F$5];0))*INDEX([.$B$17:.$C$22];MATCH([.L$2];[.$B$17:.$B$22];0);2)*INDEX([.$B$11:.$C$15];MATCH([.L$3];[.$B$11:.$B$15];0);2)/(2000*IF([.$H12]=&quot;Blacksmith&quot;;10;IF([.$H12]=&quot;Fletcher&quot;;11;IF([.$H12]=&quot;Imbuer&quot;;10;IF([.$H12]=&quot;Tinker&quot;;9;)))));&quot;&quot;)" office:value-type="float" office:value="0.04" calcext:value-type="float">
            <text:p>0.040</text:p>
          </table:table-cell>
          <table:table-cell table:style-name="ce129" table:formula="of:=IF( INDEX([.$B$5:.$F$9];MATCH([.$H12];[.$B$5:.$B$9];0);MATCH([.$I12];[.$B$5:.$F$5];0))*INDEX([.$B$17:.$C$22];MATCH([.M$2];[.$B$17:.$B$22];0);2)*INDEX([.$B$11:.$C$15];MATCH([.M$3];[.$B$11:.$B$15];0);2)/18000&lt;&gt;0;INDEX([.$B$5:.$F$9];MATCH([.$H12];[.$B$5:.$B$9];0);MATCH([.$I12];[.$B$5:.$F$5];0))*INDEX([.$B$17:.$C$22];MATCH([.M$2];[.$B$17:.$B$22];0);2)*INDEX([.$B$11:.$C$15];MATCH([.M$3];[.$B$11:.$B$15];0);2)/(2000*IF([.$H12]=&quot;Blacksmith&quot;;10;IF([.$H12]=&quot;Fletcher&quot;;11;IF([.$H12]=&quot;Imbuer&quot;;10;IF([.$H12]=&quot;Tinker&quot;;9;)))));&quot;&quot;)" office:value-type="float" office:value="0.004" calcext:value-type="float">
            <text:p>0.004</text:p>
          </table:table-cell>
          <table:table-cell table:style-name="ce138" table:formula="of:=IF( INDEX([.$B$5:.$F$9];MATCH([.$H12];[.$B$5:.$B$9];0);MATCH([.$I12];[.$B$5:.$F$5];0))*INDEX([.$B$17:.$C$22];MATCH([.N$2];[.$B$17:.$B$22];0);2)*INDEX([.$B$11:.$C$15];MATCH([.N$3];[.$B$11:.$B$15];0);2)/18000&lt;&gt;0;INDEX([.$B$5:.$F$9];MATCH([.$H12];[.$B$5:.$B$9];0);MATCH([.$I12];[.$B$5:.$F$5];0))*INDEX([.$B$17:.$C$22];MATCH([.N$2];[.$B$17:.$B$22];0);2)*INDEX([.$B$11:.$C$15];MATCH([.N$3];[.$B$11:.$B$15];0);2)/(2000*IF([.$H12]=&quot;Blacksmith&quot;;10;IF([.$H12]=&quot;Fletcher&quot;;11;IF([.$H12]=&quot;Imbuer&quot;;10;IF([.$H12]=&quot;Tinker&quot;;9;)))));&quot;&quot;)" office:value-type="float" office:value="3.778" calcext:value-type="float">
            <text:p>3.778</text:p>
          </table:table-cell>
          <table:table-cell table:style-name="ce138" table:formula="of:=IF( INDEX([.$B$5:.$F$9];MATCH([.$H12];[.$B$5:.$B$9];0);MATCH([.$I12];[.$B$5:.$F$5];0))*INDEX([.$B$17:.$C$22];MATCH([.O$2];[.$B$17:.$B$22];0);2)*INDEX([.$B$11:.$C$15];MATCH([.O$3];[.$B$11:.$B$15];0);2)/18000&lt;&gt;0;INDEX([.$B$5:.$F$9];MATCH([.$H12];[.$B$5:.$B$9];0);MATCH([.$I12];[.$B$5:.$F$5];0))*INDEX([.$B$17:.$C$22];MATCH([.O$2];[.$B$17:.$B$22];0);2)*INDEX([.$B$11:.$C$15];MATCH([.O$3];[.$B$11:.$B$15];0);2)/(2000*IF([.$H12]=&quot;Blacksmith&quot;;10;IF([.$H12]=&quot;Fletcher&quot;;11;IF([.$H12]=&quot;Imbuer&quot;;10;IF([.$H12]=&quot;Tinker&quot;;9;)))));&quot;&quot;)" office:value-type="float" office:value="0.2" calcext:value-type="float">
            <text:p>0.200</text:p>
          </table:table-cell>
          <table:table-cell table:style-name="ce138" table:formula="of:=IF( INDEX([.$B$5:.$F$9];MATCH([.$H12];[.$B$5:.$B$9];0);MATCH([.$I12];[.$B$5:.$F$5];0))*INDEX([.$B$17:.$C$22];MATCH([.P$2];[.$B$17:.$B$22];0);2)*INDEX([.$B$11:.$C$15];MATCH([.P$3];[.$B$11:.$B$15];0);2)/18000&lt;&gt;0;INDEX([.$B$5:.$F$9];MATCH([.$H12];[.$B$5:.$B$9];0);MATCH([.$I12];[.$B$5:.$F$5];0))*INDEX([.$B$17:.$C$22];MATCH([.P$2];[.$B$17:.$B$22];0);2)*INDEX([.$B$11:.$C$15];MATCH([.P$3];[.$B$11:.$B$15];0);2)/(2000*IF([.$H12]=&quot;Blacksmith&quot;;10;IF([.$H12]=&quot;Fletcher&quot;;11;IF([.$H12]=&quot;Imbuer&quot;;10;IF([.$H12]=&quot;Tinker&quot;;9;)))));&quot;&quot;)" office:value-type="float" office:value="0.02" calcext:value-type="float">
            <text:p>0.020</text:p>
          </table:table-cell>
          <table:table-cell table:style-name="ce138" table:formula="of:=IF( INDEX([.$B$5:.$F$9];MATCH([.$H12];[.$B$5:.$B$9];0);MATCH([.$I12];[.$B$5:.$F$5];0))*INDEX([.$B$17:.$C$22];MATCH([.Q$2];[.$B$17:.$B$22];0);2)*INDEX([.$B$11:.$C$15];MATCH([.Q$3];[.$B$11:.$B$15];0);2)/18000&lt;&gt;0;INDEX([.$B$5:.$F$9];MATCH([.$H12];[.$B$5:.$B$9];0);MATCH([.$I12];[.$B$5:.$F$5];0))*INDEX([.$B$17:.$C$22];MATCH([.Q$2];[.$B$17:.$B$22];0);2)*INDEX([.$B$11:.$C$15];MATCH([.Q$3];[.$B$11:.$B$15];0);2)/(2000*IF([.$H12]=&quot;Blacksmith&quot;;10;IF([.$H12]=&quot;Fletcher&quot;;11;IF([.$H12]=&quot;Imbuer&quot;;10;IF([.$H12]=&quot;Tinker&quot;;9;)))));&quot;&quot;)" office:value-type="float" office:value="0.002" calcext:value-type="float">
            <text:p>0.002</text:p>
          </table:table-cell>
          <table:table-cell table:style-name="ce145" table:formula="of:=IF( INDEX([.$B$5:.$F$9];MATCH([.$H12];[.$B$5:.$B$9];0);MATCH([.$I12];[.$B$5:.$F$5];0))*INDEX([.$B$17:.$C$22];MATCH([.R$2];[.$B$17:.$B$22];0);2)*INDEX([.$B$11:.$C$15];MATCH([.R$3];[.$B$11:.$B$15];0);2)/18000&lt;&gt;0;INDEX([.$B$5:.$F$9];MATCH([.$H12];[.$B$5:.$B$9];0);MATCH([.$I12];[.$B$5:.$F$5];0))*INDEX([.$B$17:.$C$22];MATCH([.R$2];[.$B$17:.$B$22];0);2)*INDEX([.$B$11:.$C$15];MATCH([.R$3];[.$B$11:.$B$15];0);2)/(2000*IF([.$H12]=&quot;Blacksmith&quot;;10;IF([.$H12]=&quot;Fletcher&quot;;11;IF([.$H12]=&quot;Imbuer&quot;;10;IF([.$H12]=&quot;Tinker&quot;;9;)))));&quot;&quot;)" office:value-type="float" office:value="2.51850925" calcext:value-type="float">
            <text:p>2.519</text:p>
          </table:table-cell>
          <table:table-cell table:style-name="ce145" table:formula="of:=IF( INDEX([.$B$5:.$F$9];MATCH([.$H12];[.$B$5:.$B$9];0);MATCH([.$I12];[.$B$5:.$F$5];0))*INDEX([.$B$17:.$C$22];MATCH([.S$2];[.$B$17:.$B$22];0);2)*INDEX([.$B$11:.$C$15];MATCH([.S$3];[.$B$11:.$B$15];0);2)/18000&lt;&gt;0;INDEX([.$B$5:.$F$9];MATCH([.$H12];[.$B$5:.$B$9];0);MATCH([.$I12];[.$B$5:.$F$5];0))*INDEX([.$B$17:.$C$22];MATCH([.S$2];[.$B$17:.$B$22];0);2)*INDEX([.$B$11:.$C$15];MATCH([.S$3];[.$B$11:.$B$15];0);2)/(2000*IF([.$H12]=&quot;Blacksmith&quot;;10;IF([.$H12]=&quot;Fletcher&quot;;11;IF([.$H12]=&quot;Imbuer&quot;;10;IF([.$H12]=&quot;Tinker&quot;;9;)))));&quot;&quot;)" office:value-type="float" office:value="0.133325" calcext:value-type="float">
            <text:p>0.133</text:p>
          </table:table-cell>
          <table:table-cell table:style-name="ce145" table:formula="of:=IF( INDEX([.$B$5:.$F$9];MATCH([.$H12];[.$B$5:.$B$9];0);MATCH([.$I12];[.$B$5:.$F$5];0))*INDEX([.$B$17:.$C$22];MATCH([.T$2];[.$B$17:.$B$22];0);2)*INDEX([.$B$11:.$C$15];MATCH([.T$3];[.$B$11:.$B$15];0);2)/18000&lt;&gt;0;INDEX([.$B$5:.$F$9];MATCH([.$H12];[.$B$5:.$B$9];0);MATCH([.$I12];[.$B$5:.$F$5];0))*INDEX([.$B$17:.$C$22];MATCH([.T$2];[.$B$17:.$B$22];0);2)*INDEX([.$B$11:.$C$15];MATCH([.T$3];[.$B$11:.$B$15];0);2)/(2000*IF([.$H12]=&quot;Blacksmith&quot;;10;IF([.$H12]=&quot;Fletcher&quot;;11;IF([.$H12]=&quot;Imbuer&quot;;10;IF([.$H12]=&quot;Tinker&quot;;9;)))));&quot;&quot;)" office:value-type="float" office:value="0.0133325" calcext:value-type="float">
            <text:p>0.013</text:p>
          </table:table-cell>
          <table:table-cell table:style-name="ce145" table:formula="of:=IF( INDEX([.$B$5:.$F$9];MATCH([.$H12];[.$B$5:.$B$9];0);MATCH([.$I12];[.$B$5:.$F$5];0))*INDEX([.$B$17:.$C$22];MATCH([.U$2];[.$B$17:.$B$22];0);2)*INDEX([.$B$11:.$C$15];MATCH([.U$3];[.$B$11:.$B$15];0);2)/18000&lt;&gt;0;INDEX([.$B$5:.$F$9];MATCH([.$H12];[.$B$5:.$B$9];0);MATCH([.$I12];[.$B$5:.$F$5];0))*INDEX([.$B$17:.$C$22];MATCH([.U$2];[.$B$17:.$B$22];0);2)*INDEX([.$B$11:.$C$15];MATCH([.U$3];[.$B$11:.$B$15];0);2)/(2000*IF([.$H12]=&quot;Blacksmith&quot;;10;IF([.$H12]=&quot;Fletcher&quot;;11;IF([.$H12]=&quot;Imbuer&quot;;10;IF([.$H12]=&quot;Tinker&quot;;9;)))));&quot;&quot;)" office:value-type="float" office:value="0.00133325" calcext:value-type="float">
            <text:p>0.001</text:p>
          </table:table-cell>
          <table:table-cell table:style-name="ce152" table:formula="of:=IF( INDEX([.$B$5:.$F$9];MATCH([.$H12];[.$B$5:.$B$9];0);MATCH([.$I12];[.$B$5:.$F$5];0))*INDEX([.$B$17:.$C$22];MATCH([.V$2];[.$B$17:.$B$22];0);2)*INDEX([.$B$11:.$C$15];MATCH([.V$3];[.$B$11:.$B$15];0);2)/18000&lt;&gt;0;INDEX([.$B$5:.$F$9];MATCH([.$H12];[.$B$5:.$B$9];0);MATCH([.$I12];[.$B$5:.$F$5];0))*INDEX([.$B$17:.$C$22];MATCH([.V$2];[.$B$17:.$B$22];0);2)*INDEX([.$B$11:.$C$15];MATCH([.V$3];[.$B$11:.$B$15];0);2)/(2000*IF([.$H12]=&quot;Blacksmith&quot;;10;IF([.$H12]=&quot;Fletcher&quot;;11;IF([.$H12]=&quot;Imbuer&quot;;10;IF([.$H12]=&quot;Tinker&quot;;9;)))));&quot;&quot;)" office:value-type="float" office:value="2.2035185" calcext:value-type="float">
            <text:p>2.204</text:p>
          </table:table-cell>
          <table:table-cell table:style-name="ce152" table:formula="of:=IF( INDEX([.$B$5:.$F$9];MATCH([.$H12];[.$B$5:.$B$9];0);MATCH([.$I12];[.$B$5:.$F$5];0))*INDEX([.$B$17:.$C$22];MATCH([.W$2];[.$B$17:.$B$22];0);2)*INDEX([.$B$11:.$C$15];MATCH([.W$3];[.$B$11:.$B$15];0);2)/18000&lt;&gt;0;INDEX([.$B$5:.$F$9];MATCH([.$H12];[.$B$5:.$B$9];0);MATCH([.$I12];[.$B$5:.$F$5];0))*INDEX([.$B$17:.$C$22];MATCH([.W$2];[.$B$17:.$B$22];0);2)*INDEX([.$B$11:.$C$15];MATCH([.W$3];[.$B$11:.$B$15];0);2)/(2000*IF([.$H12]=&quot;Blacksmith&quot;;10;IF([.$H12]=&quot;Fletcher&quot;;11;IF([.$H12]=&quot;Imbuer&quot;;10;IF([.$H12]=&quot;Tinker&quot;;9;)))));&quot;&quot;)" office:value-type="float" office:value="0.11665" calcext:value-type="float">
            <text:p>0.117</text:p>
          </table:table-cell>
          <table:table-cell table:style-name="ce152" table:formula="of:=IF( INDEX([.$B$5:.$F$9];MATCH([.$H12];[.$B$5:.$B$9];0);MATCH([.$I12];[.$B$5:.$F$5];0))*INDEX([.$B$17:.$C$22];MATCH([.X$2];[.$B$17:.$B$22];0);2)*INDEX([.$B$11:.$C$15];MATCH([.X$3];[.$B$11:.$B$15];0);2)/18000&lt;&gt;0;INDEX([.$B$5:.$F$9];MATCH([.$H12];[.$B$5:.$B$9];0);MATCH([.$I12];[.$B$5:.$F$5];0))*INDEX([.$B$17:.$C$22];MATCH([.X$2];[.$B$17:.$B$22];0);2)*INDEX([.$B$11:.$C$15];MATCH([.X$3];[.$B$11:.$B$15];0);2)/(2000*IF([.$H12]=&quot;Blacksmith&quot;;10;IF([.$H12]=&quot;Fletcher&quot;;11;IF([.$H12]=&quot;Imbuer&quot;;10;IF([.$H12]=&quot;Tinker&quot;;9;)))));&quot;&quot;)" office:value-type="float" office:value="0.011665" calcext:value-type="float">
            <text:p>0.012</text:p>
          </table:table-cell>
          <table:table-cell table:style-name="ce152" table:formula="of:=IF( INDEX([.$B$5:.$F$9];MATCH([.$H12];[.$B$5:.$B$9];0);MATCH([.$I12];[.$B$5:.$F$5];0))*INDEX([.$B$17:.$C$22];MATCH([.Y$2];[.$B$17:.$B$22];0);2)*INDEX([.$B$11:.$C$15];MATCH([.Y$3];[.$B$11:.$B$15];0);2)/18000&lt;&gt;0;INDEX([.$B$5:.$F$9];MATCH([.$H12];[.$B$5:.$B$9];0);MATCH([.$I12];[.$B$5:.$F$5];0))*INDEX([.$B$17:.$C$22];MATCH([.Y$2];[.$B$17:.$B$22];0);2)*INDEX([.$B$11:.$C$15];MATCH([.Y$3];[.$B$11:.$B$15];0);2)/(2000*IF([.$H12]=&quot;Blacksmith&quot;;10;IF([.$H12]=&quot;Fletcher&quot;;11;IF([.$H12]=&quot;Imbuer&quot;;10;IF([.$H12]=&quot;Tinker&quot;;9;)))));&quot;&quot;)" office:value-type="float" office:value="0.0011665" calcext:value-type="float">
            <text:p>0.001</text:p>
          </table:table-cell>
          <table:table-cell table:style-name="ce159" table:formula="of:=IF( INDEX([.$B$5:.$F$9];MATCH([.$H12];[.$B$5:.$B$9];0);MATCH([.$I12];[.$B$5:.$F$5];0))*INDEX([.$B$17:.$C$22];MATCH([.Z$2];[.$B$17:.$B$22];0);2)*INDEX([.$B$11:.$C$15];MATCH([.Z$3];[.$B$11:.$B$15];0);2)/18000&lt;&gt;0;INDEX([.$B$5:.$F$9];MATCH([.$H12];[.$B$5:.$B$9];0);MATCH([.$I12];[.$B$5:.$F$5];0))*INDEX([.$B$17:.$C$22];MATCH([.Z$2];[.$B$17:.$B$22];0);2)*INDEX([.$B$11:.$C$15];MATCH([.Z$3];[.$B$11:.$B$15];0);2)/(2000*IF([.$H12]=&quot;Blacksmith&quot;;10;IF([.$H12]=&quot;Fletcher&quot;;11;IF([.$H12]=&quot;Imbuer&quot;;10;IF([.$H12]=&quot;Tinker&quot;;9;)))));&quot;&quot;)" office:value-type="float" office:value="1.889" calcext:value-type="float">
            <text:p>1.889</text:p>
          </table:table-cell>
          <table:table-cell table:style-name="ce159" table:formula="of:=IF( INDEX([.$B$5:.$F$9];MATCH([.$H12];[.$B$5:.$B$9];0);MATCH([.$I12];[.$B$5:.$F$5];0))*INDEX([.$B$17:.$C$22];MATCH([.AA$2];[.$B$17:.$B$22];0);2)*INDEX([.$B$11:.$C$15];MATCH([.AA$3];[.$B$11:.$B$15];0);2)/18000&lt;&gt;0;INDEX([.$B$5:.$F$9];MATCH([.$H12];[.$B$5:.$B$9];0);MATCH([.$I12];[.$B$5:.$F$5];0))*INDEX([.$B$17:.$C$22];MATCH([.AA$2];[.$B$17:.$B$22];0);2)*INDEX([.$B$11:.$C$15];MATCH([.AA$3];[.$B$11:.$B$15];0);2)/(2000*IF([.$H12]=&quot;Blacksmith&quot;;10;IF([.$H12]=&quot;Fletcher&quot;;11;IF([.$H12]=&quot;Imbuer&quot;;10;IF([.$H12]=&quot;Tinker&quot;;9;)))));&quot;&quot;)" office:value-type="float" office:value="0.1" calcext:value-type="float">
            <text:p>0.100</text:p>
          </table:table-cell>
          <table:table-cell table:style-name="ce159" table:formula="of:=IF( INDEX([.$B$5:.$F$9];MATCH([.$H12];[.$B$5:.$B$9];0);MATCH([.$I12];[.$B$5:.$F$5];0))*INDEX([.$B$17:.$C$22];MATCH([.AB$2];[.$B$17:.$B$22];0);2)*INDEX([.$B$11:.$C$15];MATCH([.AB$3];[.$B$11:.$B$15];0);2)/18000&lt;&gt;0;INDEX([.$B$5:.$F$9];MATCH([.$H12];[.$B$5:.$B$9];0);MATCH([.$I12];[.$B$5:.$F$5];0))*INDEX([.$B$17:.$C$22];MATCH([.AB$2];[.$B$17:.$B$22];0);2)*INDEX([.$B$11:.$C$15];MATCH([.AB$3];[.$B$11:.$B$15];0);2)/(2000*IF([.$H12]=&quot;Blacksmith&quot;;10;IF([.$H12]=&quot;Fletcher&quot;;11;IF([.$H12]=&quot;Imbuer&quot;;10;IF([.$H12]=&quot;Tinker&quot;;9;)))));&quot;&quot;)" office:value-type="float" office:value="0.01" calcext:value-type="float">
            <text:p>0.010</text:p>
          </table:table-cell>
          <table:table-cell table:style-name="ce165" table:formula="of:=IF( INDEX([.$B$5:.$F$9];MATCH([.$H12];[.$B$5:.$B$9];0);MATCH([.$I12];[.$B$5:.$F$5];0))*INDEX([.$B$17:.$C$22];MATCH([.AC$2];[.$B$17:.$B$22];0);2)*INDEX([.$B$11:.$C$15];MATCH([.AC$3];[.$B$11:.$B$15];0);2)/18000&lt;&gt;0;INDEX([.$B$5:.$F$9];MATCH([.$H12];[.$B$5:.$B$9];0);MATCH([.$I12];[.$B$5:.$F$5];0))*INDEX([.$B$17:.$C$22];MATCH([.AC$2];[.$B$17:.$B$22];0);2)*INDEX([.$B$11:.$C$15];MATCH([.AC$3];[.$B$11:.$B$15];0);2)/(2000*IF([.$H12]=&quot;Blacksmith&quot;;10;IF([.$H12]=&quot;Fletcher&quot;;11;IF([.$H12]=&quot;Imbuer&quot;;10;IF([.$H12]=&quot;Tinker&quot;;9;)))));&quot;&quot;)" office:value-type="float" office:value="0.001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1"/>
          <table:table-cell table:style-name="ce113" office:value-type="string" calcext:value-type="string">
            <text:p>.1</text:p>
          </table:table-cell>
          <table:table-cell table:style-name="ce113" office:value-type="float" office:value="100" calcext:value-type="float">
            <text:p>100</text:p>
          </table:table-cell>
          <table:table-cell table:style-name="ce111" table:number-columns-repeated="3"/>
          <table:table-cell table:style-name="ce110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Leather</text:p>
          </table:table-cell>
          <table:table-cell table:style-name="ce129" table:formula="of:=IF( INDEX([.$B$5:.$F$9];MATCH([.$H13];[.$B$5:.$B$9];0);MATCH([.$I13];[.$B$5:.$F$5];0))*INDEX([.$B$17:.$C$22];MATCH([.J$2];[.$B$17:.$B$22];0);2)*INDEX([.$B$11:.$C$15];MATCH([.J$3];[.$B$11:.$B$15];0);2)/18000&lt;&gt;0;INDEX([.$B$5:.$F$9];MATCH([.$H13];[.$B$5:.$B$9];0);MATCH([.$I13];[.$B$5:.$F$5];0))*INDEX([.$B$17:.$C$22];MATCH([.J$2];[.$B$17:.$B$22];0);2)*INDEX([.$B$11:.$C$15];MATCH([.J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29" table:formula="of:=IF( INDEX([.$B$5:.$F$9];MATCH([.$H13];[.$B$5:.$B$9];0);MATCH([.$I13];[.$B$5:.$F$5];0))*INDEX([.$B$17:.$C$22];MATCH([.K$2];[.$B$17:.$B$22];0);2)*INDEX([.$B$11:.$C$15];MATCH([.K$3];[.$B$11:.$B$15];0);2)/18000&lt;&gt;0;INDEX([.$B$5:.$F$9];MATCH([.$H13];[.$B$5:.$B$9];0);MATCH([.$I13];[.$B$5:.$F$5];0))*INDEX([.$B$17:.$C$22];MATCH([.K$2];[.$B$17:.$B$22];0);2)*INDEX([.$B$11:.$C$15];MATCH([.K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29" table:formula="of:=IF( INDEX([.$B$5:.$F$9];MATCH([.$H13];[.$B$5:.$B$9];0);MATCH([.$I13];[.$B$5:.$F$5];0))*INDEX([.$B$17:.$C$22];MATCH([.L$2];[.$B$17:.$B$22];0);2)*INDEX([.$B$11:.$C$15];MATCH([.L$3];[.$B$11:.$B$15];0);2)/18000&lt;&gt;0;INDEX([.$B$5:.$F$9];MATCH([.$H13];[.$B$5:.$B$9];0);MATCH([.$I13];[.$B$5:.$F$5];0))*INDEX([.$B$17:.$C$22];MATCH([.L$2];[.$B$17:.$B$22];0);2)*INDEX([.$B$11:.$C$15];MATCH([.L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29" table:formula="of:=IF( INDEX([.$B$5:.$F$9];MATCH([.$H13];[.$B$5:.$B$9];0);MATCH([.$I13];[.$B$5:.$F$5];0))*INDEX([.$B$17:.$C$22];MATCH([.M$2];[.$B$17:.$B$22];0);2)*INDEX([.$B$11:.$C$15];MATCH([.M$3];[.$B$11:.$B$15];0);2)/18000&lt;&gt;0;INDEX([.$B$5:.$F$9];MATCH([.$H13];[.$B$5:.$B$9];0);MATCH([.$I13];[.$B$5:.$F$5];0))*INDEX([.$B$17:.$C$22];MATCH([.M$2];[.$B$17:.$B$22];0);2)*INDEX([.$B$11:.$C$15];MATCH([.M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38" table:formula="of:=IF( INDEX([.$B$5:.$F$9];MATCH([.$H13];[.$B$5:.$B$9];0);MATCH([.$I13];[.$B$5:.$F$5];0))*INDEX([.$B$17:.$C$22];MATCH([.N$2];[.$B$17:.$B$22];0);2)*INDEX([.$B$11:.$C$15];MATCH([.N$3];[.$B$11:.$B$15];0);2)/18000&lt;&gt;0;INDEX([.$B$5:.$F$9];MATCH([.$H13];[.$B$5:.$B$9];0);MATCH([.$I13];[.$B$5:.$F$5];0))*INDEX([.$B$17:.$C$22];MATCH([.N$2];[.$B$17:.$B$22];0);2)*INDEX([.$B$11:.$C$15];MATCH([.N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38" table:formula="of:=IF( INDEX([.$B$5:.$F$9];MATCH([.$H13];[.$B$5:.$B$9];0);MATCH([.$I13];[.$B$5:.$F$5];0))*INDEX([.$B$17:.$C$22];MATCH([.O$2];[.$B$17:.$B$22];0);2)*INDEX([.$B$11:.$C$15];MATCH([.O$3];[.$B$11:.$B$15];0);2)/18000&lt;&gt;0;INDEX([.$B$5:.$F$9];MATCH([.$H13];[.$B$5:.$B$9];0);MATCH([.$I13];[.$B$5:.$F$5];0))*INDEX([.$B$17:.$C$22];MATCH([.O$2];[.$B$17:.$B$22];0);2)*INDEX([.$B$11:.$C$15];MATCH([.O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38" table:formula="of:=IF( INDEX([.$B$5:.$F$9];MATCH([.$H13];[.$B$5:.$B$9];0);MATCH([.$I13];[.$B$5:.$F$5];0))*INDEX([.$B$17:.$C$22];MATCH([.P$2];[.$B$17:.$B$22];0);2)*INDEX([.$B$11:.$C$15];MATCH([.P$3];[.$B$11:.$B$15];0);2)/18000&lt;&gt;0;INDEX([.$B$5:.$F$9];MATCH([.$H13];[.$B$5:.$B$9];0);MATCH([.$I13];[.$B$5:.$F$5];0))*INDEX([.$B$17:.$C$22];MATCH([.P$2];[.$B$17:.$B$22];0);2)*INDEX([.$B$11:.$C$15];MATCH([.P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38" table:formula="of:=IF( INDEX([.$B$5:.$F$9];MATCH([.$H13];[.$B$5:.$B$9];0);MATCH([.$I13];[.$B$5:.$F$5];0))*INDEX([.$B$17:.$C$22];MATCH([.Q$2];[.$B$17:.$B$22];0);2)*INDEX([.$B$11:.$C$15];MATCH([.Q$3];[.$B$11:.$B$15];0);2)/18000&lt;&gt;0;INDEX([.$B$5:.$F$9];MATCH([.$H13];[.$B$5:.$B$9];0);MATCH([.$I13];[.$B$5:.$F$5];0))*INDEX([.$B$17:.$C$22];MATCH([.Q$2];[.$B$17:.$B$22];0);2)*INDEX([.$B$11:.$C$15];MATCH([.Q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45" table:formula="of:=IF( INDEX([.$B$5:.$F$9];MATCH([.$H13];[.$B$5:.$B$9];0);MATCH([.$I13];[.$B$5:.$F$5];0))*INDEX([.$B$17:.$C$22];MATCH([.R$2];[.$B$17:.$B$22];0);2)*INDEX([.$B$11:.$C$15];MATCH([.R$3];[.$B$11:.$B$15];0);2)/18000&lt;&gt;0;INDEX([.$B$5:.$F$9];MATCH([.$H13];[.$B$5:.$B$9];0);MATCH([.$I13];[.$B$5:.$F$5];0))*INDEX([.$B$17:.$C$22];MATCH([.R$2];[.$B$17:.$B$22];0);2)*INDEX([.$B$11:.$C$15];MATCH([.R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45" table:formula="of:=IF( INDEX([.$B$5:.$F$9];MATCH([.$H13];[.$B$5:.$B$9];0);MATCH([.$I13];[.$B$5:.$F$5];0))*INDEX([.$B$17:.$C$22];MATCH([.S$2];[.$B$17:.$B$22];0);2)*INDEX([.$B$11:.$C$15];MATCH([.S$3];[.$B$11:.$B$15];0);2)/18000&lt;&gt;0;INDEX([.$B$5:.$F$9];MATCH([.$H13];[.$B$5:.$B$9];0);MATCH([.$I13];[.$B$5:.$F$5];0))*INDEX([.$B$17:.$C$22];MATCH([.S$2];[.$B$17:.$B$22];0);2)*INDEX([.$B$11:.$C$15];MATCH([.S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45" table:formula="of:=IF( INDEX([.$B$5:.$F$9];MATCH([.$H13];[.$B$5:.$B$9];0);MATCH([.$I13];[.$B$5:.$F$5];0))*INDEX([.$B$17:.$C$22];MATCH([.T$2];[.$B$17:.$B$22];0);2)*INDEX([.$B$11:.$C$15];MATCH([.T$3];[.$B$11:.$B$15];0);2)/18000&lt;&gt;0;INDEX([.$B$5:.$F$9];MATCH([.$H13];[.$B$5:.$B$9];0);MATCH([.$I13];[.$B$5:.$F$5];0))*INDEX([.$B$17:.$C$22];MATCH([.T$2];[.$B$17:.$B$22];0);2)*INDEX([.$B$11:.$C$15];MATCH([.T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45" table:formula="of:=IF( INDEX([.$B$5:.$F$9];MATCH([.$H13];[.$B$5:.$B$9];0);MATCH([.$I13];[.$B$5:.$F$5];0))*INDEX([.$B$17:.$C$22];MATCH([.U$2];[.$B$17:.$B$22];0);2)*INDEX([.$B$11:.$C$15];MATCH([.U$3];[.$B$11:.$B$15];0);2)/18000&lt;&gt;0;INDEX([.$B$5:.$F$9];MATCH([.$H13];[.$B$5:.$B$9];0);MATCH([.$I13];[.$B$5:.$F$5];0))*INDEX([.$B$17:.$C$22];MATCH([.U$2];[.$B$17:.$B$22];0);2)*INDEX([.$B$11:.$C$15];MATCH([.U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2" table:formula="of:=IF( INDEX([.$B$5:.$F$9];MATCH([.$H13];[.$B$5:.$B$9];0);MATCH([.$I13];[.$B$5:.$F$5];0))*INDEX([.$B$17:.$C$22];MATCH([.V$2];[.$B$17:.$B$22];0);2)*INDEX([.$B$11:.$C$15];MATCH([.V$3];[.$B$11:.$B$15];0);2)/18000&lt;&gt;0;INDEX([.$B$5:.$F$9];MATCH([.$H13];[.$B$5:.$B$9];0);MATCH([.$I13];[.$B$5:.$F$5];0))*INDEX([.$B$17:.$C$22];MATCH([.V$2];[.$B$17:.$B$22];0);2)*INDEX([.$B$11:.$C$15];MATCH([.V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2" table:formula="of:=IF( INDEX([.$B$5:.$F$9];MATCH([.$H13];[.$B$5:.$B$9];0);MATCH([.$I13];[.$B$5:.$F$5];0))*INDEX([.$B$17:.$C$22];MATCH([.W$2];[.$B$17:.$B$22];0);2)*INDEX([.$B$11:.$C$15];MATCH([.W$3];[.$B$11:.$B$15];0);2)/18000&lt;&gt;0;INDEX([.$B$5:.$F$9];MATCH([.$H13];[.$B$5:.$B$9];0);MATCH([.$I13];[.$B$5:.$F$5];0))*INDEX([.$B$17:.$C$22];MATCH([.W$2];[.$B$17:.$B$22];0);2)*INDEX([.$B$11:.$C$15];MATCH([.W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2" table:formula="of:=IF( INDEX([.$B$5:.$F$9];MATCH([.$H13];[.$B$5:.$B$9];0);MATCH([.$I13];[.$B$5:.$F$5];0))*INDEX([.$B$17:.$C$22];MATCH([.X$2];[.$B$17:.$B$22];0);2)*INDEX([.$B$11:.$C$15];MATCH([.X$3];[.$B$11:.$B$15];0);2)/18000&lt;&gt;0;INDEX([.$B$5:.$F$9];MATCH([.$H13];[.$B$5:.$B$9];0);MATCH([.$I13];[.$B$5:.$F$5];0))*INDEX([.$B$17:.$C$22];MATCH([.X$2];[.$B$17:.$B$22];0);2)*INDEX([.$B$11:.$C$15];MATCH([.X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2" table:formula="of:=IF( INDEX([.$B$5:.$F$9];MATCH([.$H13];[.$B$5:.$B$9];0);MATCH([.$I13];[.$B$5:.$F$5];0))*INDEX([.$B$17:.$C$22];MATCH([.Y$2];[.$B$17:.$B$22];0);2)*INDEX([.$B$11:.$C$15];MATCH([.Y$3];[.$B$11:.$B$15];0);2)/18000&lt;&gt;0;INDEX([.$B$5:.$F$9];MATCH([.$H13];[.$B$5:.$B$9];0);MATCH([.$I13];[.$B$5:.$F$5];0))*INDEX([.$B$17:.$C$22];MATCH([.Y$2];[.$B$17:.$B$22];0);2)*INDEX([.$B$11:.$C$15];MATCH([.Y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9" table:formula="of:=IF( INDEX([.$B$5:.$F$9];MATCH([.$H13];[.$B$5:.$B$9];0);MATCH([.$I13];[.$B$5:.$F$5];0))*INDEX([.$B$17:.$C$22];MATCH([.Z$2];[.$B$17:.$B$22];0);2)*INDEX([.$B$11:.$C$15];MATCH([.Z$3];[.$B$11:.$B$15];0);2)/18000&lt;&gt;0;INDEX([.$B$5:.$F$9];MATCH([.$H13];[.$B$5:.$B$9];0);MATCH([.$I13];[.$B$5:.$F$5];0))*INDEX([.$B$17:.$C$22];MATCH([.Z$2];[.$B$17:.$B$22];0);2)*INDEX([.$B$11:.$C$15];MATCH([.Z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9" table:formula="of:=IF( INDEX([.$B$5:.$F$9];MATCH([.$H13];[.$B$5:.$B$9];0);MATCH([.$I13];[.$B$5:.$F$5];0))*INDEX([.$B$17:.$C$22];MATCH([.AA$2];[.$B$17:.$B$22];0);2)*INDEX([.$B$11:.$C$15];MATCH([.AA$3];[.$B$11:.$B$15];0);2)/18000&lt;&gt;0;INDEX([.$B$5:.$F$9];MATCH([.$H13];[.$B$5:.$B$9];0);MATCH([.$I13];[.$B$5:.$F$5];0))*INDEX([.$B$17:.$C$22];MATCH([.AA$2];[.$B$17:.$B$22];0);2)*INDEX([.$B$11:.$C$15];MATCH([.AA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59" table:formula="of:=IF( INDEX([.$B$5:.$F$9];MATCH([.$H13];[.$B$5:.$B$9];0);MATCH([.$I13];[.$B$5:.$F$5];0))*INDEX([.$B$17:.$C$22];MATCH([.AB$2];[.$B$17:.$B$22];0);2)*INDEX([.$B$11:.$C$15];MATCH([.AB$3];[.$B$11:.$B$15];0);2)/18000&lt;&gt;0;INDEX([.$B$5:.$F$9];MATCH([.$H13];[.$B$5:.$B$9];0);MATCH([.$I13];[.$B$5:.$F$5];0))*INDEX([.$B$17:.$C$22];MATCH([.AB$2];[.$B$17:.$B$22];0);2)*INDEX([.$B$11:.$C$15];MATCH([.AB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65" table:formula="of:=IF( INDEX([.$B$5:.$F$9];MATCH([.$H13];[.$B$5:.$B$9];0);MATCH([.$I13];[.$B$5:.$F$5];0))*INDEX([.$B$17:.$C$22];MATCH([.AC$2];[.$B$17:.$B$22];0);2)*INDEX([.$B$11:.$C$15];MATCH([.AC$3];[.$B$11:.$B$15];0);2)/18000&lt;&gt;0;INDEX([.$B$5:.$F$9];MATCH([.$H13];[.$B$5:.$B$9];0);MATCH([.$I13];[.$B$5:.$F$5];0))*INDEX([.$B$17:.$C$22];MATCH([.AC$2];[.$B$17:.$B$22];0);2)*INDEX([.$B$11:.$C$15];MATCH([.AC$3];[.$B$11:.$B$15];0);2)/(2000*IF([.$H13]=&quot;Blacksmith&quot;;10;IF([.$H13]=&quot;Fletcher&quot;;11;IF([.$H13]=&quot;Imbuer&quot;;10;IF([.$H13]=&quot;Tinker&quot;;9;)))));&quot;&quot;)">
            <text:p/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.2</text:p>
          </table:table-cell>
          <table:table-cell table:style-name="ce113" office:value-type="float" office:value="10" calcext:value-type="float">
            <text:p>10</text:p>
          </table:table-cell>
          <table:table-cell table:style-name="ce111" table:number-columns-repeated="4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Metalbar</text:p>
          </table:table-cell>
          <table:table-cell table:style-name="ce129" table:formula="of:=IF( INDEX([.$B$5:.$F$9];MATCH([.$H14];[.$B$5:.$B$9];0);MATCH([.$I14];[.$B$5:.$F$5];0))*INDEX([.$B$17:.$C$22];MATCH([.J$2];[.$B$17:.$B$22];0);2)*INDEX([.$B$11:.$C$15];MATCH([.J$3];[.$B$11:.$B$15];0);2)/18000&lt;&gt;0;INDEX([.$B$5:.$F$9];MATCH([.$H14];[.$B$5:.$B$9];0);MATCH([.$I14];[.$B$5:.$F$5];0))*INDEX([.$B$17:.$C$22];MATCH([.J$2];[.$B$17:.$B$22];0);2)*INDEX([.$B$11:.$C$15];MATCH([.J$3];[.$B$11:.$B$15];0);2)/(2000*IF([.$H14]=&quot;Blacksmith&quot;;10;IF([.$H14]=&quot;Fletcher&quot;;11;IF([.$H14]=&quot;Imbuer&quot;;10;IF([.$H14]=&quot;Tinker&quot;;9;)))));&quot;&quot;)" office:value-type="float" office:value="1.5112" calcext:value-type="float">
            <text:p>1.511</text:p>
          </table:table-cell>
          <table:table-cell table:style-name="ce129" table:formula="of:=IF( INDEX([.$B$5:.$F$9];MATCH([.$H14];[.$B$5:.$B$9];0);MATCH([.$I14];[.$B$5:.$F$5];0))*INDEX([.$B$17:.$C$22];MATCH([.K$2];[.$B$17:.$B$22];0);2)*INDEX([.$B$11:.$C$15];MATCH([.K$3];[.$B$11:.$B$15];0);2)/18000&lt;&gt;0;INDEX([.$B$5:.$F$9];MATCH([.$H14];[.$B$5:.$B$9];0);MATCH([.$I14];[.$B$5:.$F$5];0))*INDEX([.$B$17:.$C$22];MATCH([.K$2];[.$B$17:.$B$22];0);2)*INDEX([.$B$11:.$C$15];MATCH([.K$3];[.$B$11:.$B$15];0);2)/(2000*IF([.$H14]=&quot;Blacksmith&quot;;10;IF([.$H14]=&quot;Fletcher&quot;;11;IF([.$H14]=&quot;Imbuer&quot;;10;IF([.$H14]=&quot;Tinker&quot;;9;)))));&quot;&quot;)" office:value-type="float" office:value="0.08" calcext:value-type="float">
            <text:p>0.080</text:p>
          </table:table-cell>
          <table:table-cell table:style-name="ce129" table:formula="of:=IF( INDEX([.$B$5:.$F$9];MATCH([.$H14];[.$B$5:.$B$9];0);MATCH([.$I14];[.$B$5:.$F$5];0))*INDEX([.$B$17:.$C$22];MATCH([.L$2];[.$B$17:.$B$22];0);2)*INDEX([.$B$11:.$C$15];MATCH([.L$3];[.$B$11:.$B$15];0);2)/18000&lt;&gt;0;INDEX([.$B$5:.$F$9];MATCH([.$H14];[.$B$5:.$B$9];0);MATCH([.$I14];[.$B$5:.$F$5];0))*INDEX([.$B$17:.$C$22];MATCH([.L$2];[.$B$17:.$B$22];0);2)*INDEX([.$B$11:.$C$15];MATCH([.L$3];[.$B$11:.$B$15];0);2)/(2000*IF([.$H14]=&quot;Blacksmith&quot;;10;IF([.$H14]=&quot;Fletcher&quot;;11;IF([.$H14]=&quot;Imbuer&quot;;10;IF([.$H14]=&quot;Tinker&quot;;9;)))));&quot;&quot;)" office:value-type="float" office:value="0.008" calcext:value-type="float">
            <text:p>0.008</text:p>
          </table:table-cell>
          <table:table-cell table:style-name="ce129" table:formula="of:=IF( INDEX([.$B$5:.$F$9];MATCH([.$H14];[.$B$5:.$B$9];0);MATCH([.$I14];[.$B$5:.$F$5];0))*INDEX([.$B$17:.$C$22];MATCH([.M$2];[.$B$17:.$B$22];0);2)*INDEX([.$B$11:.$C$15];MATCH([.M$3];[.$B$11:.$B$15];0);2)/18000&lt;&gt;0;INDEX([.$B$5:.$F$9];MATCH([.$H14];[.$B$5:.$B$9];0);MATCH([.$I14];[.$B$5:.$F$5];0))*INDEX([.$B$17:.$C$22];MATCH([.M$2];[.$B$17:.$B$22];0);2)*INDEX([.$B$11:.$C$15];MATCH([.M$3];[.$B$11:.$B$15];0);2)/(2000*IF([.$H14]=&quot;Blacksmith&quot;;10;IF([.$H14]=&quot;Fletcher&quot;;11;IF([.$H14]=&quot;Imbuer&quot;;10;IF([.$H14]=&quot;Tinker&quot;;9;)))));&quot;&quot;)" office:value-type="float" office:value="0.0008" calcext:value-type="float">
            <text:p>0.001</text:p>
          </table:table-cell>
          <table:table-cell table:style-name="ce138" table:formula="of:=IF( INDEX([.$B$5:.$F$9];MATCH([.$H14];[.$B$5:.$B$9];0);MATCH([.$I14];[.$B$5:.$F$5];0))*INDEX([.$B$17:.$C$22];MATCH([.N$2];[.$B$17:.$B$22];0);2)*INDEX([.$B$11:.$C$15];MATCH([.N$3];[.$B$11:.$B$15];0);2)/18000&lt;&gt;0;INDEX([.$B$5:.$F$9];MATCH([.$H14];[.$B$5:.$B$9];0);MATCH([.$I14];[.$B$5:.$F$5];0))*INDEX([.$B$17:.$C$22];MATCH([.N$2];[.$B$17:.$B$22];0);2)*INDEX([.$B$11:.$C$15];MATCH([.N$3];[.$B$11:.$B$15];0);2)/(2000*IF([.$H14]=&quot;Blacksmith&quot;;10;IF([.$H14]=&quot;Fletcher&quot;;11;IF([.$H14]=&quot;Imbuer&quot;;10;IF([.$H14]=&quot;Tinker&quot;;9;)))));&quot;&quot;)" office:value-type="float" office:value="0.7556" calcext:value-type="float">
            <text:p>0.756</text:p>
          </table:table-cell>
          <table:table-cell table:style-name="ce138" table:formula="of:=IF( INDEX([.$B$5:.$F$9];MATCH([.$H14];[.$B$5:.$B$9];0);MATCH([.$I14];[.$B$5:.$F$5];0))*INDEX([.$B$17:.$C$22];MATCH([.O$2];[.$B$17:.$B$22];0);2)*INDEX([.$B$11:.$C$15];MATCH([.O$3];[.$B$11:.$B$15];0);2)/18000&lt;&gt;0;INDEX([.$B$5:.$F$9];MATCH([.$H14];[.$B$5:.$B$9];0);MATCH([.$I14];[.$B$5:.$F$5];0))*INDEX([.$B$17:.$C$22];MATCH([.O$2];[.$B$17:.$B$22];0);2)*INDEX([.$B$11:.$C$15];MATCH([.O$3];[.$B$11:.$B$15];0);2)/(2000*IF([.$H14]=&quot;Blacksmith&quot;;10;IF([.$H14]=&quot;Fletcher&quot;;11;IF([.$H14]=&quot;Imbuer&quot;;10;IF([.$H14]=&quot;Tinker&quot;;9;)))));&quot;&quot;)" office:value-type="float" office:value="0.04" calcext:value-type="float">
            <text:p>0.040</text:p>
          </table:table-cell>
          <table:table-cell table:style-name="ce138" table:formula="of:=IF( INDEX([.$B$5:.$F$9];MATCH([.$H14];[.$B$5:.$B$9];0);MATCH([.$I14];[.$B$5:.$F$5];0))*INDEX([.$B$17:.$C$22];MATCH([.P$2];[.$B$17:.$B$22];0);2)*INDEX([.$B$11:.$C$15];MATCH([.P$3];[.$B$11:.$B$15];0);2)/18000&lt;&gt;0;INDEX([.$B$5:.$F$9];MATCH([.$H14];[.$B$5:.$B$9];0);MATCH([.$I14];[.$B$5:.$F$5];0))*INDEX([.$B$17:.$C$22];MATCH([.P$2];[.$B$17:.$B$22];0);2)*INDEX([.$B$11:.$C$15];MATCH([.P$3];[.$B$11:.$B$15];0);2)/(2000*IF([.$H14]=&quot;Blacksmith&quot;;10;IF([.$H14]=&quot;Fletcher&quot;;11;IF([.$H14]=&quot;Imbuer&quot;;10;IF([.$H14]=&quot;Tinker&quot;;9;)))));&quot;&quot;)" office:value-type="float" office:value="0.004" calcext:value-type="float">
            <text:p>0.004</text:p>
          </table:table-cell>
          <table:table-cell table:style-name="ce138" table:formula="of:=IF( INDEX([.$B$5:.$F$9];MATCH([.$H14];[.$B$5:.$B$9];0);MATCH([.$I14];[.$B$5:.$F$5];0))*INDEX([.$B$17:.$C$22];MATCH([.Q$2];[.$B$17:.$B$22];0);2)*INDEX([.$B$11:.$C$15];MATCH([.Q$3];[.$B$11:.$B$15];0);2)/18000&lt;&gt;0;INDEX([.$B$5:.$F$9];MATCH([.$H14];[.$B$5:.$B$9];0);MATCH([.$I14];[.$B$5:.$F$5];0))*INDEX([.$B$17:.$C$22];MATCH([.Q$2];[.$B$17:.$B$22];0);2)*INDEX([.$B$11:.$C$15];MATCH([.Q$3];[.$B$11:.$B$15];0);2)/(2000*IF([.$H14]=&quot;Blacksmith&quot;;10;IF([.$H14]=&quot;Fletcher&quot;;11;IF([.$H14]=&quot;Imbuer&quot;;10;IF([.$H14]=&quot;Tinker&quot;;9;)))));&quot;&quot;)" office:value-type="float" office:value="0.0004" calcext:value-type="float">
            <text:p>0.000</text:p>
          </table:table-cell>
          <table:table-cell table:style-name="ce145" table:formula="of:=IF( INDEX([.$B$5:.$F$9];MATCH([.$H14];[.$B$5:.$B$9];0);MATCH([.$I14];[.$B$5:.$F$5];0))*INDEX([.$B$17:.$C$22];MATCH([.R$2];[.$B$17:.$B$22];0);2)*INDEX([.$B$11:.$C$15];MATCH([.R$3];[.$B$11:.$B$15];0);2)/18000&lt;&gt;0;INDEX([.$B$5:.$F$9];MATCH([.$H14];[.$B$5:.$B$9];0);MATCH([.$I14];[.$B$5:.$F$5];0))*INDEX([.$B$17:.$C$22];MATCH([.R$2];[.$B$17:.$B$22];0);2)*INDEX([.$B$11:.$C$15];MATCH([.R$3];[.$B$11:.$B$15];0);2)/(2000*IF([.$H14]=&quot;Blacksmith&quot;;10;IF([.$H14]=&quot;Fletcher&quot;;11;IF([.$H14]=&quot;Imbuer&quot;;10;IF([.$H14]=&quot;Tinker&quot;;9;)))));&quot;&quot;)" office:value-type="float" office:value="0.50370185" calcext:value-type="float">
            <text:p>0.504</text:p>
          </table:table-cell>
          <table:table-cell table:style-name="ce145" table:formula="of:=IF( INDEX([.$B$5:.$F$9];MATCH([.$H14];[.$B$5:.$B$9];0);MATCH([.$I14];[.$B$5:.$F$5];0))*INDEX([.$B$17:.$C$22];MATCH([.S$2];[.$B$17:.$B$22];0);2)*INDEX([.$B$11:.$C$15];MATCH([.S$3];[.$B$11:.$B$15];0);2)/18000&lt;&gt;0;INDEX([.$B$5:.$F$9];MATCH([.$H14];[.$B$5:.$B$9];0);MATCH([.$I14];[.$B$5:.$F$5];0))*INDEX([.$B$17:.$C$22];MATCH([.S$2];[.$B$17:.$B$22];0);2)*INDEX([.$B$11:.$C$15];MATCH([.S$3];[.$B$11:.$B$15];0);2)/(2000*IF([.$H14]=&quot;Blacksmith&quot;;10;IF([.$H14]=&quot;Fletcher&quot;;11;IF([.$H14]=&quot;Imbuer&quot;;10;IF([.$H14]=&quot;Tinker&quot;;9;)))));&quot;&quot;)" office:value-type="float" office:value="0.026665" calcext:value-type="float">
            <text:p>0.027</text:p>
          </table:table-cell>
          <table:table-cell table:style-name="ce145" table:formula="of:=IF( INDEX([.$B$5:.$F$9];MATCH([.$H14];[.$B$5:.$B$9];0);MATCH([.$I14];[.$B$5:.$F$5];0))*INDEX([.$B$17:.$C$22];MATCH([.T$2];[.$B$17:.$B$22];0);2)*INDEX([.$B$11:.$C$15];MATCH([.T$3];[.$B$11:.$B$15];0);2)/18000&lt;&gt;0;INDEX([.$B$5:.$F$9];MATCH([.$H14];[.$B$5:.$B$9];0);MATCH([.$I14];[.$B$5:.$F$5];0))*INDEX([.$B$17:.$C$22];MATCH([.T$2];[.$B$17:.$B$22];0);2)*INDEX([.$B$11:.$C$15];MATCH([.T$3];[.$B$11:.$B$15];0);2)/(2000*IF([.$H14]=&quot;Blacksmith&quot;;10;IF([.$H14]=&quot;Fletcher&quot;;11;IF([.$H14]=&quot;Imbuer&quot;;10;IF([.$H14]=&quot;Tinker&quot;;9;)))));&quot;&quot;)" office:value-type="float" office:value="0.0026665" calcext:value-type="float">
            <text:p>0.003</text:p>
          </table:table-cell>
          <table:table-cell table:style-name="ce145" table:formula="of:=IF( INDEX([.$B$5:.$F$9];MATCH([.$H14];[.$B$5:.$B$9];0);MATCH([.$I14];[.$B$5:.$F$5];0))*INDEX([.$B$17:.$C$22];MATCH([.U$2];[.$B$17:.$B$22];0);2)*INDEX([.$B$11:.$C$15];MATCH([.U$3];[.$B$11:.$B$15];0);2)/18000&lt;&gt;0;INDEX([.$B$5:.$F$9];MATCH([.$H14];[.$B$5:.$B$9];0);MATCH([.$I14];[.$B$5:.$F$5];0))*INDEX([.$B$17:.$C$22];MATCH([.U$2];[.$B$17:.$B$22];0);2)*INDEX([.$B$11:.$C$15];MATCH([.U$3];[.$B$11:.$B$15];0);2)/(2000*IF([.$H14]=&quot;Blacksmith&quot;;10;IF([.$H14]=&quot;Fletcher&quot;;11;IF([.$H14]=&quot;Imbuer&quot;;10;IF([.$H14]=&quot;Tinker&quot;;9;)))));&quot;&quot;)" office:value-type="float" office:value="0.00026665" calcext:value-type="float">
            <text:p>0.000</text:p>
          </table:table-cell>
          <table:table-cell table:style-name="ce152" table:formula="of:=IF( INDEX([.$B$5:.$F$9];MATCH([.$H14];[.$B$5:.$B$9];0);MATCH([.$I14];[.$B$5:.$F$5];0))*INDEX([.$B$17:.$C$22];MATCH([.V$2];[.$B$17:.$B$22];0);2)*INDEX([.$B$11:.$C$15];MATCH([.V$3];[.$B$11:.$B$15];0);2)/18000&lt;&gt;0;INDEX([.$B$5:.$F$9];MATCH([.$H14];[.$B$5:.$B$9];0);MATCH([.$I14];[.$B$5:.$F$5];0))*INDEX([.$B$17:.$C$22];MATCH([.V$2];[.$B$17:.$B$22];0);2)*INDEX([.$B$11:.$C$15];MATCH([.V$3];[.$B$11:.$B$15];0);2)/(2000*IF([.$H14]=&quot;Blacksmith&quot;;10;IF([.$H14]=&quot;Fletcher&quot;;11;IF([.$H14]=&quot;Imbuer&quot;;10;IF([.$H14]=&quot;Tinker&quot;;9;)))));&quot;&quot;)" office:value-type="float" office:value="0.4407037" calcext:value-type="float">
            <text:p>0.441</text:p>
          </table:table-cell>
          <table:table-cell table:style-name="ce152" table:formula="of:=IF( INDEX([.$B$5:.$F$9];MATCH([.$H14];[.$B$5:.$B$9];0);MATCH([.$I14];[.$B$5:.$F$5];0))*INDEX([.$B$17:.$C$22];MATCH([.W$2];[.$B$17:.$B$22];0);2)*INDEX([.$B$11:.$C$15];MATCH([.W$3];[.$B$11:.$B$15];0);2)/18000&lt;&gt;0;INDEX([.$B$5:.$F$9];MATCH([.$H14];[.$B$5:.$B$9];0);MATCH([.$I14];[.$B$5:.$F$5];0))*INDEX([.$B$17:.$C$22];MATCH([.W$2];[.$B$17:.$B$22];0);2)*INDEX([.$B$11:.$C$15];MATCH([.W$3];[.$B$11:.$B$15];0);2)/(2000*IF([.$H14]=&quot;Blacksmith&quot;;10;IF([.$H14]=&quot;Fletcher&quot;;11;IF([.$H14]=&quot;Imbuer&quot;;10;IF([.$H14]=&quot;Tinker&quot;;9;)))));&quot;&quot;)" office:value-type="float" office:value="0.02333" calcext:value-type="float">
            <text:p>0.023</text:p>
          </table:table-cell>
          <table:table-cell table:style-name="ce152" table:formula="of:=IF( INDEX([.$B$5:.$F$9];MATCH([.$H14];[.$B$5:.$B$9];0);MATCH([.$I14];[.$B$5:.$F$5];0))*INDEX([.$B$17:.$C$22];MATCH([.X$2];[.$B$17:.$B$22];0);2)*INDEX([.$B$11:.$C$15];MATCH([.X$3];[.$B$11:.$B$15];0);2)/18000&lt;&gt;0;INDEX([.$B$5:.$F$9];MATCH([.$H14];[.$B$5:.$B$9];0);MATCH([.$I14];[.$B$5:.$F$5];0))*INDEX([.$B$17:.$C$22];MATCH([.X$2];[.$B$17:.$B$22];0);2)*INDEX([.$B$11:.$C$15];MATCH([.X$3];[.$B$11:.$B$15];0);2)/(2000*IF([.$H14]=&quot;Blacksmith&quot;;10;IF([.$H14]=&quot;Fletcher&quot;;11;IF([.$H14]=&quot;Imbuer&quot;;10;IF([.$H14]=&quot;Tinker&quot;;9;)))));&quot;&quot;)" office:value-type="float" office:value="0.002333" calcext:value-type="float">
            <text:p>0.002</text:p>
          </table:table-cell>
          <table:table-cell table:style-name="ce152" table:formula="of:=IF( INDEX([.$B$5:.$F$9];MATCH([.$H14];[.$B$5:.$B$9];0);MATCH([.$I14];[.$B$5:.$F$5];0))*INDEX([.$B$17:.$C$22];MATCH([.Y$2];[.$B$17:.$B$22];0);2)*INDEX([.$B$11:.$C$15];MATCH([.Y$3];[.$B$11:.$B$15];0);2)/18000&lt;&gt;0;INDEX([.$B$5:.$F$9];MATCH([.$H14];[.$B$5:.$B$9];0);MATCH([.$I14];[.$B$5:.$F$5];0))*INDEX([.$B$17:.$C$22];MATCH([.Y$2];[.$B$17:.$B$22];0);2)*INDEX([.$B$11:.$C$15];MATCH([.Y$3];[.$B$11:.$B$15];0);2)/(2000*IF([.$H14]=&quot;Blacksmith&quot;;10;IF([.$H14]=&quot;Fletcher&quot;;11;IF([.$H14]=&quot;Imbuer&quot;;10;IF([.$H14]=&quot;Tinker&quot;;9;)))));&quot;&quot;)" office:value-type="float" office:value="0.0002333" calcext:value-type="float">
            <text:p>0.000</text:p>
          </table:table-cell>
          <table:table-cell table:style-name="ce159" table:formula="of:=IF( INDEX([.$B$5:.$F$9];MATCH([.$H14];[.$B$5:.$B$9];0);MATCH([.$I14];[.$B$5:.$F$5];0))*INDEX([.$B$17:.$C$22];MATCH([.Z$2];[.$B$17:.$B$22];0);2)*INDEX([.$B$11:.$C$15];MATCH([.Z$3];[.$B$11:.$B$15];0);2)/18000&lt;&gt;0;INDEX([.$B$5:.$F$9];MATCH([.$H14];[.$B$5:.$B$9];0);MATCH([.$I14];[.$B$5:.$F$5];0))*INDEX([.$B$17:.$C$22];MATCH([.Z$2];[.$B$17:.$B$22];0);2)*INDEX([.$B$11:.$C$15];MATCH([.Z$3];[.$B$11:.$B$15];0);2)/(2000*IF([.$H14]=&quot;Blacksmith&quot;;10;IF([.$H14]=&quot;Fletcher&quot;;11;IF([.$H14]=&quot;Imbuer&quot;;10;IF([.$H14]=&quot;Tinker&quot;;9;)))));&quot;&quot;)" office:value-type="float" office:value="0.3778" calcext:value-type="float">
            <text:p>0.378</text:p>
          </table:table-cell>
          <table:table-cell table:style-name="ce159" table:formula="of:=IF( INDEX([.$B$5:.$F$9];MATCH([.$H14];[.$B$5:.$B$9];0);MATCH([.$I14];[.$B$5:.$F$5];0))*INDEX([.$B$17:.$C$22];MATCH([.AA$2];[.$B$17:.$B$22];0);2)*INDEX([.$B$11:.$C$15];MATCH([.AA$3];[.$B$11:.$B$15];0);2)/18000&lt;&gt;0;INDEX([.$B$5:.$F$9];MATCH([.$H14];[.$B$5:.$B$9];0);MATCH([.$I14];[.$B$5:.$F$5];0))*INDEX([.$B$17:.$C$22];MATCH([.AA$2];[.$B$17:.$B$22];0);2)*INDEX([.$B$11:.$C$15];MATCH([.AA$3];[.$B$11:.$B$15];0);2)/(2000*IF([.$H14]=&quot;Blacksmith&quot;;10;IF([.$H14]=&quot;Fletcher&quot;;11;IF([.$H14]=&quot;Imbuer&quot;;10;IF([.$H14]=&quot;Tinker&quot;;9;)))));&quot;&quot;)" office:value-type="float" office:value="0.02" calcext:value-type="float">
            <text:p>0.020</text:p>
          </table:table-cell>
          <table:table-cell table:style-name="ce159" table:formula="of:=IF( INDEX([.$B$5:.$F$9];MATCH([.$H14];[.$B$5:.$B$9];0);MATCH([.$I14];[.$B$5:.$F$5];0))*INDEX([.$B$17:.$C$22];MATCH([.AB$2];[.$B$17:.$B$22];0);2)*INDEX([.$B$11:.$C$15];MATCH([.AB$3];[.$B$11:.$B$15];0);2)/18000&lt;&gt;0;INDEX([.$B$5:.$F$9];MATCH([.$H14];[.$B$5:.$B$9];0);MATCH([.$I14];[.$B$5:.$F$5];0))*INDEX([.$B$17:.$C$22];MATCH([.AB$2];[.$B$17:.$B$22];0);2)*INDEX([.$B$11:.$C$15];MATCH([.AB$3];[.$B$11:.$B$15];0);2)/(2000*IF([.$H14]=&quot;Blacksmith&quot;;10;IF([.$H14]=&quot;Fletcher&quot;;11;IF([.$H14]=&quot;Imbuer&quot;;10;IF([.$H14]=&quot;Tinker&quot;;9;)))));&quot;&quot;)" office:value-type="float" office:value="0.002" calcext:value-type="float">
            <text:p>0.002</text:p>
          </table:table-cell>
          <table:table-cell table:style-name="ce165" table:formula="of:=IF( INDEX([.$B$5:.$F$9];MATCH([.$H14];[.$B$5:.$B$9];0);MATCH([.$I14];[.$B$5:.$F$5];0))*INDEX([.$B$17:.$C$22];MATCH([.AC$2];[.$B$17:.$B$22];0);2)*INDEX([.$B$11:.$C$15];MATCH([.AC$3];[.$B$11:.$B$15];0);2)/18000&lt;&gt;0;INDEX([.$B$5:.$F$9];MATCH([.$H14];[.$B$5:.$B$9];0);MATCH([.$I14];[.$B$5:.$F$5];0))*INDEX([.$B$17:.$C$22];MATCH([.AC$2];[.$B$17:.$B$22];0);2)*INDEX([.$B$11:.$C$15];MATCH([.AC$3];[.$B$11:.$B$15];0);2)/(2000*IF([.$H14]=&quot;Blacksmith&quot;;10;IF([.$H14]=&quot;Fletcher&quot;;11;IF([.$H14]=&quot;Imbuer&quot;;10;IF([.$H14]=&quot;Tinker&quot;;9;)))));&quot;&quot;)" office:value-type="float" office:value="0.0002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.3</text:p>
          </table:table-cell>
          <table:table-cell table:style-name="ce113" office:value-type="float" office:value="1" calcext:value-type="float">
            <text:p>1</text:p>
          </table:table-cell>
          <table:table-cell table:style-name="ce111" table:number-columns-repeated="4"/>
          <table:table-cell table:style-name="ce121" office:value-type="string" calcext:value-type="string">
            <text:p>Imbuer</text:p>
          </table:table-cell>
          <table:table-cell table:style-name="ce126" office:value-type="string" calcext:value-type="string">
            <text:p>Planks</text:p>
          </table:table-cell>
          <table:table-cell table:style-name="ce129" table:formula="of:=IF( INDEX([.$B$5:.$F$9];MATCH([.$H15];[.$B$5:.$B$9];0);MATCH([.$I15];[.$B$5:.$F$5];0))*INDEX([.$B$17:.$C$22];MATCH([.J$2];[.$B$17:.$B$22];0);2)*INDEX([.$B$11:.$C$15];MATCH([.J$3];[.$B$11:.$B$15];0);2)/18000&lt;&gt;0;INDEX([.$B$5:.$F$9];MATCH([.$H15];[.$B$5:.$B$9];0);MATCH([.$I15];[.$B$5:.$F$5];0))*INDEX([.$B$17:.$C$22];MATCH([.J$2];[.$B$17:.$B$22];0);2)*INDEX([.$B$11:.$C$15];MATCH([.J$3];[.$B$11:.$B$15];0);2)/(2000*IF([.$H15]=&quot;Blacksmith&quot;;10;IF([.$H15]=&quot;Fletcher&quot;;11;IF([.$H15]=&quot;Imbuer&quot;;10;IF([.$H15]=&quot;Tinker&quot;;9;)))));&quot;&quot;)" office:value-type="float" office:value="6.0448" calcext:value-type="float">
            <text:p>6.045</text:p>
          </table:table-cell>
          <table:table-cell table:style-name="ce129" table:formula="of:=IF( INDEX([.$B$5:.$F$9];MATCH([.$H15];[.$B$5:.$B$9];0);MATCH([.$I15];[.$B$5:.$F$5];0))*INDEX([.$B$17:.$C$22];MATCH([.K$2];[.$B$17:.$B$22];0);2)*INDEX([.$B$11:.$C$15];MATCH([.K$3];[.$B$11:.$B$15];0);2)/18000&lt;&gt;0;INDEX([.$B$5:.$F$9];MATCH([.$H15];[.$B$5:.$B$9];0);MATCH([.$I15];[.$B$5:.$F$5];0))*INDEX([.$B$17:.$C$22];MATCH([.K$2];[.$B$17:.$B$22];0);2)*INDEX([.$B$11:.$C$15];MATCH([.K$3];[.$B$11:.$B$15];0);2)/(2000*IF([.$H15]=&quot;Blacksmith&quot;;10;IF([.$H15]=&quot;Fletcher&quot;;11;IF([.$H15]=&quot;Imbuer&quot;;10;IF([.$H15]=&quot;Tinker&quot;;9;)))));&quot;&quot;)" office:value-type="float" office:value="0.32" calcext:value-type="float">
            <text:p>0.320</text:p>
          </table:table-cell>
          <table:table-cell table:style-name="ce129" table:formula="of:=IF( INDEX([.$B$5:.$F$9];MATCH([.$H15];[.$B$5:.$B$9];0);MATCH([.$I15];[.$B$5:.$F$5];0))*INDEX([.$B$17:.$C$22];MATCH([.L$2];[.$B$17:.$B$22];0);2)*INDEX([.$B$11:.$C$15];MATCH([.L$3];[.$B$11:.$B$15];0);2)/18000&lt;&gt;0;INDEX([.$B$5:.$F$9];MATCH([.$H15];[.$B$5:.$B$9];0);MATCH([.$I15];[.$B$5:.$F$5];0))*INDEX([.$B$17:.$C$22];MATCH([.L$2];[.$B$17:.$B$22];0);2)*INDEX([.$B$11:.$C$15];MATCH([.L$3];[.$B$11:.$B$15];0);2)/(2000*IF([.$H15]=&quot;Blacksmith&quot;;10;IF([.$H15]=&quot;Fletcher&quot;;11;IF([.$H15]=&quot;Imbuer&quot;;10;IF([.$H15]=&quot;Tinker&quot;;9;)))));&quot;&quot;)" office:value-type="float" office:value="0.032" calcext:value-type="float">
            <text:p>0.032</text:p>
          </table:table-cell>
          <table:table-cell table:style-name="ce129" table:formula="of:=IF( INDEX([.$B$5:.$F$9];MATCH([.$H15];[.$B$5:.$B$9];0);MATCH([.$I15];[.$B$5:.$F$5];0))*INDEX([.$B$17:.$C$22];MATCH([.M$2];[.$B$17:.$B$22];0);2)*INDEX([.$B$11:.$C$15];MATCH([.M$3];[.$B$11:.$B$15];0);2)/18000&lt;&gt;0;INDEX([.$B$5:.$F$9];MATCH([.$H15];[.$B$5:.$B$9];0);MATCH([.$I15];[.$B$5:.$F$5];0))*INDEX([.$B$17:.$C$22];MATCH([.M$2];[.$B$17:.$B$22];0);2)*INDEX([.$B$11:.$C$15];MATCH([.M$3];[.$B$11:.$B$15];0);2)/(2000*IF([.$H15]=&quot;Blacksmith&quot;;10;IF([.$H15]=&quot;Fletcher&quot;;11;IF([.$H15]=&quot;Imbuer&quot;;10;IF([.$H15]=&quot;Tinker&quot;;9;)))));&quot;&quot;)" office:value-type="float" office:value="0.0032" calcext:value-type="float">
            <text:p>0.003</text:p>
          </table:table-cell>
          <table:table-cell table:style-name="ce138" table:formula="of:=IF( INDEX([.$B$5:.$F$9];MATCH([.$H15];[.$B$5:.$B$9];0);MATCH([.$I15];[.$B$5:.$F$5];0))*INDEX([.$B$17:.$C$22];MATCH([.N$2];[.$B$17:.$B$22];0);2)*INDEX([.$B$11:.$C$15];MATCH([.N$3];[.$B$11:.$B$15];0);2)/18000&lt;&gt;0;INDEX([.$B$5:.$F$9];MATCH([.$H15];[.$B$5:.$B$9];0);MATCH([.$I15];[.$B$5:.$F$5];0))*INDEX([.$B$17:.$C$22];MATCH([.N$2];[.$B$17:.$B$22];0);2)*INDEX([.$B$11:.$C$15];MATCH([.N$3];[.$B$11:.$B$15];0);2)/(2000*IF([.$H15]=&quot;Blacksmith&quot;;10;IF([.$H15]=&quot;Fletcher&quot;;11;IF([.$H15]=&quot;Imbuer&quot;;10;IF([.$H15]=&quot;Tinker&quot;;9;)))));&quot;&quot;)" office:value-type="float" office:value="3.0224" calcext:value-type="float">
            <text:p>3.022</text:p>
          </table:table-cell>
          <table:table-cell table:style-name="ce138" table:formula="of:=IF( INDEX([.$B$5:.$F$9];MATCH([.$H15];[.$B$5:.$B$9];0);MATCH([.$I15];[.$B$5:.$F$5];0))*INDEX([.$B$17:.$C$22];MATCH([.O$2];[.$B$17:.$B$22];0);2)*INDEX([.$B$11:.$C$15];MATCH([.O$3];[.$B$11:.$B$15];0);2)/18000&lt;&gt;0;INDEX([.$B$5:.$F$9];MATCH([.$H15];[.$B$5:.$B$9];0);MATCH([.$I15];[.$B$5:.$F$5];0))*INDEX([.$B$17:.$C$22];MATCH([.O$2];[.$B$17:.$B$22];0);2)*INDEX([.$B$11:.$C$15];MATCH([.O$3];[.$B$11:.$B$15];0);2)/(2000*IF([.$H15]=&quot;Blacksmith&quot;;10;IF([.$H15]=&quot;Fletcher&quot;;11;IF([.$H15]=&quot;Imbuer&quot;;10;IF([.$H15]=&quot;Tinker&quot;;9;)))));&quot;&quot;)" office:value-type="float" office:value="0.16" calcext:value-type="float">
            <text:p>0.160</text:p>
          </table:table-cell>
          <table:table-cell table:style-name="ce138" table:formula="of:=IF( INDEX([.$B$5:.$F$9];MATCH([.$H15];[.$B$5:.$B$9];0);MATCH([.$I15];[.$B$5:.$F$5];0))*INDEX([.$B$17:.$C$22];MATCH([.P$2];[.$B$17:.$B$22];0);2)*INDEX([.$B$11:.$C$15];MATCH([.P$3];[.$B$11:.$B$15];0);2)/18000&lt;&gt;0;INDEX([.$B$5:.$F$9];MATCH([.$H15];[.$B$5:.$B$9];0);MATCH([.$I15];[.$B$5:.$F$5];0))*INDEX([.$B$17:.$C$22];MATCH([.P$2];[.$B$17:.$B$22];0);2)*INDEX([.$B$11:.$C$15];MATCH([.P$3];[.$B$11:.$B$15];0);2)/(2000*IF([.$H15]=&quot;Blacksmith&quot;;10;IF([.$H15]=&quot;Fletcher&quot;;11;IF([.$H15]=&quot;Imbuer&quot;;10;IF([.$H15]=&quot;Tinker&quot;;9;)))));&quot;&quot;)" office:value-type="float" office:value="0.016" calcext:value-type="float">
            <text:p>0.016</text:p>
          </table:table-cell>
          <table:table-cell table:style-name="ce138" table:formula="of:=IF( INDEX([.$B$5:.$F$9];MATCH([.$H15];[.$B$5:.$B$9];0);MATCH([.$I15];[.$B$5:.$F$5];0))*INDEX([.$B$17:.$C$22];MATCH([.Q$2];[.$B$17:.$B$22];0);2)*INDEX([.$B$11:.$C$15];MATCH([.Q$3];[.$B$11:.$B$15];0);2)/18000&lt;&gt;0;INDEX([.$B$5:.$F$9];MATCH([.$H15];[.$B$5:.$B$9];0);MATCH([.$I15];[.$B$5:.$F$5];0))*INDEX([.$B$17:.$C$22];MATCH([.Q$2];[.$B$17:.$B$22];0);2)*INDEX([.$B$11:.$C$15];MATCH([.Q$3];[.$B$11:.$B$15];0);2)/(2000*IF([.$H15]=&quot;Blacksmith&quot;;10;IF([.$H15]=&quot;Fletcher&quot;;11;IF([.$H15]=&quot;Imbuer&quot;;10;IF([.$H15]=&quot;Tinker&quot;;9;)))));&quot;&quot;)" office:value-type="float" office:value="0.0016" calcext:value-type="float">
            <text:p>0.002</text:p>
          </table:table-cell>
          <table:table-cell table:style-name="ce145" table:formula="of:=IF( INDEX([.$B$5:.$F$9];MATCH([.$H15];[.$B$5:.$B$9];0);MATCH([.$I15];[.$B$5:.$F$5];0))*INDEX([.$B$17:.$C$22];MATCH([.R$2];[.$B$17:.$B$22];0);2)*INDEX([.$B$11:.$C$15];MATCH([.R$3];[.$B$11:.$B$15];0);2)/18000&lt;&gt;0;INDEX([.$B$5:.$F$9];MATCH([.$H15];[.$B$5:.$B$9];0);MATCH([.$I15];[.$B$5:.$F$5];0))*INDEX([.$B$17:.$C$22];MATCH([.R$2];[.$B$17:.$B$22];0);2)*INDEX([.$B$11:.$C$15];MATCH([.R$3];[.$B$11:.$B$15];0);2)/(2000*IF([.$H15]=&quot;Blacksmith&quot;;10;IF([.$H15]=&quot;Fletcher&quot;;11;IF([.$H15]=&quot;Imbuer&quot;;10;IF([.$H15]=&quot;Tinker&quot;;9;)))));&quot;&quot;)" office:value-type="float" office:value="2.0148074" calcext:value-type="float">
            <text:p>2.015</text:p>
          </table:table-cell>
          <table:table-cell table:style-name="ce145" table:formula="of:=IF( INDEX([.$B$5:.$F$9];MATCH([.$H15];[.$B$5:.$B$9];0);MATCH([.$I15];[.$B$5:.$F$5];0))*INDEX([.$B$17:.$C$22];MATCH([.S$2];[.$B$17:.$B$22];0);2)*INDEX([.$B$11:.$C$15];MATCH([.S$3];[.$B$11:.$B$15];0);2)/18000&lt;&gt;0;INDEX([.$B$5:.$F$9];MATCH([.$H15];[.$B$5:.$B$9];0);MATCH([.$I15];[.$B$5:.$F$5];0))*INDEX([.$B$17:.$C$22];MATCH([.S$2];[.$B$17:.$B$22];0);2)*INDEX([.$B$11:.$C$15];MATCH([.S$3];[.$B$11:.$B$15];0);2)/(2000*IF([.$H15]=&quot;Blacksmith&quot;;10;IF([.$H15]=&quot;Fletcher&quot;;11;IF([.$H15]=&quot;Imbuer&quot;;10;IF([.$H15]=&quot;Tinker&quot;;9;)))));&quot;&quot;)" office:value-type="float" office:value="0.10666" calcext:value-type="float">
            <text:p>0.107</text:p>
          </table:table-cell>
          <table:table-cell table:style-name="ce145" table:formula="of:=IF( INDEX([.$B$5:.$F$9];MATCH([.$H15];[.$B$5:.$B$9];0);MATCH([.$I15];[.$B$5:.$F$5];0))*INDEX([.$B$17:.$C$22];MATCH([.T$2];[.$B$17:.$B$22];0);2)*INDEX([.$B$11:.$C$15];MATCH([.T$3];[.$B$11:.$B$15];0);2)/18000&lt;&gt;0;INDEX([.$B$5:.$F$9];MATCH([.$H15];[.$B$5:.$B$9];0);MATCH([.$I15];[.$B$5:.$F$5];0))*INDEX([.$B$17:.$C$22];MATCH([.T$2];[.$B$17:.$B$22];0);2)*INDEX([.$B$11:.$C$15];MATCH([.T$3];[.$B$11:.$B$15];0);2)/(2000*IF([.$H15]=&quot;Blacksmith&quot;;10;IF([.$H15]=&quot;Fletcher&quot;;11;IF([.$H15]=&quot;Imbuer&quot;;10;IF([.$H15]=&quot;Tinker&quot;;9;)))));&quot;&quot;)" office:value-type="float" office:value="0.010666" calcext:value-type="float">
            <text:p>0.011</text:p>
          </table:table-cell>
          <table:table-cell table:style-name="ce145" table:formula="of:=IF( INDEX([.$B$5:.$F$9];MATCH([.$H15];[.$B$5:.$B$9];0);MATCH([.$I15];[.$B$5:.$F$5];0))*INDEX([.$B$17:.$C$22];MATCH([.U$2];[.$B$17:.$B$22];0);2)*INDEX([.$B$11:.$C$15];MATCH([.U$3];[.$B$11:.$B$15];0);2)/18000&lt;&gt;0;INDEX([.$B$5:.$F$9];MATCH([.$H15];[.$B$5:.$B$9];0);MATCH([.$I15];[.$B$5:.$F$5];0))*INDEX([.$B$17:.$C$22];MATCH([.U$2];[.$B$17:.$B$22];0);2)*INDEX([.$B$11:.$C$15];MATCH([.U$3];[.$B$11:.$B$15];0);2)/(2000*IF([.$H15]=&quot;Blacksmith&quot;;10;IF([.$H15]=&quot;Fletcher&quot;;11;IF([.$H15]=&quot;Imbuer&quot;;10;IF([.$H15]=&quot;Tinker&quot;;9;)))));&quot;&quot;)" office:value-type="float" office:value="0.0010666" calcext:value-type="float">
            <text:p>0.001</text:p>
          </table:table-cell>
          <table:table-cell table:style-name="ce152" table:formula="of:=IF( INDEX([.$B$5:.$F$9];MATCH([.$H15];[.$B$5:.$B$9];0);MATCH([.$I15];[.$B$5:.$F$5];0))*INDEX([.$B$17:.$C$22];MATCH([.V$2];[.$B$17:.$B$22];0);2)*INDEX([.$B$11:.$C$15];MATCH([.V$3];[.$B$11:.$B$15];0);2)/18000&lt;&gt;0;INDEX([.$B$5:.$F$9];MATCH([.$H15];[.$B$5:.$B$9];0);MATCH([.$I15];[.$B$5:.$F$5];0))*INDEX([.$B$17:.$C$22];MATCH([.V$2];[.$B$17:.$B$22];0);2)*INDEX([.$B$11:.$C$15];MATCH([.V$3];[.$B$11:.$B$15];0);2)/(2000*IF([.$H15]=&quot;Blacksmith&quot;;10;IF([.$H15]=&quot;Fletcher&quot;;11;IF([.$H15]=&quot;Imbuer&quot;;10;IF([.$H15]=&quot;Tinker&quot;;9;)))));&quot;&quot;)" office:value-type="float" office:value="1.7628148" calcext:value-type="float">
            <text:p>1.763</text:p>
          </table:table-cell>
          <table:table-cell table:style-name="ce152" table:formula="of:=IF( INDEX([.$B$5:.$F$9];MATCH([.$H15];[.$B$5:.$B$9];0);MATCH([.$I15];[.$B$5:.$F$5];0))*INDEX([.$B$17:.$C$22];MATCH([.W$2];[.$B$17:.$B$22];0);2)*INDEX([.$B$11:.$C$15];MATCH([.W$3];[.$B$11:.$B$15];0);2)/18000&lt;&gt;0;INDEX([.$B$5:.$F$9];MATCH([.$H15];[.$B$5:.$B$9];0);MATCH([.$I15];[.$B$5:.$F$5];0))*INDEX([.$B$17:.$C$22];MATCH([.W$2];[.$B$17:.$B$22];0);2)*INDEX([.$B$11:.$C$15];MATCH([.W$3];[.$B$11:.$B$15];0);2)/(2000*IF([.$H15]=&quot;Blacksmith&quot;;10;IF([.$H15]=&quot;Fletcher&quot;;11;IF([.$H15]=&quot;Imbuer&quot;;10;IF([.$H15]=&quot;Tinker&quot;;9;)))));&quot;&quot;)" office:value-type="float" office:value="0.09332" calcext:value-type="float">
            <text:p>0.093</text:p>
          </table:table-cell>
          <table:table-cell table:style-name="ce152" table:formula="of:=IF( INDEX([.$B$5:.$F$9];MATCH([.$H15];[.$B$5:.$B$9];0);MATCH([.$I15];[.$B$5:.$F$5];0))*INDEX([.$B$17:.$C$22];MATCH([.X$2];[.$B$17:.$B$22];0);2)*INDEX([.$B$11:.$C$15];MATCH([.X$3];[.$B$11:.$B$15];0);2)/18000&lt;&gt;0;INDEX([.$B$5:.$F$9];MATCH([.$H15];[.$B$5:.$B$9];0);MATCH([.$I15];[.$B$5:.$F$5];0))*INDEX([.$B$17:.$C$22];MATCH([.X$2];[.$B$17:.$B$22];0);2)*INDEX([.$B$11:.$C$15];MATCH([.X$3];[.$B$11:.$B$15];0);2)/(2000*IF([.$H15]=&quot;Blacksmith&quot;;10;IF([.$H15]=&quot;Fletcher&quot;;11;IF([.$H15]=&quot;Imbuer&quot;;10;IF([.$H15]=&quot;Tinker&quot;;9;)))));&quot;&quot;)" office:value-type="float" office:value="0.009332" calcext:value-type="float">
            <text:p>0.009</text:p>
          </table:table-cell>
          <table:table-cell table:style-name="ce152" table:formula="of:=IF( INDEX([.$B$5:.$F$9];MATCH([.$H15];[.$B$5:.$B$9];0);MATCH([.$I15];[.$B$5:.$F$5];0))*INDEX([.$B$17:.$C$22];MATCH([.Y$2];[.$B$17:.$B$22];0);2)*INDEX([.$B$11:.$C$15];MATCH([.Y$3];[.$B$11:.$B$15];0);2)/18000&lt;&gt;0;INDEX([.$B$5:.$F$9];MATCH([.$H15];[.$B$5:.$B$9];0);MATCH([.$I15];[.$B$5:.$F$5];0))*INDEX([.$B$17:.$C$22];MATCH([.Y$2];[.$B$17:.$B$22];0);2)*INDEX([.$B$11:.$C$15];MATCH([.Y$3];[.$B$11:.$B$15];0);2)/(2000*IF([.$H15]=&quot;Blacksmith&quot;;10;IF([.$H15]=&quot;Fletcher&quot;;11;IF([.$H15]=&quot;Imbuer&quot;;10;IF([.$H15]=&quot;Tinker&quot;;9;)))));&quot;&quot;)" office:value-type="float" office:value="0.0009332" calcext:value-type="float">
            <text:p>0.001</text:p>
          </table:table-cell>
          <table:table-cell table:style-name="ce159" table:formula="of:=IF( INDEX([.$B$5:.$F$9];MATCH([.$H15];[.$B$5:.$B$9];0);MATCH([.$I15];[.$B$5:.$F$5];0))*INDEX([.$B$17:.$C$22];MATCH([.Z$2];[.$B$17:.$B$22];0);2)*INDEX([.$B$11:.$C$15];MATCH([.Z$3];[.$B$11:.$B$15];0);2)/18000&lt;&gt;0;INDEX([.$B$5:.$F$9];MATCH([.$H15];[.$B$5:.$B$9];0);MATCH([.$I15];[.$B$5:.$F$5];0))*INDEX([.$B$17:.$C$22];MATCH([.Z$2];[.$B$17:.$B$22];0);2)*INDEX([.$B$11:.$C$15];MATCH([.Z$3];[.$B$11:.$B$15];0);2)/(2000*IF([.$H15]=&quot;Blacksmith&quot;;10;IF([.$H15]=&quot;Fletcher&quot;;11;IF([.$H15]=&quot;Imbuer&quot;;10;IF([.$H15]=&quot;Tinker&quot;;9;)))));&quot;&quot;)" office:value-type="float" office:value="1.5112" calcext:value-type="float">
            <text:p>1.511</text:p>
          </table:table-cell>
          <table:table-cell table:style-name="ce159" table:formula="of:=IF( INDEX([.$B$5:.$F$9];MATCH([.$H15];[.$B$5:.$B$9];0);MATCH([.$I15];[.$B$5:.$F$5];0))*INDEX([.$B$17:.$C$22];MATCH([.AA$2];[.$B$17:.$B$22];0);2)*INDEX([.$B$11:.$C$15];MATCH([.AA$3];[.$B$11:.$B$15];0);2)/18000&lt;&gt;0;INDEX([.$B$5:.$F$9];MATCH([.$H15];[.$B$5:.$B$9];0);MATCH([.$I15];[.$B$5:.$F$5];0))*INDEX([.$B$17:.$C$22];MATCH([.AA$2];[.$B$17:.$B$22];0);2)*INDEX([.$B$11:.$C$15];MATCH([.AA$3];[.$B$11:.$B$15];0);2)/(2000*IF([.$H15]=&quot;Blacksmith&quot;;10;IF([.$H15]=&quot;Fletcher&quot;;11;IF([.$H15]=&quot;Imbuer&quot;;10;IF([.$H15]=&quot;Tinker&quot;;9;)))));&quot;&quot;)" office:value-type="float" office:value="0.08" calcext:value-type="float">
            <text:p>0.080</text:p>
          </table:table-cell>
          <table:table-cell table:style-name="ce159" table:formula="of:=IF( INDEX([.$B$5:.$F$9];MATCH([.$H15];[.$B$5:.$B$9];0);MATCH([.$I15];[.$B$5:.$F$5];0))*INDEX([.$B$17:.$C$22];MATCH([.AB$2];[.$B$17:.$B$22];0);2)*INDEX([.$B$11:.$C$15];MATCH([.AB$3];[.$B$11:.$B$15];0);2)/18000&lt;&gt;0;INDEX([.$B$5:.$F$9];MATCH([.$H15];[.$B$5:.$B$9];0);MATCH([.$I15];[.$B$5:.$F$5];0))*INDEX([.$B$17:.$C$22];MATCH([.AB$2];[.$B$17:.$B$22];0);2)*INDEX([.$B$11:.$C$15];MATCH([.AB$3];[.$B$11:.$B$15];0);2)/(2000*IF([.$H15]=&quot;Blacksmith&quot;;10;IF([.$H15]=&quot;Fletcher&quot;;11;IF([.$H15]=&quot;Imbuer&quot;;10;IF([.$H15]=&quot;Tinker&quot;;9;)))));&quot;&quot;)" office:value-type="float" office:value="0.008" calcext:value-type="float">
            <text:p>0.008</text:p>
          </table:table-cell>
          <table:table-cell table:style-name="ce165" table:formula="of:=IF( INDEX([.$B$5:.$F$9];MATCH([.$H15];[.$B$5:.$B$9];0);MATCH([.$I15];[.$B$5:.$F$5];0))*INDEX([.$B$17:.$C$22];MATCH([.AC$2];[.$B$17:.$B$22];0);2)*INDEX([.$B$11:.$C$15];MATCH([.AC$3];[.$B$11:.$B$15];0);2)/18000&lt;&gt;0;INDEX([.$B$5:.$F$9];MATCH([.$H15];[.$B$5:.$B$9];0);MATCH([.$I15];[.$B$5:.$F$5];0))*INDEX([.$B$17:.$C$22];MATCH([.AC$2];[.$B$17:.$B$22];0);2)*INDEX([.$B$11:.$C$15];MATCH([.AC$3];[.$B$11:.$B$15];0);2)/(2000*IF([.$H15]=&quot;Blacksmith&quot;;10;IF([.$H15]=&quot;Fletcher&quot;;11;IF([.$H15]=&quot;Imbuer&quot;;10;IF([.$H15]=&quot;Tinker&quot;;9;)))));&quot;&quot;)" office:value-type="float" office:value="0.0008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1" table:number-columns-repeated="6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Cloth</text:p>
          </table:table-cell>
          <table:table-cell table:style-name="ce129" table:formula="of:=IF( INDEX([.$B$5:.$F$9];MATCH([.$H16];[.$B$5:.$B$9];0);MATCH([.$I16];[.$B$5:.$F$5];0))*INDEX([.$B$17:.$C$22];MATCH([.J$2];[.$B$17:.$B$22];0);2)*INDEX([.$B$11:.$C$15];MATCH([.J$3];[.$B$11:.$B$15];0);2)/18000&lt;&gt;0;INDEX([.$B$5:.$F$9];MATCH([.$H16];[.$B$5:.$B$9];0);MATCH([.$I16];[.$B$5:.$F$5];0))*INDEX([.$B$17:.$C$22];MATCH([.J$2];[.$B$17:.$B$22];0);2)*INDEX([.$B$11:.$C$15];MATCH([.J$3];[.$B$11:.$B$15];0);2)/(2000*IF([.$H16]=&quot;Blacksmith&quot;;10;IF([.$H16]=&quot;Fletcher&quot;;11;IF([.$H16]=&quot;Imbuer&quot;;10;IF([.$H16]=&quot;Tinker&quot;;9;)))));&quot;&quot;)" office:value-type="float" office:value="3.35822222222222" calcext:value-type="float">
            <text:p>3.358</text:p>
          </table:table-cell>
          <table:table-cell table:style-name="ce129" table:formula="of:=IF( INDEX([.$B$5:.$F$9];MATCH([.$H16];[.$B$5:.$B$9];0);MATCH([.$I16];[.$B$5:.$F$5];0))*INDEX([.$B$17:.$C$22];MATCH([.K$2];[.$B$17:.$B$22];0);2)*INDEX([.$B$11:.$C$15];MATCH([.K$3];[.$B$11:.$B$15];0);2)/18000&lt;&gt;0;INDEX([.$B$5:.$F$9];MATCH([.$H16];[.$B$5:.$B$9];0);MATCH([.$I16];[.$B$5:.$F$5];0))*INDEX([.$B$17:.$C$22];MATCH([.K$2];[.$B$17:.$B$22];0);2)*INDEX([.$B$11:.$C$15];MATCH([.K$3];[.$B$11:.$B$15];0);2)/(2000*IF([.$H16]=&quot;Blacksmith&quot;;10;IF([.$H16]=&quot;Fletcher&quot;;11;IF([.$H16]=&quot;Imbuer&quot;;10;IF([.$H16]=&quot;Tinker&quot;;9;)))));&quot;&quot;)" office:value-type="float" office:value="0.177777777777778" calcext:value-type="float">
            <text:p>0.178</text:p>
          </table:table-cell>
          <table:table-cell table:style-name="ce129" table:formula="of:=IF( INDEX([.$B$5:.$F$9];MATCH([.$H16];[.$B$5:.$B$9];0);MATCH([.$I16];[.$B$5:.$F$5];0))*INDEX([.$B$17:.$C$22];MATCH([.L$2];[.$B$17:.$B$22];0);2)*INDEX([.$B$11:.$C$15];MATCH([.L$3];[.$B$11:.$B$15];0);2)/18000&lt;&gt;0;INDEX([.$B$5:.$F$9];MATCH([.$H16];[.$B$5:.$B$9];0);MATCH([.$I16];[.$B$5:.$F$5];0))*INDEX([.$B$17:.$C$22];MATCH([.L$2];[.$B$17:.$B$22];0);2)*INDEX([.$B$11:.$C$15];MATCH([.L$3];[.$B$11:.$B$15];0);2)/(2000*IF([.$H16]=&quot;Blacksmith&quot;;10;IF([.$H16]=&quot;Fletcher&quot;;11;IF([.$H16]=&quot;Imbuer&quot;;10;IF([.$H16]=&quot;Tinker&quot;;9;)))));&quot;&quot;)" office:value-type="float" office:value="0.0177777777777778" calcext:value-type="float">
            <text:p>0.018</text:p>
          </table:table-cell>
          <table:table-cell table:style-name="ce129" table:formula="of:=IF( INDEX([.$B$5:.$F$9];MATCH([.$H16];[.$B$5:.$B$9];0);MATCH([.$I16];[.$B$5:.$F$5];0))*INDEX([.$B$17:.$C$22];MATCH([.M$2];[.$B$17:.$B$22];0);2)*INDEX([.$B$11:.$C$15];MATCH([.M$3];[.$B$11:.$B$15];0);2)/18000&lt;&gt;0;INDEX([.$B$5:.$F$9];MATCH([.$H16];[.$B$5:.$B$9];0);MATCH([.$I16];[.$B$5:.$F$5];0))*INDEX([.$B$17:.$C$22];MATCH([.M$2];[.$B$17:.$B$22];0);2)*INDEX([.$B$11:.$C$15];MATCH([.M$3];[.$B$11:.$B$15];0);2)/(2000*IF([.$H16]=&quot;Blacksmith&quot;;10;IF([.$H16]=&quot;Fletcher&quot;;11;IF([.$H16]=&quot;Imbuer&quot;;10;IF([.$H16]=&quot;Tinker&quot;;9;)))));&quot;&quot;)" office:value-type="float" office:value="0.00177777777777778" calcext:value-type="float">
            <text:p>0.002</text:p>
          </table:table-cell>
          <table:table-cell table:style-name="ce138" table:formula="of:=IF( INDEX([.$B$5:.$F$9];MATCH([.$H16];[.$B$5:.$B$9];0);MATCH([.$I16];[.$B$5:.$F$5];0))*INDEX([.$B$17:.$C$22];MATCH([.N$2];[.$B$17:.$B$22];0);2)*INDEX([.$B$11:.$C$15];MATCH([.N$3];[.$B$11:.$B$15];0);2)/18000&lt;&gt;0;INDEX([.$B$5:.$F$9];MATCH([.$H16];[.$B$5:.$B$9];0);MATCH([.$I16];[.$B$5:.$F$5];0))*INDEX([.$B$17:.$C$22];MATCH([.N$2];[.$B$17:.$B$22];0);2)*INDEX([.$B$11:.$C$15];MATCH([.N$3];[.$B$11:.$B$15];0);2)/(2000*IF([.$H16]=&quot;Blacksmith&quot;;10;IF([.$H16]=&quot;Fletcher&quot;;11;IF([.$H16]=&quot;Imbuer&quot;;10;IF([.$H16]=&quot;Tinker&quot;;9;)))));&quot;&quot;)" office:value-type="float" office:value="1.67911111111111" calcext:value-type="float">
            <text:p>1.679</text:p>
          </table:table-cell>
          <table:table-cell table:style-name="ce138" table:formula="of:=IF( INDEX([.$B$5:.$F$9];MATCH([.$H16];[.$B$5:.$B$9];0);MATCH([.$I16];[.$B$5:.$F$5];0))*INDEX([.$B$17:.$C$22];MATCH([.O$2];[.$B$17:.$B$22];0);2)*INDEX([.$B$11:.$C$15];MATCH([.O$3];[.$B$11:.$B$15];0);2)/18000&lt;&gt;0;INDEX([.$B$5:.$F$9];MATCH([.$H16];[.$B$5:.$B$9];0);MATCH([.$I16];[.$B$5:.$F$5];0))*INDEX([.$B$17:.$C$22];MATCH([.O$2];[.$B$17:.$B$22];0);2)*INDEX([.$B$11:.$C$15];MATCH([.O$3];[.$B$11:.$B$15];0);2)/(2000*IF([.$H16]=&quot;Blacksmith&quot;;10;IF([.$H16]=&quot;Fletcher&quot;;11;IF([.$H16]=&quot;Imbuer&quot;;10;IF([.$H16]=&quot;Tinker&quot;;9;)))));&quot;&quot;)" office:value-type="float" office:value="0.0888888888888889" calcext:value-type="float">
            <text:p>0.089</text:p>
          </table:table-cell>
          <table:table-cell table:style-name="ce138" table:formula="of:=IF( INDEX([.$B$5:.$F$9];MATCH([.$H16];[.$B$5:.$B$9];0);MATCH([.$I16];[.$B$5:.$F$5];0))*INDEX([.$B$17:.$C$22];MATCH([.P$2];[.$B$17:.$B$22];0);2)*INDEX([.$B$11:.$C$15];MATCH([.P$3];[.$B$11:.$B$15];0);2)/18000&lt;&gt;0;INDEX([.$B$5:.$F$9];MATCH([.$H16];[.$B$5:.$B$9];0);MATCH([.$I16];[.$B$5:.$F$5];0))*INDEX([.$B$17:.$C$22];MATCH([.P$2];[.$B$17:.$B$22];0);2)*INDEX([.$B$11:.$C$15];MATCH([.P$3];[.$B$11:.$B$15];0);2)/(2000*IF([.$H16]=&quot;Blacksmith&quot;;10;IF([.$H16]=&quot;Fletcher&quot;;11;IF([.$H16]=&quot;Imbuer&quot;;10;IF([.$H16]=&quot;Tinker&quot;;9;)))));&quot;&quot;)" office:value-type="float" office:value="0.00888888888888889" calcext:value-type="float">
            <text:p>0.009</text:p>
          </table:table-cell>
          <table:table-cell table:style-name="ce138" table:formula="of:=IF( INDEX([.$B$5:.$F$9];MATCH([.$H16];[.$B$5:.$B$9];0);MATCH([.$I16];[.$B$5:.$F$5];0))*INDEX([.$B$17:.$C$22];MATCH([.Q$2];[.$B$17:.$B$22];0);2)*INDEX([.$B$11:.$C$15];MATCH([.Q$3];[.$B$11:.$B$15];0);2)/18000&lt;&gt;0;INDEX([.$B$5:.$F$9];MATCH([.$H16];[.$B$5:.$B$9];0);MATCH([.$I16];[.$B$5:.$F$5];0))*INDEX([.$B$17:.$C$22];MATCH([.Q$2];[.$B$17:.$B$22];0);2)*INDEX([.$B$11:.$C$15];MATCH([.Q$3];[.$B$11:.$B$15];0);2)/(2000*IF([.$H16]=&quot;Blacksmith&quot;;10;IF([.$H16]=&quot;Fletcher&quot;;11;IF([.$H16]=&quot;Imbuer&quot;;10;IF([.$H16]=&quot;Tinker&quot;;9;)))));&quot;&quot;)" office:value-type="float" office:value="0.000888888888888889" calcext:value-type="float">
            <text:p>0.001</text:p>
          </table:table-cell>
          <table:table-cell table:style-name="ce145" table:formula="of:=IF( INDEX([.$B$5:.$F$9];MATCH([.$H16];[.$B$5:.$B$9];0);MATCH([.$I16];[.$B$5:.$F$5];0))*INDEX([.$B$17:.$C$22];MATCH([.R$2];[.$B$17:.$B$22];0);2)*INDEX([.$B$11:.$C$15];MATCH([.R$3];[.$B$11:.$B$15];0);2)/18000&lt;&gt;0;INDEX([.$B$5:.$F$9];MATCH([.$H16];[.$B$5:.$B$9];0);MATCH([.$I16];[.$B$5:.$F$5];0))*INDEX([.$B$17:.$C$22];MATCH([.R$2];[.$B$17:.$B$22];0);2)*INDEX([.$B$11:.$C$15];MATCH([.R$3];[.$B$11:.$B$15];0);2)/(2000*IF([.$H16]=&quot;Blacksmith&quot;;10;IF([.$H16]=&quot;Fletcher&quot;;11;IF([.$H16]=&quot;Imbuer&quot;;10;IF([.$H16]=&quot;Tinker&quot;;9;)))));&quot;&quot;)" office:value-type="float" office:value="1.11933744444444" calcext:value-type="float">
            <text:p>1.119</text:p>
          </table:table-cell>
          <table:table-cell table:style-name="ce145" table:formula="of:=IF( INDEX([.$B$5:.$F$9];MATCH([.$H16];[.$B$5:.$B$9];0);MATCH([.$I16];[.$B$5:.$F$5];0))*INDEX([.$B$17:.$C$22];MATCH([.S$2];[.$B$17:.$B$22];0);2)*INDEX([.$B$11:.$C$15];MATCH([.S$3];[.$B$11:.$B$15];0);2)/18000&lt;&gt;0;INDEX([.$B$5:.$F$9];MATCH([.$H16];[.$B$5:.$B$9];0);MATCH([.$I16];[.$B$5:.$F$5];0))*INDEX([.$B$17:.$C$22];MATCH([.S$2];[.$B$17:.$B$22];0);2)*INDEX([.$B$11:.$C$15];MATCH([.S$3];[.$B$11:.$B$15];0);2)/(2000*IF([.$H16]=&quot;Blacksmith&quot;;10;IF([.$H16]=&quot;Fletcher&quot;;11;IF([.$H16]=&quot;Imbuer&quot;;10;IF([.$H16]=&quot;Tinker&quot;;9;)))));&quot;&quot;)" office:value-type="float" office:value="0.0592555555555556" calcext:value-type="float">
            <text:p>0.059</text:p>
          </table:table-cell>
          <table:table-cell table:style-name="ce145" table:formula="of:=IF( INDEX([.$B$5:.$F$9];MATCH([.$H16];[.$B$5:.$B$9];0);MATCH([.$I16];[.$B$5:.$F$5];0))*INDEX([.$B$17:.$C$22];MATCH([.T$2];[.$B$17:.$B$22];0);2)*INDEX([.$B$11:.$C$15];MATCH([.T$3];[.$B$11:.$B$15];0);2)/18000&lt;&gt;0;INDEX([.$B$5:.$F$9];MATCH([.$H16];[.$B$5:.$B$9];0);MATCH([.$I16];[.$B$5:.$F$5];0))*INDEX([.$B$17:.$C$22];MATCH([.T$2];[.$B$17:.$B$22];0);2)*INDEX([.$B$11:.$C$15];MATCH([.T$3];[.$B$11:.$B$15];0);2)/(2000*IF([.$H16]=&quot;Blacksmith&quot;;10;IF([.$H16]=&quot;Fletcher&quot;;11;IF([.$H16]=&quot;Imbuer&quot;;10;IF([.$H16]=&quot;Tinker&quot;;9;)))));&quot;&quot;)" office:value-type="float" office:value="0.00592555555555556" calcext:value-type="float">
            <text:p>0.006</text:p>
          </table:table-cell>
          <table:table-cell table:style-name="ce145" table:formula="of:=IF( INDEX([.$B$5:.$F$9];MATCH([.$H16];[.$B$5:.$B$9];0);MATCH([.$I16];[.$B$5:.$F$5];0))*INDEX([.$B$17:.$C$22];MATCH([.U$2];[.$B$17:.$B$22];0);2)*INDEX([.$B$11:.$C$15];MATCH([.U$3];[.$B$11:.$B$15];0);2)/18000&lt;&gt;0;INDEX([.$B$5:.$F$9];MATCH([.$H16];[.$B$5:.$B$9];0);MATCH([.$I16];[.$B$5:.$F$5];0))*INDEX([.$B$17:.$C$22];MATCH([.U$2];[.$B$17:.$B$22];0);2)*INDEX([.$B$11:.$C$15];MATCH([.U$3];[.$B$11:.$B$15];0);2)/(2000*IF([.$H16]=&quot;Blacksmith&quot;;10;IF([.$H16]=&quot;Fletcher&quot;;11;IF([.$H16]=&quot;Imbuer&quot;;10;IF([.$H16]=&quot;Tinker&quot;;9;)))));&quot;&quot;)" office:value-type="float" office:value="0.000592555555555556" calcext:value-type="float">
            <text:p>0.001</text:p>
          </table:table-cell>
          <table:table-cell table:style-name="ce152" table:formula="of:=IF( INDEX([.$B$5:.$F$9];MATCH([.$H16];[.$B$5:.$B$9];0);MATCH([.$I16];[.$B$5:.$F$5];0))*INDEX([.$B$17:.$C$22];MATCH([.V$2];[.$B$17:.$B$22];0);2)*INDEX([.$B$11:.$C$15];MATCH([.V$3];[.$B$11:.$B$15];0);2)/18000&lt;&gt;0;INDEX([.$B$5:.$F$9];MATCH([.$H16];[.$B$5:.$B$9];0);MATCH([.$I16];[.$B$5:.$F$5];0))*INDEX([.$B$17:.$C$22];MATCH([.V$2];[.$B$17:.$B$22];0);2)*INDEX([.$B$11:.$C$15];MATCH([.V$3];[.$B$11:.$B$15];0);2)/(2000*IF([.$H16]=&quot;Blacksmith&quot;;10;IF([.$H16]=&quot;Fletcher&quot;;11;IF([.$H16]=&quot;Imbuer&quot;;10;IF([.$H16]=&quot;Tinker&quot;;9;)))));&quot;&quot;)" office:value-type="float" office:value="0.979341555555556" calcext:value-type="float">
            <text:p>0.979</text:p>
          </table:table-cell>
          <table:table-cell table:style-name="ce152" table:formula="of:=IF( INDEX([.$B$5:.$F$9];MATCH([.$H16];[.$B$5:.$B$9];0);MATCH([.$I16];[.$B$5:.$F$5];0))*INDEX([.$B$17:.$C$22];MATCH([.W$2];[.$B$17:.$B$22];0);2)*INDEX([.$B$11:.$C$15];MATCH([.W$3];[.$B$11:.$B$15];0);2)/18000&lt;&gt;0;INDEX([.$B$5:.$F$9];MATCH([.$H16];[.$B$5:.$B$9];0);MATCH([.$I16];[.$B$5:.$F$5];0))*INDEX([.$B$17:.$C$22];MATCH([.W$2];[.$B$17:.$B$22];0);2)*INDEX([.$B$11:.$C$15];MATCH([.W$3];[.$B$11:.$B$15];0);2)/(2000*IF([.$H16]=&quot;Blacksmith&quot;;10;IF([.$H16]=&quot;Fletcher&quot;;11;IF([.$H16]=&quot;Imbuer&quot;;10;IF([.$H16]=&quot;Tinker&quot;;9;)))));&quot;&quot;)" office:value-type="float" office:value="0.0518444444444445" calcext:value-type="float">
            <text:p>0.052</text:p>
          </table:table-cell>
          <table:table-cell table:style-name="ce152" table:formula="of:=IF( INDEX([.$B$5:.$F$9];MATCH([.$H16];[.$B$5:.$B$9];0);MATCH([.$I16];[.$B$5:.$F$5];0))*INDEX([.$B$17:.$C$22];MATCH([.X$2];[.$B$17:.$B$22];0);2)*INDEX([.$B$11:.$C$15];MATCH([.X$3];[.$B$11:.$B$15];0);2)/18000&lt;&gt;0;INDEX([.$B$5:.$F$9];MATCH([.$H16];[.$B$5:.$B$9];0);MATCH([.$I16];[.$B$5:.$F$5];0))*INDEX([.$B$17:.$C$22];MATCH([.X$2];[.$B$17:.$B$22];0);2)*INDEX([.$B$11:.$C$15];MATCH([.X$3];[.$B$11:.$B$15];0);2)/(2000*IF([.$H16]=&quot;Blacksmith&quot;;10;IF([.$H16]=&quot;Fletcher&quot;;11;IF([.$H16]=&quot;Imbuer&quot;;10;IF([.$H16]=&quot;Tinker&quot;;9;)))));&quot;&quot;)" office:value-type="float" office:value="0.00518444444444445" calcext:value-type="float">
            <text:p>0.005</text:p>
          </table:table-cell>
          <table:table-cell table:style-name="ce152" table:formula="of:=IF( INDEX([.$B$5:.$F$9];MATCH([.$H16];[.$B$5:.$B$9];0);MATCH([.$I16];[.$B$5:.$F$5];0))*INDEX([.$B$17:.$C$22];MATCH([.Y$2];[.$B$17:.$B$22];0);2)*INDEX([.$B$11:.$C$15];MATCH([.Y$3];[.$B$11:.$B$15];0);2)/18000&lt;&gt;0;INDEX([.$B$5:.$F$9];MATCH([.$H16];[.$B$5:.$B$9];0);MATCH([.$I16];[.$B$5:.$F$5];0))*INDEX([.$B$17:.$C$22];MATCH([.Y$2];[.$B$17:.$B$22];0);2)*INDEX([.$B$11:.$C$15];MATCH([.Y$3];[.$B$11:.$B$15];0);2)/(2000*IF([.$H16]=&quot;Blacksmith&quot;;10;IF([.$H16]=&quot;Fletcher&quot;;11;IF([.$H16]=&quot;Imbuer&quot;;10;IF([.$H16]=&quot;Tinker&quot;;9;)))));&quot;&quot;)" office:value-type="float" office:value="0.000518444444444445" calcext:value-type="float">
            <text:p>0.001</text:p>
          </table:table-cell>
          <table:table-cell table:style-name="ce159" table:formula="of:=IF( INDEX([.$B$5:.$F$9];MATCH([.$H16];[.$B$5:.$B$9];0);MATCH([.$I16];[.$B$5:.$F$5];0))*INDEX([.$B$17:.$C$22];MATCH([.Z$2];[.$B$17:.$B$22];0);2)*INDEX([.$B$11:.$C$15];MATCH([.Z$3];[.$B$11:.$B$15];0);2)/18000&lt;&gt;0;INDEX([.$B$5:.$F$9];MATCH([.$H16];[.$B$5:.$B$9];0);MATCH([.$I16];[.$B$5:.$F$5];0))*INDEX([.$B$17:.$C$22];MATCH([.Z$2];[.$B$17:.$B$22];0);2)*INDEX([.$B$11:.$C$15];MATCH([.Z$3];[.$B$11:.$B$15];0);2)/(2000*IF([.$H16]=&quot;Blacksmith&quot;;10;IF([.$H16]=&quot;Fletcher&quot;;11;IF([.$H16]=&quot;Imbuer&quot;;10;IF([.$H16]=&quot;Tinker&quot;;9;)))));&quot;&quot;)" office:value-type="float" office:value="0.839555555555556" calcext:value-type="float">
            <text:p>0.840</text:p>
          </table:table-cell>
          <table:table-cell table:style-name="ce159" table:formula="of:=IF( INDEX([.$B$5:.$F$9];MATCH([.$H16];[.$B$5:.$B$9];0);MATCH([.$I16];[.$B$5:.$F$5];0))*INDEX([.$B$17:.$C$22];MATCH([.AA$2];[.$B$17:.$B$22];0);2)*INDEX([.$B$11:.$C$15];MATCH([.AA$3];[.$B$11:.$B$15];0);2)/18000&lt;&gt;0;INDEX([.$B$5:.$F$9];MATCH([.$H16];[.$B$5:.$B$9];0);MATCH([.$I16];[.$B$5:.$F$5];0))*INDEX([.$B$17:.$C$22];MATCH([.AA$2];[.$B$17:.$B$22];0);2)*INDEX([.$B$11:.$C$15];MATCH([.AA$3];[.$B$11:.$B$15];0);2)/(2000*IF([.$H16]=&quot;Blacksmith&quot;;10;IF([.$H16]=&quot;Fletcher&quot;;11;IF([.$H16]=&quot;Imbuer&quot;;10;IF([.$H16]=&quot;Tinker&quot;;9;)))));&quot;&quot;)" office:value-type="float" office:value="0.0444444444444444" calcext:value-type="float">
            <text:p>0.044</text:p>
          </table:table-cell>
          <table:table-cell table:style-name="ce159" table:formula="of:=IF( INDEX([.$B$5:.$F$9];MATCH([.$H16];[.$B$5:.$B$9];0);MATCH([.$I16];[.$B$5:.$F$5];0))*INDEX([.$B$17:.$C$22];MATCH([.AB$2];[.$B$17:.$B$22];0);2)*INDEX([.$B$11:.$C$15];MATCH([.AB$3];[.$B$11:.$B$15];0);2)/18000&lt;&gt;0;INDEX([.$B$5:.$F$9];MATCH([.$H16];[.$B$5:.$B$9];0);MATCH([.$I16];[.$B$5:.$F$5];0))*INDEX([.$B$17:.$C$22];MATCH([.AB$2];[.$B$17:.$B$22];0);2)*INDEX([.$B$11:.$C$15];MATCH([.AB$3];[.$B$11:.$B$15];0);2)/(2000*IF([.$H16]=&quot;Blacksmith&quot;;10;IF([.$H16]=&quot;Fletcher&quot;;11;IF([.$H16]=&quot;Imbuer&quot;;10;IF([.$H16]=&quot;Tinker&quot;;9;)))));&quot;&quot;)" office:value-type="float" office:value="0.00444444444444444" calcext:value-type="float">
            <text:p>0.004</text:p>
          </table:table-cell>
          <table:table-cell table:style-name="ce165" table:formula="of:=IF( INDEX([.$B$5:.$F$9];MATCH([.$H16];[.$B$5:.$B$9];0);MATCH([.$I16];[.$B$5:.$F$5];0))*INDEX([.$B$17:.$C$22];MATCH([.AC$2];[.$B$17:.$B$22];0);2)*INDEX([.$B$11:.$C$15];MATCH([.AC$3];[.$B$11:.$B$15];0);2)/18000&lt;&gt;0;INDEX([.$B$5:.$F$9];MATCH([.$H16];[.$B$5:.$B$9];0);MATCH([.$I16];[.$B$5:.$F$5];0))*INDEX([.$B$17:.$C$22];MATCH([.AC$2];[.$B$17:.$B$22];0);2)*INDEX([.$B$11:.$C$15];MATCH([.AC$3];[.$B$11:.$B$15];0);2)/(2000*IF([.$H16]=&quot;Blacksmith&quot;;10;IF([.$H16]=&quot;Fletcher&quot;;11;IF([.$H16]=&quot;Imbuer&quot;;10;IF([.$H16]=&quot;Tinker&quot;;9;)))));&quot;&quot;)" office:value-type="float" office:value="0.000444444444444444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Tier</text:p>
          </table:table-cell>
          <table:table-cell table:style-name="ce113" office:value-type="string" calcext:value-type="string">
            <text:p>Multipl.</text:p>
          </table:table-cell>
          <table:table-cell table:style-name="ce111" table:number-columns-repeated="4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Leather</text:p>
          </table:table-cell>
          <table:table-cell table:style-name="ce129" table:formula="of:=IF( INDEX([.$B$5:.$F$9];MATCH([.$H17];[.$B$5:.$B$9];0);MATCH([.$I17];[.$B$5:.$F$5];0))*INDEX([.$B$17:.$C$22];MATCH([.J$2];[.$B$17:.$B$22];0);2)*INDEX([.$B$11:.$C$15];MATCH([.J$3];[.$B$11:.$B$15];0);2)/18000&lt;&gt;0;INDEX([.$B$5:.$F$9];MATCH([.$H17];[.$B$5:.$B$9];0);MATCH([.$I17];[.$B$5:.$F$5];0))*INDEX([.$B$17:.$C$22];MATCH([.J$2];[.$B$17:.$B$22];0);2)*INDEX([.$B$11:.$C$15];MATCH([.J$3];[.$B$11:.$B$15];0);2)/(2000*IF([.$H17]=&quot;Blacksmith&quot;;10;IF([.$H17]=&quot;Fletcher&quot;;11;IF([.$H17]=&quot;Imbuer&quot;;10;IF([.$H17]=&quot;Tinker&quot;;9;)))));&quot;&quot;)" office:value-type="float" office:value="1.67911111111111" calcext:value-type="float">
            <text:p>1.679</text:p>
          </table:table-cell>
          <table:table-cell table:style-name="ce129" table:formula="of:=IF( INDEX([.$B$5:.$F$9];MATCH([.$H17];[.$B$5:.$B$9];0);MATCH([.$I17];[.$B$5:.$F$5];0))*INDEX([.$B$17:.$C$22];MATCH([.K$2];[.$B$17:.$B$22];0);2)*INDEX([.$B$11:.$C$15];MATCH([.K$3];[.$B$11:.$B$15];0);2)/18000&lt;&gt;0;INDEX([.$B$5:.$F$9];MATCH([.$H17];[.$B$5:.$B$9];0);MATCH([.$I17];[.$B$5:.$F$5];0))*INDEX([.$B$17:.$C$22];MATCH([.K$2];[.$B$17:.$B$22];0);2)*INDEX([.$B$11:.$C$15];MATCH([.K$3];[.$B$11:.$B$15];0);2)/(2000*IF([.$H17]=&quot;Blacksmith&quot;;10;IF([.$H17]=&quot;Fletcher&quot;;11;IF([.$H17]=&quot;Imbuer&quot;;10;IF([.$H17]=&quot;Tinker&quot;;9;)))));&quot;&quot;)" office:value-type="float" office:value="0.0888888888888889" calcext:value-type="float">
            <text:p>0.089</text:p>
          </table:table-cell>
          <table:table-cell table:style-name="ce129" table:formula="of:=IF( INDEX([.$B$5:.$F$9];MATCH([.$H17];[.$B$5:.$B$9];0);MATCH([.$I17];[.$B$5:.$F$5];0))*INDEX([.$B$17:.$C$22];MATCH([.L$2];[.$B$17:.$B$22];0);2)*INDEX([.$B$11:.$C$15];MATCH([.L$3];[.$B$11:.$B$15];0);2)/18000&lt;&gt;0;INDEX([.$B$5:.$F$9];MATCH([.$H17];[.$B$5:.$B$9];0);MATCH([.$I17];[.$B$5:.$F$5];0))*INDEX([.$B$17:.$C$22];MATCH([.L$2];[.$B$17:.$B$22];0);2)*INDEX([.$B$11:.$C$15];MATCH([.L$3];[.$B$11:.$B$15];0);2)/(2000*IF([.$H17]=&quot;Blacksmith&quot;;10;IF([.$H17]=&quot;Fletcher&quot;;11;IF([.$H17]=&quot;Imbuer&quot;;10;IF([.$H17]=&quot;Tinker&quot;;9;)))));&quot;&quot;)" office:value-type="float" office:value="0.00888888888888889" calcext:value-type="float">
            <text:p>0.009</text:p>
          </table:table-cell>
          <table:table-cell table:style-name="ce129" table:formula="of:=IF( INDEX([.$B$5:.$F$9];MATCH([.$H17];[.$B$5:.$B$9];0);MATCH([.$I17];[.$B$5:.$F$5];0))*INDEX([.$B$17:.$C$22];MATCH([.M$2];[.$B$17:.$B$22];0);2)*INDEX([.$B$11:.$C$15];MATCH([.M$3];[.$B$11:.$B$15];0);2)/18000&lt;&gt;0;INDEX([.$B$5:.$F$9];MATCH([.$H17];[.$B$5:.$B$9];0);MATCH([.$I17];[.$B$5:.$F$5];0))*INDEX([.$B$17:.$C$22];MATCH([.M$2];[.$B$17:.$B$22];0);2)*INDEX([.$B$11:.$C$15];MATCH([.M$3];[.$B$11:.$B$15];0);2)/(2000*IF([.$H17]=&quot;Blacksmith&quot;;10;IF([.$H17]=&quot;Fletcher&quot;;11;IF([.$H17]=&quot;Imbuer&quot;;10;IF([.$H17]=&quot;Tinker&quot;;9;)))));&quot;&quot;)" office:value-type="float" office:value="0.000888888888888889" calcext:value-type="float">
            <text:p>0.001</text:p>
          </table:table-cell>
          <table:table-cell table:style-name="ce138" table:formula="of:=IF( INDEX([.$B$5:.$F$9];MATCH([.$H17];[.$B$5:.$B$9];0);MATCH([.$I17];[.$B$5:.$F$5];0))*INDEX([.$B$17:.$C$22];MATCH([.N$2];[.$B$17:.$B$22];0);2)*INDEX([.$B$11:.$C$15];MATCH([.N$3];[.$B$11:.$B$15];0);2)/18000&lt;&gt;0;INDEX([.$B$5:.$F$9];MATCH([.$H17];[.$B$5:.$B$9];0);MATCH([.$I17];[.$B$5:.$F$5];0))*INDEX([.$B$17:.$C$22];MATCH([.N$2];[.$B$17:.$B$22];0);2)*INDEX([.$B$11:.$C$15];MATCH([.N$3];[.$B$11:.$B$15];0);2)/(2000*IF([.$H17]=&quot;Blacksmith&quot;;10;IF([.$H17]=&quot;Fletcher&quot;;11;IF([.$H17]=&quot;Imbuer&quot;;10;IF([.$H17]=&quot;Tinker&quot;;9;)))));&quot;&quot;)" office:value-type="float" office:value="0.839555555555556" calcext:value-type="float">
            <text:p>0.840</text:p>
          </table:table-cell>
          <table:table-cell table:style-name="ce138" table:formula="of:=IF( INDEX([.$B$5:.$F$9];MATCH([.$H17];[.$B$5:.$B$9];0);MATCH([.$I17];[.$B$5:.$F$5];0))*INDEX([.$B$17:.$C$22];MATCH([.O$2];[.$B$17:.$B$22];0);2)*INDEX([.$B$11:.$C$15];MATCH([.O$3];[.$B$11:.$B$15];0);2)/18000&lt;&gt;0;INDEX([.$B$5:.$F$9];MATCH([.$H17];[.$B$5:.$B$9];0);MATCH([.$I17];[.$B$5:.$F$5];0))*INDEX([.$B$17:.$C$22];MATCH([.O$2];[.$B$17:.$B$22];0);2)*INDEX([.$B$11:.$C$15];MATCH([.O$3];[.$B$11:.$B$15];0);2)/(2000*IF([.$H17]=&quot;Blacksmith&quot;;10;IF([.$H17]=&quot;Fletcher&quot;;11;IF([.$H17]=&quot;Imbuer&quot;;10;IF([.$H17]=&quot;Tinker&quot;;9;)))));&quot;&quot;)" office:value-type="float" office:value="0.0444444444444444" calcext:value-type="float">
            <text:p>0.044</text:p>
          </table:table-cell>
          <table:table-cell table:style-name="ce138" table:formula="of:=IF( INDEX([.$B$5:.$F$9];MATCH([.$H17];[.$B$5:.$B$9];0);MATCH([.$I17];[.$B$5:.$F$5];0))*INDEX([.$B$17:.$C$22];MATCH([.P$2];[.$B$17:.$B$22];0);2)*INDEX([.$B$11:.$C$15];MATCH([.P$3];[.$B$11:.$B$15];0);2)/18000&lt;&gt;0;INDEX([.$B$5:.$F$9];MATCH([.$H17];[.$B$5:.$B$9];0);MATCH([.$I17];[.$B$5:.$F$5];0))*INDEX([.$B$17:.$C$22];MATCH([.P$2];[.$B$17:.$B$22];0);2)*INDEX([.$B$11:.$C$15];MATCH([.P$3];[.$B$11:.$B$15];0);2)/(2000*IF([.$H17]=&quot;Blacksmith&quot;;10;IF([.$H17]=&quot;Fletcher&quot;;11;IF([.$H17]=&quot;Imbuer&quot;;10;IF([.$H17]=&quot;Tinker&quot;;9;)))));&quot;&quot;)" office:value-type="float" office:value="0.00444444444444444" calcext:value-type="float">
            <text:p>0.004</text:p>
          </table:table-cell>
          <table:table-cell table:style-name="ce138" table:formula="of:=IF( INDEX([.$B$5:.$F$9];MATCH([.$H17];[.$B$5:.$B$9];0);MATCH([.$I17];[.$B$5:.$F$5];0))*INDEX([.$B$17:.$C$22];MATCH([.Q$2];[.$B$17:.$B$22];0);2)*INDEX([.$B$11:.$C$15];MATCH([.Q$3];[.$B$11:.$B$15];0);2)/18000&lt;&gt;0;INDEX([.$B$5:.$F$9];MATCH([.$H17];[.$B$5:.$B$9];0);MATCH([.$I17];[.$B$5:.$F$5];0))*INDEX([.$B$17:.$C$22];MATCH([.Q$2];[.$B$17:.$B$22];0);2)*INDEX([.$B$11:.$C$15];MATCH([.Q$3];[.$B$11:.$B$15];0);2)/(2000*IF([.$H17]=&quot;Blacksmith&quot;;10;IF([.$H17]=&quot;Fletcher&quot;;11;IF([.$H17]=&quot;Imbuer&quot;;10;IF([.$H17]=&quot;Tinker&quot;;9;)))));&quot;&quot;)" office:value-type="float" office:value="0.000444444444444444" calcext:value-type="float">
            <text:p>0.000</text:p>
          </table:table-cell>
          <table:table-cell table:style-name="ce145" table:formula="of:=IF( INDEX([.$B$5:.$F$9];MATCH([.$H17];[.$B$5:.$B$9];0);MATCH([.$I17];[.$B$5:.$F$5];0))*INDEX([.$B$17:.$C$22];MATCH([.R$2];[.$B$17:.$B$22];0);2)*INDEX([.$B$11:.$C$15];MATCH([.R$3];[.$B$11:.$B$15];0);2)/18000&lt;&gt;0;INDEX([.$B$5:.$F$9];MATCH([.$H17];[.$B$5:.$B$9];0);MATCH([.$I17];[.$B$5:.$F$5];0))*INDEX([.$B$17:.$C$22];MATCH([.R$2];[.$B$17:.$B$22];0);2)*INDEX([.$B$11:.$C$15];MATCH([.R$3];[.$B$11:.$B$15];0);2)/(2000*IF([.$H17]=&quot;Blacksmith&quot;;10;IF([.$H17]=&quot;Fletcher&quot;;11;IF([.$H17]=&quot;Imbuer&quot;;10;IF([.$H17]=&quot;Tinker&quot;;9;)))));&quot;&quot;)" office:value-type="float" office:value="0.559668722222222" calcext:value-type="float">
            <text:p>0.560</text:p>
          </table:table-cell>
          <table:table-cell table:style-name="ce145" table:formula="of:=IF( INDEX([.$B$5:.$F$9];MATCH([.$H17];[.$B$5:.$B$9];0);MATCH([.$I17];[.$B$5:.$F$5];0))*INDEX([.$B$17:.$C$22];MATCH([.S$2];[.$B$17:.$B$22];0);2)*INDEX([.$B$11:.$C$15];MATCH([.S$3];[.$B$11:.$B$15];0);2)/18000&lt;&gt;0;INDEX([.$B$5:.$F$9];MATCH([.$H17];[.$B$5:.$B$9];0);MATCH([.$I17];[.$B$5:.$F$5];0))*INDEX([.$B$17:.$C$22];MATCH([.S$2];[.$B$17:.$B$22];0);2)*INDEX([.$B$11:.$C$15];MATCH([.S$3];[.$B$11:.$B$15];0);2)/(2000*IF([.$H17]=&quot;Blacksmith&quot;;10;IF([.$H17]=&quot;Fletcher&quot;;11;IF([.$H17]=&quot;Imbuer&quot;;10;IF([.$H17]=&quot;Tinker&quot;;9;)))));&quot;&quot;)" office:value-type="float" office:value="0.0296277777777778" calcext:value-type="float">
            <text:p>0.030</text:p>
          </table:table-cell>
          <table:table-cell table:style-name="ce145" table:formula="of:=IF( INDEX([.$B$5:.$F$9];MATCH([.$H17];[.$B$5:.$B$9];0);MATCH([.$I17];[.$B$5:.$F$5];0))*INDEX([.$B$17:.$C$22];MATCH([.T$2];[.$B$17:.$B$22];0);2)*INDEX([.$B$11:.$C$15];MATCH([.T$3];[.$B$11:.$B$15];0);2)/18000&lt;&gt;0;INDEX([.$B$5:.$F$9];MATCH([.$H17];[.$B$5:.$B$9];0);MATCH([.$I17];[.$B$5:.$F$5];0))*INDEX([.$B$17:.$C$22];MATCH([.T$2];[.$B$17:.$B$22];0);2)*INDEX([.$B$11:.$C$15];MATCH([.T$3];[.$B$11:.$B$15];0);2)/(2000*IF([.$H17]=&quot;Blacksmith&quot;;10;IF([.$H17]=&quot;Fletcher&quot;;11;IF([.$H17]=&quot;Imbuer&quot;;10;IF([.$H17]=&quot;Tinker&quot;;9;)))));&quot;&quot;)" office:value-type="float" office:value="0.00296277777777778" calcext:value-type="float">
            <text:p>0.003</text:p>
          </table:table-cell>
          <table:table-cell table:style-name="ce145" table:formula="of:=IF( INDEX([.$B$5:.$F$9];MATCH([.$H17];[.$B$5:.$B$9];0);MATCH([.$I17];[.$B$5:.$F$5];0))*INDEX([.$B$17:.$C$22];MATCH([.U$2];[.$B$17:.$B$22];0);2)*INDEX([.$B$11:.$C$15];MATCH([.U$3];[.$B$11:.$B$15];0);2)/18000&lt;&gt;0;INDEX([.$B$5:.$F$9];MATCH([.$H17];[.$B$5:.$B$9];0);MATCH([.$I17];[.$B$5:.$F$5];0))*INDEX([.$B$17:.$C$22];MATCH([.U$2];[.$B$17:.$B$22];0);2)*INDEX([.$B$11:.$C$15];MATCH([.U$3];[.$B$11:.$B$15];0);2)/(2000*IF([.$H17]=&quot;Blacksmith&quot;;10;IF([.$H17]=&quot;Fletcher&quot;;11;IF([.$H17]=&quot;Imbuer&quot;;10;IF([.$H17]=&quot;Tinker&quot;;9;)))));&quot;&quot;)" office:value-type="float" office:value="0.000296277777777778" calcext:value-type="float">
            <text:p>0.000</text:p>
          </table:table-cell>
          <table:table-cell table:style-name="ce152" table:formula="of:=IF( INDEX([.$B$5:.$F$9];MATCH([.$H17];[.$B$5:.$B$9];0);MATCH([.$I17];[.$B$5:.$F$5];0))*INDEX([.$B$17:.$C$22];MATCH([.V$2];[.$B$17:.$B$22];0);2)*INDEX([.$B$11:.$C$15];MATCH([.V$3];[.$B$11:.$B$15];0);2)/18000&lt;&gt;0;INDEX([.$B$5:.$F$9];MATCH([.$H17];[.$B$5:.$B$9];0);MATCH([.$I17];[.$B$5:.$F$5];0))*INDEX([.$B$17:.$C$22];MATCH([.V$2];[.$B$17:.$B$22];0);2)*INDEX([.$B$11:.$C$15];MATCH([.V$3];[.$B$11:.$B$15];0);2)/(2000*IF([.$H17]=&quot;Blacksmith&quot;;10;IF([.$H17]=&quot;Fletcher&quot;;11;IF([.$H17]=&quot;Imbuer&quot;;10;IF([.$H17]=&quot;Tinker&quot;;9;)))));&quot;&quot;)" office:value-type="float" office:value="0.489670777777778" calcext:value-type="float">
            <text:p>0.490</text:p>
          </table:table-cell>
          <table:table-cell table:style-name="ce152" table:formula="of:=IF( INDEX([.$B$5:.$F$9];MATCH([.$H17];[.$B$5:.$B$9];0);MATCH([.$I17];[.$B$5:.$F$5];0))*INDEX([.$B$17:.$C$22];MATCH([.W$2];[.$B$17:.$B$22];0);2)*INDEX([.$B$11:.$C$15];MATCH([.W$3];[.$B$11:.$B$15];0);2)/18000&lt;&gt;0;INDEX([.$B$5:.$F$9];MATCH([.$H17];[.$B$5:.$B$9];0);MATCH([.$I17];[.$B$5:.$F$5];0))*INDEX([.$B$17:.$C$22];MATCH([.W$2];[.$B$17:.$B$22];0);2)*INDEX([.$B$11:.$C$15];MATCH([.W$3];[.$B$11:.$B$15];0);2)/(2000*IF([.$H17]=&quot;Blacksmith&quot;;10;IF([.$H17]=&quot;Fletcher&quot;;11;IF([.$H17]=&quot;Imbuer&quot;;10;IF([.$H17]=&quot;Tinker&quot;;9;)))));&quot;&quot;)" office:value-type="float" office:value="0.0259222222222222" calcext:value-type="float">
            <text:p>0.026</text:p>
          </table:table-cell>
          <table:table-cell table:style-name="ce152" table:formula="of:=IF( INDEX([.$B$5:.$F$9];MATCH([.$H17];[.$B$5:.$B$9];0);MATCH([.$I17];[.$B$5:.$F$5];0))*INDEX([.$B$17:.$C$22];MATCH([.X$2];[.$B$17:.$B$22];0);2)*INDEX([.$B$11:.$C$15];MATCH([.X$3];[.$B$11:.$B$15];0);2)/18000&lt;&gt;0;INDEX([.$B$5:.$F$9];MATCH([.$H17];[.$B$5:.$B$9];0);MATCH([.$I17];[.$B$5:.$F$5];0))*INDEX([.$B$17:.$C$22];MATCH([.X$2];[.$B$17:.$B$22];0);2)*INDEX([.$B$11:.$C$15];MATCH([.X$3];[.$B$11:.$B$15];0);2)/(2000*IF([.$H17]=&quot;Blacksmith&quot;;10;IF([.$H17]=&quot;Fletcher&quot;;11;IF([.$H17]=&quot;Imbuer&quot;;10;IF([.$H17]=&quot;Tinker&quot;;9;)))));&quot;&quot;)" office:value-type="float" office:value="0.00259222222222222" calcext:value-type="float">
            <text:p>0.003</text:p>
          </table:table-cell>
          <table:table-cell table:style-name="ce152" table:formula="of:=IF( INDEX([.$B$5:.$F$9];MATCH([.$H17];[.$B$5:.$B$9];0);MATCH([.$I17];[.$B$5:.$F$5];0))*INDEX([.$B$17:.$C$22];MATCH([.Y$2];[.$B$17:.$B$22];0);2)*INDEX([.$B$11:.$C$15];MATCH([.Y$3];[.$B$11:.$B$15];0);2)/18000&lt;&gt;0;INDEX([.$B$5:.$F$9];MATCH([.$H17];[.$B$5:.$B$9];0);MATCH([.$I17];[.$B$5:.$F$5];0))*INDEX([.$B$17:.$C$22];MATCH([.Y$2];[.$B$17:.$B$22];0);2)*INDEX([.$B$11:.$C$15];MATCH([.Y$3];[.$B$11:.$B$15];0);2)/(2000*IF([.$H17]=&quot;Blacksmith&quot;;10;IF([.$H17]=&quot;Fletcher&quot;;11;IF([.$H17]=&quot;Imbuer&quot;;10;IF([.$H17]=&quot;Tinker&quot;;9;)))));&quot;&quot;)" office:value-type="float" office:value="0.000259222222222222" calcext:value-type="float">
            <text:p>0.000</text:p>
          </table:table-cell>
          <table:table-cell table:style-name="ce159" table:formula="of:=IF( INDEX([.$B$5:.$F$9];MATCH([.$H17];[.$B$5:.$B$9];0);MATCH([.$I17];[.$B$5:.$F$5];0))*INDEX([.$B$17:.$C$22];MATCH([.Z$2];[.$B$17:.$B$22];0);2)*INDEX([.$B$11:.$C$15];MATCH([.Z$3];[.$B$11:.$B$15];0);2)/18000&lt;&gt;0;INDEX([.$B$5:.$F$9];MATCH([.$H17];[.$B$5:.$B$9];0);MATCH([.$I17];[.$B$5:.$F$5];0))*INDEX([.$B$17:.$C$22];MATCH([.Z$2];[.$B$17:.$B$22];0);2)*INDEX([.$B$11:.$C$15];MATCH([.Z$3];[.$B$11:.$B$15];0);2)/(2000*IF([.$H17]=&quot;Blacksmith&quot;;10;IF([.$H17]=&quot;Fletcher&quot;;11;IF([.$H17]=&quot;Imbuer&quot;;10;IF([.$H17]=&quot;Tinker&quot;;9;)))));&quot;&quot;)" office:value-type="float" office:value="0.419777777777778" calcext:value-type="float">
            <text:p>0.420</text:p>
          </table:table-cell>
          <table:table-cell table:style-name="ce159" table:formula="of:=IF( INDEX([.$B$5:.$F$9];MATCH([.$H17];[.$B$5:.$B$9];0);MATCH([.$I17];[.$B$5:.$F$5];0))*INDEX([.$B$17:.$C$22];MATCH([.AA$2];[.$B$17:.$B$22];0);2)*INDEX([.$B$11:.$C$15];MATCH([.AA$3];[.$B$11:.$B$15];0);2)/18000&lt;&gt;0;INDEX([.$B$5:.$F$9];MATCH([.$H17];[.$B$5:.$B$9];0);MATCH([.$I17];[.$B$5:.$F$5];0))*INDEX([.$B$17:.$C$22];MATCH([.AA$2];[.$B$17:.$B$22];0);2)*INDEX([.$B$11:.$C$15];MATCH([.AA$3];[.$B$11:.$B$15];0);2)/(2000*IF([.$H17]=&quot;Blacksmith&quot;;10;IF([.$H17]=&quot;Fletcher&quot;;11;IF([.$H17]=&quot;Imbuer&quot;;10;IF([.$H17]=&quot;Tinker&quot;;9;)))));&quot;&quot;)" office:value-type="float" office:value="0.0222222222222222" calcext:value-type="float">
            <text:p>0.022</text:p>
          </table:table-cell>
          <table:table-cell table:style-name="ce159" table:formula="of:=IF( INDEX([.$B$5:.$F$9];MATCH([.$H17];[.$B$5:.$B$9];0);MATCH([.$I17];[.$B$5:.$F$5];0))*INDEX([.$B$17:.$C$22];MATCH([.AB$2];[.$B$17:.$B$22];0);2)*INDEX([.$B$11:.$C$15];MATCH([.AB$3];[.$B$11:.$B$15];0);2)/18000&lt;&gt;0;INDEX([.$B$5:.$F$9];MATCH([.$H17];[.$B$5:.$B$9];0);MATCH([.$I17];[.$B$5:.$F$5];0))*INDEX([.$B$17:.$C$22];MATCH([.AB$2];[.$B$17:.$B$22];0);2)*INDEX([.$B$11:.$C$15];MATCH([.AB$3];[.$B$11:.$B$15];0);2)/(2000*IF([.$H17]=&quot;Blacksmith&quot;;10;IF([.$H17]=&quot;Fletcher&quot;;11;IF([.$H17]=&quot;Imbuer&quot;;10;IF([.$H17]=&quot;Tinker&quot;;9;)))));&quot;&quot;)" office:value-type="float" office:value="0.00222222222222222" calcext:value-type="float">
            <text:p>0.002</text:p>
          </table:table-cell>
          <table:table-cell table:style-name="ce165" table:formula="of:=IF( INDEX([.$B$5:.$F$9];MATCH([.$H17];[.$B$5:.$B$9];0);MATCH([.$I17];[.$B$5:.$F$5];0))*INDEX([.$B$17:.$C$22];MATCH([.AC$2];[.$B$17:.$B$22];0);2)*INDEX([.$B$11:.$C$15];MATCH([.AC$3];[.$B$11:.$B$15];0);2)/18000&lt;&gt;0;INDEX([.$B$5:.$F$9];MATCH([.$H17];[.$B$5:.$B$9];0);MATCH([.$I17];[.$B$5:.$F$5];0))*INDEX([.$B$17:.$C$22];MATCH([.AC$2];[.$B$17:.$B$22];0);2)*INDEX([.$B$11:.$C$15];MATCH([.AC$3];[.$B$11:.$B$15];0);2)/(2000*IF([.$H17]=&quot;Blacksmith&quot;;10;IF([.$H17]=&quot;Fletcher&quot;;11;IF([.$H17]=&quot;Imbuer&quot;;10;IF([.$H17]=&quot;Tinker&quot;;9;)))));&quot;&quot;)" office:value-type="float" office:value="0.000222222222222222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T4</text:p>
          </table:table-cell>
          <table:table-cell table:style-name="ce113" office:value-type="float" office:value="16" calcext:value-type="float">
            <text:p>16</text:p>
          </table:table-cell>
          <table:table-cell table:style-name="ce111" table:number-columns-repeated="4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Metalbar</text:p>
          </table:table-cell>
          <table:table-cell table:style-name="ce129" table:formula="of:=IF( INDEX([.$B$5:.$F$9];MATCH([.$H18];[.$B$5:.$B$9];0);MATCH([.$I18];[.$B$5:.$F$5];0))*INDEX([.$B$17:.$C$22];MATCH([.J$2];[.$B$17:.$B$22];0);2)*INDEX([.$B$11:.$C$15];MATCH([.J$3];[.$B$11:.$B$15];0);2)/18000&lt;&gt;0;INDEX([.$B$5:.$F$9];MATCH([.$H18];[.$B$5:.$B$9];0);MATCH([.$I18];[.$B$5:.$F$5];0))*INDEX([.$B$17:.$C$22];MATCH([.J$2];[.$B$17:.$B$22];0);2)*INDEX([.$B$11:.$C$15];MATCH([.J$3];[.$B$11:.$B$15];0);2)/(2000*IF([.$H18]=&quot;Blacksmith&quot;;10;IF([.$H18]=&quot;Fletcher&quot;;11;IF([.$H18]=&quot;Imbuer&quot;;10;IF([.$H18]=&quot;Tinker&quot;;9;)))));&quot;&quot;)" office:value-type="float" office:value="3.35822222222222" calcext:value-type="float">
            <text:p>3.358</text:p>
          </table:table-cell>
          <table:table-cell table:style-name="ce129" table:formula="of:=IF( INDEX([.$B$5:.$F$9];MATCH([.$H18];[.$B$5:.$B$9];0);MATCH([.$I18];[.$B$5:.$F$5];0))*INDEX([.$B$17:.$C$22];MATCH([.K$2];[.$B$17:.$B$22];0);2)*INDEX([.$B$11:.$C$15];MATCH([.K$3];[.$B$11:.$B$15];0);2)/18000&lt;&gt;0;INDEX([.$B$5:.$F$9];MATCH([.$H18];[.$B$5:.$B$9];0);MATCH([.$I18];[.$B$5:.$F$5];0))*INDEX([.$B$17:.$C$22];MATCH([.K$2];[.$B$17:.$B$22];0);2)*INDEX([.$B$11:.$C$15];MATCH([.K$3];[.$B$11:.$B$15];0);2)/(2000*IF([.$H18]=&quot;Blacksmith&quot;;10;IF([.$H18]=&quot;Fletcher&quot;;11;IF([.$H18]=&quot;Imbuer&quot;;10;IF([.$H18]=&quot;Tinker&quot;;9;)))));&quot;&quot;)" office:value-type="float" office:value="0.177777777777778" calcext:value-type="float">
            <text:p>0.178</text:p>
          </table:table-cell>
          <table:table-cell table:style-name="ce129" table:formula="of:=IF( INDEX([.$B$5:.$F$9];MATCH([.$H18];[.$B$5:.$B$9];0);MATCH([.$I18];[.$B$5:.$F$5];0))*INDEX([.$B$17:.$C$22];MATCH([.L$2];[.$B$17:.$B$22];0);2)*INDEX([.$B$11:.$C$15];MATCH([.L$3];[.$B$11:.$B$15];0);2)/18000&lt;&gt;0;INDEX([.$B$5:.$F$9];MATCH([.$H18];[.$B$5:.$B$9];0);MATCH([.$I18];[.$B$5:.$F$5];0))*INDEX([.$B$17:.$C$22];MATCH([.L$2];[.$B$17:.$B$22];0);2)*INDEX([.$B$11:.$C$15];MATCH([.L$3];[.$B$11:.$B$15];0);2)/(2000*IF([.$H18]=&quot;Blacksmith&quot;;10;IF([.$H18]=&quot;Fletcher&quot;;11;IF([.$H18]=&quot;Imbuer&quot;;10;IF([.$H18]=&quot;Tinker&quot;;9;)))));&quot;&quot;)" office:value-type="float" office:value="0.0177777777777778" calcext:value-type="float">
            <text:p>0.018</text:p>
          </table:table-cell>
          <table:table-cell table:style-name="ce129" table:formula="of:=IF( INDEX([.$B$5:.$F$9];MATCH([.$H18];[.$B$5:.$B$9];0);MATCH([.$I18];[.$B$5:.$F$5];0))*INDEX([.$B$17:.$C$22];MATCH([.M$2];[.$B$17:.$B$22];0);2)*INDEX([.$B$11:.$C$15];MATCH([.M$3];[.$B$11:.$B$15];0);2)/18000&lt;&gt;0;INDEX([.$B$5:.$F$9];MATCH([.$H18];[.$B$5:.$B$9];0);MATCH([.$I18];[.$B$5:.$F$5];0))*INDEX([.$B$17:.$C$22];MATCH([.M$2];[.$B$17:.$B$22];0);2)*INDEX([.$B$11:.$C$15];MATCH([.M$3];[.$B$11:.$B$15];0);2)/(2000*IF([.$H18]=&quot;Blacksmith&quot;;10;IF([.$H18]=&quot;Fletcher&quot;;11;IF([.$H18]=&quot;Imbuer&quot;;10;IF([.$H18]=&quot;Tinker&quot;;9;)))));&quot;&quot;)" office:value-type="float" office:value="0.00177777777777778" calcext:value-type="float">
            <text:p>0.002</text:p>
          </table:table-cell>
          <table:table-cell table:style-name="ce138" table:formula="of:=IF( INDEX([.$B$5:.$F$9];MATCH([.$H18];[.$B$5:.$B$9];0);MATCH([.$I18];[.$B$5:.$F$5];0))*INDEX([.$B$17:.$C$22];MATCH([.N$2];[.$B$17:.$B$22];0);2)*INDEX([.$B$11:.$C$15];MATCH([.N$3];[.$B$11:.$B$15];0);2)/18000&lt;&gt;0;INDEX([.$B$5:.$F$9];MATCH([.$H18];[.$B$5:.$B$9];0);MATCH([.$I18];[.$B$5:.$F$5];0))*INDEX([.$B$17:.$C$22];MATCH([.N$2];[.$B$17:.$B$22];0);2)*INDEX([.$B$11:.$C$15];MATCH([.N$3];[.$B$11:.$B$15];0);2)/(2000*IF([.$H18]=&quot;Blacksmith&quot;;10;IF([.$H18]=&quot;Fletcher&quot;;11;IF([.$H18]=&quot;Imbuer&quot;;10;IF([.$H18]=&quot;Tinker&quot;;9;)))));&quot;&quot;)" office:value-type="float" office:value="1.67911111111111" calcext:value-type="float">
            <text:p>1.679</text:p>
          </table:table-cell>
          <table:table-cell table:style-name="ce138" table:formula="of:=IF( INDEX([.$B$5:.$F$9];MATCH([.$H18];[.$B$5:.$B$9];0);MATCH([.$I18];[.$B$5:.$F$5];0))*INDEX([.$B$17:.$C$22];MATCH([.O$2];[.$B$17:.$B$22];0);2)*INDEX([.$B$11:.$C$15];MATCH([.O$3];[.$B$11:.$B$15];0);2)/18000&lt;&gt;0;INDEX([.$B$5:.$F$9];MATCH([.$H18];[.$B$5:.$B$9];0);MATCH([.$I18];[.$B$5:.$F$5];0))*INDEX([.$B$17:.$C$22];MATCH([.O$2];[.$B$17:.$B$22];0);2)*INDEX([.$B$11:.$C$15];MATCH([.O$3];[.$B$11:.$B$15];0);2)/(2000*IF([.$H18]=&quot;Blacksmith&quot;;10;IF([.$H18]=&quot;Fletcher&quot;;11;IF([.$H18]=&quot;Imbuer&quot;;10;IF([.$H18]=&quot;Tinker&quot;;9;)))));&quot;&quot;)" office:value-type="float" office:value="0.0888888888888889" calcext:value-type="float">
            <text:p>0.089</text:p>
          </table:table-cell>
          <table:table-cell table:style-name="ce138" table:formula="of:=IF( INDEX([.$B$5:.$F$9];MATCH([.$H18];[.$B$5:.$B$9];0);MATCH([.$I18];[.$B$5:.$F$5];0))*INDEX([.$B$17:.$C$22];MATCH([.P$2];[.$B$17:.$B$22];0);2)*INDEX([.$B$11:.$C$15];MATCH([.P$3];[.$B$11:.$B$15];0);2)/18000&lt;&gt;0;INDEX([.$B$5:.$F$9];MATCH([.$H18];[.$B$5:.$B$9];0);MATCH([.$I18];[.$B$5:.$F$5];0))*INDEX([.$B$17:.$C$22];MATCH([.P$2];[.$B$17:.$B$22];0);2)*INDEX([.$B$11:.$C$15];MATCH([.P$3];[.$B$11:.$B$15];0);2)/(2000*IF([.$H18]=&quot;Blacksmith&quot;;10;IF([.$H18]=&quot;Fletcher&quot;;11;IF([.$H18]=&quot;Imbuer&quot;;10;IF([.$H18]=&quot;Tinker&quot;;9;)))));&quot;&quot;)" office:value-type="float" office:value="0.00888888888888889" calcext:value-type="float">
            <text:p>0.009</text:p>
          </table:table-cell>
          <table:table-cell table:style-name="ce138" table:formula="of:=IF( INDEX([.$B$5:.$F$9];MATCH([.$H18];[.$B$5:.$B$9];0);MATCH([.$I18];[.$B$5:.$F$5];0))*INDEX([.$B$17:.$C$22];MATCH([.Q$2];[.$B$17:.$B$22];0);2)*INDEX([.$B$11:.$C$15];MATCH([.Q$3];[.$B$11:.$B$15];0);2)/18000&lt;&gt;0;INDEX([.$B$5:.$F$9];MATCH([.$H18];[.$B$5:.$B$9];0);MATCH([.$I18];[.$B$5:.$F$5];0))*INDEX([.$B$17:.$C$22];MATCH([.Q$2];[.$B$17:.$B$22];0);2)*INDEX([.$B$11:.$C$15];MATCH([.Q$3];[.$B$11:.$B$15];0);2)/(2000*IF([.$H18]=&quot;Blacksmith&quot;;10;IF([.$H18]=&quot;Fletcher&quot;;11;IF([.$H18]=&quot;Imbuer&quot;;10;IF([.$H18]=&quot;Tinker&quot;;9;)))));&quot;&quot;)" office:value-type="float" office:value="0.000888888888888889" calcext:value-type="float">
            <text:p>0.001</text:p>
          </table:table-cell>
          <table:table-cell table:style-name="ce145" table:formula="of:=IF( INDEX([.$B$5:.$F$9];MATCH([.$H18];[.$B$5:.$B$9];0);MATCH([.$I18];[.$B$5:.$F$5];0))*INDEX([.$B$17:.$C$22];MATCH([.R$2];[.$B$17:.$B$22];0);2)*INDEX([.$B$11:.$C$15];MATCH([.R$3];[.$B$11:.$B$15];0);2)/18000&lt;&gt;0;INDEX([.$B$5:.$F$9];MATCH([.$H18];[.$B$5:.$B$9];0);MATCH([.$I18];[.$B$5:.$F$5];0))*INDEX([.$B$17:.$C$22];MATCH([.R$2];[.$B$17:.$B$22];0);2)*INDEX([.$B$11:.$C$15];MATCH([.R$3];[.$B$11:.$B$15];0);2)/(2000*IF([.$H18]=&quot;Blacksmith&quot;;10;IF([.$H18]=&quot;Fletcher&quot;;11;IF([.$H18]=&quot;Imbuer&quot;;10;IF([.$H18]=&quot;Tinker&quot;;9;)))));&quot;&quot;)" office:value-type="float" office:value="1.11933744444444" calcext:value-type="float">
            <text:p>1.119</text:p>
          </table:table-cell>
          <table:table-cell table:style-name="ce145" table:formula="of:=IF( INDEX([.$B$5:.$F$9];MATCH([.$H18];[.$B$5:.$B$9];0);MATCH([.$I18];[.$B$5:.$F$5];0))*INDEX([.$B$17:.$C$22];MATCH([.S$2];[.$B$17:.$B$22];0);2)*INDEX([.$B$11:.$C$15];MATCH([.S$3];[.$B$11:.$B$15];0);2)/18000&lt;&gt;0;INDEX([.$B$5:.$F$9];MATCH([.$H18];[.$B$5:.$B$9];0);MATCH([.$I18];[.$B$5:.$F$5];0))*INDEX([.$B$17:.$C$22];MATCH([.S$2];[.$B$17:.$B$22];0);2)*INDEX([.$B$11:.$C$15];MATCH([.S$3];[.$B$11:.$B$15];0);2)/(2000*IF([.$H18]=&quot;Blacksmith&quot;;10;IF([.$H18]=&quot;Fletcher&quot;;11;IF([.$H18]=&quot;Imbuer&quot;;10;IF([.$H18]=&quot;Tinker&quot;;9;)))));&quot;&quot;)" office:value-type="float" office:value="0.0592555555555556" calcext:value-type="float">
            <text:p>0.059</text:p>
          </table:table-cell>
          <table:table-cell table:style-name="ce145" table:formula="of:=IF( INDEX([.$B$5:.$F$9];MATCH([.$H18];[.$B$5:.$B$9];0);MATCH([.$I18];[.$B$5:.$F$5];0))*INDEX([.$B$17:.$C$22];MATCH([.T$2];[.$B$17:.$B$22];0);2)*INDEX([.$B$11:.$C$15];MATCH([.T$3];[.$B$11:.$B$15];0);2)/18000&lt;&gt;0;INDEX([.$B$5:.$F$9];MATCH([.$H18];[.$B$5:.$B$9];0);MATCH([.$I18];[.$B$5:.$F$5];0))*INDEX([.$B$17:.$C$22];MATCH([.T$2];[.$B$17:.$B$22];0);2)*INDEX([.$B$11:.$C$15];MATCH([.T$3];[.$B$11:.$B$15];0);2)/(2000*IF([.$H18]=&quot;Blacksmith&quot;;10;IF([.$H18]=&quot;Fletcher&quot;;11;IF([.$H18]=&quot;Imbuer&quot;;10;IF([.$H18]=&quot;Tinker&quot;;9;)))));&quot;&quot;)" office:value-type="float" office:value="0.00592555555555556" calcext:value-type="float">
            <text:p>0.006</text:p>
          </table:table-cell>
          <table:table-cell table:style-name="ce145" table:formula="of:=IF( INDEX([.$B$5:.$F$9];MATCH([.$H18];[.$B$5:.$B$9];0);MATCH([.$I18];[.$B$5:.$F$5];0))*INDEX([.$B$17:.$C$22];MATCH([.U$2];[.$B$17:.$B$22];0);2)*INDEX([.$B$11:.$C$15];MATCH([.U$3];[.$B$11:.$B$15];0);2)/18000&lt;&gt;0;INDEX([.$B$5:.$F$9];MATCH([.$H18];[.$B$5:.$B$9];0);MATCH([.$I18];[.$B$5:.$F$5];0))*INDEX([.$B$17:.$C$22];MATCH([.U$2];[.$B$17:.$B$22];0);2)*INDEX([.$B$11:.$C$15];MATCH([.U$3];[.$B$11:.$B$15];0);2)/(2000*IF([.$H18]=&quot;Blacksmith&quot;;10;IF([.$H18]=&quot;Fletcher&quot;;11;IF([.$H18]=&quot;Imbuer&quot;;10;IF([.$H18]=&quot;Tinker&quot;;9;)))));&quot;&quot;)" office:value-type="float" office:value="0.000592555555555556" calcext:value-type="float">
            <text:p>0.001</text:p>
          </table:table-cell>
          <table:table-cell table:style-name="ce152" table:formula="of:=IF( INDEX([.$B$5:.$F$9];MATCH([.$H18];[.$B$5:.$B$9];0);MATCH([.$I18];[.$B$5:.$F$5];0))*INDEX([.$B$17:.$C$22];MATCH([.V$2];[.$B$17:.$B$22];0);2)*INDEX([.$B$11:.$C$15];MATCH([.V$3];[.$B$11:.$B$15];0);2)/18000&lt;&gt;0;INDEX([.$B$5:.$F$9];MATCH([.$H18];[.$B$5:.$B$9];0);MATCH([.$I18];[.$B$5:.$F$5];0))*INDEX([.$B$17:.$C$22];MATCH([.V$2];[.$B$17:.$B$22];0);2)*INDEX([.$B$11:.$C$15];MATCH([.V$3];[.$B$11:.$B$15];0);2)/(2000*IF([.$H18]=&quot;Blacksmith&quot;;10;IF([.$H18]=&quot;Fletcher&quot;;11;IF([.$H18]=&quot;Imbuer&quot;;10;IF([.$H18]=&quot;Tinker&quot;;9;)))));&quot;&quot;)" office:value-type="float" office:value="0.979341555555556" calcext:value-type="float">
            <text:p>0.979</text:p>
          </table:table-cell>
          <table:table-cell table:style-name="ce152" table:formula="of:=IF( INDEX([.$B$5:.$F$9];MATCH([.$H18];[.$B$5:.$B$9];0);MATCH([.$I18];[.$B$5:.$F$5];0))*INDEX([.$B$17:.$C$22];MATCH([.W$2];[.$B$17:.$B$22];0);2)*INDEX([.$B$11:.$C$15];MATCH([.W$3];[.$B$11:.$B$15];0);2)/18000&lt;&gt;0;INDEX([.$B$5:.$F$9];MATCH([.$H18];[.$B$5:.$B$9];0);MATCH([.$I18];[.$B$5:.$F$5];0))*INDEX([.$B$17:.$C$22];MATCH([.W$2];[.$B$17:.$B$22];0);2)*INDEX([.$B$11:.$C$15];MATCH([.W$3];[.$B$11:.$B$15];0);2)/(2000*IF([.$H18]=&quot;Blacksmith&quot;;10;IF([.$H18]=&quot;Fletcher&quot;;11;IF([.$H18]=&quot;Imbuer&quot;;10;IF([.$H18]=&quot;Tinker&quot;;9;)))));&quot;&quot;)" office:value-type="float" office:value="0.0518444444444445" calcext:value-type="float">
            <text:p>0.052</text:p>
          </table:table-cell>
          <table:table-cell table:style-name="ce152" table:formula="of:=IF( INDEX([.$B$5:.$F$9];MATCH([.$H18];[.$B$5:.$B$9];0);MATCH([.$I18];[.$B$5:.$F$5];0))*INDEX([.$B$17:.$C$22];MATCH([.X$2];[.$B$17:.$B$22];0);2)*INDEX([.$B$11:.$C$15];MATCH([.X$3];[.$B$11:.$B$15];0);2)/18000&lt;&gt;0;INDEX([.$B$5:.$F$9];MATCH([.$H18];[.$B$5:.$B$9];0);MATCH([.$I18];[.$B$5:.$F$5];0))*INDEX([.$B$17:.$C$22];MATCH([.X$2];[.$B$17:.$B$22];0);2)*INDEX([.$B$11:.$C$15];MATCH([.X$3];[.$B$11:.$B$15];0);2)/(2000*IF([.$H18]=&quot;Blacksmith&quot;;10;IF([.$H18]=&quot;Fletcher&quot;;11;IF([.$H18]=&quot;Imbuer&quot;;10;IF([.$H18]=&quot;Tinker&quot;;9;)))));&quot;&quot;)" office:value-type="float" office:value="0.00518444444444445" calcext:value-type="float">
            <text:p>0.005</text:p>
          </table:table-cell>
          <table:table-cell table:style-name="ce152" table:formula="of:=IF( INDEX([.$B$5:.$F$9];MATCH([.$H18];[.$B$5:.$B$9];0);MATCH([.$I18];[.$B$5:.$F$5];0))*INDEX([.$B$17:.$C$22];MATCH([.Y$2];[.$B$17:.$B$22];0);2)*INDEX([.$B$11:.$C$15];MATCH([.Y$3];[.$B$11:.$B$15];0);2)/18000&lt;&gt;0;INDEX([.$B$5:.$F$9];MATCH([.$H18];[.$B$5:.$B$9];0);MATCH([.$I18];[.$B$5:.$F$5];0))*INDEX([.$B$17:.$C$22];MATCH([.Y$2];[.$B$17:.$B$22];0);2)*INDEX([.$B$11:.$C$15];MATCH([.Y$3];[.$B$11:.$B$15];0);2)/(2000*IF([.$H18]=&quot;Blacksmith&quot;;10;IF([.$H18]=&quot;Fletcher&quot;;11;IF([.$H18]=&quot;Imbuer&quot;;10;IF([.$H18]=&quot;Tinker&quot;;9;)))));&quot;&quot;)" office:value-type="float" office:value="0.000518444444444445" calcext:value-type="float">
            <text:p>0.001</text:p>
          </table:table-cell>
          <table:table-cell table:style-name="ce159" table:formula="of:=IF( INDEX([.$B$5:.$F$9];MATCH([.$H18];[.$B$5:.$B$9];0);MATCH([.$I18];[.$B$5:.$F$5];0))*INDEX([.$B$17:.$C$22];MATCH([.Z$2];[.$B$17:.$B$22];0);2)*INDEX([.$B$11:.$C$15];MATCH([.Z$3];[.$B$11:.$B$15];0);2)/18000&lt;&gt;0;INDEX([.$B$5:.$F$9];MATCH([.$H18];[.$B$5:.$B$9];0);MATCH([.$I18];[.$B$5:.$F$5];0))*INDEX([.$B$17:.$C$22];MATCH([.Z$2];[.$B$17:.$B$22];0);2)*INDEX([.$B$11:.$C$15];MATCH([.Z$3];[.$B$11:.$B$15];0);2)/(2000*IF([.$H18]=&quot;Blacksmith&quot;;10;IF([.$H18]=&quot;Fletcher&quot;;11;IF([.$H18]=&quot;Imbuer&quot;;10;IF([.$H18]=&quot;Tinker&quot;;9;)))));&quot;&quot;)" office:value-type="float" office:value="0.839555555555556" calcext:value-type="float">
            <text:p>0.840</text:p>
          </table:table-cell>
          <table:table-cell table:style-name="ce159" table:formula="of:=IF( INDEX([.$B$5:.$F$9];MATCH([.$H18];[.$B$5:.$B$9];0);MATCH([.$I18];[.$B$5:.$F$5];0))*INDEX([.$B$17:.$C$22];MATCH([.AA$2];[.$B$17:.$B$22];0);2)*INDEX([.$B$11:.$C$15];MATCH([.AA$3];[.$B$11:.$B$15];0);2)/18000&lt;&gt;0;INDEX([.$B$5:.$F$9];MATCH([.$H18];[.$B$5:.$B$9];0);MATCH([.$I18];[.$B$5:.$F$5];0))*INDEX([.$B$17:.$C$22];MATCH([.AA$2];[.$B$17:.$B$22];0);2)*INDEX([.$B$11:.$C$15];MATCH([.AA$3];[.$B$11:.$B$15];0);2)/(2000*IF([.$H18]=&quot;Blacksmith&quot;;10;IF([.$H18]=&quot;Fletcher&quot;;11;IF([.$H18]=&quot;Imbuer&quot;;10;IF([.$H18]=&quot;Tinker&quot;;9;)))));&quot;&quot;)" office:value-type="float" office:value="0.0444444444444444" calcext:value-type="float">
            <text:p>0.044</text:p>
          </table:table-cell>
          <table:table-cell table:style-name="ce159" table:formula="of:=IF( INDEX([.$B$5:.$F$9];MATCH([.$H18];[.$B$5:.$B$9];0);MATCH([.$I18];[.$B$5:.$F$5];0))*INDEX([.$B$17:.$C$22];MATCH([.AB$2];[.$B$17:.$B$22];0);2)*INDEX([.$B$11:.$C$15];MATCH([.AB$3];[.$B$11:.$B$15];0);2)/18000&lt;&gt;0;INDEX([.$B$5:.$F$9];MATCH([.$H18];[.$B$5:.$B$9];0);MATCH([.$I18];[.$B$5:.$F$5];0))*INDEX([.$B$17:.$C$22];MATCH([.AB$2];[.$B$17:.$B$22];0);2)*INDEX([.$B$11:.$C$15];MATCH([.AB$3];[.$B$11:.$B$15];0);2)/(2000*IF([.$H18]=&quot;Blacksmith&quot;;10;IF([.$H18]=&quot;Fletcher&quot;;11;IF([.$H18]=&quot;Imbuer&quot;;10;IF([.$H18]=&quot;Tinker&quot;;9;)))));&quot;&quot;)" office:value-type="float" office:value="0.00444444444444444" calcext:value-type="float">
            <text:p>0.004</text:p>
          </table:table-cell>
          <table:table-cell table:style-name="ce165" table:formula="of:=IF( INDEX([.$B$5:.$F$9];MATCH([.$H18];[.$B$5:.$B$9];0);MATCH([.$I18];[.$B$5:.$F$5];0))*INDEX([.$B$17:.$C$22];MATCH([.AC$2];[.$B$17:.$B$22];0);2)*INDEX([.$B$11:.$C$15];MATCH([.AC$3];[.$B$11:.$B$15];0);2)/18000&lt;&gt;0;INDEX([.$B$5:.$F$9];MATCH([.$H18];[.$B$5:.$B$9];0);MATCH([.$I18];[.$B$5:.$F$5];0))*INDEX([.$B$17:.$C$22];MATCH([.AC$2];[.$B$17:.$B$22];0);2)*INDEX([.$B$11:.$C$15];MATCH([.AC$3];[.$B$11:.$B$15];0);2)/(2000*IF([.$H18]=&quot;Blacksmith&quot;;10;IF([.$H18]=&quot;Fletcher&quot;;11;IF([.$H18]=&quot;Imbuer&quot;;10;IF([.$H18]=&quot;Tinker&quot;;9;)))));&quot;&quot;)" office:value-type="float" office:value="0.000444444444444444" calcext:value-type="float">
            <text:p>0.000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0"/>
          <table:table-cell table:style-name="ce113" office:value-type="string" calcext:value-type="string">
            <text:p>T5</text:p>
          </table:table-cell>
          <table:table-cell table:style-name="ce113" office:value-type="float" office:value="8" calcext:value-type="float">
            <text:p>8</text:p>
          </table:table-cell>
          <table:table-cell table:style-name="ce111" table:number-columns-repeated="4"/>
          <table:table-cell table:style-name="ce121" office:value-type="string" calcext:value-type="string">
            <text:p>Tinker</text:p>
          </table:table-cell>
          <table:table-cell table:style-name="ce126" office:value-type="string" calcext:value-type="string">
            <text:p>Planks</text:p>
          </table:table-cell>
          <table:table-cell table:style-name="ce130" table:formula="of:=IF( INDEX([.$B$5:.$F$9];MATCH([.$H19];[.$B$5:.$B$9];0);MATCH([.$I19];[.$B$5:.$F$5];0))*INDEX([.$B$17:.$C$22];MATCH([.J$2];[.$B$17:.$B$22];0);2)*INDEX([.$B$11:.$C$15];MATCH([.J$3];[.$B$11:.$B$15];0);2)/18000&lt;&gt;0;INDEX([.$B$5:.$F$9];MATCH([.$H19];[.$B$5:.$B$9];0);MATCH([.$I19];[.$B$5:.$F$5];0))*INDEX([.$B$17:.$C$22];MATCH([.J$2];[.$B$17:.$B$22];0);2)*INDEX([.$B$11:.$C$15];MATCH([.J$3];[.$B$11:.$B$15];0);2)/(2000*IF([.$H19]=&quot;Blacksmith&quot;;10;IF([.$H19]=&quot;Fletcher&quot;;11;IF([.$H19]=&quot;Imbuer&quot;;10;IF([.$H19]=&quot;Tinker&quot;;9;)))));&quot;&quot;)" office:value-type="float" office:value="6.71644444444445" calcext:value-type="float">
            <text:p>6.716</text:p>
          </table:table-cell>
          <table:table-cell table:style-name="ce130" table:formula="of:=IF( INDEX([.$B$5:.$F$9];MATCH([.$H19];[.$B$5:.$B$9];0);MATCH([.$I19];[.$B$5:.$F$5];0))*INDEX([.$B$17:.$C$22];MATCH([.K$2];[.$B$17:.$B$22];0);2)*INDEX([.$B$11:.$C$15];MATCH([.K$3];[.$B$11:.$B$15];0);2)/18000&lt;&gt;0;INDEX([.$B$5:.$F$9];MATCH([.$H19];[.$B$5:.$B$9];0);MATCH([.$I19];[.$B$5:.$F$5];0))*INDEX([.$B$17:.$C$22];MATCH([.K$2];[.$B$17:.$B$22];0);2)*INDEX([.$B$11:.$C$15];MATCH([.K$3];[.$B$11:.$B$15];0);2)/(2000*IF([.$H19]=&quot;Blacksmith&quot;;10;IF([.$H19]=&quot;Fletcher&quot;;11;IF([.$H19]=&quot;Imbuer&quot;;10;IF([.$H19]=&quot;Tinker&quot;;9;)))));&quot;&quot;)" office:value-type="float" office:value="0.355555555555556" calcext:value-type="float">
            <text:p>0.356</text:p>
          </table:table-cell>
          <table:table-cell table:style-name="ce130" table:formula="of:=IF( INDEX([.$B$5:.$F$9];MATCH([.$H19];[.$B$5:.$B$9];0);MATCH([.$I19];[.$B$5:.$F$5];0))*INDEX([.$B$17:.$C$22];MATCH([.L$2];[.$B$17:.$B$22];0);2)*INDEX([.$B$11:.$C$15];MATCH([.L$3];[.$B$11:.$B$15];0);2)/18000&lt;&gt;0;INDEX([.$B$5:.$F$9];MATCH([.$H19];[.$B$5:.$B$9];0);MATCH([.$I19];[.$B$5:.$F$5];0))*INDEX([.$B$17:.$C$22];MATCH([.L$2];[.$B$17:.$B$22];0);2)*INDEX([.$B$11:.$C$15];MATCH([.L$3];[.$B$11:.$B$15];0);2)/(2000*IF([.$H19]=&quot;Blacksmith&quot;;10;IF([.$H19]=&quot;Fletcher&quot;;11;IF([.$H19]=&quot;Imbuer&quot;;10;IF([.$H19]=&quot;Tinker&quot;;9;)))));&quot;&quot;)" office:value-type="float" office:value="0.0355555555555556" calcext:value-type="float">
            <text:p>0.036</text:p>
          </table:table-cell>
          <table:table-cell table:style-name="ce130" table:formula="of:=IF( INDEX([.$B$5:.$F$9];MATCH([.$H19];[.$B$5:.$B$9];0);MATCH([.$I19];[.$B$5:.$F$5];0))*INDEX([.$B$17:.$C$22];MATCH([.M$2];[.$B$17:.$B$22];0);2)*INDEX([.$B$11:.$C$15];MATCH([.M$3];[.$B$11:.$B$15];0);2)/18000&lt;&gt;0;INDEX([.$B$5:.$F$9];MATCH([.$H19];[.$B$5:.$B$9];0);MATCH([.$I19];[.$B$5:.$F$5];0))*INDEX([.$B$17:.$C$22];MATCH([.M$2];[.$B$17:.$B$22];0);2)*INDEX([.$B$11:.$C$15];MATCH([.M$3];[.$B$11:.$B$15];0);2)/(2000*IF([.$H19]=&quot;Blacksmith&quot;;10;IF([.$H19]=&quot;Fletcher&quot;;11;IF([.$H19]=&quot;Imbuer&quot;;10;IF([.$H19]=&quot;Tinker&quot;;9;)))));&quot;&quot;)" office:value-type="float" office:value="0.00355555555555556" calcext:value-type="float">
            <text:p>0.004</text:p>
          </table:table-cell>
          <table:table-cell table:style-name="ce139" table:formula="of:=IF( INDEX([.$B$5:.$F$9];MATCH([.$H19];[.$B$5:.$B$9];0);MATCH([.$I19];[.$B$5:.$F$5];0))*INDEX([.$B$17:.$C$22];MATCH([.N$2];[.$B$17:.$B$22];0);2)*INDEX([.$B$11:.$C$15];MATCH([.N$3];[.$B$11:.$B$15];0);2)/18000&lt;&gt;0;INDEX([.$B$5:.$F$9];MATCH([.$H19];[.$B$5:.$B$9];0);MATCH([.$I19];[.$B$5:.$F$5];0))*INDEX([.$B$17:.$C$22];MATCH([.N$2];[.$B$17:.$B$22];0);2)*INDEX([.$B$11:.$C$15];MATCH([.N$3];[.$B$11:.$B$15];0);2)/(2000*IF([.$H19]=&quot;Blacksmith&quot;;10;IF([.$H19]=&quot;Fletcher&quot;;11;IF([.$H19]=&quot;Imbuer&quot;;10;IF([.$H19]=&quot;Tinker&quot;;9;)))));&quot;&quot;)" office:value-type="float" office:value="3.35822222222222" calcext:value-type="float">
            <text:p>3.358</text:p>
          </table:table-cell>
          <table:table-cell table:style-name="ce139" table:formula="of:=IF( INDEX([.$B$5:.$F$9];MATCH([.$H19];[.$B$5:.$B$9];0);MATCH([.$I19];[.$B$5:.$F$5];0))*INDEX([.$B$17:.$C$22];MATCH([.O$2];[.$B$17:.$B$22];0);2)*INDEX([.$B$11:.$C$15];MATCH([.O$3];[.$B$11:.$B$15];0);2)/18000&lt;&gt;0;INDEX([.$B$5:.$F$9];MATCH([.$H19];[.$B$5:.$B$9];0);MATCH([.$I19];[.$B$5:.$F$5];0))*INDEX([.$B$17:.$C$22];MATCH([.O$2];[.$B$17:.$B$22];0);2)*INDEX([.$B$11:.$C$15];MATCH([.O$3];[.$B$11:.$B$15];0);2)/(2000*IF([.$H19]=&quot;Blacksmith&quot;;10;IF([.$H19]=&quot;Fletcher&quot;;11;IF([.$H19]=&quot;Imbuer&quot;;10;IF([.$H19]=&quot;Tinker&quot;;9;)))));&quot;&quot;)" office:value-type="float" office:value="0.177777777777778" calcext:value-type="float">
            <text:p>0.178</text:p>
          </table:table-cell>
          <table:table-cell table:style-name="ce139" table:formula="of:=IF( INDEX([.$B$5:.$F$9];MATCH([.$H19];[.$B$5:.$B$9];0);MATCH([.$I19];[.$B$5:.$F$5];0))*INDEX([.$B$17:.$C$22];MATCH([.P$2];[.$B$17:.$B$22];0);2)*INDEX([.$B$11:.$C$15];MATCH([.P$3];[.$B$11:.$B$15];0);2)/18000&lt;&gt;0;INDEX([.$B$5:.$F$9];MATCH([.$H19];[.$B$5:.$B$9];0);MATCH([.$I19];[.$B$5:.$F$5];0))*INDEX([.$B$17:.$C$22];MATCH([.P$2];[.$B$17:.$B$22];0);2)*INDEX([.$B$11:.$C$15];MATCH([.P$3];[.$B$11:.$B$15];0);2)/(2000*IF([.$H19]=&quot;Blacksmith&quot;;10;IF([.$H19]=&quot;Fletcher&quot;;11;IF([.$H19]=&quot;Imbuer&quot;;10;IF([.$H19]=&quot;Tinker&quot;;9;)))));&quot;&quot;)" office:value-type="float" office:value="0.0177777777777778" calcext:value-type="float">
            <text:p>0.018</text:p>
          </table:table-cell>
          <table:table-cell table:style-name="ce139" table:formula="of:=IF( INDEX([.$B$5:.$F$9];MATCH([.$H19];[.$B$5:.$B$9];0);MATCH([.$I19];[.$B$5:.$F$5];0))*INDEX([.$B$17:.$C$22];MATCH([.Q$2];[.$B$17:.$B$22];0);2)*INDEX([.$B$11:.$C$15];MATCH([.Q$3];[.$B$11:.$B$15];0);2)/18000&lt;&gt;0;INDEX([.$B$5:.$F$9];MATCH([.$H19];[.$B$5:.$B$9];0);MATCH([.$I19];[.$B$5:.$F$5];0))*INDEX([.$B$17:.$C$22];MATCH([.Q$2];[.$B$17:.$B$22];0);2)*INDEX([.$B$11:.$C$15];MATCH([.Q$3];[.$B$11:.$B$15];0);2)/(2000*IF([.$H19]=&quot;Blacksmith&quot;;10;IF([.$H19]=&quot;Fletcher&quot;;11;IF([.$H19]=&quot;Imbuer&quot;;10;IF([.$H19]=&quot;Tinker&quot;;9;)))));&quot;&quot;)" office:value-type="float" office:value="0.00177777777777778" calcext:value-type="float">
            <text:p>0.002</text:p>
          </table:table-cell>
          <table:table-cell table:style-name="ce146" table:formula="of:=IF( INDEX([.$B$5:.$F$9];MATCH([.$H19];[.$B$5:.$B$9];0);MATCH([.$I19];[.$B$5:.$F$5];0))*INDEX([.$B$17:.$C$22];MATCH([.R$2];[.$B$17:.$B$22];0);2)*INDEX([.$B$11:.$C$15];MATCH([.R$3];[.$B$11:.$B$15];0);2)/18000&lt;&gt;0;INDEX([.$B$5:.$F$9];MATCH([.$H19];[.$B$5:.$B$9];0);MATCH([.$I19];[.$B$5:.$F$5];0))*INDEX([.$B$17:.$C$22];MATCH([.R$2];[.$B$17:.$B$22];0);2)*INDEX([.$B$11:.$C$15];MATCH([.R$3];[.$B$11:.$B$15];0);2)/(2000*IF([.$H19]=&quot;Blacksmith&quot;;10;IF([.$H19]=&quot;Fletcher&quot;;11;IF([.$H19]=&quot;Imbuer&quot;;10;IF([.$H19]=&quot;Tinker&quot;;9;)))));&quot;&quot;)" office:value-type="float" office:value="2.23867488888889" calcext:value-type="float">
            <text:p>2.239</text:p>
          </table:table-cell>
          <table:table-cell table:style-name="ce146" table:formula="of:=IF( INDEX([.$B$5:.$F$9];MATCH([.$H19];[.$B$5:.$B$9];0);MATCH([.$I19];[.$B$5:.$F$5];0))*INDEX([.$B$17:.$C$22];MATCH([.S$2];[.$B$17:.$B$22];0);2)*INDEX([.$B$11:.$C$15];MATCH([.S$3];[.$B$11:.$B$15];0);2)/18000&lt;&gt;0;INDEX([.$B$5:.$F$9];MATCH([.$H19];[.$B$5:.$B$9];0);MATCH([.$I19];[.$B$5:.$F$5];0))*INDEX([.$B$17:.$C$22];MATCH([.S$2];[.$B$17:.$B$22];0);2)*INDEX([.$B$11:.$C$15];MATCH([.S$3];[.$B$11:.$B$15];0);2)/(2000*IF([.$H19]=&quot;Blacksmith&quot;;10;IF([.$H19]=&quot;Fletcher&quot;;11;IF([.$H19]=&quot;Imbuer&quot;;10;IF([.$H19]=&quot;Tinker&quot;;9;)))));&quot;&quot;)" office:value-type="float" office:value="0.118511111111111" calcext:value-type="float">
            <text:p>0.119</text:p>
          </table:table-cell>
          <table:table-cell table:style-name="ce146" table:formula="of:=IF( INDEX([.$B$5:.$F$9];MATCH([.$H19];[.$B$5:.$B$9];0);MATCH([.$I19];[.$B$5:.$F$5];0))*INDEX([.$B$17:.$C$22];MATCH([.T$2];[.$B$17:.$B$22];0);2)*INDEX([.$B$11:.$C$15];MATCH([.T$3];[.$B$11:.$B$15];0);2)/18000&lt;&gt;0;INDEX([.$B$5:.$F$9];MATCH([.$H19];[.$B$5:.$B$9];0);MATCH([.$I19];[.$B$5:.$F$5];0))*INDEX([.$B$17:.$C$22];MATCH([.T$2];[.$B$17:.$B$22];0);2)*INDEX([.$B$11:.$C$15];MATCH([.T$3];[.$B$11:.$B$15];0);2)/(2000*IF([.$H19]=&quot;Blacksmith&quot;;10;IF([.$H19]=&quot;Fletcher&quot;;11;IF([.$H19]=&quot;Imbuer&quot;;10;IF([.$H19]=&quot;Tinker&quot;;9;)))));&quot;&quot;)" office:value-type="float" office:value="0.0118511111111111" calcext:value-type="float">
            <text:p>0.012</text:p>
          </table:table-cell>
          <table:table-cell table:style-name="ce146" table:formula="of:=IF( INDEX([.$B$5:.$F$9];MATCH([.$H19];[.$B$5:.$B$9];0);MATCH([.$I19];[.$B$5:.$F$5];0))*INDEX([.$B$17:.$C$22];MATCH([.U$2];[.$B$17:.$B$22];0);2)*INDEX([.$B$11:.$C$15];MATCH([.U$3];[.$B$11:.$B$15];0);2)/18000&lt;&gt;0;INDEX([.$B$5:.$F$9];MATCH([.$H19];[.$B$5:.$B$9];0);MATCH([.$I19];[.$B$5:.$F$5];0))*INDEX([.$B$17:.$C$22];MATCH([.U$2];[.$B$17:.$B$22];0);2)*INDEX([.$B$11:.$C$15];MATCH([.U$3];[.$B$11:.$B$15];0);2)/(2000*IF([.$H19]=&quot;Blacksmith&quot;;10;IF([.$H19]=&quot;Fletcher&quot;;11;IF([.$H19]=&quot;Imbuer&quot;;10;IF([.$H19]=&quot;Tinker&quot;;9;)))));&quot;&quot;)" office:value-type="float" office:value="0.00118511111111111" calcext:value-type="float">
            <text:p>0.001</text:p>
          </table:table-cell>
          <table:table-cell table:style-name="ce153" table:formula="of:=IF( INDEX([.$B$5:.$F$9];MATCH([.$H19];[.$B$5:.$B$9];0);MATCH([.$I19];[.$B$5:.$F$5];0))*INDEX([.$B$17:.$C$22];MATCH([.V$2];[.$B$17:.$B$22];0);2)*INDEX([.$B$11:.$C$15];MATCH([.V$3];[.$B$11:.$B$15];0);2)/18000&lt;&gt;0;INDEX([.$B$5:.$F$9];MATCH([.$H19];[.$B$5:.$B$9];0);MATCH([.$I19];[.$B$5:.$F$5];0))*INDEX([.$B$17:.$C$22];MATCH([.V$2];[.$B$17:.$B$22];0);2)*INDEX([.$B$11:.$C$15];MATCH([.V$3];[.$B$11:.$B$15];0);2)/(2000*IF([.$H19]=&quot;Blacksmith&quot;;10;IF([.$H19]=&quot;Fletcher&quot;;11;IF([.$H19]=&quot;Imbuer&quot;;10;IF([.$H19]=&quot;Tinker&quot;;9;)))));&quot;&quot;)" office:value-type="float" office:value="1.95868311111111" calcext:value-type="float">
            <text:p>1.959</text:p>
          </table:table-cell>
          <table:table-cell table:style-name="ce153" table:formula="of:=IF( INDEX([.$B$5:.$F$9];MATCH([.$H19];[.$B$5:.$B$9];0);MATCH([.$I19];[.$B$5:.$F$5];0))*INDEX([.$B$17:.$C$22];MATCH([.W$2];[.$B$17:.$B$22];0);2)*INDEX([.$B$11:.$C$15];MATCH([.W$3];[.$B$11:.$B$15];0);2)/18000&lt;&gt;0;INDEX([.$B$5:.$F$9];MATCH([.$H19];[.$B$5:.$B$9];0);MATCH([.$I19];[.$B$5:.$F$5];0))*INDEX([.$B$17:.$C$22];MATCH([.W$2];[.$B$17:.$B$22];0);2)*INDEX([.$B$11:.$C$15];MATCH([.W$3];[.$B$11:.$B$15];0);2)/(2000*IF([.$H19]=&quot;Blacksmith&quot;;10;IF([.$H19]=&quot;Fletcher&quot;;11;IF([.$H19]=&quot;Imbuer&quot;;10;IF([.$H19]=&quot;Tinker&quot;;9;)))));&quot;&quot;)" office:value-type="float" office:value="0.103688888888889" calcext:value-type="float">
            <text:p>0.104</text:p>
          </table:table-cell>
          <table:table-cell table:style-name="ce153" table:formula="of:=IF( INDEX([.$B$5:.$F$9];MATCH([.$H19];[.$B$5:.$B$9];0);MATCH([.$I19];[.$B$5:.$F$5];0))*INDEX([.$B$17:.$C$22];MATCH([.X$2];[.$B$17:.$B$22];0);2)*INDEX([.$B$11:.$C$15];MATCH([.X$3];[.$B$11:.$B$15];0);2)/18000&lt;&gt;0;INDEX([.$B$5:.$F$9];MATCH([.$H19];[.$B$5:.$B$9];0);MATCH([.$I19];[.$B$5:.$F$5];0))*INDEX([.$B$17:.$C$22];MATCH([.X$2];[.$B$17:.$B$22];0);2)*INDEX([.$B$11:.$C$15];MATCH([.X$3];[.$B$11:.$B$15];0);2)/(2000*IF([.$H19]=&quot;Blacksmith&quot;;10;IF([.$H19]=&quot;Fletcher&quot;;11;IF([.$H19]=&quot;Imbuer&quot;;10;IF([.$H19]=&quot;Tinker&quot;;9;)))));&quot;&quot;)" office:value-type="float" office:value="0.0103688888888889" calcext:value-type="float">
            <text:p>0.010</text:p>
          </table:table-cell>
          <table:table-cell table:style-name="ce153" table:formula="of:=IF( INDEX([.$B$5:.$F$9];MATCH([.$H19];[.$B$5:.$B$9];0);MATCH([.$I19];[.$B$5:.$F$5];0))*INDEX([.$B$17:.$C$22];MATCH([.Y$2];[.$B$17:.$B$22];0);2)*INDEX([.$B$11:.$C$15];MATCH([.Y$3];[.$B$11:.$B$15];0);2)/18000&lt;&gt;0;INDEX([.$B$5:.$F$9];MATCH([.$H19];[.$B$5:.$B$9];0);MATCH([.$I19];[.$B$5:.$F$5];0))*INDEX([.$B$17:.$C$22];MATCH([.Y$2];[.$B$17:.$B$22];0);2)*INDEX([.$B$11:.$C$15];MATCH([.Y$3];[.$B$11:.$B$15];0);2)/(2000*IF([.$H19]=&quot;Blacksmith&quot;;10;IF([.$H19]=&quot;Fletcher&quot;;11;IF([.$H19]=&quot;Imbuer&quot;;10;IF([.$H19]=&quot;Tinker&quot;;9;)))));&quot;&quot;)" office:value-type="float" office:value="0.00103688888888889" calcext:value-type="float">
            <text:p>0.001</text:p>
          </table:table-cell>
          <table:table-cell table:style-name="ce160" table:formula="of:=IF( INDEX([.$B$5:.$F$9];MATCH([.$H19];[.$B$5:.$B$9];0);MATCH([.$I19];[.$B$5:.$F$5];0))*INDEX([.$B$17:.$C$22];MATCH([.Z$2];[.$B$17:.$B$22];0);2)*INDEX([.$B$11:.$C$15];MATCH([.Z$3];[.$B$11:.$B$15];0);2)/18000&lt;&gt;0;INDEX([.$B$5:.$F$9];MATCH([.$H19];[.$B$5:.$B$9];0);MATCH([.$I19];[.$B$5:.$F$5];0))*INDEX([.$B$17:.$C$22];MATCH([.Z$2];[.$B$17:.$B$22];0);2)*INDEX([.$B$11:.$C$15];MATCH([.Z$3];[.$B$11:.$B$15];0);2)/(2000*IF([.$H19]=&quot;Blacksmith&quot;;10;IF([.$H19]=&quot;Fletcher&quot;;11;IF([.$H19]=&quot;Imbuer&quot;;10;IF([.$H19]=&quot;Tinker&quot;;9;)))));&quot;&quot;)" office:value-type="float" office:value="1.67911111111111" calcext:value-type="float">
            <text:p>1.679</text:p>
          </table:table-cell>
          <table:table-cell table:style-name="ce160" table:formula="of:=IF( INDEX([.$B$5:.$F$9];MATCH([.$H19];[.$B$5:.$B$9];0);MATCH([.$I19];[.$B$5:.$F$5];0))*INDEX([.$B$17:.$C$22];MATCH([.AA$2];[.$B$17:.$B$22];0);2)*INDEX([.$B$11:.$C$15];MATCH([.AA$3];[.$B$11:.$B$15];0);2)/18000&lt;&gt;0;INDEX([.$B$5:.$F$9];MATCH([.$H19];[.$B$5:.$B$9];0);MATCH([.$I19];[.$B$5:.$F$5];0))*INDEX([.$B$17:.$C$22];MATCH([.AA$2];[.$B$17:.$B$22];0);2)*INDEX([.$B$11:.$C$15];MATCH([.AA$3];[.$B$11:.$B$15];0);2)/(2000*IF([.$H19]=&quot;Blacksmith&quot;;10;IF([.$H19]=&quot;Fletcher&quot;;11;IF([.$H19]=&quot;Imbuer&quot;;10;IF([.$H19]=&quot;Tinker&quot;;9;)))));&quot;&quot;)" office:value-type="float" office:value="0.0888888888888889" calcext:value-type="float">
            <text:p>0.089</text:p>
          </table:table-cell>
          <table:table-cell table:style-name="ce160" table:formula="of:=IF( INDEX([.$B$5:.$F$9];MATCH([.$H19];[.$B$5:.$B$9];0);MATCH([.$I19];[.$B$5:.$F$5];0))*INDEX([.$B$17:.$C$22];MATCH([.AB$2];[.$B$17:.$B$22];0);2)*INDEX([.$B$11:.$C$15];MATCH([.AB$3];[.$B$11:.$B$15];0);2)/18000&lt;&gt;0;INDEX([.$B$5:.$F$9];MATCH([.$H19];[.$B$5:.$B$9];0);MATCH([.$I19];[.$B$5:.$F$5];0))*INDEX([.$B$17:.$C$22];MATCH([.AB$2];[.$B$17:.$B$22];0);2)*INDEX([.$B$11:.$C$15];MATCH([.AB$3];[.$B$11:.$B$15];0);2)/(2000*IF([.$H19]=&quot;Blacksmith&quot;;10;IF([.$H19]=&quot;Fletcher&quot;;11;IF([.$H19]=&quot;Imbuer&quot;;10;IF([.$H19]=&quot;Tinker&quot;;9;)))));&quot;&quot;)" office:value-type="float" office:value="0.00888888888888889" calcext:value-type="float">
            <text:p>0.009</text:p>
          </table:table-cell>
          <table:table-cell table:style-name="ce166" table:formula="of:=IF( INDEX([.$B$5:.$F$9];MATCH([.$H19];[.$B$5:.$B$9];0);MATCH([.$I19];[.$B$5:.$F$5];0))*INDEX([.$B$17:.$C$22];MATCH([.AC$2];[.$B$17:.$B$22];0);2)*INDEX([.$B$11:.$C$15];MATCH([.AC$3];[.$B$11:.$B$15];0);2)/18000&lt;&gt;0;INDEX([.$B$5:.$F$9];MATCH([.$H19];[.$B$5:.$B$9];0);MATCH([.$I19];[.$B$5:.$F$5];0))*INDEX([.$B$17:.$C$22];MATCH([.AC$2];[.$B$17:.$B$22];0);2)*INDEX([.$B$11:.$C$15];MATCH([.AC$3];[.$B$11:.$B$15];0);2)/(2000*IF([.$H19]=&quot;Blacksmith&quot;;10;IF([.$H19]=&quot;Fletcher&quot;;11;IF([.$H19]=&quot;Imbuer&quot;;10;IF([.$H19]=&quot;Tinker&quot;;9;)))));&quot;&quot;)" office:value-type="float" office:value="0.000888888888888889" calcext:value-type="float">
            <text:p>0.001</text:p>
          </table:table-cell>
          <table:table-cell table:style-name="ce116"/>
          <table:table-cell table:number-columns-repeated="994"/>
        </table:table-row>
        <table:table-row table:style-name="ro1">
          <table:table-cell table:style-name="ce111"/>
          <table:table-cell table:style-name="ce113" office:value-type="string" calcext:value-type="string">
            <text:p>T6</text:p>
          </table:table-cell>
          <table:table-cell table:style-name="ce113" office:value-type="float" office:value="5.333" calcext:value-type="float">
            <text:p>5.333</text:p>
          </table:table-cell>
          <table:table-cell table:style-name="ce111" table:number-columns-repeated="6"/>
          <table:table-cell table:style-name="ce131" table:number-columns-repeated="4"/>
          <table:table-cell table:style-name="ce140" table:number-columns-repeated="4"/>
          <table:table-cell table:style-name="ce147" table:number-columns-repeated="4"/>
          <table:table-cell table:style-name="ce154" table:number-columns-repeated="4"/>
          <table:table-cell table:style-name="ce116" table:number-columns-repeated="5"/>
          <table:table-cell table:number-columns-repeated="994"/>
        </table:table-row>
        <table:table-row table:style-name="ro1">
          <table:table-cell table:style-name="ce111"/>
          <table:table-cell table:style-name="ce113" office:value-type="string" calcext:value-type="string">
            <text:p>T7</text:p>
          </table:table-cell>
          <table:table-cell table:style-name="ce113" office:value-type="float" office:value="4.666" calcext:value-type="float">
            <text:p>4.666</text:p>
          </table:table-cell>
          <table:table-cell table:style-name="ce111" table:number-columns-repeated="4"/>
          <table:table-cell table:style-name="ce117" office:value-type="string" calcext:value-type="string" table:number-columns-spanned="2" table:number-rows-spanned="2">
            <text:p>Return</text:p>
          </table:table-cell>
          <table:covered-table-cell table:style-name="ce122"/>
          <table:table-cell table:style-name="ce127" office:value-type="string" calcext:value-type="string">
            <text:p>T4</text:p>
          </table:table-cell>
          <table:table-cell table:number-columns-repeated="3" table:style-name="ce134" office:value-type="string" calcext:value-type="string">
            <text:p>T4</text:p>
          </table:table-cell>
          <table:table-cell table:number-columns-repeated="4" table:style-name="ce136" office:value-type="string" calcext:value-type="string">
            <text:p>T5</text:p>
          </table:table-cell>
          <table:table-cell table:number-columns-repeated="4" table:style-name="ce143" office:value-type="string" calcext:value-type="string">
            <text:p>T6</text:p>
          </table:table-cell>
          <table:table-cell table:number-columns-repeated="4" table:style-name="ce150" office:value-type="string" calcext:value-type="string">
            <text:p>T7</text:p>
          </table:table-cell>
          <table:table-cell table:number-columns-repeated="3" table:style-name="ce157" office:value-type="string" calcext:value-type="string">
            <text:p>T8</text:p>
          </table:table-cell>
          <table:table-cell table:style-name="ce163" office:value-type="string" calcext:value-type="string">
            <text:p>T8</text:p>
          </table:table-cell>
          <table:table-cell table:style-name="ce170"/>
          <table:table-cell table:number-columns-repeated="994"/>
        </table:table-row>
        <table:table-row table:style-name="ro1">
          <table:table-cell table:style-name="ce111"/>
          <table:table-cell table:style-name="ce113" office:value-type="string" calcext:value-type="string">
            <text:p>T8</text:p>
          </table:table-cell>
          <table:table-cell table:style-name="ce113" office:value-type="float" office:value="4" calcext:value-type="float">
            <text:p>4</text:p>
          </table:table-cell>
          <table:table-cell table:style-name="ce111" table:number-columns-repeated="4"/>
          <table:covered-table-cell table:style-name="ce118"/>
          <table:covered-table-cell table:style-name="ce123"/>
          <table:table-cell table:style-name="ce128" office:value-type="string" calcext:value-type="string">
            <text:p>Flat</text:p>
          </table:table-cell>
          <table:table-cell table:style-name="ce135" office:value-type="string" calcext:value-type="string">
            <text:p>.1</text:p>
          </table:table-cell>
          <table:table-cell table:style-name="ce135" office:value-type="string" calcext:value-type="string">
            <text:p>.2</text:p>
          </table:table-cell>
          <table:table-cell table:style-name="ce135" office:value-type="string" calcext:value-type="string">
            <text:p>.3</text:p>
          </table:table-cell>
          <table:table-cell table:style-name="ce137" office:value-type="string" calcext:value-type="string">
            <text:p>Flat</text:p>
          </table:table-cell>
          <table:table-cell table:style-name="ce137" office:value-type="string" calcext:value-type="string">
            <text:p>.1</text:p>
          </table:table-cell>
          <table:table-cell table:style-name="ce137" office:value-type="string" calcext:value-type="string">
            <text:p>.2</text:p>
          </table:table-cell>
          <table:table-cell table:style-name="ce137" office:value-type="string" calcext:value-type="string">
            <text:p>.3</text:p>
          </table:table-cell>
          <table:table-cell table:style-name="ce144" office:value-type="string" calcext:value-type="string">
            <text:p>Flat</text:p>
          </table:table-cell>
          <table:table-cell table:style-name="ce144" office:value-type="string" calcext:value-type="string">
            <text:p>.1</text:p>
          </table:table-cell>
          <table:table-cell table:style-name="ce144" office:value-type="string" calcext:value-type="string">
            <text:p>.2</text:p>
          </table:table-cell>
          <table:table-cell table:style-name="ce144" office:value-type="string" calcext:value-type="string">
            <text:p>.3</text:p>
          </table:table-cell>
          <table:table-cell table:style-name="ce151" office:value-type="string" calcext:value-type="string">
            <text:p>Flat</text:p>
          </table:table-cell>
          <table:table-cell table:style-name="ce151" office:value-type="string" calcext:value-type="string">
            <text:p>.1</text:p>
          </table:table-cell>
          <table:table-cell table:style-name="ce151" office:value-type="string" calcext:value-type="string">
            <text:p>.2</text:p>
          </table:table-cell>
          <table:table-cell table:style-name="ce151" office:value-type="string" calcext:value-type="string">
            <text:p>.3</text:p>
          </table:table-cell>
          <table:table-cell table:style-name="ce158" office:value-type="string" calcext:value-type="string">
            <text:p>Flat</text:p>
          </table:table-cell>
          <table:table-cell table:style-name="ce158" office:value-type="string" calcext:value-type="string">
            <text:p>.1</text:p>
          </table:table-cell>
          <table:table-cell table:style-name="ce158" office:value-type="string" calcext:value-type="string">
            <text:p>.2</text:p>
          </table:table-cell>
          <table:table-cell table:style-name="ce164" office:value-type="string" calcext:value-type="string">
            <text:p>.3</text:p>
          </table:table-cell>
          <table:table-cell table:style-name="ce170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19" office:value-type="string" calcext:value-type="string">
            <text:p>Blacksmith</text:p>
          </table:table-cell>
          <table:table-cell table:style-name="ce124" office:value-type="string" calcext:value-type="string">
            <text:p>Cloth</text:p>
          </table:table-cell>
          <table:table-cell table:style-name="ce132" table:number-matrix-columns-spanned="1" table:number-matrix-rows-spanned="1" table:formula="of:=IF(INDEX([$DATA.$A$1:.$D$121];MATCH([.J$2]&amp;&quot;_&quot;&amp;[.$I4]&amp;IF([.J$3]=&quot;Flat&quot;;&quot;&quot;;IF([.J$3]=&quot;.1&quot;;&quot;_LEVEL1@1&quot;;IF([.J$3]=&quot;.2&quot;;&quot;_LEVEL2@2&quot;;IF([.J$3]=&quot;.3&quot;;&quot;_LEVEL3@3&quot;))));[$DATA.$A$1:.$A$121];0);4)*[.J4]=0;&quot;&quot;;INDEX([$DATA.$A$1:.$D$121];MATCH([.J$2]&amp;&quot;_&quot;&amp;[.$I4]&amp;IF([.J$3]=&quot;Flat&quot;;&quot;&quot;;IF([.J$3]=&quot;.1&quot;;&quot;_LEVEL1@1&quot;;IF([.J$3]=&quot;.2&quot;;&quot;_LEVEL2@2&quot;;IF([.J$3]=&quot;.3&quot;;&quot;_LEVEL3@3&quot;))));[$DATA.$A$1:.$A$121];0);4)*[.J4])" office:value-type="float" office:value="474.5168" calcext:value-type="float">
            <text:p>475 S</text:p>
          </table:table-cell>
          <table:table-cell table:style-name="ce132" table:number-matrix-columns-spanned="1" table:number-matrix-rows-spanned="1" table:formula="of:=IF(INDEX([$DATA.$A$1:.$D$121];MATCH([.K$2]&amp;&quot;_&quot;&amp;[.$I4]&amp;IF([.K$3]=&quot;Flat&quot;;&quot;&quot;;IF([.K$3]=&quot;.1&quot;;&quot;_LEVEL1@1&quot;;IF([.K$3]=&quot;.2&quot;;&quot;_LEVEL2@2&quot;;IF([.K$3]=&quot;.3&quot;;&quot;_LEVEL3@3&quot;))));[$DATA.$A$1:.$A$121];0);4)*[.K4]=0;&quot;&quot;;INDEX([$DATA.$A$1:.$D$121];MATCH([.K$2]&amp;&quot;_&quot;&amp;[.$I4]&amp;IF([.K$3]=&quot;Flat&quot;;&quot;&quot;;IF([.K$3]=&quot;.1&quot;;&quot;_LEVEL1@1&quot;;IF([.K$3]=&quot;.2&quot;;&quot;_LEVEL2@2&quot;;IF([.K$3]=&quot;.3&quot;;&quot;_LEVEL3@3&quot;))));[$DATA.$A$1:.$A$121];0);4)*[.K4])" office:value-type="float" office:value="34.16" calcext:value-type="float">
            <text:p>34 S</text:p>
          </table:table-cell>
          <table:table-cell table:style-name="ce132" table:number-matrix-columns-spanned="1" table:number-matrix-rows-spanned="1" table:formula="of:=IF(INDEX([$DATA.$A$1:.$D$121];MATCH([.L$2]&amp;&quot;_&quot;&amp;[.$I4]&amp;IF([.L$3]=&quot;Flat&quot;;&quot;&quot;;IF([.L$3]=&quot;.1&quot;;&quot;_LEVEL1@1&quot;;IF([.L$3]=&quot;.2&quot;;&quot;_LEVEL2@2&quot;;IF([.L$3]=&quot;.3&quot;;&quot;_LEVEL3@3&quot;))));[$DATA.$A$1:.$A$121];0);4)*[.L4]=0;&quot;&quot;;INDEX([$DATA.$A$1:.$D$121];MATCH([.L$2]&amp;&quot;_&quot;&amp;[.$I4]&amp;IF([.L$3]=&quot;Flat&quot;;&quot;&quot;;IF([.L$3]=&quot;.1&quot;;&quot;_LEVEL1@1&quot;;IF([.L$3]=&quot;.2&quot;;&quot;_LEVEL2@2&quot;;IF([.L$3]=&quot;.3&quot;;&quot;_LEVEL3@3&quot;))));[$DATA.$A$1:.$A$121];0);4)*[.L4])" office:value-type="float" office:value="18.352" calcext:value-type="float">
            <text:p>18 S</text:p>
          </table:table-cell>
          <table:table-cell table:style-name="ce132" table:number-matrix-columns-spanned="1" table:number-matrix-rows-spanned="1" table:formula="of:=IF(INDEX([$DATA.$A$1:.$D$121];MATCH([.M$2]&amp;&quot;_&quot;&amp;[.$I4]&amp;IF([.M$3]=&quot;Flat&quot;;&quot;&quot;;IF([.M$3]=&quot;.1&quot;;&quot;_LEVEL1@1&quot;;IF([.M$3]=&quot;.2&quot;;&quot;_LEVEL2@2&quot;;IF([.M$3]=&quot;.3&quot;;&quot;_LEVEL3@3&quot;))));[$DATA.$A$1:.$A$121];0);4)*[.M4]=0;&quot;&quot;;INDEX([$DATA.$A$1:.$D$121];MATCH([.M$2]&amp;&quot;_&quot;&amp;[.$I4]&amp;IF([.M$3]=&quot;Flat&quot;;&quot;&quot;;IF([.M$3]=&quot;.1&quot;;&quot;_LEVEL1@1&quot;;IF([.M$3]=&quot;.2&quot;;&quot;_LEVEL2@2&quot;;IF([.M$3]=&quot;.3&quot;;&quot;_LEVEL3@3&quot;))));[$DATA.$A$1:.$A$121];0);4)*[.M4])" office:value-type="float" office:value="7.96" calcext:value-type="float">
            <text:p>08 S</text:p>
          </table:table-cell>
          <table:table-cell table:style-name="ce141" table:number-matrix-columns-spanned="1" table:number-matrix-rows-spanned="1" table:formula="of:=IF(INDEX([$DATA.$A$1:.$D$121];MATCH([.N$2]&amp;&quot;_&quot;&amp;[.$I4]&amp;IF([.N$3]=&quot;Flat&quot;;&quot;&quot;;IF([.N$3]=&quot;.1&quot;;&quot;_LEVEL1@1&quot;;IF([.N$3]=&quot;.2&quot;;&quot;_LEVEL2@2&quot;;IF([.N$3]=&quot;.3&quot;;&quot;_LEVEL3@3&quot;))));[$DATA.$A$1:.$A$121];0);4)*[.N4]=0;&quot;&quot;;INDEX([$DATA.$A$1:.$D$121];MATCH([.N$2]&amp;&quot;_&quot;&amp;[.$I4]&amp;IF([.N$3]=&quot;Flat&quot;;&quot;&quot;;IF([.N$3]=&quot;.1&quot;;&quot;_LEVEL1@1&quot;;IF([.N$3]=&quot;.2&quot;;&quot;_LEVEL2@2&quot;;IF([.N$3]=&quot;.3&quot;;&quot;_LEVEL3@3&quot;))));[$DATA.$A$1:.$A$121];0);4)*[.N4])" office:value-type="float" office:value="1153.8012" calcext:value-type="float">
            <text:p>1,154 S</text:p>
          </table:table-cell>
          <table:table-cell table:style-name="ce141" table:number-matrix-columns-spanned="1" table:number-matrix-rows-spanned="1" table:formula="of:=IF(INDEX([$DATA.$A$1:.$D$121];MATCH([.O$2]&amp;&quot;_&quot;&amp;[.$I4]&amp;IF([.O$3]=&quot;Flat&quot;;&quot;&quot;;IF([.O$3]=&quot;.1&quot;;&quot;_LEVEL1@1&quot;;IF([.O$3]=&quot;.2&quot;;&quot;_LEVEL2@2&quot;;IF([.O$3]=&quot;.3&quot;;&quot;_LEVEL3@3&quot;))));[$DATA.$A$1:.$A$121];0);4)*[.O4]=0;&quot;&quot;;INDEX([$DATA.$A$1:.$D$121];MATCH([.O$2]&amp;&quot;_&quot;&amp;[.$I4]&amp;IF([.O$3]=&quot;Flat&quot;;&quot;&quot;;IF([.O$3]=&quot;.1&quot;;&quot;_LEVEL1@1&quot;;IF([.O$3]=&quot;.2&quot;;&quot;_LEVEL2@2&quot;;IF([.O$3]=&quot;.3&quot;;&quot;_LEVEL3@3&quot;))));[$DATA.$A$1:.$A$121];0);4)*[.O4])" office:value-type="float" office:value="82.36" calcext:value-type="float">
            <text:p>82 S</text:p>
          </table:table-cell>
          <table:table-cell table:style-name="ce141" table:number-matrix-columns-spanned="1" table:number-matrix-rows-spanned="1" table:formula="of:=IF(INDEX([$DATA.$A$1:.$D$121];MATCH([.P$2]&amp;&quot;_&quot;&amp;[.$I4]&amp;IF([.P$3]=&quot;Flat&quot;;&quot;&quot;;IF([.P$3]=&quot;.1&quot;;&quot;_LEVEL1@1&quot;;IF([.P$3]=&quot;.2&quot;;&quot;_LEVEL2@2&quot;;IF([.P$3]=&quot;.3&quot;;&quot;_LEVEL3@3&quot;))));[$DATA.$A$1:.$A$121];0);4)*[.P4]=0;&quot;&quot;;INDEX([$DATA.$A$1:.$D$121];MATCH([.P$2]&amp;&quot;_&quot;&amp;[.$I4]&amp;IF([.P$3]=&quot;Flat&quot;;&quot;&quot;;IF([.P$3]=&quot;.1&quot;;&quot;_LEVEL1@1&quot;;IF([.P$3]=&quot;.2&quot;;&quot;_LEVEL2@2&quot;;IF([.P$3]=&quot;.3&quot;;&quot;_LEVEL3@3&quot;))));[$DATA.$A$1:.$A$121];0);4)*[.P4])" office:value-type="float" office:value="23.084" calcext:value-type="float">
            <text:p>23 S</text:p>
          </table:table-cell>
          <table:table-cell table:style-name="ce141" table:number-matrix-columns-spanned="1" table:number-matrix-rows-spanned="1" table:formula="of:=IF(INDEX([$DATA.$A$1:.$D$121];MATCH([.Q$2]&amp;&quot;_&quot;&amp;[.$I4]&amp;IF([.Q$3]=&quot;Flat&quot;;&quot;&quot;;IF([.Q$3]=&quot;.1&quot;;&quot;_LEVEL1@1&quot;;IF([.Q$3]=&quot;.2&quot;;&quot;_LEVEL2@2&quot;;IF([.Q$3]=&quot;.3&quot;;&quot;_LEVEL3@3&quot;))));[$DATA.$A$1:.$A$121];0);4)*[.Q4]=0;&quot;&quot;;INDEX([$DATA.$A$1:.$D$121];MATCH([.Q$2]&amp;&quot;_&quot;&amp;[.$I4]&amp;IF([.Q$3]=&quot;Flat&quot;;&quot;&quot;;IF([.Q$3]=&quot;.1&quot;;&quot;_LEVEL1@1&quot;;IF([.Q$3]=&quot;.2&quot;;&quot;_LEVEL2@2&quot;;IF([.Q$3]=&quot;.3&quot;;&quot;_LEVEL3@3&quot;))));[$DATA.$A$1:.$A$121];0);4)*[.Q4])" office:value-type="float" office:value="7.62" calcext:value-type="float">
            <text:p>08 S</text:p>
          </table:table-cell>
          <table:table-cell table:style-name="ce148" table:number-matrix-columns-spanned="1" table:number-matrix-rows-spanned="1" table:formula="of:=IF(INDEX([$DATA.$A$1:.$D$121];MATCH([.R$2]&amp;&quot;_&quot;&amp;[.$I4]&amp;IF([.R$3]=&quot;Flat&quot;;&quot;&quot;;IF([.R$3]=&quot;.1&quot;;&quot;_LEVEL1@1&quot;;IF([.R$3]=&quot;.2&quot;;&quot;_LEVEL2@2&quot;;IF([.R$3]=&quot;.3&quot;;&quot;_LEVEL3@3&quot;))));[$DATA.$A$1:.$A$121];0);4)*[.R4]=0;&quot;&quot;;INDEX([$DATA.$A$1:.$D$121];MATCH([.R$2]&amp;&quot;_&quot;&amp;[.$I4]&amp;IF([.R$3]=&quot;Flat&quot;;&quot;&quot;;IF([.R$3]=&quot;.1&quot;;&quot;_LEVEL1@1&quot;;IF([.R$3]=&quot;.2&quot;;&quot;_LEVEL2@2&quot;;IF([.R$3]=&quot;.3&quot;;&quot;_LEVEL3@3&quot;))));[$DATA.$A$1:.$A$121];0);4)*[.R4])" office:value-type="float" office:value="1832.4673303" calcext:value-type="float">
            <text:p>1,832 S</text:p>
          </table:table-cell>
          <table:table-cell table:style-name="ce148" table:number-matrix-columns-spanned="1" table:number-matrix-rows-spanned="1" table:formula="of:=IF(INDEX([$DATA.$A$1:.$D$121];MATCH([.S$2]&amp;&quot;_&quot;&amp;[.$I4]&amp;IF([.S$3]=&quot;Flat&quot;;&quot;&quot;;IF([.S$3]=&quot;.1&quot;;&quot;_LEVEL1@1&quot;;IF([.S$3]=&quot;.2&quot;;&quot;_LEVEL2@2&quot;;IF([.S$3]=&quot;.3&quot;;&quot;_LEVEL3@3&quot;))));[$DATA.$A$1:.$A$121];0);4)*[.S4]=0;&quot;&quot;;INDEX([$DATA.$A$1:.$D$121];MATCH([.S$2]&amp;&quot;_&quot;&amp;[.$I4]&amp;IF([.S$3]=&quot;Flat&quot;;&quot;&quot;;IF([.S$3]=&quot;.1&quot;;&quot;_LEVEL1@1&quot;;IF([.S$3]=&quot;.2&quot;;&quot;_LEVEL2@2&quot;;IF([.S$3]=&quot;.3&quot;;&quot;_LEVEL3@3&quot;))));[$DATA.$A$1:.$A$121];0);4)*[.S4])" office:value-type="float" office:value="177.74889" calcext:value-type="float">
            <text:p>178 S</text:p>
          </table:table-cell>
          <table:table-cell table:style-name="ce148" table:number-matrix-columns-spanned="1" table:number-matrix-rows-spanned="1" table:formula="of:=IF(INDEX([$DATA.$A$1:.$D$121];MATCH([.T$2]&amp;&quot;_&quot;&amp;[.$I4]&amp;IF([.T$3]=&quot;Flat&quot;;&quot;&quot;;IF([.T$3]=&quot;.1&quot;;&quot;_LEVEL1@1&quot;;IF([.T$3]=&quot;.2&quot;;&quot;_LEVEL2@2&quot;;IF([.T$3]=&quot;.3&quot;;&quot;_LEVEL3@3&quot;))));[$DATA.$A$1:.$A$121];0);4)*[.T4]=0;&quot;&quot;;INDEX([$DATA.$A$1:.$D$121];MATCH([.T$2]&amp;&quot;_&quot;&amp;[.$I4]&amp;IF([.T$3]=&quot;Flat&quot;;&quot;&quot;;IF([.T$3]=&quot;.1&quot;;&quot;_LEVEL1@1&quot;;IF([.T$3]=&quot;.2&quot;;&quot;_LEVEL2@2&quot;;IF([.T$3]=&quot;.3&quot;;&quot;_LEVEL3@3&quot;))));[$DATA.$A$1:.$A$121];0);4)*[.T4])" office:value-type="float" office:value="43.703935" calcext:value-type="float">
            <text:p>44 S</text:p>
          </table:table-cell>
          <table:table-cell table:style-name="ce148" table:number-matrix-columns-spanned="1" table:number-matrix-rows-spanned="1" table:formula="of:=IF(INDEX([$DATA.$A$1:.$D$121];MATCH([.U$2]&amp;&quot;_&quot;&amp;[.$I4]&amp;IF([.U$3]=&quot;Flat&quot;;&quot;&quot;;IF([.U$3]=&quot;.1&quot;;&quot;_LEVEL1@1&quot;;IF([.U$3]=&quot;.2&quot;;&quot;_LEVEL2@2&quot;;IF([.U$3]=&quot;.3&quot;;&quot;_LEVEL3@3&quot;))));[$DATA.$A$1:.$A$121];0);4)*[.U4]=0;&quot;&quot;;INDEX([$DATA.$A$1:.$D$121];MATCH([.U$2]&amp;&quot;_&quot;&amp;[.$I4]&amp;IF([.U$3]=&quot;Flat&quot;;&quot;&quot;;IF([.U$3]=&quot;.1&quot;;&quot;_LEVEL1@1&quot;;IF([.U$3]=&quot;.2&quot;;&quot;_LEVEL2@2&quot;;IF([.U$3]=&quot;.3&quot;;&quot;_LEVEL3@3&quot;))));[$DATA.$A$1:.$A$121];0);4)*[.U4])" office:value-type="float" office:value="13.0007874" calcext:value-type="float">
            <text:p>13 S</text:p>
          </table:table-cell>
          <table:table-cell table:style-name="ce155" table:number-matrix-columns-spanned="1" table:number-matrix-rows-spanned="1" table:formula="of:=IF(INDEX([$DATA.$A$1:.$D$121];MATCH([.V$2]&amp;&quot;_&quot;&amp;[.$I4]&amp;IF([.V$3]=&quot;Flat&quot;;&quot;&quot;;IF([.V$3]=&quot;.1&quot;;&quot;_LEVEL1@1&quot;;IF([.V$3]=&quot;.2&quot;;&quot;_LEVEL2@2&quot;;IF([.V$3]=&quot;.3&quot;;&quot;_LEVEL3@3&quot;))));[$DATA.$A$1:.$A$121];0);4)*[.V4]=0;&quot;&quot;;INDEX([$DATA.$A$1:.$D$121];MATCH([.V$2]&amp;&quot;_&quot;&amp;[.$I4]&amp;IF([.V$3]=&quot;Flat&quot;;&quot;&quot;;IF([.V$3]=&quot;.1&quot;;&quot;_LEVEL1@1&quot;;IF([.V$3]=&quot;.2&quot;;&quot;_LEVEL2@2&quot;;IF([.V$3]=&quot;.3&quot;;&quot;_LEVEL3@3&quot;))));[$DATA.$A$1:.$A$121];0);4)*[.V4])" office:value-type="float" office:value="4096.3408915" calcext:value-type="float">
            <text:p>4,096 S</text:p>
          </table:table-cell>
          <table:table-cell table:style-name="ce155" table:number-matrix-columns-spanned="1" table:number-matrix-rows-spanned="1" table:formula="of:=IF(INDEX([$DATA.$A$1:.$D$121];MATCH([.W$2]&amp;&quot;_&quot;&amp;[.$I4]&amp;IF([.W$3]=&quot;Flat&quot;;&quot;&quot;;IF([.W$3]=&quot;.1&quot;;&quot;_LEVEL1@1&quot;;IF([.W$3]=&quot;.2&quot;;&quot;_LEVEL2@2&quot;;IF([.W$3]=&quot;.3&quot;;&quot;_LEVEL3@3&quot;))));[$DATA.$A$1:.$A$121];0);4)*[.W4]=0;&quot;&quot;;INDEX([$DATA.$A$1:.$D$121];MATCH([.W$2]&amp;&quot;_&quot;&amp;[.$I4]&amp;IF([.W$3]=&quot;Flat&quot;;&quot;&quot;;IF([.W$3]=&quot;.1&quot;;&quot;_LEVEL1@1&quot;;IF([.W$3]=&quot;.2&quot;;&quot;_LEVEL2@2&quot;;IF([.W$3]=&quot;.3&quot;;&quot;_LEVEL3@3&quot;))));[$DATA.$A$1:.$A$121];0);4)*[.W4])" office:value-type="float" office:value="402.30252" calcext:value-type="float">
            <text:p>402 S</text:p>
          </table:table-cell>
          <table:table-cell table:style-name="ce155" table:number-matrix-columns-spanned="1" table:number-matrix-rows-spanned="1" table:formula="of:=IF(INDEX([$DATA.$A$1:.$D$121];MATCH([.X$2]&amp;&quot;_&quot;&amp;[.$I4]&amp;IF([.X$3]=&quot;Flat&quot;;&quot;&quot;;IF([.X$3]=&quot;.1&quot;;&quot;_LEVEL1@1&quot;;IF([.X$3]=&quot;.2&quot;;&quot;_LEVEL2@2&quot;;IF([.X$3]=&quot;.3&quot;;&quot;_LEVEL3@3&quot;))));[$DATA.$A$1:.$A$121];0);4)*[.X4]=0;&quot;&quot;;INDEX([$DATA.$A$1:.$D$121];MATCH([.X$2]&amp;&quot;_&quot;&amp;[.$I4]&amp;IF([.X$3]=&quot;Flat&quot;;&quot;&quot;;IF([.X$3]=&quot;.1&quot;;&quot;_LEVEL1@1&quot;;IF([.X$3]=&quot;.2&quot;;&quot;_LEVEL2@2&quot;;IF([.X$3]=&quot;.3&quot;;&quot;_LEVEL3@3&quot;))));[$DATA.$A$1:.$A$121];0);4)*[.X4])" office:value-type="float" office:value="86.160023" calcext:value-type="float">
            <text:p>86 S</text:p>
          </table:table-cell>
          <table:table-cell table:style-name="ce155" table:number-matrix-columns-spanned="1" table:number-matrix-rows-spanned="1" table:formula="of:=IF(INDEX([$DATA.$A$1:.$D$121];MATCH([.Y$2]&amp;&quot;_&quot;&amp;[.$I4]&amp;IF([.Y$3]=&quot;Flat&quot;;&quot;&quot;;IF([.Y$3]=&quot;.1&quot;;&quot;_LEVEL1@1&quot;;IF([.Y$3]=&quot;.2&quot;;&quot;_LEVEL2@2&quot;;IF([.Y$3]=&quot;.3&quot;;&quot;_LEVEL3@3&quot;))));[$DATA.$A$1:.$A$121];0);4)*[.Y4]=0;&quot;&quot;;INDEX([$DATA.$A$1:.$D$121];MATCH([.Y$2]&amp;&quot;_&quot;&amp;[.$I4]&amp;IF([.Y$3]=&quot;Flat&quot;;&quot;&quot;;IF([.Y$3]=&quot;.1&quot;;&quot;_LEVEL1@1&quot;;IF([.Y$3]=&quot;.2&quot;;&quot;_LEVEL2@2&quot;;IF([.Y$3]=&quot;.3&quot;;&quot;_LEVEL3@3&quot;))));[$DATA.$A$1:.$A$121];0);4)*[.Y4])" office:value-type="float" office:value="22.8428696" calcext:value-type="float">
            <text:p>23 S</text:p>
          </table:table-cell>
          <table:table-cell table:style-name="ce161" table:number-matrix-columns-spanned="1" table:number-matrix-rows-spanned="1" table:formula="of:=IF(INDEX([$DATA.$A$1:.$D$121];MATCH([.Z$2]&amp;&quot;_&quot;&amp;[.$I4]&amp;IF([.Z$3]=&quot;Flat&quot;;&quot;&quot;;IF([.Z$3]=&quot;.1&quot;;&quot;_LEVEL1@1&quot;;IF([.Z$3]=&quot;.2&quot;;&quot;_LEVEL2@2&quot;;IF([.Z$3]=&quot;.3&quot;;&quot;_LEVEL3@3&quot;))));[$DATA.$A$1:.$A$121];0);4)*[.Z4]=0;&quot;&quot;;INDEX([$DATA.$A$1:.$D$121];MATCH([.Z$2]&amp;&quot;_&quot;&amp;[.$I4]&amp;IF([.Z$3]=&quot;Flat&quot;;&quot;&quot;;IF([.Z$3]=&quot;.1&quot;;&quot;_LEVEL1@1&quot;;IF([.Z$3]=&quot;.2&quot;;&quot;_LEVEL2@2&quot;;IF([.Z$3]=&quot;.3&quot;;&quot;_LEVEL3@3&quot;))));[$DATA.$A$1:.$A$121];0);4)*[.Z4])" office:value-type="float" office:value="9253.8332" calcext:value-type="float">
            <text:p>9,254 S</text:p>
          </table:table-cell>
          <table:table-cell table:style-name="ce161" table:number-matrix-columns-spanned="1" table:number-matrix-rows-spanned="1" table:formula="of:=IF(INDEX([$DATA.$A$1:.$D$121];MATCH([.AA$2]&amp;&quot;_&quot;&amp;[.$I4]&amp;IF([.AA$3]=&quot;Flat&quot;;&quot;&quot;;IF([.AA$3]=&quot;.1&quot;;&quot;_LEVEL1@1&quot;;IF([.AA$3]=&quot;.2&quot;;&quot;_LEVEL2@2&quot;;IF([.AA$3]=&quot;.3&quot;;&quot;_LEVEL3@3&quot;))));[$DATA.$A$1:.$A$121];0);4)*[.AA4]=0;&quot;&quot;;INDEX([$DATA.$A$1:.$D$121];MATCH([.AA$2]&amp;&quot;_&quot;&amp;[.$I4]&amp;IF([.AA$3]=&quot;Flat&quot;;&quot;&quot;;IF([.AA$3]=&quot;.1&quot;;&quot;_LEVEL1@1&quot;;IF([.AA$3]=&quot;.2&quot;;&quot;_LEVEL2@2&quot;;IF([.AA$3]=&quot;.3&quot;;&quot;_LEVEL3@3&quot;))));[$DATA.$A$1:.$A$121];0);4)*[.AA4])" office:value-type="float" office:value="791.9" calcext:value-type="float">
            <text:p>792 S</text:p>
          </table:table-cell>
          <table:table-cell table:style-name="ce161" table:number-matrix-columns-spanned="1" table:number-matrix-rows-spanned="1" table:formula="of:=IF(INDEX([$DATA.$A$1:.$D$121];MATCH([.AB$2]&amp;&quot;_&quot;&amp;[.$I4]&amp;IF([.AB$3]=&quot;Flat&quot;;&quot;&quot;;IF([.AB$3]=&quot;.1&quot;;&quot;_LEVEL1@1&quot;;IF([.AB$3]=&quot;.2&quot;;&quot;_LEVEL2@2&quot;;IF([.AB$3]=&quot;.3&quot;;&quot;_LEVEL3@3&quot;))));[$DATA.$A$1:.$A$121];0);4)*[.AB4]=0;&quot;&quot;;INDEX([$DATA.$A$1:.$D$121];MATCH([.AB$2]&amp;&quot;_&quot;&amp;[.$I4]&amp;IF([.AB$3]=&quot;Flat&quot;;&quot;&quot;;IF([.AB$3]=&quot;.1&quot;;&quot;_LEVEL1@1&quot;;IF([.AB$3]=&quot;.2&quot;;&quot;_LEVEL2@2&quot;;IF([.AB$3]=&quot;.3&quot;;&quot;_LEVEL3@3&quot;))));[$DATA.$A$1:.$A$121];0);4)*[.AB4])" office:value-type="float" office:value="155.484" calcext:value-type="float">
            <text:p>155 S</text:p>
          </table:table-cell>
          <table:table-cell table:style-name="ce167" table:number-matrix-columns-spanned="1" table:number-matrix-rows-spanned="1" table:formula="of:=IF(INDEX([$DATA.$A$1:.$D$121];MATCH([.AC$2]&amp;&quot;_&quot;&amp;[.$I4]&amp;IF([.AC$3]=&quot;Flat&quot;;&quot;&quot;;IF([.AC$3]=&quot;.1&quot;;&quot;_LEVEL1@1&quot;;IF([.AC$3]=&quot;.2&quot;;&quot;_LEVEL2@2&quot;;IF([.AC$3]=&quot;.3&quot;;&quot;_LEVEL3@3&quot;))));[$DATA.$A$1:.$A$121];0);4)*[.AC4]=0;&quot;&quot;;INDEX([$DATA.$A$1:.$D$121];MATCH([.AC$2]&amp;&quot;_&quot;&amp;[.$I4]&amp;IF([.AC$3]=&quot;Flat&quot;;&quot;&quot;;IF([.AC$3]=&quot;.1&quot;;&quot;_LEVEL1@1&quot;;IF([.AC$3]=&quot;.2&quot;;&quot;_LEVEL2@2&quot;;IF([.AC$3]=&quot;.3&quot;;&quot;_LEVEL3@3&quot;))));[$DATA.$A$1:.$A$121];0);4)*[.AC4])" office:value-type="float" office:value="38.599" calcext:value-type="float">
            <text:p>39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Blacksmith</text:p>
          </table:table-cell>
          <table:table-cell table:style-name="ce125" office:value-type="string" calcext:value-type="string">
            <text:p>Leather</text:p>
          </table:table-cell>
          <table:table-cell table:style-name="ce132" table:number-matrix-columns-spanned="1" table:number-matrix-rows-spanned="1" table:formula="of:=IF(INDEX([$DATA.$A$1:.$D$121];MATCH([.J$2]&amp;&quot;_&quot;&amp;[.$I5]&amp;IF([.J$3]=&quot;Flat&quot;;&quot;&quot;;IF([.J$3]=&quot;.1&quot;;&quot;_LEVEL1@1&quot;;IF([.J$3]=&quot;.2&quot;;&quot;_LEVEL2@2&quot;;IF([.J$3]=&quot;.3&quot;;&quot;_LEVEL3@3&quot;))));[$DATA.$A$1:.$A$121];0);4)*[.J5]=0;&quot;&quot;;INDEX([$DATA.$A$1:.$D$121];MATCH([.J$2]&amp;&quot;_&quot;&amp;[.$I5]&amp;IF([.J$3]=&quot;Flat&quot;;&quot;&quot;;IF([.J$3]=&quot;.1&quot;;&quot;_LEVEL1@1&quot;;IF([.J$3]=&quot;.2&quot;;&quot;_LEVEL2@2&quot;;IF([.J$3]=&quot;.3&quot;;&quot;_LEVEL3@3&quot;))));[$DATA.$A$1:.$A$121];0);4)*[.J5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K$2]&amp;&quot;_&quot;&amp;[.$I5]&amp;IF([.K$3]=&quot;Flat&quot;;&quot;&quot;;IF([.K$3]=&quot;.1&quot;;&quot;_LEVEL1@1&quot;;IF([.K$3]=&quot;.2&quot;;&quot;_LEVEL2@2&quot;;IF([.K$3]=&quot;.3&quot;;&quot;_LEVEL3@3&quot;))));[$DATA.$A$1:.$A$121];0);4)*[.K5]=0;&quot;&quot;;INDEX([$DATA.$A$1:.$D$121];MATCH([.K$2]&amp;&quot;_&quot;&amp;[.$I5]&amp;IF([.K$3]=&quot;Flat&quot;;&quot;&quot;;IF([.K$3]=&quot;.1&quot;;&quot;_LEVEL1@1&quot;;IF([.K$3]=&quot;.2&quot;;&quot;_LEVEL2@2&quot;;IF([.K$3]=&quot;.3&quot;;&quot;_LEVEL3@3&quot;))));[$DATA.$A$1:.$A$121];0);4)*[.K5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L$2]&amp;&quot;_&quot;&amp;[.$I5]&amp;IF([.L$3]=&quot;Flat&quot;;&quot;&quot;;IF([.L$3]=&quot;.1&quot;;&quot;_LEVEL1@1&quot;;IF([.L$3]=&quot;.2&quot;;&quot;_LEVEL2@2&quot;;IF([.L$3]=&quot;.3&quot;;&quot;_LEVEL3@3&quot;))));[$DATA.$A$1:.$A$121];0);4)*[.L5]=0;&quot;&quot;;INDEX([$DATA.$A$1:.$D$121];MATCH([.L$2]&amp;&quot;_&quot;&amp;[.$I5]&amp;IF([.L$3]=&quot;Flat&quot;;&quot;&quot;;IF([.L$3]=&quot;.1&quot;;&quot;_LEVEL1@1&quot;;IF([.L$3]=&quot;.2&quot;;&quot;_LEVEL2@2&quot;;IF([.L$3]=&quot;.3&quot;;&quot;_LEVEL3@3&quot;))));[$DATA.$A$1:.$A$121];0);4)*[.L5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M$2]&amp;&quot;_&quot;&amp;[.$I5]&amp;IF([.M$3]=&quot;Flat&quot;;&quot;&quot;;IF([.M$3]=&quot;.1&quot;;&quot;_LEVEL1@1&quot;;IF([.M$3]=&quot;.2&quot;;&quot;_LEVEL2@2&quot;;IF([.M$3]=&quot;.3&quot;;&quot;_LEVEL3@3&quot;))));[$DATA.$A$1:.$A$121];0);4)*[.M5]=0;&quot;&quot;;INDEX([$DATA.$A$1:.$D$121];MATCH([.M$2]&amp;&quot;_&quot;&amp;[.$I5]&amp;IF([.M$3]=&quot;Flat&quot;;&quot;&quot;;IF([.M$3]=&quot;.1&quot;;&quot;_LEVEL1@1&quot;;IF([.M$3]=&quot;.2&quot;;&quot;_LEVEL2@2&quot;;IF([.M$3]=&quot;.3&quot;;&quot;_LEVEL3@3&quot;))));[$DATA.$A$1:.$A$121];0);4)*[.M5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N$2]&amp;&quot;_&quot;&amp;[.$I5]&amp;IF([.N$3]=&quot;Flat&quot;;&quot;&quot;;IF([.N$3]=&quot;.1&quot;;&quot;_LEVEL1@1&quot;;IF([.N$3]=&quot;.2&quot;;&quot;_LEVEL2@2&quot;;IF([.N$3]=&quot;.3&quot;;&quot;_LEVEL3@3&quot;))));[$DATA.$A$1:.$A$121];0);4)*[.N5]=0;&quot;&quot;;INDEX([$DATA.$A$1:.$D$121];MATCH([.N$2]&amp;&quot;_&quot;&amp;[.$I5]&amp;IF([.N$3]=&quot;Flat&quot;;&quot;&quot;;IF([.N$3]=&quot;.1&quot;;&quot;_LEVEL1@1&quot;;IF([.N$3]=&quot;.2&quot;;&quot;_LEVEL2@2&quot;;IF([.N$3]=&quot;.3&quot;;&quot;_LEVEL3@3&quot;))));[$DATA.$A$1:.$A$121];0);4)*[.N5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O$2]&amp;&quot;_&quot;&amp;[.$I5]&amp;IF([.O$3]=&quot;Flat&quot;;&quot;&quot;;IF([.O$3]=&quot;.1&quot;;&quot;_LEVEL1@1&quot;;IF([.O$3]=&quot;.2&quot;;&quot;_LEVEL2@2&quot;;IF([.O$3]=&quot;.3&quot;;&quot;_LEVEL3@3&quot;))));[$DATA.$A$1:.$A$121];0);4)*[.O5]=0;&quot;&quot;;INDEX([$DATA.$A$1:.$D$121];MATCH([.O$2]&amp;&quot;_&quot;&amp;[.$I5]&amp;IF([.O$3]=&quot;Flat&quot;;&quot;&quot;;IF([.O$3]=&quot;.1&quot;;&quot;_LEVEL1@1&quot;;IF([.O$3]=&quot;.2&quot;;&quot;_LEVEL2@2&quot;;IF([.O$3]=&quot;.3&quot;;&quot;_LEVEL3@3&quot;))));[$DATA.$A$1:.$A$121];0);4)*[.O5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P$2]&amp;&quot;_&quot;&amp;[.$I5]&amp;IF([.P$3]=&quot;Flat&quot;;&quot;&quot;;IF([.P$3]=&quot;.1&quot;;&quot;_LEVEL1@1&quot;;IF([.P$3]=&quot;.2&quot;;&quot;_LEVEL2@2&quot;;IF([.P$3]=&quot;.3&quot;;&quot;_LEVEL3@3&quot;))));[$DATA.$A$1:.$A$121];0);4)*[.P5]=0;&quot;&quot;;INDEX([$DATA.$A$1:.$D$121];MATCH([.P$2]&amp;&quot;_&quot;&amp;[.$I5]&amp;IF([.P$3]=&quot;Flat&quot;;&quot;&quot;;IF([.P$3]=&quot;.1&quot;;&quot;_LEVEL1@1&quot;;IF([.P$3]=&quot;.2&quot;;&quot;_LEVEL2@2&quot;;IF([.P$3]=&quot;.3&quot;;&quot;_LEVEL3@3&quot;))));[$DATA.$A$1:.$A$121];0);4)*[.P5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Q$2]&amp;&quot;_&quot;&amp;[.$I5]&amp;IF([.Q$3]=&quot;Flat&quot;;&quot;&quot;;IF([.Q$3]=&quot;.1&quot;;&quot;_LEVEL1@1&quot;;IF([.Q$3]=&quot;.2&quot;;&quot;_LEVEL2@2&quot;;IF([.Q$3]=&quot;.3&quot;;&quot;_LEVEL3@3&quot;))));[$DATA.$A$1:.$A$121];0);4)*[.Q5]=0;&quot;&quot;;INDEX([$DATA.$A$1:.$D$121];MATCH([.Q$2]&amp;&quot;_&quot;&amp;[.$I5]&amp;IF([.Q$3]=&quot;Flat&quot;;&quot;&quot;;IF([.Q$3]=&quot;.1&quot;;&quot;_LEVEL1@1&quot;;IF([.Q$3]=&quot;.2&quot;;&quot;_LEVEL2@2&quot;;IF([.Q$3]=&quot;.3&quot;;&quot;_LEVEL3@3&quot;))));[$DATA.$A$1:.$A$121];0);4)*[.Q5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R$2]&amp;&quot;_&quot;&amp;[.$I5]&amp;IF([.R$3]=&quot;Flat&quot;;&quot;&quot;;IF([.R$3]=&quot;.1&quot;;&quot;_LEVEL1@1&quot;;IF([.R$3]=&quot;.2&quot;;&quot;_LEVEL2@2&quot;;IF([.R$3]=&quot;.3&quot;;&quot;_LEVEL3@3&quot;))));[$DATA.$A$1:.$A$121];0);4)*[.R5]=0;&quot;&quot;;INDEX([$DATA.$A$1:.$D$121];MATCH([.R$2]&amp;&quot;_&quot;&amp;[.$I5]&amp;IF([.R$3]=&quot;Flat&quot;;&quot;&quot;;IF([.R$3]=&quot;.1&quot;;&quot;_LEVEL1@1&quot;;IF([.R$3]=&quot;.2&quot;;&quot;_LEVEL2@2&quot;;IF([.R$3]=&quot;.3&quot;;&quot;_LEVEL3@3&quot;))));[$DATA.$A$1:.$A$121];0);4)*[.R5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S$2]&amp;&quot;_&quot;&amp;[.$I5]&amp;IF([.S$3]=&quot;Flat&quot;;&quot;&quot;;IF([.S$3]=&quot;.1&quot;;&quot;_LEVEL1@1&quot;;IF([.S$3]=&quot;.2&quot;;&quot;_LEVEL2@2&quot;;IF([.S$3]=&quot;.3&quot;;&quot;_LEVEL3@3&quot;))));[$DATA.$A$1:.$A$121];0);4)*[.S5]=0;&quot;&quot;;INDEX([$DATA.$A$1:.$D$121];MATCH([.S$2]&amp;&quot;_&quot;&amp;[.$I5]&amp;IF([.S$3]=&quot;Flat&quot;;&quot;&quot;;IF([.S$3]=&quot;.1&quot;;&quot;_LEVEL1@1&quot;;IF([.S$3]=&quot;.2&quot;;&quot;_LEVEL2@2&quot;;IF([.S$3]=&quot;.3&quot;;&quot;_LEVEL3@3&quot;))));[$DATA.$A$1:.$A$121];0);4)*[.S5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T$2]&amp;&quot;_&quot;&amp;[.$I5]&amp;IF([.T$3]=&quot;Flat&quot;;&quot;&quot;;IF([.T$3]=&quot;.1&quot;;&quot;_LEVEL1@1&quot;;IF([.T$3]=&quot;.2&quot;;&quot;_LEVEL2@2&quot;;IF([.T$3]=&quot;.3&quot;;&quot;_LEVEL3@3&quot;))));[$DATA.$A$1:.$A$121];0);4)*[.T5]=0;&quot;&quot;;INDEX([$DATA.$A$1:.$D$121];MATCH([.T$2]&amp;&quot;_&quot;&amp;[.$I5]&amp;IF([.T$3]=&quot;Flat&quot;;&quot;&quot;;IF([.T$3]=&quot;.1&quot;;&quot;_LEVEL1@1&quot;;IF([.T$3]=&quot;.2&quot;;&quot;_LEVEL2@2&quot;;IF([.T$3]=&quot;.3&quot;;&quot;_LEVEL3@3&quot;))));[$DATA.$A$1:.$A$121];0);4)*[.T5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U$2]&amp;&quot;_&quot;&amp;[.$I5]&amp;IF([.U$3]=&quot;Flat&quot;;&quot;&quot;;IF([.U$3]=&quot;.1&quot;;&quot;_LEVEL1@1&quot;;IF([.U$3]=&quot;.2&quot;;&quot;_LEVEL2@2&quot;;IF([.U$3]=&quot;.3&quot;;&quot;_LEVEL3@3&quot;))));[$DATA.$A$1:.$A$121];0);4)*[.U5]=0;&quot;&quot;;INDEX([$DATA.$A$1:.$D$121];MATCH([.U$2]&amp;&quot;_&quot;&amp;[.$I5]&amp;IF([.U$3]=&quot;Flat&quot;;&quot;&quot;;IF([.U$3]=&quot;.1&quot;;&quot;_LEVEL1@1&quot;;IF([.U$3]=&quot;.2&quot;;&quot;_LEVEL2@2&quot;;IF([.U$3]=&quot;.3&quot;;&quot;_LEVEL3@3&quot;))));[$DATA.$A$1:.$A$121];0);4)*[.U5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V$2]&amp;&quot;_&quot;&amp;[.$I5]&amp;IF([.V$3]=&quot;Flat&quot;;&quot;&quot;;IF([.V$3]=&quot;.1&quot;;&quot;_LEVEL1@1&quot;;IF([.V$3]=&quot;.2&quot;;&quot;_LEVEL2@2&quot;;IF([.V$3]=&quot;.3&quot;;&quot;_LEVEL3@3&quot;))));[$DATA.$A$1:.$A$121];0);4)*[.V5]=0;&quot;&quot;;INDEX([$DATA.$A$1:.$D$121];MATCH([.V$2]&amp;&quot;_&quot;&amp;[.$I5]&amp;IF([.V$3]=&quot;Flat&quot;;&quot;&quot;;IF([.V$3]=&quot;.1&quot;;&quot;_LEVEL1@1&quot;;IF([.V$3]=&quot;.2&quot;;&quot;_LEVEL2@2&quot;;IF([.V$3]=&quot;.3&quot;;&quot;_LEVEL3@3&quot;))));[$DATA.$A$1:.$A$121];0);4)*[.V5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W$2]&amp;&quot;_&quot;&amp;[.$I5]&amp;IF([.W$3]=&quot;Flat&quot;;&quot;&quot;;IF([.W$3]=&quot;.1&quot;;&quot;_LEVEL1@1&quot;;IF([.W$3]=&quot;.2&quot;;&quot;_LEVEL2@2&quot;;IF([.W$3]=&quot;.3&quot;;&quot;_LEVEL3@3&quot;))));[$DATA.$A$1:.$A$121];0);4)*[.W5]=0;&quot;&quot;;INDEX([$DATA.$A$1:.$D$121];MATCH([.W$2]&amp;&quot;_&quot;&amp;[.$I5]&amp;IF([.W$3]=&quot;Flat&quot;;&quot;&quot;;IF([.W$3]=&quot;.1&quot;;&quot;_LEVEL1@1&quot;;IF([.W$3]=&quot;.2&quot;;&quot;_LEVEL2@2&quot;;IF([.W$3]=&quot;.3&quot;;&quot;_LEVEL3@3&quot;))));[$DATA.$A$1:.$A$121];0);4)*[.W5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X$2]&amp;&quot;_&quot;&amp;[.$I5]&amp;IF([.X$3]=&quot;Flat&quot;;&quot;&quot;;IF([.X$3]=&quot;.1&quot;;&quot;_LEVEL1@1&quot;;IF([.X$3]=&quot;.2&quot;;&quot;_LEVEL2@2&quot;;IF([.X$3]=&quot;.3&quot;;&quot;_LEVEL3@3&quot;))));[$DATA.$A$1:.$A$121];0);4)*[.X5]=0;&quot;&quot;;INDEX([$DATA.$A$1:.$D$121];MATCH([.X$2]&amp;&quot;_&quot;&amp;[.$I5]&amp;IF([.X$3]=&quot;Flat&quot;;&quot;&quot;;IF([.X$3]=&quot;.1&quot;;&quot;_LEVEL1@1&quot;;IF([.X$3]=&quot;.2&quot;;&quot;_LEVEL2@2&quot;;IF([.X$3]=&quot;.3&quot;;&quot;_LEVEL3@3&quot;))));[$DATA.$A$1:.$A$121];0);4)*[.X5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Y$2]&amp;&quot;_&quot;&amp;[.$I5]&amp;IF([.Y$3]=&quot;Flat&quot;;&quot;&quot;;IF([.Y$3]=&quot;.1&quot;;&quot;_LEVEL1@1&quot;;IF([.Y$3]=&quot;.2&quot;;&quot;_LEVEL2@2&quot;;IF([.Y$3]=&quot;.3&quot;;&quot;_LEVEL3@3&quot;))));[$DATA.$A$1:.$A$121];0);4)*[.Y5]=0;&quot;&quot;;INDEX([$DATA.$A$1:.$D$121];MATCH([.Y$2]&amp;&quot;_&quot;&amp;[.$I5]&amp;IF([.Y$3]=&quot;Flat&quot;;&quot;&quot;;IF([.Y$3]=&quot;.1&quot;;&quot;_LEVEL1@1&quot;;IF([.Y$3]=&quot;.2&quot;;&quot;_LEVEL2@2&quot;;IF([.Y$3]=&quot;.3&quot;;&quot;_LEVEL3@3&quot;))));[$DATA.$A$1:.$A$121];0);4)*[.Y5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Z$2]&amp;&quot;_&quot;&amp;[.$I5]&amp;IF([.Z$3]=&quot;Flat&quot;;&quot;&quot;;IF([.Z$3]=&quot;.1&quot;;&quot;_LEVEL1@1&quot;;IF([.Z$3]=&quot;.2&quot;;&quot;_LEVEL2@2&quot;;IF([.Z$3]=&quot;.3&quot;;&quot;_LEVEL3@3&quot;))));[$DATA.$A$1:.$A$121];0);4)*[.Z5]=0;&quot;&quot;;INDEX([$DATA.$A$1:.$D$121];MATCH([.Z$2]&amp;&quot;_&quot;&amp;[.$I5]&amp;IF([.Z$3]=&quot;Flat&quot;;&quot;&quot;;IF([.Z$3]=&quot;.1&quot;;&quot;_LEVEL1@1&quot;;IF([.Z$3]=&quot;.2&quot;;&quot;_LEVEL2@2&quot;;IF([.Z$3]=&quot;.3&quot;;&quot;_LEVEL3@3&quot;))));[$DATA.$A$1:.$A$121];0);4)*[.Z5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A$2]&amp;&quot;_&quot;&amp;[.$I5]&amp;IF([.AA$3]=&quot;Flat&quot;;&quot;&quot;;IF([.AA$3]=&quot;.1&quot;;&quot;_LEVEL1@1&quot;;IF([.AA$3]=&quot;.2&quot;;&quot;_LEVEL2@2&quot;;IF([.AA$3]=&quot;.3&quot;;&quot;_LEVEL3@3&quot;))));[$DATA.$A$1:.$A$121];0);4)*[.AA5]=0;&quot;&quot;;INDEX([$DATA.$A$1:.$D$121];MATCH([.AA$2]&amp;&quot;_&quot;&amp;[.$I5]&amp;IF([.AA$3]=&quot;Flat&quot;;&quot;&quot;;IF([.AA$3]=&quot;.1&quot;;&quot;_LEVEL1@1&quot;;IF([.AA$3]=&quot;.2&quot;;&quot;_LEVEL2@2&quot;;IF([.AA$3]=&quot;.3&quot;;&quot;_LEVEL3@3&quot;))));[$DATA.$A$1:.$A$121];0);4)*[.AA5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B$2]&amp;&quot;_&quot;&amp;[.$I5]&amp;IF([.AB$3]=&quot;Flat&quot;;&quot;&quot;;IF([.AB$3]=&quot;.1&quot;;&quot;_LEVEL1@1&quot;;IF([.AB$3]=&quot;.2&quot;;&quot;_LEVEL2@2&quot;;IF([.AB$3]=&quot;.3&quot;;&quot;_LEVEL3@3&quot;))));[$DATA.$A$1:.$A$121];0);4)*[.AB5]=0;&quot;&quot;;INDEX([$DATA.$A$1:.$D$121];MATCH([.AB$2]&amp;&quot;_&quot;&amp;[.$I5]&amp;IF([.AB$3]=&quot;Flat&quot;;&quot;&quot;;IF([.AB$3]=&quot;.1&quot;;&quot;_LEVEL1@1&quot;;IF([.AB$3]=&quot;.2&quot;;&quot;_LEVEL2@2&quot;;IF([.AB$3]=&quot;.3&quot;;&quot;_LEVEL3@3&quot;))));[$DATA.$A$1:.$A$121];0);4)*[.AB5])" office:value-type="string" office:string-value="" calcext:value-type="error">
            <text:p>#VALUE!</text:p>
          </table:table-cell>
          <table:table-cell table:style-name="ce167" table:number-matrix-columns-spanned="1" table:number-matrix-rows-spanned="1" table:formula="of:=IF(INDEX([$DATA.$A$1:.$D$121];MATCH([.AC$2]&amp;&quot;_&quot;&amp;[.$I5]&amp;IF([.AC$3]=&quot;Flat&quot;;&quot;&quot;;IF([.AC$3]=&quot;.1&quot;;&quot;_LEVEL1@1&quot;;IF([.AC$3]=&quot;.2&quot;;&quot;_LEVEL2@2&quot;;IF([.AC$3]=&quot;.3&quot;;&quot;_LEVEL3@3&quot;))));[$DATA.$A$1:.$A$121];0);4)*[.AC5]=0;&quot;&quot;;INDEX([$DATA.$A$1:.$D$121];MATCH([.AC$2]&amp;&quot;_&quot;&amp;[.$I5]&amp;IF([.AC$3]=&quot;Flat&quot;;&quot;&quot;;IF([.AC$3]=&quot;.1&quot;;&quot;_LEVEL1@1&quot;;IF([.AC$3]=&quot;.2&quot;;&quot;_LEVEL2@2&quot;;IF([.AC$3]=&quot;.3&quot;;&quot;_LEVEL3@3&quot;))));[$DATA.$A$1:.$A$121];0);4)*[.AC5])" office:value-type="string" office:string-value="" calcext:value-type="error">
            <text:p>#VALUE!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Blacksmith</text:p>
          </table:table-cell>
          <table:table-cell table:style-name="ce125" office:value-type="string" calcext:value-type="string">
            <text:p>Metalbar</text:p>
          </table:table-cell>
          <table:table-cell table:style-name="ce132" table:number-matrix-columns-spanned="1" table:number-matrix-rows-spanned="1" table:formula="of:=IF(INDEX([$DATA.$A$1:.$D$121];MATCH([.J$2]&amp;&quot;_&quot;&amp;[.$I6]&amp;IF([.J$3]=&quot;Flat&quot;;&quot;&quot;;IF([.J$3]=&quot;.1&quot;;&quot;_LEVEL1@1&quot;;IF([.J$3]=&quot;.2&quot;;&quot;_LEVEL2@2&quot;;IF([.J$3]=&quot;.3&quot;;&quot;_LEVEL3@3&quot;))));[$DATA.$A$1:.$A$121];0);4)*[.J6]=0;&quot;&quot;;INDEX([$DATA.$A$1:.$D$121];MATCH([.J$2]&amp;&quot;_&quot;&amp;[.$I6]&amp;IF([.J$3]=&quot;Flat&quot;;&quot;&quot;;IF([.J$3]=&quot;.1&quot;;&quot;_LEVEL1@1&quot;;IF([.J$3]=&quot;.2&quot;;&quot;_LEVEL2@2&quot;;IF([.J$3]=&quot;.3&quot;;&quot;_LEVEL3@3&quot;))));[$DATA.$A$1:.$A$121];0);4)*[.J6])" office:value-type="float" office:value="2274.356" calcext:value-type="float">
            <text:p>2,274 S</text:p>
          </table:table-cell>
          <table:table-cell table:style-name="ce132" table:number-matrix-columns-spanned="1" table:number-matrix-rows-spanned="1" table:formula="of:=IF(INDEX([$DATA.$A$1:.$D$121];MATCH([.K$2]&amp;&quot;_&quot;&amp;[.$I6]&amp;IF([.K$3]=&quot;Flat&quot;;&quot;&quot;;IF([.K$3]=&quot;.1&quot;;&quot;_LEVEL1@1&quot;;IF([.K$3]=&quot;.2&quot;;&quot;_LEVEL2@2&quot;;IF([.K$3]=&quot;.3&quot;;&quot;_LEVEL3@3&quot;))));[$DATA.$A$1:.$A$121];0);4)*[.K6]=0;&quot;&quot;;INDEX([$DATA.$A$1:.$D$121];MATCH([.K$2]&amp;&quot;_&quot;&amp;[.$I6]&amp;IF([.K$3]=&quot;Flat&quot;;&quot;&quot;;IF([.K$3]=&quot;.1&quot;;&quot;_LEVEL1@1&quot;;IF([.K$3]=&quot;.2&quot;;&quot;_LEVEL2@2&quot;;IF([.K$3]=&quot;.3&quot;;&quot;_LEVEL3@3&quot;))));[$DATA.$A$1:.$A$121];0);4)*[.K6])" office:value-type="float" office:value="213.92" calcext:value-type="float">
            <text:p>214 S</text:p>
          </table:table-cell>
          <table:table-cell table:style-name="ce132" table:number-matrix-columns-spanned="1" table:number-matrix-rows-spanned="1" table:formula="of:=IF(INDEX([$DATA.$A$1:.$D$121];MATCH([.L$2]&amp;&quot;_&quot;&amp;[.$I6]&amp;IF([.L$3]=&quot;Flat&quot;;&quot;&quot;;IF([.L$3]=&quot;.1&quot;;&quot;_LEVEL1@1&quot;;IF([.L$3]=&quot;.2&quot;;&quot;_LEVEL2@2&quot;;IF([.L$3]=&quot;.3&quot;;&quot;_LEVEL3@3&quot;))));[$DATA.$A$1:.$A$121];0);4)*[.L6]=0;&quot;&quot;;INDEX([$DATA.$A$1:.$D$121];MATCH([.L$2]&amp;&quot;_&quot;&amp;[.$I6]&amp;IF([.L$3]=&quot;Flat&quot;;&quot;&quot;;IF([.L$3]=&quot;.1&quot;;&quot;_LEVEL1@1&quot;;IF([.L$3]=&quot;.2&quot;;&quot;_LEVEL2@2&quot;;IF([.L$3]=&quot;.3&quot;;&quot;_LEVEL3@3&quot;))));[$DATA.$A$1:.$A$121];0);4)*[.L6])" office:value-type="float" office:value="151.144" calcext:value-type="float">
            <text:p>151 S</text:p>
          </table:table-cell>
          <table:table-cell table:style-name="ce132" table:number-matrix-columns-spanned="1" table:number-matrix-rows-spanned="1" table:formula="of:=IF(INDEX([$DATA.$A$1:.$D$121];MATCH([.M$2]&amp;&quot;_&quot;&amp;[.$I6]&amp;IF([.M$3]=&quot;Flat&quot;;&quot;&quot;;IF([.M$3]=&quot;.1&quot;;&quot;_LEVEL1@1&quot;;IF([.M$3]=&quot;.2&quot;;&quot;_LEVEL2@2&quot;;IF([.M$3]=&quot;.3&quot;;&quot;_LEVEL3@3&quot;))));[$DATA.$A$1:.$A$121];0);4)*[.M6]=0;&quot;&quot;;INDEX([$DATA.$A$1:.$D$121];MATCH([.M$2]&amp;&quot;_&quot;&amp;[.$I6]&amp;IF([.M$3]=&quot;Flat&quot;;&quot;&quot;;IF([.M$3]=&quot;.1&quot;;&quot;_LEVEL1@1&quot;;IF([.M$3]=&quot;.2&quot;;&quot;_LEVEL2@2&quot;;IF([.M$3]=&quot;.3&quot;;&quot;_LEVEL3@3&quot;))));[$DATA.$A$1:.$A$121];0);4)*[.M6])" office:value-type="float" office:value="45.8024" calcext:value-type="float">
            <text:p>46 S</text:p>
          </table:table-cell>
          <table:table-cell table:style-name="ce141" table:number-matrix-columns-spanned="1" table:number-matrix-rows-spanned="1" table:formula="of:=IF(INDEX([$DATA.$A$1:.$D$121];MATCH([.N$2]&amp;&quot;_&quot;&amp;[.$I6]&amp;IF([.N$3]=&quot;Flat&quot;;&quot;&quot;;IF([.N$3]=&quot;.1&quot;;&quot;_LEVEL1@1&quot;;IF([.N$3]=&quot;.2&quot;;&quot;_LEVEL2@2&quot;;IF([.N$3]=&quot;.3&quot;;&quot;_LEVEL3@3&quot;))));[$DATA.$A$1:.$A$121];0);4)*[.N6]=0;&quot;&quot;;INDEX([$DATA.$A$1:.$D$121];MATCH([.N$2]&amp;&quot;_&quot;&amp;[.$I6]&amp;IF([.N$3]=&quot;Flat&quot;;&quot;&quot;;IF([.N$3]=&quot;.1&quot;;&quot;_LEVEL1@1&quot;;IF([.N$3]=&quot;.2&quot;;&quot;_LEVEL2@2&quot;;IF([.N$3]=&quot;.3&quot;;&quot;_LEVEL3@3&quot;))));[$DATA.$A$1:.$A$121];0);4)*[.N6])" office:value-type="float" office:value="4850.1964" calcext:value-type="float">
            <text:p>4,850 S</text:p>
          </table:table-cell>
          <table:table-cell table:style-name="ce141" table:number-matrix-columns-spanned="1" table:number-matrix-rows-spanned="1" table:formula="of:=IF(INDEX([$DATA.$A$1:.$D$121];MATCH([.O$2]&amp;&quot;_&quot;&amp;[.$I6]&amp;IF([.O$3]=&quot;Flat&quot;;&quot;&quot;;IF([.O$3]=&quot;.1&quot;;&quot;_LEVEL1@1&quot;;IF([.O$3]=&quot;.2&quot;;&quot;_LEVEL2@2&quot;;IF([.O$3]=&quot;.3&quot;;&quot;_LEVEL3@3&quot;))));[$DATA.$A$1:.$A$121];0);4)*[.O6]=0;&quot;&quot;;INDEX([$DATA.$A$1:.$D$121];MATCH([.O$2]&amp;&quot;_&quot;&amp;[.$I6]&amp;IF([.O$3]=&quot;Flat&quot;;&quot;&quot;;IF([.O$3]=&quot;.1&quot;;&quot;_LEVEL1@1&quot;;IF([.O$3]=&quot;.2&quot;;&quot;_LEVEL2@2&quot;;IF([.O$3]=&quot;.3&quot;;&quot;_LEVEL3@3&quot;))));[$DATA.$A$1:.$A$121];0);4)*[.O6])" office:value-type="float" office:value="507.08" calcext:value-type="float">
            <text:p>507 S</text:p>
          </table:table-cell>
          <table:table-cell table:style-name="ce141" table:number-matrix-columns-spanned="1" table:number-matrix-rows-spanned="1" table:formula="of:=IF(INDEX([$DATA.$A$1:.$D$121];MATCH([.P$2]&amp;&quot;_&quot;&amp;[.$I6]&amp;IF([.P$3]=&quot;Flat&quot;;&quot;&quot;;IF([.P$3]=&quot;.1&quot;;&quot;_LEVEL1@1&quot;;IF([.P$3]=&quot;.2&quot;;&quot;_LEVEL2@2&quot;;IF([.P$3]=&quot;.3&quot;;&quot;_LEVEL3@3&quot;))));[$DATA.$A$1:.$A$121];0);4)*[.P6]=0;&quot;&quot;;INDEX([$DATA.$A$1:.$D$121];MATCH([.P$2]&amp;&quot;_&quot;&amp;[.$I6]&amp;IF([.P$3]=&quot;Flat&quot;;&quot;&quot;;IF([.P$3]=&quot;.1&quot;;&quot;_LEVEL1@1&quot;;IF([.P$3]=&quot;.2&quot;;&quot;_LEVEL2@2&quot;;IF([.P$3]=&quot;.3&quot;;&quot;_LEVEL3@3&quot;))));[$DATA.$A$1:.$A$121];0);4)*[.P6])" office:value-type="float" office:value="156.128" calcext:value-type="float">
            <text:p>156 S</text:p>
          </table:table-cell>
          <table:table-cell table:style-name="ce141" table:number-matrix-columns-spanned="1" table:number-matrix-rows-spanned="1" table:formula="of:=IF(INDEX([$DATA.$A$1:.$D$121];MATCH([.Q$2]&amp;&quot;_&quot;&amp;[.$I6]&amp;IF([.Q$3]=&quot;Flat&quot;;&quot;&quot;;IF([.Q$3]=&quot;.1&quot;;&quot;_LEVEL1@1&quot;;IF([.Q$3]=&quot;.2&quot;;&quot;_LEVEL2@2&quot;;IF([.Q$3]=&quot;.3&quot;;&quot;_LEVEL3@3&quot;))));[$DATA.$A$1:.$A$121];0);4)*[.Q6]=0;&quot;&quot;;INDEX([$DATA.$A$1:.$D$121];MATCH([.Q$2]&amp;&quot;_&quot;&amp;[.$I6]&amp;IF([.Q$3]=&quot;Flat&quot;;&quot;&quot;;IF([.Q$3]=&quot;.1&quot;;&quot;_LEVEL1@1&quot;;IF([.Q$3]=&quot;.2&quot;;&quot;_LEVEL2@2&quot;;IF([.Q$3]=&quot;.3&quot;;&quot;_LEVEL3@3&quot;))));[$DATA.$A$1:.$A$121];0);4)*[.Q6])" office:value-type="float" office:value="32.8888" calcext:value-type="float">
            <text:p>33 S</text:p>
          </table:table-cell>
          <table:table-cell table:style-name="ce148" table:number-matrix-columns-spanned="1" table:number-matrix-rows-spanned="1" table:formula="of:=IF(INDEX([$DATA.$A$1:.$D$121];MATCH([.R$2]&amp;&quot;_&quot;&amp;[.$I6]&amp;IF([.R$3]=&quot;Flat&quot;;&quot;&quot;;IF([.R$3]=&quot;.1&quot;;&quot;_LEVEL1@1&quot;;IF([.R$3]=&quot;.2&quot;;&quot;_LEVEL2@2&quot;;IF([.R$3]=&quot;.3&quot;;&quot;_LEVEL3@3&quot;))));[$DATA.$A$1:.$A$121];0);4)*[.R6]=0;&quot;&quot;;INDEX([$DATA.$A$1:.$D$121];MATCH([.R$2]&amp;&quot;_&quot;&amp;[.$I6]&amp;IF([.R$3]=&quot;Flat&quot;;&quot;&quot;;IF([.R$3]=&quot;.1&quot;;&quot;_LEVEL1@1&quot;;IF([.R$3]=&quot;.2&quot;;&quot;_LEVEL2@2&quot;;IF([.R$3]=&quot;.3&quot;;&quot;_LEVEL3@3&quot;))));[$DATA.$A$1:.$A$121];0);4)*[.R6])" office:value-type="float" office:value="8811.25646205" calcext:value-type="float">
            <text:p>8,811 S</text:p>
          </table:table-cell>
          <table:table-cell table:style-name="ce148" table:number-matrix-columns-spanned="1" table:number-matrix-rows-spanned="1" table:formula="of:=IF(INDEX([$DATA.$A$1:.$D$121];MATCH([.S$2]&amp;&quot;_&quot;&amp;[.$I6]&amp;IF([.S$3]=&quot;Flat&quot;;&quot;&quot;;IF([.S$3]=&quot;.1&quot;;&quot;_LEVEL1@1&quot;;IF([.S$3]=&quot;.2&quot;;&quot;_LEVEL2@2&quot;;IF([.S$3]=&quot;.3&quot;;&quot;_LEVEL3@3&quot;))));[$DATA.$A$1:.$A$121];0);4)*[.S6]=0;&quot;&quot;;INDEX([$DATA.$A$1:.$D$121];MATCH([.S$2]&amp;&quot;_&quot;&amp;[.$I6]&amp;IF([.S$3]=&quot;Flat&quot;;&quot;&quot;;IF([.S$3]=&quot;.1&quot;;&quot;_LEVEL1@1&quot;;IF([.S$3]=&quot;.2&quot;;&quot;_LEVEL2@2&quot;;IF([.S$3]=&quot;.3&quot;;&quot;_LEVEL3@3&quot;))));[$DATA.$A$1:.$A$121];0);4)*[.S6])" office:value-type="float" office:value="995.61777" calcext:value-type="float">
            <text:p>996 S</text:p>
          </table:table-cell>
          <table:table-cell table:style-name="ce148" table:number-matrix-columns-spanned="1" table:number-matrix-rows-spanned="1" table:formula="of:=IF(INDEX([$DATA.$A$1:.$D$121];MATCH([.T$2]&amp;&quot;_&quot;&amp;[.$I6]&amp;IF([.T$3]=&quot;Flat&quot;;&quot;&quot;;IF([.T$3]=&quot;.1&quot;;&quot;_LEVEL1@1&quot;;IF([.T$3]=&quot;.2&quot;;&quot;_LEVEL2@2&quot;;IF([.T$3]=&quot;.3&quot;;&quot;_LEVEL3@3&quot;))));[$DATA.$A$1:.$A$121];0);4)*[.T6]=0;&quot;&quot;;INDEX([$DATA.$A$1:.$D$121];MATCH([.T$2]&amp;&quot;_&quot;&amp;[.$I6]&amp;IF([.T$3]=&quot;Flat&quot;;&quot;&quot;;IF([.T$3]=&quot;.1&quot;;&quot;_LEVEL1@1&quot;;IF([.T$3]=&quot;.2&quot;;&quot;_LEVEL2@2&quot;;IF([.T$3]=&quot;.3&quot;;&quot;_LEVEL3@3&quot;))));[$DATA.$A$1:.$A$121];0);4)*[.T6])" office:value-type="float" office:value="296.40814" calcext:value-type="float">
            <text:p>296 S</text:p>
          </table:table-cell>
          <table:table-cell table:style-name="ce148" table:number-matrix-columns-spanned="1" table:number-matrix-rows-spanned="1" table:formula="of:=IF(INDEX([$DATA.$A$1:.$D$121];MATCH([.U$2]&amp;&quot;_&quot;&amp;[.$I6]&amp;IF([.U$3]=&quot;Flat&quot;;&quot;&quot;;IF([.U$3]=&quot;.1&quot;;&quot;_LEVEL1@1&quot;;IF([.U$3]=&quot;.2&quot;;&quot;_LEVEL2@2&quot;;IF([.U$3]=&quot;.3&quot;;&quot;_LEVEL3@3&quot;))));[$DATA.$A$1:.$A$121];0);4)*[.U6]=0;&quot;&quot;;INDEX([$DATA.$A$1:.$D$121];MATCH([.U$2]&amp;&quot;_&quot;&amp;[.$I6]&amp;IF([.U$3]=&quot;Flat&quot;;&quot;&quot;;IF([.U$3]=&quot;.1&quot;;&quot;_LEVEL1@1&quot;;IF([.U$3]=&quot;.2&quot;;&quot;_LEVEL2@2&quot;;IF([.U$3]=&quot;.3&quot;;&quot;_LEVEL3@3&quot;))));[$DATA.$A$1:.$A$121];0);4)*[.U6])" office:value-type="float" office:value="89.5944" calcext:value-type="float">
            <text:p>90 S</text:p>
          </table:table-cell>
          <table:table-cell table:style-name="ce155" table:number-matrix-columns-spanned="1" table:number-matrix-rows-spanned="1" table:formula="of:=IF(INDEX([$DATA.$A$1:.$D$121];MATCH([.V$2]&amp;&quot;_&quot;&amp;[.$I6]&amp;IF([.V$3]=&quot;Flat&quot;;&quot;&quot;;IF([.V$3]=&quot;.1&quot;;&quot;_LEVEL1@1&quot;;IF([.V$3]=&quot;.2&quot;;&quot;_LEVEL2@2&quot;;IF([.V$3]=&quot;.3&quot;;&quot;_LEVEL3@3&quot;))));[$DATA.$A$1:.$A$121];0);4)*[.V6]=0;&quot;&quot;;INDEX([$DATA.$A$1:.$D$121];MATCH([.V$2]&amp;&quot;_&quot;&amp;[.$I6]&amp;IF([.V$3]=&quot;Flat&quot;;&quot;&quot;;IF([.V$3]=&quot;.1&quot;;&quot;_LEVEL1@1&quot;;IF([.V$3]=&quot;.2&quot;;&quot;_LEVEL2@2&quot;;IF([.V$3]=&quot;.3&quot;;&quot;_LEVEL3@3&quot;))));[$DATA.$A$1:.$A$121];0);4)*[.V6])" office:value-type="float" office:value="15211.7696129" calcext:value-type="float">
            <text:p>15,212 S</text:p>
          </table:table-cell>
          <table:table-cell table:style-name="ce155" table:number-matrix-columns-spanned="1" table:number-matrix-rows-spanned="1" table:formula="of:=IF(INDEX([$DATA.$A$1:.$D$121];MATCH([.W$2]&amp;&quot;_&quot;&amp;[.$I6]&amp;IF([.W$3]=&quot;Flat&quot;;&quot;&quot;;IF([.W$3]=&quot;.1&quot;;&quot;_LEVEL1@1&quot;;IF([.W$3]=&quot;.2&quot;;&quot;_LEVEL2@2&quot;;IF([.W$3]=&quot;.3&quot;;&quot;_LEVEL3@3&quot;))));[$DATA.$A$1:.$A$121];0);4)*[.W6]=0;&quot;&quot;;INDEX([$DATA.$A$1:.$D$121];MATCH([.W$2]&amp;&quot;_&quot;&amp;[.$I6]&amp;IF([.W$3]=&quot;Flat&quot;;&quot;&quot;;IF([.W$3]=&quot;.1&quot;;&quot;_LEVEL1@1&quot;;IF([.W$3]=&quot;.2&quot;;&quot;_LEVEL2@2&quot;;IF([.W$3]=&quot;.3&quot;;&quot;_LEVEL3@3&quot;))));[$DATA.$A$1:.$A$121];0);4)*[.W6])" office:value-type="float" office:value="2198.64253" calcext:value-type="float">
            <text:p>2,199 S</text:p>
          </table:table-cell>
          <table:table-cell table:style-name="ce155" table:number-matrix-columns-spanned="1" table:number-matrix-rows-spanned="1" table:formula="of:=IF(INDEX([$DATA.$A$1:.$D$121];MATCH([.X$2]&amp;&quot;_&quot;&amp;[.$I6]&amp;IF([.X$3]=&quot;Flat&quot;;&quot;&quot;;IF([.X$3]=&quot;.1&quot;;&quot;_LEVEL1@1&quot;;IF([.X$3]=&quot;.2&quot;;&quot;_LEVEL2@2&quot;;IF([.X$3]=&quot;.3&quot;;&quot;_LEVEL3@3&quot;))));[$DATA.$A$1:.$A$121];0);4)*[.X6]=0;&quot;&quot;;INDEX([$DATA.$A$1:.$D$121];MATCH([.X$2]&amp;&quot;_&quot;&amp;[.$I6]&amp;IF([.X$3]=&quot;Flat&quot;;&quot;&quot;;IF([.X$3]=&quot;.1&quot;;&quot;_LEVEL1@1&quot;;IF([.X$3]=&quot;.2&quot;;&quot;_LEVEL2@2&quot;;IF([.X$3]=&quot;.3&quot;;&quot;_LEVEL3@3&quot;))));[$DATA.$A$1:.$A$121];0);4)*[.X6])" office:value-type="float" office:value="530.153253" calcext:value-type="float">
            <text:p>530 S</text:p>
          </table:table-cell>
          <table:table-cell table:style-name="ce155" table:number-matrix-columns-spanned="1" table:number-matrix-rows-spanned="1" table:formula="of:=IF(INDEX([$DATA.$A$1:.$D$121];MATCH([.Y$2]&amp;&quot;_&quot;&amp;[.$I6]&amp;IF([.Y$3]=&quot;Flat&quot;;&quot;&quot;;IF([.Y$3]=&quot;.1&quot;;&quot;_LEVEL1@1&quot;;IF([.Y$3]=&quot;.2&quot;;&quot;_LEVEL2@2&quot;;IF([.Y$3]=&quot;.3&quot;;&quot;_LEVEL3@3&quot;))));[$DATA.$A$1:.$A$121];0);4)*[.Y6]=0;&quot;&quot;;INDEX([$DATA.$A$1:.$D$121];MATCH([.Y$2]&amp;&quot;_&quot;&amp;[.$I6]&amp;IF([.Y$3]=&quot;Flat&quot;;&quot;&quot;;IF([.Y$3]=&quot;.1&quot;;&quot;_LEVEL1@1&quot;;IF([.Y$3]=&quot;.2&quot;;&quot;_LEVEL2@2&quot;;IF([.Y$3]=&quot;.3&quot;;&quot;_LEVEL3@3&quot;))));[$DATA.$A$1:.$A$121];0);4)*[.Y6])" office:value-type="float" office:value="152.2179848" calcext:value-type="float">
            <text:p>152 S</text:p>
          </table:table-cell>
          <table:table-cell table:style-name="ce161" table:number-matrix-columns-spanned="1" table:number-matrix-rows-spanned="1" table:formula="of:=IF(INDEX([$DATA.$A$1:.$D$121];MATCH([.Z$2]&amp;&quot;_&quot;&amp;[.$I6]&amp;IF([.Z$3]=&quot;Flat&quot;;&quot;&quot;;IF([.Z$3]=&quot;.1&quot;;&quot;_LEVEL1@1&quot;;IF([.Z$3]=&quot;.2&quot;;&quot;_LEVEL2@2&quot;;IF([.Z$3]=&quot;.3&quot;;&quot;_LEVEL3@3&quot;))));[$DATA.$A$1:.$A$121];0);4)*[.Z6]=0;&quot;&quot;;INDEX([$DATA.$A$1:.$D$121];MATCH([.Z$2]&amp;&quot;_&quot;&amp;[.$I6]&amp;IF([.Z$3]=&quot;Flat&quot;;&quot;&quot;;IF([.Z$3]=&quot;.1&quot;;&quot;_LEVEL1@1&quot;;IF([.Z$3]=&quot;.2&quot;;&quot;_LEVEL2@2&quot;;IF([.Z$3]=&quot;.3&quot;;&quot;_LEVEL3@3&quot;))));[$DATA.$A$1:.$A$121];0);4)*[.Z6])" office:value-type="float" office:value="31156.0326" calcext:value-type="float">
            <text:p>31,156 S</text:p>
          </table:table-cell>
          <table:table-cell table:style-name="ce161" table:number-matrix-columns-spanned="1" table:number-matrix-rows-spanned="1" table:formula="of:=IF(INDEX([$DATA.$A$1:.$D$121];MATCH([.AA$2]&amp;&quot;_&quot;&amp;[.$I6]&amp;IF([.AA$3]=&quot;Flat&quot;;&quot;&quot;;IF([.AA$3]=&quot;.1&quot;;&quot;_LEVEL1@1&quot;;IF([.AA$3]=&quot;.2&quot;;&quot;_LEVEL2@2&quot;;IF([.AA$3]=&quot;.3&quot;;&quot;_LEVEL3@3&quot;))));[$DATA.$A$1:.$A$121];0);4)*[.AA6]=0;&quot;&quot;;INDEX([$DATA.$A$1:.$D$121];MATCH([.AA$2]&amp;&quot;_&quot;&amp;[.$I6]&amp;IF([.AA$3]=&quot;Flat&quot;;&quot;&quot;;IF([.AA$3]=&quot;.1&quot;;&quot;_LEVEL1@1&quot;;IF([.AA$3]=&quot;.2&quot;;&quot;_LEVEL2@2&quot;;IF([.AA$3]=&quot;.3&quot;;&quot;_LEVEL3@3&quot;))));[$DATA.$A$1:.$A$121];0);4)*[.AA6])" office:value-type="float" office:value="4946.48" calcext:value-type="float">
            <text:p>4,946 S</text:p>
          </table:table-cell>
          <table:table-cell table:style-name="ce161" table:number-matrix-columns-spanned="1" table:number-matrix-rows-spanned="1" table:formula="of:=IF(INDEX([$DATA.$A$1:.$D$121];MATCH([.AB$2]&amp;&quot;_&quot;&amp;[.$I6]&amp;IF([.AB$3]=&quot;Flat&quot;;&quot;&quot;;IF([.AB$3]=&quot;.1&quot;;&quot;_LEVEL1@1&quot;;IF([.AB$3]=&quot;.2&quot;;&quot;_LEVEL2@2&quot;;IF([.AB$3]=&quot;.3&quot;;&quot;_LEVEL3@3&quot;))));[$DATA.$A$1:.$A$121];0);4)*[.AB6]=0;&quot;&quot;;INDEX([$DATA.$A$1:.$D$121];MATCH([.AB$2]&amp;&quot;_&quot;&amp;[.$I6]&amp;IF([.AB$3]=&quot;Flat&quot;;&quot;&quot;;IF([.AB$3]=&quot;.1&quot;;&quot;_LEVEL1@1&quot;;IF([.AB$3]=&quot;.2&quot;;&quot;_LEVEL2@2&quot;;IF([.AB$3]=&quot;.3&quot;;&quot;_LEVEL3@3&quot;))));[$DATA.$A$1:.$A$121];0);4)*[.AB6])" office:value-type="float" office:value="1024.254" calcext:value-type="float">
            <text:p>1,024 S</text:p>
          </table:table-cell>
          <table:table-cell table:style-name="ce167" table:number-matrix-columns-spanned="1" table:number-matrix-rows-spanned="1" table:formula="of:=IF(INDEX([$DATA.$A$1:.$D$121];MATCH([.AC$2]&amp;&quot;_&quot;&amp;[.$I6]&amp;IF([.AC$3]=&quot;Flat&quot;;&quot;&quot;;IF([.AC$3]=&quot;.1&quot;;&quot;_LEVEL1@1&quot;;IF([.AC$3]=&quot;.2&quot;;&quot;_LEVEL2@2&quot;;IF([.AC$3]=&quot;.3&quot;;&quot;_LEVEL3@3&quot;))));[$DATA.$A$1:.$A$121];0);4)*[.AC6]=0;&quot;&quot;;INDEX([$DATA.$A$1:.$D$121];MATCH([.AC$2]&amp;&quot;_&quot;&amp;[.$I6]&amp;IF([.AC$3]=&quot;Flat&quot;;&quot;&quot;;IF([.AC$3]=&quot;.1&quot;;&quot;_LEVEL1@1&quot;;IF([.AC$3]=&quot;.2&quot;;&quot;_LEVEL2@2&quot;;IF([.AC$3]=&quot;.3&quot;;&quot;_LEVEL3@3&quot;))));[$DATA.$A$1:.$A$121];0);4)*[.AC6])" office:value-type="float" office:value="265.6948" calcext:value-type="float">
            <text:p>266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1" office:value-type="string" calcext:value-type="string">
            <text:p>Blacksmith</text:p>
          </table:table-cell>
          <table:table-cell table:style-name="ce126" office:value-type="string" calcext:value-type="string">
            <text:p>Planks</text:p>
          </table:table-cell>
          <table:table-cell table:style-name="ce133" table:number-matrix-columns-spanned="1" table:number-matrix-rows-spanned="1" table:formula="of:=IF(INDEX([$DATA.$A$1:.$D$121];MATCH([.J$2]&amp;&quot;_&quot;&amp;[.$I7]&amp;IF([.J$3]=&quot;Flat&quot;;&quot;&quot;;IF([.J$3]=&quot;.1&quot;;&quot;_LEVEL1@1&quot;;IF([.J$3]=&quot;.2&quot;;&quot;_LEVEL2@2&quot;;IF([.J$3]=&quot;.3&quot;;&quot;_LEVEL3@3&quot;))));[$DATA.$A$1:.$A$121];0);4)*[.J7]=0;&quot;&quot;;INDEX([$DATA.$A$1:.$D$121];MATCH([.J$2]&amp;&quot;_&quot;&amp;[.$I7]&amp;IF([.J$3]=&quot;Flat&quot;;&quot;&quot;;IF([.J$3]=&quot;.1&quot;;&quot;_LEVEL1@1&quot;;IF([.J$3]=&quot;.2&quot;;&quot;_LEVEL2@2&quot;;IF([.J$3]=&quot;.3&quot;;&quot;_LEVEL3@3&quot;))));[$DATA.$A$1:.$A$121];0);4)*[.J7])" office:value-type="float" office:value="610.5248" calcext:value-type="float">
            <text:p>611 S</text:p>
          </table:table-cell>
          <table:table-cell table:style-name="ce133" table:number-matrix-columns-spanned="1" table:number-matrix-rows-spanned="1" table:formula="of:=IF(INDEX([$DATA.$A$1:.$D$121];MATCH([.K$2]&amp;&quot;_&quot;&amp;[.$I7]&amp;IF([.K$3]=&quot;Flat&quot;;&quot;&quot;;IF([.K$3]=&quot;.1&quot;;&quot;_LEVEL1@1&quot;;IF([.K$3]=&quot;.2&quot;;&quot;_LEVEL2@2&quot;;IF([.K$3]=&quot;.3&quot;;&quot;_LEVEL3@3&quot;))));[$DATA.$A$1:.$A$121];0);4)*[.K7]=0;&quot;&quot;;INDEX([$DATA.$A$1:.$D$121];MATCH([.K$2]&amp;&quot;_&quot;&amp;[.$I7]&amp;IF([.K$3]=&quot;Flat&quot;;&quot;&quot;;IF([.K$3]=&quot;.1&quot;;&quot;_LEVEL1@1&quot;;IF([.K$3]=&quot;.2&quot;;&quot;_LEVEL2@2&quot;;IF([.K$3]=&quot;.3&quot;;&quot;_LEVEL3@3&quot;))));[$DATA.$A$1:.$A$121];0);4)*[.K7])" office:value-type="float" office:value="49.6" calcext:value-type="float">
            <text:p>50 S</text:p>
          </table:table-cell>
          <table:table-cell table:style-name="ce133" table:number-matrix-columns-spanned="1" table:number-matrix-rows-spanned="1" table:formula="of:=IF(INDEX([$DATA.$A$1:.$D$121];MATCH([.L$2]&amp;&quot;_&quot;&amp;[.$I7]&amp;IF([.L$3]=&quot;Flat&quot;;&quot;&quot;;IF([.L$3]=&quot;.1&quot;;&quot;_LEVEL1@1&quot;;IF([.L$3]=&quot;.2&quot;;&quot;_LEVEL2@2&quot;;IF([.L$3]=&quot;.3&quot;;&quot;_LEVEL3@3&quot;))));[$DATA.$A$1:.$A$121];0);4)*[.L7]=0;&quot;&quot;;INDEX([$DATA.$A$1:.$D$121];MATCH([.L$2]&amp;&quot;_&quot;&amp;[.$I7]&amp;IF([.L$3]=&quot;Flat&quot;;&quot;&quot;;IF([.L$3]=&quot;.1&quot;;&quot;_LEVEL1@1&quot;;IF([.L$3]=&quot;.2&quot;;&quot;_LEVEL2@2&quot;;IF([.L$3]=&quot;.3&quot;;&quot;_LEVEL3@3&quot;))));[$DATA.$A$1:.$A$121];0);4)*[.L7])" office:value-type="float" office:value="19.68" calcext:value-type="float">
            <text:p>20 S</text:p>
          </table:table-cell>
          <table:table-cell table:style-name="ce133" table:number-matrix-columns-spanned="1" table:number-matrix-rows-spanned="1" table:formula="of:=IF(INDEX([$DATA.$A$1:.$D$121];MATCH([.M$2]&amp;&quot;_&quot;&amp;[.$I7]&amp;IF([.M$3]=&quot;Flat&quot;;&quot;&quot;;IF([.M$3]=&quot;.1&quot;;&quot;_LEVEL1@1&quot;;IF([.M$3]=&quot;.2&quot;;&quot;_LEVEL2@2&quot;;IF([.M$3]=&quot;.3&quot;;&quot;_LEVEL3@3&quot;))));[$DATA.$A$1:.$A$121];0);4)*[.M7]=0;&quot;&quot;;INDEX([$DATA.$A$1:.$D$121];MATCH([.M$2]&amp;&quot;_&quot;&amp;[.$I7]&amp;IF([.M$3]=&quot;Flat&quot;;&quot;&quot;;IF([.M$3]=&quot;.1&quot;;&quot;_LEVEL1@1&quot;;IF([.M$3]=&quot;.2&quot;;&quot;_LEVEL2@2&quot;;IF([.M$3]=&quot;.3&quot;;&quot;_LEVEL3@3&quot;))));[$DATA.$A$1:.$A$121];0);4)*[.M7])" office:value-type="float" office:value="9.7616" calcext:value-type="float">
            <text:p>10 S</text:p>
          </table:table-cell>
          <table:table-cell table:style-name="ce142" table:number-matrix-columns-spanned="1" table:number-matrix-rows-spanned="1" table:formula="of:=IF(INDEX([$DATA.$A$1:.$D$121];MATCH([.N$2]&amp;&quot;_&quot;&amp;[.$I7]&amp;IF([.N$3]=&quot;Flat&quot;;&quot;&quot;;IF([.N$3]=&quot;.1&quot;;&quot;_LEVEL1@1&quot;;IF([.N$3]=&quot;.2&quot;;&quot;_LEVEL2@2&quot;;IF([.N$3]=&quot;.3&quot;;&quot;_LEVEL3@3&quot;))));[$DATA.$A$1:.$A$121];0);4)*[.N7]=0;&quot;&quot;;INDEX([$DATA.$A$1:.$D$121];MATCH([.N$2]&amp;&quot;_&quot;&amp;[.$I7]&amp;IF([.N$3]=&quot;Flat&quot;;&quot;&quot;;IF([.N$3]=&quot;.1&quot;;&quot;_LEVEL1@1&quot;;IF([.N$3]=&quot;.2&quot;;&quot;_LEVEL2@2&quot;;IF([.N$3]=&quot;.3&quot;;&quot;_LEVEL3@3&quot;))));[$DATA.$A$1:.$A$121];0);4)*[.N7])" office:value-type="float" office:value="1415.9944" calcext:value-type="float">
            <text:p>1,416 S</text:p>
          </table:table-cell>
          <table:table-cell table:style-name="ce142" table:number-matrix-columns-spanned="1" table:number-matrix-rows-spanned="1" table:formula="of:=IF(INDEX([$DATA.$A$1:.$D$121];MATCH([.O$2]&amp;&quot;_&quot;&amp;[.$I7]&amp;IF([.O$3]=&quot;Flat&quot;;&quot;&quot;;IF([.O$3]=&quot;.1&quot;;&quot;_LEVEL1@1&quot;;IF([.O$3]=&quot;.2&quot;;&quot;_LEVEL2@2&quot;;IF([.O$3]=&quot;.3&quot;;&quot;_LEVEL3@3&quot;))));[$DATA.$A$1:.$A$121];0);4)*[.O7]=0;&quot;&quot;;INDEX([$DATA.$A$1:.$D$121];MATCH([.O$2]&amp;&quot;_&quot;&amp;[.$I7]&amp;IF([.O$3]=&quot;Flat&quot;;&quot;&quot;;IF([.O$3]=&quot;.1&quot;;&quot;_LEVEL1@1&quot;;IF([.O$3]=&quot;.2&quot;;&quot;_LEVEL2@2&quot;;IF([.O$3]=&quot;.3&quot;;&quot;_LEVEL3@3&quot;))));[$DATA.$A$1:.$A$121];0);4)*[.O7])" office:value-type="float" office:value="138.8" calcext:value-type="float">
            <text:p>139 S</text:p>
          </table:table-cell>
          <table:table-cell table:style-name="ce142" table:number-matrix-columns-spanned="1" table:number-matrix-rows-spanned="1" table:formula="of:=IF(INDEX([$DATA.$A$1:.$D$121];MATCH([.P$2]&amp;&quot;_&quot;&amp;[.$I7]&amp;IF([.P$3]=&quot;Flat&quot;;&quot;&quot;;IF([.P$3]=&quot;.1&quot;;&quot;_LEVEL1@1&quot;;IF([.P$3]=&quot;.2&quot;;&quot;_LEVEL2@2&quot;;IF([.P$3]=&quot;.3&quot;;&quot;_LEVEL3@3&quot;))));[$DATA.$A$1:.$A$121];0);4)*[.P7]=0;&quot;&quot;;INDEX([$DATA.$A$1:.$D$121];MATCH([.P$2]&amp;&quot;_&quot;&amp;[.$I7]&amp;IF([.P$3]=&quot;Flat&quot;;&quot;&quot;;IF([.P$3]=&quot;.1&quot;;&quot;_LEVEL1@1&quot;;IF([.P$3]=&quot;.2&quot;;&quot;_LEVEL2@2&quot;;IF([.P$3]=&quot;.3&quot;;&quot;_LEVEL3@3&quot;))));[$DATA.$A$1:.$A$121];0);4)*[.P7])" office:value-type="float" office:value="41.56" calcext:value-type="float">
            <text:p>42 S</text:p>
          </table:table-cell>
          <table:table-cell table:style-name="ce142" table:number-matrix-columns-spanned="1" table:number-matrix-rows-spanned="1" table:formula="of:=IF(INDEX([$DATA.$A$1:.$D$121];MATCH([.Q$2]&amp;&quot;_&quot;&amp;[.$I7]&amp;IF([.Q$3]=&quot;Flat&quot;;&quot;&quot;;IF([.Q$3]=&quot;.1&quot;;&quot;_LEVEL1@1&quot;;IF([.Q$3]=&quot;.2&quot;;&quot;_LEVEL2@2&quot;;IF([.Q$3]=&quot;.3&quot;;&quot;_LEVEL3@3&quot;))));[$DATA.$A$1:.$A$121];0);4)*[.Q7]=0;&quot;&quot;;INDEX([$DATA.$A$1:.$D$121];MATCH([.Q$2]&amp;&quot;_&quot;&amp;[.$I7]&amp;IF([.Q$3]=&quot;Flat&quot;;&quot;&quot;;IF([.Q$3]=&quot;.1&quot;;&quot;_LEVEL1@1&quot;;IF([.Q$3]=&quot;.2&quot;;&quot;_LEVEL2@2&quot;;IF([.Q$3]=&quot;.3&quot;;&quot;_LEVEL3@3&quot;))));[$DATA.$A$1:.$A$121];0);4)*[.Q7])" office:value-type="float" office:value="14.4" calcext:value-type="float">
            <text:p>14 S</text:p>
          </table:table-cell>
          <table:table-cell table:style-name="ce149" table:number-matrix-columns-spanned="1" table:number-matrix-rows-spanned="1" table:formula="of:=IF(INDEX([$DATA.$A$1:.$D$121];MATCH([.R$2]&amp;&quot;_&quot;&amp;[.$I7]&amp;IF([.R$3]=&quot;Flat&quot;;&quot;&quot;;IF([.R$3]=&quot;.1&quot;;&quot;_LEVEL1@1&quot;;IF([.R$3]=&quot;.2&quot;;&quot;_LEVEL2@2&quot;;IF([.R$3]=&quot;.3&quot;;&quot;_LEVEL3@3&quot;))));[$DATA.$A$1:.$A$121];0);4)*[.R7]=0;&quot;&quot;;INDEX([$DATA.$A$1:.$D$121];MATCH([.R$2]&amp;&quot;_&quot;&amp;[.$I7]&amp;IF([.R$3]=&quot;Flat&quot;;&quot;&quot;;IF([.R$3]=&quot;.1&quot;;&quot;_LEVEL1@1&quot;;IF([.R$3]=&quot;.2&quot;;&quot;_LEVEL2@2&quot;;IF([.R$3]=&quot;.3&quot;;&quot;_LEVEL3@3&quot;))));[$DATA.$A$1:.$A$121];0);4)*[.R7])" office:value-type="float" office:value="1899.9633782" calcext:value-type="float">
            <text:p>1,900 S</text:p>
          </table:table-cell>
          <table:table-cell table:style-name="ce149" table:number-matrix-columns-spanned="1" table:number-matrix-rows-spanned="1" table:formula="of:=IF(INDEX([$DATA.$A$1:.$D$121];MATCH([.S$2]&amp;&quot;_&quot;&amp;[.$I7]&amp;IF([.S$3]=&quot;Flat&quot;;&quot;&quot;;IF([.S$3]=&quot;.1&quot;;&quot;_LEVEL1@1&quot;;IF([.S$3]=&quot;.2&quot;;&quot;_LEVEL2@2&quot;;IF([.S$3]=&quot;.3&quot;;&quot;_LEVEL3@3&quot;))));[$DATA.$A$1:.$A$121];0);4)*[.S7]=0;&quot;&quot;;INDEX([$DATA.$A$1:.$D$121];MATCH([.S$2]&amp;&quot;_&quot;&amp;[.$I7]&amp;IF([.S$3]=&quot;Flat&quot;;&quot;&quot;;IF([.S$3]=&quot;.1&quot;;&quot;_LEVEL1@1&quot;;IF([.S$3]=&quot;.2&quot;;&quot;_LEVEL2@2&quot;;IF([.S$3]=&quot;.3&quot;;&quot;_LEVEL3@3&quot;))));[$DATA.$A$1:.$A$121];0);4)*[.S7])" office:value-type="float" office:value="231.55886" calcext:value-type="float">
            <text:p>232 S</text:p>
          </table:table-cell>
          <table:table-cell table:style-name="ce149" table:number-matrix-columns-spanned="1" table:number-matrix-rows-spanned="1" table:formula="of:=IF(INDEX([$DATA.$A$1:.$D$121];MATCH([.T$2]&amp;&quot;_&quot;&amp;[.$I7]&amp;IF([.T$3]=&quot;Flat&quot;;&quot;&quot;;IF([.T$3]=&quot;.1&quot;;&quot;_LEVEL1@1&quot;;IF([.T$3]=&quot;.2&quot;;&quot;_LEVEL2@2&quot;;IF([.T$3]=&quot;.3&quot;;&quot;_LEVEL3@3&quot;))));[$DATA.$A$1:.$A$121];0);4)*[.T7]=0;&quot;&quot;;INDEX([$DATA.$A$1:.$D$121];MATCH([.T$2]&amp;&quot;_&quot;&amp;[.$I7]&amp;IF([.T$3]=&quot;Flat&quot;;&quot;&quot;;IF([.T$3]=&quot;.1&quot;;&quot;_LEVEL1@1&quot;;IF([.T$3]=&quot;.2&quot;;&quot;_LEVEL2@2&quot;;IF([.T$3]=&quot;.3&quot;;&quot;_LEVEL3@3&quot;))));[$DATA.$A$1:.$A$121];0);4)*[.T7])" office:value-type="float" office:value="80.90161" calcext:value-type="float">
            <text:p>81 S</text:p>
          </table:table-cell>
          <table:table-cell table:style-name="ce149" table:number-matrix-columns-spanned="1" table:number-matrix-rows-spanned="1" table:formula="of:=IF(INDEX([$DATA.$A$1:.$D$121];MATCH([.U$2]&amp;&quot;_&quot;&amp;[.$I7]&amp;IF([.U$3]=&quot;Flat&quot;;&quot;&quot;;IF([.U$3]=&quot;.1&quot;;&quot;_LEVEL1@1&quot;;IF([.U$3]=&quot;.2&quot;;&quot;_LEVEL2@2&quot;;IF([.U$3]=&quot;.3&quot;;&quot;_LEVEL3@3&quot;))));[$DATA.$A$1:.$A$121];0);4)*[.U7]=0;&quot;&quot;;INDEX([$DATA.$A$1:.$D$121];MATCH([.U$2]&amp;&quot;_&quot;&amp;[.$I7]&amp;IF([.U$3]=&quot;Flat&quot;;&quot;&quot;;IF([.U$3]=&quot;.1&quot;;&quot;_LEVEL1@1&quot;;IF([.U$3]=&quot;.2&quot;;&quot;_LEVEL2@2&quot;;IF([.U$3]=&quot;.3&quot;;&quot;_LEVEL3@3&quot;))));[$DATA.$A$1:.$A$121];0);4)*[.U7])" office:value-type="float" office:value="25.5434701" calcext:value-type="float">
            <text:p>26 S</text:p>
          </table:table-cell>
          <table:table-cell table:style-name="ce156" table:number-matrix-columns-spanned="1" table:number-matrix-rows-spanned="1" table:formula="of:=IF(INDEX([$DATA.$A$1:.$D$121];MATCH([.V$2]&amp;&quot;_&quot;&amp;[.$I7]&amp;IF([.V$3]=&quot;Flat&quot;;&quot;&quot;;IF([.V$3]=&quot;.1&quot;;&quot;_LEVEL1@1&quot;;IF([.V$3]=&quot;.2&quot;;&quot;_LEVEL2@2&quot;;IF([.V$3]=&quot;.3&quot;;&quot;_LEVEL3@3&quot;))));[$DATA.$A$1:.$A$121];0);4)*[.V7]=0;&quot;&quot;;INDEX([$DATA.$A$1:.$D$121];MATCH([.V$2]&amp;&quot;_&quot;&amp;[.$I7]&amp;IF([.V$3]=&quot;Flat&quot;;&quot;&quot;;IF([.V$3]=&quot;.1&quot;;&quot;_LEVEL1@1&quot;;IF([.V$3]=&quot;.2&quot;;&quot;_LEVEL2@2&quot;;IF([.V$3]=&quot;.3&quot;;&quot;_LEVEL3@3&quot;))));[$DATA.$A$1:.$A$121];0);4)*[.V7])" office:value-type="float" office:value="3870.2598934" calcext:value-type="float">
            <text:p>3,870 S</text:p>
          </table:table-cell>
          <table:table-cell table:style-name="ce156" table:number-matrix-columns-spanned="1" table:number-matrix-rows-spanned="1" table:formula="of:=IF(INDEX([$DATA.$A$1:.$D$121];MATCH([.W$2]&amp;&quot;_&quot;&amp;[.$I7]&amp;IF([.W$3]=&quot;Flat&quot;;&quot;&quot;;IF([.W$3]=&quot;.1&quot;;&quot;_LEVEL1@1&quot;;IF([.W$3]=&quot;.2&quot;;&quot;_LEVEL2@2&quot;;IF([.W$3]=&quot;.3&quot;;&quot;_LEVEL3@3&quot;))));[$DATA.$A$1:.$A$121];0);4)*[.W7]=0;&quot;&quot;;INDEX([$DATA.$A$1:.$D$121];MATCH([.W$2]&amp;&quot;_&quot;&amp;[.$I7]&amp;IF([.W$3]=&quot;Flat&quot;;&quot;&quot;;IF([.W$3]=&quot;.1&quot;;&quot;_LEVEL1@1&quot;;IF([.W$3]=&quot;.2&quot;;&quot;_LEVEL2@2&quot;;IF([.W$3]=&quot;.3&quot;;&quot;_LEVEL3@3&quot;))));[$DATA.$A$1:.$A$121];0);4)*[.W7])" office:value-type="float" office:value="546.1553" calcext:value-type="float">
            <text:p>546 S</text:p>
          </table:table-cell>
          <table:table-cell table:style-name="ce156" table:number-matrix-columns-spanned="1" table:number-matrix-rows-spanned="1" table:formula="of:=IF(INDEX([$DATA.$A$1:.$D$121];MATCH([.X$2]&amp;&quot;_&quot;&amp;[.$I7]&amp;IF([.X$3]=&quot;Flat&quot;;&quot;&quot;;IF([.X$3]=&quot;.1&quot;;&quot;_LEVEL1@1&quot;;IF([.X$3]=&quot;.2&quot;;&quot;_LEVEL2@2&quot;;IF([.X$3]=&quot;.3&quot;;&quot;_LEVEL3@3&quot;))));[$DATA.$A$1:.$A$121];0);4)*[.X7]=0;&quot;&quot;;INDEX([$DATA.$A$1:.$D$121];MATCH([.X$2]&amp;&quot;_&quot;&amp;[.$I7]&amp;IF([.X$3]=&quot;Flat&quot;;&quot;&quot;;IF([.X$3]=&quot;.1&quot;;&quot;_LEVEL1@1&quot;;IF([.X$3]=&quot;.2&quot;;&quot;_LEVEL2@2&quot;;IF([.X$3]=&quot;.3&quot;;&quot;_LEVEL3@3&quot;))));[$DATA.$A$1:.$A$121];0);4)*[.X7])" office:value-type="float" office:value="152.830164" calcext:value-type="float">
            <text:p>153 S</text:p>
          </table:table-cell>
          <table:table-cell table:style-name="ce156" table:number-matrix-columns-spanned="1" table:number-matrix-rows-spanned="1" table:formula="of:=IF(INDEX([$DATA.$A$1:.$D$121];MATCH([.Y$2]&amp;&quot;_&quot;&amp;[.$I7]&amp;IF([.Y$3]=&quot;Flat&quot;;&quot;&quot;;IF([.Y$3]=&quot;.1&quot;;&quot;_LEVEL1@1&quot;;IF([.Y$3]=&quot;.2&quot;;&quot;_LEVEL2@2&quot;;IF([.Y$3]=&quot;.3&quot;;&quot;_LEVEL3@3&quot;))));[$DATA.$A$1:.$A$121];0);4)*[.Y7]=0;&quot;&quot;;INDEX([$DATA.$A$1:.$D$121];MATCH([.Y$2]&amp;&quot;_&quot;&amp;[.$I7]&amp;IF([.Y$3]=&quot;Flat&quot;;&quot;&quot;;IF([.Y$3]=&quot;.1&quot;;&quot;_LEVEL1@1&quot;;IF([.Y$3]=&quot;.2&quot;;&quot;_LEVEL2@2&quot;;IF([.Y$3]=&quot;.3&quot;;&quot;_LEVEL3@3&quot;))));[$DATA.$A$1:.$A$121];0);4)*[.Y7])" office:value-type="float" office:value="38.2584004" calcext:value-type="float">
            <text:p>38 S</text:p>
          </table:table-cell>
          <table:table-cell table:style-name="ce162" table:number-matrix-columns-spanned="1" table:number-matrix-rows-spanned="1" table:formula="of:=IF(INDEX([$DATA.$A$1:.$D$121];MATCH([.Z$2]&amp;&quot;_&quot;&amp;[.$I7]&amp;IF([.Z$3]=&quot;Flat&quot;;&quot;&quot;;IF([.Z$3]=&quot;.1&quot;;&quot;_LEVEL1@1&quot;;IF([.Z$3]=&quot;.2&quot;;&quot;_LEVEL2@2&quot;;IF([.Z$3]=&quot;.3&quot;;&quot;_LEVEL3@3&quot;))));[$DATA.$A$1:.$A$121];0);4)*[.Z7]=0;&quot;&quot;;INDEX([$DATA.$A$1:.$D$121];MATCH([.Z$2]&amp;&quot;_&quot;&amp;[.$I7]&amp;IF([.Z$3]=&quot;Flat&quot;;&quot;&quot;;IF([.Z$3]=&quot;.1&quot;;&quot;_LEVEL1@1&quot;;IF([.Z$3]=&quot;.2&quot;;&quot;_LEVEL2@2&quot;;IF([.Z$3]=&quot;.3&quot;;&quot;_LEVEL3@3&quot;))));[$DATA.$A$1:.$A$121];0);4)*[.Z7])" office:value-type="float" office:value="8310.8444" calcext:value-type="float">
            <text:p>8,311 S</text:p>
          </table:table-cell>
          <table:table-cell table:style-name="ce162" table:number-matrix-columns-spanned="1" table:number-matrix-rows-spanned="1" table:formula="of:=IF(INDEX([$DATA.$A$1:.$D$121];MATCH([.AA$2]&amp;&quot;_&quot;&amp;[.$I7]&amp;IF([.AA$3]=&quot;Flat&quot;;&quot;&quot;;IF([.AA$3]=&quot;.1&quot;;&quot;_LEVEL1@1&quot;;IF([.AA$3]=&quot;.2&quot;;&quot;_LEVEL2@2&quot;;IF([.AA$3]=&quot;.3&quot;;&quot;_LEVEL3@3&quot;))));[$DATA.$A$1:.$A$121];0);4)*[.AA7]=0;&quot;&quot;;INDEX([$DATA.$A$1:.$D$121];MATCH([.AA$2]&amp;&quot;_&quot;&amp;[.$I7]&amp;IF([.AA$3]=&quot;Flat&quot;;&quot;&quot;;IF([.AA$3]=&quot;.1&quot;;&quot;_LEVEL1@1&quot;;IF([.AA$3]=&quot;.2&quot;;&quot;_LEVEL2@2&quot;;IF([.AA$3]=&quot;.3&quot;;&quot;_LEVEL3@3&quot;))));[$DATA.$A$1:.$A$121];0);4)*[.AA7])" office:value-type="float" office:value="1156.64" calcext:value-type="float">
            <text:p>1,157 S</text:p>
          </table:table-cell>
          <table:table-cell table:style-name="ce162" table:number-matrix-columns-spanned="1" table:number-matrix-rows-spanned="1" table:formula="of:=IF(INDEX([$DATA.$A$1:.$D$121];MATCH([.AB$2]&amp;&quot;_&quot;&amp;[.$I7]&amp;IF([.AB$3]=&quot;Flat&quot;;&quot;&quot;;IF([.AB$3]=&quot;.1&quot;;&quot;_LEVEL1@1&quot;;IF([.AB$3]=&quot;.2&quot;;&quot;_LEVEL2@2&quot;;IF([.AB$3]=&quot;.3&quot;;&quot;_LEVEL3@3&quot;))));[$DATA.$A$1:.$A$121];0);4)*[.AB7]=0;&quot;&quot;;INDEX([$DATA.$A$1:.$D$121];MATCH([.AB$2]&amp;&quot;_&quot;&amp;[.$I7]&amp;IF([.AB$3]=&quot;Flat&quot;;&quot;&quot;;IF([.AB$3]=&quot;.1&quot;;&quot;_LEVEL1@1&quot;;IF([.AB$3]=&quot;.2&quot;;&quot;_LEVEL2@2&quot;;IF([.AB$3]=&quot;.3&quot;;&quot;_LEVEL3@3&quot;))));[$DATA.$A$1:.$A$121];0);4)*[.AB7])" office:value-type="float" office:value="279.992" calcext:value-type="float">
            <text:p>280 S</text:p>
          </table:table-cell>
          <table:table-cell table:style-name="ce168" table:number-matrix-columns-spanned="1" table:number-matrix-rows-spanned="1" table:formula="of:=IF(INDEX([$DATA.$A$1:.$D$121];MATCH([.AC$2]&amp;&quot;_&quot;&amp;[.$I7]&amp;IF([.AC$3]=&quot;Flat&quot;;&quot;&quot;;IF([.AC$3]=&quot;.1&quot;;&quot;_LEVEL1@1&quot;;IF([.AC$3]=&quot;.2&quot;;&quot;_LEVEL2@2&quot;;IF([.AC$3]=&quot;.3&quot;;&quot;_LEVEL3@3&quot;))));[$DATA.$A$1:.$A$121];0);4)*[.AC7]=0;&quot;&quot;;INDEX([$DATA.$A$1:.$D$121];MATCH([.AC$2]&amp;&quot;_&quot;&amp;[.$I7]&amp;IF([.AC$3]=&quot;Flat&quot;;&quot;&quot;;IF([.AC$3]=&quot;.1&quot;;&quot;_LEVEL1@1&quot;;IF([.AC$3]=&quot;.2&quot;;&quot;_LEVEL2@2&quot;;IF([.AC$3]=&quot;.3&quot;;&quot;_LEVEL3@3&quot;))));[$DATA.$A$1:.$A$121];0);4)*[.AC7])" office:value-type="float" office:value="70.0252" calcext:value-type="float">
            <text:p>70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Cloth</text:p>
          </table:table-cell>
          <table:table-cell table:style-name="ce132" table:number-matrix-columns-spanned="1" table:number-matrix-rows-spanned="1" table:formula="of:=IF(INDEX([$DATA.$A$1:.$D$121];MATCH([.J$2]&amp;&quot;_&quot;&amp;[.$I8]&amp;IF([.J$3]=&quot;Flat&quot;;&quot;&quot;;IF([.J$3]=&quot;.1&quot;;&quot;_LEVEL1@1&quot;;IF([.J$3]=&quot;.2&quot;;&quot;_LEVEL2@2&quot;;IF([.J$3]=&quot;.3&quot;;&quot;_LEVEL3@3&quot;))));[$DATA.$A$1:.$A$121];0);4)*[.J8]=0;&quot;&quot;;INDEX([$DATA.$A$1:.$D$121];MATCH([.J$2]&amp;&quot;_&quot;&amp;[.$I8]&amp;IF([.J$3]=&quot;Flat&quot;;&quot;&quot;;IF([.J$3]=&quot;.1&quot;;&quot;_LEVEL1@1&quot;;IF([.J$3]=&quot;.2&quot;;&quot;_LEVEL2@2&quot;;IF([.J$3]=&quot;.3&quot;;&quot;_LEVEL3@3&quot;))));[$DATA.$A$1:.$A$121];0);4)*[.J8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K$2]&amp;&quot;_&quot;&amp;[.$I8]&amp;IF([.K$3]=&quot;Flat&quot;;&quot;&quot;;IF([.K$3]=&quot;.1&quot;;&quot;_LEVEL1@1&quot;;IF([.K$3]=&quot;.2&quot;;&quot;_LEVEL2@2&quot;;IF([.K$3]=&quot;.3&quot;;&quot;_LEVEL3@3&quot;))));[$DATA.$A$1:.$A$121];0);4)*[.K8]=0;&quot;&quot;;INDEX([$DATA.$A$1:.$D$121];MATCH([.K$2]&amp;&quot;_&quot;&amp;[.$I8]&amp;IF([.K$3]=&quot;Flat&quot;;&quot;&quot;;IF([.K$3]=&quot;.1&quot;;&quot;_LEVEL1@1&quot;;IF([.K$3]=&quot;.2&quot;;&quot;_LEVEL2@2&quot;;IF([.K$3]=&quot;.3&quot;;&quot;_LEVEL3@3&quot;))));[$DATA.$A$1:.$A$121];0);4)*[.K8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L$2]&amp;&quot;_&quot;&amp;[.$I8]&amp;IF([.L$3]=&quot;Flat&quot;;&quot;&quot;;IF([.L$3]=&quot;.1&quot;;&quot;_LEVEL1@1&quot;;IF([.L$3]=&quot;.2&quot;;&quot;_LEVEL2@2&quot;;IF([.L$3]=&quot;.3&quot;;&quot;_LEVEL3@3&quot;))));[$DATA.$A$1:.$A$121];0);4)*[.L8]=0;&quot;&quot;;INDEX([$DATA.$A$1:.$D$121];MATCH([.L$2]&amp;&quot;_&quot;&amp;[.$I8]&amp;IF([.L$3]=&quot;Flat&quot;;&quot;&quot;;IF([.L$3]=&quot;.1&quot;;&quot;_LEVEL1@1&quot;;IF([.L$3]=&quot;.2&quot;;&quot;_LEVEL2@2&quot;;IF([.L$3]=&quot;.3&quot;;&quot;_LEVEL3@3&quot;))));[$DATA.$A$1:.$A$121];0);4)*[.L8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M$2]&amp;&quot;_&quot;&amp;[.$I8]&amp;IF([.M$3]=&quot;Flat&quot;;&quot;&quot;;IF([.M$3]=&quot;.1&quot;;&quot;_LEVEL1@1&quot;;IF([.M$3]=&quot;.2&quot;;&quot;_LEVEL2@2&quot;;IF([.M$3]=&quot;.3&quot;;&quot;_LEVEL3@3&quot;))));[$DATA.$A$1:.$A$121];0);4)*[.M8]=0;&quot;&quot;;INDEX([$DATA.$A$1:.$D$121];MATCH([.M$2]&amp;&quot;_&quot;&amp;[.$I8]&amp;IF([.M$3]=&quot;Flat&quot;;&quot;&quot;;IF([.M$3]=&quot;.1&quot;;&quot;_LEVEL1@1&quot;;IF([.M$3]=&quot;.2&quot;;&quot;_LEVEL2@2&quot;;IF([.M$3]=&quot;.3&quot;;&quot;_LEVEL3@3&quot;))));[$DATA.$A$1:.$A$121];0);4)*[.M8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N$2]&amp;&quot;_&quot;&amp;[.$I8]&amp;IF([.N$3]=&quot;Flat&quot;;&quot;&quot;;IF([.N$3]=&quot;.1&quot;;&quot;_LEVEL1@1&quot;;IF([.N$3]=&quot;.2&quot;;&quot;_LEVEL2@2&quot;;IF([.N$3]=&quot;.3&quot;;&quot;_LEVEL3@3&quot;))));[$DATA.$A$1:.$A$121];0);4)*[.N8]=0;&quot;&quot;;INDEX([$DATA.$A$1:.$D$121];MATCH([.N$2]&amp;&quot;_&quot;&amp;[.$I8]&amp;IF([.N$3]=&quot;Flat&quot;;&quot;&quot;;IF([.N$3]=&quot;.1&quot;;&quot;_LEVEL1@1&quot;;IF([.N$3]=&quot;.2&quot;;&quot;_LEVEL2@2&quot;;IF([.N$3]=&quot;.3&quot;;&quot;_LEVEL3@3&quot;))));[$DATA.$A$1:.$A$121];0);4)*[.N8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O$2]&amp;&quot;_&quot;&amp;[.$I8]&amp;IF([.O$3]=&quot;Flat&quot;;&quot;&quot;;IF([.O$3]=&quot;.1&quot;;&quot;_LEVEL1@1&quot;;IF([.O$3]=&quot;.2&quot;;&quot;_LEVEL2@2&quot;;IF([.O$3]=&quot;.3&quot;;&quot;_LEVEL3@3&quot;))));[$DATA.$A$1:.$A$121];0);4)*[.O8]=0;&quot;&quot;;INDEX([$DATA.$A$1:.$D$121];MATCH([.O$2]&amp;&quot;_&quot;&amp;[.$I8]&amp;IF([.O$3]=&quot;Flat&quot;;&quot;&quot;;IF([.O$3]=&quot;.1&quot;;&quot;_LEVEL1@1&quot;;IF([.O$3]=&quot;.2&quot;;&quot;_LEVEL2@2&quot;;IF([.O$3]=&quot;.3&quot;;&quot;_LEVEL3@3&quot;))));[$DATA.$A$1:.$A$121];0);4)*[.O8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P$2]&amp;&quot;_&quot;&amp;[.$I8]&amp;IF([.P$3]=&quot;Flat&quot;;&quot;&quot;;IF([.P$3]=&quot;.1&quot;;&quot;_LEVEL1@1&quot;;IF([.P$3]=&quot;.2&quot;;&quot;_LEVEL2@2&quot;;IF([.P$3]=&quot;.3&quot;;&quot;_LEVEL3@3&quot;))));[$DATA.$A$1:.$A$121];0);4)*[.P8]=0;&quot;&quot;;INDEX([$DATA.$A$1:.$D$121];MATCH([.P$2]&amp;&quot;_&quot;&amp;[.$I8]&amp;IF([.P$3]=&quot;Flat&quot;;&quot;&quot;;IF([.P$3]=&quot;.1&quot;;&quot;_LEVEL1@1&quot;;IF([.P$3]=&quot;.2&quot;;&quot;_LEVEL2@2&quot;;IF([.P$3]=&quot;.3&quot;;&quot;_LEVEL3@3&quot;))));[$DATA.$A$1:.$A$121];0);4)*[.P8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Q$2]&amp;&quot;_&quot;&amp;[.$I8]&amp;IF([.Q$3]=&quot;Flat&quot;;&quot;&quot;;IF([.Q$3]=&quot;.1&quot;;&quot;_LEVEL1@1&quot;;IF([.Q$3]=&quot;.2&quot;;&quot;_LEVEL2@2&quot;;IF([.Q$3]=&quot;.3&quot;;&quot;_LEVEL3@3&quot;))));[$DATA.$A$1:.$A$121];0);4)*[.Q8]=0;&quot;&quot;;INDEX([$DATA.$A$1:.$D$121];MATCH([.Q$2]&amp;&quot;_&quot;&amp;[.$I8]&amp;IF([.Q$3]=&quot;Flat&quot;;&quot;&quot;;IF([.Q$3]=&quot;.1&quot;;&quot;_LEVEL1@1&quot;;IF([.Q$3]=&quot;.2&quot;;&quot;_LEVEL2@2&quot;;IF([.Q$3]=&quot;.3&quot;;&quot;_LEVEL3@3&quot;))));[$DATA.$A$1:.$A$121];0);4)*[.Q8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R$2]&amp;&quot;_&quot;&amp;[.$I8]&amp;IF([.R$3]=&quot;Flat&quot;;&quot;&quot;;IF([.R$3]=&quot;.1&quot;;&quot;_LEVEL1@1&quot;;IF([.R$3]=&quot;.2&quot;;&quot;_LEVEL2@2&quot;;IF([.R$3]=&quot;.3&quot;;&quot;_LEVEL3@3&quot;))));[$DATA.$A$1:.$A$121];0);4)*[.R8]=0;&quot;&quot;;INDEX([$DATA.$A$1:.$D$121];MATCH([.R$2]&amp;&quot;_&quot;&amp;[.$I8]&amp;IF([.R$3]=&quot;Flat&quot;;&quot;&quot;;IF([.R$3]=&quot;.1&quot;;&quot;_LEVEL1@1&quot;;IF([.R$3]=&quot;.2&quot;;&quot;_LEVEL2@2&quot;;IF([.R$3]=&quot;.3&quot;;&quot;_LEVEL3@3&quot;))));[$DATA.$A$1:.$A$121];0);4)*[.R8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S$2]&amp;&quot;_&quot;&amp;[.$I8]&amp;IF([.S$3]=&quot;Flat&quot;;&quot;&quot;;IF([.S$3]=&quot;.1&quot;;&quot;_LEVEL1@1&quot;;IF([.S$3]=&quot;.2&quot;;&quot;_LEVEL2@2&quot;;IF([.S$3]=&quot;.3&quot;;&quot;_LEVEL3@3&quot;))));[$DATA.$A$1:.$A$121];0);4)*[.S8]=0;&quot;&quot;;INDEX([$DATA.$A$1:.$D$121];MATCH([.S$2]&amp;&quot;_&quot;&amp;[.$I8]&amp;IF([.S$3]=&quot;Flat&quot;;&quot;&quot;;IF([.S$3]=&quot;.1&quot;;&quot;_LEVEL1@1&quot;;IF([.S$3]=&quot;.2&quot;;&quot;_LEVEL2@2&quot;;IF([.S$3]=&quot;.3&quot;;&quot;_LEVEL3@3&quot;))));[$DATA.$A$1:.$A$121];0);4)*[.S8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T$2]&amp;&quot;_&quot;&amp;[.$I8]&amp;IF([.T$3]=&quot;Flat&quot;;&quot;&quot;;IF([.T$3]=&quot;.1&quot;;&quot;_LEVEL1@1&quot;;IF([.T$3]=&quot;.2&quot;;&quot;_LEVEL2@2&quot;;IF([.T$3]=&quot;.3&quot;;&quot;_LEVEL3@3&quot;))));[$DATA.$A$1:.$A$121];0);4)*[.T8]=0;&quot;&quot;;INDEX([$DATA.$A$1:.$D$121];MATCH([.T$2]&amp;&quot;_&quot;&amp;[.$I8]&amp;IF([.T$3]=&quot;Flat&quot;;&quot;&quot;;IF([.T$3]=&quot;.1&quot;;&quot;_LEVEL1@1&quot;;IF([.T$3]=&quot;.2&quot;;&quot;_LEVEL2@2&quot;;IF([.T$3]=&quot;.3&quot;;&quot;_LEVEL3@3&quot;))));[$DATA.$A$1:.$A$121];0);4)*[.T8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U$2]&amp;&quot;_&quot;&amp;[.$I8]&amp;IF([.U$3]=&quot;Flat&quot;;&quot;&quot;;IF([.U$3]=&quot;.1&quot;;&quot;_LEVEL1@1&quot;;IF([.U$3]=&quot;.2&quot;;&quot;_LEVEL2@2&quot;;IF([.U$3]=&quot;.3&quot;;&quot;_LEVEL3@3&quot;))));[$DATA.$A$1:.$A$121];0);4)*[.U8]=0;&quot;&quot;;INDEX([$DATA.$A$1:.$D$121];MATCH([.U$2]&amp;&quot;_&quot;&amp;[.$I8]&amp;IF([.U$3]=&quot;Flat&quot;;&quot;&quot;;IF([.U$3]=&quot;.1&quot;;&quot;_LEVEL1@1&quot;;IF([.U$3]=&quot;.2&quot;;&quot;_LEVEL2@2&quot;;IF([.U$3]=&quot;.3&quot;;&quot;_LEVEL3@3&quot;))));[$DATA.$A$1:.$A$121];0);4)*[.U8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V$2]&amp;&quot;_&quot;&amp;[.$I8]&amp;IF([.V$3]=&quot;Flat&quot;;&quot;&quot;;IF([.V$3]=&quot;.1&quot;;&quot;_LEVEL1@1&quot;;IF([.V$3]=&quot;.2&quot;;&quot;_LEVEL2@2&quot;;IF([.V$3]=&quot;.3&quot;;&quot;_LEVEL3@3&quot;))));[$DATA.$A$1:.$A$121];0);4)*[.V8]=0;&quot;&quot;;INDEX([$DATA.$A$1:.$D$121];MATCH([.V$2]&amp;&quot;_&quot;&amp;[.$I8]&amp;IF([.V$3]=&quot;Flat&quot;;&quot;&quot;;IF([.V$3]=&quot;.1&quot;;&quot;_LEVEL1@1&quot;;IF([.V$3]=&quot;.2&quot;;&quot;_LEVEL2@2&quot;;IF([.V$3]=&quot;.3&quot;;&quot;_LEVEL3@3&quot;))));[$DATA.$A$1:.$A$121];0);4)*[.V8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W$2]&amp;&quot;_&quot;&amp;[.$I8]&amp;IF([.W$3]=&quot;Flat&quot;;&quot;&quot;;IF([.W$3]=&quot;.1&quot;;&quot;_LEVEL1@1&quot;;IF([.W$3]=&quot;.2&quot;;&quot;_LEVEL2@2&quot;;IF([.W$3]=&quot;.3&quot;;&quot;_LEVEL3@3&quot;))));[$DATA.$A$1:.$A$121];0);4)*[.W8]=0;&quot;&quot;;INDEX([$DATA.$A$1:.$D$121];MATCH([.W$2]&amp;&quot;_&quot;&amp;[.$I8]&amp;IF([.W$3]=&quot;Flat&quot;;&quot;&quot;;IF([.W$3]=&quot;.1&quot;;&quot;_LEVEL1@1&quot;;IF([.W$3]=&quot;.2&quot;;&quot;_LEVEL2@2&quot;;IF([.W$3]=&quot;.3&quot;;&quot;_LEVEL3@3&quot;))));[$DATA.$A$1:.$A$121];0);4)*[.W8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X$2]&amp;&quot;_&quot;&amp;[.$I8]&amp;IF([.X$3]=&quot;Flat&quot;;&quot;&quot;;IF([.X$3]=&quot;.1&quot;;&quot;_LEVEL1@1&quot;;IF([.X$3]=&quot;.2&quot;;&quot;_LEVEL2@2&quot;;IF([.X$3]=&quot;.3&quot;;&quot;_LEVEL3@3&quot;))));[$DATA.$A$1:.$A$121];0);4)*[.X8]=0;&quot;&quot;;INDEX([$DATA.$A$1:.$D$121];MATCH([.X$2]&amp;&quot;_&quot;&amp;[.$I8]&amp;IF([.X$3]=&quot;Flat&quot;;&quot;&quot;;IF([.X$3]=&quot;.1&quot;;&quot;_LEVEL1@1&quot;;IF([.X$3]=&quot;.2&quot;;&quot;_LEVEL2@2&quot;;IF([.X$3]=&quot;.3&quot;;&quot;_LEVEL3@3&quot;))));[$DATA.$A$1:.$A$121];0);4)*[.X8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Y$2]&amp;&quot;_&quot;&amp;[.$I8]&amp;IF([.Y$3]=&quot;Flat&quot;;&quot;&quot;;IF([.Y$3]=&quot;.1&quot;;&quot;_LEVEL1@1&quot;;IF([.Y$3]=&quot;.2&quot;;&quot;_LEVEL2@2&quot;;IF([.Y$3]=&quot;.3&quot;;&quot;_LEVEL3@3&quot;))));[$DATA.$A$1:.$A$121];0);4)*[.Y8]=0;&quot;&quot;;INDEX([$DATA.$A$1:.$D$121];MATCH([.Y$2]&amp;&quot;_&quot;&amp;[.$I8]&amp;IF([.Y$3]=&quot;Flat&quot;;&quot;&quot;;IF([.Y$3]=&quot;.1&quot;;&quot;_LEVEL1@1&quot;;IF([.Y$3]=&quot;.2&quot;;&quot;_LEVEL2@2&quot;;IF([.Y$3]=&quot;.3&quot;;&quot;_LEVEL3@3&quot;))));[$DATA.$A$1:.$A$121];0);4)*[.Y8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Z$2]&amp;&quot;_&quot;&amp;[.$I8]&amp;IF([.Z$3]=&quot;Flat&quot;;&quot;&quot;;IF([.Z$3]=&quot;.1&quot;;&quot;_LEVEL1@1&quot;;IF([.Z$3]=&quot;.2&quot;;&quot;_LEVEL2@2&quot;;IF([.Z$3]=&quot;.3&quot;;&quot;_LEVEL3@3&quot;))));[$DATA.$A$1:.$A$121];0);4)*[.Z8]=0;&quot;&quot;;INDEX([$DATA.$A$1:.$D$121];MATCH([.Z$2]&amp;&quot;_&quot;&amp;[.$I8]&amp;IF([.Z$3]=&quot;Flat&quot;;&quot;&quot;;IF([.Z$3]=&quot;.1&quot;;&quot;_LEVEL1@1&quot;;IF([.Z$3]=&quot;.2&quot;;&quot;_LEVEL2@2&quot;;IF([.Z$3]=&quot;.3&quot;;&quot;_LEVEL3@3&quot;))));[$DATA.$A$1:.$A$121];0);4)*[.Z8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A$2]&amp;&quot;_&quot;&amp;[.$I8]&amp;IF([.AA$3]=&quot;Flat&quot;;&quot;&quot;;IF([.AA$3]=&quot;.1&quot;;&quot;_LEVEL1@1&quot;;IF([.AA$3]=&quot;.2&quot;;&quot;_LEVEL2@2&quot;;IF([.AA$3]=&quot;.3&quot;;&quot;_LEVEL3@3&quot;))));[$DATA.$A$1:.$A$121];0);4)*[.AA8]=0;&quot;&quot;;INDEX([$DATA.$A$1:.$D$121];MATCH([.AA$2]&amp;&quot;_&quot;&amp;[.$I8]&amp;IF([.AA$3]=&quot;Flat&quot;;&quot;&quot;;IF([.AA$3]=&quot;.1&quot;;&quot;_LEVEL1@1&quot;;IF([.AA$3]=&quot;.2&quot;;&quot;_LEVEL2@2&quot;;IF([.AA$3]=&quot;.3&quot;;&quot;_LEVEL3@3&quot;))));[$DATA.$A$1:.$A$121];0);4)*[.AA8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B$2]&amp;&quot;_&quot;&amp;[.$I8]&amp;IF([.AB$3]=&quot;Flat&quot;;&quot;&quot;;IF([.AB$3]=&quot;.1&quot;;&quot;_LEVEL1@1&quot;;IF([.AB$3]=&quot;.2&quot;;&quot;_LEVEL2@2&quot;;IF([.AB$3]=&quot;.3&quot;;&quot;_LEVEL3@3&quot;))));[$DATA.$A$1:.$A$121];0);4)*[.AB8]=0;&quot;&quot;;INDEX([$DATA.$A$1:.$D$121];MATCH([.AB$2]&amp;&quot;_&quot;&amp;[.$I8]&amp;IF([.AB$3]=&quot;Flat&quot;;&quot;&quot;;IF([.AB$3]=&quot;.1&quot;;&quot;_LEVEL1@1&quot;;IF([.AB$3]=&quot;.2&quot;;&quot;_LEVEL2@2&quot;;IF([.AB$3]=&quot;.3&quot;;&quot;_LEVEL3@3&quot;))));[$DATA.$A$1:.$A$121];0);4)*[.AB8])" office:value-type="string" office:string-value="" calcext:value-type="error">
            <text:p>#VALUE!</text:p>
          </table:table-cell>
          <table:table-cell table:style-name="ce167" table:number-matrix-columns-spanned="1" table:number-matrix-rows-spanned="1" table:formula="of:=IF(INDEX([$DATA.$A$1:.$D$121];MATCH([.AC$2]&amp;&quot;_&quot;&amp;[.$I8]&amp;IF([.AC$3]=&quot;Flat&quot;;&quot;&quot;;IF([.AC$3]=&quot;.1&quot;;&quot;_LEVEL1@1&quot;;IF([.AC$3]=&quot;.2&quot;;&quot;_LEVEL2@2&quot;;IF([.AC$3]=&quot;.3&quot;;&quot;_LEVEL3@3&quot;))));[$DATA.$A$1:.$A$121];0);4)*[.AC8]=0;&quot;&quot;;INDEX([$DATA.$A$1:.$D$121];MATCH([.AC$2]&amp;&quot;_&quot;&amp;[.$I8]&amp;IF([.AC$3]=&quot;Flat&quot;;&quot;&quot;;IF([.AC$3]=&quot;.1&quot;;&quot;_LEVEL1@1&quot;;IF([.AC$3]=&quot;.2&quot;;&quot;_LEVEL2@2&quot;;IF([.AC$3]=&quot;.3&quot;;&quot;_LEVEL3@3&quot;))));[$DATA.$A$1:.$A$121];0);4)*[.AC8])" office:value-type="string" office:string-value="" calcext:value-type="error">
            <text:p>#VALUE!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Leather</text:p>
          </table:table-cell>
          <table:table-cell table:style-name="ce132" table:number-matrix-columns-spanned="1" table:number-matrix-rows-spanned="1" table:formula="of:=IF(INDEX([$DATA.$A$1:.$D$121];MATCH([.J$2]&amp;&quot;_&quot;&amp;[.$I9]&amp;IF([.J$3]=&quot;Flat&quot;;&quot;&quot;;IF([.J$3]=&quot;.1&quot;;&quot;_LEVEL1@1&quot;;IF([.J$3]=&quot;.2&quot;;&quot;_LEVEL2@2&quot;;IF([.J$3]=&quot;.3&quot;;&quot;_LEVEL3@3&quot;))));[$DATA.$A$1:.$A$121];0);4)*[.J9]=0;&quot;&quot;;INDEX([$DATA.$A$1:.$D$121];MATCH([.J$2]&amp;&quot;_&quot;&amp;[.$I9]&amp;IF([.J$3]=&quot;Flat&quot;;&quot;&quot;;IF([.J$3]=&quot;.1&quot;;&quot;_LEVEL1@1&quot;;IF([.J$3]=&quot;.2&quot;;&quot;_LEVEL2@2&quot;;IF([.J$3]=&quot;.3&quot;;&quot;_LEVEL3@3&quot;))));[$DATA.$A$1:.$A$121];0);4)*[.J9])" office:value-type="float" office:value="3008.66181818182" calcext:value-type="float">
            <text:p>3,009 S</text:p>
          </table:table-cell>
          <table:table-cell table:style-name="ce132" table:number-matrix-columns-spanned="1" table:number-matrix-rows-spanned="1" table:formula="of:=IF(INDEX([$DATA.$A$1:.$D$121];MATCH([.K$2]&amp;&quot;_&quot;&amp;[.$I9]&amp;IF([.K$3]=&quot;Flat&quot;;&quot;&quot;;IF([.K$3]=&quot;.1&quot;;&quot;_LEVEL1@1&quot;;IF([.K$3]=&quot;.2&quot;;&quot;_LEVEL2@2&quot;;IF([.K$3]=&quot;.3&quot;;&quot;_LEVEL3@3&quot;))));[$DATA.$A$1:.$A$121];0);4)*[.K9]=0;&quot;&quot;;INDEX([$DATA.$A$1:.$D$121];MATCH([.K$2]&amp;&quot;_&quot;&amp;[.$I9]&amp;IF([.K$3]=&quot;Flat&quot;;&quot;&quot;;IF([.K$3]=&quot;.1&quot;;&quot;_LEVEL1@1&quot;;IF([.K$3]=&quot;.2&quot;;&quot;_LEVEL2@2&quot;;IF([.K$3]=&quot;.3&quot;;&quot;_LEVEL3@3&quot;))));[$DATA.$A$1:.$A$121];0);4)*[.K9])" office:value-type="float" office:value="258.181818181818" calcext:value-type="float">
            <text:p>258 S</text:p>
          </table:table-cell>
          <table:table-cell table:style-name="ce132" table:number-matrix-columns-spanned="1" table:number-matrix-rows-spanned="1" table:formula="of:=IF(INDEX([$DATA.$A$1:.$D$121];MATCH([.L$2]&amp;&quot;_&quot;&amp;[.$I9]&amp;IF([.L$3]=&quot;Flat&quot;;&quot;&quot;;IF([.L$3]=&quot;.1&quot;;&quot;_LEVEL1@1&quot;;IF([.L$3]=&quot;.2&quot;;&quot;_LEVEL2@2&quot;;IF([.L$3]=&quot;.3&quot;;&quot;_LEVEL3@3&quot;))));[$DATA.$A$1:.$A$121];0);4)*[.L9]=0;&quot;&quot;;INDEX([$DATA.$A$1:.$D$121];MATCH([.L$2]&amp;&quot;_&quot;&amp;[.$I9]&amp;IF([.L$3]=&quot;Flat&quot;;&quot;&quot;;IF([.L$3]=&quot;.1&quot;;&quot;_LEVEL1@1&quot;;IF([.L$3]=&quot;.2&quot;;&quot;_LEVEL2@2&quot;;IF([.L$3]=&quot;.3&quot;;&quot;_LEVEL3@3&quot;))));[$DATA.$A$1:.$A$121];0);4)*[.L9])" office:value-type="float" office:value="69.8909090909091" calcext:value-type="float">
            <text:p>70 S</text:p>
          </table:table-cell>
          <table:table-cell table:style-name="ce132" table:number-matrix-columns-spanned="1" table:number-matrix-rows-spanned="1" table:formula="of:=IF(INDEX([$DATA.$A$1:.$D$121];MATCH([.M$2]&amp;&quot;_&quot;&amp;[.$I9]&amp;IF([.M$3]=&quot;Flat&quot;;&quot;&quot;;IF([.M$3]=&quot;.1&quot;;&quot;_LEVEL1@1&quot;;IF([.M$3]=&quot;.2&quot;;&quot;_LEVEL2@2&quot;;IF([.M$3]=&quot;.3&quot;;&quot;_LEVEL3@3&quot;))));[$DATA.$A$1:.$A$121];0);4)*[.M9]=0;&quot;&quot;;INDEX([$DATA.$A$1:.$D$121];MATCH([.M$2]&amp;&quot;_&quot;&amp;[.$I9]&amp;IF([.M$3]=&quot;Flat&quot;;&quot;&quot;;IF([.M$3]=&quot;.1&quot;;&quot;_LEVEL1@1&quot;;IF([.M$3]=&quot;.2&quot;;&quot;_LEVEL2@2&quot;;IF([.M$3]=&quot;.3&quot;;&quot;_LEVEL3@3&quot;))));[$DATA.$A$1:.$A$121];0);4)*[.M9])" office:value-type="float" office:value="34.1636363636364" calcext:value-type="float">
            <text:p>34 S</text:p>
          </table:table-cell>
          <table:table-cell table:style-name="ce141" table:number-matrix-columns-spanned="1" table:number-matrix-rows-spanned="1" table:formula="of:=IF(INDEX([$DATA.$A$1:.$D$121];MATCH([.N$2]&amp;&quot;_&quot;&amp;[.$I9]&amp;IF([.N$3]=&quot;Flat&quot;;&quot;&quot;;IF([.N$3]=&quot;.1&quot;;&quot;_LEVEL1@1&quot;;IF([.N$3]=&quot;.2&quot;;&quot;_LEVEL2@2&quot;;IF([.N$3]=&quot;.3&quot;;&quot;_LEVEL3@3&quot;))));[$DATA.$A$1:.$A$121];0);4)*[.N9]=0;&quot;&quot;;INDEX([$DATA.$A$1:.$D$121];MATCH([.N$2]&amp;&quot;_&quot;&amp;[.$I9]&amp;IF([.N$3]=&quot;Flat&quot;;&quot;&quot;;IF([.N$3]=&quot;.1&quot;;&quot;_LEVEL1@1&quot;;IF([.N$3]=&quot;.2&quot;;&quot;_LEVEL2@2&quot;;IF([.N$3]=&quot;.3&quot;;&quot;_LEVEL3@3&quot;))));[$DATA.$A$1:.$A$121];0);4)*[.N9])" office:value-type="float" office:value="5478.1" calcext:value-type="float">
            <text:p>5,478 S</text:p>
          </table:table-cell>
          <table:table-cell table:style-name="ce141" table:number-matrix-columns-spanned="1" table:number-matrix-rows-spanned="1" table:formula="of:=IF(INDEX([$DATA.$A$1:.$D$121];MATCH([.O$2]&amp;&quot;_&quot;&amp;[.$I9]&amp;IF([.O$3]=&quot;Flat&quot;;&quot;&quot;;IF([.O$3]=&quot;.1&quot;;&quot;_LEVEL1@1&quot;;IF([.O$3]=&quot;.2&quot;;&quot;_LEVEL2@2&quot;;IF([.O$3]=&quot;.3&quot;;&quot;_LEVEL3@3&quot;))));[$DATA.$A$1:.$A$121];0);4)*[.O9]=0;&quot;&quot;;INDEX([$DATA.$A$1:.$D$121];MATCH([.O$2]&amp;&quot;_&quot;&amp;[.$I9]&amp;IF([.O$3]=&quot;Flat&quot;;&quot;&quot;;IF([.O$3]=&quot;.1&quot;;&quot;_LEVEL1@1&quot;;IF([.O$3]=&quot;.2&quot;;&quot;_LEVEL2@2&quot;;IF([.O$3]=&quot;.3&quot;;&quot;_LEVEL3@3&quot;))));[$DATA.$A$1:.$A$121];0);4)*[.O9])" office:value-type="float" office:value="438.545454545455" calcext:value-type="float">
            <text:p>439 S</text:p>
          </table:table-cell>
          <table:table-cell table:style-name="ce141" table:number-matrix-columns-spanned="1" table:number-matrix-rows-spanned="1" table:formula="of:=IF(INDEX([$DATA.$A$1:.$D$121];MATCH([.P$2]&amp;&quot;_&quot;&amp;[.$I9]&amp;IF([.P$3]=&quot;Flat&quot;;&quot;&quot;;IF([.P$3]=&quot;.1&quot;;&quot;_LEVEL1@1&quot;;IF([.P$3]=&quot;.2&quot;;&quot;_LEVEL2@2&quot;;IF([.P$3]=&quot;.3&quot;;&quot;_LEVEL3@3&quot;))));[$DATA.$A$1:.$A$121];0);4)*[.P9]=0;&quot;&quot;;INDEX([$DATA.$A$1:.$D$121];MATCH([.P$2]&amp;&quot;_&quot;&amp;[.$I9]&amp;IF([.P$3]=&quot;Flat&quot;;&quot;&quot;;IF([.P$3]=&quot;.1&quot;;&quot;_LEVEL1@1&quot;;IF([.P$3]=&quot;.2&quot;;&quot;_LEVEL2@2&quot;;IF([.P$3]=&quot;.3&quot;;&quot;_LEVEL3@3&quot;))));[$DATA.$A$1:.$A$121];0);4)*[.P9])" office:value-type="float" office:value="116.145454545455" calcext:value-type="float">
            <text:p>116 S</text:p>
          </table:table-cell>
          <table:table-cell table:style-name="ce141" table:number-matrix-columns-spanned="1" table:number-matrix-rows-spanned="1" table:formula="of:=IF(INDEX([$DATA.$A$1:.$D$121];MATCH([.Q$2]&amp;&quot;_&quot;&amp;[.$I9]&amp;IF([.Q$3]=&quot;Flat&quot;;&quot;&quot;;IF([.Q$3]=&quot;.1&quot;;&quot;_LEVEL1@1&quot;;IF([.Q$3]=&quot;.2&quot;;&quot;_LEVEL2@2&quot;;IF([.Q$3]=&quot;.3&quot;;&quot;_LEVEL3@3&quot;))));[$DATA.$A$1:.$A$121];0);4)*[.Q9]=0;&quot;&quot;;INDEX([$DATA.$A$1:.$D$121];MATCH([.Q$2]&amp;&quot;_&quot;&amp;[.$I9]&amp;IF([.Q$3]=&quot;Flat&quot;;&quot;&quot;;IF([.Q$3]=&quot;.1&quot;;&quot;_LEVEL1@1&quot;;IF([.Q$3]=&quot;.2&quot;;&quot;_LEVEL2@2&quot;;IF([.Q$3]=&quot;.3&quot;;&quot;_LEVEL3@3&quot;))));[$DATA.$A$1:.$A$121];0);4)*[.Q9])" office:value-type="float" office:value="33.3127272727273" calcext:value-type="float">
            <text:p>33 S</text:p>
          </table:table-cell>
          <table:table-cell table:style-name="ce148" table:number-matrix-columns-spanned="1" table:number-matrix-rows-spanned="1" table:formula="of:=IF(INDEX([$DATA.$A$1:.$D$121];MATCH([.R$2]&amp;&quot;_&quot;&amp;[.$I9]&amp;IF([.R$3]=&quot;Flat&quot;;&quot;&quot;;IF([.R$3]=&quot;.1&quot;;&quot;_LEVEL1@1&quot;;IF([.R$3]=&quot;.2&quot;;&quot;_LEVEL2@2&quot;;IF([.R$3]=&quot;.3&quot;;&quot;_LEVEL3@3&quot;))));[$DATA.$A$1:.$A$121];0);4)*[.R9]=0;&quot;&quot;;INDEX([$DATA.$A$1:.$D$121];MATCH([.R$2]&amp;&quot;_&quot;&amp;[.$I9]&amp;IF([.R$3]=&quot;Flat&quot;;&quot;&quot;;IF([.R$3]=&quot;.1&quot;;&quot;_LEVEL1@1&quot;;IF([.R$3]=&quot;.2&quot;;&quot;_LEVEL2@2&quot;;IF([.R$3]=&quot;.3&quot;;&quot;_LEVEL3@3&quot;))));[$DATA.$A$1:.$A$121];0);4)*[.R9])" office:value-type="float" office:value="10064.8787845455" calcext:value-type="float">
            <text:p>10,065 S</text:p>
          </table:table-cell>
          <table:table-cell table:style-name="ce148" table:number-matrix-columns-spanned="1" table:number-matrix-rows-spanned="1" table:formula="of:=IF(INDEX([$DATA.$A$1:.$D$121];MATCH([.S$2]&amp;&quot;_&quot;&amp;[.$I9]&amp;IF([.S$3]=&quot;Flat&quot;;&quot;&quot;;IF([.S$3]=&quot;.1&quot;;&quot;_LEVEL1@1&quot;;IF([.S$3]=&quot;.2&quot;;&quot;_LEVEL2@2&quot;;IF([.S$3]=&quot;.3&quot;;&quot;_LEVEL3@3&quot;))));[$DATA.$A$1:.$A$121];0);4)*[.S9]=0;&quot;&quot;;INDEX([$DATA.$A$1:.$D$121];MATCH([.S$2]&amp;&quot;_&quot;&amp;[.$I9]&amp;IF([.S$3]=&quot;Flat&quot;;&quot;&quot;;IF([.S$3]=&quot;.1&quot;;&quot;_LEVEL1@1&quot;;IF([.S$3]=&quot;.2&quot;;&quot;_LEVEL2@2&quot;;IF([.S$3]=&quot;.3&quot;;&quot;_LEVEL3@3&quot;))));[$DATA.$A$1:.$A$121];0);4)*[.S9])" office:value-type="float" office:value="897.156045454545" calcext:value-type="float">
            <text:p>897 S</text:p>
          </table:table-cell>
          <table:table-cell table:style-name="ce148" table:number-matrix-columns-spanned="1" table:number-matrix-rows-spanned="1" table:formula="of:=IF(INDEX([$DATA.$A$1:.$D$121];MATCH([.T$2]&amp;&quot;_&quot;&amp;[.$I9]&amp;IF([.T$3]=&quot;Flat&quot;;&quot;&quot;;IF([.T$3]=&quot;.1&quot;;&quot;_LEVEL1@1&quot;;IF([.T$3]=&quot;.2&quot;;&quot;_LEVEL2@2&quot;;IF([.T$3]=&quot;.3&quot;;&quot;_LEVEL3@3&quot;))));[$DATA.$A$1:.$A$121];0);4)*[.T9]=0;&quot;&quot;;INDEX([$DATA.$A$1:.$D$121];MATCH([.T$2]&amp;&quot;_&quot;&amp;[.$I9]&amp;IF([.T$3]=&quot;Flat&quot;;&quot;&quot;;IF([.T$3]=&quot;.1&quot;;&quot;_LEVEL1@1&quot;;IF([.T$3]=&quot;.2&quot;;&quot;_LEVEL2@2&quot;;IF([.T$3]=&quot;.3&quot;;&quot;_LEVEL3@3&quot;))));[$DATA.$A$1:.$A$121];0);4)*[.T9])" office:value-type="float" office:value="193.139443181818" calcext:value-type="float">
            <text:p>193 S</text:p>
          </table:table-cell>
          <table:table-cell table:style-name="ce148" table:number-matrix-columns-spanned="1" table:number-matrix-rows-spanned="1" table:formula="of:=IF(INDEX([$DATA.$A$1:.$D$121];MATCH([.U$2]&amp;&quot;_&quot;&amp;[.$I9]&amp;IF([.U$3]=&quot;Flat&quot;;&quot;&quot;;IF([.U$3]=&quot;.1&quot;;&quot;_LEVEL1@1&quot;;IF([.U$3]=&quot;.2&quot;;&quot;_LEVEL2@2&quot;;IF([.U$3]=&quot;.3&quot;;&quot;_LEVEL3@3&quot;))));[$DATA.$A$1:.$A$121];0);4)*[.U9]=0;&quot;&quot;;INDEX([$DATA.$A$1:.$D$121];MATCH([.U$2]&amp;&quot;_&quot;&amp;[.$I9]&amp;IF([.U$3]=&quot;Flat&quot;;&quot;&quot;;IF([.U$3]=&quot;.1&quot;;&quot;_LEVEL1@1&quot;;IF([.U$3]=&quot;.2&quot;;&quot;_LEVEL2@2&quot;;IF([.U$3]=&quot;.3&quot;;&quot;_LEVEL3@3&quot;))));[$DATA.$A$1:.$A$121];0);4)*[.U9])" office:value-type="float" office:value="59.2435697727273" calcext:value-type="float">
            <text:p>59 S</text:p>
          </table:table-cell>
          <table:table-cell table:style-name="ce155" table:number-matrix-columns-spanned="1" table:number-matrix-rows-spanned="1" table:formula="of:=IF(INDEX([$DATA.$A$1:.$D$121];MATCH([.V$2]&amp;&quot;_&quot;&amp;[.$I9]&amp;IF([.V$3]=&quot;Flat&quot;;&quot;&quot;;IF([.V$3]=&quot;.1&quot;;&quot;_LEVEL1@1&quot;;IF([.V$3]=&quot;.2&quot;;&quot;_LEVEL2@2&quot;;IF([.V$3]=&quot;.3&quot;;&quot;_LEVEL3@3&quot;))));[$DATA.$A$1:.$A$121];0);4)*[.V9]=0;&quot;&quot;;INDEX([$DATA.$A$1:.$D$121];MATCH([.V$2]&amp;&quot;_&quot;&amp;[.$I9]&amp;IF([.V$3]=&quot;Flat&quot;;&quot;&quot;;IF([.V$3]=&quot;.1&quot;;&quot;_LEVEL1@1&quot;;IF([.V$3]=&quot;.2&quot;;&quot;_LEVEL2@2&quot;;IF([.V$3]=&quot;.3&quot;;&quot;_LEVEL3@3&quot;))));[$DATA.$A$1:.$A$121];0);4)*[.V9])" office:value-type="float" office:value="17521.9784722727" calcext:value-type="float">
            <text:p>17,522 S</text:p>
          </table:table-cell>
          <table:table-cell table:style-name="ce155" table:number-matrix-columns-spanned="1" table:number-matrix-rows-spanned="1" table:formula="of:=IF(INDEX([$DATA.$A$1:.$D$121];MATCH([.W$2]&amp;&quot;_&quot;&amp;[.$I9]&amp;IF([.W$3]=&quot;Flat&quot;;&quot;&quot;;IF([.W$3]=&quot;.1&quot;;&quot;_LEVEL1@1&quot;;IF([.W$3]=&quot;.2&quot;;&quot;_LEVEL2@2&quot;;IF([.W$3]=&quot;.3&quot;;&quot;_LEVEL3@3&quot;))));[$DATA.$A$1:.$A$121];0);4)*[.W9]=0;&quot;&quot;;INDEX([$DATA.$A$1:.$D$121];MATCH([.W$2]&amp;&quot;_&quot;&amp;[.$I9]&amp;IF([.W$3]=&quot;Flat&quot;;&quot;&quot;;IF([.W$3]=&quot;.1&quot;;&quot;_LEVEL1@1&quot;;IF([.W$3]=&quot;.2&quot;;&quot;_LEVEL2@2&quot;;IF([.W$3]=&quot;.3&quot;;&quot;_LEVEL3@3&quot;))));[$DATA.$A$1:.$A$121];0);4)*[.W9])" office:value-type="float" office:value="1770.747" calcext:value-type="float">
            <text:p>1,771 S</text:p>
          </table:table-cell>
          <table:table-cell table:style-name="ce155" table:number-matrix-columns-spanned="1" table:number-matrix-rows-spanned="1" table:formula="of:=IF(INDEX([$DATA.$A$1:.$D$121];MATCH([.X$2]&amp;&quot;_&quot;&amp;[.$I9]&amp;IF([.X$3]=&quot;Flat&quot;;&quot;&quot;;IF([.X$3]=&quot;.1&quot;;&quot;_LEVEL1@1&quot;;IF([.X$3]=&quot;.2&quot;;&quot;_LEVEL2@2&quot;;IF([.X$3]=&quot;.3&quot;;&quot;_LEVEL3@3&quot;))));[$DATA.$A$1:.$A$121];0);4)*[.X9]=0;&quot;&quot;;INDEX([$DATA.$A$1:.$D$121];MATCH([.X$2]&amp;&quot;_&quot;&amp;[.$I9]&amp;IF([.X$3]=&quot;Flat&quot;;&quot;&quot;;IF([.X$3]=&quot;.1&quot;;&quot;_LEVEL1@1&quot;;IF([.X$3]=&quot;.2&quot;;&quot;_LEVEL2@2&quot;;IF([.X$3]=&quot;.3&quot;;&quot;_LEVEL3@3&quot;))));[$DATA.$A$1:.$A$121];0);4)*[.X9])" office:value-type="float" office:value="373.173954545455" calcext:value-type="float">
            <text:p>373 S</text:p>
          </table:table-cell>
          <table:table-cell table:style-name="ce155" table:number-matrix-columns-spanned="1" table:number-matrix-rows-spanned="1" table:formula="of:=IF(INDEX([$DATA.$A$1:.$D$121];MATCH([.Y$2]&amp;&quot;_&quot;&amp;[.$I9]&amp;IF([.Y$3]=&quot;Flat&quot;;&quot;&quot;;IF([.Y$3]=&quot;.1&quot;;&quot;_LEVEL1@1&quot;;IF([.Y$3]=&quot;.2&quot;;&quot;_LEVEL2@2&quot;;IF([.Y$3]=&quot;.3&quot;;&quot;_LEVEL3@3&quot;))));[$DATA.$A$1:.$A$121];0);4)*[.Y9]=0;&quot;&quot;;INDEX([$DATA.$A$1:.$D$121];MATCH([.Y$2]&amp;&quot;_&quot;&amp;[.$I9]&amp;IF([.Y$3]=&quot;Flat&quot;;&quot;&quot;;IF([.Y$3]=&quot;.1&quot;;&quot;_LEVEL1@1&quot;;IF([.Y$3]=&quot;.2&quot;;&quot;_LEVEL2@2&quot;;IF([.Y$3]=&quot;.3&quot;;&quot;_LEVEL3@3&quot;))));[$DATA.$A$1:.$A$121];0);4)*[.Y9])" office:value-type="float" office:value="85.679425" calcext:value-type="float">
            <text:p>86 S</text:p>
          </table:table-cell>
          <table:table-cell table:style-name="ce161" table:number-matrix-columns-spanned="1" table:number-matrix-rows-spanned="1" table:formula="of:=IF(INDEX([$DATA.$A$1:.$D$121];MATCH([.Z$2]&amp;&quot;_&quot;&amp;[.$I9]&amp;IF([.Z$3]=&quot;Flat&quot;;&quot;&quot;;IF([.Z$3]=&quot;.1&quot;;&quot;_LEVEL1@1&quot;;IF([.Z$3]=&quot;.2&quot;;&quot;_LEVEL2@2&quot;;IF([.Z$3]=&quot;.3&quot;;&quot;_LEVEL3@3&quot;))));[$DATA.$A$1:.$A$121];0);4)*[.Z9]=0;&quot;&quot;;INDEX([$DATA.$A$1:.$D$121];MATCH([.Z$2]&amp;&quot;_&quot;&amp;[.$I9]&amp;IF([.Z$3]=&quot;Flat&quot;;&quot;&quot;;IF([.Z$3]=&quot;.1&quot;;&quot;_LEVEL1@1&quot;;IF([.Z$3]=&quot;.2&quot;;&quot;_LEVEL2@2&quot;;IF([.Z$3]=&quot;.3&quot;;&quot;_LEVEL3@3&quot;))));[$DATA.$A$1:.$A$121];0);4)*[.Z9])" office:value-type="float" office:value="41384.5554545455" calcext:value-type="float">
            <text:p>41,385 S</text:p>
          </table:table-cell>
          <table:table-cell table:style-name="ce161" table:number-matrix-columns-spanned="1" table:number-matrix-rows-spanned="1" table:formula="of:=IF(INDEX([$DATA.$A$1:.$D$121];MATCH([.AA$2]&amp;&quot;_&quot;&amp;[.$I9]&amp;IF([.AA$3]=&quot;Flat&quot;;&quot;&quot;;IF([.AA$3]=&quot;.1&quot;;&quot;_LEVEL1@1&quot;;IF([.AA$3]=&quot;.2&quot;;&quot;_LEVEL2@2&quot;;IF([.AA$3]=&quot;.3&quot;;&quot;_LEVEL3@3&quot;))));[$DATA.$A$1:.$A$121];0);4)*[.AA9]=0;&quot;&quot;;INDEX([$DATA.$A$1:.$D$121];MATCH([.AA$2]&amp;&quot;_&quot;&amp;[.$I9]&amp;IF([.AA$3]=&quot;Flat&quot;;&quot;&quot;;IF([.AA$3]=&quot;.1&quot;;&quot;_LEVEL1@1&quot;;IF([.AA$3]=&quot;.2&quot;;&quot;_LEVEL2@2&quot;;IF([.AA$3]=&quot;.3&quot;;&quot;_LEVEL3@3&quot;))));[$DATA.$A$1:.$A$121];0);4)*[.AA9])" office:value-type="float" office:value="3937.63636363636" calcext:value-type="float">
            <text:p>3,938 S</text:p>
          </table:table-cell>
          <table:table-cell table:style-name="ce161" table:number-matrix-columns-spanned="1" table:number-matrix-rows-spanned="1" table:formula="of:=IF(INDEX([$DATA.$A$1:.$D$121];MATCH([.AB$2]&amp;&quot;_&quot;&amp;[.$I9]&amp;IF([.AB$3]=&quot;Flat&quot;;&quot;&quot;;IF([.AB$3]=&quot;.1&quot;;&quot;_LEVEL1@1&quot;;IF([.AB$3]=&quot;.2&quot;;&quot;_LEVEL2@2&quot;;IF([.AB$3]=&quot;.3&quot;;&quot;_LEVEL3@3&quot;))));[$DATA.$A$1:.$A$121];0);4)*[.AB9]=0;&quot;&quot;;INDEX([$DATA.$A$1:.$D$121];MATCH([.AB$2]&amp;&quot;_&quot;&amp;[.$I9]&amp;IF([.AB$3]=&quot;Flat&quot;;&quot;&quot;;IF([.AB$3]=&quot;.1&quot;;&quot;_LEVEL1@1&quot;;IF([.AB$3]=&quot;.2&quot;;&quot;_LEVEL2@2&quot;;IF([.AB$3]=&quot;.3&quot;;&quot;_LEVEL3@3&quot;))));[$DATA.$A$1:.$A$121];0);4)*[.AB9])" office:value-type="float" office:value="764.090909090909" calcext:value-type="float">
            <text:p>764 S</text:p>
          </table:table-cell>
          <table:table-cell table:style-name="ce167" table:number-matrix-columns-spanned="1" table:number-matrix-rows-spanned="1" table:formula="of:=IF(INDEX([$DATA.$A$1:.$D$121];MATCH([.AC$2]&amp;&quot;_&quot;&amp;[.$I9]&amp;IF([.AC$3]=&quot;Flat&quot;;&quot;&quot;;IF([.AC$3]=&quot;.1&quot;;&quot;_LEVEL1@1&quot;;IF([.AC$3]=&quot;.2&quot;;&quot;_LEVEL2@2&quot;;IF([.AC$3]=&quot;.3&quot;;&quot;_LEVEL3@3&quot;))));[$DATA.$A$1:.$A$121];0);4)*[.AC9]=0;&quot;&quot;;INDEX([$DATA.$A$1:.$D$121];MATCH([.AC$2]&amp;&quot;_&quot;&amp;[.$I9]&amp;IF([.AC$3]=&quot;Flat&quot;;&quot;&quot;;IF([.AC$3]=&quot;.1&quot;;&quot;_LEVEL1@1&quot;;IF([.AC$3]=&quot;.2&quot;;&quot;_LEVEL2@2&quot;;IF([.AC$3]=&quot;.3&quot;;&quot;_LEVEL3@3&quot;))));[$DATA.$A$1:.$A$121];0);4)*[.AC9])" office:value-type="float" office:value="161.990909090909" calcext:value-type="float">
            <text:p>162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Fletcher</text:p>
          </table:table-cell>
          <table:table-cell table:style-name="ce125" office:value-type="string" calcext:value-type="string">
            <text:p>Metalbar</text:p>
          </table:table-cell>
          <table:table-cell table:style-name="ce132" table:number-matrix-columns-spanned="1" table:number-matrix-rows-spanned="1" table:formula="of:=IF(INDEX([$DATA.$A$1:.$D$121];MATCH([.J$2]&amp;&quot;_&quot;&amp;[.$I10]&amp;IF([.J$3]=&quot;Flat&quot;;&quot;&quot;;IF([.J$3]=&quot;.1&quot;;&quot;_LEVEL1@1&quot;;IF([.J$3]=&quot;.2&quot;;&quot;_LEVEL2@2&quot;;IF([.J$3]=&quot;.3&quot;;&quot;_LEVEL3@3&quot;))));[$DATA.$A$1:.$A$121];0);4)*[.J10]=0;&quot;&quot;;INDEX([$DATA.$A$1:.$D$121];MATCH([.J$2]&amp;&quot;_&quot;&amp;[.$I10]&amp;IF([.J$3]=&quot;Flat&quot;;&quot;&quot;;IF([.J$3]=&quot;.1&quot;;&quot;_LEVEL1@1&quot;;IF([.J$3]=&quot;.2&quot;;&quot;_LEVEL2@2&quot;;IF([.J$3]=&quot;.3&quot;;&quot;_LEVEL3@3&quot;))));[$DATA.$A$1:.$A$121];0);4)*[.J10])" office:value-type="float" office:value="886.112727272727" calcext:value-type="float">
            <text:p>886 S</text:p>
          </table:table-cell>
          <table:table-cell table:style-name="ce132" table:number-matrix-columns-spanned="1" table:number-matrix-rows-spanned="1" table:formula="of:=IF(INDEX([$DATA.$A$1:.$D$121];MATCH([.K$2]&amp;&quot;_&quot;&amp;[.$I10]&amp;IF([.K$3]=&quot;Flat&quot;;&quot;&quot;;IF([.K$3]=&quot;.1&quot;;&quot;_LEVEL1@1&quot;;IF([.K$3]=&quot;.2&quot;;&quot;_LEVEL2@2&quot;;IF([.K$3]=&quot;.3&quot;;&quot;_LEVEL3@3&quot;))));[$DATA.$A$1:.$A$121];0);4)*[.K10]=0;&quot;&quot;;INDEX([$DATA.$A$1:.$D$121];MATCH([.K$2]&amp;&quot;_&quot;&amp;[.$I10]&amp;IF([.K$3]=&quot;Flat&quot;;&quot;&quot;;IF([.K$3]=&quot;.1&quot;;&quot;_LEVEL1@1&quot;;IF([.K$3]=&quot;.2&quot;;&quot;_LEVEL2@2&quot;;IF([.K$3]=&quot;.3&quot;;&quot;_LEVEL3@3&quot;))));[$DATA.$A$1:.$A$121];0);4)*[.K10])" office:value-type="float" office:value="83.3454545454545" calcext:value-type="float">
            <text:p>83 S</text:p>
          </table:table-cell>
          <table:table-cell table:style-name="ce132" table:number-matrix-columns-spanned="1" table:number-matrix-rows-spanned="1" table:formula="of:=IF(INDEX([$DATA.$A$1:.$D$121];MATCH([.L$2]&amp;&quot;_&quot;&amp;[.$I10]&amp;IF([.L$3]=&quot;Flat&quot;;&quot;&quot;;IF([.L$3]=&quot;.1&quot;;&quot;_LEVEL1@1&quot;;IF([.L$3]=&quot;.2&quot;;&quot;_LEVEL2@2&quot;;IF([.L$3]=&quot;.3&quot;;&quot;_LEVEL3@3&quot;))));[$DATA.$A$1:.$A$121];0);4)*[.L10]=0;&quot;&quot;;INDEX([$DATA.$A$1:.$D$121];MATCH([.L$2]&amp;&quot;_&quot;&amp;[.$I10]&amp;IF([.L$3]=&quot;Flat&quot;;&quot;&quot;;IF([.L$3]=&quot;.1&quot;;&quot;_LEVEL1@1&quot;;IF([.L$3]=&quot;.2&quot;;&quot;_LEVEL2@2&quot;;IF([.L$3]=&quot;.3&quot;;&quot;_LEVEL3@3&quot;))));[$DATA.$A$1:.$A$121];0);4)*[.L10])" office:value-type="float" office:value="58.8872727272727" calcext:value-type="float">
            <text:p>59 S</text:p>
          </table:table-cell>
          <table:table-cell table:style-name="ce132" table:number-matrix-columns-spanned="1" table:number-matrix-rows-spanned="1" table:formula="of:=IF(INDEX([$DATA.$A$1:.$D$121];MATCH([.M$2]&amp;&quot;_&quot;&amp;[.$I10]&amp;IF([.M$3]=&quot;Flat&quot;;&quot;&quot;;IF([.M$3]=&quot;.1&quot;;&quot;_LEVEL1@1&quot;;IF([.M$3]=&quot;.2&quot;;&quot;_LEVEL2@2&quot;;IF([.M$3]=&quot;.3&quot;;&quot;_LEVEL3@3&quot;))));[$DATA.$A$1:.$A$121];0);4)*[.M10]=0;&quot;&quot;;INDEX([$DATA.$A$1:.$D$121];MATCH([.M$2]&amp;&quot;_&quot;&amp;[.$I10]&amp;IF([.M$3]=&quot;Flat&quot;;&quot;&quot;;IF([.M$3]=&quot;.1&quot;;&quot;_LEVEL1@1&quot;;IF([.M$3]=&quot;.2&quot;;&quot;_LEVEL2@2&quot;;IF([.M$3]=&quot;.3&quot;;&quot;_LEVEL3@3&quot;))));[$DATA.$A$1:.$A$121];0);4)*[.M10])" office:value-type="float" office:value="17.8450909090909" calcext:value-type="float">
            <text:p>18 S</text:p>
          </table:table-cell>
          <table:table-cell table:style-name="ce141" table:number-matrix-columns-spanned="1" table:number-matrix-rows-spanned="1" table:formula="of:=IF(INDEX([$DATA.$A$1:.$D$121];MATCH([.N$2]&amp;&quot;_&quot;&amp;[.$I10]&amp;IF([.N$3]=&quot;Flat&quot;;&quot;&quot;;IF([.N$3]=&quot;.1&quot;;&quot;_LEVEL1@1&quot;;IF([.N$3]=&quot;.2&quot;;&quot;_LEVEL2@2&quot;;IF([.N$3]=&quot;.3&quot;;&quot;_LEVEL3@3&quot;))));[$DATA.$A$1:.$A$121];0);4)*[.N10]=0;&quot;&quot;;INDEX([$DATA.$A$1:.$D$121];MATCH([.N$2]&amp;&quot;_&quot;&amp;[.$I10]&amp;IF([.N$3]=&quot;Flat&quot;;&quot;&quot;;IF([.N$3]=&quot;.1&quot;;&quot;_LEVEL1@1&quot;;IF([.N$3]=&quot;.2&quot;;&quot;_LEVEL2@2&quot;;IF([.N$3]=&quot;.3&quot;;&quot;_LEVEL3@3&quot;))));[$DATA.$A$1:.$A$121];0);4)*[.N10])" office:value-type="float" office:value="1889.68690909091" calcext:value-type="float">
            <text:p>1,890 S</text:p>
          </table:table-cell>
          <table:table-cell table:style-name="ce141" table:number-matrix-columns-spanned="1" table:number-matrix-rows-spanned="1" table:formula="of:=IF(INDEX([$DATA.$A$1:.$D$121];MATCH([.O$2]&amp;&quot;_&quot;&amp;[.$I10]&amp;IF([.O$3]=&quot;Flat&quot;;&quot;&quot;;IF([.O$3]=&quot;.1&quot;;&quot;_LEVEL1@1&quot;;IF([.O$3]=&quot;.2&quot;;&quot;_LEVEL2@2&quot;;IF([.O$3]=&quot;.3&quot;;&quot;_LEVEL3@3&quot;))));[$DATA.$A$1:.$A$121];0);4)*[.O10]=0;&quot;&quot;;INDEX([$DATA.$A$1:.$D$121];MATCH([.O$2]&amp;&quot;_&quot;&amp;[.$I10]&amp;IF([.O$3]=&quot;Flat&quot;;&quot;&quot;;IF([.O$3]=&quot;.1&quot;;&quot;_LEVEL1@1&quot;;IF([.O$3]=&quot;.2&quot;;&quot;_LEVEL2@2&quot;;IF([.O$3]=&quot;.3&quot;;&quot;_LEVEL3@3&quot;))));[$DATA.$A$1:.$A$121];0);4)*[.O10])" office:value-type="float" office:value="197.563636363636" calcext:value-type="float">
            <text:p>198 S</text:p>
          </table:table-cell>
          <table:table-cell table:style-name="ce141" table:number-matrix-columns-spanned="1" table:number-matrix-rows-spanned="1" table:formula="of:=IF(INDEX([$DATA.$A$1:.$D$121];MATCH([.P$2]&amp;&quot;_&quot;&amp;[.$I10]&amp;IF([.P$3]=&quot;Flat&quot;;&quot;&quot;;IF([.P$3]=&quot;.1&quot;;&quot;_LEVEL1@1&quot;;IF([.P$3]=&quot;.2&quot;;&quot;_LEVEL2@2&quot;;IF([.P$3]=&quot;.3&quot;;&quot;_LEVEL3@3&quot;))));[$DATA.$A$1:.$A$121];0);4)*[.P10]=0;&quot;&quot;;INDEX([$DATA.$A$1:.$D$121];MATCH([.P$2]&amp;&quot;_&quot;&amp;[.$I10]&amp;IF([.P$3]=&quot;Flat&quot;;&quot;&quot;;IF([.P$3]=&quot;.1&quot;;&quot;_LEVEL1@1&quot;;IF([.P$3]=&quot;.2&quot;;&quot;_LEVEL2@2&quot;;IF([.P$3]=&quot;.3&quot;;&quot;_LEVEL3@3&quot;))));[$DATA.$A$1:.$A$121];0);4)*[.P10])" office:value-type="float" office:value="60.8290909090909" calcext:value-type="float">
            <text:p>61 S</text:p>
          </table:table-cell>
          <table:table-cell table:style-name="ce141" table:number-matrix-columns-spanned="1" table:number-matrix-rows-spanned="1" table:formula="of:=IF(INDEX([$DATA.$A$1:.$D$121];MATCH([.Q$2]&amp;&quot;_&quot;&amp;[.$I10]&amp;IF([.Q$3]=&quot;Flat&quot;;&quot;&quot;;IF([.Q$3]=&quot;.1&quot;;&quot;_LEVEL1@1&quot;;IF([.Q$3]=&quot;.2&quot;;&quot;_LEVEL2@2&quot;;IF([.Q$3]=&quot;.3&quot;;&quot;_LEVEL3@3&quot;))));[$DATA.$A$1:.$A$121];0);4)*[.Q10]=0;&quot;&quot;;INDEX([$DATA.$A$1:.$D$121];MATCH([.Q$2]&amp;&quot;_&quot;&amp;[.$I10]&amp;IF([.Q$3]=&quot;Flat&quot;;&quot;&quot;;IF([.Q$3]=&quot;.1&quot;;&quot;_LEVEL1@1&quot;;IF([.Q$3]=&quot;.2&quot;;&quot;_LEVEL2@2&quot;;IF([.Q$3]=&quot;.3&quot;;&quot;_LEVEL3@3&quot;))));[$DATA.$A$1:.$A$121];0);4)*[.Q10])" office:value-type="float" office:value="12.8138181818182" calcext:value-type="float">
            <text:p>13 S</text:p>
          </table:table-cell>
          <table:table-cell table:style-name="ce148" table:number-matrix-columns-spanned="1" table:number-matrix-rows-spanned="1" table:formula="of:=IF(INDEX([$DATA.$A$1:.$D$121];MATCH([.R$2]&amp;&quot;_&quot;&amp;[.$I10]&amp;IF([.R$3]=&quot;Flat&quot;;&quot;&quot;;IF([.R$3]=&quot;.1&quot;;&quot;_LEVEL1@1&quot;;IF([.R$3]=&quot;.2&quot;;&quot;_LEVEL2@2&quot;;IF([.R$3]=&quot;.3&quot;;&quot;_LEVEL3@3&quot;))));[$DATA.$A$1:.$A$121];0);4)*[.R10]=0;&quot;&quot;;INDEX([$DATA.$A$1:.$D$121];MATCH([.R$2]&amp;&quot;_&quot;&amp;[.$I10]&amp;IF([.R$3]=&quot;Flat&quot;;&quot;&quot;;IF([.R$3]=&quot;.1&quot;;&quot;_LEVEL1@1&quot;;IF([.R$3]=&quot;.2&quot;;&quot;_LEVEL2@2&quot;;IF([.R$3]=&quot;.3&quot;;&quot;_LEVEL3@3&quot;))));[$DATA.$A$1:.$A$121];0);4)*[.R10])" office:value-type="float" office:value="3432.95706313636" calcext:value-type="float">
            <text:p>3,433 S</text:p>
          </table:table-cell>
          <table:table-cell table:style-name="ce148" table:number-matrix-columns-spanned="1" table:number-matrix-rows-spanned="1" table:formula="of:=IF(INDEX([$DATA.$A$1:.$D$121];MATCH([.S$2]&amp;&quot;_&quot;&amp;[.$I10]&amp;IF([.S$3]=&quot;Flat&quot;;&quot;&quot;;IF([.S$3]=&quot;.1&quot;;&quot;_LEVEL1@1&quot;;IF([.S$3]=&quot;.2&quot;;&quot;_LEVEL2@2&quot;;IF([.S$3]=&quot;.3&quot;;&quot;_LEVEL3@3&quot;))));[$DATA.$A$1:.$A$121];0);4)*[.S10]=0;&quot;&quot;;INDEX([$DATA.$A$1:.$D$121];MATCH([.S$2]&amp;&quot;_&quot;&amp;[.$I10]&amp;IF([.S$3]=&quot;Flat&quot;;&quot;&quot;;IF([.S$3]=&quot;.1&quot;;&quot;_LEVEL1@1&quot;;IF([.S$3]=&quot;.2&quot;;&quot;_LEVEL2@2&quot;;IF([.S$3]=&quot;.3&quot;;&quot;_LEVEL3@3&quot;))));[$DATA.$A$1:.$A$121];0);4)*[.S10])" office:value-type="float" office:value="387.903027272727" calcext:value-type="float">
            <text:p>388 S</text:p>
          </table:table-cell>
          <table:table-cell table:style-name="ce148" table:number-matrix-columns-spanned="1" table:number-matrix-rows-spanned="1" table:formula="of:=IF(INDEX([$DATA.$A$1:.$D$121];MATCH([.T$2]&amp;&quot;_&quot;&amp;[.$I10]&amp;IF([.T$3]=&quot;Flat&quot;;&quot;&quot;;IF([.T$3]=&quot;.1&quot;;&quot;_LEVEL1@1&quot;;IF([.T$3]=&quot;.2&quot;;&quot;_LEVEL2@2&quot;;IF([.T$3]=&quot;.3&quot;;&quot;_LEVEL3@3&quot;))));[$DATA.$A$1:.$A$121];0);4)*[.T10]=0;&quot;&quot;;INDEX([$DATA.$A$1:.$D$121];MATCH([.T$2]&amp;&quot;_&quot;&amp;[.$I10]&amp;IF([.T$3]=&quot;Flat&quot;;&quot;&quot;;IF([.T$3]=&quot;.1&quot;;&quot;_LEVEL1@1&quot;;IF([.T$3]=&quot;.2&quot;;&quot;_LEVEL2@2&quot;;IF([.T$3]=&quot;.3&quot;;&quot;_LEVEL3@3&quot;))));[$DATA.$A$1:.$A$121];0);4)*[.T10])" office:value-type="float" office:value="115.483690909091" calcext:value-type="float">
            <text:p>115 S</text:p>
          </table:table-cell>
          <table:table-cell table:style-name="ce148" table:number-matrix-columns-spanned="1" table:number-matrix-rows-spanned="1" table:formula="of:=IF(INDEX([$DATA.$A$1:.$D$121];MATCH([.U$2]&amp;&quot;_&quot;&amp;[.$I10]&amp;IF([.U$3]=&quot;Flat&quot;;&quot;&quot;;IF([.U$3]=&quot;.1&quot;;&quot;_LEVEL1@1&quot;;IF([.U$3]=&quot;.2&quot;;&quot;_LEVEL2@2&quot;;IF([.U$3]=&quot;.3&quot;;&quot;_LEVEL3@3&quot;))));[$DATA.$A$1:.$A$121];0);4)*[.U10]=0;&quot;&quot;;INDEX([$DATA.$A$1:.$D$121];MATCH([.U$2]&amp;&quot;_&quot;&amp;[.$I10]&amp;IF([.U$3]=&quot;Flat&quot;;&quot;&quot;;IF([.U$3]=&quot;.1&quot;;&quot;_LEVEL1@1&quot;;IF([.U$3]=&quot;.2&quot;;&quot;_LEVEL2@2&quot;;IF([.U$3]=&quot;.3&quot;;&quot;_LEVEL3@3&quot;))));[$DATA.$A$1:.$A$121];0);4)*[.U10])" office:value-type="float" office:value="34.9069090909091" calcext:value-type="float">
            <text:p>35 S</text:p>
          </table:table-cell>
          <table:table-cell table:style-name="ce155" table:number-matrix-columns-spanned="1" table:number-matrix-rows-spanned="1" table:formula="of:=IF(INDEX([$DATA.$A$1:.$D$121];MATCH([.V$2]&amp;&quot;_&quot;&amp;[.$I10]&amp;IF([.V$3]=&quot;Flat&quot;;&quot;&quot;;IF([.V$3]=&quot;.1&quot;;&quot;_LEVEL1@1&quot;;IF([.V$3]=&quot;.2&quot;;&quot;_LEVEL2@2&quot;;IF([.V$3]=&quot;.3&quot;;&quot;_LEVEL3@3&quot;))));[$DATA.$A$1:.$A$121];0);4)*[.V10]=0;&quot;&quot;;INDEX([$DATA.$A$1:.$D$121];MATCH([.V$2]&amp;&quot;_&quot;&amp;[.$I10]&amp;IF([.V$3]=&quot;Flat&quot;;&quot;&quot;;IF([.V$3]=&quot;.1&quot;;&quot;_LEVEL1@1&quot;;IF([.V$3]=&quot;.2&quot;;&quot;_LEVEL2@2&quot;;IF([.V$3]=&quot;.3&quot;;&quot;_LEVEL3@3&quot;))));[$DATA.$A$1:.$A$121];0);4)*[.V10])" office:value-type="float" office:value="5926.66348554545" calcext:value-type="float">
            <text:p>5,927 S</text:p>
          </table:table-cell>
          <table:table-cell table:style-name="ce155" table:number-matrix-columns-spanned="1" table:number-matrix-rows-spanned="1" table:formula="of:=IF(INDEX([$DATA.$A$1:.$D$121];MATCH([.W$2]&amp;&quot;_&quot;&amp;[.$I10]&amp;IF([.W$3]=&quot;Flat&quot;;&quot;&quot;;IF([.W$3]=&quot;.1&quot;;&quot;_LEVEL1@1&quot;;IF([.W$3]=&quot;.2&quot;;&quot;_LEVEL2@2&quot;;IF([.W$3]=&quot;.3&quot;;&quot;_LEVEL3@3&quot;))));[$DATA.$A$1:.$A$121];0);4)*[.W10]=0;&quot;&quot;;INDEX([$DATA.$A$1:.$D$121];MATCH([.W$2]&amp;&quot;_&quot;&amp;[.$I10]&amp;IF([.W$3]=&quot;Flat&quot;;&quot;&quot;;IF([.W$3]=&quot;.1&quot;;&quot;_LEVEL1@1&quot;;IF([.W$3]=&quot;.2&quot;;&quot;_LEVEL2@2&quot;;IF([.W$3]=&quot;.3&quot;;&quot;_LEVEL3@3&quot;))));[$DATA.$A$1:.$A$121];0);4)*[.W10])" office:value-type="float" office:value="856.613972727273" calcext:value-type="float">
            <text:p>857 S</text:p>
          </table:table-cell>
          <table:table-cell table:style-name="ce155" table:number-matrix-columns-spanned="1" table:number-matrix-rows-spanned="1" table:formula="of:=IF(INDEX([$DATA.$A$1:.$D$121];MATCH([.X$2]&amp;&quot;_&quot;&amp;[.$I10]&amp;IF([.X$3]=&quot;Flat&quot;;&quot;&quot;;IF([.X$3]=&quot;.1&quot;;&quot;_LEVEL1@1&quot;;IF([.X$3]=&quot;.2&quot;;&quot;_LEVEL2@2&quot;;IF([.X$3]=&quot;.3&quot;;&quot;_LEVEL3@3&quot;))));[$DATA.$A$1:.$A$121];0);4)*[.X10]=0;&quot;&quot;;INDEX([$DATA.$A$1:.$D$121];MATCH([.X$2]&amp;&quot;_&quot;&amp;[.$I10]&amp;IF([.X$3]=&quot;Flat&quot;;&quot;&quot;;IF([.X$3]=&quot;.1&quot;;&quot;_LEVEL1@1&quot;;IF([.X$3]=&quot;.2&quot;;&quot;_LEVEL2@2&quot;;IF([.X$3]=&quot;.3&quot;;&quot;_LEVEL3@3&quot;))));[$DATA.$A$1:.$A$121];0);4)*[.X10])" office:value-type="float" office:value="206.553215454545" calcext:value-type="float">
            <text:p>207 S</text:p>
          </table:table-cell>
          <table:table-cell table:style-name="ce155" table:number-matrix-columns-spanned="1" table:number-matrix-rows-spanned="1" table:formula="of:=IF(INDEX([$DATA.$A$1:.$D$121];MATCH([.Y$2]&amp;&quot;_&quot;&amp;[.$I10]&amp;IF([.Y$3]=&quot;Flat&quot;;&quot;&quot;;IF([.Y$3]=&quot;.1&quot;;&quot;_LEVEL1@1&quot;;IF([.Y$3]=&quot;.2&quot;;&quot;_LEVEL2@2&quot;;IF([.Y$3]=&quot;.3&quot;;&quot;_LEVEL3@3&quot;))));[$DATA.$A$1:.$A$121];0);4)*[.Y10]=0;&quot;&quot;;INDEX([$DATA.$A$1:.$D$121];MATCH([.Y$2]&amp;&quot;_&quot;&amp;[.$I10]&amp;IF([.Y$3]=&quot;Flat&quot;;&quot;&quot;;IF([.Y$3]=&quot;.1&quot;;&quot;_LEVEL1@1&quot;;IF([.Y$3]=&quot;.2&quot;;&quot;_LEVEL2@2&quot;;IF([.Y$3]=&quot;.3&quot;;&quot;_LEVEL3@3&quot;))));[$DATA.$A$1:.$A$121];0);4)*[.Y10])" office:value-type="float" office:value="59.3057083636364" calcext:value-type="float">
            <text:p>59 S</text:p>
          </table:table-cell>
          <table:table-cell table:style-name="ce161" table:number-matrix-columns-spanned="1" table:number-matrix-rows-spanned="1" table:formula="of:=IF(INDEX([$DATA.$A$1:.$D$121];MATCH([.Z$2]&amp;&quot;_&quot;&amp;[.$I10]&amp;IF([.Z$3]=&quot;Flat&quot;;&quot;&quot;;IF([.Z$3]=&quot;.1&quot;;&quot;_LEVEL1@1&quot;;IF([.Z$3]=&quot;.2&quot;;&quot;_LEVEL2@2&quot;;IF([.Z$3]=&quot;.3&quot;;&quot;_LEVEL3@3&quot;))));[$DATA.$A$1:.$A$121];0);4)*[.Z10]=0;&quot;&quot;;INDEX([$DATA.$A$1:.$D$121];MATCH([.Z$2]&amp;&quot;_&quot;&amp;[.$I10]&amp;IF([.Z$3]=&quot;Flat&quot;;&quot;&quot;;IF([.Z$3]=&quot;.1&quot;;&quot;_LEVEL1@1&quot;;IF([.Z$3]=&quot;.2&quot;;&quot;_LEVEL2@2&quot;;IF([.Z$3]=&quot;.3&quot;;&quot;_LEVEL3@3&quot;))));[$DATA.$A$1:.$A$121];0);4)*[.Z10])" office:value-type="float" office:value="12138.714" calcext:value-type="float">
            <text:p>12,139 S</text:p>
          </table:table-cell>
          <table:table-cell table:style-name="ce161" table:number-matrix-columns-spanned="1" table:number-matrix-rows-spanned="1" table:formula="of:=IF(INDEX([$DATA.$A$1:.$D$121];MATCH([.AA$2]&amp;&quot;_&quot;&amp;[.$I10]&amp;IF([.AA$3]=&quot;Flat&quot;;&quot;&quot;;IF([.AA$3]=&quot;.1&quot;;&quot;_LEVEL1@1&quot;;IF([.AA$3]=&quot;.2&quot;;&quot;_LEVEL2@2&quot;;IF([.AA$3]=&quot;.3&quot;;&quot;_LEVEL3@3&quot;))));[$DATA.$A$1:.$A$121];0);4)*[.AA10]=0;&quot;&quot;;INDEX([$DATA.$A$1:.$D$121];MATCH([.AA$2]&amp;&quot;_&quot;&amp;[.$I10]&amp;IF([.AA$3]=&quot;Flat&quot;;&quot;&quot;;IF([.AA$3]=&quot;.1&quot;;&quot;_LEVEL1@1&quot;;IF([.AA$3]=&quot;.2&quot;;&quot;_LEVEL2@2&quot;;IF([.AA$3]=&quot;.3&quot;;&quot;_LEVEL3@3&quot;))));[$DATA.$A$1:.$A$121];0);4)*[.AA10])" office:value-type="float" office:value="1927.2" calcext:value-type="float">
            <text:p>1,927 S</text:p>
          </table:table-cell>
          <table:table-cell table:style-name="ce161" table:number-matrix-columns-spanned="1" table:number-matrix-rows-spanned="1" table:formula="of:=IF(INDEX([$DATA.$A$1:.$D$121];MATCH([.AB$2]&amp;&quot;_&quot;&amp;[.$I10]&amp;IF([.AB$3]=&quot;Flat&quot;;&quot;&quot;;IF([.AB$3]=&quot;.1&quot;;&quot;_LEVEL1@1&quot;;IF([.AB$3]=&quot;.2&quot;;&quot;_LEVEL2@2&quot;;IF([.AB$3]=&quot;.3&quot;;&quot;_LEVEL3@3&quot;))));[$DATA.$A$1:.$A$121];0);4)*[.AB10]=0;&quot;&quot;;INDEX([$DATA.$A$1:.$D$121];MATCH([.AB$2]&amp;&quot;_&quot;&amp;[.$I10]&amp;IF([.AB$3]=&quot;Flat&quot;;&quot;&quot;;IF([.AB$3]=&quot;.1&quot;;&quot;_LEVEL1@1&quot;;IF([.AB$3]=&quot;.2&quot;;&quot;_LEVEL2@2&quot;;IF([.AB$3]=&quot;.3&quot;;&quot;_LEVEL3@3&quot;))));[$DATA.$A$1:.$A$121];0);4)*[.AB10])" office:value-type="float" office:value="399.06" calcext:value-type="float">
            <text:p>399 S</text:p>
          </table:table-cell>
          <table:table-cell table:style-name="ce167" table:number-matrix-columns-spanned="1" table:number-matrix-rows-spanned="1" table:formula="of:=IF(INDEX([$DATA.$A$1:.$D$121];MATCH([.AC$2]&amp;&quot;_&quot;&amp;[.$I10]&amp;IF([.AC$3]=&quot;Flat&quot;;&quot;&quot;;IF([.AC$3]=&quot;.1&quot;;&quot;_LEVEL1@1&quot;;IF([.AC$3]=&quot;.2&quot;;&quot;_LEVEL2@2&quot;;IF([.AC$3]=&quot;.3&quot;;&quot;_LEVEL3@3&quot;))));[$DATA.$A$1:.$A$121];0);4)*[.AC10]=0;&quot;&quot;;INDEX([$DATA.$A$1:.$D$121];MATCH([.AC$2]&amp;&quot;_&quot;&amp;[.$I10]&amp;IF([.AC$3]=&quot;Flat&quot;;&quot;&quot;;IF([.AC$3]=&quot;.1&quot;;&quot;_LEVEL1@1&quot;;IF([.AC$3]=&quot;.2&quot;;&quot;_LEVEL2@2&quot;;IF([.AC$3]=&quot;.3&quot;;&quot;_LEVEL3@3&quot;))));[$DATA.$A$1:.$A$121];0);4)*[.AC10])" office:value-type="float" office:value="103.517454545455" calcext:value-type="float">
            <text:p>104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1" office:value-type="string" calcext:value-type="string">
            <text:p>Fletcher</text:p>
          </table:table-cell>
          <table:table-cell table:style-name="ce126" office:value-type="string" calcext:value-type="string">
            <text:p>Planks</text:p>
          </table:table-cell>
          <table:table-cell table:style-name="ce133" table:number-matrix-columns-spanned="1" table:number-matrix-rows-spanned="1" table:formula="of:=IF(INDEX([$DATA.$A$1:.$D$121];MATCH([.J$2]&amp;&quot;_&quot;&amp;[.$I11]&amp;IF([.J$3]=&quot;Flat&quot;;&quot;&quot;;IF([.J$3]=&quot;.1&quot;;&quot;_LEVEL1@1&quot;;IF([.J$3]=&quot;.2&quot;;&quot;_LEVEL2@2&quot;;IF([.J$3]=&quot;.3&quot;;&quot;_LEVEL3@3&quot;))));[$DATA.$A$1:.$A$121];0);4)*[.J11]=0;&quot;&quot;;INDEX([$DATA.$A$1:.$D$121];MATCH([.J$2]&amp;&quot;_&quot;&amp;[.$I11]&amp;IF([.J$3]=&quot;Flat&quot;;&quot;&quot;;IF([.J$3]=&quot;.1&quot;;&quot;_LEVEL1@1&quot;;IF([.J$3]=&quot;.2&quot;;&quot;_LEVEL2@2&quot;;IF([.J$3]=&quot;.3&quot;;&quot;_LEVEL3@3&quot;))));[$DATA.$A$1:.$A$121];0);4)*[.J11])" office:value-type="float" office:value="832.533818181818" calcext:value-type="float">
            <text:p>833 S</text:p>
          </table:table-cell>
          <table:table-cell table:style-name="ce133" table:number-matrix-columns-spanned="1" table:number-matrix-rows-spanned="1" table:formula="of:=IF(INDEX([$DATA.$A$1:.$D$121];MATCH([.K$2]&amp;&quot;_&quot;&amp;[.$I11]&amp;IF([.K$3]=&quot;Flat&quot;;&quot;&quot;;IF([.K$3]=&quot;.1&quot;;&quot;_LEVEL1@1&quot;;IF([.K$3]=&quot;.2&quot;;&quot;_LEVEL2@2&quot;;IF([.K$3]=&quot;.3&quot;;&quot;_LEVEL3@3&quot;))));[$DATA.$A$1:.$A$121];0);4)*[.K11]=0;&quot;&quot;;INDEX([$DATA.$A$1:.$D$121];MATCH([.K$2]&amp;&quot;_&quot;&amp;[.$I11]&amp;IF([.K$3]=&quot;Flat&quot;;&quot;&quot;;IF([.K$3]=&quot;.1&quot;;&quot;_LEVEL1@1&quot;;IF([.K$3]=&quot;.2&quot;;&quot;_LEVEL2@2&quot;;IF([.K$3]=&quot;.3&quot;;&quot;_LEVEL3@3&quot;))));[$DATA.$A$1:.$A$121];0);4)*[.K11])" office:value-type="float" office:value="67.6363636363636" calcext:value-type="float">
            <text:p>68 S</text:p>
          </table:table-cell>
          <table:table-cell table:style-name="ce133" table:number-matrix-columns-spanned="1" table:number-matrix-rows-spanned="1" table:formula="of:=IF(INDEX([$DATA.$A$1:.$D$121];MATCH([.L$2]&amp;&quot;_&quot;&amp;[.$I11]&amp;IF([.L$3]=&quot;Flat&quot;;&quot;&quot;;IF([.L$3]=&quot;.1&quot;;&quot;_LEVEL1@1&quot;;IF([.L$3]=&quot;.2&quot;;&quot;_LEVEL2@2&quot;;IF([.L$3]=&quot;.3&quot;;&quot;_LEVEL3@3&quot;))));[$DATA.$A$1:.$A$121];0);4)*[.L11]=0;&quot;&quot;;INDEX([$DATA.$A$1:.$D$121];MATCH([.L$2]&amp;&quot;_&quot;&amp;[.$I11]&amp;IF([.L$3]=&quot;Flat&quot;;&quot;&quot;;IF([.L$3]=&quot;.1&quot;;&quot;_LEVEL1@1&quot;;IF([.L$3]=&quot;.2&quot;;&quot;_LEVEL2@2&quot;;IF([.L$3]=&quot;.3&quot;;&quot;_LEVEL3@3&quot;))));[$DATA.$A$1:.$A$121];0);4)*[.L11])" office:value-type="float" office:value="26.8363636363636" calcext:value-type="float">
            <text:p>27 S</text:p>
          </table:table-cell>
          <table:table-cell table:style-name="ce133" table:number-matrix-columns-spanned="1" table:number-matrix-rows-spanned="1" table:formula="of:=IF(INDEX([$DATA.$A$1:.$D$121];MATCH([.M$2]&amp;&quot;_&quot;&amp;[.$I11]&amp;IF([.M$3]=&quot;Flat&quot;;&quot;&quot;;IF([.M$3]=&quot;.1&quot;;&quot;_LEVEL1@1&quot;;IF([.M$3]=&quot;.2&quot;;&quot;_LEVEL2@2&quot;;IF([.M$3]=&quot;.3&quot;;&quot;_LEVEL3@3&quot;))));[$DATA.$A$1:.$A$121];0);4)*[.M11]=0;&quot;&quot;;INDEX([$DATA.$A$1:.$D$121];MATCH([.M$2]&amp;&quot;_&quot;&amp;[.$I11]&amp;IF([.M$3]=&quot;Flat&quot;;&quot;&quot;;IF([.M$3]=&quot;.1&quot;;&quot;_LEVEL1@1&quot;;IF([.M$3]=&quot;.2&quot;;&quot;_LEVEL2@2&quot;;IF([.M$3]=&quot;.3&quot;;&quot;_LEVEL3@3&quot;))));[$DATA.$A$1:.$A$121];0);4)*[.M11])" office:value-type="float" office:value="13.3112727272727" calcext:value-type="float">
            <text:p>13 S</text:p>
          </table:table-cell>
          <table:table-cell table:style-name="ce142" table:number-matrix-columns-spanned="1" table:number-matrix-rows-spanned="1" table:formula="of:=IF(INDEX([$DATA.$A$1:.$D$121];MATCH([.N$2]&amp;&quot;_&quot;&amp;[.$I11]&amp;IF([.N$3]=&quot;Flat&quot;;&quot;&quot;;IF([.N$3]=&quot;.1&quot;;&quot;_LEVEL1@1&quot;;IF([.N$3]=&quot;.2&quot;;&quot;_LEVEL2@2&quot;;IF([.N$3]=&quot;.3&quot;;&quot;_LEVEL3@3&quot;))));[$DATA.$A$1:.$A$121];0);4)*[.N11]=0;&quot;&quot;;INDEX([$DATA.$A$1:.$D$121];MATCH([.N$2]&amp;&quot;_&quot;&amp;[.$I11]&amp;IF([.N$3]=&quot;Flat&quot;;&quot;&quot;;IF([.N$3]=&quot;.1&quot;;&quot;_LEVEL1@1&quot;;IF([.N$3]=&quot;.2&quot;;&quot;_LEVEL2@2&quot;;IF([.N$3]=&quot;.3&quot;;&quot;_LEVEL3@3&quot;))));[$DATA.$A$1:.$A$121];0);4)*[.N11])" office:value-type="float" office:value="1930.90145454545" calcext:value-type="float">
            <text:p>1,931 S</text:p>
          </table:table-cell>
          <table:table-cell table:style-name="ce142" table:number-matrix-columns-spanned="1" table:number-matrix-rows-spanned="1" table:formula="of:=IF(INDEX([$DATA.$A$1:.$D$121];MATCH([.O$2]&amp;&quot;_&quot;&amp;[.$I11]&amp;IF([.O$3]=&quot;Flat&quot;;&quot;&quot;;IF([.O$3]=&quot;.1&quot;;&quot;_LEVEL1@1&quot;;IF([.O$3]=&quot;.2&quot;;&quot;_LEVEL2@2&quot;;IF([.O$3]=&quot;.3&quot;;&quot;_LEVEL3@3&quot;))));[$DATA.$A$1:.$A$121];0);4)*[.O11]=0;&quot;&quot;;INDEX([$DATA.$A$1:.$D$121];MATCH([.O$2]&amp;&quot;_&quot;&amp;[.$I11]&amp;IF([.O$3]=&quot;Flat&quot;;&quot;&quot;;IF([.O$3]=&quot;.1&quot;;&quot;_LEVEL1@1&quot;;IF([.O$3]=&quot;.2&quot;;&quot;_LEVEL2@2&quot;;IF([.O$3]=&quot;.3&quot;;&quot;_LEVEL3@3&quot;))));[$DATA.$A$1:.$A$121];0);4)*[.O11])" office:value-type="float" office:value="189.272727272727" calcext:value-type="float">
            <text:p>189 S</text:p>
          </table:table-cell>
          <table:table-cell table:style-name="ce142" table:number-matrix-columns-spanned="1" table:number-matrix-rows-spanned="1" table:formula="of:=IF(INDEX([$DATA.$A$1:.$D$121];MATCH([.P$2]&amp;&quot;_&quot;&amp;[.$I11]&amp;IF([.P$3]=&quot;Flat&quot;;&quot;&quot;;IF([.P$3]=&quot;.1&quot;;&quot;_LEVEL1@1&quot;;IF([.P$3]=&quot;.2&quot;;&quot;_LEVEL2@2&quot;;IF([.P$3]=&quot;.3&quot;;&quot;_LEVEL3@3&quot;))));[$DATA.$A$1:.$A$121];0);4)*[.P11]=0;&quot;&quot;;INDEX([$DATA.$A$1:.$D$121];MATCH([.P$2]&amp;&quot;_&quot;&amp;[.$I11]&amp;IF([.P$3]=&quot;Flat&quot;;&quot;&quot;;IF([.P$3]=&quot;.1&quot;;&quot;_LEVEL1@1&quot;;IF([.P$3]=&quot;.2&quot;;&quot;_LEVEL2@2&quot;;IF([.P$3]=&quot;.3&quot;;&quot;_LEVEL3@3&quot;))));[$DATA.$A$1:.$A$121];0);4)*[.P11])" office:value-type="float" office:value="56.6727272727273" calcext:value-type="float">
            <text:p>57 S</text:p>
          </table:table-cell>
          <table:table-cell table:style-name="ce142" table:number-matrix-columns-spanned="1" table:number-matrix-rows-spanned="1" table:formula="of:=IF(INDEX([$DATA.$A$1:.$D$121];MATCH([.Q$2]&amp;&quot;_&quot;&amp;[.$I11]&amp;IF([.Q$3]=&quot;Flat&quot;;&quot;&quot;;IF([.Q$3]=&quot;.1&quot;;&quot;_LEVEL1@1&quot;;IF([.Q$3]=&quot;.2&quot;;&quot;_LEVEL2@2&quot;;IF([.Q$3]=&quot;.3&quot;;&quot;_LEVEL3@3&quot;))));[$DATA.$A$1:.$A$121];0);4)*[.Q11]=0;&quot;&quot;;INDEX([$DATA.$A$1:.$D$121];MATCH([.Q$2]&amp;&quot;_&quot;&amp;[.$I11]&amp;IF([.Q$3]=&quot;Flat&quot;;&quot;&quot;;IF([.Q$3]=&quot;.1&quot;;&quot;_LEVEL1@1&quot;;IF([.Q$3]=&quot;.2&quot;;&quot;_LEVEL2@2&quot;;IF([.Q$3]=&quot;.3&quot;;&quot;_LEVEL3@3&quot;))));[$DATA.$A$1:.$A$121];0);4)*[.Q11])" office:value-type="float" office:value="19.6363636363636" calcext:value-type="float">
            <text:p>20 S</text:p>
          </table:table-cell>
          <table:table-cell table:style-name="ce149" table:number-matrix-columns-spanned="1" table:number-matrix-rows-spanned="1" table:formula="of:=IF(INDEX([$DATA.$A$1:.$D$121];MATCH([.R$2]&amp;&quot;_&quot;&amp;[.$I11]&amp;IF([.R$3]=&quot;Flat&quot;;&quot;&quot;;IF([.R$3]=&quot;.1&quot;;&quot;_LEVEL1@1&quot;;IF([.R$3]=&quot;.2&quot;;&quot;_LEVEL2@2&quot;;IF([.R$3]=&quot;.3&quot;;&quot;_LEVEL3@3&quot;))));[$DATA.$A$1:.$A$121];0);4)*[.R11]=0;&quot;&quot;;INDEX([$DATA.$A$1:.$D$121];MATCH([.R$2]&amp;&quot;_&quot;&amp;[.$I11]&amp;IF([.R$3]=&quot;Flat&quot;;&quot;&quot;;IF([.R$3]=&quot;.1&quot;;&quot;_LEVEL1@1&quot;;IF([.R$3]=&quot;.2&quot;;&quot;_LEVEL2@2&quot;;IF([.R$3]=&quot;.3&quot;;&quot;_LEVEL3@3&quot;))));[$DATA.$A$1:.$A$121];0);4)*[.R11])" office:value-type="float" office:value="2590.85915209091" calcext:value-type="float">
            <text:p>2,591 S</text:p>
          </table:table-cell>
          <table:table-cell table:style-name="ce149" table:number-matrix-columns-spanned="1" table:number-matrix-rows-spanned="1" table:formula="of:=IF(INDEX([$DATA.$A$1:.$D$121];MATCH([.S$2]&amp;&quot;_&quot;&amp;[.$I11]&amp;IF([.S$3]=&quot;Flat&quot;;&quot;&quot;;IF([.S$3]=&quot;.1&quot;;&quot;_LEVEL1@1&quot;;IF([.S$3]=&quot;.2&quot;;&quot;_LEVEL2@2&quot;;IF([.S$3]=&quot;.3&quot;;&quot;_LEVEL3@3&quot;))));[$DATA.$A$1:.$A$121];0);4)*[.S11]=0;&quot;&quot;;INDEX([$DATA.$A$1:.$D$121];MATCH([.S$2]&amp;&quot;_&quot;&amp;[.$I11]&amp;IF([.S$3]=&quot;Flat&quot;;&quot;&quot;;IF([.S$3]=&quot;.1&quot;;&quot;_LEVEL1@1&quot;;IF([.S$3]=&quot;.2&quot;;&quot;_LEVEL2@2&quot;;IF([.S$3]=&quot;.3&quot;;&quot;_LEVEL3@3&quot;))));[$DATA.$A$1:.$A$121];0);4)*[.S11])" office:value-type="float" office:value="315.762081818182" calcext:value-type="float">
            <text:p>316 S</text:p>
          </table:table-cell>
          <table:table-cell table:style-name="ce149" table:number-matrix-columns-spanned="1" table:number-matrix-rows-spanned="1" table:formula="of:=IF(INDEX([$DATA.$A$1:.$D$121];MATCH([.T$2]&amp;&quot;_&quot;&amp;[.$I11]&amp;IF([.T$3]=&quot;Flat&quot;;&quot;&quot;;IF([.T$3]=&quot;.1&quot;;&quot;_LEVEL1@1&quot;;IF([.T$3]=&quot;.2&quot;;&quot;_LEVEL2@2&quot;;IF([.T$3]=&quot;.3&quot;;&quot;_LEVEL3@3&quot;))));[$DATA.$A$1:.$A$121];0);4)*[.T11]=0;&quot;&quot;;INDEX([$DATA.$A$1:.$D$121];MATCH([.T$2]&amp;&quot;_&quot;&amp;[.$I11]&amp;IF([.T$3]=&quot;Flat&quot;;&quot;&quot;;IF([.T$3]=&quot;.1&quot;;&quot;_LEVEL1@1&quot;;IF([.T$3]=&quot;.2&quot;;&quot;_LEVEL2@2&quot;;IF([.T$3]=&quot;.3&quot;;&quot;_LEVEL3@3&quot;))));[$DATA.$A$1:.$A$121];0);4)*[.T11])" office:value-type="float" office:value="110.320377272727" calcext:value-type="float">
            <text:p>110 S</text:p>
          </table:table-cell>
          <table:table-cell table:style-name="ce149" table:number-matrix-columns-spanned="1" table:number-matrix-rows-spanned="1" table:formula="of:=IF(INDEX([$DATA.$A$1:.$D$121];MATCH([.U$2]&amp;&quot;_&quot;&amp;[.$I11]&amp;IF([.U$3]=&quot;Flat&quot;;&quot;&quot;;IF([.U$3]=&quot;.1&quot;;&quot;_LEVEL1@1&quot;;IF([.U$3]=&quot;.2&quot;;&quot;_LEVEL2@2&quot;;IF([.U$3]=&quot;.3&quot;;&quot;_LEVEL3@3&quot;))));[$DATA.$A$1:.$A$121];0);4)*[.U11]=0;&quot;&quot;;INDEX([$DATA.$A$1:.$D$121];MATCH([.U$2]&amp;&quot;_&quot;&amp;[.$I11]&amp;IF([.U$3]=&quot;Flat&quot;;&quot;&quot;;IF([.U$3]=&quot;.1&quot;;&quot;_LEVEL1@1&quot;;IF([.U$3]=&quot;.2&quot;;&quot;_LEVEL2@2&quot;;IF([.U$3]=&quot;.3&quot;;&quot;_LEVEL3@3&quot;))));[$DATA.$A$1:.$A$121];0);4)*[.U11])" office:value-type="float" office:value="34.8320046818182" calcext:value-type="float">
            <text:p>35 S</text:p>
          </table:table-cell>
          <table:table-cell table:style-name="ce156" table:number-matrix-columns-spanned="1" table:number-matrix-rows-spanned="1" table:formula="of:=IF(INDEX([$DATA.$A$1:.$D$121];MATCH([.V$2]&amp;&quot;_&quot;&amp;[.$I11]&amp;IF([.V$3]=&quot;Flat&quot;;&quot;&quot;;IF([.V$3]=&quot;.1&quot;;&quot;_LEVEL1@1&quot;;IF([.V$3]=&quot;.2&quot;;&quot;_LEVEL2@2&quot;;IF([.V$3]=&quot;.3&quot;;&quot;_LEVEL3@3&quot;))));[$DATA.$A$1:.$A$121];0);4)*[.V11]=0;&quot;&quot;;INDEX([$DATA.$A$1:.$D$121];MATCH([.V$2]&amp;&quot;_&quot;&amp;[.$I11]&amp;IF([.V$3]=&quot;Flat&quot;;&quot;&quot;;IF([.V$3]=&quot;.1&quot;;&quot;_LEVEL1@1&quot;;IF([.V$3]=&quot;.2&quot;;&quot;_LEVEL2@2&quot;;IF([.V$3]=&quot;.3&quot;;&quot;_LEVEL3@3&quot;))));[$DATA.$A$1:.$A$121];0);4)*[.V11])" office:value-type="float" office:value="5277.62712736364" calcext:value-type="float">
            <text:p>5,278 S</text:p>
          </table:table-cell>
          <table:table-cell table:style-name="ce156" table:number-matrix-columns-spanned="1" table:number-matrix-rows-spanned="1" table:formula="of:=IF(INDEX([$DATA.$A$1:.$D$121];MATCH([.W$2]&amp;&quot;_&quot;&amp;[.$I11]&amp;IF([.W$3]=&quot;Flat&quot;;&quot;&quot;;IF([.W$3]=&quot;.1&quot;;&quot;_LEVEL1@1&quot;;IF([.W$3]=&quot;.2&quot;;&quot;_LEVEL2@2&quot;;IF([.W$3]=&quot;.3&quot;;&quot;_LEVEL3@3&quot;))));[$DATA.$A$1:.$A$121];0);4)*[.W11]=0;&quot;&quot;;INDEX([$DATA.$A$1:.$D$121];MATCH([.W$2]&amp;&quot;_&quot;&amp;[.$I11]&amp;IF([.W$3]=&quot;Flat&quot;;&quot;&quot;;IF([.W$3]=&quot;.1&quot;;&quot;_LEVEL1@1&quot;;IF([.W$3]=&quot;.2&quot;;&quot;_LEVEL2@2&quot;;IF([.W$3]=&quot;.3&quot;;&quot;_LEVEL3@3&quot;))));[$DATA.$A$1:.$A$121];0);4)*[.W11])" office:value-type="float" office:value="744.757227272727" calcext:value-type="float">
            <text:p>745 S</text:p>
          </table:table-cell>
          <table:table-cell table:style-name="ce156" table:number-matrix-columns-spanned="1" table:number-matrix-rows-spanned="1" table:formula="of:=IF(INDEX([$DATA.$A$1:.$D$121];MATCH([.X$2]&amp;&quot;_&quot;&amp;[.$I11]&amp;IF([.X$3]=&quot;Flat&quot;;&quot;&quot;;IF([.X$3]=&quot;.1&quot;;&quot;_LEVEL1@1&quot;;IF([.X$3]=&quot;.2&quot;;&quot;_LEVEL2@2&quot;;IF([.X$3]=&quot;.3&quot;;&quot;_LEVEL3@3&quot;))));[$DATA.$A$1:.$A$121];0);4)*[.X11]=0;&quot;&quot;;INDEX([$DATA.$A$1:.$D$121];MATCH([.X$2]&amp;&quot;_&quot;&amp;[.$I11]&amp;IF([.X$3]=&quot;Flat&quot;;&quot;&quot;;IF([.X$3]=&quot;.1&quot;;&quot;_LEVEL1@1&quot;;IF([.X$3]=&quot;.2&quot;;&quot;_LEVEL2@2&quot;;IF([.X$3]=&quot;.3&quot;;&quot;_LEVEL3@3&quot;))));[$DATA.$A$1:.$A$121];0);4)*[.X11])" office:value-type="float" office:value="208.404769090909" calcext:value-type="float">
            <text:p>208 S</text:p>
          </table:table-cell>
          <table:table-cell table:style-name="ce156" table:number-matrix-columns-spanned="1" table:number-matrix-rows-spanned="1" table:formula="of:=IF(INDEX([$DATA.$A$1:.$D$121];MATCH([.Y$2]&amp;&quot;_&quot;&amp;[.$I11]&amp;IF([.Y$3]=&quot;Flat&quot;;&quot;&quot;;IF([.Y$3]=&quot;.1&quot;;&quot;_LEVEL1@1&quot;;IF([.Y$3]=&quot;.2&quot;;&quot;_LEVEL2@2&quot;;IF([.Y$3]=&quot;.3&quot;;&quot;_LEVEL3@3&quot;))));[$DATA.$A$1:.$A$121];0);4)*[.Y11]=0;&quot;&quot;;INDEX([$DATA.$A$1:.$D$121];MATCH([.Y$2]&amp;&quot;_&quot;&amp;[.$I11]&amp;IF([.Y$3]=&quot;Flat&quot;;&quot;&quot;;IF([.Y$3]=&quot;.1&quot;;&quot;_LEVEL1@1&quot;;IF([.Y$3]=&quot;.2&quot;;&quot;_LEVEL2@2&quot;;IF([.Y$3]=&quot;.3&quot;;&quot;_LEVEL3@3&quot;))));[$DATA.$A$1:.$A$121];0);4)*[.Y11])" office:value-type="float" office:value="52.170546" calcext:value-type="float">
            <text:p>52 S</text:p>
          </table:table-cell>
          <table:table-cell table:style-name="ce162" table:number-matrix-columns-spanned="1" table:number-matrix-rows-spanned="1" table:formula="of:=IF(INDEX([$DATA.$A$1:.$D$121];MATCH([.Z$2]&amp;&quot;_&quot;&amp;[.$I11]&amp;IF([.Z$3]=&quot;Flat&quot;;&quot;&quot;;IF([.Z$3]=&quot;.1&quot;;&quot;_LEVEL1@1&quot;;IF([.Z$3]=&quot;.2&quot;;&quot;_LEVEL2@2&quot;;IF([.Z$3]=&quot;.3&quot;;&quot;_LEVEL3@3&quot;))));[$DATA.$A$1:.$A$121];0);4)*[.Z11]=0;&quot;&quot;;INDEX([$DATA.$A$1:.$D$121];MATCH([.Z$2]&amp;&quot;_&quot;&amp;[.$I11]&amp;IF([.Z$3]=&quot;Flat&quot;;&quot;&quot;;IF([.Z$3]=&quot;.1&quot;;&quot;_LEVEL1@1&quot;;IF([.Z$3]=&quot;.2&quot;;&quot;_LEVEL2@2&quot;;IF([.Z$3]=&quot;.3&quot;;&quot;_LEVEL3@3&quot;))));[$DATA.$A$1:.$A$121];0);4)*[.Z11])" office:value-type="float" office:value="11332.9696363636" calcext:value-type="float">
            <text:p>11,333 S</text:p>
          </table:table-cell>
          <table:table-cell table:style-name="ce162" table:number-matrix-columns-spanned="1" table:number-matrix-rows-spanned="1" table:formula="of:=IF(INDEX([$DATA.$A$1:.$D$121];MATCH([.AA$2]&amp;&quot;_&quot;&amp;[.$I11]&amp;IF([.AA$3]=&quot;Flat&quot;;&quot;&quot;;IF([.AA$3]=&quot;.1&quot;;&quot;_LEVEL1@1&quot;;IF([.AA$3]=&quot;.2&quot;;&quot;_LEVEL2@2&quot;;IF([.AA$3]=&quot;.3&quot;;&quot;_LEVEL3@3&quot;))));[$DATA.$A$1:.$A$121];0);4)*[.AA11]=0;&quot;&quot;;INDEX([$DATA.$A$1:.$D$121];MATCH([.AA$2]&amp;&quot;_&quot;&amp;[.$I11]&amp;IF([.AA$3]=&quot;Flat&quot;;&quot;&quot;;IF([.AA$3]=&quot;.1&quot;;&quot;_LEVEL1@1&quot;;IF([.AA$3]=&quot;.2&quot;;&quot;_LEVEL2@2&quot;;IF([.AA$3]=&quot;.3&quot;;&quot;_LEVEL3@3&quot;))));[$DATA.$A$1:.$A$121];0);4)*[.AA11])" office:value-type="float" office:value="1577.23636363636" calcext:value-type="float">
            <text:p>1,577 S</text:p>
          </table:table-cell>
          <table:table-cell table:style-name="ce162" table:number-matrix-columns-spanned="1" table:number-matrix-rows-spanned="1" table:formula="of:=IF(INDEX([$DATA.$A$1:.$D$121];MATCH([.AB$2]&amp;&quot;_&quot;&amp;[.$I11]&amp;IF([.AB$3]=&quot;Flat&quot;;&quot;&quot;;IF([.AB$3]=&quot;.1&quot;;&quot;_LEVEL1@1&quot;;IF([.AB$3]=&quot;.2&quot;;&quot;_LEVEL2@2&quot;;IF([.AB$3]=&quot;.3&quot;;&quot;_LEVEL3@3&quot;))));[$DATA.$A$1:.$A$121];0);4)*[.AB11]=0;&quot;&quot;;INDEX([$DATA.$A$1:.$D$121];MATCH([.AB$2]&amp;&quot;_&quot;&amp;[.$I11]&amp;IF([.AB$3]=&quot;Flat&quot;;&quot;&quot;;IF([.AB$3]=&quot;.1&quot;;&quot;_LEVEL1@1&quot;;IF([.AB$3]=&quot;.2&quot;;&quot;_LEVEL2@2&quot;;IF([.AB$3]=&quot;.3&quot;;&quot;_LEVEL3@3&quot;))));[$DATA.$A$1:.$A$121];0);4)*[.AB11])" office:value-type="float" office:value="381.807272727273" calcext:value-type="float">
            <text:p>382 S</text:p>
          </table:table-cell>
          <table:table-cell table:style-name="ce168" table:number-matrix-columns-spanned="1" table:number-matrix-rows-spanned="1" table:formula="of:=IF(INDEX([$DATA.$A$1:.$D$121];MATCH([.AC$2]&amp;&quot;_&quot;&amp;[.$I11]&amp;IF([.AC$3]=&quot;Flat&quot;;&quot;&quot;;IF([.AC$3]=&quot;.1&quot;;&quot;_LEVEL1@1&quot;;IF([.AC$3]=&quot;.2&quot;;&quot;_LEVEL2@2&quot;;IF([.AC$3]=&quot;.3&quot;;&quot;_LEVEL3@3&quot;))));[$DATA.$A$1:.$A$121];0);4)*[.AC11]=0;&quot;&quot;;INDEX([$DATA.$A$1:.$D$121];MATCH([.AC$2]&amp;&quot;_&quot;&amp;[.$I11]&amp;IF([.AC$3]=&quot;Flat&quot;;&quot;&quot;;IF([.AC$3]=&quot;.1&quot;;&quot;_LEVEL1@1&quot;;IF([.AC$3]=&quot;.2&quot;;&quot;_LEVEL2@2&quot;;IF([.AC$3]=&quot;.3&quot;;&quot;_LEVEL3@3&quot;))));[$DATA.$A$1:.$A$121];0);4)*[.AC11])" office:value-type="float" office:value="95.4889090909091" calcext:value-type="float">
            <text:p>95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Cloth</text:p>
          </table:table-cell>
          <table:table-cell table:style-name="ce132" table:number-matrix-columns-spanned="1" table:number-matrix-rows-spanned="1" table:formula="of:=IF(INDEX([$DATA.$A$1:.$D$121];MATCH([.J$2]&amp;&quot;_&quot;&amp;[.$I12]&amp;IF([.J$3]=&quot;Flat&quot;;&quot;&quot;;IF([.J$3]=&quot;.1&quot;;&quot;_LEVEL1@1&quot;;IF([.J$3]=&quot;.2&quot;;&quot;_LEVEL2@2&quot;;IF([.J$3]=&quot;.3&quot;;&quot;_LEVEL3@3&quot;))));[$DATA.$A$1:.$A$121];0);4)*[.J12]=0;&quot;&quot;;INDEX([$DATA.$A$1:.$D$121];MATCH([.J$2]&amp;&quot;_&quot;&amp;[.$I12]&amp;IF([.J$3]=&quot;Flat&quot;;&quot;&quot;;IF([.J$3]=&quot;.1&quot;;&quot;_LEVEL1@1&quot;;IF([.J$3]=&quot;.2&quot;;&quot;_LEVEL2@2&quot;;IF([.J$3]=&quot;.3&quot;;&quot;_LEVEL3@3&quot;))));[$DATA.$A$1:.$A$121];0);4)*[.J12])" office:value-type="float" office:value="2372.584" calcext:value-type="float">
            <text:p>2,373 S</text:p>
          </table:table-cell>
          <table:table-cell table:style-name="ce132" table:number-matrix-columns-spanned="1" table:number-matrix-rows-spanned="1" table:formula="of:=IF(INDEX([$DATA.$A$1:.$D$121];MATCH([.K$2]&amp;&quot;_&quot;&amp;[.$I12]&amp;IF([.K$3]=&quot;Flat&quot;;&quot;&quot;;IF([.K$3]=&quot;.1&quot;;&quot;_LEVEL1@1&quot;;IF([.K$3]=&quot;.2&quot;;&quot;_LEVEL2@2&quot;;IF([.K$3]=&quot;.3&quot;;&quot;_LEVEL3@3&quot;))));[$DATA.$A$1:.$A$121];0);4)*[.K12]=0;&quot;&quot;;INDEX([$DATA.$A$1:.$D$121];MATCH([.K$2]&amp;&quot;_&quot;&amp;[.$I12]&amp;IF([.K$3]=&quot;Flat&quot;;&quot;&quot;;IF([.K$3]=&quot;.1&quot;;&quot;_LEVEL1@1&quot;;IF([.K$3]=&quot;.2&quot;;&quot;_LEVEL2@2&quot;;IF([.K$3]=&quot;.3&quot;;&quot;_LEVEL3@3&quot;))));[$DATA.$A$1:.$A$121];0);4)*[.K12])" office:value-type="float" office:value="170.8" calcext:value-type="float">
            <text:p>171 S</text:p>
          </table:table-cell>
          <table:table-cell table:style-name="ce132" table:number-matrix-columns-spanned="1" table:number-matrix-rows-spanned="1" table:formula="of:=IF(INDEX([$DATA.$A$1:.$D$121];MATCH([.L$2]&amp;&quot;_&quot;&amp;[.$I12]&amp;IF([.L$3]=&quot;Flat&quot;;&quot;&quot;;IF([.L$3]=&quot;.1&quot;;&quot;_LEVEL1@1&quot;;IF([.L$3]=&quot;.2&quot;;&quot;_LEVEL2@2&quot;;IF([.L$3]=&quot;.3&quot;;&quot;_LEVEL3@3&quot;))));[$DATA.$A$1:.$A$121];0);4)*[.L12]=0;&quot;&quot;;INDEX([$DATA.$A$1:.$D$121];MATCH([.L$2]&amp;&quot;_&quot;&amp;[.$I12]&amp;IF([.L$3]=&quot;Flat&quot;;&quot;&quot;;IF([.L$3]=&quot;.1&quot;;&quot;_LEVEL1@1&quot;;IF([.L$3]=&quot;.2&quot;;&quot;_LEVEL2@2&quot;;IF([.L$3]=&quot;.3&quot;;&quot;_LEVEL3@3&quot;))));[$DATA.$A$1:.$A$121];0);4)*[.L12])" office:value-type="float" office:value="91.76" calcext:value-type="float">
            <text:p>92 S</text:p>
          </table:table-cell>
          <table:table-cell table:style-name="ce132" table:number-matrix-columns-spanned="1" table:number-matrix-rows-spanned="1" table:formula="of:=IF(INDEX([$DATA.$A$1:.$D$121];MATCH([.M$2]&amp;&quot;_&quot;&amp;[.$I12]&amp;IF([.M$3]=&quot;Flat&quot;;&quot;&quot;;IF([.M$3]=&quot;.1&quot;;&quot;_LEVEL1@1&quot;;IF([.M$3]=&quot;.2&quot;;&quot;_LEVEL2@2&quot;;IF([.M$3]=&quot;.3&quot;;&quot;_LEVEL3@3&quot;))));[$DATA.$A$1:.$A$121];0);4)*[.M12]=0;&quot;&quot;;INDEX([$DATA.$A$1:.$D$121];MATCH([.M$2]&amp;&quot;_&quot;&amp;[.$I12]&amp;IF([.M$3]=&quot;Flat&quot;;&quot;&quot;;IF([.M$3]=&quot;.1&quot;;&quot;_LEVEL1@1&quot;;IF([.M$3]=&quot;.2&quot;;&quot;_LEVEL2@2&quot;;IF([.M$3]=&quot;.3&quot;;&quot;_LEVEL3@3&quot;))));[$DATA.$A$1:.$A$121];0);4)*[.M12])" office:value-type="float" office:value="39.8" calcext:value-type="float">
            <text:p>40 S</text:p>
          </table:table-cell>
          <table:table-cell table:style-name="ce141" table:number-matrix-columns-spanned="1" table:number-matrix-rows-spanned="1" table:formula="of:=IF(INDEX([$DATA.$A$1:.$D$121];MATCH([.N$2]&amp;&quot;_&quot;&amp;[.$I12]&amp;IF([.N$3]=&quot;Flat&quot;;&quot;&quot;;IF([.N$3]=&quot;.1&quot;;&quot;_LEVEL1@1&quot;;IF([.N$3]=&quot;.2&quot;;&quot;_LEVEL2@2&quot;;IF([.N$3]=&quot;.3&quot;;&quot;_LEVEL3@3&quot;))));[$DATA.$A$1:.$A$121];0);4)*[.N12]=0;&quot;&quot;;INDEX([$DATA.$A$1:.$D$121];MATCH([.N$2]&amp;&quot;_&quot;&amp;[.$I12]&amp;IF([.N$3]=&quot;Flat&quot;;&quot;&quot;;IF([.N$3]=&quot;.1&quot;;&quot;_LEVEL1@1&quot;;IF([.N$3]=&quot;.2&quot;;&quot;_LEVEL2@2&quot;;IF([.N$3]=&quot;.3&quot;;&quot;_LEVEL3@3&quot;))));[$DATA.$A$1:.$A$121];0);4)*[.N12])" office:value-type="float" office:value="5769.006" calcext:value-type="float">
            <text:p>5,769 S</text:p>
          </table:table-cell>
          <table:table-cell table:style-name="ce141" table:number-matrix-columns-spanned="1" table:number-matrix-rows-spanned="1" table:formula="of:=IF(INDEX([$DATA.$A$1:.$D$121];MATCH([.O$2]&amp;&quot;_&quot;&amp;[.$I12]&amp;IF([.O$3]=&quot;Flat&quot;;&quot;&quot;;IF([.O$3]=&quot;.1&quot;;&quot;_LEVEL1@1&quot;;IF([.O$3]=&quot;.2&quot;;&quot;_LEVEL2@2&quot;;IF([.O$3]=&quot;.3&quot;;&quot;_LEVEL3@3&quot;))));[$DATA.$A$1:.$A$121];0);4)*[.O12]=0;&quot;&quot;;INDEX([$DATA.$A$1:.$D$121];MATCH([.O$2]&amp;&quot;_&quot;&amp;[.$I12]&amp;IF([.O$3]=&quot;Flat&quot;;&quot;&quot;;IF([.O$3]=&quot;.1&quot;;&quot;_LEVEL1@1&quot;;IF([.O$3]=&quot;.2&quot;;&quot;_LEVEL2@2&quot;;IF([.O$3]=&quot;.3&quot;;&quot;_LEVEL3@3&quot;))));[$DATA.$A$1:.$A$121];0);4)*[.O12])" office:value-type="float" office:value="411.8" calcext:value-type="float">
            <text:p>412 S</text:p>
          </table:table-cell>
          <table:table-cell table:style-name="ce141" table:number-matrix-columns-spanned="1" table:number-matrix-rows-spanned="1" table:formula="of:=IF(INDEX([$DATA.$A$1:.$D$121];MATCH([.P$2]&amp;&quot;_&quot;&amp;[.$I12]&amp;IF([.P$3]=&quot;Flat&quot;;&quot;&quot;;IF([.P$3]=&quot;.1&quot;;&quot;_LEVEL1@1&quot;;IF([.P$3]=&quot;.2&quot;;&quot;_LEVEL2@2&quot;;IF([.P$3]=&quot;.3&quot;;&quot;_LEVEL3@3&quot;))));[$DATA.$A$1:.$A$121];0);4)*[.P12]=0;&quot;&quot;;INDEX([$DATA.$A$1:.$D$121];MATCH([.P$2]&amp;&quot;_&quot;&amp;[.$I12]&amp;IF([.P$3]=&quot;Flat&quot;;&quot;&quot;;IF([.P$3]=&quot;.1&quot;;&quot;_LEVEL1@1&quot;;IF([.P$3]=&quot;.2&quot;;&quot;_LEVEL2@2&quot;;IF([.P$3]=&quot;.3&quot;;&quot;_LEVEL3@3&quot;))));[$DATA.$A$1:.$A$121];0);4)*[.P12])" office:value-type="float" office:value="115.42" calcext:value-type="float">
            <text:p>115 S</text:p>
          </table:table-cell>
          <table:table-cell table:style-name="ce141" table:number-matrix-columns-spanned="1" table:number-matrix-rows-spanned="1" table:formula="of:=IF(INDEX([$DATA.$A$1:.$D$121];MATCH([.Q$2]&amp;&quot;_&quot;&amp;[.$I12]&amp;IF([.Q$3]=&quot;Flat&quot;;&quot;&quot;;IF([.Q$3]=&quot;.1&quot;;&quot;_LEVEL1@1&quot;;IF([.Q$3]=&quot;.2&quot;;&quot;_LEVEL2@2&quot;;IF([.Q$3]=&quot;.3&quot;;&quot;_LEVEL3@3&quot;))));[$DATA.$A$1:.$A$121];0);4)*[.Q12]=0;&quot;&quot;;INDEX([$DATA.$A$1:.$D$121];MATCH([.Q$2]&amp;&quot;_&quot;&amp;[.$I12]&amp;IF([.Q$3]=&quot;Flat&quot;;&quot;&quot;;IF([.Q$3]=&quot;.1&quot;;&quot;_LEVEL1@1&quot;;IF([.Q$3]=&quot;.2&quot;;&quot;_LEVEL2@2&quot;;IF([.Q$3]=&quot;.3&quot;;&quot;_LEVEL3@3&quot;))));[$DATA.$A$1:.$A$121];0);4)*[.Q12])" office:value-type="float" office:value="38.1" calcext:value-type="float">
            <text:p>38 S</text:p>
          </table:table-cell>
          <table:table-cell table:style-name="ce148" table:number-matrix-columns-spanned="1" table:number-matrix-rows-spanned="1" table:formula="of:=IF(INDEX([$DATA.$A$1:.$D$121];MATCH([.R$2]&amp;&quot;_&quot;&amp;[.$I12]&amp;IF([.R$3]=&quot;Flat&quot;;&quot;&quot;;IF([.R$3]=&quot;.1&quot;;&quot;_LEVEL1@1&quot;;IF([.R$3]=&quot;.2&quot;;&quot;_LEVEL2@2&quot;;IF([.R$3]=&quot;.3&quot;;&quot;_LEVEL3@3&quot;))));[$DATA.$A$1:.$A$121];0);4)*[.R12]=0;&quot;&quot;;INDEX([$DATA.$A$1:.$D$121];MATCH([.R$2]&amp;&quot;_&quot;&amp;[.$I12]&amp;IF([.R$3]=&quot;Flat&quot;;&quot;&quot;;IF([.R$3]=&quot;.1&quot;;&quot;_LEVEL1@1&quot;;IF([.R$3]=&quot;.2&quot;;&quot;_LEVEL2@2&quot;;IF([.R$3]=&quot;.3&quot;;&quot;_LEVEL3@3&quot;))));[$DATA.$A$1:.$A$121];0);4)*[.R12])" office:value-type="float" office:value="9162.3366515" calcext:value-type="float">
            <text:p>9,162 S</text:p>
          </table:table-cell>
          <table:table-cell table:style-name="ce148" table:number-matrix-columns-spanned="1" table:number-matrix-rows-spanned="1" table:formula="of:=IF(INDEX([$DATA.$A$1:.$D$121];MATCH([.S$2]&amp;&quot;_&quot;&amp;[.$I12]&amp;IF([.S$3]=&quot;Flat&quot;;&quot;&quot;;IF([.S$3]=&quot;.1&quot;;&quot;_LEVEL1@1&quot;;IF([.S$3]=&quot;.2&quot;;&quot;_LEVEL2@2&quot;;IF([.S$3]=&quot;.3&quot;;&quot;_LEVEL3@3&quot;))));[$DATA.$A$1:.$A$121];0);4)*[.S12]=0;&quot;&quot;;INDEX([$DATA.$A$1:.$D$121];MATCH([.S$2]&amp;&quot;_&quot;&amp;[.$I12]&amp;IF([.S$3]=&quot;Flat&quot;;&quot;&quot;;IF([.S$3]=&quot;.1&quot;;&quot;_LEVEL1@1&quot;;IF([.S$3]=&quot;.2&quot;;&quot;_LEVEL2@2&quot;;IF([.S$3]=&quot;.3&quot;;&quot;_LEVEL3@3&quot;))));[$DATA.$A$1:.$A$121];0);4)*[.S12])" office:value-type="float" office:value="888.74445" calcext:value-type="float">
            <text:p>889 S</text:p>
          </table:table-cell>
          <table:table-cell table:style-name="ce148" table:number-matrix-columns-spanned="1" table:number-matrix-rows-spanned="1" table:formula="of:=IF(INDEX([$DATA.$A$1:.$D$121];MATCH([.T$2]&amp;&quot;_&quot;&amp;[.$I12]&amp;IF([.T$3]=&quot;Flat&quot;;&quot;&quot;;IF([.T$3]=&quot;.1&quot;;&quot;_LEVEL1@1&quot;;IF([.T$3]=&quot;.2&quot;;&quot;_LEVEL2@2&quot;;IF([.T$3]=&quot;.3&quot;;&quot;_LEVEL3@3&quot;))));[$DATA.$A$1:.$A$121];0);4)*[.T12]=0;&quot;&quot;;INDEX([$DATA.$A$1:.$D$121];MATCH([.T$2]&amp;&quot;_&quot;&amp;[.$I12]&amp;IF([.T$3]=&quot;Flat&quot;;&quot;&quot;;IF([.T$3]=&quot;.1&quot;;&quot;_LEVEL1@1&quot;;IF([.T$3]=&quot;.2&quot;;&quot;_LEVEL2@2&quot;;IF([.T$3]=&quot;.3&quot;;&quot;_LEVEL3@3&quot;))));[$DATA.$A$1:.$A$121];0);4)*[.T12])" office:value-type="float" office:value="218.519675" calcext:value-type="float">
            <text:p>219 S</text:p>
          </table:table-cell>
          <table:table-cell table:style-name="ce148" table:number-matrix-columns-spanned="1" table:number-matrix-rows-spanned="1" table:formula="of:=IF(INDEX([$DATA.$A$1:.$D$121];MATCH([.U$2]&amp;&quot;_&quot;&amp;[.$I12]&amp;IF([.U$3]=&quot;Flat&quot;;&quot;&quot;;IF([.U$3]=&quot;.1&quot;;&quot;_LEVEL1@1&quot;;IF([.U$3]=&quot;.2&quot;;&quot;_LEVEL2@2&quot;;IF([.U$3]=&quot;.3&quot;;&quot;_LEVEL3@3&quot;))));[$DATA.$A$1:.$A$121];0);4)*[.U12]=0;&quot;&quot;;INDEX([$DATA.$A$1:.$D$121];MATCH([.U$2]&amp;&quot;_&quot;&amp;[.$I12]&amp;IF([.U$3]=&quot;Flat&quot;;&quot;&quot;;IF([.U$3]=&quot;.1&quot;;&quot;_LEVEL1@1&quot;;IF([.U$3]=&quot;.2&quot;;&quot;_LEVEL2@2&quot;;IF([.U$3]=&quot;.3&quot;;&quot;_LEVEL3@3&quot;))));[$DATA.$A$1:.$A$121];0);4)*[.U12])" office:value-type="float" office:value="65.003937" calcext:value-type="float">
            <text:p>65 S</text:p>
          </table:table-cell>
          <table:table-cell table:style-name="ce155" table:number-matrix-columns-spanned="1" table:number-matrix-rows-spanned="1" table:formula="of:=IF(INDEX([$DATA.$A$1:.$D$121];MATCH([.V$2]&amp;&quot;_&quot;&amp;[.$I12]&amp;IF([.V$3]=&quot;Flat&quot;;&quot;&quot;;IF([.V$3]=&quot;.1&quot;;&quot;_LEVEL1@1&quot;;IF([.V$3]=&quot;.2&quot;;&quot;_LEVEL2@2&quot;;IF([.V$3]=&quot;.3&quot;;&quot;_LEVEL3@3&quot;))));[$DATA.$A$1:.$A$121];0);4)*[.V12]=0;&quot;&quot;;INDEX([$DATA.$A$1:.$D$121];MATCH([.V$2]&amp;&quot;_&quot;&amp;[.$I12]&amp;IF([.V$3]=&quot;Flat&quot;;&quot;&quot;;IF([.V$3]=&quot;.1&quot;;&quot;_LEVEL1@1&quot;;IF([.V$3]=&quot;.2&quot;;&quot;_LEVEL2@2&quot;;IF([.V$3]=&quot;.3&quot;;&quot;_LEVEL3@3&quot;))));[$DATA.$A$1:.$A$121];0);4)*[.V12])" office:value-type="float" office:value="20481.7044575" calcext:value-type="float">
            <text:p>20,482 S</text:p>
          </table:table-cell>
          <table:table-cell table:style-name="ce155" table:number-matrix-columns-spanned="1" table:number-matrix-rows-spanned="1" table:formula="of:=IF(INDEX([$DATA.$A$1:.$D$121];MATCH([.W$2]&amp;&quot;_&quot;&amp;[.$I12]&amp;IF([.W$3]=&quot;Flat&quot;;&quot;&quot;;IF([.W$3]=&quot;.1&quot;;&quot;_LEVEL1@1&quot;;IF([.W$3]=&quot;.2&quot;;&quot;_LEVEL2@2&quot;;IF([.W$3]=&quot;.3&quot;;&quot;_LEVEL3@3&quot;))));[$DATA.$A$1:.$A$121];0);4)*[.W12]=0;&quot;&quot;;INDEX([$DATA.$A$1:.$D$121];MATCH([.W$2]&amp;&quot;_&quot;&amp;[.$I12]&amp;IF([.W$3]=&quot;Flat&quot;;&quot;&quot;;IF([.W$3]=&quot;.1&quot;;&quot;_LEVEL1@1&quot;;IF([.W$3]=&quot;.2&quot;;&quot;_LEVEL2@2&quot;;IF([.W$3]=&quot;.3&quot;;&quot;_LEVEL3@3&quot;))));[$DATA.$A$1:.$A$121];0);4)*[.W12])" office:value-type="float" office:value="2011.5126" calcext:value-type="float">
            <text:p>2,012 S</text:p>
          </table:table-cell>
          <table:table-cell table:style-name="ce155" table:number-matrix-columns-spanned="1" table:number-matrix-rows-spanned="1" table:formula="of:=IF(INDEX([$DATA.$A$1:.$D$121];MATCH([.X$2]&amp;&quot;_&quot;&amp;[.$I12]&amp;IF([.X$3]=&quot;Flat&quot;;&quot;&quot;;IF([.X$3]=&quot;.1&quot;;&quot;_LEVEL1@1&quot;;IF([.X$3]=&quot;.2&quot;;&quot;_LEVEL2@2&quot;;IF([.X$3]=&quot;.3&quot;;&quot;_LEVEL3@3&quot;))));[$DATA.$A$1:.$A$121];0);4)*[.X12]=0;&quot;&quot;;INDEX([$DATA.$A$1:.$D$121];MATCH([.X$2]&amp;&quot;_&quot;&amp;[.$I12]&amp;IF([.X$3]=&quot;Flat&quot;;&quot;&quot;;IF([.X$3]=&quot;.1&quot;;&quot;_LEVEL1@1&quot;;IF([.X$3]=&quot;.2&quot;;&quot;_LEVEL2@2&quot;;IF([.X$3]=&quot;.3&quot;;&quot;_LEVEL3@3&quot;))));[$DATA.$A$1:.$A$121];0);4)*[.X12])" office:value-type="float" office:value="430.800115" calcext:value-type="float">
            <text:p>431 S</text:p>
          </table:table-cell>
          <table:table-cell table:style-name="ce155" table:number-matrix-columns-spanned="1" table:number-matrix-rows-spanned="1" table:formula="of:=IF(INDEX([$DATA.$A$1:.$D$121];MATCH([.Y$2]&amp;&quot;_&quot;&amp;[.$I12]&amp;IF([.Y$3]=&quot;Flat&quot;;&quot;&quot;;IF([.Y$3]=&quot;.1&quot;;&quot;_LEVEL1@1&quot;;IF([.Y$3]=&quot;.2&quot;;&quot;_LEVEL2@2&quot;;IF([.Y$3]=&quot;.3&quot;;&quot;_LEVEL3@3&quot;))));[$DATA.$A$1:.$A$121];0);4)*[.Y12]=0;&quot;&quot;;INDEX([$DATA.$A$1:.$D$121];MATCH([.Y$2]&amp;&quot;_&quot;&amp;[.$I12]&amp;IF([.Y$3]=&quot;Flat&quot;;&quot;&quot;;IF([.Y$3]=&quot;.1&quot;;&quot;_LEVEL1@1&quot;;IF([.Y$3]=&quot;.2&quot;;&quot;_LEVEL2@2&quot;;IF([.Y$3]=&quot;.3&quot;;&quot;_LEVEL3@3&quot;))));[$DATA.$A$1:.$A$121];0);4)*[.Y12])" office:value-type="float" office:value="114.214348" calcext:value-type="float">
            <text:p>114 S</text:p>
          </table:table-cell>
          <table:table-cell table:style-name="ce161" table:number-matrix-columns-spanned="1" table:number-matrix-rows-spanned="1" table:formula="of:=IF(INDEX([$DATA.$A$1:.$D$121];MATCH([.Z$2]&amp;&quot;_&quot;&amp;[.$I12]&amp;IF([.Z$3]=&quot;Flat&quot;;&quot;&quot;;IF([.Z$3]=&quot;.1&quot;;&quot;_LEVEL1@1&quot;;IF([.Z$3]=&quot;.2&quot;;&quot;_LEVEL2@2&quot;;IF([.Z$3]=&quot;.3&quot;;&quot;_LEVEL3@3&quot;))));[$DATA.$A$1:.$A$121];0);4)*[.Z12]=0;&quot;&quot;;INDEX([$DATA.$A$1:.$D$121];MATCH([.Z$2]&amp;&quot;_&quot;&amp;[.$I12]&amp;IF([.Z$3]=&quot;Flat&quot;;&quot;&quot;;IF([.Z$3]=&quot;.1&quot;;&quot;_LEVEL1@1&quot;;IF([.Z$3]=&quot;.2&quot;;&quot;_LEVEL2@2&quot;;IF([.Z$3]=&quot;.3&quot;;&quot;_LEVEL3@3&quot;))));[$DATA.$A$1:.$A$121];0);4)*[.Z12])" office:value-type="float" office:value="46269.166" calcext:value-type="float">
            <text:p>46,269 S</text:p>
          </table:table-cell>
          <table:table-cell table:style-name="ce161" table:number-matrix-columns-spanned="1" table:number-matrix-rows-spanned="1" table:formula="of:=IF(INDEX([$DATA.$A$1:.$D$121];MATCH([.AA$2]&amp;&quot;_&quot;&amp;[.$I12]&amp;IF([.AA$3]=&quot;Flat&quot;;&quot;&quot;;IF([.AA$3]=&quot;.1&quot;;&quot;_LEVEL1@1&quot;;IF([.AA$3]=&quot;.2&quot;;&quot;_LEVEL2@2&quot;;IF([.AA$3]=&quot;.3&quot;;&quot;_LEVEL3@3&quot;))));[$DATA.$A$1:.$A$121];0);4)*[.AA12]=0;&quot;&quot;;INDEX([$DATA.$A$1:.$D$121];MATCH([.AA$2]&amp;&quot;_&quot;&amp;[.$I12]&amp;IF([.AA$3]=&quot;Flat&quot;;&quot;&quot;;IF([.AA$3]=&quot;.1&quot;;&quot;_LEVEL1@1&quot;;IF([.AA$3]=&quot;.2&quot;;&quot;_LEVEL2@2&quot;;IF([.AA$3]=&quot;.3&quot;;&quot;_LEVEL3@3&quot;))));[$DATA.$A$1:.$A$121];0);4)*[.AA12])" office:value-type="float" office:value="3959.5" calcext:value-type="float">
            <text:p>3,960 S</text:p>
          </table:table-cell>
          <table:table-cell table:style-name="ce161" table:number-matrix-columns-spanned="1" table:number-matrix-rows-spanned="1" table:formula="of:=IF(INDEX([$DATA.$A$1:.$D$121];MATCH([.AB$2]&amp;&quot;_&quot;&amp;[.$I12]&amp;IF([.AB$3]=&quot;Flat&quot;;&quot;&quot;;IF([.AB$3]=&quot;.1&quot;;&quot;_LEVEL1@1&quot;;IF([.AB$3]=&quot;.2&quot;;&quot;_LEVEL2@2&quot;;IF([.AB$3]=&quot;.3&quot;;&quot;_LEVEL3@3&quot;))));[$DATA.$A$1:.$A$121];0);4)*[.AB12]=0;&quot;&quot;;INDEX([$DATA.$A$1:.$D$121];MATCH([.AB$2]&amp;&quot;_&quot;&amp;[.$I12]&amp;IF([.AB$3]=&quot;Flat&quot;;&quot;&quot;;IF([.AB$3]=&quot;.1&quot;;&quot;_LEVEL1@1&quot;;IF([.AB$3]=&quot;.2&quot;;&quot;_LEVEL2@2&quot;;IF([.AB$3]=&quot;.3&quot;;&quot;_LEVEL3@3&quot;))));[$DATA.$A$1:.$A$121];0);4)*[.AB12])" office:value-type="float" office:value="777.42" calcext:value-type="float">
            <text:p>777 S</text:p>
          </table:table-cell>
          <table:table-cell table:style-name="ce167" table:number-matrix-columns-spanned="1" table:number-matrix-rows-spanned="1" table:formula="of:=IF(INDEX([$DATA.$A$1:.$D$121];MATCH([.AC$2]&amp;&quot;_&quot;&amp;[.$I12]&amp;IF([.AC$3]=&quot;Flat&quot;;&quot;&quot;;IF([.AC$3]=&quot;.1&quot;;&quot;_LEVEL1@1&quot;;IF([.AC$3]=&quot;.2&quot;;&quot;_LEVEL2@2&quot;;IF([.AC$3]=&quot;.3&quot;;&quot;_LEVEL3@3&quot;))));[$DATA.$A$1:.$A$121];0);4)*[.AC12]=0;&quot;&quot;;INDEX([$DATA.$A$1:.$D$121];MATCH([.AC$2]&amp;&quot;_&quot;&amp;[.$I12]&amp;IF([.AC$3]=&quot;Flat&quot;;&quot;&quot;;IF([.AC$3]=&quot;.1&quot;;&quot;_LEVEL1@1&quot;;IF([.AC$3]=&quot;.2&quot;;&quot;_LEVEL2@2&quot;;IF([.AC$3]=&quot;.3&quot;;&quot;_LEVEL3@3&quot;))));[$DATA.$A$1:.$A$121];0);4)*[.AC12])" office:value-type="float" office:value="192.995" calcext:value-type="float">
            <text:p>193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Leather</text:p>
          </table:table-cell>
          <table:table-cell table:style-name="ce132" table:number-matrix-columns-spanned="1" table:number-matrix-rows-spanned="1" table:formula="of:=IF(INDEX([$DATA.$A$1:.$D$121];MATCH([.J$2]&amp;&quot;_&quot;&amp;[.$I13]&amp;IF([.J$3]=&quot;Flat&quot;;&quot;&quot;;IF([.J$3]=&quot;.1&quot;;&quot;_LEVEL1@1&quot;;IF([.J$3]=&quot;.2&quot;;&quot;_LEVEL2@2&quot;;IF([.J$3]=&quot;.3&quot;;&quot;_LEVEL3@3&quot;))));[$DATA.$A$1:.$A$121];0);4)*[.J13]=0;&quot;&quot;;INDEX([$DATA.$A$1:.$D$121];MATCH([.J$2]&amp;&quot;_&quot;&amp;[.$I13]&amp;IF([.J$3]=&quot;Flat&quot;;&quot;&quot;;IF([.J$3]=&quot;.1&quot;;&quot;_LEVEL1@1&quot;;IF([.J$3]=&quot;.2&quot;;&quot;_LEVEL2@2&quot;;IF([.J$3]=&quot;.3&quot;;&quot;_LEVEL3@3&quot;))));[$DATA.$A$1:.$A$121];0);4)*[.J13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K$2]&amp;&quot;_&quot;&amp;[.$I13]&amp;IF([.K$3]=&quot;Flat&quot;;&quot;&quot;;IF([.K$3]=&quot;.1&quot;;&quot;_LEVEL1@1&quot;;IF([.K$3]=&quot;.2&quot;;&quot;_LEVEL2@2&quot;;IF([.K$3]=&quot;.3&quot;;&quot;_LEVEL3@3&quot;))));[$DATA.$A$1:.$A$121];0);4)*[.K13]=0;&quot;&quot;;INDEX([$DATA.$A$1:.$D$121];MATCH([.K$2]&amp;&quot;_&quot;&amp;[.$I13]&amp;IF([.K$3]=&quot;Flat&quot;;&quot;&quot;;IF([.K$3]=&quot;.1&quot;;&quot;_LEVEL1@1&quot;;IF([.K$3]=&quot;.2&quot;;&quot;_LEVEL2@2&quot;;IF([.K$3]=&quot;.3&quot;;&quot;_LEVEL3@3&quot;))));[$DATA.$A$1:.$A$121];0);4)*[.K13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L$2]&amp;&quot;_&quot;&amp;[.$I13]&amp;IF([.L$3]=&quot;Flat&quot;;&quot;&quot;;IF([.L$3]=&quot;.1&quot;;&quot;_LEVEL1@1&quot;;IF([.L$3]=&quot;.2&quot;;&quot;_LEVEL2@2&quot;;IF([.L$3]=&quot;.3&quot;;&quot;_LEVEL3@3&quot;))));[$DATA.$A$1:.$A$121];0);4)*[.L13]=0;&quot;&quot;;INDEX([$DATA.$A$1:.$D$121];MATCH([.L$2]&amp;&quot;_&quot;&amp;[.$I13]&amp;IF([.L$3]=&quot;Flat&quot;;&quot;&quot;;IF([.L$3]=&quot;.1&quot;;&quot;_LEVEL1@1&quot;;IF([.L$3]=&quot;.2&quot;;&quot;_LEVEL2@2&quot;;IF([.L$3]=&quot;.3&quot;;&quot;_LEVEL3@3&quot;))));[$DATA.$A$1:.$A$121];0);4)*[.L13])" office:value-type="string" office:string-value="" calcext:value-type="error">
            <text:p>#VALUE!</text:p>
          </table:table-cell>
          <table:table-cell table:style-name="ce132" table:number-matrix-columns-spanned="1" table:number-matrix-rows-spanned="1" table:formula="of:=IF(INDEX([$DATA.$A$1:.$D$121];MATCH([.M$2]&amp;&quot;_&quot;&amp;[.$I13]&amp;IF([.M$3]=&quot;Flat&quot;;&quot;&quot;;IF([.M$3]=&quot;.1&quot;;&quot;_LEVEL1@1&quot;;IF([.M$3]=&quot;.2&quot;;&quot;_LEVEL2@2&quot;;IF([.M$3]=&quot;.3&quot;;&quot;_LEVEL3@3&quot;))));[$DATA.$A$1:.$A$121];0);4)*[.M13]=0;&quot;&quot;;INDEX([$DATA.$A$1:.$D$121];MATCH([.M$2]&amp;&quot;_&quot;&amp;[.$I13]&amp;IF([.M$3]=&quot;Flat&quot;;&quot;&quot;;IF([.M$3]=&quot;.1&quot;;&quot;_LEVEL1@1&quot;;IF([.M$3]=&quot;.2&quot;;&quot;_LEVEL2@2&quot;;IF([.M$3]=&quot;.3&quot;;&quot;_LEVEL3@3&quot;))));[$DATA.$A$1:.$A$121];0);4)*[.M13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N$2]&amp;&quot;_&quot;&amp;[.$I13]&amp;IF([.N$3]=&quot;Flat&quot;;&quot;&quot;;IF([.N$3]=&quot;.1&quot;;&quot;_LEVEL1@1&quot;;IF([.N$3]=&quot;.2&quot;;&quot;_LEVEL2@2&quot;;IF([.N$3]=&quot;.3&quot;;&quot;_LEVEL3@3&quot;))));[$DATA.$A$1:.$A$121];0);4)*[.N13]=0;&quot;&quot;;INDEX([$DATA.$A$1:.$D$121];MATCH([.N$2]&amp;&quot;_&quot;&amp;[.$I13]&amp;IF([.N$3]=&quot;Flat&quot;;&quot;&quot;;IF([.N$3]=&quot;.1&quot;;&quot;_LEVEL1@1&quot;;IF([.N$3]=&quot;.2&quot;;&quot;_LEVEL2@2&quot;;IF([.N$3]=&quot;.3&quot;;&quot;_LEVEL3@3&quot;))));[$DATA.$A$1:.$A$121];0);4)*[.N13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O$2]&amp;&quot;_&quot;&amp;[.$I13]&amp;IF([.O$3]=&quot;Flat&quot;;&quot;&quot;;IF([.O$3]=&quot;.1&quot;;&quot;_LEVEL1@1&quot;;IF([.O$3]=&quot;.2&quot;;&quot;_LEVEL2@2&quot;;IF([.O$3]=&quot;.3&quot;;&quot;_LEVEL3@3&quot;))));[$DATA.$A$1:.$A$121];0);4)*[.O13]=0;&quot;&quot;;INDEX([$DATA.$A$1:.$D$121];MATCH([.O$2]&amp;&quot;_&quot;&amp;[.$I13]&amp;IF([.O$3]=&quot;Flat&quot;;&quot;&quot;;IF([.O$3]=&quot;.1&quot;;&quot;_LEVEL1@1&quot;;IF([.O$3]=&quot;.2&quot;;&quot;_LEVEL2@2&quot;;IF([.O$3]=&quot;.3&quot;;&quot;_LEVEL3@3&quot;))));[$DATA.$A$1:.$A$121];0);4)*[.O13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P$2]&amp;&quot;_&quot;&amp;[.$I13]&amp;IF([.P$3]=&quot;Flat&quot;;&quot;&quot;;IF([.P$3]=&quot;.1&quot;;&quot;_LEVEL1@1&quot;;IF([.P$3]=&quot;.2&quot;;&quot;_LEVEL2@2&quot;;IF([.P$3]=&quot;.3&quot;;&quot;_LEVEL3@3&quot;))));[$DATA.$A$1:.$A$121];0);4)*[.P13]=0;&quot;&quot;;INDEX([$DATA.$A$1:.$D$121];MATCH([.P$2]&amp;&quot;_&quot;&amp;[.$I13]&amp;IF([.P$3]=&quot;Flat&quot;;&quot;&quot;;IF([.P$3]=&quot;.1&quot;;&quot;_LEVEL1@1&quot;;IF([.P$3]=&quot;.2&quot;;&quot;_LEVEL2@2&quot;;IF([.P$3]=&quot;.3&quot;;&quot;_LEVEL3@3&quot;))));[$DATA.$A$1:.$A$121];0);4)*[.P13])" office:value-type="string" office:string-value="" calcext:value-type="error">
            <text:p>#VALUE!</text:p>
          </table:table-cell>
          <table:table-cell table:style-name="ce141" table:number-matrix-columns-spanned="1" table:number-matrix-rows-spanned="1" table:formula="of:=IF(INDEX([$DATA.$A$1:.$D$121];MATCH([.Q$2]&amp;&quot;_&quot;&amp;[.$I13]&amp;IF([.Q$3]=&quot;Flat&quot;;&quot;&quot;;IF([.Q$3]=&quot;.1&quot;;&quot;_LEVEL1@1&quot;;IF([.Q$3]=&quot;.2&quot;;&quot;_LEVEL2@2&quot;;IF([.Q$3]=&quot;.3&quot;;&quot;_LEVEL3@3&quot;))));[$DATA.$A$1:.$A$121];0);4)*[.Q13]=0;&quot;&quot;;INDEX([$DATA.$A$1:.$D$121];MATCH([.Q$2]&amp;&quot;_&quot;&amp;[.$I13]&amp;IF([.Q$3]=&quot;Flat&quot;;&quot;&quot;;IF([.Q$3]=&quot;.1&quot;;&quot;_LEVEL1@1&quot;;IF([.Q$3]=&quot;.2&quot;;&quot;_LEVEL2@2&quot;;IF([.Q$3]=&quot;.3&quot;;&quot;_LEVEL3@3&quot;))));[$DATA.$A$1:.$A$121];0);4)*[.Q13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R$2]&amp;&quot;_&quot;&amp;[.$I13]&amp;IF([.R$3]=&quot;Flat&quot;;&quot;&quot;;IF([.R$3]=&quot;.1&quot;;&quot;_LEVEL1@1&quot;;IF([.R$3]=&quot;.2&quot;;&quot;_LEVEL2@2&quot;;IF([.R$3]=&quot;.3&quot;;&quot;_LEVEL3@3&quot;))));[$DATA.$A$1:.$A$121];0);4)*[.R13]=0;&quot;&quot;;INDEX([$DATA.$A$1:.$D$121];MATCH([.R$2]&amp;&quot;_&quot;&amp;[.$I13]&amp;IF([.R$3]=&quot;Flat&quot;;&quot;&quot;;IF([.R$3]=&quot;.1&quot;;&quot;_LEVEL1@1&quot;;IF([.R$3]=&quot;.2&quot;;&quot;_LEVEL2@2&quot;;IF([.R$3]=&quot;.3&quot;;&quot;_LEVEL3@3&quot;))));[$DATA.$A$1:.$A$121];0);4)*[.R13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S$2]&amp;&quot;_&quot;&amp;[.$I13]&amp;IF([.S$3]=&quot;Flat&quot;;&quot;&quot;;IF([.S$3]=&quot;.1&quot;;&quot;_LEVEL1@1&quot;;IF([.S$3]=&quot;.2&quot;;&quot;_LEVEL2@2&quot;;IF([.S$3]=&quot;.3&quot;;&quot;_LEVEL3@3&quot;))));[$DATA.$A$1:.$A$121];0);4)*[.S13]=0;&quot;&quot;;INDEX([$DATA.$A$1:.$D$121];MATCH([.S$2]&amp;&quot;_&quot;&amp;[.$I13]&amp;IF([.S$3]=&quot;Flat&quot;;&quot;&quot;;IF([.S$3]=&quot;.1&quot;;&quot;_LEVEL1@1&quot;;IF([.S$3]=&quot;.2&quot;;&quot;_LEVEL2@2&quot;;IF([.S$3]=&quot;.3&quot;;&quot;_LEVEL3@3&quot;))));[$DATA.$A$1:.$A$121];0);4)*[.S13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T$2]&amp;&quot;_&quot;&amp;[.$I13]&amp;IF([.T$3]=&quot;Flat&quot;;&quot;&quot;;IF([.T$3]=&quot;.1&quot;;&quot;_LEVEL1@1&quot;;IF([.T$3]=&quot;.2&quot;;&quot;_LEVEL2@2&quot;;IF([.T$3]=&quot;.3&quot;;&quot;_LEVEL3@3&quot;))));[$DATA.$A$1:.$A$121];0);4)*[.T13]=0;&quot;&quot;;INDEX([$DATA.$A$1:.$D$121];MATCH([.T$2]&amp;&quot;_&quot;&amp;[.$I13]&amp;IF([.T$3]=&quot;Flat&quot;;&quot;&quot;;IF([.T$3]=&quot;.1&quot;;&quot;_LEVEL1@1&quot;;IF([.T$3]=&quot;.2&quot;;&quot;_LEVEL2@2&quot;;IF([.T$3]=&quot;.3&quot;;&quot;_LEVEL3@3&quot;))));[$DATA.$A$1:.$A$121];0);4)*[.T13])" office:value-type="string" office:string-value="" calcext:value-type="error">
            <text:p>#VALUE!</text:p>
          </table:table-cell>
          <table:table-cell table:style-name="ce148" table:number-matrix-columns-spanned="1" table:number-matrix-rows-spanned="1" table:formula="of:=IF(INDEX([$DATA.$A$1:.$D$121];MATCH([.U$2]&amp;&quot;_&quot;&amp;[.$I13]&amp;IF([.U$3]=&quot;Flat&quot;;&quot;&quot;;IF([.U$3]=&quot;.1&quot;;&quot;_LEVEL1@1&quot;;IF([.U$3]=&quot;.2&quot;;&quot;_LEVEL2@2&quot;;IF([.U$3]=&quot;.3&quot;;&quot;_LEVEL3@3&quot;))));[$DATA.$A$1:.$A$121];0);4)*[.U13]=0;&quot;&quot;;INDEX([$DATA.$A$1:.$D$121];MATCH([.U$2]&amp;&quot;_&quot;&amp;[.$I13]&amp;IF([.U$3]=&quot;Flat&quot;;&quot;&quot;;IF([.U$3]=&quot;.1&quot;;&quot;_LEVEL1@1&quot;;IF([.U$3]=&quot;.2&quot;;&quot;_LEVEL2@2&quot;;IF([.U$3]=&quot;.3&quot;;&quot;_LEVEL3@3&quot;))));[$DATA.$A$1:.$A$121];0);4)*[.U13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V$2]&amp;&quot;_&quot;&amp;[.$I13]&amp;IF([.V$3]=&quot;Flat&quot;;&quot;&quot;;IF([.V$3]=&quot;.1&quot;;&quot;_LEVEL1@1&quot;;IF([.V$3]=&quot;.2&quot;;&quot;_LEVEL2@2&quot;;IF([.V$3]=&quot;.3&quot;;&quot;_LEVEL3@3&quot;))));[$DATA.$A$1:.$A$121];0);4)*[.V13]=0;&quot;&quot;;INDEX([$DATA.$A$1:.$D$121];MATCH([.V$2]&amp;&quot;_&quot;&amp;[.$I13]&amp;IF([.V$3]=&quot;Flat&quot;;&quot;&quot;;IF([.V$3]=&quot;.1&quot;;&quot;_LEVEL1@1&quot;;IF([.V$3]=&quot;.2&quot;;&quot;_LEVEL2@2&quot;;IF([.V$3]=&quot;.3&quot;;&quot;_LEVEL3@3&quot;))));[$DATA.$A$1:.$A$121];0);4)*[.V13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W$2]&amp;&quot;_&quot;&amp;[.$I13]&amp;IF([.W$3]=&quot;Flat&quot;;&quot;&quot;;IF([.W$3]=&quot;.1&quot;;&quot;_LEVEL1@1&quot;;IF([.W$3]=&quot;.2&quot;;&quot;_LEVEL2@2&quot;;IF([.W$3]=&quot;.3&quot;;&quot;_LEVEL3@3&quot;))));[$DATA.$A$1:.$A$121];0);4)*[.W13]=0;&quot;&quot;;INDEX([$DATA.$A$1:.$D$121];MATCH([.W$2]&amp;&quot;_&quot;&amp;[.$I13]&amp;IF([.W$3]=&quot;Flat&quot;;&quot;&quot;;IF([.W$3]=&quot;.1&quot;;&quot;_LEVEL1@1&quot;;IF([.W$3]=&quot;.2&quot;;&quot;_LEVEL2@2&quot;;IF([.W$3]=&quot;.3&quot;;&quot;_LEVEL3@3&quot;))));[$DATA.$A$1:.$A$121];0);4)*[.W13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X$2]&amp;&quot;_&quot;&amp;[.$I13]&amp;IF([.X$3]=&quot;Flat&quot;;&quot;&quot;;IF([.X$3]=&quot;.1&quot;;&quot;_LEVEL1@1&quot;;IF([.X$3]=&quot;.2&quot;;&quot;_LEVEL2@2&quot;;IF([.X$3]=&quot;.3&quot;;&quot;_LEVEL3@3&quot;))));[$DATA.$A$1:.$A$121];0);4)*[.X13]=0;&quot;&quot;;INDEX([$DATA.$A$1:.$D$121];MATCH([.X$2]&amp;&quot;_&quot;&amp;[.$I13]&amp;IF([.X$3]=&quot;Flat&quot;;&quot;&quot;;IF([.X$3]=&quot;.1&quot;;&quot;_LEVEL1@1&quot;;IF([.X$3]=&quot;.2&quot;;&quot;_LEVEL2@2&quot;;IF([.X$3]=&quot;.3&quot;;&quot;_LEVEL3@3&quot;))));[$DATA.$A$1:.$A$121];0);4)*[.X13])" office:value-type="string" office:string-value="" calcext:value-type="error">
            <text:p>#VALUE!</text:p>
          </table:table-cell>
          <table:table-cell table:style-name="ce155" table:number-matrix-columns-spanned="1" table:number-matrix-rows-spanned="1" table:formula="of:=IF(INDEX([$DATA.$A$1:.$D$121];MATCH([.Y$2]&amp;&quot;_&quot;&amp;[.$I13]&amp;IF([.Y$3]=&quot;Flat&quot;;&quot;&quot;;IF([.Y$3]=&quot;.1&quot;;&quot;_LEVEL1@1&quot;;IF([.Y$3]=&quot;.2&quot;;&quot;_LEVEL2@2&quot;;IF([.Y$3]=&quot;.3&quot;;&quot;_LEVEL3@3&quot;))));[$DATA.$A$1:.$A$121];0);4)*[.Y13]=0;&quot;&quot;;INDEX([$DATA.$A$1:.$D$121];MATCH([.Y$2]&amp;&quot;_&quot;&amp;[.$I13]&amp;IF([.Y$3]=&quot;Flat&quot;;&quot;&quot;;IF([.Y$3]=&quot;.1&quot;;&quot;_LEVEL1@1&quot;;IF([.Y$3]=&quot;.2&quot;;&quot;_LEVEL2@2&quot;;IF([.Y$3]=&quot;.3&quot;;&quot;_LEVEL3@3&quot;))));[$DATA.$A$1:.$A$121];0);4)*[.Y13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Z$2]&amp;&quot;_&quot;&amp;[.$I13]&amp;IF([.Z$3]=&quot;Flat&quot;;&quot;&quot;;IF([.Z$3]=&quot;.1&quot;;&quot;_LEVEL1@1&quot;;IF([.Z$3]=&quot;.2&quot;;&quot;_LEVEL2@2&quot;;IF([.Z$3]=&quot;.3&quot;;&quot;_LEVEL3@3&quot;))));[$DATA.$A$1:.$A$121];0);4)*[.Z13]=0;&quot;&quot;;INDEX([$DATA.$A$1:.$D$121];MATCH([.Z$2]&amp;&quot;_&quot;&amp;[.$I13]&amp;IF([.Z$3]=&quot;Flat&quot;;&quot;&quot;;IF([.Z$3]=&quot;.1&quot;;&quot;_LEVEL1@1&quot;;IF([.Z$3]=&quot;.2&quot;;&quot;_LEVEL2@2&quot;;IF([.Z$3]=&quot;.3&quot;;&quot;_LEVEL3@3&quot;))));[$DATA.$A$1:.$A$121];0);4)*[.Z13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A$2]&amp;&quot;_&quot;&amp;[.$I13]&amp;IF([.AA$3]=&quot;Flat&quot;;&quot;&quot;;IF([.AA$3]=&quot;.1&quot;;&quot;_LEVEL1@1&quot;;IF([.AA$3]=&quot;.2&quot;;&quot;_LEVEL2@2&quot;;IF([.AA$3]=&quot;.3&quot;;&quot;_LEVEL3@3&quot;))));[$DATA.$A$1:.$A$121];0);4)*[.AA13]=0;&quot;&quot;;INDEX([$DATA.$A$1:.$D$121];MATCH([.AA$2]&amp;&quot;_&quot;&amp;[.$I13]&amp;IF([.AA$3]=&quot;Flat&quot;;&quot;&quot;;IF([.AA$3]=&quot;.1&quot;;&quot;_LEVEL1@1&quot;;IF([.AA$3]=&quot;.2&quot;;&quot;_LEVEL2@2&quot;;IF([.AA$3]=&quot;.3&quot;;&quot;_LEVEL3@3&quot;))));[$DATA.$A$1:.$A$121];0);4)*[.AA13])" office:value-type="string" office:string-value="" calcext:value-type="error">
            <text:p>#VALUE!</text:p>
          </table:table-cell>
          <table:table-cell table:style-name="ce161" table:number-matrix-columns-spanned="1" table:number-matrix-rows-spanned="1" table:formula="of:=IF(INDEX([$DATA.$A$1:.$D$121];MATCH([.AB$2]&amp;&quot;_&quot;&amp;[.$I13]&amp;IF([.AB$3]=&quot;Flat&quot;;&quot;&quot;;IF([.AB$3]=&quot;.1&quot;;&quot;_LEVEL1@1&quot;;IF([.AB$3]=&quot;.2&quot;;&quot;_LEVEL2@2&quot;;IF([.AB$3]=&quot;.3&quot;;&quot;_LEVEL3@3&quot;))));[$DATA.$A$1:.$A$121];0);4)*[.AB13]=0;&quot;&quot;;INDEX([$DATA.$A$1:.$D$121];MATCH([.AB$2]&amp;&quot;_&quot;&amp;[.$I13]&amp;IF([.AB$3]=&quot;Flat&quot;;&quot;&quot;;IF([.AB$3]=&quot;.1&quot;;&quot;_LEVEL1@1&quot;;IF([.AB$3]=&quot;.2&quot;;&quot;_LEVEL2@2&quot;;IF([.AB$3]=&quot;.3&quot;;&quot;_LEVEL3@3&quot;))));[$DATA.$A$1:.$A$121];0);4)*[.AB13])" office:value-type="string" office:string-value="" calcext:value-type="error">
            <text:p>#VALUE!</text:p>
          </table:table-cell>
          <table:table-cell table:style-name="ce167" table:number-matrix-columns-spanned="1" table:number-matrix-rows-spanned="1" table:formula="of:=IF(INDEX([$DATA.$A$1:.$D$121];MATCH([.AC$2]&amp;&quot;_&quot;&amp;[.$I13]&amp;IF([.AC$3]=&quot;Flat&quot;;&quot;&quot;;IF([.AC$3]=&quot;.1&quot;;&quot;_LEVEL1@1&quot;;IF([.AC$3]=&quot;.2&quot;;&quot;_LEVEL2@2&quot;;IF([.AC$3]=&quot;.3&quot;;&quot;_LEVEL3@3&quot;))));[$DATA.$A$1:.$A$121];0);4)*[.AC13]=0;&quot;&quot;;INDEX([$DATA.$A$1:.$D$121];MATCH([.AC$2]&amp;&quot;_&quot;&amp;[.$I13]&amp;IF([.AC$3]=&quot;Flat&quot;;&quot;&quot;;IF([.AC$3]=&quot;.1&quot;;&quot;_LEVEL1@1&quot;;IF([.AC$3]=&quot;.2&quot;;&quot;_LEVEL2@2&quot;;IF([.AC$3]=&quot;.3&quot;;&quot;_LEVEL3@3&quot;))));[$DATA.$A$1:.$A$121];0);4)*[.AC13])" office:value-type="string" office:string-value="" calcext:value-type="error">
            <text:p>#VALUE!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Imbuer</text:p>
          </table:table-cell>
          <table:table-cell table:style-name="ce125" office:value-type="string" calcext:value-type="string">
            <text:p>Metalbar</text:p>
          </table:table-cell>
          <table:table-cell table:style-name="ce132" table:number-matrix-columns-spanned="1" table:number-matrix-rows-spanned="1" table:formula="of:=IF(INDEX([$DATA.$A$1:.$D$121];MATCH([.J$2]&amp;&quot;_&quot;&amp;[.$I14]&amp;IF([.J$3]=&quot;Flat&quot;;&quot;&quot;;IF([.J$3]=&quot;.1&quot;;&quot;_LEVEL1@1&quot;;IF([.J$3]=&quot;.2&quot;;&quot;_LEVEL2@2&quot;;IF([.J$3]=&quot;.3&quot;;&quot;_LEVEL3@3&quot;))));[$DATA.$A$1:.$A$121];0);4)*[.J14]=0;&quot;&quot;;INDEX([$DATA.$A$1:.$D$121];MATCH([.J$2]&amp;&quot;_&quot;&amp;[.$I14]&amp;IF([.J$3]=&quot;Flat&quot;;&quot;&quot;;IF([.J$3]=&quot;.1&quot;;&quot;_LEVEL1@1&quot;;IF([.J$3]=&quot;.2&quot;;&quot;_LEVEL2@2&quot;;IF([.J$3]=&quot;.3&quot;;&quot;_LEVEL3@3&quot;))));[$DATA.$A$1:.$A$121];0);4)*[.J14])" office:value-type="float" office:value="324.908" calcext:value-type="float">
            <text:p>325 S</text:p>
          </table:table-cell>
          <table:table-cell table:style-name="ce132" table:number-matrix-columns-spanned="1" table:number-matrix-rows-spanned="1" table:formula="of:=IF(INDEX([$DATA.$A$1:.$D$121];MATCH([.K$2]&amp;&quot;_&quot;&amp;[.$I14]&amp;IF([.K$3]=&quot;Flat&quot;;&quot;&quot;;IF([.K$3]=&quot;.1&quot;;&quot;_LEVEL1@1&quot;;IF([.K$3]=&quot;.2&quot;;&quot;_LEVEL2@2&quot;;IF([.K$3]=&quot;.3&quot;;&quot;_LEVEL3@3&quot;))));[$DATA.$A$1:.$A$121];0);4)*[.K14]=0;&quot;&quot;;INDEX([$DATA.$A$1:.$D$121];MATCH([.K$2]&amp;&quot;_&quot;&amp;[.$I14]&amp;IF([.K$3]=&quot;Flat&quot;;&quot;&quot;;IF([.K$3]=&quot;.1&quot;;&quot;_LEVEL1@1&quot;;IF([.K$3]=&quot;.2&quot;;&quot;_LEVEL2@2&quot;;IF([.K$3]=&quot;.3&quot;;&quot;_LEVEL3@3&quot;))));[$DATA.$A$1:.$A$121];0);4)*[.K14])" office:value-type="float" office:value="30.56" calcext:value-type="float">
            <text:p>31 S</text:p>
          </table:table-cell>
          <table:table-cell table:style-name="ce132" table:number-matrix-columns-spanned="1" table:number-matrix-rows-spanned="1" table:formula="of:=IF(INDEX([$DATA.$A$1:.$D$121];MATCH([.L$2]&amp;&quot;_&quot;&amp;[.$I14]&amp;IF([.L$3]=&quot;Flat&quot;;&quot;&quot;;IF([.L$3]=&quot;.1&quot;;&quot;_LEVEL1@1&quot;;IF([.L$3]=&quot;.2&quot;;&quot;_LEVEL2@2&quot;;IF([.L$3]=&quot;.3&quot;;&quot;_LEVEL3@3&quot;))));[$DATA.$A$1:.$A$121];0);4)*[.L14]=0;&quot;&quot;;INDEX([$DATA.$A$1:.$D$121];MATCH([.L$2]&amp;&quot;_&quot;&amp;[.$I14]&amp;IF([.L$3]=&quot;Flat&quot;;&quot;&quot;;IF([.L$3]=&quot;.1&quot;;&quot;_LEVEL1@1&quot;;IF([.L$3]=&quot;.2&quot;;&quot;_LEVEL2@2&quot;;IF([.L$3]=&quot;.3&quot;;&quot;_LEVEL3@3&quot;))));[$DATA.$A$1:.$A$121];0);4)*[.L14])" office:value-type="float" office:value="21.592" calcext:value-type="float">
            <text:p>22 S</text:p>
          </table:table-cell>
          <table:table-cell table:style-name="ce132" table:number-matrix-columns-spanned="1" table:number-matrix-rows-spanned="1" table:formula="of:=IF(INDEX([$DATA.$A$1:.$D$121];MATCH([.M$2]&amp;&quot;_&quot;&amp;[.$I14]&amp;IF([.M$3]=&quot;Flat&quot;;&quot;&quot;;IF([.M$3]=&quot;.1&quot;;&quot;_LEVEL1@1&quot;;IF([.M$3]=&quot;.2&quot;;&quot;_LEVEL2@2&quot;;IF([.M$3]=&quot;.3&quot;;&quot;_LEVEL3@3&quot;))));[$DATA.$A$1:.$A$121];0);4)*[.M14]=0;&quot;&quot;;INDEX([$DATA.$A$1:.$D$121];MATCH([.M$2]&amp;&quot;_&quot;&amp;[.$I14]&amp;IF([.M$3]=&quot;Flat&quot;;&quot;&quot;;IF([.M$3]=&quot;.1&quot;;&quot;_LEVEL1@1&quot;;IF([.M$3]=&quot;.2&quot;;&quot;_LEVEL2@2&quot;;IF([.M$3]=&quot;.3&quot;;&quot;_LEVEL3@3&quot;))));[$DATA.$A$1:.$A$121];0);4)*[.M14])" office:value-type="float" office:value="6.5432" calcext:value-type="float">
            <text:p>07 S</text:p>
          </table:table-cell>
          <table:table-cell table:style-name="ce141" table:number-matrix-columns-spanned="1" table:number-matrix-rows-spanned="1" table:formula="of:=IF(INDEX([$DATA.$A$1:.$D$121];MATCH([.N$2]&amp;&quot;_&quot;&amp;[.$I14]&amp;IF([.N$3]=&quot;Flat&quot;;&quot;&quot;;IF([.N$3]=&quot;.1&quot;;&quot;_LEVEL1@1&quot;;IF([.N$3]=&quot;.2&quot;;&quot;_LEVEL2@2&quot;;IF([.N$3]=&quot;.3&quot;;&quot;_LEVEL3@3&quot;))));[$DATA.$A$1:.$A$121];0);4)*[.N14]=0;&quot;&quot;;INDEX([$DATA.$A$1:.$D$121];MATCH([.N$2]&amp;&quot;_&quot;&amp;[.$I14]&amp;IF([.N$3]=&quot;Flat&quot;;&quot;&quot;;IF([.N$3]=&quot;.1&quot;;&quot;_LEVEL1@1&quot;;IF([.N$3]=&quot;.2&quot;;&quot;_LEVEL2@2&quot;;IF([.N$3]=&quot;.3&quot;;&quot;_LEVEL3@3&quot;))));[$DATA.$A$1:.$A$121];0);4)*[.N14])" office:value-type="float" office:value="692.8852" calcext:value-type="float">
            <text:p>693 S</text:p>
          </table:table-cell>
          <table:table-cell table:style-name="ce141" table:number-matrix-columns-spanned="1" table:number-matrix-rows-spanned="1" table:formula="of:=IF(INDEX([$DATA.$A$1:.$D$121];MATCH([.O$2]&amp;&quot;_&quot;&amp;[.$I14]&amp;IF([.O$3]=&quot;Flat&quot;;&quot;&quot;;IF([.O$3]=&quot;.1&quot;;&quot;_LEVEL1@1&quot;;IF([.O$3]=&quot;.2&quot;;&quot;_LEVEL2@2&quot;;IF([.O$3]=&quot;.3&quot;;&quot;_LEVEL3@3&quot;))));[$DATA.$A$1:.$A$121];0);4)*[.O14]=0;&quot;&quot;;INDEX([$DATA.$A$1:.$D$121];MATCH([.O$2]&amp;&quot;_&quot;&amp;[.$I14]&amp;IF([.O$3]=&quot;Flat&quot;;&quot;&quot;;IF([.O$3]=&quot;.1&quot;;&quot;_LEVEL1@1&quot;;IF([.O$3]=&quot;.2&quot;;&quot;_LEVEL2@2&quot;;IF([.O$3]=&quot;.3&quot;;&quot;_LEVEL3@3&quot;))));[$DATA.$A$1:.$A$121];0);4)*[.O14])" office:value-type="float" office:value="72.44" calcext:value-type="float">
            <text:p>72 S</text:p>
          </table:table-cell>
          <table:table-cell table:style-name="ce141" table:number-matrix-columns-spanned="1" table:number-matrix-rows-spanned="1" table:formula="of:=IF(INDEX([$DATA.$A$1:.$D$121];MATCH([.P$2]&amp;&quot;_&quot;&amp;[.$I14]&amp;IF([.P$3]=&quot;Flat&quot;;&quot;&quot;;IF([.P$3]=&quot;.1&quot;;&quot;_LEVEL1@1&quot;;IF([.P$3]=&quot;.2&quot;;&quot;_LEVEL2@2&quot;;IF([.P$3]=&quot;.3&quot;;&quot;_LEVEL3@3&quot;))));[$DATA.$A$1:.$A$121];0);4)*[.P14]=0;&quot;&quot;;INDEX([$DATA.$A$1:.$D$121];MATCH([.P$2]&amp;&quot;_&quot;&amp;[.$I14]&amp;IF([.P$3]=&quot;Flat&quot;;&quot;&quot;;IF([.P$3]=&quot;.1&quot;;&quot;_LEVEL1@1&quot;;IF([.P$3]=&quot;.2&quot;;&quot;_LEVEL2@2&quot;;IF([.P$3]=&quot;.3&quot;;&quot;_LEVEL3@3&quot;))));[$DATA.$A$1:.$A$121];0);4)*[.P14])" office:value-type="float" office:value="22.304" calcext:value-type="float">
            <text:p>22 S</text:p>
          </table:table-cell>
          <table:table-cell table:style-name="ce141" table:number-matrix-columns-spanned="1" table:number-matrix-rows-spanned="1" table:formula="of:=IF(INDEX([$DATA.$A$1:.$D$121];MATCH([.Q$2]&amp;&quot;_&quot;&amp;[.$I14]&amp;IF([.Q$3]=&quot;Flat&quot;;&quot;&quot;;IF([.Q$3]=&quot;.1&quot;;&quot;_LEVEL1@1&quot;;IF([.Q$3]=&quot;.2&quot;;&quot;_LEVEL2@2&quot;;IF([.Q$3]=&quot;.3&quot;;&quot;_LEVEL3@3&quot;))));[$DATA.$A$1:.$A$121];0);4)*[.Q14]=0;&quot;&quot;;INDEX([$DATA.$A$1:.$D$121];MATCH([.Q$2]&amp;&quot;_&quot;&amp;[.$I14]&amp;IF([.Q$3]=&quot;Flat&quot;;&quot;&quot;;IF([.Q$3]=&quot;.1&quot;;&quot;_LEVEL1@1&quot;;IF([.Q$3]=&quot;.2&quot;;&quot;_LEVEL2@2&quot;;IF([.Q$3]=&quot;.3&quot;;&quot;_LEVEL3@3&quot;))));[$DATA.$A$1:.$A$121];0);4)*[.Q14])" office:value-type="float" office:value="4.6984" calcext:value-type="float">
            <text:p>05 S</text:p>
          </table:table-cell>
          <table:table-cell table:style-name="ce148" table:number-matrix-columns-spanned="1" table:number-matrix-rows-spanned="1" table:formula="of:=IF(INDEX([$DATA.$A$1:.$D$121];MATCH([.R$2]&amp;&quot;_&quot;&amp;[.$I14]&amp;IF([.R$3]=&quot;Flat&quot;;&quot;&quot;;IF([.R$3]=&quot;.1&quot;;&quot;_LEVEL1@1&quot;;IF([.R$3]=&quot;.2&quot;;&quot;_LEVEL2@2&quot;;IF([.R$3]=&quot;.3&quot;;&quot;_LEVEL3@3&quot;))));[$DATA.$A$1:.$A$121];0);4)*[.R14]=0;&quot;&quot;;INDEX([$DATA.$A$1:.$D$121];MATCH([.R$2]&amp;&quot;_&quot;&amp;[.$I14]&amp;IF([.R$3]=&quot;Flat&quot;;&quot;&quot;;IF([.R$3]=&quot;.1&quot;;&quot;_LEVEL1@1&quot;;IF([.R$3]=&quot;.2&quot;;&quot;_LEVEL2@2&quot;;IF([.R$3]=&quot;.3&quot;;&quot;_LEVEL3@3&quot;))));[$DATA.$A$1:.$A$121];0);4)*[.R14])" office:value-type="float" office:value="1258.75092315" calcext:value-type="float">
            <text:p>1,259 S</text:p>
          </table:table-cell>
          <table:table-cell table:style-name="ce148" table:number-matrix-columns-spanned="1" table:number-matrix-rows-spanned="1" table:formula="of:=IF(INDEX([$DATA.$A$1:.$D$121];MATCH([.S$2]&amp;&quot;_&quot;&amp;[.$I14]&amp;IF([.S$3]=&quot;Flat&quot;;&quot;&quot;;IF([.S$3]=&quot;.1&quot;;&quot;_LEVEL1@1&quot;;IF([.S$3]=&quot;.2&quot;;&quot;_LEVEL2@2&quot;;IF([.S$3]=&quot;.3&quot;;&quot;_LEVEL3@3&quot;))));[$DATA.$A$1:.$A$121];0);4)*[.S14]=0;&quot;&quot;;INDEX([$DATA.$A$1:.$D$121];MATCH([.S$2]&amp;&quot;_&quot;&amp;[.$I14]&amp;IF([.S$3]=&quot;Flat&quot;;&quot;&quot;;IF([.S$3]=&quot;.1&quot;;&quot;_LEVEL1@1&quot;;IF([.S$3]=&quot;.2&quot;;&quot;_LEVEL2@2&quot;;IF([.S$3]=&quot;.3&quot;;&quot;_LEVEL3@3&quot;))));[$DATA.$A$1:.$A$121];0);4)*[.S14])" office:value-type="float" office:value="142.23111" calcext:value-type="float">
            <text:p>142 S</text:p>
          </table:table-cell>
          <table:table-cell table:style-name="ce148" table:number-matrix-columns-spanned="1" table:number-matrix-rows-spanned="1" table:formula="of:=IF(INDEX([$DATA.$A$1:.$D$121];MATCH([.T$2]&amp;&quot;_&quot;&amp;[.$I14]&amp;IF([.T$3]=&quot;Flat&quot;;&quot;&quot;;IF([.T$3]=&quot;.1&quot;;&quot;_LEVEL1@1&quot;;IF([.T$3]=&quot;.2&quot;;&quot;_LEVEL2@2&quot;;IF([.T$3]=&quot;.3&quot;;&quot;_LEVEL3@3&quot;))));[$DATA.$A$1:.$A$121];0);4)*[.T14]=0;&quot;&quot;;INDEX([$DATA.$A$1:.$D$121];MATCH([.T$2]&amp;&quot;_&quot;&amp;[.$I14]&amp;IF([.T$3]=&quot;Flat&quot;;&quot;&quot;;IF([.T$3]=&quot;.1&quot;;&quot;_LEVEL1@1&quot;;IF([.T$3]=&quot;.2&quot;;&quot;_LEVEL2@2&quot;;IF([.T$3]=&quot;.3&quot;;&quot;_LEVEL3@3&quot;))));[$DATA.$A$1:.$A$121];0);4)*[.T14])" office:value-type="float" office:value="42.34402" calcext:value-type="float">
            <text:p>42 S</text:p>
          </table:table-cell>
          <table:table-cell table:style-name="ce148" table:number-matrix-columns-spanned="1" table:number-matrix-rows-spanned="1" table:formula="of:=IF(INDEX([$DATA.$A$1:.$D$121];MATCH([.U$2]&amp;&quot;_&quot;&amp;[.$I14]&amp;IF([.U$3]=&quot;Flat&quot;;&quot;&quot;;IF([.U$3]=&quot;.1&quot;;&quot;_LEVEL1@1&quot;;IF([.U$3]=&quot;.2&quot;;&quot;_LEVEL2@2&quot;;IF([.U$3]=&quot;.3&quot;;&quot;_LEVEL3@3&quot;))));[$DATA.$A$1:.$A$121];0);4)*[.U14]=0;&quot;&quot;;INDEX([$DATA.$A$1:.$D$121];MATCH([.U$2]&amp;&quot;_&quot;&amp;[.$I14]&amp;IF([.U$3]=&quot;Flat&quot;;&quot;&quot;;IF([.U$3]=&quot;.1&quot;;&quot;_LEVEL1@1&quot;;IF([.U$3]=&quot;.2&quot;;&quot;_LEVEL2@2&quot;;IF([.U$3]=&quot;.3&quot;;&quot;_LEVEL3@3&quot;))));[$DATA.$A$1:.$A$121];0);4)*[.U14])" office:value-type="float" office:value="12.7992" calcext:value-type="float">
            <text:p>13 S</text:p>
          </table:table-cell>
          <table:table-cell table:style-name="ce155" table:number-matrix-columns-spanned="1" table:number-matrix-rows-spanned="1" table:formula="of:=IF(INDEX([$DATA.$A$1:.$D$121];MATCH([.V$2]&amp;&quot;_&quot;&amp;[.$I14]&amp;IF([.V$3]=&quot;Flat&quot;;&quot;&quot;;IF([.V$3]=&quot;.1&quot;;&quot;_LEVEL1@1&quot;;IF([.V$3]=&quot;.2&quot;;&quot;_LEVEL2@2&quot;;IF([.V$3]=&quot;.3&quot;;&quot;_LEVEL3@3&quot;))));[$DATA.$A$1:.$A$121];0);4)*[.V14]=0;&quot;&quot;;INDEX([$DATA.$A$1:.$D$121];MATCH([.V$2]&amp;&quot;_&quot;&amp;[.$I14]&amp;IF([.V$3]=&quot;Flat&quot;;&quot;&quot;;IF([.V$3]=&quot;.1&quot;;&quot;_LEVEL1@1&quot;;IF([.V$3]=&quot;.2&quot;;&quot;_LEVEL2@2&quot;;IF([.V$3]=&quot;.3&quot;;&quot;_LEVEL3@3&quot;))));[$DATA.$A$1:.$A$121];0);4)*[.V14])" office:value-type="float" office:value="2173.1099447" calcext:value-type="float">
            <text:p>2,173 S</text:p>
          </table:table-cell>
          <table:table-cell table:style-name="ce155" table:number-matrix-columns-spanned="1" table:number-matrix-rows-spanned="1" table:formula="of:=IF(INDEX([$DATA.$A$1:.$D$121];MATCH([.W$2]&amp;&quot;_&quot;&amp;[.$I14]&amp;IF([.W$3]=&quot;Flat&quot;;&quot;&quot;;IF([.W$3]=&quot;.1&quot;;&quot;_LEVEL1@1&quot;;IF([.W$3]=&quot;.2&quot;;&quot;_LEVEL2@2&quot;;IF([.W$3]=&quot;.3&quot;;&quot;_LEVEL3@3&quot;))));[$DATA.$A$1:.$A$121];0);4)*[.W14]=0;&quot;&quot;;INDEX([$DATA.$A$1:.$D$121];MATCH([.W$2]&amp;&quot;_&quot;&amp;[.$I14]&amp;IF([.W$3]=&quot;Flat&quot;;&quot;&quot;;IF([.W$3]=&quot;.1&quot;;&quot;_LEVEL1@1&quot;;IF([.W$3]=&quot;.2&quot;;&quot;_LEVEL2@2&quot;;IF([.W$3]=&quot;.3&quot;;&quot;_LEVEL3@3&quot;))));[$DATA.$A$1:.$A$121];0);4)*[.W14])" office:value-type="float" office:value="314.09179" calcext:value-type="float">
            <text:p>314 S</text:p>
          </table:table-cell>
          <table:table-cell table:style-name="ce155" table:number-matrix-columns-spanned="1" table:number-matrix-rows-spanned="1" table:formula="of:=IF(INDEX([$DATA.$A$1:.$D$121];MATCH([.X$2]&amp;&quot;_&quot;&amp;[.$I14]&amp;IF([.X$3]=&quot;Flat&quot;;&quot;&quot;;IF([.X$3]=&quot;.1&quot;;&quot;_LEVEL1@1&quot;;IF([.X$3]=&quot;.2&quot;;&quot;_LEVEL2@2&quot;;IF([.X$3]=&quot;.3&quot;;&quot;_LEVEL3@3&quot;))));[$DATA.$A$1:.$A$121];0);4)*[.X14]=0;&quot;&quot;;INDEX([$DATA.$A$1:.$D$121];MATCH([.X$2]&amp;&quot;_&quot;&amp;[.$I14]&amp;IF([.X$3]=&quot;Flat&quot;;&quot;&quot;;IF([.X$3]=&quot;.1&quot;;&quot;_LEVEL1@1&quot;;IF([.X$3]=&quot;.2&quot;;&quot;_LEVEL2@2&quot;;IF([.X$3]=&quot;.3&quot;;&quot;_LEVEL3@3&quot;))));[$DATA.$A$1:.$A$121];0);4)*[.X14])" office:value-type="float" office:value="75.736179" calcext:value-type="float">
            <text:p>76 S</text:p>
          </table:table-cell>
          <table:table-cell table:style-name="ce155" table:number-matrix-columns-spanned="1" table:number-matrix-rows-spanned="1" table:formula="of:=IF(INDEX([$DATA.$A$1:.$D$121];MATCH([.Y$2]&amp;&quot;_&quot;&amp;[.$I14]&amp;IF([.Y$3]=&quot;Flat&quot;;&quot;&quot;;IF([.Y$3]=&quot;.1&quot;;&quot;_LEVEL1@1&quot;;IF([.Y$3]=&quot;.2&quot;;&quot;_LEVEL2@2&quot;;IF([.Y$3]=&quot;.3&quot;;&quot;_LEVEL3@3&quot;))));[$DATA.$A$1:.$A$121];0);4)*[.Y14]=0;&quot;&quot;;INDEX([$DATA.$A$1:.$D$121];MATCH([.Y$2]&amp;&quot;_&quot;&amp;[.$I14]&amp;IF([.Y$3]=&quot;Flat&quot;;&quot;&quot;;IF([.Y$3]=&quot;.1&quot;;&quot;_LEVEL1@1&quot;;IF([.Y$3]=&quot;.2&quot;;&quot;_LEVEL2@2&quot;;IF([.Y$3]=&quot;.3&quot;;&quot;_LEVEL3@3&quot;))));[$DATA.$A$1:.$A$121];0);4)*[.Y14])" office:value-type="float" office:value="21.7454264" calcext:value-type="float">
            <text:p>22 S</text:p>
          </table:table-cell>
          <table:table-cell table:style-name="ce161" table:number-matrix-columns-spanned="1" table:number-matrix-rows-spanned="1" table:formula="of:=IF(INDEX([$DATA.$A$1:.$D$121];MATCH([.Z$2]&amp;&quot;_&quot;&amp;[.$I14]&amp;IF([.Z$3]=&quot;Flat&quot;;&quot;&quot;;IF([.Z$3]=&quot;.1&quot;;&quot;_LEVEL1@1&quot;;IF([.Z$3]=&quot;.2&quot;;&quot;_LEVEL2@2&quot;;IF([.Z$3]=&quot;.3&quot;;&quot;_LEVEL3@3&quot;))));[$DATA.$A$1:.$A$121];0);4)*[.Z14]=0;&quot;&quot;;INDEX([$DATA.$A$1:.$D$121];MATCH([.Z$2]&amp;&quot;_&quot;&amp;[.$I14]&amp;IF([.Z$3]=&quot;Flat&quot;;&quot;&quot;;IF([.Z$3]=&quot;.1&quot;;&quot;_LEVEL1@1&quot;;IF([.Z$3]=&quot;.2&quot;;&quot;_LEVEL2@2&quot;;IF([.Z$3]=&quot;.3&quot;;&quot;_LEVEL3@3&quot;))));[$DATA.$A$1:.$A$121];0);4)*[.Z14])" office:value-type="float" office:value="4450.8618" calcext:value-type="float">
            <text:p>4,451 S</text:p>
          </table:table-cell>
          <table:table-cell table:style-name="ce161" table:number-matrix-columns-spanned="1" table:number-matrix-rows-spanned="1" table:formula="of:=IF(INDEX([$DATA.$A$1:.$D$121];MATCH([.AA$2]&amp;&quot;_&quot;&amp;[.$I14]&amp;IF([.AA$3]=&quot;Flat&quot;;&quot;&quot;;IF([.AA$3]=&quot;.1&quot;;&quot;_LEVEL1@1&quot;;IF([.AA$3]=&quot;.2&quot;;&quot;_LEVEL2@2&quot;;IF([.AA$3]=&quot;.3&quot;;&quot;_LEVEL3@3&quot;))));[$DATA.$A$1:.$A$121];0);4)*[.AA14]=0;&quot;&quot;;INDEX([$DATA.$A$1:.$D$121];MATCH([.AA$2]&amp;&quot;_&quot;&amp;[.$I14]&amp;IF([.AA$3]=&quot;Flat&quot;;&quot;&quot;;IF([.AA$3]=&quot;.1&quot;;&quot;_LEVEL1@1&quot;;IF([.AA$3]=&quot;.2&quot;;&quot;_LEVEL2@2&quot;;IF([.AA$3]=&quot;.3&quot;;&quot;_LEVEL3@3&quot;))));[$DATA.$A$1:.$A$121];0);4)*[.AA14])" office:value-type="float" office:value="706.64" calcext:value-type="float">
            <text:p>707 S</text:p>
          </table:table-cell>
          <table:table-cell table:style-name="ce161" table:number-matrix-columns-spanned="1" table:number-matrix-rows-spanned="1" table:formula="of:=IF(INDEX([$DATA.$A$1:.$D$121];MATCH([.AB$2]&amp;&quot;_&quot;&amp;[.$I14]&amp;IF([.AB$3]=&quot;Flat&quot;;&quot;&quot;;IF([.AB$3]=&quot;.1&quot;;&quot;_LEVEL1@1&quot;;IF([.AB$3]=&quot;.2&quot;;&quot;_LEVEL2@2&quot;;IF([.AB$3]=&quot;.3&quot;;&quot;_LEVEL3@3&quot;))));[$DATA.$A$1:.$A$121];0);4)*[.AB14]=0;&quot;&quot;;INDEX([$DATA.$A$1:.$D$121];MATCH([.AB$2]&amp;&quot;_&quot;&amp;[.$I14]&amp;IF([.AB$3]=&quot;Flat&quot;;&quot;&quot;;IF([.AB$3]=&quot;.1&quot;;&quot;_LEVEL1@1&quot;;IF([.AB$3]=&quot;.2&quot;;&quot;_LEVEL2@2&quot;;IF([.AB$3]=&quot;.3&quot;;&quot;_LEVEL3@3&quot;))));[$DATA.$A$1:.$A$121];0);4)*[.AB14])" office:value-type="float" office:value="146.322" calcext:value-type="float">
            <text:p>146 S</text:p>
          </table:table-cell>
          <table:table-cell table:style-name="ce167" table:number-matrix-columns-spanned="1" table:number-matrix-rows-spanned="1" table:formula="of:=IF(INDEX([$DATA.$A$1:.$D$121];MATCH([.AC$2]&amp;&quot;_&quot;&amp;[.$I14]&amp;IF([.AC$3]=&quot;Flat&quot;;&quot;&quot;;IF([.AC$3]=&quot;.1&quot;;&quot;_LEVEL1@1&quot;;IF([.AC$3]=&quot;.2&quot;;&quot;_LEVEL2@2&quot;;IF([.AC$3]=&quot;.3&quot;;&quot;_LEVEL3@3&quot;))));[$DATA.$A$1:.$A$121];0);4)*[.AC14]=0;&quot;&quot;;INDEX([$DATA.$A$1:.$D$121];MATCH([.AC$2]&amp;&quot;_&quot;&amp;[.$I14]&amp;IF([.AC$3]=&quot;Flat&quot;;&quot;&quot;;IF([.AC$3]=&quot;.1&quot;;&quot;_LEVEL1@1&quot;;IF([.AC$3]=&quot;.2&quot;;&quot;_LEVEL2@2&quot;;IF([.AC$3]=&quot;.3&quot;;&quot;_LEVEL3@3&quot;))));[$DATA.$A$1:.$A$121];0);4)*[.AC14])" office:value-type="float" office:value="37.9564" calcext:value-type="float">
            <text:p>38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1" office:value-type="string" calcext:value-type="string">
            <text:p>Imbuer</text:p>
          </table:table-cell>
          <table:table-cell table:style-name="ce126" office:value-type="string" calcext:value-type="string">
            <text:p>Planks</text:p>
          </table:table-cell>
          <table:table-cell table:style-name="ce133" table:number-matrix-columns-spanned="1" table:number-matrix-rows-spanned="1" table:formula="of:=IF(INDEX([$DATA.$A$1:.$D$121];MATCH([.J$2]&amp;&quot;_&quot;&amp;[.$I15]&amp;IF([.J$3]=&quot;Flat&quot;;&quot;&quot;;IF([.J$3]=&quot;.1&quot;;&quot;_LEVEL1@1&quot;;IF([.J$3]=&quot;.2&quot;;&quot;_LEVEL2@2&quot;;IF([.J$3]=&quot;.3&quot;;&quot;_LEVEL3@3&quot;))));[$DATA.$A$1:.$A$121];0);4)*[.J15]=0;&quot;&quot;;INDEX([$DATA.$A$1:.$D$121];MATCH([.J$2]&amp;&quot;_&quot;&amp;[.$I15]&amp;IF([.J$3]=&quot;Flat&quot;;&quot;&quot;;IF([.J$3]=&quot;.1&quot;;&quot;_LEVEL1@1&quot;;IF([.J$3]=&quot;.2&quot;;&quot;_LEVEL2@2&quot;;IF([.J$3]=&quot;.3&quot;;&quot;_LEVEL3@3&quot;))));[$DATA.$A$1:.$A$121];0);4)*[.J15])" office:value-type="float" office:value="1221.0496" calcext:value-type="float">
            <text:p>1,221 S</text:p>
          </table:table-cell>
          <table:table-cell table:style-name="ce133" table:number-matrix-columns-spanned="1" table:number-matrix-rows-spanned="1" table:formula="of:=IF(INDEX([$DATA.$A$1:.$D$121];MATCH([.K$2]&amp;&quot;_&quot;&amp;[.$I15]&amp;IF([.K$3]=&quot;Flat&quot;;&quot;&quot;;IF([.K$3]=&quot;.1&quot;;&quot;_LEVEL1@1&quot;;IF([.K$3]=&quot;.2&quot;;&quot;_LEVEL2@2&quot;;IF([.K$3]=&quot;.3&quot;;&quot;_LEVEL3@3&quot;))));[$DATA.$A$1:.$A$121];0);4)*[.K15]=0;&quot;&quot;;INDEX([$DATA.$A$1:.$D$121];MATCH([.K$2]&amp;&quot;_&quot;&amp;[.$I15]&amp;IF([.K$3]=&quot;Flat&quot;;&quot;&quot;;IF([.K$3]=&quot;.1&quot;;&quot;_LEVEL1@1&quot;;IF([.K$3]=&quot;.2&quot;;&quot;_LEVEL2@2&quot;;IF([.K$3]=&quot;.3&quot;;&quot;_LEVEL3@3&quot;))));[$DATA.$A$1:.$A$121];0);4)*[.K15])" office:value-type="float" office:value="99.2" calcext:value-type="float">
            <text:p>99 S</text:p>
          </table:table-cell>
          <table:table-cell table:style-name="ce133" table:number-matrix-columns-spanned="1" table:number-matrix-rows-spanned="1" table:formula="of:=IF(INDEX([$DATA.$A$1:.$D$121];MATCH([.L$2]&amp;&quot;_&quot;&amp;[.$I15]&amp;IF([.L$3]=&quot;Flat&quot;;&quot;&quot;;IF([.L$3]=&quot;.1&quot;;&quot;_LEVEL1@1&quot;;IF([.L$3]=&quot;.2&quot;;&quot;_LEVEL2@2&quot;;IF([.L$3]=&quot;.3&quot;;&quot;_LEVEL3@3&quot;))));[$DATA.$A$1:.$A$121];0);4)*[.L15]=0;&quot;&quot;;INDEX([$DATA.$A$1:.$D$121];MATCH([.L$2]&amp;&quot;_&quot;&amp;[.$I15]&amp;IF([.L$3]=&quot;Flat&quot;;&quot;&quot;;IF([.L$3]=&quot;.1&quot;;&quot;_LEVEL1@1&quot;;IF([.L$3]=&quot;.2&quot;;&quot;_LEVEL2@2&quot;;IF([.L$3]=&quot;.3&quot;;&quot;_LEVEL3@3&quot;))));[$DATA.$A$1:.$A$121];0);4)*[.L15])" office:value-type="float" office:value="39.36" calcext:value-type="float">
            <text:p>39 S</text:p>
          </table:table-cell>
          <table:table-cell table:style-name="ce133" table:number-matrix-columns-spanned="1" table:number-matrix-rows-spanned="1" table:formula="of:=IF(INDEX([$DATA.$A$1:.$D$121];MATCH([.M$2]&amp;&quot;_&quot;&amp;[.$I15]&amp;IF([.M$3]=&quot;Flat&quot;;&quot;&quot;;IF([.M$3]=&quot;.1&quot;;&quot;_LEVEL1@1&quot;;IF([.M$3]=&quot;.2&quot;;&quot;_LEVEL2@2&quot;;IF([.M$3]=&quot;.3&quot;;&quot;_LEVEL3@3&quot;))));[$DATA.$A$1:.$A$121];0);4)*[.M15]=0;&quot;&quot;;INDEX([$DATA.$A$1:.$D$121];MATCH([.M$2]&amp;&quot;_&quot;&amp;[.$I15]&amp;IF([.M$3]=&quot;Flat&quot;;&quot;&quot;;IF([.M$3]=&quot;.1&quot;;&quot;_LEVEL1@1&quot;;IF([.M$3]=&quot;.2&quot;;&quot;_LEVEL2@2&quot;;IF([.M$3]=&quot;.3&quot;;&quot;_LEVEL3@3&quot;))));[$DATA.$A$1:.$A$121];0);4)*[.M15])" office:value-type="float" office:value="19.5232" calcext:value-type="float">
            <text:p>20 S</text:p>
          </table:table-cell>
          <table:table-cell table:style-name="ce142" table:number-matrix-columns-spanned="1" table:number-matrix-rows-spanned="1" table:formula="of:=IF(INDEX([$DATA.$A$1:.$D$121];MATCH([.N$2]&amp;&quot;_&quot;&amp;[.$I15]&amp;IF([.N$3]=&quot;Flat&quot;;&quot;&quot;;IF([.N$3]=&quot;.1&quot;;&quot;_LEVEL1@1&quot;;IF([.N$3]=&quot;.2&quot;;&quot;_LEVEL2@2&quot;;IF([.N$3]=&quot;.3&quot;;&quot;_LEVEL3@3&quot;))));[$DATA.$A$1:.$A$121];0);4)*[.N15]=0;&quot;&quot;;INDEX([$DATA.$A$1:.$D$121];MATCH([.N$2]&amp;&quot;_&quot;&amp;[.$I15]&amp;IF([.N$3]=&quot;Flat&quot;;&quot;&quot;;IF([.N$3]=&quot;.1&quot;;&quot;_LEVEL1@1&quot;;IF([.N$3]=&quot;.2&quot;;&quot;_LEVEL2@2&quot;;IF([.N$3]=&quot;.3&quot;;&quot;_LEVEL3@3&quot;))));[$DATA.$A$1:.$A$121];0);4)*[.N15])" office:value-type="float" office:value="2831.9888" calcext:value-type="float">
            <text:p>2,832 S</text:p>
          </table:table-cell>
          <table:table-cell table:style-name="ce142" table:number-matrix-columns-spanned="1" table:number-matrix-rows-spanned="1" table:formula="of:=IF(INDEX([$DATA.$A$1:.$D$121];MATCH([.O$2]&amp;&quot;_&quot;&amp;[.$I15]&amp;IF([.O$3]=&quot;Flat&quot;;&quot;&quot;;IF([.O$3]=&quot;.1&quot;;&quot;_LEVEL1@1&quot;;IF([.O$3]=&quot;.2&quot;;&quot;_LEVEL2@2&quot;;IF([.O$3]=&quot;.3&quot;;&quot;_LEVEL3@3&quot;))));[$DATA.$A$1:.$A$121];0);4)*[.O15]=0;&quot;&quot;;INDEX([$DATA.$A$1:.$D$121];MATCH([.O$2]&amp;&quot;_&quot;&amp;[.$I15]&amp;IF([.O$3]=&quot;Flat&quot;;&quot;&quot;;IF([.O$3]=&quot;.1&quot;;&quot;_LEVEL1@1&quot;;IF([.O$3]=&quot;.2&quot;;&quot;_LEVEL2@2&quot;;IF([.O$3]=&quot;.3&quot;;&quot;_LEVEL3@3&quot;))));[$DATA.$A$1:.$A$121];0);4)*[.O15])" office:value-type="float" office:value="277.6" calcext:value-type="float">
            <text:p>278 S</text:p>
          </table:table-cell>
          <table:table-cell table:style-name="ce142" table:number-matrix-columns-spanned="1" table:number-matrix-rows-spanned="1" table:formula="of:=IF(INDEX([$DATA.$A$1:.$D$121];MATCH([.P$2]&amp;&quot;_&quot;&amp;[.$I15]&amp;IF([.P$3]=&quot;Flat&quot;;&quot;&quot;;IF([.P$3]=&quot;.1&quot;;&quot;_LEVEL1@1&quot;;IF([.P$3]=&quot;.2&quot;;&quot;_LEVEL2@2&quot;;IF([.P$3]=&quot;.3&quot;;&quot;_LEVEL3@3&quot;))));[$DATA.$A$1:.$A$121];0);4)*[.P15]=0;&quot;&quot;;INDEX([$DATA.$A$1:.$D$121];MATCH([.P$2]&amp;&quot;_&quot;&amp;[.$I15]&amp;IF([.P$3]=&quot;Flat&quot;;&quot;&quot;;IF([.P$3]=&quot;.1&quot;;&quot;_LEVEL1@1&quot;;IF([.P$3]=&quot;.2&quot;;&quot;_LEVEL2@2&quot;;IF([.P$3]=&quot;.3&quot;;&quot;_LEVEL3@3&quot;))));[$DATA.$A$1:.$A$121];0);4)*[.P15])" office:value-type="float" office:value="83.12" calcext:value-type="float">
            <text:p>83 S</text:p>
          </table:table-cell>
          <table:table-cell table:style-name="ce142" table:number-matrix-columns-spanned="1" table:number-matrix-rows-spanned="1" table:formula="of:=IF(INDEX([$DATA.$A$1:.$D$121];MATCH([.Q$2]&amp;&quot;_&quot;&amp;[.$I15]&amp;IF([.Q$3]=&quot;Flat&quot;;&quot;&quot;;IF([.Q$3]=&quot;.1&quot;;&quot;_LEVEL1@1&quot;;IF([.Q$3]=&quot;.2&quot;;&quot;_LEVEL2@2&quot;;IF([.Q$3]=&quot;.3&quot;;&quot;_LEVEL3@3&quot;))));[$DATA.$A$1:.$A$121];0);4)*[.Q15]=0;&quot;&quot;;INDEX([$DATA.$A$1:.$D$121];MATCH([.Q$2]&amp;&quot;_&quot;&amp;[.$I15]&amp;IF([.Q$3]=&quot;Flat&quot;;&quot;&quot;;IF([.Q$3]=&quot;.1&quot;;&quot;_LEVEL1@1&quot;;IF([.Q$3]=&quot;.2&quot;;&quot;_LEVEL2@2&quot;;IF([.Q$3]=&quot;.3&quot;;&quot;_LEVEL3@3&quot;))));[$DATA.$A$1:.$A$121];0);4)*[.Q15])" office:value-type="float" office:value="28.8" calcext:value-type="float">
            <text:p>29 S</text:p>
          </table:table-cell>
          <table:table-cell table:style-name="ce149" table:number-matrix-columns-spanned="1" table:number-matrix-rows-spanned="1" table:formula="of:=IF(INDEX([$DATA.$A$1:.$D$121];MATCH([.R$2]&amp;&quot;_&quot;&amp;[.$I15]&amp;IF([.R$3]=&quot;Flat&quot;;&quot;&quot;;IF([.R$3]=&quot;.1&quot;;&quot;_LEVEL1@1&quot;;IF([.R$3]=&quot;.2&quot;;&quot;_LEVEL2@2&quot;;IF([.R$3]=&quot;.3&quot;;&quot;_LEVEL3@3&quot;))));[$DATA.$A$1:.$A$121];0);4)*[.R15]=0;&quot;&quot;;INDEX([$DATA.$A$1:.$D$121];MATCH([.R$2]&amp;&quot;_&quot;&amp;[.$I15]&amp;IF([.R$3]=&quot;Flat&quot;;&quot;&quot;;IF([.R$3]=&quot;.1&quot;;&quot;_LEVEL1@1&quot;;IF([.R$3]=&quot;.2&quot;;&quot;_LEVEL2@2&quot;;IF([.R$3]=&quot;.3&quot;;&quot;_LEVEL3@3&quot;))));[$DATA.$A$1:.$A$121];0);4)*[.R15])" office:value-type="float" office:value="3799.9267564" calcext:value-type="float">
            <text:p>3,800 S</text:p>
          </table:table-cell>
          <table:table-cell table:style-name="ce149" table:number-matrix-columns-spanned="1" table:number-matrix-rows-spanned="1" table:formula="of:=IF(INDEX([$DATA.$A$1:.$D$121];MATCH([.S$2]&amp;&quot;_&quot;&amp;[.$I15]&amp;IF([.S$3]=&quot;Flat&quot;;&quot;&quot;;IF([.S$3]=&quot;.1&quot;;&quot;_LEVEL1@1&quot;;IF([.S$3]=&quot;.2&quot;;&quot;_LEVEL2@2&quot;;IF([.S$3]=&quot;.3&quot;;&quot;_LEVEL3@3&quot;))));[$DATA.$A$1:.$A$121];0);4)*[.S15]=0;&quot;&quot;;INDEX([$DATA.$A$1:.$D$121];MATCH([.S$2]&amp;&quot;_&quot;&amp;[.$I15]&amp;IF([.S$3]=&quot;Flat&quot;;&quot;&quot;;IF([.S$3]=&quot;.1&quot;;&quot;_LEVEL1@1&quot;;IF([.S$3]=&quot;.2&quot;;&quot;_LEVEL2@2&quot;;IF([.S$3]=&quot;.3&quot;;&quot;_LEVEL3@3&quot;))));[$DATA.$A$1:.$A$121];0);4)*[.S15])" office:value-type="float" office:value="463.11772" calcext:value-type="float">
            <text:p>463 S</text:p>
          </table:table-cell>
          <table:table-cell table:style-name="ce149" table:number-matrix-columns-spanned="1" table:number-matrix-rows-spanned="1" table:formula="of:=IF(INDEX([$DATA.$A$1:.$D$121];MATCH([.T$2]&amp;&quot;_&quot;&amp;[.$I15]&amp;IF([.T$3]=&quot;Flat&quot;;&quot;&quot;;IF([.T$3]=&quot;.1&quot;;&quot;_LEVEL1@1&quot;;IF([.T$3]=&quot;.2&quot;;&quot;_LEVEL2@2&quot;;IF([.T$3]=&quot;.3&quot;;&quot;_LEVEL3@3&quot;))));[$DATA.$A$1:.$A$121];0);4)*[.T15]=0;&quot;&quot;;INDEX([$DATA.$A$1:.$D$121];MATCH([.T$2]&amp;&quot;_&quot;&amp;[.$I15]&amp;IF([.T$3]=&quot;Flat&quot;;&quot;&quot;;IF([.T$3]=&quot;.1&quot;;&quot;_LEVEL1@1&quot;;IF([.T$3]=&quot;.2&quot;;&quot;_LEVEL2@2&quot;;IF([.T$3]=&quot;.3&quot;;&quot;_LEVEL3@3&quot;))));[$DATA.$A$1:.$A$121];0);4)*[.T15])" office:value-type="float" office:value="161.80322" calcext:value-type="float">
            <text:p>162 S</text:p>
          </table:table-cell>
          <table:table-cell table:style-name="ce149" table:number-matrix-columns-spanned="1" table:number-matrix-rows-spanned="1" table:formula="of:=IF(INDEX([$DATA.$A$1:.$D$121];MATCH([.U$2]&amp;&quot;_&quot;&amp;[.$I15]&amp;IF([.U$3]=&quot;Flat&quot;;&quot;&quot;;IF([.U$3]=&quot;.1&quot;;&quot;_LEVEL1@1&quot;;IF([.U$3]=&quot;.2&quot;;&quot;_LEVEL2@2&quot;;IF([.U$3]=&quot;.3&quot;;&quot;_LEVEL3@3&quot;))));[$DATA.$A$1:.$A$121];0);4)*[.U15]=0;&quot;&quot;;INDEX([$DATA.$A$1:.$D$121];MATCH([.U$2]&amp;&quot;_&quot;&amp;[.$I15]&amp;IF([.U$3]=&quot;Flat&quot;;&quot;&quot;;IF([.U$3]=&quot;.1&quot;;&quot;_LEVEL1@1&quot;;IF([.U$3]=&quot;.2&quot;;&quot;_LEVEL2@2&quot;;IF([.U$3]=&quot;.3&quot;;&quot;_LEVEL3@3&quot;))));[$DATA.$A$1:.$A$121];0);4)*[.U15])" office:value-type="float" office:value="51.0869402" calcext:value-type="float">
            <text:p>51 S</text:p>
          </table:table-cell>
          <table:table-cell table:style-name="ce156" table:number-matrix-columns-spanned="1" table:number-matrix-rows-spanned="1" table:formula="of:=IF(INDEX([$DATA.$A$1:.$D$121];MATCH([.V$2]&amp;&quot;_&quot;&amp;[.$I15]&amp;IF([.V$3]=&quot;Flat&quot;;&quot;&quot;;IF([.V$3]=&quot;.1&quot;;&quot;_LEVEL1@1&quot;;IF([.V$3]=&quot;.2&quot;;&quot;_LEVEL2@2&quot;;IF([.V$3]=&quot;.3&quot;;&quot;_LEVEL3@3&quot;))));[$DATA.$A$1:.$A$121];0);4)*[.V15]=0;&quot;&quot;;INDEX([$DATA.$A$1:.$D$121];MATCH([.V$2]&amp;&quot;_&quot;&amp;[.$I15]&amp;IF([.V$3]=&quot;Flat&quot;;&quot;&quot;;IF([.V$3]=&quot;.1&quot;;&quot;_LEVEL1@1&quot;;IF([.V$3]=&quot;.2&quot;;&quot;_LEVEL2@2&quot;;IF([.V$3]=&quot;.3&quot;;&quot;_LEVEL3@3&quot;))));[$DATA.$A$1:.$A$121];0);4)*[.V15])" office:value-type="float" office:value="7740.5197868" calcext:value-type="float">
            <text:p>7,741 S</text:p>
          </table:table-cell>
          <table:table-cell table:style-name="ce156" table:number-matrix-columns-spanned="1" table:number-matrix-rows-spanned="1" table:formula="of:=IF(INDEX([$DATA.$A$1:.$D$121];MATCH([.W$2]&amp;&quot;_&quot;&amp;[.$I15]&amp;IF([.W$3]=&quot;Flat&quot;;&quot;&quot;;IF([.W$3]=&quot;.1&quot;;&quot;_LEVEL1@1&quot;;IF([.W$3]=&quot;.2&quot;;&quot;_LEVEL2@2&quot;;IF([.W$3]=&quot;.3&quot;;&quot;_LEVEL3@3&quot;))));[$DATA.$A$1:.$A$121];0);4)*[.W15]=0;&quot;&quot;;INDEX([$DATA.$A$1:.$D$121];MATCH([.W$2]&amp;&quot;_&quot;&amp;[.$I15]&amp;IF([.W$3]=&quot;Flat&quot;;&quot;&quot;;IF([.W$3]=&quot;.1&quot;;&quot;_LEVEL1@1&quot;;IF([.W$3]=&quot;.2&quot;;&quot;_LEVEL2@2&quot;;IF([.W$3]=&quot;.3&quot;;&quot;_LEVEL3@3&quot;))));[$DATA.$A$1:.$A$121];0);4)*[.W15])" office:value-type="float" office:value="1092.3106" calcext:value-type="float">
            <text:p>1,092 S</text:p>
          </table:table-cell>
          <table:table-cell table:style-name="ce156" table:number-matrix-columns-spanned="1" table:number-matrix-rows-spanned="1" table:formula="of:=IF(INDEX([$DATA.$A$1:.$D$121];MATCH([.X$2]&amp;&quot;_&quot;&amp;[.$I15]&amp;IF([.X$3]=&quot;Flat&quot;;&quot;&quot;;IF([.X$3]=&quot;.1&quot;;&quot;_LEVEL1@1&quot;;IF([.X$3]=&quot;.2&quot;;&quot;_LEVEL2@2&quot;;IF([.X$3]=&quot;.3&quot;;&quot;_LEVEL3@3&quot;))));[$DATA.$A$1:.$A$121];0);4)*[.X15]=0;&quot;&quot;;INDEX([$DATA.$A$1:.$D$121];MATCH([.X$2]&amp;&quot;_&quot;&amp;[.$I15]&amp;IF([.X$3]=&quot;Flat&quot;;&quot;&quot;;IF([.X$3]=&quot;.1&quot;;&quot;_LEVEL1@1&quot;;IF([.X$3]=&quot;.2&quot;;&quot;_LEVEL2@2&quot;;IF([.X$3]=&quot;.3&quot;;&quot;_LEVEL3@3&quot;))));[$DATA.$A$1:.$A$121];0);4)*[.X15])" office:value-type="float" office:value="305.660328" calcext:value-type="float">
            <text:p>306 S</text:p>
          </table:table-cell>
          <table:table-cell table:style-name="ce156" table:number-matrix-columns-spanned="1" table:number-matrix-rows-spanned="1" table:formula="of:=IF(INDEX([$DATA.$A$1:.$D$121];MATCH([.Y$2]&amp;&quot;_&quot;&amp;[.$I15]&amp;IF([.Y$3]=&quot;Flat&quot;;&quot;&quot;;IF([.Y$3]=&quot;.1&quot;;&quot;_LEVEL1@1&quot;;IF([.Y$3]=&quot;.2&quot;;&quot;_LEVEL2@2&quot;;IF([.Y$3]=&quot;.3&quot;;&quot;_LEVEL3@3&quot;))));[$DATA.$A$1:.$A$121];0);4)*[.Y15]=0;&quot;&quot;;INDEX([$DATA.$A$1:.$D$121];MATCH([.Y$2]&amp;&quot;_&quot;&amp;[.$I15]&amp;IF([.Y$3]=&quot;Flat&quot;;&quot;&quot;;IF([.Y$3]=&quot;.1&quot;;&quot;_LEVEL1@1&quot;;IF([.Y$3]=&quot;.2&quot;;&quot;_LEVEL2@2&quot;;IF([.Y$3]=&quot;.3&quot;;&quot;_LEVEL3@3&quot;))));[$DATA.$A$1:.$A$121];0);4)*[.Y15])" office:value-type="float" office:value="76.5168008" calcext:value-type="float">
            <text:p>77 S</text:p>
          </table:table-cell>
          <table:table-cell table:style-name="ce162" table:number-matrix-columns-spanned="1" table:number-matrix-rows-spanned="1" table:formula="of:=IF(INDEX([$DATA.$A$1:.$D$121];MATCH([.Z$2]&amp;&quot;_&quot;&amp;[.$I15]&amp;IF([.Z$3]=&quot;Flat&quot;;&quot;&quot;;IF([.Z$3]=&quot;.1&quot;;&quot;_LEVEL1@1&quot;;IF([.Z$3]=&quot;.2&quot;;&quot;_LEVEL2@2&quot;;IF([.Z$3]=&quot;.3&quot;;&quot;_LEVEL3@3&quot;))));[$DATA.$A$1:.$A$121];0);4)*[.Z15]=0;&quot;&quot;;INDEX([$DATA.$A$1:.$D$121];MATCH([.Z$2]&amp;&quot;_&quot;&amp;[.$I15]&amp;IF([.Z$3]=&quot;Flat&quot;;&quot;&quot;;IF([.Z$3]=&quot;.1&quot;;&quot;_LEVEL1@1&quot;;IF([.Z$3]=&quot;.2&quot;;&quot;_LEVEL2@2&quot;;IF([.Z$3]=&quot;.3&quot;;&quot;_LEVEL3@3&quot;))));[$DATA.$A$1:.$A$121];0);4)*[.Z15])" office:value-type="float" office:value="16621.6888" calcext:value-type="float">
            <text:p>16,622 S</text:p>
          </table:table-cell>
          <table:table-cell table:style-name="ce162" table:number-matrix-columns-spanned="1" table:number-matrix-rows-spanned="1" table:formula="of:=IF(INDEX([$DATA.$A$1:.$D$121];MATCH([.AA$2]&amp;&quot;_&quot;&amp;[.$I15]&amp;IF([.AA$3]=&quot;Flat&quot;;&quot;&quot;;IF([.AA$3]=&quot;.1&quot;;&quot;_LEVEL1@1&quot;;IF([.AA$3]=&quot;.2&quot;;&quot;_LEVEL2@2&quot;;IF([.AA$3]=&quot;.3&quot;;&quot;_LEVEL3@3&quot;))));[$DATA.$A$1:.$A$121];0);4)*[.AA15]=0;&quot;&quot;;INDEX([$DATA.$A$1:.$D$121];MATCH([.AA$2]&amp;&quot;_&quot;&amp;[.$I15]&amp;IF([.AA$3]=&quot;Flat&quot;;&quot;&quot;;IF([.AA$3]=&quot;.1&quot;;&quot;_LEVEL1@1&quot;;IF([.AA$3]=&quot;.2&quot;;&quot;_LEVEL2@2&quot;;IF([.AA$3]=&quot;.3&quot;;&quot;_LEVEL3@3&quot;))));[$DATA.$A$1:.$A$121];0);4)*[.AA15])" office:value-type="float" office:value="2313.28" calcext:value-type="float">
            <text:p>2,313 S</text:p>
          </table:table-cell>
          <table:table-cell table:style-name="ce162" table:number-matrix-columns-spanned="1" table:number-matrix-rows-spanned="1" table:formula="of:=IF(INDEX([$DATA.$A$1:.$D$121];MATCH([.AB$2]&amp;&quot;_&quot;&amp;[.$I15]&amp;IF([.AB$3]=&quot;Flat&quot;;&quot;&quot;;IF([.AB$3]=&quot;.1&quot;;&quot;_LEVEL1@1&quot;;IF([.AB$3]=&quot;.2&quot;;&quot;_LEVEL2@2&quot;;IF([.AB$3]=&quot;.3&quot;;&quot;_LEVEL3@3&quot;))));[$DATA.$A$1:.$A$121];0);4)*[.AB15]=0;&quot;&quot;;INDEX([$DATA.$A$1:.$D$121];MATCH([.AB$2]&amp;&quot;_&quot;&amp;[.$I15]&amp;IF([.AB$3]=&quot;Flat&quot;;&quot;&quot;;IF([.AB$3]=&quot;.1&quot;;&quot;_LEVEL1@1&quot;;IF([.AB$3]=&quot;.2&quot;;&quot;_LEVEL2@2&quot;;IF([.AB$3]=&quot;.3&quot;;&quot;_LEVEL3@3&quot;))));[$DATA.$A$1:.$A$121];0);4)*[.AB15])" office:value-type="float" office:value="559.984" calcext:value-type="float">
            <text:p>560 S</text:p>
          </table:table-cell>
          <table:table-cell table:style-name="ce168" table:number-matrix-columns-spanned="1" table:number-matrix-rows-spanned="1" table:formula="of:=IF(INDEX([$DATA.$A$1:.$D$121];MATCH([.AC$2]&amp;&quot;_&quot;&amp;[.$I15]&amp;IF([.AC$3]=&quot;Flat&quot;;&quot;&quot;;IF([.AC$3]=&quot;.1&quot;;&quot;_LEVEL1@1&quot;;IF([.AC$3]=&quot;.2&quot;;&quot;_LEVEL2@2&quot;;IF([.AC$3]=&quot;.3&quot;;&quot;_LEVEL3@3&quot;))));[$DATA.$A$1:.$A$121];0);4)*[.AC15]=0;&quot;&quot;;INDEX([$DATA.$A$1:.$D$121];MATCH([.AC$2]&amp;&quot;_&quot;&amp;[.$I15]&amp;IF([.AC$3]=&quot;Flat&quot;;&quot;&quot;;IF([.AC$3]=&quot;.1&quot;;&quot;_LEVEL1@1&quot;;IF([.AC$3]=&quot;.2&quot;;&quot;_LEVEL2@2&quot;;IF([.AC$3]=&quot;.3&quot;;&quot;_LEVEL3@3&quot;))));[$DATA.$A$1:.$A$121];0);4)*[.AC15])" office:value-type="float" office:value="140.0504" calcext:value-type="float">
            <text:p>140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Cloth</text:p>
          </table:table-cell>
          <table:table-cell table:style-name="ce132" table:number-matrix-columns-spanned="1" table:number-matrix-rows-spanned="1" table:formula="of:=IF(INDEX([$DATA.$A$1:.$D$121];MATCH([.J$2]&amp;&quot;_&quot;&amp;[.$I16]&amp;IF([.J$3]=&quot;Flat&quot;;&quot;&quot;;IF([.J$3]=&quot;.1&quot;;&quot;_LEVEL1@1&quot;;IF([.J$3]=&quot;.2&quot;;&quot;_LEVEL2@2&quot;;IF([.J$3]=&quot;.3&quot;;&quot;_LEVEL3@3&quot;))));[$DATA.$A$1:.$A$121];0);4)*[.J16]=0;&quot;&quot;;INDEX([$DATA.$A$1:.$D$121];MATCH([.J$2]&amp;&quot;_&quot;&amp;[.$I16]&amp;IF([.J$3]=&quot;Flat&quot;;&quot;&quot;;IF([.J$3]=&quot;.1&quot;;&quot;_LEVEL1@1&quot;;IF([.J$3]=&quot;.2&quot;;&quot;_LEVEL2@2&quot;;IF([.J$3]=&quot;.3&quot;;&quot;_LEVEL3@3&quot;))));[$DATA.$A$1:.$A$121];0);4)*[.J16])" office:value-type="float" office:value="1054.48177777778" calcext:value-type="float">
            <text:p>1,054 S</text:p>
          </table:table-cell>
          <table:table-cell table:style-name="ce132" table:number-matrix-columns-spanned="1" table:number-matrix-rows-spanned="1" table:formula="of:=IF(INDEX([$DATA.$A$1:.$D$121];MATCH([.K$2]&amp;&quot;_&quot;&amp;[.$I16]&amp;IF([.K$3]=&quot;Flat&quot;;&quot;&quot;;IF([.K$3]=&quot;.1&quot;;&quot;_LEVEL1@1&quot;;IF([.K$3]=&quot;.2&quot;;&quot;_LEVEL2@2&quot;;IF([.K$3]=&quot;.3&quot;;&quot;_LEVEL3@3&quot;))));[$DATA.$A$1:.$A$121];0);4)*[.K16]=0;&quot;&quot;;INDEX([$DATA.$A$1:.$D$121];MATCH([.K$2]&amp;&quot;_&quot;&amp;[.$I16]&amp;IF([.K$3]=&quot;Flat&quot;;&quot;&quot;;IF([.K$3]=&quot;.1&quot;;&quot;_LEVEL1@1&quot;;IF([.K$3]=&quot;.2&quot;;&quot;_LEVEL2@2&quot;;IF([.K$3]=&quot;.3&quot;;&quot;_LEVEL3@3&quot;))));[$DATA.$A$1:.$A$121];0);4)*[.K16])" office:value-type="float" office:value="75.9111111111111" calcext:value-type="float">
            <text:p>76 S</text:p>
          </table:table-cell>
          <table:table-cell table:style-name="ce132" table:number-matrix-columns-spanned="1" table:number-matrix-rows-spanned="1" table:formula="of:=IF(INDEX([$DATA.$A$1:.$D$121];MATCH([.L$2]&amp;&quot;_&quot;&amp;[.$I16]&amp;IF([.L$3]=&quot;Flat&quot;;&quot;&quot;;IF([.L$3]=&quot;.1&quot;;&quot;_LEVEL1@1&quot;;IF([.L$3]=&quot;.2&quot;;&quot;_LEVEL2@2&quot;;IF([.L$3]=&quot;.3&quot;;&quot;_LEVEL3@3&quot;))));[$DATA.$A$1:.$A$121];0);4)*[.L16]=0;&quot;&quot;;INDEX([$DATA.$A$1:.$D$121];MATCH([.L$2]&amp;&quot;_&quot;&amp;[.$I16]&amp;IF([.L$3]=&quot;Flat&quot;;&quot;&quot;;IF([.L$3]=&quot;.1&quot;;&quot;_LEVEL1@1&quot;;IF([.L$3]=&quot;.2&quot;;&quot;_LEVEL2@2&quot;;IF([.L$3]=&quot;.3&quot;;&quot;_LEVEL3@3&quot;))));[$DATA.$A$1:.$A$121];0);4)*[.L16])" office:value-type="float" office:value="40.7822222222222" calcext:value-type="float">
            <text:p>41 S</text:p>
          </table:table-cell>
          <table:table-cell table:style-name="ce132" table:number-matrix-columns-spanned="1" table:number-matrix-rows-spanned="1" table:formula="of:=IF(INDEX([$DATA.$A$1:.$D$121];MATCH([.M$2]&amp;&quot;_&quot;&amp;[.$I16]&amp;IF([.M$3]=&quot;Flat&quot;;&quot;&quot;;IF([.M$3]=&quot;.1&quot;;&quot;_LEVEL1@1&quot;;IF([.M$3]=&quot;.2&quot;;&quot;_LEVEL2@2&quot;;IF([.M$3]=&quot;.3&quot;;&quot;_LEVEL3@3&quot;))));[$DATA.$A$1:.$A$121];0);4)*[.M16]=0;&quot;&quot;;INDEX([$DATA.$A$1:.$D$121];MATCH([.M$2]&amp;&quot;_&quot;&amp;[.$I16]&amp;IF([.M$3]=&quot;Flat&quot;;&quot;&quot;;IF([.M$3]=&quot;.1&quot;;&quot;_LEVEL1@1&quot;;IF([.M$3]=&quot;.2&quot;;&quot;_LEVEL2@2&quot;;IF([.M$3]=&quot;.3&quot;;&quot;_LEVEL3@3&quot;))));[$DATA.$A$1:.$A$121];0);4)*[.M16])" office:value-type="float" office:value="17.6888888888889" calcext:value-type="float">
            <text:p>18 S</text:p>
          </table:table-cell>
          <table:table-cell table:style-name="ce141" table:number-matrix-columns-spanned="1" table:number-matrix-rows-spanned="1" table:formula="of:=IF(INDEX([$DATA.$A$1:.$D$121];MATCH([.N$2]&amp;&quot;_&quot;&amp;[.$I16]&amp;IF([.N$3]=&quot;Flat&quot;;&quot;&quot;;IF([.N$3]=&quot;.1&quot;;&quot;_LEVEL1@1&quot;;IF([.N$3]=&quot;.2&quot;;&quot;_LEVEL2@2&quot;;IF([.N$3]=&quot;.3&quot;;&quot;_LEVEL3@3&quot;))));[$DATA.$A$1:.$A$121];0);4)*[.N16]=0;&quot;&quot;;INDEX([$DATA.$A$1:.$D$121];MATCH([.N$2]&amp;&quot;_&quot;&amp;[.$I16]&amp;IF([.N$3]=&quot;Flat&quot;;&quot;&quot;;IF([.N$3]=&quot;.1&quot;;&quot;_LEVEL1@1&quot;;IF([.N$3]=&quot;.2&quot;;&quot;_LEVEL2@2&quot;;IF([.N$3]=&quot;.3&quot;;&quot;_LEVEL3@3&quot;))));[$DATA.$A$1:.$A$121];0);4)*[.N16])" office:value-type="float" office:value="2564.00266666667" calcext:value-type="float">
            <text:p>2,564 S</text:p>
          </table:table-cell>
          <table:table-cell table:style-name="ce141" table:number-matrix-columns-spanned="1" table:number-matrix-rows-spanned="1" table:formula="of:=IF(INDEX([$DATA.$A$1:.$D$121];MATCH([.O$2]&amp;&quot;_&quot;&amp;[.$I16]&amp;IF([.O$3]=&quot;Flat&quot;;&quot;&quot;;IF([.O$3]=&quot;.1&quot;;&quot;_LEVEL1@1&quot;;IF([.O$3]=&quot;.2&quot;;&quot;_LEVEL2@2&quot;;IF([.O$3]=&quot;.3&quot;;&quot;_LEVEL3@3&quot;))));[$DATA.$A$1:.$A$121];0);4)*[.O16]=0;&quot;&quot;;INDEX([$DATA.$A$1:.$D$121];MATCH([.O$2]&amp;&quot;_&quot;&amp;[.$I16]&amp;IF([.O$3]=&quot;Flat&quot;;&quot;&quot;;IF([.O$3]=&quot;.1&quot;;&quot;_LEVEL1@1&quot;;IF([.O$3]=&quot;.2&quot;;&quot;_LEVEL2@2&quot;;IF([.O$3]=&quot;.3&quot;;&quot;_LEVEL3@3&quot;))));[$DATA.$A$1:.$A$121];0);4)*[.O16])" office:value-type="float" office:value="183.022222222222" calcext:value-type="float">
            <text:p>183 S</text:p>
          </table:table-cell>
          <table:table-cell table:style-name="ce141" table:number-matrix-columns-spanned="1" table:number-matrix-rows-spanned="1" table:formula="of:=IF(INDEX([$DATA.$A$1:.$D$121];MATCH([.P$2]&amp;&quot;_&quot;&amp;[.$I16]&amp;IF([.P$3]=&quot;Flat&quot;;&quot;&quot;;IF([.P$3]=&quot;.1&quot;;&quot;_LEVEL1@1&quot;;IF([.P$3]=&quot;.2&quot;;&quot;_LEVEL2@2&quot;;IF([.P$3]=&quot;.3&quot;;&quot;_LEVEL3@3&quot;))));[$DATA.$A$1:.$A$121];0);4)*[.P16]=0;&quot;&quot;;INDEX([$DATA.$A$1:.$D$121];MATCH([.P$2]&amp;&quot;_&quot;&amp;[.$I16]&amp;IF([.P$3]=&quot;Flat&quot;;&quot;&quot;;IF([.P$3]=&quot;.1&quot;;&quot;_LEVEL1@1&quot;;IF([.P$3]=&quot;.2&quot;;&quot;_LEVEL2@2&quot;;IF([.P$3]=&quot;.3&quot;;&quot;_LEVEL3@3&quot;))));[$DATA.$A$1:.$A$121];0);4)*[.P16])" office:value-type="float" office:value="51.2977777777778" calcext:value-type="float">
            <text:p>51 S</text:p>
          </table:table-cell>
          <table:table-cell table:style-name="ce141" table:number-matrix-columns-spanned="1" table:number-matrix-rows-spanned="1" table:formula="of:=IF(INDEX([$DATA.$A$1:.$D$121];MATCH([.Q$2]&amp;&quot;_&quot;&amp;[.$I16]&amp;IF([.Q$3]=&quot;Flat&quot;;&quot;&quot;;IF([.Q$3]=&quot;.1&quot;;&quot;_LEVEL1@1&quot;;IF([.Q$3]=&quot;.2&quot;;&quot;_LEVEL2@2&quot;;IF([.Q$3]=&quot;.3&quot;;&quot;_LEVEL3@3&quot;))));[$DATA.$A$1:.$A$121];0);4)*[.Q16]=0;&quot;&quot;;INDEX([$DATA.$A$1:.$D$121];MATCH([.Q$2]&amp;&quot;_&quot;&amp;[.$I16]&amp;IF([.Q$3]=&quot;Flat&quot;;&quot;&quot;;IF([.Q$3]=&quot;.1&quot;;&quot;_LEVEL1@1&quot;;IF([.Q$3]=&quot;.2&quot;;&quot;_LEVEL2@2&quot;;IF([.Q$3]=&quot;.3&quot;;&quot;_LEVEL3@3&quot;))));[$DATA.$A$1:.$A$121];0);4)*[.Q16])" office:value-type="float" office:value="16.9333333333333" calcext:value-type="float">
            <text:p>17 S</text:p>
          </table:table-cell>
          <table:table-cell table:style-name="ce148" table:number-matrix-columns-spanned="1" table:number-matrix-rows-spanned="1" table:formula="of:=IF(INDEX([$DATA.$A$1:.$D$121];MATCH([.R$2]&amp;&quot;_&quot;&amp;[.$I16]&amp;IF([.R$3]=&quot;Flat&quot;;&quot;&quot;;IF([.R$3]=&quot;.1&quot;;&quot;_LEVEL1@1&quot;;IF([.R$3]=&quot;.2&quot;;&quot;_LEVEL2@2&quot;;IF([.R$3]=&quot;.3&quot;;&quot;_LEVEL3@3&quot;))));[$DATA.$A$1:.$A$121];0);4)*[.R16]=0;&quot;&quot;;INDEX([$DATA.$A$1:.$D$121];MATCH([.R$2]&amp;&quot;_&quot;&amp;[.$I16]&amp;IF([.R$3]=&quot;Flat&quot;;&quot;&quot;;IF([.R$3]=&quot;.1&quot;;&quot;_LEVEL1@1&quot;;IF([.R$3]=&quot;.2&quot;;&quot;_LEVEL2@2&quot;;IF([.R$3]=&quot;.3&quot;;&quot;_LEVEL3@3&quot;))));[$DATA.$A$1:.$A$121];0);4)*[.R16])" office:value-type="float" office:value="4072.14962288889" calcext:value-type="float">
            <text:p>4,072 S</text:p>
          </table:table-cell>
          <table:table-cell table:style-name="ce148" table:number-matrix-columns-spanned="1" table:number-matrix-rows-spanned="1" table:formula="of:=IF(INDEX([$DATA.$A$1:.$D$121];MATCH([.S$2]&amp;&quot;_&quot;&amp;[.$I16]&amp;IF([.S$3]=&quot;Flat&quot;;&quot;&quot;;IF([.S$3]=&quot;.1&quot;;&quot;_LEVEL1@1&quot;;IF([.S$3]=&quot;.2&quot;;&quot;_LEVEL2@2&quot;;IF([.S$3]=&quot;.3&quot;;&quot;_LEVEL3@3&quot;))));[$DATA.$A$1:.$A$121];0);4)*[.S16]=0;&quot;&quot;;INDEX([$DATA.$A$1:.$D$121];MATCH([.S$2]&amp;&quot;_&quot;&amp;[.$I16]&amp;IF([.S$3]=&quot;Flat&quot;;&quot;&quot;;IF([.S$3]=&quot;.1&quot;;&quot;_LEVEL1@1&quot;;IF([.S$3]=&quot;.2&quot;;&quot;_LEVEL2@2&quot;;IF([.S$3]=&quot;.3&quot;;&quot;_LEVEL3@3&quot;))));[$DATA.$A$1:.$A$121];0);4)*[.S16])" office:value-type="float" office:value="394.997533333333" calcext:value-type="float">
            <text:p>395 S</text:p>
          </table:table-cell>
          <table:table-cell table:style-name="ce148" table:number-matrix-columns-spanned="1" table:number-matrix-rows-spanned="1" table:formula="of:=IF(INDEX([$DATA.$A$1:.$D$121];MATCH([.T$2]&amp;&quot;_&quot;&amp;[.$I16]&amp;IF([.T$3]=&quot;Flat&quot;;&quot;&quot;;IF([.T$3]=&quot;.1&quot;;&quot;_LEVEL1@1&quot;;IF([.T$3]=&quot;.2&quot;;&quot;_LEVEL2@2&quot;;IF([.T$3]=&quot;.3&quot;;&quot;_LEVEL3@3&quot;))));[$DATA.$A$1:.$A$121];0);4)*[.T16]=0;&quot;&quot;;INDEX([$DATA.$A$1:.$D$121];MATCH([.T$2]&amp;&quot;_&quot;&amp;[.$I16]&amp;IF([.T$3]=&quot;Flat&quot;;&quot;&quot;;IF([.T$3]=&quot;.1&quot;;&quot;_LEVEL1@1&quot;;IF([.T$3]=&quot;.2&quot;;&quot;_LEVEL2@2&quot;;IF([.T$3]=&quot;.3&quot;;&quot;_LEVEL3@3&quot;))));[$DATA.$A$1:.$A$121];0);4)*[.T16])" office:value-type="float" office:value="97.1198555555556" calcext:value-type="float">
            <text:p>97 S</text:p>
          </table:table-cell>
          <table:table-cell table:style-name="ce148" table:number-matrix-columns-spanned="1" table:number-matrix-rows-spanned="1" table:formula="of:=IF(INDEX([$DATA.$A$1:.$D$121];MATCH([.U$2]&amp;&quot;_&quot;&amp;[.$I16]&amp;IF([.U$3]=&quot;Flat&quot;;&quot;&quot;;IF([.U$3]=&quot;.1&quot;;&quot;_LEVEL1@1&quot;;IF([.U$3]=&quot;.2&quot;;&quot;_LEVEL2@2&quot;;IF([.U$3]=&quot;.3&quot;;&quot;_LEVEL3@3&quot;))));[$DATA.$A$1:.$A$121];0);4)*[.U16]=0;&quot;&quot;;INDEX([$DATA.$A$1:.$D$121];MATCH([.U$2]&amp;&quot;_&quot;&amp;[.$I16]&amp;IF([.U$3]=&quot;Flat&quot;;&quot;&quot;;IF([.U$3]=&quot;.1&quot;;&quot;_LEVEL1@1&quot;;IF([.U$3]=&quot;.2&quot;;&quot;_LEVEL2@2&quot;;IF([.U$3]=&quot;.3&quot;;&quot;_LEVEL3@3&quot;))));[$DATA.$A$1:.$A$121];0);4)*[.U16])" office:value-type="float" office:value="28.8906386666667" calcext:value-type="float">
            <text:p>29 S</text:p>
          </table:table-cell>
          <table:table-cell table:style-name="ce155" table:number-matrix-columns-spanned="1" table:number-matrix-rows-spanned="1" table:formula="of:=IF(INDEX([$DATA.$A$1:.$D$121];MATCH([.V$2]&amp;&quot;_&quot;&amp;[.$I16]&amp;IF([.V$3]=&quot;Flat&quot;;&quot;&quot;;IF([.V$3]=&quot;.1&quot;;&quot;_LEVEL1@1&quot;;IF([.V$3]=&quot;.2&quot;;&quot;_LEVEL2@2&quot;;IF([.V$3]=&quot;.3&quot;;&quot;_LEVEL3@3&quot;))));[$DATA.$A$1:.$A$121];0);4)*[.V16]=0;&quot;&quot;;INDEX([$DATA.$A$1:.$D$121];MATCH([.V$2]&amp;&quot;_&quot;&amp;[.$I16]&amp;IF([.V$3]=&quot;Flat&quot;;&quot;&quot;;IF([.V$3]=&quot;.1&quot;;&quot;_LEVEL1@1&quot;;IF([.V$3]=&quot;.2&quot;;&quot;_LEVEL2@2&quot;;IF([.V$3]=&quot;.3&quot;;&quot;_LEVEL3@3&quot;))));[$DATA.$A$1:.$A$121];0);4)*[.V16])" office:value-type="float" office:value="9102.97975888889" calcext:value-type="float">
            <text:p>9,103 S</text:p>
          </table:table-cell>
          <table:table-cell table:style-name="ce155" table:number-matrix-columns-spanned="1" table:number-matrix-rows-spanned="1" table:formula="of:=IF(INDEX([$DATA.$A$1:.$D$121];MATCH([.W$2]&amp;&quot;_&quot;&amp;[.$I16]&amp;IF([.W$3]=&quot;Flat&quot;;&quot;&quot;;IF([.W$3]=&quot;.1&quot;;&quot;_LEVEL1@1&quot;;IF([.W$3]=&quot;.2&quot;;&quot;_LEVEL2@2&quot;;IF([.W$3]=&quot;.3&quot;;&quot;_LEVEL3@3&quot;))));[$DATA.$A$1:.$A$121];0);4)*[.W16]=0;&quot;&quot;;INDEX([$DATA.$A$1:.$D$121];MATCH([.W$2]&amp;&quot;_&quot;&amp;[.$I16]&amp;IF([.W$3]=&quot;Flat&quot;;&quot;&quot;;IF([.W$3]=&quot;.1&quot;;&quot;_LEVEL1@1&quot;;IF([.W$3]=&quot;.2&quot;;&quot;_LEVEL2@2&quot;;IF([.W$3]=&quot;.3&quot;;&quot;_LEVEL3@3&quot;))));[$DATA.$A$1:.$A$121];0);4)*[.W16])" office:value-type="float" office:value="894.0056" calcext:value-type="float">
            <text:p>894 S</text:p>
          </table:table-cell>
          <table:table-cell table:style-name="ce155" table:number-matrix-columns-spanned="1" table:number-matrix-rows-spanned="1" table:formula="of:=IF(INDEX([$DATA.$A$1:.$D$121];MATCH([.X$2]&amp;&quot;_&quot;&amp;[.$I16]&amp;IF([.X$3]=&quot;Flat&quot;;&quot;&quot;;IF([.X$3]=&quot;.1&quot;;&quot;_LEVEL1@1&quot;;IF([.X$3]=&quot;.2&quot;;&quot;_LEVEL2@2&quot;;IF([.X$3]=&quot;.3&quot;;&quot;_LEVEL3@3&quot;))));[$DATA.$A$1:.$A$121];0);4)*[.X16]=0;&quot;&quot;;INDEX([$DATA.$A$1:.$D$121];MATCH([.X$2]&amp;&quot;_&quot;&amp;[.$I16]&amp;IF([.X$3]=&quot;Flat&quot;;&quot;&quot;;IF([.X$3]=&quot;.1&quot;;&quot;_LEVEL1@1&quot;;IF([.X$3]=&quot;.2&quot;;&quot;_LEVEL2@2&quot;;IF([.X$3]=&quot;.3&quot;;&quot;_LEVEL3@3&quot;))));[$DATA.$A$1:.$A$121];0);4)*[.X16])" office:value-type="float" office:value="191.466717777778" calcext:value-type="float">
            <text:p>191 S</text:p>
          </table:table-cell>
          <table:table-cell table:style-name="ce155" table:number-matrix-columns-spanned="1" table:number-matrix-rows-spanned="1" table:formula="of:=IF(INDEX([$DATA.$A$1:.$D$121];MATCH([.Y$2]&amp;&quot;_&quot;&amp;[.$I16]&amp;IF([.Y$3]=&quot;Flat&quot;;&quot;&quot;;IF([.Y$3]=&quot;.1&quot;;&quot;_LEVEL1@1&quot;;IF([.Y$3]=&quot;.2&quot;;&quot;_LEVEL2@2&quot;;IF([.Y$3]=&quot;.3&quot;;&quot;_LEVEL3@3&quot;))));[$DATA.$A$1:.$A$121];0);4)*[.Y16]=0;&quot;&quot;;INDEX([$DATA.$A$1:.$D$121];MATCH([.Y$2]&amp;&quot;_&quot;&amp;[.$I16]&amp;IF([.Y$3]=&quot;Flat&quot;;&quot;&quot;;IF([.Y$3]=&quot;.1&quot;;&quot;_LEVEL1@1&quot;;IF([.Y$3]=&quot;.2&quot;;&quot;_LEVEL2@2&quot;;IF([.Y$3]=&quot;.3&quot;;&quot;_LEVEL3@3&quot;))));[$DATA.$A$1:.$A$121];0);4)*[.Y16])" office:value-type="float" office:value="50.7619324444445" calcext:value-type="float">
            <text:p>51 S</text:p>
          </table:table-cell>
          <table:table-cell table:style-name="ce161" table:number-matrix-columns-spanned="1" table:number-matrix-rows-spanned="1" table:formula="of:=IF(INDEX([$DATA.$A$1:.$D$121];MATCH([.Z$2]&amp;&quot;_&quot;&amp;[.$I16]&amp;IF([.Z$3]=&quot;Flat&quot;;&quot;&quot;;IF([.Z$3]=&quot;.1&quot;;&quot;_LEVEL1@1&quot;;IF([.Z$3]=&quot;.2&quot;;&quot;_LEVEL2@2&quot;;IF([.Z$3]=&quot;.3&quot;;&quot;_LEVEL3@3&quot;))));[$DATA.$A$1:.$A$121];0);4)*[.Z16]=0;&quot;&quot;;INDEX([$DATA.$A$1:.$D$121];MATCH([.Z$2]&amp;&quot;_&quot;&amp;[.$I16]&amp;IF([.Z$3]=&quot;Flat&quot;;&quot;&quot;;IF([.Z$3]=&quot;.1&quot;;&quot;_LEVEL1@1&quot;;IF([.Z$3]=&quot;.2&quot;;&quot;_LEVEL2@2&quot;;IF([.Z$3]=&quot;.3&quot;;&quot;_LEVEL3@3&quot;))));[$DATA.$A$1:.$A$121];0);4)*[.Z16])" office:value-type="float" office:value="20564.0737777778" calcext:value-type="float">
            <text:p>20,564 S</text:p>
          </table:table-cell>
          <table:table-cell table:style-name="ce161" table:number-matrix-columns-spanned="1" table:number-matrix-rows-spanned="1" table:formula="of:=IF(INDEX([$DATA.$A$1:.$D$121];MATCH([.AA$2]&amp;&quot;_&quot;&amp;[.$I16]&amp;IF([.AA$3]=&quot;Flat&quot;;&quot;&quot;;IF([.AA$3]=&quot;.1&quot;;&quot;_LEVEL1@1&quot;;IF([.AA$3]=&quot;.2&quot;;&quot;_LEVEL2@2&quot;;IF([.AA$3]=&quot;.3&quot;;&quot;_LEVEL3@3&quot;))));[$DATA.$A$1:.$A$121];0);4)*[.AA16]=0;&quot;&quot;;INDEX([$DATA.$A$1:.$D$121];MATCH([.AA$2]&amp;&quot;_&quot;&amp;[.$I16]&amp;IF([.AA$3]=&quot;Flat&quot;;&quot;&quot;;IF([.AA$3]=&quot;.1&quot;;&quot;_LEVEL1@1&quot;;IF([.AA$3]=&quot;.2&quot;;&quot;_LEVEL2@2&quot;;IF([.AA$3]=&quot;.3&quot;;&quot;_LEVEL3@3&quot;))));[$DATA.$A$1:.$A$121];0);4)*[.AA16])" office:value-type="float" office:value="1759.77777777778" calcext:value-type="float">
            <text:p>1,760 S</text:p>
          </table:table-cell>
          <table:table-cell table:style-name="ce161" table:number-matrix-columns-spanned="1" table:number-matrix-rows-spanned="1" table:formula="of:=IF(INDEX([$DATA.$A$1:.$D$121];MATCH([.AB$2]&amp;&quot;_&quot;&amp;[.$I16]&amp;IF([.AB$3]=&quot;Flat&quot;;&quot;&quot;;IF([.AB$3]=&quot;.1&quot;;&quot;_LEVEL1@1&quot;;IF([.AB$3]=&quot;.2&quot;;&quot;_LEVEL2@2&quot;;IF([.AB$3]=&quot;.3&quot;;&quot;_LEVEL3@3&quot;))));[$DATA.$A$1:.$A$121];0);4)*[.AB16]=0;&quot;&quot;;INDEX([$DATA.$A$1:.$D$121];MATCH([.AB$2]&amp;&quot;_&quot;&amp;[.$I16]&amp;IF([.AB$3]=&quot;Flat&quot;;&quot;&quot;;IF([.AB$3]=&quot;.1&quot;;&quot;_LEVEL1@1&quot;;IF([.AB$3]=&quot;.2&quot;;&quot;_LEVEL2@2&quot;;IF([.AB$3]=&quot;.3&quot;;&quot;_LEVEL3@3&quot;))));[$DATA.$A$1:.$A$121];0);4)*[.AB16])" office:value-type="float" office:value="345.52" calcext:value-type="float">
            <text:p>346 S</text:p>
          </table:table-cell>
          <table:table-cell table:style-name="ce167" table:number-matrix-columns-spanned="1" table:number-matrix-rows-spanned="1" table:formula="of:=IF(INDEX([$DATA.$A$1:.$D$121];MATCH([.AC$2]&amp;&quot;_&quot;&amp;[.$I16]&amp;IF([.AC$3]=&quot;Flat&quot;;&quot;&quot;;IF([.AC$3]=&quot;.1&quot;;&quot;_LEVEL1@1&quot;;IF([.AC$3]=&quot;.2&quot;;&quot;_LEVEL2@2&quot;;IF([.AC$3]=&quot;.3&quot;;&quot;_LEVEL3@3&quot;))));[$DATA.$A$1:.$A$121];0);4)*[.AC16]=0;&quot;&quot;;INDEX([$DATA.$A$1:.$D$121];MATCH([.AC$2]&amp;&quot;_&quot;&amp;[.$I16]&amp;IF([.AC$3]=&quot;Flat&quot;;&quot;&quot;;IF([.AC$3]=&quot;.1&quot;;&quot;_LEVEL1@1&quot;;IF([.AC$3]=&quot;.2&quot;;&quot;_LEVEL2@2&quot;;IF([.AC$3]=&quot;.3&quot;;&quot;_LEVEL3@3&quot;))));[$DATA.$A$1:.$A$121];0);4)*[.AC16])" office:value-type="float" office:value="85.7755555555556" calcext:value-type="float">
            <text:p>86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Leather</text:p>
          </table:table-cell>
          <table:table-cell table:style-name="ce132" table:number-matrix-columns-spanned="1" table:number-matrix-rows-spanned="1" table:formula="of:=IF(INDEX([$DATA.$A$1:.$D$121];MATCH([.J$2]&amp;&quot;_&quot;&amp;[.$I17]&amp;IF([.J$3]=&quot;Flat&quot;;&quot;&quot;;IF([.J$3]=&quot;.1&quot;;&quot;_LEVEL1@1&quot;;IF([.J$3]=&quot;.2&quot;;&quot;_LEVEL2@2&quot;;IF([.J$3]=&quot;.3&quot;;&quot;_LEVEL3@3&quot;))));[$DATA.$A$1:.$A$121];0);4)*[.J17]=0;&quot;&quot;;INDEX([$DATA.$A$1:.$D$121];MATCH([.J$2]&amp;&quot;_&quot;&amp;[.$I17]&amp;IF([.J$3]=&quot;Flat&quot;;&quot;&quot;;IF([.J$3]=&quot;.1&quot;;&quot;_LEVEL1@1&quot;;IF([.J$3]=&quot;.2&quot;;&quot;_LEVEL2@2&quot;;IF([.J$3]=&quot;.3&quot;;&quot;_LEVEL3@3&quot;))));[$DATA.$A$1:.$A$121];0);4)*[.J17])" office:value-type="float" office:value="735.450666666667" calcext:value-type="float">
            <text:p>735 S</text:p>
          </table:table-cell>
          <table:table-cell table:style-name="ce132" table:number-matrix-columns-spanned="1" table:number-matrix-rows-spanned="1" table:formula="of:=IF(INDEX([$DATA.$A$1:.$D$121];MATCH([.K$2]&amp;&quot;_&quot;&amp;[.$I17]&amp;IF([.K$3]=&quot;Flat&quot;;&quot;&quot;;IF([.K$3]=&quot;.1&quot;;&quot;_LEVEL1@1&quot;;IF([.K$3]=&quot;.2&quot;;&quot;_LEVEL2@2&quot;;IF([.K$3]=&quot;.3&quot;;&quot;_LEVEL3@3&quot;))));[$DATA.$A$1:.$A$121];0);4)*[.K17]=0;&quot;&quot;;INDEX([$DATA.$A$1:.$D$121];MATCH([.K$2]&amp;&quot;_&quot;&amp;[.$I17]&amp;IF([.K$3]=&quot;Flat&quot;;&quot;&quot;;IF([.K$3]=&quot;.1&quot;;&quot;_LEVEL1@1&quot;;IF([.K$3]=&quot;.2&quot;;&quot;_LEVEL2@2&quot;;IF([.K$3]=&quot;.3&quot;;&quot;_LEVEL3@3&quot;))));[$DATA.$A$1:.$A$121];0);4)*[.K17])" office:value-type="float" office:value="63.1111111111111" calcext:value-type="float">
            <text:p>63 S</text:p>
          </table:table-cell>
          <table:table-cell table:style-name="ce132" table:number-matrix-columns-spanned="1" table:number-matrix-rows-spanned="1" table:formula="of:=IF(INDEX([$DATA.$A$1:.$D$121];MATCH([.L$2]&amp;&quot;_&quot;&amp;[.$I17]&amp;IF([.L$3]=&quot;Flat&quot;;&quot;&quot;;IF([.L$3]=&quot;.1&quot;;&quot;_LEVEL1@1&quot;;IF([.L$3]=&quot;.2&quot;;&quot;_LEVEL2@2&quot;;IF([.L$3]=&quot;.3&quot;;&quot;_LEVEL3@3&quot;))));[$DATA.$A$1:.$A$121];0);4)*[.L17]=0;&quot;&quot;;INDEX([$DATA.$A$1:.$D$121];MATCH([.L$2]&amp;&quot;_&quot;&amp;[.$I17]&amp;IF([.L$3]=&quot;Flat&quot;;&quot;&quot;;IF([.L$3]=&quot;.1&quot;;&quot;_LEVEL1@1&quot;;IF([.L$3]=&quot;.2&quot;;&quot;_LEVEL2@2&quot;;IF([.L$3]=&quot;.3&quot;;&quot;_LEVEL3@3&quot;))));[$DATA.$A$1:.$A$121];0);4)*[.L17])" office:value-type="float" office:value="17.0844444444444" calcext:value-type="float">
            <text:p>17 S</text:p>
          </table:table-cell>
          <table:table-cell table:style-name="ce132" table:number-matrix-columns-spanned="1" table:number-matrix-rows-spanned="1" table:formula="of:=IF(INDEX([$DATA.$A$1:.$D$121];MATCH([.M$2]&amp;&quot;_&quot;&amp;[.$I17]&amp;IF([.M$3]=&quot;Flat&quot;;&quot;&quot;;IF([.M$3]=&quot;.1&quot;;&quot;_LEVEL1@1&quot;;IF([.M$3]=&quot;.2&quot;;&quot;_LEVEL2@2&quot;;IF([.M$3]=&quot;.3&quot;;&quot;_LEVEL3@3&quot;))));[$DATA.$A$1:.$A$121];0);4)*[.M17]=0;&quot;&quot;;INDEX([$DATA.$A$1:.$D$121];MATCH([.M$2]&amp;&quot;_&quot;&amp;[.$I17]&amp;IF([.M$3]=&quot;Flat&quot;;&quot;&quot;;IF([.M$3]=&quot;.1&quot;;&quot;_LEVEL1@1&quot;;IF([.M$3]=&quot;.2&quot;;&quot;_LEVEL2@2&quot;;IF([.M$3]=&quot;.3&quot;;&quot;_LEVEL3@3&quot;))));[$DATA.$A$1:.$A$121];0);4)*[.M17])" office:value-type="float" office:value="8.35111111111111" calcext:value-type="float">
            <text:p>08 S</text:p>
          </table:table-cell>
          <table:table-cell table:style-name="ce141" table:number-matrix-columns-spanned="1" table:number-matrix-rows-spanned="1" table:formula="of:=IF(INDEX([$DATA.$A$1:.$D$121];MATCH([.N$2]&amp;&quot;_&quot;&amp;[.$I17]&amp;IF([.N$3]=&quot;Flat&quot;;&quot;&quot;;IF([.N$3]=&quot;.1&quot;;&quot;_LEVEL1@1&quot;;IF([.N$3]=&quot;.2&quot;;&quot;_LEVEL2@2&quot;;IF([.N$3]=&quot;.3&quot;;&quot;_LEVEL3@3&quot;))));[$DATA.$A$1:.$A$121];0);4)*[.N17]=0;&quot;&quot;;INDEX([$DATA.$A$1:.$D$121];MATCH([.N$2]&amp;&quot;_&quot;&amp;[.$I17]&amp;IF([.N$3]=&quot;Flat&quot;;&quot;&quot;;IF([.N$3]=&quot;.1&quot;;&quot;_LEVEL1@1&quot;;IF([.N$3]=&quot;.2&quot;;&quot;_LEVEL2@2&quot;;IF([.N$3]=&quot;.3&quot;;&quot;_LEVEL3@3&quot;))));[$DATA.$A$1:.$A$121];0);4)*[.N17])" office:value-type="float" office:value="1339.09111111111" calcext:value-type="float">
            <text:p>1,339 S</text:p>
          </table:table-cell>
          <table:table-cell table:style-name="ce141" table:number-matrix-columns-spanned="1" table:number-matrix-rows-spanned="1" table:formula="of:=IF(INDEX([$DATA.$A$1:.$D$121];MATCH([.O$2]&amp;&quot;_&quot;&amp;[.$I17]&amp;IF([.O$3]=&quot;Flat&quot;;&quot;&quot;;IF([.O$3]=&quot;.1&quot;;&quot;_LEVEL1@1&quot;;IF([.O$3]=&quot;.2&quot;;&quot;_LEVEL2@2&quot;;IF([.O$3]=&quot;.3&quot;;&quot;_LEVEL3@3&quot;))));[$DATA.$A$1:.$A$121];0);4)*[.O17]=0;&quot;&quot;;INDEX([$DATA.$A$1:.$D$121];MATCH([.O$2]&amp;&quot;_&quot;&amp;[.$I17]&amp;IF([.O$3]=&quot;Flat&quot;;&quot;&quot;;IF([.O$3]=&quot;.1&quot;;&quot;_LEVEL1@1&quot;;IF([.O$3]=&quot;.2&quot;;&quot;_LEVEL2@2&quot;;IF([.O$3]=&quot;.3&quot;;&quot;_LEVEL3@3&quot;))));[$DATA.$A$1:.$A$121];0);4)*[.O17])" office:value-type="float" office:value="107.2" calcext:value-type="float">
            <text:p>107 S</text:p>
          </table:table-cell>
          <table:table-cell table:style-name="ce141" table:number-matrix-columns-spanned="1" table:number-matrix-rows-spanned="1" table:formula="of:=IF(INDEX([$DATA.$A$1:.$D$121];MATCH([.P$2]&amp;&quot;_&quot;&amp;[.$I17]&amp;IF([.P$3]=&quot;Flat&quot;;&quot;&quot;;IF([.P$3]=&quot;.1&quot;;&quot;_LEVEL1@1&quot;;IF([.P$3]=&quot;.2&quot;;&quot;_LEVEL2@2&quot;;IF([.P$3]=&quot;.3&quot;;&quot;_LEVEL3@3&quot;))));[$DATA.$A$1:.$A$121];0);4)*[.P17]=0;&quot;&quot;;INDEX([$DATA.$A$1:.$D$121];MATCH([.P$2]&amp;&quot;_&quot;&amp;[.$I17]&amp;IF([.P$3]=&quot;Flat&quot;;&quot;&quot;;IF([.P$3]=&quot;.1&quot;;&quot;_LEVEL1@1&quot;;IF([.P$3]=&quot;.2&quot;;&quot;_LEVEL2@2&quot;;IF([.P$3]=&quot;.3&quot;;&quot;_LEVEL3@3&quot;))));[$DATA.$A$1:.$A$121];0);4)*[.P17])" office:value-type="float" office:value="28.3911111111111" calcext:value-type="float">
            <text:p>28 S</text:p>
          </table:table-cell>
          <table:table-cell table:style-name="ce141" table:number-matrix-columns-spanned="1" table:number-matrix-rows-spanned="1" table:formula="of:=IF(INDEX([$DATA.$A$1:.$D$121];MATCH([.Q$2]&amp;&quot;_&quot;&amp;[.$I17]&amp;IF([.Q$3]=&quot;Flat&quot;;&quot;&quot;;IF([.Q$3]=&quot;.1&quot;;&quot;_LEVEL1@1&quot;;IF([.Q$3]=&quot;.2&quot;;&quot;_LEVEL2@2&quot;;IF([.Q$3]=&quot;.3&quot;;&quot;_LEVEL3@3&quot;))));[$DATA.$A$1:.$A$121];0);4)*[.Q17]=0;&quot;&quot;;INDEX([$DATA.$A$1:.$D$121];MATCH([.Q$2]&amp;&quot;_&quot;&amp;[.$I17]&amp;IF([.Q$3]=&quot;Flat&quot;;&quot;&quot;;IF([.Q$3]=&quot;.1&quot;;&quot;_LEVEL1@1&quot;;IF([.Q$3]=&quot;.2&quot;;&quot;_LEVEL2@2&quot;;IF([.Q$3]=&quot;.3&quot;;&quot;_LEVEL3@3&quot;))));[$DATA.$A$1:.$A$121];0);4)*[.Q17])" office:value-type="float" office:value="8.14311111111111" calcext:value-type="float">
            <text:p>08 S</text:p>
          </table:table-cell>
          <table:table-cell table:style-name="ce148" table:number-matrix-columns-spanned="1" table:number-matrix-rows-spanned="1" table:formula="of:=IF(INDEX([$DATA.$A$1:.$D$121];MATCH([.R$2]&amp;&quot;_&quot;&amp;[.$I17]&amp;IF([.R$3]=&quot;Flat&quot;;&quot;&quot;;IF([.R$3]=&quot;.1&quot;;&quot;_LEVEL1@1&quot;;IF([.R$3]=&quot;.2&quot;;&quot;_LEVEL2@2&quot;;IF([.R$3]=&quot;.3&quot;;&quot;_LEVEL3@3&quot;))));[$DATA.$A$1:.$A$121];0);4)*[.R17]=0;&quot;&quot;;INDEX([$DATA.$A$1:.$D$121];MATCH([.R$2]&amp;&quot;_&quot;&amp;[.$I17]&amp;IF([.R$3]=&quot;Flat&quot;;&quot;&quot;;IF([.R$3]=&quot;.1&quot;;&quot;_LEVEL1@1&quot;;IF([.R$3]=&quot;.2&quot;;&quot;_LEVEL2@2&quot;;IF([.R$3]=&quot;.3&quot;;&quot;_LEVEL3@3&quot;))));[$DATA.$A$1:.$A$121];0);4)*[.R17])" office:value-type="float" office:value="2460.30370288889" calcext:value-type="float">
            <text:p>2,460 S</text:p>
          </table:table-cell>
          <table:table-cell table:style-name="ce148" table:number-matrix-columns-spanned="1" table:number-matrix-rows-spanned="1" table:formula="of:=IF(INDEX([$DATA.$A$1:.$D$121];MATCH([.S$2]&amp;&quot;_&quot;&amp;[.$I17]&amp;IF([.S$3]=&quot;Flat&quot;;&quot;&quot;;IF([.S$3]=&quot;.1&quot;;&quot;_LEVEL1@1&quot;;IF([.S$3]=&quot;.2&quot;;&quot;_LEVEL2@2&quot;;IF([.S$3]=&quot;.3&quot;;&quot;_LEVEL3@3&quot;))));[$DATA.$A$1:.$A$121];0);4)*[.S17]=0;&quot;&quot;;INDEX([$DATA.$A$1:.$D$121];MATCH([.S$2]&amp;&quot;_&quot;&amp;[.$I17]&amp;IF([.S$3]=&quot;Flat&quot;;&quot;&quot;;IF([.S$3]=&quot;.1&quot;;&quot;_LEVEL1@1&quot;;IF([.S$3]=&quot;.2&quot;;&quot;_LEVEL2@2&quot;;IF([.S$3]=&quot;.3&quot;;&quot;_LEVEL3@3&quot;))));[$DATA.$A$1:.$A$121];0);4)*[.S17])" office:value-type="float" office:value="219.304811111111" calcext:value-type="float">
            <text:p>219 S</text:p>
          </table:table-cell>
          <table:table-cell table:style-name="ce148" table:number-matrix-columns-spanned="1" table:number-matrix-rows-spanned="1" table:formula="of:=IF(INDEX([$DATA.$A$1:.$D$121];MATCH([.T$2]&amp;&quot;_&quot;&amp;[.$I17]&amp;IF([.T$3]=&quot;Flat&quot;;&quot;&quot;;IF([.T$3]=&quot;.1&quot;;&quot;_LEVEL1@1&quot;;IF([.T$3]=&quot;.2&quot;;&quot;_LEVEL2@2&quot;;IF([.T$3]=&quot;.3&quot;;&quot;_LEVEL3@3&quot;))));[$DATA.$A$1:.$A$121];0);4)*[.T17]=0;&quot;&quot;;INDEX([$DATA.$A$1:.$D$121];MATCH([.T$2]&amp;&quot;_&quot;&amp;[.$I17]&amp;IF([.T$3]=&quot;Flat&quot;;&quot;&quot;;IF([.T$3]=&quot;.1&quot;;&quot;_LEVEL1@1&quot;;IF([.T$3]=&quot;.2&quot;;&quot;_LEVEL2@2&quot;;IF([.T$3]=&quot;.3&quot;;&quot;_LEVEL3@3&quot;))));[$DATA.$A$1:.$A$121];0);4)*[.T17])" office:value-type="float" office:value="47.2118638888889" calcext:value-type="float">
            <text:p>47 S</text:p>
          </table:table-cell>
          <table:table-cell table:style-name="ce148" table:number-matrix-columns-spanned="1" table:number-matrix-rows-spanned="1" table:formula="of:=IF(INDEX([$DATA.$A$1:.$D$121];MATCH([.U$2]&amp;&quot;_&quot;&amp;[.$I17]&amp;IF([.U$3]=&quot;Flat&quot;;&quot;&quot;;IF([.U$3]=&quot;.1&quot;;&quot;_LEVEL1@1&quot;;IF([.U$3]=&quot;.2&quot;;&quot;_LEVEL2@2&quot;;IF([.U$3]=&quot;.3&quot;;&quot;_LEVEL3@3&quot;))));[$DATA.$A$1:.$A$121];0);4)*[.U17]=0;&quot;&quot;;INDEX([$DATA.$A$1:.$D$121];MATCH([.U$2]&amp;&quot;_&quot;&amp;[.$I17]&amp;IF([.U$3]=&quot;Flat&quot;;&quot;&quot;;IF([.U$3]=&quot;.1&quot;;&quot;_LEVEL1@1&quot;;IF([.U$3]=&quot;.2&quot;;&quot;_LEVEL2@2&quot;;IF([.U$3]=&quot;.3&quot;;&quot;_LEVEL3@3&quot;))));[$DATA.$A$1:.$A$121];0);4)*[.U17])" office:value-type="float" office:value="14.4817615" calcext:value-type="float">
            <text:p>14 S</text:p>
          </table:table-cell>
          <table:table-cell table:style-name="ce155" table:number-matrix-columns-spanned="1" table:number-matrix-rows-spanned="1" table:formula="of:=IF(INDEX([$DATA.$A$1:.$D$121];MATCH([.V$2]&amp;&quot;_&quot;&amp;[.$I17]&amp;IF([.V$3]=&quot;Flat&quot;;&quot;&quot;;IF([.V$3]=&quot;.1&quot;;&quot;_LEVEL1@1&quot;;IF([.V$3]=&quot;.2&quot;;&quot;_LEVEL2@2&quot;;IF([.V$3]=&quot;.3&quot;;&quot;_LEVEL3@3&quot;))));[$DATA.$A$1:.$A$121];0);4)*[.V17]=0;&quot;&quot;;INDEX([$DATA.$A$1:.$D$121];MATCH([.V$2]&amp;&quot;_&quot;&amp;[.$I17]&amp;IF([.V$3]=&quot;Flat&quot;;&quot;&quot;;IF([.V$3]=&quot;.1&quot;;&quot;_LEVEL1@1&quot;;IF([.V$3]=&quot;.2&quot;;&quot;_LEVEL2@2&quot;;IF([.V$3]=&quot;.3&quot;;&quot;_LEVEL3@3&quot;))));[$DATA.$A$1:.$A$121];0);4)*[.V17])" office:value-type="float" office:value="4283.15029322222" calcext:value-type="float">
            <text:p>4,283 S</text:p>
          </table:table-cell>
          <table:table-cell table:style-name="ce155" table:number-matrix-columns-spanned="1" table:number-matrix-rows-spanned="1" table:formula="of:=IF(INDEX([$DATA.$A$1:.$D$121];MATCH([.W$2]&amp;&quot;_&quot;&amp;[.$I17]&amp;IF([.W$3]=&quot;Flat&quot;;&quot;&quot;;IF([.W$3]=&quot;.1&quot;;&quot;_LEVEL1@1&quot;;IF([.W$3]=&quot;.2&quot;;&quot;_LEVEL2@2&quot;;IF([.W$3]=&quot;.3&quot;;&quot;_LEVEL3@3&quot;))));[$DATA.$A$1:.$A$121];0);4)*[.W17]=0;&quot;&quot;;INDEX([$DATA.$A$1:.$D$121];MATCH([.W$2]&amp;&quot;_&quot;&amp;[.$I17]&amp;IF([.W$3]=&quot;Flat&quot;;&quot;&quot;;IF([.W$3]=&quot;.1&quot;;&quot;_LEVEL1@1&quot;;IF([.W$3]=&quot;.2&quot;;&quot;_LEVEL2@2&quot;;IF([.W$3]=&quot;.3&quot;;&quot;_LEVEL3@3&quot;))));[$DATA.$A$1:.$A$121];0);4)*[.W17])" office:value-type="float" office:value="432.849266666667" calcext:value-type="float">
            <text:p>433 S</text:p>
          </table:table-cell>
          <table:table-cell table:style-name="ce155" table:number-matrix-columns-spanned="1" table:number-matrix-rows-spanned="1" table:formula="of:=IF(INDEX([$DATA.$A$1:.$D$121];MATCH([.X$2]&amp;&quot;_&quot;&amp;[.$I17]&amp;IF([.X$3]=&quot;Flat&quot;;&quot;&quot;;IF([.X$3]=&quot;.1&quot;;&quot;_LEVEL1@1&quot;;IF([.X$3]=&quot;.2&quot;;&quot;_LEVEL2@2&quot;;IF([.X$3]=&quot;.3&quot;;&quot;_LEVEL3@3&quot;))));[$DATA.$A$1:.$A$121];0);4)*[.X17]=0;&quot;&quot;;INDEX([$DATA.$A$1:.$D$121];MATCH([.X$2]&amp;&quot;_&quot;&amp;[.$I17]&amp;IF([.X$3]=&quot;Flat&quot;;&quot;&quot;;IF([.X$3]=&quot;.1&quot;;&quot;_LEVEL1@1&quot;;IF([.X$3]=&quot;.2&quot;;&quot;_LEVEL2@2&quot;;IF([.X$3]=&quot;.3&quot;;&quot;_LEVEL3@3&quot;))));[$DATA.$A$1:.$A$121];0);4)*[.X17])" office:value-type="float" office:value="91.2203" calcext:value-type="float">
            <text:p>91 S</text:p>
          </table:table-cell>
          <table:table-cell table:style-name="ce155" table:number-matrix-columns-spanned="1" table:number-matrix-rows-spanned="1" table:formula="of:=IF(INDEX([$DATA.$A$1:.$D$121];MATCH([.Y$2]&amp;&quot;_&quot;&amp;[.$I17]&amp;IF([.Y$3]=&quot;Flat&quot;;&quot;&quot;;IF([.Y$3]=&quot;.1&quot;;&quot;_LEVEL1@1&quot;;IF([.Y$3]=&quot;.2&quot;;&quot;_LEVEL2@2&quot;;IF([.Y$3]=&quot;.3&quot;;&quot;_LEVEL3@3&quot;))));[$DATA.$A$1:.$A$121];0);4)*[.Y17]=0;&quot;&quot;;INDEX([$DATA.$A$1:.$D$121];MATCH([.Y$2]&amp;&quot;_&quot;&amp;[.$I17]&amp;IF([.Y$3]=&quot;Flat&quot;;&quot;&quot;;IF([.Y$3]=&quot;.1&quot;;&quot;_LEVEL1@1&quot;;IF([.Y$3]=&quot;.2&quot;;&quot;_LEVEL2@2&quot;;IF([.Y$3]=&quot;.3&quot;;&quot;_LEVEL3@3&quot;))));[$DATA.$A$1:.$A$121];0);4)*[.Y17])" office:value-type="float" office:value="20.9438594444444" calcext:value-type="float">
            <text:p>21 S</text:p>
          </table:table-cell>
          <table:table-cell table:style-name="ce161" table:number-matrix-columns-spanned="1" table:number-matrix-rows-spanned="1" table:formula="of:=IF(INDEX([$DATA.$A$1:.$D$121];MATCH([.Z$2]&amp;&quot;_&quot;&amp;[.$I17]&amp;IF([.Z$3]=&quot;Flat&quot;;&quot;&quot;;IF([.Z$3]=&quot;.1&quot;;&quot;_LEVEL1@1&quot;;IF([.Z$3]=&quot;.2&quot;;&quot;_LEVEL2@2&quot;;IF([.Z$3]=&quot;.3&quot;;&quot;_LEVEL3@3&quot;))));[$DATA.$A$1:.$A$121];0);4)*[.Z17]=0;&quot;&quot;;INDEX([$DATA.$A$1:.$D$121];MATCH([.Z$2]&amp;&quot;_&quot;&amp;[.$I17]&amp;IF([.Z$3]=&quot;Flat&quot;;&quot;&quot;;IF([.Z$3]=&quot;.1&quot;;&quot;_LEVEL1@1&quot;;IF([.Z$3]=&quot;.2&quot;;&quot;_LEVEL2@2&quot;;IF([.Z$3]=&quot;.3&quot;;&quot;_LEVEL3@3&quot;))));[$DATA.$A$1:.$A$121];0);4)*[.Z17])" office:value-type="float" office:value="10116.2246666667" calcext:value-type="float">
            <text:p>10,116 S</text:p>
          </table:table-cell>
          <table:table-cell table:style-name="ce161" table:number-matrix-columns-spanned="1" table:number-matrix-rows-spanned="1" table:formula="of:=IF(INDEX([$DATA.$A$1:.$D$121];MATCH([.AA$2]&amp;&quot;_&quot;&amp;[.$I17]&amp;IF([.AA$3]=&quot;Flat&quot;;&quot;&quot;;IF([.AA$3]=&quot;.1&quot;;&quot;_LEVEL1@1&quot;;IF([.AA$3]=&quot;.2&quot;;&quot;_LEVEL2@2&quot;;IF([.AA$3]=&quot;.3&quot;;&quot;_LEVEL3@3&quot;))));[$DATA.$A$1:.$A$121];0);4)*[.AA17]=0;&quot;&quot;;INDEX([$DATA.$A$1:.$D$121];MATCH([.AA$2]&amp;&quot;_&quot;&amp;[.$I17]&amp;IF([.AA$3]=&quot;Flat&quot;;&quot;&quot;;IF([.AA$3]=&quot;.1&quot;;&quot;_LEVEL1@1&quot;;IF([.AA$3]=&quot;.2&quot;;&quot;_LEVEL2@2&quot;;IF([.AA$3]=&quot;.3&quot;;&quot;_LEVEL3@3&quot;))));[$DATA.$A$1:.$A$121];0);4)*[.AA17])" office:value-type="float" office:value="962.533333333333" calcext:value-type="float">
            <text:p>963 S</text:p>
          </table:table-cell>
          <table:table-cell table:style-name="ce161" table:number-matrix-columns-spanned="1" table:number-matrix-rows-spanned="1" table:formula="of:=IF(INDEX([$DATA.$A$1:.$D$121];MATCH([.AB$2]&amp;&quot;_&quot;&amp;[.$I17]&amp;IF([.AB$3]=&quot;Flat&quot;;&quot;&quot;;IF([.AB$3]=&quot;.1&quot;;&quot;_LEVEL1@1&quot;;IF([.AB$3]=&quot;.2&quot;;&quot;_LEVEL2@2&quot;;IF([.AB$3]=&quot;.3&quot;;&quot;_LEVEL3@3&quot;))));[$DATA.$A$1:.$A$121];0);4)*[.AB17]=0;&quot;&quot;;INDEX([$DATA.$A$1:.$D$121];MATCH([.AB$2]&amp;&quot;_&quot;&amp;[.$I17]&amp;IF([.AB$3]=&quot;Flat&quot;;&quot;&quot;;IF([.AB$3]=&quot;.1&quot;;&quot;_LEVEL1@1&quot;;IF([.AB$3]=&quot;.2&quot;;&quot;_LEVEL2@2&quot;;IF([.AB$3]=&quot;.3&quot;;&quot;_LEVEL3@3&quot;))));[$DATA.$A$1:.$A$121];0);4)*[.AB17])" office:value-type="float" office:value="186.777777777778" calcext:value-type="float">
            <text:p>187 S</text:p>
          </table:table-cell>
          <table:table-cell table:style-name="ce167" table:number-matrix-columns-spanned="1" table:number-matrix-rows-spanned="1" table:formula="of:=IF(INDEX([$DATA.$A$1:.$D$121];MATCH([.AC$2]&amp;&quot;_&quot;&amp;[.$I17]&amp;IF([.AC$3]=&quot;Flat&quot;;&quot;&quot;;IF([.AC$3]=&quot;.1&quot;;&quot;_LEVEL1@1&quot;;IF([.AC$3]=&quot;.2&quot;;&quot;_LEVEL2@2&quot;;IF([.AC$3]=&quot;.3&quot;;&quot;_LEVEL3@3&quot;))));[$DATA.$A$1:.$A$121];0);4)*[.AC17]=0;&quot;&quot;;INDEX([$DATA.$A$1:.$D$121];MATCH([.AC$2]&amp;&quot;_&quot;&amp;[.$I17]&amp;IF([.AC$3]=&quot;Flat&quot;;&quot;&quot;;IF([.AC$3]=&quot;.1&quot;;&quot;_LEVEL1@1&quot;;IF([.AC$3]=&quot;.2&quot;;&quot;_LEVEL2@2&quot;;IF([.AC$3]=&quot;.3&quot;;&quot;_LEVEL3@3&quot;))));[$DATA.$A$1:.$A$121];0);4)*[.AC17])" office:value-type="float" office:value="39.5977777777778" calcext:value-type="float">
            <text:p>40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0" office:value-type="string" calcext:value-type="string">
            <text:p>Tinker</text:p>
          </table:table-cell>
          <table:table-cell table:style-name="ce125" office:value-type="string" calcext:value-type="string">
            <text:p>Metalbar</text:p>
          </table:table-cell>
          <table:table-cell table:style-name="ce132" table:number-matrix-columns-spanned="1" table:number-matrix-rows-spanned="1" table:formula="of:=IF(INDEX([$DATA.$A$1:.$D$121];MATCH([.J$2]&amp;&quot;_&quot;&amp;[.$I18]&amp;IF([.J$3]=&quot;Flat&quot;;&quot;&quot;;IF([.J$3]=&quot;.1&quot;;&quot;_LEVEL1@1&quot;;IF([.J$3]=&quot;.2&quot;;&quot;_LEVEL2@2&quot;;IF([.J$3]=&quot;.3&quot;;&quot;_LEVEL3@3&quot;))));[$DATA.$A$1:.$A$121];0);4)*[.J18]=0;&quot;&quot;;INDEX([$DATA.$A$1:.$D$121];MATCH([.J$2]&amp;&quot;_&quot;&amp;[.$I18]&amp;IF([.J$3]=&quot;Flat&quot;;&quot;&quot;;IF([.J$3]=&quot;.1&quot;;&quot;_LEVEL1@1&quot;;IF([.J$3]=&quot;.2&quot;;&quot;_LEVEL2@2&quot;;IF([.J$3]=&quot;.3&quot;;&quot;_LEVEL3@3&quot;))));[$DATA.$A$1:.$A$121];0);4)*[.J18])" office:value-type="float" office:value="722.017777777778" calcext:value-type="float">
            <text:p>722 S</text:p>
          </table:table-cell>
          <table:table-cell table:style-name="ce132" table:number-matrix-columns-spanned="1" table:number-matrix-rows-spanned="1" table:formula="of:=IF(INDEX([$DATA.$A$1:.$D$121];MATCH([.K$2]&amp;&quot;_&quot;&amp;[.$I18]&amp;IF([.K$3]=&quot;Flat&quot;;&quot;&quot;;IF([.K$3]=&quot;.1&quot;;&quot;_LEVEL1@1&quot;;IF([.K$3]=&quot;.2&quot;;&quot;_LEVEL2@2&quot;;IF([.K$3]=&quot;.3&quot;;&quot;_LEVEL3@3&quot;))));[$DATA.$A$1:.$A$121];0);4)*[.K18]=0;&quot;&quot;;INDEX([$DATA.$A$1:.$D$121];MATCH([.K$2]&amp;&quot;_&quot;&amp;[.$I18]&amp;IF([.K$3]=&quot;Flat&quot;;&quot;&quot;;IF([.K$3]=&quot;.1&quot;;&quot;_LEVEL1@1&quot;;IF([.K$3]=&quot;.2&quot;;&quot;_LEVEL2@2&quot;;IF([.K$3]=&quot;.3&quot;;&quot;_LEVEL3@3&quot;))));[$DATA.$A$1:.$A$121];0);4)*[.K18])" office:value-type="float" office:value="67.9111111111111" calcext:value-type="float">
            <text:p>68 S</text:p>
          </table:table-cell>
          <table:table-cell table:style-name="ce132" table:number-matrix-columns-spanned="1" table:number-matrix-rows-spanned="1" table:formula="of:=IF(INDEX([$DATA.$A$1:.$D$121];MATCH([.L$2]&amp;&quot;_&quot;&amp;[.$I18]&amp;IF([.L$3]=&quot;Flat&quot;;&quot;&quot;;IF([.L$3]=&quot;.1&quot;;&quot;_LEVEL1@1&quot;;IF([.L$3]=&quot;.2&quot;;&quot;_LEVEL2@2&quot;;IF([.L$3]=&quot;.3&quot;;&quot;_LEVEL3@3&quot;))));[$DATA.$A$1:.$A$121];0);4)*[.L18]=0;&quot;&quot;;INDEX([$DATA.$A$1:.$D$121];MATCH([.L$2]&amp;&quot;_&quot;&amp;[.$I18]&amp;IF([.L$3]=&quot;Flat&quot;;&quot;&quot;;IF([.L$3]=&quot;.1&quot;;&quot;_LEVEL1@1&quot;;IF([.L$3]=&quot;.2&quot;;&quot;_LEVEL2@2&quot;;IF([.L$3]=&quot;.3&quot;;&quot;_LEVEL3@3&quot;))));[$DATA.$A$1:.$A$121];0);4)*[.L18])" office:value-type="float" office:value="47.9822222222222" calcext:value-type="float">
            <text:p>48 S</text:p>
          </table:table-cell>
          <table:table-cell table:style-name="ce132" table:number-matrix-columns-spanned="1" table:number-matrix-rows-spanned="1" table:formula="of:=IF(INDEX([$DATA.$A$1:.$D$121];MATCH([.M$2]&amp;&quot;_&quot;&amp;[.$I18]&amp;IF([.M$3]=&quot;Flat&quot;;&quot;&quot;;IF([.M$3]=&quot;.1&quot;;&quot;_LEVEL1@1&quot;;IF([.M$3]=&quot;.2&quot;;&quot;_LEVEL2@2&quot;;IF([.M$3]=&quot;.3&quot;;&quot;_LEVEL3@3&quot;))));[$DATA.$A$1:.$A$121];0);4)*[.M18]=0;&quot;&quot;;INDEX([$DATA.$A$1:.$D$121];MATCH([.M$2]&amp;&quot;_&quot;&amp;[.$I18]&amp;IF([.M$3]=&quot;Flat&quot;;&quot;&quot;;IF([.M$3]=&quot;.1&quot;;&quot;_LEVEL1@1&quot;;IF([.M$3]=&quot;.2&quot;;&quot;_LEVEL2@2&quot;;IF([.M$3]=&quot;.3&quot;;&quot;_LEVEL3@3&quot;))));[$DATA.$A$1:.$A$121];0);4)*[.M18])" office:value-type="float" office:value="14.5404444444444" calcext:value-type="float">
            <text:p>15 S</text:p>
          </table:table-cell>
          <table:table-cell table:style-name="ce141" table:number-matrix-columns-spanned="1" table:number-matrix-rows-spanned="1" table:formula="of:=IF(INDEX([$DATA.$A$1:.$D$121];MATCH([.N$2]&amp;&quot;_&quot;&amp;[.$I18]&amp;IF([.N$3]=&quot;Flat&quot;;&quot;&quot;;IF([.N$3]=&quot;.1&quot;;&quot;_LEVEL1@1&quot;;IF([.N$3]=&quot;.2&quot;;&quot;_LEVEL2@2&quot;;IF([.N$3]=&quot;.3&quot;;&quot;_LEVEL3@3&quot;))));[$DATA.$A$1:.$A$121];0);4)*[.N18]=0;&quot;&quot;;INDEX([$DATA.$A$1:.$D$121];MATCH([.N$2]&amp;&quot;_&quot;&amp;[.$I18]&amp;IF([.N$3]=&quot;Flat&quot;;&quot;&quot;;IF([.N$3]=&quot;.1&quot;;&quot;_LEVEL1@1&quot;;IF([.N$3]=&quot;.2&quot;;&quot;_LEVEL2@2&quot;;IF([.N$3]=&quot;.3&quot;;&quot;_LEVEL3@3&quot;))));[$DATA.$A$1:.$A$121];0);4)*[.N18])" office:value-type="float" office:value="1539.74488888889" calcext:value-type="float">
            <text:p>1,540 S</text:p>
          </table:table-cell>
          <table:table-cell table:style-name="ce141" table:number-matrix-columns-spanned="1" table:number-matrix-rows-spanned="1" table:formula="of:=IF(INDEX([$DATA.$A$1:.$D$121];MATCH([.O$2]&amp;&quot;_&quot;&amp;[.$I18]&amp;IF([.O$3]=&quot;Flat&quot;;&quot;&quot;;IF([.O$3]=&quot;.1&quot;;&quot;_LEVEL1@1&quot;;IF([.O$3]=&quot;.2&quot;;&quot;_LEVEL2@2&quot;;IF([.O$3]=&quot;.3&quot;;&quot;_LEVEL3@3&quot;))));[$DATA.$A$1:.$A$121];0);4)*[.O18]=0;&quot;&quot;;INDEX([$DATA.$A$1:.$D$121];MATCH([.O$2]&amp;&quot;_&quot;&amp;[.$I18]&amp;IF([.O$3]=&quot;Flat&quot;;&quot;&quot;;IF([.O$3]=&quot;.1&quot;;&quot;_LEVEL1@1&quot;;IF([.O$3]=&quot;.2&quot;;&quot;_LEVEL2@2&quot;;IF([.O$3]=&quot;.3&quot;;&quot;_LEVEL3@3&quot;))));[$DATA.$A$1:.$A$121];0);4)*[.O18])" office:value-type="float" office:value="160.977777777778" calcext:value-type="float">
            <text:p>161 S</text:p>
          </table:table-cell>
          <table:table-cell table:style-name="ce141" table:number-matrix-columns-spanned="1" table:number-matrix-rows-spanned="1" table:formula="of:=IF(INDEX([$DATA.$A$1:.$D$121];MATCH([.P$2]&amp;&quot;_&quot;&amp;[.$I18]&amp;IF([.P$3]=&quot;Flat&quot;;&quot;&quot;;IF([.P$3]=&quot;.1&quot;;&quot;_LEVEL1@1&quot;;IF([.P$3]=&quot;.2&quot;;&quot;_LEVEL2@2&quot;;IF([.P$3]=&quot;.3&quot;;&quot;_LEVEL3@3&quot;))));[$DATA.$A$1:.$A$121];0);4)*[.P18]=0;&quot;&quot;;INDEX([$DATA.$A$1:.$D$121];MATCH([.P$2]&amp;&quot;_&quot;&amp;[.$I18]&amp;IF([.P$3]=&quot;Flat&quot;;&quot;&quot;;IF([.P$3]=&quot;.1&quot;;&quot;_LEVEL1@1&quot;;IF([.P$3]=&quot;.2&quot;;&quot;_LEVEL2@2&quot;;IF([.P$3]=&quot;.3&quot;;&quot;_LEVEL3@3&quot;))));[$DATA.$A$1:.$A$121];0);4)*[.P18])" office:value-type="float" office:value="49.5644444444445" calcext:value-type="float">
            <text:p>50 S</text:p>
          </table:table-cell>
          <table:table-cell table:style-name="ce141" table:number-matrix-columns-spanned="1" table:number-matrix-rows-spanned="1" table:formula="of:=IF(INDEX([$DATA.$A$1:.$D$121];MATCH([.Q$2]&amp;&quot;_&quot;&amp;[.$I18]&amp;IF([.Q$3]=&quot;Flat&quot;;&quot;&quot;;IF([.Q$3]=&quot;.1&quot;;&quot;_LEVEL1@1&quot;;IF([.Q$3]=&quot;.2&quot;;&quot;_LEVEL2@2&quot;;IF([.Q$3]=&quot;.3&quot;;&quot;_LEVEL3@3&quot;))));[$DATA.$A$1:.$A$121];0);4)*[.Q18]=0;&quot;&quot;;INDEX([$DATA.$A$1:.$D$121];MATCH([.Q$2]&amp;&quot;_&quot;&amp;[.$I18]&amp;IF([.Q$3]=&quot;Flat&quot;;&quot;&quot;;IF([.Q$3]=&quot;.1&quot;;&quot;_LEVEL1@1&quot;;IF([.Q$3]=&quot;.2&quot;;&quot;_LEVEL2@2&quot;;IF([.Q$3]=&quot;.3&quot;;&quot;_LEVEL3@3&quot;))));[$DATA.$A$1:.$A$121];0);4)*[.Q18])" office:value-type="float" office:value="10.4408888888889" calcext:value-type="float">
            <text:p>10 S</text:p>
          </table:table-cell>
          <table:table-cell table:style-name="ce148" table:number-matrix-columns-spanned="1" table:number-matrix-rows-spanned="1" table:formula="of:=IF(INDEX([$DATA.$A$1:.$D$121];MATCH([.R$2]&amp;&quot;_&quot;&amp;[.$I18]&amp;IF([.R$3]=&quot;Flat&quot;;&quot;&quot;;IF([.R$3]=&quot;.1&quot;;&quot;_LEVEL1@1&quot;;IF([.R$3]=&quot;.2&quot;;&quot;_LEVEL2@2&quot;;IF([.R$3]=&quot;.3&quot;;&quot;_LEVEL3@3&quot;))));[$DATA.$A$1:.$A$121];0);4)*[.R18]=0;&quot;&quot;;INDEX([$DATA.$A$1:.$D$121];MATCH([.R$2]&amp;&quot;_&quot;&amp;[.$I18]&amp;IF([.R$3]=&quot;Flat&quot;;&quot;&quot;;IF([.R$3]=&quot;.1&quot;;&quot;_LEVEL1@1&quot;;IF([.R$3]=&quot;.2&quot;;&quot;_LEVEL2@2&quot;;IF([.R$3]=&quot;.3&quot;;&quot;_LEVEL3@3&quot;))));[$DATA.$A$1:.$A$121];0);4)*[.R18])" office:value-type="float" office:value="2797.22427366667" calcext:value-type="float">
            <text:p>2,797 S</text:p>
          </table:table-cell>
          <table:table-cell table:style-name="ce148" table:number-matrix-columns-spanned="1" table:number-matrix-rows-spanned="1" table:formula="of:=IF(INDEX([$DATA.$A$1:.$D$121];MATCH([.S$2]&amp;&quot;_&quot;&amp;[.$I18]&amp;IF([.S$3]=&quot;Flat&quot;;&quot;&quot;;IF([.S$3]=&quot;.1&quot;;&quot;_LEVEL1@1&quot;;IF([.S$3]=&quot;.2&quot;;&quot;_LEVEL2@2&quot;;IF([.S$3]=&quot;.3&quot;;&quot;_LEVEL3@3&quot;))));[$DATA.$A$1:.$A$121];0);4)*[.S18]=0;&quot;&quot;;INDEX([$DATA.$A$1:.$D$121];MATCH([.S$2]&amp;&quot;_&quot;&amp;[.$I18]&amp;IF([.S$3]=&quot;Flat&quot;;&quot;&quot;;IF([.S$3]=&quot;.1&quot;;&quot;_LEVEL1@1&quot;;IF([.S$3]=&quot;.2&quot;;&quot;_LEVEL2@2&quot;;IF([.S$3]=&quot;.3&quot;;&quot;_LEVEL3@3&quot;))));[$DATA.$A$1:.$A$121];0);4)*[.S18])" office:value-type="float" office:value="316.069133333333" calcext:value-type="float">
            <text:p>316 S</text:p>
          </table:table-cell>
          <table:table-cell table:style-name="ce148" table:number-matrix-columns-spanned="1" table:number-matrix-rows-spanned="1" table:formula="of:=IF(INDEX([$DATA.$A$1:.$D$121];MATCH([.T$2]&amp;&quot;_&quot;&amp;[.$I18]&amp;IF([.T$3]=&quot;Flat&quot;;&quot;&quot;;IF([.T$3]=&quot;.1&quot;;&quot;_LEVEL1@1&quot;;IF([.T$3]=&quot;.2&quot;;&quot;_LEVEL2@2&quot;;IF([.T$3]=&quot;.3&quot;;&quot;_LEVEL3@3&quot;))));[$DATA.$A$1:.$A$121];0);4)*[.T18]=0;&quot;&quot;;INDEX([$DATA.$A$1:.$D$121];MATCH([.T$2]&amp;&quot;_&quot;&amp;[.$I18]&amp;IF([.T$3]=&quot;Flat&quot;;&quot;&quot;;IF([.T$3]=&quot;.1&quot;;&quot;_LEVEL1@1&quot;;IF([.T$3]=&quot;.2&quot;;&quot;_LEVEL2@2&quot;;IF([.T$3]=&quot;.3&quot;;&quot;_LEVEL3@3&quot;))));[$DATA.$A$1:.$A$121];0);4)*[.T18])" office:value-type="float" office:value="94.0978222222222" calcext:value-type="float">
            <text:p>94 S</text:p>
          </table:table-cell>
          <table:table-cell table:style-name="ce148" table:number-matrix-columns-spanned="1" table:number-matrix-rows-spanned="1" table:formula="of:=IF(INDEX([$DATA.$A$1:.$D$121];MATCH([.U$2]&amp;&quot;_&quot;&amp;[.$I18]&amp;IF([.U$3]=&quot;Flat&quot;;&quot;&quot;;IF([.U$3]=&quot;.1&quot;;&quot;_LEVEL1@1&quot;;IF([.U$3]=&quot;.2&quot;;&quot;_LEVEL2@2&quot;;IF([.U$3]=&quot;.3&quot;;&quot;_LEVEL3@3&quot;))));[$DATA.$A$1:.$A$121];0);4)*[.U18]=0;&quot;&quot;;INDEX([$DATA.$A$1:.$D$121];MATCH([.U$2]&amp;&quot;_&quot;&amp;[.$I18]&amp;IF([.U$3]=&quot;Flat&quot;;&quot;&quot;;IF([.U$3]=&quot;.1&quot;;&quot;_LEVEL1@1&quot;;IF([.U$3]=&quot;.2&quot;;&quot;_LEVEL2@2&quot;;IF([.U$3]=&quot;.3&quot;;&quot;_LEVEL3@3&quot;))));[$DATA.$A$1:.$A$121];0);4)*[.U18])" office:value-type="float" office:value="28.4426666666667" calcext:value-type="float">
            <text:p>28 S</text:p>
          </table:table-cell>
          <table:table-cell table:style-name="ce155" table:number-matrix-columns-spanned="1" table:number-matrix-rows-spanned="1" table:formula="of:=IF(INDEX([$DATA.$A$1:.$D$121];MATCH([.V$2]&amp;&quot;_&quot;&amp;[.$I18]&amp;IF([.V$3]=&quot;Flat&quot;;&quot;&quot;;IF([.V$3]=&quot;.1&quot;;&quot;_LEVEL1@1&quot;;IF([.V$3]=&quot;.2&quot;;&quot;_LEVEL2@2&quot;;IF([.V$3]=&quot;.3&quot;;&quot;_LEVEL3@3&quot;))));[$DATA.$A$1:.$A$121];0);4)*[.V18]=0;&quot;&quot;;INDEX([$DATA.$A$1:.$D$121];MATCH([.V$2]&amp;&quot;_&quot;&amp;[.$I18]&amp;IF([.V$3]=&quot;Flat&quot;;&quot;&quot;;IF([.V$3]=&quot;.1&quot;;&quot;_LEVEL1@1&quot;;IF([.V$3]=&quot;.2&quot;;&quot;_LEVEL2@2&quot;;IF([.V$3]=&quot;.3&quot;;&quot;_LEVEL3@3&quot;))));[$DATA.$A$1:.$A$121];0);4)*[.V18])" office:value-type="float" office:value="4829.13321044444" calcext:value-type="float">
            <text:p>4,829 S</text:p>
          </table:table-cell>
          <table:table-cell table:style-name="ce155" table:number-matrix-columns-spanned="1" table:number-matrix-rows-spanned="1" table:formula="of:=IF(INDEX([$DATA.$A$1:.$D$121];MATCH([.W$2]&amp;&quot;_&quot;&amp;[.$I18]&amp;IF([.W$3]=&quot;Flat&quot;;&quot;&quot;;IF([.W$3]=&quot;.1&quot;;&quot;_LEVEL1@1&quot;;IF([.W$3]=&quot;.2&quot;;&quot;_LEVEL2@2&quot;;IF([.W$3]=&quot;.3&quot;;&quot;_LEVEL3@3&quot;))));[$DATA.$A$1:.$A$121];0);4)*[.W18]=0;&quot;&quot;;INDEX([$DATA.$A$1:.$D$121];MATCH([.W$2]&amp;&quot;_&quot;&amp;[.$I18]&amp;IF([.W$3]=&quot;Flat&quot;;&quot;&quot;;IF([.W$3]=&quot;.1&quot;;&quot;_LEVEL1@1&quot;;IF([.W$3]=&quot;.2&quot;;&quot;_LEVEL2@2&quot;;IF([.W$3]=&quot;.3&quot;;&quot;_LEVEL3@3&quot;))));[$DATA.$A$1:.$A$121];0);4)*[.W18])" office:value-type="float" office:value="697.981755555556" calcext:value-type="float">
            <text:p>698 S</text:p>
          </table:table-cell>
          <table:table-cell table:style-name="ce155" table:number-matrix-columns-spanned="1" table:number-matrix-rows-spanned="1" table:formula="of:=IF(INDEX([$DATA.$A$1:.$D$121];MATCH([.X$2]&amp;&quot;_&quot;&amp;[.$I18]&amp;IF([.X$3]=&quot;Flat&quot;;&quot;&quot;;IF([.X$3]=&quot;.1&quot;;&quot;_LEVEL1@1&quot;;IF([.X$3]=&quot;.2&quot;;&quot;_LEVEL2@2&quot;;IF([.X$3]=&quot;.3&quot;;&quot;_LEVEL3@3&quot;))));[$DATA.$A$1:.$A$121];0);4)*[.X18]=0;&quot;&quot;;INDEX([$DATA.$A$1:.$D$121];MATCH([.X$2]&amp;&quot;_&quot;&amp;[.$I18]&amp;IF([.X$3]=&quot;Flat&quot;;&quot;&quot;;IF([.X$3]=&quot;.1&quot;;&quot;_LEVEL1@1&quot;;IF([.X$3]=&quot;.2&quot;;&quot;_LEVEL2@2&quot;;IF([.X$3]=&quot;.3&quot;;&quot;_LEVEL3@3&quot;))));[$DATA.$A$1:.$A$121];0);4)*[.X18])" office:value-type="float" office:value="168.30262" calcext:value-type="float">
            <text:p>168 S</text:p>
          </table:table-cell>
          <table:table-cell table:style-name="ce155" table:number-matrix-columns-spanned="1" table:number-matrix-rows-spanned="1" table:formula="of:=IF(INDEX([$DATA.$A$1:.$D$121];MATCH([.Y$2]&amp;&quot;_&quot;&amp;[.$I18]&amp;IF([.Y$3]=&quot;Flat&quot;;&quot;&quot;;IF([.Y$3]=&quot;.1&quot;;&quot;_LEVEL1@1&quot;;IF([.Y$3]=&quot;.2&quot;;&quot;_LEVEL2@2&quot;;IF([.Y$3]=&quot;.3&quot;;&quot;_LEVEL3@3&quot;))));[$DATA.$A$1:.$A$121];0);4)*[.Y18]=0;&quot;&quot;;INDEX([$DATA.$A$1:.$D$121];MATCH([.Y$2]&amp;&quot;_&quot;&amp;[.$I18]&amp;IF([.Y$3]=&quot;Flat&quot;;&quot;&quot;;IF([.Y$3]=&quot;.1&quot;;&quot;_LEVEL1@1&quot;;IF([.Y$3]=&quot;.2&quot;;&quot;_LEVEL2@2&quot;;IF([.Y$3]=&quot;.3&quot;;&quot;_LEVEL3@3&quot;))));[$DATA.$A$1:.$A$121];0);4)*[.Y18])" office:value-type="float" office:value="48.3231697777778" calcext:value-type="float">
            <text:p>48 S</text:p>
          </table:table-cell>
          <table:table-cell table:style-name="ce161" table:number-matrix-columns-spanned="1" table:number-matrix-rows-spanned="1" table:formula="of:=IF(INDEX([$DATA.$A$1:.$D$121];MATCH([.Z$2]&amp;&quot;_&quot;&amp;[.$I18]&amp;IF([.Z$3]=&quot;Flat&quot;;&quot;&quot;;IF([.Z$3]=&quot;.1&quot;;&quot;_LEVEL1@1&quot;;IF([.Z$3]=&quot;.2&quot;;&quot;_LEVEL2@2&quot;;IF([.Z$3]=&quot;.3&quot;;&quot;_LEVEL3@3&quot;))));[$DATA.$A$1:.$A$121];0);4)*[.Z18]=0;&quot;&quot;;INDEX([$DATA.$A$1:.$D$121];MATCH([.Z$2]&amp;&quot;_&quot;&amp;[.$I18]&amp;IF([.Z$3]=&quot;Flat&quot;;&quot;&quot;;IF([.Z$3]=&quot;.1&quot;;&quot;_LEVEL1@1&quot;;IF([.Z$3]=&quot;.2&quot;;&quot;_LEVEL2@2&quot;;IF([.Z$3]=&quot;.3&quot;;&quot;_LEVEL3@3&quot;))));[$DATA.$A$1:.$A$121];0);4)*[.Z18])" office:value-type="float" office:value="9890.804" calcext:value-type="float">
            <text:p>9,891 S</text:p>
          </table:table-cell>
          <table:table-cell table:style-name="ce161" table:number-matrix-columns-spanned="1" table:number-matrix-rows-spanned="1" table:formula="of:=IF(INDEX([$DATA.$A$1:.$D$121];MATCH([.AA$2]&amp;&quot;_&quot;&amp;[.$I18]&amp;IF([.AA$3]=&quot;Flat&quot;;&quot;&quot;;IF([.AA$3]=&quot;.1&quot;;&quot;_LEVEL1@1&quot;;IF([.AA$3]=&quot;.2&quot;;&quot;_LEVEL2@2&quot;;IF([.AA$3]=&quot;.3&quot;;&quot;_LEVEL3@3&quot;))));[$DATA.$A$1:.$A$121];0);4)*[.AA18]=0;&quot;&quot;;INDEX([$DATA.$A$1:.$D$121];MATCH([.AA$2]&amp;&quot;_&quot;&amp;[.$I18]&amp;IF([.AA$3]=&quot;Flat&quot;;&quot;&quot;;IF([.AA$3]=&quot;.1&quot;;&quot;_LEVEL1@1&quot;;IF([.AA$3]=&quot;.2&quot;;&quot;_LEVEL2@2&quot;;IF([.AA$3]=&quot;.3&quot;;&quot;_LEVEL3@3&quot;))));[$DATA.$A$1:.$A$121];0);4)*[.AA18])" office:value-type="float" office:value="1570.31111111111" calcext:value-type="float">
            <text:p>1,570 S</text:p>
          </table:table-cell>
          <table:table-cell table:style-name="ce161" table:number-matrix-columns-spanned="1" table:number-matrix-rows-spanned="1" table:formula="of:=IF(INDEX([$DATA.$A$1:.$D$121];MATCH([.AB$2]&amp;&quot;_&quot;&amp;[.$I18]&amp;IF([.AB$3]=&quot;Flat&quot;;&quot;&quot;;IF([.AB$3]=&quot;.1&quot;;&quot;_LEVEL1@1&quot;;IF([.AB$3]=&quot;.2&quot;;&quot;_LEVEL2@2&quot;;IF([.AB$3]=&quot;.3&quot;;&quot;_LEVEL3@3&quot;))));[$DATA.$A$1:.$A$121];0);4)*[.AB18]=0;&quot;&quot;;INDEX([$DATA.$A$1:.$D$121];MATCH([.AB$2]&amp;&quot;_&quot;&amp;[.$I18]&amp;IF([.AB$3]=&quot;Flat&quot;;&quot;&quot;;IF([.AB$3]=&quot;.1&quot;;&quot;_LEVEL1@1&quot;;IF([.AB$3]=&quot;.2&quot;;&quot;_LEVEL2@2&quot;;IF([.AB$3]=&quot;.3&quot;;&quot;_LEVEL3@3&quot;))));[$DATA.$A$1:.$A$121];0);4)*[.AB18])" office:value-type="float" office:value="325.16" calcext:value-type="float">
            <text:p>325 S</text:p>
          </table:table-cell>
          <table:table-cell table:style-name="ce167" table:number-matrix-columns-spanned="1" table:number-matrix-rows-spanned="1" table:formula="of:=IF(INDEX([$DATA.$A$1:.$D$121];MATCH([.AC$2]&amp;&quot;_&quot;&amp;[.$I18]&amp;IF([.AC$3]=&quot;Flat&quot;;&quot;&quot;;IF([.AC$3]=&quot;.1&quot;;&quot;_LEVEL1@1&quot;;IF([.AC$3]=&quot;.2&quot;;&quot;_LEVEL2@2&quot;;IF([.AC$3]=&quot;.3&quot;;&quot;_LEVEL3@3&quot;))));[$DATA.$A$1:.$A$121];0);4)*[.AC18]=0;&quot;&quot;;INDEX([$DATA.$A$1:.$D$121];MATCH([.AC$2]&amp;&quot;_&quot;&amp;[.$I18]&amp;IF([.AC$3]=&quot;Flat&quot;;&quot;&quot;;IF([.AC$3]=&quot;.1&quot;;&quot;_LEVEL1@1&quot;;IF([.AC$3]=&quot;.2&quot;;&quot;_LEVEL2@2&quot;;IF([.AC$3]=&quot;.3&quot;;&quot;_LEVEL3@3&quot;))));[$DATA.$A$1:.$A$121];0);4)*[.AC18])" office:value-type="float" office:value="84.3475555555556" calcext:value-type="float">
            <text:p>84 S</text:p>
          </table:table-cell>
          <table:table-cell table:style-name="ce161"/>
          <table:table-cell table:number-columns-repeated="994"/>
        </table:table-row>
        <table:table-row table:style-name="ro1">
          <table:table-cell table:style-name="ce111" table:number-columns-repeated="7"/>
          <table:table-cell table:style-name="ce121" office:value-type="string" calcext:value-type="string">
            <text:p>Tinker</text:p>
          </table:table-cell>
          <table:table-cell table:style-name="ce126" office:value-type="string" calcext:value-type="string">
            <text:p>Planks</text:p>
          </table:table-cell>
          <table:table-cell table:style-name="ce133" table:number-matrix-columns-spanned="1" table:number-matrix-rows-spanned="1" table:formula="of:=IF(INDEX([$DATA.$A$1:.$D$121];MATCH([.J$2]&amp;&quot;_&quot;&amp;[.$I19]&amp;IF([.J$3]=&quot;Flat&quot;;&quot;&quot;;IF([.J$3]=&quot;.1&quot;;&quot;_LEVEL1@1&quot;;IF([.J$3]=&quot;.2&quot;;&quot;_LEVEL2@2&quot;;IF([.J$3]=&quot;.3&quot;;&quot;_LEVEL3@3&quot;))));[$DATA.$A$1:.$A$121];0);4)*[.J19]=0;&quot;&quot;;INDEX([$DATA.$A$1:.$D$121];MATCH([.J$2]&amp;&quot;_&quot;&amp;[.$I19]&amp;IF([.J$3]=&quot;Flat&quot;;&quot;&quot;;IF([.J$3]=&quot;.1&quot;;&quot;_LEVEL1@1&quot;;IF([.J$3]=&quot;.2&quot;;&quot;_LEVEL2@2&quot;;IF([.J$3]=&quot;.3&quot;;&quot;_LEVEL3@3&quot;))));[$DATA.$A$1:.$A$121];0);4)*[.J19])" office:value-type="float" office:value="1356.72177777778" calcext:value-type="float">
            <text:p>1,357 S</text:p>
          </table:table-cell>
          <table:table-cell table:style-name="ce133" table:number-matrix-columns-spanned="1" table:number-matrix-rows-spanned="1" table:formula="of:=IF(INDEX([$DATA.$A$1:.$D$121];MATCH([.K$2]&amp;&quot;_&quot;&amp;[.$I19]&amp;IF([.K$3]=&quot;Flat&quot;;&quot;&quot;;IF([.K$3]=&quot;.1&quot;;&quot;_LEVEL1@1&quot;;IF([.K$3]=&quot;.2&quot;;&quot;_LEVEL2@2&quot;;IF([.K$3]=&quot;.3&quot;;&quot;_LEVEL3@3&quot;))));[$DATA.$A$1:.$A$121];0);4)*[.K19]=0;&quot;&quot;;INDEX([$DATA.$A$1:.$D$121];MATCH([.K$2]&amp;&quot;_&quot;&amp;[.$I19]&amp;IF([.K$3]=&quot;Flat&quot;;&quot;&quot;;IF([.K$3]=&quot;.1&quot;;&quot;_LEVEL1@1&quot;;IF([.K$3]=&quot;.2&quot;;&quot;_LEVEL2@2&quot;;IF([.K$3]=&quot;.3&quot;;&quot;_LEVEL3@3&quot;))));[$DATA.$A$1:.$A$121];0);4)*[.K19])" office:value-type="float" office:value="110.222222222222" calcext:value-type="float">
            <text:p>110 S</text:p>
          </table:table-cell>
          <table:table-cell table:style-name="ce133" table:number-matrix-columns-spanned="1" table:number-matrix-rows-spanned="1" table:formula="of:=IF(INDEX([$DATA.$A$1:.$D$121];MATCH([.L$2]&amp;&quot;_&quot;&amp;[.$I19]&amp;IF([.L$3]=&quot;Flat&quot;;&quot;&quot;;IF([.L$3]=&quot;.1&quot;;&quot;_LEVEL1@1&quot;;IF([.L$3]=&quot;.2&quot;;&quot;_LEVEL2@2&quot;;IF([.L$3]=&quot;.3&quot;;&quot;_LEVEL3@3&quot;))));[$DATA.$A$1:.$A$121];0);4)*[.L19]=0;&quot;&quot;;INDEX([$DATA.$A$1:.$D$121];MATCH([.L$2]&amp;&quot;_&quot;&amp;[.$I19]&amp;IF([.L$3]=&quot;Flat&quot;;&quot;&quot;;IF([.L$3]=&quot;.1&quot;;&quot;_LEVEL1@1&quot;;IF([.L$3]=&quot;.2&quot;;&quot;_LEVEL2@2&quot;;IF([.L$3]=&quot;.3&quot;;&quot;_LEVEL3@3&quot;))));[$DATA.$A$1:.$A$121];0);4)*[.L19])" office:value-type="float" office:value="43.7333333333333" calcext:value-type="float">
            <text:p>44 S</text:p>
          </table:table-cell>
          <table:table-cell table:style-name="ce133" table:number-matrix-columns-spanned="1" table:number-matrix-rows-spanned="1" table:formula="of:=IF(INDEX([$DATA.$A$1:.$D$121];MATCH([.M$2]&amp;&quot;_&quot;&amp;[.$I19]&amp;IF([.M$3]=&quot;Flat&quot;;&quot;&quot;;IF([.M$3]=&quot;.1&quot;;&quot;_LEVEL1@1&quot;;IF([.M$3]=&quot;.2&quot;;&quot;_LEVEL2@2&quot;;IF([.M$3]=&quot;.3&quot;;&quot;_LEVEL3@3&quot;))));[$DATA.$A$1:.$A$121];0);4)*[.M19]=0;&quot;&quot;;INDEX([$DATA.$A$1:.$D$121];MATCH([.M$2]&amp;&quot;_&quot;&amp;[.$I19]&amp;IF([.M$3]=&quot;Flat&quot;;&quot;&quot;;IF([.M$3]=&quot;.1&quot;;&quot;_LEVEL1@1&quot;;IF([.M$3]=&quot;.2&quot;;&quot;_LEVEL2@2&quot;;IF([.M$3]=&quot;.3&quot;;&quot;_LEVEL3@3&quot;))));[$DATA.$A$1:.$A$121];0);4)*[.M19])" office:value-type="float" office:value="21.6924444444444" calcext:value-type="float">
            <text:p>22 S</text:p>
          </table:table-cell>
          <table:table-cell table:style-name="ce142" table:number-matrix-columns-spanned="1" table:number-matrix-rows-spanned="1" table:formula="of:=IF(INDEX([$DATA.$A$1:.$D$121];MATCH([.N$2]&amp;&quot;_&quot;&amp;[.$I19]&amp;IF([.N$3]=&quot;Flat&quot;;&quot;&quot;;IF([.N$3]=&quot;.1&quot;;&quot;_LEVEL1@1&quot;;IF([.N$3]=&quot;.2&quot;;&quot;_LEVEL2@2&quot;;IF([.N$3]=&quot;.3&quot;;&quot;_LEVEL3@3&quot;))));[$DATA.$A$1:.$A$121];0);4)*[.N19]=0;&quot;&quot;;INDEX([$DATA.$A$1:.$D$121];MATCH([.N$2]&amp;&quot;_&quot;&amp;[.$I19]&amp;IF([.N$3]=&quot;Flat&quot;;&quot;&quot;;IF([.N$3]=&quot;.1&quot;;&quot;_LEVEL1@1&quot;;IF([.N$3]=&quot;.2&quot;;&quot;_LEVEL2@2&quot;;IF([.N$3]=&quot;.3&quot;;&quot;_LEVEL3@3&quot;))));[$DATA.$A$1:.$A$121];0);4)*[.N19])" office:value-type="float" office:value="3146.65422222222" calcext:value-type="float">
            <text:p>3,147 S</text:p>
          </table:table-cell>
          <table:table-cell table:style-name="ce142" table:number-matrix-columns-spanned="1" table:number-matrix-rows-spanned="1" table:formula="of:=IF(INDEX([$DATA.$A$1:.$D$121];MATCH([.O$2]&amp;&quot;_&quot;&amp;[.$I19]&amp;IF([.O$3]=&quot;Flat&quot;;&quot;&quot;;IF([.O$3]=&quot;.1&quot;;&quot;_LEVEL1@1&quot;;IF([.O$3]=&quot;.2&quot;;&quot;_LEVEL2@2&quot;;IF([.O$3]=&quot;.3&quot;;&quot;_LEVEL3@3&quot;))));[$DATA.$A$1:.$A$121];0);4)*[.O19]=0;&quot;&quot;;INDEX([$DATA.$A$1:.$D$121];MATCH([.O$2]&amp;&quot;_&quot;&amp;[.$I19]&amp;IF([.O$3]=&quot;Flat&quot;;&quot;&quot;;IF([.O$3]=&quot;.1&quot;;&quot;_LEVEL1@1&quot;;IF([.O$3]=&quot;.2&quot;;&quot;_LEVEL2@2&quot;;IF([.O$3]=&quot;.3&quot;;&quot;_LEVEL3@3&quot;))));[$DATA.$A$1:.$A$121];0);4)*[.O19])" office:value-type="float" office:value="308.444444444444" calcext:value-type="float">
            <text:p>308 S</text:p>
          </table:table-cell>
          <table:table-cell table:style-name="ce142" table:number-matrix-columns-spanned="1" table:number-matrix-rows-spanned="1" table:formula="of:=IF(INDEX([$DATA.$A$1:.$D$121];MATCH([.P$2]&amp;&quot;_&quot;&amp;[.$I19]&amp;IF([.P$3]=&quot;Flat&quot;;&quot;&quot;;IF([.P$3]=&quot;.1&quot;;&quot;_LEVEL1@1&quot;;IF([.P$3]=&quot;.2&quot;;&quot;_LEVEL2@2&quot;;IF([.P$3]=&quot;.3&quot;;&quot;_LEVEL3@3&quot;))));[$DATA.$A$1:.$A$121];0);4)*[.P19]=0;&quot;&quot;;INDEX([$DATA.$A$1:.$D$121];MATCH([.P$2]&amp;&quot;_&quot;&amp;[.$I19]&amp;IF([.P$3]=&quot;Flat&quot;;&quot;&quot;;IF([.P$3]=&quot;.1&quot;;&quot;_LEVEL1@1&quot;;IF([.P$3]=&quot;.2&quot;;&quot;_LEVEL2@2&quot;;IF([.P$3]=&quot;.3&quot;;&quot;_LEVEL3@3&quot;))));[$DATA.$A$1:.$A$121];0);4)*[.P19])" office:value-type="float" office:value="92.3555555555556" calcext:value-type="float">
            <text:p>92 S</text:p>
          </table:table-cell>
          <table:table-cell table:style-name="ce142" table:number-matrix-columns-spanned="1" table:number-matrix-rows-spanned="1" table:formula="of:=IF(INDEX([$DATA.$A$1:.$D$121];MATCH([.Q$2]&amp;&quot;_&quot;&amp;[.$I19]&amp;IF([.Q$3]=&quot;Flat&quot;;&quot;&quot;;IF([.Q$3]=&quot;.1&quot;;&quot;_LEVEL1@1&quot;;IF([.Q$3]=&quot;.2&quot;;&quot;_LEVEL2@2&quot;;IF([.Q$3]=&quot;.3&quot;;&quot;_LEVEL3@3&quot;))));[$DATA.$A$1:.$A$121];0);4)*[.Q19]=0;&quot;&quot;;INDEX([$DATA.$A$1:.$D$121];MATCH([.Q$2]&amp;&quot;_&quot;&amp;[.$I19]&amp;IF([.Q$3]=&quot;Flat&quot;;&quot;&quot;;IF([.Q$3]=&quot;.1&quot;;&quot;_LEVEL1@1&quot;;IF([.Q$3]=&quot;.2&quot;;&quot;_LEVEL2@2&quot;;IF([.Q$3]=&quot;.3&quot;;&quot;_LEVEL3@3&quot;))));[$DATA.$A$1:.$A$121];0);4)*[.Q19])" office:value-type="float" office:value="32" calcext:value-type="float">
            <text:p>32 S</text:p>
          </table:table-cell>
          <table:table-cell table:style-name="ce149" table:number-matrix-columns-spanned="1" table:number-matrix-rows-spanned="1" table:formula="of:=IF(INDEX([$DATA.$A$1:.$D$121];MATCH([.R$2]&amp;&quot;_&quot;&amp;[.$I19]&amp;IF([.R$3]=&quot;Flat&quot;;&quot;&quot;;IF([.R$3]=&quot;.1&quot;;&quot;_LEVEL1@1&quot;;IF([.R$3]=&quot;.2&quot;;&quot;_LEVEL2@2&quot;;IF([.R$3]=&quot;.3&quot;;&quot;_LEVEL3@3&quot;))));[$DATA.$A$1:.$A$121];0);4)*[.R19]=0;&quot;&quot;;INDEX([$DATA.$A$1:.$D$121];MATCH([.R$2]&amp;&quot;_&quot;&amp;[.$I19]&amp;IF([.R$3]=&quot;Flat&quot;;&quot;&quot;;IF([.R$3]=&quot;.1&quot;;&quot;_LEVEL1@1&quot;;IF([.R$3]=&quot;.2&quot;;&quot;_LEVEL2@2&quot;;IF([.R$3]=&quot;.3&quot;;&quot;_LEVEL3@3&quot;))));[$DATA.$A$1:.$A$121];0);4)*[.R19])" office:value-type="float" office:value="4222.14084044444" calcext:value-type="float">
            <text:p>4,222 S</text:p>
          </table:table-cell>
          <table:table-cell table:style-name="ce149" table:number-matrix-columns-spanned="1" table:number-matrix-rows-spanned="1" table:formula="of:=IF(INDEX([$DATA.$A$1:.$D$121];MATCH([.S$2]&amp;&quot;_&quot;&amp;[.$I19]&amp;IF([.S$3]=&quot;Flat&quot;;&quot;&quot;;IF([.S$3]=&quot;.1&quot;;&quot;_LEVEL1@1&quot;;IF([.S$3]=&quot;.2&quot;;&quot;_LEVEL2@2&quot;;IF([.S$3]=&quot;.3&quot;;&quot;_LEVEL3@3&quot;))));[$DATA.$A$1:.$A$121];0);4)*[.S19]=0;&quot;&quot;;INDEX([$DATA.$A$1:.$D$121];MATCH([.S$2]&amp;&quot;_&quot;&amp;[.$I19]&amp;IF([.S$3]=&quot;Flat&quot;;&quot;&quot;;IF([.S$3]=&quot;.1&quot;;&quot;_LEVEL1@1&quot;;IF([.S$3]=&quot;.2&quot;;&quot;_LEVEL2@2&quot;;IF([.S$3]=&quot;.3&quot;;&quot;_LEVEL3@3&quot;))));[$DATA.$A$1:.$A$121];0);4)*[.S19])" office:value-type="float" office:value="514.575244444445" calcext:value-type="float">
            <text:p>515 S</text:p>
          </table:table-cell>
          <table:table-cell table:style-name="ce149" table:number-matrix-columns-spanned="1" table:number-matrix-rows-spanned="1" table:formula="of:=IF(INDEX([$DATA.$A$1:.$D$121];MATCH([.T$2]&amp;&quot;_&quot;&amp;[.$I19]&amp;IF([.T$3]=&quot;Flat&quot;;&quot;&quot;;IF([.T$3]=&quot;.1&quot;;&quot;_LEVEL1@1&quot;;IF([.T$3]=&quot;.2&quot;;&quot;_LEVEL2@2&quot;;IF([.T$3]=&quot;.3&quot;;&quot;_LEVEL3@3&quot;))));[$DATA.$A$1:.$A$121];0);4)*[.T19]=0;&quot;&quot;;INDEX([$DATA.$A$1:.$D$121];MATCH([.T$2]&amp;&quot;_&quot;&amp;[.$I19]&amp;IF([.T$3]=&quot;Flat&quot;;&quot;&quot;;IF([.T$3]=&quot;.1&quot;;&quot;_LEVEL1@1&quot;;IF([.T$3]=&quot;.2&quot;;&quot;_LEVEL2@2&quot;;IF([.T$3]=&quot;.3&quot;;&quot;_LEVEL3@3&quot;))));[$DATA.$A$1:.$A$121];0);4)*[.T19])" office:value-type="float" office:value="179.781355555556" calcext:value-type="float">
            <text:p>180 S</text:p>
          </table:table-cell>
          <table:table-cell table:style-name="ce149" table:number-matrix-columns-spanned="1" table:number-matrix-rows-spanned="1" table:formula="of:=IF(INDEX([$DATA.$A$1:.$D$121];MATCH([.U$2]&amp;&quot;_&quot;&amp;[.$I19]&amp;IF([.U$3]=&quot;Flat&quot;;&quot;&quot;;IF([.U$3]=&quot;.1&quot;;&quot;_LEVEL1@1&quot;;IF([.U$3]=&quot;.2&quot;;&quot;_LEVEL2@2&quot;;IF([.U$3]=&quot;.3&quot;;&quot;_LEVEL3@3&quot;))));[$DATA.$A$1:.$A$121];0);4)*[.U19]=0;&quot;&quot;;INDEX([$DATA.$A$1:.$D$121];MATCH([.U$2]&amp;&quot;_&quot;&amp;[.$I19]&amp;IF([.U$3]=&quot;Flat&quot;;&quot;&quot;;IF([.U$3]=&quot;.1&quot;;&quot;_LEVEL1@1&quot;;IF([.U$3]=&quot;.2&quot;;&quot;_LEVEL2@2&quot;;IF([.U$3]=&quot;.3&quot;;&quot;_LEVEL3@3&quot;))));[$DATA.$A$1:.$A$121];0);4)*[.U19])" office:value-type="float" office:value="56.7632668888889" calcext:value-type="float">
            <text:p>57 S</text:p>
          </table:table-cell>
          <table:table-cell table:style-name="ce156" table:number-matrix-columns-spanned="1" table:number-matrix-rows-spanned="1" table:formula="of:=IF(INDEX([$DATA.$A$1:.$D$121];MATCH([.V$2]&amp;&quot;_&quot;&amp;[.$I19]&amp;IF([.V$3]=&quot;Flat&quot;;&quot;&quot;;IF([.V$3]=&quot;.1&quot;;&quot;_LEVEL1@1&quot;;IF([.V$3]=&quot;.2&quot;;&quot;_LEVEL2@2&quot;;IF([.V$3]=&quot;.3&quot;;&quot;_LEVEL3@3&quot;))));[$DATA.$A$1:.$A$121];0);4)*[.V19]=0;&quot;&quot;;INDEX([$DATA.$A$1:.$D$121];MATCH([.V$2]&amp;&quot;_&quot;&amp;[.$I19]&amp;IF([.V$3]=&quot;Flat&quot;;&quot;&quot;;IF([.V$3]=&quot;.1&quot;;&quot;_LEVEL1@1&quot;;IF([.V$3]=&quot;.2&quot;;&quot;_LEVEL2@2&quot;;IF([.V$3]=&quot;.3&quot;;&quot;_LEVEL3@3&quot;))));[$DATA.$A$1:.$A$121];0);4)*[.V19])" office:value-type="float" office:value="8600.57754088889" calcext:value-type="float">
            <text:p>8,601 S</text:p>
          </table:table-cell>
          <table:table-cell table:style-name="ce156" table:number-matrix-columns-spanned="1" table:number-matrix-rows-spanned="1" table:formula="of:=IF(INDEX([$DATA.$A$1:.$D$121];MATCH([.W$2]&amp;&quot;_&quot;&amp;[.$I19]&amp;IF([.W$3]=&quot;Flat&quot;;&quot;&quot;;IF([.W$3]=&quot;.1&quot;;&quot;_LEVEL1@1&quot;;IF([.W$3]=&quot;.2&quot;;&quot;_LEVEL2@2&quot;;IF([.W$3]=&quot;.3&quot;;&quot;_LEVEL3@3&quot;))));[$DATA.$A$1:.$A$121];0);4)*[.W19]=0;&quot;&quot;;INDEX([$DATA.$A$1:.$D$121];MATCH([.W$2]&amp;&quot;_&quot;&amp;[.$I19]&amp;IF([.W$3]=&quot;Flat&quot;;&quot;&quot;;IF([.W$3]=&quot;.1&quot;;&quot;_LEVEL1@1&quot;;IF([.W$3]=&quot;.2&quot;;&quot;_LEVEL2@2&quot;;IF([.W$3]=&quot;.3&quot;;&quot;_LEVEL3@3&quot;))));[$DATA.$A$1:.$A$121];0);4)*[.W19])" office:value-type="float" office:value="1213.67844444444" calcext:value-type="float">
            <text:p>1,214 S</text:p>
          </table:table-cell>
          <table:table-cell table:style-name="ce156" table:number-matrix-columns-spanned="1" table:number-matrix-rows-spanned="1" table:formula="of:=IF(INDEX([$DATA.$A$1:.$D$121];MATCH([.X$2]&amp;&quot;_&quot;&amp;[.$I19]&amp;IF([.X$3]=&quot;Flat&quot;;&quot;&quot;;IF([.X$3]=&quot;.1&quot;;&quot;_LEVEL1@1&quot;;IF([.X$3]=&quot;.2&quot;;&quot;_LEVEL2@2&quot;;IF([.X$3]=&quot;.3&quot;;&quot;_LEVEL3@3&quot;))));[$DATA.$A$1:.$A$121];0);4)*[.X19]=0;&quot;&quot;;INDEX([$DATA.$A$1:.$D$121];MATCH([.X$2]&amp;&quot;_&quot;&amp;[.$I19]&amp;IF([.X$3]=&quot;Flat&quot;;&quot;&quot;;IF([.X$3]=&quot;.1&quot;;&quot;_LEVEL1@1&quot;;IF([.X$3]=&quot;.2&quot;;&quot;_LEVEL2@2&quot;;IF([.X$3]=&quot;.3&quot;;&quot;_LEVEL3@3&quot;))));[$DATA.$A$1:.$A$121];0);4)*[.X19])" office:value-type="float" office:value="339.622586666667" calcext:value-type="float">
            <text:p>340 S</text:p>
          </table:table-cell>
          <table:table-cell table:style-name="ce156" table:number-matrix-columns-spanned="1" table:number-matrix-rows-spanned="1" table:formula="of:=IF(INDEX([$DATA.$A$1:.$D$121];MATCH([.Y$2]&amp;&quot;_&quot;&amp;[.$I19]&amp;IF([.Y$3]=&quot;Flat&quot;;&quot;&quot;;IF([.Y$3]=&quot;.1&quot;;&quot;_LEVEL1@1&quot;;IF([.Y$3]=&quot;.2&quot;;&quot;_LEVEL2@2&quot;;IF([.Y$3]=&quot;.3&quot;;&quot;_LEVEL3@3&quot;))));[$DATA.$A$1:.$A$121];0);4)*[.Y19]=0;&quot;&quot;;INDEX([$DATA.$A$1:.$D$121];MATCH([.Y$2]&amp;&quot;_&quot;&amp;[.$I19]&amp;IF([.Y$3]=&quot;Flat&quot;;&quot;&quot;;IF([.Y$3]=&quot;.1&quot;;&quot;_LEVEL1@1&quot;;IF([.Y$3]=&quot;.2&quot;;&quot;_LEVEL2@2&quot;;IF([.Y$3]=&quot;.3&quot;;&quot;_LEVEL3@3&quot;))));[$DATA.$A$1:.$A$121];0);4)*[.Y19])" office:value-type="float" office:value="85.0186675555556" calcext:value-type="float">
            <text:p>85 S</text:p>
          </table:table-cell>
          <table:table-cell table:style-name="ce162" table:number-matrix-columns-spanned="1" table:number-matrix-rows-spanned="1" table:formula="of:=IF(INDEX([$DATA.$A$1:.$D$121];MATCH([.Z$2]&amp;&quot;_&quot;&amp;[.$I19]&amp;IF([.Z$3]=&quot;Flat&quot;;&quot;&quot;;IF([.Z$3]=&quot;.1&quot;;&quot;_LEVEL1@1&quot;;IF([.Z$3]=&quot;.2&quot;;&quot;_LEVEL2@2&quot;;IF([.Z$3]=&quot;.3&quot;;&quot;_LEVEL3@3&quot;))));[$DATA.$A$1:.$A$121];0);4)*[.Z19]=0;&quot;&quot;;INDEX([$DATA.$A$1:.$D$121];MATCH([.Z$2]&amp;&quot;_&quot;&amp;[.$I19]&amp;IF([.Z$3]=&quot;Flat&quot;;&quot;&quot;;IF([.Z$3]=&quot;.1&quot;;&quot;_LEVEL1@1&quot;;IF([.Z$3]=&quot;.2&quot;;&quot;_LEVEL2@2&quot;;IF([.Z$3]=&quot;.3&quot;;&quot;_LEVEL3@3&quot;))));[$DATA.$A$1:.$A$121];0);4)*[.Z19])" office:value-type="float" office:value="18468.5431111111" calcext:value-type="float">
            <text:p>18,469 S</text:p>
          </table:table-cell>
          <table:table-cell table:style-name="ce162" table:number-matrix-columns-spanned="1" table:number-matrix-rows-spanned="1" table:formula="of:=IF(INDEX([$DATA.$A$1:.$D$121];MATCH([.AA$2]&amp;&quot;_&quot;&amp;[.$I19]&amp;IF([.AA$3]=&quot;Flat&quot;;&quot;&quot;;IF([.AA$3]=&quot;.1&quot;;&quot;_LEVEL1@1&quot;;IF([.AA$3]=&quot;.2&quot;;&quot;_LEVEL2@2&quot;;IF([.AA$3]=&quot;.3&quot;;&quot;_LEVEL3@3&quot;))));[$DATA.$A$1:.$A$121];0);4)*[.AA19]=0;&quot;&quot;;INDEX([$DATA.$A$1:.$D$121];MATCH([.AA$2]&amp;&quot;_&quot;&amp;[.$I19]&amp;IF([.AA$3]=&quot;Flat&quot;;&quot;&quot;;IF([.AA$3]=&quot;.1&quot;;&quot;_LEVEL1@1&quot;;IF([.AA$3]=&quot;.2&quot;;&quot;_LEVEL2@2&quot;;IF([.AA$3]=&quot;.3&quot;;&quot;_LEVEL3@3&quot;))));[$DATA.$A$1:.$A$121];0);4)*[.AA19])" office:value-type="float" office:value="2570.31111111111" calcext:value-type="float">
            <text:p>2,570 S</text:p>
          </table:table-cell>
          <table:table-cell table:style-name="ce162" table:number-matrix-columns-spanned="1" table:number-matrix-rows-spanned="1" table:formula="of:=IF(INDEX([$DATA.$A$1:.$D$121];MATCH([.AB$2]&amp;&quot;_&quot;&amp;[.$I19]&amp;IF([.AB$3]=&quot;Flat&quot;;&quot;&quot;;IF([.AB$3]=&quot;.1&quot;;&quot;_LEVEL1@1&quot;;IF([.AB$3]=&quot;.2&quot;;&quot;_LEVEL2@2&quot;;IF([.AB$3]=&quot;.3&quot;;&quot;_LEVEL3@3&quot;))));[$DATA.$A$1:.$A$121];0);4)*[.AB19]=0;&quot;&quot;;INDEX([$DATA.$A$1:.$D$121];MATCH([.AB$2]&amp;&quot;_&quot;&amp;[.$I19]&amp;IF([.AB$3]=&quot;Flat&quot;;&quot;&quot;;IF([.AB$3]=&quot;.1&quot;;&quot;_LEVEL1@1&quot;;IF([.AB$3]=&quot;.2&quot;;&quot;_LEVEL2@2&quot;;IF([.AB$3]=&quot;.3&quot;;&quot;_LEVEL3@3&quot;))));[$DATA.$A$1:.$A$121];0);4)*[.AB19])" office:value-type="float" office:value="622.204444444444" calcext:value-type="float">
            <text:p>622 S</text:p>
          </table:table-cell>
          <table:table-cell table:style-name="ce168" table:number-matrix-columns-spanned="1" table:number-matrix-rows-spanned="1" table:formula="of:=IF(INDEX([$DATA.$A$1:.$D$121];MATCH([.AC$2]&amp;&quot;_&quot;&amp;[.$I19]&amp;IF([.AC$3]=&quot;Flat&quot;;&quot;&quot;;IF([.AC$3]=&quot;.1&quot;;&quot;_LEVEL1@1&quot;;IF([.AC$3]=&quot;.2&quot;;&quot;_LEVEL2@2&quot;;IF([.AC$3]=&quot;.3&quot;;&quot;_LEVEL3@3&quot;))));[$DATA.$A$1:.$A$121];0);4)*[.AC19]=0;&quot;&quot;;INDEX([$DATA.$A$1:.$D$121];MATCH([.AC$2]&amp;&quot;_&quot;&amp;[.$I19]&amp;IF([.AC$3]=&quot;Flat&quot;;&quot;&quot;;IF([.AC$3]=&quot;.1&quot;;&quot;_LEVEL1@1&quot;;IF([.AC$3]=&quot;.2&quot;;&quot;_LEVEL2@2&quot;;IF([.AC$3]=&quot;.3&quot;;&quot;_LEVEL3@3&quot;))));[$DATA.$A$1:.$A$121];0);4)*[.AC19])" office:value-type="float" office:value="155.611555555556" calcext:value-type="float">
            <text:p>156 S</text:p>
          </table:table-cell>
          <table:table-cell table:style-name="ce161"/>
          <table:table-cell table:number-columns-repeated="994"/>
        </table:table-row>
        <table:table-row table:style-name="ro1" table:number-rows-repeated="2">
          <table:table-cell table:style-name="ce111" table:number-columns-repeated="30"/>
          <table:table-cell table:number-columns-repeated="994"/>
        </table:table-row>
        <table:table-row table:style-name="ro1">
          <table:table-cell table:style-name="ce111" table:number-columns-repeated="9"/>
          <table:table-cell table:style-name="ce116" table:number-columns-repeated="21"/>
          <table:table-cell table:number-columns-repeated="994"/>
        </table:table-row>
        <table:table-row table:style-name="ro1">
          <table:table-cell table:style-name="ce111" table:number-columns-repeated="9"/>
          <table:table-cell table:style-name="ce116" table:number-columns-repeated="21"/>
          <table:table-cell table:number-columns-repeated="994"/>
        </table:table-row>
        <table:table-row table:style-name="ro1" table:number-rows-repeated="959">
          <table:table-cell table:style-name="ce111" table:number-columns-repeated="30"/>
          <table:table-cell table:number-columns-repeated="99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3">
        <table:table-column table:style-name="co17" table:default-cell-style-name="Default"/>
        <table:table-column table:style-name="co13" table:visibility="collapse" table:number-columns-repeated="2" table:default-cell-style-name="Default"/>
        <table:table-column table:style-name="co13" table:default-cell-style-name="Default"/>
        <table:table-column table:style-name="co13" table:visibility="collapse" table:number-columns-repeated="7" table:default-cell-style-name="Default"/>
        <table:table-column table:style-name="co13" table:number-columns-repeated="1013" table:default-cell-style-name="Default"/>
        <table:table-row table:style-name="ro1">
          <table:table-cell table:style-name="ce109" table:formula="of:=IFERROR(__xludf.dummyfunction(&quot;importhtml(&quot;&quot;https://www.albion-online-data.com/api/v2/stats/View/T4_PLANKS,&#10;T5_PLANKS,&#10;T6_PLANKS,&#10;T7_PLANKS,&#10;T8_PLANKS,&#10;T4_PLANKS_LEVEL1@1,&#10;T5_PLANKS_LEVEL1@1,&#10;T6_PLANKS_LEVEL1@1,&#10;T7_PLANKS_LEVEL1@1,&#10;T8_PLANKS_LEVEL1@1,&#10;T4_PLANKS_LEVEL2@2,&#10;T5_PLANKS_LEVE&quot;&amp;&quot;L2@2,&#10;T6_PLANKS_LEVEL2@2,&#10;T7_PLANKS_LEVEL2@2,&#10;T8_PLANKS_LEVEL2@2,&#10;T4_PLANKS_LEVEL3@3,&#10;T5_PLANKS_LEVEL3@3,&#10;T6_PLANKS_LEVEL3@3,&#10;T7_PLANKS_LEVEL3@3,&#10;T8_PLANKS_LEVEL3@3,&#10;T4_METALBAR,&#10;T5_METALBAR,&#10;T6_METALBAR,&#10;T7_METALBAR,&#10;T8_METALBAR,&#10;T4_METALBAR_LEVEL1@1,&#10;T5&quot;&amp;&quot;_METALBAR_LEVEL1@1,&#10;T6_METALBAR_LEVEL1@1,&#10;T7_METALBAR_LEVEL1@1,&#10;T8_METALBAR_LEVEL1@1,&#10;T4_METALBAR_LEVEL2@2,&#10;T5_METALBAR_LEVEL2@2,&#10;T6_METALBAR_LEVEL2@2,&#10;T7_METALBAR_LEVEL2@2,&#10;T8_METALBAR_LEVEL2@2,&#10;T4_METALBAR_LEVEL3@3,&#10;T5_METALBAR_LEVEL3@3,&#10;T6_METALBAR_LEV&quot;&amp;&quot;EL3@3,&#10;T7_METALBAR_LEVEL3@3,&#10;T8_METALBAR_LEVEL3@3,&#10;T4_LEATHER,&#10;T5_LEATHER,&#10;T6_LEATHER,&#10;T7_LEATHER,&#10;T8_LEATHER,&#10;T4_LEATHER_LEVEL1@1,&#10;T5_LEATHER_LEVEL1@1,&#10;T6_LEATHER_LEVEL1@1,&#10;T7_LEATHER_LEVEL1@1,&#10;T8_LEATHER_LEVEL1@1,&#10;T4_LEATHER_LEVEL2@2,&#10;T5_LEATHER_LEVEL2@&quot;&amp;&quot;2,&#10;T6_LEATHER_LEVEL2@2,&#10;T7_LEATHER_LEVEL2@2,&#10;T8_LEATHER_LEVEL2@2,&#10;T4_LEATHER_LEVEL3@3,&#10;T5_LEATHER_LEVEL3@3,&#10;T6_LEATHER_LEVEL3@3,&#10;T7_LEATHER_LEVEL3@3,&#10;T8_LEATHER_LEVEL3@3,&#10;T4_CLOTH,&#10;T5_CLOTH,&#10;T6_CLOTH,&#10;T7_CLOTH,&#10;T8_CLOTH,&#10;T4_CLOTH_LEVEL1@1,&#10;T5_CLOTH_LEVEL1&quot;&amp;&quot;@1,&#10;T6_CLOTH_LEVEL1@1,&#10;T7_CLOTH_LEVEL1@1,&#10;T8_CLOTH_LEVEL1@1,&#10;T4_CLOTH_LEVEL2@2,&#10;T5_CLOTH_LEVEL2@2,&#10;T6_CLOTH_LEVEL2@2,&#10;T7_CLOTH_LEVEL2@2,&#10;T8_CLOTH_LEVEL2@2,&#10;T4_CLOTH_LEVEL3@3,&#10;T5_CLOTH_LEVEL3@3,&#10;T6_CLOTH_LEVEL3@3,&#10;T7_CLOTH_LEVEL3@3,&#10;T8_CLOTH_LEVEL3@3,&#10;T4_J&quot;&amp;&quot;OURNAL_WARRIOR_FULL,&#10;T5_JOURNAL_WARRIOR_FULL,&#10;T6_JOURNAL_WARRIOR_FULL,&#10;T7_JOURNAL_WARRIOR_FULL,&#10;T8_JOURNAL_WARRIOR_FULL,&#10;T4_JOURNAL_HUNTER_FULL,&#10;T5_JOURNAL_HUNTER_FULL,&#10;T6_JOURNAL_HUNTER_FULL,&#10;T7_JOURNAL_HUNTER_FULL,&#10;T8_JOURNAL_HUNTER_FULL,&#10;T4_JOURNAL_MAG&quot;&amp;&quot;E_FULL,&#10;T5_JOURNAL_MAGE_FULL,&#10;T6_JOURNAL_MAGE_FULL,&#10;T7_JOURNAL_MAGE_FULL,&#10;T8_JOURNAL_MAGE_FULL,&#10;T4_JOURNAL_TOOLMAKER_FULL,&#10;T5_JOURNAL_TOOLMAKER_FULL,&#10;T6_JOURNAL_TOOLMAKER_FULL,&#10;T7_JOURNAL_TOOLMAKER_FULL,&#10;T8_JOURNAL_TOOLMAKER_FULL,&#10;T4_JOURNAL_WARRIOR_EMPTY&quot;&amp;&quot;,&#10;T5_JOURNAL_WARRIOR_EMPTY,&#10;T6_JOURNAL_WARRIOR_EMPTY,&#10;T7_JOURNAL_WARRIOR_EMPTY,&#10;T8_JOURNAL_WARRIOR_EMPTY,&#10;T4_JOURNAL_HUNTER_EMPTY,&#10;T5_JOURNAL_HUNTER_EMPTY,&#10;T6_JOURNAL_HUNTER_EMPTY,&#10;T7_JOURNAL_HUNTER_EMPTY,&#10;T8_JOURNAL_HUNTER_EMPTY,&#10;T4_JOURNAL_MAGE_EMPTY,&#10;T&quot;&amp;&quot;5_JOURNAL_MAGE_EMPTY,&#10;T6_JOURNAL_MAGE_EMPTY,&#10;T7_JOURNAL_MAGE_EMPTY,&#10;T8_JOURNAL_MAGE_EMPTY,&#10;T4_JOURNAL_TOOLMAKER_EMPTY,&#10;T5_JOURNAL_TOOLMAKER_EMPTY,&#10;T6_JOURNAL_TOOLMAKER_EMPTY,&#10;T7_JOURNAL_TOOLMAKER_EMPTY,&#10;T8_JOURNAL_TOOLMAKER_EMPTY?locations=caerleon&amp;qualit&quot;&amp;&quot;ies=1&quot;&quot;,&quot;&quot;table&quot;&quot;,1)&quot;);&quot;item_id&quot;)" office:value-type="string" office:string-value="item_id" calcext:value-type="string">
            <text:p>item_id</text:p>
          </table:table-cell>
          <table:table-cell table:style-name="ce111" table:formula="of:=IFERROR(__xludf.dummyfunction(&quot;&quot;&quot;COMPUTED_VALUE&quot;&quot;&quot;);&quot;city&quot;)" office:value-type="string" office:string-value="city" calcext:value-type="string">
            <text:p>city</text:p>
          </table:table-cell>
          <table:table-cell table:style-name="ce111" table:formula="of:=IFERROR(__xludf.dummyfunction(&quot;&quot;&quot;COMPUTED_VALUE&quot;&quot;&quot;);&quot;quality&quot;)" office:value-type="string" office:string-value="quality" calcext:value-type="string">
            <text:p>quality</text:p>
          </table:table-cell>
          <table:table-cell table:style-name="ce114" table:formula="of:=IFERROR(__xludf.dummyfunction(&quot;&quot;&quot;COMPUTED_VALUE&quot;&quot;&quot;);&quot;sell_price_min&quot;)" office:value-type="string" office:string-value="sell_price_min" calcext:value-type="string">
            <text:p>sell_price_min</text:p>
          </table:table-cell>
          <table:table-cell table:style-name="ce111" table:formula="of:=IFERROR(__xludf.dummyfunction(&quot;&quot;&quot;COMPUTED_VALUE&quot;&quot;&quot;);&quot;sell_price_min_date&quot;)" office:value-type="string" office:string-value="sell_price_min_date" calcext:value-type="string">
            <text:p>sell_price_min_date</text:p>
          </table:table-cell>
          <table:table-cell table:style-name="ce111" table:formula="of:=IFERROR(__xludf.dummyfunction(&quot;&quot;&quot;COMPUTED_VALUE&quot;&quot;&quot;);&quot;sell_price_max&quot;)" office:value-type="string" office:string-value="sell_price_max" calcext:value-type="string">
            <text:p>sell_price_max</text:p>
          </table:table-cell>
          <table:table-cell table:style-name="ce111" table:formula="of:=IFERROR(__xludf.dummyfunction(&quot;&quot;&quot;COMPUTED_VALUE&quot;&quot;&quot;);&quot;sell_price_max_date&quot;)" office:value-type="string" office:string-value="sell_price_max_date" calcext:value-type="string">
            <text:p>sell_price_max_date</text:p>
          </table:table-cell>
          <table:table-cell table:style-name="ce111" table:formula="of:=IFERROR(__xludf.dummyfunction(&quot;&quot;&quot;COMPUTED_VALUE&quot;&quot;&quot;);&quot;buy_price_min&quot;)" office:value-type="string" office:string-value="buy_price_min" calcext:value-type="string">
            <text:p>buy_price_min</text:p>
          </table:table-cell>
          <table:table-cell table:style-name="ce111" table:formula="of:=IFERROR(__xludf.dummyfunction(&quot;&quot;&quot;COMPUTED_VALUE&quot;&quot;&quot;);&quot;buy_price_min_date&quot;)" office:value-type="string" office:string-value="buy_price_min_date" calcext:value-type="string">
            <text:p>buy_price_min_date</text:p>
          </table:table-cell>
          <table:table-cell table:style-name="ce111" table:formula="of:=IFERROR(__xludf.dummyfunction(&quot;&quot;&quot;COMPUTED_VALUE&quot;&quot;&quot;);&quot;buy_price_max&quot;)" office:value-type="string" office:string-value="buy_price_max" calcext:value-type="string">
            <text:p>buy_price_max</text:p>
          </table:table-cell>
          <table:table-cell table:style-name="ce111" table:formula="of:=IFERROR(__xludf.dummyfunction(&quot;&quot;&quot;COMPUTED_VALUE&quot;&quot;&quot;);&quot;buy_price_max_date&quot;)" office:value-type="string" office:string-value="buy_price_max_date" calcext:value-type="string">
            <text:p>buy_price_max_date</text:p>
          </table:table-cell>
          <table:table-cell table:style-name="ce111" table:number-columns-repeated="13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CLOTH&quot;)" office:value-type="string" office:string-value="T4_CLOTH" calcext:value-type="string">
            <text:p>T4_CLOTH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14)" office:value-type="float" office:value="314" calcext:value-type="float">
            <text:p>314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316)" office:value-type="float" office:value="316" calcext:value-type="float">
            <text:p>316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295)" office:value-type="float" office:value="295" calcext:value-type="float">
            <text:p>295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number-columns-repeated="13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CLOTH_LEVEL1@1&quot;)" office:value-type="string" office:string-value="T4_CLOTH_LEVEL1@1" calcext:value-type="string">
            <text:p>T4_CLOTH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27)" office:value-type="float" office:value="427" calcext:value-type="float">
            <text:p>427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800)" office:value-type="float" office:value="800" calcext:value-type="float">
            <text:p>80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404)" office:value-type="float" office:value="404" calcext:value-type="float">
            <text:p>404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number-columns-repeated="13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CLOTH_LEVEL2@2&quot;)" office:value-type="string" office:string-value="T4_CLOTH_LEVEL2@2" calcext:value-type="string">
            <text:p>T4_CLOTH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294)" office:value-type="float" office:value="2294" calcext:value-type="float">
            <text:p>2294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2350)" office:value-type="float" office:value="2350" calcext:value-type="float">
            <text:p>235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2100)" office:value-type="float" office:value="2100" calcext:value-type="float">
            <text:p>210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number-columns-repeated="13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CLOTH_LEVEL3@3&quot;)" office:value-type="string" office:string-value="T4_CLOTH_LEVEL3@3" calcext:value-type="string">
            <text:p>T4_CLOTH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950)" office:value-type="float" office:value="9950" calcext:value-type="float">
            <text:p>995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15499)" office:value-type="float" office:value="15499" calcext:value-type="float">
            <text:p>15499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8566)" office:value-type="float" office:value="8566" calcext:value-type="float">
            <text:p>8566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number-columns-repeated="13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HUNTER_EMPTY&quot;)" office:value-type="string" office:string-value="T4_JOURNAL_HUNTER_EMPTY" calcext:value-type="string">
            <text:p>T4_JOURNAL_HUNT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48)" office:value-type="float" office:value="1848" calcext:value-type="float">
            <text:p>1848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1" table:formula="of:=IFERROR(__xludf.dummyfunction(&quot;&quot;&quot;COMPUTED_VALUE&quot;&quot;&quot;);2150)" office:value-type="float" office:value="2150" calcext:value-type="float">
            <text:p>2150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0"/>
          <table:table-cell table:style-name="ce111" table:number-columns-repeated="16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HUNTER_FULL&quot;)" office:value-type="string" office:string-value="T4_JOURNAL_HUNTER_FULL" calcext:value-type="string">
            <text:p>T4_JOURNAL_HUNT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427)" office:value-type="float" office:value="5427" calcext:value-type="float">
            <text:p>5427</text:p>
          </table:table-cell>
          <table:table-cell table:style-name="ce111" table:formula="of:=IFERROR(__xludf.dummyfunction(&quot;&quot;&quot;COMPUTED_VALUE&quot;&quot;&quot;);&quot;2020-11-30T12:00:00&quot;)" office:value-type="string" office:string-value="2020-11-30T12:00:00" calcext:value-type="string">
            <text:p>2020-11-30T12:00:00</text:p>
          </table:table-cell>
          <table:table-cell table:style-name="ce111" table:formula="of:=IFERROR(__xludf.dummyfunction(&quot;&quot;&quot;COMPUTED_VALUE&quot;&quot;&quot;);5427)" office:value-type="float" office:value="5427" calcext:value-type="float">
            <text:p>5427</text:p>
          </table:table-cell>
          <table:table-cell table:style-name="ce111" table:formula="of:=IFERROR(__xludf.dummyfunction(&quot;&quot;&quot;COMPUTED_VALUE&quot;&quot;&quot;);&quot;2020-11-30T12:00:00&quot;)" office:value-type="string" office:string-value="2020-11-30T12:00:00" calcext:value-type="string">
            <text:p>2020-11-30T12:00:00</text:p>
          </table:table-cell>
          <table:table-cell table:style-name="ce110"/>
          <table:table-cell table:style-name="ce111" table:number-columns-repeated="16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MAGE_EMPTY&quot;)" office:value-type="string" office:string-value="T4_JOURNAL_MAGE_EMPTY" calcext:value-type="string">
            <text:p>T4_JOURNAL_MAGE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661)" office:value-type="float" office:value="1661" calcext:value-type="float">
            <text:p>1661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1" table:formula="of:=IFERROR(__xludf.dummyfunction(&quot;&quot;&quot;COMPUTED_VALUE&quot;&quot;&quot;);1661)" office:value-type="float" office:value="1661" calcext:value-type="float">
            <text:p>1661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MAGE_FULL&quot;)" office:value-type="string" office:string-value="T4_JOURNAL_MAGE_FULL" calcext:value-type="string">
            <text:p>T4_JOURNAL_MAGE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400)" office:value-type="float" office:value="3400" calcext:value-type="float">
            <text:p>3400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1" table:formula="of:=IFERROR(__xludf.dummyfunction(&quot;&quot;&quot;COMPUTED_VALUE&quot;&quot;&quot;);3400)" office:value-type="float" office:value="3400" calcext:value-type="float">
            <text:p>3400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TOOLMAKER_EMPTY&quot;)" office:value-type="string" office:string-value="T4_JOURNAL_TOOLMAKER_EMPTY" calcext:value-type="string">
            <text:p>T4_JOURNAL_TOOLMAK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98)" office:value-type="float" office:value="1898" calcext:value-type="float">
            <text:p>1898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1898)" office:value-type="float" office:value="1898" calcext:value-type="float">
            <text:p>1898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TOOLMAKER_FULL&quot;)" office:value-type="string" office:string-value="T4_JOURNAL_TOOLMAKER_FULL" calcext:value-type="string">
            <text:p>T4_JOURNAL_TOOLMAK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116)" office:value-type="float" office:value="3116" calcext:value-type="float">
            <text:p>3116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3116)" office:value-type="float" office:value="3116" calcext:value-type="float">
            <text:p>3116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WARRIOR_EMPTY&quot;)" office:value-type="string" office:string-value="T4_JOURNAL_WARRIOR_EMPTY" calcext:value-type="string">
            <text:p>T4_JOURNAL_WARRIO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648)" office:value-type="float" office:value="1648" calcext:value-type="float">
            <text:p>1648</text:p>
          </table:table-cell>
          <table:table-cell table:style-name="ce111" table:formula="of:=IFERROR(__xludf.dummyfunction(&quot;&quot;&quot;COMPUTED_VALUE&quot;&quot;&quot;);&quot;2020-11-29T00:00:00&quot;)" office:value-type="string" office:string-value="2020-11-29T00:00:00" calcext:value-type="string">
            <text:p>2020-11-29T00:00:00</text:p>
          </table:table-cell>
          <table:table-cell table:style-name="ce111" table:formula="of:=IFERROR(__xludf.dummyfunction(&quot;&quot;&quot;COMPUTED_VALUE&quot;&quot;&quot;);1648)" office:value-type="float" office:value="1648" calcext:value-type="float">
            <text:p>1648</text:p>
          </table:table-cell>
          <table:table-cell table:style-name="ce111" table:formula="of:=IFERROR(__xludf.dummyfunction(&quot;&quot;&quot;COMPUTED_VALUE&quot;&quot;&quot;);&quot;2020-11-29T00:00:00&quot;)" office:value-type="string" office:string-value="2020-11-29T00:00:00" calcext:value-type="string">
            <text:p>2020-11-29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JOURNAL_WARRIOR_FULL&quot;)" office:value-type="string" office:string-value="T4_JOURNAL_WARRIOR_FULL" calcext:value-type="string">
            <text:p>T4_JOURNAL_WARRIO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596)" office:value-type="float" office:value="3596" calcext:value-type="float">
            <text:p>3596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1" table:formula="of:=IFERROR(__xludf.dummyfunction(&quot;&quot;&quot;COMPUTED_VALUE&quot;&quot;&quot;);3596)" office:value-type="float" office:value="3596" calcext:value-type="float">
            <text:p>3596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LEATHER&quot;)" office:value-type="string" office:string-value="T4_LEATHER" calcext:value-type="string">
            <text:p>T4_LEATHE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38)" office:value-type="float" office:value="438" calcext:value-type="float">
            <text:p>438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1" table:formula="of:=IFERROR(__xludf.dummyfunction(&quot;&quot;&quot;COMPUTED_VALUE&quot;&quot;&quot;);553)" office:value-type="float" office:value="553" calcext:value-type="float">
            <text:p>553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1" table:formula="of:=IFERROR(__xludf.dummyfunction(&quot;&quot;&quot;COMPUTED_VALUE&quot;&quot;&quot;);418)" office:value-type="float" office:value="418" calcext:value-type="float">
            <text:p>418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LEATHER_LEVEL1@1&quot;)" office:value-type="string" office:string-value="T4_LEATHER_LEVEL1@1" calcext:value-type="string">
            <text:p>T4_LEATHE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10)" office:value-type="float" office:value="710" calcext:value-type="float">
            <text:p>710</text:p>
          </table:table-cell>
          <table:table-cell table:style-name="ce111" table:formula="of:=IFERROR(__xludf.dummyfunction(&quot;&quot;&quot;COMPUTED_VALUE&quot;&quot;&quot;);&quot;2020-11-27T00:00:00&quot;)" office:value-type="string" office:string-value="2020-11-27T00:00:00" calcext:value-type="string">
            <text:p>2020-11-27T00:00:00</text:p>
          </table:table-cell>
          <table:table-cell table:style-name="ce111" table:formula="of:=IFERROR(__xludf.dummyfunction(&quot;&quot;&quot;COMPUTED_VALUE&quot;&quot;&quot;);710)" office:value-type="float" office:value="710" calcext:value-type="float">
            <text:p>710</text:p>
          </table:table-cell>
          <table:table-cell table:style-name="ce111" table:formula="of:=IFERROR(__xludf.dummyfunction(&quot;&quot;&quot;COMPUTED_VALUE&quot;&quot;&quot;);&quot;2020-11-27T00:00:00&quot;)" office:value-type="string" office:string-value="2020-11-27T00:00:00" calcext:value-type="string">
            <text:p>2020-11-27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LEATHER_LEVEL2@2&quot;)" office:value-type="string" office:string-value="T4_LEATHER_LEVEL2@2" calcext:value-type="string">
            <text:p>T4_LEATHE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922)" office:value-type="float" office:value="1922" calcext:value-type="float">
            <text:p>1922</text:p>
          </table:table-cell>
          <table:table-cell table:style-name="ce111" table:formula="of:=IFERROR(__xludf.dummyfunction(&quot;&quot;&quot;COMPUTED_VALUE&quot;&quot;&quot;);&quot;2020-11-29T06:00:00&quot;)" office:value-type="string" office:string-value="2020-11-29T06:00:00" calcext:value-type="string">
            <text:p>2020-11-29T06:00:00</text:p>
          </table:table-cell>
          <table:table-cell table:style-name="ce111" table:formula="of:=IFERROR(__xludf.dummyfunction(&quot;&quot;&quot;COMPUTED_VALUE&quot;&quot;&quot;);1922)" office:value-type="float" office:value="1922" calcext:value-type="float">
            <text:p>1922</text:p>
          </table:table-cell>
          <table:table-cell table:style-name="ce111" table:formula="of:=IFERROR(__xludf.dummyfunction(&quot;&quot;&quot;COMPUTED_VALUE&quot;&quot;&quot;);&quot;2020-11-29T06:00:00&quot;)" office:value-type="string" office:string-value="2020-11-29T06:00:00" calcext:value-type="string">
            <text:p>2020-11-29T06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LEATHER_LEVEL3@3&quot;)" office:value-type="string" office:string-value="T4_LEATHER_LEVEL3@3" calcext:value-type="string">
            <text:p>T4_LEATHE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395)" office:value-type="float" office:value="9395" calcext:value-type="float">
            <text:p>9395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1" table:formula="of:=IFERROR(__xludf.dummyfunction(&quot;&quot;&quot;COMPUTED_VALUE&quot;&quot;&quot;);9395)" office:value-type="float" office:value="9395" calcext:value-type="float">
            <text:p>9395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METALBAR&quot;)" office:value-type="string" office:string-value="T4_METALBAR" calcext:value-type="string">
            <text:p>T4_METALBA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15)" office:value-type="float" office:value="215" calcext:value-type="float">
            <text:p>215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228)" office:value-type="float" office:value="228" calcext:value-type="float">
            <text:p>228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207)" office:value-type="float" office:value="207" calcext:value-type="float">
            <text:p>207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METALBAR_LEVEL1@1&quot;)" office:value-type="string" office:string-value="T4_METALBAR_LEVEL1@1" calcext:value-type="string">
            <text:p>T4_METALBA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82)" office:value-type="float" office:value="382" calcext:value-type="float">
            <text:p>382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870)" office:value-type="float" office:value="870" calcext:value-type="float">
            <text:p>87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359)" office:value-type="float" office:value="359" calcext:value-type="float">
            <text:p>359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METALBAR_LEVEL2@2&quot;)" office:value-type="string" office:string-value="T4_METALBAR_LEVEL2@2" calcext:value-type="string">
            <text:p>T4_METALBA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699)" office:value-type="float" office:value="2699" calcext:value-type="float">
            <text:p>2699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19999)" office:value-type="float" office:value="19999" calcext:value-type="float">
            <text:p>19999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2000)" office:value-type="float" office:value="2000" calcext:value-type="float">
            <text:p>2000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METALBAR_LEVEL3@3&quot;)" office:value-type="string" office:string-value="T4_METALBAR_LEVEL3@3" calcext:value-type="string">
            <text:p>T4_METALBA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179)" office:value-type="float" office:value="8179" calcext:value-type="float">
            <text:p>8179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9995)" office:value-type="float" office:value="9995" calcext:value-type="float">
            <text:p>9995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 table:formula="of:=IFERROR(__xludf.dummyfunction(&quot;&quot;&quot;COMPUTED_VALUE&quot;&quot;&quot;);6401)" office:value-type="float" office:value="6401" calcext:value-type="float">
            <text:p>6401</text:p>
          </table:table-cell>
          <table:table-cell table:style-name="ce111" table:formula="of:=IFERROR(__xludf.dummyfunction(&quot;&quot;&quot;COMPUTED_VALUE&quot;&quot;&quot;);&quot;2020-12-04T17:00:00&quot;)" office:value-type="string" office:string-value="2020-12-04T17:00:00" calcext:value-type="string">
            <text:p>2020-12-04T17:0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PLANKS&quot;)" office:value-type="string" office:string-value="T4_PLANKS" calcext:value-type="string">
            <text:p>T4_PLANKS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02)" office:value-type="float" office:value="202" calcext:value-type="float">
            <text:p>202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215)" office:value-type="float" office:value="215" calcext:value-type="float">
            <text:p>215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56)" office:value-type="float" office:value="156" calcext:value-type="float">
            <text:p>156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1" table:formula="of:=IFERROR(__xludf.dummyfunction(&quot;&quot;&quot;COMPUTED_VALUE&quot;&quot;&quot;);183)" office:value-type="float" office:value="183" calcext:value-type="float">
            <text:p>183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PLANKS_LEVEL1@1&quot;)" office:value-type="string" office:string-value="T4_PLANKS_LEVEL1@1" calcext:value-type="string">
            <text:p>T4_PLANKS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10)" office:value-type="float" office:value="310" calcext:value-type="float">
            <text:p>310</text:p>
          </table:table-cell>
          <table:table-cell table:style-name="ce111" table:formula="of:=IFERROR(__xludf.dummyfunction(&quot;&quot;&quot;COMPUTED_VALUE&quot;&quot;&quot;);&quot;2020-12-04T12:40:00&quot;)" office:value-type="string" office:string-value="2020-12-04T12:40:00" calcext:value-type="string">
            <text:p>2020-12-04T12:40:00</text:p>
          </table:table-cell>
          <table:table-cell table:style-name="ce111" table:formula="of:=IFERROR(__xludf.dummyfunction(&quot;&quot;&quot;COMPUTED_VALUE&quot;&quot;&quot;);445)" office:value-type="float" office:value="445" calcext:value-type="float">
            <text:p>445</text:p>
          </table:table-cell>
          <table:table-cell table:style-name="ce111" table:formula="of:=IFERROR(__xludf.dummyfunction(&quot;&quot;&quot;COMPUTED_VALUE&quot;&quot;&quot;);&quot;2020-12-04T12:40:00&quot;)" office:value-type="string" office:string-value="2020-12-04T12:40:00" calcext:value-type="string">
            <text:p>2020-12-04T12:4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2:40:00&quot;)" office:value-type="string" office:string-value="2020-12-04T12:40:00" calcext:value-type="string">
            <text:p>2020-12-04T12:40:00</text:p>
          </table:table-cell>
          <table:table-cell table:style-name="ce111" table:formula="of:=IFERROR(__xludf.dummyfunction(&quot;&quot;&quot;COMPUTED_VALUE&quot;&quot;&quot;);264)" office:value-type="float" office:value="264" calcext:value-type="float">
            <text:p>264</text:p>
          </table:table-cell>
          <table:table-cell table:style-name="ce111" table:formula="of:=IFERROR(__xludf.dummyfunction(&quot;&quot;&quot;COMPUTED_VALUE&quot;&quot;&quot;);&quot;2020-12-04T12:40:00&quot;)" office:value-type="string" office:string-value="2020-12-04T12:40:00" calcext:value-type="string">
            <text:p>2020-12-04T12:4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PLANKS_LEVEL2@2&quot;)" office:value-type="string" office:string-value="T4_PLANKS_LEVEL2@2" calcext:value-type="string">
            <text:p>T4_PLANKS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230)" office:value-type="float" office:value="1230" calcext:value-type="float">
            <text:p>1230</text:p>
          </table:table-cell>
          <table:table-cell table:style-name="ce111" table:formula="of:=IFERROR(__xludf.dummyfunction(&quot;&quot;&quot;COMPUTED_VALUE&quot;&quot;&quot;);&quot;2020-12-01T12:00:00&quot;)" office:value-type="string" office:string-value="2020-12-01T12:00:00" calcext:value-type="string">
            <text:p>2020-12-01T12:00:00</text:p>
          </table:table-cell>
          <table:table-cell table:style-name="ce111" table:formula="of:=IFERROR(__xludf.dummyfunction(&quot;&quot;&quot;COMPUTED_VALUE&quot;&quot;&quot;);1230)" office:value-type="float" office:value="1230" calcext:value-type="float">
            <text:p>1230</text:p>
          </table:table-cell>
          <table:table-cell table:style-name="ce111" table:formula="of:=IFERROR(__xludf.dummyfunction(&quot;&quot;&quot;COMPUTED_VALUE&quot;&quot;&quot;);&quot;2020-12-01T12:00:00&quot;)" office:value-type="string" office:string-value="2020-12-01T12:00:00" calcext:value-type="string">
            <text:p>2020-12-01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4_PLANKS_LEVEL3@3&quot;)" office:value-type="string" office:string-value="T4_PLANKS_LEVEL3@3" calcext:value-type="string">
            <text:p>T4_PLANKS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101)" office:value-type="float" office:value="6101" calcext:value-type="float">
            <text:p>6101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6101)" office:value-type="float" office:value="6101" calcext:value-type="float">
            <text:p>6101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CLOTH&quot;)" office:value-type="string" office:string-value="T5_CLOTH" calcext:value-type="string">
            <text:p>T5_CLOTH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27)" office:value-type="float" office:value="1527" calcext:value-type="float">
            <text:p>1527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 table:formula="of:=IFERROR(__xludf.dummyfunction(&quot;&quot;&quot;COMPUTED_VALUE&quot;&quot;&quot;);1865)" office:value-type="float" office:value="1865" calcext:value-type="float">
            <text:p>1865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 table:formula="of:=IFERROR(__xludf.dummyfunction(&quot;&quot;&quot;COMPUTED_VALUE&quot;&quot;&quot;);1345)" office:value-type="float" office:value="1345" calcext:value-type="float">
            <text:p>1345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CLOTH_LEVEL1@1&quot;)" office:value-type="string" office:string-value="T5_CLOTH_LEVEL1@1" calcext:value-type="string">
            <text:p>T5_CLOTH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059)" office:value-type="float" office:value="2059" calcext:value-type="float">
            <text:p>2059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1" table:formula="of:=IFERROR(__xludf.dummyfunction(&quot;&quot;&quot;COMPUTED_VALUE&quot;&quot;&quot;);2059)" office:value-type="float" office:value="2059" calcext:value-type="float">
            <text:p>2059</text:p>
          </table:table-cell>
          <table:table-cell table:style-name="ce111" table:formula="of:=IFERROR(__xludf.dummyfunction(&quot;&quot;&quot;COMPUTED_VALUE&quot;&quot;&quot;);&quot;2020-12-02T00:00:00&quot;)" office:value-type="string" office:string-value="2020-12-02T00:00:00" calcext:value-type="string">
            <text:p>2020-12-02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CLOTH_LEVEL2@2&quot;)" office:value-type="string" office:string-value="T5_CLOTH_LEVEL2@2" calcext:value-type="string">
            <text:p>T5_CLOTH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771)" office:value-type="float" office:value="5771" calcext:value-type="float">
            <text:p>5771</text:p>
          </table:table-cell>
          <table:table-cell table:style-name="ce111" table:formula="of:=IFERROR(__xludf.dummyfunction(&quot;&quot;&quot;COMPUTED_VALUE&quot;&quot;&quot;);&quot;2020-12-01T18:00:00&quot;)" office:value-type="string" office:string-value="2020-12-01T18:00:00" calcext:value-type="string">
            <text:p>2020-12-01T18:00:00</text:p>
          </table:table-cell>
          <table:table-cell table:style-name="ce111" table:formula="of:=IFERROR(__xludf.dummyfunction(&quot;&quot;&quot;COMPUTED_VALUE&quot;&quot;&quot;);5771)" office:value-type="float" office:value="5771" calcext:value-type="float">
            <text:p>5771</text:p>
          </table:table-cell>
          <table:table-cell table:style-name="ce111" table:formula="of:=IFERROR(__xludf.dummyfunction(&quot;&quot;&quot;COMPUTED_VALUE&quot;&quot;&quot;);&quot;2020-12-01T18:00:00&quot;)" office:value-type="string" office:string-value="2020-12-01T18:00:00" calcext:value-type="string">
            <text:p>2020-12-01T18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CLOTH_LEVEL3@3&quot;)" office:value-type="string" office:string-value="T5_CLOTH_LEVEL3@3" calcext:value-type="string">
            <text:p>T5_CLOTH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9050)" office:value-type="float" office:value="19050" calcext:value-type="float">
            <text:p>19050</text:p>
          </table:table-cell>
          <table:table-cell table:style-name="ce111" table:formula="of:=IFERROR(__xludf.dummyfunction(&quot;&quot;&quot;COMPUTED_VALUE&quot;&quot;&quot;);&quot;2020-11-28T00:00:00&quot;)" office:value-type="string" office:string-value="2020-11-28T00:00:00" calcext:value-type="string">
            <text:p>2020-11-28T00:00:00</text:p>
          </table:table-cell>
          <table:table-cell table:style-name="ce111" table:formula="of:=IFERROR(__xludf.dummyfunction(&quot;&quot;&quot;COMPUTED_VALUE&quot;&quot;&quot;);19050)" office:value-type="float" office:value="19050" calcext:value-type="float">
            <text:p>19050</text:p>
          </table:table-cell>
          <table:table-cell table:style-name="ce111" table:formula="of:=IFERROR(__xludf.dummyfunction(&quot;&quot;&quot;COMPUTED_VALUE&quot;&quot;&quot;);&quot;2020-11-28T00:00:00&quot;)" office:value-type="string" office:string-value="2020-11-28T00:00:00" calcext:value-type="string">
            <text:p>2020-11-28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HUNTER_EMPTY&quot;)" office:value-type="string" office:string-value="T5_JOURNAL_HUNTER_EMPTY" calcext:value-type="string">
            <text:p>T5_JOURNAL_HUNT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194)" office:value-type="float" office:value="3194" calcext:value-type="float">
            <text:p>3194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1" table:formula="of:=IFERROR(__xludf.dummyfunction(&quot;&quot;&quot;COMPUTED_VALUE&quot;&quot;&quot;);4000)" office:value-type="float" office:value="4000" calcext:value-type="float">
            <text:p>4000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HUNTER_FULL&quot;)" office:value-type="string" office:string-value="T5_JOURNAL_HUNTER_FULL" calcext:value-type="string">
            <text:p>T5_JOURNAL_HUNT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4487)" office:value-type="float" office:value="14487" calcext:value-type="float">
            <text:p>14487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1" table:formula="of:=IFERROR(__xludf.dummyfunction(&quot;&quot;&quot;COMPUTED_VALUE&quot;&quot;&quot;);15980)" office:value-type="float" office:value="15980" calcext:value-type="float">
            <text:p>15980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3:15:00&quot;)" office:value-type="string" office:string-value="2020-12-04T13:15:00" calcext:value-type="string">
            <text:p>2020-12-04T13:15:00</text:p>
          </table:table-cell>
          <table:table-cell table:style-name="ce111" table:formula="of:=IFERROR(__xludf.dummyfunction(&quot;&quot;&quot;COMPUTED_VALUE&quot;&quot;&quot;);12810)" office:value-type="float" office:value="12810" calcext:value-type="float">
            <text:p>12810</text:p>
          </table:table-cell>
          <table:table-cell table:style-name="ce111" table:formula="of:=IFERROR(__xludf.dummyfunction(&quot;&quot;&quot;COMPUTED_VALUE&quot;&quot;&quot;);&quot;2020-12-04T13:15:00&quot;)" office:value-type="string" office:string-value="2020-12-04T13:15:00" calcext:value-type="string">
            <text:p>2020-12-04T13:1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MAGE_EMPTY&quot;)" office:value-type="string" office:string-value="T5_JOURNAL_MAGE_EMPTY" calcext:value-type="string">
            <text:p>T5_JOURNAL_MAGE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294)" office:value-type="float" office:value="3294" calcext:value-type="float">
            <text:p>3294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1" table:formula="of:=IFERROR(__xludf.dummyfunction(&quot;&quot;&quot;COMPUTED_VALUE&quot;&quot;&quot;);3849)" office:value-type="float" office:value="3849" calcext:value-type="float">
            <text:p>3849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MAGE_FULL&quot;)" office:value-type="string" office:string-value="T5_JOURNAL_MAGE_FULL" calcext:value-type="string">
            <text:p>T5_JOURNAL_MAGE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1387)" office:value-type="float" office:value="11387" calcext:value-type="float">
            <text:p>11387</text:p>
          </table:table-cell>
          <table:table-cell table:style-name="ce111" table:formula="of:=IFERROR(__xludf.dummyfunction(&quot;&quot;&quot;COMPUTED_VALUE&quot;&quot;&quot;);&quot;2020-12-04T12:35:00&quot;)" office:value-type="string" office:string-value="2020-12-04T12:35:00" calcext:value-type="string">
            <text:p>2020-12-04T12:35:00</text:p>
          </table:table-cell>
          <table:table-cell table:style-name="ce111" table:formula="of:=IFERROR(__xludf.dummyfunction(&quot;&quot;&quot;COMPUTED_VALUE&quot;&quot;&quot;);11949)" office:value-type="float" office:value="11949" calcext:value-type="float">
            <text:p>11949</text:p>
          </table:table-cell>
          <table:table-cell table:style-name="ce111" table:formula="of:=IFERROR(__xludf.dummyfunction(&quot;&quot;&quot;COMPUTED_VALUE&quot;&quot;&quot;);&quot;2020-12-04T12:35:00&quot;)" office:value-type="string" office:string-value="2020-12-04T12:35:00" calcext:value-type="string">
            <text:p>2020-12-04T12:3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2:35:00&quot;)" office:value-type="string" office:string-value="2020-12-04T12:35:00" calcext:value-type="string">
            <text:p>2020-12-04T12:35:00</text:p>
          </table:table-cell>
          <table:table-cell table:style-name="ce111" table:formula="of:=IFERROR(__xludf.dummyfunction(&quot;&quot;&quot;COMPUTED_VALUE&quot;&quot;&quot;);10733)" office:value-type="float" office:value="10733" calcext:value-type="float">
            <text:p>10733</text:p>
          </table:table-cell>
          <table:table-cell table:style-name="ce111" table:formula="of:=IFERROR(__xludf.dummyfunction(&quot;&quot;&quot;COMPUTED_VALUE&quot;&quot;&quot;);&quot;2020-12-04T12:35:00&quot;)" office:value-type="string" office:string-value="2020-12-04T12:35:00" calcext:value-type="string">
            <text:p>2020-12-04T12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TOOLMAKER_EMPTY&quot;)" office:value-type="string" office:string-value="T5_JOURNAL_TOOLMAKER_EMPTY" calcext:value-type="string">
            <text:p>T5_JOURNAL_TOOLMAK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398)" office:value-type="float" office:value="3398" calcext:value-type="float">
            <text:p>3398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1" table:formula="of:=IFERROR(__xludf.dummyfunction(&quot;&quot;&quot;COMPUTED_VALUE&quot;&quot;&quot;);9000)" office:value-type="float" office:value="9000" calcext:value-type="float">
            <text:p>9000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TOOLMAKER_FULL&quot;)" office:value-type="string" office:string-value="T5_JOURNAL_TOOLMAKER_FULL" calcext:value-type="string">
            <text:p>T5_JOURNAL_TOOLMAK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1799)" office:value-type="float" office:value="11799" calcext:value-type="float">
            <text:p>11799</text:p>
          </table:table-cell>
          <table:table-cell table:style-name="ce111" table:formula="of:=IFERROR(__xludf.dummyfunction(&quot;&quot;&quot;COMPUTED_VALUE&quot;&quot;&quot;);&quot;2020-12-04T17:20:00&quot;)" office:value-type="string" office:string-value="2020-12-04T17:20:00" calcext:value-type="string">
            <text:p>2020-12-04T17:20:00</text:p>
          </table:table-cell>
          <table:table-cell table:style-name="ce111" table:formula="of:=IFERROR(__xludf.dummyfunction(&quot;&quot;&quot;COMPUTED_VALUE&quot;&quot;&quot;);11989)" office:value-type="float" office:value="11989" calcext:value-type="float">
            <text:p>11989</text:p>
          </table:table-cell>
          <table:table-cell table:style-name="ce111" table:formula="of:=IFERROR(__xludf.dummyfunction(&quot;&quot;&quot;COMPUTED_VALUE&quot;&quot;&quot;);&quot;2020-12-04T17:20:00&quot;)" office:value-type="string" office:string-value="2020-12-04T17:20:00" calcext:value-type="string">
            <text:p>2020-12-04T17:2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0:00&quot;)" office:value-type="string" office:string-value="2020-12-04T17:20:00" calcext:value-type="string">
            <text:p>2020-12-04T17:20:00</text:p>
          </table:table-cell>
          <table:table-cell table:style-name="ce111" table:formula="of:=IFERROR(__xludf.dummyfunction(&quot;&quot;&quot;COMPUTED_VALUE&quot;&quot;&quot;);10016)" office:value-type="float" office:value="10016" calcext:value-type="float">
            <text:p>10016</text:p>
          </table:table-cell>
          <table:table-cell table:style-name="ce111" table:formula="of:=IFERROR(__xludf.dummyfunction(&quot;&quot;&quot;COMPUTED_VALUE&quot;&quot;&quot;);&quot;2020-12-04T17:20:00&quot;)" office:value-type="string" office:string-value="2020-12-04T17:20:00" calcext:value-type="string">
            <text:p>2020-12-04T17:2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WARRIOR_EMPTY&quot;)" office:value-type="string" office:string-value="T5_JOURNAL_WARRIOR_EMPTY" calcext:value-type="string">
            <text:p>T5_JOURNAL_WARRIO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700)" office:value-type="float" office:value="3700" calcext:value-type="float">
            <text:p>3700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1" table:formula="of:=IFERROR(__xludf.dummyfunction(&quot;&quot;&quot;COMPUTED_VALUE&quot;&quot;&quot;);3900)" office:value-type="float" office:value="3900" calcext:value-type="float">
            <text:p>3900</text:p>
          </table:table-cell>
          <table:table-cell table:style-name="ce111" table:formula="of:=IFERROR(__xludf.dummyfunction(&quot;&quot;&quot;COMPUTED_VALUE&quot;&quot;&quot;);&quot;2020-12-04T15:00:00&quot;)" office:value-type="string" office:string-value="2020-12-04T15:00:00" calcext:value-type="string">
            <text:p>2020-12-04T15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JOURNAL_WARRIOR_FULL&quot;)" office:value-type="string" office:string-value="T5_JOURNAL_WARRIOR_FULL" calcext:value-type="string">
            <text:p>T5_JOURNAL_WARRIO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2369)" office:value-type="float" office:value="12369" calcext:value-type="float">
            <text:p>12369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1" table:formula="of:=IFERROR(__xludf.dummyfunction(&quot;&quot;&quot;COMPUTED_VALUE&quot;&quot;&quot;);12369)" office:value-type="float" office:value="12369" calcext:value-type="float">
            <text:p>12369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LEATHER&quot;)" office:value-type="string" office:string-value="T5_LEATHER" calcext:value-type="string">
            <text:p>T5_LEATHE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95)" office:value-type="float" office:value="1595" calcext:value-type="float">
            <text:p>1595</text:p>
          </table:table-cell>
          <table:table-cell table:style-name="ce111" table:formula="of:=IFERROR(__xludf.dummyfunction(&quot;&quot;&quot;COMPUTED_VALUE&quot;&quot;&quot;);&quot;2020-12-04T16:00:00&quot;)" office:value-type="string" office:string-value="2020-12-04T16:00:00" calcext:value-type="string">
            <text:p>2020-12-04T16:00:00</text:p>
          </table:table-cell>
          <table:table-cell table:style-name="ce111" table:formula="of:=IFERROR(__xludf.dummyfunction(&quot;&quot;&quot;COMPUTED_VALUE&quot;&quot;&quot;);1843)" office:value-type="float" office:value="1843" calcext:value-type="float">
            <text:p>1843</text:p>
          </table:table-cell>
          <table:table-cell table:style-name="ce111" table:formula="of:=IFERROR(__xludf.dummyfunction(&quot;&quot;&quot;COMPUTED_VALUE&quot;&quot;&quot;);&quot;2020-12-04T16:00:00&quot;)" office:value-type="string" office:string-value="2020-12-04T16:00:00" calcext:value-type="string">
            <text:p>2020-12-04T16:0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1" table:formula="of:=IFERROR(__xludf.dummyfunction(&quot;&quot;&quot;COMPUTED_VALUE&quot;&quot;&quot;);1558)" office:value-type="float" office:value="1558" calcext:value-type="float">
            <text:p>1558</text:p>
          </table:table-cell>
          <table:table-cell table:style-name="ce111" table:formula="of:=IFERROR(__xludf.dummyfunction(&quot;&quot;&quot;COMPUTED_VALUE&quot;&quot;&quot;);&quot;2020-12-04T15:30:00&quot;)" office:value-type="string" office:string-value="2020-12-04T15:30:00" calcext:value-type="string">
            <text:p>2020-12-04T15:3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LEATHER_LEVEL1@1&quot;)" office:value-type="string" office:string-value="T5_LEATHER_LEVEL1@1" calcext:value-type="string">
            <text:p>T5_LEATHE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412)" office:value-type="float" office:value="2412" calcext:value-type="float">
            <text:p>2412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1" table:formula="of:=IFERROR(__xludf.dummyfunction(&quot;&quot;&quot;COMPUTED_VALUE&quot;&quot;&quot;);2412)" office:value-type="float" office:value="2412" calcext:value-type="float">
            <text:p>2412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LEATHER_LEVEL2@2&quot;)" office:value-type="string" office:string-value="T5_LEATHER_LEVEL2@2" calcext:value-type="string">
            <text:p>T5_LEATHE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388)" office:value-type="float" office:value="6388" calcext:value-type="float">
            <text:p>6388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6549)" office:value-type="float" office:value="6549" calcext:value-type="float">
            <text:p>6549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6150)" office:value-type="float" office:value="6150" calcext:value-type="float">
            <text:p>6150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LEATHER_LEVEL3@3&quot;)" office:value-type="string" office:string-value="T5_LEATHER_LEVEL3@3" calcext:value-type="string">
            <text:p>T5_LEATHE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322)" office:value-type="float" office:value="18322" calcext:value-type="float">
            <text:p>18322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18322)" office:value-type="float" office:value="18322" calcext:value-type="float">
            <text:p>18322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METALBAR&quot;)" office:value-type="string" office:string-value="T5_METALBAR" calcext:value-type="string">
            <text:p>T5_METALBA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17)" office:value-type="float" office:value="917" calcext:value-type="float">
            <text:p>917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 table:formula="of:=IFERROR(__xludf.dummyfunction(&quot;&quot;&quot;COMPUTED_VALUE&quot;&quot;&quot;);988)" office:value-type="float" office:value="988" calcext:value-type="float">
            <text:p>988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 table:formula="of:=IFERROR(__xludf.dummyfunction(&quot;&quot;&quot;COMPUTED_VALUE&quot;&quot;&quot;);888)" office:value-type="float" office:value="888" calcext:value-type="float">
            <text:p>888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METALBAR_LEVEL1@1&quot;)" office:value-type="string" office:string-value="T5_METALBAR_LEVEL1@1" calcext:value-type="string">
            <text:p>T5_METALBA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11)" office:value-type="float" office:value="1811" calcext:value-type="float">
            <text:p>1811</text:p>
          </table:table-cell>
          <table:table-cell table:style-name="ce111" table:formula="of:=IFERROR(__xludf.dummyfunction(&quot;&quot;&quot;COMPUTED_VALUE&quot;&quot;&quot;);&quot;2020-12-03T21:00:00&quot;)" office:value-type="string" office:string-value="2020-12-03T21:00:00" calcext:value-type="string">
            <text:p>2020-12-03T21:00:00</text:p>
          </table:table-cell>
          <table:table-cell table:style-name="ce111" table:formula="of:=IFERROR(__xludf.dummyfunction(&quot;&quot;&quot;COMPUTED_VALUE&quot;&quot;&quot;);1811)" office:value-type="float" office:value="1811" calcext:value-type="float">
            <text:p>1811</text:p>
          </table:table-cell>
          <table:table-cell table:style-name="ce111" table:formula="of:=IFERROR(__xludf.dummyfunction(&quot;&quot;&quot;COMPUTED_VALUE&quot;&quot;&quot;);&quot;2020-12-03T21:00:00&quot;)" office:value-type="string" office:string-value="2020-12-03T21:00:00" calcext:value-type="string">
            <text:p>2020-12-03T21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METALBAR_LEVEL2@2&quot;)" office:value-type="string" office:string-value="T5_METALBAR_LEVEL2@2" calcext:value-type="string">
            <text:p>T5_METALBA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576)" office:value-type="float" office:value="5576" calcext:value-type="float">
            <text:p>5576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5576)" office:value-type="float" office:value="5576" calcext:value-type="float">
            <text:p>5576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METALBAR_LEVEL3@3&quot;)" office:value-type="string" office:string-value="T5_METALBAR_LEVEL3@3" calcext:value-type="string">
            <text:p>T5_METALBA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1746)" office:value-type="float" office:value="11746" calcext:value-type="float">
            <text:p>11746</text:p>
          </table:table-cell>
          <table:table-cell table:style-name="ce111" table:formula="of:=IFERROR(__xludf.dummyfunction(&quot;&quot;&quot;COMPUTED_VALUE&quot;&quot;&quot;);&quot;2020-12-03T18:00:00&quot;)" office:value-type="string" office:string-value="2020-12-03T18:00:00" calcext:value-type="string">
            <text:p>2020-12-03T18:00:00</text:p>
          </table:table-cell>
          <table:table-cell table:style-name="ce111" table:formula="of:=IFERROR(__xludf.dummyfunction(&quot;&quot;&quot;COMPUTED_VALUE&quot;&quot;&quot;);11746)" office:value-type="float" office:value="11746" calcext:value-type="float">
            <text:p>11746</text:p>
          </table:table-cell>
          <table:table-cell table:style-name="ce111" table:formula="of:=IFERROR(__xludf.dummyfunction(&quot;&quot;&quot;COMPUTED_VALUE&quot;&quot;&quot;);&quot;2020-12-03T18:00:00&quot;)" office:value-type="string" office:string-value="2020-12-03T18:00:00" calcext:value-type="string">
            <text:p>2020-12-03T18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PLANKS&quot;)" office:value-type="string" office:string-value="T5_PLANKS" calcext:value-type="string">
            <text:p>T5_PLANKS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37)" office:value-type="float" office:value="937" calcext:value-type="float">
            <text:p>937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1" table:formula="of:=IFERROR(__xludf.dummyfunction(&quot;&quot;&quot;COMPUTED_VALUE&quot;&quot;&quot;);99299853)" office:value-type="float" office:value="99299853" calcext:value-type="float">
            <text:p>99299853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1" table:formula="of:=IFERROR(__xludf.dummyfunction(&quot;&quot;&quot;COMPUTED_VALUE&quot;&quot;&quot;);888)" office:value-type="float" office:value="888" calcext:value-type="float">
            <text:p>888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PLANKS_LEVEL1@1&quot;)" office:value-type="string" office:string-value="T5_PLANKS_LEVEL1@1" calcext:value-type="string">
            <text:p>T5_PLANKS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735)" office:value-type="float" office:value="1735" calcext:value-type="float">
            <text:p>1735</text:p>
          </table:table-cell>
          <table:table-cell table:style-name="ce111" table:formula="of:=IFERROR(__xludf.dummyfunction(&quot;&quot;&quot;COMPUTED_VALUE&quot;&quot;&quot;);&quot;2020-12-02T06:00:00&quot;)" office:value-type="string" office:string-value="2020-12-02T06:00:00" calcext:value-type="string">
            <text:p>2020-12-02T06:00:00</text:p>
          </table:table-cell>
          <table:table-cell table:style-name="ce111" table:formula="of:=IFERROR(__xludf.dummyfunction(&quot;&quot;&quot;COMPUTED_VALUE&quot;&quot;&quot;);1735)" office:value-type="float" office:value="1735" calcext:value-type="float">
            <text:p>1735</text:p>
          </table:table-cell>
          <table:table-cell table:style-name="ce111" table:formula="of:=IFERROR(__xludf.dummyfunction(&quot;&quot;&quot;COMPUTED_VALUE&quot;&quot;&quot;);&quot;2020-12-02T06:00:00&quot;)" office:value-type="string" office:string-value="2020-12-02T06:00:00" calcext:value-type="string">
            <text:p>2020-12-02T06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PLANKS_LEVEL2@2&quot;)" office:value-type="string" office:string-value="T5_PLANKS_LEVEL2@2" calcext:value-type="string">
            <text:p>T5_PLANKS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195)" office:value-type="float" office:value="5195" calcext:value-type="float">
            <text:p>5195</text:p>
          </table:table-cell>
          <table:table-cell table:style-name="ce111" table:formula="of:=IFERROR(__xludf.dummyfunction(&quot;&quot;&quot;COMPUTED_VALUE&quot;&quot;&quot;);&quot;2020-12-04T13:40:00&quot;)" office:value-type="string" office:string-value="2020-12-04T13:40:00" calcext:value-type="string">
            <text:p>2020-12-04T13:40:00</text:p>
          </table:table-cell>
          <table:table-cell table:style-name="ce111" table:formula="of:=IFERROR(__xludf.dummyfunction(&quot;&quot;&quot;COMPUTED_VALUE&quot;&quot;&quot;);5984)" office:value-type="float" office:value="5984" calcext:value-type="float">
            <text:p>5984</text:p>
          </table:table-cell>
          <table:table-cell table:style-name="ce111" table:formula="of:=IFERROR(__xludf.dummyfunction(&quot;&quot;&quot;COMPUTED_VALUE&quot;&quot;&quot;);&quot;2020-12-04T13:40:00&quot;)" office:value-type="string" office:string-value="2020-12-04T13:40:00" calcext:value-type="string">
            <text:p>2020-12-04T13:4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3:40:00&quot;)" office:value-type="string" office:string-value="2020-12-04T13:40:00" calcext:value-type="string">
            <text:p>2020-12-04T13:40:00</text:p>
          </table:table-cell>
          <table:table-cell table:style-name="ce111" table:formula="of:=IFERROR(__xludf.dummyfunction(&quot;&quot;&quot;COMPUTED_VALUE&quot;&quot;&quot;);3032)" office:value-type="float" office:value="3032" calcext:value-type="float">
            <text:p>3032</text:p>
          </table:table-cell>
          <table:table-cell table:style-name="ce111" table:formula="of:=IFERROR(__xludf.dummyfunction(&quot;&quot;&quot;COMPUTED_VALUE&quot;&quot;&quot;);&quot;2020-12-04T13:40:00&quot;)" office:value-type="string" office:string-value="2020-12-04T13:40:00" calcext:value-type="string">
            <text:p>2020-12-04T13:4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5_PLANKS_LEVEL3@3&quot;)" office:value-type="string" office:string-value="T5_PLANKS_LEVEL3@3" calcext:value-type="string">
            <text:p>T5_PLANKS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000)" office:value-type="float" office:value="18000" calcext:value-type="float">
            <text:p>18000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18000)" office:value-type="float" office:value="18000" calcext:value-type="float">
            <text:p>18000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CLOTH&quot;)" office:value-type="string" office:string-value="T6_CLOTH" calcext:value-type="string">
            <text:p>T6_CLOTH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638)" office:value-type="float" office:value="3638" calcext:value-type="float">
            <text:p>3638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3995)" office:value-type="float" office:value="3995" calcext:value-type="float">
            <text:p>3995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3456)" office:value-type="float" office:value="3456" calcext:value-type="float">
            <text:p>3456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CLOTH_LEVEL1@1&quot;)" office:value-type="string" office:string-value="T6_CLOTH_LEVEL1@1" calcext:value-type="string">
            <text:p>T6_CLOTH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666)" office:value-type="float" office:value="6666" calcext:value-type="float">
            <text:p>6666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7497)" office:value-type="float" office:value="7497" calcext:value-type="float">
            <text:p>7497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6345)" office:value-type="float" office:value="6345" calcext:value-type="float">
            <text:p>6345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CLOTH_LEVEL2@2&quot;)" office:value-type="string" office:string-value="T6_CLOTH_LEVEL2@2" calcext:value-type="string">
            <text:p>T6_CLOTH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6390)" office:value-type="float" office:value="16390" calcext:value-type="float">
            <text:p>1639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9160)" office:value-type="float" office:value="19160" calcext:value-type="float">
            <text:p>1916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3782)" office:value-type="float" office:value="13782" calcext:value-type="float">
            <text:p>13782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CLOTH_LEVEL3@3&quot;)" office:value-type="string" office:string-value="T6_CLOTH_LEVEL3@3" calcext:value-type="string">
            <text:p>T6_CLOTH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8756)" office:value-type="float" office:value="48756" calcext:value-type="float">
            <text:p>48756</text:p>
          </table:table-cell>
          <table:table-cell table:style-name="ce111" table:formula="of:=IFERROR(__xludf.dummyfunction(&quot;&quot;&quot;COMPUTED_VALUE&quot;&quot;&quot;);&quot;2020-12-03T00:00:00&quot;)" office:value-type="string" office:string-value="2020-12-03T00:00:00" calcext:value-type="string">
            <text:p>2020-12-03T00:00:00</text:p>
          </table:table-cell>
          <table:table-cell table:style-name="ce111" table:formula="of:=IFERROR(__xludf.dummyfunction(&quot;&quot;&quot;COMPUTED_VALUE&quot;&quot;&quot;);48756)" office:value-type="float" office:value="48756" calcext:value-type="float">
            <text:p>48756</text:p>
          </table:table-cell>
          <table:table-cell table:style-name="ce111" table:formula="of:=IFERROR(__xludf.dummyfunction(&quot;&quot;&quot;COMPUTED_VALUE&quot;&quot;&quot;);&quot;2020-12-03T00:00:00&quot;)" office:value-type="string" office:string-value="2020-12-03T00:00:00" calcext:value-type="string">
            <text:p>2020-12-03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HUNTER_EMPTY&quot;)" office:value-type="string" office:string-value="T6_JOURNAL_HUNTER_EMPTY" calcext:value-type="string">
            <text:p>T6_JOURNAL_HUNT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787)" office:value-type="float" office:value="6787" calcext:value-type="float">
            <text:p>6787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1" table:formula="of:=IFERROR(__xludf.dummyfunction(&quot;&quot;&quot;COMPUTED_VALUE&quot;&quot;&quot;);7895)" office:value-type="float" office:value="7895" calcext:value-type="float">
            <text:p>7895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HUNTER_FULL&quot;)" office:value-type="string" office:string-value="T6_JOURNAL_HUNTER_FULL" calcext:value-type="string">
            <text:p>T6_JOURNAL_HUNT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2036)" office:value-type="float" office:value="22036" calcext:value-type="float">
            <text:p>22036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1" table:formula="of:=IFERROR(__xludf.dummyfunction(&quot;&quot;&quot;COMPUTED_VALUE&quot;&quot;&quot;);22259)" office:value-type="float" office:value="22259" calcext:value-type="float">
            <text:p>22259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MAGE_EMPTY&quot;)" office:value-type="string" office:string-value="T6_JOURNAL_MAGE_EMPTY" calcext:value-type="string">
            <text:p>T6_JOURNAL_MAGE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794)" office:value-type="float" office:value="7794" calcext:value-type="float">
            <text:p>7794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1" table:formula="of:=IFERROR(__xludf.dummyfunction(&quot;&quot;&quot;COMPUTED_VALUE&quot;&quot;&quot;);7962)" office:value-type="float" office:value="7962" calcext:value-type="float">
            <text:p>7962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MAGE_FULL&quot;)" office:value-type="string" office:string-value="T6_JOURNAL_MAGE_FULL" calcext:value-type="string">
            <text:p>T6_JOURNAL_MAGE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052)" office:value-type="float" office:value="18052" calcext:value-type="float">
            <text:p>18052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1" table:formula="of:=IFERROR(__xludf.dummyfunction(&quot;&quot;&quot;COMPUTED_VALUE&quot;&quot;&quot;);18857)" office:value-type="float" office:value="18857" calcext:value-type="float">
            <text:p>18857</text:p>
          </table:table-cell>
          <table:table-cell table:style-name="ce111" table:formula="of:=IFERROR(__xludf.dummyfunction(&quot;&quot;&quot;COMPUTED_VALUE&quot;&quot;&quot;);&quot;2020-12-04T14:05:00&quot;)" office:value-type="string" office:string-value="2020-12-04T14:05:00" calcext:value-type="string">
            <text:p>2020-12-04T14:05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TOOLMAKER_EMPTY&quot;)" office:value-type="string" office:string-value="T6_JOURNAL_TOOLMAKER_EMPTY" calcext:value-type="string">
            <text:p>T6_JOURNAL_TOOLMAK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188)" office:value-type="float" office:value="7188" calcext:value-type="float">
            <text:p>7188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1" table:formula="of:=IFERROR(__xludf.dummyfunction(&quot;&quot;&quot;COMPUTED_VALUE&quot;&quot;&quot;);76598)" office:value-type="float" office:value="76598" calcext:value-type="float">
            <text:p>76598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0" table:formula="of:=IFERROR(__xludf.dummyfunction(&quot;&quot;&quot;COMPUTED_VALUE&quot;&quot;&quot;);4502)" office:value-type="float" office:value="4502" calcext:value-type="float">
            <text:p>4502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1" table:formula="of:=IFERROR(__xludf.dummyfunction(&quot;&quot;&quot;COMPUTED_VALUE&quot;&quot;&quot;);6706)" office:value-type="float" office:value="6706" calcext:value-type="float">
            <text:p>6706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TOOLMAKER_FULL&quot;)" office:value-type="string" office:string-value="T6_JOURNAL_TOOLMAKER_FULL" calcext:value-type="string">
            <text:p>T6_JOURNAL_TOOLMAK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499)" office:value-type="float" office:value="18499" calcext:value-type="float">
            <text:p>18499</text:p>
          </table:table-cell>
          <table:table-cell table:style-name="ce111" table:formula="of:=IFERROR(__xludf.dummyfunction(&quot;&quot;&quot;COMPUTED_VALUE&quot;&quot;&quot;);&quot;2020-12-04T16:50:00&quot;)" office:value-type="string" office:string-value="2020-12-04T16:50:00" calcext:value-type="string">
            <text:p>2020-12-04T16:50:00</text:p>
          </table:table-cell>
          <table:table-cell table:style-name="ce111" table:formula="of:=IFERROR(__xludf.dummyfunction(&quot;&quot;&quot;COMPUTED_VALUE&quot;&quot;&quot;);21475)" office:value-type="float" office:value="21475" calcext:value-type="float">
            <text:p>21475</text:p>
          </table:table-cell>
          <table:table-cell table:style-name="ce111" table:formula="of:=IFERROR(__xludf.dummyfunction(&quot;&quot;&quot;COMPUTED_VALUE&quot;&quot;&quot;);&quot;2020-12-04T16:50:00&quot;)" office:value-type="string" office:string-value="2020-12-04T16:50:00" calcext:value-type="string">
            <text:p>2020-12-04T16:5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50:00&quot;)" office:value-type="string" office:string-value="2020-12-04T16:50:00" calcext:value-type="string">
            <text:p>2020-12-04T16:50:00</text:p>
          </table:table-cell>
          <table:table-cell table:style-name="ce111" table:formula="of:=IFERROR(__xludf.dummyfunction(&quot;&quot;&quot;COMPUTED_VALUE&quot;&quot;&quot;);17500)" office:value-type="float" office:value="17500" calcext:value-type="float">
            <text:p>17500</text:p>
          </table:table-cell>
          <table:table-cell table:style-name="ce111" table:formula="of:=IFERROR(__xludf.dummyfunction(&quot;&quot;&quot;COMPUTED_VALUE&quot;&quot;&quot;);&quot;2020-12-04T16:50:00&quot;)" office:value-type="string" office:string-value="2020-12-04T16:50:00" calcext:value-type="string">
            <text:p>2020-12-04T16:5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WARRIOR_EMPTY&quot;)" office:value-type="string" office:string-value="T6_JOURNAL_WARRIOR_EMPTY" calcext:value-type="string">
            <text:p>T6_JOURNAL_WARRIO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154)" office:value-type="float" office:value="7154" calcext:value-type="float">
            <text:p>7154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1" table:formula="of:=IFERROR(__xludf.dummyfunction(&quot;&quot;&quot;COMPUTED_VALUE&quot;&quot;&quot;);7154)" office:value-type="float" office:value="7154" calcext:value-type="float">
            <text:p>7154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JOURNAL_WARRIOR_FULL&quot;)" office:value-type="string" office:string-value="T6_JOURNAL_WARRIOR_FULL" calcext:value-type="string">
            <text:p>T6_JOURNAL_WARRIO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760)" office:value-type="float" office:value="15760" calcext:value-type="float">
            <text:p>15760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1" table:formula="of:=IFERROR(__xludf.dummyfunction(&quot;&quot;&quot;COMPUTED_VALUE&quot;&quot;&quot;);15760)" office:value-type="float" office:value="15760" calcext:value-type="float">
            <text:p>15760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LEATHER&quot;)" office:value-type="string" office:string-value="T6_LEATHER" calcext:value-type="string">
            <text:p>T6_LEATHE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396)" office:value-type="float" office:value="4396" calcext:value-type="float">
            <text:p>4396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4500)" office:value-type="float" office:value="4500" calcext:value-type="float">
            <text:p>4500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4211)" office:value-type="float" office:value="4211" calcext:value-type="float">
            <text:p>421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LEATHER_LEVEL1@1&quot;)" office:value-type="string" office:string-value="T6_LEATHER_LEVEL1@1" calcext:value-type="string">
            <text:p>T6_LEATHE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402)" office:value-type="float" office:value="7402" calcext:value-type="float">
            <text:p>7402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7968)" office:value-type="float" office:value="7968" calcext:value-type="float">
            <text:p>7968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7151)" office:value-type="float" office:value="7151" calcext:value-type="float">
            <text:p>715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LEATHER_LEVEL2@2&quot;)" office:value-type="string" office:string-value="T6_LEATHER_LEVEL2@2" calcext:value-type="string">
            <text:p>T6_LEATHE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935)" office:value-type="float" office:value="15935" calcext:value-type="float">
            <text:p>15935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7400)" office:value-type="float" office:value="17400" calcext:value-type="float">
            <text:p>1740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3020)" office:value-type="float" office:value="13020" calcext:value-type="float">
            <text:p>1302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LEATHER_LEVEL3@3&quot;)" office:value-type="string" office:string-value="T6_LEATHER_LEVEL3@3" calcext:value-type="string">
            <text:p>T6_LEATHE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8879)" office:value-type="float" office:value="48879" calcext:value-type="float">
            <text:p>48879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76000)" office:value-type="float" office:value="76000" calcext:value-type="float">
            <text:p>7600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35007)" office:value-type="float" office:value="35007" calcext:value-type="float">
            <text:p>35007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METALBAR&quot;)" office:value-type="string" office:string-value="T6_METALBAR" calcext:value-type="string">
            <text:p>T6_METALBA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499)" office:value-type="float" office:value="2499" calcext:value-type="float">
            <text:p>2499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 table:formula="of:=IFERROR(__xludf.dummyfunction(&quot;&quot;&quot;COMPUTED_VALUE&quot;&quot;&quot;);2800)" office:value-type="float" office:value="2800" calcext:value-type="float">
            <text:p>2800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0" table:formula="of:=IFERROR(__xludf.dummyfunction(&quot;&quot;&quot;COMPUTED_VALUE&quot;&quot;&quot;);2003)" office:value-type="float" office:value="2003" calcext:value-type="float">
            <text:p>2003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 table:formula="of:=IFERROR(__xludf.dummyfunction(&quot;&quot;&quot;COMPUTED_VALUE&quot;&quot;&quot;);2158)" office:value-type="float" office:value="2158" calcext:value-type="float">
            <text:p>2158</text:p>
          </table:table-cell>
          <table:table-cell table:style-name="ce111" table:formula="of:=IFERROR(__xludf.dummyfunction(&quot;&quot;&quot;COMPUTED_VALUE&quot;&quot;&quot;);&quot;2020-12-04T16:55:00&quot;)" office:value-type="string" office:string-value="2020-12-04T16:55:00" calcext:value-type="string">
            <text:p>2020-12-04T16:5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METALBAR_LEVEL1@1&quot;)" office:value-type="string" office:string-value="T6_METALBAR_LEVEL1@1" calcext:value-type="string">
            <text:p>T6_METALBA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334)" office:value-type="float" office:value="5334" calcext:value-type="float">
            <text:p>5334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1" table:formula="of:=IFERROR(__xludf.dummyfunction(&quot;&quot;&quot;COMPUTED_VALUE&quot;&quot;&quot;);5339)" office:value-type="float" office:value="5339" calcext:value-type="float">
            <text:p>5339</text:p>
          </table:table-cell>
          <table:table-cell table:style-name="ce111" table:formula="of:=IFERROR(__xludf.dummyfunction(&quot;&quot;&quot;COMPUTED_VALUE&quot;&quot;&quot;);&quot;2020-12-04T16:30:00&quot;)" office:value-type="string" office:string-value="2020-12-04T16:30:00" calcext:value-type="string">
            <text:p>2020-12-04T16:3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5108)" office:value-type="float" office:value="5108" calcext:value-type="float">
            <text:p>5108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METALBAR_LEVEL2@2&quot;)" office:value-type="string" office:string-value="T6_METALBAR_LEVEL2@2" calcext:value-type="string">
            <text:p>T6_METALBA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880)" office:value-type="float" office:value="15880" calcext:value-type="float">
            <text:p>1588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6659)" office:value-type="float" office:value="16659" calcext:value-type="float">
            <text:p>16659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3531)" office:value-type="float" office:value="13531" calcext:value-type="float">
            <text:p>1353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METALBAR_LEVEL3@3&quot;)" office:value-type="string" office:string-value="T6_METALBAR_LEVEL3@3" calcext:value-type="string">
            <text:p>T6_METALBA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8000)" office:value-type="float" office:value="48000" calcext:value-type="float">
            <text:p>4800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65000)" office:value-type="float" office:value="65000" calcext:value-type="float">
            <text:p>6500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47001)" office:value-type="float" office:value="47001" calcext:value-type="float">
            <text:p>4700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PLANKS&quot;)" office:value-type="string" office:string-value="T6_PLANKS" calcext:value-type="string">
            <text:p>T6_PLANKS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86)" office:value-type="float" office:value="1886" calcext:value-type="float">
            <text:p>1886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1948)" office:value-type="float" office:value="1948" calcext:value-type="float">
            <text:p>1948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1800)" office:value-type="float" office:value="1800" calcext:value-type="float">
            <text:p>1800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PLANKS_LEVEL1@1&quot;)" office:value-type="string" office:string-value="T6_PLANKS_LEVEL1@1" calcext:value-type="string">
            <text:p>T6_PLANKS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342)" office:value-type="float" office:value="4342" calcext:value-type="float">
            <text:p>4342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4478)" office:value-type="float" office:value="4478" calcext:value-type="float">
            <text:p>4478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4253)" office:value-type="float" office:value="4253" calcext:value-type="float">
            <text:p>4253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PLANKS_LEVEL2@2&quot;)" office:value-type="string" office:string-value="T6_PLANKS_LEVEL2@2" calcext:value-type="string">
            <text:p>T6_PLANKS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5170)" office:value-type="float" office:value="15170" calcext:value-type="float">
            <text:p>15170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18599)" office:value-type="float" office:value="18599" calcext:value-type="float">
            <text:p>18599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 table:formula="of:=IFERROR(__xludf.dummyfunction(&quot;&quot;&quot;COMPUTED_VALUE&quot;&quot;&quot;);10000)" office:value-type="float" office:value="10000" calcext:value-type="float">
            <text:p>10000</text:p>
          </table:table-cell>
          <table:table-cell table:style-name="ce111" table:formula="of:=IFERROR(__xludf.dummyfunction(&quot;&quot;&quot;COMPUTED_VALUE&quot;&quot;&quot;);&quot;2020-12-04T16:10:00&quot;)" office:value-type="string" office:string-value="2020-12-04T16:10:00" calcext:value-type="string">
            <text:p>2020-12-04T16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6_PLANKS_LEVEL3@3&quot;)" office:value-type="string" office:string-value="T6_PLANKS_LEVEL3@3" calcext:value-type="string">
            <text:p>T6_PLANKS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7897)" office:value-type="float" office:value="47897" calcext:value-type="float">
            <text:p>47897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47897)" office:value-type="float" office:value="47897" calcext:value-type="float">
            <text:p>47897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CLOTH&quot;)" office:value-type="string" office:string-value="T7_CLOTH" calcext:value-type="string">
            <text:p>T7_CLOTH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295)" office:value-type="float" office:value="9295" calcext:value-type="float">
            <text:p>9295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10193)" office:value-type="float" office:value="10193" calcext:value-type="float">
            <text:p>10193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8894)" office:value-type="float" office:value="8894" calcext:value-type="float">
            <text:p>8894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CLOTH_LEVEL1@1&quot;)" office:value-type="string" office:string-value="T7_CLOTH_LEVEL1@1" calcext:value-type="string">
            <text:p>T7_CLOTH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7244)" office:value-type="float" office:value="17244" calcext:value-type="float">
            <text:p>17244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1" table:formula="of:=IFERROR(__xludf.dummyfunction(&quot;&quot;&quot;COMPUTED_VALUE&quot;&quot;&quot;);17919)" office:value-type="float" office:value="17919" calcext:value-type="float">
            <text:p>17919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 table:formula="of:=IFERROR(__xludf.dummyfunction(&quot;&quot;&quot;COMPUTED_VALUE&quot;&quot;&quot;);15514)" office:value-type="float" office:value="15514" calcext:value-type="float">
            <text:p>15514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CLOTH_LEVEL2@2&quot;)" office:value-type="string" office:string-value="T7_CLOTH_LEVEL2@2" calcext:value-type="string">
            <text:p>T7_CLOTH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6931)" office:value-type="float" office:value="36931" calcext:value-type="float">
            <text:p>36931</text:p>
          </table:table-cell>
          <table:table-cell table:style-name="ce111" table:formula="of:=IFERROR(__xludf.dummyfunction(&quot;&quot;&quot;COMPUTED_VALUE&quot;&quot;&quot;);&quot;2020-12-01T06:00:00&quot;)" office:value-type="string" office:string-value="2020-12-01T06:00:00" calcext:value-type="string">
            <text:p>2020-12-01T06:00:00</text:p>
          </table:table-cell>
          <table:table-cell table:style-name="ce111" table:formula="of:=IFERROR(__xludf.dummyfunction(&quot;&quot;&quot;COMPUTED_VALUE&quot;&quot;&quot;);36931)" office:value-type="float" office:value="36931" calcext:value-type="float">
            <text:p>36931</text:p>
          </table:table-cell>
          <table:table-cell table:style-name="ce111" table:formula="of:=IFERROR(__xludf.dummyfunction(&quot;&quot;&quot;COMPUTED_VALUE&quot;&quot;&quot;);&quot;2020-12-01T06:00:00&quot;)" office:value-type="string" office:string-value="2020-12-01T06:00:00" calcext:value-type="string">
            <text:p>2020-12-01T06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CLOTH_LEVEL3@3&quot;)" office:value-type="string" office:string-value="T7_CLOTH_LEVEL3@3" calcext:value-type="string">
            <text:p>T7_CLOTH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7912)" office:value-type="float" office:value="97912" calcext:value-type="float">
            <text:p>97912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97912)" office:value-type="float" office:value="97912" calcext:value-type="float">
            <text:p>97912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HUNTER_EMPTY&quot;)" office:value-type="string" office:string-value="T7_JOURNAL_HUNTER_EMPTY" calcext:value-type="string">
            <text:p>T7_JOURNAL_HUNT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2859)" office:value-type="float" office:value="12859" calcext:value-type="float">
            <text:p>12859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1" table:formula="of:=IFERROR(__xludf.dummyfunction(&quot;&quot;&quot;COMPUTED_VALUE&quot;&quot;&quot;);14997)" office:value-type="float" office:value="14997" calcext:value-type="float">
            <text:p>14997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HUNTER_FULL&quot;)" office:value-type="string" office:string-value="T7_JOURNAL_HUNTER_FULL" calcext:value-type="string">
            <text:p>T7_JOURNAL_HUNT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9990)" office:value-type="float" office:value="39990" calcext:value-type="float">
            <text:p>39990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1" table:formula="of:=IFERROR(__xludf.dummyfunction(&quot;&quot;&quot;COMPUTED_VALUE&quot;&quot;&quot;);44998)" office:value-type="float" office:value="44998" calcext:value-type="float">
            <text:p>44998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0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1" table:formula="of:=IFERROR(__xludf.dummyfunction(&quot;&quot;&quot;COMPUTED_VALUE&quot;&quot;&quot;);38701)" office:value-type="float" office:value="38701" calcext:value-type="float">
            <text:p>38701</text:p>
          </table:table-cell>
          <table:table-cell table:style-name="ce111" table:formula="of:=IFERROR(__xludf.dummyfunction(&quot;&quot;&quot;COMPUTED_VALUE&quot;&quot;&quot;);&quot;2020-12-04T13:05:00&quot;)" office:value-type="string" office:string-value="2020-12-04T13:05:00" calcext:value-type="string">
            <text:p>2020-12-04T13:0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MAGE_EMPTY&quot;)" office:value-type="string" office:string-value="T7_JOURNAL_MAGE_EMPTY" calcext:value-type="string">
            <text:p>T7_JOURNAL_MAGE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3194)" office:value-type="float" office:value="13194" calcext:value-type="float">
            <text:p>13194</text:p>
          </table:table-cell>
          <table:table-cell table:style-name="ce111" table:formula="of:=IFERROR(__xludf.dummyfunction(&quot;&quot;&quot;COMPUTED_VALUE&quot;&quot;&quot;);&quot;2020-12-03T00:00:00&quot;)" office:value-type="string" office:string-value="2020-12-03T00:00:00" calcext:value-type="string">
            <text:p>2020-12-03T00:00:00</text:p>
          </table:table-cell>
          <table:table-cell table:style-name="ce111" table:formula="of:=IFERROR(__xludf.dummyfunction(&quot;&quot;&quot;COMPUTED_VALUE&quot;&quot;&quot;);13194)" office:value-type="float" office:value="13194" calcext:value-type="float">
            <text:p>13194</text:p>
          </table:table-cell>
          <table:table-cell table:style-name="ce111" table:formula="of:=IFERROR(__xludf.dummyfunction(&quot;&quot;&quot;COMPUTED_VALUE&quot;&quot;&quot;);&quot;2020-12-03T00:00:00&quot;)" office:value-type="string" office:string-value="2020-12-03T00:00:00" calcext:value-type="string">
            <text:p>2020-12-03T00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MAGE_FULL&quot;)" office:value-type="string" office:string-value="T7_JOURNAL_MAGE_FULL" calcext:value-type="string">
            <text:p>T7_JOURNAL_MAGE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7780)" office:value-type="float" office:value="37780" calcext:value-type="float">
            <text:p>37780</text:p>
          </table:table-cell>
          <table:table-cell table:style-name="ce111" table:formula="of:=IFERROR(__xludf.dummyfunction(&quot;&quot;&quot;COMPUTED_VALUE&quot;&quot;&quot;);&quot;2020-12-04T16:35:00&quot;)" office:value-type="string" office:string-value="2020-12-04T16:35:00" calcext:value-type="string">
            <text:p>2020-12-04T16:35:00</text:p>
          </table:table-cell>
          <table:table-cell table:style-name="ce111" table:formula="of:=IFERROR(__xludf.dummyfunction(&quot;&quot;&quot;COMPUTED_VALUE&quot;&quot;&quot;);38463)" office:value-type="float" office:value="38463" calcext:value-type="float">
            <text:p>38463</text:p>
          </table:table-cell>
          <table:table-cell table:style-name="ce111" table:formula="of:=IFERROR(__xludf.dummyfunction(&quot;&quot;&quot;COMPUTED_VALUE&quot;&quot;&quot;);&quot;2020-12-04T16:35:00&quot;)" office:value-type="string" office:string-value="2020-12-04T16:35:00" calcext:value-type="string">
            <text:p>2020-12-04T16:35:00</text:p>
          </table:table-cell>
          <table:table-cell table:style-name="ce110" table:formula="of:=IFERROR(__xludf.dummyfunction(&quot;&quot;&quot;COMPUTED_VALUE&quot;&quot;&quot;);34000)" office:value-type="float" office:value="34000" calcext:value-type="float">
            <text:p>34000</text:p>
          </table:table-cell>
          <table:table-cell table:style-name="ce111" table:formula="of:=IFERROR(__xludf.dummyfunction(&quot;&quot;&quot;COMPUTED_VALUE&quot;&quot;&quot;);&quot;2020-12-04T16:35:00&quot;)" office:value-type="string" office:string-value="2020-12-04T16:35:00" calcext:value-type="string">
            <text:p>2020-12-04T16:35:00</text:p>
          </table:table-cell>
          <table:table-cell table:style-name="ce111" table:formula="of:=IFERROR(__xludf.dummyfunction(&quot;&quot;&quot;COMPUTED_VALUE&quot;&quot;&quot;);36501)" office:value-type="float" office:value="36501" calcext:value-type="float">
            <text:p>36501</text:p>
          </table:table-cell>
          <table:table-cell table:style-name="ce111" table:formula="of:=IFERROR(__xludf.dummyfunction(&quot;&quot;&quot;COMPUTED_VALUE&quot;&quot;&quot;);&quot;2020-12-04T16:35:00&quot;)" office:value-type="string" office:string-value="2020-12-04T16:35:00" calcext:value-type="string">
            <text:p>2020-12-04T16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TOOLMAKER_EMPTY&quot;)" office:value-type="string" office:string-value="T7_JOURNAL_TOOLMAKER_EMPTY" calcext:value-type="string">
            <text:p>T7_JOURNAL_TOOLMAK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4390)" office:value-type="float" office:value="14390" calcext:value-type="float">
            <text:p>1439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15800)" office:value-type="float" office:value="15800" calcext:value-type="float">
            <text:p>15800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7002)" office:value-type="float" office:value="7002" calcext:value-type="float">
            <text:p>7002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 table:formula="of:=IFERROR(__xludf.dummyfunction(&quot;&quot;&quot;COMPUTED_VALUE&quot;&quot;&quot;);13505)" office:value-type="float" office:value="13505" calcext:value-type="float">
            <text:p>13505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TOOLMAKER_FULL&quot;)" office:value-type="string" office:string-value="T7_JOURNAL_TOOLMAKER_FULL" calcext:value-type="string">
            <text:p>T7_JOURNAL_TOOLMAK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3988)" office:value-type="float" office:value="33988" calcext:value-type="float">
            <text:p>33988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37999)" office:value-type="float" office:value="37999" calcext:value-type="float">
            <text:p>37999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11" table:formula="of:=IFERROR(__xludf.dummyfunction(&quot;&quot;&quot;COMPUTED_VALUE&quot;&quot;&quot;);&quot;2020-12-04T12:00:00&quot;)" office:value-type="string" office:string-value="2020-12-04T12:00:00" calcext:value-type="string">
            <text:p>2020-12-04T12:00:00</text:p>
          </table:table-cell>
          <table:table-cell table:style-name="ce111" table:formula="of:=IFERROR(__xludf.dummyfunction(&quot;&quot;&quot;COMPUTED_VALUE&quot;&quot;&quot;);32511)" office:value-type="float" office:value="32511" calcext:value-type="float">
            <text:p>32511</text:p>
          </table:table-cell>
          <table:table-cell table:style-name="ce111" table:formula="of:=IFERROR(__xludf.dummyfunction(&quot;&quot;&quot;COMPUTED_VALUE&quot;&quot;&quot;);&quot;2020-12-04T12:00:00&quot;)" office:value-type="string" office:string-value="2020-12-04T12:00:00" calcext:value-type="string">
            <text:p>2020-12-04T12:0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WARRIOR_EMPTY&quot;)" office:value-type="string" office:string-value="T7_JOURNAL_WARRIOR_EMPTY" calcext:value-type="string">
            <text:p>T7_JOURNAL_WARRIO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3211)" office:value-type="float" office:value="13211" calcext:value-type="float">
            <text:p>13211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1" table:formula="of:=IFERROR(__xludf.dummyfunction(&quot;&quot;&quot;COMPUTED_VALUE&quot;&quot;&quot;);13211)" office:value-type="float" office:value="13211" calcext:value-type="float">
            <text:p>13211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JOURNAL_WARRIOR_FULL&quot;)" office:value-type="string" office:string-value="T7_JOURNAL_WARRIOR_FULL" calcext:value-type="string">
            <text:p>T7_JOURNAL_WARRIO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0038)" office:value-type="float" office:value="30038" calcext:value-type="float">
            <text:p>30038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1" table:formula="of:=IFERROR(__xludf.dummyfunction(&quot;&quot;&quot;COMPUTED_VALUE&quot;&quot;&quot;);30038)" office:value-type="float" office:value="30038" calcext:value-type="float">
            <text:p>30038</text:p>
          </table:table-cell>
          <table:table-cell table:style-name="ce111" table:formula="of:=IFERROR(__xludf.dummyfunction(&quot;&quot;&quot;COMPUTED_VALUE&quot;&quot;&quot;);&quot;2020-12-03T12:00:00&quot;)" office:value-type="string" office:string-value="2020-12-03T12:00:00" calcext:value-type="string">
            <text:p>2020-12-03T12:00:00</text:p>
          </table:table-cell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LEATHER&quot;)" office:value-type="string" office:string-value="T7_LEATHER" calcext:value-type="string">
            <text:p>T7_LEATHE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747)" office:value-type="float" office:value="8747" calcext:value-type="float">
            <text:p>8747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9169)" office:value-type="float" office:value="9169" calcext:value-type="float">
            <text:p>9169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8302)" office:value-type="float" office:value="8302" calcext:value-type="float">
            <text:p>8302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LEATHER_LEVEL1@1&quot;)" office:value-type="string" office:string-value="T7_LEATHER_LEVEL1@1" calcext:value-type="string">
            <text:p>T7_LEATHE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6698)" office:value-type="float" office:value="16698" calcext:value-type="float">
            <text:p>16698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 table:formula="of:=IFERROR(__xludf.dummyfunction(&quot;&quot;&quot;COMPUTED_VALUE&quot;&quot;&quot;);17000)" office:value-type="float" office:value="17000" calcext:value-type="float">
            <text:p>17000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 table:formula="of:=IFERROR(__xludf.dummyfunction(&quot;&quot;&quot;COMPUTED_VALUE&quot;&quot;&quot;);15108)" office:value-type="float" office:value="15108" calcext:value-type="float">
            <text:p>15108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LEATHER_LEVEL2@2&quot;)" office:value-type="string" office:string-value="T7_LEATHER_LEVEL2@2" calcext:value-type="string">
            <text:p>T7_LEATHE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5190)" office:value-type="float" office:value="35190" calcext:value-type="float">
            <text:p>35190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1" table:formula="of:=IFERROR(__xludf.dummyfunction(&quot;&quot;&quot;COMPUTED_VALUE&quot;&quot;&quot;);35190)" office:value-type="float" office:value="35190" calcext:value-type="float">
            <text:p>35190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LEATHER_LEVEL3@3&quot;)" office:value-type="string" office:string-value="T7_LEATHER_LEVEL3@3" calcext:value-type="string">
            <text:p>T7_LEATHE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0795)" office:value-type="float" office:value="80795" calcext:value-type="float">
            <text:p>80795</text:p>
          </table:table-cell>
          <table:table-cell table:style-name="ce111" table:formula="of:=IFERROR(__xludf.dummyfunction(&quot;&quot;&quot;COMPUTED_VALUE&quot;&quot;&quot;);&quot;2020-12-04T15:10:00&quot;)" office:value-type="string" office:string-value="2020-12-04T15:10:00" calcext:value-type="string">
            <text:p>2020-12-04T15:10:00</text:p>
          </table:table-cell>
          <table:table-cell table:style-name="ce111" table:formula="of:=IFERROR(__xludf.dummyfunction(&quot;&quot;&quot;COMPUTED_VALUE&quot;&quot;&quot;);87989)" office:value-type="float" office:value="87989" calcext:value-type="float">
            <text:p>87989</text:p>
          </table:table-cell>
          <table:table-cell table:style-name="ce111" table:formula="of:=IFERROR(__xludf.dummyfunction(&quot;&quot;&quot;COMPUTED_VALUE&quot;&quot;&quot;);&quot;2020-12-04T15:10:00&quot;)" office:value-type="string" office:string-value="2020-12-04T15:10:00" calcext:value-type="string">
            <text:p>2020-12-04T15:1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METALBAR&quot;)" office:value-type="string" office:string-value="T7_METALBAR" calcext:value-type="string">
            <text:p>T7_METALBA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931)" office:value-type="float" office:value="4931" calcext:value-type="float">
            <text:p>4931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5874)" office:value-type="float" office:value="5874" calcext:value-type="float">
            <text:p>5874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4602)" office:value-type="float" office:value="4602" calcext:value-type="float">
            <text:p>4602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METALBAR_LEVEL1@1&quot;)" office:value-type="string" office:string-value="T7_METALBAR_LEVEL1@1" calcext:value-type="string">
            <text:p>T7_METALBA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3463)" office:value-type="float" office:value="13463" calcext:value-type="float">
            <text:p>13463</text:p>
          </table:table-cell>
          <table:table-cell table:style-name="ce111" table:formula="of:=IFERROR(__xludf.dummyfunction(&quot;&quot;&quot;COMPUTED_VALUE&quot;&quot;&quot;);&quot;2020-12-04T12:05:00&quot;)" office:value-type="string" office:string-value="2020-12-04T12:05:00" calcext:value-type="string">
            <text:p>2020-12-04T12:05:00</text:p>
          </table:table-cell>
          <table:table-cell table:style-name="ce111" table:formula="of:=IFERROR(__xludf.dummyfunction(&quot;&quot;&quot;COMPUTED_VALUE&quot;&quot;&quot;);13465)" office:value-type="float" office:value="13465" calcext:value-type="float">
            <text:p>13465</text:p>
          </table:table-cell>
          <table:table-cell table:style-name="ce111" table:formula="of:=IFERROR(__xludf.dummyfunction(&quot;&quot;&quot;COMPUTED_VALUE&quot;&quot;&quot;);&quot;2020-12-04T12:05:00&quot;)" office:value-type="string" office:string-value="2020-12-04T12:05:00" calcext:value-type="string">
            <text:p>2020-12-04T12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0" table:formula="of:=IFERROR(__xludf.dummyfunction(&quot;&quot;&quot;COMPUTED_VALUE&quot;&quot;&quot;);12000)" office:value-type="float" office:value="12000" calcext:value-type="float">
            <text:p>12000</text:p>
          </table:table-cell>
          <table:table-cell table:style-name="ce111" table:formula="of:=IFERROR(__xludf.dummyfunction(&quot;&quot;&quot;COMPUTED_VALUE&quot;&quot;&quot;);&quot;2020-12-04T11:10:00&quot;)" office:value-type="string" office:string-value="2020-12-04T11:10:00" calcext:value-type="string">
            <text:p>2020-12-04T11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METALBAR_LEVEL2@2&quot;)" office:value-type="string" office:string-value="T7_METALBAR_LEVEL2@2" calcext:value-type="string">
            <text:p>T7_METALBA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2463)" office:value-type="float" office:value="32463" calcext:value-type="float">
            <text:p>32463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1" table:formula="of:=IFERROR(__xludf.dummyfunction(&quot;&quot;&quot;COMPUTED_VALUE&quot;&quot;&quot;);32463)" office:value-type="float" office:value="32463" calcext:value-type="float">
            <text:p>32463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METALBAR_LEVEL3@3&quot;)" office:value-type="string" office:string-value="T7_METALBAR_LEVEL3@3" calcext:value-type="string">
            <text:p>T7_METALBA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3208)" office:value-type="float" office:value="93208" calcext:value-type="float">
            <text:p>93208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93208)" office:value-type="float" office:value="93208" calcext:value-type="float">
            <text:p>93208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PLANKS&quot;)" office:value-type="string" office:string-value="T7_PLANKS" calcext:value-type="string">
            <text:p>T7_PLANKS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391)" office:value-type="float" office:value="4391" calcext:value-type="float">
            <text:p>439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1" table:formula="of:=IFERROR(__xludf.dummyfunction(&quot;&quot;&quot;COMPUTED_VALUE&quot;&quot;&quot;);4401)" office:value-type="float" office:value="4401" calcext:value-type="float">
            <text:p>4401</text:p>
          </table:table-cell>
          <table:table-cell table:style-name="ce111" table:formula="of:=IFERROR(__xludf.dummyfunction(&quot;&quot;&quot;COMPUTED_VALUE&quot;&quot;&quot;);&quot;2020-12-04T16:05:00&quot;)" office:value-type="string" office:string-value="2020-12-04T16:05:00" calcext:value-type="string">
            <text:p>2020-12-04T16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0" table:formula="of:=IFERROR(__xludf.dummyfunction(&quot;&quot;&quot;COMPUTED_VALUE&quot;&quot;&quot;);4205)" office:value-type="float" office:value="4205" calcext:value-type="float">
            <text:p>4205</text:p>
          </table:table-cell>
          <table:table-cell table:style-name="ce111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PLANKS_LEVEL1@1&quot;)" office:value-type="string" office:string-value="T7_PLANKS_LEVEL1@1" calcext:value-type="string">
            <text:p>T7_PLANKS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1705)" office:value-type="float" office:value="11705" calcext:value-type="float">
            <text:p>11705</text:p>
          </table:table-cell>
          <table:table-cell table:style-name="ce111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1" table:formula="of:=IFERROR(__xludf.dummyfunction(&quot;&quot;&quot;COMPUTED_VALUE&quot;&quot;&quot;);12175)" office:value-type="float" office:value="12175" calcext:value-type="float">
            <text:p>12175</text:p>
          </table:table-cell>
          <table:table-cell table:style-name="ce111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0" table:formula="of:=IFERROR(__xludf.dummyfunction(&quot;&quot;&quot;COMPUTED_VALUE&quot;&quot;&quot;);11023)" office:value-type="float" office:value="11023" calcext:value-type="float">
            <text:p>11023</text:p>
          </table:table-cell>
          <table:table-cell table:style-name="ce111" table:formula="of:=IFERROR(__xludf.dummyfunction(&quot;&quot;&quot;COMPUTED_VALUE&quot;&quot;&quot;);&quot;2020-12-04T15:35:00&quot;)" office:value-type="string" office:string-value="2020-12-04T15:35:00" calcext:value-type="string">
            <text:p>2020-12-04T15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PLANKS_LEVEL2@2&quot;)" office:value-type="string" office:string-value="T7_PLANKS_LEVEL2@2" calcext:value-type="string">
            <text:p>T7_PLANKS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2754)" office:value-type="float" office:value="32754" calcext:value-type="float">
            <text:p>32754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1" table:formula="of:=IFERROR(__xludf.dummyfunction(&quot;&quot;&quot;COMPUTED_VALUE&quot;&quot;&quot;);32754)" office:value-type="float" office:value="32754" calcext:value-type="float">
            <text:p>32754</text:p>
          </table:table-cell>
          <table:table-cell table:style-name="ce111" table:formula="of:=IFERROR(__xludf.dummyfunction(&quot;&quot;&quot;COMPUTED_VALUE&quot;&quot;&quot;);&quot;2020-12-02T18:00:00&quot;)" office:value-type="string" office:string-value="2020-12-02T18:00:00" calcext:value-type="string">
            <text:p>2020-12-02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7_PLANKS_LEVEL3@3&quot;)" office:value-type="string" office:string-value="T7_PLANKS_LEVEL3@3" calcext:value-type="string">
            <text:p>T7_PLANKS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1994)" office:value-type="float" office:value="81994" calcext:value-type="float">
            <text:p>81994</text:p>
          </table:table-cell>
          <table:table-cell table:style-name="ce111" table:formula="of:=IFERROR(__xludf.dummyfunction(&quot;&quot;&quot;COMPUTED_VALUE&quot;&quot;&quot;);&quot;2020-12-04T15:10:00&quot;)" office:value-type="string" office:string-value="2020-12-04T15:10:00" calcext:value-type="string">
            <text:p>2020-12-04T15:10:00</text:p>
          </table:table-cell>
          <table:table-cell table:style-name="ce111" table:formula="of:=IFERROR(__xludf.dummyfunction(&quot;&quot;&quot;COMPUTED_VALUE&quot;&quot;&quot;);86498)" office:value-type="float" office:value="86498" calcext:value-type="float">
            <text:p>86498</text:p>
          </table:table-cell>
          <table:table-cell table:style-name="ce111" table:formula="of:=IFERROR(__xludf.dummyfunction(&quot;&quot;&quot;COMPUTED_VALUE&quot;&quot;&quot;);&quot;2020-12-04T15:10:00&quot;)" office:value-type="string" office:string-value="2020-12-04T15:10:00" calcext:value-type="string">
            <text:p>2020-12-04T15:1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CLOTH&quot;)" office:value-type="string" office:string-value="T8_CLOTH" calcext:value-type="string">
            <text:p>T8_CLOTH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4494)" office:value-type="float" office:value="24494" calcext:value-type="float">
            <text:p>24494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 table:formula="of:=IFERROR(__xludf.dummyfunction(&quot;&quot;&quot;COMPUTED_VALUE&quot;&quot;&quot;);22976421)" office:value-type="float" office:value="22976421" calcext:value-type="float">
            <text:p>22976421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24000)" office:value-type="float" office:value="24000" calcext:value-type="float">
            <text:p>24000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CLOTH_LEVEL1@1&quot;)" office:value-type="string" office:string-value="T8_CLOTH_LEVEL1@1" calcext:value-type="string">
            <text:p>T8_CLOTH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9595)" office:value-type="float" office:value="39595" calcext:value-type="float">
            <text:p>39595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 table:formula="of:=IFERROR(__xludf.dummyfunction(&quot;&quot;&quot;COMPUTED_VALUE&quot;&quot;&quot;);41940)" office:value-type="float" office:value="41940" calcext:value-type="float">
            <text:p>41940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3:10:00&quot;)" office:value-type="string" office:string-value="2020-12-04T13:10:00" calcext:value-type="string">
            <text:p>2020-12-04T13:10:00</text:p>
          </table:table-cell>
          <table:table-cell table:style-name="ce110" table:formula="of:=IFERROR(__xludf.dummyfunction(&quot;&quot;&quot;COMPUTED_VALUE&quot;&quot;&quot;);37456)" office:value-type="float" office:value="37456" calcext:value-type="float">
            <text:p>37456</text:p>
          </table:table-cell>
          <table:table-cell table:style-name="ce111" table:formula="of:=IFERROR(__xludf.dummyfunction(&quot;&quot;&quot;COMPUTED_VALUE&quot;&quot;&quot;);&quot;2020-12-04T13:10:00&quot;)" office:value-type="string" office:string-value="2020-12-04T13:10:00" calcext:value-type="string">
            <text:p>2020-12-04T13:1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CLOTH_LEVEL2@2&quot;)" office:value-type="string" office:string-value="T8_CLOTH_LEVEL2@2" calcext:value-type="string">
            <text:p>T8_CLOTH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7742)" office:value-type="float" office:value="77742" calcext:value-type="float">
            <text:p>77742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1" table:formula="of:=IFERROR(__xludf.dummyfunction(&quot;&quot;&quot;COMPUTED_VALUE&quot;&quot;&quot;);83997)" office:value-type="float" office:value="83997" calcext:value-type="float">
            <text:p>83997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CLOTH_LEVEL3@3&quot;)" office:value-type="string" office:string-value="T8_CLOTH_LEVEL3@3" calcext:value-type="string">
            <text:p>T8_CLOTH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92995)" office:value-type="float" office:value="192995" calcext:value-type="float">
            <text:p>192995</text:p>
          </table:table-cell>
          <table:table-cell table:style-name="ce111" table:formula="of:=IFERROR(__xludf.dummyfunction(&quot;&quot;&quot;COMPUTED_VALUE&quot;&quot;&quot;);&quot;2020-12-03T18:00:00&quot;)" office:value-type="string" office:string-value="2020-12-03T18:00:00" calcext:value-type="string">
            <text:p>2020-12-03T18:00:00</text:p>
          </table:table-cell>
          <table:table-cell table:style-name="ce111" table:formula="of:=IFERROR(__xludf.dummyfunction(&quot;&quot;&quot;COMPUTED_VALUE&quot;&quot;&quot;);192995)" office:value-type="float" office:value="192995" calcext:value-type="float">
            <text:p>192995</text:p>
          </table:table-cell>
          <table:table-cell table:style-name="ce111" table:formula="of:=IFERROR(__xludf.dummyfunction(&quot;&quot;&quot;COMPUTED_VALUE&quot;&quot;&quot;);&quot;2020-12-03T18:00:00&quot;)" office:value-type="string" office:string-value="2020-12-03T18:00:00" calcext:value-type="string">
            <text:p>2020-12-03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HUNTER_EMPTY&quot;)" office:value-type="string" office:string-value="T8_JOURNAL_HUNTER_EMPTY" calcext:value-type="string">
            <text:p>T8_JOURNAL_HUNT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6149)" office:value-type="float" office:value="26149" calcext:value-type="float">
            <text:p>26149</text:p>
          </table:table-cell>
          <table:table-cell table:style-name="ce111" table:formula="of:=IFERROR(__xludf.dummyfunction(&quot;&quot;&quot;COMPUTED_VALUE&quot;&quot;&quot;);&quot;2020-11-19T18:00:00&quot;)" office:value-type="string" office:string-value="2020-11-19T18:00:00" calcext:value-type="string">
            <text:p>2020-11-19T18:00:00</text:p>
          </table:table-cell>
          <table:table-cell table:style-name="ce111" table:formula="of:=IFERROR(__xludf.dummyfunction(&quot;&quot;&quot;COMPUTED_VALUE&quot;&quot;&quot;);26149)" office:value-type="float" office:value="26149" calcext:value-type="float">
            <text:p>26149</text:p>
          </table:table-cell>
          <table:table-cell table:style-name="ce111" table:formula="of:=IFERROR(__xludf.dummyfunction(&quot;&quot;&quot;COMPUTED_VALUE&quot;&quot;&quot;);&quot;2020-11-19T18:00:00&quot;)" office:value-type="string" office:string-value="2020-11-19T18:00:00" calcext:value-type="string">
            <text:p>2020-11-19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HUNTER_FULL&quot;)" office:value-type="string" office:string-value="T8_JOURNAL_HUNTER_FULL" calcext:value-type="string">
            <text:p>T8_JOURNAL_HUNT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94775)" office:value-type="float" office:value="94775" calcext:value-type="float">
            <text:p>94775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 table:formula="of:=IFERROR(__xludf.dummyfunction(&quot;&quot;&quot;COMPUTED_VALUE&quot;&quot;&quot;);94776)" office:value-type="float" office:value="94776" calcext:value-type="float">
            <text:p>94776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10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91004)" office:value-type="float" office:value="91004" calcext:value-type="float">
            <text:p>91004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MAGE_EMPTY&quot;)" office:value-type="string" office:string-value="T8_JOURNAL_MAGE_EMPTY" calcext:value-type="string">
            <text:p>T8_JOURNAL_MAGE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5389)" office:value-type="float" office:value="5389" calcext:value-type="float">
            <text:p>5389</text:p>
          </table:table-cell>
          <table:table-cell table:style-name="ce111" table:formula="of:=IFERROR(__xludf.dummyfunction(&quot;&quot;&quot;COMPUTED_VALUE&quot;&quot;&quot;);&quot;2020-12-02T06:00:00&quot;)" office:value-type="string" office:string-value="2020-12-02T06:00:00" calcext:value-type="string">
            <text:p>2020-12-02T06:00:00</text:p>
          </table:table-cell>
          <table:table-cell table:style-name="ce111" table:formula="of:=IFERROR(__xludf.dummyfunction(&quot;&quot;&quot;COMPUTED_VALUE&quot;&quot;&quot;);5389)" office:value-type="float" office:value="5389" calcext:value-type="float">
            <text:p>5389</text:p>
          </table:table-cell>
          <table:table-cell table:style-name="ce111" table:formula="of:=IFERROR(__xludf.dummyfunction(&quot;&quot;&quot;COMPUTED_VALUE&quot;&quot;&quot;);&quot;2020-12-02T06:00:00&quot;)" office:value-type="string" office:string-value="2020-12-02T06:00:00" calcext:value-type="string">
            <text:p>2020-12-02T06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MAGE_FULL&quot;)" office:value-type="string" office:string-value="T8_JOURNAL_MAGE_FULL" calcext:value-type="string">
            <text:p>T8_JOURNAL_MAGE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8044)" office:value-type="float" office:value="88044" calcext:value-type="float">
            <text:p>88044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 table:formula="of:=IFERROR(__xludf.dummyfunction(&quot;&quot;&quot;COMPUTED_VALUE&quot;&quot;&quot;);94893)" office:value-type="float" office:value="94893" calcext:value-type="float">
            <text:p>94893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78107)" office:value-type="float" office:value="78107" calcext:value-type="float">
            <text:p>78107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TOOLMAKER_EMPTY&quot;)" office:value-type="string" office:string-value="T8_JOURNAL_TOOLMAKER_EMPTY" calcext:value-type="string">
            <text:p>T8_JOURNAL_TOOLMAKE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8972)" office:value-type="float" office:value="28972" calcext:value-type="float">
            <text:p>28972</text:p>
          </table:table-cell>
          <table:table-cell table:style-name="ce111" table:formula="of:=IFERROR(__xludf.dummyfunction(&quot;&quot;&quot;COMPUTED_VALUE&quot;&quot;&quot;);&quot;2020-11-30T12:00:00&quot;)" office:value-type="string" office:string-value="2020-11-30T12:00:00" calcext:value-type="string">
            <text:p>2020-11-30T12:00:00</text:p>
          </table:table-cell>
          <table:table-cell table:style-name="ce111" table:formula="of:=IFERROR(__xludf.dummyfunction(&quot;&quot;&quot;COMPUTED_VALUE&quot;&quot;&quot;);28972)" office:value-type="float" office:value="28972" calcext:value-type="float">
            <text:p>28972</text:p>
          </table:table-cell>
          <table:table-cell table:style-name="ce111" table:formula="of:=IFERROR(__xludf.dummyfunction(&quot;&quot;&quot;COMPUTED_VALUE&quot;&quot;&quot;);&quot;2020-11-30T12:00:00&quot;)" office:value-type="string" office:string-value="2020-11-30T12:00:00" calcext:value-type="string">
            <text:p>2020-11-30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TOOLMAKER_FULL&quot;)" office:value-type="string" office:string-value="T8_JOURNAL_TOOLMAKER_FULL" calcext:value-type="string">
            <text:p>T8_JOURNAL_TOOLMAKE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2992)" office:value-type="float" office:value="82992" calcext:value-type="float">
            <text:p>82992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 table:formula="of:=IFERROR(__xludf.dummyfunction(&quot;&quot;&quot;COMPUTED_VALUE&quot;&quot;&quot;);83990)" office:value-type="float" office:value="83990" calcext:value-type="float">
            <text:p>83990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10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0" table:formula="of:=IFERROR(__xludf.dummyfunction(&quot;&quot;&quot;COMPUTED_VALUE&quot;&quot;&quot;);79201)" office:value-type="float" office:value="79201" calcext:value-type="float">
            <text:p>79201</text:p>
          </table:table-cell>
          <table:table-cell table:style-name="ce111" table:formula="of:=IFERROR(__xludf.dummyfunction(&quot;&quot;&quot;COMPUTED_VALUE&quot;&quot;&quot;);&quot;2020-12-04T12:15:00&quot;)" office:value-type="string" office:string-value="2020-12-04T12:15:00" calcext:value-type="string">
            <text:p>2020-12-04T12:1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WARRIOR_EMPTY&quot;)" office:value-type="string" office:string-value="T8_JOURNAL_WARRIOR_EMPTY" calcext:value-type="string">
            <text:p>T8_JOURNAL_WARRIOR_EMPTY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0207)" office:value-type="float" office:value="30207" calcext:value-type="float">
            <text:p>30207</text:p>
          </table:table-cell>
          <table:table-cell table:style-name="ce111" table:formula="of:=IFERROR(__xludf.dummyfunction(&quot;&quot;&quot;COMPUTED_VALUE&quot;&quot;&quot;);&quot;2020-11-24T12:00:00&quot;)" office:value-type="string" office:string-value="2020-11-24T12:00:00" calcext:value-type="string">
            <text:p>2020-11-24T12:00:00</text:p>
          </table:table-cell>
          <table:table-cell table:style-name="ce111" table:formula="of:=IFERROR(__xludf.dummyfunction(&quot;&quot;&quot;COMPUTED_VALUE&quot;&quot;&quot;);30207)" office:value-type="float" office:value="30207" calcext:value-type="float">
            <text:p>30207</text:p>
          </table:table-cell>
          <table:table-cell table:style-name="ce111" table:formula="of:=IFERROR(__xludf.dummyfunction(&quot;&quot;&quot;COMPUTED_VALUE&quot;&quot;&quot;);&quot;2020-11-24T12:00:00&quot;)" office:value-type="string" office:string-value="2020-11-24T12:00:00" calcext:value-type="string">
            <text:p>2020-11-24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JOURNAL_WARRIOR_FULL&quot;)" office:value-type="string" office:string-value="T8_JOURNAL_WARRIOR_FULL" calcext:value-type="string">
            <text:p>T8_JOURNAL_WARRIOR_FULL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7254)" office:value-type="float" office:value="67254" calcext:value-type="float">
            <text:p>67254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67254)" office:value-type="float" office:value="67254" calcext:value-type="float">
            <text:p>67254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LEATHER&quot;)" office:value-type="string" office:string-value="T8_LEATHER" calcext:value-type="string">
            <text:p>T8_LEATHE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4099)" office:value-type="float" office:value="24099" calcext:value-type="float">
            <text:p>24099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1" table:formula="of:=IFERROR(__xludf.dummyfunction(&quot;&quot;&quot;COMPUTED_VALUE&quot;&quot;&quot;);25898)" office:value-type="float" office:value="25898" calcext:value-type="float">
            <text:p>25898</text:p>
          </table:table-cell>
          <table:table-cell table:style-name="ce111" table:formula="of:=IFERROR(__xludf.dummyfunction(&quot;&quot;&quot;COMPUTED_VALUE&quot;&quot;&quot;);&quot;2020-12-04T17:25:00&quot;)" office:value-type="string" office:string-value="2020-12-04T17:25:00" calcext:value-type="string">
            <text:p>2020-12-04T17:2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22535)" office:value-type="float" office:value="22535" calcext:value-type="float">
            <text:p>22535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LEATHER_LEVEL1@1&quot;)" office:value-type="string" office:string-value="T8_LEATHER_LEVEL1@1" calcext:value-type="string">
            <text:p>T8_LEATHE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43314)" office:value-type="float" office:value="43314" calcext:value-type="float">
            <text:p>43314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1" table:formula="of:=IFERROR(__xludf.dummyfunction(&quot;&quot;&quot;COMPUTED_VALUE&quot;&quot;&quot;);43314)" office:value-type="float" office:value="43314" calcext:value-type="float">
            <text:p>43314</text:p>
          </table:table-cell>
          <table:table-cell table:style-name="ce111" table:formula="of:=IFERROR(__xludf.dummyfunction(&quot;&quot;&quot;COMPUTED_VALUE&quot;&quot;&quot;);&quot;2020-11-24T18:00:00&quot;)" office:value-type="string" office:string-value="2020-11-24T18:00:00" calcext:value-type="string">
            <text:p>2020-11-24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LEATHER_LEVEL2@2&quot;)" office:value-type="string" office:string-value="T8_LEATHER_LEVEL2@2" calcext:value-type="string">
            <text:p>T8_LEATHE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84050)" office:value-type="float" office:value="84050" calcext:value-type="float">
            <text:p>84050</text:p>
          </table:table-cell>
          <table:table-cell table:style-name="ce111" table:formula="of:=IFERROR(__xludf.dummyfunction(&quot;&quot;&quot;COMPUTED_VALUE&quot;&quot;&quot;);&quot;2020-11-24T06:00:00&quot;)" office:value-type="string" office:string-value="2020-11-24T06:00:00" calcext:value-type="string">
            <text:p>2020-11-24T06:00:00</text:p>
          </table:table-cell>
          <table:table-cell table:style-name="ce111" table:formula="of:=IFERROR(__xludf.dummyfunction(&quot;&quot;&quot;COMPUTED_VALUE&quot;&quot;&quot;);84050)" office:value-type="float" office:value="84050" calcext:value-type="float">
            <text:p>84050</text:p>
          </table:table-cell>
          <table:table-cell table:style-name="ce111" table:formula="of:=IFERROR(__xludf.dummyfunction(&quot;&quot;&quot;COMPUTED_VALUE&quot;&quot;&quot;);&quot;2020-11-24T06:00:00&quot;)" office:value-type="string" office:string-value="2020-11-24T06:00:00" calcext:value-type="string">
            <text:p>2020-11-24T06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LEATHER_LEVEL3@3&quot;)" office:value-type="string" office:string-value="T8_LEATHER_LEVEL3@3" calcext:value-type="string">
            <text:p>T8_LEATHE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78190)" office:value-type="float" office:value="178190" calcext:value-type="float">
            <text:p>178190</text:p>
          </table:table-cell>
          <table:table-cell table:style-name="ce111" table:formula="of:=IFERROR(__xludf.dummyfunction(&quot;&quot;&quot;COMPUTED_VALUE&quot;&quot;&quot;);&quot;2020-11-24T12:00:00&quot;)" office:value-type="string" office:string-value="2020-11-24T12:00:00" calcext:value-type="string">
            <text:p>2020-11-24T12:00:00</text:p>
          </table:table-cell>
          <table:table-cell table:style-name="ce111" table:formula="of:=IFERROR(__xludf.dummyfunction(&quot;&quot;&quot;COMPUTED_VALUE&quot;&quot;&quot;);178190)" office:value-type="float" office:value="178190" calcext:value-type="float">
            <text:p>178190</text:p>
          </table:table-cell>
          <table:table-cell table:style-name="ce111" table:formula="of:=IFERROR(__xludf.dummyfunction(&quot;&quot;&quot;COMPUTED_VALUE&quot;&quot;&quot;);&quot;2020-11-24T12:00:00&quot;)" office:value-type="string" office:string-value="2020-11-24T12:00:00" calcext:value-type="string">
            <text:p>2020-11-24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METALBAR&quot;)" office:value-type="string" office:string-value="T8_METALBAR" calcext:value-type="string">
            <text:p>T8_METALBAR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1781)" office:value-type="float" office:value="11781" calcext:value-type="float">
            <text:p>11781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1" table:formula="of:=IFERROR(__xludf.dummyfunction(&quot;&quot;&quot;COMPUTED_VALUE&quot;&quot;&quot;);14499)" office:value-type="float" office:value="14499" calcext:value-type="float">
            <text:p>14499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0" table:formula="of:=IFERROR(__xludf.dummyfunction(&quot;&quot;&quot;COMPUTED_VALUE&quot;&quot;&quot;);10810)" office:value-type="float" office:value="10810" calcext:value-type="float">
            <text:p>10810</text:p>
          </table:table-cell>
          <table:table-cell table:style-name="ce111" table:formula="of:=IFERROR(__xludf.dummyfunction(&quot;&quot;&quot;COMPUTED_VALUE&quot;&quot;&quot;);&quot;2020-12-04T14:35:00&quot;)" office:value-type="string" office:string-value="2020-12-04T14:35:00" calcext:value-type="string">
            <text:p>2020-12-04T14:35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METALBAR_LEVEL1@1&quot;)" office:value-type="string" office:string-value="T8_METALBAR_LEVEL1@1" calcext:value-type="string">
            <text:p>T8_METALBAR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35332)" office:value-type="float" office:value="35332" calcext:value-type="float">
            <text:p>35332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1" table:formula="of:=IFERROR(__xludf.dummyfunction(&quot;&quot;&quot;COMPUTED_VALUE&quot;&quot;&quot;);37971)" office:value-type="float" office:value="37971" calcext:value-type="float">
            <text:p>37971</text:p>
          </table:table-cell>
          <table:table-cell table:style-name="ce111" table:formula="of:=IFERROR(__xludf.dummyfunction(&quot;&quot;&quot;COMPUTED_VALUE&quot;&quot;&quot;);&quot;2020-12-04T17:05:00&quot;)" office:value-type="string" office:string-value="2020-12-04T17:05:00" calcext:value-type="string">
            <text:p>2020-12-04T17:05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METALBAR_LEVEL2@2&quot;)" office:value-type="string" office:string-value="T8_METALBAR_LEVEL2@2" calcext:value-type="string">
            <text:p>T8_METALBAR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73161)" office:value-type="float" office:value="73161" calcext:value-type="float">
            <text:p>73161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1" table:formula="of:=IFERROR(__xludf.dummyfunction(&quot;&quot;&quot;COMPUTED_VALUE&quot;&quot;&quot;);73161)" office:value-type="float" office:value="73161" calcext:value-type="float">
            <text:p>73161</text:p>
          </table:table-cell>
          <table:table-cell table:style-name="ce111" table:formula="of:=IFERROR(__xludf.dummyfunction(&quot;&quot;&quot;COMPUTED_VALUE&quot;&quot;&quot;);&quot;2020-12-02T12:00:00&quot;)" office:value-type="string" office:string-value="2020-12-02T12:00:00" calcext:value-type="string">
            <text:p>2020-12-02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METALBAR_LEVEL3@3&quot;)" office:value-type="string" office:string-value="T8_METALBAR_LEVEL3@3" calcext:value-type="string">
            <text:p>T8_METALBAR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89782)" office:value-type="float" office:value="189782" calcext:value-type="float">
            <text:p>189782</text:p>
          </table:table-cell>
          <table:table-cell table:style-name="ce111" table:formula="of:=IFERROR(__xludf.dummyfunction(&quot;&quot;&quot;COMPUTED_VALUE&quot;&quot;&quot;);&quot;2020-11-28T18:00:00&quot;)" office:value-type="string" office:string-value="2020-11-28T18:00:00" calcext:value-type="string">
            <text:p>2020-11-28T18:00:00</text:p>
          </table:table-cell>
          <table:table-cell table:style-name="ce111" table:formula="of:=IFERROR(__xludf.dummyfunction(&quot;&quot;&quot;COMPUTED_VALUE&quot;&quot;&quot;);189782)" office:value-type="float" office:value="189782" calcext:value-type="float">
            <text:p>189782</text:p>
          </table:table-cell>
          <table:table-cell table:style-name="ce111" table:formula="of:=IFERROR(__xludf.dummyfunction(&quot;&quot;&quot;COMPUTED_VALUE&quot;&quot;&quot;);&quot;2020-11-28T18:00:00&quot;)" office:value-type="string" office:string-value="2020-11-28T18:00:00" calcext:value-type="string">
            <text:p>2020-11-28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PLANKS&quot;)" office:value-type="string" office:string-value="T8_PLANKS" calcext:value-type="string">
            <text:p>T8_PLANKS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0999)" office:value-type="float" office:value="10999" calcext:value-type="float">
            <text:p>10999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1" table:formula="of:=IFERROR(__xludf.dummyfunction(&quot;&quot;&quot;COMPUTED_VALUE&quot;&quot;&quot;);13245)" office:value-type="float" office:value="13245" calcext:value-type="float">
            <text:p>13245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0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0" table:formula="of:=IFERROR(__xludf.dummyfunction(&quot;&quot;&quot;COMPUTED_VALUE&quot;&quot;&quot;);10346)" office:value-type="float" office:value="10346" calcext:value-type="float">
            <text:p>10346</text:p>
          </table:table-cell>
          <table:table-cell table:style-name="ce111" table:formula="of:=IFERROR(__xludf.dummyfunction(&quot;&quot;&quot;COMPUTED_VALUE&quot;&quot;&quot;);&quot;2020-12-04T14:40:00&quot;)" office:value-type="string" office:string-value="2020-12-04T14:40:00" calcext:value-type="string">
            <text:p>2020-12-04T14:40:00</text:p>
          </table:table-cell>
          <table:table-cell table:style-name="ce111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PLANKS_LEVEL1@1&quot;)" office:value-type="string" office:string-value="T8_PLANKS_LEVEL1@1" calcext:value-type="string">
            <text:p>T8_PLANKS_LEVEL1@1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28916)" office:value-type="float" office:value="28916" calcext:value-type="float">
            <text:p>28916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1" table:formula="of:=IFERROR(__xludf.dummyfunction(&quot;&quot;&quot;COMPUTED_VALUE&quot;&quot;&quot;);28916)" office:value-type="float" office:value="28916" calcext:value-type="float">
            <text:p>28916</text:p>
          </table:table-cell>
          <table:table-cell table:style-name="ce111" table:formula="of:=IFERROR(__xludf.dummyfunction(&quot;&quot;&quot;COMPUTED_VALUE&quot;&quot;&quot;);&quot;2020-11-28T12:00:00&quot;)" office:value-type="string" office:string-value="2020-11-28T12:00:00" calcext:value-type="string">
            <text:p>2020-11-28T12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PLANKS_LEVEL2@2&quot;)" office:value-type="string" office:string-value="T8_PLANKS_LEVEL2@2" calcext:value-type="string">
            <text:p>T8_PLANKS_LEVEL2@2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69998)" office:value-type="float" office:value="69998" calcext:value-type="float">
            <text:p>69998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1" table:formula="of:=IFERROR(__xludf.dummyfunction(&quot;&quot;&quot;COMPUTED_VALUE&quot;&quot;&quot;);82999)" office:value-type="float" office:value="82999" calcext:value-type="float">
            <text:p>82999</text:p>
          </table:table-cell>
          <table:table-cell table:style-name="ce111" table:formula="of:=IFERROR(__xludf.dummyfunction(&quot;&quot;&quot;COMPUTED_VALUE&quot;&quot;&quot;);&quot;2020-12-04T12:10:00&quot;)" office:value-type="string" office:string-value="2020-12-04T12:10:00" calcext:value-type="string">
            <text:p>2020-12-04T12:1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formula="of:=IFERROR(__xludf.dummyfunction(&quot;&quot;&quot;COMPUTED_VALUE&quot;&quot;&quot;);&quot;T8_PLANKS_LEVEL3@3&quot;)" office:value-type="string" office:string-value="T8_PLANKS_LEVEL3@3" calcext:value-type="string">
            <text:p>T8_PLANKS_LEVEL3@3</text:p>
          </table:table-cell>
          <table:table-cell table:style-name="ce111" table:formula="of:=IFERROR(__xludf.dummyfunction(&quot;&quot;&quot;COMPUTED_VALUE&quot;&quot;&quot;);&quot;Caerleon&quot;)" office:value-type="string" office:string-value="Caerleon" calcext:value-type="string">
            <text:p>Caerleon</text:p>
          </table:table-cell>
          <table:table-cell table:style-name="ce11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11" table:formula="of:=IFERROR(__xludf.dummyfunction(&quot;&quot;&quot;COMPUTED_VALUE&quot;&quot;&quot;);175063)" office:value-type="float" office:value="175063" calcext:value-type="float">
            <text:p>175063</text:p>
          </table:table-cell>
          <table:table-cell table:style-name="ce111" table:formula="of:=IFERROR(__xludf.dummyfunction(&quot;&quot;&quot;COMPUTED_VALUE&quot;&quot;&quot;);&quot;2020-11-28T18:00:00&quot;)" office:value-type="string" office:string-value="2020-11-28T18:00:00" calcext:value-type="string">
            <text:p>2020-11-28T18:00:00</text:p>
          </table:table-cell>
          <table:table-cell table:style-name="ce111" table:formula="of:=IFERROR(__xludf.dummyfunction(&quot;&quot;&quot;COMPUTED_VALUE&quot;&quot;&quot;);175063)" office:value-type="float" office:value="175063" calcext:value-type="float">
            <text:p>175063</text:p>
          </table:table-cell>
          <table:table-cell table:style-name="ce111" table:formula="of:=IFERROR(__xludf.dummyfunction(&quot;&quot;&quot;COMPUTED_VALUE&quot;&quot;&quot;);&quot;2020-11-28T18:00:00&quot;)" office:value-type="string" office:string-value="2020-11-28T18:00:00" calcext:value-type="string">
            <text:p>2020-11-28T18:00:00</text:p>
          </table:table-cell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number-columns-repeated="7"/>
          <table:table-cell table:style-name="ce110" table:number-columns-repeated="3"/>
          <table:table-cell table:style-name="ce111" table:number-columns-repeated="2"/>
          <table:table-cell table:style-name="ce110"/>
          <table:table-cell table:style-name="ce111" table:number-columns-repeated="11"/>
          <table:table-cell table:number-columns-repeated="1000"/>
        </table:table-row>
        <table:table-row table:style-name="ro1">
          <table:table-cell table:style-name="ce111" table:number-columns-repeated="7"/>
          <table:table-cell table:style-name="ce110" table:number-columns-repeated="3"/>
          <table:table-cell table:style-name="ce111" table:number-columns-repeated="14"/>
          <table:table-cell table:number-columns-repeated="1000"/>
        </table:table-row>
        <table:table-row table:style-name="ro1" table:number-rows-repeated="4">
          <table:table-cell table:style-name="ce111" table:number-columns-repeated="7"/>
          <table:table-cell table:style-name="ce110" table:number-columns-repeated="3"/>
          <table:table-cell table:style-name="ce111" table:number-columns-repeated="14"/>
          <table:table-cell table:number-columns-repeated="1000"/>
        </table:table-row>
        <table:table-row table:style-name="ro1" table:number-rows-repeated="16">
          <table:table-cell table:style-name="ce111" table:number-columns-repeated="7"/>
          <table:table-cell table:style-name="ce110" table:number-columns-repeated="3"/>
          <table:table-cell table:style-name="ce111" table:number-columns-repeated="14"/>
          <table:table-cell table:number-columns-repeated="1000"/>
        </table:table-row>
        <table:table-row table:style-name="ro1">
          <table:table-cell table:style-name="ce111" table:number-columns-repeated="24"/>
          <table:table-cell table:number-columns-repeated="1000"/>
        </table:table-row>
        <table:table-row table:style-name="ro1" table:number-rows-repeated="843">
          <table:table-cell table:style-name="ce111" table:number-columns-repeated="24"/>
          <table:table-cell table:number-columns-repeated="1000"/>
        </table:table-row>
        <table:table-row table:style-name="ro2" table:number-rows-repeated="10475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11" table:style-name="ta4">
        <table:table-column table:style-name="co13" table:number-columns-repeated="1024" table:default-cell-style-name="Default"/>
        <table:table-row table:style-name="ro1">
          <table:table-cell table:style-name="ce171" office:value-type="string" calcext:value-type="string">
            <text:p>Profit of one laborer at 100% Happiness</text:p>
          </table:table-cell>
          <table:table-cell table:number-columns-repeated="1023"/>
        </table:table-row>
        <table:table-row table:style-name="ro1">
          <table:table-cell table:style-name="ce171"/>
          <table:table-cell table:style-name="ce171" office:value-type="string" calcext:value-type="string">
            <text:p>T4</text:p>
          </table:table-cell>
          <table:table-cell table:style-name="ce171" office:value-type="string" calcext:value-type="string">
            <text:p>T5</text:p>
          </table:table-cell>
          <table:table-cell table:style-name="ce171" office:value-type="string" calcext:value-type="string">
            <text:p>T6</text:p>
          </table:table-cell>
          <table:table-cell table:style-name="ce171" office:value-type="string" calcext:value-type="string">
            <text:p>T7</text:p>
          </table:table-cell>
          <table:table-cell table:style-name="ce171" office:value-type="string" calcext:value-type="string">
            <text:p>T8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Blacksmith</text:p>
          </table:table-cell>
          <table:table-cell table:style-name="ce172" office:value-type="float" office:value="5559.8064" calcext:value-type="float">
            <text:p>5560</text:p>
          </table:table-cell>
          <table:table-cell table:style-name="ce172" office:value-type="float" office:value="8934.7248" calcext:value-type="float">
            <text:p>8935</text:p>
          </table:table-cell>
          <table:table-cell table:style-name="ce172" office:value-type="float" office:value="15379.31918855" calcext:value-type="float">
            <text:p>15379</text:p>
          </table:table-cell>
          <table:table-cell table:style-name="ce172" office:value-type="float" office:value="24858.6166943" calcext:value-type="float">
            <text:p>24859</text:p>
          </table:table-cell>
          <table:table-cell table:style-name="ce172" office:value-type="float" office:value="26226.0524" calcext:value-type="float">
            <text:p>26226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Imbuer</text:p>
          </table:table-cell>
          <table:table-cell table:style-name="ce172" office:value-type="float" office:value="5680.032" calcext:value-type="float">
            <text:p>5680</text:p>
          </table:table-cell>
          <table:table-cell table:style-name="ce172" office:value-type="float" office:value="8275.66545454545" calcext:value-type="float">
            <text:p>8276</text:p>
          </table:table-cell>
          <table:table-cell table:style-name="ce172" office:value-type="float" office:value="14468.8853131364" calcext:value-type="float">
            <text:p>14469</text:p>
          </table:table-cell>
          <table:table-cell table:style-name="ce172" office:value-type="float" office:value="24626.6780244545" calcext:value-type="float">
            <text:p>24627</text:p>
          </table:table-cell>
          <table:table-cell table:style-name="ce172" office:value-type="float" office:value="26792.5950909091" calcext:value-type="float">
            <text:p>26793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Fletcher</text:p>
          </table:table-cell>
          <table:table-cell table:style-name="ce172" office:value-type="float" office:value="5836.5008" calcext:value-type="float">
            <text:p>5837</text:p>
          </table:table-cell>
          <table:table-cell table:style-name="ce172" office:value-type="float" office:value="8618.16" calcext:value-type="float">
            <text:p>8618</text:p>
          </table:table-cell>
          <table:table-cell table:style-name="ce172" office:value-type="float" office:value="11827.92572295" calcext:value-type="float">
            <text:p>11828</text:p>
          </table:table-cell>
          <table:table-cell table:style-name="ce172" office:value-type="float" office:value="23191.1967785" calcext:value-type="float">
            <text:p>23191</text:p>
          </table:table-cell>
          <table:table-cell table:style-name="ce172" office:value-type="float" office:value="18141.1456" calcext:value-type="float">
            <text:p>18141</text:p>
          </table:table-cell>
          <table:table-cell table:number-columns-repeated="1018"/>
        </table:table-row>
        <table:table-row table:style-name="ro1">
          <table:table-cell table:style-name="ce171" office:value-type="string" calcext:value-type="string">
            <text:p>Tinker</text:p>
          </table:table-cell>
          <table:table-cell table:style-name="ce172" office:value-type="float" office:value="5582.58577777778" calcext:value-type="float">
            <text:p>5583</text:p>
          </table:table-cell>
          <table:table-cell table:style-name="ce172" office:value-type="float" office:value="9999.11288888889" calcext:value-type="float">
            <text:p>9999</text:p>
          </table:table-cell>
          <table:table-cell table:style-name="ce172" office:value-type="float" office:value="12319.9156679444" calcext:value-type="float">
            <text:p>12320</text:p>
          </table:table-cell>
          <table:table-cell table:style-name="ce172" office:value-type="float" office:value="17617.0319446667" calcext:value-type="float">
            <text:p>17617</text:p>
          </table:table-cell>
          <table:table-cell table:style-name="ce172" office:value-type="float" office:value="32545.9075555555" calcext:value-type="float">
            <text:p>32546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15" table:style-name="ta5">
        <table:table-column table:style-name="co13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71" office:value-type="float" office:value="455" calcext:value-type="float">
            <text:p>45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71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8:.C45])-[.C5]" office:value-type="float" office:value="3472" calcext:value-type="float">
            <text:p>34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6]*1000/5" office:value-type="float" office:value="694400" calcext:value-type="float">
            <text:p>694400</text:p>
          </table:table-cell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19" table:style-name="ta6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14" table:style-name="ta7">
        <table:table-column table:style-name="co13" table:number-columns-repeated="1024" table:default-cell-style-name="Default"/>
        <table:table-row table:style-name="ro1">
          <table:table-cell table:style-name="ce173" office:value-type="float" office:value="1.511" calcext:value-type="float">
            <text:p>1.511</text:p>
          </table:table-cell>
          <table:table-cell table:style-name="ce181"/>
          <table:table-cell table:style-name="ce186" office:value-type="string" calcext:value-type="string" table:number-columns-spanned="1" table:number-rows-spanned="4">
            <text:p>0/0</text:p>
          </table:table-cell>
          <table:table-cell table:number-columns-repeated="4"/>
          <table:table-cell table:style-name="ce173" office:value-type="string" calcext:value-type="string">
            <text:p>Blacksmith</text:p>
          </table:table-cell>
          <table:table-cell table:number-columns-repeated="1016"/>
        </table:table-row>
        <table:table-row table:style-name="ro1">
          <table:table-cell table:style-name="ce174"/>
          <table:table-cell table:style-name="ce182"/>
          <table:covered-table-cell/>
          <table:table-cell table:number-columns-repeated="4"/>
          <table:table-cell table:style-name="ce176" office:value-type="string" calcext:value-type="string">
            <text:p>Fletcher</text:p>
          </table:table-cell>
          <table:table-cell table:number-columns-repeated="1016"/>
        </table:table-row>
        <table:table-row table:style-name="ro1">
          <table:table-cell table:style-name="ce173" office:value-type="float" office:value="10.578" calcext:value-type="float">
            <text:p>10.578</text:p>
          </table:table-cell>
          <table:table-cell table:style-name="ce183"/>
          <table:covered-table-cell/>
          <table:table-cell table:number-columns-repeated="4"/>
          <table:table-cell table:style-name="ce178" office:value-type="string" calcext:value-type="string">
            <text:p>Imbuer</text:p>
          </table:table-cell>
          <table:table-cell table:number-columns-repeated="1016"/>
        </table:table-row>
        <table:table-row table:style-name="ro1">
          <table:table-cell table:style-name="ce173" office:value-type="float" office:value="3.022" calcext:value-type="float">
            <text:p>3.022</text:p>
          </table:table-cell>
          <table:table-cell table:style-name="ce184"/>
          <table:covered-table-cell/>
          <table:table-cell table:number-columns-repeated="4"/>
          <table:table-cell table:style-name="ce180" office:value-type="string" calcext:value-type="string">
            <text:p>Tinker</text:p>
          </table:table-cell>
          <table:table-cell table:number-columns-repeated="1016"/>
        </table:table-row>
        <table:table-row table:style-name="ro1">
          <table:table-cell table:style-name="ce175"/>
          <table:table-cell table:style-name="ce181"/>
          <table:table-cell table:style-name="ce186" office:value-type="string" calcext:value-type="string" table:number-columns-spanned="1" table:number-rows-spanned="4">
            <text:p>45/45</text:p>
          </table:table-cell>
          <table:table-cell table:number-columns-repeated="1021"/>
        </table:table-row>
        <table:table-row table:style-name="ro1">
          <table:table-cell table:style-name="ce176" office:value-type="float" office:value="6.869" calcext:value-type="float">
            <text:p>6.869</text:p>
          </table:table-cell>
          <table:table-cell table:style-name="ce182" table:formula="of:=[.A6]*90" office:value-type="float" office:value="618.21" calcext:value-type="float">
            <text:p>618.21</text:p>
          </table:table-cell>
          <table:covered-table-cell/>
          <table:table-cell table:number-columns-repeated="4"/>
          <table:table-cell table:style-name="ce187" office:value-type="string" calcext:value-type="string">
            <text:p>Cloth</text:p>
          </table:table-cell>
          <table:table-cell table:formula="of:=[.B1]+[.B5]+[.B9]+[.B13]" office:value-type="float" office:value="1284.48" calcext:value-type="float">
            <text:p>1284.48</text:p>
          </table:table-cell>
          <table:table-cell table:number-columns-repeated="1015"/>
        </table:table-row>
        <table:table-row table:style-name="ro1">
          <table:table-cell table:style-name="ce176" office:value-type="float" office:value="4.121" calcext:value-type="float">
            <text:p>4.121</text:p>
          </table:table-cell>
          <table:table-cell table:style-name="ce185" table:formula="of:=[.A7]*90" office:value-type="float" office:value="370.89" calcext:value-type="float">
            <text:p>370.89</text:p>
          </table:table-cell>
          <table:covered-table-cell/>
          <table:table-cell table:number-columns-repeated="4"/>
          <table:table-cell table:style-name="ce188" office:value-type="string" calcext:value-type="string">
            <text:p>Leather</text:p>
          </table:table-cell>
          <table:table-cell table:formula="of:=[.B6]+[.B10]+[.B14]+[.B2]" office:value-type="float" office:value="920.43" calcext:value-type="float">
            <text:p>920.43</text:p>
          </table:table-cell>
          <table:table-cell table:number-columns-repeated="1015"/>
        </table:table-row>
        <table:table-row table:style-name="ro1">
          <table:table-cell table:style-name="ce177" office:value-type="float" office:value="4.121" calcext:value-type="float">
            <text:p>4.121</text:p>
          </table:table-cell>
          <table:table-cell table:style-name="ce184" table:formula="of:=[.A8]*90" office:value-type="float" office:value="370.89" calcext:value-type="float">
            <text:p>370.89</text:p>
          </table:table-cell>
          <table:covered-table-cell/>
          <table:table-cell table:number-columns-repeated="4"/>
          <table:table-cell table:style-name="ce189" office:value-type="string" calcext:value-type="string">
            <text:p>Bars</text:p>
          </table:table-cell>
          <table:table-cell table:formula="of:=[.B7]+[.B11]+[.B15]" office:value-type="float" office:value="1111.32" calcext:value-type="float">
            <text:p>1111.32</text:p>
          </table:table-cell>
          <table:table-cell table:number-columns-repeated="1015"/>
        </table:table-row>
        <table:table-row table:style-name="ro1">
          <table:table-cell table:style-name="ce178" office:value-type="float" office:value="7.556" calcext:value-type="float">
            <text:p>7.556</text:p>
          </table:table-cell>
          <table:table-cell table:style-name="ce181" table:formula="of:=[.A9]*90" office:value-type="float" office:value="680.04" calcext:value-type="float">
            <text:p>680.04</text:p>
          </table:table-cell>
          <table:table-cell table:style-name="ce186" office:value-type="string" calcext:value-type="string" table:number-columns-spanned="1" table:number-rows-spanned="4">
            <text:p>45/45</text:p>
          </table:table-cell>
          <table:table-cell table:number-columns-repeated="4"/>
          <table:table-cell table:style-name="ce190" office:value-type="string" calcext:value-type="string">
            <text:p>Planks</text:p>
          </table:table-cell>
          <table:table-cell table:formula="of:=[.B16]+[.B12]+[.B8]" office:value-type="float" office:value="2123.82" calcext:value-type="float">
            <text:p>2123.82</text:p>
          </table:table-cell>
          <table:table-cell table:number-columns-repeated="1015"/>
        </table:table-row>
        <table:table-row table:style-name="ro1">
          <table:table-cell table:style-name="ce179"/>
          <table:table-cell table:style-name="ce182"/>
          <table:covered-table-cell/>
          <table:table-cell table:number-columns-repeated="1021"/>
        </table:table-row>
        <table:table-row table:style-name="ro1">
          <table:table-cell table:style-name="ce178" office:value-type="float" office:value="1.511" calcext:value-type="float">
            <text:p>1.511</text:p>
          </table:table-cell>
          <table:table-cell table:style-name="ce185" table:formula="of:=[.A11]*90" office:value-type="float" office:value="135.99" calcext:value-type="float">
            <text:p>135.99</text:p>
          </table:table-cell>
          <table:covered-table-cell/>
          <table:table-cell table:number-columns-repeated="1021"/>
        </table:table-row>
        <table:table-row table:style-name="ro1">
          <table:table-cell table:style-name="ce178" office:value-type="float" office:value="6.045" calcext:value-type="float">
            <text:p>6.045</text:p>
          </table:table-cell>
          <table:table-cell table:style-name="ce184" table:formula="of:=[.A12]*90" office:value-type="float" office:value="544.05" calcext:value-type="float">
            <text:p>544.05</text:p>
          </table:table-cell>
          <table:covered-table-cell/>
          <table:table-cell table:number-columns-repeated="1021"/>
        </table:table-row>
        <table:table-row table:style-name="ro1">
          <table:table-cell table:style-name="ce180" office:value-type="float" office:value="3.358" calcext:value-type="float">
            <text:p>3.358</text:p>
          </table:table-cell>
          <table:table-cell table:style-name="ce181" table:formula="of:=[.A13]*180" office:value-type="float" office:value="604.44" calcext:value-type="float">
            <text:p>604.44</text:p>
          </table:table-cell>
          <table:table-cell table:style-name="ce186" office:value-type="string" calcext:value-type="string" table:number-columns-spanned="1" table:number-rows-spanned="4">
            <text:p>90/90</text:p>
          </table:table-cell>
          <table:table-cell table:number-columns-repeated="1021"/>
        </table:table-row>
        <table:table-row table:style-name="ro1">
          <table:table-cell table:style-name="ce180" office:value-type="float" office:value="1.679" calcext:value-type="float">
            <text:p>1.679</text:p>
          </table:table-cell>
          <table:table-cell table:style-name="ce182" table:formula="of:=[.A14]*180" office:value-type="float" office:value="302.22" calcext:value-type="float">
            <text:p>302.22</text:p>
          </table:table-cell>
          <table:covered-table-cell/>
          <table:table-cell table:number-columns-repeated="1021"/>
        </table:table-row>
        <table:table-row table:style-name="ro1">
          <table:table-cell table:style-name="ce180" office:value-type="float" office:value="3.358" calcext:value-type="float">
            <text:p>3.358</text:p>
          </table:table-cell>
          <table:table-cell table:style-name="ce185" table:formula="of:=[.A15]*180" office:value-type="float" office:value="604.44" calcext:value-type="float">
            <text:p>604.44</text:p>
          </table:table-cell>
          <table:covered-table-cell/>
          <table:table-cell table:number-columns-repeated="1021"/>
        </table:table-row>
        <table:table-row table:style-name="ro1">
          <table:table-cell table:style-name="ce180" office:value-type="float" office:value="6.716" calcext:value-type="float">
            <text:p>6.716</text:p>
          </table:table-cell>
          <table:table-cell table:style-name="ce184" table:formula="of:=[.A16]*180" office:value-type="float" office:value="1208.88" calcext:value-type="float">
            <text:p>1208.88</text:p>
          </table:table-cell>
          <table:covered-table-cell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 number:grouping="true"/>
      <number:text> S</number:text>
    </number:number-style>
    <number:number-style style:name="N126">
      <number:number number:decimal-places="1" loext:min-decimal-places="1" number:min-integer-digits="2" number:grouping="true"/>
      <number:text> S</number:text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ise" style:display-name="PageStyle_Anal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s_20_Display" style:display-name="PageStyle_Formulas Disp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1" style:display-name="PageStyle_Página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5" style:display-name="PageStyle_Página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9" style:display-name="PageStyle_Página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4" style:display-name="PageStyle_Página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971" meta:object-count="0"/>
    <meta:generator>LibreOfficeDev/6.0.5.2$Linux_X86_64 LibreOffice_project/</meta:generator>
  </office:meta>
</office:document-meta>
</file>